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55in"/>
    </style:style>
    <style:style style:name="co2" style:family="table-column">
      <style:table-column-properties fo:break-before="auto" style:column-width="0.8535in"/>
    </style:style>
    <style:style style:name="co3" style:family="table-column">
      <style:table-column-properties fo:break-before="auto" style:column-width="0.8102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>
            <text:p>X</text:p>
          </table:table-cell>
          <table:table-cell table:style-name="Default" office:value-type="string">
            <text:p>CH1</text:p>
          </table:table-cell>
          <table:table-cell table:style-name="Default" office:value-type="string">
            <text:p>CH2</text:p>
          </table:table-cell>
          <table:table-cell table:style-name="Default" office:value-type="string">
            <text:p>CH3</text:p>
          </table:table-cell>
          <table:table-cell table:style-name="Default" office:value-type="string">
            <text:p>CH4</text:p>
          </table:table-cell>
          <table:table-cell office:value-type="string">
            <text:p>Start</text:p>
          </table:table-cell>
          <table:table-cell office:value-type="string">
            <text:p>Increment</text:p>
          </table:table-cell>
          <table:table-cell/>
          <table:table-cell office:value-type="string">
            <text:p>Time in ns</text:p>
          </table:table-cell>
          <table:table-cell office:value-type="string">
            <text:p>MCLK</text:p>
          </table:table-cell>
          <table:table-cell office:value-type="string">
            <text:p>SH</text:p>
          </table:table-cell>
          <table:table-cell office:value-type="string">
            <text:p>ICG</text:p>
          </table:table-cell>
          <table:table-cell office:value-type="string">
            <text:p>testPin</text:p>
          </table:table-cell>
        </table:table-row>
        <table:table-row table:style-name="ro2">
          <table:table-cell office:value-type="string">
            <text:p>Sequence</text:p>
          </table:table-cell>
          <table:table-cell table:number-columns-repeated="4" table:style-name="Default" office:value-type="string">
            <text:p>Volt</text:p>
          </table:table-cell>
          <table:table-cell table:style-name="ce1" office:value-type="float" office:value="-0.0000018199998522">
            <text:p>-1.82E-006</text:p>
          </table:table-cell>
          <table:table-cell table:style-name="ce1" office:value-type="float" office:value="0.000000024999998516">
            <text:p>2.50E-008</text:p>
          </table:table-cell>
          <table:table-cell table:number-columns-repeated="2"/>
          <table:table-cell table:number-columns-repeated="4" office:value-type="string">
            <text:p>Volt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0.4687">
            <text:p>-4.69E-001</text:p>
          </table:table-cell>
          <table:table-cell office:value-type="float" office:value="0.3125">
            <text:p>3.13E-001</text:p>
          </table:table-cell>
          <table:table-cell office:value-type="float" office:value="0.1562">
            <text:p>1.56E-001</text:p>
          </table:table-cell>
          <table:table-cell office:value-type="float" office:value="0">
            <text:p>0.00E+000</text:p>
          </table:table-cell>
          <table:table-cell table:number-columns-repeated="3"/>
          <table:table-cell office:value-type="float" office:value="0">
            <text:p>0</text:p>
          </table:table-cell>
          <table:table-cell table:formula="of:=[.B3]" office:value-type="float" office:value="-0.4687">
            <text:p>-4.69E-001</text:p>
          </table:table-cell>
          <table:table-cell table:formula="of:=[.C3]+5" office:value-type="float" office:value="5.3125">
            <text:p>5.3125</text:p>
          </table:table-cell>
          <table:table-cell table:formula="of:=[.D3]+10" office:value-type="float" office:value="10.1562">
            <text:p>10.1562</text:p>
          </table:table-cell>
          <table:table-cell table:formula="of:=[.E3]+15" office:value-type="float" office:value="15">
            <text:p>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.00E+000</text:p>
          </table:table-cell>
          <table:table-cell table:number-columns-repeated="2"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3]+[.$G$2]" office:value-type="float" office:value="0.000000024999998516">
            <text:p>0.000000025</text:p>
          </table:table-cell>
          <table:table-cell table:formula="of:=[.B4]" office:value-type="float" office:value="0">
            <text:p>0.00E+000</text:p>
          </table:table-cell>
          <table:table-cell table:formula="of:=[.C4]+5" office:value-type="float" office:value="4.6875">
            <text:p>4.6875</text:p>
          </table:table-cell>
          <table:table-cell table:formula="of:=[.D4]+10" office:value-type="float" office:value="9.6875">
            <text:p>9.6875</text:p>
          </table:table-cell>
          <table:table-cell table:formula="of:=[.E4]+15" office:value-type="float" office:value="15.4687">
            <text:p>15.468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.00E+000</text:p>
          </table:table-cell>
          <table:table-cell office:value-type="float" office:value="-0.3125">
            <text:p>-3.13E-001</text:p>
          </table:table-cell>
          <table:table-cell table:number-columns-repeated="2" office:value-type="float" office:value="0.3125">
            <text:p>3.13E-001</text:p>
          </table:table-cell>
          <table:table-cell table:number-columns-repeated="3"/>
          <table:table-cell table:formula="of:=[.I4]+[.$G$2]" office:value-type="float" office:value="0.000000049999997032">
            <text:p>0.00000005</text:p>
          </table:table-cell>
          <table:table-cell table:formula="of:=[.B5]" office:value-type="float" office:value="0">
            <text:p>0.00E+000</text:p>
          </table:table-cell>
          <table:table-cell table:formula="of:=[.C5]+5" office:value-type="float" office:value="4.6875">
            <text:p>4.6875</text:p>
          </table:table-cell>
          <table:table-cell table:formula="of:=[.D5]+10" office:value-type="float" office:value="10.3125">
            <text:p>10.3125</text:p>
          </table:table-cell>
          <table:table-cell table:formula="of:=[.E5]+15" office:value-type="float" office:value="15.3125">
            <text:p>15.312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0.625">
            <text:p>-6.25E-001</text:p>
          </table:table-cell>
          <table:table-cell office:value-type="float" office:value="0.3125">
            <text:p>3.13E-001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5]+[.$G$2]" office:value-type="float" office:value="0.000000074999995548">
            <text:p>0.000000075</text:p>
          </table:table-cell>
          <table:table-cell table:formula="of:=[.B6]" office:value-type="float" office:value="-0.625">
            <text:p>-6.25E-001</text:p>
          </table:table-cell>
          <table:table-cell table:formula="of:=[.C6]+5" office:value-type="float" office:value="5.3125">
            <text:p>5.3125</text:p>
          </table:table-cell>
          <table:table-cell table:formula="of:=[.D6]+10" office:value-type="float" office:value="9.6875">
            <text:p>9.6875</text:p>
          </table:table-cell>
          <table:table-cell table:formula="of:=[.E6]+15" office:value-type="float" office:value="15.1562">
            <text:p>15.1562</text:p>
          </table:table-cell>
        </table:table-row>
        <table:table-row table:style-name="ro2">
          <table:table-cell office:value-type="float" office:value="4">
            <text:p>4</text:p>
            <draw:frame table:end-cell-address="Sheet1.Q29" table:end-x="0.4894in" table:end-y="0.1602in" draw:z-index="0" draw:style-name="gr1" draw:text-style-name="P1" svg:width="13.3957in" svg:height="3.9748in" svg:x="0.7339in" svg:y="0.0969in">
              <draw:object draw:notify-on-update-of-ranges="Sheet1.I1:Sheet1.I2 Sheet1.J1:Sheet1.J1 Sheet1.J3:Sheet1.J1402 Sheet1.I3:Sheet1.I1402 Sheet1.K1:Sheet1.K1 Sheet1.K3:Sheet1.K1402 Sheet1.I3:Sheet1.I1402 Sheet1.L1:Sheet1.L1 Sheet1.L3:Sheet1.L1402 Sheet1.I3:Sheet1.I1402 Sheet1.M1:Sheet1.M1 Sheet1.M3:Sheet1.M1402 Sheet1.I3:Sheet1.I140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office:value-type="float" office:value="-0.1562">
            <text:p>-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]+[.$G$2]" office:value-type="float" office:value="0.000000099999994064">
            <text:p>0.0000001</text:p>
          </table:table-cell>
          <table:table-cell table:formula="of:=[.B7]" office:value-type="float" office:value="-0.4687">
            <text:p>-4.69E-001</text:p>
          </table:table-cell>
          <table:table-cell table:formula="of:=[.C7]+5" office:value-type="float" office:value="5.1562">
            <text:p>5.1562</text:p>
          </table:table-cell>
          <table:table-cell table:formula="of:=[.D7]+10" office:value-type="float" office:value="9.8438">
            <text:p>9.8438</text:p>
          </table:table-cell>
          <table:table-cell table:formula="of:=[.E7]+15" office:value-type="float" office:value="15.4687">
            <text:p>15.468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.00E+000</text:p>
          </table:table-cell>
          <table:table-cell office:value-type="float" office:value="-0.3125">
            <text:p>-3.13E-001</text:p>
          </table:table-cell>
          <table:table-cell office:value-type="float" office:value="0.3125">
            <text:p>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7]+[.$G$2]" office:value-type="float" office:value="0.00000012499999258">
            <text:p>0.000000125</text:p>
          </table:table-cell>
          <table:table-cell table:formula="of:=[.B8]" office:value-type="float" office:value="0">
            <text:p>0.00E+000</text:p>
          </table:table-cell>
          <table:table-cell table:formula="of:=[.C8]+5" office:value-type="float" office:value="4.6875">
            <text:p>4.6875</text:p>
          </table:table-cell>
          <table:table-cell table:formula="of:=[.D8]+10" office:value-type="float" office:value="10.3125">
            <text:p>10.3125</text:p>
          </table:table-cell>
          <table:table-cell table:formula="of:=[.E8]+15" office:value-type="float" office:value="15">
            <text:p>1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8]+[.$G$2]" office:value-type="float" office:value="0.000000149999991096">
            <text:p>0.00000015</text:p>
          </table:table-cell>
          <table:table-cell table:formula="of:=[.B9]" office:value-type="float" office:value="0">
            <text:p>0.00E+000</text:p>
          </table:table-cell>
          <table:table-cell table:formula="of:=[.C9]+5" office:value-type="float" office:value="5.1562">
            <text:p>5.1562</text:p>
          </table:table-cell>
          <table:table-cell table:formula="of:=[.D9]+10" office:value-type="float" office:value="9.6875">
            <text:p>9.6875</text:p>
          </table:table-cell>
          <table:table-cell table:formula="of:=[.E9]+15" office:value-type="float" office:value="15.3125">
            <text:p>15.312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3125">
            <text:p>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9]+[.$G$2]" office:value-type="float" office:value="0.000000174999989612">
            <text:p>0.000000175</text:p>
          </table:table-cell>
          <table:table-cell table:formula="of:=[.B10]" office:value-type="float" office:value="-0.4687">
            <text:p>-4.69E-001</text:p>
          </table:table-cell>
          <table:table-cell table:formula="of:=[.C10]+5" office:value-type="float" office:value="4.6875">
            <text:p>4.6875</text:p>
          </table:table-cell>
          <table:table-cell table:formula="of:=[.D10]+10" office:value-type="float" office:value="10.3125">
            <text:p>10.3125</text:p>
          </table:table-cell>
          <table:table-cell table:formula="of:=[.E10]+15" office:value-type="float" office:value="15.1562">
            <text:p>15.156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-0.625">
            <text:p>-6.25E-001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0]+[.$G$2]" office:value-type="float" office:value="0.000000199999988128">
            <text:p>0.0000002</text:p>
          </table:table-cell>
          <table:table-cell table:formula="of:=[.B11]" office:value-type="float" office:value="-0.625">
            <text:p>-6.25E-001</text:p>
          </table:table-cell>
          <table:table-cell table:formula="of:=[.C11]+5" office:value-type="float" office:value="5.1562">
            <text:p>5.1562</text:p>
          </table:table-cell>
          <table:table-cell table:formula="of:=[.D11]+10" office:value-type="float" office:value="9.6875">
            <text:p>9.6875</text:p>
          </table:table-cell>
          <table:table-cell table:formula="of:=[.E11]+15" office:value-type="float" office:value="15.3125">
            <text:p>15.312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">
            <text:p>0.00E+000</text:p>
          </table:table-cell>
          <table:table-cell office:value-type="float" office:value="-0.3125">
            <text:p>-3.13E-001</text:p>
          </table:table-cell>
          <table:table-cell office:value-type="float" office:value="0.3125">
            <text:p>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1]+[.$G$2]" office:value-type="float" office:value="0.000000224999986644">
            <text:p>0.000000225</text:p>
          </table:table-cell>
          <table:table-cell table:formula="of:=[.B12]" office:value-type="float" office:value="0">
            <text:p>0.00E+000</text:p>
          </table:table-cell>
          <table:table-cell table:formula="of:=[.C12]+5" office:value-type="float" office:value="4.6875">
            <text:p>4.6875</text:p>
          </table:table-cell>
          <table:table-cell table:formula="of:=[.D12]+10" office:value-type="float" office:value="10.3125">
            <text:p>10.3125</text:p>
          </table:table-cell>
          <table:table-cell table:formula="of:=[.E12]+15" office:value-type="float" office:value="15.1562">
            <text:p>15.156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0.4687">
            <text:p>-4.69E-001</text:p>
          </table:table-cell>
          <table:table-cell table:number-columns-repeated="2"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2]+[.$G$2]" office:value-type="float" office:value="0.00000024999998516">
            <text:p>0.00000025</text:p>
          </table:table-cell>
          <table:table-cell table:formula="of:=[.B13]" office:value-type="float" office:value="-0.4687">
            <text:p>-4.69E-001</text:p>
          </table:table-cell>
          <table:table-cell table:formula="of:=[.C13]+5" office:value-type="float" office:value="5.1562">
            <text:p>5.1562</text:p>
          </table:table-cell>
          <table:table-cell table:formula="of:=[.D13]+10" office:value-type="float" office:value="10.1562">
            <text:p>10.1562</text:p>
          </table:table-cell>
          <table:table-cell table:formula="of:=[.E13]+15" office:value-type="float" office:value="15.3125">
            <text:p>15.312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">
            <text:p>0.00E+000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3]+[.$G$2]" office:value-type="float" office:value="0.000000274999983676">
            <text:p>0.000000275</text:p>
          </table:table-cell>
          <table:table-cell table:formula="of:=[.B14]" office:value-type="float" office:value="0">
            <text:p>0.00E+000</text:p>
          </table:table-cell>
          <table:table-cell table:formula="of:=[.C14]+5" office:value-type="float" office:value="4.5313">
            <text:p>4.5313</text:p>
          </table:table-cell>
          <table:table-cell table:formula="of:=[.D14]+10" office:value-type="float" office:value="9.6875">
            <text:p>9.6875</text:p>
          </table:table-cell>
          <table:table-cell table:formula="of:=[.E14]+15"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-0.4687">
            <text:p>-4.69E-001</text:p>
          </table:table-cell>
          <table:table-cell table:number-columns-repeated="2"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4]+[.$G$2]" office:value-type="float" office:value="0.000000299999982192">
            <text:p>0.0000003</text:p>
          </table:table-cell>
          <table:table-cell table:formula="of:=[.B15]" office:value-type="float" office:value="-0.4687">
            <text:p>-4.69E-001</text:p>
          </table:table-cell>
          <table:table-cell table:formula="of:=[.C15]+5" office:value-type="float" office:value="5.1562">
            <text:p>5.1562</text:p>
          </table:table-cell>
          <table:table-cell table:formula="of:=[.D15]+10" office:value-type="float" office:value="10.1562">
            <text:p>10.1562</text:p>
          </table:table-cell>
          <table:table-cell table:formula="of:=[.E15]+15" office:value-type="float" office:value="15.3125">
            <text:p>15.312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">
            <text:p>0.00E+000</text:p>
          </table:table-cell>
          <table:table-cell table:number-columns-repeated="2"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5]+[.$G$2]" office:value-type="float" office:value="0.000000324999980708">
            <text:p>0.000000325</text:p>
          </table:table-cell>
          <table:table-cell table:formula="of:=[.B16]" office:value-type="float" office:value="0">
            <text:p>0.00E+000</text:p>
          </table:table-cell>
          <table:table-cell table:formula="of:=[.C16]+5" office:value-type="float" office:value="4.6875">
            <text:p>4.6875</text:p>
          </table:table-cell>
          <table:table-cell table:formula="of:=[.D16]+10" office:value-type="float" office:value="9.6875">
            <text:p>9.6875</text:p>
          </table:table-cell>
          <table:table-cell table:formula="of:=[.E16]+15"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">
            <text:p>0.00E+000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6]+[.$G$2]" office:value-type="float" office:value="0.000000349999979224">
            <text:p>0.00000035</text:p>
          </table:table-cell>
          <table:table-cell table:formula="of:=[.B17]" office:value-type="float" office:value="0">
            <text:p>0.00E+000</text:p>
          </table:table-cell>
          <table:table-cell table:formula="of:=[.C17]+5" office:value-type="float" office:value="4.6875">
            <text:p>4.6875</text:p>
          </table:table-cell>
          <table:table-cell table:formula="of:=[.D17]+10" office:value-type="float" office:value="10.1562">
            <text:p>10.1562</text:p>
          </table:table-cell>
          <table:table-cell table:formula="of:=[.E17]+15" office:value-type="float" office:value="15.3125">
            <text:p>15.312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-0.4687">
            <text:p>-4.69E-001</text:p>
          </table:table-cell>
          <table:table-cell office:value-type="float" office:value="0.3125">
            <text:p>3.13E-001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7]+[.$G$2]" office:value-type="float" office:value="0.00000037499997774">
            <text:p>0.000000375</text:p>
          </table:table-cell>
          <table:table-cell table:formula="of:=[.B18]" office:value-type="float" office:value="-0.4687">
            <text:p>-4.69E-001</text:p>
          </table:table-cell>
          <table:table-cell table:formula="of:=[.C18]+5" office:value-type="float" office:value="5.3125">
            <text:p>5.3125</text:p>
          </table:table-cell>
          <table:table-cell table:formula="of:=[.D18]+10" office:value-type="float" office:value="9.6875">
            <text:p>9.6875</text:p>
          </table:table-cell>
          <table:table-cell table:formula="of:=[.E18]+15"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8]+[.$G$2]" office:value-type="float" office:value="0.000000399999976256">
            <text:p>0.0000004</text:p>
          </table:table-cell>
          <table:table-cell table:formula="of:=[.B19]" office:value-type="float" office:value="0">
            <text:p>0.00E+000</text:p>
          </table:table-cell>
          <table:table-cell table:formula="of:=[.C19]+5" office:value-type="float" office:value="5.1562">
            <text:p>5.1562</text:p>
          </table:table-cell>
          <table:table-cell table:formula="of:=[.D19]+10" office:value-type="float" office:value="9.6875">
            <text:p>9.6875</text:p>
          </table:table-cell>
          <table:table-cell table:formula="of:=[.E19]+15"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table:number-columns-repeated="2" office:value-type="float" office:value="0.4687">
            <text:p>4.69E-001</text:p>
          </table:table-cell>
          <table:table-cell table:number-columns-repeated="3"/>
          <table:table-cell table:formula="of:=[.I19]+[.$G$2]" office:value-type="float" office:value="0.000000424999974772">
            <text:p>0.000000425</text:p>
          </table:table-cell>
          <table:table-cell table:formula="of:=[.B20]" office:value-type="float" office:value="-0.4687">
            <text:p>-4.69E-001</text:p>
          </table:table-cell>
          <table:table-cell table:formula="of:=[.C20]+5" office:value-type="float" office:value="4.6875">
            <text:p>4.6875</text:p>
          </table:table-cell>
          <table:table-cell table:formula="of:=[.D20]+10" office:value-type="float" office:value="10.4687">
            <text:p>10.4687</text:p>
          </table:table-cell>
          <table:table-cell table:formula="of:=[.E20]+15" office:value-type="float" office:value="15.4687">
            <text:p>15.468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625">
            <text:p>-6.25E-001</text:p>
          </table:table-cell>
          <table:table-cell table:number-columns-repeated="2"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20]+[.$G$2]" office:value-type="float" office:value="0.000000449999973288">
            <text:p>0.00000045</text:p>
          </table:table-cell>
          <table:table-cell table:formula="of:=[.B21]" office:value-type="float" office:value="-0.625">
            <text:p>-6.25E-001</text:p>
          </table:table-cell>
          <table:table-cell table:formula="of:=[.C21]+5" office:value-type="float" office:value="4.6875">
            <text:p>4.6875</text:p>
          </table:table-cell>
          <table:table-cell table:formula="of:=[.D21]+10" office:value-type="float" office:value="9.6875">
            <text:p>9.6875</text:p>
          </table:table-cell>
          <table:table-cell table:formula="of:=[.E21]+15"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1]+[.$G$2]" office:value-type="float" office:value="0.000000474999971804">
            <text:p>0.000000475</text:p>
          </table:table-cell>
          <table:table-cell table:formula="of:=[.B22]" office:value-type="float" office:value="0.1562">
            <text:p>1.56E-001</text:p>
          </table:table-cell>
          <table:table-cell table:formula="of:=[.C22]+5" office:value-type="float" office:value="5.1562">
            <text:p>5.1562</text:p>
          </table:table-cell>
          <table:table-cell table:formula="of:=[.D22]+10" office:value-type="float" office:value="10.3125">
            <text:p>10.3125</text:p>
          </table:table-cell>
          <table:table-cell table:formula="of:=[.E22]+15" office:value-type="float" office:value="15.4687">
            <text:p>15.468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-0.4687">
            <text:p>-4.69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22]+[.$G$2]" office:value-type="float" office:value="0.00000049999997032">
            <text:p>0.0000005</text:p>
          </table:table-cell>
          <table:table-cell table:formula="of:=[.B23]" office:value-type="float" office:value="-0.4687">
            <text:p>-4.69E-001</text:p>
          </table:table-cell>
          <table:table-cell table:formula="of:=[.C23]+5" office:value-type="float" office:value="4.6875">
            <text:p>4.6875</text:p>
          </table:table-cell>
          <table:table-cell table:formula="of:=[.D23]+10" office:value-type="float" office:value="9.5313">
            <text:p>9.5313</text:p>
          </table:table-cell>
          <table:table-cell table:formula="of:=[.E23]+15" office:value-type="float" office:value="15.3125">
            <text:p>15.312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">
            <text:p>0.00E+000</text:p>
          </table:table-cell>
          <table:table-cell table:number-columns-repeated="2" office:value-type="float" office:value="0.3125">
            <text:p>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23]+[.$G$2]" office:value-type="float" office:value="0.000000524999968836">
            <text:p>0.000000525</text:p>
          </table:table-cell>
          <table:table-cell table:formula="of:=[.B24]" office:value-type="float" office:value="0">
            <text:p>0.00E+000</text:p>
          </table:table-cell>
          <table:table-cell table:formula="of:=[.C24]+5" office:value-type="float" office:value="5.3125">
            <text:p>5.3125</text:p>
          </table:table-cell>
          <table:table-cell table:formula="of:=[.D24]+10" office:value-type="float" office:value="10.3125">
            <text:p>10.3125</text:p>
          </table:table-cell>
          <table:table-cell table:formula="of:=[.E24]+15" office:value-type="float" office:value="15.1562">
            <text:p>15.156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-0.1562">
            <text:p>-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24]+[.$G$2]" office:value-type="float" office:value="0.000000549999967352">
            <text:p>0.00000055</text:p>
          </table:table-cell>
          <table:table-cell table:formula="of:=[.B25]" office:value-type="float" office:value="-0.4687">
            <text:p>-4.69E-001</text:p>
          </table:table-cell>
          <table:table-cell table:formula="of:=[.C25]+5" office:value-type="float" office:value="4.6875">
            <text:p>4.6875</text:p>
          </table:table-cell>
          <table:table-cell table:formula="of:=[.D25]+10" office:value-type="float" office:value="9.8438">
            <text:p>9.8438</text:p>
          </table:table-cell>
          <table:table-cell table:formula="of:=[.E25]+15" office:value-type="float" office:value="15.3125">
            <text:p>15.312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25]+[.$G$2]" office:value-type="float" office:value="0.000000574999965868">
            <text:p>0.000000575</text:p>
          </table:table-cell>
          <table:table-cell table:formula="of:=[.B26]" office:value-type="float" office:value="0">
            <text:p>0.00E+000</text:p>
          </table:table-cell>
          <table:table-cell table:formula="of:=[.C26]+5" office:value-type="float" office:value="5.1562">
            <text:p>5.1562</text:p>
          </table:table-cell>
          <table:table-cell table:formula="of:=[.D26]+10" office:value-type="float" office:value="10.3125">
            <text:p>10.3125</text:p>
          </table:table-cell>
          <table:table-cell table:formula="of:=[.E26]+15" office:value-type="float" office:value="15">
            <text:p>1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">
            <text:p>0.00E+000</text:p>
          </table:table-cell>
          <table:table-cell table:number-columns-repeated="2"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26]+[.$G$2]" office:value-type="float" office:value="0.000000599999964384">
            <text:p>0.0000006</text:p>
          </table:table-cell>
          <table:table-cell table:formula="of:=[.B27]" office:value-type="float" office:value="0">
            <text:p>0.00E+000</text:p>
          </table:table-cell>
          <table:table-cell table:formula="of:=[.C27]+5" office:value-type="float" office:value="5.1562">
            <text:p>5.1562</text:p>
          </table:table-cell>
          <table:table-cell table:formula="of:=[.D27]+10" office:value-type="float" office:value="10.1562">
            <text:p>10.1562</text:p>
          </table:table-cell>
          <table:table-cell table:formula="of:=[.E27]+15" office:value-type="float" office:value="15.3125">
            <text:p>15.312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-0.625">
            <text:p>-6.25E-001</text:p>
          </table:table-cell>
          <table:table-cell table:number-columns-repeated="2"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27]+[.$G$2]" office:value-type="float" office:value="0.0000006249999629">
            <text:p>0.000000625</text:p>
          </table:table-cell>
          <table:table-cell table:formula="of:=[.B28]" office:value-type="float" office:value="-0.625">
            <text:p>-6.25E-001</text:p>
          </table:table-cell>
          <table:table-cell table:formula="of:=[.C28]+5" office:value-type="float" office:value="4.6875">
            <text:p>4.6875</text:p>
          </table:table-cell>
          <table:table-cell table:formula="of:=[.D28]+10" office:value-type="float" office:value="9.6875">
            <text:p>9.6875</text:p>
          </table:table-cell>
          <table:table-cell table:formula="of:=[.E28]+15" office:value-type="float" office:value="15">
            <text:p>1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">
            <text:p>0.00E+000</text:p>
          </table:table-cell>
          <table:table-cell office:value-type="float" office:value="-0.3125">
            <text:p>-3.13E-001</text:p>
          </table:table-cell>
          <table:table-cell office:value-type="float" office:value="-0.1562">
            <text:p>-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8]+[.$G$2]" office:value-type="float" office:value="0.000000649999961416">
            <text:p>0.00000065</text:p>
          </table:table-cell>
          <table:table-cell table:formula="of:=[.B29]" office:value-type="float" office:value="0">
            <text:p>0.00E+000</text:p>
          </table:table-cell>
          <table:table-cell table:formula="of:=[.C29]+5" office:value-type="float" office:value="4.6875">
            <text:p>4.6875</text:p>
          </table:table-cell>
          <table:table-cell table:formula="of:=[.D29]+10" office:value-type="float" office:value="9.8438">
            <text:p>9.8438</text:p>
          </table:table-cell>
          <table:table-cell table:formula="of:=[.E29]+15" office:value-type="float" office:value="15.4687">
            <text:p>15.468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-0.4687">
            <text:p>-4.69E-001</text:p>
          </table:table-cell>
          <table:table-cell table:number-columns-repeated="2" office:value-type="float" office:value="0.3125">
            <text:p>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29]+[.$G$2]" office:value-type="float" office:value="0.000000674999959932">
            <text:p>0.000000675</text:p>
          </table:table-cell>
          <table:table-cell table:formula="of:=[.B30]" office:value-type="float" office:value="-0.4687">
            <text:p>-4.69E-001</text:p>
          </table:table-cell>
          <table:table-cell table:formula="of:=[.C30]+5" office:value-type="float" office:value="5.3125">
            <text:p>5.3125</text:p>
          </table:table-cell>
          <table:table-cell table:formula="of:=[.D30]+10" office:value-type="float" office:value="10.3125">
            <text:p>10.3125</text:p>
          </table:table-cell>
          <table:table-cell table:formula="of:=[.E30]+15" office:value-type="float" office:value="15">
            <text:p>1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-0.4687">
            <text:p>-4.69E-001</text:p>
          </table:table-cell>
          <table:table-cell table:number-columns-repeated="3" office:value-type="float" office:value="0.1562">
            <text:p>1.56E-001</text:p>
          </table:table-cell>
          <table:table-cell table:number-columns-repeated="3"/>
          <table:table-cell table:formula="of:=[.I30]+[.$G$2]" office:value-type="float" office:value="0.000000699999958448001">
            <text:p>0.0000007</text:p>
          </table:table-cell>
          <table:table-cell table:formula="of:=[.B31]" office:value-type="float" office:value="-0.4687">
            <text:p>-4.69E-001</text:p>
          </table:table-cell>
          <table:table-cell table:formula="of:=[.C31]+5" office:value-type="float" office:value="5.1562">
            <text:p>5.1562</text:p>
          </table:table-cell>
          <table:table-cell table:formula="of:=[.D31]+10" office:value-type="float" office:value="10.1562">
            <text:p>10.1562</text:p>
          </table:table-cell>
          <table:table-cell table:formula="of:=[.E31]+15" office:value-type="float" office:value="15.1562">
            <text:p>15.1562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">
            <text:p>0.00E+000</text:p>
          </table:table-cell>
          <table:table-cell table:number-columns-repeated="2"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31]+[.$G$2]" office:value-type="float" office:value="0.000000724999956964001">
            <text:p>0.000000725</text:p>
          </table:table-cell>
          <table:table-cell table:formula="of:=[.B32]" office:value-type="float" office:value="0">
            <text:p>0.00E+000</text:p>
          </table:table-cell>
          <table:table-cell table:formula="of:=[.C32]+5" office:value-type="float" office:value="4.6875">
            <text:p>4.6875</text:p>
          </table:table-cell>
          <table:table-cell table:formula="of:=[.D32]+10" office:value-type="float" office:value="9.6875">
            <text:p>9.6875</text:p>
          </table:table-cell>
          <table:table-cell table:formula="of:=[.E32]+15" office:value-type="float" office:value="15.4687">
            <text:p>15.468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table:number-columns-repeated="2" office:value-type="float" office:value="0.3125">
            <text:p>3.13E-001</text:p>
          </table:table-cell>
          <table:table-cell table:number-columns-repeated="3"/>
          <table:table-cell table:formula="of:=[.I32]+[.$G$2]" office:value-type="float" office:value="0.000000749999955480001">
            <text:p>0.00000075</text:p>
          </table:table-cell>
          <table:table-cell table:formula="of:=[.B33]" office:value-type="float" office:value="-0.4687">
            <text:p>-4.69E-001</text:p>
          </table:table-cell>
          <table:table-cell table:formula="of:=[.C33]+5" office:value-type="float" office:value="4.6875">
            <text:p>4.6875</text:p>
          </table:table-cell>
          <table:table-cell table:formula="of:=[.D33]+10" office:value-type="float" office:value="10.3125">
            <text:p>10.3125</text:p>
          </table:table-cell>
          <table:table-cell table:formula="of:=[.E33]+15" office:value-type="float" office:value="15.3125">
            <text:p>15.312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33]+[.$G$2]" office:value-type="float" office:value="0.000000774999953996001">
            <text:p>0.000000775</text:p>
          </table:table-cell>
          <table:table-cell table:formula="of:=[.B34]" office:value-type="float" office:value="0">
            <text:p>0.00E+000</text:p>
          </table:table-cell>
          <table:table-cell table:formula="of:=[.C34]+5" office:value-type="float" office:value="5.1562">
            <text:p>5.1562</text:p>
          </table:table-cell>
          <table:table-cell table:formula="of:=[.D34]+10" office:value-type="float" office:value="9.6875">
            <text:p>9.6875</text:p>
          </table:table-cell>
          <table:table-cell table:formula="of:=[.E34]+15" office:value-type="float" office:value="15.1562">
            <text:p>15.1562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34]+[.$G$2]" office:value-type="float" office:value="0.000000799999952512001">
            <text:p>0.0000008</text:p>
          </table:table-cell>
          <table:table-cell table:formula="of:=[.B35]" office:value-type="float" office:value="0">
            <text:p>0.00E+000</text:p>
          </table:table-cell>
          <table:table-cell table:formula="of:=[.C35]+5" office:value-type="float" office:value="5.1562">
            <text:p>5.1562</text:p>
          </table:table-cell>
          <table:table-cell table:formula="of:=[.D35]+10" office:value-type="float" office:value="9.6875">
            <text:p>9.6875</text:p>
          </table:table-cell>
          <table:table-cell table:formula="of:=[.E35]+15" office:value-type="float" office:value="15">
            <text:p>1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-0.625">
            <text:p>-6.25E-001</text:p>
          </table:table-cell>
          <table:table-cell office:value-type="float" office:value="-0.4687">
            <text:p>-4.69E-001</text:p>
          </table:table-cell>
          <table:table-cell office:value-type="float" office:value="0.3125">
            <text:p>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35]+[.$G$2]" office:value-type="float" office:value="0.000000824999951028001">
            <text:p>0.000000825</text:p>
          </table:table-cell>
          <table:table-cell table:formula="of:=[.B36]" office:value-type="float" office:value="-0.625">
            <text:p>-6.25E-001</text:p>
          </table:table-cell>
          <table:table-cell table:formula="of:=[.C36]+5" office:value-type="float" office:value="4.5313">
            <text:p>4.5313</text:p>
          </table:table-cell>
          <table:table-cell table:formula="of:=[.D36]+10" office:value-type="float" office:value="10.3125">
            <text:p>10.3125</text:p>
          </table:table-cell>
          <table:table-cell table:formula="of:=[.E36]+15" office:value-type="float" office:value="15.4687">
            <text:p>15.468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">
            <text:p>0.00E+000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36]+[.$G$2]" office:value-type="float" office:value="0.000000849999949544001">
            <text:p>0.00000085</text:p>
          </table:table-cell>
          <table:table-cell table:formula="of:=[.B37]" office:value-type="float" office:value="0">
            <text:p>0.00E+000</text:p>
          </table:table-cell>
          <table:table-cell table:formula="of:=[.C37]+5" office:value-type="float" office:value="4.6875">
            <text:p>4.6875</text:p>
          </table:table-cell>
          <table:table-cell table:formula="of:=[.D37]+10" office:value-type="float" office:value="10.1562">
            <text:p>10.1562</text:p>
          </table:table-cell>
          <table:table-cell table:formula="of:=[.E37]+15" office:value-type="float" office:value="15.4687">
            <text:p>15.4687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-0.625">
            <text:p>-6.25E-001</text:p>
          </table:table-cell>
          <table:table-cell office:value-type="float" office:value="0.3125">
            <text:p>3.13E-001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37]+[.$G$2]" office:value-type="float" office:value="0.000000874999948060001">
            <text:p>0.000000875</text:p>
          </table:table-cell>
          <table:table-cell table:formula="of:=[.B38]" office:value-type="float" office:value="-0.625">
            <text:p>-6.25E-001</text:p>
          </table:table-cell>
          <table:table-cell table:formula="of:=[.C38]+5" office:value-type="float" office:value="5.3125">
            <text:p>5.3125</text:p>
          </table:table-cell>
          <table:table-cell table:formula="of:=[.D38]+10" office:value-type="float" office:value="9.6875">
            <text:p>9.6875</text:p>
          </table:table-cell>
          <table:table-cell table:formula="of:=[.E38]+15" office:value-type="float" office:value="15">
            <text:p>1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-0.4687">
            <text:p>-4.69E-001</text:p>
          </table:table-cell>
          <table:table-cell table:number-columns-repeated="2"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38]+[.$G$2]" office:value-type="float" office:value="0.000000899999946576001">
            <text:p>0.0000009</text:p>
          </table:table-cell>
          <table:table-cell table:formula="of:=[.B39]" office:value-type="float" office:value="-0.4687">
            <text:p>-4.69E-001</text:p>
          </table:table-cell>
          <table:table-cell table:formula="of:=[.C39]+5" office:value-type="float" office:value="5.1562">
            <text:p>5.1562</text:p>
          </table:table-cell>
          <table:table-cell table:formula="of:=[.D39]+10" office:value-type="float" office:value="10.1562">
            <text:p>10.1562</text:p>
          </table:table-cell>
          <table:table-cell table:formula="of:=[.E39]+15" office:value-type="float" office:value="15.3125">
            <text:p>15.312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1562">
            <text:p>1.56E-001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39]+[.$G$2]" office:value-type="float" office:value="0.000000924999945092001">
            <text:p>0.000000925</text:p>
          </table:table-cell>
          <table:table-cell table:formula="of:=[.B40]" office:value-type="float" office:value="0.1562">
            <text:p>1.56E-001</text:p>
          </table:table-cell>
          <table:table-cell table:formula="of:=[.C40]+5" office:value-type="float" office:value="4.5313">
            <text:p>4.5313</text:p>
          </table:table-cell>
          <table:table-cell table:formula="of:=[.D40]+10" office:value-type="float" office:value="9.6875">
            <text:p>9.6875</text:p>
          </table:table-cell>
          <table:table-cell table:formula="of:=[.E40]+15" office:value-type="float" office:value="15">
            <text:p>1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40]+[.$G$2]" office:value-type="float" office:value="0.000000949999943608001">
            <text:p>0.00000095</text:p>
          </table:table-cell>
          <table:table-cell table:formula="of:=[.B41]" office:value-type="float" office:value="-0.4687">
            <text:p>-4.69E-001</text:p>
          </table:table-cell>
          <table:table-cell table:formula="of:=[.C41]+5" office:value-type="float" office:value="5.1562">
            <text:p>5.1562</text:p>
          </table:table-cell>
          <table:table-cell table:formula="of:=[.D41]+10" office:value-type="float" office:value="9.6875">
            <text:p>9.6875</text:p>
          </table:table-cell>
          <table:table-cell table:formula="of:=[.E41]+15" office:value-type="float" office:value="15.1562">
            <text:p>15.1562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">
            <text:p>0.00E+000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41]+[.$G$2]" office:value-type="float" office:value="0.000000974999942124001">
            <text:p>0.000000975</text:p>
          </table:table-cell>
          <table:table-cell table:formula="of:=[.B42]" office:value-type="float" office:value="0">
            <text:p>0.00E+000</text:p>
          </table:table-cell>
          <table:table-cell table:formula="of:=[.C42]+5" office:value-type="float" office:value="4.6875">
            <text:p>4.6875</text:p>
          </table:table-cell>
          <table:table-cell table:formula="of:=[.D42]+10" office:value-type="float" office:value="10.1562">
            <text:p>10.1562</text:p>
          </table:table-cell>
          <table:table-cell table:formula="of:=[.E42]+15" office:value-type="float" office:value="15.4687">
            <text:p>15.468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number-columns-repeated="2"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42]+[.$G$2]" office:value-type="float" office:value="0.000000999999940640001">
            <text:p>0.000001</text:p>
          </table:table-cell>
          <table:table-cell table:formula="of:=[.B43]" office:value-type="float" office:value="-0.4687">
            <text:p>-4.69E-001</text:p>
          </table:table-cell>
          <table:table-cell table:formula="of:=[.C43]+5" office:value-type="float" office:value="4.5313">
            <text:p>4.5313</text:p>
          </table:table-cell>
          <table:table-cell table:formula="of:=[.D43]+10" office:value-type="float" office:value="9.6875">
            <text:p>9.6875</text:p>
          </table:table-cell>
          <table:table-cell table:formula="of:=[.E43]+15" office:value-type="float" office:value="15.1562">
            <text:p>15.1562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">
            <text:p>0.00E+000</text:p>
          </table:table-cell>
          <table:table-cell table:number-columns-repeated="2" office:value-type="float" office:value="0.3125">
            <text:p>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43]+[.$G$2]" office:value-type="float" office:value="0.000001024999939156">
            <text:p>0.000001025</text:p>
          </table:table-cell>
          <table:table-cell table:formula="of:=[.B44]" office:value-type="float" office:value="0">
            <text:p>0.00E+000</text:p>
          </table:table-cell>
          <table:table-cell table:formula="of:=[.C44]+5" office:value-type="float" office:value="5.3125">
            <text:p>5.3125</text:p>
          </table:table-cell>
          <table:table-cell table:formula="of:=[.D44]+10" office:value-type="float" office:value="10.3125">
            <text:p>10.3125</text:p>
          </table:table-cell>
          <table:table-cell table:formula="of:=[.E44]+15" office:value-type="float" office:value="15.4687">
            <text:p>15.468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-0.4687">
            <text:p>-4.69E-001</text:p>
          </table:table-cell>
          <table:table-cell office:value-type="float" office:value="0.3125">
            <text:p>3.13E-001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44]+[.$G$2]" office:value-type="float" office:value="0.000001049999937672">
            <text:p>0.00000105</text:p>
          </table:table-cell>
          <table:table-cell table:formula="of:=[.B45]" office:value-type="float" office:value="-0.4687">
            <text:p>-4.69E-001</text:p>
          </table:table-cell>
          <table:table-cell table:formula="of:=[.C45]+5" office:value-type="float" office:value="5.3125">
            <text:p>5.3125</text:p>
          </table:table-cell>
          <table:table-cell table:formula="of:=[.D45]+10" office:value-type="float" office:value="10.1562">
            <text:p>10.1562</text:p>
          </table:table-cell>
          <table:table-cell table:formula="of:=[.E45]+15" office:value-type="float" office:value="15.3125">
            <text:p>15.312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1562">
            <text:p>1.56E-001</text:p>
          </table:table-cell>
          <table:table-cell office:value-type="float" office:value="-0.625">
            <text:p>-6.25E-001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45]+[.$G$2]" office:value-type="float" office:value="0.000001074999936188">
            <text:p>0.000001075</text:p>
          </table:table-cell>
          <table:table-cell table:formula="of:=[.B46]" office:value-type="float" office:value="0.1562">
            <text:p>1.56E-001</text:p>
          </table:table-cell>
          <table:table-cell table:formula="of:=[.C46]+5" office:value-type="float" office:value="4.375">
            <text:p>4.375</text:p>
          </table:table-cell>
          <table:table-cell table:formula="of:=[.D46]+10" office:value-type="float" office:value="9.6875">
            <text:p>9.6875</text:p>
          </table:table-cell>
          <table:table-cell table:formula="of:=[.E46]+15" office:value-type="float" office:value="15.1562">
            <text:p>15.1562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-0.4687">
            <text:p>-4.69E-001</text:p>
          </table:table-cell>
          <table:table-cell table:number-columns-repeated="2"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46]+[.$G$2]" office:value-type="float" office:value="0.000001099999934704">
            <text:p>0.0000011</text:p>
          </table:table-cell>
          <table:table-cell table:formula="of:=[.B47]" office:value-type="float" office:value="-0.4687">
            <text:p>-4.69E-001</text:p>
          </table:table-cell>
          <table:table-cell table:formula="of:=[.C47]+5" office:value-type="float" office:value="4.6875">
            <text:p>4.6875</text:p>
          </table:table-cell>
          <table:table-cell table:formula="of:=[.D47]+10" office:value-type="float" office:value="9.6875">
            <text:p>9.6875</text:p>
          </table:table-cell>
          <table:table-cell table:formula="of:=[.E47]+15" office:value-type="float" office:value="15">
            <text:p>1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">
            <text:p>0.00E+000</text:p>
          </table:table-cell>
          <table:table-cell office:value-type="float" office:value="0.3125">
            <text:p>3.13E-001</text:p>
          </table:table-cell>
          <table:table-cell office:value-type="float" office:value="0.1562">
            <text:p>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47]+[.$G$2]" office:value-type="float" office:value="0.00000112499993322">
            <text:p>0.000001125</text:p>
          </table:table-cell>
          <table:table-cell table:formula="of:=[.B48]" office:value-type="float" office:value="0">
            <text:p>0.00E+000</text:p>
          </table:table-cell>
          <table:table-cell table:formula="of:=[.C48]+5" office:value-type="float" office:value="5.3125">
            <text:p>5.3125</text:p>
          </table:table-cell>
          <table:table-cell table:formula="of:=[.D48]+10" office:value-type="float" office:value="10.1562">
            <text:p>10.1562</text:p>
          </table:table-cell>
          <table:table-cell table:formula="of:=[.E48]+15" office:value-type="float" office:value="15.4687">
            <text:p>15.4687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">
            <text:p>0.00E+000</text:p>
          </table:table-cell>
          <table:table-cell table:number-columns-repeated="3" office:value-type="float" office:value="0.1562">
            <text:p>1.56E-001</text:p>
          </table:table-cell>
          <table:table-cell table:number-columns-repeated="3"/>
          <table:table-cell table:formula="of:=[.I48]+[.$G$2]" office:value-type="float" office:value="0.000001149999931736">
            <text:p>0.00000115</text:p>
          </table:table-cell>
          <table:table-cell table:formula="of:=[.B49]" office:value-type="float" office:value="0">
            <text:p>0.00E+000</text:p>
          </table:table-cell>
          <table:table-cell table:formula="of:=[.C49]+5" office:value-type="float" office:value="5.1562">
            <text:p>5.1562</text:p>
          </table:table-cell>
          <table:table-cell table:formula="of:=[.D49]+10" office:value-type="float" office:value="10.1562">
            <text:p>10.1562</text:p>
          </table:table-cell>
          <table:table-cell table:formula="of:=[.E49]+15" office:value-type="float" office:value="15.1562">
            <text:p>15.1562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-0.4687">
            <text:p>-4.69E-001</text:p>
          </table:table-cell>
          <table:table-cell table:number-columns-repeated="2"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49]+[.$G$2]" office:value-type="float" office:value="0.000001174999930252">
            <text:p>0.000001175</text:p>
          </table:table-cell>
          <table:table-cell table:formula="of:=[.B50]" office:value-type="float" office:value="-0.4687">
            <text:p>-4.69E-001</text:p>
          </table:table-cell>
          <table:table-cell table:formula="of:=[.C50]+5" office:value-type="float" office:value="4.6875">
            <text:p>4.6875</text:p>
          </table:table-cell>
          <table:table-cell table:formula="of:=[.D50]+10" office:value-type="float" office:value="9.6875">
            <text:p>9.6875</text:p>
          </table:table-cell>
          <table:table-cell table:formula="of:=[.E50]+15" office:value-type="float" office:value="15.4687">
            <text:p>15.4687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">
            <text:p>0.00E+000</text:p>
          </table:table-cell>
          <table:table-cell table:number-columns-repeated="2" office:value-type="float" office:value="0.1562">
            <text:p>1.56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50]+[.$G$2]" office:value-type="float" office:value="0.000001199999928768">
            <text:p>0.0000012</text:p>
          </table:table-cell>
          <table:table-cell table:formula="of:=[.B51]" office:value-type="float" office:value="0">
            <text:p>0.00E+000</text:p>
          </table:table-cell>
          <table:table-cell table:formula="of:=[.C51]+5" office:value-type="float" office:value="5.1562">
            <text:p>5.1562</text:p>
          </table:table-cell>
          <table:table-cell table:formula="of:=[.D51]+10" office:value-type="float" office:value="10.1562">
            <text:p>10.1562</text:p>
          </table:table-cell>
          <table:table-cell table:formula="of:=[.E51]+15" office:value-type="float" office:value="15">
            <text:p>1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number-columns-repeated="2"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51]+[.$G$2]" office:value-type="float" office:value="0.000001224999927284">
            <text:p>0.000001225</text:p>
          </table:table-cell>
          <table:table-cell table:formula="of:=[.B52]" office:value-type="float" office:value="-0.4687">
            <text:p>-4.69E-001</text:p>
          </table:table-cell>
          <table:table-cell table:formula="of:=[.C52]+5" office:value-type="float" office:value="4.5313">
            <text:p>4.5313</text:p>
          </table:table-cell>
          <table:table-cell table:formula="of:=[.D52]+10" office:value-type="float" office:value="9.6875">
            <text:p>9.6875</text:p>
          </table:table-cell>
          <table:table-cell table:formula="of:=[.E52]+15" office:value-type="float" office:value="15.4687">
            <text:p>15.468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.00E+000</text:p>
          </table:table-cell>
          <table:table-cell table:number-columns-repeated="3" office:value-type="float" office:value="0.1562">
            <text:p>1.56E-001</text:p>
          </table:table-cell>
          <table:table-cell table:number-columns-repeated="3"/>
          <table:table-cell table:formula="of:=[.I52]+[.$G$2]" office:value-type="float" office:value="0.0000012499999258">
            <text:p>0.00000125</text:p>
          </table:table-cell>
          <table:table-cell table:formula="of:=[.B53]" office:value-type="float" office:value="0">
            <text:p>0.00E+000</text:p>
          </table:table-cell>
          <table:table-cell table:formula="of:=[.C53]+5" office:value-type="float" office:value="5.1562">
            <text:p>5.1562</text:p>
          </table:table-cell>
          <table:table-cell table:formula="of:=[.D53]+10" office:value-type="float" office:value="10.1562">
            <text:p>10.1562</text:p>
          </table:table-cell>
          <table:table-cell table:formula="of:=[.E53]+15" office:value-type="float" office:value="15.1562">
            <text:p>15.1562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-0.4687">
            <text:p>-4.69E-001</text:p>
          </table:table-cell>
          <table:table-cell table:number-columns-repeated="2"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53]+[.$G$2]" office:value-type="float" office:value="0.000001274999924316">
            <text:p>0.000001275</text:p>
          </table:table-cell>
          <table:table-cell table:formula="of:=[.B54]" office:value-type="float" office:value="-0.4687">
            <text:p>-4.69E-001</text:p>
          </table:table-cell>
          <table:table-cell table:formula="of:=[.C54]+5" office:value-type="float" office:value="4.6875">
            <text:p>4.6875</text:p>
          </table:table-cell>
          <table:table-cell table:formula="of:=[.D54]+10" office:value-type="float" office:value="9.6875">
            <text:p>9.6875</text:p>
          </table:table-cell>
          <table:table-cell table:formula="of:=[.E54]+15" office:value-type="float" office:value="15.4687">
            <text:p>15.4687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">
            <text:p>0.00E+000</text:p>
          </table:table-cell>
          <table:table-cell table:number-columns-repeated="3" office:value-type="float" office:value="0.1562">
            <text:p>1.56E-001</text:p>
          </table:table-cell>
          <table:table-cell table:number-columns-repeated="3"/>
          <table:table-cell table:formula="of:=[.I54]+[.$G$2]" office:value-type="float" office:value="0.000001299999922832">
            <text:p>0.0000013</text:p>
          </table:table-cell>
          <table:table-cell table:formula="of:=[.B55]" office:value-type="float" office:value="0">
            <text:p>0.00E+000</text:p>
          </table:table-cell>
          <table:table-cell table:formula="of:=[.C55]+5" office:value-type="float" office:value="5.1562">
            <text:p>5.1562</text:p>
          </table:table-cell>
          <table:table-cell table:formula="of:=[.D55]+10" office:value-type="float" office:value="10.1562">
            <text:p>10.1562</text:p>
          </table:table-cell>
          <table:table-cell table:formula="of:=[.E55]+15" office:value-type="float" office:value="15.1562">
            <text:p>15.1562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-0.625">
            <text:p>-6.25E-001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55]+[.$G$2]" office:value-type="float" office:value="0.000001324999921348">
            <text:p>0.000001325</text:p>
          </table:table-cell>
          <table:table-cell table:formula="of:=[.B56]" office:value-type="float" office:value="-0.625">
            <text:p>-6.25E-001</text:p>
          </table:table-cell>
          <table:table-cell table:formula="of:=[.C56]+5" office:value-type="float" office:value="4.5313">
            <text:p>4.5313</text:p>
          </table:table-cell>
          <table:table-cell table:formula="of:=[.D56]+10" office:value-type="float" office:value="9.6875">
            <text:p>9.6875</text:p>
          </table:table-cell>
          <table:table-cell table:formula="of:=[.E56]+15" office:value-type="float" office:value="15.4687">
            <text:p>15.4687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">
            <text:p>0.00E+000</text:p>
          </table:table-cell>
          <table:table-cell table:number-columns-repeated="2" office:value-type="float" office:value="0.1562">
            <text:p>1.56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56]+[.$G$2]" office:value-type="float" office:value="0.000001349999919864">
            <text:p>0.00000135</text:p>
          </table:table-cell>
          <table:table-cell table:formula="of:=[.B57]" office:value-type="float" office:value="0">
            <text:p>0.00E+000</text:p>
          </table:table-cell>
          <table:table-cell table:formula="of:=[.C57]+5" office:value-type="float" office:value="5.1562">
            <text:p>5.1562</text:p>
          </table:table-cell>
          <table:table-cell table:formula="of:=[.D57]+10" office:value-type="float" office:value="10.1562">
            <text:p>10.1562</text:p>
          </table:table-cell>
          <table:table-cell table:formula="of:=[.E57]+15" office:value-type="float" office:value="15">
            <text:p>1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number-columns-repeated="2"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57]+[.$G$2]" office:value-type="float" office:value="0.00000137499991838">
            <text:p>0.000001375</text:p>
          </table:table-cell>
          <table:table-cell table:formula="of:=[.B58]" office:value-type="float" office:value="-0.4687">
            <text:p>-4.69E-001</text:p>
          </table:table-cell>
          <table:table-cell table:formula="of:=[.C58]+5" office:value-type="float" office:value="4.5313">
            <text:p>4.5313</text:p>
          </table:table-cell>
          <table:table-cell table:formula="of:=[.D58]+10" office:value-type="float" office:value="9.6875">
            <text:p>9.6875</text:p>
          </table:table-cell>
          <table:table-cell table:formula="of:=[.E58]+15" office:value-type="float" office:value="15.4687">
            <text:p>15.4687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">
            <text:p>0.00E+000</text:p>
          </table:table-cell>
          <table:table-cell office:value-type="float" office:value="-0.3125">
            <text:p>-3.13E-001</text:p>
          </table:table-cell>
          <table:table-cell table:number-columns-repeated="2" office:value-type="float" office:value="0.3125">
            <text:p>3.13E-001</text:p>
          </table:table-cell>
          <table:table-cell table:number-columns-repeated="3"/>
          <table:table-cell table:formula="of:=[.I58]+[.$G$2]" office:value-type="float" office:value="0.000001399999916896">
            <text:p>0.0000014</text:p>
          </table:table-cell>
          <table:table-cell table:formula="of:=[.B59]" office:value-type="float" office:value="0">
            <text:p>0.00E+000</text:p>
          </table:table-cell>
          <table:table-cell table:formula="of:=[.C59]+5" office:value-type="float" office:value="4.6875">
            <text:p>4.6875</text:p>
          </table:table-cell>
          <table:table-cell table:formula="of:=[.D59]+10" office:value-type="float" office:value="10.3125">
            <text:p>10.3125</text:p>
          </table:table-cell>
          <table:table-cell table:formula="of:=[.E59]+15" office:value-type="float" office:value="15.3125">
            <text:p>15.312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-0.4687">
            <text:p>-4.69E-001</text:p>
          </table:table-cell>
          <table:table-cell office:value-type="float" office:value="0.3125">
            <text:p>3.13E-001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59]+[.$G$2]" office:value-type="float" office:value="0.000001424999915412">
            <text:p>0.000001425</text:p>
          </table:table-cell>
          <table:table-cell table:formula="of:=[.B60]" office:value-type="float" office:value="-0.4687">
            <text:p>-4.69E-001</text:p>
          </table:table-cell>
          <table:table-cell table:formula="of:=[.C60]+5" office:value-type="float" office:value="5.3125">
            <text:p>5.3125</text:p>
          </table:table-cell>
          <table:table-cell table:formula="of:=[.D60]+10" office:value-type="float" office:value="9.6875">
            <text:p>9.6875</text:p>
          </table:table-cell>
          <table:table-cell table:formula="of:=[.E60]+15" office:value-type="float" office:value="15.1562">
            <text:p>15.1562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">
            <text:p>0.00E+000</text:p>
          </table:table-cell>
          <table:table-cell table:number-columns-repeated="2"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60]+[.$G$2]" office:value-type="float" office:value="0.000001449999913928">
            <text:p>0.00000145</text:p>
          </table:table-cell>
          <table:table-cell table:formula="of:=[.B61]" office:value-type="float" office:value="0">
            <text:p>0.00E+000</text:p>
          </table:table-cell>
          <table:table-cell table:formula="of:=[.C61]+5" office:value-type="float" office:value="4.6875">
            <text:p>4.6875</text:p>
          </table:table-cell>
          <table:table-cell table:formula="of:=[.D61]+10" office:value-type="float" office:value="9.6875">
            <text:p>9.6875</text:p>
          </table:table-cell>
          <table:table-cell table:formula="of:=[.E61]+15" office:value-type="float" office:value="15.1562">
            <text:p>15.1562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-0.625">
            <text:p>-6.25E-001</text:p>
          </table:table-cell>
          <table:table-cell table:number-columns-repeated="2" office:value-type="float" office:value="0.1562">
            <text:p>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1]+[.$G$2]" office:value-type="float" office:value="0.000001474999912444">
            <text:p>0.000001475</text:p>
          </table:table-cell>
          <table:table-cell table:formula="of:=[.B62]" office:value-type="float" office:value="-0.625">
            <text:p>-6.25E-001</text:p>
          </table:table-cell>
          <table:table-cell table:formula="of:=[.C62]+5" office:value-type="float" office:value="5.1562">
            <text:p>5.1562</text:p>
          </table:table-cell>
          <table:table-cell table:formula="of:=[.D62]+10" office:value-type="float" office:value="10.1562">
            <text:p>10.1562</text:p>
          </table:table-cell>
          <table:table-cell table:formula="of:=[.E62]+15" office:value-type="float" office:value="15.4687">
            <text:p>15.468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-0.4687">
            <text:p>-4.69E-001</text:p>
          </table:table-cell>
          <table:table-cell table:number-columns-repeated="3" office:value-type="float" office:value="0.3125">
            <text:p>3.13E-001</text:p>
          </table:table-cell>
          <table:table-cell table:number-columns-repeated="3"/>
          <table:table-cell table:formula="of:=[.I62]+[.$G$2]" office:value-type="float" office:value="0.00000149999991096">
            <text:p>0.0000015</text:p>
          </table:table-cell>
          <table:table-cell table:formula="of:=[.B63]" office:value-type="float" office:value="-0.4687">
            <text:p>-4.69E-001</text:p>
          </table:table-cell>
          <table:table-cell table:formula="of:=[.C63]+5" office:value-type="float" office:value="5.3125">
            <text:p>5.3125</text:p>
          </table:table-cell>
          <table:table-cell table:formula="of:=[.D63]+10" office:value-type="float" office:value="10.3125">
            <text:p>10.3125</text:p>
          </table:table-cell>
          <table:table-cell table:formula="of:=[.E63]+15" office:value-type="float" office:value="15.3125">
            <text:p>15.312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">
            <text:p>0.00E+000</text:p>
          </table:table-cell>
          <table:table-cell table:number-columns-repeated="2"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63]+[.$G$2]" office:value-type="float" office:value="0.000001524999909476">
            <text:p>0.000001525</text:p>
          </table:table-cell>
          <table:table-cell table:formula="of:=[.B64]" office:value-type="float" office:value="0">
            <text:p>0.00E+000</text:p>
          </table:table-cell>
          <table:table-cell table:formula="of:=[.C64]+5" office:value-type="float" office:value="4.6875">
            <text:p>4.6875</text:p>
          </table:table-cell>
          <table:table-cell table:formula="of:=[.D64]+10" office:value-type="float" office:value="9.6875">
            <text:p>9.6875</text:p>
          </table:table-cell>
          <table:table-cell table:formula="of:=[.E64]+15" office:value-type="float" office:value="15">
            <text:p>1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">
            <text:p>0.00E+000</text:p>
          </table:table-cell>
          <table:table-cell office:value-type="float" office:value="-0.3125">
            <text:p>-3.13E-001</text:p>
          </table:table-cell>
          <table:table-cell table:number-columns-repeated="2" office:value-type="float" office:value="0.1562">
            <text:p>1.56E-001</text:p>
          </table:table-cell>
          <table:table-cell table:number-columns-repeated="3"/>
          <table:table-cell table:formula="of:=[.I64]+[.$G$2]" office:value-type="float" office:value="0.000001549999907992">
            <text:p>0.00000155</text:p>
          </table:table-cell>
          <table:table-cell table:formula="of:=[.B65]" office:value-type="float" office:value="0">
            <text:p>0.00E+000</text:p>
          </table:table-cell>
          <table:table-cell table:formula="of:=[.C65]+5" office:value-type="float" office:value="4.6875">
            <text:p>4.6875</text:p>
          </table:table-cell>
          <table:table-cell table:formula="of:=[.D65]+10" office:value-type="float" office:value="10.1562">
            <text:p>10.1562</text:p>
          </table:table-cell>
          <table:table-cell table:formula="of:=[.E65]+15" office:value-type="float" office:value="15.1562">
            <text:p>15.1562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5]+[.$G$2]" office:value-type="float" office:value="0.000001574999906508">
            <text:p>0.000001575</text:p>
          </table:table-cell>
          <table:table-cell table:formula="of:=[.B66]" office:value-type="float" office:value="-0.4687">
            <text:p>-4.69E-001</text:p>
          </table:table-cell>
          <table:table-cell table:formula="of:=[.C66]+5" office:value-type="float" office:value="5.1562">
            <text:p>5.1562</text:p>
          </table:table-cell>
          <table:table-cell table:formula="of:=[.D66]+10" office:value-type="float" office:value="9.6875">
            <text:p>9.6875</text:p>
          </table:table-cell>
          <table:table-cell table:formula="of:=[.E66]+15" office:value-type="float" office:value="15.4687">
            <text:p>15.468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6]+[.$G$2]" office:value-type="float" office:value="0.000001599999905024">
            <text:p>0.0000016</text:p>
          </table:table-cell>
          <table:table-cell table:formula="of:=[.B67]" office:value-type="float" office:value="0">
            <text:p>0.00E+000</text:p>
          </table:table-cell>
          <table:table-cell table:formula="of:=[.C67]+5" office:value-type="float" office:value="5.1562">
            <text:p>5.1562</text:p>
          </table:table-cell>
          <table:table-cell table:formula="of:=[.D67]+10" office:value-type="float" office:value="9.6875">
            <text:p>9.6875</text:p>
          </table:table-cell>
          <table:table-cell table:formula="of:=[.E67]+15" office:value-type="float" office:value="15.4687">
            <text:p>15.4687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3125">
            <text:p>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67]+[.$G$2]" office:value-type="float" office:value="0.00000162499990354">
            <text:p>0.000001625</text:p>
          </table:table-cell>
          <table:table-cell table:formula="of:=[.B68]" office:value-type="float" office:value="-0.4687">
            <text:p>-4.69E-001</text:p>
          </table:table-cell>
          <table:table-cell table:formula="of:=[.C68]+5" office:value-type="float" office:value="4.6875">
            <text:p>4.6875</text:p>
          </table:table-cell>
          <table:table-cell table:formula="of:=[.D68]+10" office:value-type="float" office:value="10.3125">
            <text:p>10.3125</text:p>
          </table:table-cell>
          <table:table-cell table:formula="of:=[.E68]+15" office:value-type="float" office:value="15">
            <text:p>1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68]+[.$G$2]" office:value-type="float" office:value="0.000001649999902056">
            <text:p>0.00000165</text:p>
          </table:table-cell>
          <table:table-cell table:formula="of:=[.B69]" office:value-type="float" office:value="-0.4687">
            <text:p>-4.69E-001</text:p>
          </table:table-cell>
          <table:table-cell table:formula="of:=[.C69]+5" office:value-type="float" office:value="4.6875">
            <text:p>4.6875</text:p>
          </table:table-cell>
          <table:table-cell table:formula="of:=[.D69]+10" office:value-type="float" office:value="10.1562">
            <text:p>10.1562</text:p>
          </table:table-cell>
          <table:table-cell table:formula="of:=[.E69]+15" office:value-type="float" office:value="15.3125">
            <text:p>15.312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">
            <text:p>0.00E+000</text:p>
          </table:table-cell>
          <table:table-cell office:value-type="float" office:value="0.3125">
            <text:p>3.13E-001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69]+[.$G$2]" office:value-type="float" office:value="0.000001674999900572">
            <text:p>0.000001675</text:p>
          </table:table-cell>
          <table:table-cell table:formula="of:=[.B70]" office:value-type="float" office:value="0">
            <text:p>0.00E+000</text:p>
          </table:table-cell>
          <table:table-cell table:formula="of:=[.C70]+5" office:value-type="float" office:value="5.3125">
            <text:p>5.3125</text:p>
          </table:table-cell>
          <table:table-cell table:formula="of:=[.D70]+10" office:value-type="float" office:value="9.6875">
            <text:p>9.6875</text:p>
          </table:table-cell>
          <table:table-cell table:formula="of:=[.E70]+15" office:value-type="float" office:value="15.1562">
            <text:p>15.1562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-0.4687">
            <text:p>-4.69E-001</text:p>
          </table:table-cell>
          <table:table-cell office:value-type="float" office:value="0.3125">
            <text:p>3.13E-001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70]+[.$G$2]" office:value-type="float" office:value="0.000001699999899088">
            <text:p>0.0000017</text:p>
          </table:table-cell>
          <table:table-cell table:formula="of:=[.B71]" office:value-type="float" office:value="-0.4687">
            <text:p>-4.69E-001</text:p>
          </table:table-cell>
          <table:table-cell table:formula="of:=[.C71]+5" office:value-type="float" office:value="5.3125">
            <text:p>5.3125</text:p>
          </table:table-cell>
          <table:table-cell table:formula="of:=[.D71]+10" office:value-type="float" office:value="10.1562">
            <text:p>10.1562</text:p>
          </table:table-cell>
          <table:table-cell table:formula="of:=[.E71]+15" office:value-type="float" office:value="15.3125">
            <text:p>15.312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">
            <text:p>0.00E+000</text:p>
          </table:table-cell>
          <table:table-cell table:number-columns-repeated="2"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71]+[.$G$2]" office:value-type="float" office:value="0.000001724999897604">
            <text:p>0.000001725</text:p>
          </table:table-cell>
          <table:table-cell table:formula="of:=[.B72]" office:value-type="float" office:value="0">
            <text:p>0.00E+000</text:p>
          </table:table-cell>
          <table:table-cell table:formula="of:=[.C72]+5" office:value-type="float" office:value="4.6875">
            <text:p>4.6875</text:p>
          </table:table-cell>
          <table:table-cell table:formula="of:=[.D72]+10" office:value-type="float" office:value="9.6875">
            <text:p>9.6875</text:p>
          </table:table-cell>
          <table:table-cell table:formula="of:=[.E72]+15" office:value-type="float" office:value="15">
            <text:p>1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-0.4687">
            <text:p>-4.69E-001</text:p>
          </table:table-cell>
          <table:table-cell table:number-columns-repeated="2"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72]+[.$G$2]" office:value-type="float" office:value="0.00000174999989612">
            <text:p>0.00000175</text:p>
          </table:table-cell>
          <table:table-cell table:formula="of:=[.B73]" office:value-type="float" office:value="-0.4687">
            <text:p>-4.69E-001</text:p>
          </table:table-cell>
          <table:table-cell table:formula="of:=[.C73]+5" office:value-type="float" office:value="4.6875">
            <text:p>4.6875</text:p>
          </table:table-cell>
          <table:table-cell table:formula="of:=[.D73]+10" office:value-type="float" office:value="9.6875">
            <text:p>9.6875</text:p>
          </table:table-cell>
          <table:table-cell table:formula="of:=[.E73]+15" office:value-type="float" office:value="15.1562">
            <text:p>15.1562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">
            <text:p>0.00E+000</text:p>
          </table:table-cell>
          <table:table-cell table:number-columns-repeated="2" office:value-type="float" office:value="0.1562">
            <text:p>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73]+[.$G$2]" office:value-type="float" office:value="0.000001774999894636">
            <text:p>0.000001775</text:p>
          </table:table-cell>
          <table:table-cell table:formula="of:=[.B74]" office:value-type="float" office:value="0">
            <text:p>0.00E+000</text:p>
          </table:table-cell>
          <table:table-cell table:formula="of:=[.C74]+5" office:value-type="float" office:value="5.1562">
            <text:p>5.1562</text:p>
          </table:table-cell>
          <table:table-cell table:formula="of:=[.D74]+10" office:value-type="float" office:value="10.1562">
            <text:p>10.1562</text:p>
          </table:table-cell>
          <table:table-cell table:formula="of:=[.E74]+15" office:value-type="float" office:value="15.4687">
            <text:p>15.4687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-0.625">
            <text:p>-6.25E-001</text:p>
          </table:table-cell>
          <table:table-cell office:value-type="float" office:value="0.3125">
            <text:p>3.13E-001</text:p>
          </table:table-cell>
          <table:table-cell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74]+[.$G$2]" office:value-type="float" office:value="0.000001799999893152">
            <text:p>0.0000018</text:p>
          </table:table-cell>
          <table:table-cell table:formula="of:=[.B75]" office:value-type="float" office:value="-0.625">
            <text:p>-6.25E-001</text:p>
          </table:table-cell>
          <table:table-cell table:formula="of:=[.C75]+5" office:value-type="float" office:value="5.3125">
            <text:p>5.3125</text:p>
          </table:table-cell>
          <table:table-cell table:formula="of:=[.D75]+10" office:value-type="float" office:value="9.5313">
            <text:p>9.5313</text:p>
          </table:table-cell>
          <table:table-cell table:formula="of:=[.E75]+15" office:value-type="float" office:value="15.1562">
            <text:p>15.1562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1562">
            <text:p>1.56E-001</text:p>
          </table:table-cell>
          <table:table-cell office:value-type="float" office:value="-0.4687">
            <text:p>-4.69E-001</text:p>
          </table:table-cell>
          <table:table-cell office:value-type="float" office:value="4.218">
            <text:p>4.22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75]+[.$G$2]" office:value-type="float" office:value="0.000001824999891668">
            <text:p>0.000001825</text:p>
          </table:table-cell>
          <table:table-cell table:formula="of:=[.B76]" office:value-type="float" office:value="0.1562">
            <text:p>1.56E-001</text:p>
          </table:table-cell>
          <table:table-cell table:formula="of:=[.C76]+5" office:value-type="float" office:value="4.5313">
            <text:p>4.5313</text:p>
          </table:table-cell>
          <table:table-cell table:formula="of:=[.D76]+10" office:value-type="float" office:value="14.218">
            <text:p>14.218</text:p>
          </table:table-cell>
          <table:table-cell table:formula="of:=[.E76]+15" office:value-type="float" office:value="15.3125">
            <text:p>15.312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76]+[.$G$2]" office:value-type="float" office:value="0.000001849999890184">
            <text:p>0.00000185</text:p>
          </table:table-cell>
          <table:table-cell table:formula="of:=[.B77]" office:value-type="float" office:value="-0.4687">
            <text:p>-4.69E-001</text:p>
          </table:table-cell>
          <table:table-cell table:formula="of:=[.C77]+5" office:value-type="float" office:value="4.6875">
            <text:p>4.6875</text:p>
          </table:table-cell>
          <table:table-cell table:formula="of:=[.D77]+10" office:value-type="float" office:value="13.125">
            <text:p>13.125</text:p>
          </table:table-cell>
          <table:table-cell table:formula="of:=[.E77]+15" office:value-type="float" office:value="15.3125">
            <text:p>15.312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">
            <text:p>0.00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77]+[.$G$2]" office:value-type="float" office:value="0.0000018749998887">
            <text:p>0.000001875</text:p>
          </table:table-cell>
          <table:table-cell table:formula="of:=[.B78]" office:value-type="float" office:value="0">
            <text:p>0.00E+000</text:p>
          </table:table-cell>
          <table:table-cell table:formula="of:=[.C78]+5" office:value-type="float" office:value="5.3125">
            <text:p>5.3125</text:p>
          </table:table-cell>
          <table:table-cell table:formula="of:=[.D78]+10" office:value-type="float" office:value="13.593">
            <text:p>13.593</text:p>
          </table:table-cell>
          <table:table-cell table:formula="of:=[.E78]+15" office:value-type="float" office:value="15">
            <text:p>1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-0.625">
            <text:p>-6.25E-001</text:p>
          </table:table-cell>
          <table:table-cell office:value-type="float" office:value="0.1562">
            <text:p>1.56E-001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78]+[.$G$2]" office:value-type="float" office:value="0.000001899999887216">
            <text:p>0.0000019</text:p>
          </table:table-cell>
          <table:table-cell table:formula="of:=[.B79]" office:value-type="float" office:value="-0.625">
            <text:p>-6.25E-001</text:p>
          </table:table-cell>
          <table:table-cell table:formula="of:=[.C79]+5" office:value-type="float" office:value="5.1562">
            <text:p>5.1562</text:p>
          </table:table-cell>
          <table:table-cell table:formula="of:=[.D79]+10" office:value-type="float" office:value="13.125">
            <text:p>13.125</text:p>
          </table:table-cell>
          <table:table-cell table:formula="of:=[.E79]+15" office:value-type="float" office:value="15.4687">
            <text:p>15.4687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79]+[.$G$2]" office:value-type="float" office:value="0.000001924999885732">
            <text:p>0.000001925</text:p>
          </table:table-cell>
          <table:table-cell table:formula="of:=[.B80]" office:value-type="float" office:value="0.1562">
            <text:p>1.56E-001</text:p>
          </table:table-cell>
          <table:table-cell table:formula="of:=[.C80]+5" office:value-type="float" office:value="4.6875">
            <text:p>4.6875</text:p>
          </table:table-cell>
          <table:table-cell table:formula="of:=[.D80]+10" office:value-type="float" office:value="13.593">
            <text:p>13.593</text:p>
          </table:table-cell>
          <table:table-cell table:formula="of:=[.E80]+15" office:value-type="float" office:value="15">
            <text:p>1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80]+[.$G$2]" office:value-type="float" office:value="0.000001949999884248">
            <text:p>0.00000195</text:p>
          </table:table-cell>
          <table:table-cell table:formula="of:=[.B81]" office:value-type="float" office:value="0">
            <text:p>0.00E+000</text:p>
          </table:table-cell>
          <table:table-cell table:formula="of:=[.C81]+5" office:value-type="float" office:value="5.1562">
            <text:p>5.1562</text:p>
          </table:table-cell>
          <table:table-cell table:formula="of:=[.D81]+10" office:value-type="float" office:value="13.593">
            <text:p>13.593</text:p>
          </table:table-cell>
          <table:table-cell table:formula="of:=[.E81]+15" office:value-type="float" office:value="15.3125">
            <text:p>15.312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81]+[.$G$2]" office:value-type="float" office:value="0.000001974999882764">
            <text:p>0.000001975</text:p>
          </table:table-cell>
          <table:table-cell table:formula="of:=[.B82]" office:value-type="float" office:value="-0.4687">
            <text:p>-4.69E-001</text:p>
          </table:table-cell>
          <table:table-cell table:formula="of:=[.C82]+5" office:value-type="float" office:value="4.6875">
            <text:p>4.6875</text:p>
          </table:table-cell>
          <table:table-cell table:formula="of:=[.D82]+10" office:value-type="float" office:value="12.968">
            <text:p>12.968</text:p>
          </table:table-cell>
          <table:table-cell table:formula="of:=[.E82]+15" office:value-type="float" office:value="15.1562">
            <text:p>15.1562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2]+[.$G$2]" office:value-type="float" office:value="0.00000199999988128">
            <text:p>0.000002</text:p>
          </table:table-cell>
          <table:table-cell table:formula="of:=[.B83]" office:value-type="float" office:value="-0.4687">
            <text:p>-4.69E-001</text:p>
          </table:table-cell>
          <table:table-cell table:formula="of:=[.C83]+5" office:value-type="float" office:value="5.1562">
            <text:p>5.1562</text:p>
          </table:table-cell>
          <table:table-cell table:formula="of:=[.D83]+10" office:value-type="float" office:value="13.593">
            <text:p>13.593</text:p>
          </table:table-cell>
          <table:table-cell table:formula="of:=[.E83]+15" office:value-type="float" office:value="15.4687">
            <text:p>15.4687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">
            <text:p>0.00E+000</text:p>
          </table:table-cell>
          <table:table-cell office:value-type="float" office:value="-0.3125">
            <text:p>-3.13E-001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83]+[.$G$2]" office:value-type="float" office:value="0.000002024999879796">
            <text:p>0.000002025</text:p>
          </table:table-cell>
          <table:table-cell table:formula="of:=[.B84]" office:value-type="float" office:value="0">
            <text:p>0.00E+000</text:p>
          </table:table-cell>
          <table:table-cell table:formula="of:=[.C84]+5" office:value-type="float" office:value="4.6875">
            <text:p>4.6875</text:p>
          </table:table-cell>
          <table:table-cell table:formula="of:=[.D84]+10" office:value-type="float" office:value="12.968">
            <text:p>12.968</text:p>
          </table:table-cell>
          <table:table-cell table:formula="of:=[.E84]+15" office:value-type="float" office:value="15">
            <text:p>1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84]+[.$G$2]" office:value-type="float" office:value="0.000002049999878312">
            <text:p>0.00000205</text:p>
          </table:table-cell>
          <table:table-cell table:formula="of:=[.B85]" office:value-type="float" office:value="0">
            <text:p>0.00E+000</text:p>
          </table:table-cell>
          <table:table-cell table:formula="of:=[.C85]+5" office:value-type="float" office:value="5.1562">
            <text:p>5.1562</text:p>
          </table:table-cell>
          <table:table-cell table:formula="of:=[.D85]+10" office:value-type="float" office:value="13.125">
            <text:p>13.125</text:p>
          </table:table-cell>
          <table:table-cell table:formula="of:=[.E85]+15" office:value-type="float" office:value="15.3125">
            <text:p>15.312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-0.625">
            <text:p>-6.25E-001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85]+[.$G$2]" office:value-type="float" office:value="0.000002074999876828">
            <text:p>0.000002075</text:p>
          </table:table-cell>
          <table:table-cell table:formula="of:=[.B86]" office:value-type="float" office:value="-0.625">
            <text:p>-6.25E-001</text:p>
          </table:table-cell>
          <table:table-cell table:formula="of:=[.C86]+5" office:value-type="float" office:value="4.6875">
            <text:p>4.6875</text:p>
          </table:table-cell>
          <table:table-cell table:formula="of:=[.D86]+10" office:value-type="float" office:value="13.593">
            <text:p>13.593</text:p>
          </table:table-cell>
          <table:table-cell table:formula="of:=[.E86]+15" office:value-type="float" office:value="15">
            <text:p>1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6]+[.$G$2]" office:value-type="float" office:value="0.000002099999875344">
            <text:p>0.0000021</text:p>
          </table:table-cell>
          <table:table-cell table:formula="of:=[.B87]" office:value-type="float" office:value="0">
            <text:p>0.00E+000</text:p>
          </table:table-cell>
          <table:table-cell table:formula="of:=[.C87]+5" office:value-type="float" office:value="5.1562">
            <text:p>5.1562</text:p>
          </table:table-cell>
          <table:table-cell table:formula="of:=[.D87]+10" office:value-type="float" office:value="13.593">
            <text:p>13.593</text:p>
          </table:table-cell>
          <table:table-cell table:formula="of:=[.E87]+15" office:value-type="float" office:value="15.4687">
            <text:p>15.4687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-0.625">
            <text:p>-6.25E-001</text:p>
          </table:table-cell>
          <table:table-cell office:value-type="float" office:value="-0.3125">
            <text:p>-3.13E-001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87]+[.$G$2]" office:value-type="float" office:value="0.00000212499987386">
            <text:p>0.000002125</text:p>
          </table:table-cell>
          <table:table-cell table:formula="of:=[.B88]" office:value-type="float" office:value="-0.625">
            <text:p>-6.25E-001</text:p>
          </table:table-cell>
          <table:table-cell table:formula="of:=[.C88]+5" office:value-type="float" office:value="4.6875">
            <text:p>4.6875</text:p>
          </table:table-cell>
          <table:table-cell table:formula="of:=[.D88]+10" office:value-type="float" office:value="12.968">
            <text:p>12.968</text:p>
          </table:table-cell>
          <table:table-cell table:formula="of:=[.E88]+15" office:value-type="float" office:value="15">
            <text:p>1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88]+[.$G$2]" office:value-type="float" office:value="0.000002149999872376">
            <text:p>0.00000215</text:p>
          </table:table-cell>
          <table:table-cell table:formula="of:=[.B89]" office:value-type="float" office:value="-0.4687">
            <text:p>-4.69E-001</text:p>
          </table:table-cell>
          <table:table-cell table:formula="of:=[.C89]+5" office:value-type="float" office:value="4.6875">
            <text:p>4.6875</text:p>
          </table:table-cell>
          <table:table-cell table:formula="of:=[.D89]+10" office:value-type="float" office:value="13.125">
            <text:p>13.125</text:p>
          </table:table-cell>
          <table:table-cell table:formula="of:=[.E89]+15" office:value-type="float" office:value="15.1562">
            <text:p>15.1562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9]+[.$G$2]" office:value-type="float" office:value="0.000002174999870892">
            <text:p>0.000002175</text:p>
          </table:table-cell>
          <table:table-cell table:formula="of:=[.B90]" office:value-type="float" office:value="0.1562">
            <text:p>1.56E-001</text:p>
          </table:table-cell>
          <table:table-cell table:formula="of:=[.C90]+5" office:value-type="float" office:value="5.3125">
            <text:p>5.3125</text:p>
          </table:table-cell>
          <table:table-cell table:formula="of:=[.D90]+10" office:value-type="float" office:value="13.593">
            <text:p>13.593</text:p>
          </table:table-cell>
          <table:table-cell table:formula="of:=[.E90]+15" office:value-type="float" office:value="15.4687">
            <text:p>15.4687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">
            <text:p>0.00E+000</text:p>
          </table:table-cell>
          <table:table-cell office:value-type="float" office:value="0.3125">
            <text:p>3.13E-001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90]+[.$G$2]" office:value-type="float" office:value="0.000002199999869408">
            <text:p>0.0000022</text:p>
          </table:table-cell>
          <table:table-cell table:formula="of:=[.B91]" office:value-type="float" office:value="0">
            <text:p>0.00E+000</text:p>
          </table:table-cell>
          <table:table-cell table:formula="of:=[.C91]+5" office:value-type="float" office:value="5.3125">
            <text:p>5.3125</text:p>
          </table:table-cell>
          <table:table-cell table:formula="of:=[.D91]+10" office:value-type="float" office:value="13.125">
            <text:p>13.125</text:p>
          </table:table-cell>
          <table:table-cell table:formula="of:=[.E91]+15" office:value-type="float" office:value="15.3125">
            <text:p>15.312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-0.625">
            <text:p>-6.25E-001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91]+[.$G$2]" office:value-type="float" office:value="0.000002224999867924">
            <text:p>0.000002225</text:p>
          </table:table-cell>
          <table:table-cell table:formula="of:=[.B92]" office:value-type="float" office:value="-0.625">
            <text:p>-6.25E-001</text:p>
          </table:table-cell>
          <table:table-cell table:formula="of:=[.C92]+5" office:value-type="float" office:value="4.6875">
            <text:p>4.6875</text:p>
          </table:table-cell>
          <table:table-cell table:formula="of:=[.D92]+10" office:value-type="float" office:value="13.593">
            <text:p>13.593</text:p>
          </table:table-cell>
          <table:table-cell table:formula="of:=[.E92]+15" office:value-type="float" office:value="15.1562">
            <text:p>15.1562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92]+[.$G$2]" office:value-type="float" office:value="0.00000224999986644">
            <text:p>0.00000225</text:p>
          </table:table-cell>
          <table:table-cell table:formula="of:=[.B93]" office:value-type="float" office:value="-0.4687">
            <text:p>-4.69E-001</text:p>
          </table:table-cell>
          <table:table-cell table:formula="of:=[.C93]+5" office:value-type="float" office:value="4.6875">
            <text:p>4.6875</text:p>
          </table:table-cell>
          <table:table-cell table:formula="of:=[.D93]+10" office:value-type="float" office:value="13.593">
            <text:p>13.593</text:p>
          </table:table-cell>
          <table:table-cell table:formula="of:=[.E93]+15" office:value-type="float" office:value="15.3125">
            <text:p>15.312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93]+[.$G$2]" office:value-type="float" office:value="0.000002274999864956">
            <text:p>0.000002275</text:p>
          </table:table-cell>
          <table:table-cell table:formula="of:=[.B94]" office:value-type="float" office:value="0">
            <text:p>0.00E+000</text:p>
          </table:table-cell>
          <table:table-cell table:formula="of:=[.C94]+5" office:value-type="float" office:value="5.1562">
            <text:p>5.1562</text:p>
          </table:table-cell>
          <table:table-cell table:formula="of:=[.D94]+10" office:value-type="float" office:value="12.968">
            <text:p>12.968</text:p>
          </table:table-cell>
          <table:table-cell table:formula="of:=[.E94]+15" office:value-type="float" office:value="15.1562">
            <text:p>15.1562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-0.4687">
            <text:p>-4.69E-001</text:p>
          </table:table-cell>
          <table:table-cell office:value-type="float" office:value="0.3125">
            <text:p>3.13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94]+[.$G$2]" office:value-type="float" office:value="0.000002299999863472">
            <text:p>0.0000023</text:p>
          </table:table-cell>
          <table:table-cell table:formula="of:=[.B95]" office:value-type="float" office:value="-0.4687">
            <text:p>-4.69E-001</text:p>
          </table:table-cell>
          <table:table-cell table:formula="of:=[.C95]+5" office:value-type="float" office:value="5.3125">
            <text:p>5.3125</text:p>
          </table:table-cell>
          <table:table-cell table:formula="of:=[.D95]+10" office:value-type="float" office:value="12.968">
            <text:p>12.968</text:p>
          </table:table-cell>
          <table:table-cell table:formula="of:=[.E95]+15" office:value-type="float" office:value="15.1562">
            <text:p>15.1562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.75">
            <text:p>3.75E+000</text:p>
          </table:table-cell>
          <table:table-cell office:value-type="float" office:value="-0.4687">
            <text:p>-4.69E-001</text:p>
          </table:table-cell>
          <table:table-cell office:value-type="float" office:value="3.906">
            <text:p>3.91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95]+[.$G$2]" office:value-type="float" office:value="0.000002324999861988">
            <text:p>0.000002325</text:p>
          </table:table-cell>
          <table:table-cell table:formula="of:=[.B96]" office:value-type="float" office:value="3.75">
            <text:p>3.75E+000</text:p>
          </table:table-cell>
          <table:table-cell table:formula="of:=[.C96]+5" office:value-type="float" office:value="4.5313">
            <text:p>4.5313</text:p>
          </table:table-cell>
          <table:table-cell table:formula="of:=[.D96]+10" office:value-type="float" office:value="13.906">
            <text:p>13.906</text:p>
          </table:table-cell>
          <table:table-cell table:formula="of:=[.E96]+15" office:value-type="float" office:value="15.4687">
            <text:p>15.4687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3.281">
            <text:p>3.28E+000</text:p>
          </table:table-cell>
          <table:table-cell office:value-type="float" office:value="0.1562">
            <text:p>1.56E-001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96]+[.$G$2]" office:value-type="float" office:value="0.000002349999860504">
            <text:p>0.00000235</text:p>
          </table:table-cell>
          <table:table-cell table:formula="of:=[.B97]" office:value-type="float" office:value="3.281">
            <text:p>3.28E+000</text:p>
          </table:table-cell>
          <table:table-cell table:formula="of:=[.C97]+5" office:value-type="float" office:value="5.1562">
            <text:p>5.1562</text:p>
          </table:table-cell>
          <table:table-cell table:formula="of:=[.D97]+10" office:value-type="float" office:value="13.125">
            <text:p>13.125</text:p>
          </table:table-cell>
          <table:table-cell table:formula="of:=[.E97]+15" office:value-type="float" office:value="15.3125">
            <text:p>15.312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.812">
            <text:p>2.81E+000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97]+[.$G$2]" office:value-type="float" office:value="0.00000237499985902">
            <text:p>0.000002375</text:p>
          </table:table-cell>
          <table:table-cell table:formula="of:=[.B98]" office:value-type="float" office:value="2.812">
            <text:p>2.81E+000</text:p>
          </table:table-cell>
          <table:table-cell table:formula="of:=[.C98]+5" office:value-type="float" office:value="4.6875">
            <text:p>4.6875</text:p>
          </table:table-cell>
          <table:table-cell table:formula="of:=[.D98]+10" office:value-type="float" office:value="13.593">
            <text:p>13.593</text:p>
          </table:table-cell>
          <table:table-cell table:formula="of:=[.E98]+15" office:value-type="float" office:value="15.1562">
            <text:p>15.1562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2.812">
            <text:p>2.81E+000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98]+[.$G$2]" office:value-type="float" office:value="0.000002399999857536">
            <text:p>0.0000024</text:p>
          </table:table-cell>
          <table:table-cell table:formula="of:=[.B99]" office:value-type="float" office:value="2.812">
            <text:p>2.81E+000</text:p>
          </table:table-cell>
          <table:table-cell table:formula="of:=[.C99]+5" office:value-type="float" office:value="5.1562">
            <text:p>5.1562</text:p>
          </table:table-cell>
          <table:table-cell table:formula="of:=[.D99]+10" office:value-type="float" office:value="13.593">
            <text:p>13.593</text:p>
          </table:table-cell>
          <table:table-cell table:formula="of:=[.E99]+15" office:value-type="float" office:value="15.3125">
            <text:p>15.312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3.437">
            <text:p>3.44E+000</text:p>
          </table:table-cell>
          <table:table-cell office:value-type="float" office:value="-0.4687">
            <text:p>-4.69E-001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99]+[.$G$2]" office:value-type="float" office:value="0.000002424999856052">
            <text:p>0.000002425</text:p>
          </table:table-cell>
          <table:table-cell table:formula="of:=[.B100]" office:value-type="float" office:value="3.437">
            <text:p>3.44E+000</text:p>
          </table:table-cell>
          <table:table-cell table:formula="of:=[.C100]+5" office:value-type="float" office:value="4.5313">
            <text:p>4.5313</text:p>
          </table:table-cell>
          <table:table-cell table:formula="of:=[.D100]+10" office:value-type="float" office:value="13.125">
            <text:p>13.125</text:p>
          </table:table-cell>
          <table:table-cell table:formula="of:=[.E100]+15" office:value-type="float" office:value="15.1562">
            <text:p>15.1562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.437">
            <text:p>3.44E+000</text:p>
          </table:table-cell>
          <table:table-cell office:value-type="float" office:value="0.3125">
            <text:p>3.13E-001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00]+[.$G$2]" office:value-type="float" office:value="0.000002449999854568">
            <text:p>0.00000245</text:p>
          </table:table-cell>
          <table:table-cell table:formula="of:=[.B101]" office:value-type="float" office:value="3.437">
            <text:p>3.44E+000</text:p>
          </table:table-cell>
          <table:table-cell table:formula="of:=[.C101]+5" office:value-type="float" office:value="5.3125">
            <text:p>5.3125</text:p>
          </table:table-cell>
          <table:table-cell table:formula="of:=[.D101]+10" office:value-type="float" office:value="12.968">
            <text:p>12.968</text:p>
          </table:table-cell>
          <table:table-cell table:formula="of:=[.E101]+15" office:value-type="float" office:value="15">
            <text:p>1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-1.093">
            <text:p>-1.09E+000</text:p>
          </table:table-cell>
          <table:table-cell office:value-type="float" office:value="-0.4687">
            <text:p>-4.69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1]+[.$G$2]" office:value-type="float" office:value="0.000002474999853084">
            <text:p>0.000002475</text:p>
          </table:table-cell>
          <table:table-cell table:formula="of:=[.B102]" office:value-type="float" office:value="-1.093">
            <text:p>-1.09E+000</text:p>
          </table:table-cell>
          <table:table-cell table:formula="of:=[.C102]+5" office:value-type="float" office:value="4.5313">
            <text:p>4.5313</text:p>
          </table:table-cell>
          <table:table-cell table:formula="of:=[.D102]+10" office:value-type="float" office:value="13.593">
            <text:p>13.593</text:p>
          </table:table-cell>
          <table:table-cell table:formula="of:=[.E102]+15" office:value-type="float" office:value="15.4687">
            <text:p>15.4687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.00E+000</text:p>
          </table:table-cell>
          <table:table-cell office:value-type="float" office:value="0.3125">
            <text:p>3.13E-001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02]+[.$G$2]" office:value-type="float" office:value="0.0000024999998516">
            <text:p>0.0000025</text:p>
          </table:table-cell>
          <table:table-cell table:formula="of:=[.B103]" office:value-type="float" office:value="0">
            <text:p>0.00E+000</text:p>
          </table:table-cell>
          <table:table-cell table:formula="of:=[.C103]+5" office:value-type="float" office:value="5.3125">
            <text:p>5.3125</text:p>
          </table:table-cell>
          <table:table-cell table:formula="of:=[.D103]+10" office:value-type="float" office:value="13.125">
            <text:p>13.125</text:p>
          </table:table-cell>
          <table:table-cell table:formula="of:=[.E103]+15" office:value-type="float" office:value="15.1562">
            <text:p>15.1562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-0.625">
            <text:p>-6.25E-001</text:p>
          </table:table-cell>
          <table:table-cell office:value-type="float" office:value="-0.4687">
            <text:p>-4.69E-001</text:p>
          </table:table-cell>
          <table:table-cell office:value-type="float" office:value="3.75">
            <text:p>3.75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03]+[.$G$2]" office:value-type="float" office:value="0.000002524999850116">
            <text:p>0.000002525</text:p>
          </table:table-cell>
          <table:table-cell table:formula="of:=[.B104]" office:value-type="float" office:value="-0.625">
            <text:p>-6.25E-001</text:p>
          </table:table-cell>
          <table:table-cell table:formula="of:=[.C104]+5" office:value-type="float" office:value="4.5313">
            <text:p>4.5313</text:p>
          </table:table-cell>
          <table:table-cell table:formula="of:=[.D104]+10" office:value-type="float" office:value="13.75">
            <text:p>13.75</text:p>
          </table:table-cell>
          <table:table-cell table:formula="of:=[.E104]+15" office:value-type="float" office:value="15.3125">
            <text:p>15.3125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04]+[.$G$2]" office:value-type="float" office:value="0.000002549999848632">
            <text:p>0.00000255</text:p>
          </table:table-cell>
          <table:table-cell table:formula="of:=[.B105]" office:value-type="float" office:value="0">
            <text:p>0.00E+000</text:p>
          </table:table-cell>
          <table:table-cell table:formula="of:=[.C105]+5" office:value-type="float" office:value="5.1562">
            <text:p>5.1562</text:p>
          </table:table-cell>
          <table:table-cell table:formula="of:=[.D105]+10" office:value-type="float" office:value="12.968">
            <text:p>12.968</text:p>
          </table:table-cell>
          <table:table-cell table:formula="of:=[.E105]+15" office:value-type="float" office:value="15.1562">
            <text:p>15.1562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-0.625">
            <text:p>-6.25E-001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5]+[.$G$2]" office:value-type="float" office:value="0.000002574999847148">
            <text:p>0.000002575</text:p>
          </table:table-cell>
          <table:table-cell table:formula="of:=[.B106]" office:value-type="float" office:value="-0.625">
            <text:p>-6.25E-001</text:p>
          </table:table-cell>
          <table:table-cell table:formula="of:=[.C106]+5" office:value-type="float" office:value="4.6875">
            <text:p>4.6875</text:p>
          </table:table-cell>
          <table:table-cell table:formula="of:=[.D106]+10" office:value-type="float" office:value="13.593">
            <text:p>13.593</text:p>
          </table:table-cell>
          <table:table-cell table:formula="of:=[.E106]+15" office:value-type="float" office:value="15.4687">
            <text:p>15.4687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-0.625">
            <text:p>-6.25E-001</text:p>
          </table:table-cell>
          <table:table-cell office:value-type="float" office:value="-0.3125">
            <text:p>-3.13E-001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06]+[.$G$2]" office:value-type="float" office:value="0.000002599999845664">
            <text:p>0.0000026</text:p>
          </table:table-cell>
          <table:table-cell table:formula="of:=[.B107]" office:value-type="float" office:value="-0.625">
            <text:p>-6.25E-001</text:p>
          </table:table-cell>
          <table:table-cell table:formula="of:=[.C107]+5" office:value-type="float" office:value="4.6875">
            <text:p>4.6875</text:p>
          </table:table-cell>
          <table:table-cell table:formula="of:=[.D107]+10" office:value-type="float" office:value="13.125">
            <text:p>13.125</text:p>
          </table:table-cell>
          <table:table-cell table:formula="of:=[.E107]+15" office:value-type="float" office:value="15.3125">
            <text:p>15.3125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table:number-columns-repeated="2" office:value-type="float" office:value="0.1562">
            <text:p>1.56E-001</text:p>
          </table:table-cell>
          <table:table-cell office:value-type="float" office:value="3.75">
            <text:p>3.75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07]+[.$G$2]" office:value-type="float" office:value="0.00000262499984418">
            <text:p>0.000002625</text:p>
          </table:table-cell>
          <table:table-cell table:formula="of:=[.B108]" office:value-type="float" office:value="0.1562">
            <text:p>1.56E-001</text:p>
          </table:table-cell>
          <table:table-cell table:formula="of:=[.C108]+5" office:value-type="float" office:value="5.1562">
            <text:p>5.1562</text:p>
          </table:table-cell>
          <table:table-cell table:formula="of:=[.D108]+10" office:value-type="float" office:value="13.75">
            <text:p>13.75</text:p>
          </table:table-cell>
          <table:table-cell table:formula="of:=[.E108]+15" office:value-type="float" office:value="15.1562">
            <text:p>15.1562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0.625">
            <text:p>6.25E-001</text:p>
          </table:table-cell>
          <table:table-cell office:value-type="float" office:value="-0.3125">
            <text:p>-3.13E-001</text:p>
          </table:table-cell>
          <table:table-cell office:value-type="float" office:value="3.125">
            <text:p>3.13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08]+[.$G$2]" office:value-type="float" office:value="0.000002649999842696">
            <text:p>0.00000265</text:p>
          </table:table-cell>
          <table:table-cell table:formula="of:=[.B109]" office:value-type="float" office:value="0.625">
            <text:p>6.25E-001</text:p>
          </table:table-cell>
          <table:table-cell table:formula="of:=[.C109]+5" office:value-type="float" office:value="4.6875">
            <text:p>4.6875</text:p>
          </table:table-cell>
          <table:table-cell table:formula="of:=[.D109]+10" office:value-type="float" office:value="13.125">
            <text:p>13.125</text:p>
          </table:table-cell>
          <table:table-cell table:formula="of:=[.E109]+15" office:value-type="float" office:value="15">
            <text:p>15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3.906">
            <text:p>3.91E+000</text:p>
          </table:table-cell>
          <table:table-cell office:value-type="float" office:value="0.4687">
            <text:p>4.69E-001</text:p>
          </table:table-cell>
          <table:table-cell office:value-type="float" office:value="3.75">
            <text:p>3.75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9]+[.$G$2]" office:value-type="float" office:value="0.000002674999841212">
            <text:p>0.000002675</text:p>
          </table:table-cell>
          <table:table-cell table:formula="of:=[.B110]" office:value-type="float" office:value="3.906">
            <text:p>3.91E+000</text:p>
          </table:table-cell>
          <table:table-cell table:formula="of:=[.C110]+5" office:value-type="float" office:value="5.4687">
            <text:p>5.4687</text:p>
          </table:table-cell>
          <table:table-cell table:formula="of:=[.D110]+10" office:value-type="float" office:value="13.75">
            <text:p>13.75</text:p>
          </table:table-cell>
          <table:table-cell table:formula="of:=[.E110]+15" office:value-type="float" office:value="15.4687">
            <text:p>15.4687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2.812">
            <text:p>2.81E+000</text:p>
          </table:table-cell>
          <table:table-cell office:value-type="float" office:value="0.1562">
            <text:p>1.56E-001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10]+[.$G$2]" office:value-type="float" office:value="0.000002699999839728">
            <text:p>0.0000027</text:p>
          </table:table-cell>
          <table:table-cell table:formula="of:=[.B111]" office:value-type="float" office:value="2.812">
            <text:p>2.81E+000</text:p>
          </table:table-cell>
          <table:table-cell table:formula="of:=[.C111]+5" office:value-type="float" office:value="5.1562">
            <text:p>5.1562</text:p>
          </table:table-cell>
          <table:table-cell table:formula="of:=[.D111]+10" office:value-type="float" office:value="13.125">
            <text:p>13.125</text:p>
          </table:table-cell>
          <table:table-cell table:formula="of:=[.E111]+15" office:value-type="float" office:value="15.3125">
            <text:p>15.3125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11]+[.$G$2]" office:value-type="float" office:value="0.000002724999838244">
            <text:p>0.000002725</text:p>
          </table:table-cell>
          <table:table-cell table:formula="of:=[.B112]" office:value-type="float" office:value="3.437">
            <text:p>3.44E+000</text:p>
          </table:table-cell>
          <table:table-cell table:formula="of:=[.C112]+5" office:value-type="float" office:value="4.6875">
            <text:p>4.6875</text:p>
          </table:table-cell>
          <table:table-cell table:formula="of:=[.D112]+10" office:value-type="float" office:value="13.593">
            <text:p>13.593</text:p>
          </table:table-cell>
          <table:table-cell table:formula="of:=[.E112]+15" office:value-type="float" office:value="15.1562">
            <text:p>15.1562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2.812">
            <text:p>2.81E+000</text:p>
          </table:table-cell>
          <table:table-cell office:value-type="float" office:value="0.3125">
            <text:p>3.13E-001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12]+[.$G$2]" office:value-type="float" office:value="0.00000274999983676">
            <text:p>0.00000275</text:p>
          </table:table-cell>
          <table:table-cell table:formula="of:=[.B113]" office:value-type="float" office:value="2.812">
            <text:p>2.81E+000</text:p>
          </table:table-cell>
          <table:table-cell table:formula="of:=[.C113]+5" office:value-type="float" office:value="5.3125">
            <text:p>5.3125</text:p>
          </table:table-cell>
          <table:table-cell table:formula="of:=[.D113]+10" office:value-type="float" office:value="13.125">
            <text:p>13.125</text:p>
          </table:table-cell>
          <table:table-cell table:formula="of:=[.E113]+15" office:value-type="float" office:value="15.3125">
            <text:p>15.3125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3.281">
            <text:p>3.28E+000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13]+[.$G$2]" office:value-type="float" office:value="0.000002774999835276">
            <text:p>0.000002775</text:p>
          </table:table-cell>
          <table:table-cell table:formula="of:=[.B114]" office:value-type="float" office:value="3.281">
            <text:p>3.28E+000</text:p>
          </table:table-cell>
          <table:table-cell table:formula="of:=[.C114]+5" office:value-type="float" office:value="4.6875">
            <text:p>4.6875</text:p>
          </table:table-cell>
          <table:table-cell table:formula="of:=[.D114]+10" office:value-type="float" office:value="13.593">
            <text:p>13.593</text:p>
          </table:table-cell>
          <table:table-cell table:formula="of:=[.E114]+15" office:value-type="float" office:value="15">
            <text:p>15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3.281">
            <text:p>3.28E+000</text:p>
          </table:table-cell>
          <table:table-cell office:value-type="float" office:value="0.4687">
            <text:p>4.69E-001</text:p>
          </table:table-cell>
          <table:table-cell office:value-type="float" office:value="3.75">
            <text:p>3.75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14]+[.$G$2]" office:value-type="float" office:value="0.000002799999833792">
            <text:p>0.0000028</text:p>
          </table:table-cell>
          <table:table-cell table:formula="of:=[.B115]" office:value-type="float" office:value="3.281">
            <text:p>3.28E+000</text:p>
          </table:table-cell>
          <table:table-cell table:formula="of:=[.C115]+5" office:value-type="float" office:value="5.4687">
            <text:p>5.4687</text:p>
          </table:table-cell>
          <table:table-cell table:formula="of:=[.D115]+10" office:value-type="float" office:value="13.75">
            <text:p>13.75</text:p>
          </table:table-cell>
          <table:table-cell table:formula="of:=[.E115]+15" office:value-type="float" office:value="15.3125">
            <text:p>15.3125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-1.25">
            <text:p>-1.25E+000</text:p>
          </table:table-cell>
          <table:table-cell office:value-type="float" office:value="-0.625">
            <text:p>-6.25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15]+[.$G$2]" office:value-type="float" office:value="0.000002824999832308">
            <text:p>0.000002825</text:p>
          </table:table-cell>
          <table:table-cell table:formula="of:=[.B116]" office:value-type="float" office:value="-1.25">
            <text:p>-1.25E+000</text:p>
          </table:table-cell>
          <table:table-cell table:formula="of:=[.C116]+5" office:value-type="float" office:value="4.375">
            <text:p>4.375</text:p>
          </table:table-cell>
          <table:table-cell table:formula="of:=[.D116]+10" office:value-type="float" office:value="12.968">
            <text:p>12.968</text:p>
          </table:table-cell>
          <table:table-cell table:formula="of:=[.E116]+15" office:value-type="float" office:value="15.1562">
            <text:p>15.1562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-0.625">
            <text:p>-6.25E-001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16]+[.$G$2]" office:value-type="float" office:value="0.000002849999830824">
            <text:p>0.00000285</text:p>
          </table:table-cell>
          <table:table-cell table:formula="of:=[.B117]" office:value-type="float" office:value="-0.625">
            <text:p>-6.25E-001</text:p>
          </table:table-cell>
          <table:table-cell table:formula="of:=[.C117]+5" office:value-type="float" office:value="5.1562">
            <text:p>5.1562</text:p>
          </table:table-cell>
          <table:table-cell table:formula="of:=[.D117]+10" office:value-type="float" office:value="13.593">
            <text:p>13.593</text:p>
          </table:table-cell>
          <table:table-cell table:formula="of:=[.E117]+15" office:value-type="float" office:value="15">
            <text:p>15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0">
            <text:p>0.00E+000</text:p>
          </table:table-cell>
          <table:table-cell office:value-type="float" office:value="-0.3125">
            <text:p>-3.13E-001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17]+[.$G$2]" office:value-type="float" office:value="0.00000287499982934">
            <text:p>0.000002875</text:p>
          </table:table-cell>
          <table:table-cell table:formula="of:=[.B118]" office:value-type="float" office:value="0">
            <text:p>0.00E+000</text:p>
          </table:table-cell>
          <table:table-cell table:formula="of:=[.C118]+5" office:value-type="float" office:value="4.6875">
            <text:p>4.6875</text:p>
          </table:table-cell>
          <table:table-cell table:formula="of:=[.D118]+10" office:value-type="float" office:value="13.125">
            <text:p>13.125</text:p>
          </table:table-cell>
          <table:table-cell table:formula="of:=[.E118]+15" office:value-type="float" office:value="15.4687">
            <text:p>15.4687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18]+[.$G$2]" office:value-type="float" office:value="0.000002899999827856">
            <text:p>0.0000029</text:p>
          </table:table-cell>
          <table:table-cell table:formula="of:=[.B119]" office:value-type="float" office:value="-0.4687">
            <text:p>-4.69E-001</text:p>
          </table:table-cell>
          <table:table-cell table:formula="of:=[.C119]+5" office:value-type="float" office:value="5.1562">
            <text:p>5.1562</text:p>
          </table:table-cell>
          <table:table-cell table:formula="of:=[.D119]+10" office:value-type="float" office:value="13.125">
            <text:p>13.125</text:p>
          </table:table-cell>
          <table:table-cell table:formula="of:=[.E119]+15" office:value-type="float" office:value="15.4687">
            <text:p>15.4687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0">
            <text:p>0.00E+000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19]+[.$G$2]" office:value-type="float" office:value="0.00000292499982637201">
            <text:p>0.000002925</text:p>
          </table:table-cell>
          <table:table-cell table:formula="of:=[.B120]" office:value-type="float" office:value="0">
            <text:p>0.00E+000</text:p>
          </table:table-cell>
          <table:table-cell table:formula="of:=[.C120]+5" office:value-type="float" office:value="4.6875">
            <text:p>4.6875</text:p>
          </table:table-cell>
          <table:table-cell table:formula="of:=[.D120]+10" office:value-type="float" office:value="13.593">
            <text:p>13.593</text:p>
          </table:table-cell>
          <table:table-cell table:formula="of:=[.E120]+15" office:value-type="float" office:value="15">
            <text:p>15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-0.4687">
            <text:p>-4.69E-001</text:p>
          </table:table-cell>
          <table:table-cell office:value-type="float" office:value="0.3125">
            <text:p>3.13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20]+[.$G$2]" office:value-type="float" office:value="0.00000294999982488801">
            <text:p>0.00000295</text:p>
          </table:table-cell>
          <table:table-cell table:formula="of:=[.B121]" office:value-type="float" office:value="-0.4687">
            <text:p>-4.69E-001</text:p>
          </table:table-cell>
          <table:table-cell table:formula="of:=[.C121]+5" office:value-type="float" office:value="5.3125">
            <text:p>5.3125</text:p>
          </table:table-cell>
          <table:table-cell table:formula="of:=[.D121]+10" office:value-type="float" office:value="12.968">
            <text:p>12.968</text:p>
          </table:table-cell>
          <table:table-cell table:formula="of:=[.E121]+15" office:value-type="float" office:value="15.1562">
            <text:p>15.1562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4.062">
            <text:p>4.06E+000</text:p>
          </table:table-cell>
          <table:table-cell office:value-type="float" office:value="-0.4687">
            <text:p>-4.69E-001</text:p>
          </table:table-cell>
          <table:table-cell office:value-type="float" office:value="3.75">
            <text:p>3.75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21]+[.$G$2]" office:value-type="float" office:value="0.00000297499982340401">
            <text:p>0.000002975</text:p>
          </table:table-cell>
          <table:table-cell table:formula="of:=[.B122]" office:value-type="float" office:value="4.062">
            <text:p>4.06E+000</text:p>
          </table:table-cell>
          <table:table-cell table:formula="of:=[.C122]+5" office:value-type="float" office:value="4.5313">
            <text:p>4.5313</text:p>
          </table:table-cell>
          <table:table-cell table:formula="of:=[.D122]+10" office:value-type="float" office:value="13.75">
            <text:p>13.75</text:p>
          </table:table-cell>
          <table:table-cell table:formula="of:=[.E122]+15" office:value-type="float" office:value="15.4687">
            <text:p>15.4687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2.812">
            <text:p>2.81E+000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22]+[.$G$2]" office:value-type="float" office:value="0.00000299999982192001">
            <text:p>0.000003</text:p>
          </table:table-cell>
          <table:table-cell table:formula="of:=[.B123]" office:value-type="float" office:value="2.812">
            <text:p>2.81E+000</text:p>
          </table:table-cell>
          <table:table-cell table:formula="of:=[.C123]+5" office:value-type="float" office:value="4.6875">
            <text:p>4.6875</text:p>
          </table:table-cell>
          <table:table-cell table:formula="of:=[.D123]+10" office:value-type="float" office:value="13.593">
            <text:p>13.593</text:p>
          </table:table-cell>
          <table:table-cell table:formula="of:=[.E123]+15" office:value-type="float" office:value="15.3125">
            <text:p>15.3125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office:value-type="float" office:value="3.125">
            <text:p>3.13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23]+[.$G$2]" office:value-type="float" office:value="0.00000302499982043601">
            <text:p>0.000003025</text:p>
          </table:table-cell>
          <table:table-cell table:formula="of:=[.B124]" office:value-type="float" office:value="3.593">
            <text:p>3.59E+000</text:p>
          </table:table-cell>
          <table:table-cell table:formula="of:=[.C124]+5" office:value-type="float" office:value="5.3125">
            <text:p>5.3125</text:p>
          </table:table-cell>
          <table:table-cell table:formula="of:=[.D124]+10" office:value-type="float" office:value="13.125">
            <text:p>13.125</text:p>
          </table:table-cell>
          <table:table-cell table:formula="of:=[.E124]+15" office:value-type="float" office:value="15">
            <text:p>15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2.812">
            <text:p>2.81E+000</text:p>
          </table:table-cell>
          <table:table-cell office:value-type="float" office:value="-0.3125">
            <text:p>-3.13E-001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24]+[.$G$2]" office:value-type="float" office:value="0.00000304999981895201">
            <text:p>0.00000305</text:p>
          </table:table-cell>
          <table:table-cell table:formula="of:=[.B125]" office:value-type="float" office:value="2.812">
            <text:p>2.81E+000</text:p>
          </table:table-cell>
          <table:table-cell table:formula="of:=[.C125]+5" office:value-type="float" office:value="4.6875">
            <text:p>4.6875</text:p>
          </table:table-cell>
          <table:table-cell table:formula="of:=[.D125]+10" office:value-type="float" office:value="13.125">
            <text:p>13.125</text:p>
          </table:table-cell>
          <table:table-cell table:formula="of:=[.E125]+15" office:value-type="float" office:value="15.3125">
            <text:p>15.3125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3.437">
            <text:p>3.44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25]+[.$G$2]" office:value-type="float" office:value="0.00000307499981746801">
            <text:p>0.000003075</text:p>
          </table:table-cell>
          <table:table-cell table:formula="of:=[.B126]" office:value-type="float" office:value="3.437">
            <text:p>3.44E+000</text:p>
          </table:table-cell>
          <table:table-cell table:formula="of:=[.C126]+5" office:value-type="float" office:value="5.3125">
            <text:p>5.3125</text:p>
          </table:table-cell>
          <table:table-cell table:formula="of:=[.D126]+10" office:value-type="float" office:value="13.593">
            <text:p>13.593</text:p>
          </table:table-cell>
          <table:table-cell table:formula="of:=[.E126]+15" office:value-type="float" office:value="15">
            <text:p>15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2.812">
            <text:p>2.81E+000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26]+[.$G$2]" office:value-type="float" office:value="0.00000309999981598401">
            <text:p>0.0000031</text:p>
          </table:table-cell>
          <table:table-cell table:formula="of:=[.B127]" office:value-type="float" office:value="2.812">
            <text:p>2.81E+000</text:p>
          </table:table-cell>
          <table:table-cell table:formula="of:=[.C127]+5" office:value-type="float" office:value="4.6875">
            <text:p>4.6875</text:p>
          </table:table-cell>
          <table:table-cell table:formula="of:=[.D127]+10" office:value-type="float" office:value="13.593">
            <text:p>13.593</text:p>
          </table:table-cell>
          <table:table-cell table:formula="of:=[.E127]+15" office:value-type="float" office:value="15.1562">
            <text:p>15.1562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3.437">
            <text:p>3.44E+000</text:p>
          </table:table-cell>
          <table:table-cell office:value-type="float" office:value="0.3125">
            <text:p>3.13E-001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27]+[.$G$2]" office:value-type="float" office:value="0.00000312499981450001">
            <text:p>0.000003125</text:p>
          </table:table-cell>
          <table:table-cell table:formula="of:=[.B128]" office:value-type="float" office:value="3.437">
            <text:p>3.44E+000</text:p>
          </table:table-cell>
          <table:table-cell table:formula="of:=[.C128]+5" office:value-type="float" office:value="5.3125">
            <text:p>5.3125</text:p>
          </table:table-cell>
          <table:table-cell table:formula="of:=[.D128]+10" office:value-type="float" office:value="13.125">
            <text:p>13.125</text:p>
          </table:table-cell>
          <table:table-cell table:formula="of:=[.E128]+15" office:value-type="float" office:value="15.4687">
            <text:p>15.4687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2.031">
            <text:p>2.03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28]+[.$G$2]" office:value-type="float" office:value="0.00000314999981301601">
            <text:p>0.00000315</text:p>
          </table:table-cell>
          <table:table-cell table:formula="of:=[.B129]" office:value-type="float" office:value="2.031">
            <text:p>2.03E+000</text:p>
          </table:table-cell>
          <table:table-cell table:formula="of:=[.C129]+5" office:value-type="float" office:value="5.3125">
            <text:p>5.3125</text:p>
          </table:table-cell>
          <table:table-cell table:formula="of:=[.D129]+10" office:value-type="float" office:value="13.593">
            <text:p>13.593</text:p>
          </table:table-cell>
          <table:table-cell table:formula="of:=[.E129]+15" office:value-type="float" office:value="15">
            <text:p>15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-1.25">
            <text:p>-1.25E+000</text:p>
          </table:table-cell>
          <table:table-cell office:value-type="float" office:value="-0.4687">
            <text:p>-4.69E-001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29]+[.$G$2]" office:value-type="float" office:value="0.00000317499981153201">
            <text:p>0.000003175</text:p>
          </table:table-cell>
          <table:table-cell table:formula="of:=[.B130]" office:value-type="float" office:value="-1.25">
            <text:p>-1.25E+000</text:p>
          </table:table-cell>
          <table:table-cell table:formula="of:=[.C130]+5" office:value-type="float" office:value="4.5313">
            <text:p>4.5313</text:p>
          </table:table-cell>
          <table:table-cell table:formula="of:=[.D130]+10" office:value-type="float" office:value="13.125">
            <text:p>13.125</text:p>
          </table:table-cell>
          <table:table-cell table:formula="of:=[.E130]+15" office:value-type="float" office:value="15.4687">
            <text:p>15.4687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-0.1562">
            <text:p>-1.56E-001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30]+[.$G$2]" office:value-type="float" office:value="0.00000319999981004801">
            <text:p>0.0000032</text:p>
          </table:table-cell>
          <table:table-cell table:formula="of:=[.B131]" office:value-type="float" office:value="-0.1562">
            <text:p>-1.56E-001</text:p>
          </table:table-cell>
          <table:table-cell table:formula="of:=[.C131]+5" office:value-type="float" office:value="4.6875">
            <text:p>4.6875</text:p>
          </table:table-cell>
          <table:table-cell table:formula="of:=[.D131]+10" office:value-type="float" office:value="13.593">
            <text:p>13.593</text:p>
          </table:table-cell>
          <table:table-cell table:formula="of:=[.E131]+15" office:value-type="float" office:value="15">
            <text:p>15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-0.4687">
            <text:p>-4.69E-001</text:p>
          </table:table-cell>
          <table:table-cell office:value-type="float" office:value="0.3125">
            <text:p>3.13E-001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31]+[.$G$2]" office:value-type="float" office:value="0.00000322499980856401">
            <text:p>0.000003225</text:p>
          </table:table-cell>
          <table:table-cell table:formula="of:=[.B132]" office:value-type="float" office:value="-0.4687">
            <text:p>-4.69E-001</text:p>
          </table:table-cell>
          <table:table-cell table:formula="of:=[.C132]+5" office:value-type="float" office:value="5.3125">
            <text:p>5.3125</text:p>
          </table:table-cell>
          <table:table-cell table:formula="of:=[.D132]+10" office:value-type="float" office:value="13.125">
            <text:p>13.125</text:p>
          </table:table-cell>
          <table:table-cell table:formula="of:=[.E132]+15" office:value-type="float" office:value="15.4687">
            <text:p>15.4687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-0.625">
            <text:p>-6.25E-001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32]+[.$G$2]" office:value-type="float" office:value="0.00000324999980708001">
            <text:p>0.00000325</text:p>
          </table:table-cell>
          <table:table-cell table:formula="of:=[.B133]" office:value-type="float" office:value="-0.625">
            <text:p>-6.25E-001</text:p>
          </table:table-cell>
          <table:table-cell table:formula="of:=[.C133]+5" office:value-type="float" office:value="5.1562">
            <text:p>5.1562</text:p>
          </table:table-cell>
          <table:table-cell table:formula="of:=[.D133]+10" office:value-type="float" office:value="13.593">
            <text:p>13.593</text:p>
          </table:table-cell>
          <table:table-cell table:formula="of:=[.E133]+15" office:value-type="float" office:value="15.3125">
            <text:p>15.3125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33]+[.$G$2]" office:value-type="float" office:value="0.00000327499980559601">
            <text:p>0.000003275</text:p>
          </table:table-cell>
          <table:table-cell table:formula="of:=[.B134]" office:value-type="float" office:value="0.1562">
            <text:p>1.56E-001</text:p>
          </table:table-cell>
          <table:table-cell table:formula="of:=[.C134]+5" office:value-type="float" office:value="4.6875">
            <text:p>4.6875</text:p>
          </table:table-cell>
          <table:table-cell table:formula="of:=[.D134]+10" office:value-type="float" office:value="12.968">
            <text:p>12.968</text:p>
          </table:table-cell>
          <table:table-cell table:formula="of:=[.E134]+15" office:value-type="float" office:value="15.1562">
            <text:p>15.1562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table:number-columns-repeated="2"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34]+[.$G$2]" office:value-type="float" office:value="0.00000329999980411201">
            <text:p>0.0000033</text:p>
          </table:table-cell>
          <table:table-cell table:formula="of:=[.B135]" office:value-type="float" office:value="-0.4687">
            <text:p>-4.69E-001</text:p>
          </table:table-cell>
          <table:table-cell table:formula="of:=[.C135]+5" office:value-type="float" office:value="4.5313">
            <text:p>4.5313</text:p>
          </table:table-cell>
          <table:table-cell table:formula="of:=[.D135]+10" office:value-type="float" office:value="12.968">
            <text:p>12.968</text:p>
          </table:table-cell>
          <table:table-cell table:formula="of:=[.E135]+15" office:value-type="float" office:value="15">
            <text:p>15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3.906">
            <text:p>3.91E+000</text:p>
          </table:table-cell>
          <table:table-cell office:value-type="float" office:value="0.4687">
            <text:p>4.69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35]+[.$G$2]" office:value-type="float" office:value="0.00000332499980262801">
            <text:p>0.000003325</text:p>
          </table:table-cell>
          <table:table-cell table:formula="of:=[.B136]" office:value-type="float" office:value="3.906">
            <text:p>3.91E+000</text:p>
          </table:table-cell>
          <table:table-cell table:formula="of:=[.C136]+5" office:value-type="float" office:value="5.4687">
            <text:p>5.4687</text:p>
          </table:table-cell>
          <table:table-cell table:formula="of:=[.D136]+10" office:value-type="float" office:value="13.593">
            <text:p>13.593</text:p>
          </table:table-cell>
          <table:table-cell table:formula="of:=[.E136]+15" office:value-type="float" office:value="15.4687">
            <text:p>15.4687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3.437">
            <text:p>3.44E+000</text:p>
          </table:table-cell>
          <table:table-cell office:value-type="float" office:value="0.3125">
            <text:p>3.13E-001</text:p>
          </table:table-cell>
          <table:table-cell office:value-type="float" office:value="3.125">
            <text:p>3.13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36]+[.$G$2]" office:value-type="float" office:value="0.00000334999980114401">
            <text:p>0.00000335</text:p>
          </table:table-cell>
          <table:table-cell table:formula="of:=[.B137]" office:value-type="float" office:value="3.437">
            <text:p>3.44E+000</text:p>
          </table:table-cell>
          <table:table-cell table:formula="of:=[.C137]+5" office:value-type="float" office:value="5.3125">
            <text:p>5.3125</text:p>
          </table:table-cell>
          <table:table-cell table:formula="of:=[.D137]+10" office:value-type="float" office:value="13.125">
            <text:p>13.125</text:p>
          </table:table-cell>
          <table:table-cell table:formula="of:=[.E137]+15" office:value-type="float" office:value="15">
            <text:p>15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2.812">
            <text:p>2.81E+000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37]+[.$G$2]" office:value-type="float" office:value="0.00000337499979966001">
            <text:p>0.000003375</text:p>
          </table:table-cell>
          <table:table-cell table:formula="of:=[.B138]" office:value-type="float" office:value="2.812">
            <text:p>2.81E+000</text:p>
          </table:table-cell>
          <table:table-cell table:formula="of:=[.C138]+5" office:value-type="float" office:value="4.6875">
            <text:p>4.6875</text:p>
          </table:table-cell>
          <table:table-cell table:formula="of:=[.D138]+10" office:value-type="float" office:value="13.593">
            <text:p>13.593</text:p>
          </table:table-cell>
          <table:table-cell table:formula="of:=[.E138]+15" office:value-type="float" office:value="15.4687">
            <text:p>15.4687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38]+[.$G$2]" office:value-type="float" office:value="0.00000339999979817601">
            <text:p>0.0000034</text:p>
          </table:table-cell>
          <table:table-cell table:formula="of:=[.B139]" office:value-type="float" office:value="3.437">
            <text:p>3.44E+000</text:p>
          </table:table-cell>
          <table:table-cell table:formula="of:=[.C139]+5" office:value-type="float" office:value="5.1562">
            <text:p>5.1562</text:p>
          </table:table-cell>
          <table:table-cell table:formula="of:=[.D139]+10" office:value-type="float" office:value="12.968">
            <text:p>12.968</text:p>
          </table:table-cell>
          <table:table-cell table:formula="of:=[.E139]+15" office:value-type="float" office:value="15.1562">
            <text:p>15.1562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2.812">
            <text:p>2.81E+000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39]+[.$G$2]" office:value-type="float" office:value="0.00000342499979669201">
            <text:p>0.000003425</text:p>
          </table:table-cell>
          <table:table-cell table:formula="of:=[.B140]" office:value-type="float" office:value="2.812">
            <text:p>2.81E+000</text:p>
          </table:table-cell>
          <table:table-cell table:formula="of:=[.C140]+5" office:value-type="float" office:value="4.6875">
            <text:p>4.6875</text:p>
          </table:table-cell>
          <table:table-cell table:formula="of:=[.D140]+10" office:value-type="float" office:value="13.593">
            <text:p>13.593</text:p>
          </table:table-cell>
          <table:table-cell table:formula="of:=[.E140]+15" office:value-type="float" office:value="15.4687">
            <text:p>15.4687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3.437">
            <text:p>3.44E+000</text:p>
          </table:table-cell>
          <table:table-cell office:value-type="float" office:value="0.3125">
            <text:p>3.13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40]+[.$G$2]" office:value-type="float" office:value="0.00000344999979520801">
            <text:p>0.00000345</text:p>
          </table:table-cell>
          <table:table-cell table:formula="of:=[.B141]" office:value-type="float" office:value="3.437">
            <text:p>3.44E+000</text:p>
          </table:table-cell>
          <table:table-cell table:formula="of:=[.C141]+5" office:value-type="float" office:value="5.3125">
            <text:p>5.3125</text:p>
          </table:table-cell>
          <table:table-cell table:formula="of:=[.D141]+10" office:value-type="float" office:value="12.968">
            <text:p>12.968</text:p>
          </table:table-cell>
          <table:table-cell table:formula="of:=[.E141]+15" office:value-type="float" office:value="15.1562">
            <text:p>15.1562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-0.9375">
            <text:p>-9.38E-001</text:p>
          </table:table-cell>
          <table:table-cell office:value-type="float" office:value="-0.4687">
            <text:p>-4.69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41]+[.$G$2]" office:value-type="float" office:value="0.00000347499979372401">
            <text:p>0.000003475</text:p>
          </table:table-cell>
          <table:table-cell table:formula="of:=[.B142]" office:value-type="float" office:value="-0.9375">
            <text:p>-9.38E-001</text:p>
          </table:table-cell>
          <table:table-cell table:formula="of:=[.C142]+5" office:value-type="float" office:value="4.5313">
            <text:p>4.5313</text:p>
          </table:table-cell>
          <table:table-cell table:formula="of:=[.D142]+10" office:value-type="float" office:value="13.593">
            <text:p>13.593</text:p>
          </table:table-cell>
          <table:table-cell table:formula="of:=[.E142]+15" office:value-type="float" office:value="15.4687">
            <text:p>15.4687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">
            <text:p>0.00E+000</text:p>
          </table:table-cell>
          <table:table-cell office:value-type="float" office:value="-0.3125">
            <text:p>-3.13E-001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42]+[.$G$2]" office:value-type="float" office:value="0.00000349999979224001">
            <text:p>0.0000035</text:p>
          </table:table-cell>
          <table:table-cell table:formula="of:=[.B143]" office:value-type="float" office:value="0">
            <text:p>0.00E+000</text:p>
          </table:table-cell>
          <table:table-cell table:formula="of:=[.C143]+5" office:value-type="float" office:value="4.6875">
            <text:p>4.6875</text:p>
          </table:table-cell>
          <table:table-cell table:formula="of:=[.D143]+10" office:value-type="float" office:value="13.125">
            <text:p>13.125</text:p>
          </table:table-cell>
          <table:table-cell table:formula="of:=[.E143]+15" office:value-type="float" office:value="15.4687">
            <text:p>15.4687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-0.7812">
            <text:p>-7.81E-001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43]+[.$G$2]" office:value-type="float" office:value="0.00000352499979075601">
            <text:p>0.000003525</text:p>
          </table:table-cell>
          <table:table-cell table:formula="of:=[.B144]" office:value-type="float" office:value="-0.7812">
            <text:p>-7.81E-001</text:p>
          </table:table-cell>
          <table:table-cell table:formula="of:=[.C144]+5" office:value-type="float" office:value="5.3125">
            <text:p>5.3125</text:p>
          </table:table-cell>
          <table:table-cell table:formula="of:=[.D144]+10" office:value-type="float" office:value="13.593">
            <text:p>13.593</text:p>
          </table:table-cell>
          <table:table-cell table:formula="of:=[.E144]+15" office:value-type="float" office:value="15">
            <text:p>15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table:number-columns-repeated="2" office:value-type="float" office:value="-0.4687">
            <text:p>-4.69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44]+[.$G$2]" office:value-type="float" office:value="0.00000354999978927201">
            <text:p>0.00000355</text:p>
          </table:table-cell>
          <table:table-cell table:formula="of:=[.B145]" office:value-type="float" office:value="-0.4687">
            <text:p>-4.69E-001</text:p>
          </table:table-cell>
          <table:table-cell table:formula="of:=[.C145]+5" office:value-type="float" office:value="4.5313">
            <text:p>4.5313</text:p>
          </table:table-cell>
          <table:table-cell table:formula="of:=[.D145]+10" office:value-type="float" office:value="13.593">
            <text:p>13.593</text:p>
          </table:table-cell>
          <table:table-cell table:formula="of:=[.E145]+15" office:value-type="float" office:value="15">
            <text:p>15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0">
            <text:p>0.00E+000</text:p>
          </table:table-cell>
          <table:table-cell office:value-type="float" office:value="0.3125">
            <text:p>3.13E-001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45]+[.$G$2]" office:value-type="float" office:value="0.00000357499978778801">
            <text:p>0.000003575</text:p>
          </table:table-cell>
          <table:table-cell table:formula="of:=[.B146]" office:value-type="float" office:value="0">
            <text:p>0.00E+000</text:p>
          </table:table-cell>
          <table:table-cell table:formula="of:=[.C146]+5" office:value-type="float" office:value="5.3125">
            <text:p>5.3125</text:p>
          </table:table-cell>
          <table:table-cell table:formula="of:=[.D146]+10" office:value-type="float" office:value="13.125">
            <text:p>13.125</text:p>
          </table:table-cell>
          <table:table-cell table:formula="of:=[.E146]+15" office:value-type="float" office:value="15.4687">
            <text:p>15.4687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-0.4687">
            <text:p>-4.69E-001</text:p>
          </table:table-cell>
          <table:table-cell office:value-type="float" office:value="0.3125">
            <text:p>3.13E-001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46]+[.$G$2]" office:value-type="float" office:value="0.00000359999978630401">
            <text:p>0.0000036</text:p>
          </table:table-cell>
          <table:table-cell table:formula="of:=[.B147]" office:value-type="float" office:value="-0.4687">
            <text:p>-4.69E-001</text:p>
          </table:table-cell>
          <table:table-cell table:formula="of:=[.C147]+5" office:value-type="float" office:value="5.3125">
            <text:p>5.3125</text:p>
          </table:table-cell>
          <table:table-cell table:formula="of:=[.D147]+10" office:value-type="float" office:value="13.125">
            <text:p>13.125</text:p>
          </table:table-cell>
          <table:table-cell table:formula="of:=[.E147]+15" office:value-type="float" office:value="15.4687">
            <text:p>15.4687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0.3125">
            <text:p>3.13E-001</text:p>
          </table:table-cell>
          <table:table-cell office:value-type="float" office:value="-0.4687">
            <text:p>-4.69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47]+[.$G$2]" office:value-type="float" office:value="0.00000362499978482001">
            <text:p>0.000003625</text:p>
          </table:table-cell>
          <table:table-cell table:formula="of:=[.B148]" office:value-type="float" office:value="0.3125">
            <text:p>3.13E-001</text:p>
          </table:table-cell>
          <table:table-cell table:formula="of:=[.C148]+5" office:value-type="float" office:value="4.5313">
            <text:p>4.5313</text:p>
          </table:table-cell>
          <table:table-cell table:formula="of:=[.D148]+10" office:value-type="float" office:value="13.593">
            <text:p>13.593</text:p>
          </table:table-cell>
          <table:table-cell table:formula="of:=[.E148]+15" office:value-type="float" office:value="15">
            <text:p>15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0.7812">
            <text:p>7.81E-001</text:p>
          </table:table-cell>
          <table:table-cell office:value-type="float" office:value="0.4687">
            <text:p>4.69E-001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48]+[.$G$2]" office:value-type="float" office:value="0.00000364999978333601">
            <text:p>0.00000365</text:p>
          </table:table-cell>
          <table:table-cell table:formula="of:=[.B149]" office:value-type="float" office:value="0.7812">
            <text:p>7.81E-001</text:p>
          </table:table-cell>
          <table:table-cell table:formula="of:=[.C149]+5" office:value-type="float" office:value="5.4687">
            <text:p>5.4687</text:p>
          </table:table-cell>
          <table:table-cell table:formula="of:=[.D149]+10" office:value-type="float" office:value="13.125">
            <text:p>13.125</text:p>
          </table:table-cell>
          <table:table-cell table:formula="of:=[.E149]+15" office:value-type="float" office:value="15.4687">
            <text:p>15.4687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4.062">
            <text:p>4.06E+000</text:p>
          </table:table-cell>
          <table:table-cell office:value-type="float" office:value="-0.4687">
            <text:p>-4.69E-001</text:p>
          </table:table-cell>
          <table:table-cell office:value-type="float" office:value="3.75">
            <text:p>3.75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49]+[.$G$2]" office:value-type="float" office:value="0.00000367499978185201">
            <text:p>0.000003675</text:p>
          </table:table-cell>
          <table:table-cell table:formula="of:=[.B150]" office:value-type="float" office:value="4.062">
            <text:p>4.06E+000</text:p>
          </table:table-cell>
          <table:table-cell table:formula="of:=[.C150]+5" office:value-type="float" office:value="4.5313">
            <text:p>4.5313</text:p>
          </table:table-cell>
          <table:table-cell table:formula="of:=[.D150]+10" office:value-type="float" office:value="13.75">
            <text:p>13.75</text:p>
          </table:table-cell>
          <table:table-cell table:formula="of:=[.E150]+15" office:value-type="float" office:value="15">
            <text:p>15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3.281">
            <text:p>3.28E+000</text:p>
          </table:table-cell>
          <table:table-cell office:value-type="float" office:value="0.1562">
            <text:p>1.56E-001</text:p>
          </table:table-cell>
          <table:table-cell office:value-type="float" office:value="3.437">
            <text:p>3.44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50]+[.$G$2]" office:value-type="float" office:value="0.00000369999978036801">
            <text:p>0.0000037</text:p>
          </table:table-cell>
          <table:table-cell table:formula="of:=[.B151]" office:value-type="float" office:value="3.281">
            <text:p>3.28E+000</text:p>
          </table:table-cell>
          <table:table-cell table:formula="of:=[.C151]+5" office:value-type="float" office:value="5.1562">
            <text:p>5.1562</text:p>
          </table:table-cell>
          <table:table-cell table:formula="of:=[.D151]+10" office:value-type="float" office:value="13.437">
            <text:p>13.437</text:p>
          </table:table-cell>
          <table:table-cell table:formula="of:=[.E151]+15" office:value-type="float" office:value="15">
            <text:p>15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2.812">
            <text:p>2.81E+000</text:p>
          </table:table-cell>
          <table:table-cell office:value-type="float" office:value="-0.3125">
            <text:p>-3.13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51]+[.$G$2]" office:value-type="float" office:value="0.00000372499977888401">
            <text:p>0.000003725</text:p>
          </table:table-cell>
          <table:table-cell table:formula="of:=[.B152]" office:value-type="float" office:value="2.812">
            <text:p>2.81E+000</text:p>
          </table:table-cell>
          <table:table-cell table:formula="of:=[.C152]+5" office:value-type="float" office:value="4.6875">
            <text:p>4.6875</text:p>
          </table:table-cell>
          <table:table-cell table:formula="of:=[.D152]+10" office:value-type="float" office:value="12.968">
            <text:p>12.968</text:p>
          </table:table-cell>
          <table:table-cell table:formula="of:=[.E152]+15" office:value-type="float" office:value="15.4687">
            <text:p>15.4687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.812">
            <text:p>2.81E+000</text:p>
          </table:table-cell>
          <table:table-cell office:value-type="float" office:value="-0.3125">
            <text:p>-3.13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52]+[.$G$2]" office:value-type="float" office:value="0.00000374999977740001">
            <text:p>0.00000375</text:p>
          </table:table-cell>
          <table:table-cell table:formula="of:=[.B153]" office:value-type="float" office:value="2.812">
            <text:p>2.81E+000</text:p>
          </table:table-cell>
          <table:table-cell table:formula="of:=[.C153]+5" office:value-type="float" office:value="4.6875">
            <text:p>4.6875</text:p>
          </table:table-cell>
          <table:table-cell table:formula="of:=[.D153]+10" office:value-type="float" office:value="12.968">
            <text:p>12.968</text:p>
          </table:table-cell>
          <table:table-cell table:formula="of:=[.E153]+15" office:value-type="float" office:value="15.1562">
            <text:p>15.1562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3.437">
            <text:p>3.44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53]+[.$G$2]" office:value-type="float" office:value="0.00000377499977591601">
            <text:p>0.000003775</text:p>
          </table:table-cell>
          <table:table-cell table:formula="of:=[.B154]" office:value-type="float" office:value="3.437">
            <text:p>3.44E+000</text:p>
          </table:table-cell>
          <table:table-cell table:formula="of:=[.C154]+5" office:value-type="float" office:value="5.3125">
            <text:p>5.3125</text:p>
          </table:table-cell>
          <table:table-cell table:formula="of:=[.D154]+10" office:value-type="float" office:value="13.593">
            <text:p>13.593</text:p>
          </table:table-cell>
          <table:table-cell table:formula="of:=[.E154]+15" office:value-type="float" office:value="15.3125">
            <text:p>15.3125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3.281">
            <text:p>3.28E+000</text:p>
          </table:table-cell>
          <table:table-cell office:value-type="float" office:value="0.4687">
            <text:p>4.69E-001</text:p>
          </table:table-cell>
          <table:table-cell office:value-type="float" office:value="3.75">
            <text:p>3.75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54]+[.$G$2]" office:value-type="float" office:value="0.00000379999977443201">
            <text:p>0.0000038</text:p>
          </table:table-cell>
          <table:table-cell table:formula="of:=[.B155]" office:value-type="float" office:value="3.281">
            <text:p>3.28E+000</text:p>
          </table:table-cell>
          <table:table-cell table:formula="of:=[.C155]+5" office:value-type="float" office:value="5.4687">
            <text:p>5.4687</text:p>
          </table:table-cell>
          <table:table-cell table:formula="of:=[.D155]+10" office:value-type="float" office:value="13.75">
            <text:p>13.75</text:p>
          </table:table-cell>
          <table:table-cell table:formula="of:=[.E155]+15" office:value-type="float" office:value="15.4687">
            <text:p>15.4687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-1.406">
            <text:p>-1.41E+000</text:p>
          </table:table-cell>
          <table:table-cell office:value-type="float" office:value="-0.625">
            <text:p>-6.25E-001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55]+[.$G$2]" office:value-type="float" office:value="0.00000382499977294801">
            <text:p>0.000003825</text:p>
          </table:table-cell>
          <table:table-cell table:formula="of:=[.B156]" office:value-type="float" office:value="-1.406">
            <text:p>-1.41E+000</text:p>
          </table:table-cell>
          <table:table-cell table:formula="of:=[.C156]+5" office:value-type="float" office:value="4.375">
            <text:p>4.375</text:p>
          </table:table-cell>
          <table:table-cell table:formula="of:=[.D156]+10" office:value-type="float" office:value="12.968">
            <text:p>12.968</text:p>
          </table:table-cell>
          <table:table-cell table:formula="of:=[.E156]+15" office:value-type="float" office:value="15">
            <text:p>15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56]+[.$G$2]" office:value-type="float" office:value="0.00000384999977146401">
            <text:p>0.00000385</text:p>
          </table:table-cell>
          <table:table-cell table:formula="of:=[.B157]" office:value-type="float" office:value="-0.4687">
            <text:p>-4.69E-001</text:p>
          </table:table-cell>
          <table:table-cell table:formula="of:=[.C157]+5" office:value-type="float" office:value="4.6875">
            <text:p>4.6875</text:p>
          </table:table-cell>
          <table:table-cell table:formula="of:=[.D157]+10" office:value-type="float" office:value="12.968">
            <text:p>12.968</text:p>
          </table:table-cell>
          <table:table-cell table:formula="of:=[.E157]+15" office:value-type="float" office:value="15.3125">
            <text:p>15.3125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0">
            <text:p>0.00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57]+[.$G$2]" office:value-type="float" office:value="0.00000387499976998001">
            <text:p>0.000003875</text:p>
          </table:table-cell>
          <table:table-cell table:formula="of:=[.B158]" office:value-type="float" office:value="0">
            <text:p>0.00E+000</text:p>
          </table:table-cell>
          <table:table-cell table:formula="of:=[.C158]+5" office:value-type="float" office:value="5.3125">
            <text:p>5.3125</text:p>
          </table:table-cell>
          <table:table-cell table:formula="of:=[.D158]+10" office:value-type="float" office:value="13.593">
            <text:p>13.593</text:p>
          </table:table-cell>
          <table:table-cell table:formula="of:=[.E158]+15" office:value-type="float" office:value="15">
            <text:p>15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office:value-type="float" office:value="3.125">
            <text:p>3.13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58]+[.$G$2]" office:value-type="float" office:value="0.00000389999976849601">
            <text:p>0.0000039</text:p>
          </table:table-cell>
          <table:table-cell table:formula="of:=[.B159]" office:value-type="float" office:value="-0.4687">
            <text:p>-4.69E-001</text:p>
          </table:table-cell>
          <table:table-cell table:formula="of:=[.C159]+5" office:value-type="float" office:value="5.1562">
            <text:p>5.1562</text:p>
          </table:table-cell>
          <table:table-cell table:formula="of:=[.D159]+10" office:value-type="float" office:value="13.125">
            <text:p>13.125</text:p>
          </table:table-cell>
          <table:table-cell table:formula="of:=[.E159]+15" office:value-type="float" office:value="15">
            <text:p>15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0">
            <text:p>0.00E+000</text:p>
          </table:table-cell>
          <table:table-cell office:value-type="float" office:value="-0.3125">
            <text:p>-3.13E-001</text:p>
          </table:table-cell>
          <table:table-cell office:value-type="float" office:value="3.75">
            <text:p>3.75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59]+[.$G$2]" office:value-type="float" office:value="0.00000392499976701201">
            <text:p>0.000003925</text:p>
          </table:table-cell>
          <table:table-cell table:formula="of:=[.B160]" office:value-type="float" office:value="0">
            <text:p>0.00E+000</text:p>
          </table:table-cell>
          <table:table-cell table:formula="of:=[.C160]+5" office:value-type="float" office:value="4.6875">
            <text:p>4.6875</text:p>
          </table:table-cell>
          <table:table-cell table:formula="of:=[.D160]+10" office:value-type="float" office:value="13.75">
            <text:p>13.75</text:p>
          </table:table-cell>
          <table:table-cell table:formula="of:=[.E160]+15" office:value-type="float" office:value="15.4687">
            <text:p>15.4687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-0.4687">
            <text:p>-4.69E-001</text:p>
          </table:table-cell>
          <table:table-cell office:value-type="float" office:value="-0.625">
            <text:p>-6.25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60]+[.$G$2]" office:value-type="float" office:value="0.00000394999976552801">
            <text:p>0.00000395</text:p>
          </table:table-cell>
          <table:table-cell table:formula="of:=[.B161]" office:value-type="float" office:value="-0.4687">
            <text:p>-4.69E-001</text:p>
          </table:table-cell>
          <table:table-cell table:formula="of:=[.C161]+5" office:value-type="float" office:value="4.375">
            <text:p>4.375</text:p>
          </table:table-cell>
          <table:table-cell table:formula="of:=[.D161]+10" office:value-type="float" office:value="13.593">
            <text:p>13.593</text:p>
          </table:table-cell>
          <table:table-cell table:formula="of:=[.E161]+15" office:value-type="float" office:value="15.1562">
            <text:p>15.1562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3.906">
            <text:p>3.91E+000</text:p>
          </table:table-cell>
          <table:table-cell office:value-type="float" office:value="0.3125">
            <text:p>3.13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61]+[.$G$2]" office:value-type="float" office:value="0.00000397499976404401">
            <text:p>0.000003975</text:p>
          </table:table-cell>
          <table:table-cell table:formula="of:=[.B162]" office:value-type="float" office:value="3.906">
            <text:p>3.91E+000</text:p>
          </table:table-cell>
          <table:table-cell table:formula="of:=[.C162]+5" office:value-type="float" office:value="5.3125">
            <text:p>5.3125</text:p>
          </table:table-cell>
          <table:table-cell table:formula="of:=[.D162]+10" office:value-type="float" office:value="12.968">
            <text:p>12.968</text:p>
          </table:table-cell>
          <table:table-cell table:formula="of:=[.E162]+15" office:value-type="float" office:value="15.4687">
            <text:p>15.4687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3.593">
            <text:p>3.59E+000</text:p>
          </table:table-cell>
          <table:table-cell office:value-type="float" office:value="-0.4687">
            <text:p>-4.69E-001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62]+[.$G$2]" office:value-type="float" office:value="0.00000399999976256001">
            <text:p>0.000004</text:p>
          </table:table-cell>
          <table:table-cell table:formula="of:=[.B163]" office:value-type="float" office:value="3.593">
            <text:p>3.59E+000</text:p>
          </table:table-cell>
          <table:table-cell table:formula="of:=[.C163]+5" office:value-type="float" office:value="4.5313">
            <text:p>4.5313</text:p>
          </table:table-cell>
          <table:table-cell table:formula="of:=[.D163]+10" office:value-type="float" office:value="13.125">
            <text:p>13.125</text:p>
          </table:table-cell>
          <table:table-cell table:formula="of:=[.E163]+15" office:value-type="float" office:value="15.4687">
            <text:p>15.4687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2.812">
            <text:p>2.81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63]+[.$G$2]" office:value-type="float" office:value="0.00000402499976107601">
            <text:p>0.000004025</text:p>
          </table:table-cell>
          <table:table-cell table:formula="of:=[.B164]" office:value-type="float" office:value="2.812">
            <text:p>2.81E+000</text:p>
          </table:table-cell>
          <table:table-cell table:formula="of:=[.C164]+5" office:value-type="float" office:value="5.3125">
            <text:p>5.3125</text:p>
          </table:table-cell>
          <table:table-cell table:formula="of:=[.D164]+10" office:value-type="float" office:value="13.593">
            <text:p>13.593</text:p>
          </table:table-cell>
          <table:table-cell table:formula="of:=[.E164]+15" office:value-type="float" office:value="15.1562">
            <text:p>15.1562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64]+[.$G$2]" office:value-type="float" office:value="0.00000404999975959201">
            <text:p>0.00000405</text:p>
          </table:table-cell>
          <table:table-cell table:formula="of:=[.B165]" office:value-type="float" office:value="3.437">
            <text:p>3.44E+000</text:p>
          </table:table-cell>
          <table:table-cell table:formula="of:=[.C165]+5" office:value-type="float" office:value="5.1562">
            <text:p>5.1562</text:p>
          </table:table-cell>
          <table:table-cell table:formula="of:=[.D165]+10" office:value-type="float" office:value="13.125">
            <text:p>13.125</text:p>
          </table:table-cell>
          <table:table-cell table:formula="of:=[.E165]+15" office:value-type="float" office:value="15.4687">
            <text:p>15.4687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2.812">
            <text:p>2.81E+000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65]+[.$G$2]" office:value-type="float" office:value="0.00000407499975810801">
            <text:p>0.000004075</text:p>
          </table:table-cell>
          <table:table-cell table:formula="of:=[.B166]" office:value-type="float" office:value="2.812">
            <text:p>2.81E+000</text:p>
          </table:table-cell>
          <table:table-cell table:formula="of:=[.C166]+5" office:value-type="float" office:value="4.6875">
            <text:p>4.6875</text:p>
          </table:table-cell>
          <table:table-cell table:formula="of:=[.D166]+10" office:value-type="float" office:value="13.593">
            <text:p>13.593</text:p>
          </table:table-cell>
          <table:table-cell table:formula="of:=[.E166]+15" office:value-type="float" office:value="15">
            <text:p>15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3.281">
            <text:p>3.28E+000</text:p>
          </table:table-cell>
          <table:table-cell office:value-type="float" office:value="-0.3125">
            <text:p>-3.13E-001</text:p>
          </table:table-cell>
          <table:table-cell office:value-type="float" office:value="3.125">
            <text:p>3.13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66]+[.$G$2]" office:value-type="float" office:value="0.00000409999975662401">
            <text:p>0.0000041</text:p>
          </table:table-cell>
          <table:table-cell table:formula="of:=[.B167]" office:value-type="float" office:value="3.281">
            <text:p>3.28E+000</text:p>
          </table:table-cell>
          <table:table-cell table:formula="of:=[.C167]+5" office:value-type="float" office:value="4.6875">
            <text:p>4.6875</text:p>
          </table:table-cell>
          <table:table-cell table:formula="of:=[.D167]+10" office:value-type="float" office:value="13.125">
            <text:p>13.125</text:p>
          </table:table-cell>
          <table:table-cell table:formula="of:=[.E167]+15" office:value-type="float" office:value="15">
            <text:p>15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2.656">
            <text:p>2.66E+000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67]+[.$G$2]" office:value-type="float" office:value="0.00000412499975514001">
            <text:p>0.000004125</text:p>
          </table:table-cell>
          <table:table-cell table:formula="of:=[.B168]" office:value-type="float" office:value="2.656">
            <text:p>2.66E+000</text:p>
          </table:table-cell>
          <table:table-cell table:formula="of:=[.C168]+5" office:value-type="float" office:value="5.1562">
            <text:p>5.1562</text:p>
          </table:table-cell>
          <table:table-cell table:formula="of:=[.D168]+10" office:value-type="float" office:value="13.593">
            <text:p>13.593</text:p>
          </table:table-cell>
          <table:table-cell table:formula="of:=[.E168]+15" office:value-type="float" office:value="15.4687">
            <text:p>15.4687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2.031">
            <text:p>2.03E+000</text:p>
          </table:table-cell>
          <table:table-cell office:value-type="float" office:value="0.4687">
            <text:p>4.69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68]+[.$G$2]" office:value-type="float" office:value="0.00000414999975365601">
            <text:p>0.00000415</text:p>
          </table:table-cell>
          <table:table-cell table:formula="of:=[.B169]" office:value-type="float" office:value="2.031">
            <text:p>2.03E+000</text:p>
          </table:table-cell>
          <table:table-cell table:formula="of:=[.C169]+5" office:value-type="float" office:value="5.4687">
            <text:p>5.4687</text:p>
          </table:table-cell>
          <table:table-cell table:formula="of:=[.D169]+10" office:value-type="float" office:value="13.593">
            <text:p>13.593</text:p>
          </table:table-cell>
          <table:table-cell table:formula="of:=[.E169]+15" office:value-type="float" office:value="15">
            <text:p>15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-1.25">
            <text:p>-1.25E+000</text:p>
          </table:table-cell>
          <table:table-cell office:value-type="float" office:value="-0.625">
            <text:p>-6.25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69]+[.$G$2]" office:value-type="float" office:value="0.00000417499975217201">
            <text:p>0.000004175</text:p>
          </table:table-cell>
          <table:table-cell table:formula="of:=[.B170]" office:value-type="float" office:value="-1.25">
            <text:p>-1.25E+000</text:p>
          </table:table-cell>
          <table:table-cell table:formula="of:=[.C170]+5" office:value-type="float" office:value="4.375">
            <text:p>4.375</text:p>
          </table:table-cell>
          <table:table-cell table:formula="of:=[.D170]+10" office:value-type="float" office:value="12.968">
            <text:p>12.968</text:p>
          </table:table-cell>
          <table:table-cell table:formula="of:=[.E170]+15" office:value-type="float" office:value="15.4687">
            <text:p>15.4687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0">
            <text:p>0.00E+000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70]+[.$G$2]" office:value-type="float" office:value="0.00000419999975068801">
            <text:p>0.0000042</text:p>
          </table:table-cell>
          <table:table-cell table:formula="of:=[.B171]" office:value-type="float" office:value="0">
            <text:p>0.00E+000</text:p>
          </table:table-cell>
          <table:table-cell table:formula="of:=[.C171]+5" office:value-type="float" office:value="4.6875">
            <text:p>4.6875</text:p>
          </table:table-cell>
          <table:table-cell table:formula="of:=[.D171]+10" office:value-type="float" office:value="13.593">
            <text:p>13.593</text:p>
          </table:table-cell>
          <table:table-cell table:formula="of:=[.E171]+15" office:value-type="float" office:value="15.3125">
            <text:p>15.3125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-0.625">
            <text:p>-6.25E-001</text:p>
          </table:table-cell>
          <table:table-cell office:value-type="float" office:value="0.3125">
            <text:p>3.13E-001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71]+[.$G$2]" office:value-type="float" office:value="0.00000422499974920401">
            <text:p>0.000004225</text:p>
          </table:table-cell>
          <table:table-cell table:formula="of:=[.B172]" office:value-type="float" office:value="-0.625">
            <text:p>-6.25E-001</text:p>
          </table:table-cell>
          <table:table-cell table:formula="of:=[.C172]+5" office:value-type="float" office:value="5.3125">
            <text:p>5.3125</text:p>
          </table:table-cell>
          <table:table-cell table:formula="of:=[.D172]+10" office:value-type="float" office:value="13.125">
            <text:p>13.125</text:p>
          </table:table-cell>
          <table:table-cell table:formula="of:=[.E172]+15" office:value-type="float" office:value="15.1562">
            <text:p>15.1562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72]+[.$G$2]" office:value-type="float" office:value="0.00000424999974772001">
            <text:p>0.00000425</text:p>
          </table:table-cell>
          <table:table-cell table:formula="of:=[.B173]" office:value-type="float" office:value="-0.4687">
            <text:p>-4.69E-001</text:p>
          </table:table-cell>
          <table:table-cell table:formula="of:=[.C173]+5" office:value-type="float" office:value="4.6875">
            <text:p>4.6875</text:p>
          </table:table-cell>
          <table:table-cell table:formula="of:=[.D173]+10" office:value-type="float" office:value="12.968">
            <text:p>12.968</text:p>
          </table:table-cell>
          <table:table-cell table:formula="of:=[.E173]+15" office:value-type="float" office:value="15.4687">
            <text:p>15.4687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0">
            <text:p>0.00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73]+[.$G$2]" office:value-type="float" office:value="0.00000427499974623601">
            <text:p>0.000004275</text:p>
          </table:table-cell>
          <table:table-cell table:formula="of:=[.B174]" office:value-type="float" office:value="0">
            <text:p>0.00E+000</text:p>
          </table:table-cell>
          <table:table-cell table:formula="of:=[.C174]+5" office:value-type="float" office:value="5.3125">
            <text:p>5.3125</text:p>
          </table:table-cell>
          <table:table-cell table:formula="of:=[.D174]+10" office:value-type="float" office:value="13.593">
            <text:p>13.593</text:p>
          </table:table-cell>
          <table:table-cell table:formula="of:=[.E174]+15" office:value-type="float" office:value="15">
            <text:p>15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table:number-columns-repeated="2"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74]+[.$G$2]" office:value-type="float" office:value="0.00000429999974475201">
            <text:p>0.0000043</text:p>
          </table:table-cell>
          <table:table-cell table:formula="of:=[.B175]" office:value-type="float" office:value="-0.4687">
            <text:p>-4.69E-001</text:p>
          </table:table-cell>
          <table:table-cell table:formula="of:=[.C175]+5" office:value-type="float" office:value="4.5313">
            <text:p>4.5313</text:p>
          </table:table-cell>
          <table:table-cell table:formula="of:=[.D175]+10" office:value-type="float" office:value="12.968">
            <text:p>12.968</text:p>
          </table:table-cell>
          <table:table-cell table:formula="of:=[.E175]+15" office:value-type="float" office:value="15.1562">
            <text:p>15.1562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3.906">
            <text:p>3.91E+000</text:p>
          </table:table-cell>
          <table:table-cell office:value-type="float" office:value="0.3125">
            <text:p>3.13E-001</text:p>
          </table:table-cell>
          <table:table-cell office:value-type="float" office:value="3.75">
            <text:p>3.75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75]+[.$G$2]" office:value-type="float" office:value="0.00000432499974326801">
            <text:p>0.000004325</text:p>
          </table:table-cell>
          <table:table-cell table:formula="of:=[.B176]" office:value-type="float" office:value="3.906">
            <text:p>3.91E+000</text:p>
          </table:table-cell>
          <table:table-cell table:formula="of:=[.C176]+5" office:value-type="float" office:value="5.3125">
            <text:p>5.3125</text:p>
          </table:table-cell>
          <table:table-cell table:formula="of:=[.D176]+10" office:value-type="float" office:value="13.75">
            <text:p>13.75</text:p>
          </table:table-cell>
          <table:table-cell table:formula="of:=[.E176]+15" office:value-type="float" office:value="15.4687">
            <text:p>15.4687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76]+[.$G$2]" office:value-type="float" office:value="0.00000434999974178401">
            <text:p>0.00000435</text:p>
          </table:table-cell>
          <table:table-cell table:formula="of:=[.B177]" office:value-type="float" office:value="3.437">
            <text:p>3.44E+000</text:p>
          </table:table-cell>
          <table:table-cell table:formula="of:=[.C177]+5" office:value-type="float" office:value="5.1562">
            <text:p>5.1562</text:p>
          </table:table-cell>
          <table:table-cell table:formula="of:=[.D177]+10" office:value-type="float" office:value="13.593">
            <text:p>13.593</text:p>
          </table:table-cell>
          <table:table-cell table:formula="of:=[.E177]+15" office:value-type="float" office:value="15.1562">
            <text:p>15.1562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2.812">
            <text:p>2.81E+000</text:p>
          </table:table-cell>
          <table:table-cell office:value-type="float" office:value="-0.3125">
            <text:p>-3.13E-001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77]+[.$G$2]" office:value-type="float" office:value="0.00000437499974030001">
            <text:p>0.000004375</text:p>
          </table:table-cell>
          <table:table-cell table:formula="of:=[.B178]" office:value-type="float" office:value="2.812">
            <text:p>2.81E+000</text:p>
          </table:table-cell>
          <table:table-cell table:formula="of:=[.C178]+5" office:value-type="float" office:value="4.6875">
            <text:p>4.6875</text:p>
          </table:table-cell>
          <table:table-cell table:formula="of:=[.D178]+10" office:value-type="float" office:value="12.968">
            <text:p>12.968</text:p>
          </table:table-cell>
          <table:table-cell table:formula="of:=[.E178]+15" office:value-type="float" office:value="15.3125">
            <text:p>15.3125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78]+[.$G$2]" office:value-type="float" office:value="0.000004399999738816">
            <text:p>0.0000044</text:p>
          </table:table-cell>
          <table:table-cell table:formula="of:=[.B179]" office:value-type="float" office:value="2.968">
            <text:p>2.97E+000</text:p>
          </table:table-cell>
          <table:table-cell table:formula="of:=[.C179]+5" office:value-type="float" office:value="5.1562">
            <text:p>5.1562</text:p>
          </table:table-cell>
          <table:table-cell table:formula="of:=[.D179]+10" office:value-type="float" office:value="13.125">
            <text:p>13.125</text:p>
          </table:table-cell>
          <table:table-cell table:formula="of:=[.E179]+15" office:value-type="float" office:value="15.4687">
            <text:p>15.4687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79]+[.$G$2]" office:value-type="float" office:value="0.000004424999737332">
            <text:p>0.000004425</text:p>
          </table:table-cell>
          <table:table-cell table:formula="of:=[.B180]" office:value-type="float" office:value="3.437">
            <text:p>3.44E+000</text:p>
          </table:table-cell>
          <table:table-cell table:formula="of:=[.C180]+5" office:value-type="float" office:value="4.6875">
            <text:p>4.6875</text:p>
          </table:table-cell>
          <table:table-cell table:formula="of:=[.D180]+10" office:value-type="float" office:value="13.593">
            <text:p>13.593</text:p>
          </table:table-cell>
          <table:table-cell table:formula="of:=[.E180]+15" office:value-type="float" office:value="15">
            <text:p>15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3.281">
            <text:p>3.28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80]+[.$G$2]" office:value-type="float" office:value="0.000004449999735848">
            <text:p>0.00000445</text:p>
          </table:table-cell>
          <table:table-cell table:formula="of:=[.B181]" office:value-type="float" office:value="3.281">
            <text:p>3.28E+000</text:p>
          </table:table-cell>
          <table:table-cell table:formula="of:=[.C181]+5" office:value-type="float" office:value="5.3125">
            <text:p>5.3125</text:p>
          </table:table-cell>
          <table:table-cell table:formula="of:=[.D181]+10" office:value-type="float" office:value="13.593">
            <text:p>13.593</text:p>
          </table:table-cell>
          <table:table-cell table:formula="of:=[.E181]+15" office:value-type="float" office:value="15.3125">
            <text:p>15.3125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-1.093">
            <text:p>-1.09E+000</text:p>
          </table:table-cell>
          <table:table-cell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81]+[.$G$2]" office:value-type="float" office:value="0.000004474999734364">
            <text:p>0.000004475</text:p>
          </table:table-cell>
          <table:table-cell table:formula="of:=[.B182]" office:value-type="float" office:value="-1.093">
            <text:p>-1.09E+000</text:p>
          </table:table-cell>
          <table:table-cell table:formula="of:=[.C182]+5" office:value-type="float" office:value="4.5313">
            <text:p>4.5313</text:p>
          </table:table-cell>
          <table:table-cell table:formula="of:=[.D182]+10" office:value-type="float" office:value="12.968">
            <text:p>12.968</text:p>
          </table:table-cell>
          <table:table-cell table:formula="of:=[.E182]+15" office:value-type="float" office:value="15.1562">
            <text:p>15.1562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82]+[.$G$2]" office:value-type="float" office:value="0.00000449999973288">
            <text:p>0.0000045</text:p>
          </table:table-cell>
          <table:table-cell table:formula="of:=[.B183]" office:value-type="float" office:value="0.1562">
            <text:p>1.56E-001</text:p>
          </table:table-cell>
          <table:table-cell table:formula="of:=[.C183]+5" office:value-type="float" office:value="5.3125">
            <text:p>5.3125</text:p>
          </table:table-cell>
          <table:table-cell table:formula="of:=[.D183]+10" office:value-type="float" office:value="13.593">
            <text:p>13.593</text:p>
          </table:table-cell>
          <table:table-cell table:formula="of:=[.E183]+15" office:value-type="float" office:value="15.1562">
            <text:p>15.1562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-0.7812">
            <text:p>-7.81E-001</text:p>
          </table:table-cell>
          <table:table-cell office:value-type="float" office:value="-0.4687">
            <text:p>-4.69E-001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83]+[.$G$2]" office:value-type="float" office:value="0.000004524999731396">
            <text:p>0.000004525</text:p>
          </table:table-cell>
          <table:table-cell table:formula="of:=[.B184]" office:value-type="float" office:value="-0.7812">
            <text:p>-7.81E-001</text:p>
          </table:table-cell>
          <table:table-cell table:formula="of:=[.C184]+5" office:value-type="float" office:value="4.5313">
            <text:p>4.5313</text:p>
          </table:table-cell>
          <table:table-cell table:formula="of:=[.D184]+10" office:value-type="float" office:value="13.125">
            <text:p>13.125</text:p>
          </table:table-cell>
          <table:table-cell table:formula="of:=[.E184]+15" office:value-type="float" office:value="15.4687">
            <text:p>15.4687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84]+[.$G$2]" office:value-type="float" office:value="0.000004549999729912">
            <text:p>0.00000455</text:p>
          </table:table-cell>
          <table:table-cell table:formula="of:=[.B185]" office:value-type="float" office:value="-0.4687">
            <text:p>-4.69E-001</text:p>
          </table:table-cell>
          <table:table-cell table:formula="of:=[.C185]+5" office:value-type="float" office:value="4.6875">
            <text:p>4.6875</text:p>
          </table:table-cell>
          <table:table-cell table:formula="of:=[.D185]+10" office:value-type="float" office:value="13.125">
            <text:p>13.125</text:p>
          </table:table-cell>
          <table:table-cell table:formula="of:=[.E185]+15" office:value-type="float" office:value="15.1562">
            <text:p>15.1562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0">
            <text:p>0.00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85]+[.$G$2]" office:value-type="float" office:value="0.000004574999728428">
            <text:p>0.000004575</text:p>
          </table:table-cell>
          <table:table-cell table:formula="of:=[.B186]" office:value-type="float" office:value="0">
            <text:p>0.00E+000</text:p>
          </table:table-cell>
          <table:table-cell table:formula="of:=[.C186]+5" office:value-type="float" office:value="5.3125">
            <text:p>5.3125</text:p>
          </table:table-cell>
          <table:table-cell table:formula="of:=[.D186]+10" office:value-type="float" office:value="13.593">
            <text:p>13.593</text:p>
          </table:table-cell>
          <table:table-cell table:formula="of:=[.E186]+15" office:value-type="float" office:value="15.4687">
            <text:p>15.4687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-0.625">
            <text:p>-6.25E-001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86]+[.$G$2]" office:value-type="float" office:value="0.000004599999726944">
            <text:p>0.0000046</text:p>
          </table:table-cell>
          <table:table-cell table:formula="of:=[.B187]" office:value-type="float" office:value="-0.625">
            <text:p>-6.25E-001</text:p>
          </table:table-cell>
          <table:table-cell table:formula="of:=[.C187]+5" office:value-type="float" office:value="5.3125">
            <text:p>5.3125</text:p>
          </table:table-cell>
          <table:table-cell table:formula="of:=[.D187]+10" office:value-type="float" office:value="13.593">
            <text:p>13.593</text:p>
          </table:table-cell>
          <table:table-cell table:formula="of:=[.E187]+15" office:value-type="float" office:value="15.4687">
            <text:p>15.4687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0.3125">
            <text:p>3.13E-001</text:p>
          </table:table-cell>
          <table:table-cell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87]+[.$G$2]" office:value-type="float" office:value="0.00000462499972546">
            <text:p>0.000004625</text:p>
          </table:table-cell>
          <table:table-cell table:formula="of:=[.B188]" office:value-type="float" office:value="0.3125">
            <text:p>3.13E-001</text:p>
          </table:table-cell>
          <table:table-cell table:formula="of:=[.C188]+5" office:value-type="float" office:value="4.5313">
            <text:p>4.5313</text:p>
          </table:table-cell>
          <table:table-cell table:formula="of:=[.D188]+10" office:value-type="float" office:value="12.968">
            <text:p>12.968</text:p>
          </table:table-cell>
          <table:table-cell table:formula="of:=[.E188]+15" office:value-type="float" office:value="15">
            <text:p>15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1.093">
            <text:p>1.09E+000</text:p>
          </table:table-cell>
          <table:table-cell office:value-type="float" office:value="0.4687">
            <text:p>4.69E-001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88]+[.$G$2]" office:value-type="float" office:value="0.000004649999723976">
            <text:p>0.00000465</text:p>
          </table:table-cell>
          <table:table-cell table:formula="of:=[.B189]" office:value-type="float" office:value="1.093">
            <text:p>1.09E+000</text:p>
          </table:table-cell>
          <table:table-cell table:formula="of:=[.C189]+5" office:value-type="float" office:value="5.4687">
            <text:p>5.4687</text:p>
          </table:table-cell>
          <table:table-cell table:formula="of:=[.D189]+10" office:value-type="float" office:value="13.593">
            <text:p>13.593</text:p>
          </table:table-cell>
          <table:table-cell table:formula="of:=[.E189]+15" office:value-type="float" office:value="15.3125">
            <text:p>15.3125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3.906">
            <text:p>3.91E+000</text:p>
          </table:table-cell>
          <table:table-cell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89]+[.$G$2]" office:value-type="float" office:value="0.000004674999722492">
            <text:p>0.000004675</text:p>
          </table:table-cell>
          <table:table-cell table:formula="of:=[.B190]" office:value-type="float" office:value="3.906">
            <text:p>3.91E+000</text:p>
          </table:table-cell>
          <table:table-cell table:formula="of:=[.C190]+5" office:value-type="float" office:value="4.5313">
            <text:p>4.5313</text:p>
          </table:table-cell>
          <table:table-cell table:formula="of:=[.D190]+10" office:value-type="float" office:value="12.968">
            <text:p>12.968</text:p>
          </table:table-cell>
          <table:table-cell table:formula="of:=[.E190]+15" office:value-type="float" office:value="15.1562">
            <text:p>15.1562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2.812">
            <text:p>2.81E+000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90]+[.$G$2]" office:value-type="float" office:value="0.000004699999721008">
            <text:p>0.0000047</text:p>
          </table:table-cell>
          <table:table-cell table:formula="of:=[.B191]" office:value-type="float" office:value="2.812">
            <text:p>2.81E+000</text:p>
          </table:table-cell>
          <table:table-cell table:formula="of:=[.C191]+5" office:value-type="float" office:value="5.1562">
            <text:p>5.1562</text:p>
          </table:table-cell>
          <table:table-cell table:formula="of:=[.D191]+10" office:value-type="float" office:value="13.593">
            <text:p>13.593</text:p>
          </table:table-cell>
          <table:table-cell table:formula="of:=[.E191]+15" office:value-type="float" office:value="15.1562">
            <text:p>15.1562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3.281">
            <text:p>3.28E+000</text:p>
          </table:table-cell>
          <table:table-cell office:value-type="float" office:value="-0.3125">
            <text:p>-3.13E-001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91]+[.$G$2]" office:value-type="float" office:value="0.000004724999719524">
            <text:p>0.000004725</text:p>
          </table:table-cell>
          <table:table-cell table:formula="of:=[.B192]" office:value-type="float" office:value="3.281">
            <text:p>3.28E+000</text:p>
          </table:table-cell>
          <table:table-cell table:formula="of:=[.C192]+5" office:value-type="float" office:value="4.6875">
            <text:p>4.6875</text:p>
          </table:table-cell>
          <table:table-cell table:formula="of:=[.D192]+10" office:value-type="float" office:value="13.125">
            <text:p>13.125</text:p>
          </table:table-cell>
          <table:table-cell table:formula="of:=[.E192]+15" office:value-type="float" office:value="15.4687">
            <text:p>15.4687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3.281">
            <text:p>3.28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92]+[.$G$2]" office:value-type="float" office:value="0.00000474999971804">
            <text:p>0.00000475</text:p>
          </table:table-cell>
          <table:table-cell table:formula="of:=[.B193]" office:value-type="float" office:value="3.281">
            <text:p>3.28E+000</text:p>
          </table:table-cell>
          <table:table-cell table:formula="of:=[.C193]+5" office:value-type="float" office:value="5.3125">
            <text:p>5.3125</text:p>
          </table:table-cell>
          <table:table-cell table:formula="of:=[.D193]+10" office:value-type="float" office:value="13.593">
            <text:p>13.593</text:p>
          </table:table-cell>
          <table:table-cell table:formula="of:=[.E193]+15" office:value-type="float" office:value="15.1562">
            <text:p>15.1562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2.812">
            <text:p>2.81E+000</text:p>
          </table:table-cell>
          <table:table-cell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93]+[.$G$2]" office:value-type="float" office:value="0.000004774999716556">
            <text:p>0.000004775</text:p>
          </table:table-cell>
          <table:table-cell table:formula="of:=[.B194]" office:value-type="float" office:value="2.812">
            <text:p>2.81E+000</text:p>
          </table:table-cell>
          <table:table-cell table:formula="of:=[.C194]+5" office:value-type="float" office:value="4.5313">
            <text:p>4.5313</text:p>
          </table:table-cell>
          <table:table-cell table:formula="of:=[.D194]+10" office:value-type="float" office:value="12.968">
            <text:p>12.968</text:p>
          </table:table-cell>
          <table:table-cell table:formula="of:=[.E194]+15" office:value-type="float" office:value="15.4687">
            <text:p>15.4687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3.281">
            <text:p>3.28E+000</text:p>
          </table:table-cell>
          <table:table-cell office:value-type="float" office:value="-0.4687">
            <text:p>-4.69E-001</text:p>
          </table:table-cell>
          <table:table-cell office:value-type="float" office:value="3.75">
            <text:p>3.75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94]+[.$G$2]" office:value-type="float" office:value="0.000004799999715072">
            <text:p>0.0000048</text:p>
          </table:table-cell>
          <table:table-cell table:formula="of:=[.B195]" office:value-type="float" office:value="3.281">
            <text:p>3.28E+000</text:p>
          </table:table-cell>
          <table:table-cell table:formula="of:=[.C195]+5" office:value-type="float" office:value="4.5313">
            <text:p>4.5313</text:p>
          </table:table-cell>
          <table:table-cell table:formula="of:=[.D195]+10" office:value-type="float" office:value="13.75">
            <text:p>13.75</text:p>
          </table:table-cell>
          <table:table-cell table:formula="of:=[.E195]+15" office:value-type="float" office:value="15.3125">
            <text:p>15.3125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-1.093">
            <text:p>-1.09E+000</text:p>
          </table:table-cell>
          <table:table-cell office:value-type="float" office:value="0.3125">
            <text:p>3.13E-001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95]+[.$G$2]" office:value-type="float" office:value="0.000004824999713588">
            <text:p>0.000004825</text:p>
          </table:table-cell>
          <table:table-cell table:formula="of:=[.B196]" office:value-type="float" office:value="-1.093">
            <text:p>-1.09E+000</text:p>
          </table:table-cell>
          <table:table-cell table:formula="of:=[.C196]+5" office:value-type="float" office:value="5.3125">
            <text:p>5.3125</text:p>
          </table:table-cell>
          <table:table-cell table:formula="of:=[.D196]+10" office:value-type="float" office:value="12.968">
            <text:p>12.968</text:p>
          </table:table-cell>
          <table:table-cell table:formula="of:=[.E196]+15" office:value-type="float" office:value="15">
            <text:p>15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0">
            <text:p>0.00E+000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96]+[.$G$2]" office:value-type="float" office:value="0.000004849999712104">
            <text:p>0.00000485</text:p>
          </table:table-cell>
          <table:table-cell table:formula="of:=[.B197]" office:value-type="float" office:value="0">
            <text:p>0.00E+000</text:p>
          </table:table-cell>
          <table:table-cell table:formula="of:=[.C197]+5" office:value-type="float" office:value="4.6875">
            <text:p>4.6875</text:p>
          </table:table-cell>
          <table:table-cell table:formula="of:=[.D197]+10" office:value-type="float" office:value="13.593">
            <text:p>13.593</text:p>
          </table:table-cell>
          <table:table-cell table:formula="of:=[.E197]+15" office:value-type="float" office:value="15.4687">
            <text:p>15.4687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-0.625">
            <text:p>-6.25E-001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97]+[.$G$2]" office:value-type="float" office:value="0.00000487499971062">
            <text:p>0.000004875</text:p>
          </table:table-cell>
          <table:table-cell table:formula="of:=[.B198]" office:value-type="float" office:value="-0.625">
            <text:p>-6.25E-001</text:p>
          </table:table-cell>
          <table:table-cell table:formula="of:=[.C198]+5" office:value-type="float" office:value="5.1562">
            <text:p>5.1562</text:p>
          </table:table-cell>
          <table:table-cell table:formula="of:=[.D198]+10" office:value-type="float" office:value="12.968">
            <text:p>12.968</text:p>
          </table:table-cell>
          <table:table-cell table:formula="of:=[.E198]+15" office:value-type="float" office:value="15">
            <text:p>15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98]+[.$G$2]" office:value-type="float" office:value="0.000004899999709136">
            <text:p>0.0000049</text:p>
          </table:table-cell>
          <table:table-cell table:formula="of:=[.B199]" office:value-type="float" office:value="-0.4687">
            <text:p>-4.69E-001</text:p>
          </table:table-cell>
          <table:table-cell table:formula="of:=[.C199]+5" office:value-type="float" office:value="5.1562">
            <text:p>5.1562</text:p>
          </table:table-cell>
          <table:table-cell table:formula="of:=[.D199]+10" office:value-type="float" office:value="13.125">
            <text:p>13.125</text:p>
          </table:table-cell>
          <table:table-cell table:formula="of:=[.E199]+15" office:value-type="float" office:value="15.1562">
            <text:p>15.1562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0">
            <text:p>0.00E+000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99]+[.$G$2]" office:value-type="float" office:value="0.000004924999707652">
            <text:p>0.000004925</text:p>
          </table:table-cell>
          <table:table-cell table:formula="of:=[.B200]" office:value-type="float" office:value="0">
            <text:p>0.00E+000</text:p>
          </table:table-cell>
          <table:table-cell table:formula="of:=[.C200]+5" office:value-type="float" office:value="4.6875">
            <text:p>4.6875</text:p>
          </table:table-cell>
          <table:table-cell table:formula="of:=[.D200]+10" office:value-type="float" office:value="13.593">
            <text:p>13.593</text:p>
          </table:table-cell>
          <table:table-cell table:formula="of:=[.E200]+15" office:value-type="float" office:value="15.3125">
            <text:p>15.3125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-0.4687">
            <text:p>-4.69E-001</text:p>
          </table:table-cell>
          <table:table-cell office:value-type="float" office:value="-0.625">
            <text:p>-6.25E-001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00]+[.$G$2]" office:value-type="float" office:value="0.000004949999706168">
            <text:p>0.00000495</text:p>
          </table:table-cell>
          <table:table-cell table:formula="of:=[.B201]" office:value-type="float" office:value="-0.4687">
            <text:p>-4.69E-001</text:p>
          </table:table-cell>
          <table:table-cell table:formula="of:=[.C201]+5" office:value-type="float" office:value="4.375">
            <text:p>4.375</text:p>
          </table:table-cell>
          <table:table-cell table:formula="of:=[.D201]+10" office:value-type="float" office:value="13.125">
            <text:p>13.125</text:p>
          </table:table-cell>
          <table:table-cell table:formula="of:=[.E201]+15" office:value-type="float" office:value="15.4687">
            <text:p>15.4687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4.062">
            <text:p>4.06E+000</text:p>
          </table:table-cell>
          <table:table-cell office:value-type="float" office:value="0.4687">
            <text:p>4.69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201]+[.$G$2]" office:value-type="float" office:value="0.000004974999704684">
            <text:p>0.000004975</text:p>
          </table:table-cell>
          <table:table-cell table:formula="of:=[.B202]" office:value-type="float" office:value="4.062">
            <text:p>4.06E+000</text:p>
          </table:table-cell>
          <table:table-cell table:formula="of:=[.C202]+5" office:value-type="float" office:value="5.4687">
            <text:p>5.4687</text:p>
          </table:table-cell>
          <table:table-cell table:formula="of:=[.D202]+10" office:value-type="float" office:value="13.593">
            <text:p>13.593</text:p>
          </table:table-cell>
          <table:table-cell table:formula="of:=[.E202]+15" office:value-type="float" office:value="15">
            <text:p>15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2.812">
            <text:p>2.81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02]+[.$G$2]" office:value-type="float" office:value="0.0000049999997032">
            <text:p>0.000005</text:p>
          </table:table-cell>
          <table:table-cell table:formula="of:=[.B203]" office:value-type="float" office:value="2.812">
            <text:p>2.81E+000</text:p>
          </table:table-cell>
          <table:table-cell table:formula="of:=[.C203]+5" office:value-type="float" office:value="5.3125">
            <text:p>5.3125</text:p>
          </table:table-cell>
          <table:table-cell table:formula="of:=[.D203]+10" office:value-type="float" office:value="13.593">
            <text:p>13.593</text:p>
          </table:table-cell>
          <table:table-cell table:formula="of:=[.E203]+15" office:value-type="float" office:value="15.4687">
            <text:p>15.4687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3.593">
            <text:p>3.59E+000</text:p>
          </table:table-cell>
          <table:table-cell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203]+[.$G$2]" office:value-type="float" office:value="0.000005024999701716">
            <text:p>0.000005025</text:p>
          </table:table-cell>
          <table:table-cell table:formula="of:=[.B204]" office:value-type="float" office:value="3.593">
            <text:p>3.59E+000</text:p>
          </table:table-cell>
          <table:table-cell table:formula="of:=[.C204]+5" office:value-type="float" office:value="4.5313">
            <text:p>4.5313</text:p>
          </table:table-cell>
          <table:table-cell table:formula="of:=[.D204]+10" office:value-type="float" office:value="12.968">
            <text:p>12.968</text:p>
          </table:table-cell>
          <table:table-cell table:formula="of:=[.E204]+15" office:value-type="float" office:value="15">
            <text:p>15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204]+[.$G$2]" office:value-type="float" office:value="0.000005049999700232">
            <text:p>0.00000505</text:p>
          </table:table-cell>
          <table:table-cell table:formula="of:=[.B205]" office:value-type="float" office:value="3.437">
            <text:p>3.44E+000</text:p>
          </table:table-cell>
          <table:table-cell table:formula="of:=[.C205]+5" office:value-type="float" office:value="5.1562">
            <text:p>5.1562</text:p>
          </table:table-cell>
          <table:table-cell table:formula="of:=[.D205]+10" office:value-type="float" office:value="13.125">
            <text:p>13.125</text:p>
          </table:table-cell>
          <table:table-cell table:formula="of:=[.E205]+15" office:value-type="float" office:value="15.1562">
            <text:p>15.1562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2.812">
            <text:p>2.81E+000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05]+[.$G$2]" office:value-type="float" office:value="0.000005074999698748">
            <text:p>0.000005075</text:p>
          </table:table-cell>
          <table:table-cell table:formula="of:=[.B206]" office:value-type="float" office:value="2.812">
            <text:p>2.81E+000</text:p>
          </table:table-cell>
          <table:table-cell table:formula="of:=[.C206]+5" office:value-type="float" office:value="4.6875">
            <text:p>4.6875</text:p>
          </table:table-cell>
          <table:table-cell table:formula="of:=[.D206]+10" office:value-type="float" office:value="13.593">
            <text:p>13.593</text:p>
          </table:table-cell>
          <table:table-cell table:formula="of:=[.E206]+15" office:value-type="float" office:value="15.4687">
            <text:p>15.4687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2.812">
            <text:p>2.81E+000</text:p>
          </table:table-cell>
          <table:table-cell office:value-type="float" office:value="-0.3125">
            <text:p>-3.13E-001</text:p>
          </table:table-cell>
          <table:table-cell office:value-type="float" office:value="3.125">
            <text:p>3.13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206]+[.$G$2]" office:value-type="float" office:value="0.000005099999697264">
            <text:p>0.0000051</text:p>
          </table:table-cell>
          <table:table-cell table:formula="of:=[.B207]" office:value-type="float" office:value="2.812">
            <text:p>2.81E+000</text:p>
          </table:table-cell>
          <table:table-cell table:formula="of:=[.C207]+5" office:value-type="float" office:value="4.6875">
            <text:p>4.6875</text:p>
          </table:table-cell>
          <table:table-cell table:formula="of:=[.D207]+10" office:value-type="float" office:value="13.125">
            <text:p>13.125</text:p>
          </table:table-cell>
          <table:table-cell table:formula="of:=[.E207]+15" office:value-type="float" office:value="15">
            <text:p>15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3.437">
            <text:p>3.44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07]+[.$G$2]" office:value-type="float" office:value="0.00000512499969578">
            <text:p>0.000005125</text:p>
          </table:table-cell>
          <table:table-cell table:formula="of:=[.B208]" office:value-type="float" office:value="3.437">
            <text:p>3.44E+000</text:p>
          </table:table-cell>
          <table:table-cell table:formula="of:=[.C208]+5" office:value-type="float" office:value="5.3125">
            <text:p>5.3125</text:p>
          </table:table-cell>
          <table:table-cell table:formula="of:=[.D208]+10" office:value-type="float" office:value="13.593">
            <text:p>13.593</text:p>
          </table:table-cell>
          <table:table-cell table:formula="of:=[.E208]+15" office:value-type="float" office:value="15.4687">
            <text:p>15.4687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2.343">
            <text:p>2.34E+000</text:p>
          </table:table-cell>
          <table:table-cell office:value-type="float" office:value="0.4687">
            <text:p>4.69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208]+[.$G$2]" office:value-type="float" office:value="0.000005149999694296">
            <text:p>0.00000515</text:p>
          </table:table-cell>
          <table:table-cell table:formula="of:=[.B209]" office:value-type="float" office:value="2.343">
            <text:p>2.34E+000</text:p>
          </table:table-cell>
          <table:table-cell table:formula="of:=[.C209]+5" office:value-type="float" office:value="5.4687">
            <text:p>5.4687</text:p>
          </table:table-cell>
          <table:table-cell table:formula="of:=[.D209]+10" office:value-type="float" office:value="13.593">
            <text:p>13.593</text:p>
          </table:table-cell>
          <table:table-cell table:formula="of:=[.E209]+15" office:value-type="float" office:value="15.1562">
            <text:p>15.1562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-1.093">
            <text:p>-1.09E+000</text:p>
          </table:table-cell>
          <table:table-cell office:value-type="float" office:value="-0.4687">
            <text:p>-4.69E-001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09]+[.$G$2]" office:value-type="float" office:value="0.000005174999692812">
            <text:p>0.000005175</text:p>
          </table:table-cell>
          <table:table-cell table:formula="of:=[.B210]" office:value-type="float" office:value="-1.093">
            <text:p>-1.09E+000</text:p>
          </table:table-cell>
          <table:table-cell table:formula="of:=[.C210]+5" office:value-type="float" office:value="4.5313">
            <text:p>4.5313</text:p>
          </table:table-cell>
          <table:table-cell table:formula="of:=[.D210]+10" office:value-type="float" office:value="13.125">
            <text:p>13.125</text:p>
          </table:table-cell>
          <table:table-cell table:formula="of:=[.E210]+15" office:value-type="float" office:value="15.4687">
            <text:p>15.4687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210]+[.$G$2]" office:value-type="float" office:value="0.000005199999691328">
            <text:p>0.0000052</text:p>
          </table:table-cell>
          <table:table-cell table:formula="of:=[.B211]" office:value-type="float" office:value="-0.4687">
            <text:p>-4.69E-001</text:p>
          </table:table-cell>
          <table:table-cell table:formula="of:=[.C211]+5" office:value-type="float" office:value="4.6875">
            <text:p>4.6875</text:p>
          </table:table-cell>
          <table:table-cell table:formula="of:=[.D211]+10" office:value-type="float" office:value="13.125">
            <text:p>13.125</text:p>
          </table:table-cell>
          <table:table-cell table:formula="of:=[.E211]+15" office:value-type="float" office:value="15.3125">
            <text:p>15.3125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0">
            <text:p>0.00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211]+[.$G$2]" office:value-type="float" office:value="0.000005224999689844">
            <text:p>0.000005225</text:p>
          </table:table-cell>
          <table:table-cell table:formula="of:=[.B212]" office:value-type="float" office:value="0">
            <text:p>0.00E+000</text:p>
          </table:table-cell>
          <table:table-cell table:formula="of:=[.C212]+5" office:value-type="float" office:value="5.3125">
            <text:p>5.3125</text:p>
          </table:table-cell>
          <table:table-cell table:formula="of:=[.D212]+10" office:value-type="float" office:value="13.593">
            <text:p>13.593</text:p>
          </table:table-cell>
          <table:table-cell table:formula="of:=[.E212]+15" office:value-type="float" office:value="15.1562">
            <text:p>15.1562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-0.4687">
            <text:p>-4.69E-001</text:p>
          </table:table-cell>
          <table:table-cell office:value-type="float" office:value="0.3125">
            <text:p>3.13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12]+[.$G$2]" office:value-type="float" office:value="0.00000524999968836">
            <text:p>0.00000525</text:p>
          </table:table-cell>
          <table:table-cell table:formula="of:=[.B213]" office:value-type="float" office:value="-0.4687">
            <text:p>-4.69E-001</text:p>
          </table:table-cell>
          <table:table-cell table:formula="of:=[.C213]+5" office:value-type="float" office:value="5.3125">
            <text:p>5.3125</text:p>
          </table:table-cell>
          <table:table-cell table:formula="of:=[.D213]+10" office:value-type="float" office:value="12.968">
            <text:p>12.968</text:p>
          </table:table-cell>
          <table:table-cell table:formula="of:=[.E213]+15" office:value-type="float" office:value="15.4687">
            <text:p>15.4687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0">
            <text:p>0.00E+000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213]+[.$G$2]" office:value-type="float" office:value="0.000005274999686876">
            <text:p>0.000005275</text:p>
          </table:table-cell>
          <table:table-cell table:formula="of:=[.B214]" office:value-type="float" office:value="0">
            <text:p>0.00E+000</text:p>
          </table:table-cell>
          <table:table-cell table:formula="of:=[.C214]+5" office:value-type="float" office:value="4.6875">
            <text:p>4.6875</text:p>
          </table:table-cell>
          <table:table-cell table:formula="of:=[.D214]+10" office:value-type="float" office:value="13.593">
            <text:p>13.593</text:p>
          </table:table-cell>
          <table:table-cell table:formula="of:=[.E214]+15" office:value-type="float" office:value="15">
            <text:p>15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-0.4687">
            <text:p>-4.69E-001</text:p>
          </table:table-cell>
          <table:table-cell office:value-type="float" office:value="-0.625">
            <text:p>-6.25E-001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214]+[.$G$2]" office:value-type="float" office:value="0.000005299999685392">
            <text:p>0.0000053</text:p>
          </table:table-cell>
          <table:table-cell table:formula="of:=[.B215]" office:value-type="float" office:value="-0.4687">
            <text:p>-4.69E-001</text:p>
          </table:table-cell>
          <table:table-cell table:formula="of:=[.C215]+5" office:value-type="float" office:value="4.375">
            <text:p>4.375</text:p>
          </table:table-cell>
          <table:table-cell table:formula="of:=[.D215]+10" office:value-type="float" office:value="13.125">
            <text:p>13.125</text:p>
          </table:table-cell>
          <table:table-cell table:formula="of:=[.E215]+15" office:value-type="float" office:value="15.1562">
            <text:p>15.1562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3.906">
            <text:p>3.91E+000</text:p>
          </table:table-cell>
          <table:table-cell office:value-type="float" office:value="0.4687">
            <text:p>4.69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15]+[.$G$2]" office:value-type="float" office:value="0.00000532499968390799">
            <text:p>0.000005325</text:p>
          </table:table-cell>
          <table:table-cell table:formula="of:=[.B216]" office:value-type="float" office:value="3.906">
            <text:p>3.91E+000</text:p>
          </table:table-cell>
          <table:table-cell table:formula="of:=[.C216]+5" office:value-type="float" office:value="5.4687">
            <text:p>5.4687</text:p>
          </table:table-cell>
          <table:table-cell table:formula="of:=[.D216]+10" office:value-type="float" office:value="13.593">
            <text:p>13.593</text:p>
          </table:table-cell>
          <table:table-cell table:formula="of:=[.E216]+15" office:value-type="float" office:value="15.4687">
            <text:p>15.4687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2.812">
            <text:p>2.81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216]+[.$G$2]" office:value-type="float" office:value="0.00000534999968242399">
            <text:p>0.00000535</text:p>
          </table:table-cell>
          <table:table-cell table:formula="of:=[.B217]" office:value-type="float" office:value="2.812">
            <text:p>2.81E+000</text:p>
          </table:table-cell>
          <table:table-cell table:formula="of:=[.C217]+5" office:value-type="float" office:value="5.3125">
            <text:p>5.3125</text:p>
          </table:table-cell>
          <table:table-cell table:formula="of:=[.D217]+10" office:value-type="float" office:value="13.593">
            <text:p>13.593</text:p>
          </table:table-cell>
          <table:table-cell table:formula="of:=[.E217]+15" office:value-type="float" office:value="15.3125">
            <text:p>15.3125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3.437">
            <text:p>3.44E+000</text:p>
          </table:table-cell>
          <table:table-cell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217]+[.$G$2]" office:value-type="float" office:value="0.00000537499968093999">
            <text:p>0.000005375</text:p>
          </table:table-cell>
          <table:table-cell table:formula="of:=[.B218]" office:value-type="float" office:value="3.437">
            <text:p>3.44E+000</text:p>
          </table:table-cell>
          <table:table-cell table:formula="of:=[.C218]+5" office:value-type="float" office:value="4.5313">
            <text:p>4.5313</text:p>
          </table:table-cell>
          <table:table-cell table:formula="of:=[.D218]+10" office:value-type="float" office:value="12.968">
            <text:p>12.968</text:p>
          </table:table-cell>
          <table:table-cell table:formula="of:=[.E218]+15" office:value-type="float" office:value="15.1562">
            <text:p>15.1562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2.812">
            <text:p>2.81E+000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218]+[.$G$2]" office:value-type="float" office:value="0.00000539999967945599">
            <text:p>0.0000054</text:p>
          </table:table-cell>
          <table:table-cell table:formula="of:=[.B219]" office:value-type="float" office:value="2.812">
            <text:p>2.81E+000</text:p>
          </table:table-cell>
          <table:table-cell table:formula="of:=[.C219]+5" office:value-type="float" office:value="5.1562">
            <text:p>5.1562</text:p>
          </table:table-cell>
          <table:table-cell table:formula="of:=[.D219]+10" office:value-type="float" office:value="12.968">
            <text:p>12.968</text:p>
          </table:table-cell>
          <table:table-cell table:formula="of:=[.E219]+15" office:value-type="float" office:value="15">
            <text:p>15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19]+[.$G$2]" office:value-type="float" office:value="0.00000542499967797199">
            <text:p>0.000005425</text:p>
          </table:table-cell>
          <table:table-cell table:formula="of:=[.B220]" office:value-type="float" office:value="3.437">
            <text:p>3.44E+000</text:p>
          </table:table-cell>
          <table:table-cell table:formula="of:=[.C220]+5" office:value-type="float" office:value="4.6875">
            <text:p>4.6875</text:p>
          </table:table-cell>
          <table:table-cell table:formula="of:=[.D220]+10" office:value-type="float" office:value="13.593">
            <text:p>13.593</text:p>
          </table:table-cell>
          <table:table-cell table:formula="of:=[.E220]+15" office:value-type="float" office:value="15.4687">
            <text:p>15.4687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3.281">
            <text:p>3.28E+000</text:p>
          </table:table-cell>
          <table:table-cell office:value-type="float" office:value="0.3125">
            <text:p>3.13E-001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220]+[.$G$2]" office:value-type="float" office:value="0.00000544999967648799">
            <text:p>0.00000545</text:p>
          </table:table-cell>
          <table:table-cell table:formula="of:=[.B221]" office:value-type="float" office:value="3.281">
            <text:p>3.28E+000</text:p>
          </table:table-cell>
          <table:table-cell table:formula="of:=[.C221]+5" office:value-type="float" office:value="5.3125">
            <text:p>5.3125</text:p>
          </table:table-cell>
          <table:table-cell table:formula="of:=[.D221]+10" office:value-type="float" office:value="12.968">
            <text:p>12.968</text:p>
          </table:table-cell>
          <table:table-cell table:formula="of:=[.E221]+15" office:value-type="float" office:value="15.3125">
            <text:p>15.3125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-1.25">
            <text:p>-1.25E+000</text:p>
          </table:table-cell>
          <table:table-cell office:value-type="float" office:value="-0.625">
            <text:p>-6.25E-001</text:p>
          </table:table-cell>
          <table:table-cell office:value-type="float" office:value="3.75">
            <text:p>3.75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221]+[.$G$2]" office:value-type="float" office:value="0.00000547499967500399">
            <text:p>0.000005475</text:p>
          </table:table-cell>
          <table:table-cell table:formula="of:=[.B222]" office:value-type="float" office:value="-1.25">
            <text:p>-1.25E+000</text:p>
          </table:table-cell>
          <table:table-cell table:formula="of:=[.C222]+5" office:value-type="float" office:value="4.375">
            <text:p>4.375</text:p>
          </table:table-cell>
          <table:table-cell table:formula="of:=[.D222]+10" office:value-type="float" office:value="13.75">
            <text:p>13.75</text:p>
          </table:table-cell>
          <table:table-cell table:formula="of:=[.E222]+15" office:value-type="float" office:value="15.1562">
            <text:p>15.1562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-0.625">
            <text:p>-6.25E-001</text:p>
          </table:table-cell>
          <table:table-cell office:value-type="float" office:value="-0.3125">
            <text:p>-3.13E-001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222]+[.$G$2]" office:value-type="float" office:value="0.00000549999967351999">
            <text:p>0.0000055</text:p>
          </table:table-cell>
          <table:table-cell table:formula="of:=[.B223]" office:value-type="float" office:value="-0.625">
            <text:p>-6.25E-001</text:p>
          </table:table-cell>
          <table:table-cell table:formula="of:=[.C223]+5" office:value-type="float" office:value="4.6875">
            <text:p>4.6875</text:p>
          </table:table-cell>
          <table:table-cell table:formula="of:=[.D223]+10" office:value-type="float" office:value="12.968">
            <text:p>12.968</text:p>
          </table:table-cell>
          <table:table-cell table:formula="of:=[.E223]+15" office:value-type="float" office:value="15.3125">
            <text:p>15.3125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table:number-columns-repeated="2"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223]+[.$G$2]" office:value-type="float" office:value="0.00000552499967203599">
            <text:p>0.000005525</text:p>
          </table:table-cell>
          <table:table-cell table:formula="of:=[.B224]" office:value-type="float" office:value="0.1562">
            <text:p>1.56E-001</text:p>
          </table:table-cell>
          <table:table-cell table:formula="of:=[.C224]+5" office:value-type="float" office:value="5.1562">
            <text:p>5.1562</text:p>
          </table:table-cell>
          <table:table-cell table:formula="of:=[.D224]+10" office:value-type="float" office:value="13.593">
            <text:p>13.593</text:p>
          </table:table-cell>
          <table:table-cell table:formula="of:=[.E224]+15" office:value-type="float" office:value="15.1562">
            <text:p>15.1562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-0.1562">
            <text:p>-1.56E-001</text:p>
          </table:table-cell>
          <table:table-cell office:value-type="float" office:value="-0.3125">
            <text:p>-3.13E-001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24]+[.$G$2]" office:value-type="float" office:value="0.00000554999967055199">
            <text:p>0.00000555</text:p>
          </table:table-cell>
          <table:table-cell table:formula="of:=[.B225]" office:value-type="float" office:value="-0.1562">
            <text:p>-1.56E-001</text:p>
          </table:table-cell>
          <table:table-cell table:formula="of:=[.C225]+5" office:value-type="float" office:value="4.6875">
            <text:p>4.6875</text:p>
          </table:table-cell>
          <table:table-cell table:formula="of:=[.D225]+10" office:value-type="float" office:value="13.125">
            <text:p>13.125</text:p>
          </table:table-cell>
          <table:table-cell table:formula="of:=[.E225]+15" office:value-type="float" office:value="15.4687">
            <text:p>15.4687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-0.625">
            <text:p>-6.25E-001</text:p>
          </table:table-cell>
          <table:table-cell office:value-type="float" office:value="0.3125">
            <text:p>3.13E-001</text:p>
          </table:table-cell>
          <table:table-cell office:value-type="float" office:value="3.437">
            <text:p>3.44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225]+[.$G$2]" office:value-type="float" office:value="0.00000557499966906799">
            <text:p>0.000005575</text:p>
          </table:table-cell>
          <table:table-cell table:formula="of:=[.B226]" office:value-type="float" office:value="-0.625">
            <text:p>-6.25E-001</text:p>
          </table:table-cell>
          <table:table-cell table:formula="of:=[.C226]+5" office:value-type="float" office:value="5.3125">
            <text:p>5.3125</text:p>
          </table:table-cell>
          <table:table-cell table:formula="of:=[.D226]+10" office:value-type="float" office:value="13.437">
            <text:p>13.437</text:p>
          </table:table-cell>
          <table:table-cell table:formula="of:=[.E226]+15" office:value-type="float" office:value="15">
            <text:p>15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226]+[.$G$2]" office:value-type="float" office:value="0.00000559999966758399">
            <text:p>0.0000056</text:p>
          </table:table-cell>
          <table:table-cell table:formula="of:=[.B227]" office:value-type="float" office:value="-0.4687">
            <text:p>-4.69E-001</text:p>
          </table:table-cell>
          <table:table-cell table:formula="of:=[.C227]+5" office:value-type="float" office:value="4.6875">
            <text:p>4.6875</text:p>
          </table:table-cell>
          <table:table-cell table:formula="of:=[.D227]+10" office:value-type="float" office:value="13.125">
            <text:p>13.125</text:p>
          </table:table-cell>
          <table:table-cell table:formula="of:=[.E227]+15" office:value-type="float" office:value="15.3125">
            <text:p>15.3125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0">
            <text:p>0.00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227]+[.$G$2]" office:value-type="float" office:value="0.00000562499966609999">
            <text:p>0.000005625</text:p>
          </table:table-cell>
          <table:table-cell table:formula="of:=[.B228]" office:value-type="float" office:value="0">
            <text:p>0.00E+000</text:p>
          </table:table-cell>
          <table:table-cell table:formula="of:=[.C228]+5" office:value-type="float" office:value="5.3125">
            <text:p>5.3125</text:p>
          </table:table-cell>
          <table:table-cell table:formula="of:=[.D228]+10" office:value-type="float" office:value="13.593">
            <text:p>13.593</text:p>
          </table:table-cell>
          <table:table-cell table:formula="of:=[.E228]+15" office:value-type="float" office:value="15.1562">
            <text:p>15.1562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0.7812">
            <text:p>7.81E-001</text:p>
          </table:table-cell>
          <table:table-cell office:value-type="float" office:value="-0.4687">
            <text:p>-4.69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228]+[.$G$2]" office:value-type="float" office:value="0.00000564999966461599">
            <text:p>0.00000565</text:p>
          </table:table-cell>
          <table:table-cell table:formula="of:=[.B229]" office:value-type="float" office:value="0.7812">
            <text:p>7.81E-001</text:p>
          </table:table-cell>
          <table:table-cell table:formula="of:=[.C229]+5" office:value-type="float" office:value="4.5313">
            <text:p>4.5313</text:p>
          </table:table-cell>
          <table:table-cell table:formula="of:=[.D229]+10" office:value-type="float" office:value="13.593">
            <text:p>13.593</text:p>
          </table:table-cell>
          <table:table-cell table:formula="of:=[.E229]+15" office:value-type="float" office:value="15">
            <text:p>15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3.906">
            <text:p>3.91E+000</text:p>
          </table:table-cell>
          <table:table-cell office:value-type="float" office:value="0.4687">
            <text:p>4.69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29]+[.$G$2]" office:value-type="float" office:value="0.00000567499966313199">
            <text:p>0.000005675</text:p>
          </table:table-cell>
          <table:table-cell table:formula="of:=[.B230]" office:value-type="float" office:value="3.906">
            <text:p>3.91E+000</text:p>
          </table:table-cell>
          <table:table-cell table:formula="of:=[.C230]+5" office:value-type="float" office:value="5.4687">
            <text:p>5.4687</text:p>
          </table:table-cell>
          <table:table-cell table:formula="of:=[.D230]+10" office:value-type="float" office:value="12.968">
            <text:p>12.968</text:p>
          </table:table-cell>
          <table:table-cell table:formula="of:=[.E230]+15" office:value-type="float" office:value="15.4687">
            <text:p>15.4687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2.812">
            <text:p>2.81E+000</text:p>
          </table:table-cell>
          <table:table-cell office:value-type="float" office:value="-0.4687">
            <text:p>-4.69E-001</text:p>
          </table:table-cell>
          <table:table-cell office:value-type="float" office:value="3.125">
            <text:p>3.13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230]+[.$G$2]" office:value-type="float" office:value="0.00000569999966164799">
            <text:p>0.0000057</text:p>
          </table:table-cell>
          <table:table-cell table:formula="of:=[.B231]" office:value-type="float" office:value="2.812">
            <text:p>2.81E+000</text:p>
          </table:table-cell>
          <table:table-cell table:formula="of:=[.C231]+5" office:value-type="float" office:value="4.5313">
            <text:p>4.5313</text:p>
          </table:table-cell>
          <table:table-cell table:formula="of:=[.D231]+10" office:value-type="float" office:value="13.125">
            <text:p>13.125</text:p>
          </table:table-cell>
          <table:table-cell table:formula="of:=[.E231]+15" office:value-type="float" office:value="15">
            <text:p>15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3.437">
            <text:p>3.44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31]+[.$G$2]" office:value-type="float" office:value="0.00000572499966016399">
            <text:p>0.000005725</text:p>
          </table:table-cell>
          <table:table-cell table:formula="of:=[.B232]" office:value-type="float" office:value="3.437">
            <text:p>3.44E+000</text:p>
          </table:table-cell>
          <table:table-cell table:formula="of:=[.C232]+5" office:value-type="float" office:value="5.3125">
            <text:p>5.3125</text:p>
          </table:table-cell>
          <table:table-cell table:formula="of:=[.D232]+10" office:value-type="float" office:value="13.593">
            <text:p>13.593</text:p>
          </table:table-cell>
          <table:table-cell table:formula="of:=[.E232]+15" office:value-type="float" office:value="15.4687">
            <text:p>15.4687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3.281">
            <text:p>3.28E+000</text:p>
          </table:table-cell>
          <table:table-cell office:value-type="float" office:value="0.1562">
            <text:p>1.56E-001</text:p>
          </table:table-cell>
          <table:table-cell office:value-type="float" office:value="3.125">
            <text:p>3.13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232]+[.$G$2]" office:value-type="float" office:value="0.00000574999965867999">
            <text:p>0.00000575</text:p>
          </table:table-cell>
          <table:table-cell table:formula="of:=[.B233]" office:value-type="float" office:value="3.281">
            <text:p>3.28E+000</text:p>
          </table:table-cell>
          <table:table-cell table:formula="of:=[.C233]+5" office:value-type="float" office:value="5.1562">
            <text:p>5.1562</text:p>
          </table:table-cell>
          <table:table-cell table:formula="of:=[.D233]+10" office:value-type="float" office:value="13.125">
            <text:p>13.125</text:p>
          </table:table-cell>
          <table:table-cell table:formula="of:=[.E233]+15" office:value-type="float" office:value="15">
            <text:p>15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.812">
            <text:p>2.81E+000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33]+[.$G$2]" office:value-type="float" office:value="0.00000577499965719599">
            <text:p>0.000005775</text:p>
          </table:table-cell>
          <table:table-cell table:formula="of:=[.B234]" office:value-type="float" office:value="2.812">
            <text:p>2.81E+000</text:p>
          </table:table-cell>
          <table:table-cell table:formula="of:=[.C234]+5" office:value-type="float" office:value="4.6875">
            <text:p>4.6875</text:p>
          </table:table-cell>
          <table:table-cell table:formula="of:=[.D234]+10" office:value-type="float" office:value="13.593">
            <text:p>13.593</text:p>
          </table:table-cell>
          <table:table-cell table:formula="of:=[.E234]+15" office:value-type="float" office:value="15.4687">
            <text:p>15.4687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3.281">
            <text:p>3.28E+000</text:p>
          </table:table-cell>
          <table:table-cell office:value-type="float" office:value="0.4687">
            <text:p>4.69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34]+[.$G$2]" office:value-type="float" office:value="0.00000579999965571199">
            <text:p>0.0000058</text:p>
          </table:table-cell>
          <table:table-cell table:formula="of:=[.B235]" office:value-type="float" office:value="3.281">
            <text:p>3.28E+000</text:p>
          </table:table-cell>
          <table:table-cell table:formula="of:=[.C235]+5" office:value-type="float" office:value="5.4687">
            <text:p>5.4687</text:p>
          </table:table-cell>
          <table:table-cell table:formula="of:=[.D235]+10" office:value-type="float" office:value="13.593">
            <text:p>13.593</text:p>
          </table:table-cell>
          <table:table-cell table:formula="of:=[.E235]+15" office:value-type="float" office:value="15.4687">
            <text:p>15.4687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-1.25">
            <text:p>-1.25E+000</text:p>
          </table:table-cell>
          <table:table-cell office:value-type="float" office:value="-0.7812">
            <text:p>-7.81E-001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235]+[.$G$2]" office:value-type="float" office:value="0.00000582499965422799">
            <text:p>0.000005825</text:p>
          </table:table-cell>
          <table:table-cell table:formula="of:=[.B236]" office:value-type="float" office:value="-1.25">
            <text:p>-1.25E+000</text:p>
          </table:table-cell>
          <table:table-cell table:formula="of:=[.C236]+5" office:value-type="float" office:value="4.2188">
            <text:p>4.2188</text:p>
          </table:table-cell>
          <table:table-cell table:formula="of:=[.D236]+10" office:value-type="float" office:value="12.968">
            <text:p>12.968</text:p>
          </table:table-cell>
          <table:table-cell table:formula="of:=[.E236]+15" office:value-type="float" office:value="15">
            <text:p>15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-0.625">
            <text:p>-6.25E-001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236]+[.$G$2]" office:value-type="float" office:value="0.00000584999965274399">
            <text:p>0.00000585</text:p>
          </table:table-cell>
          <table:table-cell table:formula="of:=[.B237]" office:value-type="float" office:value="-0.625">
            <text:p>-6.25E-001</text:p>
          </table:table-cell>
          <table:table-cell table:formula="of:=[.C237]+5" office:value-type="float" office:value="5.1562">
            <text:p>5.1562</text:p>
          </table:table-cell>
          <table:table-cell table:formula="of:=[.D237]+10" office:value-type="float" office:value="13.593">
            <text:p>13.593</text:p>
          </table:table-cell>
          <table:table-cell table:formula="of:=[.E237]+15" office:value-type="float" office:value="15.3125">
            <text:p>15.3125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-0.1562">
            <text:p>-1.56E-001</text:p>
          </table:table-cell>
          <table:table-cell office:value-type="float" office:value="-0.3125">
            <text:p>-3.13E-001</text:p>
          </table:table-cell>
          <table:table-cell office:value-type="float" office:value="3.125">
            <text:p>3.13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237]+[.$G$2]" office:value-type="float" office:value="0.00000587499965125999">
            <text:p>0.000005875</text:p>
          </table:table-cell>
          <table:table-cell table:formula="of:=[.B238]" office:value-type="float" office:value="-0.1562">
            <text:p>-1.56E-001</text:p>
          </table:table-cell>
          <table:table-cell table:formula="of:=[.C238]+5" office:value-type="float" office:value="4.6875">
            <text:p>4.6875</text:p>
          </table:table-cell>
          <table:table-cell table:formula="of:=[.D238]+10" office:value-type="float" office:value="13.125">
            <text:p>13.125</text:p>
          </table:table-cell>
          <table:table-cell table:formula="of:=[.E238]+15" office:value-type="float" office:value="15">
            <text:p>15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38]+[.$G$2]" office:value-type="float" office:value="0.00000589999964977599">
            <text:p>0.0000059</text:p>
          </table:table-cell>
          <table:table-cell table:formula="of:=[.B239]" office:value-type="float" office:value="0">
            <text:p>0.00E+000</text:p>
          </table:table-cell>
          <table:table-cell table:formula="of:=[.C239]+5" office:value-type="float" office:value="5.1562">
            <text:p>5.1562</text:p>
          </table:table-cell>
          <table:table-cell table:formula="of:=[.D239]+10" office:value-type="float" office:value="13.125">
            <text:p>13.125</text:p>
          </table:table-cell>
          <table:table-cell table:formula="of:=[.E239]+15" office:value-type="float" office:value="15.4687">
            <text:p>15.4687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-0.625">
            <text:p>-6.25E-001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239]+[.$G$2]" office:value-type="float" office:value="0.00000592499964829199">
            <text:p>0.000005925</text:p>
          </table:table-cell>
          <table:table-cell table:formula="of:=[.B240]" office:value-type="float" office:value="-0.625">
            <text:p>-6.25E-001</text:p>
          </table:table-cell>
          <table:table-cell table:formula="of:=[.C240]+5" office:value-type="float" office:value="4.6875">
            <text:p>4.6875</text:p>
          </table:table-cell>
          <table:table-cell table:formula="of:=[.D240]+10" office:value-type="float" office:value="13.593">
            <text:p>13.593</text:p>
          </table:table-cell>
          <table:table-cell table:formula="of:=[.E240]+15" office:value-type="float" office:value="15">
            <text:p>15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-0.625">
            <text:p>-6.25E-001</text:p>
          </table:table-cell>
          <table:table-cell office:value-type="float" office:value="0.3125">
            <text:p>3.13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40]+[.$G$2]" office:value-type="float" office:value="0.00000594999964680799">
            <text:p>0.00000595</text:p>
          </table:table-cell>
          <table:table-cell table:formula="of:=[.B241]" office:value-type="float" office:value="-0.625">
            <text:p>-6.25E-001</text:p>
          </table:table-cell>
          <table:table-cell table:formula="of:=[.C241]+5" office:value-type="float" office:value="5.3125">
            <text:p>5.3125</text:p>
          </table:table-cell>
          <table:table-cell table:formula="of:=[.D241]+10" office:value-type="float" office:value="12.968">
            <text:p>12.968</text:p>
          </table:table-cell>
          <table:table-cell table:formula="of:=[.E241]+15" office:value-type="float" office:value="15.4687">
            <text:p>15.4687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3.906">
            <text:p>3.91E+000</text:p>
          </table:table-cell>
          <table:table-cell office:value-type="float" office:value="-0.4687">
            <text:p>-4.69E-001</text:p>
          </table:table-cell>
          <table:table-cell office:value-type="float" office:value="3.75">
            <text:p>3.75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241]+[.$G$2]" office:value-type="float" office:value="0.00000597499964532399">
            <text:p>0.000005975</text:p>
          </table:table-cell>
          <table:table-cell table:formula="of:=[.B242]" office:value-type="float" office:value="3.906">
            <text:p>3.91E+000</text:p>
          </table:table-cell>
          <table:table-cell table:formula="of:=[.C242]+5" office:value-type="float" office:value="4.5313">
            <text:p>4.5313</text:p>
          </table:table-cell>
          <table:table-cell table:formula="of:=[.D242]+10" office:value-type="float" office:value="13.75">
            <text:p>13.75</text:p>
          </table:table-cell>
          <table:table-cell table:formula="of:=[.E242]+15" office:value-type="float" office:value="15">
            <text:p>15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3.593">
            <text:p>3.59E+000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242]+[.$G$2]" office:value-type="float" office:value="0.00000599999964383999">
            <text:p>0.000006</text:p>
          </table:table-cell>
          <table:table-cell table:formula="of:=[.B243]" office:value-type="float" office:value="3.593">
            <text:p>3.59E+000</text:p>
          </table:table-cell>
          <table:table-cell table:formula="of:=[.C243]+5" office:value-type="float" office:value="4.6875">
            <text:p>4.6875</text:p>
          </table:table-cell>
          <table:table-cell table:formula="of:=[.D243]+10" office:value-type="float" office:value="13.593">
            <text:p>13.593</text:p>
          </table:table-cell>
          <table:table-cell table:formula="of:=[.E243]+15" office:value-type="float" office:value="15.1562">
            <text:p>15.1562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2.656">
            <text:p>2.66E+000</text:p>
          </table:table-cell>
          <table:table-cell office:value-type="float" office:value="0.4687">
            <text:p>4.69E-001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243]+[.$G$2]" office:value-type="float" office:value="0.00000602499964235599">
            <text:p>0.000006025</text:p>
          </table:table-cell>
          <table:table-cell table:formula="of:=[.B244]" office:value-type="float" office:value="2.656">
            <text:p>2.66E+000</text:p>
          </table:table-cell>
          <table:table-cell table:formula="of:=[.C244]+5" office:value-type="float" office:value="5.4687">
            <text:p>5.4687</text:p>
          </table:table-cell>
          <table:table-cell table:formula="of:=[.D244]+10" office:value-type="float" office:value="12.968">
            <text:p>12.968</text:p>
          </table:table-cell>
          <table:table-cell table:formula="of:=[.E244]+15" office:value-type="float" office:value="15.3125">
            <text:p>15.3125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44]+[.$G$2]" office:value-type="float" office:value="0.00000604999964087199">
            <text:p>0.00000605</text:p>
          </table:table-cell>
          <table:table-cell table:formula="of:=[.B245]" office:value-type="float" office:value="3.437">
            <text:p>3.44E+000</text:p>
          </table:table-cell>
          <table:table-cell table:formula="of:=[.C245]+5" office:value-type="float" office:value="5.1562">
            <text:p>5.1562</text:p>
          </table:table-cell>
          <table:table-cell table:formula="of:=[.D245]+10" office:value-type="float" office:value="13.593">
            <text:p>13.593</text:p>
          </table:table-cell>
          <table:table-cell table:formula="of:=[.E245]+15" office:value-type="float" office:value="15.4687">
            <text:p>15.4687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2.812">
            <text:p>2.81E+000</text:p>
          </table:table-cell>
          <table:table-cell office:value-type="float" office:value="-0.3125">
            <text:p>-3.13E-001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245]+[.$G$2]" office:value-type="float" office:value="0.00000607499963938799">
            <text:p>0.000006075</text:p>
          </table:table-cell>
          <table:table-cell table:formula="of:=[.B246]" office:value-type="float" office:value="2.812">
            <text:p>2.81E+000</text:p>
          </table:table-cell>
          <table:table-cell table:formula="of:=[.C246]+5" office:value-type="float" office:value="4.6875">
            <text:p>4.6875</text:p>
          </table:table-cell>
          <table:table-cell table:formula="of:=[.D246]+10" office:value-type="float" office:value="12.968">
            <text:p>12.968</text:p>
          </table:table-cell>
          <table:table-cell table:formula="of:=[.E246]+15" office:value-type="float" office:value="15">
            <text:p>15</text:p>
          </table:table-cell>
        </table:table-row>
        <table:table-row table:style-name="ro2">
          <table:table-cell office:value-type="float" office:value="244">
            <text:p>244</text:p>
          </table:table-cell>
          <table:table-cell office:value-type="float" office:value="2.812">
            <text:p>2.81E+000</text:p>
          </table:table-cell>
          <table:table-cell office:value-type="float" office:value="0.1562">
            <text:p>1.56E-001</text:p>
          </table:table-cell>
          <table:table-cell office:value-type="float" office:value="3.437">
            <text:p>3.44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246]+[.$G$2]" office:value-type="float" office:value="0.00000609999963790399">
            <text:p>0.0000061</text:p>
          </table:table-cell>
          <table:table-cell table:formula="of:=[.B247]" office:value-type="float" office:value="2.812">
            <text:p>2.81E+000</text:p>
          </table:table-cell>
          <table:table-cell table:formula="of:=[.C247]+5" office:value-type="float" office:value="5.1562">
            <text:p>5.1562</text:p>
          </table:table-cell>
          <table:table-cell table:formula="of:=[.D247]+10" office:value-type="float" office:value="13.437">
            <text:p>13.437</text:p>
          </table:table-cell>
          <table:table-cell table:formula="of:=[.E247]+15" office:value-type="float" office:value="15">
            <text:p>15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47]+[.$G$2]" office:value-type="float" office:value="0.00000612499963641999">
            <text:p>0.000006125</text:p>
          </table:table-cell>
          <table:table-cell table:formula="of:=[.B248]" office:value-type="float" office:value="3.437">
            <text:p>3.44E+000</text:p>
          </table:table-cell>
          <table:table-cell table:formula="of:=[.C248]+5" office:value-type="float" office:value="4.6875">
            <text:p>4.6875</text:p>
          </table:table-cell>
          <table:table-cell table:formula="of:=[.D248]+10" office:value-type="float" office:value="12.968">
            <text:p>12.968</text:p>
          </table:table-cell>
          <table:table-cell table:formula="of:=[.E248]+15" office:value-type="float" office:value="15.4687">
            <text:p>15.4687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2.343">
            <text:p>2.34E+000</text:p>
          </table:table-cell>
          <table:table-cell office:value-type="float" office:value="0.4687">
            <text:p>4.69E-001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248]+[.$G$2]" office:value-type="float" office:value="0.00000614999963493599">
            <text:p>0.00000615</text:p>
          </table:table-cell>
          <table:table-cell table:formula="of:=[.B249]" office:value-type="float" office:value="2.343">
            <text:p>2.34E+000</text:p>
          </table:table-cell>
          <table:table-cell table:formula="of:=[.C249]+5" office:value-type="float" office:value="5.4687">
            <text:p>5.4687</text:p>
          </table:table-cell>
          <table:table-cell table:formula="of:=[.D249]+10" office:value-type="float" office:value="13.593">
            <text:p>13.593</text:p>
          </table:table-cell>
          <table:table-cell table:formula="of:=[.E249]+15" office:value-type="float" office:value="15.3125">
            <text:p>15.3125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office:value-type="float" office:value="-1.25">
            <text:p>-1.25E+000</text:p>
          </table:table-cell>
          <table:table-cell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249]+[.$G$2]" office:value-type="float" office:value="0.00000617499963345199">
            <text:p>0.000006175</text:p>
          </table:table-cell>
          <table:table-cell table:formula="of:=[.B250]" office:value-type="float" office:value="-1.25">
            <text:p>-1.25E+000</text:p>
          </table:table-cell>
          <table:table-cell table:formula="of:=[.C250]+5" office:value-type="float" office:value="4.5313">
            <text:p>4.5313</text:p>
          </table:table-cell>
          <table:table-cell table:formula="of:=[.D250]+10" office:value-type="float" office:value="12.968">
            <text:p>12.968</text:p>
          </table:table-cell>
          <table:table-cell table:formula="of:=[.E250]+15" office:value-type="float" office:value="15.1562">
            <text:p>15.1562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0">
            <text:p>0.00E+000</text:p>
          </table:table-cell>
          <table:table-cell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250]+[.$G$2]" office:value-type="float" office:value="0.00000619999963196799">
            <text:p>0.0000062</text:p>
          </table:table-cell>
          <table:table-cell table:formula="of:=[.B251]" office:value-type="float" office:value="0">
            <text:p>0.00E+000</text:p>
          </table:table-cell>
          <table:table-cell table:formula="of:=[.C251]+5" office:value-type="float" office:value="4.5313">
            <text:p>4.5313</text:p>
          </table:table-cell>
          <table:table-cell table:formula="of:=[.D251]+10" office:value-type="float" office:value="12.968">
            <text:p>12.968</text:p>
          </table:table-cell>
          <table:table-cell table:formula="of:=[.E251]+15" office:value-type="float" office:value="15.1562">
            <text:p>15.1562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-0.625">
            <text:p>-6.25E-001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51]+[.$G$2]" office:value-type="float" office:value="0.00000622499963048399">
            <text:p>0.000006225</text:p>
          </table:table-cell>
          <table:table-cell table:formula="of:=[.B252]" office:value-type="float" office:value="-0.625">
            <text:p>-6.25E-001</text:p>
          </table:table-cell>
          <table:table-cell table:formula="of:=[.C252]+5" office:value-type="float" office:value="5.3125">
            <text:p>5.3125</text:p>
          </table:table-cell>
          <table:table-cell table:formula="of:=[.D252]+10" office:value-type="float" office:value="13.593">
            <text:p>13.593</text:p>
          </table:table-cell>
          <table:table-cell table:formula="of:=[.E252]+15" office:value-type="float" office:value="15.4687">
            <text:p>15.4687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252]+[.$G$2]" office:value-type="float" office:value="0.00000624999962899998">
            <text:p>0.00000625</text:p>
          </table:table-cell>
          <table:table-cell table:formula="of:=[.B253]" office:value-type="float" office:value="-0.4687">
            <text:p>-4.69E-001</text:p>
          </table:table-cell>
          <table:table-cell table:formula="of:=[.C253]+5" office:value-type="float" office:value="5.1562">
            <text:p>5.1562</text:p>
          </table:table-cell>
          <table:table-cell table:formula="of:=[.D253]+10" office:value-type="float" office:value="13.125">
            <text:p>13.125</text:p>
          </table:table-cell>
          <table:table-cell table:formula="of:=[.E253]+15" office:value-type="float" office:value="15.1562">
            <text:p>15.1562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53]+[.$G$2]" office:value-type="float" office:value="0.00000627499962751598">
            <text:p>0.000006275</text:p>
          </table:table-cell>
          <table:table-cell table:formula="of:=[.B254]" office:value-type="float" office:value="0.1562">
            <text:p>1.56E-001</text:p>
          </table:table-cell>
          <table:table-cell table:formula="of:=[.C254]+5" office:value-type="float" office:value="4.6875">
            <text:p>4.6875</text:p>
          </table:table-cell>
          <table:table-cell table:formula="of:=[.D254]+10" office:value-type="float" office:value="13.593">
            <text:p>13.593</text:p>
          </table:table-cell>
          <table:table-cell table:formula="of:=[.E254]+15" office:value-type="float" office:value="15.4687">
            <text:p>15.4687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-0.4687">
            <text:p>-4.69E-001</text:p>
          </table:table-cell>
          <table:table-cell office:value-type="float" office:value="-0.625">
            <text:p>-6.25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254]+[.$G$2]" office:value-type="float" office:value="0.00000629999962603198">
            <text:p>0.0000063</text:p>
          </table:table-cell>
          <table:table-cell table:formula="of:=[.B255]" office:value-type="float" office:value="-0.4687">
            <text:p>-4.69E-001</text:p>
          </table:table-cell>
          <table:table-cell table:formula="of:=[.C255]+5" office:value-type="float" office:value="4.375">
            <text:p>4.375</text:p>
          </table:table-cell>
          <table:table-cell table:formula="of:=[.D255]+10" office:value-type="float" office:value="12.968">
            <text:p>12.968</text:p>
          </table:table-cell>
          <table:table-cell table:formula="of:=[.E255]+15" office:value-type="float" office:value="15.1562">
            <text:p>15.1562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3.906">
            <text:p>3.91E+000</text:p>
          </table:table-cell>
          <table:table-cell office:value-type="float" office:value="0.3125">
            <text:p>3.13E-001</text:p>
          </table:table-cell>
          <table:table-cell office:value-type="float" office:value="4.062">
            <text:p>4.06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55]+[.$G$2]" office:value-type="float" office:value="0.00000632499962454798">
            <text:p>0.000006325</text:p>
          </table:table-cell>
          <table:table-cell table:formula="of:=[.B256]" office:value-type="float" office:value="3.906">
            <text:p>3.91E+000</text:p>
          </table:table-cell>
          <table:table-cell table:formula="of:=[.C256]+5" office:value-type="float" office:value="5.3125">
            <text:p>5.3125</text:p>
          </table:table-cell>
          <table:table-cell table:formula="of:=[.D256]+10" office:value-type="float" office:value="14.062">
            <text:p>14.062</text:p>
          </table:table-cell>
          <table:table-cell table:formula="of:=[.E256]+15" office:value-type="float" office:value="15.4687">
            <text:p>15.4687</text:p>
          </table:table-cell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2.812">
            <text:p>2.81E+000</text:p>
          </table:table-cell>
          <table:table-cell office:value-type="float" office:value="0.1562">
            <text:p>1.56E-001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256]+[.$G$2]" office:value-type="float" office:value="0.00000634999962306398">
            <text:p>0.00000635</text:p>
          </table:table-cell>
          <table:table-cell table:formula="of:=[.B257]" office:value-type="float" office:value="2.812">
            <text:p>2.81E+000</text:p>
          </table:table-cell>
          <table:table-cell table:formula="of:=[.C257]+5" office:value-type="float" office:value="5.1562">
            <text:p>5.1562</text:p>
          </table:table-cell>
          <table:table-cell table:formula="of:=[.D257]+10" office:value-type="float" office:value="13.125">
            <text:p>13.125</text:p>
          </table:table-cell>
          <table:table-cell table:formula="of:=[.E257]+15" office:value-type="float" office:value="15.3125">
            <text:p>15.3125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257]+[.$G$2]" office:value-type="float" office:value="0.00000637499962157998">
            <text:p>0.000006375</text:p>
          </table:table-cell>
          <table:table-cell table:formula="of:=[.B258]" office:value-type="float" office:value="3.437">
            <text:p>3.44E+000</text:p>
          </table:table-cell>
          <table:table-cell table:formula="of:=[.C258]+5" office:value-type="float" office:value="4.6875">
            <text:p>4.6875</text:p>
          </table:table-cell>
          <table:table-cell table:formula="of:=[.D258]+10" office:value-type="float" office:value="13.593">
            <text:p>13.593</text:p>
          </table:table-cell>
          <table:table-cell table:formula="of:=[.E258]+15" office:value-type="float" office:value="15">
            <text:p>15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258]+[.$G$2]" office:value-type="float" office:value="0.00000639999962009598">
            <text:p>0.0000064</text:p>
          </table:table-cell>
          <table:table-cell table:formula="of:=[.B259]" office:value-type="float" office:value="3.437">
            <text:p>3.44E+000</text:p>
          </table:table-cell>
          <table:table-cell table:formula="of:=[.C259]+5" office:value-type="float" office:value="5.1562">
            <text:p>5.1562</text:p>
          </table:table-cell>
          <table:table-cell table:formula="of:=[.D259]+10" office:value-type="float" office:value="13.125">
            <text:p>13.125</text:p>
          </table:table-cell>
          <table:table-cell table:formula="of:=[.E259]+15" office:value-type="float" office:value="15.1562">
            <text:p>15.1562</text:p>
          </table:table-cell>
        </table:table-row>
        <table:table-row table:style-name="ro2">
          <table:table-cell office:value-type="float" office:value="257">
            <text:p>257</text:p>
          </table:table-cell>
          <table:table-cell office:value-type="float" office:value="2.812">
            <text:p>2.81E+000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59]+[.$G$2]" office:value-type="float" office:value="0.00000642499961861198">
            <text:p>0.000006425</text:p>
          </table:table-cell>
          <table:table-cell table:formula="of:=[.B260]" office:value-type="float" office:value="2.812">
            <text:p>2.81E+000</text:p>
          </table:table-cell>
          <table:table-cell table:formula="of:=[.C260]+5" office:value-type="float" office:value="4.6875">
            <text:p>4.6875</text:p>
          </table:table-cell>
          <table:table-cell table:formula="of:=[.D260]+10" office:value-type="float" office:value="13.593">
            <text:p>13.593</text:p>
          </table:table-cell>
          <table:table-cell table:formula="of:=[.E260]+15" office:value-type="float" office:value="15.4687">
            <text:p>15.4687</text:p>
          </table:table-cell>
        </table:table-row>
        <table:table-row table:style-name="ro2">
          <table:table-cell office:value-type="float" office:value="258">
            <text:p>258</text:p>
          </table:table-cell>
          <table:table-cell office:value-type="float" office:value="3.281">
            <text:p>3.28E+000</text:p>
          </table:table-cell>
          <table:table-cell office:value-type="float" office:value="-0.4687">
            <text:p>-4.69E-001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260]+[.$G$2]" office:value-type="float" office:value="0.00000644999961712798">
            <text:p>0.00000645</text:p>
          </table:table-cell>
          <table:table-cell table:formula="of:=[.B261]" office:value-type="float" office:value="3.281">
            <text:p>3.28E+000</text:p>
          </table:table-cell>
          <table:table-cell table:formula="of:=[.C261]+5" office:value-type="float" office:value="4.5313">
            <text:p>4.5313</text:p>
          </table:table-cell>
          <table:table-cell table:formula="of:=[.D261]+10" office:value-type="float" office:value="13.125">
            <text:p>13.125</text:p>
          </table:table-cell>
          <table:table-cell table:formula="of:=[.E261]+15" office:value-type="float" office:value="15.1562">
            <text:p>15.1562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-1.093">
            <text:p>-1.09E+000</text:p>
          </table:table-cell>
          <table:table-cell office:value-type="float" office:value="0.3125">
            <text:p>3.13E-001</text:p>
          </table:table-cell>
          <table:table-cell office:value-type="float" office:value="3.75">
            <text:p>3.75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61]+[.$G$2]" office:value-type="float" office:value="0.00000647499961564398">
            <text:p>0.000006475</text:p>
          </table:table-cell>
          <table:table-cell table:formula="of:=[.B262]" office:value-type="float" office:value="-1.093">
            <text:p>-1.09E+000</text:p>
          </table:table-cell>
          <table:table-cell table:formula="of:=[.C262]+5" office:value-type="float" office:value="5.3125">
            <text:p>5.3125</text:p>
          </table:table-cell>
          <table:table-cell table:formula="of:=[.D262]+10" office:value-type="float" office:value="13.75">
            <text:p>13.75</text:p>
          </table:table-cell>
          <table:table-cell table:formula="of:=[.E262]+15" office:value-type="float" office:value="15.4687">
            <text:p>15.4687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-0.7812">
            <text:p>-7.81E-001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62]+[.$G$2]" office:value-type="float" office:value="0.00000649999961415998">
            <text:p>0.0000065</text:p>
          </table:table-cell>
          <table:table-cell table:formula="of:=[.B263]" office:value-type="float" office:value="-0.7812">
            <text:p>-7.81E-001</text:p>
          </table:table-cell>
          <table:table-cell table:formula="of:=[.C263]+5" office:value-type="float" office:value="4.6875">
            <text:p>4.6875</text:p>
          </table:table-cell>
          <table:table-cell table:formula="of:=[.D263]+10" office:value-type="float" office:value="13.593">
            <text:p>13.593</text:p>
          </table:table-cell>
          <table:table-cell table:formula="of:=[.E263]+15" office:value-type="float" office:value="15.4687">
            <text:p>15.4687</text:p>
          </table:table-cell>
        </table:table-row>
        <table:table-row table:style-name="ro2">
          <table:table-cell office:value-type="float" office:value="261">
            <text:p>261</text:p>
          </table:table-cell>
          <table:table-cell table:number-columns-repeated="2"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263]+[.$G$2]" office:value-type="float" office:value="0.00000652499961267598">
            <text:p>0.000006525</text:p>
          </table:table-cell>
          <table:table-cell table:formula="of:=[.B264]" office:value-type="float" office:value="0.1562">
            <text:p>1.56E-001</text:p>
          </table:table-cell>
          <table:table-cell table:formula="of:=[.C264]+5" office:value-type="float" office:value="5.1562">
            <text:p>5.1562</text:p>
          </table:table-cell>
          <table:table-cell table:formula="of:=[.D264]+10" office:value-type="float" office:value="12.968">
            <text:p>12.968</text:p>
          </table:table-cell>
          <table:table-cell table:formula="of:=[.E264]+15" office:value-type="float" office:value="15">
            <text:p>15</text:p>
          </table:table-cell>
        </table:table-row>
        <table:table-row table:style-name="ro2">
          <table:table-cell office:value-type="float" office:value="262">
            <text:p>262</text:p>
          </table:table-cell>
          <table:table-cell office:value-type="float" office:value="-0.625">
            <text:p>-6.25E-001</text:p>
          </table:table-cell>
          <table:table-cell office:value-type="float" office:value="-0.3125">
            <text:p>-3.13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64]+[.$G$2]" office:value-type="float" office:value="0.00000654999961119198">
            <text:p>0.00000655</text:p>
          </table:table-cell>
          <table:table-cell table:formula="of:=[.B265]" office:value-type="float" office:value="-0.625">
            <text:p>-6.25E-001</text:p>
          </table:table-cell>
          <table:table-cell table:formula="of:=[.C265]+5" office:value-type="float" office:value="4.6875">
            <text:p>4.6875</text:p>
          </table:table-cell>
          <table:table-cell table:formula="of:=[.D265]+10" office:value-type="float" office:value="12.968">
            <text:p>12.968</text:p>
          </table:table-cell>
          <table:table-cell table:formula="of:=[.E265]+15" office:value-type="float" office:value="15.4687">
            <text:p>15.4687</text:p>
          </table:table-cell>
        </table:table-row>
        <table:table-row table:style-name="ro2">
          <table:table-cell office:value-type="float" office:value="263">
            <text:p>263</text:p>
          </table:table-cell>
          <table:table-cell office:value-type="float" office:value="0">
            <text:p>0.00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265]+[.$G$2]" office:value-type="float" office:value="0.00000657499960970798">
            <text:p>0.000006575</text:p>
          </table:table-cell>
          <table:table-cell table:formula="of:=[.B266]" office:value-type="float" office:value="0">
            <text:p>0.00E+000</text:p>
          </table:table-cell>
          <table:table-cell table:formula="of:=[.C266]+5" office:value-type="float" office:value="5.3125">
            <text:p>5.3125</text:p>
          </table:table-cell>
          <table:table-cell table:formula="of:=[.D266]+10" office:value-type="float" office:value="13.593">
            <text:p>13.593</text:p>
          </table:table-cell>
          <table:table-cell table:formula="of:=[.E266]+15" office:value-type="float" office:value="15">
            <text:p>15</text:p>
          </table:table-cell>
        </table:table-row>
        <table:table-row table:style-name="ro2">
          <table:table-cell office:value-type="float" office:value="264">
            <text:p>264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266]+[.$G$2]" office:value-type="float" office:value="0.00000659999960822398">
            <text:p>0.0000066</text:p>
          </table:table-cell>
          <table:table-cell table:formula="of:=[.B267]" office:value-type="float" office:value="-0.4687">
            <text:p>-4.69E-001</text:p>
          </table:table-cell>
          <table:table-cell table:formula="of:=[.C267]+5" office:value-type="float" office:value="4.6875">
            <text:p>4.6875</text:p>
          </table:table-cell>
          <table:table-cell table:formula="of:=[.D267]+10" office:value-type="float" office:value="12.968">
            <text:p>12.968</text:p>
          </table:table-cell>
          <table:table-cell table:formula="of:=[.E267]+15" office:value-type="float" office:value="15.3125">
            <text:p>15.3125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267]+[.$G$2]" office:value-type="float" office:value="0.00000662499960673998">
            <text:p>0.000006625</text:p>
          </table:table-cell>
          <table:table-cell table:formula="of:=[.B268]" office:value-type="float" office:value="0">
            <text:p>0.00E+000</text:p>
          </table:table-cell>
          <table:table-cell table:formula="of:=[.C268]+5" office:value-type="float" office:value="5.1562">
            <text:p>5.1562</text:p>
          </table:table-cell>
          <table:table-cell table:formula="of:=[.D268]+10" office:value-type="float" office:value="13.593">
            <text:p>13.593</text:p>
          </table:table-cell>
          <table:table-cell table:formula="of:=[.E268]+15" office:value-type="float" office:value="15">
            <text:p>15</text:p>
          </table:table-cell>
        </table:table-row>
        <table:table-row table:style-name="ro2">
          <table:table-cell office:value-type="float" office:value="266">
            <text:p>266</text:p>
          </table:table-cell>
          <table:table-cell office:value-type="float" office:value="0.625">
            <text:p>6.25E-001</text:p>
          </table:table-cell>
          <table:table-cell office:value-type="float" office:value="-0.3125">
            <text:p>-3.13E-001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268]+[.$G$2]" office:value-type="float" office:value="0.00000664999960525598">
            <text:p>0.00000665</text:p>
          </table:table-cell>
          <table:table-cell table:formula="of:=[.B269]" office:value-type="float" office:value="0.625">
            <text:p>6.25E-001</text:p>
          </table:table-cell>
          <table:table-cell table:formula="of:=[.C269]+5" office:value-type="float" office:value="4.6875">
            <text:p>4.6875</text:p>
          </table:table-cell>
          <table:table-cell table:formula="of:=[.D269]+10" office:value-type="float" office:value="13.125">
            <text:p>13.125</text:p>
          </table:table-cell>
          <table:table-cell table:formula="of:=[.E269]+15" office:value-type="float" office:value="15.1562">
            <text:p>15.1562</text:p>
          </table:table-cell>
        </table:table-row>
        <table:table-row table:style-name="ro2">
          <table:table-cell office:value-type="float" office:value="267">
            <text:p>267</text:p>
          </table:table-cell>
          <table:table-cell office:value-type="float" office:value="3.906">
            <text:p>3.91E+000</text:p>
          </table:table-cell>
          <table:table-cell office:value-type="float" office:value="0.4687">
            <text:p>4.69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69]+[.$G$2]" office:value-type="float" office:value="0.00000667499960377198">
            <text:p>0.000006675</text:p>
          </table:table-cell>
          <table:table-cell table:formula="of:=[.B270]" office:value-type="float" office:value="3.906">
            <text:p>3.91E+000</text:p>
          </table:table-cell>
          <table:table-cell table:formula="of:=[.C270]+5" office:value-type="float" office:value="5.4687">
            <text:p>5.4687</text:p>
          </table:table-cell>
          <table:table-cell table:formula="of:=[.D270]+10" office:value-type="float" office:value="13.593">
            <text:p>13.593</text:p>
          </table:table-cell>
          <table:table-cell table:formula="of:=[.E270]+15" office:value-type="float" office:value="15.4687">
            <text:p>15.4687</text:p>
          </table:table-cell>
        </table:table-row>
        <table:table-row table:style-name="ro2">
          <table:table-cell office:value-type="float" office:value="268">
            <text:p>268</text:p>
          </table:table-cell>
          <table:table-cell office:value-type="float" office:value="2.812">
            <text:p>2.81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270]+[.$G$2]" office:value-type="float" office:value="0.00000669999960228798">
            <text:p>0.0000067</text:p>
          </table:table-cell>
          <table:table-cell table:formula="of:=[.B271]" office:value-type="float" office:value="2.812">
            <text:p>2.81E+000</text:p>
          </table:table-cell>
          <table:table-cell table:formula="of:=[.C271]+5" office:value-type="float" office:value="5.3125">
            <text:p>5.3125</text:p>
          </table:table-cell>
          <table:table-cell table:formula="of:=[.D271]+10" office:value-type="float" office:value="13.593">
            <text:p>13.593</text:p>
          </table:table-cell>
          <table:table-cell table:formula="of:=[.E271]+15" office:value-type="float" office:value="15.3125">
            <text:p>15.3125</text:p>
          </table:table-cell>
        </table:table-row>
        <table:table-row table:style-name="ro2">
          <table:table-cell office:value-type="float" office:value="269">
            <text:p>269</text:p>
          </table:table-cell>
          <table:table-cell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271]+[.$G$2]" office:value-type="float" office:value="0.00000672499960080398">
            <text:p>0.000006725</text:p>
          </table:table-cell>
          <table:table-cell table:formula="of:=[.B272]" office:value-type="float" office:value="3.437">
            <text:p>3.44E+000</text:p>
          </table:table-cell>
          <table:table-cell table:formula="of:=[.C272]+5" office:value-type="float" office:value="4.6875">
            <text:p>4.6875</text:p>
          </table:table-cell>
          <table:table-cell table:formula="of:=[.D272]+10" office:value-type="float" office:value="12.968">
            <text:p>12.968</text:p>
          </table:table-cell>
          <table:table-cell table:formula="of:=[.E272]+15" office:value-type="float" office:value="15.1562">
            <text:p>15.1562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3.281">
            <text:p>3.28E+000</text:p>
          </table:table-cell>
          <table:table-cell office:value-type="float" office:value="0.1562">
            <text:p>1.56E-001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272]+[.$G$2]" office:value-type="float" office:value="0.00000674999959931998">
            <text:p>0.00000675</text:p>
          </table:table-cell>
          <table:table-cell table:formula="of:=[.B273]" office:value-type="float" office:value="3.281">
            <text:p>3.28E+000</text:p>
          </table:table-cell>
          <table:table-cell table:formula="of:=[.C273]+5" office:value-type="float" office:value="5.1562">
            <text:p>5.1562</text:p>
          </table:table-cell>
          <table:table-cell table:formula="of:=[.D273]+10" office:value-type="float" office:value="13.125">
            <text:p>13.125</text:p>
          </table:table-cell>
          <table:table-cell table:formula="of:=[.E273]+15" office:value-type="float" office:value="15.1562">
            <text:p>15.1562</text:p>
          </table:table-cell>
        </table:table-row>
        <table:table-row table:style-name="ro2">
          <table:table-cell office:value-type="float" office:value="271">
            <text:p>271</text:p>
          </table:table-cell>
          <table:table-cell office:value-type="float" office:value="2.812">
            <text:p>2.81E+000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73]+[.$G$2]" office:value-type="float" office:value="0.00000677499959783598">
            <text:p>0.000006775</text:p>
          </table:table-cell>
          <table:table-cell table:formula="of:=[.B274]" office:value-type="float" office:value="2.812">
            <text:p>2.81E+000</text:p>
          </table:table-cell>
          <table:table-cell table:formula="of:=[.C274]+5" office:value-type="float" office:value="4.6875">
            <text:p>4.6875</text:p>
          </table:table-cell>
          <table:table-cell table:formula="of:=[.D274]+10" office:value-type="float" office:value="13.593">
            <text:p>13.593</text:p>
          </table:table-cell>
          <table:table-cell table:formula="of:=[.E274]+15" office:value-type="float" office:value="15.4687">
            <text:p>15.4687</text:p>
          </table:table-cell>
        </table:table-row>
        <table:table-row table:style-name="ro2">
          <table:table-cell office:value-type="float" office:value="272">
            <text:p>272</text:p>
          </table:table-cell>
          <table:table-cell office:value-type="float" office:value="3.281">
            <text:p>3.28E+000</text:p>
          </table:table-cell>
          <table:table-cell office:value-type="float" office:value="0.3125">
            <text:p>3.13E-001</text:p>
          </table:table-cell>
          <table:table-cell office:value-type="float" office:value="3.75">
            <text:p>3.75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274]+[.$G$2]" office:value-type="float" office:value="0.00000679999959635198">
            <text:p>0.0000068</text:p>
          </table:table-cell>
          <table:table-cell table:formula="of:=[.B275]" office:value-type="float" office:value="3.281">
            <text:p>3.28E+000</text:p>
          </table:table-cell>
          <table:table-cell table:formula="of:=[.C275]+5" office:value-type="float" office:value="5.3125">
            <text:p>5.3125</text:p>
          </table:table-cell>
          <table:table-cell table:formula="of:=[.D275]+10" office:value-type="float" office:value="13.75">
            <text:p>13.75</text:p>
          </table:table-cell>
          <table:table-cell table:formula="of:=[.E275]+15" office:value-type="float" office:value="15.1562">
            <text:p>15.1562</text:p>
          </table:table-cell>
        </table:table-row>
        <table:table-row table:style-name="ro2">
          <table:table-cell office:value-type="float" office:value="273">
            <text:p>273</text:p>
          </table:table-cell>
          <table:table-cell office:value-type="float" office:value="-1.093">
            <text:p>-1.09E+000</text:p>
          </table:table-cell>
          <table:table-cell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75]+[.$G$2]" office:value-type="float" office:value="0.00000682499959486798">
            <text:p>0.000006825</text:p>
          </table:table-cell>
          <table:table-cell table:formula="of:=[.B276]" office:value-type="float" office:value="-1.093">
            <text:p>-1.09E+000</text:p>
          </table:table-cell>
          <table:table-cell table:formula="of:=[.C276]+5" office:value-type="float" office:value="4.5313">
            <text:p>4.5313</text:p>
          </table:table-cell>
          <table:table-cell table:formula="of:=[.D276]+10" office:value-type="float" office:value="12.968">
            <text:p>12.968</text:p>
          </table:table-cell>
          <table:table-cell table:formula="of:=[.E276]+15" office:value-type="float" office:value="15.4687">
            <text:p>15.4687</text:p>
          </table:table-cell>
        </table:table-row>
        <table:table-row table:style-name="ro2">
          <table:table-cell office:value-type="float" office:value="274">
            <text:p>274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276]+[.$G$2]" office:value-type="float" office:value="0.00000684999959338398">
            <text:p>0.00000685</text:p>
          </table:table-cell>
          <table:table-cell table:formula="of:=[.B277]" office:value-type="float" office:value="-0.4687">
            <text:p>-4.69E-001</text:p>
          </table:table-cell>
          <table:table-cell table:formula="of:=[.C277]+5" office:value-type="float" office:value="4.6875">
            <text:p>4.6875</text:p>
          </table:table-cell>
          <table:table-cell table:formula="of:=[.D277]+10" office:value-type="float" office:value="13.125">
            <text:p>13.125</text:p>
          </table:table-cell>
          <table:table-cell table:formula="of:=[.E277]+15" office:value-type="float" office:value="15.3125">
            <text:p>15.3125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float" office:value="0">
            <text:p>0.00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277]+[.$G$2]" office:value-type="float" office:value="0.00000687499959189998">
            <text:p>0.000006875</text:p>
          </table:table-cell>
          <table:table-cell table:formula="of:=[.B278]" office:value-type="float" office:value="0">
            <text:p>0.00E+000</text:p>
          </table:table-cell>
          <table:table-cell table:formula="of:=[.C278]+5" office:value-type="float" office:value="5.3125">
            <text:p>5.3125</text:p>
          </table:table-cell>
          <table:table-cell table:formula="of:=[.D278]+10" office:value-type="float" office:value="13.593">
            <text:p>13.593</text:p>
          </table:table-cell>
          <table:table-cell table:formula="of:=[.E278]+15" office:value-type="float" office:value="15.1562">
            <text:p>15.1562</text:p>
          </table:table-cell>
        </table:table-row>
        <table:table-row table:style-name="ro2">
          <table:table-cell office:value-type="float" office:value="276">
            <text:p>276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3.437">
            <text:p>3.44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278]+[.$G$2]" office:value-type="float" office:value="0.00000689999959041598">
            <text:p>0.0000069</text:p>
          </table:table-cell>
          <table:table-cell table:formula="of:=[.B279]" office:value-type="float" office:value="-0.4687">
            <text:p>-4.69E-001</text:p>
          </table:table-cell>
          <table:table-cell table:formula="of:=[.C279]+5" office:value-type="float" office:value="4.6875">
            <text:p>4.6875</text:p>
          </table:table-cell>
          <table:table-cell table:formula="of:=[.D279]+10" office:value-type="float" office:value="13.437">
            <text:p>13.437</text:p>
          </table:table-cell>
          <table:table-cell table:formula="of:=[.E279]+15" office:value-type="float" office:value="15">
            <text:p>15</text:p>
          </table:table-cell>
        </table:table-row>
        <table:table-row table:style-name="ro2">
          <table:table-cell office:value-type="float" office:value="277">
            <text:p>277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79]+[.$G$2]" office:value-type="float" office:value="0.00000692499958893198">
            <text:p>0.000006925</text:p>
          </table:table-cell>
          <table:table-cell table:formula="of:=[.B280]" office:value-type="float" office:value="0">
            <text:p>0.00E+000</text:p>
          </table:table-cell>
          <table:table-cell table:formula="of:=[.C280]+5" office:value-type="float" office:value="5.1562">
            <text:p>5.1562</text:p>
          </table:table-cell>
          <table:table-cell table:formula="of:=[.D280]+10" office:value-type="float" office:value="13.125">
            <text:p>13.125</text:p>
          </table:table-cell>
          <table:table-cell table:formula="of:=[.E280]+15" office:value-type="float" office:value="15.4687">
            <text:p>15.4687</text:p>
          </table:table-cell>
        </table:table-row>
        <table:table-row table:style-name="ro2">
          <table:table-cell office:value-type="float" office:value="278">
            <text:p>278</text:p>
          </table:table-cell>
          <table:table-cell table:number-columns-repeated="2" office:value-type="float" office:value="-0.4687">
            <text:p>-4.69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280]+[.$G$2]" office:value-type="float" office:value="0.00000694999958744798">
            <text:p>0.00000695</text:p>
          </table:table-cell>
          <table:table-cell table:formula="of:=[.B281]" office:value-type="float" office:value="-0.4687">
            <text:p>-4.69E-001</text:p>
          </table:table-cell>
          <table:table-cell table:formula="of:=[.C281]+5" office:value-type="float" office:value="4.5313">
            <text:p>4.5313</text:p>
          </table:table-cell>
          <table:table-cell table:formula="of:=[.D281]+10" office:value-type="float" office:value="13.593">
            <text:p>13.593</text:p>
          </table:table-cell>
          <table:table-cell table:formula="of:=[.E281]+15" office:value-type="float" office:value="15.1562">
            <text:p>15.1562</text:p>
          </table:table-cell>
        </table:table-row>
        <table:table-row table:style-name="ro2">
          <table:table-cell office:value-type="float" office:value="279">
            <text:p>279</text:p>
          </table:table-cell>
          <table:table-cell office:value-type="float" office:value="4.062">
            <text:p>4.06E+000</text:p>
          </table:table-cell>
          <table:table-cell office:value-type="float" office:value="0.4687">
            <text:p>4.69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81]+[.$G$2]" office:value-type="float" office:value="0.00000697499958596398">
            <text:p>0.000006975</text:p>
          </table:table-cell>
          <table:table-cell table:formula="of:=[.B282]" office:value-type="float" office:value="4.062">
            <text:p>4.06E+000</text:p>
          </table:table-cell>
          <table:table-cell table:formula="of:=[.C282]+5" office:value-type="float" office:value="5.4687">
            <text:p>5.4687</text:p>
          </table:table-cell>
          <table:table-cell table:formula="of:=[.D282]+10" office:value-type="float" office:value="12.968">
            <text:p>12.968</text:p>
          </table:table-cell>
          <table:table-cell table:formula="of:=[.E282]+15" office:value-type="float" office:value="15.4687">
            <text:p>15.4687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2.656">
            <text:p>2.66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282]+[.$G$2]" office:value-type="float" office:value="0.00000699999958447998">
            <text:p>0.000007</text:p>
          </table:table-cell>
          <table:table-cell table:formula="of:=[.B283]" office:value-type="float" office:value="2.656">
            <text:p>2.66E+000</text:p>
          </table:table-cell>
          <table:table-cell table:formula="of:=[.C283]+5" office:value-type="float" office:value="5.3125">
            <text:p>5.3125</text:p>
          </table:table-cell>
          <table:table-cell table:formula="of:=[.D283]+10" office:value-type="float" office:value="13.593">
            <text:p>13.593</text:p>
          </table:table-cell>
          <table:table-cell table:formula="of:=[.E283]+15" office:value-type="float" office:value="15.3125">
            <text:p>15.3125</text:p>
          </table:table-cell>
        </table:table-row>
        <table:table-row table:style-name="ro2">
          <table:table-cell office:value-type="float" office:value="281">
            <text:p>281</text:p>
          </table:table-cell>
          <table:table-cell office:value-type="float" office:value="3.75">
            <text:p>3.75E+000</text:p>
          </table:table-cell>
          <table:table-cell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283]+[.$G$2]" office:value-type="float" office:value="0.00000702499958299598">
            <text:p>0.000007025</text:p>
          </table:table-cell>
          <table:table-cell table:formula="of:=[.B284]" office:value-type="float" office:value="3.75">
            <text:p>3.75E+000</text:p>
          </table:table-cell>
          <table:table-cell table:formula="of:=[.C284]+5" office:value-type="float" office:value="4.5313">
            <text:p>4.5313</text:p>
          </table:table-cell>
          <table:table-cell table:formula="of:=[.D284]+10" office:value-type="float" office:value="12.968">
            <text:p>12.968</text:p>
          </table:table-cell>
          <table:table-cell table:formula="of:=[.E284]+15" office:value-type="float" office:value="15">
            <text:p>15</text:p>
          </table:table-cell>
        </table:table-row>
        <table:table-row table:style-name="ro2">
          <table:table-cell office:value-type="float" office:value="282">
            <text:p>282</text:p>
          </table:table-cell>
          <table:table-cell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284]+[.$G$2]" office:value-type="float" office:value="0.00000704999958151198">
            <text:p>0.00000705</text:p>
          </table:table-cell>
          <table:table-cell table:formula="of:=[.B285]" office:value-type="float" office:value="3.437">
            <text:p>3.44E+000</text:p>
          </table:table-cell>
          <table:table-cell table:formula="of:=[.C285]+5" office:value-type="float" office:value="4.6875">
            <text:p>4.6875</text:p>
          </table:table-cell>
          <table:table-cell table:formula="of:=[.D285]+10" office:value-type="float" office:value="12.968">
            <text:p>12.968</text:p>
          </table:table-cell>
          <table:table-cell table:formula="of:=[.E285]+15" office:value-type="float" office:value="15.1562">
            <text:p>15.1562</text:p>
          </table:table-cell>
        </table:table-row>
        <table:table-row table:style-name="ro2">
          <table:table-cell office:value-type="float" office:value="283">
            <text:p>283</text:p>
          </table:table-cell>
          <table:table-cell office:value-type="float" office:value="2.812">
            <text:p>2.81E+000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85]+[.$G$2]" office:value-type="float" office:value="0.00000707499958002798">
            <text:p>0.000007075</text:p>
          </table:table-cell>
          <table:table-cell table:formula="of:=[.B286]" office:value-type="float" office:value="2.812">
            <text:p>2.81E+000</text:p>
          </table:table-cell>
          <table:table-cell table:formula="of:=[.C286]+5" office:value-type="float" office:value="5.1562">
            <text:p>5.1562</text:p>
          </table:table-cell>
          <table:table-cell table:formula="of:=[.D286]+10" office:value-type="float" office:value="13.593">
            <text:p>13.593</text:p>
          </table:table-cell>
          <table:table-cell table:formula="of:=[.E286]+15" office:value-type="float" office:value="15.4687">
            <text:p>15.4687</text:p>
          </table:table-cell>
        </table:table-row>
        <table:table-row table:style-name="ro2">
          <table:table-cell office:value-type="float" office:value="284">
            <text:p>284</text:p>
          </table:table-cell>
          <table:table-cell office:value-type="float" office:value="2.812">
            <text:p>2.81E+000</text:p>
          </table:table-cell>
          <table:table-cell office:value-type="float" office:value="-0.3125">
            <text:p>-3.13E-001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286]+[.$G$2]" office:value-type="float" office:value="0.00000709999957854398">
            <text:p>0.0000071</text:p>
          </table:table-cell>
          <table:table-cell table:formula="of:=[.B287]" office:value-type="float" office:value="2.812">
            <text:p>2.81E+000</text:p>
          </table:table-cell>
          <table:table-cell table:formula="of:=[.C287]+5" office:value-type="float" office:value="4.6875">
            <text:p>4.6875</text:p>
          </table:table-cell>
          <table:table-cell table:formula="of:=[.D287]+10" office:value-type="float" office:value="13.125">
            <text:p>13.125</text:p>
          </table:table-cell>
          <table:table-cell table:formula="of:=[.E287]+15" office:value-type="float" office:value="15.1562">
            <text:p>15.1562</text:p>
          </table:table-cell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3.437">
            <text:p>3.44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87]+[.$G$2]" office:value-type="float" office:value="0.00000712499957705998">
            <text:p>0.000007125</text:p>
          </table:table-cell>
          <table:table-cell table:formula="of:=[.B288]" office:value-type="float" office:value="3.437">
            <text:p>3.44E+000</text:p>
          </table:table-cell>
          <table:table-cell table:formula="of:=[.C288]+5" office:value-type="float" office:value="5.3125">
            <text:p>5.3125</text:p>
          </table:table-cell>
          <table:table-cell table:formula="of:=[.D288]+10" office:value-type="float" office:value="13.593">
            <text:p>13.593</text:p>
          </table:table-cell>
          <table:table-cell table:formula="of:=[.E288]+15" office:value-type="float" office:value="15.4687">
            <text:p>15.4687</text:p>
          </table:table-cell>
        </table:table-row>
        <table:table-row table:style-name="ro2">
          <table:table-cell office:value-type="float" office:value="286">
            <text:p>286</text:p>
          </table:table-cell>
          <table:table-cell office:value-type="float" office:value="2.187">
            <text:p>2.19E+000</text:p>
          </table:table-cell>
          <table:table-cell office:value-type="float" office:value="0.4687">
            <text:p>4.69E-001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288]+[.$G$2]" office:value-type="float" office:value="0.00000714999957557597">
            <text:p>0.00000715</text:p>
          </table:table-cell>
          <table:table-cell table:formula="of:=[.B289]" office:value-type="float" office:value="2.187">
            <text:p>2.19E+000</text:p>
          </table:table-cell>
          <table:table-cell table:formula="of:=[.C289]+5" office:value-type="float" office:value="5.4687">
            <text:p>5.4687</text:p>
          </table:table-cell>
          <table:table-cell table:formula="of:=[.D289]+10" office:value-type="float" office:value="13.593">
            <text:p>13.593</text:p>
          </table:table-cell>
          <table:table-cell table:formula="of:=[.E289]+15" office:value-type="float" office:value="15.3125">
            <text:p>15.3125</text:p>
          </table:table-cell>
        </table:table-row>
        <table:table-row table:style-name="ro2">
          <table:table-cell office:value-type="float" office:value="287">
            <text:p>287</text:p>
          </table:table-cell>
          <table:table-cell office:value-type="float" office:value="-0.9375">
            <text:p>-9.38E-001</text:p>
          </table:table-cell>
          <table:table-cell office:value-type="float" office:value="-0.3125">
            <text:p>-3.13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289]+[.$G$2]" office:value-type="float" office:value="0.00000717499957409197">
            <text:p>0.000007175</text:p>
          </table:table-cell>
          <table:table-cell table:formula="of:=[.B290]" office:value-type="float" office:value="-0.9375">
            <text:p>-9.38E-001</text:p>
          </table:table-cell>
          <table:table-cell table:formula="of:=[.C290]+5" office:value-type="float" office:value="4.6875">
            <text:p>4.6875</text:p>
          </table:table-cell>
          <table:table-cell table:formula="of:=[.D290]+10" office:value-type="float" office:value="12.968">
            <text:p>12.968</text:p>
          </table:table-cell>
          <table:table-cell table:formula="of:=[.E290]+15" office:value-type="float" office:value="15.1562">
            <text:p>15.1562</text:p>
          </table:table-cell>
        </table:table-row>
        <table:table-row table:style-name="ro2">
          <table:table-cell office:value-type="float" office:value="288">
            <text:p>288</text:p>
          </table:table-cell>
          <table:table-cell office:value-type="float" office:value="-0.1562">
            <text:p>-1.56E-001</text:p>
          </table:table-cell>
          <table:table-cell office:value-type="float" office:value="-0.3125">
            <text:p>-3.13E-001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290]+[.$G$2]" office:value-type="float" office:value="0.00000719999957260797">
            <text:p>0.0000072</text:p>
          </table:table-cell>
          <table:table-cell table:formula="of:=[.B291]" office:value-type="float" office:value="-0.1562">
            <text:p>-1.56E-001</text:p>
          </table:table-cell>
          <table:table-cell table:formula="of:=[.C291]+5" office:value-type="float" office:value="4.6875">
            <text:p>4.6875</text:p>
          </table:table-cell>
          <table:table-cell table:formula="of:=[.D291]+10" office:value-type="float" office:value="12.968">
            <text:p>12.968</text:p>
          </table:table-cell>
          <table:table-cell table:formula="of:=[.E291]+15" office:value-type="float" office:value="15.3125">
            <text:p>15.3125</text:p>
          </table:table-cell>
        </table:table-row>
        <table:table-row table:style-name="ro2">
          <table:table-cell office:value-type="float" office:value="289">
            <text:p>289</text:p>
          </table:table-cell>
          <table:table-cell office:value-type="float" office:value="-0.625">
            <text:p>-6.25E-001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291]+[.$G$2]" office:value-type="float" office:value="0.00000722499957112397">
            <text:p>0.000007225</text:p>
          </table:table-cell>
          <table:table-cell table:formula="of:=[.B292]" office:value-type="float" office:value="-0.625">
            <text:p>-6.25E-001</text:p>
          </table:table-cell>
          <table:table-cell table:formula="of:=[.C292]+5" office:value-type="float" office:value="5.3125">
            <text:p>5.3125</text:p>
          </table:table-cell>
          <table:table-cell table:formula="of:=[.D292]+10" office:value-type="float" office:value="13.593">
            <text:p>13.593</text:p>
          </table:table-cell>
          <table:table-cell table:formula="of:=[.E292]+15" office:value-type="float" office:value="15">
            <text:p>15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0">
            <text:p>0.00E+000</text:p>
          </table:table-cell>
          <table:table-cell office:value-type="float" office:value="-0.3125">
            <text:p>-3.13E-001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292]+[.$G$2]" office:value-type="float" office:value="0.00000724999956963997">
            <text:p>0.00000725</text:p>
          </table:table-cell>
          <table:table-cell table:formula="of:=[.B293]" office:value-type="float" office:value="0">
            <text:p>0.00E+000</text:p>
          </table:table-cell>
          <table:table-cell table:formula="of:=[.C293]+5" office:value-type="float" office:value="4.6875">
            <text:p>4.6875</text:p>
          </table:table-cell>
          <table:table-cell table:formula="of:=[.D293]+10" office:value-type="float" office:value="13.125">
            <text:p>13.125</text:p>
          </table:table-cell>
          <table:table-cell table:formula="of:=[.E293]+15" office:value-type="float" office:value="15.1562">
            <text:p>15.1562</text:p>
          </table:table-cell>
        </table:table-row>
        <table:table-row table:style-name="ro2">
          <table:table-cell office:value-type="float" office:value="291">
            <text:p>291</text:p>
          </table:table-cell>
          <table:table-cell office:value-type="float" office:value="-0.625">
            <text:p>-6.25E-001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93]+[.$G$2]" office:value-type="float" office:value="0.00000727499956815597">
            <text:p>0.000007275</text:p>
          </table:table-cell>
          <table:table-cell table:formula="of:=[.B294]" office:value-type="float" office:value="-0.625">
            <text:p>-6.25E-001</text:p>
          </table:table-cell>
          <table:table-cell table:formula="of:=[.C294]+5" office:value-type="float" office:value="5.1562">
            <text:p>5.1562</text:p>
          </table:table-cell>
          <table:table-cell table:formula="of:=[.D294]+10" office:value-type="float" office:value="13.593">
            <text:p>13.593</text:p>
          </table:table-cell>
          <table:table-cell table:formula="of:=[.E294]+15" office:value-type="float" office:value="15.4687">
            <text:p>15.4687</text:p>
          </table:table-cell>
        </table:table-row>
        <table:table-row table:style-name="ro2">
          <table:table-cell office:value-type="float" office:value="292">
            <text:p>292</text:p>
          </table:table-cell>
          <table:table-cell office:value-type="float" office:value="-0.4687">
            <text:p>-4.69E-001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294]+[.$G$2]" office:value-type="float" office:value="0.00000729999956667197">
            <text:p>0.0000073</text:p>
          </table:table-cell>
          <table:table-cell table:formula="of:=[.B295]" office:value-type="float" office:value="-0.4687">
            <text:p>-4.69E-001</text:p>
          </table:table-cell>
          <table:table-cell table:formula="of:=[.C295]+5" office:value-type="float" office:value="5.3125">
            <text:p>5.3125</text:p>
          </table:table-cell>
          <table:table-cell table:formula="of:=[.D295]+10" office:value-type="float" office:value="13.593">
            <text:p>13.593</text:p>
          </table:table-cell>
          <table:table-cell table:formula="of:=[.E295]+15" office:value-type="float" office:value="15">
            <text:p>15</text:p>
          </table:table-cell>
        </table:table-row>
        <table:table-row table:style-name="ro2">
          <table:table-cell office:value-type="float" office:value="293">
            <text:p>293</text:p>
          </table:table-cell>
          <table:table-cell office:value-type="float" office:value="3.906">
            <text:p>3.91E+000</text:p>
          </table:table-cell>
          <table:table-cell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95]+[.$G$2]" office:value-type="float" office:value="0.00000732499956518797">
            <text:p>0.000007325</text:p>
          </table:table-cell>
          <table:table-cell table:formula="of:=[.B296]" office:value-type="float" office:value="3.906">
            <text:p>3.91E+000</text:p>
          </table:table-cell>
          <table:table-cell table:formula="of:=[.C296]+5" office:value-type="float" office:value="4.5313">
            <text:p>4.5313</text:p>
          </table:table-cell>
          <table:table-cell table:formula="of:=[.D296]+10" office:value-type="float" office:value="12.968">
            <text:p>12.968</text:p>
          </table:table-cell>
          <table:table-cell table:formula="of:=[.E296]+15" office:value-type="float" office:value="15.4687">
            <text:p>15.4687</text:p>
          </table:table-cell>
        </table:table-row>
        <table:table-row table:style-name="ro2">
          <table:table-cell office:value-type="float" office:value="294">
            <text:p>294</text:p>
          </table:table-cell>
          <table:table-cell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296]+[.$G$2]" office:value-type="float" office:value="0.00000734999956370397">
            <text:p>0.00000735</text:p>
          </table:table-cell>
          <table:table-cell table:formula="of:=[.B297]" office:value-type="float" office:value="3.437">
            <text:p>3.44E+000</text:p>
          </table:table-cell>
          <table:table-cell table:formula="of:=[.C297]+5" office:value-type="float" office:value="4.6875">
            <text:p>4.6875</text:p>
          </table:table-cell>
          <table:table-cell table:formula="of:=[.D297]+10" office:value-type="float" office:value="12.968">
            <text:p>12.968</text:p>
          </table:table-cell>
          <table:table-cell table:formula="of:=[.E297]+15" office:value-type="float" office:value="15.1562">
            <text:p>15.1562</text:p>
          </table:table-cell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2.812">
            <text:p>2.81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97]+[.$G$2]" office:value-type="float" office:value="0.00000737499956221997">
            <text:p>0.000007375</text:p>
          </table:table-cell>
          <table:table-cell table:formula="of:=[.B298]" office:value-type="float" office:value="2.812">
            <text:p>2.81E+000</text:p>
          </table:table-cell>
          <table:table-cell table:formula="of:=[.C298]+5" office:value-type="float" office:value="5.3125">
            <text:p>5.3125</text:p>
          </table:table-cell>
          <table:table-cell table:formula="of:=[.D298]+10" office:value-type="float" office:value="13.593">
            <text:p>13.593</text:p>
          </table:table-cell>
          <table:table-cell table:formula="of:=[.E298]+15" office:value-type="float" office:value="15.4687">
            <text:p>15.4687</text:p>
          </table:table-cell>
        </table:table-row>
        <table:table-row table:style-name="ro2">
          <table:table-cell office:value-type="float" office:value="296">
            <text:p>296</text:p>
          </table:table-cell>
          <table:table-cell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298]+[.$G$2]" office:value-type="float" office:value="0.00000739999956073597">
            <text:p>0.0000074</text:p>
          </table:table-cell>
          <table:table-cell table:formula="of:=[.B299]" office:value-type="float" office:value="3.437">
            <text:p>3.44E+000</text:p>
          </table:table-cell>
          <table:table-cell table:formula="of:=[.C299]+5" office:value-type="float" office:value="5.1562">
            <text:p>5.1562</text:p>
          </table:table-cell>
          <table:table-cell table:formula="of:=[.D299]+10" office:value-type="float" office:value="12.968">
            <text:p>12.968</text:p>
          </table:table-cell>
          <table:table-cell table:formula="of:=[.E299]+15" office:value-type="float" office:value="15">
            <text:p>15</text:p>
          </table:table-cell>
        </table:table-row>
        <table:table-row table:style-name="ro2">
          <table:table-cell office:value-type="float" office:value="297">
            <text:p>297</text:p>
          </table:table-cell>
          <table:table-cell office:value-type="float" office:value="2.812">
            <text:p>2.81E+000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299]+[.$G$2]" office:value-type="float" office:value="0.00000742499955925197">
            <text:p>0.000007425</text:p>
          </table:table-cell>
          <table:table-cell table:formula="of:=[.B300]" office:value-type="float" office:value="2.812">
            <text:p>2.81E+000</text:p>
          </table:table-cell>
          <table:table-cell table:formula="of:=[.C300]+5" office:value-type="float" office:value="4.6875">
            <text:p>4.6875</text:p>
          </table:table-cell>
          <table:table-cell table:formula="of:=[.D300]+10" office:value-type="float" office:value="13.593">
            <text:p>13.593</text:p>
          </table:table-cell>
          <table:table-cell table:formula="of:=[.E300]+15" office:value-type="float" office:value="15.4687">
            <text:p>15.4687</text:p>
          </table:table-cell>
        </table:table-row>
        <table:table-row table:style-name="ro2">
          <table:table-cell office:value-type="float" office:value="298">
            <text:p>298</text:p>
          </table:table-cell>
          <table:table-cell office:value-type="float" office:value="3.281">
            <text:p>3.28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300]+[.$G$2]" office:value-type="float" office:value="0.00000744999955776797">
            <text:p>0.00000745</text:p>
          </table:table-cell>
          <table:table-cell table:formula="of:=[.B301]" office:value-type="float" office:value="3.281">
            <text:p>3.28E+000</text:p>
          </table:table-cell>
          <table:table-cell table:formula="of:=[.C301]+5" office:value-type="float" office:value="5.3125">
            <text:p>5.3125</text:p>
          </table:table-cell>
          <table:table-cell table:formula="of:=[.D301]+10" office:value-type="float" office:value="13.593">
            <text:p>13.593</text:p>
          </table:table-cell>
          <table:table-cell table:formula="of:=[.E301]+15" office:value-type="float" office:value="15.1562">
            <text:p>15.1562</text:p>
          </table:table-cell>
        </table:table-row>
        <table:table-row table:style-name="ro2">
          <table:table-cell office:value-type="float" office:value="299">
            <text:p>299</text:p>
          </table:table-cell>
          <table:table-cell office:value-type="float" office:value="-1.093">
            <text:p>-1.09E+000</text:p>
          </table:table-cell>
          <table:table-cell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301]+[.$G$2]" office:value-type="float" office:value="0.00000747499955628397">
            <text:p>0.000007475</text:p>
          </table:table-cell>
          <table:table-cell table:formula="of:=[.B302]" office:value-type="float" office:value="-1.093">
            <text:p>-1.09E+000</text:p>
          </table:table-cell>
          <table:table-cell table:formula="of:=[.C302]+5" office:value-type="float" office:value="4.5313">
            <text:p>4.5313</text:p>
          </table:table-cell>
          <table:table-cell table:formula="of:=[.D302]+10" office:value-type="float" office:value="12.968">
            <text:p>12.968</text:p>
          </table:table-cell>
          <table:table-cell table:formula="of:=[.E302]+15" office:value-type="float" office:value="15.4687">
            <text:p>15.4687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-0.7812">
            <text:p>-7.81E-001</text:p>
          </table:table-cell>
          <table:table-cell office:value-type="float" office:value="0.3125">
            <text:p>3.13E-001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302]+[.$G$2]" office:value-type="float" office:value="0.00000749999955479997">
            <text:p>0.0000075</text:p>
          </table:table-cell>
          <table:table-cell table:formula="of:=[.B303]" office:value-type="float" office:value="-0.7812">
            <text:p>-7.81E-001</text:p>
          </table:table-cell>
          <table:table-cell table:formula="of:=[.C303]+5" office:value-type="float" office:value="5.3125">
            <text:p>5.3125</text:p>
          </table:table-cell>
          <table:table-cell table:formula="of:=[.D303]+10" office:value-type="float" office:value="13.125">
            <text:p>13.125</text:p>
          </table:table-cell>
          <table:table-cell table:formula="of:=[.E303]+15" office:value-type="float" office:value="15.1562">
            <text:p>15.1562</text:p>
          </table:table-cell>
        </table:table-row>
        <table:table-row table:style-name="ro2">
          <table:table-cell office:value-type="float" office:value="301">
            <text:p>301</text:p>
          </table:table-cell>
          <table:table-cell office:value-type="float" office:value="0">
            <text:p>0.00E+000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303]+[.$G$2]" office:value-type="float" office:value="0.00000752499955331597">
            <text:p>0.000007525</text:p>
          </table:table-cell>
          <table:table-cell table:formula="of:=[.B304]" office:value-type="float" office:value="0">
            <text:p>0.00E+000</text:p>
          </table:table-cell>
          <table:table-cell table:formula="of:=[.C304]+5" office:value-type="float" office:value="4.6875">
            <text:p>4.6875</text:p>
          </table:table-cell>
          <table:table-cell table:formula="of:=[.D304]+10" office:value-type="float" office:value="13.593">
            <text:p>13.593</text:p>
          </table:table-cell>
          <table:table-cell table:formula="of:=[.E304]+15" office:value-type="float" office:value="15.3125">
            <text:p>15.3125</text:p>
          </table:table-cell>
        </table:table-row>
        <table:table-row table:style-name="ro2">
          <table:table-cell office:value-type="float" office:value="302">
            <text:p>302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304]+[.$G$2]" office:value-type="float" office:value="0.00000754999955183197">
            <text:p>0.00000755</text:p>
          </table:table-cell>
          <table:table-cell table:formula="of:=[.B305]" office:value-type="float" office:value="0">
            <text:p>0.00E+000</text:p>
          </table:table-cell>
          <table:table-cell table:formula="of:=[.C305]+5" office:value-type="float" office:value="5.1562">
            <text:p>5.1562</text:p>
          </table:table-cell>
          <table:table-cell table:formula="of:=[.D305]+10" office:value-type="float" office:value="13.125">
            <text:p>13.125</text:p>
          </table:table-cell>
          <table:table-cell table:formula="of:=[.E305]+15" office:value-type="float" office:value="15.4687">
            <text:p>15.4687</text:p>
          </table:table-cell>
        </table:table-row>
        <table:table-row table:style-name="ro2">
          <table:table-cell office:value-type="float" office:value="303">
            <text:p>303</text:p>
          </table:table-cell>
          <table:table-cell office:value-type="float" office:value="-0.625">
            <text:p>-6.25E-001</text:p>
          </table:table-cell>
          <table:table-cell office:value-type="float" office:value="-0.3125">
            <text:p>-3.13E-001</text:p>
          </table:table-cell>
          <table:table-cell office:value-type="float" office:value="3.75">
            <text:p>3.75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305]+[.$G$2]" office:value-type="float" office:value="0.00000757499955034797">
            <text:p>0.000007575</text:p>
          </table:table-cell>
          <table:table-cell table:formula="of:=[.B306]" office:value-type="float" office:value="-0.625">
            <text:p>-6.25E-001</text:p>
          </table:table-cell>
          <table:table-cell table:formula="of:=[.C306]+5" office:value-type="float" office:value="4.6875">
            <text:p>4.6875</text:p>
          </table:table-cell>
          <table:table-cell table:formula="of:=[.D306]+10" office:value-type="float" office:value="13.75">
            <text:p>13.75</text:p>
          </table:table-cell>
          <table:table-cell table:formula="of:=[.E306]+15" office:value-type="float" office:value="15">
            <text:p>15</text:p>
          </table:table-cell>
        </table:table-row>
        <table:table-row table:style-name="ro2">
          <table:table-cell office:value-type="float" office:value="304">
            <text:p>304</text:p>
          </table:table-cell>
          <table:table-cell office:value-type="float" office:value="0">
            <text:p>0.00E+000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306]+[.$G$2]" office:value-type="float" office:value="0.00000759999954886397">
            <text:p>0.0000076</text:p>
          </table:table-cell>
          <table:table-cell table:formula="of:=[.B307]" office:value-type="float" office:value="0">
            <text:p>0.00E+000</text:p>
          </table:table-cell>
          <table:table-cell table:formula="of:=[.C307]+5" office:value-type="float" office:value="4.6875">
            <text:p>4.6875</text:p>
          </table:table-cell>
          <table:table-cell table:formula="of:=[.D307]+10" office:value-type="float" office:value="13.593">
            <text:p>13.593</text:p>
          </table:table-cell>
          <table:table-cell table:formula="of:=[.E307]+15" office:value-type="float" office:value="15.4687">
            <text:p>15.4687</text:p>
          </table:table-cell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-0.625">
            <text:p>-6.25E-001</text:p>
          </table:table-cell>
          <table:table-cell office:value-type="float" office:value="1.562">
            <text:p>1.56E+000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307]+[.$G$2]" office:value-type="float" office:value="0.00000762499954737997">
            <text:p>0.000007625</text:p>
          </table:table-cell>
          <table:table-cell table:formula="of:=[.B308]" office:value-type="float" office:value="-0.625">
            <text:p>-6.25E-001</text:p>
          </table:table-cell>
          <table:table-cell table:formula="of:=[.C308]+5" office:value-type="float" office:value="6.562">
            <text:p>6.562</text:p>
          </table:table-cell>
          <table:table-cell table:formula="of:=[.D308]+10" office:value-type="float" office:value="12.968">
            <text:p>12.968</text:p>
          </table:table-cell>
          <table:table-cell table:formula="of:=[.E308]+15" office:value-type="float" office:value="15">
            <text:p>15</text:p>
          </table:table-cell>
        </table:table-row>
        <table:table-row table:style-name="ro2">
          <table:table-cell office:value-type="float" office:value="306">
            <text:p>306</text:p>
          </table:table-cell>
          <table:table-cell office:value-type="float" office:value="0.7812">
            <text:p>7.81E-001</text:p>
          </table:table-cell>
          <table:table-cell office:value-type="float" office:value="2.187">
            <text:p>2.19E+000</text:p>
          </table:table-cell>
          <table:table-cell office:value-type="float" office:value="2.656">
            <text:p>2.66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308]+[.$G$2]" office:value-type="float" office:value="0.00000764999954589597">
            <text:p>0.00000765</text:p>
          </table:table-cell>
          <table:table-cell table:formula="of:=[.B309]" office:value-type="float" office:value="0.7812">
            <text:p>7.81E-001</text:p>
          </table:table-cell>
          <table:table-cell table:formula="of:=[.C309]+5" office:value-type="float" office:value="7.187">
            <text:p>7.187</text:p>
          </table:table-cell>
          <table:table-cell table:formula="of:=[.D309]+10" office:value-type="float" office:value="12.656">
            <text:p>12.656</text:p>
          </table:table-cell>
          <table:table-cell table:formula="of:=[.E309]+15" office:value-type="float" office:value="15.1562">
            <text:p>15.1562</text:p>
          </table:table-cell>
        </table:table-row>
        <table:table-row table:style-name="ro2">
          <table:table-cell office:value-type="float" office:value="307">
            <text:p>307</text:p>
          </table:table-cell>
          <table:table-cell office:value-type="float" office:value="4.062">
            <text:p>4.06E+000</text:p>
          </table:table-cell>
          <table:table-cell office:value-type="float" office:value="5.468">
            <text:p>5.47E+000</text:p>
          </table:table-cell>
          <table:table-cell office:value-type="float" office:value="3.906">
            <text:p>3.91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309]+[.$G$2]" office:value-type="float" office:value="0.00000767499954441197">
            <text:p>0.000007675</text:p>
          </table:table-cell>
          <table:table-cell table:formula="of:=[.B310]" office:value-type="float" office:value="4.062">
            <text:p>4.06E+000</text:p>
          </table:table-cell>
          <table:table-cell table:formula="of:=[.C310]+5" office:value-type="float" office:value="10.468">
            <text:p>10.468</text:p>
          </table:table-cell>
          <table:table-cell table:formula="of:=[.D310]+10" office:value-type="float" office:value="13.906">
            <text:p>13.906</text:p>
          </table:table-cell>
          <table:table-cell table:formula="of:=[.E310]+15" office:value-type="float" office:value="15.4687">
            <text:p>15.4687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2.812">
            <text:p>2.81E+000</text:p>
          </table:table-cell>
          <table:table-cell table:number-columns-repeated="2"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310]+[.$G$2]" office:value-type="float" office:value="0.00000769999954292797">
            <text:p>0.0000077</text:p>
          </table:table-cell>
          <table:table-cell table:formula="of:=[.B311]" office:value-type="float" office:value="2.812">
            <text:p>2.81E+000</text:p>
          </table:table-cell>
          <table:table-cell table:formula="of:=[.C311]+5" office:value-type="float" office:value="8.593">
            <text:p>8.593</text:p>
          </table:table-cell>
          <table:table-cell table:formula="of:=[.D311]+10" office:value-type="float" office:value="13.593">
            <text:p>13.593</text:p>
          </table:table-cell>
          <table:table-cell table:formula="of:=[.E311]+15" office:value-type="float" office:value="15.3125">
            <text:p>15.3125</text:p>
          </table:table-cell>
        </table:table-row>
        <table:table-row table:style-name="ro2">
          <table:table-cell office:value-type="float" office:value="309">
            <text:p>309</text:p>
          </table:table-cell>
          <table:table-cell office:value-type="float" office:value="3.437">
            <text:p>3.44E+000</text:p>
          </table:table-cell>
          <table:table-cell office:value-type="float" office:value="4.218">
            <text:p>4.22E+000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311]+[.$G$2]" office:value-type="float" office:value="0.00000772499954144397">
            <text:p>0.000007725</text:p>
          </table:table-cell>
          <table:table-cell table:formula="of:=[.B312]" office:value-type="float" office:value="3.437">
            <text:p>3.44E+000</text:p>
          </table:table-cell>
          <table:table-cell table:formula="of:=[.C312]+5" office:value-type="float" office:value="9.218">
            <text:p>9.218</text:p>
          </table:table-cell>
          <table:table-cell table:formula="of:=[.D312]+10" office:value-type="float" office:value="13.125">
            <text:p>13.125</text:p>
          </table:table-cell>
          <table:table-cell table:formula="of:=[.E312]+15" office:value-type="float" office:value="15.1562">
            <text:p>15.1562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3.281">
            <text:p>3.28E+000</text:p>
          </table:table-cell>
          <table:table-cell office:value-type="float" office:value="4.062">
            <text:p>4.06E+000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312]+[.$G$2]" office:value-type="float" office:value="0.00000774999953995997">
            <text:p>0.00000775</text:p>
          </table:table-cell>
          <table:table-cell table:formula="of:=[.B313]" office:value-type="float" office:value="3.281">
            <text:p>3.28E+000</text:p>
          </table:table-cell>
          <table:table-cell table:formula="of:=[.C313]+5" office:value-type="float" office:value="9.062">
            <text:p>9.062</text:p>
          </table:table-cell>
          <table:table-cell table:formula="of:=[.D313]+10" office:value-type="float" office:value="12.968">
            <text:p>12.968</text:p>
          </table:table-cell>
          <table:table-cell table:formula="of:=[.E313]+15" office:value-type="float" office:value="15.4687">
            <text:p>15.4687</text:p>
          </table:table-cell>
        </table:table-row>
        <table:table-row table:style-name="ro2">
          <table:table-cell office:value-type="float" office:value="311">
            <text:p>311</text:p>
          </table:table-cell>
          <table:table-cell office:value-type="float" office:value="2.812">
            <text:p>2.81E+000</text:p>
          </table:table-cell>
          <table:table-cell table:number-columns-repeated="2"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313]+[.$G$2]" office:value-type="float" office:value="0.00000777499953847597">
            <text:p>0.000007775</text:p>
          </table:table-cell>
          <table:table-cell table:formula="of:=[.B314]" office:value-type="float" office:value="2.812">
            <text:p>2.81E+000</text:p>
          </table:table-cell>
          <table:table-cell table:formula="of:=[.C314]+5" office:value-type="float" office:value="8.593">
            <text:p>8.593</text:p>
          </table:table-cell>
          <table:table-cell table:formula="of:=[.D314]+10" office:value-type="float" office:value="13.593">
            <text:p>13.593</text:p>
          </table:table-cell>
          <table:table-cell table:formula="of:=[.E314]+15" office:value-type="float" office:value="15">
            <text:p>15</text:p>
          </table:table-cell>
        </table:table-row>
        <table:table-row table:style-name="ro2">
          <table:table-cell office:value-type="float" office:value="312">
            <text:p>312</text:p>
          </table:table-cell>
          <table:table-cell office:value-type="float" office:value="3.281">
            <text:p>3.28E+000</text:p>
          </table:table-cell>
          <table:table-cell office:value-type="float" office:value="4.218">
            <text:p>4.22E+000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314]+[.$G$2]" office:value-type="float" office:value="0.00000779999953699197">
            <text:p>0.0000078</text:p>
          </table:table-cell>
          <table:table-cell table:formula="of:=[.B315]" office:value-type="float" office:value="3.281">
            <text:p>3.28E+000</text:p>
          </table:table-cell>
          <table:table-cell table:formula="of:=[.C315]+5" office:value-type="float" office:value="9.218">
            <text:p>9.218</text:p>
          </table:table-cell>
          <table:table-cell table:formula="of:=[.D315]+10" office:value-type="float" office:value="12.968">
            <text:p>12.968</text:p>
          </table:table-cell>
          <table:table-cell table:formula="of:=[.E315]+15" office:value-type="float" office:value="15.3125">
            <text:p>15.3125</text:p>
          </table:table-cell>
        </table:table-row>
        <table:table-row table:style-name="ro2">
          <table:table-cell office:value-type="float" office:value="313">
            <text:p>313</text:p>
          </table:table-cell>
          <table:table-cell office:value-type="float" office:value="-1.093">
            <text:p>-1.09E+000</text:p>
          </table:table-cell>
          <table:table-cell office:value-type="float" office:value="3.281">
            <text:p>3.28E+000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315]+[.$G$2]" office:value-type="float" office:value="0.00000782499953550798">
            <text:p>0.000007825</text:p>
          </table:table-cell>
          <table:table-cell table:formula="of:=[.B316]" office:value-type="float" office:value="-1.093">
            <text:p>-1.09E+000</text:p>
          </table:table-cell>
          <table:table-cell table:formula="of:=[.C316]+5" office:value-type="float" office:value="8.281">
            <text:p>8.281</text:p>
          </table:table-cell>
          <table:table-cell table:formula="of:=[.D316]+10" office:value-type="float" office:value="13.593">
            <text:p>13.593</text:p>
          </table:table-cell>
          <table:table-cell table:formula="of:=[.E316]+15" office:value-type="float" office:value="15">
            <text:p>15</text:p>
          </table:table-cell>
        </table:table-row>
        <table:table-row table:style-name="ro2">
          <table:table-cell office:value-type="float" office:value="314">
            <text:p>314</text:p>
          </table:table-cell>
          <table:table-cell office:value-type="float" office:value="0">
            <text:p>0.00E+000</text:p>
          </table:table-cell>
          <table:table-cell table:number-columns-repeated="2"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316]+[.$G$2]" office:value-type="float" office:value="0.00000784999953402398">
            <text:p>0.00000785</text:p>
          </table:table-cell>
          <table:table-cell table:formula="of:=[.B317]" office:value-type="float" office:value="0">
            <text:p>0.00E+000</text:p>
          </table:table-cell>
          <table:table-cell table:formula="of:=[.C317]+5" office:value-type="float" office:value="8.593">
            <text:p>8.593</text:p>
          </table:table-cell>
          <table:table-cell table:formula="of:=[.D317]+10" office:value-type="float" office:value="13.593">
            <text:p>13.593</text:p>
          </table:table-cell>
          <table:table-cell table:formula="of:=[.E317]+15" office:value-type="float" office:value="15">
            <text:p>15</text:p>
          </table:table-cell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-0.625">
            <text:p>-6.25E-001</text:p>
          </table:table-cell>
          <table:table-cell office:value-type="float" office:value="4.218">
            <text:p>4.22E+000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317]+[.$G$2]" office:value-type="float" office:value="0.00000787499953253998">
            <text:p>0.000007875</text:p>
          </table:table-cell>
          <table:table-cell table:formula="of:=[.B318]" office:value-type="float" office:value="-0.625">
            <text:p>-6.25E-001</text:p>
          </table:table-cell>
          <table:table-cell table:formula="of:=[.C318]+5" office:value-type="float" office:value="9.218">
            <text:p>9.218</text:p>
          </table:table-cell>
          <table:table-cell table:formula="of:=[.D318]+10" office:value-type="float" office:value="12.968">
            <text:p>12.968</text:p>
          </table:table-cell>
          <table:table-cell table:formula="of:=[.E318]+15" office:value-type="float" office:value="15.4687">
            <text:p>15.4687</text:p>
          </table:table-cell>
        </table:table-row>
        <table:table-row table:style-name="ro2">
          <table:table-cell office:value-type="float" office:value="316">
            <text:p>316</text:p>
          </table:table-cell>
          <table:table-cell office:value-type="float" office:value="-0.4687">
            <text:p>-4.69E-001</text:p>
          </table:table-cell>
          <table:table-cell table:number-columns-repeated="2"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318]+[.$G$2]" office:value-type="float" office:value="0.00000789999953105598">
            <text:p>0.0000079</text:p>
          </table:table-cell>
          <table:table-cell table:formula="of:=[.B319]" office:value-type="float" office:value="-0.4687">
            <text:p>-4.69E-001</text:p>
          </table:table-cell>
          <table:table-cell table:formula="of:=[.C319]+5" office:value-type="float" office:value="8.593">
            <text:p>8.593</text:p>
          </table:table-cell>
          <table:table-cell table:formula="of:=[.D319]+10" office:value-type="float" office:value="13.593">
            <text:p>13.593</text:p>
          </table:table-cell>
          <table:table-cell table:formula="of:=[.E319]+15" office:value-type="float" office:value="15.1562">
            <text:p>15.1562</text:p>
          </table:table-cell>
        </table:table-row>
        <table:table-row table:style-name="ro2">
          <table:table-cell office:value-type="float" office:value="317">
            <text:p>317</text:p>
          </table:table-cell>
          <table:table-cell office:value-type="float" office:value="0">
            <text:p>0.00E+000</text:p>
          </table:table-cell>
          <table:table-cell office:value-type="float" office:value="4.218">
            <text:p>4.22E+000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319]+[.$G$2]" office:value-type="float" office:value="0.00000792499952957198">
            <text:p>0.000007925</text:p>
          </table:table-cell>
          <table:table-cell table:formula="of:=[.B320]" office:value-type="float" office:value="0">
            <text:p>0.00E+000</text:p>
          </table:table-cell>
          <table:table-cell table:formula="of:=[.C320]+5" office:value-type="float" office:value="9.218">
            <text:p>9.218</text:p>
          </table:table-cell>
          <table:table-cell table:formula="of:=[.D320]+10" office:value-type="float" office:value="12.968">
            <text:p>12.968</text:p>
          </table:table-cell>
          <table:table-cell table:formula="of:=[.E320]+15" office:value-type="float" office:value="15.4687">
            <text:p>15.4687</text:p>
          </table:table-cell>
        </table:table-row>
        <table:table-row table:style-name="ro2">
          <table:table-cell office:value-type="float" office:value="318">
            <text:p>318</text:p>
          </table:table-cell>
          <table:table-cell office:value-type="float" office:value="-0.4687">
            <text:p>-4.69E-001</text:p>
          </table:table-cell>
          <table:table-cell office:value-type="float" office:value="3.593">
            <text:p>3.59E+000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320]+[.$G$2]" office:value-type="float" office:value="0.00000794999952808798">
            <text:p>0.00000795</text:p>
          </table:table-cell>
          <table:table-cell table:formula="of:=[.B321]" office:value-type="float" office:value="-0.4687">
            <text:p>-4.69E-001</text:p>
          </table:table-cell>
          <table:table-cell table:formula="of:=[.C321]+5" office:value-type="float" office:value="8.593">
            <text:p>8.593</text:p>
          </table:table-cell>
          <table:table-cell table:formula="of:=[.D321]+10" office:value-type="float" office:value="12.968">
            <text:p>12.968</text:p>
          </table:table-cell>
          <table:table-cell table:formula="of:=[.E321]+15" office:value-type="float" office:value="15.1562">
            <text:p>15.1562</text:p>
          </table:table-cell>
        </table:table-row>
        <table:table-row table:style-name="ro2">
          <table:table-cell office:value-type="float" office:value="319">
            <text:p>319</text:p>
          </table:table-cell>
          <table:table-cell office:value-type="float" office:value="3.906">
            <text:p>3.91E+000</text:p>
          </table:table-cell>
          <table:table-cell office:value-type="float" office:value="4.375">
            <text:p>4.38E+000</text:p>
          </table:table-cell>
          <table:table-cell office:value-type="float" office:value="3.75">
            <text:p>3.75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321]+[.$G$2]" office:value-type="float" office:value="0.00000797499952660398">
            <text:p>0.000007975</text:p>
          </table:table-cell>
          <table:table-cell table:formula="of:=[.B322]" office:value-type="float" office:value="3.906">
            <text:p>3.91E+000</text:p>
          </table:table-cell>
          <table:table-cell table:formula="of:=[.C322]+5" office:value-type="float" office:value="9.375">
            <text:p>9.375</text:p>
          </table:table-cell>
          <table:table-cell table:formula="of:=[.D322]+10" office:value-type="float" office:value="13.75">
            <text:p>13.75</text:p>
          </table:table-cell>
          <table:table-cell table:formula="of:=[.E322]+15" office:value-type="float" office:value="15.4687">
            <text:p>15.4687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2.812">
            <text:p>2.81E+000</text:p>
          </table:table-cell>
          <table:table-cell office:value-type="float" office:value="3.593">
            <text:p>3.59E+000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322]+[.$G$2]" office:value-type="float" office:value="0.00000799999952511998">
            <text:p>0.000008</text:p>
          </table:table-cell>
          <table:table-cell table:formula="of:=[.B323]" office:value-type="float" office:value="2.812">
            <text:p>2.81E+000</text:p>
          </table:table-cell>
          <table:table-cell table:formula="of:=[.C323]+5" office:value-type="float" office:value="8.593">
            <text:p>8.593</text:p>
          </table:table-cell>
          <table:table-cell table:formula="of:=[.D323]+10" office:value-type="float" office:value="13.125">
            <text:p>13.125</text:p>
          </table:table-cell>
          <table:table-cell table:formula="of:=[.E323]+15" office:value-type="float" office:value="15.1562">
            <text:p>15.1562</text:p>
          </table:table-cell>
        </table:table-row>
        <table:table-row table:style-name="ro2">
          <table:table-cell office:value-type="float" office:value="321">
            <text:p>321</text:p>
          </table:table-cell>
          <table:table-cell office:value-type="float" office:value="3.75">
            <text:p>3.75E+000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323]+[.$G$2]" office:value-type="float" office:value="0.00000802499952363598">
            <text:p>0.000008025</text:p>
          </table:table-cell>
          <table:table-cell table:formula="of:=[.B324]" office:value-type="float" office:value="3.75">
            <text:p>3.75E+000</text:p>
          </table:table-cell>
          <table:table-cell table:formula="of:=[.C324]+5" office:value-type="float" office:value="9.218">
            <text:p>9.218</text:p>
          </table:table-cell>
          <table:table-cell table:formula="of:=[.D324]+10" office:value-type="float" office:value="13.593">
            <text:p>13.593</text:p>
          </table:table-cell>
          <table:table-cell table:formula="of:=[.E324]+15" office:value-type="float" office:value="15.4687">
            <text:p>15.4687</text:p>
          </table:table-cell>
        </table:table-row>
        <table:table-row table:style-name="ro2">
          <table:table-cell office:value-type="float" office:value="322">
            <text:p>322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324]+[.$G$2]" office:value-type="float" office:value="0.00000804999952215198">
            <text:p>0.00000805</text:p>
          </table:table-cell>
          <table:table-cell table:formula="of:=[.B325]" office:value-type="float" office:value="3.437">
            <text:p>3.44E+000</text:p>
          </table:table-cell>
          <table:table-cell table:formula="of:=[.C325]+5" office:value-type="float" office:value="8.593">
            <text:p>8.593</text:p>
          </table:table-cell>
          <table:table-cell table:formula="of:=[.D325]+10" office:value-type="float" office:value="13.125">
            <text:p>13.125</text:p>
          </table:table-cell>
          <table:table-cell table:formula="of:=[.E325]+15" office:value-type="float" office:value="15.1562">
            <text:p>15.1562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2.812">
            <text:p>2.81E+000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325]+[.$G$2]" office:value-type="float" office:value="0.00000807499952066798">
            <text:p>0.000008075</text:p>
          </table:table-cell>
          <table:table-cell table:formula="of:=[.B326]" office:value-type="float" office:value="2.812">
            <text:p>2.81E+000</text:p>
          </table:table-cell>
          <table:table-cell table:formula="of:=[.C326]+5" office:value-type="float" office:value="9.218">
            <text:p>9.218</text:p>
          </table:table-cell>
          <table:table-cell table:formula="of:=[.D326]+10" office:value-type="float" office:value="13.593">
            <text:p>13.593</text:p>
          </table:table-cell>
          <table:table-cell table:formula="of:=[.E326]+15" office:value-type="float" office:value="15.3125">
            <text:p>15.3125</text:p>
          </table:table-cell>
        </table:table-row>
        <table:table-row table:style-name="ro2">
          <table:table-cell office:value-type="float" office:value="324">
            <text:p>324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326]+[.$G$2]" office:value-type="float" office:value="0.00000809999951918398">
            <text:p>0.0000081</text:p>
          </table:table-cell>
          <table:table-cell table:formula="of:=[.B327]" office:value-type="float" office:value="3.437">
            <text:p>3.44E+000</text:p>
          </table:table-cell>
          <table:table-cell table:formula="of:=[.C327]+5" office:value-type="float" office:value="8.593">
            <text:p>8.593</text:p>
          </table:table-cell>
          <table:table-cell table:formula="of:=[.D327]+10" office:value-type="float" office:value="13.125">
            <text:p>13.125</text:p>
          </table:table-cell>
          <table:table-cell table:formula="of:=[.E327]+15" office:value-type="float" office:value="15.3125">
            <text:p>15.3125</text:p>
          </table:table-cell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2.656">
            <text:p>2.66E+000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327]+[.$G$2]" office:value-type="float" office:value="0.00000812499951769998">
            <text:p>0.000008125</text:p>
          </table:table-cell>
          <table:table-cell table:formula="of:=[.B328]" office:value-type="float" office:value="2.656">
            <text:p>2.66E+000</text:p>
          </table:table-cell>
          <table:table-cell table:formula="of:=[.C328]+5" office:value-type="float" office:value="9.218">
            <text:p>9.218</text:p>
          </table:table-cell>
          <table:table-cell table:formula="of:=[.D328]+10" office:value-type="float" office:value="13.593">
            <text:p>13.593</text:p>
          </table:table-cell>
          <table:table-cell table:formula="of:=[.E328]+15" office:value-type="float" office:value="15.1562">
            <text:p>15.1562</text:p>
          </table:table-cell>
        </table:table-row>
        <table:table-row table:style-name="ro2">
          <table:table-cell office:value-type="float" office:value="326">
            <text:p>326</text:p>
          </table:table-cell>
          <table:table-cell office:value-type="float" office:value="2.031">
            <text:p>2.03E+000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328]+[.$G$2]" office:value-type="float" office:value="0.00000814999951621598">
            <text:p>0.00000815</text:p>
          </table:table-cell>
          <table:table-cell table:formula="of:=[.B329]" office:value-type="float" office:value="2.031">
            <text:p>2.03E+000</text:p>
          </table:table-cell>
          <table:table-cell table:formula="of:=[.C329]+5" office:value-type="float" office:value="9.218">
            <text:p>9.218</text:p>
          </table:table-cell>
          <table:table-cell table:formula="of:=[.D329]+10" office:value-type="float" office:value="13.593">
            <text:p>13.593</text:p>
          </table:table-cell>
          <table:table-cell table:formula="of:=[.E329]+15" office:value-type="float" office:value="15">
            <text:p>15</text:p>
          </table:table-cell>
        </table:table-row>
        <table:table-row table:style-name="ro2">
          <table:table-cell office:value-type="float" office:value="327">
            <text:p>327</text:p>
          </table:table-cell>
          <table:table-cell office:value-type="float" office:value="-1.093">
            <text:p>-1.09E+000</text:p>
          </table:table-cell>
          <table:table-cell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329]+[.$G$2]" office:value-type="float" office:value="0.00000817499951473198">
            <text:p>0.000008175</text:p>
          </table:table-cell>
          <table:table-cell table:formula="of:=[.B330]" office:value-type="float" office:value="-1.093">
            <text:p>-1.09E+000</text:p>
          </table:table-cell>
          <table:table-cell table:formula="of:=[.C330]+5" office:value-type="float" office:value="8.437">
            <text:p>8.437</text:p>
          </table:table-cell>
          <table:table-cell table:formula="of:=[.D330]+10" office:value-type="float" office:value="12.968">
            <text:p>12.968</text:p>
          </table:table-cell>
          <table:table-cell table:formula="of:=[.E330]+15" office:value-type="float" office:value="15.4687">
            <text:p>15.4687</text:p>
          </table:table-cell>
        </table:table-row>
        <table:table-row table:style-name="ro2">
          <table:table-cell office:value-type="float" office:value="328">
            <text:p>328</text:p>
          </table:table-cell>
          <table:table-cell office:value-type="float" office:value="0">
            <text:p>0.00E+000</text:p>
          </table:table-cell>
          <table:table-cell office:value-type="float" office:value="4.062">
            <text:p>4.06E+000</text:p>
          </table:table-cell>
          <table:table-cell office:value-type="float" office:value="3.125">
            <text:p>3.13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330]+[.$G$2]" office:value-type="float" office:value="0.00000819999951324798">
            <text:p>0.0000082</text:p>
          </table:table-cell>
          <table:table-cell table:formula="of:=[.B331]" office:value-type="float" office:value="0">
            <text:p>0.00E+000</text:p>
          </table:table-cell>
          <table:table-cell table:formula="of:=[.C331]+5" office:value-type="float" office:value="9.062">
            <text:p>9.062</text:p>
          </table:table-cell>
          <table:table-cell table:formula="of:=[.D331]+10" office:value-type="float" office:value="13.125">
            <text:p>13.125</text:p>
          </table:table-cell>
          <table:table-cell table:formula="of:=[.E331]+15" office:value-type="float" office:value="15">
            <text:p>15</text:p>
          </table:table-cell>
        </table:table-row>
        <table:table-row table:style-name="ro2">
          <table:table-cell office:value-type="float" office:value="329">
            <text:p>329</text:p>
          </table:table-cell>
          <table:table-cell office:value-type="float" office:value="-0.625">
            <text:p>-6.25E-001</text:p>
          </table:table-cell>
          <table:table-cell table:number-columns-repeated="2"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331]+[.$G$2]" office:value-type="float" office:value="0.00000822499951176398">
            <text:p>0.000008225</text:p>
          </table:table-cell>
          <table:table-cell table:formula="of:=[.B332]" office:value-type="float" office:value="-0.625">
            <text:p>-6.25E-001</text:p>
          </table:table-cell>
          <table:table-cell table:formula="of:=[.C332]+5" office:value-type="float" office:value="8.593">
            <text:p>8.593</text:p>
          </table:table-cell>
          <table:table-cell table:formula="of:=[.D332]+10" office:value-type="float" office:value="13.593">
            <text:p>13.593</text:p>
          </table:table-cell>
          <table:table-cell table:formula="of:=[.E332]+15" office:value-type="float" office:value="15.4687">
            <text:p>15.4687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-0.4687">
            <text:p>-4.69E-001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332]+[.$G$2]" office:value-type="float" office:value="0.00000824999951027998">
            <text:p>0.00000825</text:p>
          </table:table-cell>
          <table:table-cell table:formula="of:=[.B333]" office:value-type="float" office:value="-0.4687">
            <text:p>-4.69E-001</text:p>
          </table:table-cell>
          <table:table-cell table:formula="of:=[.C333]+5" office:value-type="float" office:value="9.218">
            <text:p>9.218</text:p>
          </table:table-cell>
          <table:table-cell table:formula="of:=[.D333]+10" office:value-type="float" office:value="13.593">
            <text:p>13.593</text:p>
          </table:table-cell>
          <table:table-cell table:formula="of:=[.E333]+15" office:value-type="float" office:value="15.4687">
            <text:p>15.4687</text:p>
          </table:table-cell>
        </table:table-row>
        <table:table-row table:style-name="ro2">
          <table:table-cell office:value-type="float" office:value="331">
            <text:p>331</text:p>
          </table:table-cell>
          <table:table-cell office:value-type="float" office:value="0">
            <text:p>0.00E+000</text:p>
          </table:table-cell>
          <table:table-cell office:value-type="float" office:value="3.593">
            <text:p>3.59E+000</text:p>
          </table:table-cell>
          <table:table-cell office:value-type="float" office:value="3.125">
            <text:p>3.13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333]+[.$G$2]" office:value-type="float" office:value="0.00000827499950879598">
            <text:p>0.000008275</text:p>
          </table:table-cell>
          <table:table-cell table:formula="of:=[.B334]" office:value-type="float" office:value="0">
            <text:p>0.00E+000</text:p>
          </table:table-cell>
          <table:table-cell table:formula="of:=[.C334]+5" office:value-type="float" office:value="8.593">
            <text:p>8.593</text:p>
          </table:table-cell>
          <table:table-cell table:formula="of:=[.D334]+10" office:value-type="float" office:value="13.125">
            <text:p>13.125</text:p>
          </table:table-cell>
          <table:table-cell table:formula="of:=[.E334]+15" office:value-type="float" office:value="15">
            <text:p>15</text:p>
          </table:table-cell>
        </table:table-row>
        <table:table-row table:style-name="ro2">
          <table:table-cell office:value-type="float" office:value="332">
            <text:p>332</text:p>
          </table:table-cell>
          <table:table-cell office:value-type="float" office:value="-0.4687">
            <text:p>-4.69E-001</text:p>
          </table:table-cell>
          <table:table-cell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334]+[.$G$2]" office:value-type="float" office:value="0.00000829999950731199">
            <text:p>0.0000083</text:p>
          </table:table-cell>
          <table:table-cell table:formula="of:=[.B335]" office:value-type="float" office:value="-0.4687">
            <text:p>-4.69E-001</text:p>
          </table:table-cell>
          <table:table-cell table:formula="of:=[.C335]+5" office:value-type="float" office:value="8.437">
            <text:p>8.437</text:p>
          </table:table-cell>
          <table:table-cell table:formula="of:=[.D335]+10" office:value-type="float" office:value="12.968">
            <text:p>12.968</text:p>
          </table:table-cell>
          <table:table-cell table:formula="of:=[.E335]+15" office:value-type="float" office:value="15.3125">
            <text:p>15.312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3.906">
            <text:p>3.91E+000</text:p>
          </table:table-cell>
          <table:table-cell office:value-type="float" office:value="4.375">
            <text:p>4.38E+00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335]+[.$G$2]" office:value-type="float" office:value="0.00000832499950582799">
            <text:p>0.000008325</text:p>
          </table:table-cell>
          <table:table-cell table:formula="of:=[.B336]" office:value-type="float" office:value="3.906">
            <text:p>3.91E+000</text:p>
          </table:table-cell>
          <table:table-cell table:formula="of:=[.C336]+5" office:value-type="float" office:value="9.375">
            <text:p>9.375</text:p>
          </table:table-cell>
          <table:table-cell table:formula="of:=[.D336]+10" office:value-type="float" office:value="13.593">
            <text:p>13.593</text:p>
          </table:table-cell>
          <table:table-cell table:formula="of:=[.E336]+15" office:value-type="float" office:value="15.1562">
            <text:p>15.1562</text:p>
          </table:table-cell>
        </table:table-row>
        <table:table-row table:style-name="ro2">
          <table:table-cell office:value-type="float" office:value="334">
            <text:p>334</text:p>
          </table:table-cell>
          <table:table-cell office:value-type="float" office:value="3.437">
            <text:p>3.44E+000</text:p>
          </table:table-cell>
          <table:table-cell table:number-columns-repeated="2"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336]+[.$G$2]" office:value-type="float" office:value="0.00000834999950434399">
            <text:p>0.00000835</text:p>
          </table:table-cell>
          <table:table-cell table:formula="of:=[.B337]" office:value-type="float" office:value="3.437">
            <text:p>3.44E+000</text:p>
          </table:table-cell>
          <table:table-cell table:formula="of:=[.C337]+5" office:value-type="float" office:value="8.593">
            <text:p>8.593</text:p>
          </table:table-cell>
          <table:table-cell table:formula="of:=[.D337]+10" office:value-type="float" office:value="13.593">
            <text:p>13.593</text:p>
          </table:table-cell>
          <table:table-cell table:formula="of:=[.E337]+15" office:value-type="float" office:value="15.1562">
            <text:p>15.1562</text:p>
          </table:table-cell>
        </table:table-row>
        <table:table-row table:style-name="ro2">
          <table:table-cell office:value-type="float" office:value="335">
            <text:p>335</text:p>
          </table:table-cell>
          <table:table-cell office:value-type="float" office:value="2.812">
            <text:p>2.81E+000</text:p>
          </table:table-cell>
          <table:table-cell office:value-type="float" office:value="4.218">
            <text:p>4.22E+000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337]+[.$G$2]" office:value-type="float" office:value="0.00000837499950285999">
            <text:p>0.000008375</text:p>
          </table:table-cell>
          <table:table-cell table:formula="of:=[.B338]" office:value-type="float" office:value="2.812">
            <text:p>2.81E+000</text:p>
          </table:table-cell>
          <table:table-cell table:formula="of:=[.C338]+5" office:value-type="float" office:value="9.218">
            <text:p>9.218</text:p>
          </table:table-cell>
          <table:table-cell table:formula="of:=[.D338]+10" office:value-type="float" office:value="13.125">
            <text:p>13.125</text:p>
          </table:table-cell>
          <table:table-cell table:formula="of:=[.E338]+15" office:value-type="float" office:value="15.4687">
            <text:p>15.4687</text:p>
          </table:table-cell>
        </table:table-row>
        <table:table-row table:style-name="ro2">
          <table:table-cell office:value-type="float" office:value="336">
            <text:p>336</text:p>
          </table:table-cell>
          <table:table-cell office:value-type="float" office:value="2.812">
            <text:p>2.81E+000</text:p>
          </table:table-cell>
          <table:table-cell office:value-type="float" office:value="4.062">
            <text:p>4.06E+000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338]+[.$G$2]" office:value-type="float" office:value="0.00000839999950137599">
            <text:p>0.0000084</text:p>
          </table:table-cell>
          <table:table-cell table:formula="of:=[.B339]" office:value-type="float" office:value="2.812">
            <text:p>2.81E+000</text:p>
          </table:table-cell>
          <table:table-cell table:formula="of:=[.C339]+5" office:value-type="float" office:value="9.062">
            <text:p>9.062</text:p>
          </table:table-cell>
          <table:table-cell table:formula="of:=[.D339]+10" office:value-type="float" office:value="13.125">
            <text:p>13.125</text:p>
          </table:table-cell>
          <table:table-cell table:formula="of:=[.E339]+15" office:value-type="float" office:value="15.1562">
            <text:p>15.1562</text:p>
          </table:table-cell>
        </table:table-row>
        <table:table-row table:style-name="ro2">
          <table:table-cell office:value-type="float" office:value="337">
            <text:p>337</text:p>
          </table:table-cell>
          <table:table-cell office:value-type="float" office:value="3.437">
            <text:p>3.44E+000</text:p>
          </table:table-cell>
          <table:table-cell table:number-columns-repeated="2"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339]+[.$G$2]" office:value-type="float" office:value="0.00000842499949989199">
            <text:p>0.000008425</text:p>
          </table:table-cell>
          <table:table-cell table:formula="of:=[.B340]" office:value-type="float" office:value="3.437">
            <text:p>3.44E+000</text:p>
          </table:table-cell>
          <table:table-cell table:formula="of:=[.C340]+5" office:value-type="float" office:value="8.593">
            <text:p>8.593</text:p>
          </table:table-cell>
          <table:table-cell table:formula="of:=[.D340]+10" office:value-type="float" office:value="13.593">
            <text:p>13.593</text:p>
          </table:table-cell>
          <table:table-cell table:formula="of:=[.E340]+15" office:value-type="float" office:value="15.4687">
            <text:p>15.4687</text:p>
          </table:table-cell>
        </table:table-row>
        <table:table-row table:style-name="ro2">
          <table:table-cell office:value-type="float" office:value="338">
            <text:p>338</text:p>
          </table:table-cell>
          <table:table-cell office:value-type="float" office:value="3.281">
            <text:p>3.28E+000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340]+[.$G$2]" office:value-type="float" office:value="0.00000844999949840799">
            <text:p>0.00000845</text:p>
          </table:table-cell>
          <table:table-cell table:formula="of:=[.B341]" office:value-type="float" office:value="3.281">
            <text:p>3.28E+000</text:p>
          </table:table-cell>
          <table:table-cell table:formula="of:=[.C341]+5" office:value-type="float" office:value="9.218">
            <text:p>9.218</text:p>
          </table:table-cell>
          <table:table-cell table:formula="of:=[.D341]+10" office:value-type="float" office:value="13.593">
            <text:p>13.593</text:p>
          </table:table-cell>
          <table:table-cell table:formula="of:=[.E341]+15" office:value-type="float" office:value="15">
            <text:p>15</text:p>
          </table:table-cell>
        </table:table-row>
        <table:table-row table:style-name="ro2">
          <table:table-cell office:value-type="float" office:value="339">
            <text:p>339</text:p>
          </table:table-cell>
          <table:table-cell office:value-type="float" office:value="-1.25">
            <text:p>-1.25E+000</text:p>
          </table:table-cell>
          <table:table-cell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341]+[.$G$2]" office:value-type="float" office:value="0.00000847499949692399">
            <text:p>0.000008475</text:p>
          </table:table-cell>
          <table:table-cell table:formula="of:=[.B342]" office:value-type="float" office:value="-1.25">
            <text:p>-1.25E+000</text:p>
          </table:table-cell>
          <table:table-cell table:formula="of:=[.C342]+5" office:value-type="float" office:value="8.437">
            <text:p>8.437</text:p>
          </table:table-cell>
          <table:table-cell table:formula="of:=[.D342]+10" office:value-type="float" office:value="12.968">
            <text:p>12.968</text:p>
          </table:table-cell>
          <table:table-cell table:formula="of:=[.E342]+15" office:value-type="float" office:value="15.4687">
            <text:p>15.4687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0">
            <text:p>0.00E+000</text:p>
          </table:table-cell>
          <table:table-cell table:number-columns-repeated="2"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342]+[.$G$2]" office:value-type="float" office:value="0.00000849999949543999">
            <text:p>0.0000085</text:p>
          </table:table-cell>
          <table:table-cell table:formula="of:=[.B343]" office:value-type="float" office:value="0">
            <text:p>0.00E+000</text:p>
          </table:table-cell>
          <table:table-cell table:formula="of:=[.C343]+5" office:value-type="float" office:value="8.593">
            <text:p>8.593</text:p>
          </table:table-cell>
          <table:table-cell table:formula="of:=[.D343]+10" office:value-type="float" office:value="13.593">
            <text:p>13.593</text:p>
          </table:table-cell>
          <table:table-cell table:formula="of:=[.E343]+15" office:value-type="float" office:value="15">
            <text:p>15</text:p>
          </table:table-cell>
        </table:table-row>
        <table:table-row table:style-name="ro2">
          <table:table-cell office:value-type="float" office:value="341">
            <text:p>341</text:p>
          </table:table-cell>
          <table:table-cell office:value-type="float" office:value="-0.625">
            <text:p>-6.25E-001</text:p>
          </table:table-cell>
          <table:table-cell office:value-type="float" office:value="4.218">
            <text:p>4.22E+000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343]+[.$G$2]" office:value-type="float" office:value="0.00000852499949395599">
            <text:p>0.000008525</text:p>
          </table:table-cell>
          <table:table-cell table:formula="of:=[.B344]" office:value-type="float" office:value="-0.625">
            <text:p>-6.25E-001</text:p>
          </table:table-cell>
          <table:table-cell table:formula="of:=[.C344]+5" office:value-type="float" office:value="9.218">
            <text:p>9.218</text:p>
          </table:table-cell>
          <table:table-cell table:formula="of:=[.D344]+10" office:value-type="float" office:value="12.968">
            <text:p>12.968</text:p>
          </table:table-cell>
          <table:table-cell table:formula="of:=[.E344]+15" office:value-type="float" office:value="15.4687">
            <text:p>15.4687</text:p>
          </table:table-cell>
        </table:table-row>
        <table:table-row table:style-name="ro2">
          <table:table-cell office:value-type="float" office:value="342">
            <text:p>342</text:p>
          </table:table-cell>
          <table:table-cell office:value-type="float" office:value="-0.625">
            <text:p>-6.25E-001</text:p>
          </table:table-cell>
          <table:table-cell table:number-columns-repeated="2"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344]+[.$G$2]" office:value-type="float" office:value="0.00000854999949247199">
            <text:p>0.00000855</text:p>
          </table:table-cell>
          <table:table-cell table:formula="of:=[.B345]" office:value-type="float" office:value="-0.625">
            <text:p>-6.25E-001</text:p>
          </table:table-cell>
          <table:table-cell table:formula="of:=[.C345]+5" office:value-type="float" office:value="8.593">
            <text:p>8.593</text:p>
          </table:table-cell>
          <table:table-cell table:formula="of:=[.D345]+10" office:value-type="float" office:value="13.593">
            <text:p>13.593</text:p>
          </table:table-cell>
          <table:table-cell table:formula="of:=[.E345]+15" office:value-type="float" office:value="15.3125">
            <text:p>15.312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">
            <text:p>0.00E+000</text:p>
          </table:table-cell>
          <table:table-cell office:value-type="float" office:value="4.218">
            <text:p>4.22E+000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345]+[.$G$2]" office:value-type="float" office:value="0.00000857499949098799">
            <text:p>0.000008575</text:p>
          </table:table-cell>
          <table:table-cell table:formula="of:=[.B346]" office:value-type="float" office:value="0">
            <text:p>0.00E+000</text:p>
          </table:table-cell>
          <table:table-cell table:formula="of:=[.C346]+5" office:value-type="float" office:value="9.218">
            <text:p>9.218</text:p>
          </table:table-cell>
          <table:table-cell table:formula="of:=[.D346]+10" office:value-type="float" office:value="12.968">
            <text:p>12.968</text:p>
          </table:table-cell>
          <table:table-cell table:formula="of:=[.E346]+15" office:value-type="float" office:value="15">
            <text:p>15</text:p>
          </table:table-cell>
        </table:table-row>
        <table:table-row table:style-name="ro2">
          <table:table-cell office:value-type="float" office:value="344">
            <text:p>344</text:p>
          </table:table-cell>
          <table:table-cell office:value-type="float" office:value="-0.4687">
            <text:p>-4.69E-001</text:p>
          </table:table-cell>
          <table:table-cell table:number-columns-repeated="2"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346]+[.$G$2]" office:value-type="float" office:value="0.00000859999948950399">
            <text:p>0.0000086</text:p>
          </table:table-cell>
          <table:table-cell table:formula="of:=[.B347]" office:value-type="float" office:value="-0.4687">
            <text:p>-4.69E-001</text:p>
          </table:table-cell>
          <table:table-cell table:formula="of:=[.C347]+5" office:value-type="float" office:value="8.593">
            <text:p>8.593</text:p>
          </table:table-cell>
          <table:table-cell table:formula="of:=[.D347]+10" office:value-type="float" office:value="13.593">
            <text:p>13.593</text:p>
          </table:table-cell>
          <table:table-cell table:formula="of:=[.E347]+15" office:value-type="float" office:value="15.4687">
            <text:p>15.4687</text:p>
          </table:table-cell>
        </table:table-row>
        <table:table-row table:style-name="ro2">
          <table:table-cell office:value-type="float" office:value="345">
            <text:p>345</text:p>
          </table:table-cell>
          <table:table-cell office:value-type="float" office:value="0.1562">
            <text:p>1.56E-001</text:p>
          </table:table-cell>
          <table:table-cell office:value-type="float" office:value="4.218">
            <text:p>4.22E+000</text:p>
          </table:table-cell>
          <table:table-cell office:value-type="float" office:value="3.125">
            <text:p>3.13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347]+[.$G$2]" office:value-type="float" office:value="0.00000862499948801999">
            <text:p>0.000008625</text:p>
          </table:table-cell>
          <table:table-cell table:formula="of:=[.B348]" office:value-type="float" office:value="0.1562">
            <text:p>1.56E-001</text:p>
          </table:table-cell>
          <table:table-cell table:formula="of:=[.C348]+5" office:value-type="float" office:value="9.218">
            <text:p>9.218</text:p>
          </table:table-cell>
          <table:table-cell table:formula="of:=[.D348]+10" office:value-type="float" office:value="13.125">
            <text:p>13.125</text:p>
          </table:table-cell>
          <table:table-cell table:formula="of:=[.E348]+15" office:value-type="float" office:value="15">
            <text:p>15</text:p>
          </table:table-cell>
        </table:table-row>
        <table:table-row table:style-name="ro2">
          <table:table-cell office:value-type="float" office:value="346">
            <text:p>346</text:p>
          </table:table-cell>
          <table:table-cell office:value-type="float" office:value="0.7812">
            <text:p>7.81E-001</text:p>
          </table:table-cell>
          <table:table-cell office:value-type="float" office:value="3.593">
            <text:p>3.59E+000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348]+[.$G$2]" office:value-type="float" office:value="0.00000864999948653599">
            <text:p>0.00000865</text:p>
          </table:table-cell>
          <table:table-cell table:formula="of:=[.B349]" office:value-type="float" office:value="0.7812">
            <text:p>7.81E-001</text:p>
          </table:table-cell>
          <table:table-cell table:formula="of:=[.C349]+5" office:value-type="float" office:value="8.593">
            <text:p>8.593</text:p>
          </table:table-cell>
          <table:table-cell table:formula="of:=[.D349]+10" office:value-type="float" office:value="12.968">
            <text:p>12.968</text:p>
          </table:table-cell>
          <table:table-cell table:formula="of:=[.E349]+15" office:value-type="float" office:value="15.1562">
            <text:p>15.1562</text:p>
          </table:table-cell>
        </table:table-row>
        <table:table-row table:style-name="ro2">
          <table:table-cell office:value-type="float" office:value="347">
            <text:p>347</text:p>
          </table:table-cell>
          <table:table-cell office:value-type="float" office:value="3.906">
            <text:p>3.91E+000</text:p>
          </table:table-cell>
          <table:table-cell office:value-type="float" office:value="4.375">
            <text:p>4.38E+000</text:p>
          </table:table-cell>
          <table:table-cell office:value-type="float" office:value="3.75">
            <text:p>3.75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349]+[.$G$2]" office:value-type="float" office:value="0.000008674999485052">
            <text:p>0.000008675</text:p>
          </table:table-cell>
          <table:table-cell table:formula="of:=[.B350]" office:value-type="float" office:value="3.906">
            <text:p>3.91E+000</text:p>
          </table:table-cell>
          <table:table-cell table:formula="of:=[.C350]+5" office:value-type="float" office:value="9.375">
            <text:p>9.375</text:p>
          </table:table-cell>
          <table:table-cell table:formula="of:=[.D350]+10" office:value-type="float" office:value="13.75">
            <text:p>13.75</text:p>
          </table:table-cell>
          <table:table-cell table:formula="of:=[.E350]+15" office:value-type="float" office:value="15.4687">
            <text:p>15.4687</text:p>
          </table:table-cell>
        </table:table-row>
        <table:table-row table:style-name="ro2">
          <table:table-cell office:value-type="float" office:value="348">
            <text:p>348</text:p>
          </table:table-cell>
          <table:table-cell office:value-type="float" office:value="3.281">
            <text:p>3.28E+000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350]+[.$G$2]" office:value-type="float" office:value="0.00000869999948356799">
            <text:p>0.0000087</text:p>
          </table:table-cell>
          <table:table-cell table:formula="of:=[.B351]" office:value-type="float" office:value="3.281">
            <text:p>3.28E+000</text:p>
          </table:table-cell>
          <table:table-cell table:formula="of:=[.C351]+5" office:value-type="float" office:value="9.218">
            <text:p>9.218</text:p>
          </table:table-cell>
          <table:table-cell table:formula="of:=[.D351]+10" office:value-type="float" office:value="13.593">
            <text:p>13.593</text:p>
          </table:table-cell>
          <table:table-cell table:formula="of:=[.E351]+15" office:value-type="float" office:value="15">
            <text:p>15</text:p>
          </table:table-cell>
        </table:table-row>
        <table:table-row table:style-name="ro2">
          <table:table-cell office:value-type="float" office:value="349">
            <text:p>349</text:p>
          </table:table-cell>
          <table:table-cell office:value-type="float" office:value="2.812">
            <text:p>2.81E+000</text:p>
          </table:table-cell>
          <table:table-cell office:value-type="float" office:value="3.437">
            <text:p>3.44E+000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351]+[.$G$2]" office:value-type="float" office:value="0.000008724999482084">
            <text:p>0.000008725</text:p>
          </table:table-cell>
          <table:table-cell table:formula="of:=[.B352]" office:value-type="float" office:value="2.812">
            <text:p>2.81E+000</text:p>
          </table:table-cell>
          <table:table-cell table:formula="of:=[.C352]+5" office:value-type="float" office:value="8.437">
            <text:p>8.437</text:p>
          </table:table-cell>
          <table:table-cell table:formula="of:=[.D352]+10" office:value-type="float" office:value="13.125">
            <text:p>13.125</text:p>
          </table:table-cell>
          <table:table-cell table:formula="of:=[.E352]+15" office:value-type="float" office:value="15.4687">
            <text:p>15.4687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3.281">
            <text:p>3.28E+000</text:p>
          </table:table-cell>
          <table:table-cell office:value-type="float" office:value="3.593">
            <text:p>3.59E+000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352]+[.$G$2]" office:value-type="float" office:value="0.0000087499994806">
            <text:p>0.00000875</text:p>
          </table:table-cell>
          <table:table-cell table:formula="of:=[.B353]" office:value-type="float" office:value="3.281">
            <text:p>3.28E+000</text:p>
          </table:table-cell>
          <table:table-cell table:formula="of:=[.C353]+5" office:value-type="float" office:value="8.593">
            <text:p>8.593</text:p>
          </table:table-cell>
          <table:table-cell table:formula="of:=[.D353]+10" office:value-type="float" office:value="13.125">
            <text:p>13.125</text:p>
          </table:table-cell>
          <table:table-cell table:formula="of:=[.E353]+15" office:value-type="float" office:value="15.1562">
            <text:p>15.1562</text:p>
          </table:table-cell>
        </table:table-row>
        <table:table-row table:style-name="ro2">
          <table:table-cell office:value-type="float" office:value="351">
            <text:p>351</text:p>
          </table:table-cell>
          <table:table-cell office:value-type="float" office:value="2.812">
            <text:p>2.81E+000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353]+[.$G$2]" office:value-type="float" office:value="0.000008774999479116">
            <text:p>0.000008775</text:p>
          </table:table-cell>
          <table:table-cell table:formula="of:=[.B354]" office:value-type="float" office:value="2.812">
            <text:p>2.81E+000</text:p>
          </table:table-cell>
          <table:table-cell table:formula="of:=[.C354]+5" office:value-type="float" office:value="9.218">
            <text:p>9.218</text:p>
          </table:table-cell>
          <table:table-cell table:formula="of:=[.D354]+10" office:value-type="float" office:value="13.593">
            <text:p>13.593</text:p>
          </table:table-cell>
          <table:table-cell table:formula="of:=[.E354]+15" office:value-type="float" office:value="15.3125">
            <text:p>15.3125</text:p>
          </table:table-cell>
        </table:table-row>
        <table:table-row table:style-name="ro2">
          <table:table-cell office:value-type="float" office:value="352">
            <text:p>352</text:p>
          </table:table-cell>
          <table:table-cell office:value-type="float" office:value="3.437">
            <text:p>3.44E+000</text:p>
          </table:table-cell>
          <table:table-cell office:value-type="float" office:value="4.375">
            <text:p>4.38E+000</text:p>
          </table:table-cell>
          <table:table-cell office:value-type="float" office:value="3.125">
            <text:p>3.13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354]+[.$G$2]" office:value-type="float" office:value="0.000008799999477632">
            <text:p>0.0000088</text:p>
          </table:table-cell>
          <table:table-cell table:formula="of:=[.B355]" office:value-type="float" office:value="3.437">
            <text:p>3.44E+000</text:p>
          </table:table-cell>
          <table:table-cell table:formula="of:=[.C355]+5" office:value-type="float" office:value="9.375">
            <text:p>9.375</text:p>
          </table:table-cell>
          <table:table-cell table:formula="of:=[.D355]+10" office:value-type="float" office:value="13.125">
            <text:p>13.125</text:p>
          </table:table-cell>
          <table:table-cell table:formula="of:=[.E355]+15" office:value-type="float" office:value="15">
            <text:p>15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-1.093">
            <text:p>-1.09E+000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355]+[.$G$2]" office:value-type="float" office:value="0.000008824999476148">
            <text:p>0.000008825</text:p>
          </table:table-cell>
          <table:table-cell table:formula="of:=[.B356]" office:value-type="float" office:value="-1.093">
            <text:p>-1.09E+000</text:p>
          </table:table-cell>
          <table:table-cell table:formula="of:=[.C356]+5" office:value-type="float" office:value="8.437">
            <text:p>8.437</text:p>
          </table:table-cell>
          <table:table-cell table:formula="of:=[.D356]+10" office:value-type="float" office:value="13.593">
            <text:p>13.593</text:p>
          </table:table-cell>
          <table:table-cell table:formula="of:=[.E356]+15" office:value-type="float" office:value="15.4687">
            <text:p>15.4687</text:p>
          </table:table-cell>
        </table:table-row>
        <table:table-row table:style-name="ro2">
          <table:table-cell office:value-type="float" office:value="354">
            <text:p>354</text:p>
          </table:table-cell>
          <table:table-cell office:value-type="float" office:value="-0.625">
            <text:p>-6.25E-001</text:p>
          </table:table-cell>
          <table:table-cell office:value-type="float" office:value="3.437">
            <text:p>3.44E+000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356]+[.$G$2]" office:value-type="float" office:value="0.000008849999474664">
            <text:p>0.00000885</text:p>
          </table:table-cell>
          <table:table-cell table:formula="of:=[.B357]" office:value-type="float" office:value="-0.625">
            <text:p>-6.25E-001</text:p>
          </table:table-cell>
          <table:table-cell table:formula="of:=[.C357]+5" office:value-type="float" office:value="8.437">
            <text:p>8.437</text:p>
          </table:table-cell>
          <table:table-cell table:formula="of:=[.D357]+10" office:value-type="float" office:value="13.125">
            <text:p>13.125</text:p>
          </table:table-cell>
          <table:table-cell table:formula="of:=[.E357]+15" office:value-type="float" office:value="15.1562">
            <text:p>15.1562</text:p>
          </table:table-cell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0">
            <text:p>0.00E+000</text:p>
          </table:table-cell>
          <table:table-cell office:value-type="float" office:value="4.218">
            <text:p>4.22E+000</text:p>
          </table:table-cell>
          <table:table-cell office:value-type="float" office:value="3.75">
            <text:p>3.75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357]+[.$G$2]" office:value-type="float" office:value="0.00000887499947318">
            <text:p>0.000008875</text:p>
          </table:table-cell>
          <table:table-cell table:formula="of:=[.B358]" office:value-type="float" office:value="0">
            <text:p>0.00E+000</text:p>
          </table:table-cell>
          <table:table-cell table:formula="of:=[.C358]+5" office:value-type="float" office:value="9.218">
            <text:p>9.218</text:p>
          </table:table-cell>
          <table:table-cell table:formula="of:=[.D358]+10" office:value-type="float" office:value="13.75">
            <text:p>13.75</text:p>
          </table:table-cell>
          <table:table-cell table:formula="of:=[.E358]+15" office:value-type="float" office:value="15.4687">
            <text:p>15.4687</text:p>
          </table:table-cell>
        </table:table-row>
        <table:table-row table:style-name="ro2">
          <table:table-cell office:value-type="float" office:value="356">
            <text:p>356</text:p>
          </table:table-cell>
          <table:table-cell office:value-type="float" office:value="0">
            <text:p>0.00E+000</text:p>
          </table:table-cell>
          <table:table-cell office:value-type="float" office:value="3.593">
            <text:p>3.59E+000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358]+[.$G$2]" office:value-type="float" office:value="0.000008899999471696">
            <text:p>0.0000089</text:p>
          </table:table-cell>
          <table:table-cell table:formula="of:=[.B359]" office:value-type="float" office:value="0">
            <text:p>0.00E+000</text:p>
          </table:table-cell>
          <table:table-cell table:formula="of:=[.C359]+5" office:value-type="float" office:value="8.593">
            <text:p>8.593</text:p>
          </table:table-cell>
          <table:table-cell table:formula="of:=[.D359]+10" office:value-type="float" office:value="13.125">
            <text:p>13.125</text:p>
          </table:table-cell>
          <table:table-cell table:formula="of:=[.E359]+15" office:value-type="float" office:value="15.4687">
            <text:p>15.4687</text:p>
          </table:table-cell>
        </table:table-row>
        <table:table-row table:style-name="ro2">
          <table:table-cell office:value-type="float" office:value="357">
            <text:p>357</text:p>
          </table:table-cell>
          <table:table-cell office:value-type="float" office:value="-0.4687">
            <text:p>-4.69E-001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359]+[.$G$2]" office:value-type="float" office:value="0.000008924999470212">
            <text:p>0.000008925</text:p>
          </table:table-cell>
          <table:table-cell table:formula="of:=[.B360]" office:value-type="float" office:value="-0.4687">
            <text:p>-4.69E-001</text:p>
          </table:table-cell>
          <table:table-cell table:formula="of:=[.C360]+5" office:value-type="float" office:value="9.218">
            <text:p>9.218</text:p>
          </table:table-cell>
          <table:table-cell table:formula="of:=[.D360]+10" office:value-type="float" office:value="13.593">
            <text:p>13.593</text:p>
          </table:table-cell>
          <table:table-cell table:formula="of:=[.E360]+15" office:value-type="float" office:value="15">
            <text:p>15</text:p>
          </table:table-cell>
        </table:table-row>
        <table:table-row table:style-name="ro2">
          <table:table-cell office:value-type="float" office:value="358">
            <text:p>358</text:p>
          </table:table-cell>
          <table:table-cell office:value-type="float" office:value="-0.625">
            <text:p>-6.25E-001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360]+[.$G$2]" office:value-type="float" office:value="0.000008949999468728">
            <text:p>0.00000895</text:p>
          </table:table-cell>
          <table:table-cell table:formula="of:=[.B361]" office:value-type="float" office:value="-0.625">
            <text:p>-6.25E-001</text:p>
          </table:table-cell>
          <table:table-cell table:formula="of:=[.C361]+5" office:value-type="float" office:value="8.437">
            <text:p>8.437</text:p>
          </table:table-cell>
          <table:table-cell table:formula="of:=[.D361]+10" office:value-type="float" office:value="13.593">
            <text:p>13.593</text:p>
          </table:table-cell>
          <table:table-cell table:formula="of:=[.E361]+15" office:value-type="float" office:value="15.3125">
            <text:p>15.3125</text:p>
          </table:table-cell>
        </table:table-row>
        <table:table-row table:style-name="ro2">
          <table:table-cell office:value-type="float" office:value="359">
            <text:p>359</text:p>
          </table:table-cell>
          <table:table-cell office:value-type="float" office:value="3.906">
            <text:p>3.91E+000</text:p>
          </table:table-cell>
          <table:table-cell office:value-type="float" office:value="4.375">
            <text:p>4.38E+000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361]+[.$G$2]" office:value-type="float" office:value="0.000008974999467244">
            <text:p>0.000008975</text:p>
          </table:table-cell>
          <table:table-cell table:formula="of:=[.B362]" office:value-type="float" office:value="3.906">
            <text:p>3.91E+000</text:p>
          </table:table-cell>
          <table:table-cell table:formula="of:=[.C362]+5" office:value-type="float" office:value="9.375">
            <text:p>9.375</text:p>
          </table:table-cell>
          <table:table-cell table:formula="of:=[.D362]+10" office:value-type="float" office:value="12.968">
            <text:p>12.968</text:p>
          </table:table-cell>
          <table:table-cell table:formula="of:=[.E362]+15" office:value-type="float" office:value="15">
            <text:p>15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2.812">
            <text:p>2.81E+000</text:p>
          </table:table-cell>
          <table:table-cell office:value-type="float" office:value="3.593">
            <text:p>3.59E+000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362]+[.$G$2]" office:value-type="float" office:value="0.00000899999946576">
            <text:p>0.000009</text:p>
          </table:table-cell>
          <table:table-cell table:formula="of:=[.B363]" office:value-type="float" office:value="2.812">
            <text:p>2.81E+000</text:p>
          </table:table-cell>
          <table:table-cell table:formula="of:=[.C363]+5" office:value-type="float" office:value="8.593">
            <text:p>8.593</text:p>
          </table:table-cell>
          <table:table-cell table:formula="of:=[.D363]+10" office:value-type="float" office:value="13.125">
            <text:p>13.125</text:p>
          </table:table-cell>
          <table:table-cell table:formula="of:=[.E363]+15" office:value-type="float" office:value="15.3125">
            <text:p>15.3125</text:p>
          </table:table-cell>
        </table:table-row>
        <table:table-row table:style-name="ro2">
          <table:table-cell office:value-type="float" office:value="361">
            <text:p>361</text:p>
          </table:table-cell>
          <table:table-cell office:value-type="float" office:value="3.593">
            <text:p>3.59E+000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363]+[.$G$2]" office:value-type="float" office:value="0.000009024999464276">
            <text:p>0.000009025</text:p>
          </table:table-cell>
          <table:table-cell table:formula="of:=[.B364]" office:value-type="float" office:value="3.593">
            <text:p>3.59E+000</text:p>
          </table:table-cell>
          <table:table-cell table:formula="of:=[.C364]+5" office:value-type="float" office:value="9.218">
            <text:p>9.218</text:p>
          </table:table-cell>
          <table:table-cell table:formula="of:=[.D364]+10" office:value-type="float" office:value="13.593">
            <text:p>13.593</text:p>
          </table:table-cell>
          <table:table-cell table:formula="of:=[.E364]+15" office:value-type="float" office:value="15.1562">
            <text:p>15.1562</text:p>
          </table:table-cell>
        </table:table-row>
        <table:table-row table:style-name="ro2">
          <table:table-cell office:value-type="float" office:value="362">
            <text:p>362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364]+[.$G$2]" office:value-type="float" office:value="0.000009049999462792">
            <text:p>0.00000905</text:p>
          </table:table-cell>
          <table:table-cell table:formula="of:=[.B365]" office:value-type="float" office:value="3.437">
            <text:p>3.44E+000</text:p>
          </table:table-cell>
          <table:table-cell table:formula="of:=[.C365]+5" office:value-type="float" office:value="8.593">
            <text:p>8.593</text:p>
          </table:table-cell>
          <table:table-cell table:formula="of:=[.D365]+10" office:value-type="float" office:value="13.125">
            <text:p>13.125</text:p>
          </table:table-cell>
          <table:table-cell table:formula="of:=[.E365]+15" office:value-type="float" office:value="15.3125">
            <text:p>15.3125</text:p>
          </table:table-cell>
        </table:table-row>
        <table:table-row table:style-name="ro2">
          <table:table-cell office:value-type="float" office:value="363">
            <text:p>363</text:p>
          </table:table-cell>
          <table:table-cell office:value-type="float" office:value="2.656">
            <text:p>2.66E+000</text:p>
          </table:table-cell>
          <table:table-cell office:value-type="float" office:value="4.218">
            <text:p>4.22E+000</text:p>
          </table:table-cell>
          <table:table-cell office:value-type="float" office:value="3.437">
            <text:p>3.44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365]+[.$G$2]" office:value-type="float" office:value="0.000009074999461308">
            <text:p>0.000009075</text:p>
          </table:table-cell>
          <table:table-cell table:formula="of:=[.B366]" office:value-type="float" office:value="2.656">
            <text:p>2.66E+000</text:p>
          </table:table-cell>
          <table:table-cell table:formula="of:=[.C366]+5" office:value-type="float" office:value="9.218">
            <text:p>9.218</text:p>
          </table:table-cell>
          <table:table-cell table:formula="of:=[.D366]+10" office:value-type="float" office:value="13.437">
            <text:p>13.437</text:p>
          </table:table-cell>
          <table:table-cell table:formula="of:=[.E366]+15" office:value-type="float" office:value="15">
            <text:p>15</text:p>
          </table:table-cell>
        </table:table-row>
        <table:table-row table:style-name="ro2">
          <table:table-cell office:value-type="float" office:value="364">
            <text:p>364</text:p>
          </table:table-cell>
          <table:table-cell office:value-type="float" office:value="2.812">
            <text:p>2.81E+000</text:p>
          </table:table-cell>
          <table:table-cell office:value-type="float" office:value="3.593">
            <text:p>3.59E+000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366]+[.$G$2]" office:value-type="float" office:value="0.00000909999945982401">
            <text:p>0.0000091</text:p>
          </table:table-cell>
          <table:table-cell table:formula="of:=[.B367]" office:value-type="float" office:value="2.812">
            <text:p>2.81E+000</text:p>
          </table:table-cell>
          <table:table-cell table:formula="of:=[.C367]+5" office:value-type="float" office:value="8.593">
            <text:p>8.593</text:p>
          </table:table-cell>
          <table:table-cell table:formula="of:=[.D367]+10" office:value-type="float" office:value="13.125">
            <text:p>13.125</text:p>
          </table:table-cell>
          <table:table-cell table:formula="of:=[.E367]+15" office:value-type="float" office:value="15.3125">
            <text:p>15.3125</text:p>
          </table:table-cell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3.437">
            <text:p>3.44E+000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367]+[.$G$2]" office:value-type="float" office:value="0.00000912499945834001">
            <text:p>0.000009125</text:p>
          </table:table-cell>
          <table:table-cell table:formula="of:=[.B368]" office:value-type="float" office:value="3.437">
            <text:p>3.44E+000</text:p>
          </table:table-cell>
          <table:table-cell table:formula="of:=[.C368]+5" office:value-type="float" office:value="9.062">
            <text:p>9.062</text:p>
          </table:table-cell>
          <table:table-cell table:formula="of:=[.D368]+10" office:value-type="float" office:value="13.593">
            <text:p>13.593</text:p>
          </table:table-cell>
          <table:table-cell table:formula="of:=[.E368]+15" office:value-type="float" office:value="15">
            <text:p>15</text:p>
          </table:table-cell>
        </table:table-row>
        <table:table-row table:style-name="ro2">
          <table:table-cell office:value-type="float" office:value="366">
            <text:p>366</text:p>
          </table:table-cell>
          <table:table-cell office:value-type="float" office:value="2.343">
            <text:p>2.34E+000</text:p>
          </table:table-cell>
          <table:table-cell office:value-type="float" office:value="4.218">
            <text:p>4.22E+000</text:p>
          </table:table-cell>
          <table:table-cell office:value-type="float" office:value="3.75">
            <text:p>3.75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368]+[.$G$2]" office:value-type="float" office:value="0.00000914999945685601">
            <text:p>0.00000915</text:p>
          </table:table-cell>
          <table:table-cell table:formula="of:=[.B369]" office:value-type="float" office:value="2.343">
            <text:p>2.34E+000</text:p>
          </table:table-cell>
          <table:table-cell table:formula="of:=[.C369]+5" office:value-type="float" office:value="9.218">
            <text:p>9.218</text:p>
          </table:table-cell>
          <table:table-cell table:formula="of:=[.D369]+10" office:value-type="float" office:value="13.75">
            <text:p>13.75</text:p>
          </table:table-cell>
          <table:table-cell table:formula="of:=[.E369]+15" office:value-type="float" office:value="15.3125">
            <text:p>15.3125</text:p>
          </table:table-cell>
        </table:table-row>
        <table:table-row table:style-name="ro2">
          <table:table-cell office:value-type="float" office:value="367">
            <text:p>367</text:p>
          </table:table-cell>
          <table:table-cell office:value-type="float" office:value="-1.093">
            <text:p>-1.09E+000</text:p>
          </table:table-cell>
          <table:table-cell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369]+[.$G$2]" office:value-type="float" office:value="0.00000917499945537201">
            <text:p>0.000009175</text:p>
          </table:table-cell>
          <table:table-cell table:formula="of:=[.B370]" office:value-type="float" office:value="-1.093">
            <text:p>-1.09E+000</text:p>
          </table:table-cell>
          <table:table-cell table:formula="of:=[.C370]+5" office:value-type="float" office:value="8.437">
            <text:p>8.437</text:p>
          </table:table-cell>
          <table:table-cell table:formula="of:=[.D370]+10" office:value-type="float" office:value="12.968">
            <text:p>12.968</text:p>
          </table:table-cell>
          <table:table-cell table:formula="of:=[.E370]+15" office:value-type="float" office:value="15.1562">
            <text:p>15.1562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">
            <text:p>0.00E+000</text:p>
          </table:table-cell>
          <table:table-cell table:number-columns-repeated="2"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370]+[.$G$2]" office:value-type="float" office:value="0.00000919999945388801">
            <text:p>0.0000092</text:p>
          </table:table-cell>
          <table:table-cell table:formula="of:=[.B371]" office:value-type="float" office:value="0">
            <text:p>0.00E+000</text:p>
          </table:table-cell>
          <table:table-cell table:formula="of:=[.C371]+5" office:value-type="float" office:value="8.593">
            <text:p>8.593</text:p>
          </table:table-cell>
          <table:table-cell table:formula="of:=[.D371]+10" office:value-type="float" office:value="13.593">
            <text:p>13.593</text:p>
          </table:table-cell>
          <table:table-cell table:formula="of:=[.E371]+15" office:value-type="float" office:value="15.4687">
            <text:p>15.4687</text:p>
          </table:table-cell>
        </table:table-row>
        <table:table-row table:style-name="ro2">
          <table:table-cell office:value-type="float" office:value="369">
            <text:p>369</text:p>
          </table:table-cell>
          <table:table-cell office:value-type="float" office:value="-0.625">
            <text:p>-6.25E-001</text:p>
          </table:table-cell>
          <table:table-cell office:value-type="float" office:value="4.062">
            <text:p>4.06E+000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371]+[.$G$2]" office:value-type="float" office:value="0.00000922499945240401">
            <text:p>0.000009225</text:p>
          </table:table-cell>
          <table:table-cell table:formula="of:=[.B372]" office:value-type="float" office:value="-0.625">
            <text:p>-6.25E-001</text:p>
          </table:table-cell>
          <table:table-cell table:formula="of:=[.C372]+5" office:value-type="float" office:value="9.062">
            <text:p>9.062</text:p>
          </table:table-cell>
          <table:table-cell table:formula="of:=[.D372]+10" office:value-type="float" office:value="12.968">
            <text:p>12.968</text:p>
          </table:table-cell>
          <table:table-cell table:formula="of:=[.E372]+15" office:value-type="float" office:value="15.1562">
            <text:p>15.1562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-0.4687">
            <text:p>-4.69E-001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372]+[.$G$2]" office:value-type="float" office:value="0.00000924999945092001">
            <text:p>0.00000925</text:p>
          </table:table-cell>
          <table:table-cell table:formula="of:=[.B373]" office:value-type="float" office:value="-0.4687">
            <text:p>-4.69E-001</text:p>
          </table:table-cell>
          <table:table-cell table:formula="of:=[.C373]+5" office:value-type="float" office:value="9.062">
            <text:p>9.062</text:p>
          </table:table-cell>
          <table:table-cell table:formula="of:=[.D373]+10" office:value-type="float" office:value="13.593">
            <text:p>13.593</text:p>
          </table:table-cell>
          <table:table-cell table:formula="of:=[.E373]+15" office:value-type="float" office:value="15.1562">
            <text:p>15.1562</text:p>
          </table:table-cell>
        </table:table-row>
        <table:table-row table:style-name="ro2">
          <table:table-cell office:value-type="float" office:value="371">
            <text:p>371</text:p>
          </table:table-cell>
          <table:table-cell office:value-type="float" office:value="0">
            <text:p>0.00E+000</text:p>
          </table:table-cell>
          <table:table-cell office:value-type="float" office:value="3.593">
            <text:p>3.59E+000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373]+[.$G$2]" office:value-type="float" office:value="0.00000927499944943601">
            <text:p>0.000009275</text:p>
          </table:table-cell>
          <table:table-cell table:formula="of:=[.B374]" office:value-type="float" office:value="0">
            <text:p>0.00E+000</text:p>
          </table:table-cell>
          <table:table-cell table:formula="of:=[.C374]+5" office:value-type="float" office:value="8.593">
            <text:p>8.593</text:p>
          </table:table-cell>
          <table:table-cell table:formula="of:=[.D374]+10" office:value-type="float" office:value="12.968">
            <text:p>12.968</text:p>
          </table:table-cell>
          <table:table-cell table:formula="of:=[.E374]+15" office:value-type="float" office:value="15.4687">
            <text:p>15.4687</text:p>
          </table:table-cell>
        </table:table-row>
        <table:table-row table:style-name="ro2">
          <table:table-cell office:value-type="float" office:value="372">
            <text:p>372</text:p>
          </table:table-cell>
          <table:table-cell office:value-type="float" office:value="-0.4687">
            <text:p>-4.69E-001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374]+[.$G$2]" office:value-type="float" office:value="0.00000929999944795201">
            <text:p>0.0000093</text:p>
          </table:table-cell>
          <table:table-cell table:formula="of:=[.B375]" office:value-type="float" office:value="-0.4687">
            <text:p>-4.69E-001</text:p>
          </table:table-cell>
          <table:table-cell table:formula="of:=[.C375]+5" office:value-type="float" office:value="8.437">
            <text:p>8.437</text:p>
          </table:table-cell>
          <table:table-cell table:formula="of:=[.D375]+10" office:value-type="float" office:value="13.593">
            <text:p>13.593</text:p>
          </table:table-cell>
          <table:table-cell table:formula="of:=[.E375]+15" office:value-type="float" office:value="15.1562">
            <text:p>15.1562</text:p>
          </table:table-cell>
        </table:table-row>
        <table:table-row table:style-name="ro2">
          <table:table-cell office:value-type="float" office:value="373">
            <text:p>373</text:p>
          </table:table-cell>
          <table:table-cell office:value-type="float" office:value="3.75">
            <text:p>3.75E+000</text:p>
          </table:table-cell>
          <table:table-cell office:value-type="float" office:value="4.375">
            <text:p>4.38E+000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375]+[.$G$2]" office:value-type="float" office:value="0.00000932499944646801">
            <text:p>0.000009325</text:p>
          </table:table-cell>
          <table:table-cell table:formula="of:=[.B376]" office:value-type="float" office:value="3.75">
            <text:p>3.75E+000</text:p>
          </table:table-cell>
          <table:table-cell table:formula="of:=[.C376]+5" office:value-type="float" office:value="9.375">
            <text:p>9.375</text:p>
          </table:table-cell>
          <table:table-cell table:formula="of:=[.D376]+10" office:value-type="float" office:value="12.968">
            <text:p>12.968</text:p>
          </table:table-cell>
          <table:table-cell table:formula="of:=[.E376]+15" office:value-type="float" office:value="15.4687">
            <text:p>15.4687</text:p>
          </table:table-cell>
        </table:table-row>
        <table:table-row table:style-name="ro2">
          <table:table-cell office:value-type="float" office:value="374">
            <text:p>374</text:p>
          </table:table-cell>
          <table:table-cell office:value-type="float" office:value="2.968">
            <text:p>2.97E+000</text:p>
          </table:table-cell>
          <table:table-cell office:value-type="float" office:value="3.593">
            <text:p>3.59E+000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376]+[.$G$2]" office:value-type="float" office:value="0.00000934999944498401">
            <text:p>0.00000935</text:p>
          </table:table-cell>
          <table:table-cell table:formula="of:=[.B377]" office:value-type="float" office:value="2.968">
            <text:p>2.97E+000</text:p>
          </table:table-cell>
          <table:table-cell table:formula="of:=[.C377]+5" office:value-type="float" office:value="8.593">
            <text:p>8.593</text:p>
          </table:table-cell>
          <table:table-cell table:formula="of:=[.D377]+10" office:value-type="float" office:value="13.125">
            <text:p>13.125</text:p>
          </table:table-cell>
          <table:table-cell table:formula="of:=[.E377]+15" office:value-type="float" office:value="15.3125">
            <text:p>15.3125</text:p>
          </table:table-cell>
        </table:table-row>
        <table:table-row table:style-name="ro2">
          <table:table-cell office:value-type="float" office:value="375">
            <text:p>375</text:p>
          </table:table-cell>
          <table:table-cell office:value-type="float" office:value="3.437">
            <text:p>3.44E+000</text:p>
          </table:table-cell>
          <table:table-cell office:value-type="float" office:value="4.218">
            <text:p>4.22E+000</text:p>
          </table:table-cell>
          <table:table-cell office:value-type="float" office:value="3.437">
            <text:p>3.44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377]+[.$G$2]" office:value-type="float" office:value="0.00000937499944350001">
            <text:p>0.000009375</text:p>
          </table:table-cell>
          <table:table-cell table:formula="of:=[.B378]" office:value-type="float" office:value="3.437">
            <text:p>3.44E+000</text:p>
          </table:table-cell>
          <table:table-cell table:formula="of:=[.C378]+5" office:value-type="float" office:value="9.218">
            <text:p>9.218</text:p>
          </table:table-cell>
          <table:table-cell table:formula="of:=[.D378]+10" office:value-type="float" office:value="13.437">
            <text:p>13.437</text:p>
          </table:table-cell>
          <table:table-cell table:formula="of:=[.E378]+15" office:value-type="float" office:value="15">
            <text:p>15</text:p>
          </table:table-cell>
        </table:table-row>
        <table:table-row table:style-name="ro2">
          <table:table-cell office:value-type="float" office:value="376">
            <text:p>376</text:p>
          </table:table-cell>
          <table:table-cell office:value-type="float" office:value="2.968">
            <text:p>2.97E+000</text:p>
          </table:table-cell>
          <table:table-cell office:value-type="float" office:value="3.593">
            <text:p>3.59E+000</text:p>
          </table:table-cell>
          <table:table-cell office:value-type="float" office:value="3.75">
            <text:p>3.75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378]+[.$G$2]" office:value-type="float" office:value="0.00000939999944201601">
            <text:p>0.0000094</text:p>
          </table:table-cell>
          <table:table-cell table:formula="of:=[.B379]" office:value-type="float" office:value="2.968">
            <text:p>2.97E+000</text:p>
          </table:table-cell>
          <table:table-cell table:formula="of:=[.C379]+5" office:value-type="float" office:value="8.593">
            <text:p>8.593</text:p>
          </table:table-cell>
          <table:table-cell table:formula="of:=[.D379]+10" office:value-type="float" office:value="13.75">
            <text:p>13.75</text:p>
          </table:table-cell>
          <table:table-cell table:formula="of:=[.E379]+15" office:value-type="float" office:value="15.3125">
            <text:p>15.3125</text:p>
          </table:table-cell>
        </table:table-row>
        <table:table-row table:style-name="ro2">
          <table:table-cell office:value-type="float" office:value="377">
            <text:p>377</text:p>
          </table:table-cell>
          <table:table-cell office:value-type="float" office:value="3.437">
            <text:p>3.44E+000</text:p>
          </table:table-cell>
          <table:table-cell office:value-type="float" office:value="4.218">
            <text:p>4.22E+000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379]+[.$G$2]" office:value-type="float" office:value="0.00000942499944053201">
            <text:p>0.000009425</text:p>
          </table:table-cell>
          <table:table-cell table:formula="of:=[.B380]" office:value-type="float" office:value="3.437">
            <text:p>3.44E+000</text:p>
          </table:table-cell>
          <table:table-cell table:formula="of:=[.C380]+5" office:value-type="float" office:value="9.218">
            <text:p>9.218</text:p>
          </table:table-cell>
          <table:table-cell table:formula="of:=[.D380]+10" office:value-type="float" office:value="12.968">
            <text:p>12.968</text:p>
          </table:table-cell>
          <table:table-cell table:formula="of:=[.E380]+15" office:value-type="float" office:value="15">
            <text:p>15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3.281">
            <text:p>3.28E+000</text:p>
          </table:table-cell>
          <table:table-cell office:value-type="float" office:value="4.218">
            <text:p>4.22E+000</text:p>
          </table:table-cell>
          <table:table-cell office:value-type="float" office:value="3.75">
            <text:p>3.75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380]+[.$G$2]" office:value-type="float" office:value="0.00000944999943904801">
            <text:p>0.00000945</text:p>
          </table:table-cell>
          <table:table-cell table:formula="of:=[.B381]" office:value-type="float" office:value="3.281">
            <text:p>3.28E+000</text:p>
          </table:table-cell>
          <table:table-cell table:formula="of:=[.C381]+5" office:value-type="float" office:value="9.218">
            <text:p>9.218</text:p>
          </table:table-cell>
          <table:table-cell table:formula="of:=[.D381]+10" office:value-type="float" office:value="13.75">
            <text:p>13.75</text:p>
          </table:table-cell>
          <table:table-cell table:formula="of:=[.E381]+15" office:value-type="float" office:value="15.1562">
            <text:p>15.1562</text:p>
          </table:table-cell>
        </table:table-row>
        <table:table-row table:style-name="ro2">
          <table:table-cell office:value-type="float" office:value="379">
            <text:p>379</text:p>
          </table:table-cell>
          <table:table-cell office:value-type="float" office:value="-1.093">
            <text:p>-1.09E+000</text:p>
          </table:table-cell>
          <table:table-cell office:value-type="float" office:value="3.281">
            <text:p>3.28E+000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381]+[.$G$2]" office:value-type="float" office:value="0.00000947499943756401">
            <text:p>0.000009475</text:p>
          </table:table-cell>
          <table:table-cell table:formula="of:=[.B382]" office:value-type="float" office:value="-1.093">
            <text:p>-1.09E+000</text:p>
          </table:table-cell>
          <table:table-cell table:formula="of:=[.C382]+5" office:value-type="float" office:value="8.281">
            <text:p>8.281</text:p>
          </table:table-cell>
          <table:table-cell table:formula="of:=[.D382]+10" office:value-type="float" office:value="12.968">
            <text:p>12.968</text:p>
          </table:table-cell>
          <table:table-cell table:formula="of:=[.E382]+15" office:value-type="float" office:value="15.3125">
            <text:p>15.3125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0">
            <text:p>0.00E+000</text:p>
          </table:table-cell>
          <table:table-cell office:value-type="float" office:value="3.593">
            <text:p>3.59E+000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382]+[.$G$2]" office:value-type="float" office:value="0.00000949999943608001">
            <text:p>0.0000095</text:p>
          </table:table-cell>
          <table:table-cell table:formula="of:=[.B383]" office:value-type="float" office:value="0">
            <text:p>0.00E+000</text:p>
          </table:table-cell>
          <table:table-cell table:formula="of:=[.C383]+5" office:value-type="float" office:value="8.593">
            <text:p>8.593</text:p>
          </table:table-cell>
          <table:table-cell table:formula="of:=[.D383]+10" office:value-type="float" office:value="12.968">
            <text:p>12.968</text:p>
          </table:table-cell>
          <table:table-cell table:formula="of:=[.E383]+15" office:value-type="float" office:value="15.1562">
            <text:p>15.1562</text:p>
          </table:table-cell>
        </table:table-row>
        <table:table-row table:style-name="ro2">
          <table:table-cell office:value-type="float" office:value="381">
            <text:p>381</text:p>
          </table:table-cell>
          <table:table-cell office:value-type="float" office:value="-0.7812">
            <text:p>-7.81E-001</text:p>
          </table:table-cell>
          <table:table-cell office:value-type="float" office:value="4.218">
            <text:p>4.22E+000</text:p>
          </table:table-cell>
          <table:table-cell office:value-type="float" office:value="3.437">
            <text:p>3.44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383]+[.$G$2]" office:value-type="float" office:value="0.00000952499943459601">
            <text:p>0.000009525</text:p>
          </table:table-cell>
          <table:table-cell table:formula="of:=[.B384]" office:value-type="float" office:value="-0.7812">
            <text:p>-7.81E-001</text:p>
          </table:table-cell>
          <table:table-cell table:formula="of:=[.C384]+5" office:value-type="float" office:value="9.218">
            <text:p>9.218</text:p>
          </table:table-cell>
          <table:table-cell table:formula="of:=[.D384]+10" office:value-type="float" office:value="13.437">
            <text:p>13.437</text:p>
          </table:table-cell>
          <table:table-cell table:formula="of:=[.E384]+15" office:value-type="float" office:value="15.4687">
            <text:p>15.4687</text:p>
          </table:table-cell>
        </table:table-row>
        <table:table-row table:style-name="ro2">
          <table:table-cell office:value-type="float" office:value="382">
            <text:p>382</text:p>
          </table:table-cell>
          <table:table-cell office:value-type="float" office:value="0">
            <text:p>0.00E+000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384]+[.$G$2]" office:value-type="float" office:value="0.00000954999943311202">
            <text:p>0.00000955</text:p>
          </table:table-cell>
          <table:table-cell table:formula="of:=[.B385]" office:value-type="float" office:value="0">
            <text:p>0.00E+000</text:p>
          </table:table-cell>
          <table:table-cell table:formula="of:=[.C385]+5" office:value-type="float" office:value="9.062">
            <text:p>9.062</text:p>
          </table:table-cell>
          <table:table-cell table:formula="of:=[.D385]+10" office:value-type="float" office:value="13.593">
            <text:p>13.593</text:p>
          </table:table-cell>
          <table:table-cell table:formula="of:=[.E385]+15" office:value-type="float" office:value="15.3125">
            <text:p>15.3125</text:p>
          </table:table-cell>
        </table:table-row>
        <table:table-row table:style-name="ro2">
          <table:table-cell office:value-type="float" office:value="383">
            <text:p>383</text:p>
          </table:table-cell>
          <table:table-cell office:value-type="float" office:value="-0.625">
            <text:p>-6.25E-001</text:p>
          </table:table-cell>
          <table:table-cell office:value-type="float" office:value="3.593">
            <text:p>3.59E+000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385]+[.$G$2]" office:value-type="float" office:value="0.00000957499943162802">
            <text:p>0.000009575</text:p>
          </table:table-cell>
          <table:table-cell table:formula="of:=[.B386]" office:value-type="float" office:value="-0.625">
            <text:p>-6.25E-001</text:p>
          </table:table-cell>
          <table:table-cell table:formula="of:=[.C386]+5" office:value-type="float" office:value="8.593">
            <text:p>8.593</text:p>
          </table:table-cell>
          <table:table-cell table:formula="of:=[.D386]+10" office:value-type="float" office:value="12.968">
            <text:p>12.968</text:p>
          </table:table-cell>
          <table:table-cell table:formula="of:=[.E386]+15" office:value-type="float" office:value="15.1562">
            <text:p>15.1562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-0.4687">
            <text:p>-4.69E-001</text:p>
          </table:table-cell>
          <table:table-cell office:value-type="float" office:value="4.218">
            <text:p>4.22E+000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386]+[.$G$2]" office:value-type="float" office:value="0.00000959999943014402">
            <text:p>0.0000096</text:p>
          </table:table-cell>
          <table:table-cell table:formula="of:=[.B387]" office:value-type="float" office:value="-0.4687">
            <text:p>-4.69E-001</text:p>
          </table:table-cell>
          <table:table-cell table:formula="of:=[.C387]+5" office:value-type="float" office:value="9.218">
            <text:p>9.218</text:p>
          </table:table-cell>
          <table:table-cell table:formula="of:=[.D387]+10" office:value-type="float" office:value="12.968">
            <text:p>12.968</text:p>
          </table:table-cell>
          <table:table-cell table:formula="of:=[.E387]+15" office:value-type="float" office:value="15.3125">
            <text:p>15.3125</text:p>
          </table:table-cell>
        </table:table-row>
        <table:table-row table:style-name="ro2">
          <table:table-cell office:value-type="float" office:value="385">
            <text:p>385</text:p>
          </table:table-cell>
          <table:table-cell office:value-type="float" office:value="0.1562">
            <text:p>1.56E-001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387]+[.$G$2]" office:value-type="float" office:value="0.00000962499942866002">
            <text:p>0.000009625</text:p>
          </table:table-cell>
          <table:table-cell table:formula="of:=[.B388]" office:value-type="float" office:value="0.1562">
            <text:p>1.56E-001</text:p>
          </table:table-cell>
          <table:table-cell table:formula="of:=[.C388]+5" office:value-type="float" office:value="8.437">
            <text:p>8.437</text:p>
          </table:table-cell>
          <table:table-cell table:formula="of:=[.D388]+10" office:value-type="float" office:value="13.593">
            <text:p>13.593</text:p>
          </table:table-cell>
          <table:table-cell table:formula="of:=[.E388]+15" office:value-type="float" office:value="15.1562">
            <text:p>15.1562</text:p>
          </table:table-cell>
        </table:table-row>
        <table:table-row table:style-name="ro2">
          <table:table-cell office:value-type="float" office:value="386">
            <text:p>386</text:p>
          </table:table-cell>
          <table:table-cell office:value-type="float" office:value="0.625">
            <text:p>6.25E-001</text:p>
          </table:table-cell>
          <table:table-cell office:value-type="float" office:value="3.281">
            <text:p>3.28E+000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388]+[.$G$2]" office:value-type="float" office:value="0.00000964999942717602">
            <text:p>0.00000965</text:p>
          </table:table-cell>
          <table:table-cell table:formula="of:=[.B389]" office:value-type="float" office:value="0.625">
            <text:p>6.25E-001</text:p>
          </table:table-cell>
          <table:table-cell table:formula="of:=[.C389]+5" office:value-type="float" office:value="8.281">
            <text:p>8.281</text:p>
          </table:table-cell>
          <table:table-cell table:formula="of:=[.D389]+10" office:value-type="float" office:value="12.968">
            <text:p>12.968</text:p>
          </table:table-cell>
          <table:table-cell table:formula="of:=[.E389]+15" office:value-type="float" office:value="15.1562">
            <text:p>15.1562</text:p>
          </table:table-cell>
        </table:table-row>
        <table:table-row table:style-name="ro2">
          <table:table-cell office:value-type="float" office:value="387">
            <text:p>387</text:p>
          </table:table-cell>
          <table:table-cell office:value-type="float" office:value="3.906">
            <text:p>3.91E+000</text:p>
          </table:table-cell>
          <table:table-cell office:value-type="float" office:value="4.218">
            <text:p>4.22E+000</text:p>
          </table:table-cell>
          <table:table-cell office:value-type="float" office:value="3.75">
            <text:p>3.75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389]+[.$G$2]" office:value-type="float" office:value="0.00000967499942569202">
            <text:p>0.000009675</text:p>
          </table:table-cell>
          <table:table-cell table:formula="of:=[.B390]" office:value-type="float" office:value="3.906">
            <text:p>3.91E+000</text:p>
          </table:table-cell>
          <table:table-cell table:formula="of:=[.C390]+5" office:value-type="float" office:value="9.218">
            <text:p>9.218</text:p>
          </table:table-cell>
          <table:table-cell table:formula="of:=[.D390]+10" office:value-type="float" office:value="13.75">
            <text:p>13.75</text:p>
          </table:table-cell>
          <table:table-cell table:formula="of:=[.E390]+15" office:value-type="float" office:value="15.3125">
            <text:p>15.3125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3.437">
            <text:p>3.44E+000</text:p>
          </table:table-cell>
          <table:table-cell office:value-type="float" office:value="4.218">
            <text:p>4.22E+000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390]+[.$G$2]" office:value-type="float" office:value="0.00000969999942420802">
            <text:p>0.0000097</text:p>
          </table:table-cell>
          <table:table-cell table:formula="of:=[.B391]" office:value-type="float" office:value="3.437">
            <text:p>3.44E+000</text:p>
          </table:table-cell>
          <table:table-cell table:formula="of:=[.C391]+5" office:value-type="float" office:value="9.218">
            <text:p>9.218</text:p>
          </table:table-cell>
          <table:table-cell table:formula="of:=[.D391]+10" office:value-type="float" office:value="13.125">
            <text:p>13.125</text:p>
          </table:table-cell>
          <table:table-cell table:formula="of:=[.E391]+15" office:value-type="float" office:value="15.4687">
            <text:p>15.4687</text:p>
          </table:table-cell>
        </table:table-row>
        <table:table-row table:style-name="ro2">
          <table:table-cell office:value-type="float" office:value="389">
            <text:p>389</text:p>
          </table:table-cell>
          <table:table-cell office:value-type="float" office:value="2.812">
            <text:p>2.81E+000</text:p>
          </table:table-cell>
          <table:table-cell table:number-columns-repeated="2"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391]+[.$G$2]" office:value-type="float" office:value="0.00000972499942272402">
            <text:p>0.000009725</text:p>
          </table:table-cell>
          <table:table-cell table:formula="of:=[.B392]" office:value-type="float" office:value="2.812">
            <text:p>2.81E+000</text:p>
          </table:table-cell>
          <table:table-cell table:formula="of:=[.C392]+5" office:value-type="float" office:value="8.593">
            <text:p>8.593</text:p>
          </table:table-cell>
          <table:table-cell table:formula="of:=[.D392]+10" office:value-type="float" office:value="13.593">
            <text:p>13.593</text:p>
          </table:table-cell>
          <table:table-cell table:formula="of:=[.E392]+15" office:value-type="float" office:value="15">
            <text:p>15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2.812">
            <text:p>2.81E+000</text:p>
          </table:table-cell>
          <table:table-cell office:value-type="float" office:value="4.218">
            <text:p>4.22E+000</text:p>
          </table:table-cell>
          <table:table-cell office:value-type="float" office:value="3.125">
            <text:p>3.13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392]+[.$G$2]" office:value-type="float" office:value="0.00000974999942124002">
            <text:p>0.00000975</text:p>
          </table:table-cell>
          <table:table-cell table:formula="of:=[.B393]" office:value-type="float" office:value="2.812">
            <text:p>2.81E+000</text:p>
          </table:table-cell>
          <table:table-cell table:formula="of:=[.C393]+5" office:value-type="float" office:value="9.218">
            <text:p>9.218</text:p>
          </table:table-cell>
          <table:table-cell table:formula="of:=[.D393]+10" office:value-type="float" office:value="13.125">
            <text:p>13.125</text:p>
          </table:table-cell>
          <table:table-cell table:formula="of:=[.E393]+15" office:value-type="float" office:value="15">
            <text:p>15</text:p>
          </table:table-cell>
        </table:table-row>
        <table:table-row table:style-name="ro2">
          <table:table-cell office:value-type="float" office:value="391">
            <text:p>391</text:p>
          </table:table-cell>
          <table:table-cell office:value-type="float" office:value="3.437">
            <text:p>3.44E+000</text:p>
          </table:table-cell>
          <table:table-cell table:number-columns-repeated="2"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393]+[.$G$2]" office:value-type="float" office:value="0.00000977499941975602">
            <text:p>0.000009775</text:p>
          </table:table-cell>
          <table:table-cell table:formula="of:=[.B394]" office:value-type="float" office:value="3.437">
            <text:p>3.44E+000</text:p>
          </table:table-cell>
          <table:table-cell table:formula="of:=[.C394]+5" office:value-type="float" office:value="8.593">
            <text:p>8.593</text:p>
          </table:table-cell>
          <table:table-cell table:formula="of:=[.D394]+10" office:value-type="float" office:value="13.593">
            <text:p>13.593</text:p>
          </table:table-cell>
          <table:table-cell table:formula="of:=[.E394]+15" office:value-type="float" office:value="15.4687">
            <text:p>15.4687</text:p>
          </table:table-cell>
        </table:table-row>
        <table:table-row table:style-name="ro2">
          <table:table-cell office:value-type="float" office:value="392">
            <text:p>392</text:p>
          </table:table-cell>
          <table:table-cell office:value-type="float" office:value="3.281">
            <text:p>3.28E+000</text:p>
          </table:table-cell>
          <table:table-cell office:value-type="float" office:value="4.531">
            <text:p>4.53E+00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394]+[.$G$2]" office:value-type="float" office:value="0.00000979999941827202">
            <text:p>0.0000098</text:p>
          </table:table-cell>
          <table:table-cell table:formula="of:=[.B395]" office:value-type="float" office:value="3.281">
            <text:p>3.28E+000</text:p>
          </table:table-cell>
          <table:table-cell table:formula="of:=[.C395]+5" office:value-type="float" office:value="9.531">
            <text:p>9.531</text:p>
          </table:table-cell>
          <table:table-cell table:formula="of:=[.D395]+10" office:value-type="float" office:value="13.593">
            <text:p>13.593</text:p>
          </table:table-cell>
          <table:table-cell table:formula="of:=[.E395]+15" office:value-type="float" office:value="15.1562">
            <text:p>15.1562</text:p>
          </table:table-cell>
        </table:table-row>
        <table:table-row table:style-name="ro2">
          <table:table-cell office:value-type="float" office:value="393">
            <text:p>393</text:p>
          </table:table-cell>
          <table:table-cell office:value-type="float" office:value="-1.093">
            <text:p>-1.09E+000</text:p>
          </table:table-cell>
          <table:table-cell office:value-type="float" office:value="3.281">
            <text:p>3.28E+000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395]+[.$G$2]" office:value-type="float" office:value="0.00000982499941678802">
            <text:p>0.000009825</text:p>
          </table:table-cell>
          <table:table-cell table:formula="of:=[.B396]" office:value-type="float" office:value="-1.093">
            <text:p>-1.09E+000</text:p>
          </table:table-cell>
          <table:table-cell table:formula="of:=[.C396]+5" office:value-type="float" office:value="8.281">
            <text:p>8.281</text:p>
          </table:table-cell>
          <table:table-cell table:formula="of:=[.D396]+10" office:value-type="float" office:value="12.968">
            <text:p>12.968</text:p>
          </table:table-cell>
          <table:table-cell table:formula="of:=[.E396]+15" office:value-type="float" office:value="15.4687">
            <text:p>15.4687</text:p>
          </table:table-cell>
        </table:table-row>
        <table:table-row table:style-name="ro2">
          <table:table-cell office:value-type="float" office:value="394">
            <text:p>394</text:p>
          </table:table-cell>
          <table:table-cell office:value-type="float" office:value="0">
            <text:p>0.00E+000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396]+[.$G$2]" office:value-type="float" office:value="0.00000984999941530402">
            <text:p>0.00000985</text:p>
          </table:table-cell>
          <table:table-cell table:formula="of:=[.B397]" office:value-type="float" office:value="0">
            <text:p>0.00E+000</text:p>
          </table:table-cell>
          <table:table-cell table:formula="of:=[.C397]+5" office:value-type="float" office:value="9.062">
            <text:p>9.062</text:p>
          </table:table-cell>
          <table:table-cell table:formula="of:=[.D397]+10" office:value-type="float" office:value="13.593">
            <text:p>13.593</text:p>
          </table:table-cell>
          <table:table-cell table:formula="of:=[.E397]+15" office:value-type="float" office:value="15">
            <text:p>15</text:p>
          </table:table-cell>
        </table:table-row>
        <table:table-row table:style-name="ro2">
          <table:table-cell office:value-type="float" office:value="395">
            <text:p>395</text:p>
          </table:table-cell>
          <table:table-cell office:value-type="float" office:value="-0.625">
            <text:p>-6.25E-001</text:p>
          </table:table-cell>
          <table:table-cell office:value-type="float" office:value="3.593">
            <text:p>3.59E+000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397]+[.$G$2]" office:value-type="float" office:value="0.00000987499941382002">
            <text:p>0.000009875</text:p>
          </table:table-cell>
          <table:table-cell table:formula="of:=[.B398]" office:value-type="float" office:value="-0.625">
            <text:p>-6.25E-001</text:p>
          </table:table-cell>
          <table:table-cell table:formula="of:=[.C398]+5" office:value-type="float" office:value="8.593">
            <text:p>8.593</text:p>
          </table:table-cell>
          <table:table-cell table:formula="of:=[.D398]+10" office:value-type="float" office:value="12.968">
            <text:p>12.968</text:p>
          </table:table-cell>
          <table:table-cell table:formula="of:=[.E398]+15" office:value-type="float" office:value="15.4687">
            <text:p>15.4687</text:p>
          </table:table-cell>
        </table:table-row>
        <table:table-row table:style-name="ro2">
          <table:table-cell office:value-type="float" office:value="396">
            <text:p>396</text:p>
          </table:table-cell>
          <table:table-cell office:value-type="float" office:value="-0.4687">
            <text:p>-4.69E-001</text:p>
          </table:table-cell>
          <table:table-cell office:value-type="float" office:value="3.437">
            <text:p>3.44E+000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398]+[.$G$2]" office:value-type="float" office:value="0.00000989999941233602">
            <text:p>0.0000099</text:p>
          </table:table-cell>
          <table:table-cell table:formula="of:=[.B399]" office:value-type="float" office:value="-0.4687">
            <text:p>-4.69E-001</text:p>
          </table:table-cell>
          <table:table-cell table:formula="of:=[.C399]+5" office:value-type="float" office:value="8.437">
            <text:p>8.437</text:p>
          </table:table-cell>
          <table:table-cell table:formula="of:=[.D399]+10" office:value-type="float" office:value="13.125">
            <text:p>13.125</text:p>
          </table:table-cell>
          <table:table-cell table:formula="of:=[.E399]+15" office:value-type="float" office:value="15.3125">
            <text:p>15.3125</text:p>
          </table:table-cell>
        </table:table-row>
        <table:table-row table:style-name="ro2">
          <table:table-cell office:value-type="float" office:value="397">
            <text:p>397</text:p>
          </table:table-cell>
          <table:table-cell office:value-type="float" office:value="0">
            <text:p>0.00E+000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399]+[.$G$2]" office:value-type="float" office:value="0.00000992499941085202">
            <text:p>0.000009925</text:p>
          </table:table-cell>
          <table:table-cell table:formula="of:=[.B400]" office:value-type="float" office:value="0">
            <text:p>0.00E+000</text:p>
          </table:table-cell>
          <table:table-cell table:formula="of:=[.C400]+5" office:value-type="float" office:value="9.062">
            <text:p>9.062</text:p>
          </table:table-cell>
          <table:table-cell table:formula="of:=[.D400]+10" office:value-type="float" office:value="13.593">
            <text:p>13.593</text:p>
          </table:table-cell>
          <table:table-cell table:formula="of:=[.E400]+15" office:value-type="float" office:value="15">
            <text:p>15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-0.4687">
            <text:p>-4.69E-001</text:p>
          </table:table-cell>
          <table:table-cell office:value-type="float" office:value="3.281">
            <text:p>3.28E+000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400]+[.$G$2]" office:value-type="float" office:value="0.00000994999940936802">
            <text:p>0.00000995</text:p>
          </table:table-cell>
          <table:table-cell table:formula="of:=[.B401]" office:value-type="float" office:value="-0.4687">
            <text:p>-4.69E-001</text:p>
          </table:table-cell>
          <table:table-cell table:formula="of:=[.C401]+5" office:value-type="float" office:value="8.281">
            <text:p>8.281</text:p>
          </table:table-cell>
          <table:table-cell table:formula="of:=[.D401]+10" office:value-type="float" office:value="13.593">
            <text:p>13.593</text:p>
          </table:table-cell>
          <table:table-cell table:formula="of:=[.E401]+15" office:value-type="float" office:value="15">
            <text:p>15</text:p>
          </table:table-cell>
        </table:table-row>
        <table:table-row table:style-name="ro2">
          <table:table-cell office:value-type="float" office:value="399">
            <text:p>399</text:p>
          </table:table-cell>
          <table:table-cell office:value-type="float" office:value="3.906">
            <text:p>3.91E+000</text:p>
          </table:table-cell>
          <table:table-cell office:value-type="float" office:value="4.218">
            <text:p>4.22E+000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401]+[.$G$2]" office:value-type="float" office:value="0.00000997499940788402">
            <text:p>0.000009975</text:p>
          </table:table-cell>
          <table:table-cell table:formula="of:=[.B402]" office:value-type="float" office:value="3.906">
            <text:p>3.91E+000</text:p>
          </table:table-cell>
          <table:table-cell table:formula="of:=[.C402]+5" office:value-type="float" office:value="9.218">
            <text:p>9.218</text:p>
          </table:table-cell>
          <table:table-cell table:formula="of:=[.D402]+10" office:value-type="float" office:value="12.968">
            <text:p>12.968</text:p>
          </table:table-cell>
          <table:table-cell table:formula="of:=[.E402]+15" office:value-type="float" office:value="15.4687">
            <text:p>15.4687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2.812">
            <text:p>2.81E+000</text:p>
          </table:table-cell>
          <table:table-cell office:value-type="float" office:value="3.593">
            <text:p>3.59E+000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402]+[.$G$2]" office:value-type="float" office:value="0.00000999999940640003">
            <text:p>0.00001</text:p>
          </table:table-cell>
          <table:table-cell table:formula="of:=[.B403]" office:value-type="float" office:value="2.812">
            <text:p>2.81E+000</text:p>
          </table:table-cell>
          <table:table-cell table:formula="of:=[.C403]+5" office:value-type="float" office:value="8.593">
            <text:p>8.593</text:p>
          </table:table-cell>
          <table:table-cell table:formula="of:=[.D403]+10" office:value-type="float" office:value="13.125">
            <text:p>13.125</text:p>
          </table:table-cell>
          <table:table-cell table:formula="of:=[.E403]+15" office:value-type="float" office:value="15.3125">
            <text:p>15.3125</text:p>
          </table:table-cell>
        </table:table-row>
        <table:table-row table:style-name="ro2">
          <table:table-cell office:value-type="float" office:value="401">
            <text:p>401</text:p>
          </table:table-cell>
          <table:table-cell office:value-type="float" office:value="3.75">
            <text:p>3.75E+000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403]+[.$G$2]" office:value-type="float" office:value="0.000010024999404916">
            <text:p>0.000010025</text:p>
          </table:table-cell>
          <table:table-cell table:formula="of:=[.B404]" office:value-type="float" office:value="3.75">
            <text:p>3.75E+000</text:p>
          </table:table-cell>
          <table:table-cell table:formula="of:=[.C404]+5" office:value-type="float" office:value="9.218">
            <text:p>9.218</text:p>
          </table:table-cell>
          <table:table-cell table:formula="of:=[.D404]+10" office:value-type="float" office:value="13.593">
            <text:p>13.593</text:p>
          </table:table-cell>
          <table:table-cell table:formula="of:=[.E404]+15" office:value-type="float" office:value="15.1562">
            <text:p>15.1562</text:p>
          </table:table-cell>
        </table:table-row>
        <table:table-row table:style-name="ro2">
          <table:table-cell office:value-type="float" office:value="402">
            <text:p>402</text:p>
          </table:table-cell>
          <table:table-cell office:value-type="float" office:value="2.812">
            <text:p>2.81E+000</text:p>
          </table:table-cell>
          <table:table-cell office:value-type="float" office:value="3.593">
            <text:p>3.59E+000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404]+[.$G$2]" office:value-type="float" office:value="0.000010049999403432">
            <text:p>0.00001005</text:p>
          </table:table-cell>
          <table:table-cell table:formula="of:=[.B405]" office:value-type="float" office:value="2.812">
            <text:p>2.81E+000</text:p>
          </table:table-cell>
          <table:table-cell table:formula="of:=[.C405]+5" office:value-type="float" office:value="8.593">
            <text:p>8.593</text:p>
          </table:table-cell>
          <table:table-cell table:formula="of:=[.D405]+10" office:value-type="float" office:value="13.125">
            <text:p>13.125</text:p>
          </table:table-cell>
          <table:table-cell table:formula="of:=[.E405]+15" office:value-type="float" office:value="15.1562">
            <text:p>15.1562</text:p>
          </table:table-cell>
        </table:table-row>
        <table:table-row table:style-name="ro2">
          <table:table-cell office:value-type="float" office:value="403">
            <text:p>403</text:p>
          </table:table-cell>
          <table:table-cell office:value-type="float" office:value="3.437">
            <text:p>3.44E+000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405]+[.$G$2]" office:value-type="float" office:value="0.000010074999401948">
            <text:p>0.000010075</text:p>
          </table:table-cell>
          <table:table-cell table:formula="of:=[.B406]" office:value-type="float" office:value="3.437">
            <text:p>3.44E+000</text:p>
          </table:table-cell>
          <table:table-cell table:formula="of:=[.C406]+5" office:value-type="float" office:value="9.218">
            <text:p>9.218</text:p>
          </table:table-cell>
          <table:table-cell table:formula="of:=[.D406]+10" office:value-type="float" office:value="13.593">
            <text:p>13.593</text:p>
          </table:table-cell>
          <table:table-cell table:formula="of:=[.E406]+15" office:value-type="float" office:value="15.3125">
            <text:p>15.3125</text:p>
          </table:table-cell>
        </table:table-row>
        <table:table-row table:style-name="ro2">
          <table:table-cell office:value-type="float" office:value="404">
            <text:p>404</text:p>
          </table:table-cell>
          <table:table-cell office:value-type="float" office:value="3.437">
            <text:p>3.44E+000</text:p>
          </table:table-cell>
          <table:table-cell office:value-type="float" office:value="4.062">
            <text:p>4.06E+000</text:p>
          </table:table-cell>
          <table:table-cell office:value-type="float" office:value="3.125">
            <text:p>3.13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406]+[.$G$2]" office:value-type="float" office:value="0.000010099999400464">
            <text:p>0.0000101</text:p>
          </table:table-cell>
          <table:table-cell table:formula="of:=[.B407]" office:value-type="float" office:value="3.437">
            <text:p>3.44E+000</text:p>
          </table:table-cell>
          <table:table-cell table:formula="of:=[.C407]+5" office:value-type="float" office:value="9.062">
            <text:p>9.062</text:p>
          </table:table-cell>
          <table:table-cell table:formula="of:=[.D407]+10" office:value-type="float" office:value="13.125">
            <text:p>13.125</text:p>
          </table:table-cell>
          <table:table-cell table:formula="of:=[.E407]+15" office:value-type="float" office:value="15">
            <text:p>15</text:p>
          </table:table-cell>
        </table:table-row>
        <table:table-row table:style-name="ro2">
          <table:table-cell office:value-type="float" office:value="405">
            <text:p>405</text:p>
          </table:table-cell>
          <table:table-cell office:value-type="float" office:value="2.656">
            <text:p>2.66E+000</text:p>
          </table:table-cell>
          <table:table-cell table:number-columns-repeated="2"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407]+[.$G$2]" office:value-type="float" office:value="0.00001012499939898">
            <text:p>0.000010125</text:p>
          </table:table-cell>
          <table:table-cell table:formula="of:=[.B408]" office:value-type="float" office:value="2.656">
            <text:p>2.66E+000</text:p>
          </table:table-cell>
          <table:table-cell table:formula="of:=[.C408]+5" office:value-type="float" office:value="8.593">
            <text:p>8.593</text:p>
          </table:table-cell>
          <table:table-cell table:formula="of:=[.D408]+10" office:value-type="float" office:value="13.593">
            <text:p>13.593</text:p>
          </table:table-cell>
          <table:table-cell table:formula="of:=[.E408]+15" office:value-type="float" office:value="15.4687">
            <text:p>15.4687</text:p>
          </table:table-cell>
        </table:table-row>
        <table:table-row table:style-name="ro2">
          <table:table-cell office:value-type="float" office:value="406">
            <text:p>406</text:p>
          </table:table-cell>
          <table:table-cell office:value-type="float" office:value="2.187">
            <text:p>2.19E+000</text:p>
          </table:table-cell>
          <table:table-cell office:value-type="float" office:value="4.218">
            <text:p>4.22E+000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408]+[.$G$2]" office:value-type="float" office:value="0.000010149999397496">
            <text:p>0.00001015</text:p>
          </table:table-cell>
          <table:table-cell table:formula="of:=[.B409]" office:value-type="float" office:value="2.187">
            <text:p>2.19E+000</text:p>
          </table:table-cell>
          <table:table-cell table:formula="of:=[.C409]+5" office:value-type="float" office:value="9.218">
            <text:p>9.218</text:p>
          </table:table-cell>
          <table:table-cell table:formula="of:=[.D409]+10" office:value-type="float" office:value="12.968">
            <text:p>12.968</text:p>
          </table:table-cell>
          <table:table-cell table:formula="of:=[.E409]+15" office:value-type="float" office:value="15.3125">
            <text:p>15.3125</text:p>
          </table:table-cell>
        </table:table-row>
        <table:table-row table:style-name="ro2">
          <table:table-cell office:value-type="float" office:value="407">
            <text:p>407</text:p>
          </table:table-cell>
          <table:table-cell office:value-type="float" office:value="-1.093">
            <text:p>-1.09E+000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409]+[.$G$2]" office:value-type="float" office:value="0.000010174999396012">
            <text:p>0.000010175</text:p>
          </table:table-cell>
          <table:table-cell table:formula="of:=[.B410]" office:value-type="float" office:value="-1.093">
            <text:p>-1.09E+000</text:p>
          </table:table-cell>
          <table:table-cell table:formula="of:=[.C410]+5" office:value-type="float" office:value="8.437">
            <text:p>8.437</text:p>
          </table:table-cell>
          <table:table-cell table:formula="of:=[.D410]+10" office:value-type="float" office:value="13.593">
            <text:p>13.593</text:p>
          </table:table-cell>
          <table:table-cell table:formula="of:=[.E410]+15" office:value-type="float" office:value="15">
            <text:p>15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">
            <text:p>0.00E+000</text:p>
          </table:table-cell>
          <table:table-cell table:number-columns-repeated="2"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410]+[.$G$2]" office:value-type="float" office:value="0.000010199999394528">
            <text:p>0.0000102</text:p>
          </table:table-cell>
          <table:table-cell table:formula="of:=[.B411]" office:value-type="float" office:value="0">
            <text:p>0.00E+000</text:p>
          </table:table-cell>
          <table:table-cell table:formula="of:=[.C411]+5" office:value-type="float" office:value="8.593">
            <text:p>8.593</text:p>
          </table:table-cell>
          <table:table-cell table:formula="of:=[.D411]+10" office:value-type="float" office:value="13.593">
            <text:p>13.593</text:p>
          </table:table-cell>
          <table:table-cell table:formula="of:=[.E411]+15" office:value-type="float" office:value="15.3125">
            <text:p>15.3125</text:p>
          </table:table-cell>
        </table:table-row>
        <table:table-row table:style-name="ro2">
          <table:table-cell office:value-type="float" office:value="409">
            <text:p>409</text:p>
          </table:table-cell>
          <table:table-cell office:value-type="float" office:value="-0.625">
            <text:p>-6.25E-001</text:p>
          </table:table-cell>
          <table:table-cell office:value-type="float" office:value="4.218">
            <text:p>4.22E+000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411]+[.$G$2]" office:value-type="float" office:value="0.000010224999393044">
            <text:p>0.000010225</text:p>
          </table:table-cell>
          <table:table-cell table:formula="of:=[.B412]" office:value-type="float" office:value="-0.625">
            <text:p>-6.25E-001</text:p>
          </table:table-cell>
          <table:table-cell table:formula="of:=[.C412]+5" office:value-type="float" office:value="9.218">
            <text:p>9.218</text:p>
          </table:table-cell>
          <table:table-cell table:formula="of:=[.D412]+10" office:value-type="float" office:value="12.968">
            <text:p>12.968</text:p>
          </table:table-cell>
          <table:table-cell table:formula="of:=[.E412]+15" office:value-type="float" office:value="15.1562">
            <text:p>15.1562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-0.4687">
            <text:p>-4.69E-001</text:p>
          </table:table-cell>
          <table:table-cell office:value-type="float" office:value="4.062">
            <text:p>4.06E+000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412]+[.$G$2]" office:value-type="float" office:value="0.00001024999939156">
            <text:p>0.00001025</text:p>
          </table:table-cell>
          <table:table-cell table:formula="of:=[.B413]" office:value-type="float" office:value="-0.4687">
            <text:p>-4.69E-001</text:p>
          </table:table-cell>
          <table:table-cell table:formula="of:=[.C413]+5" office:value-type="float" office:value="9.062">
            <text:p>9.062</text:p>
          </table:table-cell>
          <table:table-cell table:formula="of:=[.D413]+10" office:value-type="float" office:value="13.125">
            <text:p>13.125</text:p>
          </table:table-cell>
          <table:table-cell table:formula="of:=[.E413]+15" office:value-type="float" office:value="15.4687">
            <text:p>15.4687</text:p>
          </table:table-cell>
        </table:table-row>
        <table:table-row table:style-name="ro2">
          <table:table-cell office:value-type="float" office:value="411">
            <text:p>411</text:p>
          </table:table-cell>
          <table:table-cell office:value-type="float" office:value="0">
            <text:p>0.00E+000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413]+[.$G$2]" office:value-type="float" office:value="0.000010274999390076">
            <text:p>0.000010275</text:p>
          </table:table-cell>
          <table:table-cell table:formula="of:=[.B414]" office:value-type="float" office:value="0">
            <text:p>0.00E+000</text:p>
          </table:table-cell>
          <table:table-cell table:formula="of:=[.C414]+5" office:value-type="float" office:value="8.437">
            <text:p>8.437</text:p>
          </table:table-cell>
          <table:table-cell table:formula="of:=[.D414]+10" office:value-type="float" office:value="13.593">
            <text:p>13.593</text:p>
          </table:table-cell>
          <table:table-cell table:formula="of:=[.E414]+15" office:value-type="float" office:value="15">
            <text:p>15</text:p>
          </table:table-cell>
        </table:table-row>
        <table:table-row table:style-name="ro2">
          <table:table-cell office:value-type="float" office:value="412">
            <text:p>412</text:p>
          </table:table-cell>
          <table:table-cell office:value-type="float" office:value="-0.4687">
            <text:p>-4.69E-001</text:p>
          </table:table-cell>
          <table:table-cell office:value-type="float" office:value="3.437">
            <text:p>3.44E+000</text:p>
          </table:table-cell>
          <table:table-cell office:value-type="float" office:value="3.75">
            <text:p>3.75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414]+[.$G$2]" office:value-type="float" office:value="0.000010299999388592">
            <text:p>0.0000103</text:p>
          </table:table-cell>
          <table:table-cell table:formula="of:=[.B415]" office:value-type="float" office:value="-0.4687">
            <text:p>-4.69E-001</text:p>
          </table:table-cell>
          <table:table-cell table:formula="of:=[.C415]+5" office:value-type="float" office:value="8.437">
            <text:p>8.437</text:p>
          </table:table-cell>
          <table:table-cell table:formula="of:=[.D415]+10" office:value-type="float" office:value="13.75">
            <text:p>13.75</text:p>
          </table:table-cell>
          <table:table-cell table:formula="of:=[.E415]+15" office:value-type="float" office:value="15.1562">
            <text:p>15.1562</text:p>
          </table:table-cell>
        </table:table-row>
        <table:table-row table:style-name="ro2">
          <table:table-cell office:value-type="float" office:value="413">
            <text:p>413</text:p>
          </table:table-cell>
          <table:table-cell office:value-type="float" office:value="3.906">
            <text:p>3.91E+000</text:p>
          </table:table-cell>
          <table:table-cell office:value-type="float" office:value="4.218">
            <text:p>4.22E+000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415]+[.$G$2]" office:value-type="float" office:value="0.000010324999387108">
            <text:p>0.000010325</text:p>
          </table:table-cell>
          <table:table-cell table:formula="of:=[.B416]" office:value-type="float" office:value="3.906">
            <text:p>3.91E+000</text:p>
          </table:table-cell>
          <table:table-cell table:formula="of:=[.C416]+5" office:value-type="float" office:value="9.218">
            <text:p>9.218</text:p>
          </table:table-cell>
          <table:table-cell table:formula="of:=[.D416]+10" office:value-type="float" office:value="12.968">
            <text:p>12.968</text:p>
          </table:table-cell>
          <table:table-cell table:formula="of:=[.E416]+15" office:value-type="float" office:value="15.4687">
            <text:p>15.4687</text:p>
          </table:table-cell>
        </table:table-row>
        <table:table-row table:style-name="ro2">
          <table:table-cell office:value-type="float" office:value="414">
            <text:p>414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416]+[.$G$2]" office:value-type="float" office:value="0.000010349999385624">
            <text:p>0.00001035</text:p>
          </table:table-cell>
          <table:table-cell table:formula="of:=[.B417]" office:value-type="float" office:value="3.437">
            <text:p>3.44E+000</text:p>
          </table:table-cell>
          <table:table-cell table:formula="of:=[.C417]+5" office:value-type="float" office:value="8.593">
            <text:p>8.593</text:p>
          </table:table-cell>
          <table:table-cell table:formula="of:=[.D417]+10" office:value-type="float" office:value="13.125">
            <text:p>13.125</text:p>
          </table:table-cell>
          <table:table-cell table:formula="of:=[.E417]+15" office:value-type="float" office:value="15.3125">
            <text:p>15.3125</text:p>
          </table:table-cell>
        </table:table-row>
        <table:table-row table:style-name="ro2">
          <table:table-cell office:value-type="float" office:value="415">
            <text:p>415</text:p>
          </table:table-cell>
          <table:table-cell office:value-type="float" office:value="2.812">
            <text:p>2.81E+000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417]+[.$G$2]" office:value-type="float" office:value="0.00001037499938414">
            <text:p>0.000010375</text:p>
          </table:table-cell>
          <table:table-cell table:formula="of:=[.B418]" office:value-type="float" office:value="2.812">
            <text:p>2.81E+000</text:p>
          </table:table-cell>
          <table:table-cell table:formula="of:=[.C418]+5" office:value-type="float" office:value="9.218">
            <text:p>9.218</text:p>
          </table:table-cell>
          <table:table-cell table:formula="of:=[.D418]+10" office:value-type="float" office:value="13.593">
            <text:p>13.593</text:p>
          </table:table-cell>
          <table:table-cell table:formula="of:=[.E418]+15" office:value-type="float" office:value="15">
            <text:p>15</text:p>
          </table:table-cell>
        </table:table-row>
        <table:table-row table:style-name="ro2">
          <table:table-cell office:value-type="float" office:value="416">
            <text:p>416</text:p>
          </table:table-cell>
          <table:table-cell office:value-type="float" office:value="2.656">
            <text:p>2.66E+000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418]+[.$G$2]" office:value-type="float" office:value="0.000010399999382656">
            <text:p>0.0000104</text:p>
          </table:table-cell>
          <table:table-cell table:formula="of:=[.B419]" office:value-type="float" office:value="2.656">
            <text:p>2.66E+000</text:p>
          </table:table-cell>
          <table:table-cell table:formula="of:=[.C419]+5" office:value-type="float" office:value="9.218">
            <text:p>9.218</text:p>
          </table:table-cell>
          <table:table-cell table:formula="of:=[.D419]+10" office:value-type="float" office:value="13.593">
            <text:p>13.593</text:p>
          </table:table-cell>
          <table:table-cell table:formula="of:=[.E419]+15" office:value-type="float" office:value="15.4687">
            <text:p>15.4687</text:p>
          </table:table-cell>
        </table:table-row>
        <table:table-row table:style-name="ro2">
          <table:table-cell office:value-type="float" office:value="417">
            <text:p>417</text:p>
          </table:table-cell>
          <table:table-cell office:value-type="float" office:value="3.281">
            <text:p>3.28E+000</text:p>
          </table:table-cell>
          <table:table-cell office:value-type="float" office:value="3.593">
            <text:p>3.59E+000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419]+[.$G$2]" office:value-type="float" office:value="0.000010424999381172">
            <text:p>0.000010425</text:p>
          </table:table-cell>
          <table:table-cell table:formula="of:=[.B420]" office:value-type="float" office:value="3.281">
            <text:p>3.28E+000</text:p>
          </table:table-cell>
          <table:table-cell table:formula="of:=[.C420]+5" office:value-type="float" office:value="8.593">
            <text:p>8.593</text:p>
          </table:table-cell>
          <table:table-cell table:formula="of:=[.D420]+10" office:value-type="float" office:value="12.968">
            <text:p>12.968</text:p>
          </table:table-cell>
          <table:table-cell table:formula="of:=[.E420]+15" office:value-type="float" office:value="15">
            <text:p>15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3.281">
            <text:p>3.28E+000</text:p>
          </table:table-cell>
          <table:table-cell office:value-type="float" office:value="4.218">
            <text:p>4.22E+000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420]+[.$G$2]" office:value-type="float" office:value="0.000010449999379688">
            <text:p>0.00001045</text:p>
          </table:table-cell>
          <table:table-cell table:formula="of:=[.B421]" office:value-type="float" office:value="3.281">
            <text:p>3.28E+000</text:p>
          </table:table-cell>
          <table:table-cell table:formula="of:=[.C421]+5" office:value-type="float" office:value="9.218">
            <text:p>9.218</text:p>
          </table:table-cell>
          <table:table-cell table:formula="of:=[.D421]+10" office:value-type="float" office:value="12.968">
            <text:p>12.968</text:p>
          </table:table-cell>
          <table:table-cell table:formula="of:=[.E421]+15" office:value-type="float" office:value="15.4687">
            <text:p>15.4687</text:p>
          </table:table-cell>
        </table:table-row>
        <table:table-row table:style-name="ro2">
          <table:table-cell office:value-type="float" office:value="419">
            <text:p>419</text:p>
          </table:table-cell>
          <table:table-cell office:value-type="float" office:value="-1.25">
            <text:p>-1.25E+000</text:p>
          </table:table-cell>
          <table:table-cell office:value-type="float" office:value="3.437">
            <text:p>3.44E+000</text:p>
          </table:table-cell>
          <table:table-cell office:value-type="float" office:value="3.75">
            <text:p>3.75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421]+[.$G$2]" office:value-type="float" office:value="0.000010474999378204">
            <text:p>0.000010475</text:p>
          </table:table-cell>
          <table:table-cell table:formula="of:=[.B422]" office:value-type="float" office:value="-1.25">
            <text:p>-1.25E+000</text:p>
          </table:table-cell>
          <table:table-cell table:formula="of:=[.C422]+5" office:value-type="float" office:value="8.437">
            <text:p>8.437</text:p>
          </table:table-cell>
          <table:table-cell table:formula="of:=[.D422]+10" office:value-type="float" office:value="13.75">
            <text:p>13.75</text:p>
          </table:table-cell>
          <table:table-cell table:formula="of:=[.E422]+15" office:value-type="float" office:value="15">
            <text:p>15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0">
            <text:p>0.00E+000</text:p>
          </table:table-cell>
          <table:table-cell office:value-type="float" office:value="3.437">
            <text:p>3.44E+000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422]+[.$G$2]" office:value-type="float" office:value="0.00001049999937672">
            <text:p>0.0000105</text:p>
          </table:table-cell>
          <table:table-cell table:formula="of:=[.B423]" office:value-type="float" office:value="0">
            <text:p>0.00E+000</text:p>
          </table:table-cell>
          <table:table-cell table:formula="of:=[.C423]+5" office:value-type="float" office:value="8.437">
            <text:p>8.437</text:p>
          </table:table-cell>
          <table:table-cell table:formula="of:=[.D423]+10" office:value-type="float" office:value="13.125">
            <text:p>13.125</text:p>
          </table:table-cell>
          <table:table-cell table:formula="of:=[.E423]+15" office:value-type="float" office:value="15.3125">
            <text:p>15.3125</text:p>
          </table:table-cell>
        </table:table-row>
        <table:table-row table:style-name="ro2">
          <table:table-cell office:value-type="float" office:value="421">
            <text:p>421</text:p>
          </table:table-cell>
          <table:table-cell office:value-type="float" office:value="-0.7812">
            <text:p>-7.81E-001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423]+[.$G$2]" office:value-type="float" office:value="0.000010524999375236">
            <text:p>0.000010525</text:p>
          </table:table-cell>
          <table:table-cell table:formula="of:=[.B424]" office:value-type="float" office:value="-0.7812">
            <text:p>-7.81E-001</text:p>
          </table:table-cell>
          <table:table-cell table:formula="of:=[.C424]+5" office:value-type="float" office:value="9.218">
            <text:p>9.218</text:p>
          </table:table-cell>
          <table:table-cell table:formula="of:=[.D424]+10" office:value-type="float" office:value="13.593">
            <text:p>13.593</text:p>
          </table:table-cell>
          <table:table-cell table:formula="of:=[.E424]+15" office:value-type="float" office:value="15.1562">
            <text:p>15.1562</text:p>
          </table:table-cell>
        </table:table-row>
        <table:table-row table:style-name="ro2">
          <table:table-cell office:value-type="float" office:value="422">
            <text:p>422</text:p>
          </table:table-cell>
          <table:table-cell office:value-type="float" office:value="0">
            <text:p>0.00E+000</text:p>
          </table:table-cell>
          <table:table-cell office:value-type="float" office:value="4.062">
            <text:p>4.06E+000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424]+[.$G$2]" office:value-type="float" office:value="0.000010549999373752">
            <text:p>0.00001055</text:p>
          </table:table-cell>
          <table:table-cell table:formula="of:=[.B425]" office:value-type="float" office:value="0">
            <text:p>0.00E+000</text:p>
          </table:table-cell>
          <table:table-cell table:formula="of:=[.C425]+5" office:value-type="float" office:value="9.062">
            <text:p>9.062</text:p>
          </table:table-cell>
          <table:table-cell table:formula="of:=[.D425]+10" office:value-type="float" office:value="13.125">
            <text:p>13.125</text:p>
          </table:table-cell>
          <table:table-cell table:formula="of:=[.E425]+15" office:value-type="float" office:value="15.1562">
            <text:p>15.1562</text:p>
          </table:table-cell>
        </table:table-row>
        <table:table-row table:style-name="ro2">
          <table:table-cell office:value-type="float" office:value="423">
            <text:p>423</text:p>
          </table:table-cell>
          <table:table-cell office:value-type="float" office:value="-0.625">
            <text:p>-6.25E-001</text:p>
          </table:table-cell>
          <table:table-cell table:number-columns-repeated="2"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425]+[.$G$2]" office:value-type="float" office:value="0.000010574999372268">
            <text:p>0.000010575</text:p>
          </table:table-cell>
          <table:table-cell table:formula="of:=[.B426]" office:value-type="float" office:value="-0.625">
            <text:p>-6.25E-001</text:p>
          </table:table-cell>
          <table:table-cell table:formula="of:=[.C426]+5" office:value-type="float" office:value="8.593">
            <text:p>8.593</text:p>
          </table:table-cell>
          <table:table-cell table:formula="of:=[.D426]+10" office:value-type="float" office:value="13.593">
            <text:p>13.593</text:p>
          </table:table-cell>
          <table:table-cell table:formula="of:=[.E426]+15" office:value-type="float" office:value="15.4687">
            <text:p>15.4687</text:p>
          </table:table-cell>
        </table:table-row>
        <table:table-row table:style-name="ro2">
          <table:table-cell office:value-type="float" office:value="424">
            <text:p>424</text:p>
          </table:table-cell>
          <table:table-cell office:value-type="float" office:value="0">
            <text:p>0.00E+000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426]+[.$G$2]" office:value-type="float" office:value="0.000010599999370784">
            <text:p>0.0000106</text:p>
          </table:table-cell>
          <table:table-cell table:formula="of:=[.B427]" office:value-type="float" office:value="0">
            <text:p>0.00E+000</text:p>
          </table:table-cell>
          <table:table-cell table:formula="of:=[.C427]+5" office:value-type="float" office:value="9.218">
            <text:p>9.218</text:p>
          </table:table-cell>
          <table:table-cell table:formula="of:=[.D427]+10" office:value-type="float" office:value="13.593">
            <text:p>13.593</text:p>
          </table:table-cell>
          <table:table-cell table:formula="of:=[.E427]+15" office:value-type="float" office:value="15.4687">
            <text:p>15.4687</text:p>
          </table:table-cell>
        </table:table-row>
        <table:table-row table:style-name="ro2">
          <table:table-cell office:value-type="float" office:value="425">
            <text:p>425</text:p>
          </table:table-cell>
          <table:table-cell office:value-type="float" office:value="-0.625">
            <text:p>-6.25E-001</text:p>
          </table:table-cell>
          <table:table-cell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427]+[.$G$2]" office:value-type="float" office:value="0.0000106249993693">
            <text:p>0.000010625</text:p>
          </table:table-cell>
          <table:table-cell table:formula="of:=[.B428]" office:value-type="float" office:value="-0.625">
            <text:p>-6.25E-001</text:p>
          </table:table-cell>
          <table:table-cell table:formula="of:=[.C428]+5" office:value-type="float" office:value="8.437">
            <text:p>8.437</text:p>
          </table:table-cell>
          <table:table-cell table:formula="of:=[.D428]+10" office:value-type="float" office:value="12.968">
            <text:p>12.968</text:p>
          </table:table-cell>
          <table:table-cell table:formula="of:=[.E428]+15" office:value-type="float" office:value="15">
            <text:p>15</text:p>
          </table:table-cell>
        </table:table-row>
        <table:table-row table:style-name="ro2">
          <table:table-cell office:value-type="float" office:value="426">
            <text:p>426</text:p>
          </table:table-cell>
          <table:table-cell office:value-type="float" office:value="0.625">
            <text:p>6.25E-001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428]+[.$G$2]" office:value-type="float" office:value="0.000010649999367816">
            <text:p>0.00001065</text:p>
          </table:table-cell>
          <table:table-cell table:formula="of:=[.B429]" office:value-type="float" office:value="0.625">
            <text:p>6.25E-001</text:p>
          </table:table-cell>
          <table:table-cell table:formula="of:=[.C429]+5" office:value-type="float" office:value="8.437">
            <text:p>8.437</text:p>
          </table:table-cell>
          <table:table-cell table:formula="of:=[.D429]+10" office:value-type="float" office:value="13.593">
            <text:p>13.593</text:p>
          </table:table-cell>
          <table:table-cell table:formula="of:=[.E429]+15" office:value-type="float" office:value="15.1562">
            <text:p>15.1562</text:p>
          </table:table-cell>
        </table:table-row>
        <table:table-row table:style-name="ro2">
          <table:table-cell office:value-type="float" office:value="427">
            <text:p>427</text:p>
          </table:table-cell>
          <table:table-cell office:value-type="float" office:value="4.062">
            <text:p>4.06E+000</text:p>
          </table:table-cell>
          <table:table-cell office:value-type="float" office:value="4.218">
            <text:p>4.22E+000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429]+[.$G$2]" office:value-type="float" office:value="0.000010674999366332">
            <text:p>0.000010675</text:p>
          </table:table-cell>
          <table:table-cell table:formula="of:=[.B430]" office:value-type="float" office:value="4.062">
            <text:p>4.06E+000</text:p>
          </table:table-cell>
          <table:table-cell table:formula="of:=[.C430]+5" office:value-type="float" office:value="9.218">
            <text:p>9.218</text:p>
          </table:table-cell>
          <table:table-cell table:formula="of:=[.D430]+10" office:value-type="float" office:value="12.968">
            <text:p>12.968</text:p>
          </table:table-cell>
          <table:table-cell table:formula="of:=[.E430]+15" office:value-type="float" office:value="15.4687">
            <text:p>15.4687</text:p>
          </table:table-cell>
        </table:table-row>
        <table:table-row table:style-name="ro2">
          <table:table-cell office:value-type="float" office:value="428">
            <text:p>428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430]+[.$G$2]" office:value-type="float" office:value="0.000010699999364848">
            <text:p>0.0000107</text:p>
          </table:table-cell>
          <table:table-cell table:formula="of:=[.B431]" office:value-type="float" office:value="3.437">
            <text:p>3.44E+000</text:p>
          </table:table-cell>
          <table:table-cell table:formula="of:=[.C431]+5" office:value-type="float" office:value="8.593">
            <text:p>8.593</text:p>
          </table:table-cell>
          <table:table-cell table:formula="of:=[.D431]+10" office:value-type="float" office:value="13.125">
            <text:p>13.125</text:p>
          </table:table-cell>
          <table:table-cell table:formula="of:=[.E431]+15" office:value-type="float" office:value="15.3125">
            <text:p>15.3125</text:p>
          </table:table-cell>
        </table:table-row>
        <table:table-row table:style-name="ro2">
          <table:table-cell office:value-type="float" office:value="429">
            <text:p>429</text:p>
          </table:table-cell>
          <table:table-cell office:value-type="float" office:value="2.812">
            <text:p>2.81E+000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431]+[.$G$2]" office:value-type="float" office:value="0.000010724999363364">
            <text:p>0.000010725</text:p>
          </table:table-cell>
          <table:table-cell table:formula="of:=[.B432]" office:value-type="float" office:value="2.812">
            <text:p>2.81E+000</text:p>
          </table:table-cell>
          <table:table-cell table:formula="of:=[.C432]+5" office:value-type="float" office:value="9.062">
            <text:p>9.062</text:p>
          </table:table-cell>
          <table:table-cell table:formula="of:=[.D432]+10" office:value-type="float" office:value="13.593">
            <text:p>13.593</text:p>
          </table:table-cell>
          <table:table-cell table:formula="of:=[.E432]+15" office:value-type="float" office:value="15">
            <text:p>15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2.812">
            <text:p>2.81E+000</text:p>
          </table:table-cell>
          <table:table-cell office:value-type="float" office:value="4.218">
            <text:p>4.22E+000</text:p>
          </table:table-cell>
          <table:table-cell office:value-type="float" office:value="3.125">
            <text:p>3.13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432]+[.$G$2]" office:value-type="float" office:value="0.00001074999936188">
            <text:p>0.00001075</text:p>
          </table:table-cell>
          <table:table-cell table:formula="of:=[.B433]" office:value-type="float" office:value="2.812">
            <text:p>2.81E+000</text:p>
          </table:table-cell>
          <table:table-cell table:formula="of:=[.C433]+5" office:value-type="float" office:value="9.218">
            <text:p>9.218</text:p>
          </table:table-cell>
          <table:table-cell table:formula="of:=[.D433]+10" office:value-type="float" office:value="13.125">
            <text:p>13.125</text:p>
          </table:table-cell>
          <table:table-cell table:formula="of:=[.E433]+15" office:value-type="float" office:value="15">
            <text:p>15</text:p>
          </table:table-cell>
        </table:table-row>
        <table:table-row table:style-name="ro2">
          <table:table-cell office:value-type="float" office:value="431">
            <text:p>431</text:p>
          </table:table-cell>
          <table:table-cell office:value-type="float" office:value="3.437">
            <text:p>3.44E+000</text:p>
          </table:table-cell>
          <table:table-cell table:number-columns-repeated="2"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433]+[.$G$2]" office:value-type="float" office:value="0.000010774999360396">
            <text:p>0.000010775</text:p>
          </table:table-cell>
          <table:table-cell table:formula="of:=[.B434]" office:value-type="float" office:value="3.437">
            <text:p>3.44E+000</text:p>
          </table:table-cell>
          <table:table-cell table:formula="of:=[.C434]+5" office:value-type="float" office:value="8.593">
            <text:p>8.593</text:p>
          </table:table-cell>
          <table:table-cell table:formula="of:=[.D434]+10" office:value-type="float" office:value="13.593">
            <text:p>13.593</text:p>
          </table:table-cell>
          <table:table-cell table:formula="of:=[.E434]+15" office:value-type="float" office:value="15.4687">
            <text:p>15.4687</text:p>
          </table:table-cell>
        </table:table-row>
        <table:table-row table:style-name="ro2">
          <table:table-cell office:value-type="float" office:value="432">
            <text:p>432</text:p>
          </table:table-cell>
          <table:table-cell office:value-type="float" office:value="3.281">
            <text:p>3.28E+000</text:p>
          </table:table-cell>
          <table:table-cell office:value-type="float" office:value="4.218">
            <text:p>4.22E+000</text:p>
          </table:table-cell>
          <table:table-cell office:value-type="float" office:value="3.75">
            <text:p>3.75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434]+[.$G$2]" office:value-type="float" office:value="0.000010799999358912">
            <text:p>0.0000108</text:p>
          </table:table-cell>
          <table:table-cell table:formula="of:=[.B435]" office:value-type="float" office:value="3.281">
            <text:p>3.28E+000</text:p>
          </table:table-cell>
          <table:table-cell table:formula="of:=[.C435]+5" office:value-type="float" office:value="9.218">
            <text:p>9.218</text:p>
          </table:table-cell>
          <table:table-cell table:formula="of:=[.D435]+10" office:value-type="float" office:value="13.75">
            <text:p>13.75</text:p>
          </table:table-cell>
          <table:table-cell table:formula="of:=[.E435]+15" office:value-type="float" office:value="15.3125">
            <text:p>15.3125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-1.25">
            <text:p>-1.25E+000</text:p>
          </table:table-cell>
          <table:table-cell office:value-type="float" office:value="3.281">
            <text:p>3.28E+000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435]+[.$G$2]" office:value-type="float" office:value="0.000010824999357428">
            <text:p>0.000010825</text:p>
          </table:table-cell>
          <table:table-cell table:formula="of:=[.B436]" office:value-type="float" office:value="-1.25">
            <text:p>-1.25E+000</text:p>
          </table:table-cell>
          <table:table-cell table:formula="of:=[.C436]+5" office:value-type="float" office:value="8.281">
            <text:p>8.281</text:p>
          </table:table-cell>
          <table:table-cell table:formula="of:=[.D436]+10" office:value-type="float" office:value="12.968">
            <text:p>12.968</text:p>
          </table:table-cell>
          <table:table-cell table:formula="of:=[.E436]+15" office:value-type="float" office:value="15">
            <text:p>15</text:p>
          </table:table-cell>
        </table:table-row>
        <table:table-row table:style-name="ro2">
          <table:table-cell office:value-type="float" office:value="434">
            <text:p>434</text:p>
          </table:table-cell>
          <table:table-cell office:value-type="float" office:value="-0.4687">
            <text:p>-4.69E-001</text:p>
          </table:table-cell>
          <table:table-cell office:value-type="float" office:value="3.593">
            <text:p>3.59E+000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436]+[.$G$2]" office:value-type="float" office:value="0.000010849999355944">
            <text:p>0.00001085</text:p>
          </table:table-cell>
          <table:table-cell table:formula="of:=[.B437]" office:value-type="float" office:value="-0.4687">
            <text:p>-4.69E-001</text:p>
          </table:table-cell>
          <table:table-cell table:formula="of:=[.C437]+5" office:value-type="float" office:value="8.593">
            <text:p>8.593</text:p>
          </table:table-cell>
          <table:table-cell table:formula="of:=[.D437]+10" office:value-type="float" office:value="12.968">
            <text:p>12.968</text:p>
          </table:table-cell>
          <table:table-cell table:formula="of:=[.E437]+15" office:value-type="float" office:value="15.1562">
            <text:p>15.1562</text:p>
          </table:table-cell>
        </table:table-row>
        <table:table-row table:style-name="ro2">
          <table:table-cell office:value-type="float" office:value="435">
            <text:p>435</text:p>
          </table:table-cell>
          <table:table-cell office:value-type="float" office:value="0">
            <text:p>0.00E+000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437]+[.$G$2]" office:value-type="float" office:value="0.00001087499935446">
            <text:p>0.000010875</text:p>
          </table:table-cell>
          <table:table-cell table:formula="of:=[.B438]" office:value-type="float" office:value="0">
            <text:p>0.00E+000</text:p>
          </table:table-cell>
          <table:table-cell table:formula="of:=[.C438]+5" office:value-type="float" office:value="9.062">
            <text:p>9.062</text:p>
          </table:table-cell>
          <table:table-cell table:formula="of:=[.D438]+10" office:value-type="float" office:value="13.593">
            <text:p>13.593</text:p>
          </table:table-cell>
          <table:table-cell table:formula="of:=[.E438]+15" office:value-type="float" office:value="15.4687">
            <text:p>15.4687</text:p>
          </table:table-cell>
        </table:table-row>
        <table:table-row table:style-name="ro2">
          <table:table-cell office:value-type="float" office:value="436">
            <text:p>436</text:p>
          </table:table-cell>
          <table:table-cell office:value-type="float" office:value="-0.4687">
            <text:p>-4.69E-001</text:p>
          </table:table-cell>
          <table:table-cell table:number-columns-repeated="2"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438]+[.$G$2]" office:value-type="float" office:value="0.000010899999352976">
            <text:p>0.0000109</text:p>
          </table:table-cell>
          <table:table-cell table:formula="of:=[.B439]" office:value-type="float" office:value="-0.4687">
            <text:p>-4.69E-001</text:p>
          </table:table-cell>
          <table:table-cell table:formula="of:=[.C439]+5" office:value-type="float" office:value="8.593">
            <text:p>8.593</text:p>
          </table:table-cell>
          <table:table-cell table:formula="of:=[.D439]+10" office:value-type="float" office:value="13.593">
            <text:p>13.593</text:p>
          </table:table-cell>
          <table:table-cell table:formula="of:=[.E439]+15" office:value-type="float" office:value="15">
            <text:p>15</text:p>
          </table:table-cell>
        </table:table-row>
        <table:table-row table:style-name="ro2">
          <table:table-cell office:value-type="float" office:value="437">
            <text:p>437</text:p>
          </table:table-cell>
          <table:table-cell office:value-type="float" office:value="0">
            <text:p>0.00E+000</text:p>
          </table:table-cell>
          <table:table-cell office:value-type="float" office:value="4.062">
            <text:p>4.06E+000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439]+[.$G$2]" office:value-type="float" office:value="0.000010924999351492">
            <text:p>0.000010925</text:p>
          </table:table-cell>
          <table:table-cell table:formula="of:=[.B440]" office:value-type="float" office:value="0">
            <text:p>0.00E+000</text:p>
          </table:table-cell>
          <table:table-cell table:formula="of:=[.C440]+5" office:value-type="float" office:value="9.062">
            <text:p>9.062</text:p>
          </table:table-cell>
          <table:table-cell table:formula="of:=[.D440]+10" office:value-type="float" office:value="12.968">
            <text:p>12.968</text:p>
          </table:table-cell>
          <table:table-cell table:formula="of:=[.E440]+15" office:value-type="float" office:value="15.4687">
            <text:p>15.4687</text:p>
          </table:table-cell>
        </table:table-row>
        <table:table-row table:style-name="ro2">
          <table:table-cell office:value-type="float" office:value="438">
            <text:p>438</text:p>
          </table:table-cell>
          <table:table-cell office:value-type="float" office:value="-0.4687">
            <text:p>-4.69E-001</text:p>
          </table:table-cell>
          <table:table-cell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440]+[.$G$2]" office:value-type="float" office:value="0.000010949999350008">
            <text:p>0.00001095</text:p>
          </table:table-cell>
          <table:table-cell table:formula="of:=[.B441]" office:value-type="float" office:value="-0.4687">
            <text:p>-4.69E-001</text:p>
          </table:table-cell>
          <table:table-cell table:formula="of:=[.C441]+5" office:value-type="float" office:value="8.437">
            <text:p>8.437</text:p>
          </table:table-cell>
          <table:table-cell table:formula="of:=[.D441]+10" office:value-type="float" office:value="12.968">
            <text:p>12.968</text:p>
          </table:table-cell>
          <table:table-cell table:formula="of:=[.E441]+15" office:value-type="float" office:value="15">
            <text:p>15</text:p>
          </table:table-cell>
        </table:table-row>
        <table:table-row table:style-name="ro2">
          <table:table-cell office:value-type="float" office:value="439">
            <text:p>439</text:p>
          </table:table-cell>
          <table:table-cell office:value-type="float" office:value="3.906">
            <text:p>3.91E+000</text:p>
          </table:table-cell>
          <table:table-cell office:value-type="float" office:value="4.218">
            <text:p>4.22E+000</text:p>
          </table:table-cell>
          <table:table-cell office:value-type="float" office:value="3.75">
            <text:p>3.75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441]+[.$G$2]" office:value-type="float" office:value="0.000010974999348524">
            <text:p>0.000010975</text:p>
          </table:table-cell>
          <table:table-cell table:formula="of:=[.B442]" office:value-type="float" office:value="3.906">
            <text:p>3.91E+000</text:p>
          </table:table-cell>
          <table:table-cell table:formula="of:=[.C442]+5" office:value-type="float" office:value="9.218">
            <text:p>9.218</text:p>
          </table:table-cell>
          <table:table-cell table:formula="of:=[.D442]+10" office:value-type="float" office:value="13.75">
            <text:p>13.75</text:p>
          </table:table-cell>
          <table:table-cell table:formula="of:=[.E442]+15" office:value-type="float" office:value="15.4687">
            <text:p>15.4687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2.656">
            <text:p>2.66E+000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442]+[.$G$2]" office:value-type="float" office:value="0.00001099999934704">
            <text:p>0.000011</text:p>
          </table:table-cell>
          <table:table-cell table:formula="of:=[.B443]" office:value-type="float" office:value="2.656">
            <text:p>2.66E+000</text:p>
          </table:table-cell>
          <table:table-cell table:formula="of:=[.C443]+5" office:value-type="float" office:value="9.218">
            <text:p>9.218</text:p>
          </table:table-cell>
          <table:table-cell table:formula="of:=[.D443]+10" office:value-type="float" office:value="13.593">
            <text:p>13.593</text:p>
          </table:table-cell>
          <table:table-cell table:formula="of:=[.E443]+15" office:value-type="float" office:value="15.1562">
            <text:p>15.1562</text:p>
          </table:table-cell>
        </table:table-row>
        <table:table-row table:style-name="ro2">
          <table:table-cell office:value-type="float" office:value="441">
            <text:p>441</text:p>
          </table:table-cell>
          <table:table-cell office:value-type="float" office:value="3.75">
            <text:p>3.75E+000</text:p>
          </table:table-cell>
          <table:table-cell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443]+[.$G$2]" office:value-type="float" office:value="0.000011024999345556">
            <text:p>0.000011025</text:p>
          </table:table-cell>
          <table:table-cell table:formula="of:=[.B444]" office:value-type="float" office:value="3.75">
            <text:p>3.75E+000</text:p>
          </table:table-cell>
          <table:table-cell table:formula="of:=[.C444]+5" office:value-type="float" office:value="8.437">
            <text:p>8.437</text:p>
          </table:table-cell>
          <table:table-cell table:formula="of:=[.D444]+10" office:value-type="float" office:value="12.968">
            <text:p>12.968</text:p>
          </table:table-cell>
          <table:table-cell table:formula="of:=[.E444]+15" office:value-type="float" office:value="15.4687">
            <text:p>15.4687</text:p>
          </table:table-cell>
        </table:table-row>
        <table:table-row table:style-name="ro2">
          <table:table-cell office:value-type="float" office:value="442">
            <text:p>442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444]+[.$G$2]" office:value-type="float" office:value="0.000011049999344072">
            <text:p>0.00001105</text:p>
          </table:table-cell>
          <table:table-cell table:formula="of:=[.B445]" office:value-type="float" office:value="3.437">
            <text:p>3.44E+000</text:p>
          </table:table-cell>
          <table:table-cell table:formula="of:=[.C445]+5" office:value-type="float" office:value="8.593">
            <text:p>8.593</text:p>
          </table:table-cell>
          <table:table-cell table:formula="of:=[.D445]+10" office:value-type="float" office:value="13.125">
            <text:p>13.125</text:p>
          </table:table-cell>
          <table:table-cell table:formula="of:=[.E445]+15" office:value-type="float" office:value="15.3125">
            <text:p>15.3125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2.812">
            <text:p>2.81E+000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445]+[.$G$2]" office:value-type="float" office:value="0.000011074999342588">
            <text:p>0.000011075</text:p>
          </table:table-cell>
          <table:table-cell table:formula="of:=[.B446]" office:value-type="float" office:value="2.812">
            <text:p>2.81E+000</text:p>
          </table:table-cell>
          <table:table-cell table:formula="of:=[.C446]+5" office:value-type="float" office:value="9.062">
            <text:p>9.062</text:p>
          </table:table-cell>
          <table:table-cell table:formula="of:=[.D446]+10" office:value-type="float" office:value="13.593">
            <text:p>13.593</text:p>
          </table:table-cell>
          <table:table-cell table:formula="of:=[.E446]+15" office:value-type="float" office:value="15.1562">
            <text:p>15.1562</text:p>
          </table:table-cell>
        </table:table-row>
        <table:table-row table:style-name="ro2">
          <table:table-cell office:value-type="float" office:value="444">
            <text:p>444</text:p>
          </table:table-cell>
          <table:table-cell office:value-type="float" office:value="3.437">
            <text:p>3.44E+000</text:p>
          </table:table-cell>
          <table:table-cell office:value-type="float" office:value="4.062">
            <text:p>4.06E+000</text:p>
          </table:table-cell>
          <table:table-cell office:value-type="float" office:value="3.437">
            <text:p>3.44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446]+[.$G$2]" office:value-type="float" office:value="0.0000110999993411041">
            <text:p>0.0000111</text:p>
          </table:table-cell>
          <table:table-cell table:formula="of:=[.B447]" office:value-type="float" office:value="3.437">
            <text:p>3.44E+000</text:p>
          </table:table-cell>
          <table:table-cell table:formula="of:=[.C447]+5" office:value-type="float" office:value="9.062">
            <text:p>9.062</text:p>
          </table:table-cell>
          <table:table-cell table:formula="of:=[.D447]+10" office:value-type="float" office:value="13.437">
            <text:p>13.437</text:p>
          </table:table-cell>
          <table:table-cell table:formula="of:=[.E447]+15" office:value-type="float" office:value="15.4687">
            <text:p>15.4687</text:p>
          </table:table-cell>
        </table:table-row>
        <table:table-row table:style-name="ro2">
          <table:table-cell office:value-type="float" office:value="445">
            <text:p>445</text:p>
          </table:table-cell>
          <table:table-cell office:value-type="float" office:value="2.656">
            <text:p>2.66E+000</text:p>
          </table:table-cell>
          <table:table-cell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447]+[.$G$2]" office:value-type="float" office:value="0.0000111249993396201">
            <text:p>0.000011125</text:p>
          </table:table-cell>
          <table:table-cell table:formula="of:=[.B448]" office:value-type="float" office:value="2.656">
            <text:p>2.66E+000</text:p>
          </table:table-cell>
          <table:table-cell table:formula="of:=[.C448]+5" office:value-type="float" office:value="8.437">
            <text:p>8.437</text:p>
          </table:table-cell>
          <table:table-cell table:formula="of:=[.D448]+10" office:value-type="float" office:value="12.968">
            <text:p>12.968</text:p>
          </table:table-cell>
          <table:table-cell table:formula="of:=[.E448]+15" office:value-type="float" office:value="15">
            <text:p>15</text:p>
          </table:table-cell>
        </table:table-row>
        <table:table-row table:style-name="ro2">
          <table:table-cell office:value-type="float" office:value="446">
            <text:p>446</text:p>
          </table:table-cell>
          <table:table-cell office:value-type="float" office:value="2.187">
            <text:p>2.19E+000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448]+[.$G$2]" office:value-type="float" office:value="0.0000111499993381361">
            <text:p>0.00001115</text:p>
          </table:table-cell>
          <table:table-cell table:formula="of:=[.B449]" office:value-type="float" office:value="2.187">
            <text:p>2.19E+000</text:p>
          </table:table-cell>
          <table:table-cell table:formula="of:=[.C449]+5" office:value-type="float" office:value="9.218">
            <text:p>9.218</text:p>
          </table:table-cell>
          <table:table-cell table:formula="of:=[.D449]+10" office:value-type="float" office:value="13.593">
            <text:p>13.593</text:p>
          </table:table-cell>
          <table:table-cell table:formula="of:=[.E449]+15" office:value-type="float" office:value="15.1562">
            <text:p>15.1562</text:p>
          </table:table-cell>
        </table:table-row>
        <table:table-row table:style-name="ro2">
          <table:table-cell office:value-type="float" office:value="447">
            <text:p>447</text:p>
          </table:table-cell>
          <table:table-cell office:value-type="float" office:value="-1.093">
            <text:p>-1.09E+000</text:p>
          </table:table-cell>
          <table:table-cell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449]+[.$G$2]" office:value-type="float" office:value="0.0000111749993366521">
            <text:p>0.000011175</text:p>
          </table:table-cell>
          <table:table-cell table:formula="of:=[.B450]" office:value-type="float" office:value="-1.093">
            <text:p>-1.09E+000</text:p>
          </table:table-cell>
          <table:table-cell table:formula="of:=[.C450]+5" office:value-type="float" office:value="8.437">
            <text:p>8.437</text:p>
          </table:table-cell>
          <table:table-cell table:formula="of:=[.D450]+10" office:value-type="float" office:value="12.968">
            <text:p>12.968</text:p>
          </table:table-cell>
          <table:table-cell table:formula="of:=[.E450]+15" office:value-type="float" office:value="15.4687">
            <text:p>15.4687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-0.625">
            <text:p>-6.25E-001</text:p>
          </table:table-cell>
          <table:table-cell table:number-columns-repeated="2"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450]+[.$G$2]" office:value-type="float" office:value="0.0000111999993351681">
            <text:p>0.0000112</text:p>
          </table:table-cell>
          <table:table-cell table:formula="of:=[.B451]" office:value-type="float" office:value="-0.625">
            <text:p>-6.25E-001</text:p>
          </table:table-cell>
          <table:table-cell table:formula="of:=[.C451]+5" office:value-type="float" office:value="8.593">
            <text:p>8.593</text:p>
          </table:table-cell>
          <table:table-cell table:formula="of:=[.D451]+10" office:value-type="float" office:value="13.593">
            <text:p>13.593</text:p>
          </table:table-cell>
          <table:table-cell table:formula="of:=[.E451]+15" office:value-type="float" office:value="15.1562">
            <text:p>15.1562</text:p>
          </table:table-cell>
        </table:table-row>
        <table:table-row table:style-name="ro2">
          <table:table-cell office:value-type="float" office:value="449">
            <text:p>449</text:p>
          </table:table-cell>
          <table:table-cell office:value-type="float" office:value="0">
            <text:p>0.00E+000</text:p>
          </table:table-cell>
          <table:table-cell office:value-type="float" office:value="4.062">
            <text:p>4.06E+000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451]+[.$G$2]" office:value-type="float" office:value="0.0000112249993336841">
            <text:p>0.000011225</text:p>
          </table:table-cell>
          <table:table-cell table:formula="of:=[.B452]" office:value-type="float" office:value="0">
            <text:p>0.00E+000</text:p>
          </table:table-cell>
          <table:table-cell table:formula="of:=[.C452]+5" office:value-type="float" office:value="9.062">
            <text:p>9.062</text:p>
          </table:table-cell>
          <table:table-cell table:formula="of:=[.D452]+10" office:value-type="float" office:value="12.968">
            <text:p>12.968</text:p>
          </table:table-cell>
          <table:table-cell table:formula="of:=[.E452]+15" office:value-type="float" office:value="15.4687">
            <text:p>15.4687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-0.4687">
            <text:p>-4.69E-001</text:p>
          </table:table-cell>
          <table:table-cell office:value-type="float" office:value="3.593">
            <text:p>3.59E+000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452]+[.$G$2]" office:value-type="float" office:value="0.0000112499993322001">
            <text:p>0.00001125</text:p>
          </table:table-cell>
          <table:table-cell table:formula="of:=[.B453]" office:value-type="float" office:value="-0.4687">
            <text:p>-4.69E-001</text:p>
          </table:table-cell>
          <table:table-cell table:formula="of:=[.C453]+5" office:value-type="float" office:value="8.593">
            <text:p>8.593</text:p>
          </table:table-cell>
          <table:table-cell table:formula="of:=[.D453]+10" office:value-type="float" office:value="12.968">
            <text:p>12.968</text:p>
          </table:table-cell>
          <table:table-cell table:formula="of:=[.E453]+15" office:value-type="float" office:value="15.1562">
            <text:p>15.1562</text:p>
          </table:table-cell>
        </table:table-row>
        <table:table-row table:style-name="ro2">
          <table:table-cell office:value-type="float" office:value="451">
            <text:p>451</text:p>
          </table:table-cell>
          <table:table-cell office:value-type="float" office:value="0">
            <text:p>0.00E+000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453]+[.$G$2]" office:value-type="float" office:value="0.0000112749993307161">
            <text:p>0.000011275</text:p>
          </table:table-cell>
          <table:table-cell table:formula="of:=[.B454]" office:value-type="float" office:value="0">
            <text:p>0.00E+000</text:p>
          </table:table-cell>
          <table:table-cell table:formula="of:=[.C454]+5" office:value-type="float" office:value="9.218">
            <text:p>9.218</text:p>
          </table:table-cell>
          <table:table-cell table:formula="of:=[.D454]+10" office:value-type="float" office:value="13.593">
            <text:p>13.593</text:p>
          </table:table-cell>
          <table:table-cell table:formula="of:=[.E454]+15" office:value-type="float" office:value="15.4687">
            <text:p>15.4687</text:p>
          </table:table-cell>
        </table:table-row>
        <table:table-row table:style-name="ro2">
          <table:table-cell office:value-type="float" office:value="452">
            <text:p>452</text:p>
          </table:table-cell>
          <table:table-cell office:value-type="float" office:value="-0.4687">
            <text:p>-4.69E-001</text:p>
          </table:table-cell>
          <table:table-cell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454]+[.$G$2]" office:value-type="float" office:value="0.0000112999993292321">
            <text:p>0.0000113</text:p>
          </table:table-cell>
          <table:table-cell table:formula="of:=[.B455]" office:value-type="float" office:value="-0.4687">
            <text:p>-4.69E-001</text:p>
          </table:table-cell>
          <table:table-cell table:formula="of:=[.C455]+5" office:value-type="float" office:value="8.437">
            <text:p>8.437</text:p>
          </table:table-cell>
          <table:table-cell table:formula="of:=[.D455]+10" office:value-type="float" office:value="12.968">
            <text:p>12.968</text:p>
          </table:table-cell>
          <table:table-cell table:formula="of:=[.E455]+15" office:value-type="float" office:value="15.3125">
            <text:p>15.3125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3.906">
            <text:p>3.91E+000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455]+[.$G$2]" office:value-type="float" office:value="0.0000113249993277481">
            <text:p>0.000011325</text:p>
          </table:table-cell>
          <table:table-cell table:formula="of:=[.B456]" office:value-type="float" office:value="3.906">
            <text:p>3.91E+000</text:p>
          </table:table-cell>
          <table:table-cell table:formula="of:=[.C456]+5" office:value-type="float" office:value="9.218">
            <text:p>9.218</text:p>
          </table:table-cell>
          <table:table-cell table:formula="of:=[.D456]+10" office:value-type="float" office:value="13.593">
            <text:p>13.593</text:p>
          </table:table-cell>
          <table:table-cell table:formula="of:=[.E456]+15" office:value-type="float" office:value="15">
            <text:p>15</text:p>
          </table:table-cell>
        </table:table-row>
        <table:table-row table:style-name="ro2">
          <table:table-cell office:value-type="float" office:value="454">
            <text:p>454</text:p>
          </table:table-cell>
          <table:table-cell office:value-type="float" office:value="2.812">
            <text:p>2.81E+000</text:p>
          </table:table-cell>
          <table:table-cell office:value-type="float" office:value="4.062">
            <text:p>4.06E+000</text:p>
          </table:table-cell>
          <table:table-cell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456]+[.$G$2]" office:value-type="float" office:value="0.0000113499993262641">
            <text:p>0.00001135</text:p>
          </table:table-cell>
          <table:table-cell table:formula="of:=[.B457]" office:value-type="float" office:value="2.812">
            <text:p>2.81E+000</text:p>
          </table:table-cell>
          <table:table-cell table:formula="of:=[.C457]+5" office:value-type="float" office:value="9.062">
            <text:p>9.062</text:p>
          </table:table-cell>
          <table:table-cell table:formula="of:=[.D457]+10" office:value-type="float" office:value="13.437">
            <text:p>13.437</text:p>
          </table:table-cell>
          <table:table-cell table:formula="of:=[.E457]+15" office:value-type="float" office:value="15.1562">
            <text:p>15.1562</text:p>
          </table:table-cell>
        </table:table-row>
        <table:table-row table:style-name="ro2">
          <table:table-cell office:value-type="float" office:value="455">
            <text:p>455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457]+[.$G$2]" office:value-type="float" office:value="0.0000113749993247801">
            <text:p>0.000011375</text:p>
          </table:table-cell>
          <table:table-cell table:formula="of:=[.B458]" office:value-type="float" office:value="3.437">
            <text:p>3.44E+000</text:p>
          </table:table-cell>
          <table:table-cell table:formula="of:=[.C458]+5" office:value-type="float" office:value="8.593">
            <text:p>8.593</text:p>
          </table:table-cell>
          <table:table-cell table:formula="of:=[.D458]+10" office:value-type="float" office:value="12.968">
            <text:p>12.968</text:p>
          </table:table-cell>
          <table:table-cell table:formula="of:=[.E458]+15" office:value-type="float" office:value="15.4687">
            <text:p>15.4687</text:p>
          </table:table-cell>
        </table:table-row>
        <table:table-row table:style-name="ro2">
          <table:table-cell office:value-type="float" office:value="456">
            <text:p>456</text:p>
          </table:table-cell>
          <table:table-cell office:value-type="float" office:value="2.812">
            <text:p>2.81E+000</text:p>
          </table:table-cell>
          <table:table-cell office:value-type="float" office:value="3.593">
            <text:p>3.59E+000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458]+[.$G$2]" office:value-type="float" office:value="0.0000113999993232961">
            <text:p>0.0000114</text:p>
          </table:table-cell>
          <table:table-cell table:formula="of:=[.B459]" office:value-type="float" office:value="2.812">
            <text:p>2.81E+000</text:p>
          </table:table-cell>
          <table:table-cell table:formula="of:=[.C459]+5" office:value-type="float" office:value="8.593">
            <text:p>8.593</text:p>
          </table:table-cell>
          <table:table-cell table:formula="of:=[.D459]+10" office:value-type="float" office:value="13.125">
            <text:p>13.125</text:p>
          </table:table-cell>
          <table:table-cell table:formula="of:=[.E459]+15" office:value-type="float" office:value="15.3125">
            <text:p>15.3125</text:p>
          </table:table-cell>
        </table:table-row>
        <table:table-row table:style-name="ro2">
          <table:table-cell office:value-type="float" office:value="457">
            <text:p>457</text:p>
          </table:table-cell>
          <table:table-cell office:value-type="float" office:value="3.281">
            <text:p>3.28E+000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459]+[.$G$2]" office:value-type="float" office:value="0.0000114249993218121">
            <text:p>0.000011425</text:p>
          </table:table-cell>
          <table:table-cell table:formula="of:=[.B460]" office:value-type="float" office:value="3.281">
            <text:p>3.28E+000</text:p>
          </table:table-cell>
          <table:table-cell table:formula="of:=[.C460]+5" office:value-type="float" office:value="9.218">
            <text:p>9.218</text:p>
          </table:table-cell>
          <table:table-cell table:formula="of:=[.D460]+10" office:value-type="float" office:value="13.593">
            <text:p>13.593</text:p>
          </table:table-cell>
          <table:table-cell table:formula="of:=[.E460]+15" office:value-type="float" office:value="15">
            <text:p>15</text:p>
          </table:table-cell>
        </table:table-row>
        <table:table-row table:style-name="ro2">
          <table:table-cell office:value-type="float" office:value="458">
            <text:p>458</text:p>
          </table:table-cell>
          <table:table-cell office:value-type="float" office:value="3.281">
            <text:p>3.28E+000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460]+[.$G$2]" office:value-type="float" office:value="0.0000114499993203281">
            <text:p>0.00001145</text:p>
          </table:table-cell>
          <table:table-cell table:formula="of:=[.B461]" office:value-type="float" office:value="3.281">
            <text:p>3.28E+000</text:p>
          </table:table-cell>
          <table:table-cell table:formula="of:=[.C461]+5" office:value-type="float" office:value="9.218">
            <text:p>9.218</text:p>
          </table:table-cell>
          <table:table-cell table:formula="of:=[.D461]+10" office:value-type="float" office:value="13.593">
            <text:p>13.593</text:p>
          </table:table-cell>
          <table:table-cell table:formula="of:=[.E461]+15" office:value-type="float" office:value="15.3125">
            <text:p>15.3125</text:p>
          </table:table-cell>
        </table:table-row>
        <table:table-row table:style-name="ro2">
          <table:table-cell office:value-type="float" office:value="459">
            <text:p>459</text:p>
          </table:table-cell>
          <table:table-cell office:value-type="float" office:value="-1.093">
            <text:p>-1.09E+000</text:p>
          </table:table-cell>
          <table:table-cell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461]+[.$G$2]" office:value-type="float" office:value="0.0000114749993188441">
            <text:p>0.000011475</text:p>
          </table:table-cell>
          <table:table-cell table:formula="of:=[.B462]" office:value-type="float" office:value="-1.093">
            <text:p>-1.09E+000</text:p>
          </table:table-cell>
          <table:table-cell table:formula="of:=[.C462]+5" office:value-type="float" office:value="8.437">
            <text:p>8.437</text:p>
          </table:table-cell>
          <table:table-cell table:formula="of:=[.D462]+10" office:value-type="float" office:value="12.968">
            <text:p>12.968</text:p>
          </table:table-cell>
          <table:table-cell table:formula="of:=[.E462]+15" office:value-type="float" office:value="15">
            <text:p>15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0">
            <text:p>0.00E+000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462]+[.$G$2]" office:value-type="float" office:value="0.0000114999993173601">
            <text:p>0.0000115</text:p>
          </table:table-cell>
          <table:table-cell table:formula="of:=[.B463]" office:value-type="float" office:value="0">
            <text:p>0.00E+000</text:p>
          </table:table-cell>
          <table:table-cell table:formula="of:=[.C463]+5" office:value-type="float" office:value="9.218">
            <text:p>9.218</text:p>
          </table:table-cell>
          <table:table-cell table:formula="of:=[.D463]+10" office:value-type="float" office:value="13.593">
            <text:p>13.593</text:p>
          </table:table-cell>
          <table:table-cell table:formula="of:=[.E463]+15" office:value-type="float" office:value="15.4687">
            <text:p>15.4687</text:p>
          </table:table-cell>
        </table:table-row>
        <table:table-row table:style-name="ro2">
          <table:table-cell office:value-type="float" office:value="461">
            <text:p>461</text:p>
          </table:table-cell>
          <table:table-cell office:value-type="float" office:value="-0.9375">
            <text:p>-9.38E-001</text:p>
          </table:table-cell>
          <table:table-cell office:value-type="float" office:value="3.437">
            <text:p>3.44E+000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463]+[.$G$2]" office:value-type="float" office:value="0.0000115249993158761">
            <text:p>0.000011525</text:p>
          </table:table-cell>
          <table:table-cell table:formula="of:=[.B464]" office:value-type="float" office:value="-0.9375">
            <text:p>-9.38E-001</text:p>
          </table:table-cell>
          <table:table-cell table:formula="of:=[.C464]+5" office:value-type="float" office:value="8.437">
            <text:p>8.437</text:p>
          </table:table-cell>
          <table:table-cell table:formula="of:=[.D464]+10" office:value-type="float" office:value="13.125">
            <text:p>13.125</text:p>
          </table:table-cell>
          <table:table-cell table:formula="of:=[.E464]+15" office:value-type="float" office:value="15.1562">
            <text:p>15.1562</text:p>
          </table:table-cell>
        </table:table-row>
        <table:table-row table:style-name="ro2">
          <table:table-cell office:value-type="float" office:value="462">
            <text:p>462</text:p>
          </table:table-cell>
          <table:table-cell office:value-type="float" office:value="0">
            <text:p>0.00E+000</text:p>
          </table:table-cell>
          <table:table-cell office:value-type="float" office:value="4.062">
            <text:p>4.06E+000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464]+[.$G$2]" office:value-type="float" office:value="0.0000115499993143921">
            <text:p>0.00001155</text:p>
          </table:table-cell>
          <table:table-cell table:formula="of:=[.B465]" office:value-type="float" office:value="0">
            <text:p>0.00E+000</text:p>
          </table:table-cell>
          <table:table-cell table:formula="of:=[.C465]+5" office:value-type="float" office:value="9.062">
            <text:p>9.062</text:p>
          </table:table-cell>
          <table:table-cell table:formula="of:=[.D465]+10" office:value-type="float" office:value="13.125">
            <text:p>13.125</text:p>
          </table:table-cell>
          <table:table-cell table:formula="of:=[.E465]+15" office:value-type="float" office:value="15.3125">
            <text:p>15.3125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-0.625">
            <text:p>-6.25E-001</text:p>
          </table:table-cell>
          <table:table-cell office:value-type="float" office:value="3.437">
            <text:p>3.44E+000</text:p>
          </table:table-cell>
          <table:table-cell office:value-type="float" office:value="3.75">
            <text:p>3.75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465]+[.$G$2]" office:value-type="float" office:value="0.0000115749993129081">
            <text:p>0.000011575</text:p>
          </table:table-cell>
          <table:table-cell table:formula="of:=[.B466]" office:value-type="float" office:value="-0.625">
            <text:p>-6.25E-001</text:p>
          </table:table-cell>
          <table:table-cell table:formula="of:=[.C466]+5" office:value-type="float" office:value="8.437">
            <text:p>8.437</text:p>
          </table:table-cell>
          <table:table-cell table:formula="of:=[.D466]+10" office:value-type="float" office:value="13.75">
            <text:p>13.75</text:p>
          </table:table-cell>
          <table:table-cell table:formula="of:=[.E466]+15" office:value-type="float" office:value="15.1562">
            <text:p>15.1562</text:p>
          </table:table-cell>
        </table:table-row>
        <table:table-row table:style-name="ro2">
          <table:table-cell office:value-type="float" office:value="464">
            <text:p>464</text:p>
          </table:table-cell>
          <table:table-cell office:value-type="float" office:value="-0.4687">
            <text:p>-4.69E-001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466]+[.$G$2]" office:value-type="float" office:value="0.0000115999993114241">
            <text:p>0.0000116</text:p>
          </table:table-cell>
          <table:table-cell table:formula="of:=[.B467]" office:value-type="float" office:value="-0.4687">
            <text:p>-4.69E-001</text:p>
          </table:table-cell>
          <table:table-cell table:formula="of:=[.C467]+5" office:value-type="float" office:value="9.062">
            <text:p>9.062</text:p>
          </table:table-cell>
          <table:table-cell table:formula="of:=[.D467]+10" office:value-type="float" office:value="13.593">
            <text:p>13.593</text:p>
          </table:table-cell>
          <table:table-cell table:formula="of:=[.E467]+15" office:value-type="float" office:value="15.4687">
            <text:p>15.4687</text:p>
          </table:table-cell>
        </table:table-row>
        <table:table-row table:style-name="ro2">
          <table:table-cell office:value-type="float" office:value="465">
            <text:p>465</text:p>
          </table:table-cell>
          <table:table-cell office:value-type="float" office:value="0.3125">
            <text:p>3.13E-001</text:p>
          </table:table-cell>
          <table:table-cell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467]+[.$G$2]" office:value-type="float" office:value="0.0000116249993099401">
            <text:p>0.000011625</text:p>
          </table:table-cell>
          <table:table-cell table:formula="of:=[.B468]" office:value-type="float" office:value="0.3125">
            <text:p>3.13E-001</text:p>
          </table:table-cell>
          <table:table-cell table:formula="of:=[.C468]+5" office:value-type="float" office:value="8.437">
            <text:p>8.437</text:p>
          </table:table-cell>
          <table:table-cell table:formula="of:=[.D468]+10" office:value-type="float" office:value="12.968">
            <text:p>12.968</text:p>
          </table:table-cell>
          <table:table-cell table:formula="of:=[.E468]+15" office:value-type="float" office:value="15">
            <text:p>15</text:p>
          </table:table-cell>
        </table:table-row>
        <table:table-row table:style-name="ro2">
          <table:table-cell office:value-type="float" office:value="466">
            <text:p>466</text:p>
          </table:table-cell>
          <table:table-cell office:value-type="float" office:value="0.9375">
            <text:p>9.38E-001</text:p>
          </table:table-cell>
          <table:table-cell office:value-type="float" office:value="3.437">
            <text:p>3.44E+000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468]+[.$G$2]" office:value-type="float" office:value="0.0000116499993084561">
            <text:p>0.00001165</text:p>
          </table:table-cell>
          <table:table-cell table:formula="of:=[.B469]" office:value-type="float" office:value="0.9375">
            <text:p>9.38E-001</text:p>
          </table:table-cell>
          <table:table-cell table:formula="of:=[.C469]+5" office:value-type="float" office:value="8.437">
            <text:p>8.437</text:p>
          </table:table-cell>
          <table:table-cell table:formula="of:=[.D469]+10" office:value-type="float" office:value="13.125">
            <text:p>13.125</text:p>
          </table:table-cell>
          <table:table-cell table:formula="of:=[.E469]+15" office:value-type="float" office:value="15.1562">
            <text:p>15.1562</text:p>
          </table:table-cell>
        </table:table-row>
        <table:table-row table:style-name="ro2">
          <table:table-cell office:value-type="float" office:value="467">
            <text:p>467</text:p>
          </table:table-cell>
          <table:table-cell office:value-type="float" office:value="4.062">
            <text:p>4.06E+000</text:p>
          </table:table-cell>
          <table:table-cell office:value-type="float" office:value="4.375">
            <text:p>4.38E+000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469]+[.$G$2]" office:value-type="float" office:value="0.0000116749993069721">
            <text:p>0.000011675</text:p>
          </table:table-cell>
          <table:table-cell table:formula="of:=[.B470]" office:value-type="float" office:value="4.062">
            <text:p>4.06E+000</text:p>
          </table:table-cell>
          <table:table-cell table:formula="of:=[.C470]+5" office:value-type="float" office:value="9.375">
            <text:p>9.375</text:p>
          </table:table-cell>
          <table:table-cell table:formula="of:=[.D470]+10" office:value-type="float" office:value="13.593">
            <text:p>13.593</text:p>
          </table:table-cell>
          <table:table-cell table:formula="of:=[.E470]+15" office:value-type="float" office:value="15.4687">
            <text:p>15.4687</text:p>
          </table:table-cell>
        </table:table-row>
        <table:table-row table:style-name="ro2">
          <table:table-cell office:value-type="float" office:value="468">
            <text:p>468</text:p>
          </table:table-cell>
          <table:table-cell office:value-type="float" office:value="2.812">
            <text:p>2.81E+000</text:p>
          </table:table-cell>
          <table:table-cell office:value-type="float" office:value="3.593">
            <text:p>3.59E+000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470]+[.$G$2]" office:value-type="float" office:value="0.0000116999993054881">
            <text:p>0.0000117</text:p>
          </table:table-cell>
          <table:table-cell table:formula="of:=[.B471]" office:value-type="float" office:value="2.812">
            <text:p>2.81E+000</text:p>
          </table:table-cell>
          <table:table-cell table:formula="of:=[.C471]+5" office:value-type="float" office:value="8.593">
            <text:p>8.593</text:p>
          </table:table-cell>
          <table:table-cell table:formula="of:=[.D471]+10" office:value-type="float" office:value="13.125">
            <text:p>13.125</text:p>
          </table:table-cell>
          <table:table-cell table:formula="of:=[.E471]+15" office:value-type="float" office:value="15.4687">
            <text:p>15.4687</text:p>
          </table:table-cell>
        </table:table-row>
        <table:table-row table:style-name="ro2">
          <table:table-cell office:value-type="float" office:value="469">
            <text:p>469</text:p>
          </table:table-cell>
          <table:table-cell office:value-type="float" office:value="3.437">
            <text:p>3.44E+000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471]+[.$G$2]" office:value-type="float" office:value="0.0000117249993040041">
            <text:p>0.000011725</text:p>
          </table:table-cell>
          <table:table-cell table:formula="of:=[.B472]" office:value-type="float" office:value="3.437">
            <text:p>3.44E+000</text:p>
          </table:table-cell>
          <table:table-cell table:formula="of:=[.C472]+5" office:value-type="float" office:value="9.218">
            <text:p>9.218</text:p>
          </table:table-cell>
          <table:table-cell table:formula="of:=[.D472]+10" office:value-type="float" office:value="13.593">
            <text:p>13.593</text:p>
          </table:table-cell>
          <table:table-cell table:formula="of:=[.E472]+15" office:value-type="float" office:value="15">
            <text:p>15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3.281">
            <text:p>3.28E+000</text:p>
          </table:table-cell>
          <table:table-cell office:value-type="float" office:value="3.593">
            <text:p>3.59E+000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472]+[.$G$2]" office:value-type="float" office:value="0.0000117499993025201">
            <text:p>0.00001175</text:p>
          </table:table-cell>
          <table:table-cell table:formula="of:=[.B473]" office:value-type="float" office:value="3.281">
            <text:p>3.28E+000</text:p>
          </table:table-cell>
          <table:table-cell table:formula="of:=[.C473]+5" office:value-type="float" office:value="8.593">
            <text:p>8.593</text:p>
          </table:table-cell>
          <table:table-cell table:formula="of:=[.D473]+10" office:value-type="float" office:value="13.125">
            <text:p>13.125</text:p>
          </table:table-cell>
          <table:table-cell table:formula="of:=[.E473]+15" office:value-type="float" office:value="15.3125">
            <text:p>15.3125</text:p>
          </table:table-cell>
        </table:table-row>
        <table:table-row table:style-name="ro2">
          <table:table-cell office:value-type="float" office:value="471">
            <text:p>471</text:p>
          </table:table-cell>
          <table:table-cell office:value-type="float" office:value="2.812">
            <text:p>2.81E+000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473]+[.$G$2]" office:value-type="float" office:value="0.0000117749993010361">
            <text:p>0.000011775</text:p>
          </table:table-cell>
          <table:table-cell table:formula="of:=[.B474]" office:value-type="float" office:value="2.812">
            <text:p>2.81E+000</text:p>
          </table:table-cell>
          <table:table-cell table:formula="of:=[.C474]+5" office:value-type="float" office:value="9.062">
            <text:p>9.062</text:p>
          </table:table-cell>
          <table:table-cell table:formula="of:=[.D474]+10" office:value-type="float" office:value="13.593">
            <text:p>13.593</text:p>
          </table:table-cell>
          <table:table-cell table:formula="of:=[.E474]+15" office:value-type="float" office:value="15">
            <text:p>15</text:p>
          </table:table-cell>
        </table:table-row>
        <table:table-row table:style-name="ro2">
          <table:table-cell office:value-type="float" office:value="472">
            <text:p>472</text:p>
          </table:table-cell>
          <table:table-cell office:value-type="float" office:value="3.281">
            <text:p>3.28E+000</text:p>
          </table:table-cell>
          <table:table-cell office:value-type="float" office:value="4.218">
            <text:p>4.22E+000</text:p>
          </table:table-cell>
          <table:table-cell office:value-type="float" office:value="3.75">
            <text:p>3.75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474]+[.$G$2]" office:value-type="float" office:value="0.0000117999992995521">
            <text:p>0.0000118</text:p>
          </table:table-cell>
          <table:table-cell table:formula="of:=[.B475]" office:value-type="float" office:value="3.281">
            <text:p>3.28E+000</text:p>
          </table:table-cell>
          <table:table-cell table:formula="of:=[.C475]+5" office:value-type="float" office:value="9.218">
            <text:p>9.218</text:p>
          </table:table-cell>
          <table:table-cell table:formula="of:=[.D475]+10" office:value-type="float" office:value="13.75">
            <text:p>13.75</text:p>
          </table:table-cell>
          <table:table-cell table:formula="of:=[.E475]+15" office:value-type="float" office:value="15.3125">
            <text:p>15.3125</text:p>
          </table:table-cell>
        </table:table-row>
        <table:table-row table:style-name="ro2">
          <table:table-cell office:value-type="float" office:value="473">
            <text:p>473</text:p>
          </table:table-cell>
          <table:table-cell office:value-type="float" office:value="-1.406">
            <text:p>-1.41E+000</text:p>
          </table:table-cell>
          <table:table-cell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475]+[.$G$2]" office:value-type="float" office:value="0.0000118249992980681">
            <text:p>0.000011825</text:p>
          </table:table-cell>
          <table:table-cell table:formula="of:=[.B476]" office:value-type="float" office:value="-1.406">
            <text:p>-1.41E+000</text:p>
          </table:table-cell>
          <table:table-cell table:formula="of:=[.C476]+5" office:value-type="float" office:value="8.437">
            <text:p>8.437</text:p>
          </table:table-cell>
          <table:table-cell table:formula="of:=[.D476]+10" office:value-type="float" office:value="12.968">
            <text:p>12.968</text:p>
          </table:table-cell>
          <table:table-cell table:formula="of:=[.E476]+15" office:value-type="float" office:value="15">
            <text:p>15</text:p>
          </table:table-cell>
        </table:table-row>
        <table:table-row table:style-name="ro2">
          <table:table-cell office:value-type="float" office:value="474">
            <text:p>474</text:p>
          </table:table-cell>
          <table:table-cell office:value-type="float" office:value="-0.625">
            <text:p>-6.25E-001</text:p>
          </table:table-cell>
          <table:table-cell office:value-type="float" office:value="3.593">
            <text:p>3.59E+000</text:p>
          </table:table-cell>
          <table:table-cell office:value-type="float" office:value="3.437">
            <text:p>3.44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476]+[.$G$2]" office:value-type="float" office:value="0.0000118499992965841">
            <text:p>0.00001185</text:p>
          </table:table-cell>
          <table:table-cell table:formula="of:=[.B477]" office:value-type="float" office:value="-0.625">
            <text:p>-6.25E-001</text:p>
          </table:table-cell>
          <table:table-cell table:formula="of:=[.C477]+5" office:value-type="float" office:value="8.593">
            <text:p>8.593</text:p>
          </table:table-cell>
          <table:table-cell table:formula="of:=[.D477]+10" office:value-type="float" office:value="13.437">
            <text:p>13.437</text:p>
          </table:table-cell>
          <table:table-cell table:formula="of:=[.E477]+15" office:value-type="float" office:value="15.3125">
            <text:p>15.3125</text:p>
          </table:table-cell>
        </table:table-row>
        <table:table-row table:style-name="ro2">
          <table:table-cell office:value-type="float" office:value="475">
            <text:p>475</text:p>
          </table:table-cell>
          <table:table-cell office:value-type="float" office:value="0">
            <text:p>0.00E+000</text:p>
          </table:table-cell>
          <table:table-cell office:value-type="float" office:value="4.062">
            <text:p>4.06E+000</text:p>
          </table:table-cell>
          <table:table-cell office:value-type="float" office:value="3.125">
            <text:p>3.13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477]+[.$G$2]" office:value-type="float" office:value="0.0000118749992951001">
            <text:p>0.000011875</text:p>
          </table:table-cell>
          <table:table-cell table:formula="of:=[.B478]" office:value-type="float" office:value="0">
            <text:p>0.00E+000</text:p>
          </table:table-cell>
          <table:table-cell table:formula="of:=[.C478]+5" office:value-type="float" office:value="9.062">
            <text:p>9.062</text:p>
          </table:table-cell>
          <table:table-cell table:formula="of:=[.D478]+10" office:value-type="float" office:value="13.125">
            <text:p>13.125</text:p>
          </table:table-cell>
          <table:table-cell table:formula="of:=[.E478]+15" office:value-type="float" office:value="15">
            <text:p>15</text:p>
          </table:table-cell>
        </table:table-row>
        <table:table-row table:style-name="ro2">
          <table:table-cell office:value-type="float" office:value="476">
            <text:p>476</text:p>
          </table:table-cell>
          <table:table-cell office:value-type="float" office:value="0">
            <text:p>0.00E+000</text:p>
          </table:table-cell>
          <table:table-cell office:value-type="float" office:value="4.062">
            <text:p>4.06E+000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478]+[.$G$2]" office:value-type="float" office:value="0.0000118999992936161">
            <text:p>0.0000119</text:p>
          </table:table-cell>
          <table:table-cell table:formula="of:=[.B479]" office:value-type="float" office:value="0">
            <text:p>0.00E+000</text:p>
          </table:table-cell>
          <table:table-cell table:formula="of:=[.C479]+5" office:value-type="float" office:value="9.062">
            <text:p>9.062</text:p>
          </table:table-cell>
          <table:table-cell table:formula="of:=[.D479]+10" office:value-type="float" office:value="13.125">
            <text:p>13.125</text:p>
          </table:table-cell>
          <table:table-cell table:formula="of:=[.E479]+15" office:value-type="float" office:value="15.4687">
            <text:p>15.4687</text:p>
          </table:table-cell>
        </table:table-row>
        <table:table-row table:style-name="ro2">
          <table:table-cell office:value-type="float" office:value="477">
            <text:p>477</text:p>
          </table:table-cell>
          <table:table-cell office:value-type="float" office:value="-0.625">
            <text:p>-6.25E-001</text:p>
          </table:table-cell>
          <table:table-cell table:number-columns-repeated="2"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479]+[.$G$2]" office:value-type="float" office:value="0.0000119249992921321">
            <text:p>0.000011925</text:p>
          </table:table-cell>
          <table:table-cell table:formula="of:=[.B480]" office:value-type="float" office:value="-0.625">
            <text:p>-6.25E-001</text:p>
          </table:table-cell>
          <table:table-cell table:formula="of:=[.C480]+5" office:value-type="float" office:value="8.593">
            <text:p>8.593</text:p>
          </table:table-cell>
          <table:table-cell table:formula="of:=[.D480]+10" office:value-type="float" office:value="13.593">
            <text:p>13.593</text:p>
          </table:table-cell>
          <table:table-cell table:formula="of:=[.E480]+15" office:value-type="float" office:value="15">
            <text:p>15</text:p>
          </table:table-cell>
        </table:table-row>
        <table:table-row table:style-name="ro2">
          <table:table-cell office:value-type="float" office:value="478">
            <text:p>478</text:p>
          </table:table-cell>
          <table:table-cell office:value-type="float" office:value="-0.625">
            <text:p>-6.25E-001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480]+[.$G$2]" office:value-type="float" office:value="0.0000119499992906481">
            <text:p>0.00001195</text:p>
          </table:table-cell>
          <table:table-cell table:formula="of:=[.B481]" office:value-type="float" office:value="-0.625">
            <text:p>-6.25E-001</text:p>
          </table:table-cell>
          <table:table-cell table:formula="of:=[.C481]+5" office:value-type="float" office:value="9.062">
            <text:p>9.062</text:p>
          </table:table-cell>
          <table:table-cell table:formula="of:=[.D481]+10" office:value-type="float" office:value="13.593">
            <text:p>13.593</text:p>
          </table:table-cell>
          <table:table-cell table:formula="of:=[.E481]+15" office:value-type="float" office:value="15.3125">
            <text:p>15.3125</text:p>
          </table:table-cell>
        </table:table-row>
        <table:table-row table:style-name="ro2">
          <table:table-cell office:value-type="float" office:value="479">
            <text:p>479</text:p>
          </table:table-cell>
          <table:table-cell office:value-type="float" office:value="3.906">
            <text:p>3.91E+000</text:p>
          </table:table-cell>
          <table:table-cell office:value-type="float" office:value="3.281">
            <text:p>3.28E+000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481]+[.$G$2]" office:value-type="float" office:value="0.0000119749992891641">
            <text:p>0.000011975</text:p>
          </table:table-cell>
          <table:table-cell table:formula="of:=[.B482]" office:value-type="float" office:value="3.906">
            <text:p>3.91E+000</text:p>
          </table:table-cell>
          <table:table-cell table:formula="of:=[.C482]+5" office:value-type="float" office:value="8.281">
            <text:p>8.281</text:p>
          </table:table-cell>
          <table:table-cell table:formula="of:=[.D482]+10" office:value-type="float" office:value="12.968">
            <text:p>12.968</text:p>
          </table:table-cell>
          <table:table-cell table:formula="of:=[.E482]+15" office:value-type="float" office:value="15.1562">
            <text:p>15.1562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2.812">
            <text:p>2.81E+000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482]+[.$G$2]" office:value-type="float" office:value="0.0000119999992876801">
            <text:p>0.000012</text:p>
          </table:table-cell>
          <table:table-cell table:formula="of:=[.B483]" office:value-type="float" office:value="2.812">
            <text:p>2.81E+000</text:p>
          </table:table-cell>
          <table:table-cell table:formula="of:=[.C483]+5" office:value-type="float" office:value="8.437">
            <text:p>8.437</text:p>
          </table:table-cell>
          <table:table-cell table:formula="of:=[.D483]+10" office:value-type="float" office:value="13.593">
            <text:p>13.593</text:p>
          </table:table-cell>
          <table:table-cell table:formula="of:=[.E483]+15" office:value-type="float" office:value="15.1562">
            <text:p>15.1562</text:p>
          </table:table-cell>
        </table:table-row>
        <table:table-row table:style-name="ro2">
          <table:table-cell office:value-type="float" office:value="481">
            <text:p>481</text:p>
          </table:table-cell>
          <table:table-cell office:value-type="float" office:value="3.75">
            <text:p>3.75E+000</text:p>
          </table:table-cell>
          <table:table-cell office:value-type="float" office:value="4.218">
            <text:p>4.22E+000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483]+[.$G$2]" office:value-type="float" office:value="0.0000120249992861961">
            <text:p>0.000012025</text:p>
          </table:table-cell>
          <table:table-cell table:formula="of:=[.B484]" office:value-type="float" office:value="3.75">
            <text:p>3.75E+000</text:p>
          </table:table-cell>
          <table:table-cell table:formula="of:=[.C484]+5" office:value-type="float" office:value="9.218">
            <text:p>9.218</text:p>
          </table:table-cell>
          <table:table-cell table:formula="of:=[.D484]+10" office:value-type="float" office:value="12.968">
            <text:p>12.968</text:p>
          </table:table-cell>
          <table:table-cell table:formula="of:=[.E484]+15" office:value-type="float" office:value="15.4687">
            <text:p>15.4687</text:p>
          </table:table-cell>
        </table:table-row>
        <table:table-row table:style-name="ro2">
          <table:table-cell office:value-type="float" office:value="482">
            <text:p>482</text:p>
          </table:table-cell>
          <table:table-cell office:value-type="float" office:value="2.812">
            <text:p>2.81E+000</text:p>
          </table:table-cell>
          <table:table-cell office:value-type="float" office:value="4.062">
            <text:p>4.06E+000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484]+[.$G$2]" office:value-type="float" office:value="0.0000120499992847121">
            <text:p>0.00001205</text:p>
          </table:table-cell>
          <table:table-cell table:formula="of:=[.B485]" office:value-type="float" office:value="2.812">
            <text:p>2.81E+000</text:p>
          </table:table-cell>
          <table:table-cell table:formula="of:=[.C485]+5" office:value-type="float" office:value="9.062">
            <text:p>9.062</text:p>
          </table:table-cell>
          <table:table-cell table:formula="of:=[.D485]+10" office:value-type="float" office:value="13.125">
            <text:p>13.125</text:p>
          </table:table-cell>
          <table:table-cell table:formula="of:=[.E485]+15" office:value-type="float" office:value="15.3125">
            <text:p>15.3125</text:p>
          </table:table-cell>
        </table:table-row>
        <table:table-row table:style-name="ro2">
          <table:table-cell office:value-type="float" office:value="483">
            <text:p>483</text:p>
          </table:table-cell>
          <table:table-cell office:value-type="float" office:value="3.281">
            <text:p>3.28E+000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485]+[.$G$2]" office:value-type="float" office:value="0.0000120749992832281">
            <text:p>0.000012075</text:p>
          </table:table-cell>
          <table:table-cell table:formula="of:=[.B486]" office:value-type="float" office:value="3.281">
            <text:p>3.28E+000</text:p>
          </table:table-cell>
          <table:table-cell table:formula="of:=[.C486]+5" office:value-type="float" office:value="8.437">
            <text:p>8.437</text:p>
          </table:table-cell>
          <table:table-cell table:formula="of:=[.D486]+10" office:value-type="float" office:value="13.593">
            <text:p>13.593</text:p>
          </table:table-cell>
          <table:table-cell table:formula="of:=[.E486]+15" office:value-type="float" office:value="15">
            <text:p>15</text:p>
          </table:table-cell>
        </table:table-row>
        <table:table-row table:style-name="ro2">
          <table:table-cell office:value-type="float" office:value="484">
            <text:p>484</text:p>
          </table:table-cell>
          <table:table-cell office:value-type="float" office:value="3.281">
            <text:p>3.28E+000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486]+[.$G$2]" office:value-type="float" office:value="0.0000120999992817441">
            <text:p>0.0000121</text:p>
          </table:table-cell>
          <table:table-cell table:formula="of:=[.B487]" office:value-type="float" office:value="3.281">
            <text:p>3.28E+000</text:p>
          </table:table-cell>
          <table:table-cell table:formula="of:=[.C487]+5" office:value-type="float" office:value="8.437">
            <text:p>8.437</text:p>
          </table:table-cell>
          <table:table-cell table:formula="of:=[.D487]+10" office:value-type="float" office:value="13.593">
            <text:p>13.593</text:p>
          </table:table-cell>
          <table:table-cell table:formula="of:=[.E487]+15" office:value-type="float" office:value="15.3125">
            <text:p>15.3125</text:p>
          </table:table-cell>
        </table:table-row>
        <table:table-row table:style-name="ro2">
          <table:table-cell office:value-type="float" office:value="485">
            <text:p>485</text:p>
          </table:table-cell>
          <table:table-cell office:value-type="float" office:value="2.5">
            <text:p>2.50E+000</text:p>
          </table:table-cell>
          <table:table-cell office:value-type="float" office:value="4.218">
            <text:p>4.22E+000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487]+[.$G$2]" office:value-type="float" office:value="0.0000121249992802601">
            <text:p>0.000012125</text:p>
          </table:table-cell>
          <table:table-cell table:formula="of:=[.B488]" office:value-type="float" office:value="2.5">
            <text:p>2.50E+000</text:p>
          </table:table-cell>
          <table:table-cell table:formula="of:=[.C488]+5" office:value-type="float" office:value="9.218">
            <text:p>9.218</text:p>
          </table:table-cell>
          <table:table-cell table:formula="of:=[.D488]+10" office:value-type="float" office:value="12.968">
            <text:p>12.968</text:p>
          </table:table-cell>
          <table:table-cell table:formula="of:=[.E488]+15" office:value-type="float" office:value="15">
            <text:p>15</text:p>
          </table:table-cell>
        </table:table-row>
        <table:table-row table:style-name="ro2">
          <table:table-cell office:value-type="float" office:value="486">
            <text:p>486</text:p>
          </table:table-cell>
          <table:table-cell office:value-type="float" office:value="2.187">
            <text:p>2.19E+000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488]+[.$G$2]" office:value-type="float" office:value="0.0000121499992787761">
            <text:p>0.00001215</text:p>
          </table:table-cell>
          <table:table-cell table:formula="of:=[.B489]" office:value-type="float" office:value="2.187">
            <text:p>2.19E+000</text:p>
          </table:table-cell>
          <table:table-cell table:formula="of:=[.C489]+5" office:value-type="float" office:value="9.218">
            <text:p>9.218</text:p>
          </table:table-cell>
          <table:table-cell table:formula="of:=[.D489]+10" office:value-type="float" office:value="13.593">
            <text:p>13.593</text:p>
          </table:table-cell>
          <table:table-cell table:formula="of:=[.E489]+15" office:value-type="float" office:value="15.3125">
            <text:p>15.3125</text:p>
          </table:table-cell>
        </table:table-row>
        <table:table-row table:style-name="ro2">
          <table:table-cell office:value-type="float" office:value="487">
            <text:p>487</text:p>
          </table:table-cell>
          <table:table-cell office:value-type="float" office:value="-1.093">
            <text:p>-1.09E+000</text:p>
          </table:table-cell>
          <table:table-cell office:value-type="float" office:value="3.281">
            <text:p>3.28E+000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489]+[.$G$2]" office:value-type="float" office:value="0.0000121749992772921">
            <text:p>0.000012175</text:p>
          </table:table-cell>
          <table:table-cell table:formula="of:=[.B490]" office:value-type="float" office:value="-1.093">
            <text:p>-1.09E+000</text:p>
          </table:table-cell>
          <table:table-cell table:formula="of:=[.C490]+5" office:value-type="float" office:value="8.281">
            <text:p>8.281</text:p>
          </table:table-cell>
          <table:table-cell table:formula="of:=[.D490]+10" office:value-type="float" office:value="12.968">
            <text:p>12.968</text:p>
          </table:table-cell>
          <table:table-cell table:formula="of:=[.E490]+15" office:value-type="float" office:value="15">
            <text:p>15</text:p>
          </table:table-cell>
        </table:table-row>
        <table:table-row table:style-name="ro2">
          <table:table-cell office:value-type="float" office:value="488">
            <text:p>488</text:p>
          </table:table-cell>
          <table:table-cell office:value-type="float" office:value="0">
            <text:p>0.00E+000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490]+[.$G$2]" office:value-type="float" office:value="0.0000121999992758081">
            <text:p>0.0000122</text:p>
          </table:table-cell>
          <table:table-cell table:formula="of:=[.B491]" office:value-type="float" office:value="0">
            <text:p>0.00E+000</text:p>
          </table:table-cell>
          <table:table-cell table:formula="of:=[.C491]+5" office:value-type="float" office:value="9.062">
            <text:p>9.062</text:p>
          </table:table-cell>
          <table:table-cell table:formula="of:=[.D491]+10" office:value-type="float" office:value="13.593">
            <text:p>13.593</text:p>
          </table:table-cell>
          <table:table-cell table:formula="of:=[.E491]+15" office:value-type="float" office:value="15.3125">
            <text:p>15.3125</text:p>
          </table:table-cell>
        </table:table-row>
        <table:table-row table:style-name="ro2">
          <table:table-cell office:value-type="float" office:value="489">
            <text:p>489</text:p>
          </table:table-cell>
          <table:table-cell office:value-type="float" office:value="-0.625">
            <text:p>-6.25E-001</text:p>
          </table:table-cell>
          <table:table-cell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491]+[.$G$2]" office:value-type="float" office:value="0.0000122249992743241">
            <text:p>0.000012225</text:p>
          </table:table-cell>
          <table:table-cell table:formula="of:=[.B492]" office:value-type="float" office:value="-0.625">
            <text:p>-6.25E-001</text:p>
          </table:table-cell>
          <table:table-cell table:formula="of:=[.C492]+5" office:value-type="float" office:value="8.437">
            <text:p>8.437</text:p>
          </table:table-cell>
          <table:table-cell table:formula="of:=[.D492]+10" office:value-type="float" office:value="12.968">
            <text:p>12.968</text:p>
          </table:table-cell>
          <table:table-cell table:formula="of:=[.E492]+15" office:value-type="float" office:value="15">
            <text:p>15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-0.4687">
            <text:p>-4.69E-001</text:p>
          </table:table-cell>
          <table:table-cell office:value-type="float" office:value="4.062">
            <text:p>4.06E+000</text:p>
          </table:table-cell>
          <table:table-cell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492]+[.$G$2]" office:value-type="float" office:value="0.0000122499992728401">
            <text:p>0.00001225</text:p>
          </table:table-cell>
          <table:table-cell table:formula="of:=[.B493]" office:value-type="float" office:value="-0.4687">
            <text:p>-4.69E-001</text:p>
          </table:table-cell>
          <table:table-cell table:formula="of:=[.C493]+5" office:value-type="float" office:value="9.062">
            <text:p>9.062</text:p>
          </table:table-cell>
          <table:table-cell table:formula="of:=[.D493]+10" office:value-type="float" office:value="13.437">
            <text:p>13.437</text:p>
          </table:table-cell>
          <table:table-cell table:formula="of:=[.E493]+15" office:value-type="float" office:value="15.1562">
            <text:p>15.1562</text:p>
          </table:table-cell>
        </table:table-row>
        <table:table-row table:style-name="ro2">
          <table:table-cell office:value-type="float" office:value="491">
            <text:p>491</text:p>
          </table:table-cell>
          <table:table-cell office:value-type="float" office:value="0">
            <text:p>0.00E+000</text:p>
          </table:table-cell>
          <table:table-cell office:value-type="float" office:value="3.437">
            <text:p>3.44E+000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493]+[.$G$2]" office:value-type="float" office:value="0.0000122749992713561">
            <text:p>0.000012275</text:p>
          </table:table-cell>
          <table:table-cell table:formula="of:=[.B494]" office:value-type="float" office:value="0">
            <text:p>0.00E+000</text:p>
          </table:table-cell>
          <table:table-cell table:formula="of:=[.C494]+5" office:value-type="float" office:value="8.437">
            <text:p>8.437</text:p>
          </table:table-cell>
          <table:table-cell table:formula="of:=[.D494]+10" office:value-type="float" office:value="13.125">
            <text:p>13.125</text:p>
          </table:table-cell>
          <table:table-cell table:formula="of:=[.E494]+15" office:value-type="float" office:value="15.4687">
            <text:p>15.4687</text:p>
          </table:table-cell>
        </table:table-row>
        <table:table-row table:style-name="ro2">
          <table:table-cell office:value-type="float" office:value="492">
            <text:p>492</text:p>
          </table:table-cell>
          <table:table-cell office:value-type="float" office:value="-0.4687">
            <text:p>-4.69E-001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494]+[.$G$2]" office:value-type="float" office:value="0.0000122999992698721">
            <text:p>0.0000123</text:p>
          </table:table-cell>
          <table:table-cell table:formula="of:=[.B495]" office:value-type="float" office:value="-0.4687">
            <text:p>-4.69E-001</text:p>
          </table:table-cell>
          <table:table-cell table:formula="of:=[.C495]+5" office:value-type="float" office:value="8.437">
            <text:p>8.437</text:p>
          </table:table-cell>
          <table:table-cell table:formula="of:=[.D495]+10" office:value-type="float" office:value="13.593">
            <text:p>13.593</text:p>
          </table:table-cell>
          <table:table-cell table:formula="of:=[.E495]+15" office:value-type="float" office:value="15.3125">
            <text:p>15.3125</text:p>
          </table:table-cell>
        </table:table-row>
        <table:table-row table:style-name="ro2">
          <table:table-cell office:value-type="float" office:value="493">
            <text:p>493</text:p>
          </table:table-cell>
          <table:table-cell office:value-type="float" office:value="3.906">
            <text:p>3.91E+000</text:p>
          </table:table-cell>
          <table:table-cell office:value-type="float" office:value="4.218">
            <text:p>4.22E+000</text:p>
          </table:table-cell>
          <table:table-cell office:value-type="float" office:value="2.812">
            <text:p>2.81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495]+[.$G$2]" office:value-type="float" office:value="0.0000123249992683881">
            <text:p>0.000012325</text:p>
          </table:table-cell>
          <table:table-cell table:formula="of:=[.B496]" office:value-type="float" office:value="3.906">
            <text:p>3.91E+000</text:p>
          </table:table-cell>
          <table:table-cell table:formula="of:=[.C496]+5" office:value-type="float" office:value="9.218">
            <text:p>9.218</text:p>
          </table:table-cell>
          <table:table-cell table:formula="of:=[.D496]+10" office:value-type="float" office:value="12.812">
            <text:p>12.812</text:p>
          </table:table-cell>
          <table:table-cell table:formula="of:=[.E496]+15" office:value-type="float" office:value="15.1562">
            <text:p>15.1562</text:p>
          </table:table-cell>
        </table:table-row>
        <table:table-row table:style-name="ro2">
          <table:table-cell office:value-type="float" office:value="494">
            <text:p>494</text:p>
          </table:table-cell>
          <table:table-cell office:value-type="float" office:value="3.437">
            <text:p>3.44E+000</text:p>
          </table:table-cell>
          <table:table-cell office:value-type="float" office:value="4.218">
            <text:p>4.22E+000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496]+[.$G$2]" office:value-type="float" office:value="0.0000123499992669041">
            <text:p>0.00001235</text:p>
          </table:table-cell>
          <table:table-cell table:formula="of:=[.B497]" office:value-type="float" office:value="3.437">
            <text:p>3.44E+000</text:p>
          </table:table-cell>
          <table:table-cell table:formula="of:=[.C497]+5" office:value-type="float" office:value="9.218">
            <text:p>9.218</text:p>
          </table:table-cell>
          <table:table-cell table:formula="of:=[.D497]+10" office:value-type="float" office:value="13.125">
            <text:p>13.125</text:p>
          </table:table-cell>
          <table:table-cell table:formula="of:=[.E497]+15" office:value-type="float" office:value="15.1562">
            <text:p>15.1562</text:p>
          </table:table-cell>
        </table:table-row>
        <table:table-row table:style-name="ro2">
          <table:table-cell office:value-type="float" office:value="495">
            <text:p>495</text:p>
          </table:table-cell>
          <table:table-cell office:value-type="float" office:value="2.812">
            <text:p>2.81E+000</text:p>
          </table:table-cell>
          <table:table-cell table:number-columns-repeated="2"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497]+[.$G$2]" office:value-type="float" office:value="0.0000123749992654201">
            <text:p>0.000012375</text:p>
          </table:table-cell>
          <table:table-cell table:formula="of:=[.B498]" office:value-type="float" office:value="2.812">
            <text:p>2.81E+000</text:p>
          </table:table-cell>
          <table:table-cell table:formula="of:=[.C498]+5" office:value-type="float" office:value="8.593">
            <text:p>8.593</text:p>
          </table:table-cell>
          <table:table-cell table:formula="of:=[.D498]+10" office:value-type="float" office:value="13.593">
            <text:p>13.593</text:p>
          </table:table-cell>
          <table:table-cell table:formula="of:=[.E498]+15" office:value-type="float" office:value="15.4687">
            <text:p>15.4687</text:p>
          </table:table-cell>
        </table:table-row>
        <table:table-row table:style-name="ro2">
          <table:table-cell office:value-type="float" office:value="496">
            <text:p>496</text:p>
          </table:table-cell>
          <table:table-cell office:value-type="float" office:value="3.437">
            <text:p>3.44E+000</text:p>
          </table:table-cell>
          <table:table-cell office:value-type="float" office:value="4.062">
            <text:p>4.06E+000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498]+[.$G$2]" office:value-type="float" office:value="0.0000123999992639361">
            <text:p>0.0000124</text:p>
          </table:table-cell>
          <table:table-cell table:formula="of:=[.B499]" office:value-type="float" office:value="3.437">
            <text:p>3.44E+000</text:p>
          </table:table-cell>
          <table:table-cell table:formula="of:=[.C499]+5" office:value-type="float" office:value="9.062">
            <text:p>9.062</text:p>
          </table:table-cell>
          <table:table-cell table:formula="of:=[.D499]+10" office:value-type="float" office:value="12.968">
            <text:p>12.968</text:p>
          </table:table-cell>
          <table:table-cell table:formula="of:=[.E499]+15" office:value-type="float" office:value="15.3125">
            <text:p>15.3125</text:p>
          </table:table-cell>
        </table:table-row>
        <table:table-row table:style-name="ro2">
          <table:table-cell office:value-type="float" office:value="497">
            <text:p>497</text:p>
          </table:table-cell>
          <table:table-cell office:value-type="float" office:value="2.812">
            <text:p>2.81E+000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499]+[.$G$2]" office:value-type="float" office:value="0.0000124249992624521">
            <text:p>0.000012425</text:p>
          </table:table-cell>
          <table:table-cell table:formula="of:=[.B500]" office:value-type="float" office:value="2.812">
            <text:p>2.81E+000</text:p>
          </table:table-cell>
          <table:table-cell table:formula="of:=[.C500]+5" office:value-type="float" office:value="8.437">
            <text:p>8.437</text:p>
          </table:table-cell>
          <table:table-cell table:formula="of:=[.D500]+10" office:value-type="float" office:value="13.593">
            <text:p>13.593</text:p>
          </table:table-cell>
          <table:table-cell table:formula="of:=[.E500]+15" office:value-type="float" office:value="15">
            <text:p>15</text:p>
          </table:table-cell>
        </table:table-row>
        <table:table-row table:style-name="ro2">
          <table:table-cell office:value-type="float" office:value="498">
            <text:p>498</text:p>
          </table:table-cell>
          <table:table-cell office:value-type="float" office:value="3.281">
            <text:p>3.28E+000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500]+[.$G$2]" office:value-type="float" office:value="0.0000124499992609681">
            <text:p>0.00001245</text:p>
          </table:table-cell>
          <table:table-cell table:formula="of:=[.B501]" office:value-type="float" office:value="3.281">
            <text:p>3.28E+000</text:p>
          </table:table-cell>
          <table:table-cell table:formula="of:=[.C501]+5" office:value-type="float" office:value="8.437">
            <text:p>8.437</text:p>
          </table:table-cell>
          <table:table-cell table:formula="of:=[.D501]+10" office:value-type="float" office:value="13.593">
            <text:p>13.593</text:p>
          </table:table-cell>
          <table:table-cell table:formula="of:=[.E501]+15" office:value-type="float" office:value="15.1562">
            <text:p>15.1562</text:p>
          </table:table-cell>
        </table:table-row>
        <table:table-row table:style-name="ro2">
          <table:table-cell office:value-type="float" office:value="499">
            <text:p>499</text:p>
          </table:table-cell>
          <table:table-cell office:value-type="float" office:value="-1.25">
            <text:p>-1.25E+000</text:p>
          </table:table-cell>
          <table:table-cell office:value-type="float" office:value="4.218">
            <text:p>4.22E+000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501]+[.$G$2]" office:value-type="float" office:value="0.0000124749992594841">
            <text:p>0.000012475</text:p>
          </table:table-cell>
          <table:table-cell table:formula="of:=[.B502]" office:value-type="float" office:value="-1.25">
            <text:p>-1.25E+000</text:p>
          </table:table-cell>
          <table:table-cell table:formula="of:=[.C502]+5" office:value-type="float" office:value="9.218">
            <text:p>9.218</text:p>
          </table:table-cell>
          <table:table-cell table:formula="of:=[.D502]+10" office:value-type="float" office:value="12.968">
            <text:p>12.968</text:p>
          </table:table-cell>
          <table:table-cell table:formula="of:=[.E502]+15" office:value-type="float" office:value="15.4687">
            <text:p>15.4687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">
            <text:p>0.00E+000</text:p>
          </table:table-cell>
          <table:table-cell table:number-columns-repeated="2"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502]+[.$G$2]" office:value-type="float" office:value="0.0000124999992580001">
            <text:p>0.0000125</text:p>
          </table:table-cell>
          <table:table-cell table:formula="of:=[.B503]" office:value-type="float" office:value="0">
            <text:p>0.00E+000</text:p>
          </table:table-cell>
          <table:table-cell table:formula="of:=[.C503]+5" office:value-type="float" office:value="8.593">
            <text:p>8.593</text:p>
          </table:table-cell>
          <table:table-cell table:formula="of:=[.D503]+10" office:value-type="float" office:value="13.593">
            <text:p>13.593</text:p>
          </table:table-cell>
          <table:table-cell table:formula="of:=[.E503]+15" office:value-type="float" office:value="15.3125">
            <text:p>15.3125</text:p>
          </table:table-cell>
        </table:table-row>
        <table:table-row table:style-name="ro2">
          <table:table-cell office:value-type="float" office:value="501">
            <text:p>501</text:p>
          </table:table-cell>
          <table:table-cell office:value-type="float" office:value="-0.7812">
            <text:p>-7.81E-001</text:p>
          </table:table-cell>
          <table:table-cell office:value-type="float" office:value="4.218">
            <text:p>4.22E+000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503]+[.$G$2]" office:value-type="float" office:value="0.0000125249992565161">
            <text:p>0.000012525</text:p>
          </table:table-cell>
          <table:table-cell table:formula="of:=[.B504]" office:value-type="float" office:value="-0.7812">
            <text:p>-7.81E-001</text:p>
          </table:table-cell>
          <table:table-cell table:formula="of:=[.C504]+5" office:value-type="float" office:value="9.218">
            <text:p>9.218</text:p>
          </table:table-cell>
          <table:table-cell table:formula="of:=[.D504]+10" office:value-type="float" office:value="12.968">
            <text:p>12.968</text:p>
          </table:table-cell>
          <table:table-cell table:formula="of:=[.E504]+15" office:value-type="float" office:value="15.1562">
            <text:p>15.1562</text:p>
          </table:table-cell>
        </table:table-row>
        <table:table-row table:style-name="ro2">
          <table:table-cell office:value-type="float" office:value="502">
            <text:p>502</text:p>
          </table:table-cell>
          <table:table-cell office:value-type="float" office:value="0">
            <text:p>0.00E+000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504]+[.$G$2]" office:value-type="float" office:value="0.0000125499992550321">
            <text:p>0.00001255</text:p>
          </table:table-cell>
          <table:table-cell table:formula="of:=[.B505]" office:value-type="float" office:value="0">
            <text:p>0.00E+000</text:p>
          </table:table-cell>
          <table:table-cell table:formula="of:=[.C505]+5" office:value-type="float" office:value="9.062">
            <text:p>9.062</text:p>
          </table:table-cell>
          <table:table-cell table:formula="of:=[.D505]+10" office:value-type="float" office:value="13.593">
            <text:p>13.593</text:p>
          </table:table-cell>
          <table:table-cell table:formula="of:=[.E505]+15" office:value-type="float" office:value="15.3125">
            <text:p>15.3125</text:p>
          </table:table-cell>
        </table:table-row>
        <table:table-row table:style-name="ro2">
          <table:table-cell office:value-type="float" office:value="503">
            <text:p>503</text:p>
          </table:table-cell>
          <table:table-cell office:value-type="float" office:value="-0.625">
            <text:p>-6.25E-001</text:p>
          </table:table-cell>
          <table:table-cell office:value-type="float" office:value="3.593">
            <text:p>3.59E+000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505]+[.$G$2]" office:value-type="float" office:value="0.0000125749992535481">
            <text:p>0.000012575</text:p>
          </table:table-cell>
          <table:table-cell table:formula="of:=[.B506]" office:value-type="float" office:value="-0.625">
            <text:p>-6.25E-001</text:p>
          </table:table-cell>
          <table:table-cell table:formula="of:=[.C506]+5" office:value-type="float" office:value="8.593">
            <text:p>8.593</text:p>
          </table:table-cell>
          <table:table-cell table:formula="of:=[.D506]+10" office:value-type="float" office:value="12.968">
            <text:p>12.968</text:p>
          </table:table-cell>
          <table:table-cell table:formula="of:=[.E506]+15" office:value-type="float" office:value="15">
            <text:p>15</text:p>
          </table:table-cell>
        </table:table-row>
        <table:table-row table:style-name="ro2">
          <table:table-cell office:value-type="float" office:value="504">
            <text:p>504</text:p>
          </table:table-cell>
          <table:table-cell office:value-type="float" office:value="0">
            <text:p>0.00E+000</text:p>
          </table:table-cell>
          <table:table-cell office:value-type="float" office:value="4.062">
            <text:p>4.06E+000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506]+[.$G$2]" office:value-type="float" office:value="0.0000125999992520641">
            <text:p>0.0000126</text:p>
          </table:table-cell>
          <table:table-cell table:formula="of:=[.B507]" office:value-type="float" office:value="0">
            <text:p>0.00E+000</text:p>
          </table:table-cell>
          <table:table-cell table:formula="of:=[.C507]+5" office:value-type="float" office:value="9.062">
            <text:p>9.062</text:p>
          </table:table-cell>
          <table:table-cell table:formula="of:=[.D507]+10" office:value-type="float" office:value="12.968">
            <text:p>12.968</text:p>
          </table:table-cell>
          <table:table-cell table:formula="of:=[.E507]+15" office:value-type="float" office:value="15.1562">
            <text:p>15.1562</text:p>
          </table:table-cell>
        </table:table-row>
        <table:table-row table:style-name="ro2">
          <table:table-cell office:value-type="float" office:value="505">
            <text:p>505</text:p>
          </table:table-cell>
          <table:table-cell office:value-type="float" office:value="-0.625">
            <text:p>-6.25E-001</text:p>
          </table:table-cell>
          <table:table-cell office:value-type="float" office:value="3.281">
            <text:p>3.28E+000</text:p>
          </table:table-cell>
          <table:table-cell office:value-type="float" office:value="3.75">
            <text:p>3.75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507]+[.$G$2]" office:value-type="float" office:value="0.0000126249992505801">
            <text:p>0.000012625</text:p>
          </table:table-cell>
          <table:table-cell table:formula="of:=[.B508]" office:value-type="float" office:value="-0.625">
            <text:p>-6.25E-001</text:p>
          </table:table-cell>
          <table:table-cell table:formula="of:=[.C508]+5" office:value-type="float" office:value="8.281">
            <text:p>8.281</text:p>
          </table:table-cell>
          <table:table-cell table:formula="of:=[.D508]+10" office:value-type="float" office:value="13.75">
            <text:p>13.75</text:p>
          </table:table-cell>
          <table:table-cell table:formula="of:=[.E508]+15" office:value-type="float" office:value="15.4687">
            <text:p>15.4687</text:p>
          </table:table-cell>
        </table:table-row>
        <table:table-row table:style-name="ro2">
          <table:table-cell office:value-type="float" office:value="506">
            <text:p>506</text:p>
          </table:table-cell>
          <table:table-cell office:value-type="float" office:value="0.7812">
            <text:p>7.81E-001</text:p>
          </table:table-cell>
          <table:table-cell office:value-type="float" office:value="3.437">
            <text:p>3.44E+000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508]+[.$G$2]" office:value-type="float" office:value="0.0000126499992490961">
            <text:p>0.00001265</text:p>
          </table:table-cell>
          <table:table-cell table:formula="of:=[.B509]" office:value-type="float" office:value="0.7812">
            <text:p>7.81E-001</text:p>
          </table:table-cell>
          <table:table-cell table:formula="of:=[.C509]+5" office:value-type="float" office:value="8.437">
            <text:p>8.437</text:p>
          </table:table-cell>
          <table:table-cell table:formula="of:=[.D509]+10" office:value-type="float" office:value="13.125">
            <text:p>13.125</text:p>
          </table:table-cell>
          <table:table-cell table:formula="of:=[.E509]+15" office:value-type="float" office:value="15.1562">
            <text:p>15.1562</text:p>
          </table:table-cell>
        </table:table-row>
        <table:table-row table:style-name="ro2">
          <table:table-cell office:value-type="float" office:value="507">
            <text:p>507</text:p>
          </table:table-cell>
          <table:table-cell office:value-type="float" office:value="3.906">
            <text:p>3.91E+000</text:p>
          </table:table-cell>
          <table:table-cell office:value-type="float" office:value="4.531">
            <text:p>4.53E+000</text:p>
          </table:table-cell>
          <table:table-cell office:value-type="float" office:value="3.75">
            <text:p>3.75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509]+[.$G$2]" office:value-type="float" office:value="0.0000126749992476121">
            <text:p>0.000012675</text:p>
          </table:table-cell>
          <table:table-cell table:formula="of:=[.B510]" office:value-type="float" office:value="3.906">
            <text:p>3.91E+000</text:p>
          </table:table-cell>
          <table:table-cell table:formula="of:=[.C510]+5" office:value-type="float" office:value="9.531">
            <text:p>9.531</text:p>
          </table:table-cell>
          <table:table-cell table:formula="of:=[.D510]+10" office:value-type="float" office:value="13.75">
            <text:p>13.75</text:p>
          </table:table-cell>
          <table:table-cell table:formula="of:=[.E510]+15" office:value-type="float" office:value="15.3125">
            <text:p>15.3125</text:p>
          </table:table-cell>
        </table:table-row>
        <table:table-row table:style-name="ro2">
          <table:table-cell office:value-type="float" office:value="508">
            <text:p>508</text:p>
          </table:table-cell>
          <table:table-cell office:value-type="float" office:value="3.281">
            <text:p>3.28E+000</text:p>
          </table:table-cell>
          <table:table-cell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510]+[.$G$2]" office:value-type="float" office:value="0.0000126999992461281">
            <text:p>0.0000127</text:p>
          </table:table-cell>
          <table:table-cell table:formula="of:=[.B511]" office:value-type="float" office:value="3.281">
            <text:p>3.28E+000</text:p>
          </table:table-cell>
          <table:table-cell table:formula="of:=[.C511]+5" office:value-type="float" office:value="8.437">
            <text:p>8.437</text:p>
          </table:table-cell>
          <table:table-cell table:formula="of:=[.D511]+10" office:value-type="float" office:value="12.968">
            <text:p>12.968</text:p>
          </table:table-cell>
          <table:table-cell table:formula="of:=[.E511]+15" office:value-type="float" office:value="15.3125">
            <text:p>15.3125</text:p>
          </table:table-cell>
        </table:table-row>
        <table:table-row table:style-name="ro2">
          <table:table-cell office:value-type="float" office:value="509">
            <text:p>509</text:p>
          </table:table-cell>
          <table:table-cell office:value-type="float" office:value="2.812">
            <text:p>2.81E+000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511]+[.$G$2]" office:value-type="float" office:value="0.0000127249992446441">
            <text:p>0.000012725</text:p>
          </table:table-cell>
          <table:table-cell table:formula="of:=[.B512]" office:value-type="float" office:value="2.812">
            <text:p>2.81E+000</text:p>
          </table:table-cell>
          <table:table-cell table:formula="of:=[.C512]+5" office:value-type="float" office:value="9.062">
            <text:p>9.062</text:p>
          </table:table-cell>
          <table:table-cell table:formula="of:=[.D512]+10" office:value-type="float" office:value="13.593">
            <text:p>13.593</text:p>
          </table:table-cell>
          <table:table-cell table:formula="of:=[.E512]+15" office:value-type="float" office:value="15">
            <text:p>15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3.437">
            <text:p>3.44E+000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512]+[.$G$2]" office:value-type="float" office:value="0.0000127499992431601">
            <text:p>0.00001275</text:p>
          </table:table-cell>
          <table:table-cell table:formula="of:=[.B513]" office:value-type="float" office:value="3.437">
            <text:p>3.44E+000</text:p>
          </table:table-cell>
          <table:table-cell table:formula="of:=[.C513]+5" office:value-type="float" office:value="9.062">
            <text:p>9.062</text:p>
          </table:table-cell>
          <table:table-cell table:formula="of:=[.D513]+10" office:value-type="float" office:value="13.593">
            <text:p>13.593</text:p>
          </table:table-cell>
          <table:table-cell table:formula="of:=[.E513]+15" office:value-type="float" office:value="15.4687">
            <text:p>15.4687</text:p>
          </table:table-cell>
        </table:table-row>
        <table:table-row table:style-name="ro2">
          <table:table-cell office:value-type="float" office:value="511">
            <text:p>511</text:p>
          </table:table-cell>
          <table:table-cell office:value-type="float" office:value="2.812">
            <text:p>2.81E+000</text:p>
          </table:table-cell>
          <table:table-cell office:value-type="float" office:value="3.593">
            <text:p>3.59E+000</text:p>
          </table:table-cell>
          <table:table-cell office:value-type="float" office:value="3.125">
            <text:p>3.13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513]+[.$G$2]" office:value-type="float" office:value="0.0000127749992416761">
            <text:p>0.000012775</text:p>
          </table:table-cell>
          <table:table-cell table:formula="of:=[.B514]" office:value-type="float" office:value="2.812">
            <text:p>2.81E+000</text:p>
          </table:table-cell>
          <table:table-cell table:formula="of:=[.C514]+5" office:value-type="float" office:value="8.593">
            <text:p>8.593</text:p>
          </table:table-cell>
          <table:table-cell table:formula="of:=[.D514]+10" office:value-type="float" office:value="13.125">
            <text:p>13.125</text:p>
          </table:table-cell>
          <table:table-cell table:formula="of:=[.E514]+15" office:value-type="float" office:value="15">
            <text:p>15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3.281">
            <text:p>3.28E+000</text:p>
          </table:table-cell>
          <table:table-cell office:value-type="float" office:value="3.593">
            <text:p>3.59E+000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514]+[.$G$2]" office:value-type="float" office:value="0.0000127999992401921">
            <text:p>0.0000128</text:p>
          </table:table-cell>
          <table:table-cell table:formula="of:=[.B515]" office:value-type="float" office:value="3.281">
            <text:p>3.28E+000</text:p>
          </table:table-cell>
          <table:table-cell table:formula="of:=[.C515]+5" office:value-type="float" office:value="8.593">
            <text:p>8.593</text:p>
          </table:table-cell>
          <table:table-cell table:formula="of:=[.D515]+10" office:value-type="float" office:value="12.968">
            <text:p>12.968</text:p>
          </table:table-cell>
          <table:table-cell table:formula="of:=[.E515]+15" office:value-type="float" office:value="15.4687">
            <text:p>15.4687</text:p>
          </table:table-cell>
        </table:table-row>
        <table:table-row table:style-name="ro2">
          <table:table-cell office:value-type="float" office:value="513">
            <text:p>513</text:p>
          </table:table-cell>
          <table:table-cell office:value-type="float" office:value="-1.093">
            <text:p>-1.09E+000</text:p>
          </table:table-cell>
          <table:table-cell office:value-type="float" office:value="4.218">
            <text:p>4.22E+000</text:p>
          </table:table-cell>
          <table:table-cell office:value-type="float" office:value="3.75">
            <text:p>3.75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515]+[.$G$2]" office:value-type="float" office:value="0.0000128249992387081">
            <text:p>0.000012825</text:p>
          </table:table-cell>
          <table:table-cell table:formula="of:=[.B516]" office:value-type="float" office:value="-1.093">
            <text:p>-1.09E+000</text:p>
          </table:table-cell>
          <table:table-cell table:formula="of:=[.C516]+5" office:value-type="float" office:value="9.218">
            <text:p>9.218</text:p>
          </table:table-cell>
          <table:table-cell table:formula="of:=[.D516]+10" office:value-type="float" office:value="13.75">
            <text:p>13.75</text:p>
          </table:table-cell>
          <table:table-cell table:formula="of:=[.E516]+15" office:value-type="float" office:value="15">
            <text:p>15</text:p>
          </table:table-cell>
        </table:table-row>
        <table:table-row table:style-name="ro2">
          <table:table-cell office:value-type="float" office:value="514">
            <text:p>514</text:p>
          </table:table-cell>
          <table:table-cell office:value-type="float" office:value="0">
            <text:p>0.00E+000</text:p>
          </table:table-cell>
          <table:table-cell office:value-type="float" office:value="4.062">
            <text:p>4.06E+000</text:p>
          </table:table-cell>
          <table:table-cell office:value-type="float" office:value="3.125">
            <text:p>3.13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516]+[.$G$2]" office:value-type="float" office:value="0.0000128499992372241">
            <text:p>0.00001285</text:p>
          </table:table-cell>
          <table:table-cell table:formula="of:=[.B517]" office:value-type="float" office:value="0">
            <text:p>0.00E+000</text:p>
          </table:table-cell>
          <table:table-cell table:formula="of:=[.C517]+5" office:value-type="float" office:value="9.062">
            <text:p>9.062</text:p>
          </table:table-cell>
          <table:table-cell table:formula="of:=[.D517]+10" office:value-type="float" office:value="13.125">
            <text:p>13.125</text:p>
          </table:table-cell>
          <table:table-cell table:formula="of:=[.E517]+15" office:value-type="float" office:value="15">
            <text:p>15</text:p>
          </table:table-cell>
        </table:table-row>
        <table:table-row table:style-name="ro2">
          <table:table-cell office:value-type="float" office:value="515">
            <text:p>515</text:p>
          </table:table-cell>
          <table:table-cell office:value-type="float" office:value="-0.625">
            <text:p>-6.25E-001</text:p>
          </table:table-cell>
          <table:table-cell table:number-columns-repeated="2"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517]+[.$G$2]" office:value-type="float" office:value="0.0000128749992357401">
            <text:p>0.000012875</text:p>
          </table:table-cell>
          <table:table-cell table:formula="of:=[.B518]" office:value-type="float" office:value="-0.625">
            <text:p>-6.25E-001</text:p>
          </table:table-cell>
          <table:table-cell table:formula="of:=[.C518]+5" office:value-type="float" office:value="8.593">
            <text:p>8.593</text:p>
          </table:table-cell>
          <table:table-cell table:formula="of:=[.D518]+10" office:value-type="float" office:value="13.593">
            <text:p>13.593</text:p>
          </table:table-cell>
          <table:table-cell table:formula="of:=[.E518]+15" office:value-type="float" office:value="15.4687">
            <text:p>15.4687</text:p>
          </table:table-cell>
        </table:table-row>
        <table:table-row table:style-name="ro2">
          <table:table-cell office:value-type="float" office:value="516">
            <text:p>516</text:p>
          </table:table-cell>
          <table:table-cell office:value-type="float" office:value="0">
            <text:p>0.00E+000</text:p>
          </table:table-cell>
          <table:table-cell office:value-type="float" office:value="4.062">
            <text:p>4.06E+000</text:p>
          </table:table-cell>
          <table:table-cell office:value-type="float" office:value="3.437">
            <text:p>3.44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518]+[.$G$2]" office:value-type="float" office:value="0.0000128999992342561">
            <text:p>0.0000129</text:p>
          </table:table-cell>
          <table:table-cell table:formula="of:=[.B519]" office:value-type="float" office:value="0">
            <text:p>0.00E+000</text:p>
          </table:table-cell>
          <table:table-cell table:formula="of:=[.C519]+5" office:value-type="float" office:value="9.062">
            <text:p>9.062</text:p>
          </table:table-cell>
          <table:table-cell table:formula="of:=[.D519]+10" office:value-type="float" office:value="13.437">
            <text:p>13.437</text:p>
          </table:table-cell>
          <table:table-cell table:formula="of:=[.E519]+15" office:value-type="float" office:value="15">
            <text:p>15</text:p>
          </table:table-cell>
        </table:table-row>
        <table:table-row table:style-name="ro2">
          <table:table-cell office:value-type="float" office:value="517">
            <text:p>517</text:p>
          </table:table-cell>
          <table:table-cell office:value-type="float" office:value="-0.625">
            <text:p>-6.25E-001</text:p>
          </table:table-cell>
          <table:table-cell office:value-type="float" office:value="3.593">
            <text:p>3.59E+000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519]+[.$G$2]" office:value-type="float" office:value="0.0000129249992327721">
            <text:p>0.000012925</text:p>
          </table:table-cell>
          <table:table-cell table:formula="of:=[.B520]" office:value-type="float" office:value="-0.625">
            <text:p>-6.25E-001</text:p>
          </table:table-cell>
          <table:table-cell table:formula="of:=[.C520]+5" office:value-type="float" office:value="8.593">
            <text:p>8.593</text:p>
          </table:table-cell>
          <table:table-cell table:formula="of:=[.D520]+10" office:value-type="float" office:value="12.968">
            <text:p>12.968</text:p>
          </table:table-cell>
          <table:table-cell table:formula="of:=[.E520]+15" office:value-type="float" office:value="15.4687">
            <text:p>15.4687</text:p>
          </table:table-cell>
        </table:table-row>
        <table:table-row table:style-name="ro2">
          <table:table-cell office:value-type="float" office:value="518">
            <text:p>518</text:p>
          </table:table-cell>
          <table:table-cell office:value-type="float" office:value="-0.4687">
            <text:p>-4.69E-001</text:p>
          </table:table-cell>
          <table:table-cell office:value-type="float" office:value="4.062">
            <text:p>4.06E+000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520]+[.$G$2]" office:value-type="float" office:value="0.0000129499992312881">
            <text:p>0.00001295</text:p>
          </table:table-cell>
          <table:table-cell table:formula="of:=[.B521]" office:value-type="float" office:value="-0.4687">
            <text:p>-4.69E-001</text:p>
          </table:table-cell>
          <table:table-cell table:formula="of:=[.C521]+5" office:value-type="float" office:value="9.062">
            <text:p>9.062</text:p>
          </table:table-cell>
          <table:table-cell table:formula="of:=[.D521]+10" office:value-type="float" office:value="12.968">
            <text:p>12.968</text:p>
          </table:table-cell>
          <table:table-cell table:formula="of:=[.E521]+15" office:value-type="float" office:value="15.3125">
            <text:p>15.3125</text:p>
          </table:table-cell>
        </table:table-row>
        <table:table-row table:style-name="ro2">
          <table:table-cell office:value-type="float" office:value="519">
            <text:p>519</text:p>
          </table:table-cell>
          <table:table-cell office:value-type="float" office:value="3.75">
            <text:p>3.75E+000</text:p>
          </table:table-cell>
          <table:table-cell office:value-type="float" office:value="-1.562">
            <text:p>-1.56E+000</text:p>
          </table:table-cell>
          <table:table-cell office:value-type="float" office:value="3.75">
            <text:p>3.75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521]+[.$G$2]" office:value-type="float" office:value="0.0000129749992298041">
            <text:p>0.000012975</text:p>
          </table:table-cell>
          <table:table-cell table:formula="of:=[.B522]" office:value-type="float" office:value="3.75">
            <text:p>3.75E+000</text:p>
          </table:table-cell>
          <table:table-cell table:formula="of:=[.C522]+5" office:value-type="float" office:value="3.438">
            <text:p>3.438</text:p>
          </table:table-cell>
          <table:table-cell table:formula="of:=[.D522]+10" office:value-type="float" office:value="13.75">
            <text:p>13.75</text:p>
          </table:table-cell>
          <table:table-cell table:formula="of:=[.E522]+15" office:value-type="float" office:value="15.1562">
            <text:p>15.1562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2.656">
            <text:p>2.66E+000</text:p>
          </table:table-cell>
          <table:table-cell office:value-type="float" office:value="-0.7812">
            <text:p>-7.81E-001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522]+[.$G$2]" office:value-type="float" office:value="0.0000129999992283201">
            <text:p>0.000013</text:p>
          </table:table-cell>
          <table:table-cell table:formula="of:=[.B523]" office:value-type="float" office:value="2.656">
            <text:p>2.66E+000</text:p>
          </table:table-cell>
          <table:table-cell table:formula="of:=[.C523]+5" office:value-type="float" office:value="4.2188">
            <text:p>4.2188</text:p>
          </table:table-cell>
          <table:table-cell table:formula="of:=[.D523]+10" office:value-type="float" office:value="13.125">
            <text:p>13.125</text:p>
          </table:table-cell>
          <table:table-cell table:formula="of:=[.E523]+15" office:value-type="float" office:value="15.3125">
            <text:p>15.3125</text:p>
          </table:table-cell>
        </table:table-row>
        <table:table-row table:style-name="ro2">
          <table:table-cell office:value-type="float" office:value="521">
            <text:p>521</text:p>
          </table:table-cell>
          <table:table-cell office:value-type="float" office:value="3.75">
            <text:p>3.75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523]+[.$G$2]" office:value-type="float" office:value="0.0000130249992268361">
            <text:p>0.000013025</text:p>
          </table:table-cell>
          <table:table-cell table:formula="of:=[.B524]" office:value-type="float" office:value="3.75">
            <text:p>3.75E+000</text:p>
          </table:table-cell>
          <table:table-cell table:formula="of:=[.C524]+5" office:value-type="float" office:value="5.3125">
            <text:p>5.3125</text:p>
          </table:table-cell>
          <table:table-cell table:formula="of:=[.D524]+10" office:value-type="float" office:value="13.593">
            <text:p>13.593</text:p>
          </table:table-cell>
          <table:table-cell table:formula="of:=[.E524]+15" office:value-type="float" office:value="15">
            <text:p>15</text:p>
          </table:table-cell>
        </table:table-row>
        <table:table-row table:style-name="ro2">
          <table:table-cell office:value-type="float" office:value="522">
            <text:p>522</text:p>
          </table:table-cell>
          <table:table-cell office:value-type="float" office:value="3.281">
            <text:p>3.28E+000</text:p>
          </table:table-cell>
          <table:table-cell office:value-type="float" office:value="-0.625">
            <text:p>-6.25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524]+[.$G$2]" office:value-type="float" office:value="0.0000130499992253521">
            <text:p>0.00001305</text:p>
          </table:table-cell>
          <table:table-cell table:formula="of:=[.B525]" office:value-type="float" office:value="3.281">
            <text:p>3.28E+000</text:p>
          </table:table-cell>
          <table:table-cell table:formula="of:=[.C525]+5" office:value-type="float" office:value="4.375">
            <text:p>4.375</text:p>
          </table:table-cell>
          <table:table-cell table:formula="of:=[.D525]+10" office:value-type="float" office:value="13.593">
            <text:p>13.593</text:p>
          </table:table-cell>
          <table:table-cell table:formula="of:=[.E525]+15" office:value-type="float" office:value="15.4687">
            <text:p>15.4687</text:p>
          </table:table-cell>
        </table:table-row>
        <table:table-row table:style-name="ro2">
          <table:table-cell office:value-type="float" office:value="523">
            <text:p>523</text:p>
          </table:table-cell>
          <table:table-cell office:value-type="float" office:value="2.812">
            <text:p>2.81E+000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525]+[.$G$2]" office:value-type="float" office:value="0.0000130749992238681">
            <text:p>0.000013075</text:p>
          </table:table-cell>
          <table:table-cell table:formula="of:=[.B526]" office:value-type="float" office:value="2.812">
            <text:p>2.81E+000</text:p>
          </table:table-cell>
          <table:table-cell table:formula="of:=[.C526]+5" office:value-type="float" office:value="5.1562">
            <text:p>5.1562</text:p>
          </table:table-cell>
          <table:table-cell table:formula="of:=[.D526]+10" office:value-type="float" office:value="12.968">
            <text:p>12.968</text:p>
          </table:table-cell>
          <table:table-cell table:formula="of:=[.E526]+15" office:value-type="float" office:value="15">
            <text:p>15</text:p>
          </table:table-cell>
        </table:table-row>
        <table:table-row table:style-name="ro2">
          <table:table-cell office:value-type="float" office:value="524">
            <text:p>524</text:p>
          </table:table-cell>
          <table:table-cell office:value-type="float" office:value="2.812">
            <text:p>2.81E+000</text:p>
          </table:table-cell>
          <table:table-cell office:value-type="float" office:value="-0.4687">
            <text:p>-4.69E-001</text:p>
          </table:table-cell>
          <table:table-cell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526]+[.$G$2]" office:value-type="float" office:value="0.0000130999992223841">
            <text:p>0.0000131</text:p>
          </table:table-cell>
          <table:table-cell table:formula="of:=[.B527]" office:value-type="float" office:value="2.812">
            <text:p>2.81E+000</text:p>
          </table:table-cell>
          <table:table-cell table:formula="of:=[.C527]+5" office:value-type="float" office:value="4.5313">
            <text:p>4.5313</text:p>
          </table:table-cell>
          <table:table-cell table:formula="of:=[.D527]+10" office:value-type="float" office:value="13.437">
            <text:p>13.437</text:p>
          </table:table-cell>
          <table:table-cell table:formula="of:=[.E527]+15" office:value-type="float" office:value="15.1562">
            <text:p>15.1562</text:p>
          </table:table-cell>
        </table:table-row>
        <table:table-row table:style-name="ro2">
          <table:table-cell office:value-type="float" office:value="525">
            <text:p>525</text:p>
          </table:table-cell>
          <table:table-cell office:value-type="float" office:value="3.281">
            <text:p>3.28E+000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527]+[.$G$2]" office:value-type="float" office:value="0.0000131249992209001">
            <text:p>0.000013125</text:p>
          </table:table-cell>
          <table:table-cell table:formula="of:=[.B528]" office:value-type="float" office:value="3.281">
            <text:p>3.28E+000</text:p>
          </table:table-cell>
          <table:table-cell table:formula="of:=[.C528]+5" office:value-type="float" office:value="5.1562">
            <text:p>5.1562</text:p>
          </table:table-cell>
          <table:table-cell table:formula="of:=[.D528]+10" office:value-type="float" office:value="12.968">
            <text:p>12.968</text:p>
          </table:table-cell>
          <table:table-cell table:formula="of:=[.E528]+15" office:value-type="float" office:value="15.4687">
            <text:p>15.4687</text:p>
          </table:table-cell>
        </table:table-row>
        <table:table-row table:style-name="ro2">
          <table:table-cell office:value-type="float" office:value="526">
            <text:p>526</text:p>
          </table:table-cell>
          <table:table-cell office:value-type="float" office:value="2.187">
            <text:p>2.19E+000</text:p>
          </table:table-cell>
          <table:table-cell office:value-type="float" office:value="0.3125">
            <text:p>3.13E-001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528]+[.$G$2]" office:value-type="float" office:value="0.0000131499992194161">
            <text:p>0.00001315</text:p>
          </table:table-cell>
          <table:table-cell table:formula="of:=[.B529]" office:value-type="float" office:value="2.187">
            <text:p>2.19E+000</text:p>
          </table:table-cell>
          <table:table-cell table:formula="of:=[.C529]+5" office:value-type="float" office:value="5.3125">
            <text:p>5.3125</text:p>
          </table:table-cell>
          <table:table-cell table:formula="of:=[.D529]+10" office:value-type="float" office:value="12.968">
            <text:p>12.968</text:p>
          </table:table-cell>
          <table:table-cell table:formula="of:=[.E529]+15" office:value-type="float" office:value="15.3125">
            <text:p>15.3125</text:p>
          </table:table-cell>
        </table:table-row>
        <table:table-row table:style-name="ro2">
          <table:table-cell office:value-type="float" office:value="527">
            <text:p>527</text:p>
          </table:table-cell>
          <table:table-cell office:value-type="float" office:value="-1.093">
            <text:p>-1.09E+000</text:p>
          </table:table-cell>
          <table:table-cell office:value-type="float" office:value="-0.625">
            <text:p>-6.25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529]+[.$G$2]" office:value-type="float" office:value="0.0000131749992179321">
            <text:p>0.000013175</text:p>
          </table:table-cell>
          <table:table-cell table:formula="of:=[.B530]" office:value-type="float" office:value="-1.093">
            <text:p>-1.09E+000</text:p>
          </table:table-cell>
          <table:table-cell table:formula="of:=[.C530]+5" office:value-type="float" office:value="4.375">
            <text:p>4.375</text:p>
          </table:table-cell>
          <table:table-cell table:formula="of:=[.D530]+10" office:value-type="float" office:value="13.593">
            <text:p>13.593</text:p>
          </table:table-cell>
          <table:table-cell table:formula="of:=[.E530]+15" office:value-type="float" office:value="15">
            <text:p>15</text:p>
          </table:table-cell>
        </table:table-row>
        <table:table-row table:style-name="ro2">
          <table:table-cell office:value-type="float" office:value="528">
            <text:p>528</text:p>
          </table:table-cell>
          <table:table-cell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530]+[.$G$2]" office:value-type="float" office:value="0.0000131999992164481">
            <text:p>0.0000132</text:p>
          </table:table-cell>
          <table:table-cell table:formula="of:=[.B531]" office:value-type="float" office:value="-0.4687">
            <text:p>-4.69E-001</text:p>
          </table:table-cell>
          <table:table-cell table:formula="of:=[.C531]+5" office:value-type="float" office:value="5.1562">
            <text:p>5.1562</text:p>
          </table:table-cell>
          <table:table-cell table:formula="of:=[.D531]+10" office:value-type="float" office:value="12.968">
            <text:p>12.968</text:p>
          </table:table-cell>
          <table:table-cell table:formula="of:=[.E531]+15" office:value-type="float" office:value="15.3125">
            <text:p>15.3125</text:p>
          </table:table-cell>
        </table:table-row>
        <table:table-row table:style-name="ro2">
          <table:table-cell office:value-type="float" office:value="529">
            <text:p>529</text:p>
          </table:table-cell>
          <table:table-cell office:value-type="float" office:value="0">
            <text:p>0.00E+000</text:p>
          </table:table-cell>
          <table:table-cell office:value-type="float" office:value="-0.4687">
            <text:p>-4.69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531]+[.$G$2]" office:value-type="float" office:value="0.0000132249992149641">
            <text:p>0.000013225</text:p>
          </table:table-cell>
          <table:table-cell table:formula="of:=[.B532]" office:value-type="float" office:value="0">
            <text:p>0.00E+000</text:p>
          </table:table-cell>
          <table:table-cell table:formula="of:=[.C532]+5" office:value-type="float" office:value="4.5313">
            <text:p>4.5313</text:p>
          </table:table-cell>
          <table:table-cell table:formula="of:=[.D532]+10" office:value-type="float" office:value="13.593">
            <text:p>13.593</text:p>
          </table:table-cell>
          <table:table-cell table:formula="of:=[.E532]+15" office:value-type="float" office:value="15.1562">
            <text:p>15.1562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532]+[.$G$2]" office:value-type="float" office:value="0.0000132499992134801">
            <text:p>0.00001325</text:p>
          </table:table-cell>
          <table:table-cell table:formula="of:=[.B533]" office:value-type="float" office:value="0">
            <text:p>0.00E+000</text:p>
          </table:table-cell>
          <table:table-cell table:formula="of:=[.C533]+5" office:value-type="float" office:value="5.1562">
            <text:p>5.1562</text:p>
          </table:table-cell>
          <table:table-cell table:formula="of:=[.D533]+10" office:value-type="float" office:value="13.437">
            <text:p>13.437</text:p>
          </table:table-cell>
          <table:table-cell table:formula="of:=[.E533]+15" office:value-type="float" office:value="15.1562">
            <text:p>15.1562</text:p>
          </table:table-cell>
        </table:table-row>
        <table:table-row table:style-name="ro2">
          <table:table-cell office:value-type="float" office:value="531">
            <text:p>531</text:p>
          </table:table-cell>
          <table:table-cell office:value-type="float" office:value="-0.625">
            <text:p>-6.25E-001</text:p>
          </table:table-cell>
          <table:table-cell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533]+[.$G$2]" office:value-type="float" office:value="0.0000132749992119961">
            <text:p>0.000013275</text:p>
          </table:table-cell>
          <table:table-cell table:formula="of:=[.B534]" office:value-type="float" office:value="-0.625">
            <text:p>-6.25E-001</text:p>
          </table:table-cell>
          <table:table-cell table:formula="of:=[.C534]+5" office:value-type="float" office:value="4.5313">
            <text:p>4.5313</text:p>
          </table:table-cell>
          <table:table-cell table:formula="of:=[.D534]+10" office:value-type="float" office:value="12.968">
            <text:p>12.968</text:p>
          </table:table-cell>
          <table:table-cell table:formula="of:=[.E534]+15" office:value-type="float" office:value="15.3125">
            <text:p>15.3125</text:p>
          </table:table-cell>
        </table:table-row>
        <table:table-row table:style-name="ro2">
          <table:table-cell office:value-type="float" office:value="532">
            <text:p>532</text:p>
          </table:table-cell>
          <table:table-cell table:number-columns-repeated="2"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534]+[.$G$2]" office:value-type="float" office:value="0.0000132999992105121">
            <text:p>0.0000133</text:p>
          </table:table-cell>
          <table:table-cell table:formula="of:=[.B535]" office:value-type="float" office:value="-0.4687">
            <text:p>-4.69E-001</text:p>
          </table:table-cell>
          <table:table-cell table:formula="of:=[.C535]+5" office:value-type="float" office:value="4.5313">
            <text:p>4.5313</text:p>
          </table:table-cell>
          <table:table-cell table:formula="of:=[.D535]+10" office:value-type="float" office:value="12.968">
            <text:p>12.968</text:p>
          </table:table-cell>
          <table:table-cell table:formula="of:=[.E535]+15" office:value-type="float" office:value="15">
            <text:p>15</text:p>
          </table:table-cell>
        </table:table-row>
        <table:table-row table:style-name="ro2">
          <table:table-cell office:value-type="float" office:value="533">
            <text:p>533</text:p>
          </table:table-cell>
          <table:table-cell office:value-type="float" office:value="3.906">
            <text:p>3.91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535]+[.$G$2]" office:value-type="float" office:value="0.0000133249992090281">
            <text:p>0.000013325</text:p>
          </table:table-cell>
          <table:table-cell table:formula="of:=[.B536]" office:value-type="float" office:value="3.906">
            <text:p>3.91E+000</text:p>
          </table:table-cell>
          <table:table-cell table:formula="of:=[.C536]+5" office:value-type="float" office:value="5.3125">
            <text:p>5.3125</text:p>
          </table:table-cell>
          <table:table-cell table:formula="of:=[.D536]+10" office:value-type="float" office:value="13.593">
            <text:p>13.593</text:p>
          </table:table-cell>
          <table:table-cell table:formula="of:=[.E536]+15" office:value-type="float" office:value="15.4687">
            <text:p>15.4687</text:p>
          </table:table-cell>
        </table:table-row>
        <table:table-row table:style-name="ro2">
          <table:table-cell office:value-type="float" office:value="534">
            <text:p>534</text:p>
          </table:table-cell>
          <table:table-cell office:value-type="float" office:value="2.812">
            <text:p>2.81E+000</text:p>
          </table:table-cell>
          <table:table-cell office:value-type="float" office:value="-0.3125">
            <text:p>-3.13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536]+[.$G$2]" office:value-type="float" office:value="0.0000133499992075441">
            <text:p>0.00001335</text:p>
          </table:table-cell>
          <table:table-cell table:formula="of:=[.B537]" office:value-type="float" office:value="2.812">
            <text:p>2.81E+000</text:p>
          </table:table-cell>
          <table:table-cell table:formula="of:=[.C537]+5" office:value-type="float" office:value="4.6875">
            <text:p>4.6875</text:p>
          </table:table-cell>
          <table:table-cell table:formula="of:=[.D537]+10" office:value-type="float" office:value="12.968">
            <text:p>12.968</text:p>
          </table:table-cell>
          <table:table-cell table:formula="of:=[.E537]+15" office:value-type="float" office:value="15.4687">
            <text:p>15.4687</text:p>
          </table:table-cell>
        </table:table-row>
        <table:table-row table:style-name="ro2">
          <table:table-cell office:value-type="float" office:value="535">
            <text:p>535</text:p>
          </table:table-cell>
          <table:table-cell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537]+[.$G$2]" office:value-type="float" office:value="0.0000133749992060601">
            <text:p>0.000013375</text:p>
          </table:table-cell>
          <table:table-cell table:formula="of:=[.B538]" office:value-type="float" office:value="3.437">
            <text:p>3.44E+000</text:p>
          </table:table-cell>
          <table:table-cell table:formula="of:=[.C538]+5" office:value-type="float" office:value="5.1562">
            <text:p>5.1562</text:p>
          </table:table-cell>
          <table:table-cell table:formula="of:=[.D538]+10" office:value-type="float" office:value="13.593">
            <text:p>13.593</text:p>
          </table:table-cell>
          <table:table-cell table:formula="of:=[.E538]+15" office:value-type="float" office:value="15">
            <text:p>15</text:p>
          </table:table-cell>
        </table:table-row>
        <table:table-row table:style-name="ro2">
          <table:table-cell office:value-type="float" office:value="536">
            <text:p>536</text:p>
          </table:table-cell>
          <table:table-cell office:value-type="float" office:value="2.812">
            <text:p>2.81E+000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538]+[.$G$2]" office:value-type="float" office:value="0.0000133999992045761">
            <text:p>0.0000134</text:p>
          </table:table-cell>
          <table:table-cell table:formula="of:=[.B539]" office:value-type="float" office:value="2.812">
            <text:p>2.81E+000</text:p>
          </table:table-cell>
          <table:table-cell table:formula="of:=[.C539]+5" office:value-type="float" office:value="5.1562">
            <text:p>5.1562</text:p>
          </table:table-cell>
          <table:table-cell table:formula="of:=[.D539]+10" office:value-type="float" office:value="13.593">
            <text:p>13.593</text:p>
          </table:table-cell>
          <table:table-cell table:formula="of:=[.E539]+15" office:value-type="float" office:value="15.1562">
            <text:p>15.1562</text:p>
          </table:table-cell>
        </table:table-row>
        <table:table-row table:style-name="ro2">
          <table:table-cell office:value-type="float" office:value="537">
            <text:p>537</text:p>
          </table:table-cell>
          <table:table-cell office:value-type="float" office:value="3.437">
            <text:p>3.44E+000</text:p>
          </table:table-cell>
          <table:table-cell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539]+[.$G$2]" office:value-type="float" office:value="0.0000134249992030921">
            <text:p>0.000013425</text:p>
          </table:table-cell>
          <table:table-cell table:formula="of:=[.B540]" office:value-type="float" office:value="3.437">
            <text:p>3.44E+000</text:p>
          </table:table-cell>
          <table:table-cell table:formula="of:=[.C540]+5" office:value-type="float" office:value="4.5313">
            <text:p>4.5313</text:p>
          </table:table-cell>
          <table:table-cell table:formula="of:=[.D540]+10" office:value-type="float" office:value="12.968">
            <text:p>12.968</text:p>
          </table:table-cell>
          <table:table-cell table:formula="of:=[.E540]+15" office:value-type="float" office:value="15.4687">
            <text:p>15.4687</text:p>
          </table:table-cell>
        </table:table-row>
        <table:table-row table:style-name="ro2">
          <table:table-cell office:value-type="float" office:value="538">
            <text:p>538</text:p>
          </table:table-cell>
          <table:table-cell office:value-type="float" office:value="3.281">
            <text:p>3.28E+000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540]+[.$G$2]" office:value-type="float" office:value="0.0000134499992016081">
            <text:p>0.00001345</text:p>
          </table:table-cell>
          <table:table-cell table:formula="of:=[.B541]" office:value-type="float" office:value="3.281">
            <text:p>3.28E+000</text:p>
          </table:table-cell>
          <table:table-cell table:formula="of:=[.C541]+5" office:value-type="float" office:value="5.1562">
            <text:p>5.1562</text:p>
          </table:table-cell>
          <table:table-cell table:formula="of:=[.D541]+10" office:value-type="float" office:value="13.593">
            <text:p>13.593</text:p>
          </table:table-cell>
          <table:table-cell table:formula="of:=[.E541]+15" office:value-type="float" office:value="15">
            <text:p>15</text:p>
          </table:table-cell>
        </table:table-row>
        <table:table-row table:style-name="ro2">
          <table:table-cell office:value-type="float" office:value="539">
            <text:p>539</text:p>
          </table:table-cell>
          <table:table-cell office:value-type="float" office:value="-1.093">
            <text:p>-1.09E+000</text:p>
          </table:table-cell>
          <table:table-cell office:value-type="float" office:value="-0.7812">
            <text:p>-7.81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541]+[.$G$2]" office:value-type="float" office:value="0.0000134749992001241">
            <text:p>0.000013475</text:p>
          </table:table-cell>
          <table:table-cell table:formula="of:=[.B542]" office:value-type="float" office:value="-1.093">
            <text:p>-1.09E+000</text:p>
          </table:table-cell>
          <table:table-cell table:formula="of:=[.C542]+5" office:value-type="float" office:value="4.2188">
            <text:p>4.2188</text:p>
          </table:table-cell>
          <table:table-cell table:formula="of:=[.D542]+10" office:value-type="float" office:value="12.968">
            <text:p>12.968</text:p>
          </table:table-cell>
          <table:table-cell table:formula="of:=[.E542]+15" office:value-type="float" office:value="15.4687">
            <text:p>15.4687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-0.625">
            <text:p>-6.25E-001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542]+[.$G$2]" office:value-type="float" office:value="0.0000134999991986401">
            <text:p>0.0000135</text:p>
          </table:table-cell>
          <table:table-cell table:formula="of:=[.B543]" office:value-type="float" office:value="-0.625">
            <text:p>-6.25E-001</text:p>
          </table:table-cell>
          <table:table-cell table:formula="of:=[.C543]+5" office:value-type="float" office:value="5.1562">
            <text:p>5.1562</text:p>
          </table:table-cell>
          <table:table-cell table:formula="of:=[.D543]+10" office:value-type="float" office:value="12.968">
            <text:p>12.968</text:p>
          </table:table-cell>
          <table:table-cell table:formula="of:=[.E543]+15" office:value-type="float" office:value="15.4687">
            <text:p>15.4687</text:p>
          </table:table-cell>
        </table:table-row>
        <table:table-row table:style-name="ro2">
          <table:table-cell office:value-type="float" office:value="541">
            <text:p>541</text:p>
          </table:table-cell>
          <table:table-cell office:value-type="float" office:value="0.1562">
            <text:p>1.56E-001</text:p>
          </table:table-cell>
          <table:table-cell office:value-type="float" office:value="-0.625">
            <text:p>-6.25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543]+[.$G$2]" office:value-type="float" office:value="0.0000135249991971561">
            <text:p>0.000013525</text:p>
          </table:table-cell>
          <table:table-cell table:formula="of:=[.B544]" office:value-type="float" office:value="0.1562">
            <text:p>1.56E-001</text:p>
          </table:table-cell>
          <table:table-cell table:formula="of:=[.C544]+5" office:value-type="float" office:value="4.375">
            <text:p>4.375</text:p>
          </table:table-cell>
          <table:table-cell table:formula="of:=[.D544]+10" office:value-type="float" office:value="13.593">
            <text:p>13.593</text:p>
          </table:table-cell>
          <table:table-cell table:formula="of:=[.E544]+15" office:value-type="float" office:value="15">
            <text:p>15</text:p>
          </table:table-cell>
        </table:table-row>
        <table:table-row table:style-name="ro2">
          <table:table-cell office:value-type="float" office:value="542">
            <text:p>542</text:p>
          </table:table-cell>
          <table:table-cell office:value-type="float" office:value="-0.625">
            <text:p>-6.25E-001</text:p>
          </table:table-cell>
          <table:table-cell office:value-type="float" office:value="0.1562">
            <text:p>1.56E-001</text:p>
          </table:table-cell>
          <table:table-cell office:value-type="float" office:value="3.437">
            <text:p>3.44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544]+[.$G$2]" office:value-type="float" office:value="0.0000135499991956721">
            <text:p>0.00001355</text:p>
          </table:table-cell>
          <table:table-cell table:formula="of:=[.B545]" office:value-type="float" office:value="-0.625">
            <text:p>-6.25E-001</text:p>
          </table:table-cell>
          <table:table-cell table:formula="of:=[.C545]+5" office:value-type="float" office:value="5.1562">
            <text:p>5.1562</text:p>
          </table:table-cell>
          <table:table-cell table:formula="of:=[.D545]+10" office:value-type="float" office:value="13.437">
            <text:p>13.437</text:p>
          </table:table-cell>
          <table:table-cell table:formula="of:=[.E545]+15" office:value-type="float" office:value="15.3125">
            <text:p>15.3125</text:p>
          </table:table-cell>
        </table:table-row>
        <table:table-row table:style-name="ro2">
          <table:table-cell office:value-type="float" office:value="543">
            <text:p>543</text:p>
          </table:table-cell>
          <table:table-cell office:value-type="float" office:value="0">
            <text:p>0.00E+000</text:p>
          </table:table-cell>
          <table:table-cell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545]+[.$G$2]" office:value-type="float" office:value="0.0000135749991941881">
            <text:p>0.000013575</text:p>
          </table:table-cell>
          <table:table-cell table:formula="of:=[.B546]" office:value-type="float" office:value="0">
            <text:p>0.00E+000</text:p>
          </table:table-cell>
          <table:table-cell table:formula="of:=[.C546]+5" office:value-type="float" office:value="4.5313">
            <text:p>4.5313</text:p>
          </table:table-cell>
          <table:table-cell table:formula="of:=[.D546]+10" office:value-type="float" office:value="12.968">
            <text:p>12.968</text:p>
          </table:table-cell>
          <table:table-cell table:formula="of:=[.E546]+15" office:value-type="float" office:value="15.1562">
            <text:p>15.1562</text:p>
          </table:table-cell>
        </table:table-row>
        <table:table-row table:style-name="ro2">
          <table:table-cell office:value-type="float" office:value="544">
            <text:p>544</text:p>
          </table:table-cell>
          <table:table-cell office:value-type="float" office:value="0">
            <text:p>0.00E+000</text:p>
          </table:table-cell>
          <table:table-cell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546]+[.$G$2]" office:value-type="float" office:value="0.0000135999991927041">
            <text:p>0.0000136</text:p>
          </table:table-cell>
          <table:table-cell table:formula="of:=[.B547]" office:value-type="float" office:value="0">
            <text:p>0.00E+000</text:p>
          </table:table-cell>
          <table:table-cell table:formula="of:=[.C547]+5" office:value-type="float" office:value="4.5313">
            <text:p>4.5313</text:p>
          </table:table-cell>
          <table:table-cell table:formula="of:=[.D547]+10" office:value-type="float" office:value="12.968">
            <text:p>12.968</text:p>
          </table:table-cell>
          <table:table-cell table:formula="of:=[.E547]+15" office:value-type="float" office:value="15.3125">
            <text:p>15.3125</text:p>
          </table:table-cell>
        </table:table-row>
        <table:table-row table:style-name="ro2">
          <table:table-cell office:value-type="float" office:value="545">
            <text:p>545</text:p>
          </table:table-cell>
          <table:table-cell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547]+[.$G$2]" office:value-type="float" office:value="0.0000136249991912201">
            <text:p>0.000013625</text:p>
          </table:table-cell>
          <table:table-cell table:formula="of:=[.B548]" office:value-type="float" office:value="-0.4687">
            <text:p>-4.69E-001</text:p>
          </table:table-cell>
          <table:table-cell table:formula="of:=[.C548]+5" office:value-type="float" office:value="5.1562">
            <text:p>5.1562</text:p>
          </table:table-cell>
          <table:table-cell table:formula="of:=[.D548]+10" office:value-type="float" office:value="13.593">
            <text:p>13.593</text:p>
          </table:table-cell>
          <table:table-cell table:formula="of:=[.E548]+15" office:value-type="float" office:value="15">
            <text:p>15</text:p>
          </table:table-cell>
        </table:table-row>
        <table:table-row table:style-name="ro2">
          <table:table-cell office:value-type="float" office:value="546">
            <text:p>546</text:p>
          </table:table-cell>
          <table:table-cell office:value-type="float" office:value="0.4687">
            <text:p>4.69E-001</text:p>
          </table:table-cell>
          <table:table-cell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548]+[.$G$2]" office:value-type="float" office:value="0.0000136499991897361">
            <text:p>0.00001365</text:p>
          </table:table-cell>
          <table:table-cell table:formula="of:=[.B549]" office:value-type="float" office:value="0.4687">
            <text:p>4.69E-001</text:p>
          </table:table-cell>
          <table:table-cell table:formula="of:=[.C549]+5" office:value-type="float" office:value="4.5313">
            <text:p>4.5313</text:p>
          </table:table-cell>
          <table:table-cell table:formula="of:=[.D549]+10" office:value-type="float" office:value="12.968">
            <text:p>12.968</text:p>
          </table:table-cell>
          <table:table-cell table:formula="of:=[.E549]+15" office:value-type="float" office:value="15.3125">
            <text:p>15.3125</text:p>
          </table:table-cell>
        </table:table-row>
        <table:table-row table:style-name="ro2">
          <table:table-cell office:value-type="float" office:value="547">
            <text:p>547</text:p>
          </table:table-cell>
          <table:table-cell office:value-type="float" office:value="3.75">
            <text:p>3.75E+000</text:p>
          </table:table-cell>
          <table:table-cell office:value-type="float" office:value="0.4687">
            <text:p>4.69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549]+[.$G$2]" office:value-type="float" office:value="0.0000136749991882521">
            <text:p>0.000013675</text:p>
          </table:table-cell>
          <table:table-cell table:formula="of:=[.B550]" office:value-type="float" office:value="3.75">
            <text:p>3.75E+000</text:p>
          </table:table-cell>
          <table:table-cell table:formula="of:=[.C550]+5" office:value-type="float" office:value="5.4687">
            <text:p>5.4687</text:p>
          </table:table-cell>
          <table:table-cell table:formula="of:=[.D550]+10" office:value-type="float" office:value="13.593">
            <text:p>13.593</text:p>
          </table:table-cell>
          <table:table-cell table:formula="of:=[.E550]+15" office:value-type="float" office:value="15">
            <text:p>15</text:p>
          </table:table-cell>
        </table:table-row>
        <table:table-row table:style-name="ro2">
          <table:table-cell office:value-type="float" office:value="548">
            <text:p>548</text:p>
          </table:table-cell>
          <table:table-cell office:value-type="float" office:value="2.812">
            <text:p>2.81E+000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550]+[.$G$2]" office:value-type="float" office:value="0.0000136999991867681">
            <text:p>0.0000137</text:p>
          </table:table-cell>
          <table:table-cell table:formula="of:=[.B551]" office:value-type="float" office:value="2.812">
            <text:p>2.81E+000</text:p>
          </table:table-cell>
          <table:table-cell table:formula="of:=[.C551]+5" office:value-type="float" office:value="5.1562">
            <text:p>5.1562</text:p>
          </table:table-cell>
          <table:table-cell table:formula="of:=[.D551]+10" office:value-type="float" office:value="12.968">
            <text:p>12.968</text:p>
          </table:table-cell>
          <table:table-cell table:formula="of:=[.E551]+15" office:value-type="float" office:value="15">
            <text:p>15</text:p>
          </table:table-cell>
        </table:table-row>
        <table:table-row table:style-name="ro2">
          <table:table-cell office:value-type="float" office:value="549">
            <text:p>549</text:p>
          </table:table-cell>
          <table:table-cell office:value-type="float" office:value="3.437">
            <text:p>3.44E+000</text:p>
          </table:table-cell>
          <table:table-cell office:value-type="float" office:value="-0.4687">
            <text:p>-4.69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551]+[.$G$2]" office:value-type="float" office:value="0.0000137249991852841">
            <text:p>0.000013725</text:p>
          </table:table-cell>
          <table:table-cell table:formula="of:=[.B552]" office:value-type="float" office:value="3.437">
            <text:p>3.44E+000</text:p>
          </table:table-cell>
          <table:table-cell table:formula="of:=[.C552]+5" office:value-type="float" office:value="4.5313">
            <text:p>4.5313</text:p>
          </table:table-cell>
          <table:table-cell table:formula="of:=[.D552]+10" office:value-type="float" office:value="13.593">
            <text:p>13.593</text:p>
          </table:table-cell>
          <table:table-cell table:formula="of:=[.E552]+15" office:value-type="float" office:value="15.4687">
            <text:p>15.4687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3.281">
            <text:p>3.28E+000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552]+[.$G$2]" office:value-type="float" office:value="0.0000137499991838001">
            <text:p>0.00001375</text:p>
          </table:table-cell>
          <table:table-cell table:formula="of:=[.B553]" office:value-type="float" office:value="3.281">
            <text:p>3.28E+000</text:p>
          </table:table-cell>
          <table:table-cell table:formula="of:=[.C553]+5" office:value-type="float" office:value="5.1562">
            <text:p>5.1562</text:p>
          </table:table-cell>
          <table:table-cell table:formula="of:=[.D553]+10" office:value-type="float" office:value="12.968">
            <text:p>12.968</text:p>
          </table:table-cell>
          <table:table-cell table:formula="of:=[.E553]+15" office:value-type="float" office:value="15.1562">
            <text:p>15.1562</text:p>
          </table:table-cell>
        </table:table-row>
        <table:table-row table:style-name="ro2">
          <table:table-cell office:value-type="float" office:value="551">
            <text:p>551</text:p>
          </table:table-cell>
          <table:table-cell office:value-type="float" office:value="2.656">
            <text:p>2.66E+000</text:p>
          </table:table-cell>
          <table:table-cell office:value-type="float" office:value="-0.4687">
            <text:p>-4.69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553]+[.$G$2]" office:value-type="float" office:value="0.0000137749991823161">
            <text:p>0.000013775</text:p>
          </table:table-cell>
          <table:table-cell table:formula="of:=[.B554]" office:value-type="float" office:value="2.656">
            <text:p>2.66E+000</text:p>
          </table:table-cell>
          <table:table-cell table:formula="of:=[.C554]+5" office:value-type="float" office:value="4.5313">
            <text:p>4.5313</text:p>
          </table:table-cell>
          <table:table-cell table:formula="of:=[.D554]+10" office:value-type="float" office:value="13.593">
            <text:p>13.593</text:p>
          </table:table-cell>
          <table:table-cell table:formula="of:=[.E554]+15" office:value-type="float" office:value="15.4687">
            <text:p>15.4687</text:p>
          </table:table-cell>
        </table:table-row>
        <table:table-row table:style-name="ro2">
          <table:table-cell office:value-type="float" office:value="552">
            <text:p>552</text:p>
          </table:table-cell>
          <table:table-cell office:value-type="float" office:value="3.281">
            <text:p>3.28E+000</text:p>
          </table:table-cell>
          <table:table-cell office:value-type="float" office:value="-0.625">
            <text:p>-6.25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554]+[.$G$2]" office:value-type="float" office:value="0.0000137999991808321">
            <text:p>0.0000138</text:p>
          </table:table-cell>
          <table:table-cell table:formula="of:=[.B555]" office:value-type="float" office:value="3.281">
            <text:p>3.28E+000</text:p>
          </table:table-cell>
          <table:table-cell table:formula="of:=[.C555]+5" office:value-type="float" office:value="4.375">
            <text:p>4.375</text:p>
          </table:table-cell>
          <table:table-cell table:formula="of:=[.D555]+10" office:value-type="float" office:value="13.593">
            <text:p>13.593</text:p>
          </table:table-cell>
          <table:table-cell table:formula="of:=[.E555]+15" office:value-type="float" office:value="15.1562">
            <text:p>15.1562</text:p>
          </table:table-cell>
        </table:table-row>
        <table:table-row table:style-name="ro2">
          <table:table-cell office:value-type="float" office:value="553">
            <text:p>553</text:p>
          </table:table-cell>
          <table:table-cell office:value-type="float" office:value="-1.25">
            <text:p>-1.25E+000</text:p>
          </table:table-cell>
          <table:table-cell office:value-type="float" office:value="0.3125">
            <text:p>3.13E-001</text:p>
          </table:table-cell>
          <table:table-cell office:value-type="float" office:value="2.812">
            <text:p>2.81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555]+[.$G$2]" office:value-type="float" office:value="0.0000138249991793481">
            <text:p>0.000013825</text:p>
          </table:table-cell>
          <table:table-cell table:formula="of:=[.B556]" office:value-type="float" office:value="-1.25">
            <text:p>-1.25E+000</text:p>
          </table:table-cell>
          <table:table-cell table:formula="of:=[.C556]+5" office:value-type="float" office:value="5.3125">
            <text:p>5.3125</text:p>
          </table:table-cell>
          <table:table-cell table:formula="of:=[.D556]+10" office:value-type="float" office:value="12.812">
            <text:p>12.812</text:p>
          </table:table-cell>
          <table:table-cell table:formula="of:=[.E556]+15" office:value-type="float" office:value="15.4687">
            <text:p>15.4687</text:p>
          </table:table-cell>
        </table:table-row>
        <table:table-row table:style-name="ro2">
          <table:table-cell office:value-type="float" office:value="554">
            <text:p>554</text:p>
          </table:table-cell>
          <table:table-cell office:value-type="float" office:value="0">
            <text:p>0.00E+000</text:p>
          </table:table-cell>
          <table:table-cell office:value-type="float" office:value="-0.4687">
            <text:p>-4.69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556]+[.$G$2]" office:value-type="float" office:value="0.0000138499991778641">
            <text:p>0.00001385</text:p>
          </table:table-cell>
          <table:table-cell table:formula="of:=[.B557]" office:value-type="float" office:value="0">
            <text:p>0.00E+000</text:p>
          </table:table-cell>
          <table:table-cell table:formula="of:=[.C557]+5" office:value-type="float" office:value="4.5313">
            <text:p>4.5313</text:p>
          </table:table-cell>
          <table:table-cell table:formula="of:=[.D557]+10" office:value-type="float" office:value="13.593">
            <text:p>13.593</text:p>
          </table:table-cell>
          <table:table-cell table:formula="of:=[.E557]+15" office:value-type="float" office:value="15.1562">
            <text:p>15.1562</text:p>
          </table:table-cell>
        </table:table-row>
        <table:table-row table:style-name="ro2">
          <table:table-cell office:value-type="float" office:value="555">
            <text:p>555</text:p>
          </table:table-cell>
          <table:table-cell office:value-type="float" office:value="-0.625">
            <text:p>-6.25E-001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557]+[.$G$2]" office:value-type="float" office:value="0.0000138749991763801">
            <text:p>0.000013875</text:p>
          </table:table-cell>
          <table:table-cell table:formula="of:=[.B558]" office:value-type="float" office:value="-0.625">
            <text:p>-6.25E-001</text:p>
          </table:table-cell>
          <table:table-cell table:formula="of:=[.C558]+5" office:value-type="float" office:value="5.1562">
            <text:p>5.1562</text:p>
          </table:table-cell>
          <table:table-cell table:formula="of:=[.D558]+10" office:value-type="float" office:value="12.968">
            <text:p>12.968</text:p>
          </table:table-cell>
          <table:table-cell table:formula="of:=[.E558]+15" office:value-type="float" office:value="15.4687">
            <text:p>15.4687</text:p>
          </table:table-cell>
        </table:table-row>
        <table:table-row table:style-name="ro2">
          <table:table-cell office:value-type="float" office:value="556">
            <text:p>556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558]+[.$G$2]" office:value-type="float" office:value="0.0000138999991748961">
            <text:p>0.0000139</text:p>
          </table:table-cell>
          <table:table-cell table:formula="of:=[.B559]" office:value-type="float" office:value="-0.4687">
            <text:p>-4.69E-001</text:p>
          </table:table-cell>
          <table:table-cell table:formula="of:=[.C559]+5" office:value-type="float" office:value="4.6875">
            <text:p>4.6875</text:p>
          </table:table-cell>
          <table:table-cell table:formula="of:=[.D559]+10" office:value-type="float" office:value="12.968">
            <text:p>12.968</text:p>
          </table:table-cell>
          <table:table-cell table:formula="of:=[.E559]+15" office:value-type="float" office:value="15.4687">
            <text:p>15.4687</text:p>
          </table:table-cell>
        </table:table-row>
        <table:table-row table:style-name="ro2">
          <table:table-cell office:value-type="float" office:value="557">
            <text:p>557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559]+[.$G$2]" office:value-type="float" office:value="0.0000139249991734121">
            <text:p>0.000013925</text:p>
          </table:table-cell>
          <table:table-cell table:formula="of:=[.B560]" office:value-type="float" office:value="0">
            <text:p>0.00E+000</text:p>
          </table:table-cell>
          <table:table-cell table:formula="of:=[.C560]+5" office:value-type="float" office:value="5.1562">
            <text:p>5.1562</text:p>
          </table:table-cell>
          <table:table-cell table:formula="of:=[.D560]+10" office:value-type="float" office:value="13.593">
            <text:p>13.593</text:p>
          </table:table-cell>
          <table:table-cell table:formula="of:=[.E560]+15" office:value-type="float" office:value="15">
            <text:p>15</text:p>
          </table:table-cell>
        </table:table-row>
        <table:table-row table:style-name="ro2">
          <table:table-cell office:value-type="float" office:value="558">
            <text:p>558</text:p>
          </table:table-cell>
          <table:table-cell office:value-type="float" office:value="-0.625">
            <text:p>-6.25E-001</text:p>
          </table:table-cell>
          <table:table-cell office:value-type="float" office:value="-0.4687">
            <text:p>-4.69E-001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560]+[.$G$2]" office:value-type="float" office:value="0.0000139499991719281">
            <text:p>0.00001395</text:p>
          </table:table-cell>
          <table:table-cell table:formula="of:=[.B561]" office:value-type="float" office:value="-0.625">
            <text:p>-6.25E-001</text:p>
          </table:table-cell>
          <table:table-cell table:formula="of:=[.C561]+5" office:value-type="float" office:value="4.5313">
            <text:p>4.5313</text:p>
          </table:table-cell>
          <table:table-cell table:formula="of:=[.D561]+10" office:value-type="float" office:value="13.125">
            <text:p>13.125</text:p>
          </table:table-cell>
          <table:table-cell table:formula="of:=[.E561]+15" office:value-type="float" office:value="15.3125">
            <text:p>15.3125</text:p>
          </table:table-cell>
        </table:table-row>
        <table:table-row table:style-name="ro2">
          <table:table-cell office:value-type="float" office:value="559">
            <text:p>559</text:p>
          </table:table-cell>
          <table:table-cell office:value-type="float" office:value="3.906">
            <text:p>3.91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561]+[.$G$2]" office:value-type="float" office:value="0.0000139749991704441">
            <text:p>0.000013975</text:p>
          </table:table-cell>
          <table:table-cell table:formula="of:=[.B562]" office:value-type="float" office:value="3.906">
            <text:p>3.91E+000</text:p>
          </table:table-cell>
          <table:table-cell table:formula="of:=[.C562]+5" office:value-type="float" office:value="5.3125">
            <text:p>5.3125</text:p>
          </table:table-cell>
          <table:table-cell table:formula="of:=[.D562]+10" office:value-type="float" office:value="13.593">
            <text:p>13.593</text:p>
          </table:table-cell>
          <table:table-cell table:formula="of:=[.E562]+15" office:value-type="float" office:value="15">
            <text:p>15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2.656">
            <text:p>2.66E+000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562]+[.$G$2]" office:value-type="float" office:value="0.0000139999991689601">
            <text:p>0.000014</text:p>
          </table:table-cell>
          <table:table-cell table:formula="of:=[.B563]" office:value-type="float" office:value="2.656">
            <text:p>2.66E+000</text:p>
          </table:table-cell>
          <table:table-cell table:formula="of:=[.C563]+5" office:value-type="float" office:value="5.1562">
            <text:p>5.1562</text:p>
          </table:table-cell>
          <table:table-cell table:formula="of:=[.D563]+10" office:value-type="float" office:value="13.593">
            <text:p>13.593</text:p>
          </table:table-cell>
          <table:table-cell table:formula="of:=[.E563]+15" office:value-type="float" office:value="15.1562">
            <text:p>15.1562</text:p>
          </table:table-cell>
        </table:table-row>
        <table:table-row table:style-name="ro2">
          <table:table-cell office:value-type="float" office:value="561">
            <text:p>561</text:p>
          </table:table-cell>
          <table:table-cell office:value-type="float" office:value="3.593">
            <text:p>3.59E+000</text:p>
          </table:table-cell>
          <table:table-cell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563]+[.$G$2]" office:value-type="float" office:value="0.0000140249991674761">
            <text:p>0.000014025</text:p>
          </table:table-cell>
          <table:table-cell table:formula="of:=[.B564]" office:value-type="float" office:value="3.593">
            <text:p>3.59E+000</text:p>
          </table:table-cell>
          <table:table-cell table:formula="of:=[.C564]+5" office:value-type="float" office:value="4.5313">
            <text:p>4.5313</text:p>
          </table:table-cell>
          <table:table-cell table:formula="of:=[.D564]+10" office:value-type="float" office:value="12.968">
            <text:p>12.968</text:p>
          </table:table-cell>
          <table:table-cell table:formula="of:=[.E564]+15" office:value-type="float" office:value="15.4687">
            <text:p>15.4687</text:p>
          </table:table-cell>
        </table:table-row>
        <table:table-row table:style-name="ro2">
          <table:table-cell office:value-type="float" office:value="562">
            <text:p>562</text:p>
          </table:table-cell>
          <table:table-cell office:value-type="float" office:value="3.281">
            <text:p>3.28E+000</text:p>
          </table:table-cell>
          <table:table-cell office:value-type="float" office:value="0">
            <text:p>0.00E+000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564]+[.$G$2]" office:value-type="float" office:value="0.0000140499991659921">
            <text:p>0.00001405</text:p>
          </table:table-cell>
          <table:table-cell table:formula="of:=[.B565]" office:value-type="float" office:value="3.281">
            <text:p>3.28E+000</text:p>
          </table:table-cell>
          <table:table-cell table:formula="of:=[.C565]+5" office:value-type="float" office:value="5">
            <text:p>5</text:p>
          </table:table-cell>
          <table:table-cell table:formula="of:=[.D565]+10" office:value-type="float" office:value="13.125">
            <text:p>13.125</text:p>
          </table:table-cell>
          <table:table-cell table:formula="of:=[.E565]+15" office:value-type="float" office:value="15.1562">
            <text:p>15.1562</text:p>
          </table:table-cell>
        </table:table-row>
        <table:table-row table:style-name="ro2">
          <table:table-cell office:value-type="float" office:value="563">
            <text:p>563</text:p>
          </table:table-cell>
          <table:table-cell office:value-type="float" office:value="2.656">
            <text:p>2.66E+000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565]+[.$G$2]" office:value-type="float" office:value="0.0000140749991645081">
            <text:p>0.000014075</text:p>
          </table:table-cell>
          <table:table-cell table:formula="of:=[.B566]" office:value-type="float" office:value="2.656">
            <text:p>2.66E+000</text:p>
          </table:table-cell>
          <table:table-cell table:formula="of:=[.C566]+5" office:value-type="float" office:value="4.6875">
            <text:p>4.6875</text:p>
          </table:table-cell>
          <table:table-cell table:formula="of:=[.D566]+10" office:value-type="float" office:value="13.593">
            <text:p>13.593</text:p>
          </table:table-cell>
          <table:table-cell table:formula="of:=[.E566]+15" office:value-type="float" office:value="15.4687">
            <text:p>15.4687</text:p>
          </table:table-cell>
        </table:table-row>
        <table:table-row table:style-name="ro2">
          <table:table-cell office:value-type="float" office:value="564">
            <text:p>564</text:p>
          </table:table-cell>
          <table:table-cell office:value-type="float" office:value="2.812">
            <text:p>2.81E+000</text:p>
          </table:table-cell>
          <table:table-cell office:value-type="float" office:value="-0.4687">
            <text:p>-4.69E-001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566]+[.$G$2]" office:value-type="float" office:value="0.0000140999991630241">
            <text:p>0.0000141</text:p>
          </table:table-cell>
          <table:table-cell table:formula="of:=[.B567]" office:value-type="float" office:value="2.812">
            <text:p>2.81E+000</text:p>
          </table:table-cell>
          <table:table-cell table:formula="of:=[.C567]+5" office:value-type="float" office:value="4.5313">
            <text:p>4.5313</text:p>
          </table:table-cell>
          <table:table-cell table:formula="of:=[.D567]+10" office:value-type="float" office:value="13.593">
            <text:p>13.593</text:p>
          </table:table-cell>
          <table:table-cell table:formula="of:=[.E567]+15" office:value-type="float" office:value="15.3125">
            <text:p>15.3125</text:p>
          </table:table-cell>
        </table:table-row>
        <table:table-row table:style-name="ro2">
          <table:table-cell office:value-type="float" office:value="565">
            <text:p>565</text:p>
          </table:table-cell>
          <table:table-cell office:value-type="float" office:value="3.437">
            <text:p>3.44E+000</text:p>
          </table:table-cell>
          <table:table-cell office:value-type="float" office:value="0.3125">
            <text:p>3.13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567]+[.$G$2]" office:value-type="float" office:value="0.0000141249991615401">
            <text:p>0.000014125</text:p>
          </table:table-cell>
          <table:table-cell table:formula="of:=[.B568]" office:value-type="float" office:value="3.437">
            <text:p>3.44E+000</text:p>
          </table:table-cell>
          <table:table-cell table:formula="of:=[.C568]+5" office:value-type="float" office:value="5.3125">
            <text:p>5.3125</text:p>
          </table:table-cell>
          <table:table-cell table:formula="of:=[.D568]+10" office:value-type="float" office:value="12.968">
            <text:p>12.968</text:p>
          </table:table-cell>
          <table:table-cell table:formula="of:=[.E568]+15" office:value-type="float" office:value="15.1562">
            <text:p>15.1562</text:p>
          </table:table-cell>
        </table:table-row>
        <table:table-row table:style-name="ro2">
          <table:table-cell office:value-type="float" office:value="566">
            <text:p>566</text:p>
          </table:table-cell>
          <table:table-cell office:value-type="float" office:value="2.656">
            <text:p>2.66E+000</text:p>
          </table:table-cell>
          <table:table-cell office:value-type="float" office:value="-0.7812">
            <text:p>-7.81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568]+[.$G$2]" office:value-type="float" office:value="0.0000141499991600561">
            <text:p>0.00001415</text:p>
          </table:table-cell>
          <table:table-cell table:formula="of:=[.B569]" office:value-type="float" office:value="2.656">
            <text:p>2.66E+000</text:p>
          </table:table-cell>
          <table:table-cell table:formula="of:=[.C569]+5" office:value-type="float" office:value="4.2188">
            <text:p>4.2188</text:p>
          </table:table-cell>
          <table:table-cell table:formula="of:=[.D569]+10" office:value-type="float" office:value="13.593">
            <text:p>13.593</text:p>
          </table:table-cell>
          <table:table-cell table:formula="of:=[.E569]+15" office:value-type="float" office:value="15.4687">
            <text:p>15.4687</text:p>
          </table:table-cell>
        </table:table-row>
        <table:table-row table:style-name="ro2">
          <table:table-cell office:value-type="float" office:value="567">
            <text:p>567</text:p>
          </table:table-cell>
          <table:table-cell office:value-type="float" office:value="-1.093">
            <text:p>-1.09E+000</text:p>
          </table:table-cell>
          <table:table-cell office:value-type="float" office:value="0.3125">
            <text:p>3.13E-001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569]+[.$G$2]" office:value-type="float" office:value="0.0000141749991585721">
            <text:p>0.000014175</text:p>
          </table:table-cell>
          <table:table-cell table:formula="of:=[.B570]" office:value-type="float" office:value="-1.093">
            <text:p>-1.09E+000</text:p>
          </table:table-cell>
          <table:table-cell table:formula="of:=[.C570]+5" office:value-type="float" office:value="5.3125">
            <text:p>5.3125</text:p>
          </table:table-cell>
          <table:table-cell table:formula="of:=[.D570]+10" office:value-type="float" office:value="12.968">
            <text:p>12.968</text:p>
          </table:table-cell>
          <table:table-cell table:formula="of:=[.E570]+15" office:value-type="float" office:value="15">
            <text:p>15</text:p>
          </table:table-cell>
        </table:table-row>
        <table:table-row table:style-name="ro2">
          <table:table-cell office:value-type="float" office:value="568">
            <text:p>568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570]+[.$G$2]" office:value-type="float" office:value="0.0000141999991570881">
            <text:p>0.0000142</text:p>
          </table:table-cell>
          <table:table-cell table:formula="of:=[.B571]" office:value-type="float" office:value="-0.4687">
            <text:p>-4.69E-001</text:p>
          </table:table-cell>
          <table:table-cell table:formula="of:=[.C571]+5" office:value-type="float" office:value="4.6875">
            <text:p>4.6875</text:p>
          </table:table-cell>
          <table:table-cell table:formula="of:=[.D571]+10" office:value-type="float" office:value="13.593">
            <text:p>13.593</text:p>
          </table:table-cell>
          <table:table-cell table:formula="of:=[.E571]+15" office:value-type="float" office:value="15.4687">
            <text:p>15.4687</text:p>
          </table:table-cell>
        </table:table-row>
        <table:table-row table:style-name="ro2">
          <table:table-cell office:value-type="float" office:value="569">
            <text:p>569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571]+[.$G$2]" office:value-type="float" office:value="0.0000142249991556041">
            <text:p>0.000014225</text:p>
          </table:table-cell>
          <table:table-cell table:formula="of:=[.B572]" office:value-type="float" office:value="0">
            <text:p>0.00E+000</text:p>
          </table:table-cell>
          <table:table-cell table:formula="of:=[.C572]+5" office:value-type="float" office:value="5.1562">
            <text:p>5.1562</text:p>
          </table:table-cell>
          <table:table-cell table:formula="of:=[.D572]+10" office:value-type="float" office:value="12.968">
            <text:p>12.968</text:p>
          </table:table-cell>
          <table:table-cell table:formula="of:=[.E572]+15" office:value-type="float" office:value="15">
            <text:p>15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0">
            <text:p>0.00E+000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572]+[.$G$2]" office:value-type="float" office:value="0.0000142499991541201">
            <text:p>0.00001425</text:p>
          </table:table-cell>
          <table:table-cell table:formula="of:=[.B573]" office:value-type="float" office:value="0">
            <text:p>0.00E+000</text:p>
          </table:table-cell>
          <table:table-cell table:formula="of:=[.C573]+5" office:value-type="float" office:value="4.6875">
            <text:p>4.6875</text:p>
          </table:table-cell>
          <table:table-cell table:formula="of:=[.D573]+10" office:value-type="float" office:value="13.593">
            <text:p>13.593</text:p>
          </table:table-cell>
          <table:table-cell table:formula="of:=[.E573]+15" office:value-type="float" office:value="15.1562">
            <text:p>15.1562</text:p>
          </table:table-cell>
        </table:table-row>
        <table:table-row table:style-name="ro2">
          <table:table-cell office:value-type="float" office:value="571">
            <text:p>571</text:p>
          </table:table-cell>
          <table:table-cell office:value-type="float" office:value="-0.625">
            <text:p>-6.25E-001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573]+[.$G$2]" office:value-type="float" office:value="0.0000142749991526361">
            <text:p>0.000014275</text:p>
          </table:table-cell>
          <table:table-cell table:formula="of:=[.B574]" office:value-type="float" office:value="-0.625">
            <text:p>-6.25E-001</text:p>
          </table:table-cell>
          <table:table-cell table:formula="of:=[.C574]+5" office:value-type="float" office:value="5.1562">
            <text:p>5.1562</text:p>
          </table:table-cell>
          <table:table-cell table:formula="of:=[.D574]+10" office:value-type="float" office:value="12.968">
            <text:p>12.968</text:p>
          </table:table-cell>
          <table:table-cell table:formula="of:=[.E574]+15" office:value-type="float" office:value="15.3125">
            <text:p>15.3125</text:p>
          </table:table-cell>
        </table:table-row>
        <table:table-row table:style-name="ro2">
          <table:table-cell office:value-type="float" office:value="572">
            <text:p>572</text:p>
          </table:table-cell>
          <table:table-cell office:value-type="float" office:value="-0.4687">
            <text:p>-4.69E-001</text:p>
          </table:table-cell>
          <table:table-cell office:value-type="float" office:value="-0.625">
            <text:p>-6.25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574]+[.$G$2]" office:value-type="float" office:value="0.0000142999991511521">
            <text:p>0.0000143</text:p>
          </table:table-cell>
          <table:table-cell table:formula="of:=[.B575]" office:value-type="float" office:value="-0.4687">
            <text:p>-4.69E-001</text:p>
          </table:table-cell>
          <table:table-cell table:formula="of:=[.C575]+5" office:value-type="float" office:value="4.375">
            <text:p>4.375</text:p>
          </table:table-cell>
          <table:table-cell table:formula="of:=[.D575]+10" office:value-type="float" office:value="13.593">
            <text:p>13.593</text:p>
          </table:table-cell>
          <table:table-cell table:formula="of:=[.E575]+15" office:value-type="float" office:value="15.1562">
            <text:p>15.1562</text:p>
          </table:table-cell>
        </table:table-row>
        <table:table-row table:style-name="ro2">
          <table:table-cell office:value-type="float" office:value="573">
            <text:p>573</text:p>
          </table:table-cell>
          <table:table-cell office:value-type="float" office:value="3.906">
            <text:p>3.91E+000</text:p>
          </table:table-cell>
          <table:table-cell office:value-type="float" office:value="0.4687">
            <text:p>4.69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575]+[.$G$2]" office:value-type="float" office:value="0.0000143249991496681">
            <text:p>0.000014325</text:p>
          </table:table-cell>
          <table:table-cell table:formula="of:=[.B576]" office:value-type="float" office:value="3.906">
            <text:p>3.91E+000</text:p>
          </table:table-cell>
          <table:table-cell table:formula="of:=[.C576]+5" office:value-type="float" office:value="5.4687">
            <text:p>5.4687</text:p>
          </table:table-cell>
          <table:table-cell table:formula="of:=[.D576]+10" office:value-type="float" office:value="12.968">
            <text:p>12.968</text:p>
          </table:table-cell>
          <table:table-cell table:formula="of:=[.E576]+15" office:value-type="float" office:value="15.4687">
            <text:p>15.4687</text:p>
          </table:table-cell>
        </table:table-row>
        <table:table-row table:style-name="ro2">
          <table:table-cell office:value-type="float" office:value="574">
            <text:p>574</text:p>
          </table:table-cell>
          <table:table-cell office:value-type="float" office:value="3.281">
            <text:p>3.28E+000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576]+[.$G$2]" office:value-type="float" office:value="0.0000143499991481841">
            <text:p>0.00001435</text:p>
          </table:table-cell>
          <table:table-cell table:formula="of:=[.B577]" office:value-type="float" office:value="3.281">
            <text:p>3.28E+000</text:p>
          </table:table-cell>
          <table:table-cell table:formula="of:=[.C577]+5" office:value-type="float" office:value="5.1562">
            <text:p>5.1562</text:p>
          </table:table-cell>
          <table:table-cell table:formula="of:=[.D577]+10" office:value-type="float" office:value="12.968">
            <text:p>12.968</text:p>
          </table:table-cell>
          <table:table-cell table:formula="of:=[.E577]+15" office:value-type="float" office:value="15.1562">
            <text:p>15.1562</text:p>
          </table:table-cell>
        </table:table-row>
        <table:table-row table:style-name="ro2">
          <table:table-cell office:value-type="float" office:value="575">
            <text:p>575</text:p>
          </table:table-cell>
          <table:table-cell office:value-type="float" office:value="2.656">
            <text:p>2.66E+000</text:p>
          </table:table-cell>
          <table:table-cell office:value-type="float" office:value="-0.625">
            <text:p>-6.25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577]+[.$G$2]" office:value-type="float" office:value="0.0000143749991467001">
            <text:p>0.000014375</text:p>
          </table:table-cell>
          <table:table-cell table:formula="of:=[.B578]" office:value-type="float" office:value="2.656">
            <text:p>2.66E+000</text:p>
          </table:table-cell>
          <table:table-cell table:formula="of:=[.C578]+5" office:value-type="float" office:value="4.375">
            <text:p>4.375</text:p>
          </table:table-cell>
          <table:table-cell table:formula="of:=[.D578]+10" office:value-type="float" office:value="13.593">
            <text:p>13.593</text:p>
          </table:table-cell>
          <table:table-cell table:formula="of:=[.E578]+15" office:value-type="float" office:value="15.4687">
            <text:p>15.4687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3.281">
            <text:p>3.28E+000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578]+[.$G$2]" office:value-type="float" office:value="0.0000143999991452161">
            <text:p>0.0000144</text:p>
          </table:table-cell>
          <table:table-cell table:formula="of:=[.B579]" office:value-type="float" office:value="3.281">
            <text:p>3.28E+000</text:p>
          </table:table-cell>
          <table:table-cell table:formula="of:=[.C579]+5" office:value-type="float" office:value="5.1562">
            <text:p>5.1562</text:p>
          </table:table-cell>
          <table:table-cell table:formula="of:=[.D579]+10" office:value-type="float" office:value="12.968">
            <text:p>12.968</text:p>
          </table:table-cell>
          <table:table-cell table:formula="of:=[.E579]+15" office:value-type="float" office:value="15.1562">
            <text:p>15.1562</text:p>
          </table:table-cell>
        </table:table-row>
        <table:table-row table:style-name="ro2">
          <table:table-cell office:value-type="float" office:value="577">
            <text:p>577</text:p>
          </table:table-cell>
          <table:table-cell office:value-type="float" office:value="2.812">
            <text:p>2.81E+000</text:p>
          </table:table-cell>
          <table:table-cell office:value-type="float" office:value="-0.4687">
            <text:p>-4.69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579]+[.$G$2]" office:value-type="float" office:value="0.0000144249991437321">
            <text:p>0.000014425</text:p>
          </table:table-cell>
          <table:table-cell table:formula="of:=[.B580]" office:value-type="float" office:value="2.812">
            <text:p>2.81E+000</text:p>
          </table:table-cell>
          <table:table-cell table:formula="of:=[.C580]+5" office:value-type="float" office:value="4.5313">
            <text:p>4.5313</text:p>
          </table:table-cell>
          <table:table-cell table:formula="of:=[.D580]+10" office:value-type="float" office:value="13.593">
            <text:p>13.593</text:p>
          </table:table-cell>
          <table:table-cell table:formula="of:=[.E580]+15" office:value-type="float" office:value="15.4687">
            <text:p>15.4687</text:p>
          </table:table-cell>
        </table:table-row>
        <table:table-row table:style-name="ro2">
          <table:table-cell office:value-type="float" office:value="578">
            <text:p>578</text:p>
          </table:table-cell>
          <table:table-cell office:value-type="float" office:value="3.281">
            <text:p>3.28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580]+[.$G$2]" office:value-type="float" office:value="0.0000144499991422481">
            <text:p>0.00001445</text:p>
          </table:table-cell>
          <table:table-cell table:formula="of:=[.B581]" office:value-type="float" office:value="3.281">
            <text:p>3.28E+000</text:p>
          </table:table-cell>
          <table:table-cell table:formula="of:=[.C581]+5" office:value-type="float" office:value="5.3125">
            <text:p>5.3125</text:p>
          </table:table-cell>
          <table:table-cell table:formula="of:=[.D581]+10" office:value-type="float" office:value="13.593">
            <text:p>13.593</text:p>
          </table:table-cell>
          <table:table-cell table:formula="of:=[.E581]+15" office:value-type="float" office:value="15">
            <text:p>15</text:p>
          </table:table-cell>
        </table:table-row>
        <table:table-row table:style-name="ro2">
          <table:table-cell office:value-type="float" office:value="579">
            <text:p>579</text:p>
          </table:table-cell>
          <table:table-cell office:value-type="float" office:value="-1.25">
            <text:p>-1.25E+000</text:p>
          </table:table-cell>
          <table:table-cell office:value-type="float" office:value="-0.625">
            <text:p>-6.25E-001</text:p>
          </table:table-cell>
          <table:table-cell office:value-type="float" office:value="2.812">
            <text:p>2.81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581]+[.$G$2]" office:value-type="float" office:value="0.0000144749991407641">
            <text:p>0.000014475</text:p>
          </table:table-cell>
          <table:table-cell table:formula="of:=[.B582]" office:value-type="float" office:value="-1.25">
            <text:p>-1.25E+000</text:p>
          </table:table-cell>
          <table:table-cell table:formula="of:=[.C582]+5" office:value-type="float" office:value="4.375">
            <text:p>4.375</text:p>
          </table:table-cell>
          <table:table-cell table:formula="of:=[.D582]+10" office:value-type="float" office:value="12.812">
            <text:p>12.812</text:p>
          </table:table-cell>
          <table:table-cell table:formula="of:=[.E582]+15" office:value-type="float" office:value="15.4687">
            <text:p>15.4687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0">
            <text:p>0.00E+000</text:p>
          </table:table-cell>
          <table:table-cell office:value-type="float" office:value="-0.4687">
            <text:p>-4.69E-001</text:p>
          </table:table-cell>
          <table:table-cell office:value-type="float" office:value="3.437">
            <text:p>3.44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582]+[.$G$2]" office:value-type="float" office:value="0.0000144999991392801">
            <text:p>0.0000145</text:p>
          </table:table-cell>
          <table:table-cell table:formula="of:=[.B583]" office:value-type="float" office:value="0">
            <text:p>0.00E+000</text:p>
          </table:table-cell>
          <table:table-cell table:formula="of:=[.C583]+5" office:value-type="float" office:value="4.5313">
            <text:p>4.5313</text:p>
          </table:table-cell>
          <table:table-cell table:formula="of:=[.D583]+10" office:value-type="float" office:value="13.437">
            <text:p>13.437</text:p>
          </table:table-cell>
          <table:table-cell table:formula="of:=[.E583]+15" office:value-type="float" office:value="15.3125">
            <text:p>15.3125</text:p>
          </table:table-cell>
        </table:table-row>
        <table:table-row table:style-name="ro2">
          <table:table-cell office:value-type="float" office:value="581">
            <text:p>581</text:p>
          </table:table-cell>
          <table:table-cell office:value-type="float" office:value="-0.7812">
            <text:p>-7.81E-001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583]+[.$G$2]" office:value-type="float" office:value="0.0000145249991377961">
            <text:p>0.000014525</text:p>
          </table:table-cell>
          <table:table-cell table:formula="of:=[.B584]" office:value-type="float" office:value="-0.7812">
            <text:p>-7.81E-001</text:p>
          </table:table-cell>
          <table:table-cell table:formula="of:=[.C584]+5" office:value-type="float" office:value="5.1562">
            <text:p>5.1562</text:p>
          </table:table-cell>
          <table:table-cell table:formula="of:=[.D584]+10" office:value-type="float" office:value="12.968">
            <text:p>12.968</text:p>
          </table:table-cell>
          <table:table-cell table:formula="of:=[.E584]+15" office:value-type="float" office:value="15.1562">
            <text:p>15.1562</text:p>
          </table:table-cell>
        </table:table-row>
        <table:table-row table:style-name="ro2">
          <table:table-cell office:value-type="float" office:value="582">
            <text:p>582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3.437">
            <text:p>3.44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584]+[.$G$2]" office:value-type="float" office:value="0.0000145499991363121">
            <text:p>0.00001455</text:p>
          </table:table-cell>
          <table:table-cell table:formula="of:=[.B585]" office:value-type="float" office:value="0">
            <text:p>0.00E+000</text:p>
          </table:table-cell>
          <table:table-cell table:formula="of:=[.C585]+5" office:value-type="float" office:value="5.1562">
            <text:p>5.1562</text:p>
          </table:table-cell>
          <table:table-cell table:formula="of:=[.D585]+10" office:value-type="float" office:value="13.437">
            <text:p>13.437</text:p>
          </table:table-cell>
          <table:table-cell table:formula="of:=[.E585]+15" office:value-type="float" office:value="15">
            <text:p>15</text:p>
          </table:table-cell>
        </table:table-row>
        <table:table-row table:style-name="ro2">
          <table:table-cell office:value-type="float" office:value="583">
            <text:p>583</text:p>
          </table:table-cell>
          <table:table-cell office:value-type="float" office:value="-0.625">
            <text:p>-6.25E-001</text:p>
          </table:table-cell>
          <table:table-cell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585]+[.$G$2]" office:value-type="float" office:value="0.0000145749991348281">
            <text:p>0.000014575</text:p>
          </table:table-cell>
          <table:table-cell table:formula="of:=[.B586]" office:value-type="float" office:value="-0.625">
            <text:p>-6.25E-001</text:p>
          </table:table-cell>
          <table:table-cell table:formula="of:=[.C586]+5" office:value-type="float" office:value="4.5313">
            <text:p>4.5313</text:p>
          </table:table-cell>
          <table:table-cell table:formula="of:=[.D586]+10" office:value-type="float" office:value="12.968">
            <text:p>12.968</text:p>
          </table:table-cell>
          <table:table-cell table:formula="of:=[.E586]+15" office:value-type="float" office:value="15.4687">
            <text:p>15.4687</text:p>
          </table:table-cell>
        </table:table-row>
        <table:table-row table:style-name="ro2">
          <table:table-cell office:value-type="float" office:value="584">
            <text:p>584</text:p>
          </table:table-cell>
          <table:table-cell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office:value-type="float" office:value="3.437">
            <text:p>3.44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586]+[.$G$2]" office:value-type="float" office:value="0.0000145999991333441">
            <text:p>0.0000146</text:p>
          </table:table-cell>
          <table:table-cell table:formula="of:=[.B587]" office:value-type="float" office:value="-0.4687">
            <text:p>-4.69E-001</text:p>
          </table:table-cell>
          <table:table-cell table:formula="of:=[.C587]+5" office:value-type="float" office:value="5.1562">
            <text:p>5.1562</text:p>
          </table:table-cell>
          <table:table-cell table:formula="of:=[.D587]+10" office:value-type="float" office:value="13.437">
            <text:p>13.437</text:p>
          </table:table-cell>
          <table:table-cell table:formula="of:=[.E587]+15" office:value-type="float" office:value="15.3125">
            <text:p>15.3125</text:p>
          </table:table-cell>
        </table:table-row>
        <table:table-row table:style-name="ro2">
          <table:table-cell office:value-type="float" office:value="585">
            <text:p>585</text:p>
          </table:table-cell>
          <table:table-cell office:value-type="float" office:value="0">
            <text:p>0.00E+000</text:p>
          </table:table-cell>
          <table:table-cell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587]+[.$G$2]" office:value-type="float" office:value="0.0000146249991318601">
            <text:p>0.000014625</text:p>
          </table:table-cell>
          <table:table-cell table:formula="of:=[.B588]" office:value-type="float" office:value="0">
            <text:p>0.00E+000</text:p>
          </table:table-cell>
          <table:table-cell table:formula="of:=[.C588]+5" office:value-type="float" office:value="4.5313">
            <text:p>4.5313</text:p>
          </table:table-cell>
          <table:table-cell table:formula="of:=[.D588]+10" office:value-type="float" office:value="12.968">
            <text:p>12.968</text:p>
          </table:table-cell>
          <table:table-cell table:formula="of:=[.E588]+15" office:value-type="float" office:value="15">
            <text:p>15</text:p>
          </table:table-cell>
        </table:table-row>
        <table:table-row table:style-name="ro2">
          <table:table-cell office:value-type="float" office:value="586">
            <text:p>586</text:p>
          </table:table-cell>
          <table:table-cell office:value-type="float" office:value="0.4687">
            <text:p>4.69E-001</text:p>
          </table:table-cell>
          <table:table-cell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588]+[.$G$2]" office:value-type="float" office:value="0.0000146499991303761">
            <text:p>0.00001465</text:p>
          </table:table-cell>
          <table:table-cell table:formula="of:=[.B589]" office:value-type="float" office:value="0.4687">
            <text:p>4.69E-001</text:p>
          </table:table-cell>
          <table:table-cell table:formula="of:=[.C589]+5" office:value-type="float" office:value="4.5313">
            <text:p>4.5313</text:p>
          </table:table-cell>
          <table:table-cell table:formula="of:=[.D589]+10" office:value-type="float" office:value="12.968">
            <text:p>12.968</text:p>
          </table:table-cell>
          <table:table-cell table:formula="of:=[.E589]+15" office:value-type="float" office:value="15.4687">
            <text:p>15.4687</text:p>
          </table:table-cell>
        </table:table-row>
        <table:table-row table:style-name="ro2">
          <table:table-cell office:value-type="float" office:value="587">
            <text:p>587</text:p>
          </table:table-cell>
          <table:table-cell office:value-type="float" office:value="3.906">
            <text:p>3.91E+000</text:p>
          </table:table-cell>
          <table:table-cell office:value-type="float" office:value="0.3125">
            <text:p>3.13E-001</text:p>
          </table:table-cell>
          <table:table-cell office:value-type="float" office:value="3.75">
            <text:p>3.75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589]+[.$G$2]" office:value-type="float" office:value="0.0000146749991288921">
            <text:p>0.000014675</text:p>
          </table:table-cell>
          <table:table-cell table:formula="of:=[.B590]" office:value-type="float" office:value="3.906">
            <text:p>3.91E+000</text:p>
          </table:table-cell>
          <table:table-cell table:formula="of:=[.C590]+5" office:value-type="float" office:value="5.3125">
            <text:p>5.3125</text:p>
          </table:table-cell>
          <table:table-cell table:formula="of:=[.D590]+10" office:value-type="float" office:value="13.75">
            <text:p>13.75</text:p>
          </table:table-cell>
          <table:table-cell table:formula="of:=[.E590]+15" office:value-type="float" office:value="15">
            <text:p>15</text:p>
          </table:table-cell>
        </table:table-row>
        <table:table-row table:style-name="ro2">
          <table:table-cell office:value-type="float" office:value="588">
            <text:p>588</text:p>
          </table:table-cell>
          <table:table-cell office:value-type="float" office:value="2.812">
            <text:p>2.81E+000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590]+[.$G$2]" office:value-type="float" office:value="0.0000146999991274081">
            <text:p>0.0000147</text:p>
          </table:table-cell>
          <table:table-cell table:formula="of:=[.B591]" office:value-type="float" office:value="2.812">
            <text:p>2.81E+000</text:p>
          </table:table-cell>
          <table:table-cell table:formula="of:=[.C591]+5" office:value-type="float" office:value="5.1562">
            <text:p>5.1562</text:p>
          </table:table-cell>
          <table:table-cell table:formula="of:=[.D591]+10" office:value-type="float" office:value="13.593">
            <text:p>13.593</text:p>
          </table:table-cell>
          <table:table-cell table:formula="of:=[.E591]+15" office:value-type="float" office:value="15.3125">
            <text:p>15.3125</text:p>
          </table:table-cell>
        </table:table-row>
        <table:table-row table:style-name="ro2">
          <table:table-cell office:value-type="float" office:value="589">
            <text:p>589</text:p>
          </table:table-cell>
          <table:table-cell office:value-type="float" office:value="3.281">
            <text:p>3.28E+000</text:p>
          </table:table-cell>
          <table:table-cell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591]+[.$G$2]" office:value-type="float" office:value="0.0000147249991259241">
            <text:p>0.000014725</text:p>
          </table:table-cell>
          <table:table-cell table:formula="of:=[.B592]" office:value-type="float" office:value="3.281">
            <text:p>3.28E+000</text:p>
          </table:table-cell>
          <table:table-cell table:formula="of:=[.C592]+5" office:value-type="float" office:value="4.5313">
            <text:p>4.5313</text:p>
          </table:table-cell>
          <table:table-cell table:formula="of:=[.D592]+10" office:value-type="float" office:value="12.968">
            <text:p>12.968</text:p>
          </table:table-cell>
          <table:table-cell table:formula="of:=[.E592]+15" office:value-type="float" office:value="15.1562">
            <text:p>15.1562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592]+[.$G$2]" office:value-type="float" office:value="0.0000147499991244401">
            <text:p>0.00001475</text:p>
          </table:table-cell>
          <table:table-cell table:formula="of:=[.B593]" office:value-type="float" office:value="3.437">
            <text:p>3.44E+000</text:p>
          </table:table-cell>
          <table:table-cell table:formula="of:=[.C593]+5" office:value-type="float" office:value="4.6875">
            <text:p>4.6875</text:p>
          </table:table-cell>
          <table:table-cell table:formula="of:=[.D593]+10" office:value-type="float" office:value="13.125">
            <text:p>13.125</text:p>
          </table:table-cell>
          <table:table-cell table:formula="of:=[.E593]+15" office:value-type="float" office:value="15.3125">
            <text:p>15.3125</text:p>
          </table:table-cell>
        </table:table-row>
        <table:table-row table:style-name="ro2">
          <table:table-cell office:value-type="float" office:value="591">
            <text:p>591</text:p>
          </table:table-cell>
          <table:table-cell office:value-type="float" office:value="2.812">
            <text:p>2.81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593]+[.$G$2]" office:value-type="float" office:value="0.0000147749991229561">
            <text:p>0.000014775</text:p>
          </table:table-cell>
          <table:table-cell table:formula="of:=[.B594]" office:value-type="float" office:value="2.812">
            <text:p>2.81E+000</text:p>
          </table:table-cell>
          <table:table-cell table:formula="of:=[.C594]+5" office:value-type="float" office:value="5.3125">
            <text:p>5.3125</text:p>
          </table:table-cell>
          <table:table-cell table:formula="of:=[.D594]+10" office:value-type="float" office:value="13.593">
            <text:p>13.593</text:p>
          </table:table-cell>
          <table:table-cell table:formula="of:=[.E594]+15" office:value-type="float" office:value="15.1562">
            <text:p>15.1562</text:p>
          </table:table-cell>
        </table:table-row>
        <table:table-row table:style-name="ro2">
          <table:table-cell office:value-type="float" office:value="592">
            <text:p>592</text:p>
          </table:table-cell>
          <table:table-cell office:value-type="float" office:value="3.281">
            <text:p>3.28E+000</text:p>
          </table:table-cell>
          <table:table-cell office:value-type="float" office:value="0.3125">
            <text:p>3.13E-001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594]+[.$G$2]" office:value-type="float" office:value="0.0000147999991214721">
            <text:p>0.0000148</text:p>
          </table:table-cell>
          <table:table-cell table:formula="of:=[.B595]" office:value-type="float" office:value="3.281">
            <text:p>3.28E+000</text:p>
          </table:table-cell>
          <table:table-cell table:formula="of:=[.C595]+5" office:value-type="float" office:value="5.3125">
            <text:p>5.3125</text:p>
          </table:table-cell>
          <table:table-cell table:formula="of:=[.D595]+10" office:value-type="float" office:value="12.968">
            <text:p>12.968</text:p>
          </table:table-cell>
          <table:table-cell table:formula="of:=[.E595]+15" office:value-type="float" office:value="15.3125">
            <text:p>15.3125</text:p>
          </table:table-cell>
        </table:table-row>
        <table:table-row table:style-name="ro2">
          <table:table-cell office:value-type="float" office:value="593">
            <text:p>593</text:p>
          </table:table-cell>
          <table:table-cell office:value-type="float" office:value="-1.093">
            <text:p>-1.09E+000</text:p>
          </table:table-cell>
          <table:table-cell office:value-type="float" office:value="-0.4687">
            <text:p>-4.69E-001</text:p>
          </table:table-cell>
          <table:table-cell office:value-type="float" office:value="3.75">
            <text:p>3.75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595]+[.$G$2]" office:value-type="float" office:value="0.0000148249991199881">
            <text:p>0.000014825</text:p>
          </table:table-cell>
          <table:table-cell table:formula="of:=[.B596]" office:value-type="float" office:value="-1.093">
            <text:p>-1.09E+000</text:p>
          </table:table-cell>
          <table:table-cell table:formula="of:=[.C596]+5" office:value-type="float" office:value="4.5313">
            <text:p>4.5313</text:p>
          </table:table-cell>
          <table:table-cell table:formula="of:=[.D596]+10" office:value-type="float" office:value="13.75">
            <text:p>13.75</text:p>
          </table:table-cell>
          <table:table-cell table:formula="of:=[.E596]+15" office:value-type="float" office:value="15.1562">
            <text:p>15.1562</text:p>
          </table:table-cell>
        </table:table-row>
        <table:table-row table:style-name="ro2">
          <table:table-cell office:value-type="float" office:value="594">
            <text:p>594</text:p>
          </table:table-cell>
          <table:table-cell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596]+[.$G$2]" office:value-type="float" office:value="0.0000148499991185041">
            <text:p>0.00001485</text:p>
          </table:table-cell>
          <table:table-cell table:formula="of:=[.B597]" office:value-type="float" office:value="-0.4687">
            <text:p>-4.69E-001</text:p>
          </table:table-cell>
          <table:table-cell table:formula="of:=[.C597]+5" office:value-type="float" office:value="5.1562">
            <text:p>5.1562</text:p>
          </table:table-cell>
          <table:table-cell table:formula="of:=[.D597]+10" office:value-type="float" office:value="12.968">
            <text:p>12.968</text:p>
          </table:table-cell>
          <table:table-cell table:formula="of:=[.E597]+15" office:value-type="float" office:value="15">
            <text:p>15</text:p>
          </table:table-cell>
        </table:table-row>
        <table:table-row table:style-name="ro2">
          <table:table-cell office:value-type="float" office:value="595">
            <text:p>595</text:p>
          </table:table-cell>
          <table:table-cell office:value-type="float" office:value="0">
            <text:p>0.00E+000</text:p>
          </table:table-cell>
          <table:table-cell office:value-type="float" office:value="-0.4687">
            <text:p>-4.69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597]+[.$G$2]" office:value-type="float" office:value="0.0000148749991170201">
            <text:p>0.000014875</text:p>
          </table:table-cell>
          <table:table-cell table:formula="of:=[.B598]" office:value-type="float" office:value="0">
            <text:p>0.00E+000</text:p>
          </table:table-cell>
          <table:table-cell table:formula="of:=[.C598]+5" office:value-type="float" office:value="4.5313">
            <text:p>4.5313</text:p>
          </table:table-cell>
          <table:table-cell table:formula="of:=[.D598]+10" office:value-type="float" office:value="13.593">
            <text:p>13.593</text:p>
          </table:table-cell>
          <table:table-cell table:formula="of:=[.E598]+15" office:value-type="float" office:value="15.4687">
            <text:p>15.4687</text:p>
          </table:table-cell>
        </table:table-row>
        <table:table-row table:style-name="ro2">
          <table:table-cell office:value-type="float" office:value="596">
            <text:p>596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598]+[.$G$2]" office:value-type="float" office:value="0.0000148999991155361">
            <text:p>0.0000149</text:p>
          </table:table-cell>
          <table:table-cell table:formula="of:=[.B599]" office:value-type="float" office:value="0">
            <text:p>0.00E+000</text:p>
          </table:table-cell>
          <table:table-cell table:formula="of:=[.C599]+5" office:value-type="float" office:value="5.1562">
            <text:p>5.1562</text:p>
          </table:table-cell>
          <table:table-cell table:formula="of:=[.D599]+10" office:value-type="float" office:value="13.593">
            <text:p>13.593</text:p>
          </table:table-cell>
          <table:table-cell table:formula="of:=[.E599]+15" office:value-type="float" office:value="15.3125">
            <text:p>15.3125</text:p>
          </table:table-cell>
        </table:table-row>
        <table:table-row table:style-name="ro2">
          <table:table-cell office:value-type="float" office:value="597">
            <text:p>597</text:p>
          </table:table-cell>
          <table:table-cell office:value-type="float" office:value="-0.625">
            <text:p>-6.25E-001</text:p>
          </table:table-cell>
          <table:table-cell office:value-type="float" office:value="-0.3125">
            <text:p>-3.13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599]+[.$G$2]" office:value-type="float" office:value="0.0000149249991140521">
            <text:p>0.000014925</text:p>
          </table:table-cell>
          <table:table-cell table:formula="of:=[.B600]" office:value-type="float" office:value="-0.625">
            <text:p>-6.25E-001</text:p>
          </table:table-cell>
          <table:table-cell table:formula="of:=[.C600]+5" office:value-type="float" office:value="4.6875">
            <text:p>4.6875</text:p>
          </table:table-cell>
          <table:table-cell table:formula="of:=[.D600]+10" office:value-type="float" office:value="12.968">
            <text:p>12.968</text:p>
          </table:table-cell>
          <table:table-cell table:formula="of:=[.E600]+15" office:value-type="float" office:value="15.1562">
            <text:p>15.1562</text:p>
          </table:table-cell>
        </table:table-row>
        <table:table-row table:style-name="ro2">
          <table:table-cell office:value-type="float" office:value="598">
            <text:p>598</text:p>
          </table:table-cell>
          <table:table-cell office:value-type="float" office:value="-0.625">
            <text:p>-6.25E-001</text:p>
          </table:table-cell>
          <table:table-cell office:value-type="float" office:value="-0.4687">
            <text:p>-4.69E-001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600]+[.$G$2]" office:value-type="float" office:value="0.0000149499991125681">
            <text:p>0.00001495</text:p>
          </table:table-cell>
          <table:table-cell table:formula="of:=[.B601]" office:value-type="float" office:value="-0.625">
            <text:p>-6.25E-001</text:p>
          </table:table-cell>
          <table:table-cell table:formula="of:=[.C601]+5" office:value-type="float" office:value="4.5313">
            <text:p>4.5313</text:p>
          </table:table-cell>
          <table:table-cell table:formula="of:=[.D601]+10" office:value-type="float" office:value="13.593">
            <text:p>13.593</text:p>
          </table:table-cell>
          <table:table-cell table:formula="of:=[.E601]+15" office:value-type="float" office:value="15.3125">
            <text:p>15.3125</text:p>
          </table:table-cell>
        </table:table-row>
        <table:table-row table:style-name="ro2">
          <table:table-cell office:value-type="float" office:value="599">
            <text:p>599</text:p>
          </table:table-cell>
          <table:table-cell office:value-type="float" office:value="4.062">
            <text:p>4.06E+000</text:p>
          </table:table-cell>
          <table:table-cell office:value-type="float" office:value="0.3125">
            <text:p>3.13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601]+[.$G$2]" office:value-type="float" office:value="0.0000149749991110841">
            <text:p>0.000014975</text:p>
          </table:table-cell>
          <table:table-cell table:formula="of:=[.B602]" office:value-type="float" office:value="4.062">
            <text:p>4.06E+000</text:p>
          </table:table-cell>
          <table:table-cell table:formula="of:=[.C602]+5" office:value-type="float" office:value="5.3125">
            <text:p>5.3125</text:p>
          </table:table-cell>
          <table:table-cell table:formula="of:=[.D602]+10" office:value-type="float" office:value="12.968">
            <text:p>12.968</text:p>
          </table:table-cell>
          <table:table-cell table:formula="of:=[.E602]+15" office:value-type="float" office:value="15.1562">
            <text:p>15.1562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3.593">
            <text:p>3.59E+000</text:p>
          </table:table-cell>
          <table:table-cell office:value-type="float" office:value="-0.3125">
            <text:p>-3.13E-001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602]+[.$G$2]" office:value-type="float" office:value="0.0000149999991096001">
            <text:p>0.000015</text:p>
          </table:table-cell>
          <table:table-cell table:formula="of:=[.B603]" office:value-type="float" office:value="3.593">
            <text:p>3.59E+000</text:p>
          </table:table-cell>
          <table:table-cell table:formula="of:=[.C603]+5" office:value-type="float" office:value="4.6875">
            <text:p>4.6875</text:p>
          </table:table-cell>
          <table:table-cell table:formula="of:=[.D603]+10" office:value-type="float" office:value="12.968">
            <text:p>12.968</text:p>
          </table:table-cell>
          <table:table-cell table:formula="of:=[.E603]+15" office:value-type="float" office:value="15.3125">
            <text:p>15.3125</text:p>
          </table:table-cell>
        </table:table-row>
        <table:table-row table:style-name="ro2">
          <table:table-cell office:value-type="float" office:value="601">
            <text:p>601</text:p>
          </table:table-cell>
          <table:table-cell office:value-type="float" office:value="2.656">
            <text:p>2.66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603]+[.$G$2]" office:value-type="float" office:value="0.0000150249991081161">
            <text:p>0.000015025</text:p>
          </table:table-cell>
          <table:table-cell table:formula="of:=[.B604]" office:value-type="float" office:value="2.656">
            <text:p>2.66E+000</text:p>
          </table:table-cell>
          <table:table-cell table:formula="of:=[.C604]+5" office:value-type="float" office:value="5.3125">
            <text:p>5.3125</text:p>
          </table:table-cell>
          <table:table-cell table:formula="of:=[.D604]+10" office:value-type="float" office:value="13.593">
            <text:p>13.593</text:p>
          </table:table-cell>
          <table:table-cell table:formula="of:=[.E604]+15" office:value-type="float" office:value="15.1562">
            <text:p>15.1562</text:p>
          </table:table-cell>
        </table:table-row>
        <table:table-row table:style-name="ro2">
          <table:table-cell office:value-type="float" office:value="602">
            <text:p>602</text:p>
          </table:table-cell>
          <table:table-cell office:value-type="float" office:value="3.281">
            <text:p>3.28E+000</text:p>
          </table:table-cell>
          <table:table-cell office:value-type="float" office:value="-0.3125">
            <text:p>-3.13E-001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604]+[.$G$2]" office:value-type="float" office:value="0.0000150499991066321">
            <text:p>0.00001505</text:p>
          </table:table-cell>
          <table:table-cell table:formula="of:=[.B605]" office:value-type="float" office:value="3.281">
            <text:p>3.28E+000</text:p>
          </table:table-cell>
          <table:table-cell table:formula="of:=[.C605]+5" office:value-type="float" office:value="4.6875">
            <text:p>4.6875</text:p>
          </table:table-cell>
          <table:table-cell table:formula="of:=[.D605]+10" office:value-type="float" office:value="13.125">
            <text:p>13.125</text:p>
          </table:table-cell>
          <table:table-cell table:formula="of:=[.E605]+15" office:value-type="float" office:value="15.3125">
            <text:p>15.3125</text:p>
          </table:table-cell>
        </table:table-row>
        <table:table-row table:style-name="ro2">
          <table:table-cell office:value-type="float" office:value="603">
            <text:p>603</text:p>
          </table:table-cell>
          <table:table-cell office:value-type="float" office:value="2.812">
            <text:p>2.81E+000</text:p>
          </table:table-cell>
          <table:table-cell office:value-type="float" office:value="0.1562">
            <text:p>1.56E-001</text:p>
          </table:table-cell>
          <table:table-cell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605]+[.$G$2]" office:value-type="float" office:value="0.0000150749991051481">
            <text:p>0.000015075</text:p>
          </table:table-cell>
          <table:table-cell table:formula="of:=[.B606]" office:value-type="float" office:value="2.812">
            <text:p>2.81E+000</text:p>
          </table:table-cell>
          <table:table-cell table:formula="of:=[.C606]+5" office:value-type="float" office:value="5.1562">
            <text:p>5.1562</text:p>
          </table:table-cell>
          <table:table-cell table:formula="of:=[.D606]+10" office:value-type="float" office:value="13.437">
            <text:p>13.437</text:p>
          </table:table-cell>
          <table:table-cell table:formula="of:=[.E606]+15" office:value-type="float" office:value="15.1562">
            <text:p>15.1562</text:p>
          </table:table-cell>
        </table:table-row>
        <table:table-row table:style-name="ro2">
          <table:table-cell office:value-type="float" office:value="604">
            <text:p>604</text:p>
          </table:table-cell>
          <table:table-cell office:value-type="float" office:value="3.281">
            <text:p>3.28E+000</text:p>
          </table:table-cell>
          <table:table-cell office:value-type="float" office:value="-0.4687">
            <text:p>-4.69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606]+[.$G$2]" office:value-type="float" office:value="0.0000150999991036641">
            <text:p>0.0000151</text:p>
          </table:table-cell>
          <table:table-cell table:formula="of:=[.B607]" office:value-type="float" office:value="3.281">
            <text:p>3.28E+000</text:p>
          </table:table-cell>
          <table:table-cell table:formula="of:=[.C607]+5" office:value-type="float" office:value="4.5313">
            <text:p>4.5313</text:p>
          </table:table-cell>
          <table:table-cell table:formula="of:=[.D607]+10" office:value-type="float" office:value="13.593">
            <text:p>13.593</text:p>
          </table:table-cell>
          <table:table-cell table:formula="of:=[.E607]+15" office:value-type="float" office:value="15">
            <text:p>15</text:p>
          </table:table-cell>
        </table:table-row>
        <table:table-row table:style-name="ro2">
          <table:table-cell office:value-type="float" office:value="605">
            <text:p>605</text:p>
          </table:table-cell>
          <table:table-cell office:value-type="float" office:value="2.812">
            <text:p>2.81E+000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07]+[.$G$2]" office:value-type="float" office:value="0.0000151249991021801">
            <text:p>0.000015125</text:p>
          </table:table-cell>
          <table:table-cell table:formula="of:=[.B608]" office:value-type="float" office:value="2.812">
            <text:p>2.81E+000</text:p>
          </table:table-cell>
          <table:table-cell table:formula="of:=[.C608]+5" office:value-type="float" office:value="5.1562">
            <text:p>5.1562</text:p>
          </table:table-cell>
          <table:table-cell table:formula="of:=[.D608]+10" office:value-type="float" office:value="12.968">
            <text:p>12.968</text:p>
          </table:table-cell>
          <table:table-cell table:formula="of:=[.E608]+15" office:value-type="float" office:value="15.4687">
            <text:p>15.4687</text:p>
          </table:table-cell>
        </table:table-row>
        <table:table-row table:style-name="ro2">
          <table:table-cell office:value-type="float" office:value="606">
            <text:p>606</text:p>
          </table:table-cell>
          <table:table-cell office:value-type="float" office:value="2.187">
            <text:p>2.19E+000</text:p>
          </table:table-cell>
          <table:table-cell office:value-type="float" office:value="0.4687">
            <text:p>4.69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608]+[.$G$2]" office:value-type="float" office:value="0.0000151499991006961">
            <text:p>0.00001515</text:p>
          </table:table-cell>
          <table:table-cell table:formula="of:=[.B609]" office:value-type="float" office:value="2.187">
            <text:p>2.19E+000</text:p>
          </table:table-cell>
          <table:table-cell table:formula="of:=[.C609]+5" office:value-type="float" office:value="5.4687">
            <text:p>5.4687</text:p>
          </table:table-cell>
          <table:table-cell table:formula="of:=[.D609]+10" office:value-type="float" office:value="13.593">
            <text:p>13.593</text:p>
          </table:table-cell>
          <table:table-cell table:formula="of:=[.E609]+15" office:value-type="float" office:value="15.1562">
            <text:p>15.1562</text:p>
          </table:table-cell>
        </table:table-row>
        <table:table-row table:style-name="ro2">
          <table:table-cell office:value-type="float" office:value="607">
            <text:p>607</text:p>
          </table:table-cell>
          <table:table-cell office:value-type="float" office:value="-1.093">
            <text:p>-1.09E+000</text:p>
          </table:table-cell>
          <table:table-cell office:value-type="float" office:value="-0.4687">
            <text:p>-4.69E-001</text:p>
          </table:table-cell>
          <table:table-cell office:value-type="float" office:value="2.812">
            <text:p>2.81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09]+[.$G$2]" office:value-type="float" office:value="0.0000151749990992121">
            <text:p>0.000015175</text:p>
          </table:table-cell>
          <table:table-cell table:formula="of:=[.B610]" office:value-type="float" office:value="-1.093">
            <text:p>-1.09E+000</text:p>
          </table:table-cell>
          <table:table-cell table:formula="of:=[.C610]+5" office:value-type="float" office:value="4.5313">
            <text:p>4.5313</text:p>
          </table:table-cell>
          <table:table-cell table:formula="of:=[.D610]+10" office:value-type="float" office:value="12.812">
            <text:p>12.812</text:p>
          </table:table-cell>
          <table:table-cell table:formula="of:=[.E610]+15" office:value-type="float" office:value="15.4687">
            <text:p>15.4687</text:p>
          </table:table-cell>
        </table:table-row>
        <table:table-row table:style-name="ro2">
          <table:table-cell office:value-type="float" office:value="608">
            <text:p>608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610]+[.$G$2]" office:value-type="float" office:value="0.0000151999990977281">
            <text:p>0.0000152</text:p>
          </table:table-cell>
          <table:table-cell table:formula="of:=[.B611]" office:value-type="float" office:value="0">
            <text:p>0.00E+000</text:p>
          </table:table-cell>
          <table:table-cell table:formula="of:=[.C611]+5" office:value-type="float" office:value="5.1562">
            <text:p>5.1562</text:p>
          </table:table-cell>
          <table:table-cell table:formula="of:=[.D611]+10" office:value-type="float" office:value="12.968">
            <text:p>12.968</text:p>
          </table:table-cell>
          <table:table-cell table:formula="of:=[.E611]+15" office:value-type="float" office:value="15.3125">
            <text:p>15.3125</text:p>
          </table:table-cell>
        </table:table-row>
        <table:table-row table:style-name="ro2">
          <table:table-cell office:value-type="float" office:value="609">
            <text:p>609</text:p>
          </table:table-cell>
          <table:table-cell office:value-type="float" office:value="-0.625">
            <text:p>-6.25E-001</text:p>
          </table:table-cell>
          <table:table-cell office:value-type="float" office:value="-0.4687">
            <text:p>-4.69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611]+[.$G$2]" office:value-type="float" office:value="0.0000152249990962441">
            <text:p>0.000015225</text:p>
          </table:table-cell>
          <table:table-cell table:formula="of:=[.B612]" office:value-type="float" office:value="-0.625">
            <text:p>-6.25E-001</text:p>
          </table:table-cell>
          <table:table-cell table:formula="of:=[.C612]+5" office:value-type="float" office:value="4.5313">
            <text:p>4.5313</text:p>
          </table:table-cell>
          <table:table-cell table:formula="of:=[.D612]+10" office:value-type="float" office:value="13.593">
            <text:p>13.593</text:p>
          </table:table-cell>
          <table:table-cell table:formula="of:=[.E612]+15" office:value-type="float" office:value="15.1562">
            <text:p>15.1562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612]+[.$G$2]" office:value-type="float" office:value="0.0000152499990947601">
            <text:p>0.00001525</text:p>
          </table:table-cell>
          <table:table-cell table:formula="of:=[.B613]" office:value-type="float" office:value="-0.4687">
            <text:p>-4.69E-001</text:p>
          </table:table-cell>
          <table:table-cell table:formula="of:=[.C613]+5" office:value-type="float" office:value="4.6875">
            <text:p>4.6875</text:p>
          </table:table-cell>
          <table:table-cell table:formula="of:=[.D613]+10" office:value-type="float" office:value="13.125">
            <text:p>13.125</text:p>
          </table:table-cell>
          <table:table-cell table:formula="of:=[.E613]+15" office:value-type="float" office:value="15.3125">
            <text:p>15.3125</text:p>
          </table:table-cell>
        </table:table-row>
        <table:table-row table:style-name="ro2">
          <table:table-cell office:value-type="float" office:value="611">
            <text:p>611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613]+[.$G$2]" office:value-type="float" office:value="0.0000152749990932761">
            <text:p>0.000015275</text:p>
          </table:table-cell>
          <table:table-cell table:formula="of:=[.B614]" office:value-type="float" office:value="0">
            <text:p>0.00E+000</text:p>
          </table:table-cell>
          <table:table-cell table:formula="of:=[.C614]+5" office:value-type="float" office:value="5.1562">
            <text:p>5.1562</text:p>
          </table:table-cell>
          <table:table-cell table:formula="of:=[.D614]+10" office:value-type="float" office:value="13.593">
            <text:p>13.593</text:p>
          </table:table-cell>
          <table:table-cell table:formula="of:=[.E614]+15" office:value-type="float" office:value="15">
            <text:p>15</text:p>
          </table:table-cell>
        </table:table-row>
        <table:table-row table:style-name="ro2">
          <table:table-cell office:value-type="float" office:value="612">
            <text:p>612</text:p>
          </table:table-cell>
          <table:table-cell office:value-type="float" office:value="-0.4687">
            <text:p>-4.69E-001</text:p>
          </table:table-cell>
          <table:table-cell office:value-type="float" office:value="-0.625">
            <text:p>-6.25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614]+[.$G$2]" office:value-type="float" office:value="0.0000152999990917921">
            <text:p>0.0000153</text:p>
          </table:table-cell>
          <table:table-cell table:formula="of:=[.B615]" office:value-type="float" office:value="-0.4687">
            <text:p>-4.69E-001</text:p>
          </table:table-cell>
          <table:table-cell table:formula="of:=[.C615]+5" office:value-type="float" office:value="4.375">
            <text:p>4.375</text:p>
          </table:table-cell>
          <table:table-cell table:formula="of:=[.D615]+10" office:value-type="float" office:value="12.968">
            <text:p>12.968</text:p>
          </table:table-cell>
          <table:table-cell table:formula="of:=[.E615]+15" office:value-type="float" office:value="15.1562">
            <text:p>15.1562</text:p>
          </table:table-cell>
        </table:table-row>
        <table:table-row table:style-name="ro2">
          <table:table-cell office:value-type="float" office:value="613">
            <text:p>613</text:p>
          </table:table-cell>
          <table:table-cell office:value-type="float" office:value="3.906">
            <text:p>3.91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15]+[.$G$2]" office:value-type="float" office:value="0.0000153249990903081">
            <text:p>0.000015325</text:p>
          </table:table-cell>
          <table:table-cell table:formula="of:=[.B616]" office:value-type="float" office:value="3.906">
            <text:p>3.91E+000</text:p>
          </table:table-cell>
          <table:table-cell table:formula="of:=[.C616]+5" office:value-type="float" office:value="5.3125">
            <text:p>5.3125</text:p>
          </table:table-cell>
          <table:table-cell table:formula="of:=[.D616]+10" office:value-type="float" office:value="13.593">
            <text:p>13.593</text:p>
          </table:table-cell>
          <table:table-cell table:formula="of:=[.E616]+15" office:value-type="float" office:value="15.4687">
            <text:p>15.4687</text:p>
          </table:table-cell>
        </table:table-row>
        <table:table-row table:style-name="ro2">
          <table:table-cell office:value-type="float" office:value="614">
            <text:p>614</text:p>
          </table:table-cell>
          <table:table-cell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16]+[.$G$2]" office:value-type="float" office:value="0.0000153499990888241">
            <text:p>0.00001535</text:p>
          </table:table-cell>
          <table:table-cell table:formula="of:=[.B617]" office:value-type="float" office:value="3.437">
            <text:p>3.44E+000</text:p>
          </table:table-cell>
          <table:table-cell table:formula="of:=[.C617]+5" office:value-type="float" office:value="5.1562">
            <text:p>5.1562</text:p>
          </table:table-cell>
          <table:table-cell table:formula="of:=[.D617]+10" office:value-type="float" office:value="12.968">
            <text:p>12.968</text:p>
          </table:table-cell>
          <table:table-cell table:formula="of:=[.E617]+15" office:value-type="float" office:value="15.4687">
            <text:p>15.4687</text:p>
          </table:table-cell>
        </table:table-row>
        <table:table-row table:style-name="ro2">
          <table:table-cell office:value-type="float" office:value="615">
            <text:p>615</text:p>
          </table:table-cell>
          <table:table-cell office:value-type="float" office:value="2.656">
            <text:p>2.66E+000</text:p>
          </table:table-cell>
          <table:table-cell office:value-type="float" office:value="-0.4687">
            <text:p>-4.69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617]+[.$G$2]" office:value-type="float" office:value="0.0000153749990873401">
            <text:p>0.000015375</text:p>
          </table:table-cell>
          <table:table-cell table:formula="of:=[.B618]" office:value-type="float" office:value="2.656">
            <text:p>2.66E+000</text:p>
          </table:table-cell>
          <table:table-cell table:formula="of:=[.C618]+5" office:value-type="float" office:value="4.5313">
            <text:p>4.5313</text:p>
          </table:table-cell>
          <table:table-cell table:formula="of:=[.D618]+10" office:value-type="float" office:value="13.593">
            <text:p>13.593</text:p>
          </table:table-cell>
          <table:table-cell table:formula="of:=[.E618]+15" office:value-type="float" office:value="15">
            <text:p>15</text:p>
          </table:table-cell>
        </table:table-row>
        <table:table-row table:style-name="ro2">
          <table:table-cell office:value-type="float" office:value="616">
            <text:p>616</text:p>
          </table:table-cell>
          <table:table-cell office:value-type="float" office:value="2.812">
            <text:p>2.81E+000</text:p>
          </table:table-cell>
          <table:table-cell office:value-type="float" office:value="-0.3125">
            <text:p>-3.13E-001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618]+[.$G$2]" office:value-type="float" office:value="0.0000153999990858561">
            <text:p>0.0000154</text:p>
          </table:table-cell>
          <table:table-cell table:formula="of:=[.B619]" office:value-type="float" office:value="2.812">
            <text:p>2.81E+000</text:p>
          </table:table-cell>
          <table:table-cell table:formula="of:=[.C619]+5" office:value-type="float" office:value="4.6875">
            <text:p>4.6875</text:p>
          </table:table-cell>
          <table:table-cell table:formula="of:=[.D619]+10" office:value-type="float" office:value="13.125">
            <text:p>13.125</text:p>
          </table:table-cell>
          <table:table-cell table:formula="of:=[.E619]+15" office:value-type="float" office:value="15.3125">
            <text:p>15.3125</text:p>
          </table:table-cell>
        </table:table-row>
        <table:table-row table:style-name="ro2">
          <table:table-cell office:value-type="float" office:value="617">
            <text:p>617</text:p>
          </table:table-cell>
          <table:table-cell office:value-type="float" office:value="3.281">
            <text:p>3.28E+000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619]+[.$G$2]" office:value-type="float" office:value="0.0000154249990843721">
            <text:p>0.000015425</text:p>
          </table:table-cell>
          <table:table-cell table:formula="of:=[.B620]" office:value-type="float" office:value="3.281">
            <text:p>3.28E+000</text:p>
          </table:table-cell>
          <table:table-cell table:formula="of:=[.C620]+5" office:value-type="float" office:value="5.1562">
            <text:p>5.1562</text:p>
          </table:table-cell>
          <table:table-cell table:formula="of:=[.D620]+10" office:value-type="float" office:value="13.593">
            <text:p>13.593</text:p>
          </table:table-cell>
          <table:table-cell table:formula="of:=[.E620]+15" office:value-type="float" office:value="15.1562">
            <text:p>15.1562</text:p>
          </table:table-cell>
        </table:table-row>
        <table:table-row table:style-name="ro2">
          <table:table-cell office:value-type="float" office:value="618">
            <text:p>618</text:p>
          </table:table-cell>
          <table:table-cell office:value-type="float" office:value="3.281">
            <text:p>3.28E+000</text:p>
          </table:table-cell>
          <table:table-cell office:value-type="float" office:value="0.3125">
            <text:p>3.13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20]+[.$G$2]" office:value-type="float" office:value="0.0000154499990828881">
            <text:p>0.00001545</text:p>
          </table:table-cell>
          <table:table-cell table:formula="of:=[.B621]" office:value-type="float" office:value="3.281">
            <text:p>3.28E+000</text:p>
          </table:table-cell>
          <table:table-cell table:formula="of:=[.C621]+5" office:value-type="float" office:value="5.3125">
            <text:p>5.3125</text:p>
          </table:table-cell>
          <table:table-cell table:formula="of:=[.D621]+10" office:value-type="float" office:value="12.968">
            <text:p>12.968</text:p>
          </table:table-cell>
          <table:table-cell table:formula="of:=[.E621]+15" office:value-type="float" office:value="15.4687">
            <text:p>15.4687</text:p>
          </table:table-cell>
        </table:table-row>
        <table:table-row table:style-name="ro2">
          <table:table-cell office:value-type="float" office:value="619">
            <text:p>619</text:p>
          </table:table-cell>
          <table:table-cell office:value-type="float" office:value="-1.25">
            <text:p>-1.25E+000</text:p>
          </table:table-cell>
          <table:table-cell office:value-type="float" office:value="-0.625">
            <text:p>-6.25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621]+[.$G$2]" office:value-type="float" office:value="0.0000154749990814041">
            <text:p>0.000015475</text:p>
          </table:table-cell>
          <table:table-cell table:formula="of:=[.B622]" office:value-type="float" office:value="-1.25">
            <text:p>-1.25E+000</text:p>
          </table:table-cell>
          <table:table-cell table:formula="of:=[.C622]+5" office:value-type="float" office:value="4.375">
            <text:p>4.375</text:p>
          </table:table-cell>
          <table:table-cell table:formula="of:=[.D622]+10" office:value-type="float" office:value="13.593">
            <text:p>13.593</text:p>
          </table:table-cell>
          <table:table-cell table:formula="of:=[.E622]+15" office:value-type="float" office:value="15">
            <text:p>15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0">
            <text:p>0.00E+000</text:p>
          </table:table-cell>
          <table:table-cell office:value-type="float" office:value="0.3125">
            <text:p>3.13E-001</text:p>
          </table:table-cell>
          <table:table-cell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622]+[.$G$2]" office:value-type="float" office:value="0.0000154999990799201">
            <text:p>0.0000155</text:p>
          </table:table-cell>
          <table:table-cell table:formula="of:=[.B623]" office:value-type="float" office:value="0">
            <text:p>0.00E+000</text:p>
          </table:table-cell>
          <table:table-cell table:formula="of:=[.C623]+5" office:value-type="float" office:value="5.3125">
            <text:p>5.3125</text:p>
          </table:table-cell>
          <table:table-cell table:formula="of:=[.D623]+10" office:value-type="float" office:value="13.437">
            <text:p>13.437</text:p>
          </table:table-cell>
          <table:table-cell table:formula="of:=[.E623]+15" office:value-type="float" office:value="15.1562">
            <text:p>15.1562</text:p>
          </table:table-cell>
        </table:table-row>
        <table:table-row table:style-name="ro2">
          <table:table-cell office:value-type="float" office:value="621">
            <text:p>621</text:p>
          </table:table-cell>
          <table:table-cell office:value-type="float" office:value="-0.7812">
            <text:p>-7.81E-001</text:p>
          </table:table-cell>
          <table:table-cell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23]+[.$G$2]" office:value-type="float" office:value="0.0000155249990784361">
            <text:p>0.000015525</text:p>
          </table:table-cell>
          <table:table-cell table:formula="of:=[.B624]" office:value-type="float" office:value="-0.7812">
            <text:p>-7.81E-001</text:p>
          </table:table-cell>
          <table:table-cell table:formula="of:=[.C624]+5" office:value-type="float" office:value="4.5313">
            <text:p>4.5313</text:p>
          </table:table-cell>
          <table:table-cell table:formula="of:=[.D624]+10" office:value-type="float" office:value="12.968">
            <text:p>12.968</text:p>
          </table:table-cell>
          <table:table-cell table:formula="of:=[.E624]+15" office:value-type="float" office:value="15.4687">
            <text:p>15.4687</text:p>
          </table:table-cell>
        </table:table-row>
        <table:table-row table:style-name="ro2">
          <table:table-cell office:value-type="float" office:value="622">
            <text:p>622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3.75">
            <text:p>3.75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624]+[.$G$2]" office:value-type="float" office:value="0.0000155499990769521">
            <text:p>0.00001555</text:p>
          </table:table-cell>
          <table:table-cell table:formula="of:=[.B625]" office:value-type="float" office:value="-0.4687">
            <text:p>-4.69E-001</text:p>
          </table:table-cell>
          <table:table-cell table:formula="of:=[.C625]+5" office:value-type="float" office:value="4.6875">
            <text:p>4.6875</text:p>
          </table:table-cell>
          <table:table-cell table:formula="of:=[.D625]+10" office:value-type="float" office:value="13.75">
            <text:p>13.75</text:p>
          </table:table-cell>
          <table:table-cell table:formula="of:=[.E625]+15" office:value-type="float" office:value="15.1562">
            <text:p>15.1562</text:p>
          </table:table-cell>
        </table:table-row>
        <table:table-row table:style-name="ro2">
          <table:table-cell office:value-type="float" office:value="623">
            <text:p>623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25]+[.$G$2]" office:value-type="float" office:value="0.0000155749990754681">
            <text:p>0.000015575</text:p>
          </table:table-cell>
          <table:table-cell table:formula="of:=[.B626]" office:value-type="float" office:value="0">
            <text:p>0.00E+000</text:p>
          </table:table-cell>
          <table:table-cell table:formula="of:=[.C626]+5" office:value-type="float" office:value="5.1562">
            <text:p>5.1562</text:p>
          </table:table-cell>
          <table:table-cell table:formula="of:=[.D626]+10" office:value-type="float" office:value="12.968">
            <text:p>12.968</text:p>
          </table:table-cell>
          <table:table-cell table:formula="of:=[.E626]+15" office:value-type="float" office:value="15.4687">
            <text:p>15.4687</text:p>
          </table:table-cell>
        </table:table-row>
        <table:table-row table:style-name="ro2">
          <table:table-cell office:value-type="float" office:value="624">
            <text:p>624</text:p>
          </table:table-cell>
          <table:table-cell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626]+[.$G$2]" office:value-type="float" office:value="0.0000155999990739841">
            <text:p>0.0000156</text:p>
          </table:table-cell>
          <table:table-cell table:formula="of:=[.B627]" office:value-type="float" office:value="-0.4687">
            <text:p>-4.69E-001</text:p>
          </table:table-cell>
          <table:table-cell table:formula="of:=[.C627]+5" office:value-type="float" office:value="5.1562">
            <text:p>5.1562</text:p>
          </table:table-cell>
          <table:table-cell table:formula="of:=[.D627]+10" office:value-type="float" office:value="13.125">
            <text:p>13.125</text:p>
          </table:table-cell>
          <table:table-cell table:formula="of:=[.E627]+15" office:value-type="float" office:value="15.1562">
            <text:p>15.1562</text:p>
          </table:table-cell>
        </table:table-row>
        <table:table-row table:style-name="ro2">
          <table:table-cell office:value-type="float" office:value="625">
            <text:p>625</text:p>
          </table:table-cell>
          <table:table-cell office:value-type="float" office:value="0.1562">
            <text:p>1.56E-001</text:p>
          </table:table-cell>
          <table:table-cell office:value-type="float" office:value="-0.4687">
            <text:p>-4.69E-001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627]+[.$G$2]" office:value-type="float" office:value="0.0000156249990725001">
            <text:p>0.000015625</text:p>
          </table:table-cell>
          <table:table-cell table:formula="of:=[.B628]" office:value-type="float" office:value="0.1562">
            <text:p>1.56E-001</text:p>
          </table:table-cell>
          <table:table-cell table:formula="of:=[.C628]+5" office:value-type="float" office:value="4.5313">
            <text:p>4.5313</text:p>
          </table:table-cell>
          <table:table-cell table:formula="of:=[.D628]+10" office:value-type="float" office:value="13.593">
            <text:p>13.593</text:p>
          </table:table-cell>
          <table:table-cell table:formula="of:=[.E628]+15" office:value-type="float" office:value="15.3125">
            <text:p>15.3125</text:p>
          </table:table-cell>
        </table:table-row>
        <table:table-row table:style-name="ro2">
          <table:table-cell office:value-type="float" office:value="626">
            <text:p>626</text:p>
          </table:table-cell>
          <table:table-cell office:value-type="float" office:value="0.9375">
            <text:p>9.38E-001</text:p>
          </table:table-cell>
          <table:table-cell office:value-type="float" office:value="-0.4687">
            <text:p>-4.69E-001</text:p>
          </table:table-cell>
          <table:table-cell office:value-type="float" office:value="3.125">
            <text:p>3.13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628]+[.$G$2]" office:value-type="float" office:value="0.0000156499990710161">
            <text:p>0.00001565</text:p>
          </table:table-cell>
          <table:table-cell table:formula="of:=[.B629]" office:value-type="float" office:value="0.9375">
            <text:p>9.38E-001</text:p>
          </table:table-cell>
          <table:table-cell table:formula="of:=[.C629]+5" office:value-type="float" office:value="4.5313">
            <text:p>4.5313</text:p>
          </table:table-cell>
          <table:table-cell table:formula="of:=[.D629]+10" office:value-type="float" office:value="13.125">
            <text:p>13.125</text:p>
          </table:table-cell>
          <table:table-cell table:formula="of:=[.E629]+15" office:value-type="float" office:value="15">
            <text:p>15</text:p>
          </table:table-cell>
        </table:table-row>
        <table:table-row table:style-name="ro2">
          <table:table-cell office:value-type="float" office:value="627">
            <text:p>627</text:p>
          </table:table-cell>
          <table:table-cell office:value-type="float" office:value="3.906">
            <text:p>3.91E+000</text:p>
          </table:table-cell>
          <table:table-cell office:value-type="float" office:value="0.4687">
            <text:p>4.69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29]+[.$G$2]" office:value-type="float" office:value="0.0000156749990695321">
            <text:p>0.000015675</text:p>
          </table:table-cell>
          <table:table-cell table:formula="of:=[.B630]" office:value-type="float" office:value="3.906">
            <text:p>3.91E+000</text:p>
          </table:table-cell>
          <table:table-cell table:formula="of:=[.C630]+5" office:value-type="float" office:value="5.4687">
            <text:p>5.4687</text:p>
          </table:table-cell>
          <table:table-cell table:formula="of:=[.D630]+10" office:value-type="float" office:value="13.593">
            <text:p>13.593</text:p>
          </table:table-cell>
          <table:table-cell table:formula="of:=[.E630]+15" office:value-type="float" office:value="15.4687">
            <text:p>15.4687</text:p>
          </table:table-cell>
        </table:table-row>
        <table:table-row table:style-name="ro2">
          <table:table-cell office:value-type="float" office:value="628">
            <text:p>628</text:p>
          </table:table-cell>
          <table:table-cell office:value-type="float" office:value="2.812">
            <text:p>2.81E+000</text:p>
          </table:table-cell>
          <table:table-cell office:value-type="float" office:value="-0.3125">
            <text:p>-3.13E-001</text:p>
          </table:table-cell>
          <table:table-cell office:value-type="float" office:value="2.812">
            <text:p>2.81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630]+[.$G$2]" office:value-type="float" office:value="0.0000156999990680481">
            <text:p>0.0000157</text:p>
          </table:table-cell>
          <table:table-cell table:formula="of:=[.B631]" office:value-type="float" office:value="2.812">
            <text:p>2.81E+000</text:p>
          </table:table-cell>
          <table:table-cell table:formula="of:=[.C631]+5" office:value-type="float" office:value="4.6875">
            <text:p>4.6875</text:p>
          </table:table-cell>
          <table:table-cell table:formula="of:=[.D631]+10" office:value-type="float" office:value="12.812">
            <text:p>12.812</text:p>
          </table:table-cell>
          <table:table-cell table:formula="of:=[.E631]+15" office:value-type="float" office:value="15.3125">
            <text:p>15.3125</text:p>
          </table:table-cell>
        </table:table-row>
        <table:table-row table:style-name="ro2">
          <table:table-cell office:value-type="float" office:value="629">
            <text:p>629</text:p>
          </table:table-cell>
          <table:table-cell office:value-type="float" office:value="3.437">
            <text:p>3.44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631]+[.$G$2]" office:value-type="float" office:value="0.0000157249990665641">
            <text:p>0.000015725</text:p>
          </table:table-cell>
          <table:table-cell table:formula="of:=[.B632]" office:value-type="float" office:value="3.437">
            <text:p>3.44E+000</text:p>
          </table:table-cell>
          <table:table-cell table:formula="of:=[.C632]+5" office:value-type="float" office:value="5.3125">
            <text:p>5.3125</text:p>
          </table:table-cell>
          <table:table-cell table:formula="of:=[.D632]+10" office:value-type="float" office:value="13.593">
            <text:p>13.593</text:p>
          </table:table-cell>
          <table:table-cell table:formula="of:=[.E632]+15" office:value-type="float" office:value="15.1562">
            <text:p>15.1562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3.281">
            <text:p>3.28E+000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632]+[.$G$2]" office:value-type="float" office:value="0.0000157499990650801">
            <text:p>0.00001575</text:p>
          </table:table-cell>
          <table:table-cell table:formula="of:=[.B633]" office:value-type="float" office:value="3.281">
            <text:p>3.28E+000</text:p>
          </table:table-cell>
          <table:table-cell table:formula="of:=[.C633]+5" office:value-type="float" office:value="4.6875">
            <text:p>4.6875</text:p>
          </table:table-cell>
          <table:table-cell table:formula="of:=[.D633]+10" office:value-type="float" office:value="13.593">
            <text:p>13.593</text:p>
          </table:table-cell>
          <table:table-cell table:formula="of:=[.E633]+15" office:value-type="float" office:value="15">
            <text:p>15</text:p>
          </table:table-cell>
        </table:table-row>
        <table:table-row table:style-name="ro2">
          <table:table-cell office:value-type="float" office:value="631">
            <text:p>631</text:p>
          </table:table-cell>
          <table:table-cell office:value-type="float" office:value="2.812">
            <text:p>2.81E+000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33]+[.$G$2]" office:value-type="float" office:value="0.0000157749990635961">
            <text:p>0.000015775</text:p>
          </table:table-cell>
          <table:table-cell table:formula="of:=[.B634]" office:value-type="float" office:value="2.812">
            <text:p>2.81E+000</text:p>
          </table:table-cell>
          <table:table-cell table:formula="of:=[.C634]+5" office:value-type="float" office:value="5.1562">
            <text:p>5.1562</text:p>
          </table:table-cell>
          <table:table-cell table:formula="of:=[.D634]+10" office:value-type="float" office:value="12.968">
            <text:p>12.968</text:p>
          </table:table-cell>
          <table:table-cell table:formula="of:=[.E634]+15" office:value-type="float" office:value="15.4687">
            <text:p>15.4687</text:p>
          </table:table-cell>
        </table:table-row>
        <table:table-row table:style-name="ro2">
          <table:table-cell office:value-type="float" office:value="632">
            <text:p>632</text:p>
          </table:table-cell>
          <table:table-cell office:value-type="float" office:value="3.281">
            <text:p>3.28E+000</text:p>
          </table:table-cell>
          <table:table-cell office:value-type="float" office:value="-0.4687">
            <text:p>-4.69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634]+[.$G$2]" office:value-type="float" office:value="0.0000157999990621121">
            <text:p>0.0000158</text:p>
          </table:table-cell>
          <table:table-cell table:formula="of:=[.B635]" office:value-type="float" office:value="3.281">
            <text:p>3.28E+000</text:p>
          </table:table-cell>
          <table:table-cell table:formula="of:=[.C635]+5" office:value-type="float" office:value="4.5313">
            <text:p>4.5313</text:p>
          </table:table-cell>
          <table:table-cell table:formula="of:=[.D635]+10" office:value-type="float" office:value="13.593">
            <text:p>13.593</text:p>
          </table:table-cell>
          <table:table-cell table:formula="of:=[.E635]+15" office:value-type="float" office:value="15">
            <text:p>15</text:p>
          </table:table-cell>
        </table:table-row>
        <table:table-row table:style-name="ro2">
          <table:table-cell office:value-type="float" office:value="633">
            <text:p>633</text:p>
          </table:table-cell>
          <table:table-cell office:value-type="float" office:value="-1.093">
            <text:p>-1.09E+000</text:p>
          </table:table-cell>
          <table:table-cell office:value-type="float" office:value="0.3125">
            <text:p>3.13E-001</text:p>
          </table:table-cell>
          <table:table-cell office:value-type="float" office:value="2.812">
            <text:p>2.81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35]+[.$G$2]" office:value-type="float" office:value="0.0000158249990606281">
            <text:p>0.000015825</text:p>
          </table:table-cell>
          <table:table-cell table:formula="of:=[.B636]" office:value-type="float" office:value="-1.093">
            <text:p>-1.09E+000</text:p>
          </table:table-cell>
          <table:table-cell table:formula="of:=[.C636]+5" office:value-type="float" office:value="5.3125">
            <text:p>5.3125</text:p>
          </table:table-cell>
          <table:table-cell table:formula="of:=[.D636]+10" office:value-type="float" office:value="12.812">
            <text:p>12.812</text:p>
          </table:table-cell>
          <table:table-cell table:formula="of:=[.E636]+15" office:value-type="float" office:value="15.4687">
            <text:p>15.4687</text:p>
          </table:table-cell>
        </table:table-row>
        <table:table-row table:style-name="ro2">
          <table:table-cell office:value-type="float" office:value="634">
            <text:p>634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636]+[.$G$2]" office:value-type="float" office:value="0.0000158499990591441">
            <text:p>0.00001585</text:p>
          </table:table-cell>
          <table:table-cell table:formula="of:=[.B637]" office:value-type="float" office:value="-0.4687">
            <text:p>-4.69E-001</text:p>
          </table:table-cell>
          <table:table-cell table:formula="of:=[.C637]+5" office:value-type="float" office:value="4.6875">
            <text:p>4.6875</text:p>
          </table:table-cell>
          <table:table-cell table:formula="of:=[.D637]+10" office:value-type="float" office:value="12.968">
            <text:p>12.968</text:p>
          </table:table-cell>
          <table:table-cell table:formula="of:=[.E637]+15" office:value-type="float" office:value="15.3125">
            <text:p>15.3125</text:p>
          </table:table-cell>
        </table:table-row>
        <table:table-row table:style-name="ro2">
          <table:table-cell office:value-type="float" office:value="635">
            <text:p>635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637]+[.$G$2]" office:value-type="float" office:value="0.0000158749990576601">
            <text:p>0.000015875</text:p>
          </table:table-cell>
          <table:table-cell table:formula="of:=[.B638]" office:value-type="float" office:value="0">
            <text:p>0.00E+000</text:p>
          </table:table-cell>
          <table:table-cell table:formula="of:=[.C638]+5" office:value-type="float" office:value="5.1562">
            <text:p>5.1562</text:p>
          </table:table-cell>
          <table:table-cell table:formula="of:=[.D638]+10" office:value-type="float" office:value="13.593">
            <text:p>13.593</text:p>
          </table:table-cell>
          <table:table-cell table:formula="of:=[.E638]+15" office:value-type="float" office:value="15">
            <text:p>15</text:p>
          </table:table-cell>
        </table:table-row>
        <table:table-row table:style-name="ro2">
          <table:table-cell office:value-type="float" office:value="636">
            <text:p>636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638]+[.$G$2]" office:value-type="float" office:value="0.0000158999990561761">
            <text:p>0.0000159</text:p>
          </table:table-cell>
          <table:table-cell table:formula="of:=[.B639]" office:value-type="float" office:value="-0.4687">
            <text:p>-4.69E-001</text:p>
          </table:table-cell>
          <table:table-cell table:formula="of:=[.C639]+5" office:value-type="float" office:value="4.6875">
            <text:p>4.6875</text:p>
          </table:table-cell>
          <table:table-cell table:formula="of:=[.D639]+10" office:value-type="float" office:value="13.593">
            <text:p>13.593</text:p>
          </table:table-cell>
          <table:table-cell table:formula="of:=[.E639]+15" office:value-type="float" office:value="15.1562">
            <text:p>15.1562</text:p>
          </table:table-cell>
        </table:table-row>
        <table:table-row table:style-name="ro2">
          <table:table-cell office:value-type="float" office:value="637">
            <text:p>637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39]+[.$G$2]" office:value-type="float" office:value="0.0000159249990546921">
            <text:p>0.000015925</text:p>
          </table:table-cell>
          <table:table-cell table:formula="of:=[.B640]" office:value-type="float" office:value="0">
            <text:p>0.00E+000</text:p>
          </table:table-cell>
          <table:table-cell table:formula="of:=[.C640]+5" office:value-type="float" office:value="5.1562">
            <text:p>5.1562</text:p>
          </table:table-cell>
          <table:table-cell table:formula="of:=[.D640]+10" office:value-type="float" office:value="12.968">
            <text:p>12.968</text:p>
          </table:table-cell>
          <table:table-cell table:formula="of:=[.E640]+15" office:value-type="float" office:value="15.4687">
            <text:p>15.4687</text:p>
          </table:table-cell>
        </table:table-row>
        <table:table-row table:style-name="ro2">
          <table:table-cell office:value-type="float" office:value="638">
            <text:p>638</text:p>
          </table:table-cell>
          <table:table-cell office:value-type="float" office:value="-0.625">
            <text:p>-6.25E-001</text:p>
          </table:table-cell>
          <table:table-cell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640]+[.$G$2]" office:value-type="float" office:value="0.0000159499990532081">
            <text:p>0.00001595</text:p>
          </table:table-cell>
          <table:table-cell table:formula="of:=[.B641]" office:value-type="float" office:value="-0.625">
            <text:p>-6.25E-001</text:p>
          </table:table-cell>
          <table:table-cell table:formula="of:=[.C641]+5" office:value-type="float" office:value="4.5313">
            <text:p>4.5313</text:p>
          </table:table-cell>
          <table:table-cell table:formula="of:=[.D641]+10" office:value-type="float" office:value="12.968">
            <text:p>12.968</text:p>
          </table:table-cell>
          <table:table-cell table:formula="of:=[.E641]+15" office:value-type="float" office:value="15">
            <text:p>15</text:p>
          </table:table-cell>
        </table:table-row>
        <table:table-row table:style-name="ro2">
          <table:table-cell office:value-type="float" office:value="639">
            <text:p>639</text:p>
          </table:table-cell>
          <table:table-cell office:value-type="float" office:value="3.906">
            <text:p>3.91E+000</text:p>
          </table:table-cell>
          <table:table-cell office:value-type="float" office:value="0.4687">
            <text:p>4.69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41]+[.$G$2]" office:value-type="float" office:value="0.0000159749990517241">
            <text:p>0.000015975</text:p>
          </table:table-cell>
          <table:table-cell table:formula="of:=[.B642]" office:value-type="float" office:value="3.906">
            <text:p>3.91E+000</text:p>
          </table:table-cell>
          <table:table-cell table:formula="of:=[.C642]+5" office:value-type="float" office:value="5.4687">
            <text:p>5.4687</text:p>
          </table:table-cell>
          <table:table-cell table:formula="of:=[.D642]+10" office:value-type="float" office:value="13.593">
            <text:p>13.593</text:p>
          </table:table-cell>
          <table:table-cell table:formula="of:=[.E642]+15" office:value-type="float" office:value="15.4687">
            <text:p>15.4687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42]+[.$G$2]" office:value-type="float" office:value="0.0000159999990502401">
            <text:p>0.000016</text:p>
          </table:table-cell>
          <table:table-cell table:formula="of:=[.B643]" office:value-type="float" office:value="3.593">
            <text:p>3.59E+000</text:p>
          </table:table-cell>
          <table:table-cell table:formula="of:=[.C643]+5" office:value-type="float" office:value="5.1562">
            <text:p>5.1562</text:p>
          </table:table-cell>
          <table:table-cell table:formula="of:=[.D643]+10" office:value-type="float" office:value="12.968">
            <text:p>12.968</text:p>
          </table:table-cell>
          <table:table-cell table:formula="of:=[.E643]+15" office:value-type="float" office:value="15.4687">
            <text:p>15.4687</text:p>
          </table:table-cell>
        </table:table-row>
        <table:table-row table:style-name="ro2">
          <table:table-cell office:value-type="float" office:value="641">
            <text:p>641</text:p>
          </table:table-cell>
          <table:table-cell office:value-type="float" office:value="2.656">
            <text:p>2.66E+000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643]+[.$G$2]" office:value-type="float" office:value="0.0000160249990487561">
            <text:p>0.000016025</text:p>
          </table:table-cell>
          <table:table-cell table:formula="of:=[.B644]" office:value-type="float" office:value="2.656">
            <text:p>2.66E+000</text:p>
          </table:table-cell>
          <table:table-cell table:formula="of:=[.C644]+5" office:value-type="float" office:value="4.6875">
            <text:p>4.6875</text:p>
          </table:table-cell>
          <table:table-cell table:formula="of:=[.D644]+10" office:value-type="float" office:value="13.593">
            <text:p>13.593</text:p>
          </table:table-cell>
          <table:table-cell table:formula="of:=[.E644]+15" office:value-type="float" office:value="15">
            <text:p>15</text:p>
          </table:table-cell>
        </table:table-row>
        <table:table-row table:style-name="ro2">
          <table:table-cell office:value-type="float" office:value="642">
            <text:p>642</text:p>
          </table:table-cell>
          <table:table-cell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644]+[.$G$2]" office:value-type="float" office:value="0.0000160499990472721">
            <text:p>0.00001605</text:p>
          </table:table-cell>
          <table:table-cell table:formula="of:=[.B645]" office:value-type="float" office:value="3.437">
            <text:p>3.44E+000</text:p>
          </table:table-cell>
          <table:table-cell table:formula="of:=[.C645]+5" office:value-type="float" office:value="4.6875">
            <text:p>4.6875</text:p>
          </table:table-cell>
          <table:table-cell table:formula="of:=[.D645]+10" office:value-type="float" office:value="13.125">
            <text:p>13.125</text:p>
          </table:table-cell>
          <table:table-cell table:formula="of:=[.E645]+15" office:value-type="float" office:value="15.1562">
            <text:p>15.1562</text:p>
          </table:table-cell>
        </table:table-row>
        <table:table-row table:style-name="ro2">
          <table:table-cell office:value-type="float" office:value="643">
            <text:p>643</text:p>
          </table:table-cell>
          <table:table-cell office:value-type="float" office:value="2.812">
            <text:p>2.81E+000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45]+[.$G$2]" office:value-type="float" office:value="0.0000160749990457881">
            <text:p>0.000016075</text:p>
          </table:table-cell>
          <table:table-cell table:formula="of:=[.B646]" office:value-type="float" office:value="2.812">
            <text:p>2.81E+000</text:p>
          </table:table-cell>
          <table:table-cell table:formula="of:=[.C646]+5" office:value-type="float" office:value="5.1562">
            <text:p>5.1562</text:p>
          </table:table-cell>
          <table:table-cell table:formula="of:=[.D646]+10" office:value-type="float" office:value="13.593">
            <text:p>13.593</text:p>
          </table:table-cell>
          <table:table-cell table:formula="of:=[.E646]+15" office:value-type="float" office:value="15.4687">
            <text:p>15.4687</text:p>
          </table:table-cell>
        </table:table-row>
        <table:table-row table:style-name="ro2">
          <table:table-cell office:value-type="float" office:value="644">
            <text:p>644</text:p>
          </table:table-cell>
          <table:table-cell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646]+[.$G$2]" office:value-type="float" office:value="0.0000160999990443041">
            <text:p>0.0000161</text:p>
          </table:table-cell>
          <table:table-cell table:formula="of:=[.B647]" office:value-type="float" office:value="3.437">
            <text:p>3.44E+000</text:p>
          </table:table-cell>
          <table:table-cell table:formula="of:=[.C647]+5" office:value-type="float" office:value="4.6875">
            <text:p>4.6875</text:p>
          </table:table-cell>
          <table:table-cell table:formula="of:=[.D647]+10" office:value-type="float" office:value="13.125">
            <text:p>13.125</text:p>
          </table:table-cell>
          <table:table-cell table:formula="of:=[.E647]+15" office:value-type="float" office:value="15.1562">
            <text:p>15.1562</text:p>
          </table:table-cell>
        </table:table-row>
        <table:table-row table:style-name="ro2">
          <table:table-cell office:value-type="float" office:value="645">
            <text:p>645</text:p>
          </table:table-cell>
          <table:table-cell office:value-type="float" office:value="2.5">
            <text:p>2.50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47]+[.$G$2]" office:value-type="float" office:value="0.0000161249990428201">
            <text:p>0.000016125</text:p>
          </table:table-cell>
          <table:table-cell table:formula="of:=[.B648]" office:value-type="float" office:value="2.5">
            <text:p>2.50E+000</text:p>
          </table:table-cell>
          <table:table-cell table:formula="of:=[.C648]+5" office:value-type="float" office:value="5.3125">
            <text:p>5.3125</text:p>
          </table:table-cell>
          <table:table-cell table:formula="of:=[.D648]+10" office:value-type="float" office:value="13.593">
            <text:p>13.593</text:p>
          </table:table-cell>
          <table:table-cell table:formula="of:=[.E648]+15" office:value-type="float" office:value="15.4687">
            <text:p>15.4687</text:p>
          </table:table-cell>
        </table:table-row>
        <table:table-row table:style-name="ro2">
          <table:table-cell office:value-type="float" office:value="646">
            <text:p>646</text:p>
          </table:table-cell>
          <table:table-cell office:value-type="float" office:value="2.031">
            <text:p>2.03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648]+[.$G$2]" office:value-type="float" office:value="0.0000161499990413361">
            <text:p>0.00001615</text:p>
          </table:table-cell>
          <table:table-cell table:formula="of:=[.B649]" office:value-type="float" office:value="2.031">
            <text:p>2.03E+000</text:p>
          </table:table-cell>
          <table:table-cell table:formula="of:=[.C649]+5" office:value-type="float" office:value="5.3125">
            <text:p>5.3125</text:p>
          </table:table-cell>
          <table:table-cell table:formula="of:=[.D649]+10" office:value-type="float" office:value="13.593">
            <text:p>13.593</text:p>
          </table:table-cell>
          <table:table-cell table:formula="of:=[.E649]+15" office:value-type="float" office:value="15.1562">
            <text:p>15.1562</text:p>
          </table:table-cell>
        </table:table-row>
        <table:table-row table:style-name="ro2">
          <table:table-cell office:value-type="float" office:value="647">
            <text:p>647</text:p>
          </table:table-cell>
          <table:table-cell office:value-type="float" office:value="-1.093">
            <text:p>-1.09E+000</text:p>
          </table:table-cell>
          <table:table-cell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49]+[.$G$2]" office:value-type="float" office:value="0.0000161749990398521">
            <text:p>0.000016175</text:p>
          </table:table-cell>
          <table:table-cell table:formula="of:=[.B650]" office:value-type="float" office:value="-1.093">
            <text:p>-1.09E+000</text:p>
          </table:table-cell>
          <table:table-cell table:formula="of:=[.C650]+5" office:value-type="float" office:value="4.5313">
            <text:p>4.5313</text:p>
          </table:table-cell>
          <table:table-cell table:formula="of:=[.D650]+10" office:value-type="float" office:value="12.968">
            <text:p>12.968</text:p>
          </table:table-cell>
          <table:table-cell table:formula="of:=[.E650]+15" office:value-type="float" office:value="15.4687">
            <text:p>15.4687</text:p>
          </table:table-cell>
        </table:table-row>
        <table:table-row table:style-name="ro2">
          <table:table-cell office:value-type="float" office:value="648">
            <text:p>648</text:p>
          </table:table-cell>
          <table:table-cell office:value-type="float" office:value="0">
            <text:p>0.00E+000</text:p>
          </table:table-cell>
          <table:table-cell office:value-type="float" office:value="-0.4687">
            <text:p>-4.69E-001</text:p>
          </table:table-cell>
          <table:table-cell office:value-type="float" office:value="3.437">
            <text:p>3.44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650]+[.$G$2]" office:value-type="float" office:value="0.0000161999990383681">
            <text:p>0.0000162</text:p>
          </table:table-cell>
          <table:table-cell table:formula="of:=[.B651]" office:value-type="float" office:value="0">
            <text:p>0.00E+000</text:p>
          </table:table-cell>
          <table:table-cell table:formula="of:=[.C651]+5" office:value-type="float" office:value="4.5313">
            <text:p>4.5313</text:p>
          </table:table-cell>
          <table:table-cell table:formula="of:=[.D651]+10" office:value-type="float" office:value="13.437">
            <text:p>13.437</text:p>
          </table:table-cell>
          <table:table-cell table:formula="of:=[.E651]+15" office:value-type="float" office:value="15.3125">
            <text:p>15.3125</text:p>
          </table:table-cell>
        </table:table-row>
        <table:table-row table:style-name="ro2">
          <table:table-cell office:value-type="float" office:value="649">
            <text:p>649</text:p>
          </table:table-cell>
          <table:table-cell office:value-type="float" office:value="-0.625">
            <text:p>-6.25E-001</text:p>
          </table:table-cell>
          <table:table-cell office:value-type="float" office:value="0.3125">
            <text:p>3.13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651]+[.$G$2]" office:value-type="float" office:value="0.0000162249990368841">
            <text:p>0.000016225</text:p>
          </table:table-cell>
          <table:table-cell table:formula="of:=[.B652]" office:value-type="float" office:value="-0.625">
            <text:p>-6.25E-001</text:p>
          </table:table-cell>
          <table:table-cell table:formula="of:=[.C652]+5" office:value-type="float" office:value="5.3125">
            <text:p>5.3125</text:p>
          </table:table-cell>
          <table:table-cell table:formula="of:=[.D652]+10" office:value-type="float" office:value="12.968">
            <text:p>12.968</text:p>
          </table:table-cell>
          <table:table-cell table:formula="of:=[.E652]+15" office:value-type="float" office:value="15.1562">
            <text:p>15.1562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652]+[.$G$2]" office:value-type="float" office:value="0.0000162499990354001">
            <text:p>0.00001625</text:p>
          </table:table-cell>
          <table:table-cell table:formula="of:=[.B653]" office:value-type="float" office:value="-0.4687">
            <text:p>-4.69E-001</text:p>
          </table:table-cell>
          <table:table-cell table:formula="of:=[.C653]+5" office:value-type="float" office:value="5.1562">
            <text:p>5.1562</text:p>
          </table:table-cell>
          <table:table-cell table:formula="of:=[.D653]+10" office:value-type="float" office:value="13.437">
            <text:p>13.437</text:p>
          </table:table-cell>
          <table:table-cell table:formula="of:=[.E653]+15" office:value-type="float" office:value="15.1562">
            <text:p>15.1562</text:p>
          </table:table-cell>
        </table:table-row>
        <table:table-row table:style-name="ro2">
          <table:table-cell office:value-type="float" office:value="651">
            <text:p>651</text:p>
          </table:table-cell>
          <table:table-cell office:value-type="float" office:value="0">
            <text:p>0.00E+000</text:p>
          </table:table-cell>
          <table:table-cell office:value-type="float" office:value="-0.3125">
            <text:p>-3.13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53]+[.$G$2]" office:value-type="float" office:value="0.0000162749990339161">
            <text:p>0.000016275</text:p>
          </table:table-cell>
          <table:table-cell table:formula="of:=[.B654]" office:value-type="float" office:value="0">
            <text:p>0.00E+000</text:p>
          </table:table-cell>
          <table:table-cell table:formula="of:=[.C654]+5" office:value-type="float" office:value="4.6875">
            <text:p>4.6875</text:p>
          </table:table-cell>
          <table:table-cell table:formula="of:=[.D654]+10" office:value-type="float" office:value="12.968">
            <text:p>12.968</text:p>
          </table:table-cell>
          <table:table-cell table:formula="of:=[.E654]+15" office:value-type="float" office:value="15.4687">
            <text:p>15.4687</text:p>
          </table:table-cell>
        </table:table-row>
        <table:table-row table:style-name="ro2">
          <table:table-cell office:value-type="float" office:value="652">
            <text:p>652</text:p>
          </table:table-cell>
          <table:table-cell table:number-columns-repeated="2" office:value-type="float" office:value="-0.4687">
            <text:p>-4.69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654]+[.$G$2]" office:value-type="float" office:value="0.0000162999990324321">
            <text:p>0.0000163</text:p>
          </table:table-cell>
          <table:table-cell table:formula="of:=[.B655]" office:value-type="float" office:value="-0.4687">
            <text:p>-4.69E-001</text:p>
          </table:table-cell>
          <table:table-cell table:formula="of:=[.C655]+5" office:value-type="float" office:value="4.5313">
            <text:p>4.5313</text:p>
          </table:table-cell>
          <table:table-cell table:formula="of:=[.D655]+10" office:value-type="float" office:value="13.593">
            <text:p>13.593</text:p>
          </table:table-cell>
          <table:table-cell table:formula="of:=[.E655]+15" office:value-type="float" office:value="15">
            <text:p>15</text:p>
          </table:table-cell>
        </table:table-row>
        <table:table-row table:style-name="ro2">
          <table:table-cell office:value-type="float" office:value="653">
            <text:p>653</text:p>
          </table:table-cell>
          <table:table-cell office:value-type="float" office:value="3.906">
            <text:p>3.91E+000</text:p>
          </table:table-cell>
          <table:table-cell office:value-type="float" office:value="0.4687">
            <text:p>4.69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55]+[.$G$2]" office:value-type="float" office:value="0.0000163249990309481">
            <text:p>0.000016325</text:p>
          </table:table-cell>
          <table:table-cell table:formula="of:=[.B656]" office:value-type="float" office:value="3.906">
            <text:p>3.91E+000</text:p>
          </table:table-cell>
          <table:table-cell table:formula="of:=[.C656]+5" office:value-type="float" office:value="5.4687">
            <text:p>5.4687</text:p>
          </table:table-cell>
          <table:table-cell table:formula="of:=[.D656]+10" office:value-type="float" office:value="12.968">
            <text:p>12.968</text:p>
          </table:table-cell>
          <table:table-cell table:formula="of:=[.E656]+15" office:value-type="float" office:value="15.4687">
            <text:p>15.4687</text:p>
          </table:table-cell>
        </table:table-row>
        <table:table-row table:style-name="ro2">
          <table:table-cell office:value-type="float" office:value="654">
            <text:p>654</text:p>
          </table:table-cell>
          <table:table-cell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656]+[.$G$2]" office:value-type="float" office:value="0.0000163499990294641">
            <text:p>0.00001635</text:p>
          </table:table-cell>
          <table:table-cell table:formula="of:=[.B657]" office:value-type="float" office:value="3.437">
            <text:p>3.44E+000</text:p>
          </table:table-cell>
          <table:table-cell table:formula="of:=[.C657]+5" office:value-type="float" office:value="5.1562">
            <text:p>5.1562</text:p>
          </table:table-cell>
          <table:table-cell table:formula="of:=[.D657]+10" office:value-type="float" office:value="13.593">
            <text:p>13.593</text:p>
          </table:table-cell>
          <table:table-cell table:formula="of:=[.E657]+15" office:value-type="float" office:value="15.3125">
            <text:p>15.3125</text:p>
          </table:table-cell>
        </table:table-row>
        <table:table-row table:style-name="ro2">
          <table:table-cell office:value-type="float" office:value="655">
            <text:p>655</text:p>
          </table:table-cell>
          <table:table-cell office:value-type="float" office:value="2.812">
            <text:p>2.81E+000</text:p>
          </table:table-cell>
          <table:table-cell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657]+[.$G$2]" office:value-type="float" office:value="0.0000163749990279801">
            <text:p>0.000016375</text:p>
          </table:table-cell>
          <table:table-cell table:formula="of:=[.B658]" office:value-type="float" office:value="2.812">
            <text:p>2.81E+000</text:p>
          </table:table-cell>
          <table:table-cell table:formula="of:=[.C658]+5" office:value-type="float" office:value="4.5313">
            <text:p>4.5313</text:p>
          </table:table-cell>
          <table:table-cell table:formula="of:=[.D658]+10" office:value-type="float" office:value="12.968">
            <text:p>12.968</text:p>
          </table:table-cell>
          <table:table-cell table:formula="of:=[.E658]+15" office:value-type="float" office:value="15">
            <text:p>15</text:p>
          </table:table-cell>
        </table:table-row>
        <table:table-row table:style-name="ro2">
          <table:table-cell office:value-type="float" office:value="656">
            <text:p>656</text:p>
          </table:table-cell>
          <table:table-cell office:value-type="float" office:value="2.812">
            <text:p>2.81E+000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58]+[.$G$2]" office:value-type="float" office:value="0.0000163999990264961">
            <text:p>0.0000164</text:p>
          </table:table-cell>
          <table:table-cell table:formula="of:=[.B659]" office:value-type="float" office:value="2.812">
            <text:p>2.81E+000</text:p>
          </table:table-cell>
          <table:table-cell table:formula="of:=[.C659]+5" office:value-type="float" office:value="5.1562">
            <text:p>5.1562</text:p>
          </table:table-cell>
          <table:table-cell table:formula="of:=[.D659]+10" office:value-type="float" office:value="12.968">
            <text:p>12.968</text:p>
          </table:table-cell>
          <table:table-cell table:formula="of:=[.E659]+15" office:value-type="float" office:value="15.4687">
            <text:p>15.4687</text:p>
          </table:table-cell>
        </table:table-row>
        <table:table-row table:style-name="ro2">
          <table:table-cell office:value-type="float" office:value="657">
            <text:p>657</text:p>
          </table:table-cell>
          <table:table-cell office:value-type="float" office:value="3.437">
            <text:p>3.44E+000</text:p>
          </table:table-cell>
          <table:table-cell office:value-type="float" office:value="-0.4687">
            <text:p>-4.69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659]+[.$G$2]" office:value-type="float" office:value="0.0000164249990250121">
            <text:p>0.000016425</text:p>
          </table:table-cell>
          <table:table-cell table:formula="of:=[.B660]" office:value-type="float" office:value="3.437">
            <text:p>3.44E+000</text:p>
          </table:table-cell>
          <table:table-cell table:formula="of:=[.C660]+5" office:value-type="float" office:value="4.5313">
            <text:p>4.5313</text:p>
          </table:table-cell>
          <table:table-cell table:formula="of:=[.D660]+10" office:value-type="float" office:value="13.593">
            <text:p>13.593</text:p>
          </table:table-cell>
          <table:table-cell table:formula="of:=[.E660]+15" office:value-type="float" office:value="15.1562">
            <text:p>15.1562</text:p>
          </table:table-cell>
        </table:table-row>
        <table:table-row table:style-name="ro2">
          <table:table-cell office:value-type="float" office:value="658">
            <text:p>658</text:p>
          </table:table-cell>
          <table:table-cell office:value-type="float" office:value="3.281">
            <text:p>3.28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660]+[.$G$2]" office:value-type="float" office:value="0.0000164499990235281">
            <text:p>0.00001645</text:p>
          </table:table-cell>
          <table:table-cell table:formula="of:=[.B661]" office:value-type="float" office:value="3.281">
            <text:p>3.28E+000</text:p>
          </table:table-cell>
          <table:table-cell table:formula="of:=[.C661]+5" office:value-type="float" office:value="5.3125">
            <text:p>5.3125</text:p>
          </table:table-cell>
          <table:table-cell table:formula="of:=[.D661]+10" office:value-type="float" office:value="13.593">
            <text:p>13.593</text:p>
          </table:table-cell>
          <table:table-cell table:formula="of:=[.E661]+15" office:value-type="float" office:value="15.1562">
            <text:p>15.1562</text:p>
          </table:table-cell>
        </table:table-row>
        <table:table-row table:style-name="ro2">
          <table:table-cell office:value-type="float" office:value="659">
            <text:p>659</text:p>
          </table:table-cell>
          <table:table-cell office:value-type="float" office:value="-1.093">
            <text:p>-1.09E+000</text:p>
          </table:table-cell>
          <table:table-cell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61]+[.$G$2]" office:value-type="float" office:value="0.0000164749990220441">
            <text:p>0.000016475</text:p>
          </table:table-cell>
          <table:table-cell table:formula="of:=[.B662]" office:value-type="float" office:value="-1.093">
            <text:p>-1.09E+000</text:p>
          </table:table-cell>
          <table:table-cell table:formula="of:=[.C662]+5" office:value-type="float" office:value="4.5313">
            <text:p>4.5313</text:p>
          </table:table-cell>
          <table:table-cell table:formula="of:=[.D662]+10" office:value-type="float" office:value="12.968">
            <text:p>12.968</text:p>
          </table:table-cell>
          <table:table-cell table:formula="of:=[.E662]+15" office:value-type="float" office:value="15.4687">
            <text:p>15.4687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662]+[.$G$2]" office:value-type="float" office:value="0.0000164999990205601">
            <text:p>0.0000165</text:p>
          </table:table-cell>
          <table:table-cell table:formula="of:=[.B663]" office:value-type="float" office:value="0">
            <text:p>0.00E+000</text:p>
          </table:table-cell>
          <table:table-cell table:formula="of:=[.C663]+5" office:value-type="float" office:value="5.1562">
            <text:p>5.1562</text:p>
          </table:table-cell>
          <table:table-cell table:formula="of:=[.D663]+10" office:value-type="float" office:value="13.593">
            <text:p>13.593</text:p>
          </table:table-cell>
          <table:table-cell table:formula="of:=[.E663]+15" office:value-type="float" office:value="15.1562">
            <text:p>15.1562</text:p>
          </table:table-cell>
        </table:table-row>
        <table:table-row table:style-name="ro2">
          <table:table-cell office:value-type="float" office:value="661">
            <text:p>661</text:p>
          </table:table-cell>
          <table:table-cell office:value-type="float" office:value="-0.7812">
            <text:p>-7.81E-001</text:p>
          </table:table-cell>
          <table:table-cell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63]+[.$G$2]" office:value-type="float" office:value="0.0000165249990190761">
            <text:p>0.000016525</text:p>
          </table:table-cell>
          <table:table-cell table:formula="of:=[.B664]" office:value-type="float" office:value="-0.7812">
            <text:p>-7.81E-001</text:p>
          </table:table-cell>
          <table:table-cell table:formula="of:=[.C664]+5" office:value-type="float" office:value="4.5313">
            <text:p>4.5313</text:p>
          </table:table-cell>
          <table:table-cell table:formula="of:=[.D664]+10" office:value-type="float" office:value="12.968">
            <text:p>12.968</text:p>
          </table:table-cell>
          <table:table-cell table:formula="of:=[.E664]+15" office:value-type="float" office:value="15.4687">
            <text:p>15.4687</text:p>
          </table:table-cell>
        </table:table-row>
        <table:table-row table:style-name="ro2">
          <table:table-cell office:value-type="float" office:value="662">
            <text:p>662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664]+[.$G$2]" office:value-type="float" office:value="0.0000165499990175921">
            <text:p>0.00001655</text:p>
          </table:table-cell>
          <table:table-cell table:formula="of:=[.B665]" office:value-type="float" office:value="-0.4687">
            <text:p>-4.69E-001</text:p>
          </table:table-cell>
          <table:table-cell table:formula="of:=[.C665]+5" office:value-type="float" office:value="4.6875">
            <text:p>4.6875</text:p>
          </table:table-cell>
          <table:table-cell table:formula="of:=[.D665]+10" office:value-type="float" office:value="12.968">
            <text:p>12.968</text:p>
          </table:table-cell>
          <table:table-cell table:formula="of:=[.E665]+15" office:value-type="float" office:value="15">
            <text:p>15</text:p>
          </table:table-cell>
        </table:table-row>
        <table:table-row table:style-name="ro2">
          <table:table-cell office:value-type="float" office:value="663">
            <text:p>663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65]+[.$G$2]" office:value-type="float" office:value="0.0000165749990161081">
            <text:p>0.000016575</text:p>
          </table:table-cell>
          <table:table-cell table:formula="of:=[.B666]" office:value-type="float" office:value="0">
            <text:p>0.00E+000</text:p>
          </table:table-cell>
          <table:table-cell table:formula="of:=[.C666]+5" office:value-type="float" office:value="5.1562">
            <text:p>5.1562</text:p>
          </table:table-cell>
          <table:table-cell table:formula="of:=[.D666]+10" office:value-type="float" office:value="13.593">
            <text:p>13.593</text:p>
          </table:table-cell>
          <table:table-cell table:formula="of:=[.E666]+15" office:value-type="float" office:value="15.4687">
            <text:p>15.4687</text:p>
          </table:table-cell>
        </table:table-row>
        <table:table-row table:style-name="ro2">
          <table:table-cell office:value-type="float" office:value="664">
            <text:p>664</text:p>
          </table:table-cell>
          <table:table-cell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office:value-type="float" office:value="3.437">
            <text:p>3.44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666]+[.$G$2]" office:value-type="float" office:value="0.0000165999990146241">
            <text:p>0.0000166</text:p>
          </table:table-cell>
          <table:table-cell table:formula="of:=[.B667]" office:value-type="float" office:value="-0.4687">
            <text:p>-4.69E-001</text:p>
          </table:table-cell>
          <table:table-cell table:formula="of:=[.C667]+5" office:value-type="float" office:value="5.1562">
            <text:p>5.1562</text:p>
          </table:table-cell>
          <table:table-cell table:formula="of:=[.D667]+10" office:value-type="float" office:value="13.437">
            <text:p>13.437</text:p>
          </table:table-cell>
          <table:table-cell table:formula="of:=[.E667]+15" office:value-type="float" office:value="15">
            <text:p>15</text:p>
          </table:table-cell>
        </table:table-row>
        <table:table-row table:style-name="ro2">
          <table:table-cell office:value-type="float" office:value="665">
            <text:p>665</text:p>
          </table:table-cell>
          <table:table-cell office:value-type="float" office:value="0">
            <text:p>0.00E+000</text:p>
          </table:table-cell>
          <table:table-cell office:value-type="float" office:value="-0.625">
            <text:p>-6.25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67]+[.$G$2]" office:value-type="float" office:value="0.0000166249990131401">
            <text:p>0.000016625</text:p>
          </table:table-cell>
          <table:table-cell table:formula="of:=[.B668]" office:value-type="float" office:value="0">
            <text:p>0.00E+000</text:p>
          </table:table-cell>
          <table:table-cell table:formula="of:=[.C668]+5" office:value-type="float" office:value="4.375">
            <text:p>4.375</text:p>
          </table:table-cell>
          <table:table-cell table:formula="of:=[.D668]+10" office:value-type="float" office:value="12.968">
            <text:p>12.968</text:p>
          </table:table-cell>
          <table:table-cell table:formula="of:=[.E668]+15" office:value-type="float" office:value="15.4687">
            <text:p>15.4687</text:p>
          </table:table-cell>
        </table:table-row>
        <table:table-row table:style-name="ro2">
          <table:table-cell office:value-type="float" office:value="666">
            <text:p>666</text:p>
          </table:table-cell>
          <table:table-cell office:value-type="float" office:value="0.9375">
            <text:p>9.38E-001</text:p>
          </table:table-cell>
          <table:table-cell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668]+[.$G$2]" office:value-type="float" office:value="0.0000166499990116561">
            <text:p>0.00001665</text:p>
          </table:table-cell>
          <table:table-cell table:formula="of:=[.B669]" office:value-type="float" office:value="0.9375">
            <text:p>9.38E-001</text:p>
          </table:table-cell>
          <table:table-cell table:formula="of:=[.C669]+5" office:value-type="float" office:value="4.5313">
            <text:p>4.5313</text:p>
          </table:table-cell>
          <table:table-cell table:formula="of:=[.D669]+10" office:value-type="float" office:value="12.968">
            <text:p>12.968</text:p>
          </table:table-cell>
          <table:table-cell table:formula="of:=[.E669]+15" office:value-type="float" office:value="15">
            <text:p>15</text:p>
          </table:table-cell>
        </table:table-row>
        <table:table-row table:style-name="ro2">
          <table:table-cell office:value-type="float" office:value="667">
            <text:p>667</text:p>
          </table:table-cell>
          <table:table-cell office:value-type="float" office:value="3.906">
            <text:p>3.91E+000</text:p>
          </table:table-cell>
          <table:table-cell office:value-type="float" office:value="0.4687">
            <text:p>4.69E-001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669]+[.$G$2]" office:value-type="float" office:value="0.0000166749990101721">
            <text:p>0.000016675</text:p>
          </table:table-cell>
          <table:table-cell table:formula="of:=[.B670]" office:value-type="float" office:value="3.906">
            <text:p>3.91E+000</text:p>
          </table:table-cell>
          <table:table-cell table:formula="of:=[.C670]+5" office:value-type="float" office:value="5.4687">
            <text:p>5.4687</text:p>
          </table:table-cell>
          <table:table-cell table:formula="of:=[.D670]+10" office:value-type="float" office:value="13.593">
            <text:p>13.593</text:p>
          </table:table-cell>
          <table:table-cell table:formula="of:=[.E670]+15" office:value-type="float" office:value="15.3125">
            <text:p>15.3125</text:p>
          </table:table-cell>
        </table:table-row>
        <table:table-row table:style-name="ro2">
          <table:table-cell office:value-type="float" office:value="668">
            <text:p>668</text:p>
          </table:table-cell>
          <table:table-cell office:value-type="float" office:value="3.281">
            <text:p>3.28E+000</text:p>
          </table:table-cell>
          <table:table-cell office:value-type="float" office:value="-0.3125">
            <text:p>-3.13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670]+[.$G$2]" office:value-type="float" office:value="0.0000166999990086881">
            <text:p>0.0000167</text:p>
          </table:table-cell>
          <table:table-cell table:formula="of:=[.B671]" office:value-type="float" office:value="3.281">
            <text:p>3.28E+000</text:p>
          </table:table-cell>
          <table:table-cell table:formula="of:=[.C671]+5" office:value-type="float" office:value="4.6875">
            <text:p>4.6875</text:p>
          </table:table-cell>
          <table:table-cell table:formula="of:=[.D671]+10" office:value-type="float" office:value="12.968">
            <text:p>12.968</text:p>
          </table:table-cell>
          <table:table-cell table:formula="of:=[.E671]+15" office:value-type="float" office:value="15.1562">
            <text:p>15.1562</text:p>
          </table:table-cell>
        </table:table-row>
        <table:table-row table:style-name="ro2">
          <table:table-cell office:value-type="float" office:value="669">
            <text:p>669</text:p>
          </table:table-cell>
          <table:table-cell office:value-type="float" office:value="2.812">
            <text:p>2.81E+000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71]+[.$G$2]" office:value-type="float" office:value="0.0000167249990072041">
            <text:p>0.000016725</text:p>
          </table:table-cell>
          <table:table-cell table:formula="of:=[.B672]" office:value-type="float" office:value="2.812">
            <text:p>2.81E+000</text:p>
          </table:table-cell>
          <table:table-cell table:formula="of:=[.C672]+5" office:value-type="float" office:value="5.1562">
            <text:p>5.1562</text:p>
          </table:table-cell>
          <table:table-cell table:formula="of:=[.D672]+10" office:value-type="float" office:value="13.593">
            <text:p>13.593</text:p>
          </table:table-cell>
          <table:table-cell table:formula="of:=[.E672]+15" office:value-type="float" office:value="15.4687">
            <text:p>15.4687</text:p>
          </table:table-cell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3.281">
            <text:p>3.28E+000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672]+[.$G$2]" office:value-type="float" office:value="0.0000167499990057201">
            <text:p>0.00001675</text:p>
          </table:table-cell>
          <table:table-cell table:formula="of:=[.B673]" office:value-type="float" office:value="3.281">
            <text:p>3.28E+000</text:p>
          </table:table-cell>
          <table:table-cell table:formula="of:=[.C673]+5" office:value-type="float" office:value="5.1562">
            <text:p>5.1562</text:p>
          </table:table-cell>
          <table:table-cell table:formula="of:=[.D673]+10" office:value-type="float" office:value="13.593">
            <text:p>13.593</text:p>
          </table:table-cell>
          <table:table-cell table:formula="of:=[.E673]+15" office:value-type="float" office:value="15.1562">
            <text:p>15.1562</text:p>
          </table:table-cell>
        </table:table-row>
        <table:table-row table:style-name="ro2">
          <table:table-cell office:value-type="float" office:value="671">
            <text:p>671</text:p>
          </table:table-cell>
          <table:table-cell office:value-type="float" office:value="2.812">
            <text:p>2.81E+000</text:p>
          </table:table-cell>
          <table:table-cell office:value-type="float" office:value="-0.3125">
            <text:p>-3.13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73]+[.$G$2]" office:value-type="float" office:value="0.0000167749990042361">
            <text:p>0.000016775</text:p>
          </table:table-cell>
          <table:table-cell table:formula="of:=[.B674]" office:value-type="float" office:value="2.812">
            <text:p>2.81E+000</text:p>
          </table:table-cell>
          <table:table-cell table:formula="of:=[.C674]+5" office:value-type="float" office:value="4.6875">
            <text:p>4.6875</text:p>
          </table:table-cell>
          <table:table-cell table:formula="of:=[.D674]+10" office:value-type="float" office:value="12.968">
            <text:p>12.968</text:p>
          </table:table-cell>
          <table:table-cell table:formula="of:=[.E674]+15" office:value-type="float" office:value="15.4687">
            <text:p>15.4687</text:p>
          </table:table-cell>
        </table:table-row>
        <table:table-row table:style-name="ro2">
          <table:table-cell office:value-type="float" office:value="672">
            <text:p>672</text:p>
          </table:table-cell>
          <table:table-cell office:value-type="float" office:value="3.281">
            <text:p>3.28E+000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674]+[.$G$2]" office:value-type="float" office:value="0.0000167999990027521">
            <text:p>0.0000168</text:p>
          </table:table-cell>
          <table:table-cell table:formula="of:=[.B675]" office:value-type="float" office:value="3.281">
            <text:p>3.28E+000</text:p>
          </table:table-cell>
          <table:table-cell table:formula="of:=[.C675]+5" office:value-type="float" office:value="5.1562">
            <text:p>5.1562</text:p>
          </table:table-cell>
          <table:table-cell table:formula="of:=[.D675]+10" office:value-type="float" office:value="12.968">
            <text:p>12.968</text:p>
          </table:table-cell>
          <table:table-cell table:formula="of:=[.E675]+15" office:value-type="float" office:value="15.3125">
            <text:p>15.3125</text:p>
          </table:table-cell>
        </table:table-row>
        <table:table-row table:style-name="ro2">
          <table:table-cell office:value-type="float" office:value="673">
            <text:p>673</text:p>
          </table:table-cell>
          <table:table-cell office:value-type="float" office:value="-1.093">
            <text:p>-1.09E+000</text:p>
          </table:table-cell>
          <table:table-cell office:value-type="float" office:value="-0.4687">
            <text:p>-4.69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675]+[.$G$2]" office:value-type="float" office:value="0.0000168249990012681">
            <text:p>0.000016825</text:p>
          </table:table-cell>
          <table:table-cell table:formula="of:=[.B676]" office:value-type="float" office:value="-1.093">
            <text:p>-1.09E+000</text:p>
          </table:table-cell>
          <table:table-cell table:formula="of:=[.C676]+5" office:value-type="float" office:value="4.5313">
            <text:p>4.5313</text:p>
          </table:table-cell>
          <table:table-cell table:formula="of:=[.D676]+10" office:value-type="float" office:value="13.593">
            <text:p>13.593</text:p>
          </table:table-cell>
          <table:table-cell table:formula="of:=[.E676]+15" office:value-type="float" office:value="15.1562">
            <text:p>15.1562</text:p>
          </table:table-cell>
        </table:table-row>
        <table:table-row table:style-name="ro2">
          <table:table-cell office:value-type="float" office:value="674">
            <text:p>674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676]+[.$G$2]" office:value-type="float" office:value="0.0000168499989997841">
            <text:p>0.00001685</text:p>
          </table:table-cell>
          <table:table-cell table:formula="of:=[.B677]" office:value-type="float" office:value="-0.4687">
            <text:p>-4.69E-001</text:p>
          </table:table-cell>
          <table:table-cell table:formula="of:=[.C677]+5" office:value-type="float" office:value="4.6875">
            <text:p>4.6875</text:p>
          </table:table-cell>
          <table:table-cell table:formula="of:=[.D677]+10" office:value-type="float" office:value="13.437">
            <text:p>13.437</text:p>
          </table:table-cell>
          <table:table-cell table:formula="of:=[.E677]+15" office:value-type="float" office:value="15.1562">
            <text:p>15.1562</text:p>
          </table:table-cell>
        </table:table-row>
        <table:table-row table:style-name="ro2">
          <table:table-cell office:value-type="float" office:value="675">
            <text:p>675</text:p>
          </table:table-cell>
          <table:table-cell office:value-type="float" office:value="0">
            <text:p>0.00E+000</text:p>
          </table:table-cell>
          <table:table-cell office:value-type="float" office:value="0.3125">
            <text:p>3.13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77]+[.$G$2]" office:value-type="float" office:value="0.0000168749989983001">
            <text:p>0.000016875</text:p>
          </table:table-cell>
          <table:table-cell table:formula="of:=[.B678]" office:value-type="float" office:value="0">
            <text:p>0.00E+000</text:p>
          </table:table-cell>
          <table:table-cell table:formula="of:=[.C678]+5" office:value-type="float" office:value="5.3125">
            <text:p>5.3125</text:p>
          </table:table-cell>
          <table:table-cell table:formula="of:=[.D678]+10" office:value-type="float" office:value="12.968">
            <text:p>12.968</text:p>
          </table:table-cell>
          <table:table-cell table:formula="of:=[.E678]+15" office:value-type="float" office:value="15.4687">
            <text:p>15.4687</text:p>
          </table:table-cell>
        </table:table-row>
        <table:table-row table:style-name="ro2">
          <table:table-cell office:value-type="float" office:value="676">
            <text:p>676</text:p>
          </table:table-cell>
          <table:table-cell office:value-type="float" office:value="0">
            <text:p>0.00E+000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678]+[.$G$2]" office:value-type="float" office:value="0.0000168999989968161">
            <text:p>0.0000169</text:p>
          </table:table-cell>
          <table:table-cell table:formula="of:=[.B679]" office:value-type="float" office:value="0">
            <text:p>0.00E+000</text:p>
          </table:table-cell>
          <table:table-cell table:formula="of:=[.C679]+5" office:value-type="float" office:value="4.6875">
            <text:p>4.6875</text:p>
          </table:table-cell>
          <table:table-cell table:formula="of:=[.D679]+10" office:value-type="float" office:value="13.593">
            <text:p>13.593</text:p>
          </table:table-cell>
          <table:table-cell table:formula="of:=[.E679]+15" office:value-type="float" office:value="15">
            <text:p>15</text:p>
          </table:table-cell>
        </table:table-row>
        <table:table-row table:style-name="ro2">
          <table:table-cell office:value-type="float" office:value="677">
            <text:p>677</text:p>
          </table:table-cell>
          <table:table-cell office:value-type="float" office:value="-0.4687">
            <text:p>-4.69E-001</text:p>
          </table:table-cell>
          <table:table-cell office:value-type="float" office:value="0.3125">
            <text:p>3.13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79]+[.$G$2]" office:value-type="float" office:value="0.0000169249989953321">
            <text:p>0.000016925</text:p>
          </table:table-cell>
          <table:table-cell table:formula="of:=[.B680]" office:value-type="float" office:value="-0.4687">
            <text:p>-4.69E-001</text:p>
          </table:table-cell>
          <table:table-cell table:formula="of:=[.C680]+5" office:value-type="float" office:value="5.3125">
            <text:p>5.3125</text:p>
          </table:table-cell>
          <table:table-cell table:formula="of:=[.D680]+10" office:value-type="float" office:value="12.968">
            <text:p>12.968</text:p>
          </table:table-cell>
          <table:table-cell table:formula="of:=[.E680]+15" office:value-type="float" office:value="15.4687">
            <text:p>15.4687</text:p>
          </table:table-cell>
        </table:table-row>
        <table:table-row table:style-name="ro2">
          <table:table-cell office:value-type="float" office:value="678">
            <text:p>678</text:p>
          </table:table-cell>
          <table:table-cell office:value-type="float" office:value="-0.625">
            <text:p>-6.25E-001</text:p>
          </table:table-cell>
          <table:table-cell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80]+[.$G$2]" office:value-type="float" office:value="0.0000169499989938481">
            <text:p>0.00001695</text:p>
          </table:table-cell>
          <table:table-cell table:formula="of:=[.B681]" office:value-type="float" office:value="-0.625">
            <text:p>-6.25E-001</text:p>
          </table:table-cell>
          <table:table-cell table:formula="of:=[.C681]+5" office:value-type="float" office:value="4.5313">
            <text:p>4.5313</text:p>
          </table:table-cell>
          <table:table-cell table:formula="of:=[.D681]+10" office:value-type="float" office:value="12.968">
            <text:p>12.968</text:p>
          </table:table-cell>
          <table:table-cell table:formula="of:=[.E681]+15" office:value-type="float" office:value="15.4687">
            <text:p>15.4687</text:p>
          </table:table-cell>
        </table:table-row>
        <table:table-row table:style-name="ro2">
          <table:table-cell office:value-type="float" office:value="679">
            <text:p>679</text:p>
          </table:table-cell>
          <table:table-cell office:value-type="float" office:value="3.75">
            <text:p>3.75E+000</text:p>
          </table:table-cell>
          <table:table-cell office:value-type="float" office:value="0.3125">
            <text:p>3.13E-001</text:p>
          </table:table-cell>
          <table:table-cell office:value-type="float" office:value="3.75">
            <text:p>3.75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681]+[.$G$2]" office:value-type="float" office:value="0.0000169749989923641">
            <text:p>0.000016975</text:p>
          </table:table-cell>
          <table:table-cell table:formula="of:=[.B682]" office:value-type="float" office:value="3.75">
            <text:p>3.75E+000</text:p>
          </table:table-cell>
          <table:table-cell table:formula="of:=[.C682]+5" office:value-type="float" office:value="5.3125">
            <text:p>5.3125</text:p>
          </table:table-cell>
          <table:table-cell table:formula="of:=[.D682]+10" office:value-type="float" office:value="13.75">
            <text:p>13.75</text:p>
          </table:table-cell>
          <table:table-cell table:formula="of:=[.E682]+15" office:value-type="float" office:value="15">
            <text:p>15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2.656">
            <text:p>2.66E+000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82]+[.$G$2]" office:value-type="float" office:value="0.0000169999989908801">
            <text:p>0.000017</text:p>
          </table:table-cell>
          <table:table-cell table:formula="of:=[.B683]" office:value-type="float" office:value="2.656">
            <text:p>2.66E+000</text:p>
          </table:table-cell>
          <table:table-cell table:formula="of:=[.C683]+5" office:value-type="float" office:value="5.1562">
            <text:p>5.1562</text:p>
          </table:table-cell>
          <table:table-cell table:formula="of:=[.D683]+10" office:value-type="float" office:value="12.968">
            <text:p>12.968</text:p>
          </table:table-cell>
          <table:table-cell table:formula="of:=[.E683]+15" office:value-type="float" office:value="15.4687">
            <text:p>15.4687</text:p>
          </table:table-cell>
        </table:table-row>
        <table:table-row table:style-name="ro2">
          <table:table-cell office:value-type="float" office:value="681">
            <text:p>681</text:p>
          </table:table-cell>
          <table:table-cell office:value-type="float" office:value="3.593">
            <text:p>3.59E+000</text:p>
          </table:table-cell>
          <table:table-cell office:value-type="float" office:value="-0.4687">
            <text:p>-4.69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683]+[.$G$2]" office:value-type="float" office:value="0.0000170249989893961">
            <text:p>0.000017025</text:p>
          </table:table-cell>
          <table:table-cell table:formula="of:=[.B684]" office:value-type="float" office:value="3.593">
            <text:p>3.59E+000</text:p>
          </table:table-cell>
          <table:table-cell table:formula="of:=[.C684]+5" office:value-type="float" office:value="4.5313">
            <text:p>4.5313</text:p>
          </table:table-cell>
          <table:table-cell table:formula="of:=[.D684]+10" office:value-type="float" office:value="13.593">
            <text:p>13.593</text:p>
          </table:table-cell>
          <table:table-cell table:formula="of:=[.E684]+15" office:value-type="float" office:value="15">
            <text:p>15</text:p>
          </table:table-cell>
        </table:table-row>
        <table:table-row table:style-name="ro2">
          <table:table-cell office:value-type="float" office:value="682">
            <text:p>682</text:p>
          </table:table-cell>
          <table:table-cell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684]+[.$G$2]" office:value-type="float" office:value="0.0000170499989879121">
            <text:p>0.00001705</text:p>
          </table:table-cell>
          <table:table-cell table:formula="of:=[.B685]" office:value-type="float" office:value="3.437">
            <text:p>3.44E+000</text:p>
          </table:table-cell>
          <table:table-cell table:formula="of:=[.C685]+5" office:value-type="float" office:value="5.1562">
            <text:p>5.1562</text:p>
          </table:table-cell>
          <table:table-cell table:formula="of:=[.D685]+10" office:value-type="float" office:value="12.968">
            <text:p>12.968</text:p>
          </table:table-cell>
          <table:table-cell table:formula="of:=[.E685]+15" office:value-type="float" office:value="15">
            <text:p>15</text:p>
          </table:table-cell>
        </table:table-row>
        <table:table-row table:style-name="ro2">
          <table:table-cell office:value-type="float" office:value="683">
            <text:p>683</text:p>
          </table:table-cell>
          <table:table-cell office:value-type="float" office:value="2.812">
            <text:p>2.81E+000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85]+[.$G$2]" office:value-type="float" office:value="0.0000170749989864281">
            <text:p>0.000017075</text:p>
          </table:table-cell>
          <table:table-cell table:formula="of:=[.B686]" office:value-type="float" office:value="2.812">
            <text:p>2.81E+000</text:p>
          </table:table-cell>
          <table:table-cell table:formula="of:=[.C686]+5" office:value-type="float" office:value="4.6875">
            <text:p>4.6875</text:p>
          </table:table-cell>
          <table:table-cell table:formula="of:=[.D686]+10" office:value-type="float" office:value="13.593">
            <text:p>13.593</text:p>
          </table:table-cell>
          <table:table-cell table:formula="of:=[.E686]+15" office:value-type="float" office:value="15.4687">
            <text:p>15.4687</text:p>
          </table:table-cell>
        </table:table-row>
        <table:table-row table:style-name="ro2">
          <table:table-cell office:value-type="float" office:value="684">
            <text:p>684</text:p>
          </table:table-cell>
          <table:table-cell office:value-type="float" office:value="2.812">
            <text:p>2.81E+000</text:p>
          </table:table-cell>
          <table:table-cell office:value-type="float" office:value="-0.3125">
            <text:p>-3.13E-001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686]+[.$G$2]" office:value-type="float" office:value="0.0000170999989849441">
            <text:p>0.0000171</text:p>
          </table:table-cell>
          <table:table-cell table:formula="of:=[.B687]" office:value-type="float" office:value="2.812">
            <text:p>2.81E+000</text:p>
          </table:table-cell>
          <table:table-cell table:formula="of:=[.C687]+5" office:value-type="float" office:value="4.6875">
            <text:p>4.6875</text:p>
          </table:table-cell>
          <table:table-cell table:formula="of:=[.D687]+10" office:value-type="float" office:value="13.125">
            <text:p>13.125</text:p>
          </table:table-cell>
          <table:table-cell table:formula="of:=[.E687]+15" office:value-type="float" office:value="15.1562">
            <text:p>15.1562</text:p>
          </table:table-cell>
        </table:table-row>
        <table:table-row table:style-name="ro2">
          <table:table-cell office:value-type="float" office:value="685">
            <text:p>685</text:p>
          </table:table-cell>
          <table:table-cell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87]+[.$G$2]" office:value-type="float" office:value="0.0000171249989834601">
            <text:p>0.000017125</text:p>
          </table:table-cell>
          <table:table-cell table:formula="of:=[.B688]" office:value-type="float" office:value="3.437">
            <text:p>3.44E+000</text:p>
          </table:table-cell>
          <table:table-cell table:formula="of:=[.C688]+5" office:value-type="float" office:value="5.1562">
            <text:p>5.1562</text:p>
          </table:table-cell>
          <table:table-cell table:formula="of:=[.D688]+10" office:value-type="float" office:value="13.593">
            <text:p>13.593</text:p>
          </table:table-cell>
          <table:table-cell table:formula="of:=[.E688]+15" office:value-type="float" office:value="15.4687">
            <text:p>15.4687</text:p>
          </table:table-cell>
        </table:table-row>
        <table:table-row table:style-name="ro2">
          <table:table-cell office:value-type="float" office:value="686">
            <text:p>686</text:p>
          </table:table-cell>
          <table:table-cell office:value-type="float" office:value="2.187">
            <text:p>2.19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688]+[.$G$2]" office:value-type="float" office:value="0.0000171499989819761">
            <text:p>0.00001715</text:p>
          </table:table-cell>
          <table:table-cell table:formula="of:=[.B689]" office:value-type="float" office:value="2.187">
            <text:p>2.19E+000</text:p>
          </table:table-cell>
          <table:table-cell table:formula="of:=[.C689]+5" office:value-type="float" office:value="5.3125">
            <text:p>5.3125</text:p>
          </table:table-cell>
          <table:table-cell table:formula="of:=[.D689]+10" office:value-type="float" office:value="13.593">
            <text:p>13.593</text:p>
          </table:table-cell>
          <table:table-cell table:formula="of:=[.E689]+15" office:value-type="float" office:value="15.3125">
            <text:p>15.3125</text:p>
          </table:table-cell>
        </table:table-row>
        <table:table-row table:style-name="ro2">
          <table:table-cell office:value-type="float" office:value="687">
            <text:p>687</text:p>
          </table:table-cell>
          <table:table-cell office:value-type="float" office:value="-1.093">
            <text:p>-1.09E+000</text:p>
          </table:table-cell>
          <table:table-cell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689]+[.$G$2]" office:value-type="float" office:value="0.0000171749989804921">
            <text:p>0.000017175</text:p>
          </table:table-cell>
          <table:table-cell table:formula="of:=[.B690]" office:value-type="float" office:value="-1.093">
            <text:p>-1.09E+000</text:p>
          </table:table-cell>
          <table:table-cell table:formula="of:=[.C690]+5" office:value-type="float" office:value="4.5313">
            <text:p>4.5313</text:p>
          </table:table-cell>
          <table:table-cell table:formula="of:=[.D690]+10" office:value-type="float" office:value="12.968">
            <text:p>12.968</text:p>
          </table:table-cell>
          <table:table-cell table:formula="of:=[.E690]+15" office:value-type="float" office:value="15.1562">
            <text:p>15.1562</text:p>
          </table:table-cell>
        </table:table-row>
        <table:table-row table:style-name="ro2">
          <table:table-cell office:value-type="float" office:value="688">
            <text:p>688</text:p>
          </table:table-cell>
          <table:table-cell office:value-type="float" office:value="-0.1562">
            <text:p>-1.56E-001</text:p>
          </table:table-cell>
          <table:table-cell office:value-type="float" office:value="0.3125">
            <text:p>3.13E-001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690]+[.$G$2]" office:value-type="float" office:value="0.0000171999989790081">
            <text:p>0.0000172</text:p>
          </table:table-cell>
          <table:table-cell table:formula="of:=[.B691]" office:value-type="float" office:value="-0.1562">
            <text:p>-1.56E-001</text:p>
          </table:table-cell>
          <table:table-cell table:formula="of:=[.C691]+5" office:value-type="float" office:value="5.3125">
            <text:p>5.3125</text:p>
          </table:table-cell>
          <table:table-cell table:formula="of:=[.D691]+10" office:value-type="float" office:value="12.968">
            <text:p>12.968</text:p>
          </table:table-cell>
          <table:table-cell table:formula="of:=[.E691]+15" office:value-type="float" office:value="15">
            <text:p>15</text:p>
          </table:table-cell>
        </table:table-row>
        <table:table-row table:style-name="ro2">
          <table:table-cell office:value-type="float" office:value="689">
            <text:p>689</text:p>
          </table:table-cell>
          <table:table-cell office:value-type="float" office:value="-0.625">
            <text:p>-6.25E-001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91]+[.$G$2]" office:value-type="float" office:value="0.0000172249989775241">
            <text:p>0.000017225</text:p>
          </table:table-cell>
          <table:table-cell table:formula="of:=[.B692]" office:value-type="float" office:value="-0.625">
            <text:p>-6.25E-001</text:p>
          </table:table-cell>
          <table:table-cell table:formula="of:=[.C692]+5" office:value-type="float" office:value="4.6875">
            <text:p>4.6875</text:p>
          </table:table-cell>
          <table:table-cell table:formula="of:=[.D692]+10" office:value-type="float" office:value="13.593">
            <text:p>13.593</text:p>
          </table:table-cell>
          <table:table-cell table:formula="of:=[.E692]+15" office:value-type="float" office:value="15.4687">
            <text:p>15.4687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692]+[.$G$2]" office:value-type="float" office:value="0.0000172499989760401">
            <text:p>0.00001725</text:p>
          </table:table-cell>
          <table:table-cell table:formula="of:=[.B693]" office:value-type="float" office:value="0">
            <text:p>0.00E+000</text:p>
          </table:table-cell>
          <table:table-cell table:formula="of:=[.C693]+5" office:value-type="float" office:value="5.1562">
            <text:p>5.1562</text:p>
          </table:table-cell>
          <table:table-cell table:formula="of:=[.D693]+10" office:value-type="float" office:value="13.593">
            <text:p>13.593</text:p>
          </table:table-cell>
          <table:table-cell table:formula="of:=[.E693]+15" office:value-type="float" office:value="15">
            <text:p>15</text:p>
          </table:table-cell>
        </table:table-row>
        <table:table-row table:style-name="ro2">
          <table:table-cell office:value-type="float" office:value="691">
            <text:p>691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93]+[.$G$2]" office:value-type="float" office:value="0.0000172749989745561">
            <text:p>0.000017275</text:p>
          </table:table-cell>
          <table:table-cell table:formula="of:=[.B694]" office:value-type="float" office:value="-0.4687">
            <text:p>-4.69E-001</text:p>
          </table:table-cell>
          <table:table-cell table:formula="of:=[.C694]+5" office:value-type="float" office:value="4.6875">
            <text:p>4.6875</text:p>
          </table:table-cell>
          <table:table-cell table:formula="of:=[.D694]+10" office:value-type="float" office:value="12.968">
            <text:p>12.968</text:p>
          </table:table-cell>
          <table:table-cell table:formula="of:=[.E694]+15" office:value-type="float" office:value="15.4687">
            <text:p>15.4687</text:p>
          </table:table-cell>
        </table:table-row>
        <table:table-row table:style-name="ro2">
          <table:table-cell office:value-type="float" office:value="692">
            <text:p>692</text:p>
          </table:table-cell>
          <table:table-cell office:value-type="float" office:value="-0.4687">
            <text:p>-4.69E-001</text:p>
          </table:table-cell>
          <table:table-cell office:value-type="float" office:value="-0.625">
            <text:p>-6.25E-001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694]+[.$G$2]" office:value-type="float" office:value="0.0000172999989730721">
            <text:p>0.0000173</text:p>
          </table:table-cell>
          <table:table-cell table:formula="of:=[.B695]" office:value-type="float" office:value="-0.4687">
            <text:p>-4.69E-001</text:p>
          </table:table-cell>
          <table:table-cell table:formula="of:=[.C695]+5" office:value-type="float" office:value="4.375">
            <text:p>4.375</text:p>
          </table:table-cell>
          <table:table-cell table:formula="of:=[.D695]+10" office:value-type="float" office:value="12.968">
            <text:p>12.968</text:p>
          </table:table-cell>
          <table:table-cell table:formula="of:=[.E695]+15" office:value-type="float" office:value="15">
            <text:p>15</text:p>
          </table:table-cell>
        </table:table-row>
        <table:table-row table:style-name="ro2">
          <table:table-cell office:value-type="float" office:value="693">
            <text:p>693</text:p>
          </table:table-cell>
          <table:table-cell office:value-type="float" office:value="3.75">
            <text:p>3.75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95]+[.$G$2]" office:value-type="float" office:value="0.0000173249989715881">
            <text:p>0.000017325</text:p>
          </table:table-cell>
          <table:table-cell table:formula="of:=[.B696]" office:value-type="float" office:value="3.75">
            <text:p>3.75E+000</text:p>
          </table:table-cell>
          <table:table-cell table:formula="of:=[.C696]+5" office:value-type="float" office:value="5.3125">
            <text:p>5.3125</text:p>
          </table:table-cell>
          <table:table-cell table:formula="of:=[.D696]+10" office:value-type="float" office:value="13.593">
            <text:p>13.593</text:p>
          </table:table-cell>
          <table:table-cell table:formula="of:=[.E696]+15" office:value-type="float" office:value="15.4687">
            <text:p>15.4687</text:p>
          </table:table-cell>
        </table:table-row>
        <table:table-row table:style-name="ro2">
          <table:table-cell office:value-type="float" office:value="694">
            <text:p>694</text:p>
          </table:table-cell>
          <table:table-cell office:value-type="float" office:value="2.812">
            <text:p>2.81E+000</text:p>
          </table:table-cell>
          <table:table-cell office:value-type="float" office:value="-0.3125">
            <text:p>-3.13E-001</text:p>
          </table:table-cell>
          <table:table-cell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696]+[.$G$2]" office:value-type="float" office:value="0.0000173499989701041">
            <text:p>0.00001735</text:p>
          </table:table-cell>
          <table:table-cell table:formula="of:=[.B697]" office:value-type="float" office:value="2.812">
            <text:p>2.81E+000</text:p>
          </table:table-cell>
          <table:table-cell table:formula="of:=[.C697]+5" office:value-type="float" office:value="4.6875">
            <text:p>4.6875</text:p>
          </table:table-cell>
          <table:table-cell table:formula="of:=[.D697]+10" office:value-type="float" office:value="13.437">
            <text:p>13.437</text:p>
          </table:table-cell>
          <table:table-cell table:formula="of:=[.E697]+15" office:value-type="float" office:value="15.1562">
            <text:p>15.1562</text:p>
          </table:table-cell>
        </table:table-row>
        <table:table-row table:style-name="ro2">
          <table:table-cell office:value-type="float" office:value="695">
            <text:p>695</text:p>
          </table:table-cell>
          <table:table-cell office:value-type="float" office:value="3.437">
            <text:p>3.44E+000</text:p>
          </table:table-cell>
          <table:table-cell office:value-type="float" office:value="0.3125">
            <text:p>3.13E-001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697]+[.$G$2]" office:value-type="float" office:value="0.0000173749989686201">
            <text:p>0.000017375</text:p>
          </table:table-cell>
          <table:table-cell table:formula="of:=[.B698]" office:value-type="float" office:value="3.437">
            <text:p>3.44E+000</text:p>
          </table:table-cell>
          <table:table-cell table:formula="of:=[.C698]+5" office:value-type="float" office:value="5.3125">
            <text:p>5.3125</text:p>
          </table:table-cell>
          <table:table-cell table:formula="of:=[.D698]+10" office:value-type="float" office:value="12.968">
            <text:p>12.968</text:p>
          </table:table-cell>
          <table:table-cell table:formula="of:=[.E698]+15" office:value-type="float" office:value="15.3125">
            <text:p>15.3125</text:p>
          </table:table-cell>
        </table:table-row>
        <table:table-row table:style-name="ro2">
          <table:table-cell office:value-type="float" office:value="696">
            <text:p>696</text:p>
          </table:table-cell>
          <table:table-cell office:value-type="float" office:value="2.812">
            <text:p>2.81E+000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698]+[.$G$2]" office:value-type="float" office:value="0.000017399998967136">
            <text:p>0.0000174</text:p>
          </table:table-cell>
          <table:table-cell table:formula="of:=[.B699]" office:value-type="float" office:value="2.812">
            <text:p>2.81E+000</text:p>
          </table:table-cell>
          <table:table-cell table:formula="of:=[.C699]+5" office:value-type="float" office:value="5.1562">
            <text:p>5.1562</text:p>
          </table:table-cell>
          <table:table-cell table:formula="of:=[.D699]+10" office:value-type="float" office:value="12.968">
            <text:p>12.968</text:p>
          </table:table-cell>
          <table:table-cell table:formula="of:=[.E699]+15" office:value-type="float" office:value="15.1562">
            <text:p>15.1562</text:p>
          </table:table-cell>
        </table:table-row>
        <table:table-row table:style-name="ro2">
          <table:table-cell office:value-type="float" office:value="697">
            <text:p>697</text:p>
          </table:table-cell>
          <table:table-cell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699]+[.$G$2]" office:value-type="float" office:value="0.000017424998965652">
            <text:p>0.000017425</text:p>
          </table:table-cell>
          <table:table-cell table:formula="of:=[.B700]" office:value-type="float" office:value="3.437">
            <text:p>3.44E+000</text:p>
          </table:table-cell>
          <table:table-cell table:formula="of:=[.C700]+5" office:value-type="float" office:value="4.6875">
            <text:p>4.6875</text:p>
          </table:table-cell>
          <table:table-cell table:formula="of:=[.D700]+10" office:value-type="float" office:value="13.593">
            <text:p>13.593</text:p>
          </table:table-cell>
          <table:table-cell table:formula="of:=[.E700]+15" office:value-type="float" office:value="15.4687">
            <text:p>15.4687</text:p>
          </table:table-cell>
        </table:table-row>
        <table:table-row table:style-name="ro2">
          <table:table-cell office:value-type="float" office:value="698">
            <text:p>698</text:p>
          </table:table-cell>
          <table:table-cell office:value-type="float" office:value="3.281">
            <text:p>3.28E+000</text:p>
          </table:table-cell>
          <table:table-cell office:value-type="float" office:value="0.3125">
            <text:p>3.13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700]+[.$G$2]" office:value-type="float" office:value="0.000017449998964168">
            <text:p>0.00001745</text:p>
          </table:table-cell>
          <table:table-cell table:formula="of:=[.B701]" office:value-type="float" office:value="3.281">
            <text:p>3.28E+000</text:p>
          </table:table-cell>
          <table:table-cell table:formula="of:=[.C701]+5" office:value-type="float" office:value="5.3125">
            <text:p>5.3125</text:p>
          </table:table-cell>
          <table:table-cell table:formula="of:=[.D701]+10" office:value-type="float" office:value="12.968">
            <text:p>12.968</text:p>
          </table:table-cell>
          <table:table-cell table:formula="of:=[.E701]+15" office:value-type="float" office:value="15.4687">
            <text:p>15.4687</text:p>
          </table:table-cell>
        </table:table-row>
        <table:table-row table:style-name="ro2">
          <table:table-cell office:value-type="float" office:value="699">
            <text:p>699</text:p>
          </table:table-cell>
          <table:table-cell office:value-type="float" office:value="-1.093">
            <text:p>-1.09E+000</text:p>
          </table:table-cell>
          <table:table-cell office:value-type="float" office:value="-0.4687">
            <text:p>-4.69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701]+[.$G$2]" office:value-type="float" office:value="0.000017474998962684">
            <text:p>0.000017475</text:p>
          </table:table-cell>
          <table:table-cell table:formula="of:=[.B702]" office:value-type="float" office:value="-1.093">
            <text:p>-1.09E+000</text:p>
          </table:table-cell>
          <table:table-cell table:formula="of:=[.C702]+5" office:value-type="float" office:value="4.5313">
            <text:p>4.5313</text:p>
          </table:table-cell>
          <table:table-cell table:formula="of:=[.D702]+10" office:value-type="float" office:value="13.593">
            <text:p>13.593</text:p>
          </table:table-cell>
          <table:table-cell table:formula="of:=[.E702]+15" office:value-type="float" office:value="15">
            <text:p>15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2.812">
            <text:p>2.81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702]+[.$G$2]" office:value-type="float" office:value="0.0000174999989612">
            <text:p>0.0000175</text:p>
          </table:table-cell>
          <table:table-cell table:formula="of:=[.B703]" office:value-type="float" office:value="0">
            <text:p>0.00E+000</text:p>
          </table:table-cell>
          <table:table-cell table:formula="of:=[.C703]+5" office:value-type="float" office:value="5.1562">
            <text:p>5.1562</text:p>
          </table:table-cell>
          <table:table-cell table:formula="of:=[.D703]+10" office:value-type="float" office:value="12.812">
            <text:p>12.812</text:p>
          </table:table-cell>
          <table:table-cell table:formula="of:=[.E703]+15" office:value-type="float" office:value="15.1562">
            <text:p>15.1562</text:p>
          </table:table-cell>
        </table:table-row>
        <table:table-row table:style-name="ro2">
          <table:table-cell office:value-type="float" office:value="701">
            <text:p>701</text:p>
          </table:table-cell>
          <table:table-cell office:value-type="float" office:value="-0.9375">
            <text:p>-9.38E-001</text:p>
          </table:table-cell>
          <table:table-cell office:value-type="float" office:value="-0.4687">
            <text:p>-4.69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703]+[.$G$2]" office:value-type="float" office:value="0.000017524998959716">
            <text:p>0.000017525</text:p>
          </table:table-cell>
          <table:table-cell table:formula="of:=[.B704]" office:value-type="float" office:value="-0.9375">
            <text:p>-9.38E-001</text:p>
          </table:table-cell>
          <table:table-cell table:formula="of:=[.C704]+5" office:value-type="float" office:value="4.5313">
            <text:p>4.5313</text:p>
          </table:table-cell>
          <table:table-cell table:formula="of:=[.D704]+10" office:value-type="float" office:value="13.593">
            <text:p>13.593</text:p>
          </table:table-cell>
          <table:table-cell table:formula="of:=[.E704]+15" office:value-type="float" office:value="15.4687">
            <text:p>15.4687</text:p>
          </table:table-cell>
        </table:table-row>
        <table:table-row table:style-name="ro2">
          <table:table-cell office:value-type="float" office:value="702">
            <text:p>702</text:p>
          </table:table-cell>
          <table:table-cell office:value-type="float" office:value="-0.625">
            <text:p>-6.25E-001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704]+[.$G$2]" office:value-type="float" office:value="0.000017549998958232">
            <text:p>0.00001755</text:p>
          </table:table-cell>
          <table:table-cell table:formula="of:=[.B705]" office:value-type="float" office:value="-0.625">
            <text:p>-6.25E-001</text:p>
          </table:table-cell>
          <table:table-cell table:formula="of:=[.C705]+5" office:value-type="float" office:value="5.1562">
            <text:p>5.1562</text:p>
          </table:table-cell>
          <table:table-cell table:formula="of:=[.D705]+10" office:value-type="float" office:value="13.593">
            <text:p>13.593</text:p>
          </table:table-cell>
          <table:table-cell table:formula="of:=[.E705]+15" office:value-type="float" office:value="15.3125">
            <text:p>15.3125</text:p>
          </table:table-cell>
        </table:table-row>
        <table:table-row table:style-name="ro2">
          <table:table-cell office:value-type="float" office:value="703">
            <text:p>703</text:p>
          </table:table-cell>
          <table:table-cell office:value-type="float" office:value="0">
            <text:p>0.00E+000</text:p>
          </table:table-cell>
          <table:table-cell office:value-type="float" office:value="-0.4687">
            <text:p>-4.69E-001</text:p>
          </table:table-cell>
          <table:table-cell office:value-type="float" office:value="2.812">
            <text:p>2.81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705]+[.$G$2]" office:value-type="float" office:value="0.000017574998956748">
            <text:p>0.000017575</text:p>
          </table:table-cell>
          <table:table-cell table:formula="of:=[.B706]" office:value-type="float" office:value="0">
            <text:p>0.00E+000</text:p>
          </table:table-cell>
          <table:table-cell table:formula="of:=[.C706]+5" office:value-type="float" office:value="4.5313">
            <text:p>4.5313</text:p>
          </table:table-cell>
          <table:table-cell table:formula="of:=[.D706]+10" office:value-type="float" office:value="12.812">
            <text:p>12.812</text:p>
          </table:table-cell>
          <table:table-cell table:formula="of:=[.E706]+15" office:value-type="float" office:value="15">
            <text:p>15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-0.625">
            <text:p>-6.25E-001</text:p>
          </table:table-cell>
          <table:table-cell office:value-type="float" office:value="-0.3125">
            <text:p>-3.13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706]+[.$G$2]" office:value-type="float" office:value="0.000017599998955264">
            <text:p>0.0000176</text:p>
          </table:table-cell>
          <table:table-cell table:formula="of:=[.B707]" office:value-type="float" office:value="-0.625">
            <text:p>-6.25E-001</text:p>
          </table:table-cell>
          <table:table-cell table:formula="of:=[.C707]+5" office:value-type="float" office:value="4.6875">
            <text:p>4.6875</text:p>
          </table:table-cell>
          <table:table-cell table:formula="of:=[.D707]+10" office:value-type="float" office:value="13.593">
            <text:p>13.593</text:p>
          </table:table-cell>
          <table:table-cell table:formula="of:=[.E707]+15" office:value-type="float" office:value="15">
            <text:p>15</text:p>
          </table:table-cell>
        </table:table-row>
        <table:table-row table:style-name="ro2">
          <table:table-cell office:value-type="float" office:value="705">
            <text:p>705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707]+[.$G$2]" office:value-type="float" office:value="0.00001762499895378">
            <text:p>0.000017625</text:p>
          </table:table-cell>
          <table:table-cell table:formula="of:=[.B708]" office:value-type="float" office:value="0">
            <text:p>0.00E+000</text:p>
          </table:table-cell>
          <table:table-cell table:formula="of:=[.C708]+5" office:value-type="float" office:value="5.1562">
            <text:p>5.1562</text:p>
          </table:table-cell>
          <table:table-cell table:formula="of:=[.D708]+10" office:value-type="float" office:value="12.968">
            <text:p>12.968</text:p>
          </table:table-cell>
          <table:table-cell table:formula="of:=[.E708]+15" office:value-type="float" office:value="15.4687">
            <text:p>15.4687</text:p>
          </table:table-cell>
        </table:table-row>
        <table:table-row table:style-name="ro2">
          <table:table-cell office:value-type="float" office:value="706">
            <text:p>706</text:p>
          </table:table-cell>
          <table:table-cell office:value-type="float" office:value="0.625">
            <text:p>6.25E-001</text:p>
          </table:table-cell>
          <table:table-cell office:value-type="float" office:value="0.3125">
            <text:p>3.13E-001</text:p>
          </table:table-cell>
          <table:table-cell office:value-type="float" office:value="2.812">
            <text:p>2.81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708]+[.$G$2]" office:value-type="float" office:value="0.000017649998952296">
            <text:p>0.00001765</text:p>
          </table:table-cell>
          <table:table-cell table:formula="of:=[.B709]" office:value-type="float" office:value="0.625">
            <text:p>6.25E-001</text:p>
          </table:table-cell>
          <table:table-cell table:formula="of:=[.C709]+5" office:value-type="float" office:value="5.3125">
            <text:p>5.3125</text:p>
          </table:table-cell>
          <table:table-cell table:formula="of:=[.D709]+10" office:value-type="float" office:value="12.812">
            <text:p>12.812</text:p>
          </table:table-cell>
          <table:table-cell table:formula="of:=[.E709]+15" office:value-type="float" office:value="15">
            <text:p>15</text:p>
          </table:table-cell>
        </table:table-row>
        <table:table-row table:style-name="ro2">
          <table:table-cell office:value-type="float" office:value="707">
            <text:p>707</text:p>
          </table:table-cell>
          <table:table-cell office:value-type="float" office:value="4.062">
            <text:p>4.06E+000</text:p>
          </table:table-cell>
          <table:table-cell office:value-type="float" office:value="-0.4687">
            <text:p>-4.69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709]+[.$G$2]" office:value-type="float" office:value="0.000017674998950812">
            <text:p>0.000017675</text:p>
          </table:table-cell>
          <table:table-cell table:formula="of:=[.B710]" office:value-type="float" office:value="4.062">
            <text:p>4.06E+000</text:p>
          </table:table-cell>
          <table:table-cell table:formula="of:=[.C710]+5" office:value-type="float" office:value="4.5313">
            <text:p>4.5313</text:p>
          </table:table-cell>
          <table:table-cell table:formula="of:=[.D710]+10" office:value-type="float" office:value="13.593">
            <text:p>13.593</text:p>
          </table:table-cell>
          <table:table-cell table:formula="of:=[.E710]+15" office:value-type="float" office:value="15.4687">
            <text:p>15.4687</text:p>
          </table:table-cell>
        </table:table-row>
        <table:table-row table:style-name="ro2">
          <table:table-cell office:value-type="float" office:value="708">
            <text:p>708</text:p>
          </table:table-cell>
          <table:table-cell office:value-type="float" office:value="3.281">
            <text:p>3.28E+000</text:p>
          </table:table-cell>
          <table:table-cell office:value-type="float" office:value="0.1562">
            <text:p>1.56E-001</text:p>
          </table:table-cell>
          <table:table-cell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710]+[.$G$2]" office:value-type="float" office:value="0.000017699998949328">
            <text:p>0.0000177</text:p>
          </table:table-cell>
          <table:table-cell table:formula="of:=[.B711]" office:value-type="float" office:value="3.281">
            <text:p>3.28E+000</text:p>
          </table:table-cell>
          <table:table-cell table:formula="of:=[.C711]+5" office:value-type="float" office:value="5.1562">
            <text:p>5.1562</text:p>
          </table:table-cell>
          <table:table-cell table:formula="of:=[.D711]+10" office:value-type="float" office:value="13.437">
            <text:p>13.437</text:p>
          </table:table-cell>
          <table:table-cell table:formula="of:=[.E711]+15" office:value-type="float" office:value="15.1562">
            <text:p>15.1562</text:p>
          </table:table-cell>
        </table:table-row>
        <table:table-row table:style-name="ro2">
          <table:table-cell office:value-type="float" office:value="709">
            <text:p>709</text:p>
          </table:table-cell>
          <table:table-cell office:value-type="float" office:value="2.812">
            <text:p>2.81E+000</text:p>
          </table:table-cell>
          <table:table-cell office:value-type="float" office:value="-0.3125">
            <text:p>-3.13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711]+[.$G$2]" office:value-type="float" office:value="0.000017724998947844">
            <text:p>0.000017725</text:p>
          </table:table-cell>
          <table:table-cell table:formula="of:=[.B712]" office:value-type="float" office:value="2.812">
            <text:p>2.81E+000</text:p>
          </table:table-cell>
          <table:table-cell table:formula="of:=[.C712]+5" office:value-type="float" office:value="4.6875">
            <text:p>4.6875</text:p>
          </table:table-cell>
          <table:table-cell table:formula="of:=[.D712]+10" office:value-type="float" office:value="12.968">
            <text:p>12.968</text:p>
          </table:table-cell>
          <table:table-cell table:formula="of:=[.E712]+15" office:value-type="float" office:value="15.4687">
            <text:p>15.4687</text:p>
          </table:table-cell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2.812">
            <text:p>2.81E+000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712]+[.$G$2]" office:value-type="float" office:value="0.00001774999894636">
            <text:p>0.00001775</text:p>
          </table:table-cell>
          <table:table-cell table:formula="of:=[.B713]" office:value-type="float" office:value="2.812">
            <text:p>2.81E+000</text:p>
          </table:table-cell>
          <table:table-cell table:formula="of:=[.C713]+5" office:value-type="float" office:value="5.1562">
            <text:p>5.1562</text:p>
          </table:table-cell>
          <table:table-cell table:formula="of:=[.D713]+10" office:value-type="float" office:value="12.968">
            <text:p>12.968</text:p>
          </table:table-cell>
          <table:table-cell table:formula="of:=[.E713]+15" office:value-type="float" office:value="15.1562">
            <text:p>15.1562</text:p>
          </table:table-cell>
        </table:table-row>
        <table:table-row table:style-name="ro2">
          <table:table-cell office:value-type="float" office:value="711">
            <text:p>711</text:p>
          </table:table-cell>
          <table:table-cell office:value-type="float" office:value="3.437">
            <text:p>3.44E+000</text:p>
          </table:table-cell>
          <table:table-cell office:value-type="float" office:value="-0.4687">
            <text:p>-4.69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713]+[.$G$2]" office:value-type="float" office:value="0.000017774998944876">
            <text:p>0.000017775</text:p>
          </table:table-cell>
          <table:table-cell table:formula="of:=[.B714]" office:value-type="float" office:value="3.437">
            <text:p>3.44E+000</text:p>
          </table:table-cell>
          <table:table-cell table:formula="of:=[.C714]+5" office:value-type="float" office:value="4.5313">
            <text:p>4.5313</text:p>
          </table:table-cell>
          <table:table-cell table:formula="of:=[.D714]+10" office:value-type="float" office:value="13.593">
            <text:p>13.593</text:p>
          </table:table-cell>
          <table:table-cell table:formula="of:=[.E714]+15" office:value-type="float" office:value="15.4687">
            <text:p>15.4687</text:p>
          </table:table-cell>
        </table:table-row>
        <table:table-row table:style-name="ro2">
          <table:table-cell office:value-type="float" office:value="712">
            <text:p>712</text:p>
          </table:table-cell>
          <table:table-cell office:value-type="float" office:value="3.281">
            <text:p>3.28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714]+[.$G$2]" office:value-type="float" office:value="0.000017799998943392">
            <text:p>0.0000178</text:p>
          </table:table-cell>
          <table:table-cell table:formula="of:=[.B715]" office:value-type="float" office:value="3.281">
            <text:p>3.28E+000</text:p>
          </table:table-cell>
          <table:table-cell table:formula="of:=[.C715]+5" office:value-type="float" office:value="5.3125">
            <text:p>5.3125</text:p>
          </table:table-cell>
          <table:table-cell table:formula="of:=[.D715]+10" office:value-type="float" office:value="13.593">
            <text:p>13.593</text:p>
          </table:table-cell>
          <table:table-cell table:formula="of:=[.E715]+15" office:value-type="float" office:value="15">
            <text:p>15</text:p>
          </table:table-cell>
        </table:table-row>
        <table:table-row table:style-name="ro2">
          <table:table-cell office:value-type="float" office:value="713">
            <text:p>713</text:p>
          </table:table-cell>
          <table:table-cell office:value-type="float" office:value="-0.9375">
            <text:p>-9.38E-001</text:p>
          </table:table-cell>
          <table:table-cell office:value-type="float" office:value="-0.625">
            <text:p>-6.25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715]+[.$G$2]" office:value-type="float" office:value="0.000017824998941908">
            <text:p>0.000017825</text:p>
          </table:table-cell>
          <table:table-cell table:formula="of:=[.B716]" office:value-type="float" office:value="-0.9375">
            <text:p>-9.38E-001</text:p>
          </table:table-cell>
          <table:table-cell table:formula="of:=[.C716]+5" office:value-type="float" office:value="4.375">
            <text:p>4.375</text:p>
          </table:table-cell>
          <table:table-cell table:formula="of:=[.D716]+10" office:value-type="float" office:value="12.968">
            <text:p>12.968</text:p>
          </table:table-cell>
          <table:table-cell table:formula="of:=[.E716]+15" office:value-type="float" office:value="15.4687">
            <text:p>15.4687</text:p>
          </table:table-cell>
        </table:table-row>
        <table:table-row table:style-name="ro2">
          <table:table-cell office:value-type="float" office:value="714">
            <text:p>714</text:p>
          </table:table-cell>
          <table:table-cell office:value-type="float" office:value="0">
            <text:p>0.00E+000</text:p>
          </table:table-cell>
          <table:table-cell office:value-type="float" office:value="-0.3125">
            <text:p>-3.13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716]+[.$G$2]" office:value-type="float" office:value="0.000017849998940424">
            <text:p>0.00001785</text:p>
          </table:table-cell>
          <table:table-cell table:formula="of:=[.B717]" office:value-type="float" office:value="0">
            <text:p>0.00E+000</text:p>
          </table:table-cell>
          <table:table-cell table:formula="of:=[.C717]+5" office:value-type="float" office:value="4.6875">
            <text:p>4.6875</text:p>
          </table:table-cell>
          <table:table-cell table:formula="of:=[.D717]+10" office:value-type="float" office:value="12.968">
            <text:p>12.968</text:p>
          </table:table-cell>
          <table:table-cell table:formula="of:=[.E717]+15" office:value-type="float" office:value="15.1562">
            <text:p>15.1562</text:p>
          </table:table-cell>
        </table:table-row>
        <table:table-row table:style-name="ro2">
          <table:table-cell office:value-type="float" office:value="715">
            <text:p>715</text:p>
          </table:table-cell>
          <table:table-cell office:value-type="float" office:value="-0.625">
            <text:p>-6.25E-001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717]+[.$G$2]" office:value-type="float" office:value="0.00001787499893894">
            <text:p>0.000017875</text:p>
          </table:table-cell>
          <table:table-cell table:formula="of:=[.B718]" office:value-type="float" office:value="-0.625">
            <text:p>-6.25E-001</text:p>
          </table:table-cell>
          <table:table-cell table:formula="of:=[.C718]+5" office:value-type="float" office:value="5.1562">
            <text:p>5.1562</text:p>
          </table:table-cell>
          <table:table-cell table:formula="of:=[.D718]+10" office:value-type="float" office:value="13.593">
            <text:p>13.593</text:p>
          </table:table-cell>
          <table:table-cell table:formula="of:=[.E718]+15" office:value-type="float" office:value="15.4687">
            <text:p>15.4687</text:p>
          </table:table-cell>
        </table:table-row>
        <table:table-row table:style-name="ro2">
          <table:table-cell office:value-type="float" office:value="716">
            <text:p>716</text:p>
          </table:table-cell>
          <table:table-cell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office:value-type="float" office:value="3.437">
            <text:p>3.44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718]+[.$G$2]" office:value-type="float" office:value="0.000017899998937456">
            <text:p>0.0000179</text:p>
          </table:table-cell>
          <table:table-cell table:formula="of:=[.B719]" office:value-type="float" office:value="-0.4687">
            <text:p>-4.69E-001</text:p>
          </table:table-cell>
          <table:table-cell table:formula="of:=[.C719]+5" office:value-type="float" office:value="5.1562">
            <text:p>5.1562</text:p>
          </table:table-cell>
          <table:table-cell table:formula="of:=[.D719]+10" office:value-type="float" office:value="13.437">
            <text:p>13.437</text:p>
          </table:table-cell>
          <table:table-cell table:formula="of:=[.E719]+15" office:value-type="float" office:value="15.4687">
            <text:p>15.4687</text:p>
          </table:table-cell>
        </table:table-row>
        <table:table-row table:style-name="ro2">
          <table:table-cell office:value-type="float" office:value="717">
            <text:p>717</text:p>
          </table:table-cell>
          <table:table-cell office:value-type="float" office:value="0">
            <text:p>0.00E+000</text:p>
          </table:table-cell>
          <table:table-cell office:value-type="float" office:value="-0.3125">
            <text:p>-3.13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719]+[.$G$2]" office:value-type="float" office:value="0.000017924998935972">
            <text:p>0.000017925</text:p>
          </table:table-cell>
          <table:table-cell table:formula="of:=[.B720]" office:value-type="float" office:value="0">
            <text:p>0.00E+000</text:p>
          </table:table-cell>
          <table:table-cell table:formula="of:=[.C720]+5" office:value-type="float" office:value="4.6875">
            <text:p>4.6875</text:p>
          </table:table-cell>
          <table:table-cell table:formula="of:=[.D720]+10" office:value-type="float" office:value="12.968">
            <text:p>12.968</text:p>
          </table:table-cell>
          <table:table-cell table:formula="of:=[.E720]+15" office:value-type="float" office:value="15.1562">
            <text:p>15.1562</text:p>
          </table:table-cell>
        </table:table-row>
        <table:table-row table:style-name="ro2">
          <table:table-cell office:value-type="float" office:value="718">
            <text:p>718</text:p>
          </table:table-cell>
          <table:table-cell table:number-columns-repeated="2" office:value-type="float" office:value="-0.625">
            <text:p>-6.25E-001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720]+[.$G$2]" office:value-type="float" office:value="0.000017949998934488">
            <text:p>0.00001795</text:p>
          </table:table-cell>
          <table:table-cell table:formula="of:=[.B721]" office:value-type="float" office:value="-0.625">
            <text:p>-6.25E-001</text:p>
          </table:table-cell>
          <table:table-cell table:formula="of:=[.C721]+5" office:value-type="float" office:value="4.375">
            <text:p>4.375</text:p>
          </table:table-cell>
          <table:table-cell table:formula="of:=[.D721]+10" office:value-type="float" office:value="12.968">
            <text:p>12.968</text:p>
          </table:table-cell>
          <table:table-cell table:formula="of:=[.E721]+15" office:value-type="float" office:value="15.3125">
            <text:p>15.3125</text:p>
          </table:table-cell>
        </table:table-row>
        <table:table-row table:style-name="ro2">
          <table:table-cell office:value-type="float" office:value="719">
            <text:p>719</text:p>
          </table:table-cell>
          <table:table-cell office:value-type="float" office:value="3.906">
            <text:p>3.91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721]+[.$G$2]" office:value-type="float" office:value="0.000017974998933004">
            <text:p>0.000017975</text:p>
          </table:table-cell>
          <table:table-cell table:formula="of:=[.B722]" office:value-type="float" office:value="3.906">
            <text:p>3.91E+000</text:p>
          </table:table-cell>
          <table:table-cell table:formula="of:=[.C722]+5" office:value-type="float" office:value="5.3125">
            <text:p>5.3125</text:p>
          </table:table-cell>
          <table:table-cell table:formula="of:=[.D722]+10" office:value-type="float" office:value="13.593">
            <text:p>13.593</text:p>
          </table:table-cell>
          <table:table-cell table:formula="of:=[.E722]+15" office:value-type="float" office:value="15.1562">
            <text:p>15.1562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2.812">
            <text:p>2.81E+000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722]+[.$G$2]" office:value-type="float" office:value="0.00001799999893152">
            <text:p>0.000018</text:p>
          </table:table-cell>
          <table:table-cell table:formula="of:=[.B723]" office:value-type="float" office:value="2.812">
            <text:p>2.81E+000</text:p>
          </table:table-cell>
          <table:table-cell table:formula="of:=[.C723]+5" office:value-type="float" office:value="5.1562">
            <text:p>5.1562</text:p>
          </table:table-cell>
          <table:table-cell table:formula="of:=[.D723]+10" office:value-type="float" office:value="12.968">
            <text:p>12.968</text:p>
          </table:table-cell>
          <table:table-cell table:formula="of:=[.E723]+15" office:value-type="float" office:value="15.1562">
            <text:p>15.1562</text:p>
          </table:table-cell>
        </table:table-row>
        <table:table-row table:style-name="ro2">
          <table:table-cell office:value-type="float" office:value="721">
            <text:p>721</text:p>
          </table:table-cell>
          <table:table-cell office:value-type="float" office:value="3.593">
            <text:p>3.59E+000</text:p>
          </table:table-cell>
          <table:table-cell office:value-type="float" office:value="-0.4687">
            <text:p>-4.69E-001</text:p>
          </table:table-cell>
          <table:table-cell office:value-type="float" office:value="3.75">
            <text:p>3.75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723]+[.$G$2]" office:value-type="float" office:value="0.000018024998930036">
            <text:p>0.000018025</text:p>
          </table:table-cell>
          <table:table-cell table:formula="of:=[.B724]" office:value-type="float" office:value="3.593">
            <text:p>3.59E+000</text:p>
          </table:table-cell>
          <table:table-cell table:formula="of:=[.C724]+5" office:value-type="float" office:value="4.5313">
            <text:p>4.5313</text:p>
          </table:table-cell>
          <table:table-cell table:formula="of:=[.D724]+10" office:value-type="float" office:value="13.75">
            <text:p>13.75</text:p>
          </table:table-cell>
          <table:table-cell table:formula="of:=[.E724]+15" office:value-type="float" office:value="15.4687">
            <text:p>15.4687</text:p>
          </table:table-cell>
        </table:table-row>
        <table:table-row table:style-name="ro2">
          <table:table-cell office:value-type="float" office:value="722">
            <text:p>722</text:p>
          </table:table-cell>
          <table:table-cell office:value-type="float" office:value="2.812">
            <text:p>2.81E+000</text:p>
          </table:table-cell>
          <table:table-cell office:value-type="float" office:value="-0.3125">
            <text:p>-3.13E-001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724]+[.$G$2]" office:value-type="float" office:value="0.000018049998928552">
            <text:p>0.00001805</text:p>
          </table:table-cell>
          <table:table-cell table:formula="of:=[.B725]" office:value-type="float" office:value="2.812">
            <text:p>2.81E+000</text:p>
          </table:table-cell>
          <table:table-cell table:formula="of:=[.C725]+5" office:value-type="float" office:value="4.6875">
            <text:p>4.6875</text:p>
          </table:table-cell>
          <table:table-cell table:formula="of:=[.D725]+10" office:value-type="float" office:value="12.968">
            <text:p>12.968</text:p>
          </table:table-cell>
          <table:table-cell table:formula="of:=[.E725]+15" office:value-type="float" office:value="15.3125">
            <text:p>15.3125</text:p>
          </table:table-cell>
        </table:table-row>
        <table:table-row table:style-name="ro2">
          <table:table-cell office:value-type="float" office:value="723">
            <text:p>723</text:p>
          </table:table-cell>
          <table:table-cell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725]+[.$G$2]" office:value-type="float" office:value="0.000018074998927068">
            <text:p>0.000018075</text:p>
          </table:table-cell>
          <table:table-cell table:formula="of:=[.B726]" office:value-type="float" office:value="3.437">
            <text:p>3.44E+000</text:p>
          </table:table-cell>
          <table:table-cell table:formula="of:=[.C726]+5" office:value-type="float" office:value="5.1562">
            <text:p>5.1562</text:p>
          </table:table-cell>
          <table:table-cell table:formula="of:=[.D726]+10" office:value-type="float" office:value="13.593">
            <text:p>13.593</text:p>
          </table:table-cell>
          <table:table-cell table:formula="of:=[.E726]+15" office:value-type="float" office:value="15.1562">
            <text:p>15.1562</text:p>
          </table:table-cell>
        </table:table-row>
        <table:table-row table:style-name="ro2">
          <table:table-cell office:value-type="float" office:value="724">
            <text:p>724</text:p>
          </table:table-cell>
          <table:table-cell office:value-type="float" office:value="2.812">
            <text:p>2.81E+000</text:p>
          </table:table-cell>
          <table:table-cell office:value-type="float" office:value="-0.3125">
            <text:p>-3.13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726]+[.$G$2]" office:value-type="float" office:value="0.000018099998925584">
            <text:p>0.0000181</text:p>
          </table:table-cell>
          <table:table-cell table:formula="of:=[.B727]" office:value-type="float" office:value="2.812">
            <text:p>2.81E+000</text:p>
          </table:table-cell>
          <table:table-cell table:formula="of:=[.C727]+5" office:value-type="float" office:value="4.6875">
            <text:p>4.6875</text:p>
          </table:table-cell>
          <table:table-cell table:formula="of:=[.D727]+10" office:value-type="float" office:value="12.968">
            <text:p>12.968</text:p>
          </table:table-cell>
          <table:table-cell table:formula="of:=[.E727]+15" office:value-type="float" office:value="15.1562">
            <text:p>15.1562</text:p>
          </table:table-cell>
        </table:table-row>
        <table:table-row table:style-name="ro2">
          <table:table-cell office:value-type="float" office:value="725">
            <text:p>725</text:p>
          </table:table-cell>
          <table:table-cell office:value-type="float" office:value="3.281">
            <text:p>3.28E+000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727]+[.$G$2]" office:value-type="float" office:value="0.0000181249989241">
            <text:p>0.000018125</text:p>
          </table:table-cell>
          <table:table-cell table:formula="of:=[.B728]" office:value-type="float" office:value="3.281">
            <text:p>3.28E+000</text:p>
          </table:table-cell>
          <table:table-cell table:formula="of:=[.C728]+5" office:value-type="float" office:value="5.1562">
            <text:p>5.1562</text:p>
          </table:table-cell>
          <table:table-cell table:formula="of:=[.D728]+10" office:value-type="float" office:value="13.593">
            <text:p>13.593</text:p>
          </table:table-cell>
          <table:table-cell table:formula="of:=[.E728]+15" office:value-type="float" office:value="15.4687">
            <text:p>15.4687</text:p>
          </table:table-cell>
        </table:table-row>
        <table:table-row table:style-name="ro2">
          <table:table-cell office:value-type="float" office:value="726">
            <text:p>726</text:p>
          </table:table-cell>
          <table:table-cell office:value-type="float" office:value="2.187">
            <text:p>2.19E+000</text:p>
          </table:table-cell>
          <table:table-cell office:value-type="float" office:value="0.4687">
            <text:p>4.69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728]+[.$G$2]" office:value-type="float" office:value="0.000018149998922616">
            <text:p>0.00001815</text:p>
          </table:table-cell>
          <table:table-cell table:formula="of:=[.B729]" office:value-type="float" office:value="2.187">
            <text:p>2.19E+000</text:p>
          </table:table-cell>
          <table:table-cell table:formula="of:=[.C729]+5" office:value-type="float" office:value="5.4687">
            <text:p>5.4687</text:p>
          </table:table-cell>
          <table:table-cell table:formula="of:=[.D729]+10" office:value-type="float" office:value="13.593">
            <text:p>13.593</text:p>
          </table:table-cell>
          <table:table-cell table:formula="of:=[.E729]+15" office:value-type="float" office:value="15.4687">
            <text:p>15.4687</text:p>
          </table:table-cell>
        </table:table-row>
        <table:table-row table:style-name="ro2">
          <table:table-cell office:value-type="float" office:value="727">
            <text:p>727</text:p>
          </table:table-cell>
          <table:table-cell office:value-type="float" office:value="-1.093">
            <text:p>-1.09E+000</text:p>
          </table:table-cell>
          <table:table-cell office:value-type="float" office:value="-0.4687">
            <text:p>-4.69E-001</text:p>
          </table:table-cell>
          <table:table-cell office:value-type="float" office:value="-0.7812">
            <text:p>-7.81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729]+[.$G$2]" office:value-type="float" office:value="0.000018174998921132">
            <text:p>0.000018175</text:p>
          </table:table-cell>
          <table:table-cell table:formula="of:=[.B730]" office:value-type="float" office:value="-1.093">
            <text:p>-1.09E+000</text:p>
          </table:table-cell>
          <table:table-cell table:formula="of:=[.C730]+5" office:value-type="float" office:value="4.5313">
            <text:p>4.5313</text:p>
          </table:table-cell>
          <table:table-cell table:formula="of:=[.D730]+10" office:value-type="float" office:value="9.2188">
            <text:p>9.2188</text:p>
          </table:table-cell>
          <table:table-cell table:formula="of:=[.E730]+15" office:value-type="float" office:value="15">
            <text:p>15</text:p>
          </table:table-cell>
        </table:table-row>
        <table:table-row table:style-name="ro2">
          <table:table-cell office:value-type="float" office:value="728">
            <text:p>728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0.4687">
            <text:p>4.69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730]+[.$G$2]" office:value-type="float" office:value="0.000018199998919648">
            <text:p>0.0000182</text:p>
          </table:table-cell>
          <table:table-cell table:formula="of:=[.B731]" office:value-type="float" office:value="0">
            <text:p>0.00E+000</text:p>
          </table:table-cell>
          <table:table-cell table:formula="of:=[.C731]+5" office:value-type="float" office:value="5.1562">
            <text:p>5.1562</text:p>
          </table:table-cell>
          <table:table-cell table:formula="of:=[.D731]+10" office:value-type="float" office:value="10.4687">
            <text:p>10.4687</text:p>
          </table:table-cell>
          <table:table-cell table:formula="of:=[.E731]+15" office:value-type="float" office:value="15">
            <text:p>15</text:p>
          </table:table-cell>
        </table:table-row>
        <table:table-row table:style-name="ro2">
          <table:table-cell office:value-type="float" office:value="729">
            <text:p>729</text:p>
          </table:table-cell>
          <table:table-cell office:value-type="float" office:value="-0.625">
            <text:p>-6.25E-001</text:p>
          </table:table-cell>
          <table:table-cell table:number-columns-repeated="2"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731]+[.$G$2]" office:value-type="float" office:value="0.000018224998918164">
            <text:p>0.000018225</text:p>
          </table:table-cell>
          <table:table-cell table:formula="of:=[.B732]" office:value-type="float" office:value="-0.625">
            <text:p>-6.25E-001</text:p>
          </table:table-cell>
          <table:table-cell table:formula="of:=[.C732]+5" office:value-type="float" office:value="4.6875">
            <text:p>4.6875</text:p>
          </table:table-cell>
          <table:table-cell table:formula="of:=[.D732]+10" office:value-type="float" office:value="9.6875">
            <text:p>9.6875</text:p>
          </table:table-cell>
          <table:table-cell table:formula="of:=[.E732]+15" office:value-type="float" office:value="15.4687">
            <text:p>15.4687</text:p>
          </table:table-cell>
        </table:table-row>
        <table:table-row table:style-name="ro2">
          <table:table-cell office:value-type="float" office:value="730">
            <text:p>730</text:p>
          </table:table-cell>
          <table:table-cell table:number-columns-repeated="2"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732]+[.$G$2]" office:value-type="float" office:value="0.00001824999891668">
            <text:p>0.00001825</text:p>
          </table:table-cell>
          <table:table-cell table:formula="of:=[.B733]" office:value-type="float" office:value="-0.4687">
            <text:p>-4.69E-001</text:p>
          </table:table-cell>
          <table:table-cell table:formula="of:=[.C733]+5" office:value-type="float" office:value="4.5313">
            <text:p>4.5313</text:p>
          </table:table-cell>
          <table:table-cell table:formula="of:=[.D733]+10" office:value-type="float" office:value="10.1562">
            <text:p>10.1562</text:p>
          </table:table-cell>
          <table:table-cell table:formula="of:=[.E733]+15" office:value-type="float" office:value="15.3125">
            <text:p>15.3125</text:p>
          </table:table-cell>
        </table:table-row>
        <table:table-row table:style-name="ro2">
          <table:table-cell office:value-type="float" office:value="731">
            <text:p>731</text:p>
          </table:table-cell>
          <table:table-cell office:value-type="float" office:value="0">
            <text:p>0.00E+000</text:p>
          </table:table-cell>
          <table:table-cell office:value-type="float" office:value="0.3125">
            <text:p>3.13E-001</text:p>
          </table:table-cell>
          <table:table-cell office:value-type="float" office:value="-0.4687">
            <text:p>-4.69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733]+[.$G$2]" office:value-type="float" office:value="0.000018274998915196">
            <text:p>0.000018275</text:p>
          </table:table-cell>
          <table:table-cell table:formula="of:=[.B734]" office:value-type="float" office:value="0">
            <text:p>0.00E+000</text:p>
          </table:table-cell>
          <table:table-cell table:formula="of:=[.C734]+5" office:value-type="float" office:value="5.3125">
            <text:p>5.3125</text:p>
          </table:table-cell>
          <table:table-cell table:formula="of:=[.D734]+10" office:value-type="float" office:value="9.5313">
            <text:p>9.5313</text:p>
          </table:table-cell>
          <table:table-cell table:formula="of:=[.E734]+15" office:value-type="float" office:value="15">
            <text:p>15</text:p>
          </table:table-cell>
        </table:table-row>
        <table:table-row table:style-name="ro2">
          <table:table-cell office:value-type="float" office:value="732">
            <text:p>732</text:p>
          </table:table-cell>
          <table:table-cell office:value-type="float" office:value="-0.625">
            <text:p>-6.25E-001</text:p>
          </table:table-cell>
          <table:table-cell office:value-type="float" office:value="-0.3125">
            <text:p>-3.13E-001</text:p>
          </table:table-cell>
          <table:table-cell office:value-type="float" office:value="-0.625">
            <text:p>-6.25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734]+[.$G$2]" office:value-type="float" office:value="0.000018299998913712">
            <text:p>0.0000183</text:p>
          </table:table-cell>
          <table:table-cell table:formula="of:=[.B735]" office:value-type="float" office:value="-0.625">
            <text:p>-6.25E-001</text:p>
          </table:table-cell>
          <table:table-cell table:formula="of:=[.C735]+5" office:value-type="float" office:value="4.6875">
            <text:p>4.6875</text:p>
          </table:table-cell>
          <table:table-cell table:formula="of:=[.D735]+10" office:value-type="float" office:value="9.375">
            <text:p>9.375</text:p>
          </table:table-cell>
          <table:table-cell table:formula="of:=[.E735]+15" office:value-type="float" office:value="15">
            <text:p>15</text:p>
          </table:table-cell>
        </table:table-row>
        <table:table-row table:style-name="ro2">
          <table:table-cell office:value-type="float" office:value="733">
            <text:p>733</text:p>
          </table:table-cell>
          <table:table-cell office:value-type="float" office:value="4.062">
            <text:p>4.06E+000</text:p>
          </table:table-cell>
          <table:table-cell office:value-type="float" office:value="5.468">
            <text:p>5.47E+000</text:p>
          </table:table-cell>
          <table:table-cell table:number-columns-repeated="2" office:value-type="float" office:value="0.4687">
            <text:p>4.69E-001</text:p>
          </table:table-cell>
          <table:table-cell table:number-columns-repeated="3"/>
          <table:table-cell table:formula="of:=[.I735]+[.$G$2]" office:value-type="float" office:value="0.000018324998912228">
            <text:p>0.000018325</text:p>
          </table:table-cell>
          <table:table-cell table:formula="of:=[.B736]" office:value-type="float" office:value="4.062">
            <text:p>4.06E+000</text:p>
          </table:table-cell>
          <table:table-cell table:formula="of:=[.C736]+5" office:value-type="float" office:value="10.468">
            <text:p>10.468</text:p>
          </table:table-cell>
          <table:table-cell table:formula="of:=[.D736]+10" office:value-type="float" office:value="10.4687">
            <text:p>10.4687</text:p>
          </table:table-cell>
          <table:table-cell table:formula="of:=[.E736]+15" office:value-type="float" office:value="15.4687">
            <text:p>15.4687</text:p>
          </table:table-cell>
        </table:table-row>
        <table:table-row table:style-name="ro2">
          <table:table-cell office:value-type="float" office:value="734">
            <text:p>734</text:p>
          </table:table-cell>
          <table:table-cell office:value-type="float" office:value="2.812">
            <text:p>2.81E+000</text:p>
          </table:table-cell>
          <table:table-cell office:value-type="float" office:value="4.062">
            <text:p>4.06E+000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736]+[.$G$2]" office:value-type="float" office:value="0.000018349998910744">
            <text:p>0.00001835</text:p>
          </table:table-cell>
          <table:table-cell table:formula="of:=[.B737]" office:value-type="float" office:value="2.812">
            <text:p>2.81E+000</text:p>
          </table:table-cell>
          <table:table-cell table:formula="of:=[.C737]+5" office:value-type="float" office:value="9.062">
            <text:p>9.062</text:p>
          </table:table-cell>
          <table:table-cell table:formula="of:=[.D737]+10" office:value-type="float" office:value="9.6875">
            <text:p>9.6875</text:p>
          </table:table-cell>
          <table:table-cell table:formula="of:=[.E737]+15" office:value-type="float" office:value="15">
            <text:p>15</text:p>
          </table:table-cell>
        </table:table-row>
        <table:table-row table:style-name="ro2">
          <table:table-cell office:value-type="float" office:value="735">
            <text:p>735</text:p>
          </table:table-cell>
          <table:table-cell table:number-columns-repeated="2"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737]+[.$G$2]" office:value-type="float" office:value="0.00001837499890926">
            <text:p>0.000018375</text:p>
          </table:table-cell>
          <table:table-cell table:formula="of:=[.B738]" office:value-type="float" office:value="3.437">
            <text:p>3.44E+000</text:p>
          </table:table-cell>
          <table:table-cell table:formula="of:=[.C738]+5" office:value-type="float" office:value="8.437">
            <text:p>8.437</text:p>
          </table:table-cell>
          <table:table-cell table:formula="of:=[.D738]+10" office:value-type="float" office:value="10.1562">
            <text:p>10.1562</text:p>
          </table:table-cell>
          <table:table-cell table:formula="of:=[.E738]+15" office:value-type="float" office:value="15.4687">
            <text:p>15.4687</text:p>
          </table:table-cell>
        </table:table-row>
        <table:table-row table:style-name="ro2">
          <table:table-cell office:value-type="float" office:value="736">
            <text:p>736</text:p>
          </table:table-cell>
          <table:table-cell office:value-type="float" office:value="2.812">
            <text:p>2.81E+000</text:p>
          </table:table-cell>
          <table:table-cell office:value-type="float" office:value="3.593">
            <text:p>3.59E+000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738]+[.$G$2]" office:value-type="float" office:value="0.000018399998907776">
            <text:p>0.0000184</text:p>
          </table:table-cell>
          <table:table-cell table:formula="of:=[.B739]" office:value-type="float" office:value="2.812">
            <text:p>2.81E+000</text:p>
          </table:table-cell>
          <table:table-cell table:formula="of:=[.C739]+5" office:value-type="float" office:value="8.593">
            <text:p>8.593</text:p>
          </table:table-cell>
          <table:table-cell table:formula="of:=[.D739]+10" office:value-type="float" office:value="9.6875">
            <text:p>9.6875</text:p>
          </table:table-cell>
          <table:table-cell table:formula="of:=[.E739]+15" office:value-type="float" office:value="15.1562">
            <text:p>15.1562</text:p>
          </table:table-cell>
        </table:table-row>
        <table:table-row table:style-name="ro2">
          <table:table-cell office:value-type="float" office:value="737">
            <text:p>737</text:p>
          </table:table-cell>
          <table:table-cell office:value-type="float" office:value="3.437">
            <text:p>3.44E+000</text:p>
          </table:table-cell>
          <table:table-cell office:value-type="float" office:value="4.218">
            <text:p>4.22E+000</text:p>
          </table:table-cell>
          <table:table-cell office:value-type="float" office:value="0.1562">
            <text:p>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739]+[.$G$2]" office:value-type="float" office:value="0.000018424998906292">
            <text:p>0.000018425</text:p>
          </table:table-cell>
          <table:table-cell table:formula="of:=[.B740]" office:value-type="float" office:value="3.437">
            <text:p>3.44E+000</text:p>
          </table:table-cell>
          <table:table-cell table:formula="of:=[.C740]+5" office:value-type="float" office:value="9.218">
            <text:p>9.218</text:p>
          </table:table-cell>
          <table:table-cell table:formula="of:=[.D740]+10" office:value-type="float" office:value="10.1562">
            <text:p>10.1562</text:p>
          </table:table-cell>
          <table:table-cell table:formula="of:=[.E740]+15" office:value-type="float" office:value="15.4687">
            <text:p>15.4687</text:p>
          </table:table-cell>
        </table:table-row>
        <table:table-row table:style-name="ro2">
          <table:table-cell office:value-type="float" office:value="738">
            <text:p>738</text:p>
          </table:table-cell>
          <table:table-cell office:value-type="float" office:value="3.281">
            <text:p>3.28E+000</text:p>
          </table:table-cell>
          <table:table-cell office:value-type="float" office:value="4.218">
            <text:p>4.22E+000</text:p>
          </table:table-cell>
          <table:table-cell office:value-type="float" office:value="0.3125">
            <text:p>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740]+[.$G$2]" office:value-type="float" office:value="0.000018449998904808">
            <text:p>0.00001845</text:p>
          </table:table-cell>
          <table:table-cell table:formula="of:=[.B741]" office:value-type="float" office:value="3.281">
            <text:p>3.28E+000</text:p>
          </table:table-cell>
          <table:table-cell table:formula="of:=[.C741]+5" office:value-type="float" office:value="9.218">
            <text:p>9.218</text:p>
          </table:table-cell>
          <table:table-cell table:formula="of:=[.D741]+10" office:value-type="float" office:value="10.3125">
            <text:p>10.3125</text:p>
          </table:table-cell>
          <table:table-cell table:formula="of:=[.E741]+15" office:value-type="float" office:value="15">
            <text:p>15</text:p>
          </table:table-cell>
        </table:table-row>
        <table:table-row table:style-name="ro2">
          <table:table-cell office:value-type="float" office:value="739">
            <text:p>739</text:p>
          </table:table-cell>
          <table:table-cell office:value-type="float" office:value="-1.093">
            <text:p>-1.09E+000</text:p>
          </table:table-cell>
          <table:table-cell office:value-type="float" office:value="3.281">
            <text:p>3.28E+000</text:p>
          </table:table-cell>
          <table:table-cell office:value-type="float" office:value="-0.4687">
            <text:p>-4.69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741]+[.$G$2]" office:value-type="float" office:value="0.000018474998903324">
            <text:p>0.000018475</text:p>
          </table:table-cell>
          <table:table-cell table:formula="of:=[.B742]" office:value-type="float" office:value="-1.093">
            <text:p>-1.09E+000</text:p>
          </table:table-cell>
          <table:table-cell table:formula="of:=[.C742]+5" office:value-type="float" office:value="8.281">
            <text:p>8.281</text:p>
          </table:table-cell>
          <table:table-cell table:formula="of:=[.D742]+10" office:value-type="float" office:value="9.5313">
            <text:p>9.5313</text:p>
          </table:table-cell>
          <table:table-cell table:formula="of:=[.E742]+15" office:value-type="float" office:value="15.4687">
            <text:p>15.4687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0">
            <text:p>0.00E+000</text:p>
          </table:table-cell>
          <table:table-cell office:value-type="float" office:value="4.062">
            <text:p>4.06E+000</text:p>
          </table:table-cell>
          <table:table-cell table:number-columns-repeated="2" office:value-type="float" office:value="0.1562">
            <text:p>1.56E-001</text:p>
          </table:table-cell>
          <table:table-cell table:number-columns-repeated="3"/>
          <table:table-cell table:formula="of:=[.I742]+[.$G$2]" office:value-type="float" office:value="0.00001849999890184">
            <text:p>0.0000185</text:p>
          </table:table-cell>
          <table:table-cell table:formula="of:=[.B743]" office:value-type="float" office:value="0">
            <text:p>0.00E+000</text:p>
          </table:table-cell>
          <table:table-cell table:formula="of:=[.C743]+5" office:value-type="float" office:value="9.062">
            <text:p>9.062</text:p>
          </table:table-cell>
          <table:table-cell table:formula="of:=[.D743]+10" office:value-type="float" office:value="10.1562">
            <text:p>10.1562</text:p>
          </table:table-cell>
          <table:table-cell table:formula="of:=[.E743]+15" office:value-type="float" office:value="15.1562">
            <text:p>15.1562</text:p>
          </table:table-cell>
        </table:table-row>
        <table:table-row table:style-name="ro2">
          <table:table-cell office:value-type="float" office:value="741">
            <text:p>741</text:p>
          </table:table-cell>
          <table:table-cell office:value-type="float" office:value="-0.625">
            <text:p>-6.25E-001</text:p>
          </table:table-cell>
          <table:table-cell office:value-type="float" office:value="3.593">
            <text:p>3.59E+000</text:p>
          </table:table-cell>
          <table:table-cell office:value-type="float" office:value="-0.3125">
            <text:p>-3.13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743]+[.$G$2]" office:value-type="float" office:value="0.000018524998900356">
            <text:p>0.000018525</text:p>
          </table:table-cell>
          <table:table-cell table:formula="of:=[.B744]" office:value-type="float" office:value="-0.625">
            <text:p>-6.25E-001</text:p>
          </table:table-cell>
          <table:table-cell table:formula="of:=[.C744]+5" office:value-type="float" office:value="8.593">
            <text:p>8.593</text:p>
          </table:table-cell>
          <table:table-cell table:formula="of:=[.D744]+10" office:value-type="float" office:value="9.6875">
            <text:p>9.6875</text:p>
          </table:table-cell>
          <table:table-cell table:formula="of:=[.E744]+15" office:value-type="float" office:value="15.3125">
            <text:p>15.3125</text:p>
          </table:table-cell>
        </table:table-row>
        <table:table-row table:style-name="ro2">
          <table:table-cell office:value-type="float" office:value="742">
            <text:p>742</text:p>
          </table:table-cell>
          <table:table-cell office:value-type="float" office:value="-0.4687">
            <text:p>-4.69E-001</text:p>
          </table:table-cell>
          <table:table-cell office:value-type="float" office:value="3.593">
            <text:p>3.59E+000</text:p>
          </table:table-cell>
          <table:table-cell table:number-columns-repeated="2" office:value-type="float" office:value="0.1562">
            <text:p>1.56E-001</text:p>
          </table:table-cell>
          <table:table-cell table:number-columns-repeated="3"/>
          <table:table-cell table:formula="of:=[.I744]+[.$G$2]" office:value-type="float" office:value="0.000018549998898872">
            <text:p>0.00001855</text:p>
          </table:table-cell>
          <table:table-cell table:formula="of:=[.B745]" office:value-type="float" office:value="-0.4687">
            <text:p>-4.69E-001</text:p>
          </table:table-cell>
          <table:table-cell table:formula="of:=[.C745]+5" office:value-type="float" office:value="8.593">
            <text:p>8.593</text:p>
          </table:table-cell>
          <table:table-cell table:formula="of:=[.D745]+10" office:value-type="float" office:value="10.1562">
            <text:p>10.1562</text:p>
          </table:table-cell>
          <table:table-cell table:formula="of:=[.E745]+15" office:value-type="float" office:value="15.1562">
            <text:p>15.1562</text:p>
          </table:table-cell>
        </table:table-row>
        <table:table-row table:style-name="ro2">
          <table:table-cell office:value-type="float" office:value="743">
            <text:p>743</text:p>
          </table:table-cell>
          <table:table-cell office:value-type="float" office:value="0">
            <text:p>0.00E+000</text:p>
          </table:table-cell>
          <table:table-cell office:value-type="float" office:value="4.218">
            <text:p>4.22E+000</text:p>
          </table:table-cell>
          <table:table-cell office:value-type="float" office:value="-0.4687">
            <text:p>-4.69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745]+[.$G$2]" office:value-type="float" office:value="0.000018574998897388">
            <text:p>0.000018575</text:p>
          </table:table-cell>
          <table:table-cell table:formula="of:=[.B746]" office:value-type="float" office:value="0">
            <text:p>0.00E+000</text:p>
          </table:table-cell>
          <table:table-cell table:formula="of:=[.C746]+5" office:value-type="float" office:value="9.218">
            <text:p>9.218</text:p>
          </table:table-cell>
          <table:table-cell table:formula="of:=[.D746]+10" office:value-type="float" office:value="9.5313">
            <text:p>9.5313</text:p>
          </table:table-cell>
          <table:table-cell table:formula="of:=[.E746]+15" office:value-type="float" office:value="15.4687">
            <text:p>15.4687</text:p>
          </table:table-cell>
        </table:table-row>
        <table:table-row table:style-name="ro2">
          <table:table-cell office:value-type="float" office:value="744">
            <text:p>744</text:p>
          </table:table-cell>
          <table:table-cell office:value-type="float" office:value="-0.4687">
            <text:p>-4.69E-001</text:p>
          </table:table-cell>
          <table:table-cell office:value-type="float" office:value="4.218">
            <text:p>4.22E+000</text:p>
          </table:table-cell>
          <table:table-cell office:value-type="float" office:value="-0.4687">
            <text:p>-4.69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746]+[.$G$2]" office:value-type="float" office:value="0.000018599998895904">
            <text:p>0.0000186</text:p>
          </table:table-cell>
          <table:table-cell table:formula="of:=[.B747]" office:value-type="float" office:value="-0.4687">
            <text:p>-4.69E-001</text:p>
          </table:table-cell>
          <table:table-cell table:formula="of:=[.C747]+5" office:value-type="float" office:value="9.218">
            <text:p>9.218</text:p>
          </table:table-cell>
          <table:table-cell table:formula="of:=[.D747]+10" office:value-type="float" office:value="9.5313">
            <text:p>9.5313</text:p>
          </table:table-cell>
          <table:table-cell table:formula="of:=[.E747]+15" office:value-type="float" office:value="15.3125">
            <text:p>15.3125</text:p>
          </table:table-cell>
        </table:table-row>
        <table:table-row table:style-name="ro2">
          <table:table-cell office:value-type="float" office:value="745">
            <text:p>745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747]+[.$G$2]" office:value-type="float" office:value="0.00001862499889442">
            <text:p>0.000018625</text:p>
          </table:table-cell>
          <table:table-cell table:formula="of:=[.B748]" office:value-type="float" office:value="0.3125">
            <text:p>3.13E-001</text:p>
          </table:table-cell>
          <table:table-cell table:formula="of:=[.C748]+5" office:value-type="float" office:value="8.593">
            <text:p>8.593</text:p>
          </table:table-cell>
          <table:table-cell table:formula="of:=[.D748]+10" office:value-type="float" office:value="10.3125">
            <text:p>10.3125</text:p>
          </table:table-cell>
          <table:table-cell table:formula="of:=[.E748]+15" office:value-type="float" office:value="15.1562">
            <text:p>15.1562</text:p>
          </table:table-cell>
        </table:table-row>
        <table:table-row table:style-name="ro2">
          <table:table-cell office:value-type="float" office:value="746">
            <text:p>746</text:p>
          </table:table-cell>
          <table:table-cell office:value-type="float" office:value="0.9375">
            <text:p>9.38E-001</text:p>
          </table:table-cell>
          <table:table-cell office:value-type="float" office:value="3.593">
            <text:p>3.59E+000</text:p>
          </table:table-cell>
          <table:table-cell table:number-columns-repeated="2" office:value-type="float" office:value="0.1562">
            <text:p>1.56E-001</text:p>
          </table:table-cell>
          <table:table-cell table:number-columns-repeated="3"/>
          <table:table-cell table:formula="of:=[.I748]+[.$G$2]" office:value-type="float" office:value="0.000018649998892936">
            <text:p>0.00001865</text:p>
          </table:table-cell>
          <table:table-cell table:formula="of:=[.B749]" office:value-type="float" office:value="0.9375">
            <text:p>9.38E-001</text:p>
          </table:table-cell>
          <table:table-cell table:formula="of:=[.C749]+5" office:value-type="float" office:value="8.593">
            <text:p>8.593</text:p>
          </table:table-cell>
          <table:table-cell table:formula="of:=[.D749]+10" office:value-type="float" office:value="10.1562">
            <text:p>10.1562</text:p>
          </table:table-cell>
          <table:table-cell table:formula="of:=[.E749]+15" office:value-type="float" office:value="15.1562">
            <text:p>15.1562</text:p>
          </table:table-cell>
        </table:table-row>
        <table:table-row table:style-name="ro2">
          <table:table-cell office:value-type="float" office:value="747">
            <text:p>747</text:p>
          </table:table-cell>
          <table:table-cell office:value-type="float" office:value="4.062">
            <text:p>4.06E+000</text:p>
          </table:table-cell>
          <table:table-cell office:value-type="float" office:value="4.375">
            <text:p>4.38E+000</text:p>
          </table:table-cell>
          <table:table-cell office:value-type="float" office:value="-0.4687">
            <text:p>-4.69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749]+[.$G$2]" office:value-type="float" office:value="0.000018674998891452">
            <text:p>0.000018675</text:p>
          </table:table-cell>
          <table:table-cell table:formula="of:=[.B750]" office:value-type="float" office:value="4.062">
            <text:p>4.06E+000</text:p>
          </table:table-cell>
          <table:table-cell table:formula="of:=[.C750]+5" office:value-type="float" office:value="9.375">
            <text:p>9.375</text:p>
          </table:table-cell>
          <table:table-cell table:formula="of:=[.D750]+10" office:value-type="float" office:value="9.5313">
            <text:p>9.5313</text:p>
          </table:table-cell>
          <table:table-cell table:formula="of:=[.E750]+15" office:value-type="float" office:value="15.4687">
            <text:p>15.4687</text:p>
          </table:table-cell>
        </table:table-row>
        <table:table-row table:style-name="ro2">
          <table:table-cell office:value-type="float" office:value="748">
            <text:p>748</text:p>
          </table:table-cell>
          <table:table-cell office:value-type="float" office:value="2.812">
            <text:p>2.81E+000</text:p>
          </table:table-cell>
          <table:table-cell office:value-type="float" office:value="3.593">
            <text:p>3.59E+000</text:p>
          </table:table-cell>
          <table:table-cell table:number-columns-repeated="2" office:value-type="float" office:value="0.1562">
            <text:p>1.56E-001</text:p>
          </table:table-cell>
          <table:table-cell table:number-columns-repeated="3"/>
          <table:table-cell table:formula="of:=[.I750]+[.$G$2]" office:value-type="float" office:value="0.000018699998889968">
            <text:p>0.0000187</text:p>
          </table:table-cell>
          <table:table-cell table:formula="of:=[.B751]" office:value-type="float" office:value="2.812">
            <text:p>2.81E+000</text:p>
          </table:table-cell>
          <table:table-cell table:formula="of:=[.C751]+5" office:value-type="float" office:value="8.593">
            <text:p>8.593</text:p>
          </table:table-cell>
          <table:table-cell table:formula="of:=[.D751]+10" office:value-type="float" office:value="10.1562">
            <text:p>10.1562</text:p>
          </table:table-cell>
          <table:table-cell table:formula="of:=[.E751]+15" office:value-type="float" office:value="15.1562">
            <text:p>15.1562</text:p>
          </table:table-cell>
        </table:table-row>
        <table:table-row table:style-name="ro2">
          <table:table-cell office:value-type="float" office:value="749">
            <text:p>749</text:p>
          </table:table-cell>
          <table:table-cell office:value-type="float" office:value="3.593">
            <text:p>3.59E+000</text:p>
          </table:table-cell>
          <table:table-cell office:value-type="float" office:value="4.218">
            <text:p>4.22E+000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751]+[.$G$2]" office:value-type="float" office:value="0.000018724998888484">
            <text:p>0.000018725</text:p>
          </table:table-cell>
          <table:table-cell table:formula="of:=[.B752]" office:value-type="float" office:value="3.593">
            <text:p>3.59E+000</text:p>
          </table:table-cell>
          <table:table-cell table:formula="of:=[.C752]+5" office:value-type="float" office:value="9.218">
            <text:p>9.218</text:p>
          </table:table-cell>
          <table:table-cell table:formula="of:=[.D752]+10" office:value-type="float" office:value="9.6875">
            <text:p>9.6875</text:p>
          </table:table-cell>
          <table:table-cell table:formula="of:=[.E752]+15" office:value-type="float" office:value="15.4687">
            <text:p>15.4687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3.281">
            <text:p>3.28E+000</text:p>
          </table:table-cell>
          <table:table-cell office:value-type="float" office:value="4.062">
            <text:p>4.06E+000</text:p>
          </table:table-cell>
          <table:table-cell table:number-columns-repeated="2" office:value-type="float" office:value="0.1562">
            <text:p>1.56E-001</text:p>
          </table:table-cell>
          <table:table-cell table:number-columns-repeated="3"/>
          <table:table-cell table:formula="of:=[.I752]+[.$G$2]" office:value-type="float" office:value="0.000018749998887">
            <text:p>0.00001875</text:p>
          </table:table-cell>
          <table:table-cell table:formula="of:=[.B753]" office:value-type="float" office:value="3.281">
            <text:p>3.28E+000</text:p>
          </table:table-cell>
          <table:table-cell table:formula="of:=[.C753]+5" office:value-type="float" office:value="9.062">
            <text:p>9.062</text:p>
          </table:table-cell>
          <table:table-cell table:formula="of:=[.D753]+10" office:value-type="float" office:value="10.1562">
            <text:p>10.1562</text:p>
          </table:table-cell>
          <table:table-cell table:formula="of:=[.E753]+15" office:value-type="float" office:value="15.1562">
            <text:p>15.1562</text:p>
          </table:table-cell>
        </table:table-row>
        <table:table-row table:style-name="ro2">
          <table:table-cell office:value-type="float" office:value="751">
            <text:p>751</text:p>
          </table:table-cell>
          <table:table-cell office:value-type="float" office:value="2.968">
            <text:p>2.97E+000</text:p>
          </table:table-cell>
          <table:table-cell office:value-type="float" office:value="3.593">
            <text:p>3.59E+000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753]+[.$G$2]" office:value-type="float" office:value="0.000018774998885516">
            <text:p>0.000018775</text:p>
          </table:table-cell>
          <table:table-cell table:formula="of:=[.B754]" office:value-type="float" office:value="2.968">
            <text:p>2.97E+000</text:p>
          </table:table-cell>
          <table:table-cell table:formula="of:=[.C754]+5" office:value-type="float" office:value="8.593">
            <text:p>8.593</text:p>
          </table:table-cell>
          <table:table-cell table:formula="of:=[.D754]+10" office:value-type="float" office:value="9.6875">
            <text:p>9.6875</text:p>
          </table:table-cell>
          <table:table-cell table:formula="of:=[.E754]+15" office:value-type="float" office:value="15.4687">
            <text:p>15.4687</text:p>
          </table:table-cell>
        </table:table-row>
        <table:table-row table:style-name="ro2">
          <table:table-cell office:value-type="float" office:value="752">
            <text:p>752</text:p>
          </table:table-cell>
          <table:table-cell office:value-type="float" office:value="3.281">
            <text:p>3.28E+000</text:p>
          </table:table-cell>
          <table:table-cell office:value-type="float" office:value="4.375">
            <text:p>4.38E+000</text:p>
          </table:table-cell>
          <table:table-cell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754]+[.$G$2]" office:value-type="float" office:value="0.000018799998884032">
            <text:p>0.0000188</text:p>
          </table:table-cell>
          <table:table-cell table:formula="of:=[.B755]" office:value-type="float" office:value="3.281">
            <text:p>3.28E+000</text:p>
          </table:table-cell>
          <table:table-cell table:formula="of:=[.C755]+5" office:value-type="float" office:value="9.375">
            <text:p>9.375</text:p>
          </table:table-cell>
          <table:table-cell table:formula="of:=[.D755]+10" office:value-type="float" office:value="9.5313">
            <text:p>9.5313</text:p>
          </table:table-cell>
          <table:table-cell table:formula="of:=[.E755]+15" office:value-type="float" office:value="15.1562">
            <text:p>15.1562</text:p>
          </table:table-cell>
        </table:table-row>
        <table:table-row table:style-name="ro2">
          <table:table-cell office:value-type="float" office:value="753">
            <text:p>753</text:p>
          </table:table-cell>
          <table:table-cell office:value-type="float" office:value="-1.406">
            <text:p>-1.41E+000</text:p>
          </table:table-cell>
          <table:table-cell office:value-type="float" office:value="3.437">
            <text:p>3.44E+000</text:p>
          </table:table-cell>
          <table:table-cell office:value-type="float" office:value="0.3125">
            <text:p>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755]+[.$G$2]" office:value-type="float" office:value="0.000018824998882548">
            <text:p>0.000018825</text:p>
          </table:table-cell>
          <table:table-cell table:formula="of:=[.B756]" office:value-type="float" office:value="-1.406">
            <text:p>-1.41E+000</text:p>
          </table:table-cell>
          <table:table-cell table:formula="of:=[.C756]+5" office:value-type="float" office:value="8.437">
            <text:p>8.437</text:p>
          </table:table-cell>
          <table:table-cell table:formula="of:=[.D756]+10" office:value-type="float" office:value="10.3125">
            <text:p>10.3125</text:p>
          </table:table-cell>
          <table:table-cell table:formula="of:=[.E756]+15" office:value-type="float" office:value="15.4687">
            <text:p>15.4687</text:p>
          </table:table-cell>
        </table:table-row>
        <table:table-row table:style-name="ro2">
          <table:table-cell office:value-type="float" office:value="754">
            <text:p>754</text:p>
          </table:table-cell>
          <table:table-cell office:value-type="float" office:value="0">
            <text:p>0.00E+000</text:p>
          </table:table-cell>
          <table:table-cell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756]+[.$G$2]" office:value-type="float" office:value="0.000018849998881064">
            <text:p>0.00001885</text:p>
          </table:table-cell>
          <table:table-cell table:formula="of:=[.B757]" office:value-type="float" office:value="0">
            <text:p>0.00E+000</text:p>
          </table:table-cell>
          <table:table-cell table:formula="of:=[.C757]+5" office:value-type="float" office:value="8.437">
            <text:p>8.437</text:p>
          </table:table-cell>
          <table:table-cell table:formula="of:=[.D757]+10" office:value-type="float" office:value="10.1562">
            <text:p>10.1562</text:p>
          </table:table-cell>
          <table:table-cell table:formula="of:=[.E757]+15" office:value-type="float" office:value="15.3125">
            <text:p>15.3125</text:p>
          </table:table-cell>
        </table:table-row>
        <table:table-row table:style-name="ro2">
          <table:table-cell office:value-type="float" office:value="755">
            <text:p>755</text:p>
          </table:table-cell>
          <table:table-cell office:value-type="float" office:value="-0.625">
            <text:p>-6.25E-001</text:p>
          </table:table-cell>
          <table:table-cell office:value-type="float" office:value="4.218">
            <text:p>4.22E+000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757]+[.$G$2]" office:value-type="float" office:value="0.00001887499887958">
            <text:p>0.000018875</text:p>
          </table:table-cell>
          <table:table-cell table:formula="of:=[.B758]" office:value-type="float" office:value="-0.625">
            <text:p>-6.25E-001</text:p>
          </table:table-cell>
          <table:table-cell table:formula="of:=[.C758]+5" office:value-type="float" office:value="9.218">
            <text:p>9.218</text:p>
          </table:table-cell>
          <table:table-cell table:formula="of:=[.D758]+10" office:value-type="float" office:value="9.6875">
            <text:p>9.6875</text:p>
          </table:table-cell>
          <table:table-cell table:formula="of:=[.E758]+15" office:value-type="float" office:value="15.1562">
            <text:p>15.1562</text:p>
          </table:table-cell>
        </table:table-row>
        <table:table-row table:style-name="ro2">
          <table:table-cell office:value-type="float" office:value="756">
            <text:p>756</text:p>
          </table:table-cell>
          <table:table-cell office:value-type="float" office:value="0">
            <text:p>0.00E+000</text:p>
          </table:table-cell>
          <table:table-cell office:value-type="float" office:value="3.437">
            <text:p>3.44E+000</text:p>
          </table:table-cell>
          <table:table-cell table:number-columns-repeated="2" office:value-type="float" office:value="0.3125">
            <text:p>3.13E-001</text:p>
          </table:table-cell>
          <table:table-cell table:number-columns-repeated="3"/>
          <table:table-cell table:formula="of:=[.I758]+[.$G$2]" office:value-type="float" office:value="0.000018899998878096">
            <text:p>0.0000189</text:p>
          </table:table-cell>
          <table:table-cell table:formula="of:=[.B759]" office:value-type="float" office:value="0">
            <text:p>0.00E+000</text:p>
          </table:table-cell>
          <table:table-cell table:formula="of:=[.C759]+5" office:value-type="float" office:value="8.437">
            <text:p>8.437</text:p>
          </table:table-cell>
          <table:table-cell table:formula="of:=[.D759]+10" office:value-type="float" office:value="10.3125">
            <text:p>10.3125</text:p>
          </table:table-cell>
          <table:table-cell table:formula="of:=[.E759]+15" office:value-type="float" office:value="15.3125">
            <text:p>15.3125</text:p>
          </table:table-cell>
        </table:table-row>
        <table:table-row table:style-name="ro2">
          <table:table-cell office:value-type="float" office:value="757">
            <text:p>757</text:p>
          </table:table-cell>
          <table:table-cell office:value-type="float" office:value="-0.625">
            <text:p>-6.25E-001</text:p>
          </table:table-cell>
          <table:table-cell office:value-type="float" office:value="4.218">
            <text:p>4.22E+000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759]+[.$G$2]" office:value-type="float" office:value="0.000018924998876612">
            <text:p>0.000018925</text:p>
          </table:table-cell>
          <table:table-cell table:formula="of:=[.B760]" office:value-type="float" office:value="-0.625">
            <text:p>-6.25E-001</text:p>
          </table:table-cell>
          <table:table-cell table:formula="of:=[.C760]+5" office:value-type="float" office:value="9.218">
            <text:p>9.218</text:p>
          </table:table-cell>
          <table:table-cell table:formula="of:=[.D760]+10" office:value-type="float" office:value="9.6875">
            <text:p>9.6875</text:p>
          </table:table-cell>
          <table:table-cell table:formula="of:=[.E760]+15" office:value-type="float" office:value="15.1562">
            <text:p>15.1562</text:p>
          </table:table-cell>
        </table:table-row>
        <table:table-row table:style-name="ro2">
          <table:table-cell office:value-type="float" office:value="758">
            <text:p>758</text:p>
          </table:table-cell>
          <table:table-cell office:value-type="float" office:value="-0.625">
            <text:p>-6.25E-001</text:p>
          </table:table-cell>
          <table:table-cell office:value-type="float" office:value="4.218">
            <text:p>4.22E+000</text:p>
          </table:table-cell>
          <table:table-cell office:value-type="float" office:value="0.1562">
            <text:p>1.56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760]+[.$G$2]" office:value-type="float" office:value="0.000018949998875128">
            <text:p>0.00001895</text:p>
          </table:table-cell>
          <table:table-cell table:formula="of:=[.B761]" office:value-type="float" office:value="-0.625">
            <text:p>-6.25E-001</text:p>
          </table:table-cell>
          <table:table-cell table:formula="of:=[.C761]+5" office:value-type="float" office:value="9.218">
            <text:p>9.218</text:p>
          </table:table-cell>
          <table:table-cell table:formula="of:=[.D761]+10" office:value-type="float" office:value="10.1562">
            <text:p>10.1562</text:p>
          </table:table-cell>
          <table:table-cell table:formula="of:=[.E761]+15" office:value-type="float" office:value="15">
            <text:p>15</text:p>
          </table:table-cell>
        </table:table-row>
        <table:table-row table:style-name="ro2">
          <table:table-cell office:value-type="float" office:value="759">
            <text:p>759</text:p>
          </table:table-cell>
          <table:table-cell office:value-type="float" office:value="4.062">
            <text:p>4.06E+000</text:p>
          </table:table-cell>
          <table:table-cell office:value-type="float" office:value="3.437">
            <text:p>3.44E+000</text:p>
          </table:table-cell>
          <table:table-cell office:value-type="float" office:value="-0.4687">
            <text:p>-4.69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761]+[.$G$2]" office:value-type="float" office:value="0.000018974998873644">
            <text:p>0.000018975</text:p>
          </table:table-cell>
          <table:table-cell table:formula="of:=[.B762]" office:value-type="float" office:value="4.062">
            <text:p>4.06E+000</text:p>
          </table:table-cell>
          <table:table-cell table:formula="of:=[.C762]+5" office:value-type="float" office:value="8.437">
            <text:p>8.437</text:p>
          </table:table-cell>
          <table:table-cell table:formula="of:=[.D762]+10" office:value-type="float" office:value="9.5313">
            <text:p>9.5313</text:p>
          </table:table-cell>
          <table:table-cell table:formula="of:=[.E762]+15" office:value-type="float" office:value="15.4687">
            <text:p>15.4687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3.75">
            <text:p>3.75E+00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762]+[.$G$2]" office:value-type="float" office:value="0.00001899999887216">
            <text:p>0.000019</text:p>
          </table:table-cell>
          <table:table-cell table:formula="of:=[.B763]" office:value-type="float" office:value="3.75">
            <text:p>3.75E+000</text:p>
          </table:table-cell>
          <table:table-cell table:formula="of:=[.C763]+5" office:value-type="float" office:value="8.593">
            <text:p>8.593</text:p>
          </table:table-cell>
          <table:table-cell table:formula="of:=[.D763]+10" office:value-type="float" office:value="10.1562">
            <text:p>10.1562</text:p>
          </table:table-cell>
          <table:table-cell table:formula="of:=[.E763]+15" office:value-type="float" office:value="15.3125">
            <text:p>15.3125</text:p>
          </table:table-cell>
        </table:table-row>
        <table:table-row table:style-name="ro2">
          <table:table-cell office:value-type="float" office:value="761">
            <text:p>761</text:p>
          </table:table-cell>
          <table:table-cell office:value-type="float" office:value="2.812">
            <text:p>2.81E+000</text:p>
          </table:table-cell>
          <table:table-cell office:value-type="float" office:value="4.218">
            <text:p>4.22E+000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763]+[.$G$2]" office:value-type="float" office:value="0.000019024998870676">
            <text:p>0.000019025</text:p>
          </table:table-cell>
          <table:table-cell table:formula="of:=[.B764]" office:value-type="float" office:value="2.812">
            <text:p>2.81E+000</text:p>
          </table:table-cell>
          <table:table-cell table:formula="of:=[.C764]+5" office:value-type="float" office:value="9.218">
            <text:p>9.218</text:p>
          </table:table-cell>
          <table:table-cell table:formula="of:=[.D764]+10" office:value-type="float" office:value="9.6875">
            <text:p>9.6875</text:p>
          </table:table-cell>
          <table:table-cell table:formula="of:=[.E764]+15" office:value-type="float" office:value="15.1562">
            <text:p>15.1562</text:p>
          </table:table-cell>
        </table:table-row>
        <table:table-row table:style-name="ro2">
          <table:table-cell office:value-type="float" office:value="762">
            <text:p>762</text:p>
          </table:table-cell>
          <table:table-cell office:value-type="float" office:value="2.812">
            <text:p>2.81E+000</text:p>
          </table:table-cell>
          <table:table-cell office:value-type="float" office:value="4.062">
            <text:p>4.06E+000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764]+[.$G$2]" office:value-type="float" office:value="0.000019049998869192">
            <text:p>0.00001905</text:p>
          </table:table-cell>
          <table:table-cell table:formula="of:=[.B765]" office:value-type="float" office:value="2.812">
            <text:p>2.81E+000</text:p>
          </table:table-cell>
          <table:table-cell table:formula="of:=[.C765]+5" office:value-type="float" office:value="9.062">
            <text:p>9.062</text:p>
          </table:table-cell>
          <table:table-cell table:formula="of:=[.D765]+10" office:value-type="float" office:value="10.1562">
            <text:p>10.1562</text:p>
          </table:table-cell>
          <table:table-cell table:formula="of:=[.E765]+15" office:value-type="float" office:value="15.3125">
            <text:p>15.3125</text:p>
          </table:table-cell>
        </table:table-row>
        <table:table-row table:style-name="ro2">
          <table:table-cell office:value-type="float" office:value="763">
            <text:p>763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765]+[.$G$2]" office:value-type="float" office:value="0.000019074998867708">
            <text:p>0.000019075</text:p>
          </table:table-cell>
          <table:table-cell table:formula="of:=[.B766]" office:value-type="float" office:value="3.437">
            <text:p>3.44E+000</text:p>
          </table:table-cell>
          <table:table-cell table:formula="of:=[.C766]+5" office:value-type="float" office:value="8.593">
            <text:p>8.593</text:p>
          </table:table-cell>
          <table:table-cell table:formula="of:=[.D766]+10" office:value-type="float" office:value="9.6875">
            <text:p>9.6875</text:p>
          </table:table-cell>
          <table:table-cell table:formula="of:=[.E766]+15" office:value-type="float" office:value="15">
            <text:p>15</text:p>
          </table:table-cell>
        </table:table-row>
        <table:table-row table:style-name="ro2">
          <table:table-cell office:value-type="float" office:value="764">
            <text:p>764</text:p>
          </table:table-cell>
          <table:table-cell office:value-type="float" office:value="3.281">
            <text:p>3.28E+000</text:p>
          </table:table-cell>
          <table:table-cell office:value-type="float" office:value="3.593">
            <text:p>3.59E+000</text:p>
          </table:table-cell>
          <table:table-cell office:value-type="float" office:value="-0.3125">
            <text:p>-3.13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766]+[.$G$2]" office:value-type="float" office:value="0.000019099998866224">
            <text:p>0.0000191</text:p>
          </table:table-cell>
          <table:table-cell table:formula="of:=[.B767]" office:value-type="float" office:value="3.281">
            <text:p>3.28E+000</text:p>
          </table:table-cell>
          <table:table-cell table:formula="of:=[.C767]+5" office:value-type="float" office:value="8.593">
            <text:p>8.593</text:p>
          </table:table-cell>
          <table:table-cell table:formula="of:=[.D767]+10" office:value-type="float" office:value="9.6875">
            <text:p>9.6875</text:p>
          </table:table-cell>
          <table:table-cell table:formula="of:=[.E767]+15" office:value-type="float" office:value="15.3125">
            <text:p>15.3125</text:p>
          </table:table-cell>
        </table:table-row>
        <table:table-row table:style-name="ro2">
          <table:table-cell office:value-type="float" office:value="765">
            <text:p>765</text:p>
          </table:table-cell>
          <table:table-cell office:value-type="float" office:value="2.5">
            <text:p>2.50E+000</text:p>
          </table:table-cell>
          <table:table-cell office:value-type="float" office:value="4.218">
            <text:p>4.22E+000</text:p>
          </table:table-cell>
          <table:table-cell office:value-type="float" office:value="0.1562">
            <text:p>1.56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767]+[.$G$2]" office:value-type="float" office:value="0.00001912499886474">
            <text:p>0.000019125</text:p>
          </table:table-cell>
          <table:table-cell table:formula="of:=[.B768]" office:value-type="float" office:value="2.5">
            <text:p>2.50E+000</text:p>
          </table:table-cell>
          <table:table-cell table:formula="of:=[.C768]+5" office:value-type="float" office:value="9.218">
            <text:p>9.218</text:p>
          </table:table-cell>
          <table:table-cell table:formula="of:=[.D768]+10" office:value-type="float" office:value="10.1562">
            <text:p>10.1562</text:p>
          </table:table-cell>
          <table:table-cell table:formula="of:=[.E768]+15" office:value-type="float" office:value="15">
            <text:p>15</text:p>
          </table:table-cell>
        </table:table-row>
        <table:table-row table:style-name="ro2">
          <table:table-cell office:value-type="float" office:value="766">
            <text:p>766</text:p>
          </table:table-cell>
          <table:table-cell office:value-type="float" office:value="2.031">
            <text:p>2.03E+000</text:p>
          </table:table-cell>
          <table:table-cell office:value-type="float" office:value="4.218">
            <text:p>4.22E+000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768]+[.$G$2]" office:value-type="float" office:value="0.000019149998863256">
            <text:p>0.00001915</text:p>
          </table:table-cell>
          <table:table-cell table:formula="of:=[.B769]" office:value-type="float" office:value="2.031">
            <text:p>2.03E+000</text:p>
          </table:table-cell>
          <table:table-cell table:formula="of:=[.C769]+5" office:value-type="float" office:value="9.218">
            <text:p>9.218</text:p>
          </table:table-cell>
          <table:table-cell table:formula="of:=[.D769]+10" office:value-type="float" office:value="10.1562">
            <text:p>10.1562</text:p>
          </table:table-cell>
          <table:table-cell table:formula="of:=[.E769]+15" office:value-type="float" office:value="15.3125">
            <text:p>15.3125</text:p>
          </table:table-cell>
        </table:table-row>
        <table:table-row table:style-name="ro2">
          <table:table-cell office:value-type="float" office:value="767">
            <text:p>767</text:p>
          </table:table-cell>
          <table:table-cell office:value-type="float" office:value="-1.093">
            <text:p>-1.09E+000</text:p>
          </table:table-cell>
          <table:table-cell office:value-type="float" office:value="3.281">
            <text:p>3.28E+000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769]+[.$G$2]" office:value-type="float" office:value="0.000019174998861772">
            <text:p>0.000019175</text:p>
          </table:table-cell>
          <table:table-cell table:formula="of:=[.B770]" office:value-type="float" office:value="-1.093">
            <text:p>-1.09E+000</text:p>
          </table:table-cell>
          <table:table-cell table:formula="of:=[.C770]+5" office:value-type="float" office:value="8.281">
            <text:p>8.281</text:p>
          </table:table-cell>
          <table:table-cell table:formula="of:=[.D770]+10" office:value-type="float" office:value="9.6875">
            <text:p>9.6875</text:p>
          </table:table-cell>
          <table:table-cell table:formula="of:=[.E770]+15" office:value-type="float" office:value="15">
            <text:p>15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-0.625">
            <text:p>-6.25E-001</text:p>
          </table:table-cell>
          <table:table-cell office:value-type="float" office:value="4.062">
            <text:p>4.06E+000</text:p>
          </table:table-cell>
          <table:table-cell office:value-type="float" office:value="-0.3125">
            <text:p>-3.13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770]+[.$G$2]" office:value-type="float" office:value="0.000019199998860288">
            <text:p>0.0000192</text:p>
          </table:table-cell>
          <table:table-cell table:formula="of:=[.B771]" office:value-type="float" office:value="-0.625">
            <text:p>-6.25E-001</text:p>
          </table:table-cell>
          <table:table-cell table:formula="of:=[.C771]+5" office:value-type="float" office:value="9.062">
            <text:p>9.062</text:p>
          </table:table-cell>
          <table:table-cell table:formula="of:=[.D771]+10" office:value-type="float" office:value="9.6875">
            <text:p>9.6875</text:p>
          </table:table-cell>
          <table:table-cell table:formula="of:=[.E771]+15" office:value-type="float" office:value="15.3125">
            <text:p>15.3125</text:p>
          </table:table-cell>
        </table:table-row>
        <table:table-row table:style-name="ro2">
          <table:table-cell office:value-type="float" office:value="769">
            <text:p>769</text:p>
          </table:table-cell>
          <table:table-cell office:value-type="float" office:value="0">
            <text:p>0.00E+000</text:p>
          </table:table-cell>
          <table:table-cell office:value-type="float" office:value="3.437">
            <text:p>3.44E+000</text:p>
          </table:table-cell>
          <table:table-cell table:number-columns-repeated="2" office:value-type="float" office:value="0.1562">
            <text:p>1.56E-001</text:p>
          </table:table-cell>
          <table:table-cell table:number-columns-repeated="3"/>
          <table:table-cell table:formula="of:=[.I771]+[.$G$2]" office:value-type="float" office:value="0.000019224998858804">
            <text:p>0.000019225</text:p>
          </table:table-cell>
          <table:table-cell table:formula="of:=[.B772]" office:value-type="float" office:value="0">
            <text:p>0.00E+000</text:p>
          </table:table-cell>
          <table:table-cell table:formula="of:=[.C772]+5" office:value-type="float" office:value="8.437">
            <text:p>8.437</text:p>
          </table:table-cell>
          <table:table-cell table:formula="of:=[.D772]+10" office:value-type="float" office:value="10.1562">
            <text:p>10.1562</text:p>
          </table:table-cell>
          <table:table-cell table:formula="of:=[.E772]+15" office:value-type="float" office:value="15.1562">
            <text:p>15.1562</text:p>
          </table:table-cell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-0.4687">
            <text:p>-4.69E-001</text:p>
          </table:table-cell>
          <table:table-cell office:value-type="float" office:value="4.062">
            <text:p>4.06E+000</text:p>
          </table:table-cell>
          <table:table-cell table:number-columns-repeated="2" office:value-type="float" office:value="0.1562">
            <text:p>1.56E-001</text:p>
          </table:table-cell>
          <table:table-cell table:number-columns-repeated="3"/>
          <table:table-cell table:formula="of:=[.I772]+[.$G$2]" office:value-type="float" office:value="0.00001924999885732">
            <text:p>0.00001925</text:p>
          </table:table-cell>
          <table:table-cell table:formula="of:=[.B773]" office:value-type="float" office:value="-0.4687">
            <text:p>-4.69E-001</text:p>
          </table:table-cell>
          <table:table-cell table:formula="of:=[.C773]+5" office:value-type="float" office:value="9.062">
            <text:p>9.062</text:p>
          </table:table-cell>
          <table:table-cell table:formula="of:=[.D773]+10" office:value-type="float" office:value="10.1562">
            <text:p>10.1562</text:p>
          </table:table-cell>
          <table:table-cell table:formula="of:=[.E773]+15" office:value-type="float" office:value="15.1562">
            <text:p>15.1562</text:p>
          </table:table-cell>
        </table:table-row>
        <table:table-row table:style-name="ro2">
          <table:table-cell office:value-type="float" office:value="771">
            <text:p>771</text:p>
          </table:table-cell>
          <table:table-cell office:value-type="float" office:value="0">
            <text:p>0.00E+000</text:p>
          </table:table-cell>
          <table:table-cell office:value-type="float" office:value="3.593">
            <text:p>3.59E+000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773]+[.$G$2]" office:value-type="float" office:value="0.000019274998855836">
            <text:p>0.000019275</text:p>
          </table:table-cell>
          <table:table-cell table:formula="of:=[.B774]" office:value-type="float" office:value="0">
            <text:p>0.00E+000</text:p>
          </table:table-cell>
          <table:table-cell table:formula="of:=[.C774]+5" office:value-type="float" office:value="8.593">
            <text:p>8.593</text:p>
          </table:table-cell>
          <table:table-cell table:formula="of:=[.D774]+10" office:value-type="float" office:value="9.6875">
            <text:p>9.6875</text:p>
          </table:table-cell>
          <table:table-cell table:formula="of:=[.E774]+15" office:value-type="float" office:value="15.4687">
            <text:p>15.4687</text:p>
          </table:table-cell>
        </table:table-row>
        <table:table-row table:style-name="ro2">
          <table:table-cell office:value-type="float" office:value="772">
            <text:p>772</text:p>
          </table:table-cell>
          <table:table-cell office:value-type="float" office:value="-0.4687">
            <text:p>-4.69E-001</text:p>
          </table:table-cell>
          <table:table-cell office:value-type="float" office:value="4.218">
            <text:p>4.22E+000</text:p>
          </table:table-cell>
          <table:table-cell office:value-type="float" office:value="-0.4687">
            <text:p>-4.69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774]+[.$G$2]" office:value-type="float" office:value="0.000019299998854352">
            <text:p>0.0000193</text:p>
          </table:table-cell>
          <table:table-cell table:formula="of:=[.B775]" office:value-type="float" office:value="-0.4687">
            <text:p>-4.69E-001</text:p>
          </table:table-cell>
          <table:table-cell table:formula="of:=[.C775]+5" office:value-type="float" office:value="9.218">
            <text:p>9.218</text:p>
          </table:table-cell>
          <table:table-cell table:formula="of:=[.D775]+10" office:value-type="float" office:value="9.5313">
            <text:p>9.5313</text:p>
          </table:table-cell>
          <table:table-cell table:formula="of:=[.E775]+15" office:value-type="float" office:value="15.3125">
            <text:p>15.3125</text:p>
          </table:table-cell>
        </table:table-row>
        <table:table-row table:style-name="ro2">
          <table:table-cell office:value-type="float" office:value="773">
            <text:p>773</text:p>
          </table:table-cell>
          <table:table-cell office:value-type="float" office:value="3.906">
            <text:p>3.91E+000</text:p>
          </table:table-cell>
          <table:table-cell office:value-type="float" office:value="3.437">
            <text:p>3.44E+000</text:p>
          </table:table-cell>
          <table:table-cell office:value-type="float" office:value="0.4687">
            <text:p>4.69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775]+[.$G$2]" office:value-type="float" office:value="0.000019324998852868">
            <text:p>0.000019325</text:p>
          </table:table-cell>
          <table:table-cell table:formula="of:=[.B776]" office:value-type="float" office:value="3.906">
            <text:p>3.91E+000</text:p>
          </table:table-cell>
          <table:table-cell table:formula="of:=[.C776]+5" office:value-type="float" office:value="8.437">
            <text:p>8.437</text:p>
          </table:table-cell>
          <table:table-cell table:formula="of:=[.D776]+10" office:value-type="float" office:value="10.4687">
            <text:p>10.4687</text:p>
          </table:table-cell>
          <table:table-cell table:formula="of:=[.E776]+15" office:value-type="float" office:value="15.1562">
            <text:p>15.1562</text:p>
          </table:table-cell>
        </table:table-row>
        <table:table-row table:style-name="ro2">
          <table:table-cell office:value-type="float" office:value="774">
            <text:p>774</text:p>
          </table:table-cell>
          <table:table-cell office:value-type="float" office:value="2.812">
            <text:p>2.81E+000</text:p>
          </table:table-cell>
          <table:table-cell office:value-type="float" office:value="3.593">
            <text:p>3.59E+000</text:p>
          </table:table-cell>
          <table:table-cell table:number-columns-repeated="2" office:value-type="float" office:value="0.1562">
            <text:p>1.56E-001</text:p>
          </table:table-cell>
          <table:table-cell table:number-columns-repeated="3"/>
          <table:table-cell table:formula="of:=[.I776]+[.$G$2]" office:value-type="float" office:value="0.000019349998851384">
            <text:p>0.00001935</text:p>
          </table:table-cell>
          <table:table-cell table:formula="of:=[.B777]" office:value-type="float" office:value="2.812">
            <text:p>2.81E+000</text:p>
          </table:table-cell>
          <table:table-cell table:formula="of:=[.C777]+5" office:value-type="float" office:value="8.593">
            <text:p>8.593</text:p>
          </table:table-cell>
          <table:table-cell table:formula="of:=[.D777]+10" office:value-type="float" office:value="10.1562">
            <text:p>10.1562</text:p>
          </table:table-cell>
          <table:table-cell table:formula="of:=[.E777]+15" office:value-type="float" office:value="15.1562">
            <text:p>15.1562</text:p>
          </table:table-cell>
        </table:table-row>
        <table:table-row table:style-name="ro2">
          <table:table-cell office:value-type="float" office:value="775">
            <text:p>775</text:p>
          </table:table-cell>
          <table:table-cell office:value-type="float" office:value="3.437">
            <text:p>3.44E+000</text:p>
          </table:table-cell>
          <table:table-cell office:value-type="float" office:value="4.218">
            <text:p>4.22E+000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777]+[.$G$2]" office:value-type="float" office:value="0.0000193749988499">
            <text:p>0.000019375</text:p>
          </table:table-cell>
          <table:table-cell table:formula="of:=[.B778]" office:value-type="float" office:value="3.437">
            <text:p>3.44E+000</text:p>
          </table:table-cell>
          <table:table-cell table:formula="of:=[.C778]+5" office:value-type="float" office:value="9.218">
            <text:p>9.218</text:p>
          </table:table-cell>
          <table:table-cell table:formula="of:=[.D778]+10" office:value-type="float" office:value="9.6875">
            <text:p>9.6875</text:p>
          </table:table-cell>
          <table:table-cell table:formula="of:=[.E778]+15" office:value-type="float" office:value="15.4687">
            <text:p>15.4687</text:p>
          </table:table-cell>
        </table:table-row>
        <table:table-row table:style-name="ro2">
          <table:table-cell office:value-type="float" office:value="776">
            <text:p>776</text:p>
          </table:table-cell>
          <table:table-cell office:value-type="float" office:value="2.812">
            <text:p>2.81E+000</text:p>
          </table:table-cell>
          <table:table-cell office:value-type="float" office:value="3.593">
            <text:p>3.59E+000</text:p>
          </table:table-cell>
          <table:table-cell table:number-columns-repeated="2" office:value-type="float" office:value="0.1562">
            <text:p>1.56E-001</text:p>
          </table:table-cell>
          <table:table-cell table:number-columns-repeated="3"/>
          <table:table-cell table:formula="of:=[.I778]+[.$G$2]" office:value-type="float" office:value="0.000019399998848416">
            <text:p>0.0000194</text:p>
          </table:table-cell>
          <table:table-cell table:formula="of:=[.B779]" office:value-type="float" office:value="2.812">
            <text:p>2.81E+000</text:p>
          </table:table-cell>
          <table:table-cell table:formula="of:=[.C779]+5" office:value-type="float" office:value="8.593">
            <text:p>8.593</text:p>
          </table:table-cell>
          <table:table-cell table:formula="of:=[.D779]+10" office:value-type="float" office:value="10.1562">
            <text:p>10.1562</text:p>
          </table:table-cell>
          <table:table-cell table:formula="of:=[.E779]+15" office:value-type="float" office:value="15.1562">
            <text:p>15.1562</text:p>
          </table:table-cell>
        </table:table-row>
        <table:table-row table:style-name="ro2">
          <table:table-cell office:value-type="float" office:value="777">
            <text:p>777</text:p>
          </table:table-cell>
          <table:table-cell office:value-type="float" office:value="3.281">
            <text:p>3.28E+000</text:p>
          </table:table-cell>
          <table:table-cell office:value-type="float" office:value="4.062">
            <text:p>4.06E+000</text:p>
          </table:table-cell>
          <table:table-cell office:value-type="float" office:value="-0.4687">
            <text:p>-4.69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779]+[.$G$2]" office:value-type="float" office:value="0.000019424998846932">
            <text:p>0.000019425</text:p>
          </table:table-cell>
          <table:table-cell table:formula="of:=[.B780]" office:value-type="float" office:value="3.281">
            <text:p>3.28E+000</text:p>
          </table:table-cell>
          <table:table-cell table:formula="of:=[.C780]+5" office:value-type="float" office:value="9.062">
            <text:p>9.062</text:p>
          </table:table-cell>
          <table:table-cell table:formula="of:=[.D780]+10" office:value-type="float" office:value="9.5313">
            <text:p>9.5313</text:p>
          </table:table-cell>
          <table:table-cell table:formula="of:=[.E780]+15" office:value-type="float" office:value="15.3125">
            <text:p>15.3125</text:p>
          </table:table-cell>
        </table:table-row>
        <table:table-row table:style-name="ro2">
          <table:table-cell office:value-type="float" office:value="778">
            <text:p>778</text:p>
          </table:table-cell>
          <table:table-cell office:value-type="float" office:value="3.281">
            <text:p>3.28E+000</text:p>
          </table:table-cell>
          <table:table-cell office:value-type="float" office:value="3.437">
            <text:p>3.44E+000</text:p>
          </table:table-cell>
          <table:table-cell table:number-columns-repeated="2" office:value-type="float" office:value="0.3125">
            <text:p>3.13E-001</text:p>
          </table:table-cell>
          <table:table-cell table:number-columns-repeated="3"/>
          <table:table-cell table:formula="of:=[.I780]+[.$G$2]" office:value-type="float" office:value="0.000019449998845448">
            <text:p>0.00001945</text:p>
          </table:table-cell>
          <table:table-cell table:formula="of:=[.B781]" office:value-type="float" office:value="3.281">
            <text:p>3.28E+000</text:p>
          </table:table-cell>
          <table:table-cell table:formula="of:=[.C781]+5" office:value-type="float" office:value="8.437">
            <text:p>8.437</text:p>
          </table:table-cell>
          <table:table-cell table:formula="of:=[.D781]+10" office:value-type="float" office:value="10.3125">
            <text:p>10.3125</text:p>
          </table:table-cell>
          <table:table-cell table:formula="of:=[.E781]+15" office:value-type="float" office:value="15.3125">
            <text:p>15.3125</text:p>
          </table:table-cell>
        </table:table-row>
        <table:table-row table:style-name="ro2">
          <table:table-cell office:value-type="float" office:value="779">
            <text:p>779</text:p>
          </table:table-cell>
          <table:table-cell office:value-type="float" office:value="-1.25">
            <text:p>-1.25E+000</text:p>
          </table:table-cell>
          <table:table-cell office:value-type="float" office:value="4.218">
            <text:p>4.22E+000</text:p>
          </table:table-cell>
          <table:table-cell office:value-type="float" office:value="-0.4687">
            <text:p>-4.69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781]+[.$G$2]" office:value-type="float" office:value="0.000019474998843964">
            <text:p>0.000019475</text:p>
          </table:table-cell>
          <table:table-cell table:formula="of:=[.B782]" office:value-type="float" office:value="-1.25">
            <text:p>-1.25E+000</text:p>
          </table:table-cell>
          <table:table-cell table:formula="of:=[.C782]+5" office:value-type="float" office:value="9.218">
            <text:p>9.218</text:p>
          </table:table-cell>
          <table:table-cell table:formula="of:=[.D782]+10" office:value-type="float" office:value="9.5313">
            <text:p>9.5313</text:p>
          </table:table-cell>
          <table:table-cell table:formula="of:=[.E782]+15" office:value-type="float" office:value="15">
            <text:p>15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-0.625">
            <text:p>-6.25E-001</text:p>
          </table:table-cell>
          <table:table-cell office:value-type="float" office:value="4.062">
            <text:p>4.06E+000</text:p>
          </table:table-cell>
          <table:table-cell office:value-type="float" office:value="0.1562">
            <text:p>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782]+[.$G$2]" office:value-type="float" office:value="0.00001949999884248">
            <text:p>0.0000195</text:p>
          </table:table-cell>
          <table:table-cell table:formula="of:=[.B783]" office:value-type="float" office:value="-0.625">
            <text:p>-6.25E-001</text:p>
          </table:table-cell>
          <table:table-cell table:formula="of:=[.C783]+5" office:value-type="float" office:value="9.062">
            <text:p>9.062</text:p>
          </table:table-cell>
          <table:table-cell table:formula="of:=[.D783]+10" office:value-type="float" office:value="10.1562">
            <text:p>10.1562</text:p>
          </table:table-cell>
          <table:table-cell table:formula="of:=[.E783]+15" office:value-type="float" office:value="15.4687">
            <text:p>15.4687</text:p>
          </table:table-cell>
        </table:table-row>
        <table:table-row table:style-name="ro2">
          <table:table-cell office:value-type="float" office:value="781">
            <text:p>781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783]+[.$G$2]" office:value-type="float" office:value="0.000019524998840996">
            <text:p>0.000019525</text:p>
          </table:table-cell>
          <table:table-cell table:formula="of:=[.B784]" office:value-type="float" office:value="0.1562">
            <text:p>1.56E-001</text:p>
          </table:table-cell>
          <table:table-cell table:formula="of:=[.C784]+5" office:value-type="float" office:value="8.593">
            <text:p>8.593</text:p>
          </table:table-cell>
          <table:table-cell table:formula="of:=[.D784]+10" office:value-type="float" office:value="9.6875">
            <text:p>9.6875</text:p>
          </table:table-cell>
          <table:table-cell table:formula="of:=[.E784]+15" office:value-type="float" office:value="15">
            <text:p>15</text:p>
          </table:table-cell>
        </table:table-row>
        <table:table-row table:style-name="ro2">
          <table:table-cell office:value-type="float" office:value="782">
            <text:p>782</text:p>
          </table:table-cell>
          <table:table-cell office:value-type="float" office:value="-0.625">
            <text:p>-6.25E-001</text:p>
          </table:table-cell>
          <table:table-cell office:value-type="float" office:value="4.062">
            <text:p>4.06E+000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784]+[.$G$2]" office:value-type="float" office:value="0.000019549998839512">
            <text:p>0.00001955</text:p>
          </table:table-cell>
          <table:table-cell table:formula="of:=[.B785]" office:value-type="float" office:value="-0.625">
            <text:p>-6.25E-001</text:p>
          </table:table-cell>
          <table:table-cell table:formula="of:=[.C785]+5" office:value-type="float" office:value="9.062">
            <text:p>9.062</text:p>
          </table:table-cell>
          <table:table-cell table:formula="of:=[.D785]+10" office:value-type="float" office:value="10.1562">
            <text:p>10.1562</text:p>
          </table:table-cell>
          <table:table-cell table:formula="of:=[.E785]+15" office:value-type="float" office:value="15.3125">
            <text:p>15.3125</text:p>
          </table:table-cell>
        </table:table-row>
        <table:table-row table:style-name="ro2">
          <table:table-cell office:value-type="float" office:value="783">
            <text:p>783</text:p>
          </table:table-cell>
          <table:table-cell office:value-type="float" office:value="0">
            <text:p>0.00E+000</text:p>
          </table:table-cell>
          <table:table-cell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785]+[.$G$2]" office:value-type="float" office:value="0.000019574998838028">
            <text:p>0.000019575</text:p>
          </table:table-cell>
          <table:table-cell table:formula="of:=[.B786]" office:value-type="float" office:value="0">
            <text:p>0.00E+000</text:p>
          </table:table-cell>
          <table:table-cell table:formula="of:=[.C786]+5" office:value-type="float" office:value="8.437">
            <text:p>8.437</text:p>
          </table:table-cell>
          <table:table-cell table:formula="of:=[.D786]+10" office:value-type="float" office:value="9.6875">
            <text:p>9.6875</text:p>
          </table:table-cell>
          <table:table-cell table:formula="of:=[.E786]+15" office:value-type="float" office:value="15">
            <text:p>15</text:p>
          </table:table-cell>
        </table:table-row>
        <table:table-row table:style-name="ro2">
          <table:table-cell office:value-type="float" office:value="784">
            <text:p>784</text:p>
          </table:table-cell>
          <table:table-cell office:value-type="float" office:value="-0.4687">
            <text:p>-4.69E-001</text:p>
          </table:table-cell>
          <table:table-cell office:value-type="float" office:value="4.062">
            <text:p>4.06E+000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786]+[.$G$2]" office:value-type="float" office:value="0.000019599998836544">
            <text:p>0.0000196</text:p>
          </table:table-cell>
          <table:table-cell table:formula="of:=[.B787]" office:value-type="float" office:value="-0.4687">
            <text:p>-4.69E-001</text:p>
          </table:table-cell>
          <table:table-cell table:formula="of:=[.C787]+5" office:value-type="float" office:value="9.062">
            <text:p>9.062</text:p>
          </table:table-cell>
          <table:table-cell table:formula="of:=[.D787]+10" office:value-type="float" office:value="10.1562">
            <text:p>10.1562</text:p>
          </table:table-cell>
          <table:table-cell table:formula="of:=[.E787]+15" office:value-type="float" office:value="15.3125">
            <text:p>15.3125</text:p>
          </table:table-cell>
        </table:table-row>
        <table:table-row table:style-name="ro2">
          <table:table-cell office:value-type="float" office:value="785">
            <text:p>785</text:p>
          </table:table-cell>
          <table:table-cell office:value-type="float" office:value="0.4687">
            <text:p>4.69E-001</text:p>
          </table:table-cell>
          <table:table-cell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787]+[.$G$2]" office:value-type="float" office:value="0.0000196249988350599">
            <text:p>0.000019625</text:p>
          </table:table-cell>
          <table:table-cell table:formula="of:=[.B788]" office:value-type="float" office:value="0.4687">
            <text:p>4.69E-001</text:p>
          </table:table-cell>
          <table:table-cell table:formula="of:=[.C788]+5" office:value-type="float" office:value="8.437">
            <text:p>8.437</text:p>
          </table:table-cell>
          <table:table-cell table:formula="of:=[.D788]+10" office:value-type="float" office:value="9.6875">
            <text:p>9.6875</text:p>
          </table:table-cell>
          <table:table-cell table:formula="of:=[.E788]+15" office:value-type="float" office:value="15">
            <text:p>15</text:p>
          </table:table-cell>
        </table:table-row>
        <table:table-row table:style-name="ro2">
          <table:table-cell office:value-type="float" office:value="786">
            <text:p>786</text:p>
          </table:table-cell>
          <table:table-cell office:value-type="float" office:value="1.093">
            <text:p>1.09E+000</text:p>
          </table:table-cell>
          <table:table-cell office:value-type="float" office:value="3.593">
            <text:p>3.59E+000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788]+[.$G$2]" office:value-type="float" office:value="0.0000196499988335759">
            <text:p>0.00001965</text:p>
          </table:table-cell>
          <table:table-cell table:formula="of:=[.B789]" office:value-type="float" office:value="1.093">
            <text:p>1.09E+000</text:p>
          </table:table-cell>
          <table:table-cell table:formula="of:=[.C789]+5" office:value-type="float" office:value="8.593">
            <text:p>8.593</text:p>
          </table:table-cell>
          <table:table-cell table:formula="of:=[.D789]+10" office:value-type="float" office:value="9.6875">
            <text:p>9.6875</text:p>
          </table:table-cell>
          <table:table-cell table:formula="of:=[.E789]+15" office:value-type="float" office:value="15.1562">
            <text:p>15.1562</text:p>
          </table:table-cell>
        </table:table-row>
        <table:table-row table:style-name="ro2">
          <table:table-cell office:value-type="float" office:value="787">
            <text:p>787</text:p>
          </table:table-cell>
          <table:table-cell office:value-type="float" office:value="3.906">
            <text:p>3.91E+000</text:p>
          </table:table-cell>
          <table:table-cell office:value-type="float" office:value="4.375">
            <text:p>4.38E+000</text:p>
          </table:table-cell>
          <table:table-cell table:number-columns-repeated="2" office:value-type="float" office:value="0.3125">
            <text:p>3.13E-001</text:p>
          </table:table-cell>
          <table:table-cell table:number-columns-repeated="3"/>
          <table:table-cell table:formula="of:=[.I789]+[.$G$2]" office:value-type="float" office:value="0.0000196749988320919">
            <text:p>0.000019675</text:p>
          </table:table-cell>
          <table:table-cell table:formula="of:=[.B790]" office:value-type="float" office:value="3.906">
            <text:p>3.91E+000</text:p>
          </table:table-cell>
          <table:table-cell table:formula="of:=[.C790]+5" office:value-type="float" office:value="9.375">
            <text:p>9.375</text:p>
          </table:table-cell>
          <table:table-cell table:formula="of:=[.D790]+10" office:value-type="float" office:value="10.3125">
            <text:p>10.3125</text:p>
          </table:table-cell>
          <table:table-cell table:formula="of:=[.E790]+15" office:value-type="float" office:value="15.3125">
            <text:p>15.3125</text:p>
          </table:table-cell>
        </table:table-row>
        <table:table-row table:style-name="ro2">
          <table:table-cell office:value-type="float" office:value="788">
            <text:p>788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790]+[.$G$2]" office:value-type="float" office:value="0.0000196999988306079">
            <text:p>0.0000197</text:p>
          </table:table-cell>
          <table:table-cell table:formula="of:=[.B791]" office:value-type="float" office:value="3.437">
            <text:p>3.44E+000</text:p>
          </table:table-cell>
          <table:table-cell table:formula="of:=[.C791]+5" office:value-type="float" office:value="8.593">
            <text:p>8.593</text:p>
          </table:table-cell>
          <table:table-cell table:formula="of:=[.D791]+10" office:value-type="float" office:value="10.1562">
            <text:p>10.1562</text:p>
          </table:table-cell>
          <table:table-cell table:formula="of:=[.E791]+15" office:value-type="float" office:value="15">
            <text:p>15</text:p>
          </table:table-cell>
        </table:table-row>
        <table:table-row table:style-name="ro2">
          <table:table-cell office:value-type="float" office:value="789">
            <text:p>789</text:p>
          </table:table-cell>
          <table:table-cell office:value-type="float" office:value="2.812">
            <text:p>2.81E+000</text:p>
          </table:table-cell>
          <table:table-cell office:value-type="float" office:value="4.218">
            <text:p>4.22E+000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791]+[.$G$2]" office:value-type="float" office:value="0.0000197249988291239">
            <text:p>0.000019725</text:p>
          </table:table-cell>
          <table:table-cell table:formula="of:=[.B792]" office:value-type="float" office:value="2.812">
            <text:p>2.81E+000</text:p>
          </table:table-cell>
          <table:table-cell table:formula="of:=[.C792]+5" office:value-type="float" office:value="9.218">
            <text:p>9.218</text:p>
          </table:table-cell>
          <table:table-cell table:formula="of:=[.D792]+10" office:value-type="float" office:value="9.6875">
            <text:p>9.6875</text:p>
          </table:table-cell>
          <table:table-cell table:formula="of:=[.E792]+15" office:value-type="float" office:value="15.4687">
            <text:p>15.4687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3.281">
            <text:p>3.28E+000</text:p>
          </table:table-cell>
          <table:table-cell office:value-type="float" office:value="4.062">
            <text:p>4.06E+000</text:p>
          </table:table-cell>
          <table:table-cell office:value-type="float" office:value="0.1562">
            <text:p>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792]+[.$G$2]" office:value-type="float" office:value="0.0000197499988276399">
            <text:p>0.00001975</text:p>
          </table:table-cell>
          <table:table-cell table:formula="of:=[.B793]" office:value-type="float" office:value="3.281">
            <text:p>3.28E+000</text:p>
          </table:table-cell>
          <table:table-cell table:formula="of:=[.C793]+5" office:value-type="float" office:value="9.062">
            <text:p>9.062</text:p>
          </table:table-cell>
          <table:table-cell table:formula="of:=[.D793]+10" office:value-type="float" office:value="10.1562">
            <text:p>10.1562</text:p>
          </table:table-cell>
          <table:table-cell table:formula="of:=[.E793]+15" office:value-type="float" office:value="15.4687">
            <text:p>15.4687</text:p>
          </table:table-cell>
        </table:table-row>
        <table:table-row table:style-name="ro2">
          <table:table-cell office:value-type="float" office:value="791">
            <text:p>791</text:p>
          </table:table-cell>
          <table:table-cell office:value-type="float" office:value="2.812">
            <text:p>2.81E+000</text:p>
          </table:table-cell>
          <table:table-cell office:value-type="float" office:value="3.593">
            <text:p>3.59E+000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793]+[.$G$2]" office:value-type="float" office:value="0.0000197749988261559">
            <text:p>0.000019775</text:p>
          </table:table-cell>
          <table:table-cell table:formula="of:=[.B794]" office:value-type="float" office:value="2.812">
            <text:p>2.81E+000</text:p>
          </table:table-cell>
          <table:table-cell table:formula="of:=[.C794]+5" office:value-type="float" office:value="8.593">
            <text:p>8.593</text:p>
          </table:table-cell>
          <table:table-cell table:formula="of:=[.D794]+10" office:value-type="float" office:value="9.6875">
            <text:p>9.6875</text:p>
          </table:table-cell>
          <table:table-cell table:formula="of:=[.E794]+15" office:value-type="float" office:value="15">
            <text:p>15</text:p>
          </table:table-cell>
        </table:table-row>
        <table:table-row table:style-name="ro2">
          <table:table-cell office:value-type="float" office:value="792">
            <text:p>792</text:p>
          </table:table-cell>
          <table:table-cell office:value-type="float" office:value="3.281">
            <text:p>3.28E+000</text:p>
          </table:table-cell>
          <table:table-cell office:value-type="float" office:value="4.218">
            <text:p>4.22E+000</text:p>
          </table:table-cell>
          <table:table-cell office:value-type="float" office:value="0.3125">
            <text:p>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794]+[.$G$2]" office:value-type="float" office:value="0.0000197999988246719">
            <text:p>0.0000198</text:p>
          </table:table-cell>
          <table:table-cell table:formula="of:=[.B795]" office:value-type="float" office:value="3.281">
            <text:p>3.28E+000</text:p>
          </table:table-cell>
          <table:table-cell table:formula="of:=[.C795]+5" office:value-type="float" office:value="9.218">
            <text:p>9.218</text:p>
          </table:table-cell>
          <table:table-cell table:formula="of:=[.D795]+10" office:value-type="float" office:value="10.3125">
            <text:p>10.3125</text:p>
          </table:table-cell>
          <table:table-cell table:formula="of:=[.E795]+15" office:value-type="float" office:value="15.4687">
            <text:p>15.4687</text:p>
          </table:table-cell>
        </table:table-row>
        <table:table-row table:style-name="ro2">
          <table:table-cell office:value-type="float" office:value="793">
            <text:p>793</text:p>
          </table:table-cell>
          <table:table-cell office:value-type="float" office:value="-1.25">
            <text:p>-1.25E+000</text:p>
          </table:table-cell>
          <table:table-cell office:value-type="float" office:value="3.437">
            <text:p>3.44E+000</text:p>
          </table:table-cell>
          <table:table-cell office:value-type="float" office:value="-0.4687">
            <text:p>-4.69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795]+[.$G$2]" office:value-type="float" office:value="0.0000198249988231879">
            <text:p>0.000019825</text:p>
          </table:table-cell>
          <table:table-cell table:formula="of:=[.B796]" office:value-type="float" office:value="-1.25">
            <text:p>-1.25E+000</text:p>
          </table:table-cell>
          <table:table-cell table:formula="of:=[.C796]+5" office:value-type="float" office:value="8.437">
            <text:p>8.437</text:p>
          </table:table-cell>
          <table:table-cell table:formula="of:=[.D796]+10" office:value-type="float" office:value="9.5313">
            <text:p>9.5313</text:p>
          </table:table-cell>
          <table:table-cell table:formula="of:=[.E796]+15" office:value-type="float" office:value="15">
            <text:p>15</text:p>
          </table:table-cell>
        </table:table-row>
        <table:table-row table:style-name="ro2">
          <table:table-cell office:value-type="float" office:value="794">
            <text:p>794</text:p>
          </table:table-cell>
          <table:table-cell office:value-type="float" office:value="-0.1562">
            <text:p>-1.56E-001</text:p>
          </table:table-cell>
          <table:table-cell office:value-type="float" office:value="3.593">
            <text:p>3.59E+000</text:p>
          </table:table-cell>
          <table:table-cell office:value-type="float" office:value="-0.3125">
            <text:p>-3.13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796]+[.$G$2]" office:value-type="float" office:value="0.0000198499988217039">
            <text:p>0.00001985</text:p>
          </table:table-cell>
          <table:table-cell table:formula="of:=[.B797]" office:value-type="float" office:value="-0.1562">
            <text:p>-1.56E-001</text:p>
          </table:table-cell>
          <table:table-cell table:formula="of:=[.C797]+5" office:value-type="float" office:value="8.593">
            <text:p>8.593</text:p>
          </table:table-cell>
          <table:table-cell table:formula="of:=[.D797]+10" office:value-type="float" office:value="9.6875">
            <text:p>9.6875</text:p>
          </table:table-cell>
          <table:table-cell table:formula="of:=[.E797]+15" office:value-type="float" office:value="15.3125">
            <text:p>15.3125</text:p>
          </table:table-cell>
        </table:table-row>
        <table:table-row table:style-name="ro2">
          <table:table-cell office:value-type="float" office:value="795">
            <text:p>795</text:p>
          </table:table-cell>
          <table:table-cell office:value-type="float" office:value="-0.4687">
            <text:p>-4.69E-001</text:p>
          </table:table-cell>
          <table:table-cell office:value-type="float" office:value="4.062">
            <text:p>4.06E+000</text:p>
          </table:table-cell>
          <table:table-cell office:value-type="float" office:value="0.1562">
            <text:p>1.56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797]+[.$G$2]" office:value-type="float" office:value="0.0000198749988202199">
            <text:p>0.000019875</text:p>
          </table:table-cell>
          <table:table-cell table:formula="of:=[.B798]" office:value-type="float" office:value="-0.4687">
            <text:p>-4.69E-001</text:p>
          </table:table-cell>
          <table:table-cell table:formula="of:=[.C798]+5" office:value-type="float" office:value="9.062">
            <text:p>9.062</text:p>
          </table:table-cell>
          <table:table-cell table:formula="of:=[.D798]+10" office:value-type="float" office:value="10.1562">
            <text:p>10.1562</text:p>
          </table:table-cell>
          <table:table-cell table:formula="of:=[.E798]+15" office:value-type="float" office:value="15">
            <text:p>15</text:p>
          </table:table-cell>
        </table:table-row>
        <table:table-row table:style-name="ro2">
          <table:table-cell office:value-type="float" office:value="796">
            <text:p>796</text:p>
          </table:table-cell>
          <table:table-cell office:value-type="float" office:value="0">
            <text:p>0.00E+000</text:p>
          </table:table-cell>
          <table:table-cell office:value-type="float" office:value="4.062">
            <text:p>4.06E+000</text:p>
          </table:table-cell>
          <table:table-cell office:value-type="float" office:value="-0.3125">
            <text:p>-3.13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798]+[.$G$2]" office:value-type="float" office:value="0.0000198999988187359">
            <text:p>0.0000199</text:p>
          </table:table-cell>
          <table:table-cell table:formula="of:=[.B799]" office:value-type="float" office:value="0">
            <text:p>0.00E+000</text:p>
          </table:table-cell>
          <table:table-cell table:formula="of:=[.C799]+5" office:value-type="float" office:value="9.062">
            <text:p>9.062</text:p>
          </table:table-cell>
          <table:table-cell table:formula="of:=[.D799]+10" office:value-type="float" office:value="9.6875">
            <text:p>9.6875</text:p>
          </table:table-cell>
          <table:table-cell table:formula="of:=[.E799]+15" office:value-type="float" office:value="15.3125">
            <text:p>15.3125</text:p>
          </table:table-cell>
        </table:table-row>
        <table:table-row table:style-name="ro2">
          <table:table-cell office:value-type="float" office:value="797">
            <text:p>797</text:p>
          </table:table-cell>
          <table:table-cell office:value-type="float" office:value="-0.625">
            <text:p>-6.25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799]+[.$G$2]" office:value-type="float" office:value="0.0000199249988172519">
            <text:p>0.000019925</text:p>
          </table:table-cell>
          <table:table-cell table:formula="of:=[.B800]" office:value-type="float" office:value="-0.625">
            <text:p>-6.25E-001</text:p>
          </table:table-cell>
          <table:table-cell table:formula="of:=[.C800]+5" office:value-type="float" office:value="8.593">
            <text:p>8.593</text:p>
          </table:table-cell>
          <table:table-cell table:formula="of:=[.D800]+10" office:value-type="float" office:value="10.1562">
            <text:p>10.1562</text:p>
          </table:table-cell>
          <table:table-cell table:formula="of:=[.E800]+15" office:value-type="float" office:value="15">
            <text:p>15</text:p>
          </table:table-cell>
        </table:table-row>
        <table:table-row table:style-name="ro2">
          <table:table-cell office:value-type="float" office:value="798">
            <text:p>798</text:p>
          </table:table-cell>
          <table:table-cell office:value-type="float" office:value="-0.4687">
            <text:p>-4.69E-001</text:p>
          </table:table-cell>
          <table:table-cell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00]+[.$G$2]" office:value-type="float" office:value="0.0000199499988157679">
            <text:p>0.00001995</text:p>
          </table:table-cell>
          <table:table-cell table:formula="of:=[.B801]" office:value-type="float" office:value="-0.4687">
            <text:p>-4.69E-001</text:p>
          </table:table-cell>
          <table:table-cell table:formula="of:=[.C801]+5" office:value-type="float" office:value="8.437">
            <text:p>8.437</text:p>
          </table:table-cell>
          <table:table-cell table:formula="of:=[.D801]+10" office:value-type="float" office:value="9.6875">
            <text:p>9.6875</text:p>
          </table:table-cell>
          <table:table-cell table:formula="of:=[.E801]+15" office:value-type="float" office:value="15.4687">
            <text:p>15.4687</text:p>
          </table:table-cell>
        </table:table-row>
        <table:table-row table:style-name="ro2">
          <table:table-cell office:value-type="float" office:value="799">
            <text:p>799</text:p>
          </table:table-cell>
          <table:table-cell office:value-type="float" office:value="3.906">
            <text:p>3.91E+000</text:p>
          </table:table-cell>
          <table:table-cell office:value-type="float" office:value="4.218">
            <text:p>4.22E+000</text:p>
          </table:table-cell>
          <table:table-cell office:value-type="float" office:value="0.4687">
            <text:p>4.69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801]+[.$G$2]" office:value-type="float" office:value="0.0000199749988142839">
            <text:p>0.000019975</text:p>
          </table:table-cell>
          <table:table-cell table:formula="of:=[.B802]" office:value-type="float" office:value="3.906">
            <text:p>3.91E+000</text:p>
          </table:table-cell>
          <table:table-cell table:formula="of:=[.C802]+5" office:value-type="float" office:value="9.218">
            <text:p>9.218</text:p>
          </table:table-cell>
          <table:table-cell table:formula="of:=[.D802]+10" office:value-type="float" office:value="10.4687">
            <text:p>10.4687</text:p>
          </table:table-cell>
          <table:table-cell table:formula="of:=[.E802]+15" office:value-type="float" office:value="15">
            <text:p>15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2.656">
            <text:p>2.66E+000</text:p>
          </table:table-cell>
          <table:table-cell office:value-type="float" office:value="4.062">
            <text:p>4.06E+000</text:p>
          </table:table-cell>
          <table:table-cell office:value-type="float" office:value="-0.1562">
            <text:p>-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02]+[.$G$2]" office:value-type="float" office:value="0.0000199999988127999">
            <text:p>0.00002</text:p>
          </table:table-cell>
          <table:table-cell table:formula="of:=[.B803]" office:value-type="float" office:value="2.656">
            <text:p>2.66E+000</text:p>
          </table:table-cell>
          <table:table-cell table:formula="of:=[.C803]+5" office:value-type="float" office:value="9.062">
            <text:p>9.062</text:p>
          </table:table-cell>
          <table:table-cell table:formula="of:=[.D803]+10" office:value-type="float" office:value="9.8438">
            <text:p>9.8438</text:p>
          </table:table-cell>
          <table:table-cell table:formula="of:=[.E803]+15" office:value-type="float" office:value="15.4687">
            <text:p>15.4687</text:p>
          </table:table-cell>
        </table:table-row>
        <table:table-row table:style-name="ro2">
          <table:table-cell office:value-type="float" office:value="801">
            <text:p>801</text:p>
          </table:table-cell>
          <table:table-cell office:value-type="float" office:value="3.75">
            <text:p>3.75E+000</text:p>
          </table:table-cell>
          <table:table-cell office:value-type="float" office:value="3.437">
            <text:p>3.44E+000</text:p>
          </table:table-cell>
          <table:table-cell office:value-type="float" office:value="0.3125">
            <text:p>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803]+[.$G$2]" office:value-type="float" office:value="0.0000200249988113159">
            <text:p>0.000020025</text:p>
          </table:table-cell>
          <table:table-cell table:formula="of:=[.B804]" office:value-type="float" office:value="3.75">
            <text:p>3.75E+000</text:p>
          </table:table-cell>
          <table:table-cell table:formula="of:=[.C804]+5" office:value-type="float" office:value="8.437">
            <text:p>8.437</text:p>
          </table:table-cell>
          <table:table-cell table:formula="of:=[.D804]+10" office:value-type="float" office:value="10.3125">
            <text:p>10.3125</text:p>
          </table:table-cell>
          <table:table-cell table:formula="of:=[.E804]+15" office:value-type="float" office:value="15.1562">
            <text:p>15.1562</text:p>
          </table:table-cell>
        </table:table-row>
        <table:table-row table:style-name="ro2">
          <table:table-cell office:value-type="float" office:value="802">
            <text:p>802</text:p>
          </table:table-cell>
          <table:table-cell office:value-type="float" office:value="3.437">
            <text:p>3.44E+000</text:p>
          </table:table-cell>
          <table:table-cell office:value-type="float" office:value="4.062">
            <text:p>4.06E+000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804]+[.$G$2]" office:value-type="float" office:value="0.0000200499988098319">
            <text:p>0.00002005</text:p>
          </table:table-cell>
          <table:table-cell table:formula="of:=[.B805]" office:value-type="float" office:value="3.437">
            <text:p>3.44E+000</text:p>
          </table:table-cell>
          <table:table-cell table:formula="of:=[.C805]+5" office:value-type="float" office:value="9.062">
            <text:p>9.062</text:p>
          </table:table-cell>
          <table:table-cell table:formula="of:=[.D805]+10" office:value-type="float" office:value="9.6875">
            <text:p>9.6875</text:p>
          </table:table-cell>
          <table:table-cell table:formula="of:=[.E805]+15" office:value-type="float" office:value="15.1562">
            <text:p>15.1562</text:p>
          </table:table-cell>
        </table:table-row>
        <table:table-row table:style-name="ro2">
          <table:table-cell office:value-type="float" office:value="803">
            <text:p>803</text:p>
          </table:table-cell>
          <table:table-cell office:value-type="float" office:value="2.968">
            <text:p>2.97E+00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05]+[.$G$2]" office:value-type="float" office:value="0.0000200749988083479">
            <text:p>0.000020075</text:p>
          </table:table-cell>
          <table:table-cell table:formula="of:=[.B806]" office:value-type="float" office:value="2.968">
            <text:p>2.97E+000</text:p>
          </table:table-cell>
          <table:table-cell table:formula="of:=[.C806]+5" office:value-type="float" office:value="8.593">
            <text:p>8.593</text:p>
          </table:table-cell>
          <table:table-cell table:formula="of:=[.D806]+10" office:value-type="float" office:value="10.1562">
            <text:p>10.1562</text:p>
          </table:table-cell>
          <table:table-cell table:formula="of:=[.E806]+15" office:value-type="float" office:value="15.4687">
            <text:p>15.4687</text:p>
          </table:table-cell>
        </table:table-row>
        <table:table-row table:style-name="ro2">
          <table:table-cell office:value-type="float" office:value="804">
            <text:p>804</text:p>
          </table:table-cell>
          <table:table-cell office:value-type="float" office:value="3.281">
            <text:p>3.28E+000</text:p>
          </table:table-cell>
          <table:table-cell office:value-type="float" office:value="4.218">
            <text:p>4.22E+000</text:p>
          </table:table-cell>
          <table:table-cell table:number-columns-repeated="2" office:value-type="float" office:value="0.1562">
            <text:p>1.56E-001</text:p>
          </table:table-cell>
          <table:table-cell table:number-columns-repeated="3"/>
          <table:table-cell table:formula="of:=[.I806]+[.$G$2]" office:value-type="float" office:value="0.0000200999988068639">
            <text:p>0.0000201</text:p>
          </table:table-cell>
          <table:table-cell table:formula="of:=[.B807]" office:value-type="float" office:value="3.281">
            <text:p>3.28E+000</text:p>
          </table:table-cell>
          <table:table-cell table:formula="of:=[.C807]+5" office:value-type="float" office:value="9.218">
            <text:p>9.218</text:p>
          </table:table-cell>
          <table:table-cell table:formula="of:=[.D807]+10" office:value-type="float" office:value="10.1562">
            <text:p>10.1562</text:p>
          </table:table-cell>
          <table:table-cell table:formula="of:=[.E807]+15" office:value-type="float" office:value="15.1562">
            <text:p>15.1562</text:p>
          </table:table-cell>
        </table:table-row>
        <table:table-row table:style-name="ro2">
          <table:table-cell office:value-type="float" office:value="805">
            <text:p>805</text:p>
          </table:table-cell>
          <table:table-cell office:value-type="float" office:value="2.5">
            <text:p>2.50E+000</text:p>
          </table:table-cell>
          <table:table-cell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07]+[.$G$2]" office:value-type="float" office:value="0.0000201249988053799">
            <text:p>0.000020125</text:p>
          </table:table-cell>
          <table:table-cell table:formula="of:=[.B808]" office:value-type="float" office:value="2.5">
            <text:p>2.50E+000</text:p>
          </table:table-cell>
          <table:table-cell table:formula="of:=[.C808]+5" office:value-type="float" office:value="8.437">
            <text:p>8.437</text:p>
          </table:table-cell>
          <table:table-cell table:formula="of:=[.D808]+10" office:value-type="float" office:value="9.6875">
            <text:p>9.6875</text:p>
          </table:table-cell>
          <table:table-cell table:formula="of:=[.E808]+15" office:value-type="float" office:value="15.4687">
            <text:p>15.4687</text:p>
          </table:table-cell>
        </table:table-row>
        <table:table-row table:style-name="ro2">
          <table:table-cell office:value-type="float" office:value="806">
            <text:p>806</text:p>
          </table:table-cell>
          <table:table-cell office:value-type="float" office:value="2.031">
            <text:p>2.03E+000</text:p>
          </table:table-cell>
          <table:table-cell office:value-type="float" office:value="4.218">
            <text:p>4.22E+000</text:p>
          </table:table-cell>
          <table:table-cell office:value-type="float" office:value="0.3125">
            <text:p>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08]+[.$G$2]" office:value-type="float" office:value="0.0000201499988038959">
            <text:p>0.00002015</text:p>
          </table:table-cell>
          <table:table-cell table:formula="of:=[.B809]" office:value-type="float" office:value="2.031">
            <text:p>2.03E+000</text:p>
          </table:table-cell>
          <table:table-cell table:formula="of:=[.C809]+5" office:value-type="float" office:value="9.218">
            <text:p>9.218</text:p>
          </table:table-cell>
          <table:table-cell table:formula="of:=[.D809]+10" office:value-type="float" office:value="10.3125">
            <text:p>10.3125</text:p>
          </table:table-cell>
          <table:table-cell table:formula="of:=[.E809]+15" office:value-type="float" office:value="15.4687">
            <text:p>15.4687</text:p>
          </table:table-cell>
        </table:table-row>
        <table:table-row table:style-name="ro2">
          <table:table-cell office:value-type="float" office:value="807">
            <text:p>807</text:p>
          </table:table-cell>
          <table:table-cell office:value-type="float" office:value="-1.093">
            <text:p>-1.09E+000</text:p>
          </table:table-cell>
          <table:table-cell office:value-type="float" office:value="3.437">
            <text:p>3.44E+000</text:p>
          </table:table-cell>
          <table:table-cell office:value-type="float" office:value="-0.4687">
            <text:p>-4.69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809]+[.$G$2]" office:value-type="float" office:value="0.0000201749988024119">
            <text:p>0.000020175</text:p>
          </table:table-cell>
          <table:table-cell table:formula="of:=[.B810]" office:value-type="float" office:value="-1.093">
            <text:p>-1.09E+000</text:p>
          </table:table-cell>
          <table:table-cell table:formula="of:=[.C810]+5" office:value-type="float" office:value="8.437">
            <text:p>8.437</text:p>
          </table:table-cell>
          <table:table-cell table:formula="of:=[.D810]+10" office:value-type="float" office:value="9.5313">
            <text:p>9.5313</text:p>
          </table:table-cell>
          <table:table-cell table:formula="of:=[.E810]+15" office:value-type="float" office:value="15">
            <text:p>15</text:p>
          </table:table-cell>
        </table:table-row>
        <table:table-row table:style-name="ro2">
          <table:table-cell office:value-type="float" office:value="808">
            <text:p>808</text:p>
          </table:table-cell>
          <table:table-cell office:value-type="float" office:value="-0.625">
            <text:p>-6.25E-001</text:p>
          </table:table-cell>
          <table:table-cell office:value-type="float" office:value="4.062">
            <text:p>4.06E+000</text:p>
          </table:table-cell>
          <table:table-cell office:value-type="float" office:value="-0.3125">
            <text:p>-3.13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810]+[.$G$2]" office:value-type="float" office:value="0.0000201999988009279">
            <text:p>0.0000202</text:p>
          </table:table-cell>
          <table:table-cell table:formula="of:=[.B811]" office:value-type="float" office:value="-0.625">
            <text:p>-6.25E-001</text:p>
          </table:table-cell>
          <table:table-cell table:formula="of:=[.C811]+5" office:value-type="float" office:value="9.062">
            <text:p>9.062</text:p>
          </table:table-cell>
          <table:table-cell table:formula="of:=[.D811]+10" office:value-type="float" office:value="9.6875">
            <text:p>9.6875</text:p>
          </table:table-cell>
          <table:table-cell table:formula="of:=[.E811]+15" office:value-type="float" office:value="15.3125">
            <text:p>15.3125</text:p>
          </table:table-cell>
        </table:table-row>
        <table:table-row table:style-name="ro2">
          <table:table-cell office:value-type="float" office:value="809">
            <text:p>809</text:p>
          </table:table-cell>
          <table:table-cell office:value-type="float" office:value="0">
            <text:p>0.00E+000</text:p>
          </table:table-cell>
          <table:table-cell office:value-type="float" office:value="3.437">
            <text:p>3.44E+000</text:p>
          </table:table-cell>
          <table:table-cell office:value-type="float" office:value="0.3125">
            <text:p>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811]+[.$G$2]" office:value-type="float" office:value="0.0000202249987994439">
            <text:p>0.000020225</text:p>
          </table:table-cell>
          <table:table-cell table:formula="of:=[.B812]" office:value-type="float" office:value="0">
            <text:p>0.00E+000</text:p>
          </table:table-cell>
          <table:table-cell table:formula="of:=[.C812]+5" office:value-type="float" office:value="8.437">
            <text:p>8.437</text:p>
          </table:table-cell>
          <table:table-cell table:formula="of:=[.D812]+10" office:value-type="float" office:value="10.3125">
            <text:p>10.3125</text:p>
          </table:table-cell>
          <table:table-cell table:formula="of:=[.E812]+15" office:value-type="float" office:value="15">
            <text:p>15</text:p>
          </table:table-cell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-0.625">
            <text:p>-6.25E-001</text:p>
          </table:table-cell>
          <table:table-cell office:value-type="float" office:value="3.593">
            <text:p>3.59E+000</text:p>
          </table:table-cell>
          <table:table-cell office:value-type="float" office:value="-0.3125">
            <text:p>-3.13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812]+[.$G$2]" office:value-type="float" office:value="0.0000202499987979599">
            <text:p>0.00002025</text:p>
          </table:table-cell>
          <table:table-cell table:formula="of:=[.B813]" office:value-type="float" office:value="-0.625">
            <text:p>-6.25E-001</text:p>
          </table:table-cell>
          <table:table-cell table:formula="of:=[.C813]+5" office:value-type="float" office:value="8.593">
            <text:p>8.593</text:p>
          </table:table-cell>
          <table:table-cell table:formula="of:=[.D813]+10" office:value-type="float" office:value="9.6875">
            <text:p>9.6875</text:p>
          </table:table-cell>
          <table:table-cell table:formula="of:=[.E813]+15" office:value-type="float" office:value="15.3125">
            <text:p>15.3125</text:p>
          </table:table-cell>
        </table:table-row>
        <table:table-row table:style-name="ro2">
          <table:table-cell office:value-type="float" office:value="811">
            <text:p>811</text:p>
          </table:table-cell>
          <table:table-cell office:value-type="float" office:value="0">
            <text:p>0.00E+000</text:p>
          </table:table-cell>
          <table:table-cell office:value-type="float" office:value="4.062">
            <text:p>4.06E+000</text:p>
          </table:table-cell>
          <table:table-cell office:value-type="float" office:value="0.1562">
            <text:p>1.56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813]+[.$G$2]" office:value-type="float" office:value="0.0000202749987964759">
            <text:p>0.000020275</text:p>
          </table:table-cell>
          <table:table-cell table:formula="of:=[.B814]" office:value-type="float" office:value="0">
            <text:p>0.00E+000</text:p>
          </table:table-cell>
          <table:table-cell table:formula="of:=[.C814]+5" office:value-type="float" office:value="9.062">
            <text:p>9.062</text:p>
          </table:table-cell>
          <table:table-cell table:formula="of:=[.D814]+10" office:value-type="float" office:value="10.1562">
            <text:p>10.1562</text:p>
          </table:table-cell>
          <table:table-cell table:formula="of:=[.E814]+15" office:value-type="float" office:value="15">
            <text:p>15</text:p>
          </table:table-cell>
        </table:table-row>
        <table:table-row table:style-name="ro2">
          <table:table-cell office:value-type="float" office:value="812">
            <text:p>812</text:p>
          </table:table-cell>
          <table:table-cell office:value-type="float" office:value="-0.4687">
            <text:p>-4.69E-001</text:p>
          </table:table-cell>
          <table:table-cell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814]+[.$G$2]" office:value-type="float" office:value="0.0000202999987949919">
            <text:p>0.0000203</text:p>
          </table:table-cell>
          <table:table-cell table:formula="of:=[.B815]" office:value-type="float" office:value="-0.4687">
            <text:p>-4.69E-001</text:p>
          </table:table-cell>
          <table:table-cell table:formula="of:=[.C815]+5" office:value-type="float" office:value="8.437">
            <text:p>8.437</text:p>
          </table:table-cell>
          <table:table-cell table:formula="of:=[.D815]+10" office:value-type="float" office:value="9.6875">
            <text:p>9.6875</text:p>
          </table:table-cell>
          <table:table-cell table:formula="of:=[.E815]+15" office:value-type="float" office:value="15.1562">
            <text:p>15.1562</text:p>
          </table:table-cell>
        </table:table-row>
        <table:table-row table:style-name="ro2">
          <table:table-cell office:value-type="float" office:value="813">
            <text:p>813</text:p>
          </table:table-cell>
          <table:table-cell office:value-type="float" office:value="3.75">
            <text:p>3.75E+000</text:p>
          </table:table-cell>
          <table:table-cell office:value-type="float" office:value="4.375">
            <text:p>4.38E+000</text:p>
          </table:table-cell>
          <table:table-cell office:value-type="float" office:value="0.3125">
            <text:p>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15]+[.$G$2]" office:value-type="float" office:value="0.0000203249987935079">
            <text:p>0.000020325</text:p>
          </table:table-cell>
          <table:table-cell table:formula="of:=[.B816]" office:value-type="float" office:value="3.75">
            <text:p>3.75E+000</text:p>
          </table:table-cell>
          <table:table-cell table:formula="of:=[.C816]+5" office:value-type="float" office:value="9.375">
            <text:p>9.375</text:p>
          </table:table-cell>
          <table:table-cell table:formula="of:=[.D816]+10" office:value-type="float" office:value="10.3125">
            <text:p>10.3125</text:p>
          </table:table-cell>
          <table:table-cell table:formula="of:=[.E816]+15" office:value-type="float" office:value="15.4687">
            <text:p>15.4687</text:p>
          </table:table-cell>
        </table:table-row>
        <table:table-row table:style-name="ro2">
          <table:table-cell office:value-type="float" office:value="814">
            <text:p>814</text:p>
          </table:table-cell>
          <table:table-cell office:value-type="float" office:value="2.656">
            <text:p>2.66E+000</text:p>
          </table:table-cell>
          <table:table-cell office:value-type="float" office:value="4.062">
            <text:p>4.06E+000</text:p>
          </table:table-cell>
          <table:table-cell table:number-columns-repeated="2" office:value-type="float" office:value="0.1562">
            <text:p>1.56E-001</text:p>
          </table:table-cell>
          <table:table-cell table:number-columns-repeated="3"/>
          <table:table-cell table:formula="of:=[.I816]+[.$G$2]" office:value-type="float" office:value="0.0000203499987920239">
            <text:p>0.00002035</text:p>
          </table:table-cell>
          <table:table-cell table:formula="of:=[.B817]" office:value-type="float" office:value="2.656">
            <text:p>2.66E+000</text:p>
          </table:table-cell>
          <table:table-cell table:formula="of:=[.C817]+5" office:value-type="float" office:value="9.062">
            <text:p>9.062</text:p>
          </table:table-cell>
          <table:table-cell table:formula="of:=[.D817]+10" office:value-type="float" office:value="10.1562">
            <text:p>10.1562</text:p>
          </table:table-cell>
          <table:table-cell table:formula="of:=[.E817]+15" office:value-type="float" office:value="15.1562">
            <text:p>15.1562</text:p>
          </table:table-cell>
        </table:table-row>
        <table:table-row table:style-name="ro2">
          <table:table-cell office:value-type="float" office:value="815">
            <text:p>815</text:p>
          </table:table-cell>
          <table:table-cell table:number-columns-repeated="2"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17]+[.$G$2]" office:value-type="float" office:value="0.0000203749987905399">
            <text:p>0.000020375</text:p>
          </table:table-cell>
          <table:table-cell table:formula="of:=[.B818]" office:value-type="float" office:value="3.437">
            <text:p>3.44E+000</text:p>
          </table:table-cell>
          <table:table-cell table:formula="of:=[.C818]+5" office:value-type="float" office:value="8.437">
            <text:p>8.437</text:p>
          </table:table-cell>
          <table:table-cell table:formula="of:=[.D818]+10" office:value-type="float" office:value="9.6875">
            <text:p>9.6875</text:p>
          </table:table-cell>
          <table:table-cell table:formula="of:=[.E818]+15" office:value-type="float" office:value="15.4687">
            <text:p>15.4687</text:p>
          </table:table-cell>
        </table:table-row>
        <table:table-row table:style-name="ro2">
          <table:table-cell office:value-type="float" office:value="816">
            <text:p>816</text:p>
          </table:table-cell>
          <table:table-cell office:value-type="float" office:value="2.968">
            <text:p>2.97E+000</text:p>
          </table:table-cell>
          <table:table-cell office:value-type="float" office:value="4.062">
            <text:p>4.06E+000</text:p>
          </table:table-cell>
          <table:table-cell office:value-type="float" office:value="0.1562">
            <text:p>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18]+[.$G$2]" office:value-type="float" office:value="0.0000203999987890559">
            <text:p>0.0000204</text:p>
          </table:table-cell>
          <table:table-cell table:formula="of:=[.B819]" office:value-type="float" office:value="2.968">
            <text:p>2.97E+000</text:p>
          </table:table-cell>
          <table:table-cell table:formula="of:=[.C819]+5" office:value-type="float" office:value="9.062">
            <text:p>9.062</text:p>
          </table:table-cell>
          <table:table-cell table:formula="of:=[.D819]+10" office:value-type="float" office:value="10.1562">
            <text:p>10.1562</text:p>
          </table:table-cell>
          <table:table-cell table:formula="of:=[.E819]+15" office:value-type="float" office:value="15.4687">
            <text:p>15.4687</text:p>
          </table:table-cell>
        </table:table-row>
        <table:table-row table:style-name="ro2">
          <table:table-cell office:value-type="float" office:value="817">
            <text:p>817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-0.4687">
            <text:p>-4.69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819]+[.$G$2]" office:value-type="float" office:value="0.0000204249987875719">
            <text:p>0.000020425</text:p>
          </table:table-cell>
          <table:table-cell table:formula="of:=[.B820]" office:value-type="float" office:value="3.437">
            <text:p>3.44E+000</text:p>
          </table:table-cell>
          <table:table-cell table:formula="of:=[.C820]+5" office:value-type="float" office:value="8.593">
            <text:p>8.593</text:p>
          </table:table-cell>
          <table:table-cell table:formula="of:=[.D820]+10" office:value-type="float" office:value="9.5313">
            <text:p>9.5313</text:p>
          </table:table-cell>
          <table:table-cell table:formula="of:=[.E820]+15" office:value-type="float" office:value="15">
            <text:p>15</text:p>
          </table:table-cell>
        </table:table-row>
        <table:table-row table:style-name="ro2">
          <table:table-cell office:value-type="float" office:value="818">
            <text:p>818</text:p>
          </table:table-cell>
          <table:table-cell office:value-type="float" office:value="3.281">
            <text:p>3.28E+000</text:p>
          </table:table-cell>
          <table:table-cell office:value-type="float" office:value="4.218">
            <text:p>4.22E+000</text:p>
          </table:table-cell>
          <table:table-cell table:number-columns-repeated="2" office:value-type="float" office:value="0.3125">
            <text:p>3.13E-001</text:p>
          </table:table-cell>
          <table:table-cell table:number-columns-repeated="3"/>
          <table:table-cell table:formula="of:=[.I820]+[.$G$2]" office:value-type="float" office:value="0.0000204499987860879">
            <text:p>0.00002045</text:p>
          </table:table-cell>
          <table:table-cell table:formula="of:=[.B821]" office:value-type="float" office:value="3.281">
            <text:p>3.28E+000</text:p>
          </table:table-cell>
          <table:table-cell table:formula="of:=[.C821]+5" office:value-type="float" office:value="9.218">
            <text:p>9.218</text:p>
          </table:table-cell>
          <table:table-cell table:formula="of:=[.D821]+10" office:value-type="float" office:value="10.3125">
            <text:p>10.3125</text:p>
          </table:table-cell>
          <table:table-cell table:formula="of:=[.E821]+15" office:value-type="float" office:value="15.3125">
            <text:p>15.3125</text:p>
          </table:table-cell>
        </table:table-row>
        <table:table-row table:style-name="ro2">
          <table:table-cell office:value-type="float" office:value="819">
            <text:p>819</text:p>
          </table:table-cell>
          <table:table-cell office:value-type="float" office:value="-1.25">
            <text:p>-1.25E+000</text:p>
          </table:table-cell>
          <table:table-cell office:value-type="float" office:value="3.437">
            <text:p>3.44E+000</text:p>
          </table:table-cell>
          <table:table-cell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821]+[.$G$2]" office:value-type="float" office:value="0.0000204749987846039">
            <text:p>0.000020475</text:p>
          </table:table-cell>
          <table:table-cell table:formula="of:=[.B822]" office:value-type="float" office:value="-1.25">
            <text:p>-1.25E+000</text:p>
          </table:table-cell>
          <table:table-cell table:formula="of:=[.C822]+5" office:value-type="float" office:value="8.437">
            <text:p>8.437</text:p>
          </table:table-cell>
          <table:table-cell table:formula="of:=[.D822]+10" office:value-type="float" office:value="9.5313">
            <text:p>9.5313</text:p>
          </table:table-cell>
          <table:table-cell table:formula="of:=[.E822]+15" office:value-type="float" office:value="15.1562">
            <text:p>15.1562</text:p>
          </table:table-cell>
        </table:table-row>
        <table:table-row table:style-name="ro2">
          <table:table-cell office:value-type="float" office:value="820">
            <text:p>820</text:p>
          </table:table-cell>
          <table:table-cell office:value-type="float" office:value="0.1562">
            <text:p>1.56E-001</text:p>
          </table:table-cell>
          <table:table-cell office:value-type="float" office:value="4.062">
            <text:p>4.06E+000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822]+[.$G$2]" office:value-type="float" office:value="0.0000204999987831199">
            <text:p>0.0000205</text:p>
          </table:table-cell>
          <table:table-cell table:formula="of:=[.B823]" office:value-type="float" office:value="0.1562">
            <text:p>1.56E-001</text:p>
          </table:table-cell>
          <table:table-cell table:formula="of:=[.C823]+5" office:value-type="float" office:value="9.062">
            <text:p>9.062</text:p>
          </table:table-cell>
          <table:table-cell table:formula="of:=[.D823]+10" office:value-type="float" office:value="9.6875">
            <text:p>9.6875</text:p>
          </table:table-cell>
          <table:table-cell table:formula="of:=[.E823]+15" office:value-type="float" office:value="15.1562">
            <text:p>15.1562</text:p>
          </table:table-cell>
        </table:table-row>
        <table:table-row table:style-name="ro2">
          <table:table-cell office:value-type="float" office:value="821">
            <text:p>821</text:p>
          </table:table-cell>
          <table:table-cell office:value-type="float" office:value="-0.7812">
            <text:p>-7.81E-001</text:p>
          </table:table-cell>
          <table:table-cell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23]+[.$G$2]" office:value-type="float" office:value="0.0000205249987816359">
            <text:p>0.000020525</text:p>
          </table:table-cell>
          <table:table-cell table:formula="of:=[.B824]" office:value-type="float" office:value="-0.7812">
            <text:p>-7.81E-001</text:p>
          </table:table-cell>
          <table:table-cell table:formula="of:=[.C824]+5" office:value-type="float" office:value="8.437">
            <text:p>8.437</text:p>
          </table:table-cell>
          <table:table-cell table:formula="of:=[.D824]+10" office:value-type="float" office:value="10.1562">
            <text:p>10.1562</text:p>
          </table:table-cell>
          <table:table-cell table:formula="of:=[.E824]+15" office:value-type="float" office:value="15.4687">
            <text:p>15.4687</text:p>
          </table:table-cell>
        </table:table-row>
        <table:table-row table:style-name="ro2">
          <table:table-cell office:value-type="float" office:value="822">
            <text:p>822</text:p>
          </table:table-cell>
          <table:table-cell office:value-type="float" office:value="-0.4687">
            <text:p>-4.69E-001</text:p>
          </table:table-cell>
          <table:table-cell office:value-type="float" office:value="4.062">
            <text:p>4.06E+000</text:p>
          </table:table-cell>
          <table:table-cell office:value-type="float" office:value="0.3125">
            <text:p>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24]+[.$G$2]" office:value-type="float" office:value="0.0000205499987801519">
            <text:p>0.00002055</text:p>
          </table:table-cell>
          <table:table-cell table:formula="of:=[.B825]" office:value-type="float" office:value="-0.4687">
            <text:p>-4.69E-001</text:p>
          </table:table-cell>
          <table:table-cell table:formula="of:=[.C825]+5" office:value-type="float" office:value="9.062">
            <text:p>9.062</text:p>
          </table:table-cell>
          <table:table-cell table:formula="of:=[.D825]+10" office:value-type="float" office:value="10.3125">
            <text:p>10.3125</text:p>
          </table:table-cell>
          <table:table-cell table:formula="of:=[.E825]+15" office:value-type="float" office:value="15.4687">
            <text:p>15.4687</text:p>
          </table:table-cell>
        </table:table-row>
        <table:table-row table:style-name="ro2">
          <table:table-cell office:value-type="float" office:value="823">
            <text:p>823</text:p>
          </table:table-cell>
          <table:table-cell office:value-type="float" office:value="-0.1562">
            <text:p>-1.56E-001</text:p>
          </table:table-cell>
          <table:table-cell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825]+[.$G$2]" office:value-type="float" office:value="0.0000205749987786679">
            <text:p>0.000020575</text:p>
          </table:table-cell>
          <table:table-cell table:formula="of:=[.B826]" office:value-type="float" office:value="-0.1562">
            <text:p>-1.56E-001</text:p>
          </table:table-cell>
          <table:table-cell table:formula="of:=[.C826]+5" office:value-type="float" office:value="8.437">
            <text:p>8.437</text:p>
          </table:table-cell>
          <table:table-cell table:formula="of:=[.D826]+10" office:value-type="float" office:value="9.6875">
            <text:p>9.6875</text:p>
          </table:table-cell>
          <table:table-cell table:formula="of:=[.E826]+15" office:value-type="float" office:value="15">
            <text:p>15</text:p>
          </table:table-cell>
        </table:table-row>
        <table:table-row table:style-name="ro2">
          <table:table-cell office:value-type="float" office:value="824">
            <text:p>824</text:p>
          </table:table-cell>
          <table:table-cell office:value-type="float" office:value="-0.4687">
            <text:p>-4.69E-001</text:p>
          </table:table-cell>
          <table:table-cell office:value-type="float" office:value="4.062">
            <text:p>4.06E+000</text:p>
          </table:table-cell>
          <table:table-cell table:number-columns-repeated="2" office:value-type="float" office:value="0.1562">
            <text:p>1.56E-001</text:p>
          </table:table-cell>
          <table:table-cell table:number-columns-repeated="3"/>
          <table:table-cell table:formula="of:=[.I826]+[.$G$2]" office:value-type="float" office:value="0.0000205999987771839">
            <text:p>0.0000206</text:p>
          </table:table-cell>
          <table:table-cell table:formula="of:=[.B827]" office:value-type="float" office:value="-0.4687">
            <text:p>-4.69E-001</text:p>
          </table:table-cell>
          <table:table-cell table:formula="of:=[.C827]+5" office:value-type="float" office:value="9.062">
            <text:p>9.062</text:p>
          </table:table-cell>
          <table:table-cell table:formula="of:=[.D827]+10" office:value-type="float" office:value="10.1562">
            <text:p>10.1562</text:p>
          </table:table-cell>
          <table:table-cell table:formula="of:=[.E827]+15" office:value-type="float" office:value="15.1562">
            <text:p>15.1562</text:p>
          </table:table-cell>
        </table:table-row>
        <table:table-row table:style-name="ro2">
          <table:table-cell office:value-type="float" office:value="825">
            <text:p>825</text:p>
          </table:table-cell>
          <table:table-cell office:value-type="float" office:value="0.1562">
            <text:p>1.56E-001</text:p>
          </table:table-cell>
          <table:table-cell office:value-type="float" office:value="3.281">
            <text:p>3.28E+000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27]+[.$G$2]" office:value-type="float" office:value="0.0000206249987756999">
            <text:p>0.000020625</text:p>
          </table:table-cell>
          <table:table-cell table:formula="of:=[.B828]" office:value-type="float" office:value="0.1562">
            <text:p>1.56E-001</text:p>
          </table:table-cell>
          <table:table-cell table:formula="of:=[.C828]+5" office:value-type="float" office:value="8.281">
            <text:p>8.281</text:p>
          </table:table-cell>
          <table:table-cell table:formula="of:=[.D828]+10" office:value-type="float" office:value="9.6875">
            <text:p>9.6875</text:p>
          </table:table-cell>
          <table:table-cell table:formula="of:=[.E828]+15" office:value-type="float" office:value="15.4687">
            <text:p>15.4687</text:p>
          </table:table-cell>
        </table:table-row>
        <table:table-row table:style-name="ro2">
          <table:table-cell office:value-type="float" office:value="826">
            <text:p>826</text:p>
          </table:table-cell>
          <table:table-cell office:value-type="float" office:value="0.7812">
            <text:p>7.81E-001</text:p>
          </table:table-cell>
          <table:table-cell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828]+[.$G$2]" office:value-type="float" office:value="0.0000206499987742159">
            <text:p>0.00002065</text:p>
          </table:table-cell>
          <table:table-cell table:formula="of:=[.B829]" office:value-type="float" office:value="0.7812">
            <text:p>7.81E-001</text:p>
          </table:table-cell>
          <table:table-cell table:formula="of:=[.C829]+5" office:value-type="float" office:value="8.437">
            <text:p>8.437</text:p>
          </table:table-cell>
          <table:table-cell table:formula="of:=[.D829]+10" office:value-type="float" office:value="9.6875">
            <text:p>9.6875</text:p>
          </table:table-cell>
          <table:table-cell table:formula="of:=[.E829]+15" office:value-type="float" office:value="15.1562">
            <text:p>15.1562</text:p>
          </table:table-cell>
        </table:table-row>
        <table:table-row table:style-name="ro2">
          <table:table-cell office:value-type="float" office:value="827">
            <text:p>827</text:p>
          </table:table-cell>
          <table:table-cell office:value-type="float" office:value="3.906">
            <text:p>3.91E+000</text:p>
          </table:table-cell>
          <table:table-cell office:value-type="float" office:value="4.218">
            <text:p>4.22E+000</text:p>
          </table:table-cell>
          <table:table-cell office:value-type="float" office:value="0.3125">
            <text:p>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29]+[.$G$2]" office:value-type="float" office:value="0.0000206749987727319">
            <text:p>0.000020675</text:p>
          </table:table-cell>
          <table:table-cell table:formula="of:=[.B830]" office:value-type="float" office:value="3.906">
            <text:p>3.91E+000</text:p>
          </table:table-cell>
          <table:table-cell table:formula="of:=[.C830]+5" office:value-type="float" office:value="9.218">
            <text:p>9.218</text:p>
          </table:table-cell>
          <table:table-cell table:formula="of:=[.D830]+10" office:value-type="float" office:value="10.3125">
            <text:p>10.3125</text:p>
          </table:table-cell>
          <table:table-cell table:formula="of:=[.E830]+15" office:value-type="float" office:value="15.4687">
            <text:p>15.4687</text:p>
          </table:table-cell>
        </table:table-row>
        <table:table-row table:style-name="ro2">
          <table:table-cell office:value-type="float" office:value="828">
            <text:p>828</text:p>
          </table:table-cell>
          <table:table-cell office:value-type="float" office:value="2.968">
            <text:p>2.97E+00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30]+[.$G$2]" office:value-type="float" office:value="0.0000206999987712479">
            <text:p>0.0000207</text:p>
          </table:table-cell>
          <table:table-cell table:formula="of:=[.B831]" office:value-type="float" office:value="2.968">
            <text:p>2.97E+000</text:p>
          </table:table-cell>
          <table:table-cell table:formula="of:=[.C831]+5" office:value-type="float" office:value="8.593">
            <text:p>8.593</text:p>
          </table:table-cell>
          <table:table-cell table:formula="of:=[.D831]+10" office:value-type="float" office:value="10.1562">
            <text:p>10.1562</text:p>
          </table:table-cell>
          <table:table-cell table:formula="of:=[.E831]+15" office:value-type="float" office:value="15.4687">
            <text:p>15.4687</text:p>
          </table:table-cell>
        </table:table-row>
        <table:table-row table:style-name="ro2">
          <table:table-cell office:value-type="float" office:value="829">
            <text:p>829</text:p>
          </table:table-cell>
          <table:table-cell office:value-type="float" office:value="3.281">
            <text:p>3.28E+000</text:p>
          </table:table-cell>
          <table:table-cell office:value-type="float" office:value="4.218">
            <text:p>4.22E+000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831]+[.$G$2]" office:value-type="float" office:value="0.0000207249987697639">
            <text:p>0.000020725</text:p>
          </table:table-cell>
          <table:table-cell table:formula="of:=[.B832]" office:value-type="float" office:value="3.281">
            <text:p>3.28E+000</text:p>
          </table:table-cell>
          <table:table-cell table:formula="of:=[.C832]+5" office:value-type="float" office:value="9.218">
            <text:p>9.218</text:p>
          </table:table-cell>
          <table:table-cell table:formula="of:=[.D832]+10" office:value-type="float" office:value="9.6875">
            <text:p>9.6875</text:p>
          </table:table-cell>
          <table:table-cell table:formula="of:=[.E832]+15" office:value-type="float" office:value="15">
            <text:p>15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3.437">
            <text:p>3.44E+000</text:p>
          </table:table-cell>
          <table:table-cell office:value-type="float" office:value="4.062">
            <text:p>4.06E+000</text:p>
          </table:table-cell>
          <table:table-cell office:value-type="float" office:value="-0.3125">
            <text:p>-3.13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832]+[.$G$2]" office:value-type="float" office:value="0.0000207499987682799">
            <text:p>0.00002075</text:p>
          </table:table-cell>
          <table:table-cell table:formula="of:=[.B833]" office:value-type="float" office:value="3.437">
            <text:p>3.44E+000</text:p>
          </table:table-cell>
          <table:table-cell table:formula="of:=[.C833]+5" office:value-type="float" office:value="9.062">
            <text:p>9.062</text:p>
          </table:table-cell>
          <table:table-cell table:formula="of:=[.D833]+10" office:value-type="float" office:value="9.6875">
            <text:p>9.6875</text:p>
          </table:table-cell>
          <table:table-cell table:formula="of:=[.E833]+15" office:value-type="float" office:value="15.3125">
            <text:p>15.3125</text:p>
          </table:table-cell>
        </table:table-row>
        <table:table-row table:style-name="ro2">
          <table:table-cell office:value-type="float" office:value="831">
            <text:p>831</text:p>
          </table:table-cell>
          <table:table-cell office:value-type="float" office:value="2.812">
            <text:p>2.81E+00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833]+[.$G$2]" office:value-type="float" office:value="0.0000207749987667959">
            <text:p>0.000020775</text:p>
          </table:table-cell>
          <table:table-cell table:formula="of:=[.B834]" office:value-type="float" office:value="2.812">
            <text:p>2.81E+000</text:p>
          </table:table-cell>
          <table:table-cell table:formula="of:=[.C834]+5" office:value-type="float" office:value="8.593">
            <text:p>8.593</text:p>
          </table:table-cell>
          <table:table-cell table:formula="of:=[.D834]+10" office:value-type="float" office:value="10.1562">
            <text:p>10.1562</text:p>
          </table:table-cell>
          <table:table-cell table:formula="of:=[.E834]+15" office:value-type="float" office:value="15">
            <text:p>15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3.281">
            <text:p>3.28E+000</text:p>
          </table:table-cell>
          <table:table-cell office:value-type="float" office:value="4.218">
            <text:p>4.22E+000</text:p>
          </table:table-cell>
          <table:table-cell table:number-columns-repeated="2" office:value-type="float" office:value="0.1562">
            <text:p>1.56E-001</text:p>
          </table:table-cell>
          <table:table-cell table:number-columns-repeated="3"/>
          <table:table-cell table:formula="of:=[.I834]+[.$G$2]" office:value-type="float" office:value="0.0000207999987653119">
            <text:p>0.0000208</text:p>
          </table:table-cell>
          <table:table-cell table:formula="of:=[.B835]" office:value-type="float" office:value="3.281">
            <text:p>3.28E+000</text:p>
          </table:table-cell>
          <table:table-cell table:formula="of:=[.C835]+5" office:value-type="float" office:value="9.218">
            <text:p>9.218</text:p>
          </table:table-cell>
          <table:table-cell table:formula="of:=[.D835]+10" office:value-type="float" office:value="10.1562">
            <text:p>10.1562</text:p>
          </table:table-cell>
          <table:table-cell table:formula="of:=[.E835]+15" office:value-type="float" office:value="15.1562">
            <text:p>15.1562</text:p>
          </table:table-cell>
        </table:table-row>
        <table:table-row table:style-name="ro2">
          <table:table-cell office:value-type="float" office:value="833">
            <text:p>833</text:p>
          </table:table-cell>
          <table:table-cell office:value-type="float" office:value="-1.093">
            <text:p>-1.09E+000</text:p>
          </table:table-cell>
          <table:table-cell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35]+[.$G$2]" office:value-type="float" office:value="0.0000208249987638279">
            <text:p>0.000020825</text:p>
          </table:table-cell>
          <table:table-cell table:formula="of:=[.B836]" office:value-type="float" office:value="-1.093">
            <text:p>-1.09E+000</text:p>
          </table:table-cell>
          <table:table-cell table:formula="of:=[.C836]+5" office:value-type="float" office:value="8.437">
            <text:p>8.437</text:p>
          </table:table-cell>
          <table:table-cell table:formula="of:=[.D836]+10" office:value-type="float" office:value="9.6875">
            <text:p>9.6875</text:p>
          </table:table-cell>
          <table:table-cell table:formula="of:=[.E836]+15" office:value-type="float" office:value="15.4687">
            <text:p>15.4687</text:p>
          </table:table-cell>
        </table:table-row>
        <table:table-row table:style-name="ro2">
          <table:table-cell office:value-type="float" office:value="834">
            <text:p>834</text:p>
          </table:table-cell>
          <table:table-cell office:value-type="float" office:value="0">
            <text:p>0.00E+000</text:p>
          </table:table-cell>
          <table:table-cell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36]+[.$G$2]" office:value-type="float" office:value="0.0000208499987623439">
            <text:p>0.00002085</text:p>
          </table:table-cell>
          <table:table-cell table:formula="of:=[.B837]" office:value-type="float" office:value="0">
            <text:p>0.00E+000</text:p>
          </table:table-cell>
          <table:table-cell table:formula="of:=[.C837]+5" office:value-type="float" office:value="8.437">
            <text:p>8.437</text:p>
          </table:table-cell>
          <table:table-cell table:formula="of:=[.D837]+10" office:value-type="float" office:value="9.6875">
            <text:p>9.6875</text:p>
          </table:table-cell>
          <table:table-cell table:formula="of:=[.E837]+15" office:value-type="float" office:value="15.4687">
            <text:p>15.4687</text:p>
          </table:table-cell>
        </table:table-row>
        <table:table-row table:style-name="ro2">
          <table:table-cell office:value-type="float" office:value="835">
            <text:p>835</text:p>
          </table:table-cell>
          <table:table-cell office:value-type="float" office:value="-0.625">
            <text:p>-6.25E-001</text:p>
          </table:table-cell>
          <table:table-cell office:value-type="float" office:value="4.218">
            <text:p>4.22E+000</text:p>
          </table:table-cell>
          <table:table-cell office:value-type="float" office:value="0.3125">
            <text:p>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837]+[.$G$2]" office:value-type="float" office:value="0.0000208749987608599">
            <text:p>0.000020875</text:p>
          </table:table-cell>
          <table:table-cell table:formula="of:=[.B838]" office:value-type="float" office:value="-0.625">
            <text:p>-6.25E-001</text:p>
          </table:table-cell>
          <table:table-cell table:formula="of:=[.C838]+5" office:value-type="float" office:value="9.218">
            <text:p>9.218</text:p>
          </table:table-cell>
          <table:table-cell table:formula="of:=[.D838]+10" office:value-type="float" office:value="10.3125">
            <text:p>10.3125</text:p>
          </table:table-cell>
          <table:table-cell table:formula="of:=[.E838]+15" office:value-type="float" office:value="15">
            <text:p>15</text:p>
          </table:table-cell>
        </table:table-row>
        <table:table-row table:style-name="ro2">
          <table:table-cell office:value-type="float" office:value="836">
            <text:p>836</text:p>
          </table:table-cell>
          <table:table-cell office:value-type="float" office:value="0">
            <text:p>0.00E+000</text:p>
          </table:table-cell>
          <table:table-cell office:value-type="float" office:value="4.062">
            <text:p>4.06E+000</text:p>
          </table:table-cell>
          <table:table-cell table:number-columns-repeated="2" office:value-type="float" office:value="0.1562">
            <text:p>1.56E-001</text:p>
          </table:table-cell>
          <table:table-cell table:number-columns-repeated="3"/>
          <table:table-cell table:formula="of:=[.I838]+[.$G$2]" office:value-type="float" office:value="0.0000208999987593759">
            <text:p>0.0000209</text:p>
          </table:table-cell>
          <table:table-cell table:formula="of:=[.B839]" office:value-type="float" office:value="0">
            <text:p>0.00E+000</text:p>
          </table:table-cell>
          <table:table-cell table:formula="of:=[.C839]+5" office:value-type="float" office:value="9.062">
            <text:p>9.062</text:p>
          </table:table-cell>
          <table:table-cell table:formula="of:=[.D839]+10" office:value-type="float" office:value="10.1562">
            <text:p>10.1562</text:p>
          </table:table-cell>
          <table:table-cell table:formula="of:=[.E839]+15" office:value-type="float" office:value="15.1562">
            <text:p>15.1562</text:p>
          </table:table-cell>
        </table:table-row>
        <table:table-row table:style-name="ro2">
          <table:table-cell office:value-type="float" office:value="837">
            <text:p>837</text:p>
          </table:table-cell>
          <table:table-cell office:value-type="float" office:value="-0.4687">
            <text:p>-4.69E-001</text:p>
          </table:table-cell>
          <table:table-cell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39]+[.$G$2]" office:value-type="float" office:value="0.0000209249987578919">
            <text:p>0.000020925</text:p>
          </table:table-cell>
          <table:table-cell table:formula="of:=[.B840]" office:value-type="float" office:value="-0.4687">
            <text:p>-4.69E-001</text:p>
          </table:table-cell>
          <table:table-cell table:formula="of:=[.C840]+5" office:value-type="float" office:value="8.437">
            <text:p>8.437</text:p>
          </table:table-cell>
          <table:table-cell table:formula="of:=[.D840]+10" office:value-type="float" office:value="9.6875">
            <text:p>9.6875</text:p>
          </table:table-cell>
          <table:table-cell table:formula="of:=[.E840]+15" office:value-type="float" office:value="15.4687">
            <text:p>15.4687</text:p>
          </table:table-cell>
        </table:table-row>
        <table:table-row table:style-name="ro2">
          <table:table-cell office:value-type="float" office:value="838">
            <text:p>838</text:p>
          </table:table-cell>
          <table:table-cell office:value-type="float" office:value="-0.4687">
            <text:p>-4.69E-001</text:p>
          </table:table-cell>
          <table:table-cell office:value-type="float" office:value="4.218">
            <text:p>4.22E+000</text:p>
          </table:table-cell>
          <table:table-cell office:value-type="float" office:value="-0.3125">
            <text:p>-3.13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840]+[.$G$2]" office:value-type="float" office:value="0.0000209499987564079">
            <text:p>0.00002095</text:p>
          </table:table-cell>
          <table:table-cell table:formula="of:=[.B841]" office:value-type="float" office:value="-0.4687">
            <text:p>-4.69E-001</text:p>
          </table:table-cell>
          <table:table-cell table:formula="of:=[.C841]+5" office:value-type="float" office:value="9.218">
            <text:p>9.218</text:p>
          </table:table-cell>
          <table:table-cell table:formula="of:=[.D841]+10" office:value-type="float" office:value="9.6875">
            <text:p>9.6875</text:p>
          </table:table-cell>
          <table:table-cell table:formula="of:=[.E841]+15" office:value-type="float" office:value="15.3125">
            <text:p>15.3125</text:p>
          </table:table-cell>
        </table:table-row>
        <table:table-row table:style-name="ro2">
          <table:table-cell office:value-type="float" office:value="839">
            <text:p>839</text:p>
          </table:table-cell>
          <table:table-cell office:value-type="float" office:value="3.906">
            <text:p>3.91E+000</text:p>
          </table:table-cell>
          <table:table-cell office:value-type="float" office:value="3.437">
            <text:p>3.44E+000</text:p>
          </table:table-cell>
          <table:table-cell office:value-type="float" office:value="0.3125">
            <text:p>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841]+[.$G$2]" office:value-type="float" office:value="0.0000209749987549239">
            <text:p>0.000020975</text:p>
          </table:table-cell>
          <table:table-cell table:formula="of:=[.B842]" office:value-type="float" office:value="3.906">
            <text:p>3.91E+000</text:p>
          </table:table-cell>
          <table:table-cell table:formula="of:=[.C842]+5" office:value-type="float" office:value="8.437">
            <text:p>8.437</text:p>
          </table:table-cell>
          <table:table-cell table:formula="of:=[.D842]+10" office:value-type="float" office:value="10.3125">
            <text:p>10.3125</text:p>
          </table:table-cell>
          <table:table-cell table:formula="of:=[.E842]+15" office:value-type="float" office:value="15">
            <text:p>15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3.75">
            <text:p>3.75E+000</text:p>
          </table:table-cell>
          <table:table-cell office:value-type="float" office:value="4.062">
            <text:p>4.06E+000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842]+[.$G$2]" office:value-type="float" office:value="0.0000209999987534399">
            <text:p>0.000021</text:p>
          </table:table-cell>
          <table:table-cell table:formula="of:=[.B843]" office:value-type="float" office:value="3.75">
            <text:p>3.75E+000</text:p>
          </table:table-cell>
          <table:table-cell table:formula="of:=[.C843]+5" office:value-type="float" office:value="9.062">
            <text:p>9.062</text:p>
          </table:table-cell>
          <table:table-cell table:formula="of:=[.D843]+10" office:value-type="float" office:value="9.6875">
            <text:p>9.6875</text:p>
          </table:table-cell>
          <table:table-cell table:formula="of:=[.E843]+15" office:value-type="float" office:value="15.1562">
            <text:p>15.1562</text:p>
          </table:table-cell>
        </table:table-row>
        <table:table-row table:style-name="ro2">
          <table:table-cell office:value-type="float" office:value="841">
            <text:p>841</text:p>
          </table:table-cell>
          <table:table-cell office:value-type="float" office:value="2.812">
            <text:p>2.81E+000</text:p>
          </table:table-cell>
          <table:table-cell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843]+[.$G$2]" office:value-type="float" office:value="0.0000210249987519559">
            <text:p>0.000021025</text:p>
          </table:table-cell>
          <table:table-cell table:formula="of:=[.B844]" office:value-type="float" office:value="2.812">
            <text:p>2.81E+000</text:p>
          </table:table-cell>
          <table:table-cell table:formula="of:=[.C844]+5" office:value-type="float" office:value="8.437">
            <text:p>8.437</text:p>
          </table:table-cell>
          <table:table-cell table:formula="of:=[.D844]+10" office:value-type="float" office:value="10.1562">
            <text:p>10.1562</text:p>
          </table:table-cell>
          <table:table-cell table:formula="of:=[.E844]+15" office:value-type="float" office:value="15.3125">
            <text:p>15.3125</text:p>
          </table:table-cell>
        </table:table-row>
        <table:table-row table:style-name="ro2">
          <table:table-cell office:value-type="float" office:value="842">
            <text:p>842</text:p>
          </table:table-cell>
          <table:table-cell office:value-type="float" office:value="3.281">
            <text:p>3.28E+000</text:p>
          </table:table-cell>
          <table:table-cell office:value-type="float" office:value="4.062">
            <text:p>4.06E+000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44]+[.$G$2]" office:value-type="float" office:value="0.0000210499987504719">
            <text:p>0.00002105</text:p>
          </table:table-cell>
          <table:table-cell table:formula="of:=[.B845]" office:value-type="float" office:value="3.281">
            <text:p>3.28E+000</text:p>
          </table:table-cell>
          <table:table-cell table:formula="of:=[.C845]+5" office:value-type="float" office:value="9.062">
            <text:p>9.062</text:p>
          </table:table-cell>
          <table:table-cell table:formula="of:=[.D845]+10" office:value-type="float" office:value="9.6875">
            <text:p>9.6875</text:p>
          </table:table-cell>
          <table:table-cell table:formula="of:=[.E845]+15" office:value-type="float" office:value="15.4687">
            <text:p>15.4687</text:p>
          </table:table-cell>
        </table:table-row>
        <table:table-row table:style-name="ro2">
          <table:table-cell office:value-type="float" office:value="843">
            <text:p>843</text:p>
          </table:table-cell>
          <table:table-cell office:value-type="float" office:value="2.812">
            <text:p>2.81E+000</text:p>
          </table:table-cell>
          <table:table-cell office:value-type="float" office:value="3.437">
            <text:p>3.44E+000</text:p>
          </table:table-cell>
          <table:table-cell office:value-type="float" office:value="0.3125">
            <text:p>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845]+[.$G$2]" office:value-type="float" office:value="0.0000210749987489879">
            <text:p>0.000021075</text:p>
          </table:table-cell>
          <table:table-cell table:formula="of:=[.B846]" office:value-type="float" office:value="2.812">
            <text:p>2.81E+000</text:p>
          </table:table-cell>
          <table:table-cell table:formula="of:=[.C846]+5" office:value-type="float" office:value="8.437">
            <text:p>8.437</text:p>
          </table:table-cell>
          <table:table-cell table:formula="of:=[.D846]+10" office:value-type="float" office:value="10.3125">
            <text:p>10.3125</text:p>
          </table:table-cell>
          <table:table-cell table:formula="of:=[.E846]+15" office:value-type="float" office:value="15">
            <text:p>15</text:p>
          </table:table-cell>
        </table:table-row>
        <table:table-row table:style-name="ro2">
          <table:table-cell office:value-type="float" office:value="844">
            <text:p>844</text:p>
          </table:table-cell>
          <table:table-cell office:value-type="float" office:value="3.281">
            <text:p>3.28E+000</text:p>
          </table:table-cell>
          <table:table-cell office:value-type="float" office:value="4.062">
            <text:p>4.06E+000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846]+[.$G$2]" office:value-type="float" office:value="0.0000210999987475039">
            <text:p>0.0000211</text:p>
          </table:table-cell>
          <table:table-cell table:formula="of:=[.B847]" office:value-type="float" office:value="3.281">
            <text:p>3.28E+000</text:p>
          </table:table-cell>
          <table:table-cell table:formula="of:=[.C847]+5" office:value-type="float" office:value="9.062">
            <text:p>9.062</text:p>
          </table:table-cell>
          <table:table-cell table:formula="of:=[.D847]+10" office:value-type="float" office:value="10.1562">
            <text:p>10.1562</text:p>
          </table:table-cell>
          <table:table-cell table:formula="of:=[.E847]+15" office:value-type="float" office:value="15.3125">
            <text:p>15.3125</text:p>
          </table:table-cell>
        </table:table-row>
        <table:table-row table:style-name="ro2">
          <table:table-cell office:value-type="float" office:value="845">
            <text:p>845</text:p>
          </table:table-cell>
          <table:table-cell office:value-type="float" office:value="2.656">
            <text:p>2.66E+000</text:p>
          </table:table-cell>
          <table:table-cell office:value-type="float" office:value="3.593">
            <text:p>3.59E+000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847]+[.$G$2]" office:value-type="float" office:value="0.0000211249987460199">
            <text:p>0.000021125</text:p>
          </table:table-cell>
          <table:table-cell table:formula="of:=[.B848]" office:value-type="float" office:value="2.656">
            <text:p>2.66E+000</text:p>
          </table:table-cell>
          <table:table-cell table:formula="of:=[.C848]+5" office:value-type="float" office:value="8.593">
            <text:p>8.593</text:p>
          </table:table-cell>
          <table:table-cell table:formula="of:=[.D848]+10" office:value-type="float" office:value="9.6875">
            <text:p>9.6875</text:p>
          </table:table-cell>
          <table:table-cell table:formula="of:=[.E848]+15" office:value-type="float" office:value="15">
            <text:p>15</text:p>
          </table:table-cell>
        </table:table-row>
        <table:table-row table:style-name="ro2">
          <table:table-cell office:value-type="float" office:value="846">
            <text:p>846</text:p>
          </table:table-cell>
          <table:table-cell office:value-type="float" office:value="2.187">
            <text:p>2.19E+000</text:p>
          </table:table-cell>
          <table:table-cell office:value-type="float" office:value="4.218">
            <text:p>4.22E+000</text:p>
          </table:table-cell>
          <table:table-cell table:number-columns-repeated="2" office:value-type="float" office:value="0.3125">
            <text:p>3.13E-001</text:p>
          </table:table-cell>
          <table:table-cell table:number-columns-repeated="3"/>
          <table:table-cell table:formula="of:=[.I848]+[.$G$2]" office:value-type="float" office:value="0.0000211499987445359">
            <text:p>0.00002115</text:p>
          </table:table-cell>
          <table:table-cell table:formula="of:=[.B849]" office:value-type="float" office:value="2.187">
            <text:p>2.19E+000</text:p>
          </table:table-cell>
          <table:table-cell table:formula="of:=[.C849]+5" office:value-type="float" office:value="9.218">
            <text:p>9.218</text:p>
          </table:table-cell>
          <table:table-cell table:formula="of:=[.D849]+10" office:value-type="float" office:value="10.3125">
            <text:p>10.3125</text:p>
          </table:table-cell>
          <table:table-cell table:formula="of:=[.E849]+15" office:value-type="float" office:value="15.3125">
            <text:p>15.3125</text:p>
          </table:table-cell>
        </table:table-row>
        <table:table-row table:style-name="ro2">
          <table:table-cell office:value-type="float" office:value="847">
            <text:p>847</text:p>
          </table:table-cell>
          <table:table-cell office:value-type="float" office:value="-1.093">
            <text:p>-1.09E+000</text:p>
          </table:table-cell>
          <table:table-cell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849]+[.$G$2]" office:value-type="float" office:value="0.0000211749987430519">
            <text:p>0.000021175</text:p>
          </table:table-cell>
          <table:table-cell table:formula="of:=[.B850]" office:value-type="float" office:value="-1.093">
            <text:p>-1.09E+000</text:p>
          </table:table-cell>
          <table:table-cell table:formula="of:=[.C850]+5" office:value-type="float" office:value="8.437">
            <text:p>8.437</text:p>
          </table:table-cell>
          <table:table-cell table:formula="of:=[.D850]+10" office:value-type="float" office:value="9.6875">
            <text:p>9.6875</text:p>
          </table:table-cell>
          <table:table-cell table:formula="of:=[.E850]+15" office:value-type="float" office:value="15">
            <text:p>15</text:p>
          </table:table-cell>
        </table:table-row>
        <table:table-row table:style-name="ro2">
          <table:table-cell office:value-type="float" office:value="848">
            <text:p>848</text:p>
          </table:table-cell>
          <table:table-cell office:value-type="float" office:value="-0.625">
            <text:p>-6.25E-001</text:p>
          </table:table-cell>
          <table:table-cell office:value-type="float" office:value="4.062">
            <text:p>4.06E+000</text:p>
          </table:table-cell>
          <table:table-cell office:value-type="float" office:value="-0.3125">
            <text:p>-3.13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850]+[.$G$2]" office:value-type="float" office:value="0.0000211999987415679">
            <text:p>0.0000212</text:p>
          </table:table-cell>
          <table:table-cell table:formula="of:=[.B851]" office:value-type="float" office:value="-0.625">
            <text:p>-6.25E-001</text:p>
          </table:table-cell>
          <table:table-cell table:formula="of:=[.C851]+5" office:value-type="float" office:value="9.062">
            <text:p>9.062</text:p>
          </table:table-cell>
          <table:table-cell table:formula="of:=[.D851]+10" office:value-type="float" office:value="9.6875">
            <text:p>9.6875</text:p>
          </table:table-cell>
          <table:table-cell table:formula="of:=[.E851]+15" office:value-type="float" office:value="15.3125">
            <text:p>15.3125</text:p>
          </table:table-cell>
        </table:table-row>
        <table:table-row table:style-name="ro2">
          <table:table-cell office:value-type="float" office:value="849">
            <text:p>849</text:p>
          </table:table-cell>
          <table:table-cell office:value-type="float" office:value="0">
            <text:p>0.00E+000</text:p>
          </table:table-cell>
          <table:table-cell office:value-type="float" office:value="3.437">
            <text:p>3.44E+000</text:p>
          </table:table-cell>
          <table:table-cell office:value-type="float" office:value="0.3125">
            <text:p>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851]+[.$G$2]" office:value-type="float" office:value="0.0000212249987400839">
            <text:p>0.000021225</text:p>
          </table:table-cell>
          <table:table-cell table:formula="of:=[.B852]" office:value-type="float" office:value="0">
            <text:p>0.00E+000</text:p>
          </table:table-cell>
          <table:table-cell table:formula="of:=[.C852]+5" office:value-type="float" office:value="8.437">
            <text:p>8.437</text:p>
          </table:table-cell>
          <table:table-cell table:formula="of:=[.D852]+10" office:value-type="float" office:value="10.3125">
            <text:p>10.3125</text:p>
          </table:table-cell>
          <table:table-cell table:formula="of:=[.E852]+15" office:value-type="float" office:value="15.1562">
            <text:p>15.1562</text:p>
          </table:table-cell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0">
            <text:p>0.00E+00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852]+[.$G$2]" office:value-type="float" office:value="0.0000212499987385999">
            <text:p>0.00002125</text:p>
          </table:table-cell>
          <table:table-cell table:formula="of:=[.B853]" office:value-type="float" office:value="0">
            <text:p>0.00E+000</text:p>
          </table:table-cell>
          <table:table-cell table:formula="of:=[.C853]+5" office:value-type="float" office:value="8.593">
            <text:p>8.593</text:p>
          </table:table-cell>
          <table:table-cell table:formula="of:=[.D853]+10" office:value-type="float" office:value="10.1562">
            <text:p>10.1562</text:p>
          </table:table-cell>
          <table:table-cell table:formula="of:=[.E853]+15" office:value-type="float" office:value="15.3125">
            <text:p>15.3125</text:p>
          </table:table-cell>
        </table:table-row>
        <table:table-row table:style-name="ro2">
          <table:table-cell office:value-type="float" office:value="851">
            <text:p>851</text:p>
          </table:table-cell>
          <table:table-cell office:value-type="float" office:value="-0.625">
            <text:p>-6.25E-001</text:p>
          </table:table-cell>
          <table:table-cell office:value-type="float" office:value="4.062">
            <text:p>4.06E+000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853]+[.$G$2]" office:value-type="float" office:value="0.0000212749987371159">
            <text:p>0.000021275</text:p>
          </table:table-cell>
          <table:table-cell table:formula="of:=[.B854]" office:value-type="float" office:value="-0.625">
            <text:p>-6.25E-001</text:p>
          </table:table-cell>
          <table:table-cell table:formula="of:=[.C854]+5" office:value-type="float" office:value="9.062">
            <text:p>9.062</text:p>
          </table:table-cell>
          <table:table-cell table:formula="of:=[.D854]+10" office:value-type="float" office:value="9.6875">
            <text:p>9.6875</text:p>
          </table:table-cell>
          <table:table-cell table:formula="of:=[.E854]+15" office:value-type="float" office:value="15.1562">
            <text:p>15.1562</text:p>
          </table:table-cell>
        </table:table-row>
        <table:table-row table:style-name="ro2">
          <table:table-cell office:value-type="float" office:value="852">
            <text:p>852</text:p>
          </table:table-cell>
          <table:table-cell office:value-type="float" office:value="-0.4687">
            <text:p>-4.69E-001</text:p>
          </table:table-cell>
          <table:table-cell office:value-type="float" office:value="4.062">
            <text:p>4.06E+000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854]+[.$G$2]" office:value-type="float" office:value="0.0000212999987356319">
            <text:p>0.0000213</text:p>
          </table:table-cell>
          <table:table-cell table:formula="of:=[.B855]" office:value-type="float" office:value="-0.4687">
            <text:p>-4.69E-001</text:p>
          </table:table-cell>
          <table:table-cell table:formula="of:=[.C855]+5" office:value-type="float" office:value="9.062">
            <text:p>9.062</text:p>
          </table:table-cell>
          <table:table-cell table:formula="of:=[.D855]+10" office:value-type="float" office:value="9.6875">
            <text:p>9.6875</text:p>
          </table:table-cell>
          <table:table-cell table:formula="of:=[.E855]+15" office:value-type="float" office:value="15.1562">
            <text:p>15.1562</text:p>
          </table:table-cell>
        </table:table-row>
        <table:table-row table:style-name="ro2">
          <table:table-cell office:value-type="float" office:value="853">
            <text:p>853</text:p>
          </table:table-cell>
          <table:table-cell office:value-type="float" office:value="3.906">
            <text:p>3.91E+000</text:p>
          </table:table-cell>
          <table:table-cell office:value-type="float" office:value="3.437">
            <text:p>3.44E+000</text:p>
          </table:table-cell>
          <table:table-cell table:number-columns-repeated="2" office:value-type="float" office:value="0.4687">
            <text:p>4.69E-001</text:p>
          </table:table-cell>
          <table:table-cell table:number-columns-repeated="3"/>
          <table:table-cell table:formula="of:=[.I855]+[.$G$2]" office:value-type="float" office:value="0.0000213249987341479">
            <text:p>0.000021325</text:p>
          </table:table-cell>
          <table:table-cell table:formula="of:=[.B856]" office:value-type="float" office:value="3.906">
            <text:p>3.91E+000</text:p>
          </table:table-cell>
          <table:table-cell table:formula="of:=[.C856]+5" office:value-type="float" office:value="8.437">
            <text:p>8.437</text:p>
          </table:table-cell>
          <table:table-cell table:formula="of:=[.D856]+10" office:value-type="float" office:value="10.4687">
            <text:p>10.4687</text:p>
          </table:table-cell>
          <table:table-cell table:formula="of:=[.E856]+15" office:value-type="float" office:value="15.4687">
            <text:p>15.4687</text:p>
          </table:table-cell>
        </table:table-row>
        <table:table-row table:style-name="ro2">
          <table:table-cell office:value-type="float" office:value="854">
            <text:p>854</text:p>
          </table:table-cell>
          <table:table-cell office:value-type="float" office:value="2.812">
            <text:p>2.81E+000</text:p>
          </table:table-cell>
          <table:table-cell office:value-type="float" office:value="4.062">
            <text:p>4.06E+000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856]+[.$G$2]" office:value-type="float" office:value="0.0000213499987326639">
            <text:p>0.00002135</text:p>
          </table:table-cell>
          <table:table-cell table:formula="of:=[.B857]" office:value-type="float" office:value="2.812">
            <text:p>2.81E+000</text:p>
          </table:table-cell>
          <table:table-cell table:formula="of:=[.C857]+5" office:value-type="float" office:value="9.062">
            <text:p>9.062</text:p>
          </table:table-cell>
          <table:table-cell table:formula="of:=[.D857]+10" office:value-type="float" office:value="10.1562">
            <text:p>10.1562</text:p>
          </table:table-cell>
          <table:table-cell table:formula="of:=[.E857]+15" office:value-type="float" office:value="15.3125">
            <text:p>15.3125</text:p>
          </table:table-cell>
        </table:table-row>
        <table:table-row table:style-name="ro2">
          <table:table-cell office:value-type="float" office:value="855">
            <text:p>855</text:p>
          </table:table-cell>
          <table:table-cell table:number-columns-repeated="2" office:value-type="float" office:value="3.437">
            <text:p>3.44E+000</text:p>
          </table:table-cell>
          <table:table-cell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857]+[.$G$2]" office:value-type="float" office:value="0.0000213749987311799">
            <text:p>0.000021375</text:p>
          </table:table-cell>
          <table:table-cell table:formula="of:=[.B858]" office:value-type="float" office:value="3.437">
            <text:p>3.44E+000</text:p>
          </table:table-cell>
          <table:table-cell table:formula="of:=[.C858]+5" office:value-type="float" office:value="8.437">
            <text:p>8.437</text:p>
          </table:table-cell>
          <table:table-cell table:formula="of:=[.D858]+10" office:value-type="float" office:value="9.5313">
            <text:p>9.5313</text:p>
          </table:table-cell>
          <table:table-cell table:formula="of:=[.E858]+15" office:value-type="float" office:value="15.1562">
            <text:p>15.1562</text:p>
          </table:table-cell>
        </table:table-row>
        <table:table-row table:style-name="ro2">
          <table:table-cell office:value-type="float" office:value="856">
            <text:p>856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58]+[.$G$2]" office:value-type="float" office:value="0.0000213999987296959">
            <text:p>0.0000214</text:p>
          </table:table-cell>
          <table:table-cell table:formula="of:=[.B859]" office:value-type="float" office:value="3.437">
            <text:p>3.44E+000</text:p>
          </table:table-cell>
          <table:table-cell table:formula="of:=[.C859]+5" office:value-type="float" office:value="8.593">
            <text:p>8.593</text:p>
          </table:table-cell>
          <table:table-cell table:formula="of:=[.D859]+10" office:value-type="float" office:value="10.1562">
            <text:p>10.1562</text:p>
          </table:table-cell>
          <table:table-cell table:formula="of:=[.E859]+15" office:value-type="float" office:value="15.4687">
            <text:p>15.4687</text:p>
          </table:table-cell>
        </table:table-row>
        <table:table-row table:style-name="ro2">
          <table:table-cell office:value-type="float" office:value="857">
            <text:p>857</text:p>
          </table:table-cell>
          <table:table-cell office:value-type="float" office:value="2.812">
            <text:p>2.81E+000</text:p>
          </table:table-cell>
          <table:table-cell office:value-type="float" office:value="4.062">
            <text:p>4.06E+000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859]+[.$G$2]" office:value-type="float" office:value="0.0000214249987282119">
            <text:p>0.000021425</text:p>
          </table:table-cell>
          <table:table-cell table:formula="of:=[.B860]" office:value-type="float" office:value="2.812">
            <text:p>2.81E+000</text:p>
          </table:table-cell>
          <table:table-cell table:formula="of:=[.C860]+5" office:value-type="float" office:value="9.062">
            <text:p>9.062</text:p>
          </table:table-cell>
          <table:table-cell table:formula="of:=[.D860]+10" office:value-type="float" office:value="9.6875">
            <text:p>9.6875</text:p>
          </table:table-cell>
          <table:table-cell table:formula="of:=[.E860]+15" office:value-type="float" office:value="15">
            <text:p>15</text:p>
          </table:table-cell>
        </table:table-row>
        <table:table-row table:style-name="ro2">
          <table:table-cell office:value-type="float" office:value="858">
            <text:p>858</text:p>
          </table:table-cell>
          <table:table-cell office:value-type="float" office:value="3.281">
            <text:p>3.28E+000</text:p>
          </table:table-cell>
          <table:table-cell office:value-type="float" office:value="4.218">
            <text:p>4.22E+000</text:p>
          </table:table-cell>
          <table:table-cell office:value-type="float" office:value="0.3125">
            <text:p>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860]+[.$G$2]" office:value-type="float" office:value="0.0000214499987267279">
            <text:p>0.00002145</text:p>
          </table:table-cell>
          <table:table-cell table:formula="of:=[.B861]" office:value-type="float" office:value="3.281">
            <text:p>3.28E+000</text:p>
          </table:table-cell>
          <table:table-cell table:formula="of:=[.C861]+5" office:value-type="float" office:value="9.218">
            <text:p>9.218</text:p>
          </table:table-cell>
          <table:table-cell table:formula="of:=[.D861]+10" office:value-type="float" office:value="10.3125">
            <text:p>10.3125</text:p>
          </table:table-cell>
          <table:table-cell table:formula="of:=[.E861]+15" office:value-type="float" office:value="15.1562">
            <text:p>15.1562</text:p>
          </table:table-cell>
        </table:table-row>
        <table:table-row table:style-name="ro2">
          <table:table-cell office:value-type="float" office:value="859">
            <text:p>859</text:p>
          </table:table-cell>
          <table:table-cell office:value-type="float" office:value="-1.093">
            <text:p>-1.09E+000</text:p>
          </table:table-cell>
          <table:table-cell office:value-type="float" office:value="3.437">
            <text:p>3.44E+000</text:p>
          </table:table-cell>
          <table:table-cell office:value-type="float" office:value="-0.4687">
            <text:p>-4.69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61]+[.$G$2]" office:value-type="float" office:value="0.0000214749987252439">
            <text:p>0.000021475</text:p>
          </table:table-cell>
          <table:table-cell table:formula="of:=[.B862]" office:value-type="float" office:value="-1.093">
            <text:p>-1.09E+000</text:p>
          </table:table-cell>
          <table:table-cell table:formula="of:=[.C862]+5" office:value-type="float" office:value="8.437">
            <text:p>8.437</text:p>
          </table:table-cell>
          <table:table-cell table:formula="of:=[.D862]+10" office:value-type="float" office:value="9.5313">
            <text:p>9.5313</text:p>
          </table:table-cell>
          <table:table-cell table:formula="of:=[.E862]+15" office:value-type="float" office:value="15.4687">
            <text:p>15.4687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-0.9375">
            <text:p>-9.38E-001</text:p>
          </table:table-cell>
          <table:table-cell office:value-type="float" office:value="4.062">
            <text:p>4.06E+000</text:p>
          </table:table-cell>
          <table:table-cell office:value-type="float" office:value="0.1562">
            <text:p>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62]+[.$G$2]" office:value-type="float" office:value="0.0000214999987237599">
            <text:p>0.0000215</text:p>
          </table:table-cell>
          <table:table-cell table:formula="of:=[.B863]" office:value-type="float" office:value="-0.9375">
            <text:p>-9.38E-001</text:p>
          </table:table-cell>
          <table:table-cell table:formula="of:=[.C863]+5" office:value-type="float" office:value="9.062">
            <text:p>9.062</text:p>
          </table:table-cell>
          <table:table-cell table:formula="of:=[.D863]+10" office:value-type="float" office:value="10.1562">
            <text:p>10.1562</text:p>
          </table:table-cell>
          <table:table-cell table:formula="of:=[.E863]+15" office:value-type="float" office:value="15.4687">
            <text:p>15.4687</text:p>
          </table:table-cell>
        </table:table-row>
        <table:table-row table:style-name="ro2">
          <table:table-cell office:value-type="float" office:value="861">
            <text:p>861</text:p>
          </table:table-cell>
          <table:table-cell office:value-type="float" office:value="0.1562">
            <text:p>1.56E-001</text:p>
          </table:table-cell>
          <table:table-cell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863]+[.$G$2]" office:value-type="float" office:value="0.0000215249987222759">
            <text:p>0.000021525</text:p>
          </table:table-cell>
          <table:table-cell table:formula="of:=[.B864]" office:value-type="float" office:value="0.1562">
            <text:p>1.56E-001</text:p>
          </table:table-cell>
          <table:table-cell table:formula="of:=[.C864]+5" office:value-type="float" office:value="8.437">
            <text:p>8.437</text:p>
          </table:table-cell>
          <table:table-cell table:formula="of:=[.D864]+10" office:value-type="float" office:value="9.6875">
            <text:p>9.6875</text:p>
          </table:table-cell>
          <table:table-cell table:formula="of:=[.E864]+15" office:value-type="float" office:value="15">
            <text:p>15</text:p>
          </table:table-cell>
        </table:table-row>
        <table:table-row table:style-name="ro2">
          <table:table-cell office:value-type="float" office:value="862">
            <text:p>862</text:p>
          </table:table-cell>
          <table:table-cell office:value-type="float" office:value="0">
            <text:p>0.00E+000</text:p>
          </table:table-cell>
          <table:table-cell office:value-type="float" office:value="4.218">
            <text:p>4.22E+000</text:p>
          </table:table-cell>
          <table:table-cell table:number-columns-repeated="2" office:value-type="float" office:value="0.1562">
            <text:p>1.56E-001</text:p>
          </table:table-cell>
          <table:table-cell table:number-columns-repeated="3"/>
          <table:table-cell table:formula="of:=[.I864]+[.$G$2]" office:value-type="float" office:value="0.0000215499987207919">
            <text:p>0.00002155</text:p>
          </table:table-cell>
          <table:table-cell table:formula="of:=[.B865]" office:value-type="float" office:value="0">
            <text:p>0.00E+000</text:p>
          </table:table-cell>
          <table:table-cell table:formula="of:=[.C865]+5" office:value-type="float" office:value="9.218">
            <text:p>9.218</text:p>
          </table:table-cell>
          <table:table-cell table:formula="of:=[.D865]+10" office:value-type="float" office:value="10.1562">
            <text:p>10.1562</text:p>
          </table:table-cell>
          <table:table-cell table:formula="of:=[.E865]+15" office:value-type="float" office:value="15.1562">
            <text:p>15.1562</text:p>
          </table:table-cell>
        </table:table-row>
        <table:table-row table:style-name="ro2">
          <table:table-cell office:value-type="float" office:value="863">
            <text:p>863</text:p>
          </table:table-cell>
          <table:table-cell office:value-type="float" office:value="-0.625">
            <text:p>-6.25E-001</text:p>
          </table:table-cell>
          <table:table-cell office:value-type="float" office:value="3.593">
            <text:p>3.59E+000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65]+[.$G$2]" office:value-type="float" office:value="0.0000215749987193079">
            <text:p>0.000021575</text:p>
          </table:table-cell>
          <table:table-cell table:formula="of:=[.B866]" office:value-type="float" office:value="-0.625">
            <text:p>-6.25E-001</text:p>
          </table:table-cell>
          <table:table-cell table:formula="of:=[.C866]+5" office:value-type="float" office:value="8.593">
            <text:p>8.593</text:p>
          </table:table-cell>
          <table:table-cell table:formula="of:=[.D866]+10" office:value-type="float" office:value="9.6875">
            <text:p>9.6875</text:p>
          </table:table-cell>
          <table:table-cell table:formula="of:=[.E866]+15" office:value-type="float" office:value="15.4687">
            <text:p>15.4687</text:p>
          </table:table-cell>
        </table:table-row>
        <table:table-row table:style-name="ro2">
          <table:table-cell office:value-type="float" office:value="864">
            <text:p>864</text:p>
          </table:table-cell>
          <table:table-cell office:value-type="float" office:value="-0.625">
            <text:p>-6.25E-001</text:p>
          </table:table-cell>
          <table:table-cell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866]+[.$G$2]" office:value-type="float" office:value="0.0000215999987178239">
            <text:p>0.0000216</text:p>
          </table:table-cell>
          <table:table-cell table:formula="of:=[.B867]" office:value-type="float" office:value="-0.625">
            <text:p>-6.25E-001</text:p>
          </table:table-cell>
          <table:table-cell table:formula="of:=[.C867]+5" office:value-type="float" office:value="8.437">
            <text:p>8.437</text:p>
          </table:table-cell>
          <table:table-cell table:formula="of:=[.D867]+10" office:value-type="float" office:value="10.1562">
            <text:p>10.1562</text:p>
          </table:table-cell>
          <table:table-cell table:formula="of:=[.E867]+15" office:value-type="float" office:value="15">
            <text:p>15</text:p>
          </table:table-cell>
        </table:table-row>
        <table:table-row table:style-name="ro2">
          <table:table-cell office:value-type="float" office:value="865">
            <text:p>865</text:p>
          </table:table-cell>
          <table:table-cell office:value-type="float" office:value="0.1562">
            <text:p>1.56E-001</text:p>
          </table:table-cell>
          <table:table-cell office:value-type="float" office:value="4.062">
            <text:p>4.06E+000</text:p>
          </table:table-cell>
          <table:table-cell office:value-type="float" office:value="-0.4687">
            <text:p>-4.69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67]+[.$G$2]" office:value-type="float" office:value="0.0000216249987163399">
            <text:p>0.000021625</text:p>
          </table:table-cell>
          <table:table-cell table:formula="of:=[.B868]" office:value-type="float" office:value="0.1562">
            <text:p>1.56E-001</text:p>
          </table:table-cell>
          <table:table-cell table:formula="of:=[.C868]+5" office:value-type="float" office:value="9.062">
            <text:p>9.062</text:p>
          </table:table-cell>
          <table:table-cell table:formula="of:=[.D868]+10" office:value-type="float" office:value="9.5313">
            <text:p>9.5313</text:p>
          </table:table-cell>
          <table:table-cell table:formula="of:=[.E868]+15" office:value-type="float" office:value="15.4687">
            <text:p>15.4687</text:p>
          </table:table-cell>
        </table:table-row>
        <table:table-row table:style-name="ro2">
          <table:table-cell office:value-type="float" office:value="866">
            <text:p>866</text:p>
          </table:table-cell>
          <table:table-cell office:value-type="float" office:value="0.625">
            <text:p>6.25E-001</text:p>
          </table:table-cell>
          <table:table-cell office:value-type="float" office:value="3.437">
            <text:p>3.44E+000</text:p>
          </table:table-cell>
          <table:table-cell office:value-type="float" office:value="-0.4687">
            <text:p>-4.69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868]+[.$G$2]" office:value-type="float" office:value="0.0000216499987148559">
            <text:p>0.00002165</text:p>
          </table:table-cell>
          <table:table-cell table:formula="of:=[.B869]" office:value-type="float" office:value="0.625">
            <text:p>6.25E-001</text:p>
          </table:table-cell>
          <table:table-cell table:formula="of:=[.C869]+5" office:value-type="float" office:value="8.437">
            <text:p>8.437</text:p>
          </table:table-cell>
          <table:table-cell table:formula="of:=[.D869]+10" office:value-type="float" office:value="9.5313">
            <text:p>9.5313</text:p>
          </table:table-cell>
          <table:table-cell table:formula="of:=[.E869]+15" office:value-type="float" office:value="15.3125">
            <text:p>15.3125</text:p>
          </table:table-cell>
        </table:table-row>
        <table:table-row table:style-name="ro2">
          <table:table-cell office:value-type="float" office:value="867">
            <text:p>867</text:p>
          </table:table-cell>
          <table:table-cell office:value-type="float" office:value="4.062">
            <text:p>4.06E+000</text:p>
          </table:table-cell>
          <table:table-cell office:value-type="float" office:value="4.218">
            <text:p>4.22E+000</text:p>
          </table:table-cell>
          <table:table-cell office:value-type="float" office:value="0.4687">
            <text:p>4.69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869]+[.$G$2]" office:value-type="float" office:value="0.0000216749987133719">
            <text:p>0.000021675</text:p>
          </table:table-cell>
          <table:table-cell table:formula="of:=[.B870]" office:value-type="float" office:value="4.062">
            <text:p>4.06E+000</text:p>
          </table:table-cell>
          <table:table-cell table:formula="of:=[.C870]+5" office:value-type="float" office:value="9.218">
            <text:p>9.218</text:p>
          </table:table-cell>
          <table:table-cell table:formula="of:=[.D870]+10" office:value-type="float" office:value="10.4687">
            <text:p>10.4687</text:p>
          </table:table-cell>
          <table:table-cell table:formula="of:=[.E870]+15" office:value-type="float" office:value="15.1562">
            <text:p>15.1562</text:p>
          </table:table-cell>
        </table:table-row>
        <table:table-row table:style-name="ro2">
          <table:table-cell office:value-type="float" office:value="868">
            <text:p>868</text:p>
          </table:table-cell>
          <table:table-cell office:value-type="float" office:value="2.968">
            <text:p>2.97E+000</text:p>
          </table:table-cell>
          <table:table-cell office:value-type="float" office:value="3.437">
            <text:p>3.44E+000</text:p>
          </table:table-cell>
          <table:table-cell office:value-type="float" office:value="-0.1562">
            <text:p>-1.56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870]+[.$G$2]" office:value-type="float" office:value="0.0000216999987118879">
            <text:p>0.0000217</text:p>
          </table:table-cell>
          <table:table-cell table:formula="of:=[.B871]" office:value-type="float" office:value="2.968">
            <text:p>2.97E+000</text:p>
          </table:table-cell>
          <table:table-cell table:formula="of:=[.C871]+5" office:value-type="float" office:value="8.437">
            <text:p>8.437</text:p>
          </table:table-cell>
          <table:table-cell table:formula="of:=[.D871]+10" office:value-type="float" office:value="9.8438">
            <text:p>9.8438</text:p>
          </table:table-cell>
          <table:table-cell table:formula="of:=[.E871]+15" office:value-type="float" office:value="15.1562">
            <text:p>15.1562</text:p>
          </table:table-cell>
        </table:table-row>
        <table:table-row table:style-name="ro2">
          <table:table-cell office:value-type="float" office:value="869">
            <text:p>869</text:p>
          </table:table-cell>
          <table:table-cell office:value-type="float" office:value="3.281">
            <text:p>3.28E+000</text:p>
          </table:table-cell>
          <table:table-cell office:value-type="float" office:value="4.062">
            <text:p>4.06E+000</text:p>
          </table:table-cell>
          <table:table-cell office:value-type="float" office:value="0.1562">
            <text:p>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71]+[.$G$2]" office:value-type="float" office:value="0.0000217249987104039">
            <text:p>0.000021725</text:p>
          </table:table-cell>
          <table:table-cell table:formula="of:=[.B872]" office:value-type="float" office:value="3.281">
            <text:p>3.28E+000</text:p>
          </table:table-cell>
          <table:table-cell table:formula="of:=[.C872]+5" office:value-type="float" office:value="9.062">
            <text:p>9.062</text:p>
          </table:table-cell>
          <table:table-cell table:formula="of:=[.D872]+10" office:value-type="float" office:value="10.1562">
            <text:p>10.1562</text:p>
          </table:table-cell>
          <table:table-cell table:formula="of:=[.E872]+15" office:value-type="float" office:value="15.4687">
            <text:p>15.4687</text:p>
          </table:table-cell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2.812">
            <text:p>2.81E+000</text:p>
          </table:table-cell>
          <table:table-cell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872]+[.$G$2]" office:value-type="float" office:value="0.0000217499987089199">
            <text:p>0.00002175</text:p>
          </table:table-cell>
          <table:table-cell table:formula="of:=[.B873]" office:value-type="float" office:value="2.812">
            <text:p>2.81E+000</text:p>
          </table:table-cell>
          <table:table-cell table:formula="of:=[.C873]+5" office:value-type="float" office:value="8.437">
            <text:p>8.437</text:p>
          </table:table-cell>
          <table:table-cell table:formula="of:=[.D873]+10" office:value-type="float" office:value="9.6875">
            <text:p>9.6875</text:p>
          </table:table-cell>
          <table:table-cell table:formula="of:=[.E873]+15" office:value-type="float" office:value="15.1562">
            <text:p>15.1562</text:p>
          </table:table-cell>
        </table:table-row>
        <table:table-row table:style-name="ro2">
          <table:table-cell office:value-type="float" office:value="871">
            <text:p>871</text:p>
          </table:table-cell>
          <table:table-cell office:value-type="float" office:value="3.437">
            <text:p>3.44E+000</text:p>
          </table:table-cell>
          <table:table-cell office:value-type="float" office:value="4.062">
            <text:p>4.06E+000</text:p>
          </table:table-cell>
          <table:table-cell office:value-type="float" office:value="0.3125">
            <text:p>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73]+[.$G$2]" office:value-type="float" office:value="0.0000217749987074359">
            <text:p>0.000021775</text:p>
          </table:table-cell>
          <table:table-cell table:formula="of:=[.B874]" office:value-type="float" office:value="3.437">
            <text:p>3.44E+000</text:p>
          </table:table-cell>
          <table:table-cell table:formula="of:=[.C874]+5" office:value-type="float" office:value="9.062">
            <text:p>9.062</text:p>
          </table:table-cell>
          <table:table-cell table:formula="of:=[.D874]+10" office:value-type="float" office:value="10.3125">
            <text:p>10.3125</text:p>
          </table:table-cell>
          <table:table-cell table:formula="of:=[.E874]+15" office:value-type="float" office:value="15.4687">
            <text:p>15.4687</text:p>
          </table:table-cell>
        </table:table-row>
        <table:table-row table:style-name="ro2">
          <table:table-cell office:value-type="float" office:value="872">
            <text:p>872</text:p>
          </table:table-cell>
          <table:table-cell office:value-type="float" office:value="3.281">
            <text:p>3.28E+000</text:p>
          </table:table-cell>
          <table:table-cell office:value-type="float" office:value="4.218">
            <text:p>4.22E+000</text:p>
          </table:table-cell>
          <table:table-cell table:number-columns-repeated="2" office:value-type="float" office:value="0.1562">
            <text:p>1.56E-001</text:p>
          </table:table-cell>
          <table:table-cell table:number-columns-repeated="3"/>
          <table:table-cell table:formula="of:=[.I874]+[.$G$2]" office:value-type="float" office:value="0.0000217999987059519">
            <text:p>0.0000218</text:p>
          </table:table-cell>
          <table:table-cell table:formula="of:=[.B875]" office:value-type="float" office:value="3.281">
            <text:p>3.28E+000</text:p>
          </table:table-cell>
          <table:table-cell table:formula="of:=[.C875]+5" office:value-type="float" office:value="9.218">
            <text:p>9.218</text:p>
          </table:table-cell>
          <table:table-cell table:formula="of:=[.D875]+10" office:value-type="float" office:value="10.1562">
            <text:p>10.1562</text:p>
          </table:table-cell>
          <table:table-cell table:formula="of:=[.E875]+15" office:value-type="float" office:value="15.1562">
            <text:p>15.1562</text:p>
          </table:table-cell>
        </table:table-row>
        <table:table-row table:style-name="ro2">
          <table:table-cell office:value-type="float" office:value="873">
            <text:p>873</text:p>
          </table:table-cell>
          <table:table-cell office:value-type="float" office:value="-1.093">
            <text:p>-1.09E+000</text:p>
          </table:table-cell>
          <table:table-cell office:value-type="float" office:value="3.281">
            <text:p>3.28E+000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75]+[.$G$2]" office:value-type="float" office:value="0.0000218249987044679">
            <text:p>0.000021825</text:p>
          </table:table-cell>
          <table:table-cell table:formula="of:=[.B876]" office:value-type="float" office:value="-1.093">
            <text:p>-1.09E+000</text:p>
          </table:table-cell>
          <table:table-cell table:formula="of:=[.C876]+5" office:value-type="float" office:value="8.281">
            <text:p>8.281</text:p>
          </table:table-cell>
          <table:table-cell table:formula="of:=[.D876]+10" office:value-type="float" office:value="9.6875">
            <text:p>9.6875</text:p>
          </table:table-cell>
          <table:table-cell table:formula="of:=[.E876]+15" office:value-type="float" office:value="15.4687">
            <text:p>15.4687</text:p>
          </table:table-cell>
        </table:table-row>
        <table:table-row table:style-name="ro2">
          <table:table-cell office:value-type="float" office:value="874">
            <text:p>874</text:p>
          </table:table-cell>
          <table:table-cell office:value-type="float" office:value="-0.4687">
            <text:p>-4.69E-001</text:p>
          </table:table-cell>
          <table:table-cell office:value-type="float" office:value="4.062">
            <text:p>4.06E+000</text:p>
          </table:table-cell>
          <table:table-cell table:number-columns-repeated="2" office:value-type="float" office:value="0.3125">
            <text:p>3.13E-001</text:p>
          </table:table-cell>
          <table:table-cell table:number-columns-repeated="3"/>
          <table:table-cell table:formula="of:=[.I876]+[.$G$2]" office:value-type="float" office:value="0.0000218499987029838">
            <text:p>0.00002185</text:p>
          </table:table-cell>
          <table:table-cell table:formula="of:=[.B877]" office:value-type="float" office:value="-0.4687">
            <text:p>-4.69E-001</text:p>
          </table:table-cell>
          <table:table-cell table:formula="of:=[.C877]+5" office:value-type="float" office:value="9.062">
            <text:p>9.062</text:p>
          </table:table-cell>
          <table:table-cell table:formula="of:=[.D877]+10" office:value-type="float" office:value="10.3125">
            <text:p>10.3125</text:p>
          </table:table-cell>
          <table:table-cell table:formula="of:=[.E877]+15" office:value-type="float" office:value="15.3125">
            <text:p>15.3125</text:p>
          </table:table-cell>
        </table:table-row>
        <table:table-row table:style-name="ro2">
          <table:table-cell office:value-type="float" office:value="875">
            <text:p>875</text:p>
          </table:table-cell>
          <table:table-cell office:value-type="float" office:value="0">
            <text:p>0.00E+000</text:p>
          </table:table-cell>
          <table:table-cell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877]+[.$G$2]" office:value-type="float" office:value="0.0000218749987014998">
            <text:p>0.000021875</text:p>
          </table:table-cell>
          <table:table-cell table:formula="of:=[.B878]" office:value-type="float" office:value="0">
            <text:p>0.00E+000</text:p>
          </table:table-cell>
          <table:table-cell table:formula="of:=[.C878]+5" office:value-type="float" office:value="8.437">
            <text:p>8.437</text:p>
          </table:table-cell>
          <table:table-cell table:formula="of:=[.D878]+10" office:value-type="float" office:value="9.6875">
            <text:p>9.6875</text:p>
          </table:table-cell>
          <table:table-cell table:formula="of:=[.E878]+15" office:value-type="float" office:value="15">
            <text:p>15</text:p>
          </table:table-cell>
        </table:table-row>
        <table:table-row table:style-name="ro2">
          <table:table-cell office:value-type="float" office:value="876">
            <text:p>876</text:p>
          </table:table-cell>
          <table:table-cell office:value-type="float" office:value="-0.4687">
            <text:p>-4.69E-001</text:p>
          </table:table-cell>
          <table:table-cell office:value-type="float" office:value="3.437">
            <text:p>3.44E+000</text:p>
          </table:table-cell>
          <table:table-cell office:value-type="float" office:value="-0.4687">
            <text:p>-4.69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78]+[.$G$2]" office:value-type="float" office:value="0.0000218999987000158">
            <text:p>0.0000219</text:p>
          </table:table-cell>
          <table:table-cell table:formula="of:=[.B879]" office:value-type="float" office:value="-0.4687">
            <text:p>-4.69E-001</text:p>
          </table:table-cell>
          <table:table-cell table:formula="of:=[.C879]+5" office:value-type="float" office:value="8.437">
            <text:p>8.437</text:p>
          </table:table-cell>
          <table:table-cell table:formula="of:=[.D879]+10" office:value-type="float" office:value="9.5313">
            <text:p>9.5313</text:p>
          </table:table-cell>
          <table:table-cell table:formula="of:=[.E879]+15" office:value-type="float" office:value="15.4687">
            <text:p>15.4687</text:p>
          </table:table-cell>
        </table:table-row>
        <table:table-row table:style-name="ro2">
          <table:table-cell office:value-type="float" office:value="877">
            <text:p>877</text:p>
          </table:table-cell>
          <table:table-cell office:value-type="float" office:value="0">
            <text:p>0.00E+000</text:p>
          </table:table-cell>
          <table:table-cell office:value-type="float" office:value="4.062">
            <text:p>4.06E+000</text:p>
          </table:table-cell>
          <table:table-cell office:value-type="float" office:value="0.3125">
            <text:p>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879]+[.$G$2]" office:value-type="float" office:value="0.0000219249986985318">
            <text:p>0.000021925</text:p>
          </table:table-cell>
          <table:table-cell table:formula="of:=[.B880]" office:value-type="float" office:value="0">
            <text:p>0.00E+000</text:p>
          </table:table-cell>
          <table:table-cell table:formula="of:=[.C880]+5" office:value-type="float" office:value="9.062">
            <text:p>9.062</text:p>
          </table:table-cell>
          <table:table-cell table:formula="of:=[.D880]+10" office:value-type="float" office:value="10.3125">
            <text:p>10.3125</text:p>
          </table:table-cell>
          <table:table-cell table:formula="of:=[.E880]+15" office:value-type="float" office:value="15">
            <text:p>15</text:p>
          </table:table-cell>
        </table:table-row>
        <table:table-row table:style-name="ro2">
          <table:table-cell office:value-type="float" office:value="878">
            <text:p>878</text:p>
          </table:table-cell>
          <table:table-cell office:value-type="float" office:value="-0.625">
            <text:p>-6.25E-001</text:p>
          </table:table-cell>
          <table:table-cell office:value-type="float" office:value="3.437">
            <text:p>3.44E+000</text:p>
          </table:table-cell>
          <table:table-cell office:value-type="float" office:value="0.3125">
            <text:p>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80]+[.$G$2]" office:value-type="float" office:value="0.0000219499986970478">
            <text:p>0.00002195</text:p>
          </table:table-cell>
          <table:table-cell table:formula="of:=[.B881]" office:value-type="float" office:value="-0.625">
            <text:p>-6.25E-001</text:p>
          </table:table-cell>
          <table:table-cell table:formula="of:=[.C881]+5" office:value-type="float" office:value="8.437">
            <text:p>8.437</text:p>
          </table:table-cell>
          <table:table-cell table:formula="of:=[.D881]+10" office:value-type="float" office:value="10.3125">
            <text:p>10.3125</text:p>
          </table:table-cell>
          <table:table-cell table:formula="of:=[.E881]+15" office:value-type="float" office:value="15.4687">
            <text:p>15.4687</text:p>
          </table:table-cell>
        </table:table-row>
        <table:table-row table:style-name="ro2">
          <table:table-cell office:value-type="float" office:value="879">
            <text:p>879</text:p>
          </table:table-cell>
          <table:table-cell office:value-type="float" office:value="3.906">
            <text:p>3.91E+000</text:p>
          </table:table-cell>
          <table:table-cell office:value-type="float" office:value="4.218">
            <text:p>4.22E+000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881]+[.$G$2]" office:value-type="float" office:value="0.0000219749986955638">
            <text:p>0.000021975</text:p>
          </table:table-cell>
          <table:table-cell table:formula="of:=[.B882]" office:value-type="float" office:value="3.906">
            <text:p>3.91E+000</text:p>
          </table:table-cell>
          <table:table-cell table:formula="of:=[.C882]+5" office:value-type="float" office:value="9.218">
            <text:p>9.218</text:p>
          </table:table-cell>
          <table:table-cell table:formula="of:=[.D882]+10" office:value-type="float" office:value="9.6875">
            <text:p>9.6875</text:p>
          </table:table-cell>
          <table:table-cell table:formula="of:=[.E882]+15" office:value-type="float" office:value="15">
            <text:p>15</text:p>
          </table:table-cell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3.75">
            <text:p>3.75E+000</text:p>
          </table:table-cell>
          <table:table-cell office:value-type="float" office:value="4.218">
            <text:p>4.22E+000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882]+[.$G$2]" office:value-type="float" office:value="0.0000219999986940798">
            <text:p>0.000022</text:p>
          </table:table-cell>
          <table:table-cell table:formula="of:=[.B883]" office:value-type="float" office:value="3.75">
            <text:p>3.75E+000</text:p>
          </table:table-cell>
          <table:table-cell table:formula="of:=[.C883]+5" office:value-type="float" office:value="9.218">
            <text:p>9.218</text:p>
          </table:table-cell>
          <table:table-cell table:formula="of:=[.D883]+10" office:value-type="float" office:value="10.1562">
            <text:p>10.1562</text:p>
          </table:table-cell>
          <table:table-cell table:formula="of:=[.E883]+15" office:value-type="float" office:value="15.3125">
            <text:p>15.3125</text:p>
          </table:table-cell>
        </table:table-row>
        <table:table-row table:style-name="ro2">
          <table:table-cell office:value-type="float" office:value="881">
            <text:p>881</text:p>
          </table:table-cell>
          <table:table-cell office:value-type="float" office:value="2.812">
            <text:p>2.81E+000</text:p>
          </table:table-cell>
          <table:table-cell office:value-type="float" office:value="3.281">
            <text:p>3.28E+000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883]+[.$G$2]" office:value-type="float" office:value="0.0000220249986925958">
            <text:p>0.000022025</text:p>
          </table:table-cell>
          <table:table-cell table:formula="of:=[.B884]" office:value-type="float" office:value="2.812">
            <text:p>2.81E+000</text:p>
          </table:table-cell>
          <table:table-cell table:formula="of:=[.C884]+5" office:value-type="float" office:value="8.281">
            <text:p>8.281</text:p>
          </table:table-cell>
          <table:table-cell table:formula="of:=[.D884]+10" office:value-type="float" office:value="9.6875">
            <text:p>9.6875</text:p>
          </table:table-cell>
          <table:table-cell table:formula="of:=[.E884]+15" office:value-type="float" office:value="15">
            <text:p>15</text:p>
          </table:table-cell>
        </table:table-row>
        <table:table-row table:style-name="ro2">
          <table:table-cell office:value-type="float" office:value="882">
            <text:p>882</text:p>
          </table:table-cell>
          <table:table-cell office:value-type="float" office:value="3.437">
            <text:p>3.44E+000</text:p>
          </table:table-cell>
          <table:table-cell office:value-type="float" office:value="4.062">
            <text:p>4.06E+000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884]+[.$G$2]" office:value-type="float" office:value="0.0000220499986911118">
            <text:p>0.00002205</text:p>
          </table:table-cell>
          <table:table-cell table:formula="of:=[.B885]" office:value-type="float" office:value="3.437">
            <text:p>3.44E+000</text:p>
          </table:table-cell>
          <table:table-cell table:formula="of:=[.C885]+5" office:value-type="float" office:value="9.062">
            <text:p>9.062</text:p>
          </table:table-cell>
          <table:table-cell table:formula="of:=[.D885]+10" office:value-type="float" office:value="10.1562">
            <text:p>10.1562</text:p>
          </table:table-cell>
          <table:table-cell table:formula="of:=[.E885]+15" office:value-type="float" office:value="15.3125">
            <text:p>15.3125</text:p>
          </table:table-cell>
        </table:table-row>
        <table:table-row table:style-name="ro2">
          <table:table-cell office:value-type="float" office:value="883">
            <text:p>883</text:p>
          </table:table-cell>
          <table:table-cell office:value-type="float" office:value="2.812">
            <text:p>2.81E+000</text:p>
          </table:table-cell>
          <table:table-cell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885]+[.$G$2]" office:value-type="float" office:value="0.0000220749986896278">
            <text:p>0.000022075</text:p>
          </table:table-cell>
          <table:table-cell table:formula="of:=[.B886]" office:value-type="float" office:value="2.812">
            <text:p>2.81E+000</text:p>
          </table:table-cell>
          <table:table-cell table:formula="of:=[.C886]+5" office:value-type="float" office:value="8.437">
            <text:p>8.437</text:p>
          </table:table-cell>
          <table:table-cell table:formula="of:=[.D886]+10" office:value-type="float" office:value="9.6875">
            <text:p>9.6875</text:p>
          </table:table-cell>
          <table:table-cell table:formula="of:=[.E886]+15" office:value-type="float" office:value="15.1562">
            <text:p>15.1562</text:p>
          </table:table-cell>
        </table:table-row>
        <table:table-row table:style-name="ro2">
          <table:table-cell office:value-type="float" office:value="884">
            <text:p>884</text:p>
          </table:table-cell>
          <table:table-cell office:value-type="float" office:value="3.281">
            <text:p>3.28E+000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86]+[.$G$2]" office:value-type="float" office:value="0.0000220999986881438">
            <text:p>0.0000221</text:p>
          </table:table-cell>
          <table:table-cell table:formula="of:=[.B887]" office:value-type="float" office:value="3.281">
            <text:p>3.28E+000</text:p>
          </table:table-cell>
          <table:table-cell table:formula="of:=[.C887]+5" office:value-type="float" office:value="8.593">
            <text:p>8.593</text:p>
          </table:table-cell>
          <table:table-cell table:formula="of:=[.D887]+10" office:value-type="float" office:value="10.3125">
            <text:p>10.3125</text:p>
          </table:table-cell>
          <table:table-cell table:formula="of:=[.E887]+15" office:value-type="float" office:value="15.4687">
            <text:p>15.4687</text:p>
          </table:table-cell>
        </table:table-row>
        <table:table-row table:style-name="ro2">
          <table:table-cell office:value-type="float" office:value="885">
            <text:p>885</text:p>
          </table:table-cell>
          <table:table-cell office:value-type="float" office:value="2.812">
            <text:p>2.81E+000</text:p>
          </table:table-cell>
          <table:table-cell office:value-type="float" office:value="4.218">
            <text:p>4.22E+000</text:p>
          </table:table-cell>
          <table:table-cell office:value-type="float" office:value="-0.4687">
            <text:p>-4.69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887]+[.$G$2]" office:value-type="float" office:value="0.0000221249986866598">
            <text:p>0.000022125</text:p>
          </table:table-cell>
          <table:table-cell table:formula="of:=[.B888]" office:value-type="float" office:value="2.812">
            <text:p>2.81E+000</text:p>
          </table:table-cell>
          <table:table-cell table:formula="of:=[.C888]+5" office:value-type="float" office:value="9.218">
            <text:p>9.218</text:p>
          </table:table-cell>
          <table:table-cell table:formula="of:=[.D888]+10" office:value-type="float" office:value="9.5313">
            <text:p>9.5313</text:p>
          </table:table-cell>
          <table:table-cell table:formula="of:=[.E888]+15" office:value-type="float" office:value="15">
            <text:p>15</text:p>
          </table:table-cell>
        </table:table-row>
        <table:table-row table:style-name="ro2">
          <table:table-cell office:value-type="float" office:value="886">
            <text:p>886</text:p>
          </table:table-cell>
          <table:table-cell office:value-type="float" office:value="2.031">
            <text:p>2.03E+000</text:p>
          </table:table-cell>
          <table:table-cell office:value-type="float" office:value="4.218">
            <text:p>4.22E+000</text:p>
          </table:table-cell>
          <table:table-cell office:value-type="float" office:value="-0.4687">
            <text:p>-4.69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888]+[.$G$2]" office:value-type="float" office:value="0.0000221499986851758">
            <text:p>0.00002215</text:p>
          </table:table-cell>
          <table:table-cell table:formula="of:=[.B889]" office:value-type="float" office:value="2.031">
            <text:p>2.03E+000</text:p>
          </table:table-cell>
          <table:table-cell table:formula="of:=[.C889]+5" office:value-type="float" office:value="9.218">
            <text:p>9.218</text:p>
          </table:table-cell>
          <table:table-cell table:formula="of:=[.D889]+10" office:value-type="float" office:value="9.5313">
            <text:p>9.5313</text:p>
          </table:table-cell>
          <table:table-cell table:formula="of:=[.E889]+15" office:value-type="float" office:value="15">
            <text:p>15</text:p>
          </table:table-cell>
        </table:table-row>
        <table:table-row table:style-name="ro2">
          <table:table-cell office:value-type="float" office:value="887">
            <text:p>887</text:p>
          </table:table-cell>
          <table:table-cell office:value-type="float" office:value="-1.25">
            <text:p>-1.25E+000</text:p>
          </table:table-cell>
          <table:table-cell office:value-type="float" office:value="3.281">
            <text:p>3.28E+000</text:p>
          </table:table-cell>
          <table:table-cell office:value-type="float" office:value="0.3125">
            <text:p>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89]+[.$G$2]" office:value-type="float" office:value="0.0000221749986836918">
            <text:p>0.000022175</text:p>
          </table:table-cell>
          <table:table-cell table:formula="of:=[.B890]" office:value-type="float" office:value="-1.25">
            <text:p>-1.25E+000</text:p>
          </table:table-cell>
          <table:table-cell table:formula="of:=[.C890]+5" office:value-type="float" office:value="8.281">
            <text:p>8.281</text:p>
          </table:table-cell>
          <table:table-cell table:formula="of:=[.D890]+10" office:value-type="float" office:value="10.3125">
            <text:p>10.3125</text:p>
          </table:table-cell>
          <table:table-cell table:formula="of:=[.E890]+15" office:value-type="float" office:value="15.4687">
            <text:p>15.4687</text:p>
          </table:table-cell>
        </table:table-row>
        <table:table-row table:style-name="ro2">
          <table:table-cell office:value-type="float" office:value="888">
            <text:p>888</text:p>
          </table:table-cell>
          <table:table-cell office:value-type="float" office:value="-0.625">
            <text:p>-6.25E-001</text:p>
          </table:table-cell>
          <table:table-cell office:value-type="float" office:value="3.593">
            <text:p>3.59E+000</text:p>
          </table:table-cell>
          <table:table-cell table:number-columns-repeated="2" office:value-type="float" office:value="0.1562">
            <text:p>1.56E-001</text:p>
          </table:table-cell>
          <table:table-cell table:number-columns-repeated="3"/>
          <table:table-cell table:formula="of:=[.I890]+[.$G$2]" office:value-type="float" office:value="0.0000221999986822078">
            <text:p>0.0000222</text:p>
          </table:table-cell>
          <table:table-cell table:formula="of:=[.B891]" office:value-type="float" office:value="-0.625">
            <text:p>-6.25E-001</text:p>
          </table:table-cell>
          <table:table-cell table:formula="of:=[.C891]+5" office:value-type="float" office:value="8.593">
            <text:p>8.593</text:p>
          </table:table-cell>
          <table:table-cell table:formula="of:=[.D891]+10" office:value-type="float" office:value="10.1562">
            <text:p>10.1562</text:p>
          </table:table-cell>
          <table:table-cell table:formula="of:=[.E891]+15" office:value-type="float" office:value="15.1562">
            <text:p>15.1562</text:p>
          </table:table-cell>
        </table:table-row>
        <table:table-row table:style-name="ro2">
          <table:table-cell office:value-type="float" office:value="889">
            <text:p>889</text:p>
          </table:table-cell>
          <table:table-cell office:value-type="float" office:value="0">
            <text:p>0.00E+000</text:p>
          </table:table-cell>
          <table:table-cell office:value-type="float" office:value="4.062">
            <text:p>4.06E+000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91]+[.$G$2]" office:value-type="float" office:value="0.0000222249986807238">
            <text:p>0.000022225</text:p>
          </table:table-cell>
          <table:table-cell table:formula="of:=[.B892]" office:value-type="float" office:value="0">
            <text:p>0.00E+000</text:p>
          </table:table-cell>
          <table:table-cell table:formula="of:=[.C892]+5" office:value-type="float" office:value="9.062">
            <text:p>9.062</text:p>
          </table:table-cell>
          <table:table-cell table:formula="of:=[.D892]+10" office:value-type="float" office:value="9.6875">
            <text:p>9.6875</text:p>
          </table:table-cell>
          <table:table-cell table:formula="of:=[.E892]+15" office:value-type="float" office:value="15.4687">
            <text:p>15.4687</text:p>
          </table:table-cell>
        </table:table-row>
        <table:table-row table:style-name="ro2">
          <table:table-cell office:value-type="float" office:value="890">
            <text:p>890</text:p>
          </table:table-cell>
          <table:table-cell office:value-type="float" office:value="0">
            <text:p>0.00E+000</text:p>
          </table:table-cell>
          <table:table-cell office:value-type="float" office:value="3.593">
            <text:p>3.59E+000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92]+[.$G$2]" office:value-type="float" office:value="0.0000222499986792398">
            <text:p>0.00002225</text:p>
          </table:table-cell>
          <table:table-cell table:formula="of:=[.B893]" office:value-type="float" office:value="0">
            <text:p>0.00E+000</text:p>
          </table:table-cell>
          <table:table-cell table:formula="of:=[.C893]+5" office:value-type="float" office:value="8.593">
            <text:p>8.593</text:p>
          </table:table-cell>
          <table:table-cell table:formula="of:=[.D893]+10" office:value-type="float" office:value="9.6875">
            <text:p>9.6875</text:p>
          </table:table-cell>
          <table:table-cell table:formula="of:=[.E893]+15" office:value-type="float" office:value="15.4687">
            <text:p>15.4687</text:p>
          </table:table-cell>
        </table:table-row>
        <table:table-row table:style-name="ro2">
          <table:table-cell office:value-type="float" office:value="891">
            <text:p>891</text:p>
          </table:table-cell>
          <table:table-cell office:value-type="float" office:value="-0.4687">
            <text:p>-4.69E-001</text:p>
          </table:table-cell>
          <table:table-cell office:value-type="float" office:value="4.062">
            <text:p>4.06E+000</text:p>
          </table:table-cell>
          <table:table-cell office:value-type="float" office:value="0.3125">
            <text:p>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893]+[.$G$2]" office:value-type="float" office:value="0.0000222749986777558">
            <text:p>0.000022275</text:p>
          </table:table-cell>
          <table:table-cell table:formula="of:=[.B894]" office:value-type="float" office:value="-0.4687">
            <text:p>-4.69E-001</text:p>
          </table:table-cell>
          <table:table-cell table:formula="of:=[.C894]+5" office:value-type="float" office:value="9.062">
            <text:p>9.062</text:p>
          </table:table-cell>
          <table:table-cell table:formula="of:=[.D894]+10" office:value-type="float" office:value="10.3125">
            <text:p>10.3125</text:p>
          </table:table-cell>
          <table:table-cell table:formula="of:=[.E894]+15" office:value-type="float" office:value="15">
            <text:p>15</text:p>
          </table:table-cell>
        </table:table-row>
        <table:table-row table:style-name="ro2">
          <table:table-cell office:value-type="float" office:value="892">
            <text:p>892</text:p>
          </table:table-cell>
          <table:table-cell office:value-type="float" office:value="-0.4687">
            <text:p>-4.69E-001</text:p>
          </table:table-cell>
          <table:table-cell office:value-type="float" office:value="3.281">
            <text:p>3.28E+000</text:p>
          </table:table-cell>
          <table:table-cell office:value-type="float" office:value="-0.3125">
            <text:p>-3.13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894]+[.$G$2]" office:value-type="float" office:value="0.0000222999986762718">
            <text:p>0.0000223</text:p>
          </table:table-cell>
          <table:table-cell table:formula="of:=[.B895]" office:value-type="float" office:value="-0.4687">
            <text:p>-4.69E-001</text:p>
          </table:table-cell>
          <table:table-cell table:formula="of:=[.C895]+5" office:value-type="float" office:value="8.281">
            <text:p>8.281</text:p>
          </table:table-cell>
          <table:table-cell table:formula="of:=[.D895]+10" office:value-type="float" office:value="9.6875">
            <text:p>9.6875</text:p>
          </table:table-cell>
          <table:table-cell table:formula="of:=[.E895]+15" office:value-type="float" office:value="15.3125">
            <text:p>15.3125</text:p>
          </table:table-cell>
        </table:table-row>
        <table:table-row table:style-name="ro2">
          <table:table-cell office:value-type="float" office:value="893">
            <text:p>893</text:p>
          </table:table-cell>
          <table:table-cell office:value-type="float" office:value="3.906">
            <text:p>3.91E+000</text:p>
          </table:table-cell>
          <table:table-cell office:value-type="float" office:value="4.375">
            <text:p>4.38E+000</text:p>
          </table:table-cell>
          <table:table-cell office:value-type="float" office:value="0.3125">
            <text:p>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895]+[.$G$2]" office:value-type="float" office:value="0.0000223249986747878">
            <text:p>0.000022325</text:p>
          </table:table-cell>
          <table:table-cell table:formula="of:=[.B896]" office:value-type="float" office:value="3.906">
            <text:p>3.91E+000</text:p>
          </table:table-cell>
          <table:table-cell table:formula="of:=[.C896]+5" office:value-type="float" office:value="9.375">
            <text:p>9.375</text:p>
          </table:table-cell>
          <table:table-cell table:formula="of:=[.D896]+10" office:value-type="float" office:value="10.3125">
            <text:p>10.3125</text:p>
          </table:table-cell>
          <table:table-cell table:formula="of:=[.E896]+15" office:value-type="float" office:value="15.1562">
            <text:p>15.1562</text:p>
          </table:table-cell>
        </table:table-row>
        <table:table-row table:style-name="ro2">
          <table:table-cell office:value-type="float" office:value="894">
            <text:p>894</text:p>
          </table:table-cell>
          <table:table-cell office:value-type="float" office:value="3.437">
            <text:p>3.44E+000</text:p>
          </table:table-cell>
          <table:table-cell office:value-type="float" office:value="4.062">
            <text:p>4.06E+000</text:p>
          </table:table-cell>
          <table:table-cell office:value-type="float" office:value="0.1562">
            <text:p>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96]+[.$G$2]" office:value-type="float" office:value="0.0000223499986733038">
            <text:p>0.00002235</text:p>
          </table:table-cell>
          <table:table-cell table:formula="of:=[.B897]" office:value-type="float" office:value="3.437">
            <text:p>3.44E+000</text:p>
          </table:table-cell>
          <table:table-cell table:formula="of:=[.C897]+5" office:value-type="float" office:value="9.062">
            <text:p>9.062</text:p>
          </table:table-cell>
          <table:table-cell table:formula="of:=[.D897]+10" office:value-type="float" office:value="10.1562">
            <text:p>10.1562</text:p>
          </table:table-cell>
          <table:table-cell table:formula="of:=[.E897]+15" office:value-type="float" office:value="15.4687">
            <text:p>15.4687</text:p>
          </table:table-cell>
        </table:table-row>
        <table:table-row table:style-name="ro2">
          <table:table-cell office:value-type="float" office:value="895">
            <text:p>895</text:p>
          </table:table-cell>
          <table:table-cell office:value-type="float" office:value="2.812">
            <text:p>2.81E+000</text:p>
          </table:table-cell>
          <table:table-cell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897]+[.$G$2]" office:value-type="float" office:value="0.0000223749986718198">
            <text:p>0.000022375</text:p>
          </table:table-cell>
          <table:table-cell table:formula="of:=[.B898]" office:value-type="float" office:value="2.812">
            <text:p>2.81E+000</text:p>
          </table:table-cell>
          <table:table-cell table:formula="of:=[.C898]+5" office:value-type="float" office:value="8.437">
            <text:p>8.437</text:p>
          </table:table-cell>
          <table:table-cell table:formula="of:=[.D898]+10" office:value-type="float" office:value="9.6875">
            <text:p>9.6875</text:p>
          </table:table-cell>
          <table:table-cell table:formula="of:=[.E898]+15" office:value-type="float" office:value="15">
            <text:p>15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2.812">
            <text:p>2.81E+000</text:p>
          </table:table-cell>
          <table:table-cell office:value-type="float" office:value="4.062">
            <text:p>4.06E+000</text:p>
          </table:table-cell>
          <table:table-cell office:value-type="float" office:value="0.1562">
            <text:p>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898]+[.$G$2]" office:value-type="float" office:value="0.0000223999986703358">
            <text:p>0.0000224</text:p>
          </table:table-cell>
          <table:table-cell table:formula="of:=[.B899]" office:value-type="float" office:value="2.812">
            <text:p>2.81E+000</text:p>
          </table:table-cell>
          <table:table-cell table:formula="of:=[.C899]+5" office:value-type="float" office:value="9.062">
            <text:p>9.062</text:p>
          </table:table-cell>
          <table:table-cell table:formula="of:=[.D899]+10" office:value-type="float" office:value="10.1562">
            <text:p>10.1562</text:p>
          </table:table-cell>
          <table:table-cell table:formula="of:=[.E899]+15" office:value-type="float" office:value="15.4687">
            <text:p>15.4687</text:p>
          </table:table-cell>
        </table:table-row>
        <table:table-row table:style-name="ro2">
          <table:table-cell office:value-type="float" office:value="897">
            <text:p>897</text:p>
          </table:table-cell>
          <table:table-cell table:number-columns-repeated="2"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899]+[.$G$2]" office:value-type="float" office:value="0.0000224249986688518">
            <text:p>0.000022425</text:p>
          </table:table-cell>
          <table:table-cell table:formula="of:=[.B900]" office:value-type="float" office:value="3.437">
            <text:p>3.44E+000</text:p>
          </table:table-cell>
          <table:table-cell table:formula="of:=[.C900]+5" office:value-type="float" office:value="8.437">
            <text:p>8.437</text:p>
          </table:table-cell>
          <table:table-cell table:formula="of:=[.D900]+10" office:value-type="float" office:value="9.6875">
            <text:p>9.6875</text:p>
          </table:table-cell>
          <table:table-cell table:formula="of:=[.E900]+15" office:value-type="float" office:value="15">
            <text:p>15</text:p>
          </table:table-cell>
        </table:table-row>
        <table:table-row table:style-name="ro2">
          <table:table-cell office:value-type="float" office:value="898">
            <text:p>898</text:p>
          </table:table-cell>
          <table:table-cell office:value-type="float" office:value="3.281">
            <text:p>3.28E+000</text:p>
          </table:table-cell>
          <table:table-cell office:value-type="float" office:value="4.218">
            <text:p>4.22E+000</text:p>
          </table:table-cell>
          <table:table-cell office:value-type="float" office:value="-0.3125">
            <text:p>-3.13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900]+[.$G$2]" office:value-type="float" office:value="0.0000224499986673678">
            <text:p>0.00002245</text:p>
          </table:table-cell>
          <table:table-cell table:formula="of:=[.B901]" office:value-type="float" office:value="3.281">
            <text:p>3.28E+000</text:p>
          </table:table-cell>
          <table:table-cell table:formula="of:=[.C901]+5" office:value-type="float" office:value="9.218">
            <text:p>9.218</text:p>
          </table:table-cell>
          <table:table-cell table:formula="of:=[.D901]+10" office:value-type="float" office:value="9.6875">
            <text:p>9.6875</text:p>
          </table:table-cell>
          <table:table-cell table:formula="of:=[.E901]+15" office:value-type="float" office:value="15.3125">
            <text:p>15.3125</text:p>
          </table:table-cell>
        </table:table-row>
        <table:table-row table:style-name="ro2">
          <table:table-cell office:value-type="float" office:value="899">
            <text:p>899</text:p>
          </table:table-cell>
          <table:table-cell office:value-type="float" office:value="-1.25">
            <text:p>-1.25E+000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901]+[.$G$2]" office:value-type="float" office:value="0.0000224749986658838">
            <text:p>0.000022475</text:p>
          </table:table-cell>
          <table:table-cell table:formula="of:=[.B902]" office:value-type="float" office:value="-1.25">
            <text:p>-1.25E+000</text:p>
          </table:table-cell>
          <table:table-cell table:formula="of:=[.C902]+5" office:value-type="float" office:value="8.125">
            <text:p>8.125</text:p>
          </table:table-cell>
          <table:table-cell table:formula="of:=[.D902]+10" office:value-type="float" office:value="10.3125">
            <text:p>10.3125</text:p>
          </table:table-cell>
          <table:table-cell table:formula="of:=[.E902]+15" office:value-type="float" office:value="15">
            <text:p>15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0">
            <text:p>0.00E+000</text:p>
          </table:table-cell>
          <table:table-cell office:value-type="float" office:value="4.218">
            <text:p>4.22E+000</text:p>
          </table:table-cell>
          <table:table-cell office:value-type="float" office:value="0.1562">
            <text:p>1.56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902]+[.$G$2]" office:value-type="float" office:value="0.0000224999986643998">
            <text:p>0.0000225</text:p>
          </table:table-cell>
          <table:table-cell table:formula="of:=[.B903]" office:value-type="float" office:value="0">
            <text:p>0.00E+000</text:p>
          </table:table-cell>
          <table:table-cell table:formula="of:=[.C903]+5" office:value-type="float" office:value="9.218">
            <text:p>9.218</text:p>
          </table:table-cell>
          <table:table-cell table:formula="of:=[.D903]+10" office:value-type="float" office:value="10.1562">
            <text:p>10.1562</text:p>
          </table:table-cell>
          <table:table-cell table:formula="of:=[.E903]+15" office:value-type="float" office:value="15">
            <text:p>15</text:p>
          </table:table-cell>
        </table:table-row>
        <table:table-row table:style-name="ro2">
          <table:table-cell office:value-type="float" office:value="901">
            <text:p>901</text:p>
          </table:table-cell>
          <table:table-cell office:value-type="float" office:value="-0.7812">
            <text:p>-7.81E-001</text:p>
          </table:table-cell>
          <table:table-cell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903]+[.$G$2]" office:value-type="float" office:value="0.0000225249986629158">
            <text:p>0.000022525</text:p>
          </table:table-cell>
          <table:table-cell table:formula="of:=[.B904]" office:value-type="float" office:value="-0.7812">
            <text:p>-7.81E-001</text:p>
          </table:table-cell>
          <table:table-cell table:formula="of:=[.C904]+5" office:value-type="float" office:value="8.437">
            <text:p>8.437</text:p>
          </table:table-cell>
          <table:table-cell table:formula="of:=[.D904]+10" office:value-type="float" office:value="9.6875">
            <text:p>9.6875</text:p>
          </table:table-cell>
          <table:table-cell table:formula="of:=[.E904]+15" office:value-type="float" office:value="15.4687">
            <text:p>15.4687</text:p>
          </table:table-cell>
        </table:table-row>
        <table:table-row table:style-name="ro2">
          <table:table-cell office:value-type="float" office:value="902">
            <text:p>902</text:p>
          </table:table-cell>
          <table:table-cell office:value-type="float" office:value="0">
            <text:p>0.00E+000</text:p>
          </table:table-cell>
          <table:table-cell office:value-type="float" office:value="3.593">
            <text:p>3.59E+000</text:p>
          </table:table-cell>
          <table:table-cell table:number-columns-repeated="2" office:value-type="float" office:value="0.1562">
            <text:p>1.56E-001</text:p>
          </table:table-cell>
          <table:table-cell table:number-columns-repeated="3"/>
          <table:table-cell table:formula="of:=[.I904]+[.$G$2]" office:value-type="float" office:value="0.0000225499986614318">
            <text:p>0.00002255</text:p>
          </table:table-cell>
          <table:table-cell table:formula="of:=[.B905]" office:value-type="float" office:value="0">
            <text:p>0.00E+000</text:p>
          </table:table-cell>
          <table:table-cell table:formula="of:=[.C905]+5" office:value-type="float" office:value="8.593">
            <text:p>8.593</text:p>
          </table:table-cell>
          <table:table-cell table:formula="of:=[.D905]+10" office:value-type="float" office:value="10.1562">
            <text:p>10.1562</text:p>
          </table:table-cell>
          <table:table-cell table:formula="of:=[.E905]+15" office:value-type="float" office:value="15.1562">
            <text:p>15.1562</text:p>
          </table:table-cell>
        </table:table-row>
        <table:table-row table:style-name="ro2">
          <table:table-cell office:value-type="float" office:value="903">
            <text:p>903</text:p>
          </table:table-cell>
          <table:table-cell office:value-type="float" office:value="-0.625">
            <text:p>-6.25E-001</text:p>
          </table:table-cell>
          <table:table-cell office:value-type="float" office:value="4.062">
            <text:p>4.06E+000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905]+[.$G$2]" office:value-type="float" office:value="0.0000225749986599478">
            <text:p>0.000022575</text:p>
          </table:table-cell>
          <table:table-cell table:formula="of:=[.B906]" office:value-type="float" office:value="-0.625">
            <text:p>-6.25E-001</text:p>
          </table:table-cell>
          <table:table-cell table:formula="of:=[.C906]+5" office:value-type="float" office:value="9.062">
            <text:p>9.062</text:p>
          </table:table-cell>
          <table:table-cell table:formula="of:=[.D906]+10" office:value-type="float" office:value="9.6875">
            <text:p>9.6875</text:p>
          </table:table-cell>
          <table:table-cell table:formula="of:=[.E906]+15" office:value-type="float" office:value="15.4687">
            <text:p>15.4687</text:p>
          </table:table-cell>
        </table:table-row>
        <table:table-row table:style-name="ro2">
          <table:table-cell office:value-type="float" office:value="904">
            <text:p>904</text:p>
          </table:table-cell>
          <table:table-cell office:value-type="float" office:value="-0.4687">
            <text:p>-4.69E-001</text:p>
          </table:table-cell>
          <table:table-cell office:value-type="float" office:value="4.062">
            <text:p>4.06E+000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906]+[.$G$2]" office:value-type="float" office:value="0.0000225999986584638">
            <text:p>0.0000226</text:p>
          </table:table-cell>
          <table:table-cell table:formula="of:=[.B907]" office:value-type="float" office:value="-0.4687">
            <text:p>-4.69E-001</text:p>
          </table:table-cell>
          <table:table-cell table:formula="of:=[.C907]+5" office:value-type="float" office:value="9.062">
            <text:p>9.062</text:p>
          </table:table-cell>
          <table:table-cell table:formula="of:=[.D907]+10" office:value-type="float" office:value="9.6875">
            <text:p>9.6875</text:p>
          </table:table-cell>
          <table:table-cell table:formula="of:=[.E907]+15" office:value-type="float" office:value="15.4687">
            <text:p>15.4687</text:p>
          </table:table-cell>
        </table:table-row>
        <table:table-row table:style-name="ro2">
          <table:table-cell office:value-type="float" office:value="905">
            <text:p>905</text:p>
          </table:table-cell>
          <table:table-cell office:value-type="float" office:value="0.1562">
            <text:p>1.56E-001</text:p>
          </table:table-cell>
          <table:table-cell office:value-type="float" office:value="3.437">
            <text:p>3.44E+000</text:p>
          </table:table-cell>
          <table:table-cell office:value-type="float" office:value="0.3125">
            <text:p>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907]+[.$G$2]" office:value-type="float" office:value="0.0000226249986569798">
            <text:p>0.000022625</text:p>
          </table:table-cell>
          <table:table-cell table:formula="of:=[.B908]" office:value-type="float" office:value="0.1562">
            <text:p>1.56E-001</text:p>
          </table:table-cell>
          <table:table-cell table:formula="of:=[.C908]+5" office:value-type="float" office:value="8.437">
            <text:p>8.437</text:p>
          </table:table-cell>
          <table:table-cell table:formula="of:=[.D908]+10" office:value-type="float" office:value="10.3125">
            <text:p>10.3125</text:p>
          </table:table-cell>
          <table:table-cell table:formula="of:=[.E908]+15" office:value-type="float" office:value="15.1562">
            <text:p>15.1562</text:p>
          </table:table-cell>
        </table:table-row>
        <table:table-row table:style-name="ro2">
          <table:table-cell office:value-type="float" office:value="906">
            <text:p>906</text:p>
          </table:table-cell>
          <table:table-cell office:value-type="float" office:value="0.9375">
            <text:p>9.38E-001</text:p>
          </table:table-cell>
          <table:table-cell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908]+[.$G$2]" office:value-type="float" office:value="0.0000226499986554958">
            <text:p>0.00002265</text:p>
          </table:table-cell>
          <table:table-cell table:formula="of:=[.B909]" office:value-type="float" office:value="0.9375">
            <text:p>9.38E-001</text:p>
          </table:table-cell>
          <table:table-cell table:formula="of:=[.C909]+5" office:value-type="float" office:value="8.437">
            <text:p>8.437</text:p>
          </table:table-cell>
          <table:table-cell table:formula="of:=[.D909]+10" office:value-type="float" office:value="9.6875">
            <text:p>9.6875</text:p>
          </table:table-cell>
          <table:table-cell table:formula="of:=[.E909]+15" office:value-type="float" office:value="15">
            <text:p>15</text:p>
          </table:table-cell>
        </table:table-row>
        <table:table-row table:style-name="ro2">
          <table:table-cell office:value-type="float" office:value="907">
            <text:p>907</text:p>
          </table:table-cell>
          <table:table-cell office:value-type="float" office:value="3.906">
            <text:p>3.91E+000</text:p>
          </table:table-cell>
          <table:table-cell office:value-type="float" office:value="4.218">
            <text:p>4.22E+000</text:p>
          </table:table-cell>
          <table:table-cell office:value-type="float" office:value="0.3125">
            <text:p>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909]+[.$G$2]" office:value-type="float" office:value="0.0000226749986540118">
            <text:p>0.000022675</text:p>
          </table:table-cell>
          <table:table-cell table:formula="of:=[.B910]" office:value-type="float" office:value="3.906">
            <text:p>3.91E+000</text:p>
          </table:table-cell>
          <table:table-cell table:formula="of:=[.C910]+5" office:value-type="float" office:value="9.218">
            <text:p>9.218</text:p>
          </table:table-cell>
          <table:table-cell table:formula="of:=[.D910]+10" office:value-type="float" office:value="10.3125">
            <text:p>10.3125</text:p>
          </table:table-cell>
          <table:table-cell table:formula="of:=[.E910]+15" office:value-type="float" office:value="15.4687">
            <text:p>15.4687</text:p>
          </table:table-cell>
        </table:table-row>
        <table:table-row table:style-name="ro2">
          <table:table-cell office:value-type="float" office:value="908">
            <text:p>908</text:p>
          </table:table-cell>
          <table:table-cell office:value-type="float" office:value="3.281">
            <text:p>3.28E+000</text:p>
          </table:table-cell>
          <table:table-cell office:value-type="float" office:value="4.062">
            <text:p>4.06E+000</text:p>
          </table:table-cell>
          <table:table-cell table:number-columns-repeated="2" office:value-type="float" office:value="0.3125">
            <text:p>3.13E-001</text:p>
          </table:table-cell>
          <table:table-cell table:number-columns-repeated="3"/>
          <table:table-cell table:formula="of:=[.I910]+[.$G$2]" office:value-type="float" office:value="0.0000226999986525278">
            <text:p>0.0000227</text:p>
          </table:table-cell>
          <table:table-cell table:formula="of:=[.B911]" office:value-type="float" office:value="3.281">
            <text:p>3.28E+000</text:p>
          </table:table-cell>
          <table:table-cell table:formula="of:=[.C911]+5" office:value-type="float" office:value="9.062">
            <text:p>9.062</text:p>
          </table:table-cell>
          <table:table-cell table:formula="of:=[.D911]+10" office:value-type="float" office:value="10.3125">
            <text:p>10.3125</text:p>
          </table:table-cell>
          <table:table-cell table:formula="of:=[.E911]+15" office:value-type="float" office:value="15.3125">
            <text:p>15.3125</text:p>
          </table:table-cell>
        </table:table-row>
        <table:table-row table:style-name="ro2">
          <table:table-cell office:value-type="float" office:value="909">
            <text:p>909</text:p>
          </table:table-cell>
          <table:table-cell office:value-type="float" office:value="2.812">
            <text:p>2.81E+000</text:p>
          </table:table-cell>
          <table:table-cell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911]+[.$G$2]" office:value-type="float" office:value="0.0000227249986510438">
            <text:p>0.000022725</text:p>
          </table:table-cell>
          <table:table-cell table:formula="of:=[.B912]" office:value-type="float" office:value="2.812">
            <text:p>2.81E+000</text:p>
          </table:table-cell>
          <table:table-cell table:formula="of:=[.C912]+5" office:value-type="float" office:value="8.437">
            <text:p>8.437</text:p>
          </table:table-cell>
          <table:table-cell table:formula="of:=[.D912]+10" office:value-type="float" office:value="9.6875">
            <text:p>9.6875</text:p>
          </table:table-cell>
          <table:table-cell table:formula="of:=[.E912]+15" office:value-type="float" office:value="15">
            <text:p>15</text:p>
          </table:table-cell>
        </table:table-row>
        <table:table-row table:style-name="ro2">
          <table:table-cell office:value-type="float" office:value="910">
            <text:p>910</text:p>
          </table:table-cell>
          <table:table-cell office:value-type="float" office:value="2.812">
            <text:p>2.81E+000</text:p>
          </table:table-cell>
          <table:table-cell office:value-type="float" office:value="4.062">
            <text:p>4.06E+000</text:p>
          </table:table-cell>
          <table:table-cell office:value-type="float" office:value="0.4687">
            <text:p>4.69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912]+[.$G$2]" office:value-type="float" office:value="0.0000227499986495598">
            <text:p>0.00002275</text:p>
          </table:table-cell>
          <table:table-cell table:formula="of:=[.B913]" office:value-type="float" office:value="2.812">
            <text:p>2.81E+000</text:p>
          </table:table-cell>
          <table:table-cell table:formula="of:=[.C913]+5" office:value-type="float" office:value="9.062">
            <text:p>9.062</text:p>
          </table:table-cell>
          <table:table-cell table:formula="of:=[.D913]+10" office:value-type="float" office:value="10.4687">
            <text:p>10.4687</text:p>
          </table:table-cell>
          <table:table-cell table:formula="of:=[.E913]+15" office:value-type="float" office:value="15.3125">
            <text:p>15.3125</text:p>
          </table:table-cell>
        </table:table-row>
        <table:table-row table:style-name="ro2">
          <table:table-cell office:value-type="float" office:value="911">
            <text:p>911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913]+[.$G$2]" office:value-type="float" office:value="0.0000227749986480758">
            <text:p>0.000022775</text:p>
          </table:table-cell>
          <table:table-cell table:formula="of:=[.B914]" office:value-type="float" office:value="3.437">
            <text:p>3.44E+000</text:p>
          </table:table-cell>
          <table:table-cell table:formula="of:=[.C914]+5" office:value-type="float" office:value="8.593">
            <text:p>8.593</text:p>
          </table:table-cell>
          <table:table-cell table:formula="of:=[.D914]+10" office:value-type="float" office:value="9.6875">
            <text:p>9.6875</text:p>
          </table:table-cell>
          <table:table-cell table:formula="of:=[.E914]+15" office:value-type="float" office:value="15.1562">
            <text:p>15.1562</text:p>
          </table:table-cell>
        </table:table-row>
        <table:table-row table:style-name="ro2">
          <table:table-cell office:value-type="float" office:value="912">
            <text:p>912</text:p>
          </table:table-cell>
          <table:table-cell office:value-type="float" office:value="3.281">
            <text:p>3.28E+000</text:p>
          </table:table-cell>
          <table:table-cell office:value-type="float" office:value="4.218">
            <text:p>4.22E+000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914]+[.$G$2]" office:value-type="float" office:value="0.0000227999986465918">
            <text:p>0.0000228</text:p>
          </table:table-cell>
          <table:table-cell table:formula="of:=[.B915]" office:value-type="float" office:value="3.281">
            <text:p>3.28E+000</text:p>
          </table:table-cell>
          <table:table-cell table:formula="of:=[.C915]+5" office:value-type="float" office:value="9.218">
            <text:p>9.218</text:p>
          </table:table-cell>
          <table:table-cell table:formula="of:=[.D915]+10" office:value-type="float" office:value="10.1562">
            <text:p>10.1562</text:p>
          </table:table-cell>
          <table:table-cell table:formula="of:=[.E915]+15" office:value-type="float" office:value="15.3125">
            <text:p>15.3125</text:p>
          </table:table-cell>
        </table:table-row>
        <table:table-row table:style-name="ro2">
          <table:table-cell office:value-type="float" office:value="913">
            <text:p>913</text:p>
          </table:table-cell>
          <table:table-cell office:value-type="float" office:value="-1.25">
            <text:p>-1.25E+000</text:p>
          </table:table-cell>
          <table:table-cell office:value-type="float" office:value="3.437">
            <text:p>3.44E+000</text:p>
          </table:table-cell>
          <table:table-cell office:value-type="float" office:value="-0.4687">
            <text:p>-4.69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915]+[.$G$2]" office:value-type="float" office:value="0.0000228249986451078">
            <text:p>0.000022825</text:p>
          </table:table-cell>
          <table:table-cell table:formula="of:=[.B916]" office:value-type="float" office:value="-1.25">
            <text:p>-1.25E+000</text:p>
          </table:table-cell>
          <table:table-cell table:formula="of:=[.C916]+5" office:value-type="float" office:value="8.437">
            <text:p>8.437</text:p>
          </table:table-cell>
          <table:table-cell table:formula="of:=[.D916]+10" office:value-type="float" office:value="9.5313">
            <text:p>9.5313</text:p>
          </table:table-cell>
          <table:table-cell table:formula="of:=[.E916]+15" office:value-type="float" office:value="15">
            <text:p>15</text:p>
          </table:table-cell>
        </table:table-row>
        <table:table-row table:style-name="ro2">
          <table:table-cell office:value-type="float" office:value="914">
            <text:p>914</text:p>
          </table:table-cell>
          <table:table-cell office:value-type="float" office:value="0">
            <text:p>0.00E+000</text:p>
          </table:table-cell>
          <table:table-cell office:value-type="float" office:value="3.437">
            <text:p>3.44E+000</text:p>
          </table:table-cell>
          <table:table-cell office:value-type="float" office:value="0.3125">
            <text:p>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916]+[.$G$2]" office:value-type="float" office:value="0.0000228499986436238">
            <text:p>0.00002285</text:p>
          </table:table-cell>
          <table:table-cell table:formula="of:=[.B917]" office:value-type="float" office:value="0">
            <text:p>0.00E+000</text:p>
          </table:table-cell>
          <table:table-cell table:formula="of:=[.C917]+5" office:value-type="float" office:value="8.437">
            <text:p>8.437</text:p>
          </table:table-cell>
          <table:table-cell table:formula="of:=[.D917]+10" office:value-type="float" office:value="10.3125">
            <text:p>10.3125</text:p>
          </table:table-cell>
          <table:table-cell table:formula="of:=[.E917]+15" office:value-type="float" office:value="15.4687">
            <text:p>15.4687</text:p>
          </table:table-cell>
        </table:table-row>
        <table:table-row table:style-name="ro2">
          <table:table-cell office:value-type="float" office:value="915">
            <text:p>915</text:p>
          </table:table-cell>
          <table:table-cell office:value-type="float" office:value="-0.625">
            <text:p>-6.25E-001</text:p>
          </table:table-cell>
          <table:table-cell office:value-type="float" office:value="4.062">
            <text:p>4.06E+000</text:p>
          </table:table-cell>
          <table:table-cell office:value-type="float" office:value="-0.4687">
            <text:p>-4.69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917]+[.$G$2]" office:value-type="float" office:value="0.0000228749986421398">
            <text:p>0.000022875</text:p>
          </table:table-cell>
          <table:table-cell table:formula="of:=[.B918]" office:value-type="float" office:value="-0.625">
            <text:p>-6.25E-001</text:p>
          </table:table-cell>
          <table:table-cell table:formula="of:=[.C918]+5" office:value-type="float" office:value="9.062">
            <text:p>9.062</text:p>
          </table:table-cell>
          <table:table-cell table:formula="of:=[.D918]+10" office:value-type="float" office:value="9.5313">
            <text:p>9.5313</text:p>
          </table:table-cell>
          <table:table-cell table:formula="of:=[.E918]+15" office:value-type="float" office:value="15">
            <text:p>15</text:p>
          </table:table-cell>
        </table:table-row>
        <table:table-row table:style-name="ro2">
          <table:table-cell office:value-type="float" office:value="916">
            <text:p>916</text:p>
          </table:table-cell>
          <table:table-cell office:value-type="float" office:value="-0.625">
            <text:p>-6.25E-001</text:p>
          </table:table-cell>
          <table:table-cell office:value-type="float" office:value="3.593">
            <text:p>3.59E+000</text:p>
          </table:table-cell>
          <table:table-cell office:value-type="float" office:value="-0.3125">
            <text:p>-3.13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918]+[.$G$2]" office:value-type="float" office:value="0.0000228999986406558">
            <text:p>0.0000229</text:p>
          </table:table-cell>
          <table:table-cell table:formula="of:=[.B919]" office:value-type="float" office:value="-0.625">
            <text:p>-6.25E-001</text:p>
          </table:table-cell>
          <table:table-cell table:formula="of:=[.C919]+5" office:value-type="float" office:value="8.593">
            <text:p>8.593</text:p>
          </table:table-cell>
          <table:table-cell table:formula="of:=[.D919]+10" office:value-type="float" office:value="9.6875">
            <text:p>9.6875</text:p>
          </table:table-cell>
          <table:table-cell table:formula="of:=[.E919]+15" office:value-type="float" office:value="15.3125">
            <text:p>15.3125</text:p>
          </table:table-cell>
        </table:table-row>
        <table:table-row table:style-name="ro2">
          <table:table-cell office:value-type="float" office:value="917">
            <text:p>917</text:p>
          </table:table-cell>
          <table:table-cell office:value-type="float" office:value="0">
            <text:p>0.00E+000</text:p>
          </table:table-cell>
          <table:table-cell office:value-type="float" office:value="4.062">
            <text:p>4.06E+000</text:p>
          </table:table-cell>
          <table:table-cell office:value-type="float" office:value="0.1562">
            <text:p>1.56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919]+[.$G$2]" office:value-type="float" office:value="0.0000229249986391718">
            <text:p>0.000022925</text:p>
          </table:table-cell>
          <table:table-cell table:formula="of:=[.B920]" office:value-type="float" office:value="0">
            <text:p>0.00E+000</text:p>
          </table:table-cell>
          <table:table-cell table:formula="of:=[.C920]+5" office:value-type="float" office:value="9.062">
            <text:p>9.062</text:p>
          </table:table-cell>
          <table:table-cell table:formula="of:=[.D920]+10" office:value-type="float" office:value="10.1562">
            <text:p>10.1562</text:p>
          </table:table-cell>
          <table:table-cell table:formula="of:=[.E920]+15" office:value-type="float" office:value="15">
            <text:p>15</text:p>
          </table:table-cell>
        </table:table-row>
        <table:table-row table:style-name="ro2">
          <table:table-cell office:value-type="float" office:value="918">
            <text:p>918</text:p>
          </table:table-cell>
          <table:table-cell office:value-type="float" office:value="-0.625">
            <text:p>-6.25E-001</text:p>
          </table:table-cell>
          <table:table-cell office:value-type="float" office:value="3.281">
            <text:p>3.28E+000</text:p>
          </table:table-cell>
          <table:table-cell office:value-type="float" office:value="-0.1562">
            <text:p>-1.56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920]+[.$G$2]" office:value-type="float" office:value="0.0000229499986376878">
            <text:p>0.00002295</text:p>
          </table:table-cell>
          <table:table-cell table:formula="of:=[.B921]" office:value-type="float" office:value="-0.625">
            <text:p>-6.25E-001</text:p>
          </table:table-cell>
          <table:table-cell table:formula="of:=[.C921]+5" office:value-type="float" office:value="8.281">
            <text:p>8.281</text:p>
          </table:table-cell>
          <table:table-cell table:formula="of:=[.D921]+10" office:value-type="float" office:value="9.8438">
            <text:p>9.8438</text:p>
          </table:table-cell>
          <table:table-cell table:formula="of:=[.E921]+15" office:value-type="float" office:value="15.1562">
            <text:p>15.1562</text:p>
          </table:table-cell>
        </table:table-row>
        <table:table-row table:style-name="ro2">
          <table:table-cell office:value-type="float" office:value="919">
            <text:p>919</text:p>
          </table:table-cell>
          <table:table-cell office:value-type="float" office:value="3.906">
            <text:p>3.91E+000</text:p>
          </table:table-cell>
          <table:table-cell office:value-type="float" office:value="4.218">
            <text:p>4.22E+000</text:p>
          </table:table-cell>
          <table:table-cell office:value-type="float" office:value="0.4687">
            <text:p>4.69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921]+[.$G$2]" office:value-type="float" office:value="0.0000229749986362038">
            <text:p>0.000022975</text:p>
          </table:table-cell>
          <table:table-cell table:formula="of:=[.B922]" office:value-type="float" office:value="3.906">
            <text:p>3.91E+000</text:p>
          </table:table-cell>
          <table:table-cell table:formula="of:=[.C922]+5" office:value-type="float" office:value="9.218">
            <text:p>9.218</text:p>
          </table:table-cell>
          <table:table-cell table:formula="of:=[.D922]+10" office:value-type="float" office:value="10.4687">
            <text:p>10.4687</text:p>
          </table:table-cell>
          <table:table-cell table:formula="of:=[.E922]+15" office:value-type="float" office:value="15.3125">
            <text:p>15.3125</text:p>
          </table:table-cell>
        </table:table-row>
        <table:table-row table:style-name="ro2">
          <table:table-cell office:value-type="float" office:value="920">
            <text:p>920</text:p>
          </table:table-cell>
          <table:table-cell office:value-type="float" office:value="3.593">
            <text:p>3.59E+000</text:p>
          </table:table-cell>
          <table:table-cell office:value-type="float" office:value="3.437">
            <text:p>3.44E+000</text:p>
          </table:table-cell>
          <table:table-cell table:number-columns-repeated="2" office:value-type="float" office:value="0.3125">
            <text:p>3.13E-001</text:p>
          </table:table-cell>
          <table:table-cell table:number-columns-repeated="3"/>
          <table:table-cell table:formula="of:=[.I922]+[.$G$2]" office:value-type="float" office:value="0.0000229999986347198">
            <text:p>0.000023</text:p>
          </table:table-cell>
          <table:table-cell table:formula="of:=[.B923]" office:value-type="float" office:value="3.593">
            <text:p>3.59E+000</text:p>
          </table:table-cell>
          <table:table-cell table:formula="of:=[.C923]+5" office:value-type="float" office:value="8.437">
            <text:p>8.437</text:p>
          </table:table-cell>
          <table:table-cell table:formula="of:=[.D923]+10" office:value-type="float" office:value="10.3125">
            <text:p>10.3125</text:p>
          </table:table-cell>
          <table:table-cell table:formula="of:=[.E923]+15" office:value-type="float" office:value="15.3125">
            <text:p>15.3125</text:p>
          </table:table-cell>
        </table:table-row>
        <table:table-row table:style-name="ro2">
          <table:table-cell office:value-type="float" office:value="921">
            <text:p>921</text:p>
          </table:table-cell>
          <table:table-cell office:value-type="float" office:value="2.656">
            <text:p>2.66E+000</text:p>
          </table:table-cell>
          <table:table-cell office:value-type="float" office:value="4.062">
            <text:p>4.06E+000</text:p>
          </table:table-cell>
          <table:table-cell office:value-type="float" office:value="-0.1562">
            <text:p>-1.56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923]+[.$G$2]" office:value-type="float" office:value="0.0000230249986332358">
            <text:p>0.000023025</text:p>
          </table:table-cell>
          <table:table-cell table:formula="of:=[.B924]" office:value-type="float" office:value="2.656">
            <text:p>2.66E+000</text:p>
          </table:table-cell>
          <table:table-cell table:formula="of:=[.C924]+5" office:value-type="float" office:value="9.062">
            <text:p>9.062</text:p>
          </table:table-cell>
          <table:table-cell table:formula="of:=[.D924]+10" office:value-type="float" office:value="9.8438">
            <text:p>9.8438</text:p>
          </table:table-cell>
          <table:table-cell table:formula="of:=[.E924]+15" office:value-type="float" office:value="15.1562">
            <text:p>15.1562</text:p>
          </table:table-cell>
        </table:table-row>
        <table:table-row table:style-name="ro2">
          <table:table-cell office:value-type="float" office:value="922">
            <text:p>922</text:p>
          </table:table-cell>
          <table:table-cell office:value-type="float" office:value="3.281">
            <text:p>3.28E+000</text:p>
          </table:table-cell>
          <table:table-cell office:value-type="float" office:value="3.437">
            <text:p>3.44E+000</text:p>
          </table:table-cell>
          <table:table-cell office:value-type="float" office:value="-0.1562">
            <text:p>-1.56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924]+[.$G$2]" office:value-type="float" office:value="0.0000230499986317518">
            <text:p>0.00002305</text:p>
          </table:table-cell>
          <table:table-cell table:formula="of:=[.B925]" office:value-type="float" office:value="3.281">
            <text:p>3.28E+000</text:p>
          </table:table-cell>
          <table:table-cell table:formula="of:=[.C925]+5" office:value-type="float" office:value="8.437">
            <text:p>8.437</text:p>
          </table:table-cell>
          <table:table-cell table:formula="of:=[.D925]+10" office:value-type="float" office:value="9.8438">
            <text:p>9.8438</text:p>
          </table:table-cell>
          <table:table-cell table:formula="of:=[.E925]+15" office:value-type="float" office:value="15">
            <text:p>15</text:p>
          </table:table-cell>
        </table:table-row>
        <table:table-row table:style-name="ro2">
          <table:table-cell office:value-type="float" office:value="923">
            <text:p>923</text:p>
          </table:table-cell>
          <table:table-cell office:value-type="float" office:value="2.812">
            <text:p>2.81E+000</text:p>
          </table:table-cell>
          <table:table-cell office:value-type="float" office:value="4.062">
            <text:p>4.06E+000</text:p>
          </table:table-cell>
          <table:table-cell office:value-type="float" office:value="0.1562">
            <text:p>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925]+[.$G$2]" office:value-type="float" office:value="0.0000230749986302678">
            <text:p>0.000023075</text:p>
          </table:table-cell>
          <table:table-cell table:formula="of:=[.B926]" office:value-type="float" office:value="2.812">
            <text:p>2.81E+000</text:p>
          </table:table-cell>
          <table:table-cell table:formula="of:=[.C926]+5" office:value-type="float" office:value="9.062">
            <text:p>9.062</text:p>
          </table:table-cell>
          <table:table-cell table:formula="of:=[.D926]+10" office:value-type="float" office:value="10.1562">
            <text:p>10.1562</text:p>
          </table:table-cell>
          <table:table-cell table:formula="of:=[.E926]+15" office:value-type="float" office:value="15.4687">
            <text:p>15.4687</text:p>
          </table:table-cell>
        </table:table-row>
        <table:table-row table:style-name="ro2">
          <table:table-cell office:value-type="float" office:value="924">
            <text:p>924</text:p>
          </table:table-cell>
          <table:table-cell office:value-type="float" office:value="3.281">
            <text:p>3.28E+000</text:p>
          </table:table-cell>
          <table:table-cell office:value-type="float" office:value="4.062">
            <text:p>4.06E+000</text:p>
          </table:table-cell>
          <table:table-cell office:value-type="float" office:value="0.3125">
            <text:p>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926]+[.$G$2]" office:value-type="float" office:value="0.0000230999986287838">
            <text:p>0.0000231</text:p>
          </table:table-cell>
          <table:table-cell table:formula="of:=[.B927]" office:value-type="float" office:value="3.281">
            <text:p>3.28E+000</text:p>
          </table:table-cell>
          <table:table-cell table:formula="of:=[.C927]+5" office:value-type="float" office:value="9.062">
            <text:p>9.062</text:p>
          </table:table-cell>
          <table:table-cell table:formula="of:=[.D927]+10" office:value-type="float" office:value="10.3125">
            <text:p>10.3125</text:p>
          </table:table-cell>
          <table:table-cell table:formula="of:=[.E927]+15" office:value-type="float" office:value="15">
            <text:p>15</text:p>
          </table:table-cell>
        </table:table-row>
        <table:table-row table:style-name="ro2">
          <table:table-cell office:value-type="float" office:value="925">
            <text:p>925</text:p>
          </table:table-cell>
          <table:table-cell office:value-type="float" office:value="2.5">
            <text:p>2.50E+000</text:p>
          </table:table-cell>
          <table:table-cell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927]+[.$G$2]" office:value-type="float" office:value="0.0000231249986272998">
            <text:p>0.000023125</text:p>
          </table:table-cell>
          <table:table-cell table:formula="of:=[.B928]" office:value-type="float" office:value="2.5">
            <text:p>2.50E+000</text:p>
          </table:table-cell>
          <table:table-cell table:formula="of:=[.C928]+5" office:value-type="float" office:value="8.437">
            <text:p>8.437</text:p>
          </table:table-cell>
          <table:table-cell table:formula="of:=[.D928]+10" office:value-type="float" office:value="9.6875">
            <text:p>9.6875</text:p>
          </table:table-cell>
          <table:table-cell table:formula="of:=[.E928]+15" office:value-type="float" office:value="15.4687">
            <text:p>15.4687</text:p>
          </table:table-cell>
        </table:table-row>
        <table:table-row table:style-name="ro2">
          <table:table-cell office:value-type="float" office:value="926">
            <text:p>926</text:p>
          </table:table-cell>
          <table:table-cell office:value-type="float" office:value="1.875">
            <text:p>1.88E+000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928]+[.$G$2]" office:value-type="float" office:value="0.0000231499986258158">
            <text:p>0.00002315</text:p>
          </table:table-cell>
          <table:table-cell table:formula="of:=[.B929]" office:value-type="float" office:value="1.875">
            <text:p>1.88E+000</text:p>
          </table:table-cell>
          <table:table-cell table:formula="of:=[.C929]+5" office:value-type="float" office:value="8.125">
            <text:p>8.125</text:p>
          </table:table-cell>
          <table:table-cell table:formula="of:=[.D929]+10" office:value-type="float" office:value="10.3125">
            <text:p>10.3125</text:p>
          </table:table-cell>
          <table:table-cell table:formula="of:=[.E929]+15" office:value-type="float" office:value="15.1562">
            <text:p>15.1562</text:p>
          </table:table-cell>
        </table:table-row>
        <table:table-row table:style-name="ro2">
          <table:table-cell office:value-type="float" office:value="927">
            <text:p>927</text:p>
          </table:table-cell>
          <table:table-cell office:value-type="float" office:value="-1.093">
            <text:p>-1.09E+000</text:p>
          </table:table-cell>
          <table:table-cell office:value-type="float" office:value="4.218">
            <text:p>4.22E+000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929]+[.$G$2]" office:value-type="float" office:value="0.0000231749986243318">
            <text:p>0.000023175</text:p>
          </table:table-cell>
          <table:table-cell table:formula="of:=[.B930]" office:value-type="float" office:value="-1.093">
            <text:p>-1.09E+000</text:p>
          </table:table-cell>
          <table:table-cell table:formula="of:=[.C930]+5" office:value-type="float" office:value="9.218">
            <text:p>9.218</text:p>
          </table:table-cell>
          <table:table-cell table:formula="of:=[.D930]+10" office:value-type="float" office:value="9.6875">
            <text:p>9.6875</text:p>
          </table:table-cell>
          <table:table-cell table:formula="of:=[.E930]+15" office:value-type="float" office:value="15.4687">
            <text:p>15.4687</text:p>
          </table:table-cell>
        </table:table-row>
        <table:table-row table:style-name="ro2">
          <table:table-cell office:value-type="float" office:value="928">
            <text:p>928</text:p>
          </table:table-cell>
          <table:table-cell office:value-type="float" office:value="0">
            <text:p>0.00E+000</text:p>
          </table:table-cell>
          <table:table-cell office:value-type="float" office:value="4.062">
            <text:p>4.06E+000</text:p>
          </table:table-cell>
          <table:table-cell office:value-type="float" office:value="-0.3125">
            <text:p>-3.13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930]+[.$G$2]" office:value-type="float" office:value="0.0000231999986228478">
            <text:p>0.0000232</text:p>
          </table:table-cell>
          <table:table-cell table:formula="of:=[.B931]" office:value-type="float" office:value="0">
            <text:p>0.00E+000</text:p>
          </table:table-cell>
          <table:table-cell table:formula="of:=[.C931]+5" office:value-type="float" office:value="9.062">
            <text:p>9.062</text:p>
          </table:table-cell>
          <table:table-cell table:formula="of:=[.D931]+10" office:value-type="float" office:value="9.6875">
            <text:p>9.6875</text:p>
          </table:table-cell>
          <table:table-cell table:formula="of:=[.E931]+15" office:value-type="float" office:value="15.3125">
            <text:p>15.3125</text:p>
          </table:table-cell>
        </table:table-row>
        <table:table-row table:style-name="ro2">
          <table:table-cell office:value-type="float" office:value="929">
            <text:p>929</text:p>
          </table:table-cell>
          <table:table-cell office:value-type="float" office:value="-0.625">
            <text:p>-6.25E-001</text:p>
          </table:table-cell>
          <table:table-cell office:value-type="float" office:value="3.437">
            <text:p>3.44E+000</text:p>
          </table:table-cell>
          <table:table-cell office:value-type="float" office:value="0.3125">
            <text:p>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931]+[.$G$2]" office:value-type="float" office:value="0.0000232249986213638">
            <text:p>0.000023225</text:p>
          </table:table-cell>
          <table:table-cell table:formula="of:=[.B932]" office:value-type="float" office:value="-0.625">
            <text:p>-6.25E-001</text:p>
          </table:table-cell>
          <table:table-cell table:formula="of:=[.C932]+5" office:value-type="float" office:value="8.437">
            <text:p>8.437</text:p>
          </table:table-cell>
          <table:table-cell table:formula="of:=[.D932]+10" office:value-type="float" office:value="10.3125">
            <text:p>10.3125</text:p>
          </table:table-cell>
          <table:table-cell table:formula="of:=[.E932]+15" office:value-type="float" office:value="15">
            <text:p>15</text:p>
          </table:table-cell>
        </table:table-row>
        <table:table-row table:style-name="ro2">
          <table:table-cell office:value-type="float" office:value="930">
            <text:p>930</text:p>
          </table:table-cell>
          <table:table-cell office:value-type="float" office:value="-0.625">
            <text:p>-6.25E-001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932]+[.$G$2]" office:value-type="float" office:value="0.0000232499986198798">
            <text:p>0.00002325</text:p>
          </table:table-cell>
          <table:table-cell table:formula="of:=[.B933]" office:value-type="float" office:value="-0.625">
            <text:p>-6.25E-001</text:p>
          </table:table-cell>
          <table:table-cell table:formula="of:=[.C933]+5" office:value-type="float" office:value="8.593">
            <text:p>8.593</text:p>
          </table:table-cell>
          <table:table-cell table:formula="of:=[.D933]+10" office:value-type="float" office:value="10.3125">
            <text:p>10.3125</text:p>
          </table:table-cell>
          <table:table-cell table:formula="of:=[.E933]+15" office:value-type="float" office:value="15.4687">
            <text:p>15.4687</text:p>
          </table:table-cell>
        </table:table-row>
        <table:table-row table:style-name="ro2">
          <table:table-cell office:value-type="float" office:value="931">
            <text:p>931</text:p>
          </table:table-cell>
          <table:table-cell office:value-type="float" office:value="0">
            <text:p>0.00E+000</text:p>
          </table:table-cell>
          <table:table-cell office:value-type="float" office:value="4.218">
            <text:p>4.22E+000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933]+[.$G$2]" office:value-type="float" office:value="0.0000232749986183958">
            <text:p>0.000023275</text:p>
          </table:table-cell>
          <table:table-cell table:formula="of:=[.B934]" office:value-type="float" office:value="0">
            <text:p>0.00E+000</text:p>
          </table:table-cell>
          <table:table-cell table:formula="of:=[.C934]+5" office:value-type="float" office:value="9.218">
            <text:p>9.218</text:p>
          </table:table-cell>
          <table:table-cell table:formula="of:=[.D934]+10" office:value-type="float" office:value="9.6875">
            <text:p>9.6875</text:p>
          </table:table-cell>
          <table:table-cell table:formula="of:=[.E934]+15" office:value-type="float" office:value="15">
            <text:p>15</text:p>
          </table:table-cell>
        </table:table-row>
        <table:table-row table:style-name="ro2">
          <table:table-cell office:value-type="float" office:value="932">
            <text:p>932</text:p>
          </table:table-cell>
          <table:table-cell office:value-type="float" office:value="-0.4687">
            <text:p>-4.69E-001</text:p>
          </table:table-cell>
          <table:table-cell office:value-type="float" office:value="3.281">
            <text:p>3.28E+000</text:p>
          </table:table-cell>
          <table:table-cell office:value-type="float" office:value="-0.3125">
            <text:p>-3.13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934]+[.$G$2]" office:value-type="float" office:value="0.0000232999986169118">
            <text:p>0.0000233</text:p>
          </table:table-cell>
          <table:table-cell table:formula="of:=[.B935]" office:value-type="float" office:value="-0.4687">
            <text:p>-4.69E-001</text:p>
          </table:table-cell>
          <table:table-cell table:formula="of:=[.C935]+5" office:value-type="float" office:value="8.281">
            <text:p>8.281</text:p>
          </table:table-cell>
          <table:table-cell table:formula="of:=[.D935]+10" office:value-type="float" office:value="9.6875">
            <text:p>9.6875</text:p>
          </table:table-cell>
          <table:table-cell table:formula="of:=[.E935]+15" office:value-type="float" office:value="15.3125">
            <text:p>15.3125</text:p>
          </table:table-cell>
        </table:table-row>
        <table:table-row table:style-name="ro2">
          <table:table-cell office:value-type="float" office:value="933">
            <text:p>933</text:p>
          </table:table-cell>
          <table:table-cell office:value-type="float" office:value="3.906">
            <text:p>3.91E+000</text:p>
          </table:table-cell>
          <table:table-cell office:value-type="float" office:value="4.218">
            <text:p>4.22E+000</text:p>
          </table:table-cell>
          <table:table-cell office:value-type="float" office:value="0.4687">
            <text:p>4.69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935]+[.$G$2]" office:value-type="float" office:value="0.0000233249986154278">
            <text:p>0.000023325</text:p>
          </table:table-cell>
          <table:table-cell table:formula="of:=[.B936]" office:value-type="float" office:value="3.906">
            <text:p>3.91E+000</text:p>
          </table:table-cell>
          <table:table-cell table:formula="of:=[.C936]+5" office:value-type="float" office:value="9.218">
            <text:p>9.218</text:p>
          </table:table-cell>
          <table:table-cell table:formula="of:=[.D936]+10" office:value-type="float" office:value="10.4687">
            <text:p>10.4687</text:p>
          </table:table-cell>
          <table:table-cell table:formula="of:=[.E936]+15" office:value-type="float" office:value="15.1562">
            <text:p>15.1562</text:p>
          </table:table-cell>
        </table:table-row>
        <table:table-row table:style-name="ro2">
          <table:table-cell office:value-type="float" office:value="934">
            <text:p>934</text:p>
          </table:table-cell>
          <table:table-cell office:value-type="float" office:value="3.437">
            <text:p>3.44E+000</text:p>
          </table:table-cell>
          <table:table-cell office:value-type="float" office:value="4.062">
            <text:p>4.06E+000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936]+[.$G$2]" office:value-type="float" office:value="0.0000233499986139438">
            <text:p>0.00002335</text:p>
          </table:table-cell>
          <table:table-cell table:formula="of:=[.B937]" office:value-type="float" office:value="3.437">
            <text:p>3.44E+000</text:p>
          </table:table-cell>
          <table:table-cell table:formula="of:=[.C937]+5" office:value-type="float" office:value="9.062">
            <text:p>9.062</text:p>
          </table:table-cell>
          <table:table-cell table:formula="of:=[.D937]+10" office:value-type="float" office:value="10.1562">
            <text:p>10.1562</text:p>
          </table:table-cell>
          <table:table-cell table:formula="of:=[.E937]+15" office:value-type="float" office:value="15.3125">
            <text:p>15.3125</text:p>
          </table:table-cell>
        </table:table-row>
        <table:table-row table:style-name="ro2">
          <table:table-cell office:value-type="float" office:value="935">
            <text:p>935</text:p>
          </table:table-cell>
          <table:table-cell office:value-type="float" office:value="2.812">
            <text:p>2.81E+000</text:p>
          </table:table-cell>
          <table:table-cell office:value-type="float" office:value="3.437">
            <text:p>3.44E+000</text:p>
          </table:table-cell>
          <table:table-cell office:value-type="float" office:value="-0.1562">
            <text:p>-1.56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937]+[.$G$2]" office:value-type="float" office:value="0.0000233749986124598">
            <text:p>0.000023375</text:p>
          </table:table-cell>
          <table:table-cell table:formula="of:=[.B938]" office:value-type="float" office:value="2.812">
            <text:p>2.81E+000</text:p>
          </table:table-cell>
          <table:table-cell table:formula="of:=[.C938]+5" office:value-type="float" office:value="8.437">
            <text:p>8.437</text:p>
          </table:table-cell>
          <table:table-cell table:formula="of:=[.D938]+10" office:value-type="float" office:value="9.8438">
            <text:p>9.8438</text:p>
          </table:table-cell>
          <table:table-cell table:formula="of:=[.E938]+15" office:value-type="float" office:value="15.1562">
            <text:p>15.1562</text:p>
          </table:table-cell>
        </table:table-row>
        <table:table-row table:style-name="ro2">
          <table:table-cell office:value-type="float" office:value="936">
            <text:p>936</text:p>
          </table:table-cell>
          <table:table-cell office:value-type="float" office:value="2.812">
            <text:p>2.81E+000</text:p>
          </table:table-cell>
          <table:table-cell office:value-type="float" office:value="3.437">
            <text:p>3.44E+000</text:p>
          </table:table-cell>
          <table:table-cell table:number-columns-repeated="2" office:value-type="float" office:value="0.3125">
            <text:p>3.13E-001</text:p>
          </table:table-cell>
          <table:table-cell table:number-columns-repeated="3"/>
          <table:table-cell table:formula="of:=[.I938]+[.$G$2]" office:value-type="float" office:value="0.0000233999986109758">
            <text:p>0.0000234</text:p>
          </table:table-cell>
          <table:table-cell table:formula="of:=[.B939]" office:value-type="float" office:value="2.812">
            <text:p>2.81E+000</text:p>
          </table:table-cell>
          <table:table-cell table:formula="of:=[.C939]+5" office:value-type="float" office:value="8.437">
            <text:p>8.437</text:p>
          </table:table-cell>
          <table:table-cell table:formula="of:=[.D939]+10" office:value-type="float" office:value="10.3125">
            <text:p>10.3125</text:p>
          </table:table-cell>
          <table:table-cell table:formula="of:=[.E939]+15" office:value-type="float" office:value="15.3125">
            <text:p>15.3125</text:p>
          </table:table-cell>
        </table:table-row>
        <table:table-row table:style-name="ro2">
          <table:table-cell office:value-type="float" office:value="937">
            <text:p>937</text:p>
          </table:table-cell>
          <table:table-cell office:value-type="float" office:value="3.437">
            <text:p>3.44E+000</text:p>
          </table:table-cell>
          <table:table-cell office:value-type="float" office:value="4.062">
            <text:p>4.06E+000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939]+[.$G$2]" office:value-type="float" office:value="0.0000234249986094918">
            <text:p>0.000023425</text:p>
          </table:table-cell>
          <table:table-cell table:formula="of:=[.B940]" office:value-type="float" office:value="3.437">
            <text:p>3.44E+000</text:p>
          </table:table-cell>
          <table:table-cell table:formula="of:=[.C940]+5" office:value-type="float" office:value="9.062">
            <text:p>9.062</text:p>
          </table:table-cell>
          <table:table-cell table:formula="of:=[.D940]+10" office:value-type="float" office:value="9.6875">
            <text:p>9.6875</text:p>
          </table:table-cell>
          <table:table-cell table:formula="of:=[.E940]+15" office:value-type="float" office:value="15">
            <text:p>15</text:p>
          </table:table-cell>
        </table:table-row>
        <table:table-row table:style-name="ro2">
          <table:table-cell office:value-type="float" office:value="938">
            <text:p>938</text:p>
          </table:table-cell>
          <table:table-cell office:value-type="float" office:value="3.281">
            <text:p>3.28E+000</text:p>
          </table:table-cell>
          <table:table-cell office:value-type="float" office:value="4.218">
            <text:p>4.22E+000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940]+[.$G$2]" office:value-type="float" office:value="0.0000234499986080078">
            <text:p>0.00002345</text:p>
          </table:table-cell>
          <table:table-cell table:formula="of:=[.B941]" office:value-type="float" office:value="3.281">
            <text:p>3.28E+000</text:p>
          </table:table-cell>
          <table:table-cell table:formula="of:=[.C941]+5" office:value-type="float" office:value="9.218">
            <text:p>9.218</text:p>
          </table:table-cell>
          <table:table-cell table:formula="of:=[.D941]+10" office:value-type="float" office:value="9.6875">
            <text:p>9.6875</text:p>
          </table:table-cell>
          <table:table-cell table:formula="of:=[.E941]+15" office:value-type="float" office:value="15.1562">
            <text:p>15.1562</text:p>
          </table:table-cell>
        </table:table-row>
        <table:table-row table:style-name="ro2">
          <table:table-cell office:value-type="float" office:value="939">
            <text:p>939</text:p>
          </table:table-cell>
          <table:table-cell office:value-type="float" office:value="-1.093">
            <text:p>-1.09E+000</text:p>
          </table:table-cell>
          <table:table-cell office:value-type="float" office:value="3.281">
            <text:p>3.28E+000</text:p>
          </table:table-cell>
          <table:table-cell office:value-type="float" office:value="0.3125">
            <text:p>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941]+[.$G$2]" office:value-type="float" office:value="0.0000234749986065238">
            <text:p>0.000023475</text:p>
          </table:table-cell>
          <table:table-cell table:formula="of:=[.B942]" office:value-type="float" office:value="-1.093">
            <text:p>-1.09E+000</text:p>
          </table:table-cell>
          <table:table-cell table:formula="of:=[.C942]+5" office:value-type="float" office:value="8.281">
            <text:p>8.281</text:p>
          </table:table-cell>
          <table:table-cell table:formula="of:=[.D942]+10" office:value-type="float" office:value="10.3125">
            <text:p>10.3125</text:p>
          </table:table-cell>
          <table:table-cell table:formula="of:=[.E942]+15" office:value-type="float" office:value="15.4687">
            <text:p>15.4687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office:value-type="float" office:value="0">
            <text:p>0.00E+000</text:p>
          </table:table-cell>
          <table:table-cell office:value-type="float" office:value="3.593">
            <text:p>3.59E+000</text:p>
          </table:table-cell>
          <table:table-cell office:value-type="float" office:value="-0.1562">
            <text:p>-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942]+[.$G$2]" office:value-type="float" office:value="0.0000234999986050398">
            <text:p>0.0000235</text:p>
          </table:table-cell>
          <table:table-cell table:formula="of:=[.B943]" office:value-type="float" office:value="0">
            <text:p>0.00E+000</text:p>
          </table:table-cell>
          <table:table-cell table:formula="of:=[.C943]+5" office:value-type="float" office:value="8.593">
            <text:p>8.593</text:p>
          </table:table-cell>
          <table:table-cell table:formula="of:=[.D943]+10" office:value-type="float" office:value="9.8438">
            <text:p>9.8438</text:p>
          </table:table-cell>
          <table:table-cell table:formula="of:=[.E943]+15" office:value-type="float" office:value="15.4687">
            <text:p>15.4687</text:p>
          </table:table-cell>
        </table:table-row>
        <table:table-row table:style-name="ro2">
          <table:table-cell office:value-type="float" office:value="941">
            <text:p>941</text:p>
          </table:table-cell>
          <table:table-cell office:value-type="float" office:value="-0.7812">
            <text:p>-7.81E-001</text:p>
          </table:table-cell>
          <table:table-cell office:value-type="float" office:value="4.062">
            <text:p>4.06E+000</text:p>
          </table:table-cell>
          <table:table-cell office:value-type="float" office:value="0.3125">
            <text:p>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943]+[.$G$2]" office:value-type="float" office:value="0.0000235249986035558">
            <text:p>0.000023525</text:p>
          </table:table-cell>
          <table:table-cell table:formula="of:=[.B944]" office:value-type="float" office:value="-0.7812">
            <text:p>-7.81E-001</text:p>
          </table:table-cell>
          <table:table-cell table:formula="of:=[.C944]+5" office:value-type="float" office:value="9.062">
            <text:p>9.062</text:p>
          </table:table-cell>
          <table:table-cell table:formula="of:=[.D944]+10" office:value-type="float" office:value="10.3125">
            <text:p>10.3125</text:p>
          </table:table-cell>
          <table:table-cell table:formula="of:=[.E944]+15" office:value-type="float" office:value="15">
            <text:p>15</text:p>
          </table:table-cell>
        </table:table-row>
        <table:table-row table:style-name="ro2">
          <table:table-cell office:value-type="float" office:value="942">
            <text:p>942</text:p>
          </table:table-cell>
          <table:table-cell office:value-type="float" office:value="-0.625">
            <text:p>-6.25E-001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944]+[.$G$2]" office:value-type="float" office:value="0.0000235499986020718">
            <text:p>0.00002355</text:p>
          </table:table-cell>
          <table:table-cell table:formula="of:=[.B945]" office:value-type="float" office:value="-0.625">
            <text:p>-6.25E-001</text:p>
          </table:table-cell>
          <table:table-cell table:formula="of:=[.C945]+5" office:value-type="float" office:value="8.593">
            <text:p>8.593</text:p>
          </table:table-cell>
          <table:table-cell table:formula="of:=[.D945]+10" office:value-type="float" office:value="10.3125">
            <text:p>10.3125</text:p>
          </table:table-cell>
          <table:table-cell table:formula="of:=[.E945]+15" office:value-type="float" office:value="15">
            <text:p>15</text:p>
          </table:table-cell>
        </table:table-row>
        <table:table-row table:style-name="ro2">
          <table:table-cell office:value-type="float" office:value="943">
            <text:p>943</text:p>
          </table:table-cell>
          <table:table-cell office:value-type="float" office:value="0">
            <text:p>0.00E+000</text:p>
          </table:table-cell>
          <table:table-cell office:value-type="float" office:value="4.218">
            <text:p>4.22E+000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945]+[.$G$2]" office:value-type="float" office:value="0.0000235749986005878">
            <text:p>0.000023575</text:p>
          </table:table-cell>
          <table:table-cell table:formula="of:=[.B946]" office:value-type="float" office:value="0">
            <text:p>0.00E+000</text:p>
          </table:table-cell>
          <table:table-cell table:formula="of:=[.C946]+5" office:value-type="float" office:value="9.218">
            <text:p>9.218</text:p>
          </table:table-cell>
          <table:table-cell table:formula="of:=[.D946]+10" office:value-type="float" office:value="9.6875">
            <text:p>9.6875</text:p>
          </table:table-cell>
          <table:table-cell table:formula="of:=[.E946]+15" office:value-type="float" office:value="15.4687">
            <text:p>15.4687</text:p>
          </table:table-cell>
        </table:table-row>
        <table:table-row table:style-name="ro2">
          <table:table-cell office:value-type="float" office:value="944">
            <text:p>944</text:p>
          </table:table-cell>
          <table:table-cell office:value-type="float" office:value="-0.4687">
            <text:p>-4.69E-001</text:p>
          </table:table-cell>
          <table:table-cell office:value-type="float" office:value="4.062">
            <text:p>4.06E+000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946]+[.$G$2]" office:value-type="float" office:value="0.0000235999985991038">
            <text:p>0.0000236</text:p>
          </table:table-cell>
          <table:table-cell table:formula="of:=[.B947]" office:value-type="float" office:value="-0.4687">
            <text:p>-4.69E-001</text:p>
          </table:table-cell>
          <table:table-cell table:formula="of:=[.C947]+5" office:value-type="float" office:value="9.062">
            <text:p>9.062</text:p>
          </table:table-cell>
          <table:table-cell table:formula="of:=[.D947]+10" office:value-type="float" office:value="10.1562">
            <text:p>10.1562</text:p>
          </table:table-cell>
          <table:table-cell table:formula="of:=[.E947]+15" office:value-type="float" office:value="15.3125">
            <text:p>15.3125</text:p>
          </table:table-cell>
        </table:table-row>
        <table:table-row table:style-name="ro2">
          <table:table-cell office:value-type="float" office:value="945">
            <text:p>945</text:p>
          </table:table-cell>
          <table:table-cell office:value-type="float" office:value="0.4687">
            <text:p>4.69E-001</text:p>
          </table:table-cell>
          <table:table-cell office:value-type="float" office:value="1.562">
            <text:p>1.56E+000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947]+[.$G$2]" office:value-type="float" office:value="0.0000236249985976198">
            <text:p>0.000023625</text:p>
          </table:table-cell>
          <table:table-cell table:formula="of:=[.B948]" office:value-type="float" office:value="0.4687">
            <text:p>4.69E-001</text:p>
          </table:table-cell>
          <table:table-cell table:formula="of:=[.C948]+5" office:value-type="float" office:value="6.562">
            <text:p>6.562</text:p>
          </table:table-cell>
          <table:table-cell table:formula="of:=[.D948]+10" office:value-type="float" office:value="9.6875">
            <text:p>9.6875</text:p>
          </table:table-cell>
          <table:table-cell table:formula="of:=[.E948]+15" office:value-type="float" office:value="15">
            <text:p>15</text:p>
          </table:table-cell>
        </table:table-row>
        <table:table-row table:style-name="ro2">
          <table:table-cell office:value-type="float" office:value="946">
            <text:p>946</text:p>
          </table:table-cell>
          <table:table-cell office:value-type="float" office:value="1.406">
            <text:p>1.41E+000</text:p>
          </table:table-cell>
          <table:table-cell office:value-type="float" office:value="1.093">
            <text:p>1.09E+000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948]+[.$G$2]" office:value-type="float" office:value="0.0000236499985961358">
            <text:p>0.00002365</text:p>
          </table:table-cell>
          <table:table-cell table:formula="of:=[.B949]" office:value-type="float" office:value="1.406">
            <text:p>1.41E+000</text:p>
          </table:table-cell>
          <table:table-cell table:formula="of:=[.C949]+5" office:value-type="float" office:value="6.093">
            <text:p>6.093</text:p>
          </table:table-cell>
          <table:table-cell table:formula="of:=[.D949]+10" office:value-type="float" office:value="9.6875">
            <text:p>9.6875</text:p>
          </table:table-cell>
          <table:table-cell table:formula="of:=[.E949]+15" office:value-type="float" office:value="15.4687">
            <text:p>15.4687</text:p>
          </table:table-cell>
        </table:table-row>
        <table:table-row table:style-name="ro2">
          <table:table-cell office:value-type="float" office:value="947">
            <text:p>947</text:p>
          </table:table-cell>
          <table:table-cell office:value-type="float" office:value="3.906">
            <text:p>3.91E+000</text:p>
          </table:table-cell>
          <table:table-cell office:value-type="float" office:value="-1.562">
            <text:p>-1.56E+000</text:p>
          </table:table-cell>
          <table:table-cell office:value-type="float" office:value="0.3125">
            <text:p>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949]+[.$G$2]" office:value-type="float" office:value="0.0000236749985946518">
            <text:p>0.000023675</text:p>
          </table:table-cell>
          <table:table-cell table:formula="of:=[.B950]" office:value-type="float" office:value="3.906">
            <text:p>3.91E+000</text:p>
          </table:table-cell>
          <table:table-cell table:formula="of:=[.C950]+5" office:value-type="float" office:value="3.438">
            <text:p>3.438</text:p>
          </table:table-cell>
          <table:table-cell table:formula="of:=[.D950]+10" office:value-type="float" office:value="10.3125">
            <text:p>10.3125</text:p>
          </table:table-cell>
          <table:table-cell table:formula="of:=[.E950]+15" office:value-type="float" office:value="15">
            <text:p>15</text:p>
          </table:table-cell>
        </table:table-row>
        <table:table-row table:style-name="ro2">
          <table:table-cell office:value-type="float" office:value="948">
            <text:p>948</text:p>
          </table:table-cell>
          <table:table-cell office:value-type="float" office:value="2.968">
            <text:p>2.97E+000</text:p>
          </table:table-cell>
          <table:table-cell office:value-type="float" office:value="-0.4687">
            <text:p>-4.69E-001</text:p>
          </table:table-cell>
          <table:table-cell office:value-type="float" office:value="0.3125">
            <text:p>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950]+[.$G$2]" office:value-type="float" office:value="0.0000236999985931678">
            <text:p>0.0000237</text:p>
          </table:table-cell>
          <table:table-cell table:formula="of:=[.B951]" office:value-type="float" office:value="2.968">
            <text:p>2.97E+000</text:p>
          </table:table-cell>
          <table:table-cell table:formula="of:=[.C951]+5" office:value-type="float" office:value="4.5313">
            <text:p>4.5313</text:p>
          </table:table-cell>
          <table:table-cell table:formula="of:=[.D951]+10" office:value-type="float" office:value="10.3125">
            <text:p>10.3125</text:p>
          </table:table-cell>
          <table:table-cell table:formula="of:=[.E951]+15" office:value-type="float" office:value="15">
            <text:p>15</text:p>
          </table:table-cell>
        </table:table-row>
        <table:table-row table:style-name="ro2">
          <table:table-cell office:value-type="float" office:value="949">
            <text:p>949</text:p>
          </table:table-cell>
          <table:table-cell office:value-type="float" office:value="3.281">
            <text:p>3.28E+000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951]+[.$G$2]" office:value-type="float" office:value="0.0000237249985916838">
            <text:p>0.000023725</text:p>
          </table:table-cell>
          <table:table-cell table:formula="of:=[.B952]" office:value-type="float" office:value="3.281">
            <text:p>3.28E+000</text:p>
          </table:table-cell>
          <table:table-cell table:formula="of:=[.C952]+5" office:value-type="float" office:value="5.1562">
            <text:p>5.1562</text:p>
          </table:table-cell>
          <table:table-cell table:formula="of:=[.D952]+10" office:value-type="float" office:value="9.6875">
            <text:p>9.6875</text:p>
          </table:table-cell>
          <table:table-cell table:formula="of:=[.E952]+15" office:value-type="float" office:value="15.4687">
            <text:p>15.4687</text:p>
          </table:table-cell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3.281">
            <text:p>3.28E+000</text:p>
          </table:table-cell>
          <table:table-cell table:number-columns-repeated="2"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952]+[.$G$2]" office:value-type="float" office:value="0.0000237499985901998">
            <text:p>0.00002375</text:p>
          </table:table-cell>
          <table:table-cell table:formula="of:=[.B953]" office:value-type="float" office:value="3.281">
            <text:p>3.28E+000</text:p>
          </table:table-cell>
          <table:table-cell table:formula="of:=[.C953]+5" office:value-type="float" office:value="5.1562">
            <text:p>5.1562</text:p>
          </table:table-cell>
          <table:table-cell table:formula="of:=[.D953]+10" office:value-type="float" office:value="10.1562">
            <text:p>10.1562</text:p>
          </table:table-cell>
          <table:table-cell table:formula="of:=[.E953]+15" office:value-type="float" office:value="15.3125">
            <text:p>15.3125</text:p>
          </table:table-cell>
        </table:table-row>
        <table:table-row table:style-name="ro2">
          <table:table-cell office:value-type="float" office:value="951">
            <text:p>951</text:p>
          </table:table-cell>
          <table:table-cell office:value-type="float" office:value="2.812">
            <text:p>2.81E+000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953]+[.$G$2]" office:value-type="float" office:value="0.0000237749985887158">
            <text:p>0.000023775</text:p>
          </table:table-cell>
          <table:table-cell table:formula="of:=[.B954]" office:value-type="float" office:value="2.812">
            <text:p>2.81E+000</text:p>
          </table:table-cell>
          <table:table-cell table:formula="of:=[.C954]+5" office:value-type="float" office:value="4.5313">
            <text:p>4.5313</text:p>
          </table:table-cell>
          <table:table-cell table:formula="of:=[.D954]+10" office:value-type="float" office:value="9.6875">
            <text:p>9.6875</text:p>
          </table:table-cell>
          <table:table-cell table:formula="of:=[.E954]+15" office:value-type="float" office:value="15">
            <text:p>15</text:p>
          </table:table-cell>
        </table:table-row>
        <table:table-row table:style-name="ro2">
          <table:table-cell office:value-type="float" office:value="952">
            <text:p>952</text:p>
          </table:table-cell>
          <table:table-cell office:value-type="float" office:value="3.437">
            <text:p>3.44E+000</text:p>
          </table:table-cell>
          <table:table-cell table:number-columns-repeated="2" office:value-type="float" office:value="0.3125">
            <text:p>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954]+[.$G$2]" office:value-type="float" office:value="0.0000237999985872318">
            <text:p>0.0000238</text:p>
          </table:table-cell>
          <table:table-cell table:formula="of:=[.B955]" office:value-type="float" office:value="3.437">
            <text:p>3.44E+000</text:p>
          </table:table-cell>
          <table:table-cell table:formula="of:=[.C955]+5" office:value-type="float" office:value="5.3125">
            <text:p>5.3125</text:p>
          </table:table-cell>
          <table:table-cell table:formula="of:=[.D955]+10" office:value-type="float" office:value="10.3125">
            <text:p>10.3125</text:p>
          </table:table-cell>
          <table:table-cell table:formula="of:=[.E955]+15" office:value-type="float" office:value="15.4687">
            <text:p>15.4687</text:p>
          </table:table-cell>
        </table:table-row>
        <table:table-row table:style-name="ro2">
          <table:table-cell office:value-type="float" office:value="953">
            <text:p>953</text:p>
          </table:table-cell>
          <table:table-cell office:value-type="float" office:value="-1.093">
            <text:p>-1.09E+000</text:p>
          </table:table-cell>
          <table:table-cell office:value-type="float" office:value="-0.625">
            <text:p>-6.25E-001</text:p>
          </table:table-cell>
          <table:table-cell office:value-type="float" office:value="-0.4687">
            <text:p>-4.69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955]+[.$G$2]" office:value-type="float" office:value="0.0000238249985857478">
            <text:p>0.000023825</text:p>
          </table:table-cell>
          <table:table-cell table:formula="of:=[.B956]" office:value-type="float" office:value="-1.093">
            <text:p>-1.09E+000</text:p>
          </table:table-cell>
          <table:table-cell table:formula="of:=[.C956]+5" office:value-type="float" office:value="4.375">
            <text:p>4.375</text:p>
          </table:table-cell>
          <table:table-cell table:formula="of:=[.D956]+10" office:value-type="float" office:value="9.5313">
            <text:p>9.5313</text:p>
          </table:table-cell>
          <table:table-cell table:formula="of:=[.E956]+15" office:value-type="float" office:value="15">
            <text:p>15</text:p>
          </table:table-cell>
        </table:table-row>
        <table:table-row table:style-name="ro2">
          <table:table-cell office:value-type="float" office:value="954">
            <text:p>954</text:p>
          </table:table-cell>
          <table:table-cell office:value-type="float" office:value="-0.625">
            <text:p>-6.25E-001</text:p>
          </table:table-cell>
          <table:table-cell office:value-type="float" office:value="-0.4687">
            <text:p>-4.69E-001</text:p>
          </table:table-cell>
          <table:table-cell office:value-type="float" office:value="0.3125">
            <text:p>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956]+[.$G$2]" office:value-type="float" office:value="0.0000238499985842638">
            <text:p>0.00002385</text:p>
          </table:table-cell>
          <table:table-cell table:formula="of:=[.B957]" office:value-type="float" office:value="-0.625">
            <text:p>-6.25E-001</text:p>
          </table:table-cell>
          <table:table-cell table:formula="of:=[.C957]+5" office:value-type="float" office:value="4.5313">
            <text:p>4.5313</text:p>
          </table:table-cell>
          <table:table-cell table:formula="of:=[.D957]+10" office:value-type="float" office:value="10.3125">
            <text:p>10.3125</text:p>
          </table:table-cell>
          <table:table-cell table:formula="of:=[.E957]+15" office:value-type="float" office:value="15.1562">
            <text:p>15.1562</text:p>
          </table:table-cell>
        </table:table-row>
        <table:table-row table:style-name="ro2">
          <table:table-cell office:value-type="float" office:value="955">
            <text:p>955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957]+[.$G$2]" office:value-type="float" office:value="0.0000238749985827798">
            <text:p>0.000023875</text:p>
          </table:table-cell>
          <table:table-cell table:formula="of:=[.B958]" office:value-type="float" office:value="0">
            <text:p>0.00E+000</text:p>
          </table:table-cell>
          <table:table-cell table:formula="of:=[.C958]+5" office:value-type="float" office:value="5.1562">
            <text:p>5.1562</text:p>
          </table:table-cell>
          <table:table-cell table:formula="of:=[.D958]+10" office:value-type="float" office:value="9.6875">
            <text:p>9.6875</text:p>
          </table:table-cell>
          <table:table-cell table:formula="of:=[.E958]+15" office:value-type="float" office:value="15.4687">
            <text:p>15.4687</text:p>
          </table:table-cell>
        </table:table-row>
        <table:table-row table:style-name="ro2">
          <table:table-cell office:value-type="float" office:value="956">
            <text:p>956</text:p>
          </table:table-cell>
          <table:table-cell table:number-columns-repeated="2" office:value-type="float" office:value="-0.4687">
            <text:p>-4.69E-001</text:p>
          </table:table-cell>
          <table:table-cell table:number-columns-repeated="2" office:value-type="float" office:value="0.1562">
            <text:p>1.56E-001</text:p>
          </table:table-cell>
          <table:table-cell table:number-columns-repeated="3"/>
          <table:table-cell table:formula="of:=[.I958]+[.$G$2]" office:value-type="float" office:value="0.0000238999985812958">
            <text:p>0.0000239</text:p>
          </table:table-cell>
          <table:table-cell table:formula="of:=[.B959]" office:value-type="float" office:value="-0.4687">
            <text:p>-4.69E-001</text:p>
          </table:table-cell>
          <table:table-cell table:formula="of:=[.C959]+5" office:value-type="float" office:value="4.5313">
            <text:p>4.5313</text:p>
          </table:table-cell>
          <table:table-cell table:formula="of:=[.D959]+10" office:value-type="float" office:value="10.1562">
            <text:p>10.1562</text:p>
          </table:table-cell>
          <table:table-cell table:formula="of:=[.E959]+15" office:value-type="float" office:value="15.1562">
            <text:p>15.1562</text:p>
          </table:table-cell>
        </table:table-row>
        <table:table-row table:style-name="ro2">
          <table:table-cell office:value-type="float" office:value="957">
            <text:p>957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959]+[.$G$2]" office:value-type="float" office:value="0.0000239249985798118">
            <text:p>0.000023925</text:p>
          </table:table-cell>
          <table:table-cell table:formula="of:=[.B960]" office:value-type="float" office:value="0">
            <text:p>0.00E+000</text:p>
          </table:table-cell>
          <table:table-cell table:formula="of:=[.C960]+5" office:value-type="float" office:value="5.1562">
            <text:p>5.1562</text:p>
          </table:table-cell>
          <table:table-cell table:formula="of:=[.D960]+10" office:value-type="float" office:value="9.6875">
            <text:p>9.6875</text:p>
          </table:table-cell>
          <table:table-cell table:formula="of:=[.E960]+15" office:value-type="float" office:value="15.4687">
            <text:p>15.4687</text:p>
          </table:table-cell>
        </table:table-row>
        <table:table-row table:style-name="ro2">
          <table:table-cell office:value-type="float" office:value="958">
            <text:p>958</text:p>
          </table:table-cell>
          <table:table-cell office:value-type="float" office:value="-0.4687">
            <text:p>-4.69E-001</text:p>
          </table:table-cell>
          <table:table-cell office:value-type="float" office:value="-0.7812">
            <text:p>-7.81E-001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960]+[.$G$2]" office:value-type="float" office:value="0.0000239499985783278">
            <text:p>0.00002395</text:p>
          </table:table-cell>
          <table:table-cell table:formula="of:=[.B961]" office:value-type="float" office:value="-0.4687">
            <text:p>-4.69E-001</text:p>
          </table:table-cell>
          <table:table-cell table:formula="of:=[.C961]+5" office:value-type="float" office:value="4.2188">
            <text:p>4.2188</text:p>
          </table:table-cell>
          <table:table-cell table:formula="of:=[.D961]+10" office:value-type="float" office:value="9.6875">
            <text:p>9.6875</text:p>
          </table:table-cell>
          <table:table-cell table:formula="of:=[.E961]+15" office:value-type="float" office:value="15">
            <text:p>15</text:p>
          </table:table-cell>
        </table:table-row>
        <table:table-row table:style-name="ro2">
          <table:table-cell office:value-type="float" office:value="959">
            <text:p>959</text:p>
          </table:table-cell>
          <table:table-cell office:value-type="float" office:value="3.906">
            <text:p>3.91E+000</text:p>
          </table:table-cell>
          <table:table-cell office:value-type="float" office:value="0.1562">
            <text:p>1.56E-001</text:p>
          </table:table-cell>
          <table:table-cell table:number-columns-repeated="2" office:value-type="float" office:value="0.4687">
            <text:p>4.69E-001</text:p>
          </table:table-cell>
          <table:table-cell table:number-columns-repeated="3"/>
          <table:table-cell table:formula="of:=[.I961]+[.$G$2]" office:value-type="float" office:value="0.0000239749985768438">
            <text:p>0.000023975</text:p>
          </table:table-cell>
          <table:table-cell table:formula="of:=[.B962]" office:value-type="float" office:value="3.906">
            <text:p>3.91E+000</text:p>
          </table:table-cell>
          <table:table-cell table:formula="of:=[.C962]+5" office:value-type="float" office:value="5.1562">
            <text:p>5.1562</text:p>
          </table:table-cell>
          <table:table-cell table:formula="of:=[.D962]+10" office:value-type="float" office:value="10.4687">
            <text:p>10.4687</text:p>
          </table:table-cell>
          <table:table-cell table:formula="of:=[.E962]+15" office:value-type="float" office:value="15.4687">
            <text:p>15.4687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962]+[.$G$2]" office:value-type="float" office:value="0.0000239999985753598">
            <text:p>0.000024</text:p>
          </table:table-cell>
          <table:table-cell table:formula="of:=[.B963]" office:value-type="float" office:value="3.593">
            <text:p>3.59E+000</text:p>
          </table:table-cell>
          <table:table-cell table:formula="of:=[.C963]+5" office:value-type="float" office:value="5.3125">
            <text:p>5.3125</text:p>
          </table:table-cell>
          <table:table-cell table:formula="of:=[.D963]+10" office:value-type="float" office:value="10.1562">
            <text:p>10.1562</text:p>
          </table:table-cell>
          <table:table-cell table:formula="of:=[.E963]+15" office:value-type="float" office:value="15.3125">
            <text:p>15.3125</text:p>
          </table:table-cell>
        </table:table-row>
        <table:table-row table:style-name="ro2">
          <table:table-cell office:value-type="float" office:value="961">
            <text:p>961</text:p>
          </table:table-cell>
          <table:table-cell office:value-type="float" office:value="2.656">
            <text:p>2.66E+000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963]+[.$G$2]" office:value-type="float" office:value="0.0000240249985738758">
            <text:p>0.000024025</text:p>
          </table:table-cell>
          <table:table-cell table:formula="of:=[.B964]" office:value-type="float" office:value="2.656">
            <text:p>2.66E+000</text:p>
          </table:table-cell>
          <table:table-cell table:formula="of:=[.C964]+5" office:value-type="float" office:value="4.5313">
            <text:p>4.5313</text:p>
          </table:table-cell>
          <table:table-cell table:formula="of:=[.D964]+10" office:value-type="float" office:value="9.6875">
            <text:p>9.6875</text:p>
          </table:table-cell>
          <table:table-cell table:formula="of:=[.E964]+15" office:value-type="float" office:value="15.1562">
            <text:p>15.1562</text:p>
          </table:table-cell>
        </table:table-row>
        <table:table-row table:style-name="ro2">
          <table:table-cell office:value-type="float" office:value="962">
            <text:p>962</text:p>
          </table:table-cell>
          <table:table-cell office:value-type="float" office:value="2.812">
            <text:p>2.81E+000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964]+[.$G$2]" office:value-type="float" office:value="0.0000240499985723918">
            <text:p>0.00002405</text:p>
          </table:table-cell>
          <table:table-cell table:formula="of:=[.B965]" office:value-type="float" office:value="2.812">
            <text:p>2.81E+000</text:p>
          </table:table-cell>
          <table:table-cell table:formula="of:=[.C965]+5" office:value-type="float" office:value="5.1562">
            <text:p>5.1562</text:p>
          </table:table-cell>
          <table:table-cell table:formula="of:=[.D965]+10" office:value-type="float" office:value="10.3125">
            <text:p>10.3125</text:p>
          </table:table-cell>
          <table:table-cell table:formula="of:=[.E965]+15" office:value-type="float" office:value="15.1562">
            <text:p>15.1562</text:p>
          </table:table-cell>
        </table:table-row>
        <table:table-row table:style-name="ro2">
          <table:table-cell office:value-type="float" office:value="963">
            <text:p>963</text:p>
          </table:table-cell>
          <table:table-cell office:value-type="float" office:value="3.437">
            <text:p>3.44E+000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965]+[.$G$2]" office:value-type="float" office:value="0.0000240749985709077">
            <text:p>0.000024075</text:p>
          </table:table-cell>
          <table:table-cell table:formula="of:=[.B966]" office:value-type="float" office:value="3.437">
            <text:p>3.44E+000</text:p>
          </table:table-cell>
          <table:table-cell table:formula="of:=[.C966]+5" office:value-type="float" office:value="4.5313">
            <text:p>4.5313</text:p>
          </table:table-cell>
          <table:table-cell table:formula="of:=[.D966]+10" office:value-type="float" office:value="9.6875">
            <text:p>9.6875</text:p>
          </table:table-cell>
          <table:table-cell table:formula="of:=[.E966]+15" office:value-type="float" office:value="15.4687">
            <text:p>15.4687</text:p>
          </table:table-cell>
        </table:table-row>
        <table:table-row table:style-name="ro2">
          <table:table-cell office:value-type="float" office:value="964">
            <text:p>964</text:p>
          </table:table-cell>
          <table:table-cell office:value-type="float" office:value="3.281">
            <text:p>3.28E+000</text:p>
          </table:table-cell>
          <table:table-cell table:number-columns-repeated="3" office:value-type="float" office:value="0.1562">
            <text:p>1.56E-001</text:p>
          </table:table-cell>
          <table:table-cell table:number-columns-repeated="3"/>
          <table:table-cell table:formula="of:=[.I966]+[.$G$2]" office:value-type="float" office:value="0.0000240999985694237">
            <text:p>0.0000241</text:p>
          </table:table-cell>
          <table:table-cell table:formula="of:=[.B967]" office:value-type="float" office:value="3.281">
            <text:p>3.28E+000</text:p>
          </table:table-cell>
          <table:table-cell table:formula="of:=[.C967]+5" office:value-type="float" office:value="5.1562">
            <text:p>5.1562</text:p>
          </table:table-cell>
          <table:table-cell table:formula="of:=[.D967]+10" office:value-type="float" office:value="10.1562">
            <text:p>10.1562</text:p>
          </table:table-cell>
          <table:table-cell table:formula="of:=[.E967]+15" office:value-type="float" office:value="15.1562">
            <text:p>15.1562</text:p>
          </table:table-cell>
        </table:table-row>
        <table:table-row table:style-name="ro2">
          <table:table-cell office:value-type="float" office:value="965">
            <text:p>965</text:p>
          </table:table-cell>
          <table:table-cell office:value-type="float" office:value="2.656">
            <text:p>2.66E+000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967]+[.$G$2]" office:value-type="float" office:value="0.0000241249985679397">
            <text:p>0.000024125</text:p>
          </table:table-cell>
          <table:table-cell table:formula="of:=[.B968]" office:value-type="float" office:value="2.656">
            <text:p>2.66E+000</text:p>
          </table:table-cell>
          <table:table-cell table:formula="of:=[.C968]+5" office:value-type="float" office:value="4.5313">
            <text:p>4.5313</text:p>
          </table:table-cell>
          <table:table-cell table:formula="of:=[.D968]+10" office:value-type="float" office:value="9.6875">
            <text:p>9.6875</text:p>
          </table:table-cell>
          <table:table-cell table:formula="of:=[.E968]+15" office:value-type="float" office:value="15.4687">
            <text:p>15.4687</text:p>
          </table:table-cell>
        </table:table-row>
        <table:table-row table:style-name="ro2">
          <table:table-cell office:value-type="float" office:value="966">
            <text:p>966</text:p>
          </table:table-cell>
          <table:table-cell office:value-type="float" office:value="2.031">
            <text:p>2.03E+000</text:p>
          </table:table-cell>
          <table:table-cell office:value-type="float" office:value="-0.625">
            <text:p>-6.25E-001</text:p>
          </table:table-cell>
          <table:table-cell table:number-columns-repeated="2" office:value-type="float" office:value="0.3125">
            <text:p>3.13E-001</text:p>
          </table:table-cell>
          <table:table-cell table:number-columns-repeated="3"/>
          <table:table-cell table:formula="of:=[.I968]+[.$G$2]" office:value-type="float" office:value="0.0000241499985664557">
            <text:p>0.00002415</text:p>
          </table:table-cell>
          <table:table-cell table:formula="of:=[.B969]" office:value-type="float" office:value="2.031">
            <text:p>2.03E+000</text:p>
          </table:table-cell>
          <table:table-cell table:formula="of:=[.C969]+5" office:value-type="float" office:value="4.375">
            <text:p>4.375</text:p>
          </table:table-cell>
          <table:table-cell table:formula="of:=[.D969]+10" office:value-type="float" office:value="10.3125">
            <text:p>10.3125</text:p>
          </table:table-cell>
          <table:table-cell table:formula="of:=[.E969]+15" office:value-type="float" office:value="15.3125">
            <text:p>15.3125</text:p>
          </table:table-cell>
        </table:table-row>
        <table:table-row table:style-name="ro2">
          <table:table-cell office:value-type="float" office:value="967">
            <text:p>967</text:p>
          </table:table-cell>
          <table:table-cell office:value-type="float" office:value="-0.9375">
            <text:p>-9.38E-001</text:p>
          </table:table-cell>
          <table:table-cell office:value-type="float" office:value="0.3125">
            <text:p>3.13E-001</text:p>
          </table:table-cell>
          <table:table-cell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969]+[.$G$2]" office:value-type="float" office:value="0.0000241749985649717">
            <text:p>0.000024175</text:p>
          </table:table-cell>
          <table:table-cell table:formula="of:=[.B970]" office:value-type="float" office:value="-0.9375">
            <text:p>-9.38E-001</text:p>
          </table:table-cell>
          <table:table-cell table:formula="of:=[.C970]+5" office:value-type="float" office:value="5.3125">
            <text:p>5.3125</text:p>
          </table:table-cell>
          <table:table-cell table:formula="of:=[.D970]+10" office:value-type="float" office:value="9.5313">
            <text:p>9.5313</text:p>
          </table:table-cell>
          <table:table-cell table:formula="of:=[.E970]+15" office:value-type="float" office:value="15.1562">
            <text:p>15.1562</text:p>
          </table:table-cell>
        </table:table-row>
        <table:table-row table:style-name="ro2">
          <table:table-cell office:value-type="float" office:value="968">
            <text:p>968</text:p>
          </table:table-cell>
          <table:table-cell office:value-type="float" office:value="-0.625">
            <text:p>-6.25E-001</text:p>
          </table:table-cell>
          <table:table-cell office:value-type="float" office:value="-0.4687">
            <text:p>-4.69E-001</text:p>
          </table:table-cell>
          <table:table-cell office:value-type="float" office:value="0.3125">
            <text:p>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970]+[.$G$2]" office:value-type="float" office:value="0.0000241999985634877">
            <text:p>0.0000242</text:p>
          </table:table-cell>
          <table:table-cell table:formula="of:=[.B971]" office:value-type="float" office:value="-0.625">
            <text:p>-6.25E-001</text:p>
          </table:table-cell>
          <table:table-cell table:formula="of:=[.C971]+5" office:value-type="float" office:value="4.5313">
            <text:p>4.5313</text:p>
          </table:table-cell>
          <table:table-cell table:formula="of:=[.D971]+10" office:value-type="float" office:value="10.3125">
            <text:p>10.3125</text:p>
          </table:table-cell>
          <table:table-cell table:formula="of:=[.E971]+15" office:value-type="float" office:value="15.4687">
            <text:p>15.4687</text:p>
          </table:table-cell>
        </table:table-row>
        <table:table-row table:style-name="ro2">
          <table:table-cell office:value-type="float" office:value="969">
            <text:p>969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971]+[.$G$2]" office:value-type="float" office:value="0.0000242249985620037">
            <text:p>0.000024225</text:p>
          </table:table-cell>
          <table:table-cell table:formula="of:=[.B972]" office:value-type="float" office:value="0">
            <text:p>0.00E+000</text:p>
          </table:table-cell>
          <table:table-cell table:formula="of:=[.C972]+5" office:value-type="float" office:value="5">
            <text:p>5</text:p>
          </table:table-cell>
          <table:table-cell table:formula="of:=[.D972]+10" office:value-type="float" office:value="9.6875">
            <text:p>9.6875</text:p>
          </table:table-cell>
          <table:table-cell table:formula="of:=[.E972]+15" office:value-type="float" office:value="15">
            <text:p>15</text:p>
          </table:table-cell>
        </table:table-row>
        <table:table-row table:style-name="ro2">
          <table:table-cell office:value-type="float" office:value="970">
            <text:p>970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-0.3125">
            <text:p>-3.13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972]+[.$G$2]" office:value-type="float" office:value="0.0000242499985605197">
            <text:p>0.00002425</text:p>
          </table:table-cell>
          <table:table-cell table:formula="of:=[.B973]" office:value-type="float" office:value="0">
            <text:p>0.00E+000</text:p>
          </table:table-cell>
          <table:table-cell table:formula="of:=[.C973]+5" office:value-type="float" office:value="5">
            <text:p>5</text:p>
          </table:table-cell>
          <table:table-cell table:formula="of:=[.D973]+10" office:value-type="float" office:value="9.6875">
            <text:p>9.6875</text:p>
          </table:table-cell>
          <table:table-cell table:formula="of:=[.E973]+15" office:value-type="float" office:value="15.3125">
            <text:p>15.3125</text:p>
          </table:table-cell>
        </table:table-row>
        <table:table-row table:style-name="ro2">
          <table:table-cell office:value-type="float" office:value="971">
            <text:p>971</text:p>
          </table:table-cell>
          <table:table-cell office:value-type="float" office:value="-0.625">
            <text:p>-6.25E-001</text:p>
          </table:table-cell>
          <table:table-cell office:value-type="float" office:value="-0.4687">
            <text:p>-4.69E-001</text:p>
          </table:table-cell>
          <table:table-cell office:value-type="float" office:value="0.3125">
            <text:p>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973]+[.$G$2]" office:value-type="float" office:value="0.0000242749985590357">
            <text:p>0.000024275</text:p>
          </table:table-cell>
          <table:table-cell table:formula="of:=[.B974]" office:value-type="float" office:value="-0.625">
            <text:p>-6.25E-001</text:p>
          </table:table-cell>
          <table:table-cell table:formula="of:=[.C974]+5" office:value-type="float" office:value="4.5313">
            <text:p>4.5313</text:p>
          </table:table-cell>
          <table:table-cell table:formula="of:=[.D974]+10" office:value-type="float" office:value="10.3125">
            <text:p>10.3125</text:p>
          </table:table-cell>
          <table:table-cell table:formula="of:=[.E974]+15" office:value-type="float" office:value="15.1562">
            <text:p>15.1562</text:p>
          </table:table-cell>
        </table:table-row>
        <table:table-row table:style-name="ro2">
          <table:table-cell office:value-type="float" office:value="972">
            <text:p>972</text:p>
          </table:table-cell>
          <table:table-cell office:value-type="float" office:value="-0.4687">
            <text:p>-4.69E-001</text:p>
          </table:table-cell>
          <table:table-cell office:value-type="float" office:value="-0.625">
            <text:p>-6.25E-001</text:p>
          </table:table-cell>
          <table:table-cell office:value-type="float" office:value="-0.4687">
            <text:p>-4.69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974]+[.$G$2]" office:value-type="float" office:value="0.0000242999985575517">
            <text:p>0.0000243</text:p>
          </table:table-cell>
          <table:table-cell table:formula="of:=[.B975]" office:value-type="float" office:value="-0.4687">
            <text:p>-4.69E-001</text:p>
          </table:table-cell>
          <table:table-cell table:formula="of:=[.C975]+5" office:value-type="float" office:value="4.375">
            <text:p>4.375</text:p>
          </table:table-cell>
          <table:table-cell table:formula="of:=[.D975]+10" office:value-type="float" office:value="9.5313">
            <text:p>9.5313</text:p>
          </table:table-cell>
          <table:table-cell table:formula="of:=[.E975]+15" office:value-type="float" office:value="15.3125">
            <text:p>15.3125</text:p>
          </table:table-cell>
        </table:table-row>
        <table:table-row table:style-name="ro2">
          <table:table-cell office:value-type="float" office:value="973">
            <text:p>973</text:p>
          </table:table-cell>
          <table:table-cell office:value-type="float" office:value="3.906">
            <text:p>3.91E+000</text:p>
          </table:table-cell>
          <table:table-cell table:number-columns-repeated="2" office:value-type="float" office:value="0.3125">
            <text:p>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975]+[.$G$2]" office:value-type="float" office:value="0.0000243249985560677">
            <text:p>0.000024325</text:p>
          </table:table-cell>
          <table:table-cell table:formula="of:=[.B976]" office:value-type="float" office:value="3.906">
            <text:p>3.91E+000</text:p>
          </table:table-cell>
          <table:table-cell table:formula="of:=[.C976]+5" office:value-type="float" office:value="5.3125">
            <text:p>5.3125</text:p>
          </table:table-cell>
          <table:table-cell table:formula="of:=[.D976]+10" office:value-type="float" office:value="10.3125">
            <text:p>10.3125</text:p>
          </table:table-cell>
          <table:table-cell table:formula="of:=[.E976]+15" office:value-type="float" office:value="15">
            <text:p>15</text:p>
          </table:table-cell>
        </table:table-row>
        <table:table-row table:style-name="ro2">
          <table:table-cell office:value-type="float" office:value="974">
            <text:p>974</text:p>
          </table:table-cell>
          <table:table-cell office:value-type="float" office:value="3.281">
            <text:p>3.28E+000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976]+[.$G$2]" office:value-type="float" office:value="0.0000243499985545837">
            <text:p>0.00002435</text:p>
          </table:table-cell>
          <table:table-cell table:formula="of:=[.B977]" office:value-type="float" office:value="3.281">
            <text:p>3.28E+000</text:p>
          </table:table-cell>
          <table:table-cell table:formula="of:=[.C977]+5" office:value-type="float" office:value="5.1562">
            <text:p>5.1562</text:p>
          </table:table-cell>
          <table:table-cell table:formula="of:=[.D977]+10" office:value-type="float" office:value="10.3125">
            <text:p>10.3125</text:p>
          </table:table-cell>
          <table:table-cell table:formula="of:=[.E977]+15" office:value-type="float" office:value="15.4687">
            <text:p>15.4687</text:p>
          </table:table-cell>
        </table:table-row>
        <table:table-row table:style-name="ro2">
          <table:table-cell office:value-type="float" office:value="975">
            <text:p>975</text:p>
          </table:table-cell>
          <table:table-cell office:value-type="float" office:value="2.812">
            <text:p>2.81E+000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977]+[.$G$2]" office:value-type="float" office:value="0.0000243749985530997">
            <text:p>0.000024375</text:p>
          </table:table-cell>
          <table:table-cell table:formula="of:=[.B978]" office:value-type="float" office:value="2.812">
            <text:p>2.81E+000</text:p>
          </table:table-cell>
          <table:table-cell table:formula="of:=[.C978]+5" office:value-type="float" office:value="4.5313">
            <text:p>4.5313</text:p>
          </table:table-cell>
          <table:table-cell table:formula="of:=[.D978]+10" office:value-type="float" office:value="9.6875">
            <text:p>9.6875</text:p>
          </table:table-cell>
          <table:table-cell table:formula="of:=[.E978]+15" office:value-type="float" office:value="15">
            <text:p>15</text:p>
          </table:table-cell>
        </table:table-row>
        <table:table-row table:style-name="ro2">
          <table:table-cell office:value-type="float" office:value="976">
            <text:p>976</text:p>
          </table:table-cell>
          <table:table-cell office:value-type="float" office:value="2.812">
            <text:p>2.81E+000</text:p>
          </table:table-cell>
          <table:table-cell table:number-columns-repeated="2" office:value-type="float" office:value="0.1562">
            <text:p>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978]+[.$G$2]" office:value-type="float" office:value="0.0000243999985516157">
            <text:p>0.0000244</text:p>
          </table:table-cell>
          <table:table-cell table:formula="of:=[.B979]" office:value-type="float" office:value="2.812">
            <text:p>2.81E+000</text:p>
          </table:table-cell>
          <table:table-cell table:formula="of:=[.C979]+5" office:value-type="float" office:value="5.1562">
            <text:p>5.1562</text:p>
          </table:table-cell>
          <table:table-cell table:formula="of:=[.D979]+10" office:value-type="float" office:value="10.1562">
            <text:p>10.1562</text:p>
          </table:table-cell>
          <table:table-cell table:formula="of:=[.E979]+15" office:value-type="float" office:value="15.4687">
            <text:p>15.4687</text:p>
          </table:table-cell>
        </table:table-row>
        <table:table-row table:style-name="ro2">
          <table:table-cell office:value-type="float" office:value="977">
            <text:p>977</text:p>
          </table:table-cell>
          <table:table-cell office:value-type="float" office:value="3.437">
            <text:p>3.44E+000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979]+[.$G$2]" office:value-type="float" office:value="0.0000244249985501317">
            <text:p>0.000024425</text:p>
          </table:table-cell>
          <table:table-cell table:formula="of:=[.B980]" office:value-type="float" office:value="3.437">
            <text:p>3.44E+000</text:p>
          </table:table-cell>
          <table:table-cell table:formula="of:=[.C980]+5" office:value-type="float" office:value="4.5313">
            <text:p>4.5313</text:p>
          </table:table-cell>
          <table:table-cell table:formula="of:=[.D980]+10" office:value-type="float" office:value="9.6875">
            <text:p>9.6875</text:p>
          </table:table-cell>
          <table:table-cell table:formula="of:=[.E980]+15" office:value-type="float" office:value="15">
            <text:p>15</text:p>
          </table:table-cell>
        </table:table-row>
        <table:table-row table:style-name="ro2">
          <table:table-cell office:value-type="float" office:value="978">
            <text:p>978</text:p>
          </table:table-cell>
          <table:table-cell office:value-type="float" office:value="3.281">
            <text:p>3.28E+000</text:p>
          </table:table-cell>
          <table:table-cell table:number-columns-repeated="3" office:value-type="float" office:value="0.3125">
            <text:p>3.13E-001</text:p>
          </table:table-cell>
          <table:table-cell table:number-columns-repeated="3"/>
          <table:table-cell table:formula="of:=[.I980]+[.$G$2]" office:value-type="float" office:value="0.0000244499985486477">
            <text:p>0.00002445</text:p>
          </table:table-cell>
          <table:table-cell table:formula="of:=[.B981]" office:value-type="float" office:value="3.281">
            <text:p>3.28E+000</text:p>
          </table:table-cell>
          <table:table-cell table:formula="of:=[.C981]+5" office:value-type="float" office:value="5.3125">
            <text:p>5.3125</text:p>
          </table:table-cell>
          <table:table-cell table:formula="of:=[.D981]+10" office:value-type="float" office:value="10.3125">
            <text:p>10.3125</text:p>
          </table:table-cell>
          <table:table-cell table:formula="of:=[.E981]+15" office:value-type="float" office:value="15.3125">
            <text:p>15.3125</text:p>
          </table:table-cell>
        </table:table-row>
        <table:table-row table:style-name="ro2">
          <table:table-cell office:value-type="float" office:value="979">
            <text:p>979</text:p>
          </table:table-cell>
          <table:table-cell office:value-type="float" office:value="-1.093">
            <text:p>-1.09E+000</text:p>
          </table:table-cell>
          <table:table-cell office:value-type="float" office:value="-0.625">
            <text:p>-6.25E-001</text:p>
          </table:table-cell>
          <table:table-cell office:value-type="float" office:value="-0.4687">
            <text:p>-4.69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981]+[.$G$2]" office:value-type="float" office:value="0.0000244749985471637">
            <text:p>0.000024475</text:p>
          </table:table-cell>
          <table:table-cell table:formula="of:=[.B982]" office:value-type="float" office:value="-1.093">
            <text:p>-1.09E+000</text:p>
          </table:table-cell>
          <table:table-cell table:formula="of:=[.C982]+5" office:value-type="float" office:value="4.375">
            <text:p>4.375</text:p>
          </table:table-cell>
          <table:table-cell table:formula="of:=[.D982]+10" office:value-type="float" office:value="9.5313">
            <text:p>9.5313</text:p>
          </table:table-cell>
          <table:table-cell table:formula="of:=[.E982]+15" office:value-type="float" office:value="15">
            <text:p>15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table:number-columns-repeated="2"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982]+[.$G$2]" office:value-type="float" office:value="0.0000244999985456797">
            <text:p>0.0000245</text:p>
          </table:table-cell>
          <table:table-cell table:formula="of:=[.B983]" office:value-type="float" office:value="0.1562">
            <text:p>1.56E-001</text:p>
          </table:table-cell>
          <table:table-cell table:formula="of:=[.C983]+5" office:value-type="float" office:value="5.1562">
            <text:p>5.1562</text:p>
          </table:table-cell>
          <table:table-cell table:formula="of:=[.D983]+10" office:value-type="float" office:value="9.6875">
            <text:p>9.6875</text:p>
          </table:table-cell>
          <table:table-cell table:formula="of:=[.E983]+15" office:value-type="float" office:value="15.3125">
            <text:p>15.3125</text:p>
          </table:table-cell>
        </table:table-row>
        <table:table-row table:style-name="ro2">
          <table:table-cell office:value-type="float" office:value="981">
            <text:p>981</text:p>
          </table:table-cell>
          <table:table-cell office:value-type="float" office:value="-0.7812">
            <text:p>-7.81E-001</text:p>
          </table:table-cell>
          <table:table-cell office:value-type="float" office:value="-0.4687">
            <text:p>-4.69E-001</text:p>
          </table:table-cell>
          <table:table-cell office:value-type="float" office:value="0.3125">
            <text:p>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983]+[.$G$2]" office:value-type="float" office:value="0.0000245249985441957">
            <text:p>0.000024525</text:p>
          </table:table-cell>
          <table:table-cell table:formula="of:=[.B984]" office:value-type="float" office:value="-0.7812">
            <text:p>-7.81E-001</text:p>
          </table:table-cell>
          <table:table-cell table:formula="of:=[.C984]+5" office:value-type="float" office:value="4.5313">
            <text:p>4.5313</text:p>
          </table:table-cell>
          <table:table-cell table:formula="of:=[.D984]+10" office:value-type="float" office:value="10.3125">
            <text:p>10.3125</text:p>
          </table:table-cell>
          <table:table-cell table:formula="of:=[.E984]+15" office:value-type="float" office:value="15.1562">
            <text:p>15.1562</text:p>
          </table:table-cell>
        </table:table-row>
        <table:table-row table:style-name="ro2">
          <table:table-cell office:value-type="float" office:value="982">
            <text:p>98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984]+[.$G$2]" office:value-type="float" office:value="0.0000245499985427117">
            <text:p>0.00002455</text:p>
          </table:table-cell>
          <table:table-cell table:formula="of:=[.B985]" office:value-type="float" office:value="0">
            <text:p>0.00E+000</text:p>
          </table:table-cell>
          <table:table-cell table:formula="of:=[.C985]+5" office:value-type="float" office:value="5">
            <text:p>5</text:p>
          </table:table-cell>
          <table:table-cell table:formula="of:=[.D985]+10" office:value-type="float" office:value="10.1562">
            <text:p>10.1562</text:p>
          </table:table-cell>
          <table:table-cell table:formula="of:=[.E985]+15" office:value-type="float" office:value="15.3125">
            <text:p>15.3125</text:p>
          </table:table-cell>
        </table:table-row>
        <table:table-row table:style-name="ro2">
          <table:table-cell office:value-type="float" office:value="983">
            <text:p>983</text:p>
          </table:table-cell>
          <table:table-cell table:number-columns-repeated="2" office:value-type="float" office:value="-0.4687">
            <text:p>-4.69E-001</text:p>
          </table:table-cell>
          <table:table-cell office:value-type="float" office:value="-0.1562">
            <text:p>-1.56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985]+[.$G$2]" office:value-type="float" office:value="0.0000245749985412277">
            <text:p>0.000024575</text:p>
          </table:table-cell>
          <table:table-cell table:formula="of:=[.B986]" office:value-type="float" office:value="-0.4687">
            <text:p>-4.69E-001</text:p>
          </table:table-cell>
          <table:table-cell table:formula="of:=[.C986]+5" office:value-type="float" office:value="4.5313">
            <text:p>4.5313</text:p>
          </table:table-cell>
          <table:table-cell table:formula="of:=[.D986]+10" office:value-type="float" office:value="9.8438">
            <text:p>9.8438</text:p>
          </table:table-cell>
          <table:table-cell table:formula="of:=[.E986]+15" office:value-type="float" office:value="15">
            <text:p>15</text:p>
          </table:table-cell>
        </table:table-row>
        <table:table-row table:style-name="ro2">
          <table:table-cell office:value-type="float" office:value="984">
            <text:p>984</text:p>
          </table:table-cell>
          <table:table-cell office:value-type="float" office:value="-0.4687">
            <text:p>-4.69E-001</text:p>
          </table:table-cell>
          <table:table-cell table:number-columns-repeated="2"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986]+[.$G$2]" office:value-type="float" office:value="0.0000245999985397437">
            <text:p>0.0000246</text:p>
          </table:table-cell>
          <table:table-cell table:formula="of:=[.B987]" office:value-type="float" office:value="-0.4687">
            <text:p>-4.69E-001</text:p>
          </table:table-cell>
          <table:table-cell table:formula="of:=[.C987]+5" office:value-type="float" office:value="5.1562">
            <text:p>5.1562</text:p>
          </table:table-cell>
          <table:table-cell table:formula="of:=[.D987]+10" office:value-type="float" office:value="10.1562">
            <text:p>10.1562</text:p>
          </table:table-cell>
          <table:table-cell table:formula="of:=[.E987]+15" office:value-type="float" office:value="15.3125">
            <text:p>15.3125</text:p>
          </table:table-cell>
        </table:table-row>
        <table:table-row table:style-name="ro2">
          <table:table-cell office:value-type="float" office:value="985">
            <text:p>985</text:p>
          </table:table-cell>
          <table:table-cell office:value-type="float" office:value="0">
            <text:p>0.00E+000</text:p>
          </table:table-cell>
          <table:table-cell office:value-type="float" office:value="-0.625">
            <text:p>-6.25E-001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987]+[.$G$2]" office:value-type="float" office:value="0.0000246249985382597">
            <text:p>0.000024625</text:p>
          </table:table-cell>
          <table:table-cell table:formula="of:=[.B988]" office:value-type="float" office:value="0">
            <text:p>0.00E+000</text:p>
          </table:table-cell>
          <table:table-cell table:formula="of:=[.C988]+5" office:value-type="float" office:value="4.375">
            <text:p>4.375</text:p>
          </table:table-cell>
          <table:table-cell table:formula="of:=[.D988]+10" office:value-type="float" office:value="9.6875">
            <text:p>9.6875</text:p>
          </table:table-cell>
          <table:table-cell table:formula="of:=[.E988]+15" office:value-type="float" office:value="15">
            <text:p>15</text:p>
          </table:table-cell>
        </table:table-row>
        <table:table-row table:style-name="ro2">
          <table:table-cell office:value-type="float" office:value="986">
            <text:p>986</text:p>
          </table:table-cell>
          <table:table-cell office:value-type="float" office:value="0.625">
            <text:p>6.25E-001</text:p>
          </table:table-cell>
          <table:table-cell office:value-type="float" office:value="-0.4687">
            <text:p>-4.69E-001</text:p>
          </table:table-cell>
          <table:table-cell table:number-columns-repeated="2" office:value-type="float" office:value="0.3125">
            <text:p>3.13E-001</text:p>
          </table:table-cell>
          <table:table-cell table:number-columns-repeated="3"/>
          <table:table-cell table:formula="of:=[.I988]+[.$G$2]" office:value-type="float" office:value="0.0000246499985367757">
            <text:p>0.00002465</text:p>
          </table:table-cell>
          <table:table-cell table:formula="of:=[.B989]" office:value-type="float" office:value="0.625">
            <text:p>6.25E-001</text:p>
          </table:table-cell>
          <table:table-cell table:formula="of:=[.C989]+5" office:value-type="float" office:value="4.5313">
            <text:p>4.5313</text:p>
          </table:table-cell>
          <table:table-cell table:formula="of:=[.D989]+10" office:value-type="float" office:value="10.3125">
            <text:p>10.3125</text:p>
          </table:table-cell>
          <table:table-cell table:formula="of:=[.E989]+15" office:value-type="float" office:value="15.3125">
            <text:p>15.3125</text:p>
          </table:table-cell>
        </table:table-row>
        <table:table-row table:style-name="ro2">
          <table:table-cell office:value-type="float" office:value="987">
            <text:p>987</text:p>
          </table:table-cell>
          <table:table-cell office:value-type="float" office:value="3.906">
            <text:p>3.91E+000</text:p>
          </table:table-cell>
          <table:table-cell office:value-type="float" office:value="0.3125">
            <text:p>3.13E-001</text:p>
          </table:table-cell>
          <table:table-cell office:value-type="float" office:value="-0.4687">
            <text:p>-4.69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989]+[.$G$2]" office:value-type="float" office:value="0.0000246749985352917">
            <text:p>0.000024675</text:p>
          </table:table-cell>
          <table:table-cell table:formula="of:=[.B990]" office:value-type="float" office:value="3.906">
            <text:p>3.91E+000</text:p>
          </table:table-cell>
          <table:table-cell table:formula="of:=[.C990]+5" office:value-type="float" office:value="5.3125">
            <text:p>5.3125</text:p>
          </table:table-cell>
          <table:table-cell table:formula="of:=[.D990]+10" office:value-type="float" office:value="9.5313">
            <text:p>9.5313</text:p>
          </table:table-cell>
          <table:table-cell table:formula="of:=[.E990]+15" office:value-type="float" office:value="15">
            <text:p>15</text:p>
          </table:table-cell>
        </table:table-row>
        <table:table-row table:style-name="ro2">
          <table:table-cell office:value-type="float" office:value="988">
            <text:p>988</text:p>
          </table:table-cell>
          <table:table-cell office:value-type="float" office:value="3.281">
            <text:p>3.28E+000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990]+[.$G$2]" office:value-type="float" office:value="0.0000246999985338077">
            <text:p>0.0000247</text:p>
          </table:table-cell>
          <table:table-cell table:formula="of:=[.B991]" office:value-type="float" office:value="3.281">
            <text:p>3.28E+000</text:p>
          </table:table-cell>
          <table:table-cell table:formula="of:=[.C991]+5" office:value-type="float" office:value="5.1562">
            <text:p>5.1562</text:p>
          </table:table-cell>
          <table:table-cell table:formula="of:=[.D991]+10" office:value-type="float" office:value="9.6875">
            <text:p>9.6875</text:p>
          </table:table-cell>
          <table:table-cell table:formula="of:=[.E991]+15" office:value-type="float" office:value="15.1562">
            <text:p>15.1562</text:p>
          </table:table-cell>
        </table:table-row>
        <table:table-row table:style-name="ro2">
          <table:table-cell office:value-type="float" office:value="989">
            <text:p>989</text:p>
          </table:table-cell>
          <table:table-cell office:value-type="float" office:value="2.656">
            <text:p>2.66E+000</text:p>
          </table:table-cell>
          <table:table-cell office:value-type="float" office:value="-0.4687">
            <text:p>-4.69E-001</text:p>
          </table:table-cell>
          <table:table-cell office:value-type="float" office:value="0.3125">
            <text:p>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991]+[.$G$2]" office:value-type="float" office:value="0.0000247249985323237">
            <text:p>0.000024725</text:p>
          </table:table-cell>
          <table:table-cell table:formula="of:=[.B992]" office:value-type="float" office:value="2.656">
            <text:p>2.66E+000</text:p>
          </table:table-cell>
          <table:table-cell table:formula="of:=[.C992]+5" office:value-type="float" office:value="4.5313">
            <text:p>4.5313</text:p>
          </table:table-cell>
          <table:table-cell table:formula="of:=[.D992]+10" office:value-type="float" office:value="10.3125">
            <text:p>10.3125</text:p>
          </table:table-cell>
          <table:table-cell table:formula="of:=[.E992]+15" office:value-type="float" office:value="15.4687">
            <text:p>15.4687</text:p>
          </table:table-cell>
        </table:table-row>
        <table:table-row table:style-name="ro2">
          <table:table-cell office:value-type="float" office:value="990">
            <text:p>990</text:p>
          </table:table-cell>
          <table:table-cell office:value-type="float" office:value="3.437">
            <text:p>3.44E+000</text:p>
          </table:table-cell>
          <table:table-cell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992]+[.$G$2]" office:value-type="float" office:value="0.0000247499985308397">
            <text:p>0.00002475</text:p>
          </table:table-cell>
          <table:table-cell table:formula="of:=[.B993]" office:value-type="float" office:value="3.437">
            <text:p>3.44E+000</text:p>
          </table:table-cell>
          <table:table-cell table:formula="of:=[.C993]+5" office:value-type="float" office:value="4.5313">
            <text:p>4.5313</text:p>
          </table:table-cell>
          <table:table-cell table:formula="of:=[.D993]+10" office:value-type="float" office:value="10.1562">
            <text:p>10.1562</text:p>
          </table:table-cell>
          <table:table-cell table:formula="of:=[.E993]+15" office:value-type="float" office:value="15.3125">
            <text:p>15.3125</text:p>
          </table:table-cell>
        </table:table-row>
        <table:table-row table:style-name="ro2">
          <table:table-cell office:value-type="float" office:value="991">
            <text:p>991</text:p>
          </table:table-cell>
          <table:table-cell office:value-type="float" office:value="2.812">
            <text:p>2.81E+000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993]+[.$G$2]" office:value-type="float" office:value="0.0000247749985293557">
            <text:p>0.000024775</text:p>
          </table:table-cell>
          <table:table-cell table:formula="of:=[.B994]" office:value-type="float" office:value="2.812">
            <text:p>2.81E+000</text:p>
          </table:table-cell>
          <table:table-cell table:formula="of:=[.C994]+5" office:value-type="float" office:value="5.1562">
            <text:p>5.1562</text:p>
          </table:table-cell>
          <table:table-cell table:formula="of:=[.D994]+10" office:value-type="float" office:value="9.6875">
            <text:p>9.6875</text:p>
          </table:table-cell>
          <table:table-cell table:formula="of:=[.E994]+15" office:value-type="float" office:value="15">
            <text:p>15</text:p>
          </table:table-cell>
        </table:table-row>
        <table:table-row table:style-name="ro2">
          <table:table-cell office:value-type="float" office:value="992">
            <text:p>992</text:p>
          </table:table-cell>
          <table:table-cell office:value-type="float" office:value="3.281">
            <text:p>3.28E+000</text:p>
          </table:table-cell>
          <table:table-cell table:number-columns-repeated="2" office:value-type="float" office:value="0.3125">
            <text:p>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994]+[.$G$2]" office:value-type="float" office:value="0.0000247999985278717">
            <text:p>0.0000248</text:p>
          </table:table-cell>
          <table:table-cell table:formula="of:=[.B995]" office:value-type="float" office:value="3.281">
            <text:p>3.28E+000</text:p>
          </table:table-cell>
          <table:table-cell table:formula="of:=[.C995]+5" office:value-type="float" office:value="5.3125">
            <text:p>5.3125</text:p>
          </table:table-cell>
          <table:table-cell table:formula="of:=[.D995]+10" office:value-type="float" office:value="10.3125">
            <text:p>10.3125</text:p>
          </table:table-cell>
          <table:table-cell table:formula="of:=[.E995]+15" office:value-type="float" office:value="15.4687">
            <text:p>15.4687</text:p>
          </table:table-cell>
        </table:table-row>
        <table:table-row table:style-name="ro2">
          <table:table-cell office:value-type="float" office:value="993">
            <text:p>993</text:p>
          </table:table-cell>
          <table:table-cell office:value-type="float" office:value="-1.093">
            <text:p>-1.09E+000</text:p>
          </table:table-cell>
          <table:table-cell office:value-type="float" office:value="-0.625">
            <text:p>-6.25E-001</text:p>
          </table:table-cell>
          <table:table-cell office:value-type="float" office:value="-0.4687">
            <text:p>-4.69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995]+[.$G$2]" office:value-type="float" office:value="0.0000248249985263877">
            <text:p>0.000024825</text:p>
          </table:table-cell>
          <table:table-cell table:formula="of:=[.B996]" office:value-type="float" office:value="-1.093">
            <text:p>-1.09E+000</text:p>
          </table:table-cell>
          <table:table-cell table:formula="of:=[.C996]+5" office:value-type="float" office:value="4.375">
            <text:p>4.375</text:p>
          </table:table-cell>
          <table:table-cell table:formula="of:=[.D996]+10" office:value-type="float" office:value="9.5313">
            <text:p>9.5313</text:p>
          </table:table-cell>
          <table:table-cell table:formula="of:=[.E996]+15" office:value-type="float" office:value="15">
            <text:p>15</text:p>
          </table:table-cell>
        </table:table-row>
        <table:table-row table:style-name="ro2">
          <table:table-cell office:value-type="float" office:value="994">
            <text:p>994</text:p>
          </table:table-cell>
          <table:table-cell office:value-type="float" office:value="-0.625">
            <text:p>-6.25E-001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996]+[.$G$2]" office:value-type="float" office:value="0.0000248499985249037">
            <text:p>0.00002485</text:p>
          </table:table-cell>
          <table:table-cell table:formula="of:=[.B997]" office:value-type="float" office:value="-0.625">
            <text:p>-6.25E-001</text:p>
          </table:table-cell>
          <table:table-cell table:formula="of:=[.C997]+5" office:value-type="float" office:value="5.1562">
            <text:p>5.1562</text:p>
          </table:table-cell>
          <table:table-cell table:formula="of:=[.D997]+10" office:value-type="float" office:value="9.6875">
            <text:p>9.6875</text:p>
          </table:table-cell>
          <table:table-cell table:formula="of:=[.E997]+15" office:value-type="float" office:value="15.3125">
            <text:p>15.3125</text:p>
          </table:table-cell>
        </table:table-row>
        <table:table-row table:style-name="ro2">
          <table:table-cell office:value-type="float" office:value="995">
            <text:p>995</text:p>
          </table:table-cell>
          <table:table-cell office:value-type="float" office:value="0">
            <text:p>0.00E+000</text:p>
          </table:table-cell>
          <table:table-cell office:value-type="float" office:value="-0.4687">
            <text:p>-4.69E-001</text:p>
          </table:table-cell>
          <table:table-cell office:value-type="float" office:value="0.3125">
            <text:p>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997]+[.$G$2]" office:value-type="float" office:value="0.0000248749985234197">
            <text:p>0.000024875</text:p>
          </table:table-cell>
          <table:table-cell table:formula="of:=[.B998]" office:value-type="float" office:value="0">
            <text:p>0.00E+000</text:p>
          </table:table-cell>
          <table:table-cell table:formula="of:=[.C998]+5" office:value-type="float" office:value="4.5313">
            <text:p>4.5313</text:p>
          </table:table-cell>
          <table:table-cell table:formula="of:=[.D998]+10" office:value-type="float" office:value="10.3125">
            <text:p>10.3125</text:p>
          </table:table-cell>
          <table:table-cell table:formula="of:=[.E998]+15" office:value-type="float" office:value="15.1562">
            <text:p>15.1562</text:p>
          </table:table-cell>
        </table:table-row>
        <table:table-row table:style-name="ro2">
          <table:table-cell office:value-type="float" office:value="996">
            <text:p>996</text:p>
          </table:table-cell>
          <table:table-cell table:number-columns-repeated="2"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998]+[.$G$2]" office:value-type="float" office:value="0.0000248999985219357">
            <text:p>0.0000249</text:p>
          </table:table-cell>
          <table:table-cell table:formula="of:=[.B999]" office:value-type="float" office:value="-0.4687">
            <text:p>-4.69E-001</text:p>
          </table:table-cell>
          <table:table-cell table:formula="of:=[.C999]+5" office:value-type="float" office:value="4.5313">
            <text:p>4.5313</text:p>
          </table:table-cell>
          <table:table-cell table:formula="of:=[.D999]+10" office:value-type="float" office:value="9.6875">
            <text:p>9.6875</text:p>
          </table:table-cell>
          <table:table-cell table:formula="of:=[.E999]+15" office:value-type="float" office:value="15.1562">
            <text:p>15.1562</text:p>
          </table:table-cell>
        </table:table-row>
        <table:table-row table:style-name="ro2">
          <table:table-cell office:value-type="float" office:value="997">
            <text:p>997</text:p>
          </table:table-cell>
          <table:table-cell office:value-type="float" office:value="0">
            <text:p>0.00E+000</text:p>
          </table:table-cell>
          <table:table-cell table:number-columns-repeated="2" office:value-type="float" office:value="0.1562">
            <text:p>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999]+[.$G$2]" office:value-type="float" office:value="0.0000249249985204517">
            <text:p>0.000024925</text:p>
          </table:table-cell>
          <table:table-cell table:formula="of:=[.B1000]" office:value-type="float" office:value="0">
            <text:p>0.00E+000</text:p>
          </table:table-cell>
          <table:table-cell table:formula="of:=[.C1000]+5" office:value-type="float" office:value="5.1562">
            <text:p>5.1562</text:p>
          </table:table-cell>
          <table:table-cell table:formula="of:=[.D1000]+10" office:value-type="float" office:value="10.1562">
            <text:p>10.1562</text:p>
          </table:table-cell>
          <table:table-cell table:formula="of:=[.E1000]+15" office:value-type="float" office:value="15.4687">
            <text:p>15.4687</text:p>
          </table:table-cell>
        </table:table-row>
        <table:table-row table:style-name="ro2">
          <table:table-cell office:value-type="float" office:value="998">
            <text:p>998</text:p>
          </table:table-cell>
          <table:table-cell table:number-columns-repeated="2"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000]+[.$G$2]" office:value-type="float" office:value="0.0000249499985189677">
            <text:p>0.00002495</text:p>
          </table:table-cell>
          <table:table-cell table:formula="of:=[.B1001]" office:value-type="float" office:value="-0.4687">
            <text:p>-4.69E-001</text:p>
          </table:table-cell>
          <table:table-cell table:formula="of:=[.C1001]+5" office:value-type="float" office:value="4.5313">
            <text:p>4.5313</text:p>
          </table:table-cell>
          <table:table-cell table:formula="of:=[.D1001]+10" office:value-type="float" office:value="9.6875">
            <text:p>9.6875</text:p>
          </table:table-cell>
          <table:table-cell table:formula="of:=[.E1001]+15" office:value-type="float" office:value="15.3125">
            <text:p>15.3125</text:p>
          </table:table-cell>
        </table:table-row>
        <table:table-row table:style-name="ro2">
          <table:table-cell office:value-type="float" office:value="999">
            <text:p>999</text:p>
          </table:table-cell>
          <table:table-cell office:value-type="float" office:value="3.906">
            <text:p>3.91E+000</text:p>
          </table:table-cell>
          <table:table-cell office:value-type="float" office:value="0.4687">
            <text:p>4.69E-001</text:p>
          </table:table-cell>
          <table:table-cell office:value-type="float" office:value="0.3125">
            <text:p>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001]+[.$G$2]" office:value-type="float" office:value="0.0000249749985174837">
            <text:p>0.000024975</text:p>
          </table:table-cell>
          <table:table-cell table:formula="of:=[.B1002]" office:value-type="float" office:value="3.906">
            <text:p>3.91E+000</text:p>
          </table:table-cell>
          <table:table-cell table:formula="of:=[.C1002]+5" office:value-type="float" office:value="5.4687">
            <text:p>5.4687</text:p>
          </table:table-cell>
          <table:table-cell table:formula="of:=[.D1002]+10" office:value-type="float" office:value="10.3125">
            <text:p>10.3125</text:p>
          </table:table-cell>
          <table:table-cell table:formula="of:=[.E1002]+15" office:value-type="float" office:value="15">
            <text:p>15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3.593">
            <text:p>3.59E+000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002]+[.$G$2]" office:value-type="float" office:value="0.0000249999985159997">
            <text:p>0.000025</text:p>
          </table:table-cell>
          <table:table-cell table:formula="of:=[.B1003]" office:value-type="float" office:value="3.593">
            <text:p>3.59E+000</text:p>
          </table:table-cell>
          <table:table-cell table:formula="of:=[.C1003]+5" office:value-type="float" office:value="4.5313">
            <text:p>4.5313</text:p>
          </table:table-cell>
          <table:table-cell table:formula="of:=[.D1003]+10" office:value-type="float" office:value="9.6875">
            <text:p>9.6875</text:p>
          </table:table-cell>
          <table:table-cell table:formula="of:=[.E1003]+15" office:value-type="float" office:value="15.1562">
            <text:p>15.1562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float" office:value="2.656">
            <text:p>2.66E+000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03]+[.$G$2]" office:value-type="float" office:value="0.0000250249985145157">
            <text:p>0.000025025</text:p>
          </table:table-cell>
          <table:table-cell table:formula="of:=[.B1004]" office:value-type="float" office:value="2.656">
            <text:p>2.66E+000</text:p>
          </table:table-cell>
          <table:table-cell table:formula="of:=[.C1004]+5" office:value-type="float" office:value="5.1562">
            <text:p>5.1562</text:p>
          </table:table-cell>
          <table:table-cell table:formula="of:=[.D1004]+10" office:value-type="float" office:value="10.3125">
            <text:p>10.3125</text:p>
          </table:table-cell>
          <table:table-cell table:formula="of:=[.E1004]+15" office:value-type="float" office:value="15.4687">
            <text:p>15.4687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float" office:value="3.281">
            <text:p>3.28E+000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004]+[.$G$2]" office:value-type="float" office:value="0.0000250499985130317">
            <text:p>0.00002505</text:p>
          </table:table-cell>
          <table:table-cell table:formula="of:=[.B1005]" office:value-type="float" office:value="3.281">
            <text:p>3.28E+000</text:p>
          </table:table-cell>
          <table:table-cell table:formula="of:=[.C1005]+5" office:value-type="float" office:value="5.1562">
            <text:p>5.1562</text:p>
          </table:table-cell>
          <table:table-cell table:formula="of:=[.D1005]+10" office:value-type="float" office:value="9.6875">
            <text:p>9.6875</text:p>
          </table:table-cell>
          <table:table-cell table:formula="of:=[.E1005]+15" office:value-type="float" office:value="15">
            <text:p>15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office:value-type="float" office:value="2.812">
            <text:p>2.81E+000</text:p>
          </table:table-cell>
          <table:table-cell office:value-type="float" office:value="-0.4687">
            <text:p>-4.69E-001</text:p>
          </table:table-cell>
          <table:table-cell office:value-type="float" office:value="0.3125">
            <text:p>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05]+[.$G$2]" office:value-type="float" office:value="0.0000250749985115477">
            <text:p>0.000025075</text:p>
          </table:table-cell>
          <table:table-cell table:formula="of:=[.B1006]" office:value-type="float" office:value="2.812">
            <text:p>2.81E+000</text:p>
          </table:table-cell>
          <table:table-cell table:formula="of:=[.C1006]+5" office:value-type="float" office:value="4.5313">
            <text:p>4.5313</text:p>
          </table:table-cell>
          <table:table-cell table:formula="of:=[.D1006]+10" office:value-type="float" office:value="10.3125">
            <text:p>10.3125</text:p>
          </table:table-cell>
          <table:table-cell table:formula="of:=[.E1006]+15" office:value-type="float" office:value="15.4687">
            <text:p>15.4687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float" office:value="3.281">
            <text:p>3.28E+000</text:p>
          </table:table-cell>
          <table:table-cell table:number-columns-repeated="2"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006]+[.$G$2]" office:value-type="float" office:value="0.0000250999985100637">
            <text:p>0.0000251</text:p>
          </table:table-cell>
          <table:table-cell table:formula="of:=[.B1007]" office:value-type="float" office:value="3.281">
            <text:p>3.28E+000</text:p>
          </table:table-cell>
          <table:table-cell table:formula="of:=[.C1007]+5" office:value-type="float" office:value="4.6875">
            <text:p>4.6875</text:p>
          </table:table-cell>
          <table:table-cell table:formula="of:=[.D1007]+10" office:value-type="float" office:value="9.6875">
            <text:p>9.6875</text:p>
          </table:table-cell>
          <table:table-cell table:formula="of:=[.E1007]+15" office:value-type="float" office:value="15.1562">
            <text:p>15.1562</text:p>
          </table:table-cell>
        </table:table-row>
        <table:table-row table:style-name="ro2">
          <table:table-cell office:value-type="float" office:value="1005">
            <text:p>1005</text:p>
          </table:table-cell>
          <table:table-cell office:value-type="float" office:value="2.812">
            <text:p>2.81E+000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07]+[.$G$2]" office:value-type="float" office:value="0.0000251249985085797">
            <text:p>0.000025125</text:p>
          </table:table-cell>
          <table:table-cell table:formula="of:=[.B1008]" office:value-type="float" office:value="2.812">
            <text:p>2.81E+000</text:p>
          </table:table-cell>
          <table:table-cell table:formula="of:=[.C1008]+5" office:value-type="float" office:value="5.1562">
            <text:p>5.1562</text:p>
          </table:table-cell>
          <table:table-cell table:formula="of:=[.D1008]+10" office:value-type="float" office:value="10.3125">
            <text:p>10.3125</text:p>
          </table:table-cell>
          <table:table-cell table:formula="of:=[.E1008]+15" office:value-type="float" office:value="15.4687">
            <text:p>15.4687</text:p>
          </table:table-cell>
        </table:table-row>
        <table:table-row table:style-name="ro2">
          <table:table-cell office:value-type="float" office:value="1006">
            <text:p>1006</text:p>
          </table:table-cell>
          <table:table-cell office:value-type="float" office:value="2.031">
            <text:p>2.03E+000</text:p>
          </table:table-cell>
          <table:table-cell table:number-columns-repeated="2" office:value-type="float" office:value="0.3125">
            <text:p>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008]+[.$G$2]" office:value-type="float" office:value="0.0000251499985070957">
            <text:p>0.00002515</text:p>
          </table:table-cell>
          <table:table-cell table:formula="of:=[.B1009]" office:value-type="float" office:value="2.031">
            <text:p>2.03E+000</text:p>
          </table:table-cell>
          <table:table-cell table:formula="of:=[.C1009]+5" office:value-type="float" office:value="5.3125">
            <text:p>5.3125</text:p>
          </table:table-cell>
          <table:table-cell table:formula="of:=[.D1009]+10" office:value-type="float" office:value="10.3125">
            <text:p>10.3125</text:p>
          </table:table-cell>
          <table:table-cell table:formula="of:=[.E1009]+15" office:value-type="float" office:value="15">
            <text:p>15</text:p>
          </table:table-cell>
        </table:table-row>
        <table:table-row table:style-name="ro2">
          <table:table-cell office:value-type="float" office:value="1007">
            <text:p>1007</text:p>
          </table:table-cell>
          <table:table-cell office:value-type="float" office:value="-1.093">
            <text:p>-1.09E+000</text:p>
          </table:table-cell>
          <table:table-cell office:value-type="float" office:value="-0.625">
            <text:p>-6.25E-001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09]+[.$G$2]" office:value-type="float" office:value="0.0000251749985056117">
            <text:p>0.000025175</text:p>
          </table:table-cell>
          <table:table-cell table:formula="of:=[.B1010]" office:value-type="float" office:value="-1.093">
            <text:p>-1.09E+000</text:p>
          </table:table-cell>
          <table:table-cell table:formula="of:=[.C1010]+5" office:value-type="float" office:value="4.375">
            <text:p>4.375</text:p>
          </table:table-cell>
          <table:table-cell table:formula="of:=[.D1010]+10" office:value-type="float" office:value="9.6875">
            <text:p>9.6875</text:p>
          </table:table-cell>
          <table:table-cell table:formula="of:=[.E1010]+15" office:value-type="float" office:value="15.4687">
            <text:p>15.4687</text:p>
          </table:table-cell>
        </table:table-row>
        <table:table-row table:style-name="ro2">
          <table:table-cell office:value-type="float" office:value="1008">
            <text:p>1008</text:p>
          </table:table-cell>
          <table:table-cell office:value-type="float" office:value="0">
            <text:p>0.00E+000</text:p>
          </table:table-cell>
          <table:table-cell office:value-type="float" office:value="-0.4687">
            <text:p>-4.69E-001</text:p>
          </table:table-cell>
          <table:table-cell table:number-columns-repeated="2" office:value-type="float" office:value="0.1562">
            <text:p>1.56E-001</text:p>
          </table:table-cell>
          <table:table-cell table:number-columns-repeated="3"/>
          <table:table-cell table:formula="of:=[.I1010]+[.$G$2]" office:value-type="float" office:value="0.0000251999985041277">
            <text:p>0.0000252</text:p>
          </table:table-cell>
          <table:table-cell table:formula="of:=[.B1011]" office:value-type="float" office:value="0">
            <text:p>0.00E+000</text:p>
          </table:table-cell>
          <table:table-cell table:formula="of:=[.C1011]+5" office:value-type="float" office:value="4.5313">
            <text:p>4.5313</text:p>
          </table:table-cell>
          <table:table-cell table:formula="of:=[.D1011]+10" office:value-type="float" office:value="10.1562">
            <text:p>10.1562</text:p>
          </table:table-cell>
          <table:table-cell table:formula="of:=[.E1011]+15" office:value-type="float" office:value="15.1562">
            <text:p>15.1562</text:p>
          </table:table-cell>
        </table:table-row>
        <table:table-row table:style-name="ro2">
          <table:table-cell office:value-type="float" office:value="1009">
            <text:p>1009</text:p>
          </table:table-cell>
          <table:table-cell office:value-type="float" office:value="-0.625">
            <text:p>-6.25E-001</text:p>
          </table:table-cell>
          <table:table-cell office:value-type="float" office:value="0.1562">
            <text:p>1.56E-001</text:p>
          </table:table-cell>
          <table:table-cell office:value-type="float" office:value="-0.1562">
            <text:p>-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11]+[.$G$2]" office:value-type="float" office:value="0.0000252249985026437">
            <text:p>0.000025225</text:p>
          </table:table-cell>
          <table:table-cell table:formula="of:=[.B1012]" office:value-type="float" office:value="-0.625">
            <text:p>-6.25E-001</text:p>
          </table:table-cell>
          <table:table-cell table:formula="of:=[.C1012]+5" office:value-type="float" office:value="5.1562">
            <text:p>5.1562</text:p>
          </table:table-cell>
          <table:table-cell table:formula="of:=[.D1012]+10" office:value-type="float" office:value="9.8438">
            <text:p>9.8438</text:p>
          </table:table-cell>
          <table:table-cell table:formula="of:=[.E1012]+15" office:value-type="float" office:value="15.4687">
            <text:p>15.4687</text:p>
          </table:table-cell>
        </table:table-row>
        <table:table-row table:style-name="ro2">
          <table:table-cell office:value-type="float" office:value="1010">
            <text:p>1010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table:number-columns-repeated="2" office:value-type="float" office:value="0.1562">
            <text:p>1.56E-001</text:p>
          </table:table-cell>
          <table:table-cell table:number-columns-repeated="3"/>
          <table:table-cell table:formula="of:=[.I1012]+[.$G$2]" office:value-type="float" office:value="0.0000252499985011597">
            <text:p>0.00002525</text:p>
          </table:table-cell>
          <table:table-cell table:formula="of:=[.B1013]" office:value-type="float" office:value="-0.4687">
            <text:p>-4.69E-001</text:p>
          </table:table-cell>
          <table:table-cell table:formula="of:=[.C1013]+5" office:value-type="float" office:value="4.6875">
            <text:p>4.6875</text:p>
          </table:table-cell>
          <table:table-cell table:formula="of:=[.D1013]+10" office:value-type="float" office:value="10.1562">
            <text:p>10.1562</text:p>
          </table:table-cell>
          <table:table-cell table:formula="of:=[.E1013]+15" office:value-type="float" office:value="15.1562">
            <text:p>15.1562</text:p>
          </table:table-cell>
        </table:table-row>
        <table:table-row table:style-name="ro2">
          <table:table-cell office:value-type="float" office:value="1011">
            <text:p>1011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-0.4687">
            <text:p>-4.69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13]+[.$G$2]" office:value-type="float" office:value="0.0000252749984996757">
            <text:p>0.000025275</text:p>
          </table:table-cell>
          <table:table-cell table:formula="of:=[.B1014]" office:value-type="float" office:value="0">
            <text:p>0.00E+000</text:p>
          </table:table-cell>
          <table:table-cell table:formula="of:=[.C1014]+5" office:value-type="float" office:value="5.1562">
            <text:p>5.1562</text:p>
          </table:table-cell>
          <table:table-cell table:formula="of:=[.D1014]+10" office:value-type="float" office:value="9.5313">
            <text:p>9.5313</text:p>
          </table:table-cell>
          <table:table-cell table:formula="of:=[.E1014]+15" office:value-type="float" office:value="15.4687">
            <text:p>15.4687</text:p>
          </table:table-cell>
        </table:table-row>
        <table:table-row table:style-name="ro2">
          <table:table-cell office:value-type="float" office:value="1012">
            <text:p>1012</text:p>
          </table:table-cell>
          <table:table-cell office:value-type="float" office:value="-0.4687">
            <text:p>-4.69E-001</text:p>
          </table:table-cell>
          <table:table-cell office:value-type="float" office:value="-0.625">
            <text:p>-6.25E-001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014]+[.$G$2]" office:value-type="float" office:value="0.0000252999984981917">
            <text:p>0.0000253</text:p>
          </table:table-cell>
          <table:table-cell table:formula="of:=[.B1015]" office:value-type="float" office:value="-0.4687">
            <text:p>-4.69E-001</text:p>
          </table:table-cell>
          <table:table-cell table:formula="of:=[.C1015]+5" office:value-type="float" office:value="4.375">
            <text:p>4.375</text:p>
          </table:table-cell>
          <table:table-cell table:formula="of:=[.D1015]+10" office:value-type="float" office:value="9.6875">
            <text:p>9.6875</text:p>
          </table:table-cell>
          <table:table-cell table:formula="of:=[.E1015]+15" office:value-type="float" office:value="15">
            <text:p>15</text:p>
          </table:table-cell>
        </table:table-row>
        <table:table-row table:style-name="ro2">
          <table:table-cell office:value-type="float" office:value="1013">
            <text:p>1013</text:p>
          </table:table-cell>
          <table:table-cell office:value-type="float" office:value="3.906">
            <text:p>3.91E+000</text:p>
          </table:table-cell>
          <table:table-cell table:number-columns-repeated="2" office:value-type="float" office:value="0.3125">
            <text:p>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15]+[.$G$2]" office:value-type="float" office:value="0.0000253249984967077">
            <text:p>0.000025325</text:p>
          </table:table-cell>
          <table:table-cell table:formula="of:=[.B1016]" office:value-type="float" office:value="3.906">
            <text:p>3.91E+000</text:p>
          </table:table-cell>
          <table:table-cell table:formula="of:=[.C1016]+5" office:value-type="float" office:value="5.3125">
            <text:p>5.3125</text:p>
          </table:table-cell>
          <table:table-cell table:formula="of:=[.D1016]+10" office:value-type="float" office:value="10.3125">
            <text:p>10.3125</text:p>
          </table:table-cell>
          <table:table-cell table:formula="of:=[.E1016]+15" office:value-type="float" office:value="15.4687">
            <text:p>15.4687</text:p>
          </table:table-cell>
        </table:table-row>
        <table:table-row table:style-name="ro2">
          <table:table-cell office:value-type="float" office:value="1014">
            <text:p>1014</text:p>
          </table:table-cell>
          <table:table-cell office:value-type="float" office:value="3.281">
            <text:p>3.28E+000</text:p>
          </table:table-cell>
          <table:table-cell office:value-type="float" office:value="0">
            <text:p>0.00E+000</text:p>
          </table:table-cell>
          <table:table-cell table:number-columns-repeated="2" office:value-type="float" office:value="0.1562">
            <text:p>1.56E-001</text:p>
          </table:table-cell>
          <table:table-cell table:number-columns-repeated="3"/>
          <table:table-cell table:formula="of:=[.I1016]+[.$G$2]" office:value-type="float" office:value="0.0000253499984952237">
            <text:p>0.00002535</text:p>
          </table:table-cell>
          <table:table-cell table:formula="of:=[.B1017]" office:value-type="float" office:value="3.281">
            <text:p>3.28E+000</text:p>
          </table:table-cell>
          <table:table-cell table:formula="of:=[.C1017]+5" office:value-type="float" office:value="5">
            <text:p>5</text:p>
          </table:table-cell>
          <table:table-cell table:formula="of:=[.D1017]+10" office:value-type="float" office:value="10.1562">
            <text:p>10.1562</text:p>
          </table:table-cell>
          <table:table-cell table:formula="of:=[.E1017]+15" office:value-type="float" office:value="15.1562">
            <text:p>15.1562</text:p>
          </table:table-cell>
        </table:table-row>
        <table:table-row table:style-name="ro2">
          <table:table-cell office:value-type="float" office:value="1015">
            <text:p>1015</text:p>
          </table:table-cell>
          <table:table-cell office:value-type="float" office:value="2.812">
            <text:p>2.81E+000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17]+[.$G$2]" office:value-type="float" office:value="0.0000253749984937397">
            <text:p>0.000025375</text:p>
          </table:table-cell>
          <table:table-cell table:formula="of:=[.B1018]" office:value-type="float" office:value="2.812">
            <text:p>2.81E+000</text:p>
          </table:table-cell>
          <table:table-cell table:formula="of:=[.C1018]+5" office:value-type="float" office:value="4.5313">
            <text:p>4.5313</text:p>
          </table:table-cell>
          <table:table-cell table:formula="of:=[.D1018]+10" office:value-type="float" office:value="9.6875">
            <text:p>9.6875</text:p>
          </table:table-cell>
          <table:table-cell table:formula="of:=[.E1018]+15" office:value-type="float" office:value="15.4687">
            <text:p>15.4687</text:p>
          </table:table-cell>
        </table:table-row>
        <table:table-row table:style-name="ro2">
          <table:table-cell office:value-type="float" office:value="1016">
            <text:p>1016</text:p>
          </table:table-cell>
          <table:table-cell office:value-type="float" office:value="3.281">
            <text:p>3.28E+000</text:p>
          </table:table-cell>
          <table:table-cell office:value-type="float" office:value="-0.4687">
            <text:p>-4.69E-001</text:p>
          </table:table-cell>
          <table:table-cell table:number-columns-repeated="2" office:value-type="float" office:value="0.3125">
            <text:p>3.13E-001</text:p>
          </table:table-cell>
          <table:table-cell table:number-columns-repeated="3"/>
          <table:table-cell table:formula="of:=[.I1018]+[.$G$2]" office:value-type="float" office:value="0.0000253999984922557">
            <text:p>0.0000254</text:p>
          </table:table-cell>
          <table:table-cell table:formula="of:=[.B1019]" office:value-type="float" office:value="3.281">
            <text:p>3.28E+000</text:p>
          </table:table-cell>
          <table:table-cell table:formula="of:=[.C1019]+5" office:value-type="float" office:value="4.5313">
            <text:p>4.5313</text:p>
          </table:table-cell>
          <table:table-cell table:formula="of:=[.D1019]+10" office:value-type="float" office:value="10.3125">
            <text:p>10.3125</text:p>
          </table:table-cell>
          <table:table-cell table:formula="of:=[.E1019]+15" office:value-type="float" office:value="15.3125">
            <text:p>15.3125</text:p>
          </table:table-cell>
        </table:table-row>
        <table:table-row table:style-name="ro2">
          <table:table-cell office:value-type="float" office:value="1017">
            <text:p>1017</text:p>
          </table:table-cell>
          <table:table-cell office:value-type="float" office:value="2.812">
            <text:p>2.81E+000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019]+[.$G$2]" office:value-type="float" office:value="0.0000254249984907717">
            <text:p>0.000025425</text:p>
          </table:table-cell>
          <table:table-cell table:formula="of:=[.B1020]" office:value-type="float" office:value="2.812">
            <text:p>2.81E+000</text:p>
          </table:table-cell>
          <table:table-cell table:formula="of:=[.C1020]+5" office:value-type="float" office:value="5.1562">
            <text:p>5.1562</text:p>
          </table:table-cell>
          <table:table-cell table:formula="of:=[.D1020]+10" office:value-type="float" office:value="9.6875">
            <text:p>9.6875</text:p>
          </table:table-cell>
          <table:table-cell table:formula="of:=[.E1020]+15" office:value-type="float" office:value="15.1562">
            <text:p>15.1562</text:p>
          </table:table-cell>
        </table:table-row>
        <table:table-row table:style-name="ro2">
          <table:table-cell office:value-type="float" office:value="1018">
            <text:p>1018</text:p>
          </table:table-cell>
          <table:table-cell office:value-type="float" office:value="3.281">
            <text:p>3.28E+000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020]+[.$G$2]" office:value-type="float" office:value="0.0000254499984892877">
            <text:p>0.00002545</text:p>
          </table:table-cell>
          <table:table-cell table:formula="of:=[.B1021]" office:value-type="float" office:value="3.281">
            <text:p>3.28E+000</text:p>
          </table:table-cell>
          <table:table-cell table:formula="of:=[.C1021]+5" office:value-type="float" office:value="5.1562">
            <text:p>5.1562</text:p>
          </table:table-cell>
          <table:table-cell table:formula="of:=[.D1021]+10" office:value-type="float" office:value="9.6875">
            <text:p>9.6875</text:p>
          </table:table-cell>
          <table:table-cell table:formula="of:=[.E1021]+15" office:value-type="float" office:value="15">
            <text:p>15</text:p>
          </table:table-cell>
        </table:table-row>
        <table:table-row table:style-name="ro2">
          <table:table-cell office:value-type="float" office:value="1019">
            <text:p>1019</text:p>
          </table:table-cell>
          <table:table-cell office:value-type="float" office:value="-1.093">
            <text:p>-1.09E+000</text:p>
          </table:table-cell>
          <table:table-cell office:value-type="float" office:value="-0.4687">
            <text:p>-4.69E-001</text:p>
          </table:table-cell>
          <table:table-cell table:number-columns-repeated="2" office:value-type="float" office:value="0.4687">
            <text:p>4.69E-001</text:p>
          </table:table-cell>
          <table:table-cell table:number-columns-repeated="3"/>
          <table:table-cell table:formula="of:=[.I1021]+[.$G$2]" office:value-type="float" office:value="0.0000254749984878037">
            <text:p>0.000025475</text:p>
          </table:table-cell>
          <table:table-cell table:formula="of:=[.B1022]" office:value-type="float" office:value="-1.093">
            <text:p>-1.09E+000</text:p>
          </table:table-cell>
          <table:table-cell table:formula="of:=[.C1022]+5" office:value-type="float" office:value="4.5313">
            <text:p>4.5313</text:p>
          </table:table-cell>
          <table:table-cell table:formula="of:=[.D1022]+10" office:value-type="float" office:value="10.4687">
            <text:p>10.4687</text:p>
          </table:table-cell>
          <table:table-cell table:formula="of:=[.E1022]+15" office:value-type="float" office:value="15.4687">
            <text:p>15.4687</text:p>
          </table:table-cell>
        </table:table-row>
        <table:table-row table:style-name="ro2">
          <table:table-cell office:value-type="float" office:value="1020">
            <text:p>1020</text:p>
          </table:table-cell>
          <table:table-cell office:value-type="float" office:value="0.1562">
            <text:p>1.56E-001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022]+[.$G$2]" office:value-type="float" office:value="0.0000254999984863197">
            <text:p>0.0000255</text:p>
          </table:table-cell>
          <table:table-cell table:formula="of:=[.B1023]" office:value-type="float" office:value="0.1562">
            <text:p>1.56E-001</text:p>
          </table:table-cell>
          <table:table-cell table:formula="of:=[.C1023]+5" office:value-type="float" office:value="4.5313">
            <text:p>4.5313</text:p>
          </table:table-cell>
          <table:table-cell table:formula="of:=[.D1023]+10" office:value-type="float" office:value="9.6875">
            <text:p>9.6875</text:p>
          </table:table-cell>
          <table:table-cell table:formula="of:=[.E1023]+15" office:value-type="float" office:value="15">
            <text:p>15</text:p>
          </table:table-cell>
        </table:table-row>
        <table:table-row table:style-name="ro2">
          <table:table-cell office:value-type="float" office:value="1021">
            <text:p>1021</text:p>
          </table:table-cell>
          <table:table-cell office:value-type="float" office:value="-0.625">
            <text:p>-6.25E-001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23]+[.$G$2]" office:value-type="float" office:value="0.0000255249984848357">
            <text:p>0.000025525</text:p>
          </table:table-cell>
          <table:table-cell table:formula="of:=[.B1024]" office:value-type="float" office:value="-0.625">
            <text:p>-6.25E-001</text:p>
          </table:table-cell>
          <table:table-cell table:formula="of:=[.C1024]+5" office:value-type="float" office:value="5.1562">
            <text:p>5.1562</text:p>
          </table:table-cell>
          <table:table-cell table:formula="of:=[.D1024]+10" office:value-type="float" office:value="10.3125">
            <text:p>10.3125</text:p>
          </table:table-cell>
          <table:table-cell table:formula="of:=[.E1024]+15" office:value-type="float" office:value="15.4687">
            <text:p>15.4687</text:p>
          </table:table-cell>
        </table:table-row>
        <table:table-row table:style-name="ro2">
          <table:table-cell office:value-type="float" office:value="1022">
            <text:p>1022</text:p>
          </table:table-cell>
          <table:table-cell office:value-type="float" office:value="-0.625">
            <text:p>-6.25E-001</text:p>
          </table:table-cell>
          <table:table-cell office:value-type="float" office:value="0.1562">
            <text:p>1.56E-001</text:p>
          </table:table-cell>
          <table:table-cell office:value-type="float" office:value="-0.4687">
            <text:p>-4.69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24]+[.$G$2]" office:value-type="float" office:value="0.0000255499984833517">
            <text:p>0.00002555</text:p>
          </table:table-cell>
          <table:table-cell table:formula="of:=[.B1025]" office:value-type="float" office:value="-0.625">
            <text:p>-6.25E-001</text:p>
          </table:table-cell>
          <table:table-cell table:formula="of:=[.C1025]+5" office:value-type="float" office:value="5.1562">
            <text:p>5.1562</text:p>
          </table:table-cell>
          <table:table-cell table:formula="of:=[.D1025]+10" office:value-type="float" office:value="9.5313">
            <text:p>9.5313</text:p>
          </table:table-cell>
          <table:table-cell table:formula="of:=[.E1025]+15" office:value-type="float" office:value="15.4687">
            <text:p>15.4687</text:p>
          </table:table-cell>
        </table:table-row>
        <table:table-row table:style-name="ro2">
          <table:table-cell office:value-type="float" office:value="1023">
            <text:p>1023</text:p>
          </table:table-cell>
          <table:table-cell office:value-type="float" office:value="0">
            <text:p>0.00E+000</text:p>
          </table:table-cell>
          <table:table-cell office:value-type="float" office:value="-0.4687">
            <text:p>-4.69E-001</text:p>
          </table:table-cell>
          <table:table-cell office:value-type="float" office:value="0.3125">
            <text:p>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025]+[.$G$2]" office:value-type="float" office:value="0.0000255749984818677">
            <text:p>0.000025575</text:p>
          </table:table-cell>
          <table:table-cell table:formula="of:=[.B1026]" office:value-type="float" office:value="0">
            <text:p>0.00E+000</text:p>
          </table:table-cell>
          <table:table-cell table:formula="of:=[.C1026]+5" office:value-type="float" office:value="4.5313">
            <text:p>4.5313</text:p>
          </table:table-cell>
          <table:table-cell table:formula="of:=[.D1026]+10" office:value-type="float" office:value="10.3125">
            <text:p>10.3125</text:p>
          </table:table-cell>
          <table:table-cell table:formula="of:=[.E1026]+15" office:value-type="float" office:value="15">
            <text:p>15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-0.625">
            <text:p>-6.25E-001</text:p>
          </table:table-cell>
          <table:table-cell table:number-columns-repeated="2" office:value-type="float" office:value="0.1562">
            <text:p>1.56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026]+[.$G$2]" office:value-type="float" office:value="0.0000255999984803837">
            <text:p>0.0000256</text:p>
          </table:table-cell>
          <table:table-cell table:formula="of:=[.B1027]" office:value-type="float" office:value="-0.625">
            <text:p>-6.25E-001</text:p>
          </table:table-cell>
          <table:table-cell table:formula="of:=[.C1027]+5" office:value-type="float" office:value="5.1562">
            <text:p>5.1562</text:p>
          </table:table-cell>
          <table:table-cell table:formula="of:=[.D1027]+10" office:value-type="float" office:value="10.1562">
            <text:p>10.1562</text:p>
          </table:table-cell>
          <table:table-cell table:formula="of:=[.E1027]+15" office:value-type="float" office:value="15">
            <text:p>15</text:p>
          </table:table-cell>
        </table:table-row>
        <table:table-row table:style-name="ro2">
          <table:table-cell office:value-type="float" office:value="1025">
            <text:p>1025</text:p>
          </table:table-cell>
          <table:table-cell office:value-type="float" office:value="0.1562">
            <text:p>1.56E-001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27]+[.$G$2]" office:value-type="float" office:value="0.0000256249984788997">
            <text:p>0.000025625</text:p>
          </table:table-cell>
          <table:table-cell table:formula="of:=[.B1028]" office:value-type="float" office:value="0.1562">
            <text:p>1.56E-001</text:p>
          </table:table-cell>
          <table:table-cell table:formula="of:=[.C1028]+5" office:value-type="float" office:value="4.5313">
            <text:p>4.5313</text:p>
          </table:table-cell>
          <table:table-cell table:formula="of:=[.D1028]+10" office:value-type="float" office:value="9.6875">
            <text:p>9.6875</text:p>
          </table:table-cell>
          <table:table-cell table:formula="of:=[.E1028]+15" office:value-type="float" office:value="15.4687">
            <text:p>15.4687</text:p>
          </table:table-cell>
        </table:table-row>
        <table:table-row table:style-name="ro2">
          <table:table-cell office:value-type="float" office:value="1026">
            <text:p>1026</text:p>
          </table:table-cell>
          <table:table-cell office:value-type="float" office:value="0.4687">
            <text:p>4.69E-001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028]+[.$G$2]" office:value-type="float" office:value="0.0000256499984774157">
            <text:p>0.00002565</text:p>
          </table:table-cell>
          <table:table-cell table:formula="of:=[.B1029]" office:value-type="float" office:value="0.4687">
            <text:p>4.69E-001</text:p>
          </table:table-cell>
          <table:table-cell table:formula="of:=[.C1029]+5" office:value-type="float" office:value="4.5313">
            <text:p>4.5313</text:p>
          </table:table-cell>
          <table:table-cell table:formula="of:=[.D1029]+10" office:value-type="float" office:value="9.6875">
            <text:p>9.6875</text:p>
          </table:table-cell>
          <table:table-cell table:formula="of:=[.E1029]+15" office:value-type="float" office:value="15.1562">
            <text:p>15.1562</text:p>
          </table:table-cell>
        </table:table-row>
        <table:table-row table:style-name="ro2">
          <table:table-cell office:value-type="float" office:value="1027">
            <text:p>1027</text:p>
          </table:table-cell>
          <table:table-cell office:value-type="float" office:value="3.906">
            <text:p>3.91E+000</text:p>
          </table:table-cell>
          <table:table-cell table:number-columns-repeated="2" office:value-type="float" office:value="0.3125">
            <text:p>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29]+[.$G$2]" office:value-type="float" office:value="0.0000256749984759317">
            <text:p>0.000025675</text:p>
          </table:table-cell>
          <table:table-cell table:formula="of:=[.B1030]" office:value-type="float" office:value="3.906">
            <text:p>3.91E+000</text:p>
          </table:table-cell>
          <table:table-cell table:formula="of:=[.C1030]+5" office:value-type="float" office:value="5.3125">
            <text:p>5.3125</text:p>
          </table:table-cell>
          <table:table-cell table:formula="of:=[.D1030]+10" office:value-type="float" office:value="10.3125">
            <text:p>10.3125</text:p>
          </table:table-cell>
          <table:table-cell table:formula="of:=[.E1030]+15" office:value-type="float" office:value="15.4687">
            <text:p>15.4687</text:p>
          </table:table-cell>
        </table:table-row>
        <table:table-row table:style-name="ro2">
          <table:table-cell office:value-type="float" office:value="1028">
            <text:p>1028</text:p>
          </table:table-cell>
          <table:table-cell office:value-type="float" office:value="2.812">
            <text:p>2.81E+000</text:p>
          </table:table-cell>
          <table:table-cell table:number-columns-repeated="3" office:value-type="float" office:value="0.1562">
            <text:p>1.56E-001</text:p>
          </table:table-cell>
          <table:table-cell table:number-columns-repeated="3"/>
          <table:table-cell table:formula="of:=[.I1030]+[.$G$2]" office:value-type="float" office:value="0.0000256999984744477">
            <text:p>0.0000257</text:p>
          </table:table-cell>
          <table:table-cell table:formula="of:=[.B1031]" office:value-type="float" office:value="2.812">
            <text:p>2.81E+000</text:p>
          </table:table-cell>
          <table:table-cell table:formula="of:=[.C1031]+5" office:value-type="float" office:value="5.1562">
            <text:p>5.1562</text:p>
          </table:table-cell>
          <table:table-cell table:formula="of:=[.D1031]+10" office:value-type="float" office:value="10.1562">
            <text:p>10.1562</text:p>
          </table:table-cell>
          <table:table-cell table:formula="of:=[.E1031]+15" office:value-type="float" office:value="15.1562">
            <text:p>15.1562</text:p>
          </table:table-cell>
        </table:table-row>
        <table:table-row table:style-name="ro2">
          <table:table-cell office:value-type="float" office:value="1029">
            <text:p>1029</text:p>
          </table:table-cell>
          <table:table-cell office:value-type="float" office:value="3.437">
            <text:p>3.44E+000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31]+[.$G$2]" office:value-type="float" office:value="0.0000257249984729637">
            <text:p>0.000025725</text:p>
          </table:table-cell>
          <table:table-cell table:formula="of:=[.B1032]" office:value-type="float" office:value="3.437">
            <text:p>3.44E+000</text:p>
          </table:table-cell>
          <table:table-cell table:formula="of:=[.C1032]+5" office:value-type="float" office:value="4.5313">
            <text:p>4.5313</text:p>
          </table:table-cell>
          <table:table-cell table:formula="of:=[.D1032]+10" office:value-type="float" office:value="9.6875">
            <text:p>9.6875</text:p>
          </table:table-cell>
          <table:table-cell table:formula="of:=[.E1032]+15" office:value-type="float" office:value="15.4687">
            <text:p>15.4687</text:p>
          </table:table-cell>
        </table:table-row>
        <table:table-row table:style-name="ro2">
          <table:table-cell office:value-type="float" office:value="1030">
            <text:p>1030</text:p>
          </table:table-cell>
          <table:table-cell office:value-type="float" office:value="3.281">
            <text:p>3.28E+000</text:p>
          </table:table-cell>
          <table:table-cell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032]+[.$G$2]" office:value-type="float" office:value="0.0000257499984714797">
            <text:p>0.00002575</text:p>
          </table:table-cell>
          <table:table-cell table:formula="of:=[.B1033]" office:value-type="float" office:value="3.281">
            <text:p>3.28E+000</text:p>
          </table:table-cell>
          <table:table-cell table:formula="of:=[.C1033]+5" office:value-type="float" office:value="4.5313">
            <text:p>4.5313</text:p>
          </table:table-cell>
          <table:table-cell table:formula="of:=[.D1033]+10" office:value-type="float" office:value="10.1562">
            <text:p>10.1562</text:p>
          </table:table-cell>
          <table:table-cell table:formula="of:=[.E1033]+15" office:value-type="float" office:value="15">
            <text:p>15</text:p>
          </table:table-cell>
        </table:table-row>
        <table:table-row table:style-name="ro2">
          <table:table-cell office:value-type="float" office:value="1031">
            <text:p>1031</text:p>
          </table:table-cell>
          <table:table-cell office:value-type="float" office:value="2.812">
            <text:p>2.81E+000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33]+[.$G$2]" office:value-type="float" office:value="0.0000257749984699957">
            <text:p>0.000025775</text:p>
          </table:table-cell>
          <table:table-cell table:formula="of:=[.B1034]" office:value-type="float" office:value="2.812">
            <text:p>2.81E+000</text:p>
          </table:table-cell>
          <table:table-cell table:formula="of:=[.C1034]+5" office:value-type="float" office:value="5.1562">
            <text:p>5.1562</text:p>
          </table:table-cell>
          <table:table-cell table:formula="of:=[.D1034]+10" office:value-type="float" office:value="9.6875">
            <text:p>9.6875</text:p>
          </table:table-cell>
          <table:table-cell table:formula="of:=[.E1034]+15" office:value-type="float" office:value="15.4687">
            <text:p>15.4687</text:p>
          </table:table-cell>
        </table:table-row>
        <table:table-row table:style-name="ro2">
          <table:table-cell office:value-type="float" office:value="1032">
            <text:p>1032</text:p>
          </table:table-cell>
          <table:table-cell office:value-type="float" office:value="3.281">
            <text:p>3.28E+000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034]+[.$G$2]" office:value-type="float" office:value="0.0000257999984685117">
            <text:p>0.0000258</text:p>
          </table:table-cell>
          <table:table-cell table:formula="of:=[.B1035]" office:value-type="float" office:value="3.281">
            <text:p>3.28E+000</text:p>
          </table:table-cell>
          <table:table-cell table:formula="of:=[.C1035]+5" office:value-type="float" office:value="5.1562">
            <text:p>5.1562</text:p>
          </table:table-cell>
          <table:table-cell table:formula="of:=[.D1035]+10" office:value-type="float" office:value="10.3125">
            <text:p>10.3125</text:p>
          </table:table-cell>
          <table:table-cell table:formula="of:=[.E1035]+15" office:value-type="float" office:value="15.1562">
            <text:p>15.1562</text:p>
          </table:table-cell>
        </table:table-row>
        <table:table-row table:style-name="ro2">
          <table:table-cell office:value-type="float" office:value="1033">
            <text:p>1033</text:p>
          </table:table-cell>
          <table:table-cell office:value-type="float" office:value="-1.093">
            <text:p>-1.09E+000</text:p>
          </table:table-cell>
          <table:table-cell office:value-type="float" office:value="-0.625">
            <text:p>-6.25E-001</text:p>
          </table:table-cell>
          <table:table-cell office:value-type="float" office:value="-0.4687">
            <text:p>-4.69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35]+[.$G$2]" office:value-type="float" office:value="0.0000258249984670277">
            <text:p>0.000025825</text:p>
          </table:table-cell>
          <table:table-cell table:formula="of:=[.B1036]" office:value-type="float" office:value="-1.093">
            <text:p>-1.09E+000</text:p>
          </table:table-cell>
          <table:table-cell table:formula="of:=[.C1036]+5" office:value-type="float" office:value="4.375">
            <text:p>4.375</text:p>
          </table:table-cell>
          <table:table-cell table:formula="of:=[.D1036]+10" office:value-type="float" office:value="9.5313">
            <text:p>9.5313</text:p>
          </table:table-cell>
          <table:table-cell table:formula="of:=[.E1036]+15" office:value-type="float" office:value="15.4687">
            <text:p>15.4687</text:p>
          </table:table-cell>
        </table:table-row>
        <table:table-row table:style-name="ro2">
          <table:table-cell office:value-type="float" office:value="1034">
            <text:p>1034</text:p>
          </table:table-cell>
          <table:table-cell office:value-type="float" office:value="-0.4687">
            <text:p>-4.69E-001</text:p>
          </table:table-cell>
          <table:table-cell table:number-columns-repeated="2"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036]+[.$G$2]" office:value-type="float" office:value="0.0000258499984655437">
            <text:p>0.00002585</text:p>
          </table:table-cell>
          <table:table-cell table:formula="of:=[.B1037]" office:value-type="float" office:value="-0.4687">
            <text:p>-4.69E-001</text:p>
          </table:table-cell>
          <table:table-cell table:formula="of:=[.C1037]+5" office:value-type="float" office:value="5.1562">
            <text:p>5.1562</text:p>
          </table:table-cell>
          <table:table-cell table:formula="of:=[.D1037]+10" office:value-type="float" office:value="10.1562">
            <text:p>10.1562</text:p>
          </table:table-cell>
          <table:table-cell table:formula="of:=[.E1037]+15" office:value-type="float" office:value="15.3125">
            <text:p>15.3125</text:p>
          </table:table-cell>
        </table:table-row>
        <table:table-row table:style-name="ro2">
          <table:table-cell office:value-type="float" office:value="1035">
            <text:p>1035</text:p>
          </table:table-cell>
          <table:table-cell office:value-type="float" office:value="0">
            <text:p>0.00E+000</text:p>
          </table:table-cell>
          <table:table-cell table:number-columns-repeated="2" office:value-type="float" office:value="-0.4687">
            <text:p>-4.69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037]+[.$G$2]" office:value-type="float" office:value="0.0000258749984640597">
            <text:p>0.000025875</text:p>
          </table:table-cell>
          <table:table-cell table:formula="of:=[.B1038]" office:value-type="float" office:value="0">
            <text:p>0.00E+000</text:p>
          </table:table-cell>
          <table:table-cell table:formula="of:=[.C1038]+5" office:value-type="float" office:value="4.5313">
            <text:p>4.5313</text:p>
          </table:table-cell>
          <table:table-cell table:formula="of:=[.D1038]+10" office:value-type="float" office:value="9.5313">
            <text:p>9.5313</text:p>
          </table:table-cell>
          <table:table-cell table:formula="of:=[.E1038]+15" office:value-type="float" office:value="15">
            <text:p>15</text:p>
          </table:table-cell>
        </table:table-row>
        <table:table-row table:style-name="ro2">
          <table:table-cell office:value-type="float" office:value="1036">
            <text:p>1036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038]+[.$G$2]" office:value-type="float" office:value="0.0000258999984625757">
            <text:p>0.0000259</text:p>
          </table:table-cell>
          <table:table-cell table:formula="of:=[.B1039]" office:value-type="float" office:value="0">
            <text:p>0.00E+000</text:p>
          </table:table-cell>
          <table:table-cell table:formula="of:=[.C1039]+5" office:value-type="float" office:value="5.1562">
            <text:p>5.1562</text:p>
          </table:table-cell>
          <table:table-cell table:formula="of:=[.D1039]+10" office:value-type="float" office:value="9.6875">
            <text:p>9.6875</text:p>
          </table:table-cell>
          <table:table-cell table:formula="of:=[.E1039]+15" office:value-type="float" office:value="15">
            <text:p>15</text:p>
          </table:table-cell>
        </table:table-row>
        <table:table-row table:style-name="ro2">
          <table:table-cell office:value-type="float" office:value="1037">
            <text:p>1037</text:p>
          </table:table-cell>
          <table:table-cell table:number-columns-repeated="2"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39]+[.$G$2]" office:value-type="float" office:value="0.0000259249984610917">
            <text:p>0.000025925</text:p>
          </table:table-cell>
          <table:table-cell table:formula="of:=[.B1040]" office:value-type="float" office:value="-0.4687">
            <text:p>-4.69E-001</text:p>
          </table:table-cell>
          <table:table-cell table:formula="of:=[.C1040]+5" office:value-type="float" office:value="4.5313">
            <text:p>4.5313</text:p>
          </table:table-cell>
          <table:table-cell table:formula="of:=[.D1040]+10" office:value-type="float" office:value="10.1562">
            <text:p>10.1562</text:p>
          </table:table-cell>
          <table:table-cell table:formula="of:=[.E1040]+15" office:value-type="float" office:value="15.4687">
            <text:p>15.4687</text:p>
          </table:table-cell>
        </table:table-row>
        <table:table-row table:style-name="ro2">
          <table:table-cell office:value-type="float" office:value="1038">
            <text:p>1038</text:p>
          </table:table-cell>
          <table:table-cell table:number-columns-repeated="2"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040]+[.$G$2]" office:value-type="float" office:value="0.0000259499984596077">
            <text:p>0.00002595</text:p>
          </table:table-cell>
          <table:table-cell table:formula="of:=[.B1041]" office:value-type="float" office:value="-0.4687">
            <text:p>-4.69E-001</text:p>
          </table:table-cell>
          <table:table-cell table:formula="of:=[.C1041]+5" office:value-type="float" office:value="4.5313">
            <text:p>4.5313</text:p>
          </table:table-cell>
          <table:table-cell table:formula="of:=[.D1041]+10" office:value-type="float" office:value="9.6875">
            <text:p>9.6875</text:p>
          </table:table-cell>
          <table:table-cell table:formula="of:=[.E1041]+15" office:value-type="float" office:value="15.3125">
            <text:p>15.3125</text:p>
          </table:table-cell>
        </table:table-row>
        <table:table-row table:style-name="ro2">
          <table:table-cell office:value-type="float" office:value="1039">
            <text:p>1039</text:p>
          </table:table-cell>
          <table:table-cell office:value-type="float" office:value="3.906">
            <text:p>3.91E+000</text:p>
          </table:table-cell>
          <table:table-cell table:number-columns-repeated="2" office:value-type="float" office:value="0.3125">
            <text:p>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041]+[.$G$2]" office:value-type="float" office:value="0.0000259749984581237">
            <text:p>0.000025975</text:p>
          </table:table-cell>
          <table:table-cell table:formula="of:=[.B1042]" office:value-type="float" office:value="3.906">
            <text:p>3.91E+000</text:p>
          </table:table-cell>
          <table:table-cell table:formula="of:=[.C1042]+5" office:value-type="float" office:value="5.3125">
            <text:p>5.3125</text:p>
          </table:table-cell>
          <table:table-cell table:formula="of:=[.D1042]+10" office:value-type="float" office:value="10.3125">
            <text:p>10.3125</text:p>
          </table:table-cell>
          <table:table-cell table:formula="of:=[.E1042]+15" office:value-type="float" office:value="15.1562">
            <text:p>15.1562</text:p>
          </table:table-cell>
        </table:table-row>
        <table:table-row table:style-name="ro2">
          <table:table-cell office:value-type="float" office:value="1040">
            <text:p>1040</text:p>
          </table:table-cell>
          <table:table-cell office:value-type="float" office:value="3.593">
            <text:p>3.59E+000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42]+[.$G$2]" office:value-type="float" office:value="0.0000259999984566397">
            <text:p>0.000026</text:p>
          </table:table-cell>
          <table:table-cell table:formula="of:=[.B1043]" office:value-type="float" office:value="3.593">
            <text:p>3.59E+000</text:p>
          </table:table-cell>
          <table:table-cell table:formula="of:=[.C1043]+5" office:value-type="float" office:value="4.5313">
            <text:p>4.5313</text:p>
          </table:table-cell>
          <table:table-cell table:formula="of:=[.D1043]+10" office:value-type="float" office:value="9.6875">
            <text:p>9.6875</text:p>
          </table:table-cell>
          <table:table-cell table:formula="of:=[.E1043]+15" office:value-type="float" office:value="15.4687">
            <text:p>15.4687</text:p>
          </table:table-cell>
        </table:table-row>
        <table:table-row table:style-name="ro2">
          <table:table-cell office:value-type="float" office:value="1041">
            <text:p>1041</text:p>
          </table:table-cell>
          <table:table-cell office:value-type="float" office:value="2.656">
            <text:p>2.66E+000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043]+[.$G$2]" office:value-type="float" office:value="0.0000260249984551557">
            <text:p>0.000026025</text:p>
          </table:table-cell>
          <table:table-cell table:formula="of:=[.B1044]" office:value-type="float" office:value="2.656">
            <text:p>2.66E+000</text:p>
          </table:table-cell>
          <table:table-cell table:formula="of:=[.C1044]+5" office:value-type="float" office:value="5.1562">
            <text:p>5.1562</text:p>
          </table:table-cell>
          <table:table-cell table:formula="of:=[.D1044]+10" office:value-type="float" office:value="10.3125">
            <text:p>10.3125</text:p>
          </table:table-cell>
          <table:table-cell table:formula="of:=[.E1044]+15" office:value-type="float" office:value="15">
            <text:p>15</text:p>
          </table:table-cell>
        </table:table-row>
        <table:table-row table:style-name="ro2">
          <table:table-cell office:value-type="float" office:value="1042">
            <text:p>1042</text:p>
          </table:table-cell>
          <table:table-cell office:value-type="float" office:value="2.812">
            <text:p>2.81E+000</text:p>
          </table:table-cell>
          <table:table-cell table:number-columns-repeated="2" office:value-type="float" office:value="0.1562">
            <text:p>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44]+[.$G$2]" office:value-type="float" office:value="0.0000260499984536717">
            <text:p>0.00002605</text:p>
          </table:table-cell>
          <table:table-cell table:formula="of:=[.B1045]" office:value-type="float" office:value="2.812">
            <text:p>2.81E+000</text:p>
          </table:table-cell>
          <table:table-cell table:formula="of:=[.C1045]+5" office:value-type="float" office:value="5.1562">
            <text:p>5.1562</text:p>
          </table:table-cell>
          <table:table-cell table:formula="of:=[.D1045]+10" office:value-type="float" office:value="10.1562">
            <text:p>10.1562</text:p>
          </table:table-cell>
          <table:table-cell table:formula="of:=[.E1045]+15" office:value-type="float" office:value="15.4687">
            <text:p>15.4687</text:p>
          </table:table-cell>
        </table:table-row>
        <table:table-row table:style-name="ro2">
          <table:table-cell office:value-type="float" office:value="1043">
            <text:p>1043</text:p>
          </table:table-cell>
          <table:table-cell office:value-type="float" office:value="3.437">
            <text:p>3.44E+000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045]+[.$G$2]" office:value-type="float" office:value="0.0000260749984521877">
            <text:p>0.000026075</text:p>
          </table:table-cell>
          <table:table-cell table:formula="of:=[.B1046]" office:value-type="float" office:value="3.437">
            <text:p>3.44E+000</text:p>
          </table:table-cell>
          <table:table-cell table:formula="of:=[.C1046]+5" office:value-type="float" office:value="4.5313">
            <text:p>4.5313</text:p>
          </table:table-cell>
          <table:table-cell table:formula="of:=[.D1046]+10" office:value-type="float" office:value="9.6875">
            <text:p>9.6875</text:p>
          </table:table-cell>
          <table:table-cell table:formula="of:=[.E1046]+15" office:value-type="float" office:value="15.1562">
            <text:p>15.1562</text:p>
          </table:table-cell>
        </table:table-row>
        <table:table-row table:style-name="ro2">
          <table:table-cell office:value-type="float" office:value="1044">
            <text:p>1044</text:p>
          </table:table-cell>
          <table:table-cell office:value-type="float" office:value="3.281">
            <text:p>3.28E+000</text:p>
          </table:table-cell>
          <table:table-cell table:number-columns-repeated="3" office:value-type="float" office:value="0.3125">
            <text:p>3.13E-001</text:p>
          </table:table-cell>
          <table:table-cell table:number-columns-repeated="3"/>
          <table:table-cell table:formula="of:=[.I1046]+[.$G$2]" office:value-type="float" office:value="0.0000260999984507037">
            <text:p>0.0000261</text:p>
          </table:table-cell>
          <table:table-cell table:formula="of:=[.B1047]" office:value-type="float" office:value="3.281">
            <text:p>3.28E+000</text:p>
          </table:table-cell>
          <table:table-cell table:formula="of:=[.C1047]+5" office:value-type="float" office:value="5.3125">
            <text:p>5.3125</text:p>
          </table:table-cell>
          <table:table-cell table:formula="of:=[.D1047]+10" office:value-type="float" office:value="10.3125">
            <text:p>10.3125</text:p>
          </table:table-cell>
          <table:table-cell table:formula="of:=[.E1047]+15" office:value-type="float" office:value="15.3125">
            <text:p>15.3125</text:p>
          </table:table-cell>
        </table:table-row>
        <table:table-row table:style-name="ro2">
          <table:table-cell office:value-type="float" office:value="1045">
            <text:p>1045</text:p>
          </table:table-cell>
          <table:table-cell office:value-type="float" office:value="2.656">
            <text:p>2.66E+000</text:p>
          </table:table-cell>
          <table:table-cell table:number-columns-repeated="2"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047]+[.$G$2]" office:value-type="float" office:value="0.0000261249984492197">
            <text:p>0.000026125</text:p>
          </table:table-cell>
          <table:table-cell table:formula="of:=[.B1048]" office:value-type="float" office:value="2.656">
            <text:p>2.66E+000</text:p>
          </table:table-cell>
          <table:table-cell table:formula="of:=[.C1048]+5" office:value-type="float" office:value="4.6875">
            <text:p>4.6875</text:p>
          </table:table-cell>
          <table:table-cell table:formula="of:=[.D1048]+10" office:value-type="float" office:value="9.6875">
            <text:p>9.6875</text:p>
          </table:table-cell>
          <table:table-cell table:formula="of:=[.E1048]+15" office:value-type="float" office:value="15">
            <text:p>15</text:p>
          </table:table-cell>
        </table:table-row>
        <table:table-row table:style-name="ro2">
          <table:table-cell office:value-type="float" office:value="1046">
            <text:p>1046</text:p>
          </table:table-cell>
          <table:table-cell office:value-type="float" office:value="2.187">
            <text:p>2.19E+000</text:p>
          </table:table-cell>
          <table:table-cell table:number-columns-repeated="2" office:value-type="float" office:value="0.1562">
            <text:p>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48]+[.$G$2]" office:value-type="float" office:value="0.0000261499984477357">
            <text:p>0.00002615</text:p>
          </table:table-cell>
          <table:table-cell table:formula="of:=[.B1049]" office:value-type="float" office:value="2.187">
            <text:p>2.19E+000</text:p>
          </table:table-cell>
          <table:table-cell table:formula="of:=[.C1049]+5" office:value-type="float" office:value="5.1562">
            <text:p>5.1562</text:p>
          </table:table-cell>
          <table:table-cell table:formula="of:=[.D1049]+10" office:value-type="float" office:value="10.1562">
            <text:p>10.1562</text:p>
          </table:table-cell>
          <table:table-cell table:formula="of:=[.E1049]+15" office:value-type="float" office:value="15.4687">
            <text:p>15.4687</text:p>
          </table:table-cell>
        </table:table-row>
        <table:table-row table:style-name="ro2">
          <table:table-cell office:value-type="float" office:value="1047">
            <text:p>1047</text:p>
          </table:table-cell>
          <table:table-cell office:value-type="float" office:value="-1.093">
            <text:p>-1.09E+000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049]+[.$G$2]" office:value-type="float" office:value="0.0000261749984462517">
            <text:p>0.000026175</text:p>
          </table:table-cell>
          <table:table-cell table:formula="of:=[.B1050]" office:value-type="float" office:value="-1.093">
            <text:p>-1.09E+000</text:p>
          </table:table-cell>
          <table:table-cell table:formula="of:=[.C1050]+5" office:value-type="float" office:value="4.5313">
            <text:p>4.5313</text:p>
          </table:table-cell>
          <table:table-cell table:formula="of:=[.D1050]+10" office:value-type="float" office:value="9.6875">
            <text:p>9.6875</text:p>
          </table:table-cell>
          <table:table-cell table:formula="of:=[.E1050]+15" office:value-type="float" office:value="15">
            <text:p>15</text:p>
          </table:table-cell>
        </table:table-row>
        <table:table-row table:style-name="ro2">
          <table:table-cell office:value-type="float" office:value="1048">
            <text:p>1048</text:p>
          </table:table-cell>
          <table:table-cell office:value-type="float" office:value="-0.4687">
            <text:p>-4.69E-001</text:p>
          </table:table-cell>
          <table:table-cell table:number-columns-repeated="3" office:value-type="float" office:value="0.1562">
            <text:p>1.56E-001</text:p>
          </table:table-cell>
          <table:table-cell table:number-columns-repeated="3"/>
          <table:table-cell table:formula="of:=[.I1050]+[.$G$2]" office:value-type="float" office:value="0.0000261999984447677">
            <text:p>0.0000262</text:p>
          </table:table-cell>
          <table:table-cell table:formula="of:=[.B1051]" office:value-type="float" office:value="-0.4687">
            <text:p>-4.69E-001</text:p>
          </table:table-cell>
          <table:table-cell table:formula="of:=[.C1051]+5" office:value-type="float" office:value="5.1562">
            <text:p>5.1562</text:p>
          </table:table-cell>
          <table:table-cell table:formula="of:=[.D1051]+10" office:value-type="float" office:value="10.1562">
            <text:p>10.1562</text:p>
          </table:table-cell>
          <table:table-cell table:formula="of:=[.E1051]+15" office:value-type="float" office:value="15.1562">
            <text:p>15.1562</text:p>
          </table:table-cell>
        </table:table-row>
        <table:table-row table:style-name="ro2">
          <table:table-cell office:value-type="float" office:value="1049">
            <text:p>1049</text:p>
          </table:table-cell>
          <table:table-cell office:value-type="float" office:value="0">
            <text:p>0.00E+000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51]+[.$G$2]" office:value-type="float" office:value="0.0000262249984432837">
            <text:p>0.000026225</text:p>
          </table:table-cell>
          <table:table-cell table:formula="of:=[.B1052]" office:value-type="float" office:value="0">
            <text:p>0.00E+000</text:p>
          </table:table-cell>
          <table:table-cell table:formula="of:=[.C1052]+5" office:value-type="float" office:value="4.5313">
            <text:p>4.5313</text:p>
          </table:table-cell>
          <table:table-cell table:formula="of:=[.D1052]+10" office:value-type="float" office:value="9.6875">
            <text:p>9.6875</text:p>
          </table:table-cell>
          <table:table-cell table:formula="of:=[.E1052]+15" office:value-type="float" office:value="15.4687">
            <text:p>15.4687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052]+[.$G$2]" office:value-type="float" office:value="0.0000262499984417997">
            <text:p>0.00002625</text:p>
          </table:table-cell>
          <table:table-cell table:formula="of:=[.B1053]" office:value-type="float" office:value="0">
            <text:p>0.00E+000</text:p>
          </table:table-cell>
          <table:table-cell table:formula="of:=[.C1053]+5" office:value-type="float" office:value="5.1562">
            <text:p>5.1562</text:p>
          </table:table-cell>
          <table:table-cell table:formula="of:=[.D1053]+10" office:value-type="float" office:value="10.3125">
            <text:p>10.3125</text:p>
          </table:table-cell>
          <table:table-cell table:formula="of:=[.E1053]+15" office:value-type="float" office:value="15.1562">
            <text:p>15.1562</text:p>
          </table:table-cell>
        </table:table-row>
        <table:table-row table:style-name="ro2">
          <table:table-cell office:value-type="float" office:value="1051">
            <text:p>1051</text:p>
          </table:table-cell>
          <table:table-cell table:number-columns-repeated="3" office:value-type="float" office:value="-0.4687">
            <text:p>-4.69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53]+[.$G$2]" office:value-type="float" office:value="0.0000262749984403157">
            <text:p>0.000026275</text:p>
          </table:table-cell>
          <table:table-cell table:formula="of:=[.B1054]" office:value-type="float" office:value="-0.4687">
            <text:p>-4.69E-001</text:p>
          </table:table-cell>
          <table:table-cell table:formula="of:=[.C1054]+5" office:value-type="float" office:value="4.5313">
            <text:p>4.5313</text:p>
          </table:table-cell>
          <table:table-cell table:formula="of:=[.D1054]+10" office:value-type="float" office:value="9.5313">
            <text:p>9.5313</text:p>
          </table:table-cell>
          <table:table-cell table:formula="of:=[.E1054]+15" office:value-type="float" office:value="15.4687">
            <text:p>15.4687</text:p>
          </table:table-cell>
        </table:table-row>
        <table:table-row table:style-name="ro2">
          <table:table-cell office:value-type="float" office:value="1052">
            <text:p>1052</text:p>
          </table:table-cell>
          <table:table-cell office:value-type="float" office:value="-0.4687">
            <text:p>-4.69E-001</text:p>
          </table:table-cell>
          <table:table-cell office:value-type="float" office:value="-0.625">
            <text:p>-6.25E-001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54]+[.$G$2]" office:value-type="float" office:value="0.0000262999984388316">
            <text:p>0.0000263</text:p>
          </table:table-cell>
          <table:table-cell table:formula="of:=[.B1055]" office:value-type="float" office:value="-0.4687">
            <text:p>-4.69E-001</text:p>
          </table:table-cell>
          <table:table-cell table:formula="of:=[.C1055]+5" office:value-type="float" office:value="4.375">
            <text:p>4.375</text:p>
          </table:table-cell>
          <table:table-cell table:formula="of:=[.D1055]+10" office:value-type="float" office:value="9.6875">
            <text:p>9.6875</text:p>
          </table:table-cell>
          <table:table-cell table:formula="of:=[.E1055]+15" office:value-type="float" office:value="15.4687">
            <text:p>15.4687</text:p>
          </table:table-cell>
        </table:table-row>
        <table:table-row table:style-name="ro2">
          <table:table-cell office:value-type="float" office:value="1053">
            <text:p>1053</text:p>
          </table:table-cell>
          <table:table-cell office:value-type="float" office:value="3.906">
            <text:p>3.91E+000</text:p>
          </table:table-cell>
          <table:table-cell table:number-columns-repeated="2" office:value-type="float" office:value="0.3125">
            <text:p>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055]+[.$G$2]" office:value-type="float" office:value="0.0000263249984373476">
            <text:p>0.000026325</text:p>
          </table:table-cell>
          <table:table-cell table:formula="of:=[.B1056]" office:value-type="float" office:value="3.906">
            <text:p>3.91E+000</text:p>
          </table:table-cell>
          <table:table-cell table:formula="of:=[.C1056]+5" office:value-type="float" office:value="5.3125">
            <text:p>5.3125</text:p>
          </table:table-cell>
          <table:table-cell table:formula="of:=[.D1056]+10" office:value-type="float" office:value="10.3125">
            <text:p>10.3125</text:p>
          </table:table-cell>
          <table:table-cell table:formula="of:=[.E1056]+15" office:value-type="float" office:value="15">
            <text:p>15</text:p>
          </table:table-cell>
        </table:table-row>
        <table:table-row table:style-name="ro2">
          <table:table-cell office:value-type="float" office:value="1054">
            <text:p>1054</text:p>
          </table:table-cell>
          <table:table-cell office:value-type="float" office:value="2.812">
            <text:p>2.81E+000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056]+[.$G$2]" office:value-type="float" office:value="0.0000263499984358636">
            <text:p>0.00002635</text:p>
          </table:table-cell>
          <table:table-cell table:formula="of:=[.B1057]" office:value-type="float" office:value="2.812">
            <text:p>2.81E+000</text:p>
          </table:table-cell>
          <table:table-cell table:formula="of:=[.C1057]+5" office:value-type="float" office:value="5.1562">
            <text:p>5.1562</text:p>
          </table:table-cell>
          <table:table-cell table:formula="of:=[.D1057]+10" office:value-type="float" office:value="9.6875">
            <text:p>9.6875</text:p>
          </table:table-cell>
          <table:table-cell table:formula="of:=[.E1057]+15" office:value-type="float" office:value="15.1562">
            <text:p>15.1562</text:p>
          </table:table-cell>
        </table:table-row>
        <table:table-row table:style-name="ro2">
          <table:table-cell office:value-type="float" office:value="1055">
            <text:p>1055</text:p>
          </table:table-cell>
          <table:table-cell office:value-type="float" office:value="3.437">
            <text:p>3.44E+000</text:p>
          </table:table-cell>
          <table:table-cell office:value-type="float" office:value="-0.4687">
            <text:p>-4.69E-001</text:p>
          </table:table-cell>
          <table:table-cell office:value-type="float" office:value="0.3125">
            <text:p>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57]+[.$G$2]" office:value-type="float" office:value="0.0000263749984343796">
            <text:p>0.000026375</text:p>
          </table:table-cell>
          <table:table-cell table:formula="of:=[.B1058]" office:value-type="float" office:value="3.437">
            <text:p>3.44E+000</text:p>
          </table:table-cell>
          <table:table-cell table:formula="of:=[.C1058]+5" office:value-type="float" office:value="4.5313">
            <text:p>4.5313</text:p>
          </table:table-cell>
          <table:table-cell table:formula="of:=[.D1058]+10" office:value-type="float" office:value="10.3125">
            <text:p>10.3125</text:p>
          </table:table-cell>
          <table:table-cell table:formula="of:=[.E1058]+15" office:value-type="float" office:value="15.4687">
            <text:p>15.4687</text:p>
          </table:table-cell>
        </table:table-row>
        <table:table-row table:style-name="ro2">
          <table:table-cell office:value-type="float" office:value="1056">
            <text:p>1056</text:p>
          </table:table-cell>
          <table:table-cell office:value-type="float" office:value="2.812">
            <text:p>2.81E+000</text:p>
          </table:table-cell>
          <table:table-cell office:value-type="float" office:value="-0.3125">
            <text:p>-3.13E-001</text:p>
          </table:table-cell>
          <table:table-cell office:value-type="float" office:value="0.3125">
            <text:p>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58]+[.$G$2]" office:value-type="float" office:value="0.0000263999984328956">
            <text:p>0.0000264</text:p>
          </table:table-cell>
          <table:table-cell table:formula="of:=[.B1059]" office:value-type="float" office:value="2.812">
            <text:p>2.81E+000</text:p>
          </table:table-cell>
          <table:table-cell table:formula="of:=[.C1059]+5" office:value-type="float" office:value="4.6875">
            <text:p>4.6875</text:p>
          </table:table-cell>
          <table:table-cell table:formula="of:=[.D1059]+10" office:value-type="float" office:value="10.3125">
            <text:p>10.3125</text:p>
          </table:table-cell>
          <table:table-cell table:formula="of:=[.E1059]+15" office:value-type="float" office:value="15.4687">
            <text:p>15.4687</text:p>
          </table:table-cell>
        </table:table-row>
        <table:table-row table:style-name="ro2">
          <table:table-cell office:value-type="float" office:value="1057">
            <text:p>1057</text:p>
          </table:table-cell>
          <table:table-cell office:value-type="float" office:value="3.281">
            <text:p>3.28E+000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059]+[.$G$2]" office:value-type="float" office:value="0.0000264249984314116">
            <text:p>0.000026425</text:p>
          </table:table-cell>
          <table:table-cell table:formula="of:=[.B1060]" office:value-type="float" office:value="3.281">
            <text:p>3.28E+000</text:p>
          </table:table-cell>
          <table:table-cell table:formula="of:=[.C1060]+5" office:value-type="float" office:value="5.1562">
            <text:p>5.1562</text:p>
          </table:table-cell>
          <table:table-cell table:formula="of:=[.D1060]+10" office:value-type="float" office:value="9.6875">
            <text:p>9.6875</text:p>
          </table:table-cell>
          <table:table-cell table:formula="of:=[.E1060]+15" office:value-type="float" office:value="15">
            <text:p>15</text:p>
          </table:table-cell>
        </table:table-row>
        <table:table-row table:style-name="ro2">
          <table:table-cell office:value-type="float" office:value="1058">
            <text:p>1058</text:p>
          </table:table-cell>
          <table:table-cell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60]+[.$G$2]" office:value-type="float" office:value="0.0000264499984299276">
            <text:p>0.00002645</text:p>
          </table:table-cell>
          <table:table-cell table:formula="of:=[.B1061]" office:value-type="float" office:value="3.437">
            <text:p>3.44E+000</text:p>
          </table:table-cell>
          <table:table-cell table:formula="of:=[.C1061]+5" office:value-type="float" office:value="5.1562">
            <text:p>5.1562</text:p>
          </table:table-cell>
          <table:table-cell table:formula="of:=[.D1061]+10" office:value-type="float" office:value="10.3125">
            <text:p>10.3125</text:p>
          </table:table-cell>
          <table:table-cell table:formula="of:=[.E1061]+15" office:value-type="float" office:value="15.4687">
            <text:p>15.4687</text:p>
          </table:table-cell>
        </table:table-row>
        <table:table-row table:style-name="ro2">
          <table:table-cell office:value-type="float" office:value="1059">
            <text:p>1059</text:p>
          </table:table-cell>
          <table:table-cell office:value-type="float" office:value="-1.093">
            <text:p>-1.09E+000</text:p>
          </table:table-cell>
          <table:table-cell office:value-type="float" office:value="-0.625">
            <text:p>-6.25E-001</text:p>
          </table:table-cell>
          <table:table-cell office:value-type="float" office:value="-0.4687">
            <text:p>-4.69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061]+[.$G$2]" office:value-type="float" office:value="0.0000264749984284436">
            <text:p>0.000026475</text:p>
          </table:table-cell>
          <table:table-cell table:formula="of:=[.B1062]" office:value-type="float" office:value="-1.093">
            <text:p>-1.09E+000</text:p>
          </table:table-cell>
          <table:table-cell table:formula="of:=[.C1062]+5" office:value-type="float" office:value="4.375">
            <text:p>4.375</text:p>
          </table:table-cell>
          <table:table-cell table:formula="of:=[.D1062]+10" office:value-type="float" office:value="9.5313">
            <text:p>9.5313</text:p>
          </table:table-cell>
          <table:table-cell table:formula="of:=[.E1062]+15" office:value-type="float" office:value="15">
            <text:p>15</text:p>
          </table:table-cell>
        </table:table-row>
        <table:table-row table:style-name="ro2">
          <table:table-cell office:value-type="float" office:value="1060">
            <text:p>1060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062]+[.$G$2]" office:value-type="float" office:value="0.0000264999984269596">
            <text:p>0.0000265</text:p>
          </table:table-cell>
          <table:table-cell table:formula="of:=[.B1063]" office:value-type="float" office:value="0">
            <text:p>0.00E+000</text:p>
          </table:table-cell>
          <table:table-cell table:formula="of:=[.C1063]+5" office:value-type="float" office:value="5.1562">
            <text:p>5.1562</text:p>
          </table:table-cell>
          <table:table-cell table:formula="of:=[.D1063]+10" office:value-type="float" office:value="9.6875">
            <text:p>9.6875</text:p>
          </table:table-cell>
          <table:table-cell table:formula="of:=[.E1063]+15" office:value-type="float" office:value="15">
            <text:p>15</text:p>
          </table:table-cell>
        </table:table-row>
        <table:table-row table:style-name="ro2">
          <table:table-cell office:value-type="float" office:value="1061">
            <text:p>1061</text:p>
          </table:table-cell>
          <table:table-cell office:value-type="float" office:value="-0.7812">
            <text:p>-7.81E-001</text:p>
          </table:table-cell>
          <table:table-cell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63]+[.$G$2]" office:value-type="float" office:value="0.0000265249984254756">
            <text:p>0.000026525</text:p>
          </table:table-cell>
          <table:table-cell table:formula="of:=[.B1064]" office:value-type="float" office:value="-0.7812">
            <text:p>-7.81E-001</text:p>
          </table:table-cell>
          <table:table-cell table:formula="of:=[.C1064]+5" office:value-type="float" office:value="4.5313">
            <text:p>4.5313</text:p>
          </table:table-cell>
          <table:table-cell table:formula="of:=[.D1064]+10" office:value-type="float" office:value="10.1562">
            <text:p>10.1562</text:p>
          </table:table-cell>
          <table:table-cell table:formula="of:=[.E1064]+15" office:value-type="float" office:value="15.4687">
            <text:p>15.4687</text:p>
          </table:table-cell>
        </table:table-row>
        <table:table-row table:style-name="ro2">
          <table:table-cell office:value-type="float" office:value="1062">
            <text:p>1062</text:p>
          </table:table-cell>
          <table:table-cell office:value-type="float" office:value="-0.625">
            <text:p>-6.25E-001</text:p>
          </table:table-cell>
          <table:table-cell table:number-columns-repeated="3" office:value-type="float" office:value="0.1562">
            <text:p>1.56E-001</text:p>
          </table:table-cell>
          <table:table-cell table:number-columns-repeated="3"/>
          <table:table-cell table:formula="of:=[.I1064]+[.$G$2]" office:value-type="float" office:value="0.0000265499984239916">
            <text:p>0.00002655</text:p>
          </table:table-cell>
          <table:table-cell table:formula="of:=[.B1065]" office:value-type="float" office:value="-0.625">
            <text:p>-6.25E-001</text:p>
          </table:table-cell>
          <table:table-cell table:formula="of:=[.C1065]+5" office:value-type="float" office:value="5.1562">
            <text:p>5.1562</text:p>
          </table:table-cell>
          <table:table-cell table:formula="of:=[.D1065]+10" office:value-type="float" office:value="10.1562">
            <text:p>10.1562</text:p>
          </table:table-cell>
          <table:table-cell table:formula="of:=[.E1065]+15" office:value-type="float" office:value="15.1562">
            <text:p>15.1562</text:p>
          </table:table-cell>
        </table:table-row>
        <table:table-row table:style-name="ro2">
          <table:table-cell office:value-type="float" office:value="1063">
            <text:p>1063</text:p>
          </table:table-cell>
          <table:table-cell office:value-type="float" office:value="0">
            <text:p>0.00E+000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065]+[.$G$2]" office:value-type="float" office:value="0.0000265749984225076">
            <text:p>0.000026575</text:p>
          </table:table-cell>
          <table:table-cell table:formula="of:=[.B1066]" office:value-type="float" office:value="0">
            <text:p>0.00E+000</text:p>
          </table:table-cell>
          <table:table-cell table:formula="of:=[.C1066]+5" office:value-type="float" office:value="4.5313">
            <text:p>4.5313</text:p>
          </table:table-cell>
          <table:table-cell table:formula="of:=[.D1066]+10" office:value-type="float" office:value="9.6875">
            <text:p>9.6875</text:p>
          </table:table-cell>
          <table:table-cell table:formula="of:=[.E1066]+15" office:value-type="float" office:value="15.3125">
            <text:p>15.3125</text:p>
          </table:table-cell>
        </table:table-row>
        <table:table-row table:style-name="ro2">
          <table:table-cell office:value-type="float" office:value="1064">
            <text:p>1064</text:p>
          </table:table-cell>
          <table:table-cell table:number-columns-repeated="2"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66]+[.$G$2]" office:value-type="float" office:value="0.0000265999984210236">
            <text:p>0.0000266</text:p>
          </table:table-cell>
          <table:table-cell table:formula="of:=[.B1067]" office:value-type="float" office:value="-0.4687">
            <text:p>-4.69E-001</text:p>
          </table:table-cell>
          <table:table-cell table:formula="of:=[.C1067]+5" office:value-type="float" office:value="4.5313">
            <text:p>4.5313</text:p>
          </table:table-cell>
          <table:table-cell table:formula="of:=[.D1067]+10" office:value-type="float" office:value="9.6875">
            <text:p>9.6875</text:p>
          </table:table-cell>
          <table:table-cell table:formula="of:=[.E1067]+15" office:value-type="float" office:value="15.4687">
            <text:p>15.4687</text:p>
          </table:table-cell>
        </table:table-row>
        <table:table-row table:style-name="ro2">
          <table:table-cell office:value-type="float" office:value="1065">
            <text:p>1065</text:p>
          </table:table-cell>
          <table:table-cell office:value-type="float" office:value="0.3125">
            <text:p>3.13E-001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067]+[.$G$2]" office:value-type="float" office:value="0.0000266249984195396">
            <text:p>0.000026625</text:p>
          </table:table-cell>
          <table:table-cell table:formula="of:=[.B1068]" office:value-type="float" office:value="0.3125">
            <text:p>3.13E-001</text:p>
          </table:table-cell>
          <table:table-cell table:formula="of:=[.C1068]+5" office:value-type="float" office:value="5.1562">
            <text:p>5.1562</text:p>
          </table:table-cell>
          <table:table-cell table:formula="of:=[.D1068]+10" office:value-type="float" office:value="10.3125">
            <text:p>10.3125</text:p>
          </table:table-cell>
          <table:table-cell table:formula="of:=[.E1068]+15" office:value-type="float" office:value="15">
            <text:p>15</text:p>
          </table:table-cell>
        </table:table-row>
        <table:table-row table:style-name="ro2">
          <table:table-cell office:value-type="float" office:value="1066">
            <text:p>1066</text:p>
          </table:table-cell>
          <table:table-cell office:value-type="float" office:value="0.9375">
            <text:p>9.38E-001</text:p>
          </table:table-cell>
          <table:table-cell office:value-type="float" office:value="-0.625">
            <text:p>-6.25E-001</text:p>
          </table:table-cell>
          <table:table-cell office:value-type="float" office:value="0.3125">
            <text:p>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068]+[.$G$2]" office:value-type="float" office:value="0.0000266499984180556">
            <text:p>0.00002665</text:p>
          </table:table-cell>
          <table:table-cell table:formula="of:=[.B1069]" office:value-type="float" office:value="0.9375">
            <text:p>9.38E-001</text:p>
          </table:table-cell>
          <table:table-cell table:formula="of:=[.C1069]+5" office:value-type="float" office:value="4.375">
            <text:p>4.375</text:p>
          </table:table-cell>
          <table:table-cell table:formula="of:=[.D1069]+10" office:value-type="float" office:value="10.3125">
            <text:p>10.3125</text:p>
          </table:table-cell>
          <table:table-cell table:formula="of:=[.E1069]+15" office:value-type="float" office:value="15">
            <text:p>15</text:p>
          </table:table-cell>
        </table:table-row>
        <table:table-row table:style-name="ro2">
          <table:table-cell office:value-type="float" office:value="1067">
            <text:p>1067</text:p>
          </table:table-cell>
          <table:table-cell office:value-type="float" office:value="3.906">
            <text:p>3.91E+000</text:p>
          </table:table-cell>
          <table:table-cell office:value-type="float" office:value="0.3125">
            <text:p>3.13E-001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69]+[.$G$2]" office:value-type="float" office:value="0.0000266749984165716">
            <text:p>0.000026675</text:p>
          </table:table-cell>
          <table:table-cell table:formula="of:=[.B1070]" office:value-type="float" office:value="3.906">
            <text:p>3.91E+000</text:p>
          </table:table-cell>
          <table:table-cell table:formula="of:=[.C1070]+5" office:value-type="float" office:value="5.3125">
            <text:p>5.3125</text:p>
          </table:table-cell>
          <table:table-cell table:formula="of:=[.D1070]+10" office:value-type="float" office:value="9.6875">
            <text:p>9.6875</text:p>
          </table:table-cell>
          <table:table-cell table:formula="of:=[.E1070]+15" office:value-type="float" office:value="15.4687">
            <text:p>15.4687</text:p>
          </table:table-cell>
        </table:table-row>
        <table:table-row table:style-name="ro2">
          <table:table-cell office:value-type="float" office:value="1068">
            <text:p>1068</text:p>
          </table:table-cell>
          <table:table-cell office:value-type="float" office:value="3.437">
            <text:p>3.44E+000</text:p>
          </table:table-cell>
          <table:table-cell table:number-columns-repeated="2" office:value-type="float" office:value="-0.3125">
            <text:p>-3.13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070]+[.$G$2]" office:value-type="float" office:value="0.0000266999984150876">
            <text:p>0.0000267</text:p>
          </table:table-cell>
          <table:table-cell table:formula="of:=[.B1071]" office:value-type="float" office:value="3.437">
            <text:p>3.44E+000</text:p>
          </table:table-cell>
          <table:table-cell table:formula="of:=[.C1071]+5" office:value-type="float" office:value="4.6875">
            <text:p>4.6875</text:p>
          </table:table-cell>
          <table:table-cell table:formula="of:=[.D1071]+10" office:value-type="float" office:value="9.6875">
            <text:p>9.6875</text:p>
          </table:table-cell>
          <table:table-cell table:formula="of:=[.E1071]+15" office:value-type="float" office:value="15.3125">
            <text:p>15.3125</text:p>
          </table:table-cell>
        </table:table-row>
        <table:table-row table:style-name="ro2">
          <table:table-cell office:value-type="float" office:value="1069">
            <text:p>1069</text:p>
          </table:table-cell>
          <table:table-cell office:value-type="float" office:value="2.812">
            <text:p>2.81E+000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071]+[.$G$2]" office:value-type="float" office:value="0.0000267249984136036">
            <text:p>0.000026725</text:p>
          </table:table-cell>
          <table:table-cell table:formula="of:=[.B1072]" office:value-type="float" office:value="2.812">
            <text:p>2.81E+000</text:p>
          </table:table-cell>
          <table:table-cell table:formula="of:=[.C1072]+5" office:value-type="float" office:value="5.1562">
            <text:p>5.1562</text:p>
          </table:table-cell>
          <table:table-cell table:formula="of:=[.D1072]+10" office:value-type="float" office:value="10.3125">
            <text:p>10.3125</text:p>
          </table:table-cell>
          <table:table-cell table:formula="of:=[.E1072]+15" office:value-type="float" office:value="15">
            <text:p>15</text:p>
          </table:table-cell>
        </table:table-row>
        <table:table-row table:style-name="ro2">
          <table:table-cell office:value-type="float" office:value="1070">
            <text:p>1070</text:p>
          </table:table-cell>
          <table:table-cell office:value-type="float" office:value="2.812">
            <text:p>2.81E+000</text:p>
          </table:table-cell>
          <table:table-cell office:value-type="float" office:value="-0.3125">
            <text:p>-3.13E-001</text:p>
          </table:table-cell>
          <table:table-cell table:number-columns-repeated="2" office:value-type="float" office:value="0.1562">
            <text:p>1.56E-001</text:p>
          </table:table-cell>
          <table:table-cell table:number-columns-repeated="3"/>
          <table:table-cell table:formula="of:=[.I1072]+[.$G$2]" office:value-type="float" office:value="0.0000267499984121196">
            <text:p>0.00002675</text:p>
          </table:table-cell>
          <table:table-cell table:formula="of:=[.B1073]" office:value-type="float" office:value="2.812">
            <text:p>2.81E+000</text:p>
          </table:table-cell>
          <table:table-cell table:formula="of:=[.C1073]+5" office:value-type="float" office:value="4.6875">
            <text:p>4.6875</text:p>
          </table:table-cell>
          <table:table-cell table:formula="of:=[.D1073]+10" office:value-type="float" office:value="10.1562">
            <text:p>10.1562</text:p>
          </table:table-cell>
          <table:table-cell table:formula="of:=[.E1073]+15" office:value-type="float" office:value="15.1562">
            <text:p>15.1562</text:p>
          </table:table-cell>
        </table:table-row>
        <table:table-row table:style-name="ro2">
          <table:table-cell office:value-type="float" office:value="1071">
            <text:p>1071</text:p>
          </table:table-cell>
          <table:table-cell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73]+[.$G$2]" office:value-type="float" office:value="0.0000267749984106356">
            <text:p>0.000026775</text:p>
          </table:table-cell>
          <table:table-cell table:formula="of:=[.B1074]" office:value-type="float" office:value="3.437">
            <text:p>3.44E+000</text:p>
          </table:table-cell>
          <table:table-cell table:formula="of:=[.C1074]+5" office:value-type="float" office:value="5.1562">
            <text:p>5.1562</text:p>
          </table:table-cell>
          <table:table-cell table:formula="of:=[.D1074]+10" office:value-type="float" office:value="9.6875">
            <text:p>9.6875</text:p>
          </table:table-cell>
          <table:table-cell table:formula="of:=[.E1074]+15" office:value-type="float" office:value="15.4687">
            <text:p>15.4687</text:p>
          </table:table-cell>
        </table:table-row>
        <table:table-row table:style-name="ro2">
          <table:table-cell office:value-type="float" office:value="1072">
            <text:p>1072</text:p>
          </table:table-cell>
          <table:table-cell office:value-type="float" office:value="3.281">
            <text:p>3.28E+000</text:p>
          </table:table-cell>
          <table:table-cell table:number-columns-repeated="2" office:value-type="float" office:value="0.3125">
            <text:p>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074]+[.$G$2]" office:value-type="float" office:value="0.0000267999984091516">
            <text:p>0.0000268</text:p>
          </table:table-cell>
          <table:table-cell table:formula="of:=[.B1075]" office:value-type="float" office:value="3.281">
            <text:p>3.28E+000</text:p>
          </table:table-cell>
          <table:table-cell table:formula="of:=[.C1075]+5" office:value-type="float" office:value="5.3125">
            <text:p>5.3125</text:p>
          </table:table-cell>
          <table:table-cell table:formula="of:=[.D1075]+10" office:value-type="float" office:value="10.3125">
            <text:p>10.3125</text:p>
          </table:table-cell>
          <table:table-cell table:formula="of:=[.E1075]+15" office:value-type="float" office:value="15">
            <text:p>15</text:p>
          </table:table-cell>
        </table:table-row>
        <table:table-row table:style-name="ro2">
          <table:table-cell office:value-type="float" office:value="1073">
            <text:p>1073</text:p>
          </table:table-cell>
          <table:table-cell office:value-type="float" office:value="-1.093">
            <text:p>-1.09E+000</text:p>
          </table:table-cell>
          <table:table-cell office:value-type="float" office:value="-0.625">
            <text:p>-6.25E-001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75]+[.$G$2]" office:value-type="float" office:value="0.0000268249984076676">
            <text:p>0.000026825</text:p>
          </table:table-cell>
          <table:table-cell table:formula="of:=[.B1076]" office:value-type="float" office:value="-1.093">
            <text:p>-1.09E+000</text:p>
          </table:table-cell>
          <table:table-cell table:formula="of:=[.C1076]+5" office:value-type="float" office:value="4.375">
            <text:p>4.375</text:p>
          </table:table-cell>
          <table:table-cell table:formula="of:=[.D1076]+10" office:value-type="float" office:value="9.6875">
            <text:p>9.6875</text:p>
          </table:table-cell>
          <table:table-cell table:formula="of:=[.E1076]+15" office:value-type="float" office:value="15.4687">
            <text:p>15.4687</text:p>
          </table:table-cell>
        </table:table-row>
        <table:table-row table:style-name="ro2">
          <table:table-cell office:value-type="float" office:value="1074">
            <text:p>1074</text:p>
          </table:table-cell>
          <table:table-cell office:value-type="float" office:value="0">
            <text:p>0.00E+000</text:p>
          </table:table-cell>
          <table:table-cell table:number-columns-repeated="3" office:value-type="float" office:value="0.1562">
            <text:p>1.56E-001</text:p>
          </table:table-cell>
          <table:table-cell table:number-columns-repeated="3"/>
          <table:table-cell table:formula="of:=[.I1076]+[.$G$2]" office:value-type="float" office:value="0.0000268499984061836">
            <text:p>0.00002685</text:p>
          </table:table-cell>
          <table:table-cell table:formula="of:=[.B1077]" office:value-type="float" office:value="0">
            <text:p>0.00E+000</text:p>
          </table:table-cell>
          <table:table-cell table:formula="of:=[.C1077]+5" office:value-type="float" office:value="5.1562">
            <text:p>5.1562</text:p>
          </table:table-cell>
          <table:table-cell table:formula="of:=[.D1077]+10" office:value-type="float" office:value="10.1562">
            <text:p>10.1562</text:p>
          </table:table-cell>
          <table:table-cell table:formula="of:=[.E1077]+15" office:value-type="float" office:value="15.1562">
            <text:p>15.1562</text:p>
          </table:table-cell>
        </table:table-row>
        <table:table-row table:style-name="ro2">
          <table:table-cell office:value-type="float" office:value="1075">
            <text:p>1075</text:p>
          </table:table-cell>
          <table:table-cell office:value-type="float" office:value="-0.625">
            <text:p>-6.25E-001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77]+[.$G$2]" office:value-type="float" office:value="0.0000268749984046996">
            <text:p>0.000026875</text:p>
          </table:table-cell>
          <table:table-cell table:formula="of:=[.B1078]" office:value-type="float" office:value="-0.625">
            <text:p>-6.25E-001</text:p>
          </table:table-cell>
          <table:table-cell table:formula="of:=[.C1078]+5" office:value-type="float" office:value="4.5313">
            <text:p>4.5313</text:p>
          </table:table-cell>
          <table:table-cell table:formula="of:=[.D1078]+10" office:value-type="float" office:value="9.6875">
            <text:p>9.6875</text:p>
          </table:table-cell>
          <table:table-cell table:formula="of:=[.E1078]+15" office:value-type="float" office:value="15.4687">
            <text:p>15.4687</text:p>
          </table:table-cell>
        </table:table-row>
        <table:table-row table:style-name="ro2">
          <table:table-cell office:value-type="float" office:value="1076">
            <text:p>1076</text:p>
          </table:table-cell>
          <table:table-cell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table:number-columns-repeated="2" office:value-type="float" office:value="0.3125">
            <text:p>3.13E-001</text:p>
          </table:table-cell>
          <table:table-cell table:number-columns-repeated="3"/>
          <table:table-cell table:formula="of:=[.I1078]+[.$G$2]" office:value-type="float" office:value="0.0000268999984032156">
            <text:p>0.0000269</text:p>
          </table:table-cell>
          <table:table-cell table:formula="of:=[.B1079]" office:value-type="float" office:value="-0.4687">
            <text:p>-4.69E-001</text:p>
          </table:table-cell>
          <table:table-cell table:formula="of:=[.C1079]+5" office:value-type="float" office:value="5.1562">
            <text:p>5.1562</text:p>
          </table:table-cell>
          <table:table-cell table:formula="of:=[.D1079]+10" office:value-type="float" office:value="10.3125">
            <text:p>10.3125</text:p>
          </table:table-cell>
          <table:table-cell table:formula="of:=[.E1079]+15" office:value-type="float" office:value="15.3125">
            <text:p>15.3125</text:p>
          </table:table-cell>
        </table:table-row>
        <table:table-row table:style-name="ro2">
          <table:table-cell office:value-type="float" office:value="1077">
            <text:p>1077</text:p>
          </table:table-cell>
          <table:table-cell office:value-type="float" office:value="0">
            <text:p>0.00E+000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079]+[.$G$2]" office:value-type="float" office:value="0.0000269249984017316">
            <text:p>0.000026925</text:p>
          </table:table-cell>
          <table:table-cell table:formula="of:=[.B1080]" office:value-type="float" office:value="0">
            <text:p>0.00E+000</text:p>
          </table:table-cell>
          <table:table-cell table:formula="of:=[.C1080]+5" office:value-type="float" office:value="4.5313">
            <text:p>4.5313</text:p>
          </table:table-cell>
          <table:table-cell table:formula="of:=[.D1080]+10" office:value-type="float" office:value="9.6875">
            <text:p>9.6875</text:p>
          </table:table-cell>
          <table:table-cell table:formula="of:=[.E1080]+15" office:value-type="float" office:value="15.1562">
            <text:p>15.1562</text:p>
          </table:table-cell>
        </table:table-row>
        <table:table-row table:style-name="ro2">
          <table:table-cell office:value-type="float" office:value="1078">
            <text:p>1078</text:p>
          </table:table-cell>
          <table:table-cell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080]+[.$G$2]" office:value-type="float" office:value="0.0000269499984002476">
            <text:p>0.00002695</text:p>
          </table:table-cell>
          <table:table-cell table:formula="of:=[.B1081]" office:value-type="float" office:value="-0.4687">
            <text:p>-4.69E-001</text:p>
          </table:table-cell>
          <table:table-cell table:formula="of:=[.C1081]+5" office:value-type="float" office:value="5.1562">
            <text:p>5.1562</text:p>
          </table:table-cell>
          <table:table-cell table:formula="of:=[.D1081]+10" office:value-type="float" office:value="10.3125">
            <text:p>10.3125</text:p>
          </table:table-cell>
          <table:table-cell table:formula="of:=[.E1081]+15" office:value-type="float" office:value="15.1562">
            <text:p>15.1562</text:p>
          </table:table-cell>
        </table:table-row>
        <table:table-row table:style-name="ro2">
          <table:table-cell office:value-type="float" office:value="1079">
            <text:p>1079</text:p>
          </table:table-cell>
          <table:table-cell office:value-type="float" office:value="3.906">
            <text:p>3.91E+000</text:p>
          </table:table-cell>
          <table:table-cell table:number-columns-repeated="2" office:value-type="float" office:value="-0.4687">
            <text:p>-4.69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81]+[.$G$2]" office:value-type="float" office:value="0.0000269749983987636">
            <text:p>0.000026975</text:p>
          </table:table-cell>
          <table:table-cell table:formula="of:=[.B1082]" office:value-type="float" office:value="3.906">
            <text:p>3.91E+000</text:p>
          </table:table-cell>
          <table:table-cell table:formula="of:=[.C1082]+5" office:value-type="float" office:value="4.5313">
            <text:p>4.5313</text:p>
          </table:table-cell>
          <table:table-cell table:formula="of:=[.D1082]+10" office:value-type="float" office:value="9.5313">
            <text:p>9.5313</text:p>
          </table:table-cell>
          <table:table-cell table:formula="of:=[.E1082]+15" office:value-type="float" office:value="15.4687">
            <text:p>15.4687</text:p>
          </table:table-cell>
        </table:table-row>
        <table:table-row table:style-name="ro2">
          <table:table-cell office:value-type="float" office:value="1080">
            <text:p>1080</text:p>
          </table:table-cell>
          <table:table-cell office:value-type="float" office:value="3.593">
            <text:p>3.59E+000</text:p>
          </table:table-cell>
          <table:table-cell table:number-columns-repeated="2" office:value-type="float" office:value="0.1562">
            <text:p>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82]+[.$G$2]" office:value-type="float" office:value="0.0000269999983972796">
            <text:p>0.000027</text:p>
          </table:table-cell>
          <table:table-cell table:formula="of:=[.B1083]" office:value-type="float" office:value="3.593">
            <text:p>3.59E+000</text:p>
          </table:table-cell>
          <table:table-cell table:formula="of:=[.C1083]+5" office:value-type="float" office:value="5.1562">
            <text:p>5.1562</text:p>
          </table:table-cell>
          <table:table-cell table:formula="of:=[.D1083]+10" office:value-type="float" office:value="10.1562">
            <text:p>10.1562</text:p>
          </table:table-cell>
          <table:table-cell table:formula="of:=[.E1083]+15" office:value-type="float" office:value="15.4687">
            <text:p>15.4687</text:p>
          </table:table-cell>
        </table:table-row>
        <table:table-row table:style-name="ro2">
          <table:table-cell office:value-type="float" office:value="1081">
            <text:p>1081</text:p>
          </table:table-cell>
          <table:table-cell office:value-type="float" office:value="2.812">
            <text:p>2.81E+000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083]+[.$G$2]" office:value-type="float" office:value="0.0000270249983957956">
            <text:p>0.000027025</text:p>
          </table:table-cell>
          <table:table-cell table:formula="of:=[.B1084]" office:value-type="float" office:value="2.812">
            <text:p>2.81E+000</text:p>
          </table:table-cell>
          <table:table-cell table:formula="of:=[.C1084]+5" office:value-type="float" office:value="4.5313">
            <text:p>4.5313</text:p>
          </table:table-cell>
          <table:table-cell table:formula="of:=[.D1084]+10" office:value-type="float" office:value="9.6875">
            <text:p>9.6875</text:p>
          </table:table-cell>
          <table:table-cell table:formula="of:=[.E1084]+15" office:value-type="float" office:value="15">
            <text:p>15</text:p>
          </table:table-cell>
        </table:table-row>
        <table:table-row table:style-name="ro2">
          <table:table-cell office:value-type="float" office:value="1082">
            <text:p>1082</text:p>
          </table:table-cell>
          <table:table-cell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084]+[.$G$2]" office:value-type="float" office:value="0.0000270499983943116">
            <text:p>0.00002705</text:p>
          </table:table-cell>
          <table:table-cell table:formula="of:=[.B1085]" office:value-type="float" office:value="3.437">
            <text:p>3.44E+000</text:p>
          </table:table-cell>
          <table:table-cell table:formula="of:=[.C1085]+5" office:value-type="float" office:value="5.1562">
            <text:p>5.1562</text:p>
          </table:table-cell>
          <table:table-cell table:formula="of:=[.D1085]+10" office:value-type="float" office:value="10.3125">
            <text:p>10.3125</text:p>
          </table:table-cell>
          <table:table-cell table:formula="of:=[.E1085]+15" office:value-type="float" office:value="15.1562">
            <text:p>15.1562</text:p>
          </table:table-cell>
        </table:table-row>
        <table:table-row table:style-name="ro2">
          <table:table-cell office:value-type="float" office:value="1083">
            <text:p>1083</text:p>
          </table:table-cell>
          <table:table-cell office:value-type="float" office:value="2.812">
            <text:p>2.81E+000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85]+[.$G$2]" office:value-type="float" office:value="0.0000270749983928276">
            <text:p>0.000027075</text:p>
          </table:table-cell>
          <table:table-cell table:formula="of:=[.B1086]" office:value-type="float" office:value="2.812">
            <text:p>2.81E+000</text:p>
          </table:table-cell>
          <table:table-cell table:formula="of:=[.C1086]+5" office:value-type="float" office:value="4.5313">
            <text:p>4.5313</text:p>
          </table:table-cell>
          <table:table-cell table:formula="of:=[.D1086]+10" office:value-type="float" office:value="9.6875">
            <text:p>9.6875</text:p>
          </table:table-cell>
          <table:table-cell table:formula="of:=[.E1086]+15" office:value-type="float" office:value="15.4687">
            <text:p>15.4687</text:p>
          </table:table-cell>
        </table:table-row>
        <table:table-row table:style-name="ro2">
          <table:table-cell office:value-type="float" office:value="1084">
            <text:p>1084</text:p>
          </table:table-cell>
          <table:table-cell office:value-type="float" office:value="3.437">
            <text:p>3.44E+000</text:p>
          </table:table-cell>
          <table:table-cell table:number-columns-repeated="2" office:value-type="float" office:value="-0.3125">
            <text:p>-3.13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086]+[.$G$2]" office:value-type="float" office:value="0.0000270999983913436">
            <text:p>0.0000271</text:p>
          </table:table-cell>
          <table:table-cell table:formula="of:=[.B1087]" office:value-type="float" office:value="3.437">
            <text:p>3.44E+000</text:p>
          </table:table-cell>
          <table:table-cell table:formula="of:=[.C1087]+5" office:value-type="float" office:value="4.6875">
            <text:p>4.6875</text:p>
          </table:table-cell>
          <table:table-cell table:formula="of:=[.D1087]+10" office:value-type="float" office:value="9.6875">
            <text:p>9.6875</text:p>
          </table:table-cell>
          <table:table-cell table:formula="of:=[.E1087]+15" office:value-type="float" office:value="15.3125">
            <text:p>15.3125</text:p>
          </table:table-cell>
        </table:table-row>
        <table:table-row table:style-name="ro2">
          <table:table-cell office:value-type="float" office:value="1085">
            <text:p>1085</text:p>
          </table:table-cell>
          <table:table-cell office:value-type="float" office:value="2.656">
            <text:p>2.66E+000</text:p>
          </table:table-cell>
          <table:table-cell table:number-columns-repeated="3" office:value-type="float" office:value="0.1562">
            <text:p>1.56E-001</text:p>
          </table:table-cell>
          <table:table-cell table:number-columns-repeated="3"/>
          <table:table-cell table:formula="of:=[.I1087]+[.$G$2]" office:value-type="float" office:value="0.0000271249983898596">
            <text:p>0.000027125</text:p>
          </table:table-cell>
          <table:table-cell table:formula="of:=[.B1088]" office:value-type="float" office:value="2.656">
            <text:p>2.66E+000</text:p>
          </table:table-cell>
          <table:table-cell table:formula="of:=[.C1088]+5" office:value-type="float" office:value="5.1562">
            <text:p>5.1562</text:p>
          </table:table-cell>
          <table:table-cell table:formula="of:=[.D1088]+10" office:value-type="float" office:value="10.1562">
            <text:p>10.1562</text:p>
          </table:table-cell>
          <table:table-cell table:formula="of:=[.E1088]+15" office:value-type="float" office:value="15.1562">
            <text:p>15.1562</text:p>
          </table:table-cell>
        </table:table-row>
        <table:table-row table:style-name="ro2">
          <table:table-cell office:value-type="float" office:value="1086">
            <text:p>1086</text:p>
          </table:table-cell>
          <table:table-cell office:value-type="float" office:value="2.031">
            <text:p>2.03E+000</text:p>
          </table:table-cell>
          <table:table-cell table:number-columns-repeated="2" office:value-type="float" office:value="0.3125">
            <text:p>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88]+[.$G$2]" office:value-type="float" office:value="0.0000271499983883756">
            <text:p>0.00002715</text:p>
          </table:table-cell>
          <table:table-cell table:formula="of:=[.B1089]" office:value-type="float" office:value="2.031">
            <text:p>2.03E+000</text:p>
          </table:table-cell>
          <table:table-cell table:formula="of:=[.C1089]+5" office:value-type="float" office:value="5.3125">
            <text:p>5.3125</text:p>
          </table:table-cell>
          <table:table-cell table:formula="of:=[.D1089]+10" office:value-type="float" office:value="10.3125">
            <text:p>10.3125</text:p>
          </table:table-cell>
          <table:table-cell table:formula="of:=[.E1089]+15" office:value-type="float" office:value="15.4687">
            <text:p>15.4687</text:p>
          </table:table-cell>
        </table:table-row>
        <table:table-row table:style-name="ro2">
          <table:table-cell office:value-type="float" office:value="1087">
            <text:p>1087</text:p>
          </table:table-cell>
          <table:table-cell office:value-type="float" office:value="-1.093">
            <text:p>-1.09E+000</text:p>
          </table:table-cell>
          <table:table-cell office:value-type="float" office:value="-0.7812">
            <text:p>-7.81E-001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089]+[.$G$2]" office:value-type="float" office:value="0.0000271749983868916">
            <text:p>0.000027175</text:p>
          </table:table-cell>
          <table:table-cell table:formula="of:=[.B1090]" office:value-type="float" office:value="-1.093">
            <text:p>-1.09E+000</text:p>
          </table:table-cell>
          <table:table-cell table:formula="of:=[.C1090]+5" office:value-type="float" office:value="4.2188">
            <text:p>4.2188</text:p>
          </table:table-cell>
          <table:table-cell table:formula="of:=[.D1090]+10" office:value-type="float" office:value="9.6875">
            <text:p>9.6875</text:p>
          </table:table-cell>
          <table:table-cell table:formula="of:=[.E1090]+15" office:value-type="float" office:value="15">
            <text:p>15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0">
            <text:p>0.00E+000</text:p>
          </table:table-cell>
          <table:table-cell table:number-columns-repeated="3" office:value-type="float" office:value="0.1562">
            <text:p>1.56E-001</text:p>
          </table:table-cell>
          <table:table-cell table:number-columns-repeated="3"/>
          <table:table-cell table:formula="of:=[.I1090]+[.$G$2]" office:value-type="float" office:value="0.0000271999983854076">
            <text:p>0.0000272</text:p>
          </table:table-cell>
          <table:table-cell table:formula="of:=[.B1091]" office:value-type="float" office:value="0">
            <text:p>0.00E+000</text:p>
          </table:table-cell>
          <table:table-cell table:formula="of:=[.C1091]+5" office:value-type="float" office:value="5.1562">
            <text:p>5.1562</text:p>
          </table:table-cell>
          <table:table-cell table:formula="of:=[.D1091]+10" office:value-type="float" office:value="10.1562">
            <text:p>10.1562</text:p>
          </table:table-cell>
          <table:table-cell table:formula="of:=[.E1091]+15" office:value-type="float" office:value="15.1562">
            <text:p>15.1562</text:p>
          </table:table-cell>
        </table:table-row>
        <table:table-row table:style-name="ro2">
          <table:table-cell office:value-type="float" office:value="1089">
            <text:p>1089</text:p>
          </table:table-cell>
          <table:table-cell office:value-type="float" office:value="-0.625">
            <text:p>-6.25E-001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91]+[.$G$2]" office:value-type="float" office:value="0.0000272249983839236">
            <text:p>0.000027225</text:p>
          </table:table-cell>
          <table:table-cell table:formula="of:=[.B1092]" office:value-type="float" office:value="-0.625">
            <text:p>-6.25E-001</text:p>
          </table:table-cell>
          <table:table-cell table:formula="of:=[.C1092]+5" office:value-type="float" office:value="4.5313">
            <text:p>4.5313</text:p>
          </table:table-cell>
          <table:table-cell table:formula="of:=[.D1092]+10" office:value-type="float" office:value="9.6875">
            <text:p>9.6875</text:p>
          </table:table-cell>
          <table:table-cell table:formula="of:=[.E1092]+15" office:value-type="float" office:value="15.4687">
            <text:p>15.4687</text:p>
          </table:table-cell>
        </table:table-row>
        <table:table-row table:style-name="ro2">
          <table:table-cell office:value-type="float" office:value="1090">
            <text:p>1090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092]+[.$G$2]" office:value-type="float" office:value="0.0000272499983824396">
            <text:p>0.00002725</text:p>
          </table:table-cell>
          <table:table-cell table:formula="of:=[.B1093]" office:value-type="float" office:value="-0.4687">
            <text:p>-4.69E-001</text:p>
          </table:table-cell>
          <table:table-cell table:formula="of:=[.C1093]+5" office:value-type="float" office:value="4.6875">
            <text:p>4.6875</text:p>
          </table:table-cell>
          <table:table-cell table:formula="of:=[.D1093]+10" office:value-type="float" office:value="10.1562">
            <text:p>10.1562</text:p>
          </table:table-cell>
          <table:table-cell table:formula="of:=[.E1093]+15" office:value-type="float" office:value="15.3125">
            <text:p>15.3125</text:p>
          </table:table-cell>
        </table:table-row>
        <table:table-row table:style-name="ro2">
          <table:table-cell office:value-type="float" office:value="1091">
            <text:p>1091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093]+[.$G$2]" office:value-type="float" office:value="0.0000272749983809556">
            <text:p>0.000027275</text:p>
          </table:table-cell>
          <table:table-cell table:formula="of:=[.B1094]" office:value-type="float" office:value="0">
            <text:p>0.00E+000</text:p>
          </table:table-cell>
          <table:table-cell table:formula="of:=[.C1094]+5" office:value-type="float" office:value="5.1562">
            <text:p>5.1562</text:p>
          </table:table-cell>
          <table:table-cell table:formula="of:=[.D1094]+10" office:value-type="float" office:value="9.6875">
            <text:p>9.6875</text:p>
          </table:table-cell>
          <table:table-cell table:formula="of:=[.E1094]+15" office:value-type="float" office:value="15">
            <text:p>15</text:p>
          </table:table-cell>
        </table:table-row>
        <table:table-row table:style-name="ro2">
          <table:table-cell office:value-type="float" office:value="1092">
            <text:p>1092</text:p>
          </table:table-cell>
          <table:table-cell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table:number-columns-repeated="2" office:value-type="float" office:value="0.3125">
            <text:p>3.13E-001</text:p>
          </table:table-cell>
          <table:table-cell table:number-columns-repeated="3"/>
          <table:table-cell table:formula="of:=[.I1094]+[.$G$2]" office:value-type="float" office:value="0.0000272999983794716">
            <text:p>0.0000273</text:p>
          </table:table-cell>
          <table:table-cell table:formula="of:=[.B1095]" office:value-type="float" office:value="-0.4687">
            <text:p>-4.69E-001</text:p>
          </table:table-cell>
          <table:table-cell table:formula="of:=[.C1095]+5" office:value-type="float" office:value="5.1562">
            <text:p>5.1562</text:p>
          </table:table-cell>
          <table:table-cell table:formula="of:=[.D1095]+10" office:value-type="float" office:value="10.3125">
            <text:p>10.3125</text:p>
          </table:table-cell>
          <table:table-cell table:formula="of:=[.E1095]+15" office:value-type="float" office:value="15.3125">
            <text:p>15.3125</text:p>
          </table:table-cell>
        </table:table-row>
        <table:table-row table:style-name="ro2">
          <table:table-cell office:value-type="float" office:value="1093">
            <text:p>1093</text:p>
          </table:table-cell>
          <table:table-cell office:value-type="float" office:value="3.906">
            <text:p>3.91E+000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095]+[.$G$2]" office:value-type="float" office:value="0.0000273249983779876">
            <text:p>0.000027325</text:p>
          </table:table-cell>
          <table:table-cell table:formula="of:=[.B1096]" office:value-type="float" office:value="3.906">
            <text:p>3.91E+000</text:p>
          </table:table-cell>
          <table:table-cell table:formula="of:=[.C1096]+5" office:value-type="float" office:value="4.5313">
            <text:p>4.5313</text:p>
          </table:table-cell>
          <table:table-cell table:formula="of:=[.D1096]+10" office:value-type="float" office:value="9.6875">
            <text:p>9.6875</text:p>
          </table:table-cell>
          <table:table-cell table:formula="of:=[.E1096]+15" office:value-type="float" office:value="15.1562">
            <text:p>15.1562</text:p>
          </table:table-cell>
        </table:table-row>
        <table:table-row table:style-name="ro2">
          <table:table-cell office:value-type="float" office:value="1094">
            <text:p>1094</text:p>
          </table:table-cell>
          <table:table-cell office:value-type="float" office:value="2.812">
            <text:p>2.81E+000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096]+[.$G$2]" office:value-type="float" office:value="0.0000273499983765036">
            <text:p>0.00002735</text:p>
          </table:table-cell>
          <table:table-cell table:formula="of:=[.B1097]" office:value-type="float" office:value="2.812">
            <text:p>2.81E+000</text:p>
          </table:table-cell>
          <table:table-cell table:formula="of:=[.C1097]+5" office:value-type="float" office:value="5.1562">
            <text:p>5.1562</text:p>
          </table:table-cell>
          <table:table-cell table:formula="of:=[.D1097]+10" office:value-type="float" office:value="9.6875">
            <text:p>9.6875</text:p>
          </table:table-cell>
          <table:table-cell table:formula="of:=[.E1097]+15" office:value-type="float" office:value="15.1562">
            <text:p>15.1562</text:p>
          </table:table-cell>
        </table:table-row>
        <table:table-row table:style-name="ro2">
          <table:table-cell office:value-type="float" office:value="1095">
            <text:p>1095</text:p>
          </table:table-cell>
          <table:table-cell office:value-type="float" office:value="3.437">
            <text:p>3.44E+000</text:p>
          </table:table-cell>
          <table:table-cell office:value-type="float" office:value="-0.4687">
            <text:p>-4.69E-001</text:p>
          </table:table-cell>
          <table:table-cell office:value-type="float" office:value="0.3125">
            <text:p>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97]+[.$G$2]" office:value-type="float" office:value="0.0000273749983750196">
            <text:p>0.000027375</text:p>
          </table:table-cell>
          <table:table-cell table:formula="of:=[.B1098]" office:value-type="float" office:value="3.437">
            <text:p>3.44E+000</text:p>
          </table:table-cell>
          <table:table-cell table:formula="of:=[.C1098]+5" office:value-type="float" office:value="4.5313">
            <text:p>4.5313</text:p>
          </table:table-cell>
          <table:table-cell table:formula="of:=[.D1098]+10" office:value-type="float" office:value="10.3125">
            <text:p>10.3125</text:p>
          </table:table-cell>
          <table:table-cell table:formula="of:=[.E1098]+15" office:value-type="float" office:value="15.4687">
            <text:p>15.4687</text:p>
          </table:table-cell>
        </table:table-row>
        <table:table-row table:style-name="ro2">
          <table:table-cell office:value-type="float" office:value="1096">
            <text:p>1096</text:p>
          </table:table-cell>
          <table:table-cell office:value-type="float" office:value="2.812">
            <text:p>2.81E+000</text:p>
          </table:table-cell>
          <table:table-cell office:value-type="float" office:value="-0.4687">
            <text:p>-4.69E-001</text:p>
          </table:table-cell>
          <table:table-cell office:value-type="float" office:value="0.3125">
            <text:p>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098]+[.$G$2]" office:value-type="float" office:value="0.0000273999983735356">
            <text:p>0.0000274</text:p>
          </table:table-cell>
          <table:table-cell table:formula="of:=[.B1099]" office:value-type="float" office:value="2.812">
            <text:p>2.81E+000</text:p>
          </table:table-cell>
          <table:table-cell table:formula="of:=[.C1099]+5" office:value-type="float" office:value="4.5313">
            <text:p>4.5313</text:p>
          </table:table-cell>
          <table:table-cell table:formula="of:=[.D1099]+10" office:value-type="float" office:value="10.3125">
            <text:p>10.3125</text:p>
          </table:table-cell>
          <table:table-cell table:formula="of:=[.E1099]+15" office:value-type="float" office:value="15.1562">
            <text:p>15.1562</text:p>
          </table:table-cell>
        </table:table-row>
        <table:table-row table:style-name="ro2">
          <table:table-cell office:value-type="float" office:value="1097">
            <text:p>1097</text:p>
          </table:table-cell>
          <table:table-cell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099]+[.$G$2]" office:value-type="float" office:value="0.0000274249983720516">
            <text:p>0.000027425</text:p>
          </table:table-cell>
          <table:table-cell table:formula="of:=[.B1100]" office:value-type="float" office:value="3.437">
            <text:p>3.44E+000</text:p>
          </table:table-cell>
          <table:table-cell table:formula="of:=[.C1100]+5" office:value-type="float" office:value="5.1562">
            <text:p>5.1562</text:p>
          </table:table-cell>
          <table:table-cell table:formula="of:=[.D1100]+10" office:value-type="float" office:value="9.6875">
            <text:p>9.6875</text:p>
          </table:table-cell>
          <table:table-cell table:formula="of:=[.E1100]+15" office:value-type="float" office:value="15.4687">
            <text:p>15.4687</text:p>
          </table:table-cell>
        </table:table-row>
        <table:table-row table:style-name="ro2">
          <table:table-cell office:value-type="float" office:value="1098">
            <text:p>1098</text:p>
          </table:table-cell>
          <table:table-cell office:value-type="float" office:value="3.437">
            <text:p>3.44E+000</text:p>
          </table:table-cell>
          <table:table-cell table:number-columns-repeated="2" office:value-type="float" office:value="0.1562">
            <text:p>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100]+[.$G$2]" office:value-type="float" office:value="0.0000274499983705676">
            <text:p>0.00002745</text:p>
          </table:table-cell>
          <table:table-cell table:formula="of:=[.B1101]" office:value-type="float" office:value="3.437">
            <text:p>3.44E+000</text:p>
          </table:table-cell>
          <table:table-cell table:formula="of:=[.C1101]+5" office:value-type="float" office:value="5.1562">
            <text:p>5.1562</text:p>
          </table:table-cell>
          <table:table-cell table:formula="of:=[.D1101]+10" office:value-type="float" office:value="10.1562">
            <text:p>10.1562</text:p>
          </table:table-cell>
          <table:table-cell table:formula="of:=[.E1101]+15" office:value-type="float" office:value="15.4687">
            <text:p>15.4687</text:p>
          </table:table-cell>
        </table:table-row>
        <table:table-row table:style-name="ro2">
          <table:table-cell office:value-type="float" office:value="1099">
            <text:p>1099</text:p>
          </table:table-cell>
          <table:table-cell office:value-type="float" office:value="-0.9375">
            <text:p>-9.38E-001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101]+[.$G$2]" office:value-type="float" office:value="0.0000274749983690836">
            <text:p>0.000027475</text:p>
          </table:table-cell>
          <table:table-cell table:formula="of:=[.B1102]" office:value-type="float" office:value="-0.9375">
            <text:p>-9.38E-001</text:p>
          </table:table-cell>
          <table:table-cell table:formula="of:=[.C1102]+5" office:value-type="float" office:value="4.5313">
            <text:p>4.5313</text:p>
          </table:table-cell>
          <table:table-cell table:formula="of:=[.D1102]+10" office:value-type="float" office:value="9.6875">
            <text:p>9.6875</text:p>
          </table:table-cell>
          <table:table-cell table:formula="of:=[.E1102]+15" office:value-type="float" office:value="15">
            <text:p>15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0">
            <text:p>0.00E+000</text:p>
          </table:table-cell>
          <table:table-cell table:number-columns-repeated="2" office:value-type="float" office:value="0.1562">
            <text:p>1.56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102]+[.$G$2]" office:value-type="float" office:value="0.0000274999983675996">
            <text:p>0.0000275</text:p>
          </table:table-cell>
          <table:table-cell table:formula="of:=[.B1103]" office:value-type="float" office:value="0">
            <text:p>0.00E+000</text:p>
          </table:table-cell>
          <table:table-cell table:formula="of:=[.C1103]+5" office:value-type="float" office:value="5.1562">
            <text:p>5.1562</text:p>
          </table:table-cell>
          <table:table-cell table:formula="of:=[.D1103]+10" office:value-type="float" office:value="10.1562">
            <text:p>10.1562</text:p>
          </table:table-cell>
          <table:table-cell table:formula="of:=[.E1103]+15" office:value-type="float" office:value="15">
            <text:p>15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float" office:value="-0.7812">
            <text:p>-7.81E-001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103]+[.$G$2]" office:value-type="float" office:value="0.0000275249983661156">
            <text:p>0.000027525</text:p>
          </table:table-cell>
          <table:table-cell table:formula="of:=[.B1104]" office:value-type="float" office:value="-0.7812">
            <text:p>-7.81E-001</text:p>
          </table:table-cell>
          <table:table-cell table:formula="of:=[.C1104]+5" office:value-type="float" office:value="4.5313">
            <text:p>4.5313</text:p>
          </table:table-cell>
          <table:table-cell table:formula="of:=[.D1104]+10" office:value-type="float" office:value="9.6875">
            <text:p>9.6875</text:p>
          </table:table-cell>
          <table:table-cell table:formula="of:=[.E1104]+15" office:value-type="float" office:value="15.4687">
            <text:p>15.4687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float" office:value="-0.4687">
            <text:p>-4.69E-001</text:p>
          </table:table-cell>
          <table:table-cell office:value-type="float" office:value="0">
            <text:p>0.00E+000</text:p>
          </table:table-cell>
          <table:table-cell table:number-columns-repeated="2" office:value-type="float" office:value="0.3125">
            <text:p>3.13E-001</text:p>
          </table:table-cell>
          <table:table-cell table:number-columns-repeated="3"/>
          <table:table-cell table:formula="of:=[.I1104]+[.$G$2]" office:value-type="float" office:value="0.0000275499983646316">
            <text:p>0.00002755</text:p>
          </table:table-cell>
          <table:table-cell table:formula="of:=[.B1105]" office:value-type="float" office:value="-0.4687">
            <text:p>-4.69E-001</text:p>
          </table:table-cell>
          <table:table-cell table:formula="of:=[.C1105]+5" office:value-type="float" office:value="5">
            <text:p>5</text:p>
          </table:table-cell>
          <table:table-cell table:formula="of:=[.D1105]+10" office:value-type="float" office:value="10.3125">
            <text:p>10.3125</text:p>
          </table:table-cell>
          <table:table-cell table:formula="of:=[.E1105]+15" office:value-type="float" office:value="15.3125">
            <text:p>15.3125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float" office:value="0">
            <text:p>0.00E+000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105]+[.$G$2]" office:value-type="float" office:value="0.0000275749983631476">
            <text:p>0.000027575</text:p>
          </table:table-cell>
          <table:table-cell table:formula="of:=[.B1106]" office:value-type="float" office:value="0">
            <text:p>0.00E+000</text:p>
          </table:table-cell>
          <table:table-cell table:formula="of:=[.C1106]+5" office:value-type="float" office:value="4.5313">
            <text:p>4.5313</text:p>
          </table:table-cell>
          <table:table-cell table:formula="of:=[.D1106]+10" office:value-type="float" office:value="9.6875">
            <text:p>9.6875</text:p>
          </table:table-cell>
          <table:table-cell table:formula="of:=[.E1106]+15" office:value-type="float" office:value="15.1562">
            <text:p>15.1562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float" office:value="-0.4687">
            <text:p>-4.69E-001</text:p>
          </table:table-cell>
          <table:table-cell table:number-columns-repeated="2" office:value-type="float" office:value="0.1562">
            <text:p>1.56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106]+[.$G$2]" office:value-type="float" office:value="0.0000275999983616636">
            <text:p>0.0000276</text:p>
          </table:table-cell>
          <table:table-cell table:formula="of:=[.B1107]" office:value-type="float" office:value="-0.4687">
            <text:p>-4.69E-001</text:p>
          </table:table-cell>
          <table:table-cell table:formula="of:=[.C1107]+5" office:value-type="float" office:value="5.1562">
            <text:p>5.1562</text:p>
          </table:table-cell>
          <table:table-cell table:formula="of:=[.D1107]+10" office:value-type="float" office:value="10.1562">
            <text:p>10.1562</text:p>
          </table:table-cell>
          <table:table-cell table:formula="of:=[.E1107]+15" office:value-type="float" office:value="15">
            <text:p>15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float" office:value="0.4687">
            <text:p>4.69E-001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107]+[.$G$2]" office:value-type="float" office:value="0.0000276249983601796">
            <text:p>0.000027625</text:p>
          </table:table-cell>
          <table:table-cell table:formula="of:=[.B1108]" office:value-type="float" office:value="0.4687">
            <text:p>4.69E-001</text:p>
          </table:table-cell>
          <table:table-cell table:formula="of:=[.C1108]+5" office:value-type="float" office:value="4.5313">
            <text:p>4.5313</text:p>
          </table:table-cell>
          <table:table-cell table:formula="of:=[.D1108]+10" office:value-type="float" office:value="9.6875">
            <text:p>9.6875</text:p>
          </table:table-cell>
          <table:table-cell table:formula="of:=[.E1108]+15" office:value-type="float" office:value="15.4687">
            <text:p>15.4687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float" office:value="0.9375">
            <text:p>9.38E-001</text:p>
          </table:table-cell>
          <table:table-cell office:value-type="float" office:value="-0.625">
            <text:p>-6.25E-001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108]+[.$G$2]" office:value-type="float" office:value="0.0000276499983586956">
            <text:p>0.00002765</text:p>
          </table:table-cell>
          <table:table-cell table:formula="of:=[.B1109]" office:value-type="float" office:value="0.9375">
            <text:p>9.38E-001</text:p>
          </table:table-cell>
          <table:table-cell table:formula="of:=[.C1109]+5" office:value-type="float" office:value="4.375">
            <text:p>4.375</text:p>
          </table:table-cell>
          <table:table-cell table:formula="of:=[.D1109]+10" office:value-type="float" office:value="9.6875">
            <text:p>9.6875</text:p>
          </table:table-cell>
          <table:table-cell table:formula="of:=[.E1109]+15" office:value-type="float" office:value="15.4687">
            <text:p>15.4687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float" office:value="3.906">
            <text:p>3.91E+000</text:p>
          </table:table-cell>
          <table:table-cell table:number-columns-repeated="2" office:value-type="float" office:value="0.3125">
            <text:p>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109]+[.$G$2]" office:value-type="float" office:value="0.0000276749983572116">
            <text:p>0.000027675</text:p>
          </table:table-cell>
          <table:table-cell table:formula="of:=[.B1110]" office:value-type="float" office:value="3.906">
            <text:p>3.91E+000</text:p>
          </table:table-cell>
          <table:table-cell table:formula="of:=[.C1110]+5" office:value-type="float" office:value="5.3125">
            <text:p>5.3125</text:p>
          </table:table-cell>
          <table:table-cell table:formula="of:=[.D1110]+10" office:value-type="float" office:value="10.3125">
            <text:p>10.3125</text:p>
          </table:table-cell>
          <table:table-cell table:formula="of:=[.E1110]+15" office:value-type="float" office:value="15">
            <text:p>15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float" office:value="2.656">
            <text:p>2.66E+000</text:p>
          </table:table-cell>
          <table:table-cell office:value-type="float" office:value="-0.4687">
            <text:p>-4.69E-001</text:p>
          </table:table-cell>
          <table:table-cell table:number-columns-repeated="2" office:value-type="float" office:value="0.1562">
            <text:p>1.56E-001</text:p>
          </table:table-cell>
          <table:table-cell table:number-columns-repeated="3"/>
          <table:table-cell table:formula="of:=[.I1110]+[.$G$2]" office:value-type="float" office:value="0.0000276999983557276">
            <text:p>0.0000277</text:p>
          </table:table-cell>
          <table:table-cell table:formula="of:=[.B1111]" office:value-type="float" office:value="2.656">
            <text:p>2.66E+000</text:p>
          </table:table-cell>
          <table:table-cell table:formula="of:=[.C1111]+5" office:value-type="float" office:value="4.5313">
            <text:p>4.5313</text:p>
          </table:table-cell>
          <table:table-cell table:formula="of:=[.D1111]+10" office:value-type="float" office:value="10.1562">
            <text:p>10.1562</text:p>
          </table:table-cell>
          <table:table-cell table:formula="of:=[.E1111]+15" office:value-type="float" office:value="15.1562">
            <text:p>15.1562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111]+[.$G$2]" office:value-type="float" office:value="0.0000277249983542436">
            <text:p>0.000027725</text:p>
          </table:table-cell>
          <table:table-cell table:formula="of:=[.B1112]" office:value-type="float" office:value="3.437">
            <text:p>3.44E+000</text:p>
          </table:table-cell>
          <table:table-cell table:formula="of:=[.C1112]+5" office:value-type="float" office:value="5.1562">
            <text:p>5.1562</text:p>
          </table:table-cell>
          <table:table-cell table:formula="of:=[.D1112]+10" office:value-type="float" office:value="9.6875">
            <text:p>9.6875</text:p>
          </table:table-cell>
          <table:table-cell table:formula="of:=[.E1112]+15" office:value-type="float" office:value="15.3125">
            <text:p>15.3125</text:p>
          </table:table-cell>
        </table:table-row>
        <table:table-row table:style-name="ro2">
          <table:table-cell office:value-type="float" office:value="1110">
            <text:p>1110</text:p>
          </table:table-cell>
          <table:table-cell office:value-type="float" office:value="3.437">
            <text:p>3.44E+000</text:p>
          </table:table-cell>
          <table:table-cell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112]+[.$G$2]" office:value-type="float" office:value="0.0000277499983527596">
            <text:p>0.00002775</text:p>
          </table:table-cell>
          <table:table-cell table:formula="of:=[.B1113]" office:value-type="float" office:value="3.437">
            <text:p>3.44E+000</text:p>
          </table:table-cell>
          <table:table-cell table:formula="of:=[.C1113]+5" office:value-type="float" office:value="4.5313">
            <text:p>4.5313</text:p>
          </table:table-cell>
          <table:table-cell table:formula="of:=[.D1113]+10" office:value-type="float" office:value="10.1562">
            <text:p>10.1562</text:p>
          </table:table-cell>
          <table:table-cell table:formula="of:=[.E1113]+15" office:value-type="float" office:value="15.4687">
            <text:p>15.4687</text:p>
          </table:table-cell>
        </table:table-row>
        <table:table-row table:style-name="ro2">
          <table:table-cell office:value-type="float" office:value="1111">
            <text:p>1111</text:p>
          </table:table-cell>
          <table:table-cell office:value-type="float" office:value="2.656">
            <text:p>2.66E+000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113]+[.$G$2]" office:value-type="float" office:value="0.0000277749983512756">
            <text:p>0.000027775</text:p>
          </table:table-cell>
          <table:table-cell table:formula="of:=[.B1114]" office:value-type="float" office:value="2.656">
            <text:p>2.66E+000</text:p>
          </table:table-cell>
          <table:table-cell table:formula="of:=[.C1114]+5" office:value-type="float" office:value="5.1562">
            <text:p>5.1562</text:p>
          </table:table-cell>
          <table:table-cell table:formula="of:=[.D1114]+10" office:value-type="float" office:value="9.6875">
            <text:p>9.6875</text:p>
          </table:table-cell>
          <table:table-cell table:formula="of:=[.E1114]+15" office:value-type="float" office:value="15">
            <text:p>15</text:p>
          </table:table-cell>
        </table:table-row>
        <table:table-row table:style-name="ro2">
          <table:table-cell office:value-type="float" office:value="1112">
            <text:p>1112</text:p>
          </table:table-cell>
          <table:table-cell office:value-type="float" office:value="3.281">
            <text:p>3.28E+000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114]+[.$G$2]" office:value-type="float" office:value="0.0000277999983497916">
            <text:p>0.0000278</text:p>
          </table:table-cell>
          <table:table-cell table:formula="of:=[.B1115]" office:value-type="float" office:value="3.281">
            <text:p>3.28E+000</text:p>
          </table:table-cell>
          <table:table-cell table:formula="of:=[.C1115]+5" office:value-type="float" office:value="5.1562">
            <text:p>5.1562</text:p>
          </table:table-cell>
          <table:table-cell table:formula="of:=[.D1115]+10" office:value-type="float" office:value="10.3125">
            <text:p>10.3125</text:p>
          </table:table-cell>
          <table:table-cell table:formula="of:=[.E1115]+15" office:value-type="float" office:value="15.1562">
            <text:p>15.1562</text:p>
          </table:table-cell>
        </table:table-row>
        <table:table-row table:style-name="ro2">
          <table:table-cell office:value-type="float" office:value="1113">
            <text:p>1113</text:p>
          </table:table-cell>
          <table:table-cell office:value-type="float" office:value="-1.093">
            <text:p>-1.09E+000</text:p>
          </table:table-cell>
          <table:table-cell office:value-type="float" office:value="-0.7812">
            <text:p>-7.81E-001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115]+[.$G$2]" office:value-type="float" office:value="0.0000278249983483076">
            <text:p>0.000027825</text:p>
          </table:table-cell>
          <table:table-cell table:formula="of:=[.B1116]" office:value-type="float" office:value="-1.093">
            <text:p>-1.09E+000</text:p>
          </table:table-cell>
          <table:table-cell table:formula="of:=[.C1116]+5" office:value-type="float" office:value="4.2188">
            <text:p>4.2188</text:p>
          </table:table-cell>
          <table:table-cell table:formula="of:=[.D1116]+10" office:value-type="float" office:value="9.6875">
            <text:p>9.6875</text:p>
          </table:table-cell>
          <table:table-cell table:formula="of:=[.E1116]+15" office:value-type="float" office:value="15.4687">
            <text:p>15.4687</text:p>
          </table:table-cell>
        </table:table-row>
        <table:table-row table:style-name="ro2">
          <table:table-cell office:value-type="float" office:value="1114">
            <text:p>1114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116]+[.$G$2]" office:value-type="float" office:value="0.0000278499983468236">
            <text:p>0.00002785</text:p>
          </table:table-cell>
          <table:table-cell table:formula="of:=[.B1117]" office:value-type="float" office:value="0">
            <text:p>0.00E+000</text:p>
          </table:table-cell>
          <table:table-cell table:formula="of:=[.C1117]+5" office:value-type="float" office:value="5.1562">
            <text:p>5.1562</text:p>
          </table:table-cell>
          <table:table-cell table:formula="of:=[.D1117]+10" office:value-type="float" office:value="9.6875">
            <text:p>9.6875</text:p>
          </table:table-cell>
          <table:table-cell table:formula="of:=[.E1117]+15" office:value-type="float" office:value="15.1562">
            <text:p>15.1562</text:p>
          </table:table-cell>
        </table:table-row>
        <table:table-row table:style-name="ro2">
          <table:table-cell office:value-type="float" office:value="1115">
            <text:p>1115</text:p>
          </table:table-cell>
          <table:table-cell office:value-type="float" office:value="-0.625">
            <text:p>-6.25E-001</text:p>
          </table:table-cell>
          <table:table-cell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117]+[.$G$2]" office:value-type="float" office:value="0.0000278749983453396">
            <text:p>0.000027875</text:p>
          </table:table-cell>
          <table:table-cell table:formula="of:=[.B1118]" office:value-type="float" office:value="-0.625">
            <text:p>-6.25E-001</text:p>
          </table:table-cell>
          <table:table-cell table:formula="of:=[.C1118]+5" office:value-type="float" office:value="4.5313">
            <text:p>4.5313</text:p>
          </table:table-cell>
          <table:table-cell table:formula="of:=[.D1118]+10" office:value-type="float" office:value="10.1562">
            <text:p>10.1562</text:p>
          </table:table-cell>
          <table:table-cell table:formula="of:=[.E1118]+15" office:value-type="float" office:value="15.4687">
            <text:p>15.4687</text:p>
          </table:table-cell>
        </table:table-row>
        <table:table-row table:style-name="ro2">
          <table:table-cell office:value-type="float" office:value="1116">
            <text:p>1116</text:p>
          </table:table-cell>
          <table:table-cell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118]+[.$G$2]" office:value-type="float" office:value="0.0000278999983438556">
            <text:p>0.0000279</text:p>
          </table:table-cell>
          <table:table-cell table:formula="of:=[.B1119]" office:value-type="float" office:value="-0.4687">
            <text:p>-4.69E-001</text:p>
          </table:table-cell>
          <table:table-cell table:formula="of:=[.C1119]+5" office:value-type="float" office:value="5.1562">
            <text:p>5.1562</text:p>
          </table:table-cell>
          <table:table-cell table:formula="of:=[.D1119]+10" office:value-type="float" office:value="10.3125">
            <text:p>10.3125</text:p>
          </table:table-cell>
          <table:table-cell table:formula="of:=[.E1119]+15" office:value-type="float" office:value="15.1562">
            <text:p>15.1562</text:p>
          </table:table-cell>
        </table:table-row>
        <table:table-row table:style-name="ro2">
          <table:table-cell office:value-type="float" office:value="1117">
            <text:p>1117</text:p>
          </table:table-cell>
          <table:table-cell office:value-type="float" office:value="0">
            <text:p>0.00E+000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119]+[.$G$2]" office:value-type="float" office:value="0.0000279249983423716">
            <text:p>0.000027925</text:p>
          </table:table-cell>
          <table:table-cell table:formula="of:=[.B1120]" office:value-type="float" office:value="0">
            <text:p>0.00E+000</text:p>
          </table:table-cell>
          <table:table-cell table:formula="of:=[.C1120]+5" office:value-type="float" office:value="4.5313">
            <text:p>4.5313</text:p>
          </table:table-cell>
          <table:table-cell table:formula="of:=[.D1120]+10" office:value-type="float" office:value="9.6875">
            <text:p>9.6875</text:p>
          </table:table-cell>
          <table:table-cell table:formula="of:=[.E1120]+15" office:value-type="float" office:value="15.4687">
            <text:p>15.4687</text:p>
          </table:table-cell>
        </table:table-row>
        <table:table-row table:style-name="ro2">
          <table:table-cell office:value-type="float" office:value="1118">
            <text:p>1118</text:p>
          </table:table-cell>
          <table:table-cell table:number-columns-repeated="2"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120]+[.$G$2]" office:value-type="float" office:value="0.0000279499983408876">
            <text:p>0.00002795</text:p>
          </table:table-cell>
          <table:table-cell table:formula="of:=[.B1121]" office:value-type="float" office:value="-0.4687">
            <text:p>-4.69E-001</text:p>
          </table:table-cell>
          <table:table-cell table:formula="of:=[.C1121]+5" office:value-type="float" office:value="4.5313">
            <text:p>4.5313</text:p>
          </table:table-cell>
          <table:table-cell table:formula="of:=[.D1121]+10" office:value-type="float" office:value="10.1562">
            <text:p>10.1562</text:p>
          </table:table-cell>
          <table:table-cell table:formula="of:=[.E1121]+15" office:value-type="float" office:value="15.3125">
            <text:p>15.3125</text:p>
          </table:table-cell>
        </table:table-row>
        <table:table-row table:style-name="ro2">
          <table:table-cell office:value-type="float" office:value="1119">
            <text:p>1119</text:p>
          </table:table-cell>
          <table:table-cell office:value-type="float" office:value="3.906">
            <text:p>3.91E+000</text:p>
          </table:table-cell>
          <table:table-cell office:value-type="float" office:value="0.4687">
            <text:p>4.69E-001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121]+[.$G$2]" office:value-type="float" office:value="0.0000279749983394036">
            <text:p>0.000027975</text:p>
          </table:table-cell>
          <table:table-cell table:formula="of:=[.B1122]" office:value-type="float" office:value="3.906">
            <text:p>3.91E+000</text:p>
          </table:table-cell>
          <table:table-cell table:formula="of:=[.C1122]+5" office:value-type="float" office:value="5.4687">
            <text:p>5.4687</text:p>
          </table:table-cell>
          <table:table-cell table:formula="of:=[.D1122]+10" office:value-type="float" office:value="9.6875">
            <text:p>9.6875</text:p>
          </table:table-cell>
          <table:table-cell table:formula="of:=[.E1122]+15" office:value-type="float" office:value="15">
            <text:p>15</text:p>
          </table:table-cell>
        </table:table-row>
        <table:table-row table:style-name="ro2">
          <table:table-cell office:value-type="float" office:value="1120">
            <text:p>1120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office:value-type="float" office:value="-0.1562">
            <text:p>-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122]+[.$G$2]" office:value-type="float" office:value="0.0000279999983379196">
            <text:p>0.000028</text:p>
          </table:table-cell>
          <table:table-cell table:formula="of:=[.B1123]" office:value-type="float" office:value="3.593">
            <text:p>3.59E+000</text:p>
          </table:table-cell>
          <table:table-cell table:formula="of:=[.C1123]+5" office:value-type="float" office:value="5.3125">
            <text:p>5.3125</text:p>
          </table:table-cell>
          <table:table-cell table:formula="of:=[.D1123]+10" office:value-type="float" office:value="9.8438">
            <text:p>9.8438</text:p>
          </table:table-cell>
          <table:table-cell table:formula="of:=[.E1123]+15" office:value-type="float" office:value="15.3125">
            <text:p>15.3125</text:p>
          </table:table-cell>
        </table:table-row>
        <table:table-row table:style-name="ro2">
          <table:table-cell office:value-type="float" office:value="1121">
            <text:p>1121</text:p>
          </table:table-cell>
          <table:table-cell office:value-type="float" office:value="2.656">
            <text:p>2.66E+000</text:p>
          </table:table-cell>
          <table:table-cell office:value-type="float" office:value="-0.4687">
            <text:p>-4.69E-001</text:p>
          </table:table-cell>
          <table:table-cell office:value-type="float" office:value="0.3125">
            <text:p>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123]+[.$G$2]" office:value-type="float" office:value="0.0000280249983364356">
            <text:p>0.000028025</text:p>
          </table:table-cell>
          <table:table-cell table:formula="of:=[.B1124]" office:value-type="float" office:value="2.656">
            <text:p>2.66E+000</text:p>
          </table:table-cell>
          <table:table-cell table:formula="of:=[.C1124]+5" office:value-type="float" office:value="4.5313">
            <text:p>4.5313</text:p>
          </table:table-cell>
          <table:table-cell table:formula="of:=[.D1124]+10" office:value-type="float" office:value="10.3125">
            <text:p>10.3125</text:p>
          </table:table-cell>
          <table:table-cell table:formula="of:=[.E1124]+15" office:value-type="float" office:value="15.1562">
            <text:p>15.1562</text:p>
          </table:table-cell>
        </table:table-row>
        <table:table-row table:style-name="ro2">
          <table:table-cell office:value-type="float" office:value="1122">
            <text:p>1122</text:p>
          </table:table-cell>
          <table:table-cell office:value-type="float" office:value="2.812">
            <text:p>2.81E+000</text:p>
          </table:table-cell>
          <table:table-cell table:number-columns-repeated="2"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124]+[.$G$2]" office:value-type="float" office:value="0.0000280499983349516">
            <text:p>0.00002805</text:p>
          </table:table-cell>
          <table:table-cell table:formula="of:=[.B1125]" office:value-type="float" office:value="2.812">
            <text:p>2.81E+000</text:p>
          </table:table-cell>
          <table:table-cell table:formula="of:=[.C1125]+5" office:value-type="float" office:value="4.6875">
            <text:p>4.6875</text:p>
          </table:table-cell>
          <table:table-cell table:formula="of:=[.D1125]+10" office:value-type="float" office:value="9.6875">
            <text:p>9.6875</text:p>
          </table:table-cell>
          <table:table-cell table:formula="of:=[.E1125]+15" office:value-type="float" office:value="15.4687">
            <text:p>15.4687</text:p>
          </table:table-cell>
        </table:table-row>
        <table:table-row table:style-name="ro2">
          <table:table-cell office:value-type="float" office:value="1123">
            <text:p>1123</text:p>
          </table:table-cell>
          <table:table-cell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125]+[.$G$2]" office:value-type="float" office:value="0.0000280749983334676">
            <text:p>0.000028075</text:p>
          </table:table-cell>
          <table:table-cell table:formula="of:=[.B1126]" office:value-type="float" office:value="3.437">
            <text:p>3.44E+000</text:p>
          </table:table-cell>
          <table:table-cell table:formula="of:=[.C1126]+5" office:value-type="float" office:value="5.1562">
            <text:p>5.1562</text:p>
          </table:table-cell>
          <table:table-cell table:formula="of:=[.D1126]+10" office:value-type="float" office:value="10.3125">
            <text:p>10.3125</text:p>
          </table:table-cell>
          <table:table-cell table:formula="of:=[.E1126]+15" office:value-type="float" office:value="15">
            <text:p>15</text:p>
          </table:table-cell>
        </table:table-row>
        <table:table-row table:style-name="ro2">
          <table:table-cell office:value-type="float" office:value="1124">
            <text:p>1124</text:p>
          </table:table-cell>
          <table:table-cell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table:number-columns-repeated="2" office:value-type="float" office:value="0.1562">
            <text:p>1.56E-001</text:p>
          </table:table-cell>
          <table:table-cell table:number-columns-repeated="3"/>
          <table:table-cell table:formula="of:=[.I1126]+[.$G$2]" office:value-type="float" office:value="0.0000280999983319836">
            <text:p>0.0000281</text:p>
          </table:table-cell>
          <table:table-cell table:formula="of:=[.B1127]" office:value-type="float" office:value="3.437">
            <text:p>3.44E+000</text:p>
          </table:table-cell>
          <table:table-cell table:formula="of:=[.C1127]+5" office:value-type="float" office:value="4.6875">
            <text:p>4.6875</text:p>
          </table:table-cell>
          <table:table-cell table:formula="of:=[.D1127]+10" office:value-type="float" office:value="10.1562">
            <text:p>10.1562</text:p>
          </table:table-cell>
          <table:table-cell table:formula="of:=[.E1127]+15" office:value-type="float" office:value="15.1562">
            <text:p>15.1562</text:p>
          </table:table-cell>
        </table:table-row>
        <table:table-row table:style-name="ro2">
          <table:table-cell office:value-type="float" office:value="1125">
            <text:p>1125</text:p>
          </table:table-cell>
          <table:table-cell office:value-type="float" office:value="2.656">
            <text:p>2.66E+000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127]+[.$G$2]" office:value-type="float" office:value="0.0000281249983304996">
            <text:p>0.000028125</text:p>
          </table:table-cell>
          <table:table-cell table:formula="of:=[.B1128]" office:value-type="float" office:value="2.656">
            <text:p>2.66E+000</text:p>
          </table:table-cell>
          <table:table-cell table:formula="of:=[.C1128]+5" office:value-type="float" office:value="5.1562">
            <text:p>5.1562</text:p>
          </table:table-cell>
          <table:table-cell table:formula="of:=[.D1128]+10" office:value-type="float" office:value="9.6875">
            <text:p>9.6875</text:p>
          </table:table-cell>
          <table:table-cell table:formula="of:=[.E1128]+15" office:value-type="float" office:value="15.4687">
            <text:p>15.4687</text:p>
          </table:table-cell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2.031">
            <text:p>2.03E+000</text:p>
          </table:table-cell>
          <table:table-cell table:number-columns-repeated="2" office:value-type="float" office:value="0.3125">
            <text:p>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128]+[.$G$2]" office:value-type="float" office:value="0.0000281499983290156">
            <text:p>0.00002815</text:p>
          </table:table-cell>
          <table:table-cell table:formula="of:=[.B1129]" office:value-type="float" office:value="2.031">
            <text:p>2.03E+000</text:p>
          </table:table-cell>
          <table:table-cell table:formula="of:=[.C1129]+5" office:value-type="float" office:value="5.3125">
            <text:p>5.3125</text:p>
          </table:table-cell>
          <table:table-cell table:formula="of:=[.D1129]+10" office:value-type="float" office:value="10.3125">
            <text:p>10.3125</text:p>
          </table:table-cell>
          <table:table-cell table:formula="of:=[.E1129]+15" office:value-type="float" office:value="15">
            <text:p>15</text:p>
          </table:table-cell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-1.093">
            <text:p>-1.09E+000</text:p>
          </table:table-cell>
          <table:table-cell table:number-columns-repeated="2" office:value-type="float" office:value="-0.4687">
            <text:p>-4.69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129]+[.$G$2]" office:value-type="float" office:value="0.0000281749983275316">
            <text:p>0.000028175</text:p>
          </table:table-cell>
          <table:table-cell table:formula="of:=[.B1130]" office:value-type="float" office:value="-1.093">
            <text:p>-1.09E+000</text:p>
          </table:table-cell>
          <table:table-cell table:formula="of:=[.C1130]+5" office:value-type="float" office:value="4.5313">
            <text:p>4.5313</text:p>
          </table:table-cell>
          <table:table-cell table:formula="of:=[.D1130]+10" office:value-type="float" office:value="9.5313">
            <text:p>9.5313</text:p>
          </table:table-cell>
          <table:table-cell table:formula="of:=[.E1130]+15" office:value-type="float" office:value="15.4687">
            <text:p>15.4687</text:p>
          </table:table-cell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table:number-columns-repeated="2" office:value-type="float" office:value="0.3125">
            <text:p>3.13E-001</text:p>
          </table:table-cell>
          <table:table-cell table:number-columns-repeated="3"/>
          <table:table-cell table:formula="of:=[.I1130]+[.$G$2]" office:value-type="float" office:value="0.0000281999983260476">
            <text:p>0.0000282</text:p>
          </table:table-cell>
          <table:table-cell table:formula="of:=[.B1131]" office:value-type="float" office:value="-0.4687">
            <text:p>-4.69E-001</text:p>
          </table:table-cell>
          <table:table-cell table:formula="of:=[.C1131]+5" office:value-type="float" office:value="4.6875">
            <text:p>4.6875</text:p>
          </table:table-cell>
          <table:table-cell table:formula="of:=[.D1131]+10" office:value-type="float" office:value="10.3125">
            <text:p>10.3125</text:p>
          </table:table-cell>
          <table:table-cell table:formula="of:=[.E1131]+15" office:value-type="float" office:value="15.3125">
            <text:p>15.3125</text:p>
          </table:table-cell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131]+[.$G$2]" office:value-type="float" office:value="0.0000282249983245636">
            <text:p>0.000028225</text:p>
          </table:table-cell>
          <table:table-cell table:formula="of:=[.B1132]" office:value-type="float" office:value="0">
            <text:p>0.00E+000</text:p>
          </table:table-cell>
          <table:table-cell table:formula="of:=[.C1132]+5" office:value-type="float" office:value="5.1562">
            <text:p>5.1562</text:p>
          </table:table-cell>
          <table:table-cell table:formula="of:=[.D1132]+10" office:value-type="float" office:value="9.6875">
            <text:p>9.6875</text:p>
          </table:table-cell>
          <table:table-cell table:formula="of:=[.E1132]+15" office:value-type="float" office:value="15.1562">
            <text:p>15.1562</text:p>
          </table:table-cell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-0.4687">
            <text:p>-4.69E-001</text:p>
          </table:table-cell>
          <table:table-cell office:value-type="float" office:value="0">
            <text:p>0.00E+000</text:p>
          </table:table-cell>
          <table:table-cell office:value-type="float" office:value="0.3125">
            <text:p>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132]+[.$G$2]" office:value-type="float" office:value="0.0000282499983230796">
            <text:p>0.00002825</text:p>
          </table:table-cell>
          <table:table-cell table:formula="of:=[.B1133]" office:value-type="float" office:value="-0.4687">
            <text:p>-4.69E-001</text:p>
          </table:table-cell>
          <table:table-cell table:formula="of:=[.C1133]+5" office:value-type="float" office:value="5">
            <text:p>5</text:p>
          </table:table-cell>
          <table:table-cell table:formula="of:=[.D1133]+10" office:value-type="float" office:value="10.3125">
            <text:p>10.3125</text:p>
          </table:table-cell>
          <table:table-cell table:formula="of:=[.E1133]+15" office:value-type="float" office:value="15.1562">
            <text:p>15.1562</text:p>
          </table:table-cell>
        </table:table-row>
        <table:table-row table:style-name="ro2">
          <table:table-cell office:value-type="float" office:value="1131">
            <text:p>1131</text:p>
          </table:table-cell>
          <table:table-cell office:value-type="float" office:value="0">
            <text:p>0.00E+000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133]+[.$G$2]" office:value-type="float" office:value="0.0000282749983215956">
            <text:p>0.000028275</text:p>
          </table:table-cell>
          <table:table-cell table:formula="of:=[.B1134]" office:value-type="float" office:value="0">
            <text:p>0.00E+000</text:p>
          </table:table-cell>
          <table:table-cell table:formula="of:=[.C1134]+5" office:value-type="float" office:value="4.5313">
            <text:p>4.5313</text:p>
          </table:table-cell>
          <table:table-cell table:formula="of:=[.D1134]+10" office:value-type="float" office:value="9.6875">
            <text:p>9.6875</text:p>
          </table:table-cell>
          <table:table-cell table:formula="of:=[.E1134]+15" office:value-type="float" office:value="15.4687">
            <text:p>15.4687</text:p>
          </table:table-cell>
        </table:table-row>
        <table:table-row table:style-name="ro2">
          <table:table-cell office:value-type="float" office:value="1132">
            <text:p>1132</text:p>
          </table:table-cell>
          <table:table-cell table:number-columns-repeated="2"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134]+[.$G$2]" office:value-type="float" office:value="0.0000282999983201116">
            <text:p>0.0000283</text:p>
          </table:table-cell>
          <table:table-cell table:formula="of:=[.B1135]" office:value-type="float" office:value="-0.4687">
            <text:p>-4.69E-001</text:p>
          </table:table-cell>
          <table:table-cell table:formula="of:=[.C1135]+5" office:value-type="float" office:value="4.5313">
            <text:p>4.5313</text:p>
          </table:table-cell>
          <table:table-cell table:formula="of:=[.D1135]+10" office:value-type="float" office:value="9.6875">
            <text:p>9.6875</text:p>
          </table:table-cell>
          <table:table-cell table:formula="of:=[.E1135]+15" office:value-type="float" office:value="15.3125">
            <text:p>15.3125</text:p>
          </table:table-cell>
        </table:table-row>
        <table:table-row table:style-name="ro2">
          <table:table-cell office:value-type="float" office:value="1133">
            <text:p>1133</text:p>
          </table:table-cell>
          <table:table-cell office:value-type="float" office:value="3.906">
            <text:p>3.91E+000</text:p>
          </table:table-cell>
          <table:table-cell office:value-type="float" office:value="0.4687">
            <text:p>4.69E-001</text:p>
          </table:table-cell>
          <table:table-cell office:value-type="float" office:value="0.3125">
            <text:p>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135]+[.$G$2]" office:value-type="float" office:value="0.0000283249983186276">
            <text:p>0.000028325</text:p>
          </table:table-cell>
          <table:table-cell table:formula="of:=[.B1136]" office:value-type="float" office:value="3.906">
            <text:p>3.91E+000</text:p>
          </table:table-cell>
          <table:table-cell table:formula="of:=[.C1136]+5" office:value-type="float" office:value="5.4687">
            <text:p>5.4687</text:p>
          </table:table-cell>
          <table:table-cell table:formula="of:=[.D1136]+10" office:value-type="float" office:value="10.3125">
            <text:p>10.3125</text:p>
          </table:table-cell>
          <table:table-cell table:formula="of:=[.E1136]+15" office:value-type="float" office:value="15.1562">
            <text:p>15.1562</text:p>
          </table:table-cell>
        </table:table-row>
        <table:table-row table:style-name="ro2">
          <table:table-cell office:value-type="float" office:value="1134">
            <text:p>1134</text:p>
          </table:table-cell>
          <table:table-cell office:value-type="float" office:value="3.437">
            <text:p>3.44E+000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136]+[.$G$2]" office:value-type="float" office:value="0.0000283499983171436">
            <text:p>0.00002835</text:p>
          </table:table-cell>
          <table:table-cell table:formula="of:=[.B1137]" office:value-type="float" office:value="3.437">
            <text:p>3.44E+000</text:p>
          </table:table-cell>
          <table:table-cell table:formula="of:=[.C1137]+5" office:value-type="float" office:value="4.6875">
            <text:p>4.6875</text:p>
          </table:table-cell>
          <table:table-cell table:formula="of:=[.D1137]+10" office:value-type="float" office:value="10.1562">
            <text:p>10.1562</text:p>
          </table:table-cell>
          <table:table-cell table:formula="of:=[.E1137]+15" office:value-type="float" office:value="15.3125">
            <text:p>15.3125</text:p>
          </table:table-cell>
        </table:table-row>
        <table:table-row table:style-name="ro2">
          <table:table-cell office:value-type="float" office:value="1135">
            <text:p>1135</text:p>
          </table:table-cell>
          <table:table-cell office:value-type="float" office:value="2.812">
            <text:p>2.81E+000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137]+[.$G$2]" office:value-type="float" office:value="0.0000283749983156596">
            <text:p>0.000028375</text:p>
          </table:table-cell>
          <table:table-cell table:formula="of:=[.B1138]" office:value-type="float" office:value="2.812">
            <text:p>2.81E+000</text:p>
          </table:table-cell>
          <table:table-cell table:formula="of:=[.C1138]+5" office:value-type="float" office:value="5.1562">
            <text:p>5.1562</text:p>
          </table:table-cell>
          <table:table-cell table:formula="of:=[.D1138]+10" office:value-type="float" office:value="9.6875">
            <text:p>9.6875</text:p>
          </table:table-cell>
          <table:table-cell table:formula="of:=[.E1138]+15" office:value-type="float" office:value="15">
            <text:p>15</text:p>
          </table:table-cell>
        </table:table-row>
        <table:table-row table:style-name="ro2">
          <table:table-cell office:value-type="float" office:value="1136">
            <text:p>1136</text:p>
          </table:table-cell>
          <table:table-cell office:value-type="float" office:value="3.281">
            <text:p>3.28E+000</text:p>
          </table:table-cell>
          <table:table-cell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138]+[.$G$2]" office:value-type="float" office:value="0.0000283999983141756">
            <text:p>0.0000284</text:p>
          </table:table-cell>
          <table:table-cell table:formula="of:=[.B1139]" office:value-type="float" office:value="3.281">
            <text:p>3.28E+000</text:p>
          </table:table-cell>
          <table:table-cell table:formula="of:=[.C1139]+5" office:value-type="float" office:value="4.5313">
            <text:p>4.5313</text:p>
          </table:table-cell>
          <table:table-cell table:formula="of:=[.D1139]+10" office:value-type="float" office:value="10.1562">
            <text:p>10.1562</text:p>
          </table:table-cell>
          <table:table-cell table:formula="of:=[.E1139]+15" office:value-type="float" office:value="15.3125">
            <text:p>15.3125</text:p>
          </table:table-cell>
        </table:table-row>
        <table:table-row table:style-name="ro2">
          <table:table-cell office:value-type="float" office:value="1137">
            <text:p>1137</text:p>
          </table:table-cell>
          <table:table-cell office:value-type="float" office:value="2.812">
            <text:p>2.81E+000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139]+[.$G$2]" office:value-type="float" office:value="0.0000284249983126916">
            <text:p>0.000028425</text:p>
          </table:table-cell>
          <table:table-cell table:formula="of:=[.B1140]" office:value-type="float" office:value="2.812">
            <text:p>2.81E+000</text:p>
          </table:table-cell>
          <table:table-cell table:formula="of:=[.C1140]+5" office:value-type="float" office:value="5.1562">
            <text:p>5.1562</text:p>
          </table:table-cell>
          <table:table-cell table:formula="of:=[.D1140]+10" office:value-type="float" office:value="9.6875">
            <text:p>9.6875</text:p>
          </table:table-cell>
          <table:table-cell table:formula="of:=[.E1140]+15" office:value-type="float" office:value="15">
            <text:p>15</text:p>
          </table:table-cell>
        </table:table-row>
        <table:table-row table:style-name="ro2">
          <table:table-cell office:value-type="float" office:value="1138">
            <text:p>1138</text:p>
          </table:table-cell>
          <table:table-cell office:value-type="float" office:value="3.281">
            <text:p>3.28E+000</text:p>
          </table:table-cell>
          <table:table-cell office:value-type="float" office:value="0.3125">
            <text:p>3.13E-001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140]+[.$G$2]" office:value-type="float" office:value="0.0000284499983112076">
            <text:p>0.00002845</text:p>
          </table:table-cell>
          <table:table-cell table:formula="of:=[.B1141]" office:value-type="float" office:value="3.281">
            <text:p>3.28E+000</text:p>
          </table:table-cell>
          <table:table-cell table:formula="of:=[.C1141]+5" office:value-type="float" office:value="5.3125">
            <text:p>5.3125</text:p>
          </table:table-cell>
          <table:table-cell table:formula="of:=[.D1141]+10" office:value-type="float" office:value="9.6875">
            <text:p>9.6875</text:p>
          </table:table-cell>
          <table:table-cell table:formula="of:=[.E1141]+15" office:value-type="float" office:value="15.1562">
            <text:p>15.1562</text:p>
          </table:table-cell>
        </table:table-row>
        <table:table-row table:style-name="ro2">
          <table:table-cell office:value-type="float" office:value="1139">
            <text:p>1139</text:p>
          </table:table-cell>
          <table:table-cell office:value-type="float" office:value="-1.093">
            <text:p>-1.09E+000</text:p>
          </table:table-cell>
          <table:table-cell office:value-type="float" office:value="-0.7812">
            <text:p>-7.81E-001</text:p>
          </table:table-cell>
          <table:table-cell office:value-type="float" office:value="0.3125">
            <text:p>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141]+[.$G$2]" office:value-type="float" office:value="0.0000284749983097236">
            <text:p>0.000028475</text:p>
          </table:table-cell>
          <table:table-cell table:formula="of:=[.B1142]" office:value-type="float" office:value="-1.093">
            <text:p>-1.09E+000</text:p>
          </table:table-cell>
          <table:table-cell table:formula="of:=[.C1142]+5" office:value-type="float" office:value="4.2188">
            <text:p>4.2188</text:p>
          </table:table-cell>
          <table:table-cell table:formula="of:=[.D1142]+10" office:value-type="float" office:value="10.3125">
            <text:p>10.3125</text:p>
          </table:table-cell>
          <table:table-cell table:formula="of:=[.E1142]+15" office:value-type="float" office:value="15.4687">
            <text:p>15.4687</text:p>
          </table:table-cell>
        </table:table-row>
        <table:table-row table:style-name="ro2">
          <table:table-cell office:value-type="float" office:value="1140">
            <text:p>1140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142]+[.$G$2]" office:value-type="float" office:value="0.0000284999983082396">
            <text:p>0.0000285</text:p>
          </table:table-cell>
          <table:table-cell table:formula="of:=[.B1143]" office:value-type="float" office:value="0">
            <text:p>0.00E+000</text:p>
          </table:table-cell>
          <table:table-cell table:formula="of:=[.C1143]+5" office:value-type="float" office:value="5.1562">
            <text:p>5.1562</text:p>
          </table:table-cell>
          <table:table-cell table:formula="of:=[.D1143]+10" office:value-type="float" office:value="9.6875">
            <text:p>9.6875</text:p>
          </table:table-cell>
          <table:table-cell table:formula="of:=[.E1143]+15" office:value-type="float" office:value="15.1562">
            <text:p>15.1562</text:p>
          </table:table-cell>
        </table:table-row>
        <table:table-row table:style-name="ro2">
          <table:table-cell office:value-type="float" office:value="1141">
            <text:p>1141</text:p>
          </table:table-cell>
          <table:table-cell office:value-type="float" office:value="-0.7812">
            <text:p>-7.81E-001</text:p>
          </table:table-cell>
          <table:table-cell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143]+[.$G$2]" office:value-type="float" office:value="0.0000285249983067555">
            <text:p>0.000028525</text:p>
          </table:table-cell>
          <table:table-cell table:formula="of:=[.B1144]" office:value-type="float" office:value="-0.7812">
            <text:p>-7.81E-001</text:p>
          </table:table-cell>
          <table:table-cell table:formula="of:=[.C1144]+5" office:value-type="float" office:value="4.5313">
            <text:p>4.5313</text:p>
          </table:table-cell>
          <table:table-cell table:formula="of:=[.D1144]+10" office:value-type="float" office:value="10.1562">
            <text:p>10.1562</text:p>
          </table:table-cell>
          <table:table-cell table:formula="of:=[.E1144]+15" office:value-type="float" office:value="15.3125">
            <text:p>15.3125</text:p>
          </table:table-cell>
        </table:table-row>
        <table:table-row table:style-name="ro2">
          <table:table-cell office:value-type="float" office:value="1142">
            <text:p>1142</text:p>
          </table:table-cell>
          <table:table-cell office:value-type="float" office:value="-0.625">
            <text:p>-6.25E-001</text:p>
          </table:table-cell>
          <table:table-cell table:number-columns-repeated="3" office:value-type="float" office:value="0.1562">
            <text:p>1.56E-001</text:p>
          </table:table-cell>
          <table:table-cell table:number-columns-repeated="3"/>
          <table:table-cell table:formula="of:=[.I1144]+[.$G$2]" office:value-type="float" office:value="0.0000285499983052715">
            <text:p>0.00002855</text:p>
          </table:table-cell>
          <table:table-cell table:formula="of:=[.B1145]" office:value-type="float" office:value="-0.625">
            <text:p>-6.25E-001</text:p>
          </table:table-cell>
          <table:table-cell table:formula="of:=[.C1145]+5" office:value-type="float" office:value="5.1562">
            <text:p>5.1562</text:p>
          </table:table-cell>
          <table:table-cell table:formula="of:=[.D1145]+10" office:value-type="float" office:value="10.1562">
            <text:p>10.1562</text:p>
          </table:table-cell>
          <table:table-cell table:formula="of:=[.E1145]+15" office:value-type="float" office:value="15.1562">
            <text:p>15.1562</text:p>
          </table:table-cell>
        </table:table-row>
        <table:table-row table:style-name="ro2">
          <table:table-cell office:value-type="float" office:value="1143">
            <text:p>1143</text:p>
          </table:table-cell>
          <table:table-cell office:value-type="float" office:value="0">
            <text:p>0.00E+000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145]+[.$G$2]" office:value-type="float" office:value="0.0000285749983037875">
            <text:p>0.000028575</text:p>
          </table:table-cell>
          <table:table-cell table:formula="of:=[.B1146]" office:value-type="float" office:value="0">
            <text:p>0.00E+000</text:p>
          </table:table-cell>
          <table:table-cell table:formula="of:=[.C1146]+5" office:value-type="float" office:value="4.5313">
            <text:p>4.5313</text:p>
          </table:table-cell>
          <table:table-cell table:formula="of:=[.D1146]+10" office:value-type="float" office:value="9.6875">
            <text:p>9.6875</text:p>
          </table:table-cell>
          <table:table-cell table:formula="of:=[.E1146]+15" office:value-type="float" office:value="15.4687">
            <text:p>15.4687</text:p>
          </table:table-cell>
        </table:table-row>
        <table:table-row table:style-name="ro2">
          <table:table-cell office:value-type="float" office:value="1144">
            <text:p>1144</text:p>
          </table:table-cell>
          <table:table-cell office:value-type="float" office:value="-0.625">
            <text:p>-6.25E-001</text:p>
          </table:table-cell>
          <table:table-cell office:value-type="float" office:value="0">
            <text:p>0.00E+000</text:p>
          </table:table-cell>
          <table:table-cell office:value-type="float" office:value="-0.1562">
            <text:p>-1.56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146]+[.$G$2]" office:value-type="float" office:value="0.0000285999983023035">
            <text:p>0.0000286</text:p>
          </table:table-cell>
          <table:table-cell table:formula="of:=[.B1147]" office:value-type="float" office:value="-0.625">
            <text:p>-6.25E-001</text:p>
          </table:table-cell>
          <table:table-cell table:formula="of:=[.C1147]+5" office:value-type="float" office:value="5">
            <text:p>5</text:p>
          </table:table-cell>
          <table:table-cell table:formula="of:=[.D1147]+10" office:value-type="float" office:value="9.8438">
            <text:p>9.8438</text:p>
          </table:table-cell>
          <table:table-cell table:formula="of:=[.E1147]+15" office:value-type="float" office:value="15.1562">
            <text:p>15.1562</text:p>
          </table:table-cell>
        </table:table-row>
        <table:table-row table:style-name="ro2">
          <table:table-cell office:value-type="float" office:value="1145">
            <text:p>1145</text:p>
          </table:table-cell>
          <table:table-cell office:value-type="float" office:value="0.1562">
            <text:p>1.56E-001</text:p>
          </table:table-cell>
          <table:table-cell office:value-type="float" office:value="-0.625">
            <text:p>-6.25E-001</text:p>
          </table:table-cell>
          <table:table-cell office:value-type="float" office:value="0.1562">
            <text:p>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147]+[.$G$2]" office:value-type="float" office:value="0.0000286249983008195">
            <text:p>0.000028625</text:p>
          </table:table-cell>
          <table:table-cell table:formula="of:=[.B1148]" office:value-type="float" office:value="0.1562">
            <text:p>1.56E-001</text:p>
          </table:table-cell>
          <table:table-cell table:formula="of:=[.C1148]+5" office:value-type="float" office:value="4.375">
            <text:p>4.375</text:p>
          </table:table-cell>
          <table:table-cell table:formula="of:=[.D1148]+10" office:value-type="float" office:value="10.1562">
            <text:p>10.1562</text:p>
          </table:table-cell>
          <table:table-cell table:formula="of:=[.E1148]+15" office:value-type="float" office:value="15.4687">
            <text:p>15.4687</text:p>
          </table:table-cell>
        </table:table-row>
        <table:table-row table:style-name="ro2">
          <table:table-cell office:value-type="float" office:value="1146">
            <text:p>1146</text:p>
          </table:table-cell>
          <table:table-cell office:value-type="float" office:value="0.7812">
            <text:p>7.81E-001</text:p>
          </table:table-cell>
          <table:table-cell office:value-type="float" office:value="0.3125">
            <text:p>3.13E-001</text:p>
          </table:table-cell>
          <table:table-cell office:value-type="float" office:value="-0.3125">
            <text:p>-3.13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148]+[.$G$2]" office:value-type="float" office:value="0.0000286499982993355">
            <text:p>0.00002865</text:p>
          </table:table-cell>
          <table:table-cell table:formula="of:=[.B1149]" office:value-type="float" office:value="0.7812">
            <text:p>7.81E-001</text:p>
          </table:table-cell>
          <table:table-cell table:formula="of:=[.C1149]+5" office:value-type="float" office:value="5.3125">
            <text:p>5.3125</text:p>
          </table:table-cell>
          <table:table-cell table:formula="of:=[.D1149]+10" office:value-type="float" office:value="9.6875">
            <text:p>9.6875</text:p>
          </table:table-cell>
          <table:table-cell table:formula="of:=[.E1149]+15" office:value-type="float" office:value="15.3125">
            <text:p>15.3125</text:p>
          </table:table-cell>
        </table:table-row>
        <table:table-row table:style-name="ro2">
          <table:table-cell office:value-type="float" office:value="1147">
            <text:p>1147</text:p>
          </table:table-cell>
          <table:table-cell office:value-type="float" office:value="3.906">
            <text:p>3.91E+000</text:p>
          </table:table-cell>
          <table:table-cell office:value-type="float" office:value="-0.625">
            <text:p>-6.25E-001</text:p>
          </table:table-cell>
          <table:table-cell office:value-type="float" office:value="0.3125">
            <text:p>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149]+[.$G$2]" office:value-type="float" office:value="0.0000286749982978515">
            <text:p>0.000028675</text:p>
          </table:table-cell>
          <table:table-cell table:formula="of:=[.B1150]" office:value-type="float" office:value="3.906">
            <text:p>3.91E+000</text:p>
          </table:table-cell>
          <table:table-cell table:formula="of:=[.C1150]+5" office:value-type="float" office:value="4.375">
            <text:p>4.375</text:p>
          </table:table-cell>
          <table:table-cell table:formula="of:=[.D1150]+10" office:value-type="float" office:value="10.3125">
            <text:p>10.3125</text:p>
          </table:table-cell>
          <table:table-cell table:formula="of:=[.E1150]+15" office:value-type="float" office:value="15.1562">
            <text:p>15.1562</text:p>
          </table:table-cell>
        </table:table-row>
        <table:table-row table:style-name="ro2">
          <table:table-cell office:value-type="float" office:value="1148">
            <text:p>1148</text:p>
          </table:table-cell>
          <table:table-cell office:value-type="float" office:value="2.812">
            <text:p>2.81E+000</text:p>
          </table:table-cell>
          <table:table-cell office:value-type="float" office:value="-0.4687">
            <text:p>-4.69E-001</text:p>
          </table:table-cell>
          <table:table-cell office:value-type="float" office:value="0.3125">
            <text:p>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150]+[.$G$2]" office:value-type="float" office:value="0.0000286999982963675">
            <text:p>0.0000287</text:p>
          </table:table-cell>
          <table:table-cell table:formula="of:=[.B1151]" office:value-type="float" office:value="2.812">
            <text:p>2.81E+000</text:p>
          </table:table-cell>
          <table:table-cell table:formula="of:=[.C1151]+5" office:value-type="float" office:value="4.5313">
            <text:p>4.5313</text:p>
          </table:table-cell>
          <table:table-cell table:formula="of:=[.D1151]+10" office:value-type="float" office:value="10.3125">
            <text:p>10.3125</text:p>
          </table:table-cell>
          <table:table-cell table:formula="of:=[.E1151]+15" office:value-type="float" office:value="15">
            <text:p>15</text:p>
          </table:table-cell>
        </table:table-row>
        <table:table-row table:style-name="ro2">
          <table:table-cell office:value-type="float" office:value="1149">
            <text:p>1149</text:p>
          </table:table-cell>
          <table:table-cell office:value-type="float" office:value="3.281">
            <text:p>3.28E+000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151]+[.$G$2]" office:value-type="float" office:value="0.0000287249982948835">
            <text:p>0.000028725</text:p>
          </table:table-cell>
          <table:table-cell table:formula="of:=[.B1152]" office:value-type="float" office:value="3.281">
            <text:p>3.28E+000</text:p>
          </table:table-cell>
          <table:table-cell table:formula="of:=[.C1152]+5" office:value-type="float" office:value="5.1562">
            <text:p>5.1562</text:p>
          </table:table-cell>
          <table:table-cell table:formula="of:=[.D1152]+10" office:value-type="float" office:value="9.6875">
            <text:p>9.6875</text:p>
          </table:table-cell>
          <table:table-cell table:formula="of:=[.E1152]+15" office:value-type="float" office:value="15.4687">
            <text:p>15.4687</text:p>
          </table:table-cell>
        </table:table-row>
        <table:table-row table:style-name="ro2">
          <table:table-cell office:value-type="float" office:value="1150">
            <text:p>1150</text:p>
          </table:table-cell>
          <table:table-cell office:value-type="float" office:value="2.812">
            <text:p>2.81E+000</text:p>
          </table:table-cell>
          <table:table-cell table:number-columns-repeated="2" office:value-type="float" office:value="0.1562">
            <text:p>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152]+[.$G$2]" office:value-type="float" office:value="0.0000287499982933995">
            <text:p>0.00002875</text:p>
          </table:table-cell>
          <table:table-cell table:formula="of:=[.B1153]" office:value-type="float" office:value="2.812">
            <text:p>2.81E+000</text:p>
          </table:table-cell>
          <table:table-cell table:formula="of:=[.C1153]+5" office:value-type="float" office:value="5.1562">
            <text:p>5.1562</text:p>
          </table:table-cell>
          <table:table-cell table:formula="of:=[.D1153]+10" office:value-type="float" office:value="10.1562">
            <text:p>10.1562</text:p>
          </table:table-cell>
          <table:table-cell table:formula="of:=[.E1153]+15" office:value-type="float" office:value="15.4687">
            <text:p>15.4687</text:p>
          </table:table-cell>
        </table:table-row>
        <table:table-row table:style-name="ro2">
          <table:table-cell office:value-type="float" office:value="1151">
            <text:p>1151</text:p>
          </table:table-cell>
          <table:table-cell office:value-type="float" office:value="3.281">
            <text:p>3.28E+000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153]+[.$G$2]" office:value-type="float" office:value="0.0000287749982919155">
            <text:p>0.000028775</text:p>
          </table:table-cell>
          <table:table-cell table:formula="of:=[.B1154]" office:value-type="float" office:value="3.281">
            <text:p>3.28E+000</text:p>
          </table:table-cell>
          <table:table-cell table:formula="of:=[.C1154]+5" office:value-type="float" office:value="4.5313">
            <text:p>4.5313</text:p>
          </table:table-cell>
          <table:table-cell table:formula="of:=[.D1154]+10" office:value-type="float" office:value="9.6875">
            <text:p>9.6875</text:p>
          </table:table-cell>
          <table:table-cell table:formula="of:=[.E1154]+15" office:value-type="float" office:value="15.1562">
            <text:p>15.1562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3.281">
            <text:p>3.28E+000</text:p>
          </table:table-cell>
          <table:table-cell office:value-type="float" office:value="0.3125">
            <text:p>3.13E-001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154]+[.$G$2]" office:value-type="float" office:value="0.0000287999982904315">
            <text:p>0.0000288</text:p>
          </table:table-cell>
          <table:table-cell table:formula="of:=[.B1155]" office:value-type="float" office:value="3.281">
            <text:p>3.28E+000</text:p>
          </table:table-cell>
          <table:table-cell table:formula="of:=[.C1155]+5" office:value-type="float" office:value="5.3125">
            <text:p>5.3125</text:p>
          </table:table-cell>
          <table:table-cell table:formula="of:=[.D1155]+10" office:value-type="float" office:value="10.1562">
            <text:p>10.1562</text:p>
          </table:table-cell>
          <table:table-cell table:formula="of:=[.E1155]+15" office:value-type="float" office:value="15.3125">
            <text:p>15.3125</text:p>
          </table:table-cell>
        </table:table-row>
        <table:table-row table:style-name="ro2">
          <table:table-cell office:value-type="float" office:value="1153">
            <text:p>1153</text:p>
          </table:table-cell>
          <table:table-cell office:value-type="float" office:value="-1.093">
            <text:p>-1.09E+000</text:p>
          </table:table-cell>
          <table:table-cell office:value-type="float" office:value="-0.7812">
            <text:p>-7.81E-001</text:p>
          </table:table-cell>
          <table:table-cell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155]+[.$G$2]" office:value-type="float" office:value="0.0000288249982889475">
            <text:p>0.000028825</text:p>
          </table:table-cell>
          <table:table-cell table:formula="of:=[.B1156]" office:value-type="float" office:value="-1.093">
            <text:p>-1.09E+000</text:p>
          </table:table-cell>
          <table:table-cell table:formula="of:=[.C1156]+5" office:value-type="float" office:value="4.2188">
            <text:p>4.2188</text:p>
          </table:table-cell>
          <table:table-cell table:formula="of:=[.D1156]+10" office:value-type="float" office:value="9.5313">
            <text:p>9.5313</text:p>
          </table:table-cell>
          <table:table-cell table:formula="of:=[.E1156]+15" office:value-type="float" office:value="15.1562">
            <text:p>15.1562</text:p>
          </table:table-cell>
        </table:table-row>
        <table:table-row table:style-name="ro2">
          <table:table-cell office:value-type="float" office:value="1154">
            <text:p>1154</text:p>
          </table:table-cell>
          <table:table-cell office:value-type="float" office:value="0">
            <text:p>0.00E+000</text:p>
          </table:table-cell>
          <table:table-cell office:value-type="float" office:value="-0.4687">
            <text:p>-4.69E-001</text:p>
          </table:table-cell>
          <table:table-cell office:value-type="float" office:value="-0.1562">
            <text:p>-1.56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156]+[.$G$2]" office:value-type="float" office:value="0.0000288499982874635">
            <text:p>0.00002885</text:p>
          </table:table-cell>
          <table:table-cell table:formula="of:=[.B1157]" office:value-type="float" office:value="0">
            <text:p>0.00E+000</text:p>
          </table:table-cell>
          <table:table-cell table:formula="of:=[.C1157]+5" office:value-type="float" office:value="4.5313">
            <text:p>4.5313</text:p>
          </table:table-cell>
          <table:table-cell table:formula="of:=[.D1157]+10" office:value-type="float" office:value="9.8438">
            <text:p>9.8438</text:p>
          </table:table-cell>
          <table:table-cell table:formula="of:=[.E1157]+15" office:value-type="float" office:value="15.4687">
            <text:p>15.4687</text:p>
          </table:table-cell>
        </table:table-row>
        <table:table-row table:style-name="ro2">
          <table:table-cell office:value-type="float" office:value="1155">
            <text:p>1155</text:p>
          </table:table-cell>
          <table:table-cell office:value-type="float" office:value="-0.625">
            <text:p>-6.25E-001</text:p>
          </table:table-cell>
          <table:table-cell office:value-type="float" office:value="0.1562">
            <text:p>1.56E-001</text:p>
          </table:table-cell>
          <table:table-cell office:value-type="float" office:value="0.3125">
            <text:p>3.13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157]+[.$G$2]" office:value-type="float" office:value="0.0000288749982859795">
            <text:p>0.000028875</text:p>
          </table:table-cell>
          <table:table-cell table:formula="of:=[.B1158]" office:value-type="float" office:value="-0.625">
            <text:p>-6.25E-001</text:p>
          </table:table-cell>
          <table:table-cell table:formula="of:=[.C1158]+5" office:value-type="float" office:value="5.1562">
            <text:p>5.1562</text:p>
          </table:table-cell>
          <table:table-cell table:formula="of:=[.D1158]+10" office:value-type="float" office:value="10.3125">
            <text:p>10.3125</text:p>
          </table:table-cell>
          <table:table-cell table:formula="of:=[.E1158]+15" office:value-type="float" office:value="15">
            <text:p>15</text:p>
          </table:table-cell>
        </table:table-row>
        <table:table-row table:style-name="ro2">
          <table:table-cell office:value-type="float" office:value="1156">
            <text:p>1156</text:p>
          </table:table-cell>
          <table:table-cell office:value-type="float" office:value="0">
            <text:p>0.00E+000</text:p>
          </table:table-cell>
          <table:table-cell office:value-type="float" office:value="0.1562">
            <text:p>1.56E-001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158]+[.$G$2]" office:value-type="float" office:value="0.0000288999982844955">
            <text:p>0.0000289</text:p>
          </table:table-cell>
          <table:table-cell table:formula="of:=[.B1159]" office:value-type="float" office:value="0">
            <text:p>0.00E+000</text:p>
          </table:table-cell>
          <table:table-cell table:formula="of:=[.C1159]+5" office:value-type="float" office:value="5.1562">
            <text:p>5.1562</text:p>
          </table:table-cell>
          <table:table-cell table:formula="of:=[.D1159]+10" office:value-type="float" office:value="9.6875">
            <text:p>9.6875</text:p>
          </table:table-cell>
          <table:table-cell table:formula="of:=[.E1159]+15" office:value-type="float" office:value="15.1562">
            <text:p>15.1562</text:p>
          </table:table-cell>
        </table:table-row>
        <table:table-row table:style-name="ro2">
          <table:table-cell office:value-type="float" office:value="1157">
            <text:p>1157</text:p>
          </table:table-cell>
          <table:table-cell office:value-type="float" office:value="-0.625">
            <text:p>-6.25E-001</text:p>
          </table:table-cell>
          <table:table-cell office:value-type="float" office:value="-0.4687">
            <text:p>-4.69E-001</text:p>
          </table:table-cell>
          <table:table-cell office:value-type="float" office:value="0.3125">
            <text:p>3.13E-001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159]+[.$G$2]" office:value-type="float" office:value="0.0000289249982830115">
            <text:p>0.000028925</text:p>
          </table:table-cell>
          <table:table-cell table:formula="of:=[.B1160]" office:value-type="float" office:value="-0.625">
            <text:p>-6.25E-001</text:p>
          </table:table-cell>
          <table:table-cell table:formula="of:=[.C1160]+5" office:value-type="float" office:value="4.5313">
            <text:p>4.5313</text:p>
          </table:table-cell>
          <table:table-cell table:formula="of:=[.D1160]+10" office:value-type="float" office:value="10.3125">
            <text:p>10.3125</text:p>
          </table:table-cell>
          <table:table-cell table:formula="of:=[.E1160]+15" office:value-type="float" office:value="15.4687">
            <text:p>15.4687</text:p>
          </table:table-cell>
        </table:table-row>
        <table:table-row table:style-name="ro2">
          <table:table-cell office:value-type="float" office:value="1158">
            <text:p>1158</text:p>
          </table:table-cell>
          <table:table-cell office:value-type="float" office:value="-0.4687">
            <text:p>-4.69E-001</text:p>
          </table:table-cell>
          <table:table-cell office:value-type="float" office:value="-0.3125">
            <text:p>-3.13E-001</text:p>
          </table:table-cell>
          <table:table-cell office:value-type="float" office:value="-0.4687">
            <text:p>-4.69E-001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160]+[.$G$2]" office:value-type="float" office:value="0.0000289499982815275">
            <text:p>0.00002895</text:p>
          </table:table-cell>
          <table:table-cell table:formula="of:=[.B1161]" office:value-type="float" office:value="-0.4687">
            <text:p>-4.69E-001</text:p>
          </table:table-cell>
          <table:table-cell table:formula="of:=[.C1161]+5" office:value-type="float" office:value="4.6875">
            <text:p>4.6875</text:p>
          </table:table-cell>
          <table:table-cell table:formula="of:=[.D1161]+10" office:value-type="float" office:value="9.5313">
            <text:p>9.5313</text:p>
          </table:table-cell>
          <table:table-cell table:formula="of:=[.E1161]+15" office:value-type="float" office:value="15.3125">
            <text:p>15.3125</text:p>
          </table:table-cell>
        </table:table-row>
        <table:table-row table:style-name="ro2">
          <table:table-cell office:value-type="float" office:value="1159">
            <text:p>1159</text:p>
          </table:table-cell>
          <table:table-cell office:value-type="float" office:value="4.062">
            <text:p>4.06E+000</text:p>
          </table:table-cell>
          <table:table-cell office:value-type="float" office:value="5.312">
            <text:p>5.31E+000</text:p>
          </table:table-cell>
          <table:table-cell office:value-type="float" office:value="0.4687">
            <text:p>4.69E-001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161]+[.$G$2]" office:value-type="float" office:value="0.0000289749982800435">
            <text:p>0.000028975</text:p>
          </table:table-cell>
          <table:table-cell table:formula="of:=[.B1162]" office:value-type="float" office:value="4.062">
            <text:p>4.06E+000</text:p>
          </table:table-cell>
          <table:table-cell table:formula="of:=[.C1162]+5" office:value-type="float" office:value="10.312">
            <text:p>10.312</text:p>
          </table:table-cell>
          <table:table-cell table:formula="of:=[.D1162]+10" office:value-type="float" office:value="10.4687">
            <text:p>10.4687</text:p>
          </table:table-cell>
          <table:table-cell table:formula="of:=[.E1162]+15" office:value-type="float" office:value="15">
            <text:p>15</text:p>
          </table:table-cell>
        </table:table-row>
        <table:table-row table:style-name="ro2">
          <table:table-cell office:value-type="float" office:value="1160">
            <text:p>1160</text:p>
          </table:table-cell>
          <table:table-cell office:value-type="float" office:value="2.812">
            <text:p>2.81E+000</text:p>
          </table:table-cell>
          <table:table-cell office:value-type="float" office:value="3.593">
            <text:p>3.59E+000</text:p>
          </table:table-cell>
          <table:table-cell office:value-type="float" office:value="-0.3125">
            <text:p>-3.13E-001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162]+[.$G$2]" office:value-type="float" office:value="0.0000289999982785595">
            <text:p>0.000029</text:p>
          </table:table-cell>
          <table:table-cell table:formula="of:=[.B1163]" office:value-type="float" office:value="2.812">
            <text:p>2.81E+000</text:p>
          </table:table-cell>
          <table:table-cell table:formula="of:=[.C1163]+5" office:value-type="float" office:value="8.593">
            <text:p>8.593</text:p>
          </table:table-cell>
          <table:table-cell table:formula="of:=[.D1163]+10" office:value-type="float" office:value="9.6875">
            <text:p>9.6875</text:p>
          </table:table-cell>
          <table:table-cell table:formula="of:=[.E1163]+15" office:value-type="float" office:value="15.1562">
            <text:p>15.1562</text:p>
          </table:table-cell>
        </table:table-row>
        <table:table-row table:style-name="ro2">
          <table:table-cell office:value-type="float" office:value="1161">
            <text:p>1161</text:p>
          </table:table-cell>
          <table:table-cell office:value-type="float" office:value="3.437">
            <text:p>3.44E+000</text:p>
          </table:table-cell>
          <table:table-cell office:value-type="float" office:value="4.375">
            <text:p>4.38E+000</text:p>
          </table:table-cell>
          <table:table-cell office:value-type="float" office:value="4.218">
            <text:p>4.22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163]+[.$G$2]" office:value-type="float" office:value="0.0000290249982770755">
            <text:p>0.000029025</text:p>
          </table:table-cell>
          <table:table-cell table:formula="of:=[.B1164]" office:value-type="float" office:value="3.437">
            <text:p>3.44E+000</text:p>
          </table:table-cell>
          <table:table-cell table:formula="of:=[.C1164]+5" office:value-type="float" office:value="9.375">
            <text:p>9.375</text:p>
          </table:table-cell>
          <table:table-cell table:formula="of:=[.D1164]+10" office:value-type="float" office:value="14.218">
            <text:p>14.218</text:p>
          </table:table-cell>
          <table:table-cell table:formula="of:=[.E1164]+15" office:value-type="float" office:value="15.4687">
            <text:p>15.4687</text:p>
          </table:table-cell>
        </table:table-row>
        <table:table-row table:style-name="ro2">
          <table:table-cell office:value-type="float" office:value="1162">
            <text:p>1162</text:p>
          </table:table-cell>
          <table:table-cell office:value-type="float" office:value="2.812">
            <text:p>2.81E+000</text:p>
          </table:table-cell>
          <table:table-cell office:value-type="float" office:value="3.593">
            <text:p>3.59E+000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164]+[.$G$2]" office:value-type="float" office:value="0.0000290499982755915">
            <text:p>0.00002905</text:p>
          </table:table-cell>
          <table:table-cell table:formula="of:=[.B1165]" office:value-type="float" office:value="2.812">
            <text:p>2.81E+000</text:p>
          </table:table-cell>
          <table:table-cell table:formula="of:=[.C1165]+5" office:value-type="float" office:value="8.593">
            <text:p>8.593</text:p>
          </table:table-cell>
          <table:table-cell table:formula="of:=[.D1165]+10" office:value-type="float" office:value="13.125">
            <text:p>13.125</text:p>
          </table:table-cell>
          <table:table-cell table:formula="of:=[.E1165]+15" office:value-type="float" office:value="15.1562">
            <text:p>15.1562</text:p>
          </table:table-cell>
        </table:table-row>
        <table:table-row table:style-name="ro2">
          <table:table-cell office:value-type="float" office:value="1163">
            <text:p>1163</text:p>
          </table:table-cell>
          <table:table-cell office:value-type="float" office:value="3.281">
            <text:p>3.28E+000</text:p>
          </table:table-cell>
          <table:table-cell office:value-type="float" office:value="4.062">
            <text:p>4.06E+000</text:p>
          </table:table-cell>
          <table:table-cell office:value-type="float" office:value="3.75">
            <text:p>3.75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165]+[.$G$2]" office:value-type="float" office:value="0.0000290749982741075">
            <text:p>0.000029075</text:p>
          </table:table-cell>
          <table:table-cell table:formula="of:=[.B1166]" office:value-type="float" office:value="3.281">
            <text:p>3.28E+000</text:p>
          </table:table-cell>
          <table:table-cell table:formula="of:=[.C1166]+5" office:value-type="float" office:value="9.062">
            <text:p>9.062</text:p>
          </table:table-cell>
          <table:table-cell table:formula="of:=[.D1166]+10" office:value-type="float" office:value="13.75">
            <text:p>13.75</text:p>
          </table:table-cell>
          <table:table-cell table:formula="of:=[.E1166]+15" office:value-type="float" office:value="15.4687">
            <text:p>15.4687</text:p>
          </table:table-cell>
        </table:table-row>
        <table:table-row table:style-name="ro2">
          <table:table-cell office:value-type="float" office:value="1164">
            <text:p>1164</text:p>
          </table:table-cell>
          <table:table-cell office:value-type="float" office:value="3.281">
            <text:p>3.28E+000</text:p>
          </table:table-cell>
          <table:table-cell table:number-columns-repeated="2"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166]+[.$G$2]" office:value-type="float" office:value="0.0000290999982726235">
            <text:p>0.0000291</text:p>
          </table:table-cell>
          <table:table-cell table:formula="of:=[.B1167]" office:value-type="float" office:value="3.281">
            <text:p>3.28E+000</text:p>
          </table:table-cell>
          <table:table-cell table:formula="of:=[.C1167]+5" office:value-type="float" office:value="8.593">
            <text:p>8.593</text:p>
          </table:table-cell>
          <table:table-cell table:formula="of:=[.D1167]+10" office:value-type="float" office:value="13.593">
            <text:p>13.593</text:p>
          </table:table-cell>
          <table:table-cell table:formula="of:=[.E1167]+15" office:value-type="float" office:value="15.3125">
            <text:p>15.3125</text:p>
          </table:table-cell>
        </table:table-row>
        <table:table-row table:style-name="ro2">
          <table:table-cell office:value-type="float" office:value="1165">
            <text:p>1165</text:p>
          </table:table-cell>
          <table:table-cell office:value-type="float" office:value="2.812">
            <text:p>2.81E+000</text:p>
          </table:table-cell>
          <table:table-cell office:value-type="float" office:value="4.218">
            <text:p>4.22E+000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167]+[.$G$2]" office:value-type="float" office:value="0.0000291249982711395">
            <text:p>0.000029125</text:p>
          </table:table-cell>
          <table:table-cell table:formula="of:=[.B1168]" office:value-type="float" office:value="2.812">
            <text:p>2.81E+000</text:p>
          </table:table-cell>
          <table:table-cell table:formula="of:=[.C1168]+5" office:value-type="float" office:value="9.218">
            <text:p>9.218</text:p>
          </table:table-cell>
          <table:table-cell table:formula="of:=[.D1168]+10" office:value-type="float" office:value="13.125">
            <text:p>13.125</text:p>
          </table:table-cell>
          <table:table-cell table:formula="of:=[.E1168]+15" office:value-type="float" office:value="15.1562">
            <text:p>15.1562</text:p>
          </table:table-cell>
        </table:table-row>
        <table:table-row table:style-name="ro2">
          <table:table-cell office:value-type="float" office:value="1166">
            <text:p>1166</text:p>
          </table:table-cell>
          <table:table-cell office:value-type="float" office:value="2.343">
            <text:p>2.34E+000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168]+[.$G$2]" office:value-type="float" office:value="0.0000291499982696555">
            <text:p>0.00002915</text:p>
          </table:table-cell>
          <table:table-cell table:formula="of:=[.B1169]" office:value-type="float" office:value="2.343">
            <text:p>2.34E+000</text:p>
          </table:table-cell>
          <table:table-cell table:formula="of:=[.C1169]+5" office:value-type="float" office:value="9.218">
            <text:p>9.218</text:p>
          </table:table-cell>
          <table:table-cell table:formula="of:=[.D1169]+10" office:value-type="float" office:value="13.593">
            <text:p>13.593</text:p>
          </table:table-cell>
          <table:table-cell table:formula="of:=[.E1169]+15" office:value-type="float" office:value="15.4687">
            <text:p>15.4687</text:p>
          </table:table-cell>
        </table:table-row>
        <table:table-row table:style-name="ro2">
          <table:table-cell office:value-type="float" office:value="1167">
            <text:p>1167</text:p>
          </table:table-cell>
          <table:table-cell office:value-type="float" office:value="-1.093">
            <text:p>-1.09E+000</text:p>
          </table:table-cell>
          <table:table-cell office:value-type="float" office:value="3.437">
            <text:p>3.44E+000</text:p>
          </table:table-cell>
          <table:table-cell office:value-type="float" office:value="3.125">
            <text:p>3.13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169]+[.$G$2]" office:value-type="float" office:value="0.0000291749982681715">
            <text:p>0.000029175</text:p>
          </table:table-cell>
          <table:table-cell table:formula="of:=[.B1170]" office:value-type="float" office:value="-1.093">
            <text:p>-1.09E+000</text:p>
          </table:table-cell>
          <table:table-cell table:formula="of:=[.C1170]+5" office:value-type="float" office:value="8.437">
            <text:p>8.437</text:p>
          </table:table-cell>
          <table:table-cell table:formula="of:=[.D1170]+10" office:value-type="float" office:value="13.125">
            <text:p>13.125</text:p>
          </table:table-cell>
          <table:table-cell table:formula="of:=[.E1170]+15" office:value-type="float" office:value="15">
            <text:p>15</text:p>
          </table:table-cell>
        </table:table-row>
        <table:table-row table:style-name="ro2">
          <table:table-cell office:value-type="float" office:value="1168">
            <text:p>1168</text:p>
          </table:table-cell>
          <table:table-cell office:value-type="float" office:value="0">
            <text:p>0.00E+000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170]+[.$G$2]" office:value-type="float" office:value="0.0000291999982666875">
            <text:p>0.0000292</text:p>
          </table:table-cell>
          <table:table-cell table:formula="of:=[.B1171]" office:value-type="float" office:value="0">
            <text:p>0.00E+000</text:p>
          </table:table-cell>
          <table:table-cell table:formula="of:=[.C1171]+5" office:value-type="float" office:value="9.218">
            <text:p>9.218</text:p>
          </table:table-cell>
          <table:table-cell table:formula="of:=[.D1171]+10" office:value-type="float" office:value="13.593">
            <text:p>13.593</text:p>
          </table:table-cell>
          <table:table-cell table:formula="of:=[.E1171]+15" office:value-type="float" office:value="15.1562">
            <text:p>15.1562</text:p>
          </table:table-cell>
        </table:table-row>
        <table:table-row table:style-name="ro2">
          <table:table-cell office:value-type="float" office:value="1169">
            <text:p>1169</text:p>
          </table:table-cell>
          <table:table-cell office:value-type="float" office:value="-0.625">
            <text:p>-6.25E-001</text:p>
          </table:table-cell>
          <table:table-cell office:value-type="float" office:value="3.437">
            <text:p>3.44E+000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171]+[.$G$2]" office:value-type="float" office:value="0.0000292249982652035">
            <text:p>0.000029225</text:p>
          </table:table-cell>
          <table:table-cell table:formula="of:=[.B1172]" office:value-type="float" office:value="-0.625">
            <text:p>-6.25E-001</text:p>
          </table:table-cell>
          <table:table-cell table:formula="of:=[.C1172]+5" office:value-type="float" office:value="8.437">
            <text:p>8.437</text:p>
          </table:table-cell>
          <table:table-cell table:formula="of:=[.D1172]+10" office:value-type="float" office:value="13.125">
            <text:p>13.125</text:p>
          </table:table-cell>
          <table:table-cell table:formula="of:=[.E1172]+15" office:value-type="float" office:value="15.4687">
            <text:p>15.4687</text:p>
          </table:table-cell>
        </table:table-row>
        <table:table-row table:style-name="ro2">
          <table:table-cell office:value-type="float" office:value="1170">
            <text:p>1170</text:p>
          </table:table-cell>
          <table:table-cell office:value-type="float" office:value="0">
            <text:p>0.00E+000</text:p>
          </table:table-cell>
          <table:table-cell office:value-type="float" office:value="4.218">
            <text:p>4.22E+000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172]+[.$G$2]" office:value-type="float" office:value="0.0000292499982637195">
            <text:p>0.00002925</text:p>
          </table:table-cell>
          <table:table-cell table:formula="of:=[.B1173]" office:value-type="float" office:value="0">
            <text:p>0.00E+000</text:p>
          </table:table-cell>
          <table:table-cell table:formula="of:=[.C1173]+5" office:value-type="float" office:value="9.218">
            <text:p>9.218</text:p>
          </table:table-cell>
          <table:table-cell table:formula="of:=[.D1173]+10" office:value-type="float" office:value="13.125">
            <text:p>13.125</text:p>
          </table:table-cell>
          <table:table-cell table:formula="of:=[.E1173]+15" office:value-type="float" office:value="15.3125">
            <text:p>15.3125</text:p>
          </table:table-cell>
        </table:table-row>
        <table:table-row table:style-name="ro2">
          <table:table-cell office:value-type="float" office:value="1171">
            <text:p>1171</text:p>
          </table:table-cell>
          <table:table-cell office:value-type="float" office:value="-0.4687">
            <text:p>-4.69E-001</text:p>
          </table:table-cell>
          <table:table-cell office:value-type="float" office:value="3.437">
            <text:p>3.44E+000</text:p>
          </table:table-cell>
          <table:table-cell office:value-type="float" office:value="3.75">
            <text:p>3.75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173]+[.$G$2]" office:value-type="float" office:value="0.0000292749982622355">
            <text:p>0.000029275</text:p>
          </table:table-cell>
          <table:table-cell table:formula="of:=[.B1174]" office:value-type="float" office:value="-0.4687">
            <text:p>-4.69E-001</text:p>
          </table:table-cell>
          <table:table-cell table:formula="of:=[.C1174]+5" office:value-type="float" office:value="8.437">
            <text:p>8.437</text:p>
          </table:table-cell>
          <table:table-cell table:formula="of:=[.D1174]+10" office:value-type="float" office:value="13.75">
            <text:p>13.75</text:p>
          </table:table-cell>
          <table:table-cell table:formula="of:=[.E1174]+15" office:value-type="float" office:value="15.1562">
            <text:p>15.1562</text:p>
          </table:table-cell>
        </table:table-row>
        <table:table-row table:style-name="ro2">
          <table:table-cell office:value-type="float" office:value="1172">
            <text:p>1172</text:p>
          </table:table-cell>
          <table:table-cell office:value-type="float" office:value="-0.4687">
            <text:p>-4.69E-001</text:p>
          </table:table-cell>
          <table:table-cell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174]+[.$G$2]" office:value-type="float" office:value="0.0000292999982607515">
            <text:p>0.0000293</text:p>
          </table:table-cell>
          <table:table-cell table:formula="of:=[.B1175]" office:value-type="float" office:value="-0.4687">
            <text:p>-4.69E-001</text:p>
          </table:table-cell>
          <table:table-cell table:formula="of:=[.C1175]+5" office:value-type="float" office:value="8.437">
            <text:p>8.437</text:p>
          </table:table-cell>
          <table:table-cell table:formula="of:=[.D1175]+10" office:value-type="float" office:value="12.968">
            <text:p>12.968</text:p>
          </table:table-cell>
          <table:table-cell table:formula="of:=[.E1175]+15" office:value-type="float" office:value="15.3125">
            <text:p>15.3125</text:p>
          </table:table-cell>
        </table:table-row>
        <table:table-row table:style-name="ro2">
          <table:table-cell office:value-type="float" office:value="1173">
            <text:p>1173</text:p>
          </table:table-cell>
          <table:table-cell office:value-type="float" office:value="4.062">
            <text:p>4.06E+000</text:p>
          </table:table-cell>
          <table:table-cell office:value-type="float" office:value="4.218">
            <text:p>4.22E+000</text:p>
          </table:table-cell>
          <table:table-cell office:value-type="float" office:value="3.75">
            <text:p>3.75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175]+[.$G$2]" office:value-type="float" office:value="0.0000293249982592675">
            <text:p>0.000029325</text:p>
          </table:table-cell>
          <table:table-cell table:formula="of:=[.B1176]" office:value-type="float" office:value="4.062">
            <text:p>4.06E+000</text:p>
          </table:table-cell>
          <table:table-cell table:formula="of:=[.C1176]+5" office:value-type="float" office:value="9.218">
            <text:p>9.218</text:p>
          </table:table-cell>
          <table:table-cell table:formula="of:=[.D1176]+10" office:value-type="float" office:value="13.75">
            <text:p>13.75</text:p>
          </table:table-cell>
          <table:table-cell table:formula="of:=[.E1176]+15" office:value-type="float" office:value="15">
            <text:p>15</text:p>
          </table:table-cell>
        </table:table-row>
        <table:table-row table:style-name="ro2">
          <table:table-cell office:value-type="float" office:value="1174">
            <text:p>1174</text:p>
          </table:table-cell>
          <table:table-cell office:value-type="float" office:value="2.812">
            <text:p>2.81E+000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176]+[.$G$2]" office:value-type="float" office:value="0.0000293499982577835">
            <text:p>0.00002935</text:p>
          </table:table-cell>
          <table:table-cell table:formula="of:=[.B1177]" office:value-type="float" office:value="2.812">
            <text:p>2.81E+000</text:p>
          </table:table-cell>
          <table:table-cell table:formula="of:=[.C1177]+5" office:value-type="float" office:value="9.062">
            <text:p>9.062</text:p>
          </table:table-cell>
          <table:table-cell table:formula="of:=[.D1177]+10" office:value-type="float" office:value="13.593">
            <text:p>13.593</text:p>
          </table:table-cell>
          <table:table-cell table:formula="of:=[.E1177]+15" office:value-type="float" office:value="15">
            <text:p>15</text:p>
          </table:table-cell>
        </table:table-row>
        <table:table-row table:style-name="ro2">
          <table:table-cell office:value-type="float" office:value="1175">
            <text:p>1175</text:p>
          </table:table-cell>
          <table:table-cell table:number-columns-repeated="2"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177]+[.$G$2]" office:value-type="float" office:value="0.0000293749982562995">
            <text:p>0.000029375</text:p>
          </table:table-cell>
          <table:table-cell table:formula="of:=[.B1178]" office:value-type="float" office:value="3.437">
            <text:p>3.44E+000</text:p>
          </table:table-cell>
          <table:table-cell table:formula="of:=[.C1178]+5" office:value-type="float" office:value="8.437">
            <text:p>8.437</text:p>
          </table:table-cell>
          <table:table-cell table:formula="of:=[.D1178]+10" office:value-type="float" office:value="12.968">
            <text:p>12.968</text:p>
          </table:table-cell>
          <table:table-cell table:formula="of:=[.E1178]+15" office:value-type="float" office:value="15.4687">
            <text:p>15.4687</text:p>
          </table:table-cell>
        </table:table-row>
        <table:table-row table:style-name="ro2">
          <table:table-cell office:value-type="float" office:value="1176">
            <text:p>1176</text:p>
          </table:table-cell>
          <table:table-cell office:value-type="float" office:value="3.281">
            <text:p>3.28E+000</text:p>
          </table:table-cell>
          <table:table-cell office:value-type="float" office:value="4.062">
            <text:p>4.06E+000</text:p>
          </table:table-cell>
          <table:table-cell office:value-type="float" office:value="3.125">
            <text:p>3.13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178]+[.$G$2]" office:value-type="float" office:value="0.0000293999982548155">
            <text:p>0.0000294</text:p>
          </table:table-cell>
          <table:table-cell table:formula="of:=[.B1179]" office:value-type="float" office:value="3.281">
            <text:p>3.28E+000</text:p>
          </table:table-cell>
          <table:table-cell table:formula="of:=[.C1179]+5" office:value-type="float" office:value="9.062">
            <text:p>9.062</text:p>
          </table:table-cell>
          <table:table-cell table:formula="of:=[.D1179]+10" office:value-type="float" office:value="13.125">
            <text:p>13.125</text:p>
          </table:table-cell>
          <table:table-cell table:formula="of:=[.E1179]+15" office:value-type="float" office:value="15">
            <text:p>15</text:p>
          </table:table-cell>
        </table:table-row>
        <table:table-row table:style-name="ro2">
          <table:table-cell office:value-type="float" office:value="1177">
            <text:p>1177</text:p>
          </table:table-cell>
          <table:table-cell office:value-type="float" office:value="2.812">
            <text:p>2.81E+000</text:p>
          </table:table-cell>
          <table:table-cell table:number-columns-repeated="2"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179]+[.$G$2]" office:value-type="float" office:value="0.0000294249982533315">
            <text:p>0.000029425</text:p>
          </table:table-cell>
          <table:table-cell table:formula="of:=[.B1180]" office:value-type="float" office:value="2.812">
            <text:p>2.81E+000</text:p>
          </table:table-cell>
          <table:table-cell table:formula="of:=[.C1180]+5" office:value-type="float" office:value="8.593">
            <text:p>8.593</text:p>
          </table:table-cell>
          <table:table-cell table:formula="of:=[.D1180]+10" office:value-type="float" office:value="13.593">
            <text:p>13.593</text:p>
          </table:table-cell>
          <table:table-cell table:formula="of:=[.E1180]+15" office:value-type="float" office:value="15.4687">
            <text:p>15.4687</text:p>
          </table:table-cell>
        </table:table-row>
        <table:table-row table:style-name="ro2">
          <table:table-cell office:value-type="float" office:value="1178">
            <text:p>1178</text:p>
          </table:table-cell>
          <table:table-cell office:value-type="float" office:value="3.281">
            <text:p>3.28E+000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180]+[.$G$2]" office:value-type="float" office:value="0.0000294499982518475">
            <text:p>0.00002945</text:p>
          </table:table-cell>
          <table:table-cell table:formula="of:=[.B1181]" office:value-type="float" office:value="3.281">
            <text:p>3.28E+000</text:p>
          </table:table-cell>
          <table:table-cell table:formula="of:=[.C1181]+5" office:value-type="float" office:value="8.437">
            <text:p>8.437</text:p>
          </table:table-cell>
          <table:table-cell table:formula="of:=[.D1181]+10" office:value-type="float" office:value="13.593">
            <text:p>13.593</text:p>
          </table:table-cell>
          <table:table-cell table:formula="of:=[.E1181]+15" office:value-type="float" office:value="15.1562">
            <text:p>15.1562</text:p>
          </table:table-cell>
        </table:table-row>
        <table:table-row table:style-name="ro2">
          <table:table-cell office:value-type="float" office:value="1179">
            <text:p>1179</text:p>
          </table:table-cell>
          <table:table-cell office:value-type="float" office:value="-0.9375">
            <text:p>-9.38E-001</text:p>
          </table:table-cell>
          <table:table-cell office:value-type="float" office:value="4.218">
            <text:p>4.22E+000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181]+[.$G$2]" office:value-type="float" office:value="0.0000294749982503635">
            <text:p>0.000029475</text:p>
          </table:table-cell>
          <table:table-cell table:formula="of:=[.B1182]" office:value-type="float" office:value="-0.9375">
            <text:p>-9.38E-001</text:p>
          </table:table-cell>
          <table:table-cell table:formula="of:=[.C1182]+5" office:value-type="float" office:value="9.218">
            <text:p>9.218</text:p>
          </table:table-cell>
          <table:table-cell table:formula="of:=[.D1182]+10" office:value-type="float" office:value="12.968">
            <text:p>12.968</text:p>
          </table:table-cell>
          <table:table-cell table:formula="of:=[.E1182]+15" office:value-type="float" office:value="15.4687">
            <text:p>15.4687</text:p>
          </table:table-cell>
        </table:table-row>
        <table:table-row table:style-name="ro2">
          <table:table-cell office:value-type="float" office:value="1180">
            <text:p>1180</text:p>
          </table:table-cell>
          <table:table-cell office:value-type="float" office:value="0">
            <text:p>0.00E+000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182]+[.$G$2]" office:value-type="float" office:value="0.0000294999982488795">
            <text:p>0.0000295</text:p>
          </table:table-cell>
          <table:table-cell table:formula="of:=[.B1183]" office:value-type="float" office:value="0">
            <text:p>0.00E+000</text:p>
          </table:table-cell>
          <table:table-cell table:formula="of:=[.C1183]+5" office:value-type="float" office:value="9.218">
            <text:p>9.218</text:p>
          </table:table-cell>
          <table:table-cell table:formula="of:=[.D1183]+10" office:value-type="float" office:value="13.593">
            <text:p>13.593</text:p>
          </table:table-cell>
          <table:table-cell table:formula="of:=[.E1183]+15" office:value-type="float" office:value="15.3125">
            <text:p>15.3125</text:p>
          </table:table-cell>
        </table:table-row>
        <table:table-row table:style-name="ro2">
          <table:table-cell office:value-type="float" office:value="1181">
            <text:p>1181</text:p>
          </table:table-cell>
          <table:table-cell office:value-type="float" office:value="-0.7812">
            <text:p>-7.81E-001</text:p>
          </table:table-cell>
          <table:table-cell office:value-type="float" office:value="3.437">
            <text:p>3.44E+000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183]+[.$G$2]" office:value-type="float" office:value="0.0000295249982473955">
            <text:p>0.000029525</text:p>
          </table:table-cell>
          <table:table-cell table:formula="of:=[.B1184]" office:value-type="float" office:value="-0.7812">
            <text:p>-7.81E-001</text:p>
          </table:table-cell>
          <table:table-cell table:formula="of:=[.C1184]+5" office:value-type="float" office:value="8.437">
            <text:p>8.437</text:p>
          </table:table-cell>
          <table:table-cell table:formula="of:=[.D1184]+10" office:value-type="float" office:value="13.125">
            <text:p>13.125</text:p>
          </table:table-cell>
          <table:table-cell table:formula="of:=[.E1184]+15" office:value-type="float" office:value="15.1562">
            <text:p>15.1562</text:p>
          </table:table-cell>
        </table:table-row>
        <table:table-row table:style-name="ro2">
          <table:table-cell office:value-type="float" office:value="1182">
            <text:p>1182</text:p>
          </table:table-cell>
          <table:table-cell office:value-type="float" office:value="-0.4687">
            <text:p>-4.69E-001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184]+[.$G$2]" office:value-type="float" office:value="0.0000295499982459115">
            <text:p>0.00002955</text:p>
          </table:table-cell>
          <table:table-cell table:formula="of:=[.B1185]" office:value-type="float" office:value="-0.4687">
            <text:p>-4.69E-001</text:p>
          </table:table-cell>
          <table:table-cell table:formula="of:=[.C1185]+5" office:value-type="float" office:value="9.062">
            <text:p>9.062</text:p>
          </table:table-cell>
          <table:table-cell table:formula="of:=[.D1185]+10" office:value-type="float" office:value="13.593">
            <text:p>13.593</text:p>
          </table:table-cell>
          <table:table-cell table:formula="of:=[.E1185]+15" office:value-type="float" office:value="15.1562">
            <text:p>15.1562</text:p>
          </table:table-cell>
        </table:table-row>
        <table:table-row table:style-name="ro2">
          <table:table-cell office:value-type="float" office:value="1183">
            <text:p>1183</text:p>
          </table:table-cell>
          <table:table-cell office:value-type="float" office:value="0">
            <text:p>0.00E+000</text:p>
          </table:table-cell>
          <table:table-cell office:value-type="float" office:value="3.593">
            <text:p>3.59E+000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185]+[.$G$2]" office:value-type="float" office:value="0.0000295749982444275">
            <text:p>0.000029575</text:p>
          </table:table-cell>
          <table:table-cell table:formula="of:=[.B1186]" office:value-type="float" office:value="0">
            <text:p>0.00E+000</text:p>
          </table:table-cell>
          <table:table-cell table:formula="of:=[.C1186]+5" office:value-type="float" office:value="8.593">
            <text:p>8.593</text:p>
          </table:table-cell>
          <table:table-cell table:formula="of:=[.D1186]+10" office:value-type="float" office:value="13.125">
            <text:p>13.125</text:p>
          </table:table-cell>
          <table:table-cell table:formula="of:=[.E1186]+15" office:value-type="float" office:value="15.4687">
            <text:p>15.4687</text:p>
          </table:table-cell>
        </table:table-row>
        <table:table-row table:style-name="ro2">
          <table:table-cell office:value-type="float" office:value="1184">
            <text:p>1184</text:p>
          </table:table-cell>
          <table:table-cell office:value-type="float" office:value="-0.625">
            <text:p>-6.25E-001</text:p>
          </table:table-cell>
          <table:table-cell office:value-type="float" office:value="4.218">
            <text:p>4.22E+000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186]+[.$G$2]" office:value-type="float" office:value="0.0000295999982429435">
            <text:p>0.0000296</text:p>
          </table:table-cell>
          <table:table-cell table:formula="of:=[.B1187]" office:value-type="float" office:value="-0.625">
            <text:p>-6.25E-001</text:p>
          </table:table-cell>
          <table:table-cell table:formula="of:=[.C1187]+5" office:value-type="float" office:value="9.218">
            <text:p>9.218</text:p>
          </table:table-cell>
          <table:table-cell table:formula="of:=[.D1187]+10" office:value-type="float" office:value="13.125">
            <text:p>13.125</text:p>
          </table:table-cell>
          <table:table-cell table:formula="of:=[.E1187]+15" office:value-type="float" office:value="15.3125">
            <text:p>15.3125</text:p>
          </table:table-cell>
        </table:table-row>
        <table:table-row table:style-name="ro2">
          <table:table-cell office:value-type="float" office:value="1185">
            <text:p>1185</text:p>
          </table:table-cell>
          <table:table-cell office:value-type="float" office:value="0.1562">
            <text:p>1.56E-001</text:p>
          </table:table-cell>
          <table:table-cell office:value-type="float" office:value="3.281">
            <text:p>3.28E+00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187]+[.$G$2]" office:value-type="float" office:value="0.0000296249982414595">
            <text:p>0.000029625</text:p>
          </table:table-cell>
          <table:table-cell table:formula="of:=[.B1188]" office:value-type="float" office:value="0.1562">
            <text:p>1.56E-001</text:p>
          </table:table-cell>
          <table:table-cell table:formula="of:=[.C1188]+5" office:value-type="float" office:value="8.281">
            <text:p>8.281</text:p>
          </table:table-cell>
          <table:table-cell table:formula="of:=[.D1188]+10" office:value-type="float" office:value="13.593">
            <text:p>13.593</text:p>
          </table:table-cell>
          <table:table-cell table:formula="of:=[.E1188]+15" office:value-type="float" office:value="15.1562">
            <text:p>15.1562</text:p>
          </table:table-cell>
        </table:table-row>
        <table:table-row table:style-name="ro2">
          <table:table-cell office:value-type="float" office:value="1186">
            <text:p>1186</text:p>
          </table:table-cell>
          <table:table-cell office:value-type="float" office:value="1.093">
            <text:p>1.09E+000</text:p>
          </table:table-cell>
          <table:table-cell office:value-type="float" office:value="3.281">
            <text:p>3.28E+000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188]+[.$G$2]" office:value-type="float" office:value="0.0000296499982399755">
            <text:p>0.00002965</text:p>
          </table:table-cell>
          <table:table-cell table:formula="of:=[.B1189]" office:value-type="float" office:value="1.093">
            <text:p>1.09E+000</text:p>
          </table:table-cell>
          <table:table-cell table:formula="of:=[.C1189]+5" office:value-type="float" office:value="8.281">
            <text:p>8.281</text:p>
          </table:table-cell>
          <table:table-cell table:formula="of:=[.D1189]+10" office:value-type="float" office:value="13.125">
            <text:p>13.125</text:p>
          </table:table-cell>
          <table:table-cell table:formula="of:=[.E1189]+15" office:value-type="float" office:value="15.4687">
            <text:p>15.4687</text:p>
          </table:table-cell>
        </table:table-row>
        <table:table-row table:style-name="ro2">
          <table:table-cell office:value-type="float" office:value="1187">
            <text:p>1187</text:p>
          </table:table-cell>
          <table:table-cell office:value-type="float" office:value="3.906">
            <text:p>3.91E+000</text:p>
          </table:table-cell>
          <table:table-cell office:value-type="float" office:value="4.375">
            <text:p>4.38E+000</text:p>
          </table:table-cell>
          <table:table-cell office:value-type="float" office:value="3.75">
            <text:p>3.75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189]+[.$G$2]" office:value-type="float" office:value="0.0000296749982384915">
            <text:p>0.000029675</text:p>
          </table:table-cell>
          <table:table-cell table:formula="of:=[.B1190]" office:value-type="float" office:value="3.906">
            <text:p>3.91E+000</text:p>
          </table:table-cell>
          <table:table-cell table:formula="of:=[.C1190]+5" office:value-type="float" office:value="9.375">
            <text:p>9.375</text:p>
          </table:table-cell>
          <table:table-cell table:formula="of:=[.D1190]+10" office:value-type="float" office:value="13.75">
            <text:p>13.75</text:p>
          </table:table-cell>
          <table:table-cell table:formula="of:=[.E1190]+15" office:value-type="float" office:value="15">
            <text:p>15</text:p>
          </table:table-cell>
        </table:table-row>
        <table:table-row table:style-name="ro2">
          <table:table-cell office:value-type="float" office:value="1188">
            <text:p>1188</text:p>
          </table:table-cell>
          <table:table-cell office:value-type="float" office:value="2.656">
            <text:p>2.66E+000</text:p>
          </table:table-cell>
          <table:table-cell office:value-type="float" office:value="4.062">
            <text:p>4.06E+000</text:p>
          </table:table-cell>
          <table:table-cell office:value-type="float" office:value="3.125">
            <text:p>3.13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190]+[.$G$2]" office:value-type="float" office:value="0.0000296999982370075">
            <text:p>0.0000297</text:p>
          </table:table-cell>
          <table:table-cell table:formula="of:=[.B1191]" office:value-type="float" office:value="2.656">
            <text:p>2.66E+000</text:p>
          </table:table-cell>
          <table:table-cell table:formula="of:=[.C1191]+5" office:value-type="float" office:value="9.062">
            <text:p>9.062</text:p>
          </table:table-cell>
          <table:table-cell table:formula="of:=[.D1191]+10" office:value-type="float" office:value="13.125">
            <text:p>13.125</text:p>
          </table:table-cell>
          <table:table-cell table:formula="of:=[.E1191]+15" office:value-type="float" office:value="15">
            <text:p>15</text:p>
          </table:table-cell>
        </table:table-row>
        <table:table-row table:style-name="ro2">
          <table:table-cell office:value-type="float" office:value="1189">
            <text:p>1189</text:p>
          </table:table-cell>
          <table:table-cell office:value-type="float" office:value="3.437">
            <text:p>3.44E+000</text:p>
          </table:table-cell>
          <table:table-cell office:value-type="float" office:value="3.281">
            <text:p>3.28E+000</text:p>
          </table:table-cell>
          <table:table-cell office:value-type="float" office:value="3.593">
            <text:p>3.59E+000</text:p>
          </table:table-cell>
          <table:table-cell office:value-type="float" office:value="3.125">
            <text:p>3.13E+000</text:p>
          </table:table-cell>
          <table:table-cell table:number-columns-repeated="3"/>
          <table:table-cell table:formula="of:=[.I1191]+[.$G$2]" office:value-type="float" office:value="0.0000297249982355235">
            <text:p>0.000029725</text:p>
          </table:table-cell>
          <table:table-cell table:formula="of:=[.B1192]" office:value-type="float" office:value="3.437">
            <text:p>3.44E+000</text:p>
          </table:table-cell>
          <table:table-cell table:formula="of:=[.C1192]+5" office:value-type="float" office:value="8.281">
            <text:p>8.281</text:p>
          </table:table-cell>
          <table:table-cell table:formula="of:=[.D1192]+10" office:value-type="float" office:value="13.593">
            <text:p>13.593</text:p>
          </table:table-cell>
          <table:table-cell table:formula="of:=[.E1192]+15" office:value-type="float" office:value="18.125">
            <text:p>18.125</text:p>
          </table:table-cell>
        </table:table-row>
        <table:table-row table:style-name="ro2">
          <table:table-cell office:value-type="float" office:value="1190">
            <text:p>1190</text:p>
          </table:table-cell>
          <table:table-cell office:value-type="float" office:value="3.281">
            <text:p>3.28E+000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2.968">
            <text:p>2.97E+000</text:p>
          </table:table-cell>
          <table:table-cell table:number-columns-repeated="3"/>
          <table:table-cell table:formula="of:=[.I1192]+[.$G$2]" office:value-type="float" office:value="0.0000297499982340395">
            <text:p>0.00002975</text:p>
          </table:table-cell>
          <table:table-cell table:formula="of:=[.B1193]" office:value-type="float" office:value="3.281">
            <text:p>3.28E+000</text:p>
          </table:table-cell>
          <table:table-cell table:formula="of:=[.C1193]+5" office:value-type="float" office:value="9.062">
            <text:p>9.062</text:p>
          </table:table-cell>
          <table:table-cell table:formula="of:=[.D1193]+10" office:value-type="float" office:value="13.593">
            <text:p>13.593</text:p>
          </table:table-cell>
          <table:table-cell table:formula="of:=[.E1193]+15" office:value-type="float" office:value="17.968">
            <text:p>17.968</text:p>
          </table:table-cell>
        </table:table-row>
        <table:table-row table:style-name="ro2">
          <table:table-cell office:value-type="float" office:value="1191">
            <text:p>1191</text:p>
          </table:table-cell>
          <table:table-cell office:value-type="float" office:value="2.656">
            <text:p>2.66E+000</text:p>
          </table:table-cell>
          <table:table-cell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3.593">
            <text:p>3.59E+000</text:p>
          </table:table-cell>
          <table:table-cell table:number-columns-repeated="3"/>
          <table:table-cell table:formula="of:=[.I1193]+[.$G$2]" office:value-type="float" office:value="0.0000297749982325555">
            <text:p>0.000029775</text:p>
          </table:table-cell>
          <table:table-cell table:formula="of:=[.B1194]" office:value-type="float" office:value="2.656">
            <text:p>2.66E+000</text:p>
          </table:table-cell>
          <table:table-cell table:formula="of:=[.C1194]+5" office:value-type="float" office:value="8.437">
            <text:p>8.437</text:p>
          </table:table-cell>
          <table:table-cell table:formula="of:=[.D1194]+10" office:value-type="float" office:value="12.968">
            <text:p>12.968</text:p>
          </table:table-cell>
          <table:table-cell table:formula="of:=[.E1194]+15" office:value-type="float" office:value="18.593">
            <text:p>18.593</text:p>
          </table:table-cell>
        </table:table-row>
        <table:table-row table:style-name="ro2">
          <table:table-cell office:value-type="float" office:value="1192">
            <text:p>1192</text:p>
          </table:table-cell>
          <table:table-cell office:value-type="float" office:value="3.437">
            <text:p>3.44E+000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3.75">
            <text:p>3.75E+000</text:p>
          </table:table-cell>
          <table:table-cell table:number-columns-repeated="3"/>
          <table:table-cell table:formula="of:=[.I1194]+[.$G$2]" office:value-type="float" office:value="0.0000297999982310715">
            <text:p>0.0000298</text:p>
          </table:table-cell>
          <table:table-cell table:formula="of:=[.B1195]" office:value-type="float" office:value="3.437">
            <text:p>3.44E+000</text:p>
          </table:table-cell>
          <table:table-cell table:formula="of:=[.C1195]+5" office:value-type="float" office:value="9.218">
            <text:p>9.218</text:p>
          </table:table-cell>
          <table:table-cell table:formula="of:=[.D1195]+10" office:value-type="float" office:value="13.593">
            <text:p>13.593</text:p>
          </table:table-cell>
          <table:table-cell table:formula="of:=[.E1195]+15" office:value-type="float" office:value="18.75">
            <text:p>18.75</text:p>
          </table:table-cell>
        </table:table-row>
        <table:table-row table:style-name="ro2">
          <table:table-cell office:value-type="float" office:value="1193">
            <text:p>1193</text:p>
          </table:table-cell>
          <table:table-cell office:value-type="float" office:value="-1.093">
            <text:p>-1.09E+000</text:p>
          </table:table-cell>
          <table:table-cell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3.281">
            <text:p>3.28E+000</text:p>
          </table:table-cell>
          <table:table-cell table:number-columns-repeated="3"/>
          <table:table-cell table:formula="of:=[.I1195]+[.$G$2]" office:value-type="float" office:value="0.0000298249982295875">
            <text:p>0.000029825</text:p>
          </table:table-cell>
          <table:table-cell table:formula="of:=[.B1196]" office:value-type="float" office:value="-1.093">
            <text:p>-1.09E+000</text:p>
          </table:table-cell>
          <table:table-cell table:formula="of:=[.C1196]+5" office:value-type="float" office:value="8.437">
            <text:p>8.437</text:p>
          </table:table-cell>
          <table:table-cell table:formula="of:=[.D1196]+10" office:value-type="float" office:value="12.968">
            <text:p>12.968</text:p>
          </table:table-cell>
          <table:table-cell table:formula="of:=[.E1196]+15" office:value-type="float" office:value="18.281">
            <text:p>18.281</text:p>
          </table:table-cell>
        </table:table-row>
        <table:table-row table:style-name="ro2">
          <table:table-cell office:value-type="float" office:value="1194">
            <text:p>1194</text:p>
          </table:table-cell>
          <table:table-cell office:value-type="float" office:value="0">
            <text:p>0.00E+000</text:p>
          </table:table-cell>
          <table:table-cell office:value-type="float" office:value="4.062">
            <text:p>4.06E+000</text:p>
          </table:table-cell>
          <table:table-cell table:number-columns-repeated="2" office:value-type="float" office:value="3.593">
            <text:p>3.59E+000</text:p>
          </table:table-cell>
          <table:table-cell table:number-columns-repeated="3"/>
          <table:table-cell table:formula="of:=[.I1196]+[.$G$2]" office:value-type="float" office:value="0.0000298499982281035">
            <text:p>0.00002985</text:p>
          </table:table-cell>
          <table:table-cell table:formula="of:=[.B1197]" office:value-type="float" office:value="0">
            <text:p>0.00E+000</text:p>
          </table:table-cell>
          <table:table-cell table:formula="of:=[.C1197]+5" office:value-type="float" office:value="9.062">
            <text:p>9.062</text:p>
          </table:table-cell>
          <table:table-cell table:formula="of:=[.D1197]+10" office:value-type="float" office:value="13.593">
            <text:p>13.593</text:p>
          </table:table-cell>
          <table:table-cell table:formula="of:=[.E1197]+15" office:value-type="float" office:value="18.593">
            <text:p>18.593</text:p>
          </table:table-cell>
        </table:table-row>
        <table:table-row table:style-name="ro2">
          <table:table-cell office:value-type="float" office:value="1195">
            <text:p>1195</text:p>
          </table:table-cell>
          <table:table-cell office:value-type="float" office:value="-0.625">
            <text:p>-6.25E-001</text:p>
          </table:table-cell>
          <table:table-cell office:value-type="float" office:value="3.437">
            <text:p>3.44E+000</text:p>
          </table:table-cell>
          <table:table-cell office:value-type="float" office:value="3.125">
            <text:p>3.13E+000</text:p>
          </table:table-cell>
          <table:table-cell office:value-type="float" office:value="3.281">
            <text:p>3.28E+000</text:p>
          </table:table-cell>
          <table:table-cell table:number-columns-repeated="3"/>
          <table:table-cell table:formula="of:=[.I1197]+[.$G$2]" office:value-type="float" office:value="0.0000298749982266195">
            <text:p>0.000029875</text:p>
          </table:table-cell>
          <table:table-cell table:formula="of:=[.B1198]" office:value-type="float" office:value="-0.625">
            <text:p>-6.25E-001</text:p>
          </table:table-cell>
          <table:table-cell table:formula="of:=[.C1198]+5" office:value-type="float" office:value="8.437">
            <text:p>8.437</text:p>
          </table:table-cell>
          <table:table-cell table:formula="of:=[.D1198]+10" office:value-type="float" office:value="13.125">
            <text:p>13.125</text:p>
          </table:table-cell>
          <table:table-cell table:formula="of:=[.E1198]+15" office:value-type="float" office:value="18.281">
            <text:p>18.281</text:p>
          </table:table-cell>
        </table:table-row>
        <table:table-row table:style-name="ro2">
          <table:table-cell office:value-type="float" office:value="1196">
            <text:p>1196</text:p>
          </table:table-cell>
          <table:table-cell office:value-type="float" office:value="0">
            <text:p>0.00E+000</text:p>
          </table:table-cell>
          <table:table-cell office:value-type="float" office:value="4.062">
            <text:p>4.06E+000</text:p>
          </table:table-cell>
          <table:table-cell office:value-type="float" office:value="3.125">
            <text:p>3.13E+000</text:p>
          </table:table-cell>
          <table:table-cell office:value-type="float" office:value="3.593">
            <text:p>3.59E+000</text:p>
          </table:table-cell>
          <table:table-cell table:number-columns-repeated="3"/>
          <table:table-cell table:formula="of:=[.I1198]+[.$G$2]" office:value-type="float" office:value="0.0000298999982251355">
            <text:p>0.0000299</text:p>
          </table:table-cell>
          <table:table-cell table:formula="of:=[.B1199]" office:value-type="float" office:value="0">
            <text:p>0.00E+000</text:p>
          </table:table-cell>
          <table:table-cell table:formula="of:=[.C1199]+5" office:value-type="float" office:value="9.062">
            <text:p>9.062</text:p>
          </table:table-cell>
          <table:table-cell table:formula="of:=[.D1199]+10" office:value-type="float" office:value="13.125">
            <text:p>13.125</text:p>
          </table:table-cell>
          <table:table-cell table:formula="of:=[.E1199]+15" office:value-type="float" office:value="18.593">
            <text:p>18.593</text:p>
          </table:table-cell>
        </table:table-row>
        <table:table-row table:style-name="ro2">
          <table:table-cell office:value-type="float" office:value="1197">
            <text:p>1197</text:p>
          </table:table-cell>
          <table:table-cell office:value-type="float" office:value="-0.4687">
            <text:p>-4.69E-001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3.281">
            <text:p>3.28E+000</text:p>
          </table:table-cell>
          <table:table-cell table:number-columns-repeated="3"/>
          <table:table-cell table:formula="of:=[.I1199]+[.$G$2]" office:value-type="float" office:value="0.0000299249982236515">
            <text:p>0.000029925</text:p>
          </table:table-cell>
          <table:table-cell table:formula="of:=[.B1200]" office:value-type="float" office:value="-0.4687">
            <text:p>-4.69E-001</text:p>
          </table:table-cell>
          <table:table-cell table:formula="of:=[.C1200]+5" office:value-type="float" office:value="8.437">
            <text:p>8.437</text:p>
          </table:table-cell>
          <table:table-cell table:formula="of:=[.D1200]+10" office:value-type="float" office:value="13.593">
            <text:p>13.593</text:p>
          </table:table-cell>
          <table:table-cell table:formula="of:=[.E1200]+15" office:value-type="float" office:value="18.281">
            <text:p>18.281</text:p>
          </table:table-cell>
        </table:table-row>
        <table:table-row table:style-name="ro2">
          <table:table-cell office:value-type="float" office:value="1198">
            <text:p>1198</text:p>
          </table:table-cell>
          <table:table-cell office:value-type="float" office:value="-0.625">
            <text:p>-6.25E-001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3.281">
            <text:p>3.28E+000</text:p>
          </table:table-cell>
          <table:table-cell table:number-columns-repeated="3"/>
          <table:table-cell table:formula="of:=[.I1200]+[.$G$2]" office:value-type="float" office:value="0.0000299499982221675">
            <text:p>0.00002995</text:p>
          </table:table-cell>
          <table:table-cell table:formula="of:=[.B1201]" office:value-type="float" office:value="-0.625">
            <text:p>-6.25E-001</text:p>
          </table:table-cell>
          <table:table-cell table:formula="of:=[.C1201]+5" office:value-type="float" office:value="8.437">
            <text:p>8.437</text:p>
          </table:table-cell>
          <table:table-cell table:formula="of:=[.D1201]+10" office:value-type="float" office:value="13.593">
            <text:p>13.593</text:p>
          </table:table-cell>
          <table:table-cell table:formula="of:=[.E1201]+15" office:value-type="float" office:value="18.281">
            <text:p>18.281</text:p>
          </table:table-cell>
        </table:table-row>
        <table:table-row table:style-name="ro2">
          <table:table-cell office:value-type="float" office:value="1199">
            <text:p>1199</text:p>
          </table:table-cell>
          <table:table-cell office:value-type="float" office:value="3.906">
            <text:p>3.91E+000</text:p>
          </table:table-cell>
          <table:table-cell office:value-type="float" office:value="4.218">
            <text:p>4.22E+000</text:p>
          </table:table-cell>
          <table:table-cell office:value-type="float" office:value="3.125">
            <text:p>3.13E+000</text:p>
          </table:table-cell>
          <table:table-cell office:value-type="float" office:value="3.75">
            <text:p>3.75E+000</text:p>
          </table:table-cell>
          <table:table-cell table:number-columns-repeated="3"/>
          <table:table-cell table:formula="of:=[.I1201]+[.$G$2]" office:value-type="float" office:value="0.0000299749982206835">
            <text:p>0.000029975</text:p>
          </table:table-cell>
          <table:table-cell table:formula="of:=[.B1202]" office:value-type="float" office:value="3.906">
            <text:p>3.91E+000</text:p>
          </table:table-cell>
          <table:table-cell table:formula="of:=[.C1202]+5" office:value-type="float" office:value="9.218">
            <text:p>9.218</text:p>
          </table:table-cell>
          <table:table-cell table:formula="of:=[.D1202]+10" office:value-type="float" office:value="13.125">
            <text:p>13.125</text:p>
          </table:table-cell>
          <table:table-cell table:formula="of:=[.E1202]+15" office:value-type="float" office:value="18.75">
            <text:p>18.75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2.656">
            <text:p>2.66E+000</text:p>
          </table:table-cell>
          <table:table-cell office:value-type="float" office:value="3.437">
            <text:p>3.44E+000</text:p>
          </table:table-cell>
          <table:table-cell table:number-columns-repeated="2" office:value-type="float" office:value="3.593">
            <text:p>3.59E+000</text:p>
          </table:table-cell>
          <table:table-cell table:number-columns-repeated="3"/>
          <table:table-cell table:formula="of:=[.I1202]+[.$G$2]" office:value-type="float" office:value="0.0000299999982191995">
            <text:p>0.00003</text:p>
          </table:table-cell>
          <table:table-cell table:formula="of:=[.B1203]" office:value-type="float" office:value="2.656">
            <text:p>2.66E+000</text:p>
          </table:table-cell>
          <table:table-cell table:formula="of:=[.C1203]+5" office:value-type="float" office:value="8.437">
            <text:p>8.437</text:p>
          </table:table-cell>
          <table:table-cell table:formula="of:=[.D1203]+10" office:value-type="float" office:value="13.593">
            <text:p>13.593</text:p>
          </table:table-cell>
          <table:table-cell table:formula="of:=[.E1203]+15" office:value-type="float" office:value="18.593">
            <text:p>18.593</text:p>
          </table:table-cell>
        </table:table-row>
        <table:table-row table:style-name="ro2">
          <table:table-cell office:value-type="float" office:value="1201">
            <text:p>1201</text:p>
          </table:table-cell>
          <table:table-cell office:value-type="float" office:value="3.593">
            <text:p>3.59E+000</text:p>
          </table:table-cell>
          <table:table-cell office:value-type="float" office:value="4.218">
            <text:p>4.22E+000</text:p>
          </table:table-cell>
          <table:table-cell office:value-type="float" office:value="3.125">
            <text:p>3.13E+000</text:p>
          </table:table-cell>
          <table:table-cell office:value-type="float" office:value="3.437">
            <text:p>3.44E+000</text:p>
          </table:table-cell>
          <table:table-cell table:number-columns-repeated="3"/>
          <table:table-cell table:formula="of:=[.I1203]+[.$G$2]" office:value-type="float" office:value="0.0000300249982177155">
            <text:p>0.000030025</text:p>
          </table:table-cell>
          <table:table-cell table:formula="of:=[.B1204]" office:value-type="float" office:value="3.593">
            <text:p>3.59E+000</text:p>
          </table:table-cell>
          <table:table-cell table:formula="of:=[.C1204]+5" office:value-type="float" office:value="9.218">
            <text:p>9.218</text:p>
          </table:table-cell>
          <table:table-cell table:formula="of:=[.D1204]+10" office:value-type="float" office:value="13.125">
            <text:p>13.125</text:p>
          </table:table-cell>
          <table:table-cell table:formula="of:=[.E1204]+15" office:value-type="float" office:value="18.437">
            <text:p>18.437</text:p>
          </table:table-cell>
        </table:table-row>
        <table:table-row table:style-name="ro2">
          <table:table-cell office:value-type="float" office:value="1202">
            <text:p>1202</text:p>
          </table:table-cell>
          <table:table-cell office:value-type="float" office:value="2.812">
            <text:p>2.81E+000</text:p>
          </table:table-cell>
          <table:table-cell office:value-type="float" office:value="3.437">
            <text:p>3.44E+000</text:p>
          </table:table-cell>
          <table:table-cell office:value-type="float" office:value="3.125">
            <text:p>3.13E+000</text:p>
          </table:table-cell>
          <table:table-cell office:value-type="float" office:value="3.593">
            <text:p>3.59E+000</text:p>
          </table:table-cell>
          <table:table-cell table:number-columns-repeated="3"/>
          <table:table-cell table:formula="of:=[.I1204]+[.$G$2]" office:value-type="float" office:value="0.0000300499982162315">
            <text:p>0.00003005</text:p>
          </table:table-cell>
          <table:table-cell table:formula="of:=[.B1205]" office:value-type="float" office:value="2.812">
            <text:p>2.81E+000</text:p>
          </table:table-cell>
          <table:table-cell table:formula="of:=[.C1205]+5" office:value-type="float" office:value="8.437">
            <text:p>8.437</text:p>
          </table:table-cell>
          <table:table-cell table:formula="of:=[.D1205]+10" office:value-type="float" office:value="13.125">
            <text:p>13.125</text:p>
          </table:table-cell>
          <table:table-cell table:formula="of:=[.E1205]+15" office:value-type="float" office:value="18.593">
            <text:p>18.593</text:p>
          </table:table-cell>
        </table:table-row>
        <table:table-row table:style-name="ro2">
          <table:table-cell office:value-type="float" office:value="1203">
            <text:p>1203</text:p>
          </table:table-cell>
          <table:table-cell office:value-type="float" office:value="3.437">
            <text:p>3.44E+000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3.437">
            <text:p>3.44E+000</text:p>
          </table:table-cell>
          <table:table-cell table:number-columns-repeated="3"/>
          <table:table-cell table:formula="of:=[.I1205]+[.$G$2]" office:value-type="float" office:value="0.0000300749982147475">
            <text:p>0.000030075</text:p>
          </table:table-cell>
          <table:table-cell table:formula="of:=[.B1206]" office:value-type="float" office:value="3.437">
            <text:p>3.44E+000</text:p>
          </table:table-cell>
          <table:table-cell table:formula="of:=[.C1206]+5" office:value-type="float" office:value="9.062">
            <text:p>9.062</text:p>
          </table:table-cell>
          <table:table-cell table:formula="of:=[.D1206]+10" office:value-type="float" office:value="13.593">
            <text:p>13.593</text:p>
          </table:table-cell>
          <table:table-cell table:formula="of:=[.E1206]+15" office:value-type="float" office:value="18.437">
            <text:p>18.437</text:p>
          </table:table-cell>
        </table:table-row>
        <table:table-row table:style-name="ro2">
          <table:table-cell office:value-type="float" office:value="1204">
            <text:p>1204</text:p>
          </table:table-cell>
          <table:table-cell office:value-type="float" office:value="3.437">
            <text:p>3.44E+000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3.281">
            <text:p>3.28E+000</text:p>
          </table:table-cell>
          <table:table-cell table:number-columns-repeated="3"/>
          <table:table-cell table:formula="of:=[.I1206]+[.$G$2]" office:value-type="float" office:value="0.0000300999982132635">
            <text:p>0.0000301</text:p>
          </table:table-cell>
          <table:table-cell table:formula="of:=[.B1207]" office:value-type="float" office:value="3.437">
            <text:p>3.44E+000</text:p>
          </table:table-cell>
          <table:table-cell table:formula="of:=[.C1207]+5" office:value-type="float" office:value="9.062">
            <text:p>9.062</text:p>
          </table:table-cell>
          <table:table-cell table:formula="of:=[.D1207]+10" office:value-type="float" office:value="13.593">
            <text:p>13.593</text:p>
          </table:table-cell>
          <table:table-cell table:formula="of:=[.E1207]+15" office:value-type="float" office:value="18.281">
            <text:p>18.281</text:p>
          </table:table-cell>
        </table:table-row>
        <table:table-row table:style-name="ro2">
          <table:table-cell office:value-type="float" office:value="1205">
            <text:p>1205</text:p>
          </table:table-cell>
          <table:table-cell office:value-type="float" office:value="2.343">
            <text:p>2.34E+000</text:p>
          </table:table-cell>
          <table:table-cell office:value-type="float" office:value="3.437">
            <text:p>3.44E+000</text:p>
          </table:table-cell>
          <table:table-cell office:value-type="float" office:value="3.125">
            <text:p>3.13E+000</text:p>
          </table:table-cell>
          <table:table-cell office:value-type="float" office:value="3.75">
            <text:p>3.75E+000</text:p>
          </table:table-cell>
          <table:table-cell table:number-columns-repeated="3"/>
          <table:table-cell table:formula="of:=[.I1207]+[.$G$2]" office:value-type="float" office:value="0.0000301249982117795">
            <text:p>0.000030125</text:p>
          </table:table-cell>
          <table:table-cell table:formula="of:=[.B1208]" office:value-type="float" office:value="2.343">
            <text:p>2.34E+000</text:p>
          </table:table-cell>
          <table:table-cell table:formula="of:=[.C1208]+5" office:value-type="float" office:value="8.437">
            <text:p>8.437</text:p>
          </table:table-cell>
          <table:table-cell table:formula="of:=[.D1208]+10" office:value-type="float" office:value="13.125">
            <text:p>13.125</text:p>
          </table:table-cell>
          <table:table-cell table:formula="of:=[.E1208]+15" office:value-type="float" office:value="18.75">
            <text:p>18.75</text:p>
          </table:table-cell>
        </table:table-row>
        <table:table-row table:style-name="ro2">
          <table:table-cell office:value-type="float" office:value="1206">
            <text:p>1206</text:p>
          </table:table-cell>
          <table:table-cell office:value-type="float" office:value="1.562">
            <text:p>1.56E+000</text:p>
          </table:table-cell>
          <table:table-cell office:value-type="float" office:value="4.218">
            <text:p>4.22E+000</text:p>
          </table:table-cell>
          <table:table-cell office:value-type="float" office:value="3.75">
            <text:p>3.75E+000</text:p>
          </table:table-cell>
          <table:table-cell office:value-type="float" office:value="3.281">
            <text:p>3.28E+000</text:p>
          </table:table-cell>
          <table:table-cell table:number-columns-repeated="3"/>
          <table:table-cell table:formula="of:=[.I1208]+[.$G$2]" office:value-type="float" office:value="0.0000301499982102955">
            <text:p>0.00003015</text:p>
          </table:table-cell>
          <table:table-cell table:formula="of:=[.B1209]" office:value-type="float" office:value="1.562">
            <text:p>1.56E+000</text:p>
          </table:table-cell>
          <table:table-cell table:formula="of:=[.C1209]+5" office:value-type="float" office:value="9.218">
            <text:p>9.218</text:p>
          </table:table-cell>
          <table:table-cell table:formula="of:=[.D1209]+10" office:value-type="float" office:value="13.75">
            <text:p>13.75</text:p>
          </table:table-cell>
          <table:table-cell table:formula="of:=[.E1209]+15" office:value-type="float" office:value="18.281">
            <text:p>18.281</text:p>
          </table:table-cell>
        </table:table-row>
        <table:table-row table:style-name="ro2">
          <table:table-cell office:value-type="float" office:value="1207">
            <text:p>1207</text:p>
          </table:table-cell>
          <table:table-cell office:value-type="float" office:value="-1.093">
            <text:p>-1.09E+000</text:p>
          </table:table-cell>
          <table:table-cell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3.75">
            <text:p>3.75E+000</text:p>
          </table:table-cell>
          <table:table-cell table:number-columns-repeated="3"/>
          <table:table-cell table:formula="of:=[.I1209]+[.$G$2]" office:value-type="float" office:value="0.0000301749982088115">
            <text:p>0.000030175</text:p>
          </table:table-cell>
          <table:table-cell table:formula="of:=[.B1210]" office:value-type="float" office:value="-1.093">
            <text:p>-1.09E+000</text:p>
          </table:table-cell>
          <table:table-cell table:formula="of:=[.C1210]+5" office:value-type="float" office:value="8.437">
            <text:p>8.437</text:p>
          </table:table-cell>
          <table:table-cell table:formula="of:=[.D1210]+10" office:value-type="float" office:value="12.968">
            <text:p>12.968</text:p>
          </table:table-cell>
          <table:table-cell table:formula="of:=[.E1210]+15" office:value-type="float" office:value="18.75">
            <text:p>18.75</text:p>
          </table:table-cell>
        </table:table-row>
        <table:table-row table:style-name="ro2">
          <table:table-cell office:value-type="float" office:value="1208">
            <text:p>1208</text:p>
          </table:table-cell>
          <table:table-cell office:value-type="float" office:value="-0.1562">
            <text:p>-1.56E-001</text:p>
          </table:table-cell>
          <table:table-cell office:value-type="float" office:value="4.062">
            <text:p>4.06E+000</text:p>
          </table:table-cell>
          <table:table-cell table:number-columns-repeated="2" office:value-type="float" office:value="3.593">
            <text:p>3.59E+000</text:p>
          </table:table-cell>
          <table:table-cell table:number-columns-repeated="3"/>
          <table:table-cell table:formula="of:=[.I1210]+[.$G$2]" office:value-type="float" office:value="0.0000301999982073275">
            <text:p>0.0000302</text:p>
          </table:table-cell>
          <table:table-cell table:formula="of:=[.B1211]" office:value-type="float" office:value="-0.1562">
            <text:p>-1.56E-001</text:p>
          </table:table-cell>
          <table:table-cell table:formula="of:=[.C1211]+5" office:value-type="float" office:value="9.062">
            <text:p>9.062</text:p>
          </table:table-cell>
          <table:table-cell table:formula="of:=[.D1211]+10" office:value-type="float" office:value="13.593">
            <text:p>13.593</text:p>
          </table:table-cell>
          <table:table-cell table:formula="of:=[.E1211]+15" office:value-type="float" office:value="18.593">
            <text:p>18.593</text:p>
          </table:table-cell>
        </table:table-row>
        <table:table-row table:style-name="ro2">
          <table:table-cell office:value-type="float" office:value="1209">
            <text:p>1209</text:p>
          </table:table-cell>
          <table:table-cell office:value-type="float" office:value="-0.625">
            <text:p>-6.25E-001</text:p>
          </table:table-cell>
          <table:table-cell office:value-type="float" office:value="3.593">
            <text:p>3.59E+000</text:p>
          </table:table-cell>
          <table:table-cell office:value-type="float" office:value="3.125">
            <text:p>3.13E+000</text:p>
          </table:table-cell>
          <table:table-cell office:value-type="float" office:value="3.281">
            <text:p>3.28E+000</text:p>
          </table:table-cell>
          <table:table-cell table:number-columns-repeated="3"/>
          <table:table-cell table:formula="of:=[.I1211]+[.$G$2]" office:value-type="float" office:value="0.0000302249982058435">
            <text:p>0.000030225</text:p>
          </table:table-cell>
          <table:table-cell table:formula="of:=[.B1212]" office:value-type="float" office:value="-0.625">
            <text:p>-6.25E-001</text:p>
          </table:table-cell>
          <table:table-cell table:formula="of:=[.C1212]+5" office:value-type="float" office:value="8.593">
            <text:p>8.593</text:p>
          </table:table-cell>
          <table:table-cell table:formula="of:=[.D1212]+10" office:value-type="float" office:value="13.125">
            <text:p>13.125</text:p>
          </table:table-cell>
          <table:table-cell table:formula="of:=[.E1212]+15" office:value-type="float" office:value="18.281">
            <text:p>18.281</text:p>
          </table:table-cell>
        </table:table-row>
        <table:table-row table:style-name="ro2">
          <table:table-cell office:value-type="float" office:value="1210">
            <text:p>1210</text:p>
          </table:table-cell>
          <table:table-cell office:value-type="float" office:value="-0.4687">
            <text:p>-4.69E-001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3.281">
            <text:p>3.28E+000</text:p>
          </table:table-cell>
          <table:table-cell table:number-columns-repeated="3"/>
          <table:table-cell table:formula="of:=[.I1212]+[.$G$2]" office:value-type="float" office:value="0.0000302499982043595">
            <text:p>0.00003025</text:p>
          </table:table-cell>
          <table:table-cell table:formula="of:=[.B1213]" office:value-type="float" office:value="-0.4687">
            <text:p>-4.69E-001</text:p>
          </table:table-cell>
          <table:table-cell table:formula="of:=[.C1213]+5" office:value-type="float" office:value="9.062">
            <text:p>9.062</text:p>
          </table:table-cell>
          <table:table-cell table:formula="of:=[.D1213]+10" office:value-type="float" office:value="13.593">
            <text:p>13.593</text:p>
          </table:table-cell>
          <table:table-cell table:formula="of:=[.E1213]+15" office:value-type="float" office:value="18.281">
            <text:p>18.281</text:p>
          </table:table-cell>
        </table:table-row>
        <table:table-row table:style-name="ro2">
          <table:table-cell office:value-type="float" office:value="1211">
            <text:p>1211</text:p>
          </table:table-cell>
          <table:table-cell office:value-type="float" office:value="0">
            <text:p>0.00E+000</text:p>
          </table:table-cell>
          <table:table-cell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3.75">
            <text:p>3.75E+000</text:p>
          </table:table-cell>
          <table:table-cell table:number-columns-repeated="3"/>
          <table:table-cell table:formula="of:=[.I1213]+[.$G$2]" office:value-type="float" office:value="0.0000302749982028755">
            <text:p>0.000030275</text:p>
          </table:table-cell>
          <table:table-cell table:formula="of:=[.B1214]" office:value-type="float" office:value="0">
            <text:p>0.00E+000</text:p>
          </table:table-cell>
          <table:table-cell table:formula="of:=[.C1214]+5" office:value-type="float" office:value="8.437">
            <text:p>8.437</text:p>
          </table:table-cell>
          <table:table-cell table:formula="of:=[.D1214]+10" office:value-type="float" office:value="12.968">
            <text:p>12.968</text:p>
          </table:table-cell>
          <table:table-cell table:formula="of:=[.E1214]+15" office:value-type="float" office:value="18.75">
            <text:p>18.75</text:p>
          </table:table-cell>
        </table:table-row>
        <table:table-row table:style-name="ro2">
          <table:table-cell office:value-type="float" office:value="1212">
            <text:p>1212</text:p>
          </table:table-cell>
          <table:table-cell office:value-type="float" office:value="-0.4687">
            <text:p>-4.69E-001</text:p>
          </table:table-cell>
          <table:table-cell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3.75">
            <text:p>3.75E+000</text:p>
          </table:table-cell>
          <table:table-cell table:number-columns-repeated="3"/>
          <table:table-cell table:formula="of:=[.I1214]+[.$G$2]" office:value-type="float" office:value="0.0000302999982013915">
            <text:p>0.0000303</text:p>
          </table:table-cell>
          <table:table-cell table:formula="of:=[.B1215]" office:value-type="float" office:value="-0.4687">
            <text:p>-4.69E-001</text:p>
          </table:table-cell>
          <table:table-cell table:formula="of:=[.C1215]+5" office:value-type="float" office:value="8.437">
            <text:p>8.437</text:p>
          </table:table-cell>
          <table:table-cell table:formula="of:=[.D1215]+10" office:value-type="float" office:value="12.968">
            <text:p>12.968</text:p>
          </table:table-cell>
          <table:table-cell table:formula="of:=[.E1215]+15" office:value-type="float" office:value="18.75">
            <text:p>18.75</text:p>
          </table:table-cell>
        </table:table-row>
        <table:table-row table:style-name="ro2">
          <table:table-cell office:value-type="float" office:value="1213">
            <text:p>1213</text:p>
          </table:table-cell>
          <table:table-cell office:value-type="float" office:value="3.906">
            <text:p>3.91E+000</text:p>
          </table:table-cell>
          <table:table-cell office:value-type="float" office:value="4.218">
            <text:p>4.22E+000</text:p>
          </table:table-cell>
          <table:table-cell office:value-type="float" office:value="3.75">
            <text:p>3.75E+000</text:p>
          </table:table-cell>
          <table:table-cell office:value-type="float" office:value="3.437">
            <text:p>3.44E+000</text:p>
          </table:table-cell>
          <table:table-cell table:number-columns-repeated="3"/>
          <table:table-cell table:formula="of:=[.I1215]+[.$G$2]" office:value-type="float" office:value="0.0000303249981999075">
            <text:p>0.000030325</text:p>
          </table:table-cell>
          <table:table-cell table:formula="of:=[.B1216]" office:value-type="float" office:value="3.906">
            <text:p>3.91E+000</text:p>
          </table:table-cell>
          <table:table-cell table:formula="of:=[.C1216]+5" office:value-type="float" office:value="9.218">
            <text:p>9.218</text:p>
          </table:table-cell>
          <table:table-cell table:formula="of:=[.D1216]+10" office:value-type="float" office:value="13.75">
            <text:p>13.75</text:p>
          </table:table-cell>
          <table:table-cell table:formula="of:=[.E1216]+15" office:value-type="float" office:value="18.437">
            <text:p>18.437</text:p>
          </table:table-cell>
        </table:table-row>
        <table:table-row table:style-name="ro2">
          <table:table-cell office:value-type="float" office:value="1214">
            <text:p>1214</text:p>
          </table:table-cell>
          <table:table-cell office:value-type="float" office:value="2.812">
            <text:p>2.81E+000</text:p>
          </table:table-cell>
          <table:table-cell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3.75">
            <text:p>3.75E+000</text:p>
          </table:table-cell>
          <table:table-cell table:number-columns-repeated="3"/>
          <table:table-cell table:formula="of:=[.I1216]+[.$G$2]" office:value-type="float" office:value="0.0000303499981984235">
            <text:p>0.00003035</text:p>
          </table:table-cell>
          <table:table-cell table:formula="of:=[.B1217]" office:value-type="float" office:value="2.812">
            <text:p>2.81E+000</text:p>
          </table:table-cell>
          <table:table-cell table:formula="of:=[.C1217]+5" office:value-type="float" office:value="8.437">
            <text:p>8.437</text:p>
          </table:table-cell>
          <table:table-cell table:formula="of:=[.D1217]+10" office:value-type="float" office:value="12.968">
            <text:p>12.968</text:p>
          </table:table-cell>
          <table:table-cell table:formula="of:=[.E1217]+15" office:value-type="float" office:value="18.75">
            <text:p>18.75</text:p>
          </table:table-cell>
        </table:table-row>
        <table:table-row table:style-name="ro2">
          <table:table-cell office:value-type="float" office:value="1215">
            <text:p>1215</text:p>
          </table:table-cell>
          <table:table-cell office:value-type="float" office:value="3.75">
            <text:p>3.75E+000</text:p>
          </table:table-cell>
          <table:table-cell office:value-type="float" office:value="4.375">
            <text:p>4.38E+000</text:p>
          </table:table-cell>
          <table:table-cell office:value-type="float" office:value="3.593">
            <text:p>3.59E+000</text:p>
          </table:table-cell>
          <table:table-cell office:value-type="float" office:value="2.5">
            <text:p>2.50E+000</text:p>
          </table:table-cell>
          <table:table-cell table:number-columns-repeated="3"/>
          <table:table-cell table:formula="of:=[.I1217]+[.$G$2]" office:value-type="float" office:value="0.0000303749981969395">
            <text:p>0.000030375</text:p>
          </table:table-cell>
          <table:table-cell table:formula="of:=[.B1218]" office:value-type="float" office:value="3.75">
            <text:p>3.75E+000</text:p>
          </table:table-cell>
          <table:table-cell table:formula="of:=[.C1218]+5" office:value-type="float" office:value="9.375">
            <text:p>9.375</text:p>
          </table:table-cell>
          <table:table-cell table:formula="of:=[.D1218]+10" office:value-type="float" office:value="13.593">
            <text:p>13.593</text:p>
          </table:table-cell>
          <table:table-cell table:formula="of:=[.E1218]+15" office:value-type="float" office:value="17.5">
            <text:p>17.5</text:p>
          </table:table-cell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3.437">
            <text:p>3.44E+000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2.5">
            <text:p>2.50E+000</text:p>
          </table:table-cell>
          <table:table-cell table:number-columns-repeated="3"/>
          <table:table-cell table:formula="of:=[.I1218]+[.$G$2]" office:value-type="float" office:value="0.0000303999981954555">
            <text:p>0.0000304</text:p>
          </table:table-cell>
          <table:table-cell table:formula="of:=[.B1219]" office:value-type="float" office:value="3.437">
            <text:p>3.44E+000</text:p>
          </table:table-cell>
          <table:table-cell table:formula="of:=[.C1219]+5" office:value-type="float" office:value="9.062">
            <text:p>9.062</text:p>
          </table:table-cell>
          <table:table-cell table:formula="of:=[.D1219]+10" office:value-type="float" office:value="13.593">
            <text:p>13.593</text:p>
          </table:table-cell>
          <table:table-cell table:formula="of:=[.E1219]+15" office:value-type="float" office:value="17.5">
            <text:p>17.5</text:p>
          </table:table-cell>
        </table:table-row>
        <table:table-row table:style-name="ro2">
          <table:table-cell office:value-type="float" office:value="1217">
            <text:p>1217</text:p>
          </table:table-cell>
          <table:table-cell office:value-type="float" office:value="2.656">
            <text:p>2.66E+000</text:p>
          </table:table-cell>
          <table:table-cell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219]+[.$G$2]" office:value-type="float" office:value="0.0000304249981939715">
            <text:p>0.000030425</text:p>
          </table:table-cell>
          <table:table-cell table:formula="of:=[.B1220]" office:value-type="float" office:value="2.656">
            <text:p>2.66E+000</text:p>
          </table:table-cell>
          <table:table-cell table:formula="of:=[.C1220]+5" office:value-type="float" office:value="8.437">
            <text:p>8.437</text:p>
          </table:table-cell>
          <table:table-cell table:formula="of:=[.D1220]+10" office:value-type="float" office:value="12.968">
            <text:p>12.968</text:p>
          </table:table-cell>
          <table:table-cell table:formula="of:=[.E1220]+15" office:value-type="float" office:value="15.1562">
            <text:p>15.1562</text:p>
          </table:table-cell>
        </table:table-row>
        <table:table-row table:style-name="ro2">
          <table:table-cell office:value-type="float" office:value="1218">
            <text:p>1218</text:p>
          </table:table-cell>
          <table:table-cell office:value-type="float" office:value="3.281">
            <text:p>3.28E+000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220]+[.$G$2]" office:value-type="float" office:value="0.0000304499981924875">
            <text:p>0.00003045</text:p>
          </table:table-cell>
          <table:table-cell table:formula="of:=[.B1221]" office:value-type="float" office:value="3.281">
            <text:p>3.28E+000</text:p>
          </table:table-cell>
          <table:table-cell table:formula="of:=[.C1221]+5" office:value-type="float" office:value="9.218">
            <text:p>9.218</text:p>
          </table:table-cell>
          <table:table-cell table:formula="of:=[.D1221]+10" office:value-type="float" office:value="13.593">
            <text:p>13.593</text:p>
          </table:table-cell>
          <table:table-cell table:formula="of:=[.E1221]+15" office:value-type="float" office:value="15.1562">
            <text:p>15.1562</text:p>
          </table:table-cell>
        </table:table-row>
        <table:table-row table:style-name="ro2">
          <table:table-cell office:value-type="float" office:value="1219">
            <text:p>1219</text:p>
          </table:table-cell>
          <table:table-cell office:value-type="float" office:value="-1.093">
            <text:p>-1.09E+000</text:p>
          </table:table-cell>
          <table:table-cell office:value-type="float" office:value="3.281">
            <text:p>3.28E+000</text:p>
          </table:table-cell>
          <table:table-cell office:value-type="float" office:value="2.812">
            <text:p>2.81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221]+[.$G$2]" office:value-type="float" office:value="0.0000304749981910035">
            <text:p>0.000030475</text:p>
          </table:table-cell>
          <table:table-cell table:formula="of:=[.B1222]" office:value-type="float" office:value="-1.093">
            <text:p>-1.09E+000</text:p>
          </table:table-cell>
          <table:table-cell table:formula="of:=[.C1222]+5" office:value-type="float" office:value="8.281">
            <text:p>8.281</text:p>
          </table:table-cell>
          <table:table-cell table:formula="of:=[.D1222]+10" office:value-type="float" office:value="12.812">
            <text:p>12.812</text:p>
          </table:table-cell>
          <table:table-cell table:formula="of:=[.E1222]+15" office:value-type="float" office:value="15.4687">
            <text:p>15.4687</text:p>
          </table:table-cell>
        </table:table-row>
        <table:table-row table:style-name="ro2">
          <table:table-cell office:value-type="float" office:value="1220">
            <text:p>1220</text:p>
          </table:table-cell>
          <table:table-cell office:value-type="float" office:value="-0.7812">
            <text:p>-7.81E-001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222]+[.$G$2]" office:value-type="float" office:value="0.0000304999981895195">
            <text:p>0.0000305</text:p>
          </table:table-cell>
          <table:table-cell table:formula="of:=[.B1223]" office:value-type="float" office:value="-0.7812">
            <text:p>-7.81E-001</text:p>
          </table:table-cell>
          <table:table-cell table:formula="of:=[.C1223]+5" office:value-type="float" office:value="8.437">
            <text:p>8.437</text:p>
          </table:table-cell>
          <table:table-cell table:formula="of:=[.D1223]+10" office:value-type="float" office:value="13.593">
            <text:p>13.593</text:p>
          </table:table-cell>
          <table:table-cell table:formula="of:=[.E1223]+15" office:value-type="float" office:value="15.1562">
            <text:p>15.1562</text:p>
          </table:table-cell>
        </table:table-row>
        <table:table-row table:style-name="ro2">
          <table:table-cell office:value-type="float" office:value="1221">
            <text:p>1221</text:p>
          </table:table-cell>
          <table:table-cell office:value-type="float" office:value="0.1562">
            <text:p>1.56E-001</text:p>
          </table:table-cell>
          <table:table-cell office:value-type="float" office:value="4.062">
            <text:p>4.06E+000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223]+[.$G$2]" office:value-type="float" office:value="0.0000305249981880355">
            <text:p>0.000030525</text:p>
          </table:table-cell>
          <table:table-cell table:formula="of:=[.B1224]" office:value-type="float" office:value="0.1562">
            <text:p>1.56E-001</text:p>
          </table:table-cell>
          <table:table-cell table:formula="of:=[.C1224]+5" office:value-type="float" office:value="9.062">
            <text:p>9.062</text:p>
          </table:table-cell>
          <table:table-cell table:formula="of:=[.D1224]+10" office:value-type="float" office:value="12.968">
            <text:p>12.968</text:p>
          </table:table-cell>
          <table:table-cell table:formula="of:=[.E1224]+15" office:value-type="float" office:value="15.4687">
            <text:p>15.4687</text:p>
          </table:table-cell>
        </table:table-row>
        <table:table-row table:style-name="ro2">
          <table:table-cell office:value-type="float" office:value="1222">
            <text:p>1222</text:p>
          </table:table-cell>
          <table:table-cell office:value-type="float" office:value="0">
            <text:p>0.00E+000</text:p>
          </table:table-cell>
          <table:table-cell office:value-type="float" office:value="4.062">
            <text:p>4.06E+000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224]+[.$G$2]" office:value-type="float" office:value="0.0000305499981865515">
            <text:p>0.00003055</text:p>
          </table:table-cell>
          <table:table-cell table:formula="of:=[.B1225]" office:value-type="float" office:value="0">
            <text:p>0.00E+000</text:p>
          </table:table-cell>
          <table:table-cell table:formula="of:=[.C1225]+5" office:value-type="float" office:value="9.062">
            <text:p>9.062</text:p>
          </table:table-cell>
          <table:table-cell table:formula="of:=[.D1225]+10" office:value-type="float" office:value="13.125">
            <text:p>13.125</text:p>
          </table:table-cell>
          <table:table-cell table:formula="of:=[.E1225]+15" office:value-type="float" office:value="15.4687">
            <text:p>15.4687</text:p>
          </table:table-cell>
        </table:table-row>
        <table:table-row table:style-name="ro2">
          <table:table-cell office:value-type="float" office:value="1223">
            <text:p>1223</text:p>
          </table:table-cell>
          <table:table-cell office:value-type="float" office:value="-0.625">
            <text:p>-6.25E-001</text:p>
          </table:table-cell>
          <table:table-cell office:value-type="float" office:value="3.437">
            <text:p>3.44E+000</text:p>
          </table:table-cell>
          <table:table-cell office:value-type="float" office:value="3.75">
            <text:p>3.75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225]+[.$G$2]" office:value-type="float" office:value="0.0000305749981850675">
            <text:p>0.000030575</text:p>
          </table:table-cell>
          <table:table-cell table:formula="of:=[.B1226]" office:value-type="float" office:value="-0.625">
            <text:p>-6.25E-001</text:p>
          </table:table-cell>
          <table:table-cell table:formula="of:=[.C1226]+5" office:value-type="float" office:value="8.437">
            <text:p>8.437</text:p>
          </table:table-cell>
          <table:table-cell table:formula="of:=[.D1226]+10" office:value-type="float" office:value="13.75">
            <text:p>13.75</text:p>
          </table:table-cell>
          <table:table-cell table:formula="of:=[.E1226]+15" office:value-type="float" office:value="15">
            <text:p>15</text:p>
          </table:table-cell>
        </table:table-row>
        <table:table-row table:style-name="ro2">
          <table:table-cell office:value-type="float" office:value="1224">
            <text:p>1224</text:p>
          </table:table-cell>
          <table:table-cell office:value-type="float" office:value="-0.4687">
            <text:p>-4.69E-001</text:p>
          </table:table-cell>
          <table:table-cell office:value-type="float" office:value="4.062">
            <text:p>4.06E+000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226]+[.$G$2]" office:value-type="float" office:value="0.0000305999981835835">
            <text:p>0.0000306</text:p>
          </table:table-cell>
          <table:table-cell table:formula="of:=[.B1227]" office:value-type="float" office:value="-0.4687">
            <text:p>-4.69E-001</text:p>
          </table:table-cell>
          <table:table-cell table:formula="of:=[.C1227]+5" office:value-type="float" office:value="9.062">
            <text:p>9.062</text:p>
          </table:table-cell>
          <table:table-cell table:formula="of:=[.D1227]+10" office:value-type="float" office:value="13.125">
            <text:p>13.125</text:p>
          </table:table-cell>
          <table:table-cell table:formula="of:=[.E1227]+15" office:value-type="float" office:value="15.4687">
            <text:p>15.4687</text:p>
          </table:table-cell>
        </table:table-row>
        <table:table-row table:style-name="ro2">
          <table:table-cell office:value-type="float" office:value="1225">
            <text:p>1225</text:p>
          </table:table-cell>
          <table:table-cell office:value-type="float" office:value="0.625">
            <text:p>6.25E-001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227]+[.$G$2]" office:value-type="float" office:value="0.0000306249981820995">
            <text:p>0.000030625</text:p>
          </table:table-cell>
          <table:table-cell table:formula="of:=[.B1228]" office:value-type="float" office:value="0.625">
            <text:p>6.25E-001</text:p>
          </table:table-cell>
          <table:table-cell table:formula="of:=[.C1228]+5" office:value-type="float" office:value="8.437">
            <text:p>8.437</text:p>
          </table:table-cell>
          <table:table-cell table:formula="of:=[.D1228]+10" office:value-type="float" office:value="13.593">
            <text:p>13.593</text:p>
          </table:table-cell>
          <table:table-cell table:formula="of:=[.E1228]+15" office:value-type="float" office:value="15">
            <text:p>15</text:p>
          </table:table-cell>
        </table:table-row>
        <table:table-row table:style-name="ro2">
          <table:table-cell office:value-type="float" office:value="1226">
            <text:p>1226</text:p>
          </table:table-cell>
          <table:table-cell office:value-type="float" office:value="0.9375">
            <text:p>9.38E-001</text:p>
          </table:table-cell>
          <table:table-cell office:value-type="float" office:value="3.437">
            <text:p>3.44E+000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228]+[.$G$2]" office:value-type="float" office:value="0.0000306499981806155">
            <text:p>0.00003065</text:p>
          </table:table-cell>
          <table:table-cell table:formula="of:=[.B1229]" office:value-type="float" office:value="0.9375">
            <text:p>9.38E-001</text:p>
          </table:table-cell>
          <table:table-cell table:formula="of:=[.C1229]+5" office:value-type="float" office:value="8.437">
            <text:p>8.437</text:p>
          </table:table-cell>
          <table:table-cell table:formula="of:=[.D1229]+10" office:value-type="float" office:value="13.125">
            <text:p>13.125</text:p>
          </table:table-cell>
          <table:table-cell table:formula="of:=[.E1229]+15" office:value-type="float" office:value="15.4687">
            <text:p>15.4687</text:p>
          </table:table-cell>
        </table:table-row>
        <table:table-row table:style-name="ro2">
          <table:table-cell office:value-type="float" office:value="1227">
            <text:p>1227</text:p>
          </table:table-cell>
          <table:table-cell office:value-type="float" office:value="3.75">
            <text:p>3.75E+000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229]+[.$G$2]" office:value-type="float" office:value="0.0000306749981791315">
            <text:p>0.000030675</text:p>
          </table:table-cell>
          <table:table-cell table:formula="of:=[.B1230]" office:value-type="float" office:value="3.75">
            <text:p>3.75E+000</text:p>
          </table:table-cell>
          <table:table-cell table:formula="of:=[.C1230]+5" office:value-type="float" office:value="9.062">
            <text:p>9.062</text:p>
          </table:table-cell>
          <table:table-cell table:formula="of:=[.D1230]+10" office:value-type="float" office:value="13.593">
            <text:p>13.593</text:p>
          </table:table-cell>
          <table:table-cell table:formula="of:=[.E1230]+15" office:value-type="float" office:value="15">
            <text:p>15</text:p>
          </table:table-cell>
        </table:table-row>
        <table:table-row table:style-name="ro2">
          <table:table-cell office:value-type="float" office:value="1228">
            <text:p>1228</text:p>
          </table:table-cell>
          <table:table-cell office:value-type="float" office:value="3.281">
            <text:p>3.28E+000</text:p>
          </table:table-cell>
          <table:table-cell table:number-columns-repeated="2"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230]+[.$G$2]" office:value-type="float" office:value="0.0000306999981776475">
            <text:p>0.0000307</text:p>
          </table:table-cell>
          <table:table-cell table:formula="of:=[.B1231]" office:value-type="float" office:value="3.281">
            <text:p>3.28E+000</text:p>
          </table:table-cell>
          <table:table-cell table:formula="of:=[.C1231]+5" office:value-type="float" office:value="8.593">
            <text:p>8.593</text:p>
          </table:table-cell>
          <table:table-cell table:formula="of:=[.D1231]+10" office:value-type="float" office:value="13.593">
            <text:p>13.593</text:p>
          </table:table-cell>
          <table:table-cell table:formula="of:=[.E1231]+15" office:value-type="float" office:value="15.3125">
            <text:p>15.3125</text:p>
          </table:table-cell>
        </table:table-row>
        <table:table-row table:style-name="ro2">
          <table:table-cell office:value-type="float" office:value="1229">
            <text:p>1229</text:p>
          </table:table-cell>
          <table:table-cell office:value-type="float" office:value="2.812">
            <text:p>2.81E+000</text:p>
          </table:table-cell>
          <table:table-cell office:value-type="float" office:value="4.062">
            <text:p>4.06E+000</text:p>
          </table:table-cell>
          <table:table-cell office:value-type="float" office:value="3.125">
            <text:p>3.13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231]+[.$G$2]" office:value-type="float" office:value="0.0000307249981761635">
            <text:p>0.000030725</text:p>
          </table:table-cell>
          <table:table-cell table:formula="of:=[.B1232]" office:value-type="float" office:value="2.812">
            <text:p>2.81E+000</text:p>
          </table:table-cell>
          <table:table-cell table:formula="of:=[.C1232]+5" office:value-type="float" office:value="9.062">
            <text:p>9.062</text:p>
          </table:table-cell>
          <table:table-cell table:formula="of:=[.D1232]+10" office:value-type="float" office:value="13.125">
            <text:p>13.125</text:p>
          </table:table-cell>
          <table:table-cell table:formula="of:=[.E1232]+15" office:value-type="float" office:value="15">
            <text:p>15</text:p>
          </table:table-cell>
        </table:table-row>
        <table:table-row table:style-name="ro2">
          <table:table-cell office:value-type="float" office:value="1230">
            <text:p>1230</text:p>
          </table:table-cell>
          <table:table-cell office:value-type="float" office:value="2.812">
            <text:p>2.81E+000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232]+[.$G$2]" office:value-type="float" office:value="0.0000307499981746795">
            <text:p>0.00003075</text:p>
          </table:table-cell>
          <table:table-cell table:formula="of:=[.B1233]" office:value-type="float" office:value="2.812">
            <text:p>2.81E+000</text:p>
          </table:table-cell>
          <table:table-cell table:formula="of:=[.C1233]+5" office:value-type="float" office:value="9.062">
            <text:p>9.062</text:p>
          </table:table-cell>
          <table:table-cell table:formula="of:=[.D1233]+10" office:value-type="float" office:value="13.593">
            <text:p>13.593</text:p>
          </table:table-cell>
          <table:table-cell table:formula="of:=[.E1233]+15" office:value-type="float" office:value="15.1562">
            <text:p>15.1562</text:p>
          </table:table-cell>
        </table:table-row>
        <table:table-row table:style-name="ro2">
          <table:table-cell office:value-type="float" office:value="1231">
            <text:p>1231</text:p>
          </table:table-cell>
          <table:table-cell table:number-columns-repeated="2" office:value-type="float" office:value="3.437">
            <text:p>3.44E+000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233]+[.$G$2]" office:value-type="float" office:value="0.0000307749981731954">
            <text:p>0.000030775</text:p>
          </table:table-cell>
          <table:table-cell table:formula="of:=[.B1234]" office:value-type="float" office:value="3.437">
            <text:p>3.44E+000</text:p>
          </table:table-cell>
          <table:table-cell table:formula="of:=[.C1234]+5" office:value-type="float" office:value="8.437">
            <text:p>8.437</text:p>
          </table:table-cell>
          <table:table-cell table:formula="of:=[.D1234]+10" office:value-type="float" office:value="13.125">
            <text:p>13.125</text:p>
          </table:table-cell>
          <table:table-cell table:formula="of:=[.E1234]+15" office:value-type="float" office:value="15.4687">
            <text:p>15.4687</text:p>
          </table:table-cell>
        </table:table-row>
        <table:table-row table:style-name="ro2">
          <table:table-cell office:value-type="float" office:value="1232">
            <text:p>1232</text:p>
          </table:table-cell>
          <table:table-cell table:number-columns-repeated="2" office:value-type="float" office:value="3.281">
            <text:p>3.28E+000</text:p>
          </table:table-cell>
          <table:table-cell office:value-type="float" office:value="3.75">
            <text:p>3.75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234]+[.$G$2]" office:value-type="float" office:value="0.0000307999981717114">
            <text:p>0.0000308</text:p>
          </table:table-cell>
          <table:table-cell table:formula="of:=[.B1235]" office:value-type="float" office:value="3.281">
            <text:p>3.28E+000</text:p>
          </table:table-cell>
          <table:table-cell table:formula="of:=[.C1235]+5" office:value-type="float" office:value="8.281">
            <text:p>8.281</text:p>
          </table:table-cell>
          <table:table-cell table:formula="of:=[.D1235]+10" office:value-type="float" office:value="13.75">
            <text:p>13.75</text:p>
          </table:table-cell>
          <table:table-cell table:formula="of:=[.E1235]+15" office:value-type="float" office:value="15.3125">
            <text:p>15.3125</text:p>
          </table:table-cell>
        </table:table-row>
        <table:table-row table:style-name="ro2">
          <table:table-cell office:value-type="float" office:value="1233">
            <text:p>1233</text:p>
          </table:table-cell>
          <table:table-cell office:value-type="float" office:value="-1.093">
            <text:p>-1.09E+000</text:p>
          </table:table-cell>
          <table:table-cell office:value-type="float" office:value="4.218">
            <text:p>4.22E+000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235]+[.$G$2]" office:value-type="float" office:value="0.0000308249981702274">
            <text:p>0.000030825</text:p>
          </table:table-cell>
          <table:table-cell table:formula="of:=[.B1236]" office:value-type="float" office:value="-1.093">
            <text:p>-1.09E+000</text:p>
          </table:table-cell>
          <table:table-cell table:formula="of:=[.C1236]+5" office:value-type="float" office:value="9.218">
            <text:p>9.218</text:p>
          </table:table-cell>
          <table:table-cell table:formula="of:=[.D1236]+10" office:value-type="float" office:value="12.968">
            <text:p>12.968</text:p>
          </table:table-cell>
          <table:table-cell table:formula="of:=[.E1236]+15" office:value-type="float" office:value="15">
            <text:p>15</text:p>
          </table:table-cell>
        </table:table-row>
        <table:table-row table:style-name="ro2">
          <table:table-cell office:value-type="float" office:value="1234">
            <text:p>1234</text:p>
          </table:table-cell>
          <table:table-cell office:value-type="float" office:value="-0.1562">
            <text:p>-1.56E-001</text:p>
          </table:table-cell>
          <table:table-cell table:number-columns-repeated="2"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236]+[.$G$2]" office:value-type="float" office:value="0.0000308499981687434">
            <text:p>0.00003085</text:p>
          </table:table-cell>
          <table:table-cell table:formula="of:=[.B1237]" office:value-type="float" office:value="-0.1562">
            <text:p>-1.56E-001</text:p>
          </table:table-cell>
          <table:table-cell table:formula="of:=[.C1237]+5" office:value-type="float" office:value="8.593">
            <text:p>8.593</text:p>
          </table:table-cell>
          <table:table-cell table:formula="of:=[.D1237]+10" office:value-type="float" office:value="13.593">
            <text:p>13.593</text:p>
          </table:table-cell>
          <table:table-cell table:formula="of:=[.E1237]+15" office:value-type="float" office:value="15">
            <text:p>15</text:p>
          </table:table-cell>
        </table:table-row>
        <table:table-row table:style-name="ro2">
          <table:table-cell office:value-type="float" office:value="1235">
            <text:p>1235</text:p>
          </table:table-cell>
          <table:table-cell office:value-type="float" office:value="-0.625">
            <text:p>-6.25E-001</text:p>
          </table:table-cell>
          <table:table-cell office:value-type="float" office:value="4.062">
            <text:p>4.06E+000</text:p>
          </table:table-cell>
          <table:table-cell office:value-type="float" office:value="3.125">
            <text:p>3.13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237]+[.$G$2]" office:value-type="float" office:value="0.0000308749981672594">
            <text:p>0.000030875</text:p>
          </table:table-cell>
          <table:table-cell table:formula="of:=[.B1238]" office:value-type="float" office:value="-0.625">
            <text:p>-6.25E-001</text:p>
          </table:table-cell>
          <table:table-cell table:formula="of:=[.C1238]+5" office:value-type="float" office:value="9.062">
            <text:p>9.062</text:p>
          </table:table-cell>
          <table:table-cell table:formula="of:=[.D1238]+10" office:value-type="float" office:value="13.125">
            <text:p>13.125</text:p>
          </table:table-cell>
          <table:table-cell table:formula="of:=[.E1238]+15" office:value-type="float" office:value="15.4687">
            <text:p>15.4687</text:p>
          </table:table-cell>
        </table:table-row>
        <table:table-row table:style-name="ro2">
          <table:table-cell office:value-type="float" office:value="1236">
            <text:p>1236</text:p>
          </table:table-cell>
          <table:table-cell office:value-type="float" office:value="-0.4687">
            <text:p>-4.69E-001</text:p>
          </table:table-cell>
          <table:table-cell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238]+[.$G$2]" office:value-type="float" office:value="0.0000308999981657754">
            <text:p>0.0000309</text:p>
          </table:table-cell>
          <table:table-cell table:formula="of:=[.B1239]" office:value-type="float" office:value="-0.4687">
            <text:p>-4.69E-001</text:p>
          </table:table-cell>
          <table:table-cell table:formula="of:=[.C1239]+5" office:value-type="float" office:value="8.437">
            <text:p>8.437</text:p>
          </table:table-cell>
          <table:table-cell table:formula="of:=[.D1239]+10" office:value-type="float" office:value="12.968">
            <text:p>12.968</text:p>
          </table:table-cell>
          <table:table-cell table:formula="of:=[.E1239]+15" office:value-type="float" office:value="15.1562">
            <text:p>15.1562</text:p>
          </table:table-cell>
        </table:table-row>
        <table:table-row table:style-name="ro2">
          <table:table-cell office:value-type="float" office:value="1237">
            <text:p>1237</text:p>
          </table:table-cell>
          <table:table-cell office:value-type="float" office:value="0">
            <text:p>0.00E+000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239]+[.$G$2]" office:value-type="float" office:value="0.0000309249981642914">
            <text:p>0.000030925</text:p>
          </table:table-cell>
          <table:table-cell table:formula="of:=[.B1240]" office:value-type="float" office:value="0">
            <text:p>0.00E+000</text:p>
          </table:table-cell>
          <table:table-cell table:formula="of:=[.C1240]+5" office:value-type="float" office:value="9.218">
            <text:p>9.218</text:p>
          </table:table-cell>
          <table:table-cell table:formula="of:=[.D1240]+10" office:value-type="float" office:value="13.593">
            <text:p>13.593</text:p>
          </table:table-cell>
          <table:table-cell table:formula="of:=[.E1240]+15" office:value-type="float" office:value="15.4687">
            <text:p>15.4687</text:p>
          </table:table-cell>
        </table:table-row>
        <table:table-row table:style-name="ro2">
          <table:table-cell office:value-type="float" office:value="1238">
            <text:p>1238</text:p>
          </table:table-cell>
          <table:table-cell office:value-type="float" office:value="-0.4687">
            <text:p>-4.69E-001</text:p>
          </table:table-cell>
          <table:table-cell office:value-type="float" office:value="3.281">
            <text:p>3.28E+000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240]+[.$G$2]" office:value-type="float" office:value="0.0000309499981628074">
            <text:p>0.00003095</text:p>
          </table:table-cell>
          <table:table-cell table:formula="of:=[.B1241]" office:value-type="float" office:value="-0.4687">
            <text:p>-4.69E-001</text:p>
          </table:table-cell>
          <table:table-cell table:formula="of:=[.C1241]+5" office:value-type="float" office:value="8.281">
            <text:p>8.281</text:p>
          </table:table-cell>
          <table:table-cell table:formula="of:=[.D1241]+10" office:value-type="float" office:value="13.593">
            <text:p>13.593</text:p>
          </table:table-cell>
          <table:table-cell table:formula="of:=[.E1241]+15" office:value-type="float" office:value="15.3125">
            <text:p>15.3125</text:p>
          </table:table-cell>
        </table:table-row>
        <table:table-row table:style-name="ro2">
          <table:table-cell office:value-type="float" office:value="1239">
            <text:p>1239</text:p>
          </table:table-cell>
          <table:table-cell office:value-type="float" office:value="3.906">
            <text:p>3.91E+000</text:p>
          </table:table-cell>
          <table:table-cell office:value-type="float" office:value="4.218">
            <text:p>4.22E+000</text:p>
          </table:table-cell>
          <table:table-cell office:value-type="float" office:value="2.812">
            <text:p>2.81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241]+[.$G$2]" office:value-type="float" office:value="0.0000309749981613234">
            <text:p>0.000030975</text:p>
          </table:table-cell>
          <table:table-cell table:formula="of:=[.B1242]" office:value-type="float" office:value="3.906">
            <text:p>3.91E+000</text:p>
          </table:table-cell>
          <table:table-cell table:formula="of:=[.C1242]+5" office:value-type="float" office:value="9.218">
            <text:p>9.218</text:p>
          </table:table-cell>
          <table:table-cell table:formula="of:=[.D1242]+10" office:value-type="float" office:value="12.812">
            <text:p>12.812</text:p>
          </table:table-cell>
          <table:table-cell table:formula="of:=[.E1242]+15" office:value-type="float" office:value="15">
            <text:p>15</text:p>
          </table:table-cell>
        </table:table-row>
        <table:table-row table:style-name="ro2">
          <table:table-cell office:value-type="float" office:value="1240">
            <text:p>1240</text:p>
          </table:table-cell>
          <table:table-cell office:value-type="float" office:value="3.593">
            <text:p>3.59E+000</text:p>
          </table:table-cell>
          <table:table-cell office:value-type="float" office:value="4.062">
            <text:p>4.06E+000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242]+[.$G$2]" office:value-type="float" office:value="0.0000309999981598394">
            <text:p>0.000031</text:p>
          </table:table-cell>
          <table:table-cell table:formula="of:=[.B1243]" office:value-type="float" office:value="3.593">
            <text:p>3.59E+000</text:p>
          </table:table-cell>
          <table:table-cell table:formula="of:=[.C1243]+5" office:value-type="float" office:value="9.062">
            <text:p>9.062</text:p>
          </table:table-cell>
          <table:table-cell table:formula="of:=[.D1243]+10" office:value-type="float" office:value="13.125">
            <text:p>13.125</text:p>
          </table:table-cell>
          <table:table-cell table:formula="of:=[.E1243]+15" office:value-type="float" office:value="15.3125">
            <text:p>15.3125</text:p>
          </table:table-cell>
        </table:table-row>
        <table:table-row table:style-name="ro2">
          <table:table-cell office:value-type="float" office:value="1241">
            <text:p>1241</text:p>
          </table:table-cell>
          <table:table-cell office:value-type="float" office:value="2.656">
            <text:p>2.66E+000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243]+[.$G$2]" office:value-type="float" office:value="0.0000310249981583554">
            <text:p>0.000031025</text:p>
          </table:table-cell>
          <table:table-cell table:formula="of:=[.B1244]" office:value-type="float" office:value="2.656">
            <text:p>2.66E+000</text:p>
          </table:table-cell>
          <table:table-cell table:formula="of:=[.C1244]+5" office:value-type="float" office:value="8.437">
            <text:p>8.437</text:p>
          </table:table-cell>
          <table:table-cell table:formula="of:=[.D1244]+10" office:value-type="float" office:value="13.593">
            <text:p>13.593</text:p>
          </table:table-cell>
          <table:table-cell table:formula="of:=[.E1244]+15" office:value-type="float" office:value="15.1562">
            <text:p>15.1562</text:p>
          </table:table-cell>
        </table:table-row>
        <table:table-row table:style-name="ro2">
          <table:table-cell office:value-type="float" office:value="1242">
            <text:p>1242</text:p>
          </table:table-cell>
          <table:table-cell office:value-type="float" office:value="2.656">
            <text:p>2.66E+000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244]+[.$G$2]" office:value-type="float" office:value="0.0000310499981568714">
            <text:p>0.00003105</text:p>
          </table:table-cell>
          <table:table-cell table:formula="of:=[.B1245]" office:value-type="float" office:value="2.656">
            <text:p>2.66E+000</text:p>
          </table:table-cell>
          <table:table-cell table:formula="of:=[.C1245]+5" office:value-type="float" office:value="9.062">
            <text:p>9.062</text:p>
          </table:table-cell>
          <table:table-cell table:formula="of:=[.D1245]+10" office:value-type="float" office:value="13.593">
            <text:p>13.593</text:p>
          </table:table-cell>
          <table:table-cell table:formula="of:=[.E1245]+15" office:value-type="float" office:value="15.1562">
            <text:p>15.1562</text:p>
          </table:table-cell>
        </table:table-row>
        <table:table-row table:style-name="ro2">
          <table:table-cell office:value-type="float" office:value="1243">
            <text:p>1243</text:p>
          </table:table-cell>
          <table:table-cell office:value-type="float" office:value="3.437">
            <text:p>3.44E+000</text:p>
          </table:table-cell>
          <table:table-cell office:value-type="float" office:value="3.281">
            <text:p>3.28E+000</text:p>
          </table:table-cell>
          <table:table-cell office:value-type="float" office:value="2.968">
            <text:p>2.97E+000</text:p>
          </table:table-cell>
          <table:table-cell office:value-type="float" office:value="3.437">
            <text:p>3.44E+000</text:p>
          </table:table-cell>
          <table:table-cell table:number-columns-repeated="3"/>
          <table:table-cell table:formula="of:=[.I1245]+[.$G$2]" office:value-type="float" office:value="0.0000310749981553874">
            <text:p>0.000031075</text:p>
          </table:table-cell>
          <table:table-cell table:formula="of:=[.B1246]" office:value-type="float" office:value="3.437">
            <text:p>3.44E+000</text:p>
          </table:table-cell>
          <table:table-cell table:formula="of:=[.C1246]+5" office:value-type="float" office:value="8.281">
            <text:p>8.281</text:p>
          </table:table-cell>
          <table:table-cell table:formula="of:=[.D1246]+10" office:value-type="float" office:value="12.968">
            <text:p>12.968</text:p>
          </table:table-cell>
          <table:table-cell table:formula="of:=[.E1246]+15" office:value-type="float" office:value="18.437">
            <text:p>18.437</text:p>
          </table:table-cell>
        </table:table-row>
        <table:table-row table:style-name="ro2">
          <table:table-cell office:value-type="float" office:value="1244">
            <text:p>1244</text:p>
          </table:table-cell>
          <table:table-cell office:value-type="float" office:value="3.281">
            <text:p>3.28E+000</text:p>
          </table:table-cell>
          <table:table-cell office:value-type="float" office:value="3.437">
            <text:p>3.44E+000</text:p>
          </table:table-cell>
          <table:table-cell office:value-type="float" office:value="3.125">
            <text:p>3.13E+000</text:p>
          </table:table-cell>
          <table:table-cell office:value-type="float" office:value="3.281">
            <text:p>3.28E+000</text:p>
          </table:table-cell>
          <table:table-cell table:number-columns-repeated="3"/>
          <table:table-cell table:formula="of:=[.I1246]+[.$G$2]" office:value-type="float" office:value="0.0000310999981539034">
            <text:p>0.0000311</text:p>
          </table:table-cell>
          <table:table-cell table:formula="of:=[.B1247]" office:value-type="float" office:value="3.281">
            <text:p>3.28E+000</text:p>
          </table:table-cell>
          <table:table-cell table:formula="of:=[.C1247]+5" office:value-type="float" office:value="8.437">
            <text:p>8.437</text:p>
          </table:table-cell>
          <table:table-cell table:formula="of:=[.D1247]+10" office:value-type="float" office:value="13.125">
            <text:p>13.125</text:p>
          </table:table-cell>
          <table:table-cell table:formula="of:=[.E1247]+15" office:value-type="float" office:value="18.281">
            <text:p>18.281</text:p>
          </table:table-cell>
        </table:table-row>
        <table:table-row table:style-name="ro2">
          <table:table-cell office:value-type="float" office:value="1245">
            <text:p>1245</text:p>
          </table:table-cell>
          <table:table-cell office:value-type="float" office:value="2.5">
            <text:p>2.50E+000</text:p>
          </table:table-cell>
          <table:table-cell office:value-type="float" office:value="4.062">
            <text:p>4.06E+000</text:p>
          </table:table-cell>
          <table:table-cell table:number-columns-repeated="2" office:value-type="float" office:value="3.593">
            <text:p>3.59E+000</text:p>
          </table:table-cell>
          <table:table-cell table:number-columns-repeated="3"/>
          <table:table-cell table:formula="of:=[.I1247]+[.$G$2]" office:value-type="float" office:value="0.0000311249981524194">
            <text:p>0.000031125</text:p>
          </table:table-cell>
          <table:table-cell table:formula="of:=[.B1248]" office:value-type="float" office:value="2.5">
            <text:p>2.50E+000</text:p>
          </table:table-cell>
          <table:table-cell table:formula="of:=[.C1248]+5" office:value-type="float" office:value="9.062">
            <text:p>9.062</text:p>
          </table:table-cell>
          <table:table-cell table:formula="of:=[.D1248]+10" office:value-type="float" office:value="13.593">
            <text:p>13.593</text:p>
          </table:table-cell>
          <table:table-cell table:formula="of:=[.E1248]+15" office:value-type="float" office:value="18.593">
            <text:p>18.593</text:p>
          </table:table-cell>
        </table:table-row>
        <table:table-row table:style-name="ro2">
          <table:table-cell office:value-type="float" office:value="1246">
            <text:p>1246</text:p>
          </table:table-cell>
          <table:table-cell office:value-type="float" office:value="2.187">
            <text:p>2.19E+000</text:p>
          </table:table-cell>
          <table:table-cell office:value-type="float" office:value="3.281">
            <text:p>3.28E+000</text:p>
          </table:table-cell>
          <table:table-cell table:number-columns-repeated="2" office:value-type="float" office:value="3.593">
            <text:p>3.59E+000</text:p>
          </table:table-cell>
          <table:table-cell table:number-columns-repeated="3"/>
          <table:table-cell table:formula="of:=[.I1248]+[.$G$2]" office:value-type="float" office:value="0.0000311499981509354">
            <text:p>0.00003115</text:p>
          </table:table-cell>
          <table:table-cell table:formula="of:=[.B1249]" office:value-type="float" office:value="2.187">
            <text:p>2.19E+000</text:p>
          </table:table-cell>
          <table:table-cell table:formula="of:=[.C1249]+5" office:value-type="float" office:value="8.281">
            <text:p>8.281</text:p>
          </table:table-cell>
          <table:table-cell table:formula="of:=[.D1249]+10" office:value-type="float" office:value="13.593">
            <text:p>13.593</text:p>
          </table:table-cell>
          <table:table-cell table:formula="of:=[.E1249]+15" office:value-type="float" office:value="18.593">
            <text:p>18.593</text:p>
          </table:table-cell>
        </table:table-row>
        <table:table-row table:style-name="ro2">
          <table:table-cell office:value-type="float" office:value="1247">
            <text:p>1247</text:p>
          </table:table-cell>
          <table:table-cell office:value-type="float" office:value="-1.093">
            <text:p>-1.09E+000</text:p>
          </table:table-cell>
          <table:table-cell office:value-type="float" office:value="4.218">
            <text:p>4.22E+000</text:p>
          </table:table-cell>
          <table:table-cell office:value-type="float" office:value="2.968">
            <text:p>2.97E+000</text:p>
          </table:table-cell>
          <table:table-cell office:value-type="float" office:value="3.281">
            <text:p>3.28E+000</text:p>
          </table:table-cell>
          <table:table-cell table:number-columns-repeated="3"/>
          <table:table-cell table:formula="of:=[.I1249]+[.$G$2]" office:value-type="float" office:value="0.0000311749981494514">
            <text:p>0.000031175</text:p>
          </table:table-cell>
          <table:table-cell table:formula="of:=[.B1250]" office:value-type="float" office:value="-1.093">
            <text:p>-1.09E+000</text:p>
          </table:table-cell>
          <table:table-cell table:formula="of:=[.C1250]+5" office:value-type="float" office:value="9.218">
            <text:p>9.218</text:p>
          </table:table-cell>
          <table:table-cell table:formula="of:=[.D1250]+10" office:value-type="float" office:value="12.968">
            <text:p>12.968</text:p>
          </table:table-cell>
          <table:table-cell table:formula="of:=[.E1250]+15" office:value-type="float" office:value="18.281">
            <text:p>18.281</text:p>
          </table:table-cell>
        </table:table-row>
        <table:table-row table:style-name="ro2">
          <table:table-cell office:value-type="float" office:value="1248">
            <text:p>1248</text:p>
          </table:table-cell>
          <table:table-cell office:value-type="float" office:value="-0.625">
            <text:p>-6.25E-001</text:p>
          </table:table-cell>
          <table:table-cell office:value-type="float" office:value="3.593">
            <text:p>3.59E+000</text:p>
          </table:table-cell>
          <table:table-cell office:value-type="float" office:value="2.968">
            <text:p>2.97E+000</text:p>
          </table:table-cell>
          <table:table-cell office:value-type="float" office:value="3.593">
            <text:p>3.59E+000</text:p>
          </table:table-cell>
          <table:table-cell table:number-columns-repeated="3"/>
          <table:table-cell table:formula="of:=[.I1250]+[.$G$2]" office:value-type="float" office:value="0.0000311999981479674">
            <text:p>0.0000312</text:p>
          </table:table-cell>
          <table:table-cell table:formula="of:=[.B1251]" office:value-type="float" office:value="-0.625">
            <text:p>-6.25E-001</text:p>
          </table:table-cell>
          <table:table-cell table:formula="of:=[.C1251]+5" office:value-type="float" office:value="8.593">
            <text:p>8.593</text:p>
          </table:table-cell>
          <table:table-cell table:formula="of:=[.D1251]+10" office:value-type="float" office:value="12.968">
            <text:p>12.968</text:p>
          </table:table-cell>
          <table:table-cell table:formula="of:=[.E1251]+15" office:value-type="float" office:value="18.593">
            <text:p>18.593</text:p>
          </table:table-cell>
        </table:table-row>
        <table:table-row table:style-name="ro2">
          <table:table-cell office:value-type="float" office:value="1249">
            <text:p>1249</text:p>
          </table:table-cell>
          <table:table-cell office:value-type="float" office:value="0">
            <text:p>0.00E+000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3.281">
            <text:p>3.28E+000</text:p>
          </table:table-cell>
          <table:table-cell table:number-columns-repeated="3"/>
          <table:table-cell table:formula="of:=[.I1251]+[.$G$2]" office:value-type="float" office:value="0.0000312249981464834">
            <text:p>0.000031225</text:p>
          </table:table-cell>
          <table:table-cell table:formula="of:=[.B1252]" office:value-type="float" office:value="0">
            <text:p>0.00E+000</text:p>
          </table:table-cell>
          <table:table-cell table:formula="of:=[.C1252]+5" office:value-type="float" office:value="9.062">
            <text:p>9.062</text:p>
          </table:table-cell>
          <table:table-cell table:formula="of:=[.D1252]+10" office:value-type="float" office:value="13.593">
            <text:p>13.593</text:p>
          </table:table-cell>
          <table:table-cell table:formula="of:=[.E1252]+15" office:value-type="float" office:value="18.281">
            <text:p>18.281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0">
            <text:p>0.00E+000</text:p>
          </table:table-cell>
          <table:table-cell office:value-type="float" office:value="3.593">
            <text:p>3.59E+000</text:p>
          </table:table-cell>
          <table:table-cell office:value-type="float" office:value="3.437">
            <text:p>3.44E+000</text:p>
          </table:table-cell>
          <table:table-cell office:value-type="float" office:value="3.281">
            <text:p>3.28E+000</text:p>
          </table:table-cell>
          <table:table-cell table:number-columns-repeated="3"/>
          <table:table-cell table:formula="of:=[.I1252]+[.$G$2]" office:value-type="float" office:value="0.0000312499981449994">
            <text:p>0.00003125</text:p>
          </table:table-cell>
          <table:table-cell table:formula="of:=[.B1253]" office:value-type="float" office:value="0">
            <text:p>0.00E+000</text:p>
          </table:table-cell>
          <table:table-cell table:formula="of:=[.C1253]+5" office:value-type="float" office:value="8.593">
            <text:p>8.593</text:p>
          </table:table-cell>
          <table:table-cell table:formula="of:=[.D1253]+10" office:value-type="float" office:value="13.437">
            <text:p>13.437</text:p>
          </table:table-cell>
          <table:table-cell table:formula="of:=[.E1253]+15" office:value-type="float" office:value="18.281">
            <text:p>18.281</text:p>
          </table:table-cell>
        </table:table-row>
        <table:table-row table:style-name="ro2">
          <table:table-cell office:value-type="float" office:value="1251">
            <text:p>1251</text:p>
          </table:table-cell>
          <table:table-cell office:value-type="float" office:value="-0.625">
            <text:p>-6.25E-001</text:p>
          </table:table-cell>
          <table:table-cell office:value-type="float" office:value="4.062">
            <text:p>4.06E+000</text:p>
          </table:table-cell>
          <table:table-cell office:value-type="float" office:value="2.968">
            <text:p>2.97E+000</text:p>
          </table:table-cell>
          <table:table-cell office:value-type="float" office:value="3.75">
            <text:p>3.75E+000</text:p>
          </table:table-cell>
          <table:table-cell table:number-columns-repeated="3"/>
          <table:table-cell table:formula="of:=[.I1253]+[.$G$2]" office:value-type="float" office:value="0.0000312749981435154">
            <text:p>0.000031275</text:p>
          </table:table-cell>
          <table:table-cell table:formula="of:=[.B1254]" office:value-type="float" office:value="-0.625">
            <text:p>-6.25E-001</text:p>
          </table:table-cell>
          <table:table-cell table:formula="of:=[.C1254]+5" office:value-type="float" office:value="9.062">
            <text:p>9.062</text:p>
          </table:table-cell>
          <table:table-cell table:formula="of:=[.D1254]+10" office:value-type="float" office:value="12.968">
            <text:p>12.968</text:p>
          </table:table-cell>
          <table:table-cell table:formula="of:=[.E1254]+15" office:value-type="float" office:value="18.75">
            <text:p>18.75</text:p>
          </table:table-cell>
        </table:table-row>
        <table:table-row table:style-name="ro2">
          <table:table-cell office:value-type="float" office:value="1252">
            <text:p>1252</text:p>
          </table:table-cell>
          <table:table-cell office:value-type="float" office:value="-0.4687">
            <text:p>-4.69E-001</text:p>
          </table:table-cell>
          <table:table-cell office:value-type="float" office:value="3.281">
            <text:p>3.28E+000</text:p>
          </table:table-cell>
          <table:table-cell office:value-type="float" office:value="2.968">
            <text:p>2.97E+000</text:p>
          </table:table-cell>
          <table:table-cell office:value-type="float" office:value="3.281">
            <text:p>3.28E+000</text:p>
          </table:table-cell>
          <table:table-cell table:number-columns-repeated="3"/>
          <table:table-cell table:formula="of:=[.I1254]+[.$G$2]" office:value-type="float" office:value="0.0000312999981420314">
            <text:p>0.0000313</text:p>
          </table:table-cell>
          <table:table-cell table:formula="of:=[.B1255]" office:value-type="float" office:value="-0.4687">
            <text:p>-4.69E-001</text:p>
          </table:table-cell>
          <table:table-cell table:formula="of:=[.C1255]+5" office:value-type="float" office:value="8.281">
            <text:p>8.281</text:p>
          </table:table-cell>
          <table:table-cell table:formula="of:=[.D1255]+10" office:value-type="float" office:value="12.968">
            <text:p>12.968</text:p>
          </table:table-cell>
          <table:table-cell table:formula="of:=[.E1255]+15" office:value-type="float" office:value="18.281">
            <text:p>18.281</text:p>
          </table:table-cell>
        </table:table-row>
        <table:table-row table:style-name="ro2">
          <table:table-cell office:value-type="float" office:value="1253">
            <text:p>1253</text:p>
          </table:table-cell>
          <table:table-cell office:value-type="float" office:value="3.906">
            <text:p>3.91E+000</text:p>
          </table:table-cell>
          <table:table-cell office:value-type="float" office:value="4.375">
            <text:p>4.38E+000</text:p>
          </table:table-cell>
          <table:table-cell office:value-type="float" office:value="3.593">
            <text:p>3.59E+000</text:p>
          </table:table-cell>
          <table:table-cell office:value-type="float" office:value="3.75">
            <text:p>3.75E+000</text:p>
          </table:table-cell>
          <table:table-cell table:number-columns-repeated="3"/>
          <table:table-cell table:formula="of:=[.I1255]+[.$G$2]" office:value-type="float" office:value="0.0000313249981405474">
            <text:p>0.000031325</text:p>
          </table:table-cell>
          <table:table-cell table:formula="of:=[.B1256]" office:value-type="float" office:value="3.906">
            <text:p>3.91E+000</text:p>
          </table:table-cell>
          <table:table-cell table:formula="of:=[.C1256]+5" office:value-type="float" office:value="9.375">
            <text:p>9.375</text:p>
          </table:table-cell>
          <table:table-cell table:formula="of:=[.D1256]+10" office:value-type="float" office:value="13.593">
            <text:p>13.593</text:p>
          </table:table-cell>
          <table:table-cell table:formula="of:=[.E1256]+15" office:value-type="float" office:value="18.75">
            <text:p>18.75</text:p>
          </table:table-cell>
        </table:table-row>
        <table:table-row table:style-name="ro2">
          <table:table-cell office:value-type="float" office:value="1254">
            <text:p>1254</text:p>
          </table:table-cell>
          <table:table-cell table:number-columns-repeated="2" office:value-type="float" office:value="3.437">
            <text:p>3.44E+000</text:p>
          </table:table-cell>
          <table:table-cell office:value-type="float" office:value="3.125">
            <text:p>3.13E+000</text:p>
          </table:table-cell>
          <table:table-cell office:value-type="float" office:value="3.75">
            <text:p>3.75E+000</text:p>
          </table:table-cell>
          <table:table-cell table:number-columns-repeated="3"/>
          <table:table-cell table:formula="of:=[.I1256]+[.$G$2]" office:value-type="float" office:value="0.0000313499981390634">
            <text:p>0.00003135</text:p>
          </table:table-cell>
          <table:table-cell table:formula="of:=[.B1257]" office:value-type="float" office:value="3.437">
            <text:p>3.44E+000</text:p>
          </table:table-cell>
          <table:table-cell table:formula="of:=[.C1257]+5" office:value-type="float" office:value="8.437">
            <text:p>8.437</text:p>
          </table:table-cell>
          <table:table-cell table:formula="of:=[.D1257]+10" office:value-type="float" office:value="13.125">
            <text:p>13.125</text:p>
          </table:table-cell>
          <table:table-cell table:formula="of:=[.E1257]+15" office:value-type="float" office:value="18.75">
            <text:p>18.75</text:p>
          </table:table-cell>
        </table:table-row>
        <table:table-row table:style-name="ro2">
          <table:table-cell office:value-type="float" office:value="1255">
            <text:p>1255</text:p>
          </table:table-cell>
          <table:table-cell office:value-type="float" office:value="2.812">
            <text:p>2.81E+000</text:p>
          </table:table-cell>
          <table:table-cell office:value-type="float" office:value="4.062">
            <text:p>4.06E+000</text:p>
          </table:table-cell>
          <table:table-cell office:value-type="float" office:value="3.75">
            <text:p>3.75E+000</text:p>
          </table:table-cell>
          <table:table-cell office:value-type="float" office:value="3.281">
            <text:p>3.28E+000</text:p>
          </table:table-cell>
          <table:table-cell table:number-columns-repeated="3"/>
          <table:table-cell table:formula="of:=[.I1257]+[.$G$2]" office:value-type="float" office:value="0.0000313749981375794">
            <text:p>0.000031375</text:p>
          </table:table-cell>
          <table:table-cell table:formula="of:=[.B1258]" office:value-type="float" office:value="2.812">
            <text:p>2.81E+000</text:p>
          </table:table-cell>
          <table:table-cell table:formula="of:=[.C1258]+5" office:value-type="float" office:value="9.062">
            <text:p>9.062</text:p>
          </table:table-cell>
          <table:table-cell table:formula="of:=[.D1258]+10" office:value-type="float" office:value="13.75">
            <text:p>13.75</text:p>
          </table:table-cell>
          <table:table-cell table:formula="of:=[.E1258]+15" office:value-type="float" office:value="18.281">
            <text:p>18.281</text:p>
          </table:table-cell>
        </table:table-row>
        <table:table-row table:style-name="ro2">
          <table:table-cell office:value-type="float" office:value="1256">
            <text:p>1256</text:p>
          </table:table-cell>
          <table:table-cell office:value-type="float" office:value="2.812">
            <text:p>2.81E+000</text:p>
          </table:table-cell>
          <table:table-cell office:value-type="float" office:value="3.593">
            <text:p>3.59E+000</text:p>
          </table:table-cell>
          <table:table-cell office:value-type="float" office:value="3.125">
            <text:p>3.13E+000</text:p>
          </table:table-cell>
          <table:table-cell office:value-type="float" office:value="3.593">
            <text:p>3.59E+000</text:p>
          </table:table-cell>
          <table:table-cell table:number-columns-repeated="3"/>
          <table:table-cell table:formula="of:=[.I1258]+[.$G$2]" office:value-type="float" office:value="0.0000313999981360954">
            <text:p>0.0000314</text:p>
          </table:table-cell>
          <table:table-cell table:formula="of:=[.B1259]" office:value-type="float" office:value="2.812">
            <text:p>2.81E+000</text:p>
          </table:table-cell>
          <table:table-cell table:formula="of:=[.C1259]+5" office:value-type="float" office:value="8.593">
            <text:p>8.593</text:p>
          </table:table-cell>
          <table:table-cell table:formula="of:=[.D1259]+10" office:value-type="float" office:value="13.125">
            <text:p>13.125</text:p>
          </table:table-cell>
          <table:table-cell table:formula="of:=[.E1259]+15" office:value-type="float" office:value="18.593">
            <text:p>18.593</text:p>
          </table:table-cell>
        </table:table-row>
        <table:table-row table:style-name="ro2">
          <table:table-cell office:value-type="float" office:value="1257">
            <text:p>1257</text:p>
          </table:table-cell>
          <table:table-cell office:value-type="float" office:value="3.437">
            <text:p>3.44E+000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3.281">
            <text:p>3.28E+000</text:p>
          </table:table-cell>
          <table:table-cell table:number-columns-repeated="3"/>
          <table:table-cell table:formula="of:=[.I1259]+[.$G$2]" office:value-type="float" office:value="0.0000314249981346114">
            <text:p>0.000031425</text:p>
          </table:table-cell>
          <table:table-cell table:formula="of:=[.B1260]" office:value-type="float" office:value="3.437">
            <text:p>3.44E+000</text:p>
          </table:table-cell>
          <table:table-cell table:formula="of:=[.C1260]+5" office:value-type="float" office:value="9.062">
            <text:p>9.062</text:p>
          </table:table-cell>
          <table:table-cell table:formula="of:=[.D1260]+10" office:value-type="float" office:value="13.593">
            <text:p>13.593</text:p>
          </table:table-cell>
          <table:table-cell table:formula="of:=[.E1260]+15" office:value-type="float" office:value="18.281">
            <text:p>18.281</text:p>
          </table:table-cell>
        </table:table-row>
        <table:table-row table:style-name="ro2">
          <table:table-cell office:value-type="float" office:value="1258">
            <text:p>1258</text:p>
          </table:table-cell>
          <table:table-cell office:value-type="float" office:value="3.437">
            <text:p>3.44E+000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3.437">
            <text:p>3.44E+000</text:p>
          </table:table-cell>
          <table:table-cell table:number-columns-repeated="3"/>
          <table:table-cell table:formula="of:=[.I1260]+[.$G$2]" office:value-type="float" office:value="0.0000314499981331274">
            <text:p>0.00003145</text:p>
          </table:table-cell>
          <table:table-cell table:formula="of:=[.B1261]" office:value-type="float" office:value="3.437">
            <text:p>3.44E+000</text:p>
          </table:table-cell>
          <table:table-cell table:formula="of:=[.C1261]+5" office:value-type="float" office:value="9.218">
            <text:p>9.218</text:p>
          </table:table-cell>
          <table:table-cell table:formula="of:=[.D1261]+10" office:value-type="float" office:value="13.593">
            <text:p>13.593</text:p>
          </table:table-cell>
          <table:table-cell table:formula="of:=[.E1261]+15" office:value-type="float" office:value="18.437">
            <text:p>18.437</text:p>
          </table:table-cell>
        </table:table-row>
        <table:table-row table:style-name="ro2">
          <table:table-cell office:value-type="float" office:value="1259">
            <text:p>1259</text:p>
          </table:table-cell>
          <table:table-cell office:value-type="float" office:value="-1.093">
            <text:p>-1.09E+000</text:p>
          </table:table-cell>
          <table:table-cell office:value-type="float" office:value="3.281">
            <text:p>3.28E+000</text:p>
          </table:table-cell>
          <table:table-cell office:value-type="float" office:value="2.968">
            <text:p>2.97E+000</text:p>
          </table:table-cell>
          <table:table-cell office:value-type="float" office:value="3.75">
            <text:p>3.75E+000</text:p>
          </table:table-cell>
          <table:table-cell table:number-columns-repeated="3"/>
          <table:table-cell table:formula="of:=[.I1261]+[.$G$2]" office:value-type="float" office:value="0.0000314749981316434">
            <text:p>0.000031475</text:p>
          </table:table-cell>
          <table:table-cell table:formula="of:=[.B1262]" office:value-type="float" office:value="-1.093">
            <text:p>-1.09E+000</text:p>
          </table:table-cell>
          <table:table-cell table:formula="of:=[.C1262]+5" office:value-type="float" office:value="8.281">
            <text:p>8.281</text:p>
          </table:table-cell>
          <table:table-cell table:formula="of:=[.D1262]+10" office:value-type="float" office:value="12.968">
            <text:p>12.968</text:p>
          </table:table-cell>
          <table:table-cell table:formula="of:=[.E1262]+15" office:value-type="float" office:value="18.75">
            <text:p>18.75</text:p>
          </table:table-cell>
        </table:table-row>
        <table:table-row table:style-name="ro2">
          <table:table-cell office:value-type="float" office:value="1260">
            <text:p>1260</text:p>
          </table:table-cell>
          <table:table-cell office:value-type="float" office:value="-0.9375">
            <text:p>-9.38E-001</text:p>
          </table:table-cell>
          <table:table-cell office:value-type="float" office:value="3.593">
            <text:p>3.59E+000</text:p>
          </table:table-cell>
          <table:table-cell office:value-type="float" office:value="2.968">
            <text:p>2.97E+000</text:p>
          </table:table-cell>
          <table:table-cell office:value-type="float" office:value="3.437">
            <text:p>3.44E+000</text:p>
          </table:table-cell>
          <table:table-cell table:number-columns-repeated="3"/>
          <table:table-cell table:formula="of:=[.I1262]+[.$G$2]" office:value-type="float" office:value="0.0000314999981301594">
            <text:p>0.0000315</text:p>
          </table:table-cell>
          <table:table-cell table:formula="of:=[.B1263]" office:value-type="float" office:value="-0.9375">
            <text:p>-9.38E-001</text:p>
          </table:table-cell>
          <table:table-cell table:formula="of:=[.C1263]+5" office:value-type="float" office:value="8.593">
            <text:p>8.593</text:p>
          </table:table-cell>
          <table:table-cell table:formula="of:=[.D1263]+10" office:value-type="float" office:value="12.968">
            <text:p>12.968</text:p>
          </table:table-cell>
          <table:table-cell table:formula="of:=[.E1263]+15" office:value-type="float" office:value="18.437">
            <text:p>18.437</text:p>
          </table:table-cell>
        </table:table-row>
        <table:table-row table:style-name="ro2">
          <table:table-cell office:value-type="float" office:value="1261">
            <text:p>1261</text:p>
          </table:table-cell>
          <table:table-cell office:value-type="float" office:value="0.1562">
            <text:p>1.56E-001</text:p>
          </table:table-cell>
          <table:table-cell office:value-type="float" office:value="4.062">
            <text:p>4.06E+000</text:p>
          </table:table-cell>
          <table:table-cell table:number-columns-repeated="2" office:value-type="float" office:value="3.75">
            <text:p>3.75E+000</text:p>
          </table:table-cell>
          <table:table-cell table:number-columns-repeated="3"/>
          <table:table-cell table:formula="of:=[.I1263]+[.$G$2]" office:value-type="float" office:value="0.0000315249981286754">
            <text:p>0.000031525</text:p>
          </table:table-cell>
          <table:table-cell table:formula="of:=[.B1264]" office:value-type="float" office:value="0.1562">
            <text:p>1.56E-001</text:p>
          </table:table-cell>
          <table:table-cell table:formula="of:=[.C1264]+5" office:value-type="float" office:value="9.062">
            <text:p>9.062</text:p>
          </table:table-cell>
          <table:table-cell table:formula="of:=[.D1264]+10" office:value-type="float" office:value="13.75">
            <text:p>13.75</text:p>
          </table:table-cell>
          <table:table-cell table:formula="of:=[.E1264]+15" office:value-type="float" office:value="18.75">
            <text:p>18.75</text:p>
          </table:table-cell>
        </table:table-row>
        <table:table-row table:style-name="ro2">
          <table:table-cell office:value-type="float" office:value="1262">
            <text:p>1262</text:p>
          </table:table-cell>
          <table:table-cell office:value-type="float" office:value="-0.1562">
            <text:p>-1.56E-001</text:p>
          </table:table-cell>
          <table:table-cell table:number-columns-repeated="2" office:value-type="float" office:value="3.593">
            <text:p>3.59E+000</text:p>
          </table:table-cell>
          <table:table-cell office:value-type="float" office:value="3.75">
            <text:p>3.75E+000</text:p>
          </table:table-cell>
          <table:table-cell table:number-columns-repeated="3"/>
          <table:table-cell table:formula="of:=[.I1264]+[.$G$2]" office:value-type="float" office:value="0.0000315499981271914">
            <text:p>0.00003155</text:p>
          </table:table-cell>
          <table:table-cell table:formula="of:=[.B1265]" office:value-type="float" office:value="-0.1562">
            <text:p>-1.56E-001</text:p>
          </table:table-cell>
          <table:table-cell table:formula="of:=[.C1265]+5" office:value-type="float" office:value="8.593">
            <text:p>8.593</text:p>
          </table:table-cell>
          <table:table-cell table:formula="of:=[.D1265]+10" office:value-type="float" office:value="13.593">
            <text:p>13.593</text:p>
          </table:table-cell>
          <table:table-cell table:formula="of:=[.E1265]+15" office:value-type="float" office:value="18.75">
            <text:p>18.75</text:p>
          </table:table-cell>
        </table:table-row>
        <table:table-row table:style-name="ro2">
          <table:table-cell office:value-type="float" office:value="1263">
            <text:p>1263</text:p>
          </table:table-cell>
          <table:table-cell office:value-type="float" office:value="-0.625">
            <text:p>-6.25E-001</text:p>
          </table:table-cell>
          <table:table-cell office:value-type="float" office:value="4.062">
            <text:p>4.06E+000</text:p>
          </table:table-cell>
          <table:table-cell office:value-type="float" office:value="2.968">
            <text:p>2.97E+000</text:p>
          </table:table-cell>
          <table:table-cell office:value-type="float" office:value="3.281">
            <text:p>3.28E+000</text:p>
          </table:table-cell>
          <table:table-cell table:number-columns-repeated="3"/>
          <table:table-cell table:formula="of:=[.I1265]+[.$G$2]" office:value-type="float" office:value="0.0000315749981257074">
            <text:p>0.000031575</text:p>
          </table:table-cell>
          <table:table-cell table:formula="of:=[.B1266]" office:value-type="float" office:value="-0.625">
            <text:p>-6.25E-001</text:p>
          </table:table-cell>
          <table:table-cell table:formula="of:=[.C1266]+5" office:value-type="float" office:value="9.062">
            <text:p>9.062</text:p>
          </table:table-cell>
          <table:table-cell table:formula="of:=[.D1266]+10" office:value-type="float" office:value="12.968">
            <text:p>12.968</text:p>
          </table:table-cell>
          <table:table-cell table:formula="of:=[.E1266]+15" office:value-type="float" office:value="18.281">
            <text:p>18.281</text:p>
          </table:table-cell>
        </table:table-row>
        <table:table-row table:style-name="ro2">
          <table:table-cell office:value-type="float" office:value="1264">
            <text:p>1264</text:p>
          </table:table-cell>
          <table:table-cell office:value-type="float" office:value="-0.625">
            <text:p>-6.25E-001</text:p>
          </table:table-cell>
          <table:table-cell office:value-type="float" office:value="4.062">
            <text:p>4.06E+000</text:p>
          </table:table-cell>
          <table:table-cell office:value-type="float" office:value="3.125">
            <text:p>3.13E+000</text:p>
          </table:table-cell>
          <table:table-cell office:value-type="float" office:value="3.281">
            <text:p>3.28E+000</text:p>
          </table:table-cell>
          <table:table-cell table:number-columns-repeated="3"/>
          <table:table-cell table:formula="of:=[.I1266]+[.$G$2]" office:value-type="float" office:value="0.0000315999981242234">
            <text:p>0.0000316</text:p>
          </table:table-cell>
          <table:table-cell table:formula="of:=[.B1267]" office:value-type="float" office:value="-0.625">
            <text:p>-6.25E-001</text:p>
          </table:table-cell>
          <table:table-cell table:formula="of:=[.C1267]+5" office:value-type="float" office:value="9.062">
            <text:p>9.062</text:p>
          </table:table-cell>
          <table:table-cell table:formula="of:=[.D1267]+10" office:value-type="float" office:value="13.125">
            <text:p>13.125</text:p>
          </table:table-cell>
          <table:table-cell table:formula="of:=[.E1267]+15" office:value-type="float" office:value="18.281">
            <text:p>18.281</text:p>
          </table:table-cell>
        </table:table-row>
        <table:table-row table:style-name="ro2">
          <table:table-cell office:value-type="float" office:value="1265">
            <text:p>1265</text:p>
          </table:table-cell>
          <table:table-cell office:value-type="float" office:value="0.1562">
            <text:p>1.56E-001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3.75">
            <text:p>3.75E+000</text:p>
          </table:table-cell>
          <table:table-cell table:number-columns-repeated="3"/>
          <table:table-cell table:formula="of:=[.I1267]+[.$G$2]" office:value-type="float" office:value="0.0000316249981227394">
            <text:p>0.000031625</text:p>
          </table:table-cell>
          <table:table-cell table:formula="of:=[.B1268]" office:value-type="float" office:value="0.1562">
            <text:p>1.56E-001</text:p>
          </table:table-cell>
          <table:table-cell table:formula="of:=[.C1268]+5" office:value-type="float" office:value="8.437">
            <text:p>8.437</text:p>
          </table:table-cell>
          <table:table-cell table:formula="of:=[.D1268]+10" office:value-type="float" office:value="13.593">
            <text:p>13.593</text:p>
          </table:table-cell>
          <table:table-cell table:formula="of:=[.E1268]+15" office:value-type="float" office:value="18.75">
            <text:p>18.75</text:p>
          </table:table-cell>
        </table:table-row>
        <table:table-row table:style-name="ro2">
          <table:table-cell office:value-type="float" office:value="1266">
            <text:p>1266</text:p>
          </table:table-cell>
          <table:table-cell office:value-type="float" office:value="0.7812">
            <text:p>7.81E-001</text:p>
          </table:table-cell>
          <table:table-cell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3.437">
            <text:p>3.44E+000</text:p>
          </table:table-cell>
          <table:table-cell table:number-columns-repeated="3"/>
          <table:table-cell table:formula="of:=[.I1268]+[.$G$2]" office:value-type="float" office:value="0.0000316499981212554">
            <text:p>0.00003165</text:p>
          </table:table-cell>
          <table:table-cell table:formula="of:=[.B1269]" office:value-type="float" office:value="0.7812">
            <text:p>7.81E-001</text:p>
          </table:table-cell>
          <table:table-cell table:formula="of:=[.C1269]+5" office:value-type="float" office:value="8.437">
            <text:p>8.437</text:p>
          </table:table-cell>
          <table:table-cell table:formula="of:=[.D1269]+10" office:value-type="float" office:value="12.968">
            <text:p>12.968</text:p>
          </table:table-cell>
          <table:table-cell table:formula="of:=[.E1269]+15" office:value-type="float" office:value="18.437">
            <text:p>18.437</text:p>
          </table:table-cell>
        </table:table-row>
        <table:table-row table:style-name="ro2">
          <table:table-cell office:value-type="float" office:value="1267">
            <text:p>1267</text:p>
          </table:table-cell>
          <table:table-cell office:value-type="float" office:value="3.906">
            <text:p>3.91E+000</text:p>
          </table:table-cell>
          <table:table-cell office:value-type="float" office:value="4.218">
            <text:p>4.22E+000</text:p>
          </table:table-cell>
          <table:table-cell table:number-columns-repeated="2" office:value-type="float" office:value="3.593">
            <text:p>3.59E+000</text:p>
          </table:table-cell>
          <table:table-cell table:number-columns-repeated="3"/>
          <table:table-cell table:formula="of:=[.I1269]+[.$G$2]" office:value-type="float" office:value="0.0000316749981197714">
            <text:p>0.000031675</text:p>
          </table:table-cell>
          <table:table-cell table:formula="of:=[.B1270]" office:value-type="float" office:value="3.906">
            <text:p>3.91E+000</text:p>
          </table:table-cell>
          <table:table-cell table:formula="of:=[.C1270]+5" office:value-type="float" office:value="9.218">
            <text:p>9.218</text:p>
          </table:table-cell>
          <table:table-cell table:formula="of:=[.D1270]+10" office:value-type="float" office:value="13.593">
            <text:p>13.593</text:p>
          </table:table-cell>
          <table:table-cell table:formula="of:=[.E1270]+15" office:value-type="float" office:value="18.593">
            <text:p>18.593</text:p>
          </table:table-cell>
        </table:table-row>
        <table:table-row table:style-name="ro2">
          <table:table-cell office:value-type="float" office:value="1268">
            <text:p>1268</text:p>
          </table:table-cell>
          <table:table-cell office:value-type="float" office:value="2.812">
            <text:p>2.81E+000</text:p>
          </table:table-cell>
          <table:table-cell office:value-type="float" office:value="4.218">
            <text:p>4.22E+000</text:p>
          </table:table-cell>
          <table:table-cell office:value-type="float" office:value="3.125">
            <text:p>3.13E+000</text:p>
          </table:table-cell>
          <table:table-cell office:value-type="float" office:value="3.593">
            <text:p>3.59E+000</text:p>
          </table:table-cell>
          <table:table-cell table:number-columns-repeated="3"/>
          <table:table-cell table:formula="of:=[.I1270]+[.$G$2]" office:value-type="float" office:value="0.0000316999981182874">
            <text:p>0.0000317</text:p>
          </table:table-cell>
          <table:table-cell table:formula="of:=[.B1271]" office:value-type="float" office:value="2.812">
            <text:p>2.81E+000</text:p>
          </table:table-cell>
          <table:table-cell table:formula="of:=[.C1271]+5" office:value-type="float" office:value="9.218">
            <text:p>9.218</text:p>
          </table:table-cell>
          <table:table-cell table:formula="of:=[.D1271]+10" office:value-type="float" office:value="13.125">
            <text:p>13.125</text:p>
          </table:table-cell>
          <table:table-cell table:formula="of:=[.E1271]+15" office:value-type="float" office:value="18.593">
            <text:p>18.593</text:p>
          </table:table-cell>
        </table:table-row>
        <table:table-row table:style-name="ro2">
          <table:table-cell office:value-type="float" office:value="1269">
            <text:p>1269</text:p>
          </table:table-cell>
          <table:table-cell office:value-type="float" office:value="3.593">
            <text:p>3.59E+000</text:p>
          </table:table-cell>
          <table:table-cell office:value-type="float" office:value="3.281">
            <text:p>3.28E+000</text:p>
          </table:table-cell>
          <table:table-cell office:value-type="float" office:value="3.75">
            <text:p>3.75E+000</text:p>
          </table:table-cell>
          <table:table-cell office:value-type="float" office:value="0.625">
            <text:p>6.25E-001</text:p>
          </table:table-cell>
          <table:table-cell table:number-columns-repeated="3"/>
          <table:table-cell table:formula="of:=[.I1271]+[.$G$2]" office:value-type="float" office:value="0.0000317249981168034">
            <text:p>0.000031725</text:p>
          </table:table-cell>
          <table:table-cell table:formula="of:=[.B1272]" office:value-type="float" office:value="3.593">
            <text:p>3.59E+000</text:p>
          </table:table-cell>
          <table:table-cell table:formula="of:=[.C1272]+5" office:value-type="float" office:value="8.281">
            <text:p>8.281</text:p>
          </table:table-cell>
          <table:table-cell table:formula="of:=[.D1272]+10" office:value-type="float" office:value="13.75">
            <text:p>13.75</text:p>
          </table:table-cell>
          <table:table-cell table:formula="of:=[.E1272]+15" office:value-type="float" office:value="15.625">
            <text:p>15.625</text:p>
          </table:table-cell>
        </table:table-row>
        <table:table-row table:style-name="ro2">
          <table:table-cell office:value-type="float" office:value="1270">
            <text:p>1270</text:p>
          </table:table-cell>
          <table:table-cell office:value-type="float" office:value="2.812">
            <text:p>2.81E+000</text:p>
          </table:table-cell>
          <table:table-cell table:number-columns-repeated="2" office:value-type="float" office:value="3.437">
            <text:p>3.44E+000</text:p>
          </table:table-cell>
          <table:table-cell office:value-type="float" office:value="0.7812">
            <text:p>7.81E-001</text:p>
          </table:table-cell>
          <table:table-cell table:number-columns-repeated="3"/>
          <table:table-cell table:formula="of:=[.I1272]+[.$G$2]" office:value-type="float" office:value="0.0000317499981153194">
            <text:p>0.00003175</text:p>
          </table:table-cell>
          <table:table-cell table:formula="of:=[.B1273]" office:value-type="float" office:value="2.812">
            <text:p>2.81E+000</text:p>
          </table:table-cell>
          <table:table-cell table:formula="of:=[.C1273]+5" office:value-type="float" office:value="8.437">
            <text:p>8.437</text:p>
          </table:table-cell>
          <table:table-cell table:formula="of:=[.D1273]+10" office:value-type="float" office:value="13.437">
            <text:p>13.437</text:p>
          </table:table-cell>
          <table:table-cell table:formula="of:=[.E1273]+15" office:value-type="float" office:value="15.7812">
            <text:p>15.7812</text:p>
          </table:table-cell>
        </table:table-row>
        <table:table-row table:style-name="ro2">
          <table:table-cell office:value-type="float" office:value="1271">
            <text:p>1271</text:p>
          </table:table-cell>
          <table:table-cell office:value-type="float" office:value="3.281">
            <text:p>3.28E+000</text:p>
          </table:table-cell>
          <table:table-cell office:value-type="float" office:value="4.062">
            <text:p>4.06E+000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273]+[.$G$2]" office:value-type="float" office:value="0.0000317749981138354">
            <text:p>0.000031775</text:p>
          </table:table-cell>
          <table:table-cell table:formula="of:=[.B1274]" office:value-type="float" office:value="3.281">
            <text:p>3.28E+000</text:p>
          </table:table-cell>
          <table:table-cell table:formula="of:=[.C1274]+5" office:value-type="float" office:value="9.062">
            <text:p>9.062</text:p>
          </table:table-cell>
          <table:table-cell table:formula="of:=[.D1274]+10" office:value-type="float" office:value="12.968">
            <text:p>12.968</text:p>
          </table:table-cell>
          <table:table-cell table:formula="of:=[.E1274]+15" office:value-type="float" office:value="15.1562">
            <text:p>15.1562</text:p>
          </table:table-cell>
        </table:table-row>
        <table:table-row table:style-name="ro2">
          <table:table-cell office:value-type="float" office:value="1272">
            <text:p>1272</text:p>
          </table:table-cell>
          <table:table-cell office:value-type="float" office:value="3.281">
            <text:p>3.28E+000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274]+[.$G$2]" office:value-type="float" office:value="0.0000317999981123514">
            <text:p>0.0000318</text:p>
          </table:table-cell>
          <table:table-cell table:formula="of:=[.B1275]" office:value-type="float" office:value="3.281">
            <text:p>3.28E+000</text:p>
          </table:table-cell>
          <table:table-cell table:formula="of:=[.C1275]+5" office:value-type="float" office:value="9.062">
            <text:p>9.062</text:p>
          </table:table-cell>
          <table:table-cell table:formula="of:=[.D1275]+10" office:value-type="float" office:value="13.593">
            <text:p>13.593</text:p>
          </table:table-cell>
          <table:table-cell table:formula="of:=[.E1275]+15" office:value-type="float" office:value="15.4687">
            <text:p>15.4687</text:p>
          </table:table-cell>
        </table:table-row>
        <table:table-row table:style-name="ro2">
          <table:table-cell office:value-type="float" office:value="1273">
            <text:p>1273</text:p>
          </table:table-cell>
          <table:table-cell office:value-type="float" office:value="-1.093">
            <text:p>-1.09E+000</text:p>
          </table:table-cell>
          <table:table-cell office:value-type="float" office:value="3.281">
            <text:p>3.28E+000</text:p>
          </table:table-cell>
          <table:table-cell office:value-type="float" office:value="2.812">
            <text:p>2.81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275]+[.$G$2]" office:value-type="float" office:value="0.0000318249981108674">
            <text:p>0.000031825</text:p>
          </table:table-cell>
          <table:table-cell table:formula="of:=[.B1276]" office:value-type="float" office:value="-1.093">
            <text:p>-1.09E+000</text:p>
          </table:table-cell>
          <table:table-cell table:formula="of:=[.C1276]+5" office:value-type="float" office:value="8.281">
            <text:p>8.281</text:p>
          </table:table-cell>
          <table:table-cell table:formula="of:=[.D1276]+10" office:value-type="float" office:value="12.812">
            <text:p>12.812</text:p>
          </table:table-cell>
          <table:table-cell table:formula="of:=[.E1276]+15" office:value-type="float" office:value="15">
            <text:p>15</text:p>
          </table:table-cell>
        </table:table-row>
        <table:table-row table:style-name="ro2">
          <table:table-cell office:value-type="float" office:value="1274">
            <text:p>1274</text:p>
          </table:table-cell>
          <table:table-cell office:value-type="float" office:value="-0.625">
            <text:p>-6.25E-001</text:p>
          </table:table-cell>
          <table:table-cell office:value-type="float" office:value="3.437">
            <text:p>3.44E+000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276]+[.$G$2]" office:value-type="float" office:value="0.0000318499981093834">
            <text:p>0.00003185</text:p>
          </table:table-cell>
          <table:table-cell table:formula="of:=[.B1277]" office:value-type="float" office:value="-0.625">
            <text:p>-6.25E-001</text:p>
          </table:table-cell>
          <table:table-cell table:formula="of:=[.C1277]+5" office:value-type="float" office:value="8.437">
            <text:p>8.437</text:p>
          </table:table-cell>
          <table:table-cell table:formula="of:=[.D1277]+10" office:value-type="float" office:value="13.125">
            <text:p>13.125</text:p>
          </table:table-cell>
          <table:table-cell table:formula="of:=[.E1277]+15" office:value-type="float" office:value="15.1562">
            <text:p>15.1562</text:p>
          </table:table-cell>
        </table:table-row>
        <table:table-row table:style-name="ro2">
          <table:table-cell office:value-type="float" office:value="1275">
            <text:p>1275</text:p>
          </table:table-cell>
          <table:table-cell office:value-type="float" office:value="0">
            <text:p>0.00E+000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277]+[.$G$2]" office:value-type="float" office:value="0.0000318749981078994">
            <text:p>0.000031875</text:p>
          </table:table-cell>
          <table:table-cell table:formula="of:=[.B1278]" office:value-type="float" office:value="0">
            <text:p>0.00E+000</text:p>
          </table:table-cell>
          <table:table-cell table:formula="of:=[.C1278]+5" office:value-type="float" office:value="9.218">
            <text:p>9.218</text:p>
          </table:table-cell>
          <table:table-cell table:formula="of:=[.D1278]+10" office:value-type="float" office:value="13.593">
            <text:p>13.593</text:p>
          </table:table-cell>
          <table:table-cell table:formula="of:=[.E1278]+15" office:value-type="float" office:value="15.4687">
            <text:p>15.4687</text:p>
          </table:table-cell>
        </table:table-row>
        <table:table-row table:style-name="ro2">
          <table:table-cell office:value-type="float" office:value="1276">
            <text:p>1276</text:p>
          </table:table-cell>
          <table:table-cell office:value-type="float" office:value="0">
            <text:p>0.00E+000</text:p>
          </table:table-cell>
          <table:table-cell office:value-type="float" office:value="3.437">
            <text:p>3.44E+000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278]+[.$G$2]" office:value-type="float" office:value="0.0000318999981064154">
            <text:p>0.0000319</text:p>
          </table:table-cell>
          <table:table-cell table:formula="of:=[.B1279]" office:value-type="float" office:value="0">
            <text:p>0.00E+000</text:p>
          </table:table-cell>
          <table:table-cell table:formula="of:=[.C1279]+5" office:value-type="float" office:value="8.437">
            <text:p>8.437</text:p>
          </table:table-cell>
          <table:table-cell table:formula="of:=[.D1279]+10" office:value-type="float" office:value="13.125">
            <text:p>13.125</text:p>
          </table:table-cell>
          <table:table-cell table:formula="of:=[.E1279]+15" office:value-type="float" office:value="15.3125">
            <text:p>15.3125</text:p>
          </table:table-cell>
        </table:table-row>
        <table:table-row table:style-name="ro2">
          <table:table-cell office:value-type="float" office:value="1277">
            <text:p>1277</text:p>
          </table:table-cell>
          <table:table-cell office:value-type="float" office:value="-0.625">
            <text:p>-6.25E-001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279]+[.$G$2]" office:value-type="float" office:value="0.0000319249981049314">
            <text:p>0.000031925</text:p>
          </table:table-cell>
          <table:table-cell table:formula="of:=[.B1280]" office:value-type="float" office:value="-0.625">
            <text:p>-6.25E-001</text:p>
          </table:table-cell>
          <table:table-cell table:formula="of:=[.C1280]+5" office:value-type="float" office:value="9.062">
            <text:p>9.062</text:p>
          </table:table-cell>
          <table:table-cell table:formula="of:=[.D1280]+10" office:value-type="float" office:value="13.593">
            <text:p>13.593</text:p>
          </table:table-cell>
          <table:table-cell table:formula="of:=[.E1280]+15" office:value-type="float" office:value="15.1562">
            <text:p>15.1562</text:p>
          </table:table-cell>
        </table:table-row>
        <table:table-row table:style-name="ro2">
          <table:table-cell office:value-type="float" office:value="1278">
            <text:p>1278</text:p>
          </table:table-cell>
          <table:table-cell office:value-type="float" office:value="-0.625">
            <text:p>-6.25E-001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280]+[.$G$2]" office:value-type="float" office:value="0.0000319499981034474">
            <text:p>0.00003195</text:p>
          </table:table-cell>
          <table:table-cell table:formula="of:=[.B1281]" office:value-type="float" office:value="-0.625">
            <text:p>-6.25E-001</text:p>
          </table:table-cell>
          <table:table-cell table:formula="of:=[.C1281]+5" office:value-type="float" office:value="9.062">
            <text:p>9.062</text:p>
          </table:table-cell>
          <table:table-cell table:formula="of:=[.D1281]+10" office:value-type="float" office:value="13.593">
            <text:p>13.593</text:p>
          </table:table-cell>
          <table:table-cell table:formula="of:=[.E1281]+15" office:value-type="float" office:value="15.1562">
            <text:p>15.1562</text:p>
          </table:table-cell>
        </table:table-row>
        <table:table-row table:style-name="ro2">
          <table:table-cell office:value-type="float" office:value="1279">
            <text:p>1279</text:p>
          </table:table-cell>
          <table:table-cell office:value-type="float" office:value="3.75">
            <text:p>3.75E+000</text:p>
          </table:table-cell>
          <table:table-cell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281]+[.$G$2]" office:value-type="float" office:value="0.0000319749981019634">
            <text:p>0.000031975</text:p>
          </table:table-cell>
          <table:table-cell table:formula="of:=[.B1282]" office:value-type="float" office:value="3.75">
            <text:p>3.75E+000</text:p>
          </table:table-cell>
          <table:table-cell table:formula="of:=[.C1282]+5" office:value-type="float" office:value="8.437">
            <text:p>8.437</text:p>
          </table:table-cell>
          <table:table-cell table:formula="of:=[.D1282]+10" office:value-type="float" office:value="12.968">
            <text:p>12.968</text:p>
          </table:table-cell>
          <table:table-cell table:formula="of:=[.E1282]+15" office:value-type="float" office:value="15.4687">
            <text:p>15.4687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2.812">
            <text:p>2.81E+000</text:p>
          </table:table-cell>
          <table:table-cell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282]+[.$G$2]" office:value-type="float" office:value="0.0000319999981004794">
            <text:p>0.000032</text:p>
          </table:table-cell>
          <table:table-cell table:formula="of:=[.B1283]" office:value-type="float" office:value="2.812">
            <text:p>2.81E+000</text:p>
          </table:table-cell>
          <table:table-cell table:formula="of:=[.C1283]+5" office:value-type="float" office:value="8.437">
            <text:p>8.437</text:p>
          </table:table-cell>
          <table:table-cell table:formula="of:=[.D1283]+10" office:value-type="float" office:value="12.968">
            <text:p>12.968</text:p>
          </table:table-cell>
          <table:table-cell table:formula="of:=[.E1283]+15" office:value-type="float" office:value="15.3125">
            <text:p>15.3125</text:p>
          </table:table-cell>
        </table:table-row>
        <table:table-row table:style-name="ro2">
          <table:table-cell office:value-type="float" office:value="1281">
            <text:p>1281</text:p>
          </table:table-cell>
          <table:table-cell office:value-type="float" office:value="3.593">
            <text:p>3.59E+000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283]+[.$G$2]" office:value-type="float" office:value="0.0000320249980989954">
            <text:p>0.000032025</text:p>
          </table:table-cell>
          <table:table-cell table:formula="of:=[.B1284]" office:value-type="float" office:value="3.593">
            <text:p>3.59E+000</text:p>
          </table:table-cell>
          <table:table-cell table:formula="of:=[.C1284]+5" office:value-type="float" office:value="9.062">
            <text:p>9.062</text:p>
          </table:table-cell>
          <table:table-cell table:formula="of:=[.D1284]+10" office:value-type="float" office:value="13.593">
            <text:p>13.593</text:p>
          </table:table-cell>
          <table:table-cell table:formula="of:=[.E1284]+15" office:value-type="float" office:value="15">
            <text:p>15</text:p>
          </table:table-cell>
        </table:table-row>
        <table:table-row table:style-name="ro2">
          <table:table-cell office:value-type="float" office:value="1282">
            <text:p>1282</text:p>
          </table:table-cell>
          <table:table-cell office:value-type="float" office:value="3.437">
            <text:p>3.44E+000</text:p>
          </table:table-cell>
          <table:table-cell office:value-type="float" office:value="4.062">
            <text:p>4.06E+000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284]+[.$G$2]" office:value-type="float" office:value="0.0000320499980975114">
            <text:p>0.00003205</text:p>
          </table:table-cell>
          <table:table-cell table:formula="of:=[.B1285]" office:value-type="float" office:value="3.437">
            <text:p>3.44E+000</text:p>
          </table:table-cell>
          <table:table-cell table:formula="of:=[.C1285]+5" office:value-type="float" office:value="9.062">
            <text:p>9.062</text:p>
          </table:table-cell>
          <table:table-cell table:formula="of:=[.D1285]+10" office:value-type="float" office:value="13.125">
            <text:p>13.125</text:p>
          </table:table-cell>
          <table:table-cell table:formula="of:=[.E1285]+15" office:value-type="float" office:value="15.3125">
            <text:p>15.3125</text:p>
          </table:table-cell>
        </table:table-row>
        <table:table-row table:style-name="ro2">
          <table:table-cell office:value-type="float" office:value="1283">
            <text:p>1283</text:p>
          </table:table-cell>
          <table:table-cell office:value-type="float" office:value="2.812">
            <text:p>2.81E+000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285]+[.$G$2]" office:value-type="float" office:value="0.0000320749980960274">
            <text:p>0.000032075</text:p>
          </table:table-cell>
          <table:table-cell table:formula="of:=[.B1286]" office:value-type="float" office:value="2.812">
            <text:p>2.81E+000</text:p>
          </table:table-cell>
          <table:table-cell table:formula="of:=[.C1286]+5" office:value-type="float" office:value="8.437">
            <text:p>8.437</text:p>
          </table:table-cell>
          <table:table-cell table:formula="of:=[.D1286]+10" office:value-type="float" office:value="13.593">
            <text:p>13.593</text:p>
          </table:table-cell>
          <table:table-cell table:formula="of:=[.E1286]+15" office:value-type="float" office:value="15">
            <text:p>15</text:p>
          </table:table-cell>
        </table:table-row>
        <table:table-row table:style-name="ro2">
          <table:table-cell office:value-type="float" office:value="1284">
            <text:p>1284</text:p>
          </table:table-cell>
          <table:table-cell office:value-type="float" office:value="2.812">
            <text:p>2.81E+000</text:p>
          </table:table-cell>
          <table:table-cell office:value-type="float" office:value="4.218">
            <text:p>4.22E+000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286]+[.$G$2]" office:value-type="float" office:value="0.0000320999980945434">
            <text:p>0.0000321</text:p>
          </table:table-cell>
          <table:table-cell table:formula="of:=[.B1287]" office:value-type="float" office:value="2.812">
            <text:p>2.81E+000</text:p>
          </table:table-cell>
          <table:table-cell table:formula="of:=[.C1287]+5" office:value-type="float" office:value="9.218">
            <text:p>9.218</text:p>
          </table:table-cell>
          <table:table-cell table:formula="of:=[.D1287]+10" office:value-type="float" office:value="12.968">
            <text:p>12.968</text:p>
          </table:table-cell>
          <table:table-cell table:formula="of:=[.E1287]+15" office:value-type="float" office:value="15.4687">
            <text:p>15.4687</text:p>
          </table:table-cell>
        </table:table-row>
        <table:table-row table:style-name="ro2">
          <table:table-cell office:value-type="float" office:value="1285">
            <text:p>1285</text:p>
          </table:table-cell>
          <table:table-cell table:number-columns-repeated="2"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287]+[.$G$2]" office:value-type="float" office:value="0.0000321249980930594">
            <text:p>0.000032125</text:p>
          </table:table-cell>
          <table:table-cell table:formula="of:=[.B1288]" office:value-type="float" office:value="3.437">
            <text:p>3.44E+000</text:p>
          </table:table-cell>
          <table:table-cell table:formula="of:=[.C1288]+5" office:value-type="float" office:value="8.437">
            <text:p>8.437</text:p>
          </table:table-cell>
          <table:table-cell table:formula="of:=[.D1288]+10" office:value-type="float" office:value="13.593">
            <text:p>13.593</text:p>
          </table:table-cell>
          <table:table-cell table:formula="of:=[.E1288]+15" office:value-type="float" office:value="15">
            <text:p>15</text:p>
          </table:table-cell>
        </table:table-row>
        <table:table-row table:style-name="ro2">
          <table:table-cell office:value-type="float" office:value="1286">
            <text:p>1286</text:p>
          </table:table-cell>
          <table:table-cell office:value-type="float" office:value="2.031">
            <text:p>2.03E+000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288]+[.$G$2]" office:value-type="float" office:value="0.0000321499980915754">
            <text:p>0.00003215</text:p>
          </table:table-cell>
          <table:table-cell table:formula="of:=[.B1289]" office:value-type="float" office:value="2.031">
            <text:p>2.03E+000</text:p>
          </table:table-cell>
          <table:table-cell table:formula="of:=[.C1289]+5" office:value-type="float" office:value="8.437">
            <text:p>8.437</text:p>
          </table:table-cell>
          <table:table-cell table:formula="of:=[.D1289]+10" office:value-type="float" office:value="13.593">
            <text:p>13.593</text:p>
          </table:table-cell>
          <table:table-cell table:formula="of:=[.E1289]+15" office:value-type="float" office:value="15.3125">
            <text:p>15.3125</text:p>
          </table:table-cell>
        </table:table-row>
        <table:table-row table:style-name="ro2">
          <table:table-cell office:value-type="float" office:value="1287">
            <text:p>1287</text:p>
          </table:table-cell>
          <table:table-cell office:value-type="float" office:value="-1.25">
            <text:p>-1.25E+000</text:p>
          </table:table-cell>
          <table:table-cell office:value-type="float" office:value="4.218">
            <text:p>4.22E+000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289]+[.$G$2]" office:value-type="float" office:value="0.0000321749980900914">
            <text:p>0.000032175</text:p>
          </table:table-cell>
          <table:table-cell table:formula="of:=[.B1290]" office:value-type="float" office:value="-1.25">
            <text:p>-1.25E+000</text:p>
          </table:table-cell>
          <table:table-cell table:formula="of:=[.C1290]+5" office:value-type="float" office:value="9.218">
            <text:p>9.218</text:p>
          </table:table-cell>
          <table:table-cell table:formula="of:=[.D1290]+10" office:value-type="float" office:value="12.968">
            <text:p>12.968</text:p>
          </table:table-cell>
          <table:table-cell table:formula="of:=[.E1290]+15" office:value-type="float" office:value="15.1562">
            <text:p>15.1562</text:p>
          </table:table-cell>
        </table:table-row>
        <table:table-row table:style-name="ro2">
          <table:table-cell office:value-type="float" office:value="1288">
            <text:p>1288</text:p>
          </table:table-cell>
          <table:table-cell office:value-type="float" office:value="-0.625">
            <text:p>-6.25E-001</text:p>
          </table:table-cell>
          <table:table-cell office:value-type="float" office:value="4.062">
            <text:p>4.06E+000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290]+[.$G$2]" office:value-type="float" office:value="0.0000321999980886074">
            <text:p>0.0000322</text:p>
          </table:table-cell>
          <table:table-cell table:formula="of:=[.B1291]" office:value-type="float" office:value="-0.625">
            <text:p>-6.25E-001</text:p>
          </table:table-cell>
          <table:table-cell table:formula="of:=[.C1291]+5" office:value-type="float" office:value="9.062">
            <text:p>9.062</text:p>
          </table:table-cell>
          <table:table-cell table:formula="of:=[.D1291]+10" office:value-type="float" office:value="13.125">
            <text:p>13.125</text:p>
          </table:table-cell>
          <table:table-cell table:formula="of:=[.E1291]+15" office:value-type="float" office:value="15.1562">
            <text:p>15.1562</text:p>
          </table:table-cell>
        </table:table-row>
        <table:table-row table:style-name="ro2">
          <table:table-cell office:value-type="float" office:value="1289">
            <text:p>1289</text:p>
          </table:table-cell>
          <table:table-cell office:value-type="float" office:value="0">
            <text:p>0.00E+000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291]+[.$G$2]" office:value-type="float" office:value="0.0000322249980871234">
            <text:p>0.000032225</text:p>
          </table:table-cell>
          <table:table-cell table:formula="of:=[.B1292]" office:value-type="float" office:value="0">
            <text:p>0.00E+000</text:p>
          </table:table-cell>
          <table:table-cell table:formula="of:=[.C1292]+5" office:value-type="float" office:value="8.437">
            <text:p>8.437</text:p>
          </table:table-cell>
          <table:table-cell table:formula="of:=[.D1292]+10" office:value-type="float" office:value="13.593">
            <text:p>13.593</text:p>
          </table:table-cell>
          <table:table-cell table:formula="of:=[.E1292]+15" office:value-type="float" office:value="15.4687">
            <text:p>15.4687</text:p>
          </table:table-cell>
        </table:table-row>
        <table:table-row table:style-name="ro2">
          <table:table-cell office:value-type="float" office:value="1290">
            <text:p>1290</text:p>
          </table:table-cell>
          <table:table-cell office:value-type="float" office:value="-0.625">
            <text:p>-6.25E-001</text:p>
          </table:table-cell>
          <table:table-cell office:value-type="float" office:value="4.062">
            <text:p>4.06E+000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292]+[.$G$2]" office:value-type="float" office:value="0.0000322499980856394">
            <text:p>0.00003225</text:p>
          </table:table-cell>
          <table:table-cell table:formula="of:=[.B1293]" office:value-type="float" office:value="-0.625">
            <text:p>-6.25E-001</text:p>
          </table:table-cell>
          <table:table-cell table:formula="of:=[.C1293]+5" office:value-type="float" office:value="9.062">
            <text:p>9.062</text:p>
          </table:table-cell>
          <table:table-cell table:formula="of:=[.D1293]+10" office:value-type="float" office:value="13.125">
            <text:p>13.125</text:p>
          </table:table-cell>
          <table:table-cell table:formula="of:=[.E1293]+15" office:value-type="float" office:value="15.1562">
            <text:p>15.1562</text:p>
          </table:table-cell>
        </table:table-row>
        <table:table-row table:style-name="ro2">
          <table:table-cell office:value-type="float" office:value="1291">
            <text:p>1291</text:p>
          </table:table-cell>
          <table:table-cell office:value-type="float" office:value="0">
            <text:p>0.00E+000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293]+[.$G$2]" office:value-type="float" office:value="0.0000322749980841554">
            <text:p>0.000032275</text:p>
          </table:table-cell>
          <table:table-cell table:formula="of:=[.B1294]" office:value-type="float" office:value="0">
            <text:p>0.00E+000</text:p>
          </table:table-cell>
          <table:table-cell table:formula="of:=[.C1294]+5" office:value-type="float" office:value="8.437">
            <text:p>8.437</text:p>
          </table:table-cell>
          <table:table-cell table:formula="of:=[.D1294]+10" office:value-type="float" office:value="13.593">
            <text:p>13.593</text:p>
          </table:table-cell>
          <table:table-cell table:formula="of:=[.E1294]+15" office:value-type="float" office:value="15.3125">
            <text:p>15.3125</text:p>
          </table:table-cell>
        </table:table-row>
        <table:table-row table:style-name="ro2">
          <table:table-cell office:value-type="float" office:value="1292">
            <text:p>1292</text:p>
          </table:table-cell>
          <table:table-cell office:value-type="float" office:value="-0.4687">
            <text:p>-4.69E-001</text:p>
          </table:table-cell>
          <table:table-cell office:value-type="float" office:value="3.281">
            <text:p>3.28E+000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294]+[.$G$2]" office:value-type="float" office:value="0.0000322999980826714">
            <text:p>0.0000323</text:p>
          </table:table-cell>
          <table:table-cell table:formula="of:=[.B1295]" office:value-type="float" office:value="-0.4687">
            <text:p>-4.69E-001</text:p>
          </table:table-cell>
          <table:table-cell table:formula="of:=[.C1295]+5" office:value-type="float" office:value="8.281">
            <text:p>8.281</text:p>
          </table:table-cell>
          <table:table-cell table:formula="of:=[.D1295]+10" office:value-type="float" office:value="13.593">
            <text:p>13.593</text:p>
          </table:table-cell>
          <table:table-cell table:formula="of:=[.E1295]+15" office:value-type="float" office:value="15">
            <text:p>15</text:p>
          </table:table-cell>
        </table:table-row>
        <table:table-row table:style-name="ro2">
          <table:table-cell office:value-type="float" office:value="1293">
            <text:p>1293</text:p>
          </table:table-cell>
          <table:table-cell office:value-type="float" office:value="3.906">
            <text:p>3.91E+000</text:p>
          </table:table-cell>
          <table:table-cell office:value-type="float" office:value="4.218">
            <text:p>4.22E+000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295]+[.$G$2]" office:value-type="float" office:value="0.0000323249980811874">
            <text:p>0.000032325</text:p>
          </table:table-cell>
          <table:table-cell table:formula="of:=[.B1296]" office:value-type="float" office:value="3.906">
            <text:p>3.91E+000</text:p>
          </table:table-cell>
          <table:table-cell table:formula="of:=[.C1296]+5" office:value-type="float" office:value="9.218">
            <text:p>9.218</text:p>
          </table:table-cell>
          <table:table-cell table:formula="of:=[.D1296]+10" office:value-type="float" office:value="12.968">
            <text:p>12.968</text:p>
          </table:table-cell>
          <table:table-cell table:formula="of:=[.E1296]+15" office:value-type="float" office:value="15.4687">
            <text:p>15.4687</text:p>
          </table:table-cell>
        </table:table-row>
        <table:table-row table:style-name="ro2">
          <table:table-cell office:value-type="float" office:value="1294">
            <text:p>1294</text:p>
          </table:table-cell>
          <table:table-cell office:value-type="float" office:value="2.812">
            <text:p>2.81E+000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296]+[.$G$2]" office:value-type="float" office:value="0.0000323499980797034">
            <text:p>0.00003235</text:p>
          </table:table-cell>
          <table:table-cell table:formula="of:=[.B1297]" office:value-type="float" office:value="2.812">
            <text:p>2.81E+000</text:p>
          </table:table-cell>
          <table:table-cell table:formula="of:=[.C1297]+5" office:value-type="float" office:value="9.062">
            <text:p>9.062</text:p>
          </table:table-cell>
          <table:table-cell table:formula="of:=[.D1297]+10" office:value-type="float" office:value="13.593">
            <text:p>13.593</text:p>
          </table:table-cell>
          <table:table-cell table:formula="of:=[.E1297]+15" office:value-type="float" office:value="15">
            <text:p>15</text:p>
          </table:table-cell>
        </table:table-row>
        <table:table-row table:style-name="ro2">
          <table:table-cell office:value-type="float" office:value="1295">
            <text:p>1295</text:p>
          </table:table-cell>
          <table:table-cell office:value-type="float" office:value="3.437">
            <text:p>3.44E+000</text:p>
          </table:table-cell>
          <table:table-cell office:value-type="float" office:value="3.281">
            <text:p>3.28E+000</text:p>
          </table:table-cell>
          <table:table-cell office:value-type="float" office:value="2.968">
            <text:p>2.97E+000</text:p>
          </table:table-cell>
          <table:table-cell office:value-type="float" office:value="1.093">
            <text:p>1.09E+000</text:p>
          </table:table-cell>
          <table:table-cell table:number-columns-repeated="3"/>
          <table:table-cell table:formula="of:=[.I1297]+[.$G$2]" office:value-type="float" office:value="0.0000323749980782194">
            <text:p>0.000032375</text:p>
          </table:table-cell>
          <table:table-cell table:formula="of:=[.B1298]" office:value-type="float" office:value="3.437">
            <text:p>3.44E+000</text:p>
          </table:table-cell>
          <table:table-cell table:formula="of:=[.C1298]+5" office:value-type="float" office:value="8.281">
            <text:p>8.281</text:p>
          </table:table-cell>
          <table:table-cell table:formula="of:=[.D1298]+10" office:value-type="float" office:value="12.968">
            <text:p>12.968</text:p>
          </table:table-cell>
          <table:table-cell table:formula="of:=[.E1298]+15" office:value-type="float" office:value="16.093">
            <text:p>16.093</text:p>
          </table:table-cell>
        </table:table-row>
        <table:table-row table:style-name="ro2">
          <table:table-cell office:value-type="float" office:value="1296">
            <text:p>1296</text:p>
          </table:table-cell>
          <table:table-cell office:value-type="float" office:value="2.656">
            <text:p>2.66E+000</text:p>
          </table:table-cell>
          <table:table-cell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1.25">
            <text:p>1.25E+000</text:p>
          </table:table-cell>
          <table:table-cell table:number-columns-repeated="3"/>
          <table:table-cell table:formula="of:=[.I1298]+[.$G$2]" office:value-type="float" office:value="0.0000323999980767354">
            <text:p>0.0000324</text:p>
          </table:table-cell>
          <table:table-cell table:formula="of:=[.B1299]" office:value-type="float" office:value="2.656">
            <text:p>2.66E+000</text:p>
          </table:table-cell>
          <table:table-cell table:formula="of:=[.C1299]+5" office:value-type="float" office:value="8.437">
            <text:p>8.437</text:p>
          </table:table-cell>
          <table:table-cell table:formula="of:=[.D1299]+10" office:value-type="float" office:value="12.968">
            <text:p>12.968</text:p>
          </table:table-cell>
          <table:table-cell table:formula="of:=[.E1299]+15" office:value-type="float" office:value="16.25">
            <text:p>16.25</text:p>
          </table:table-cell>
        </table:table-row>
        <table:table-row table:style-name="ro2">
          <table:table-cell office:value-type="float" office:value="1297">
            <text:p>1297</text:p>
          </table:table-cell>
          <table:table-cell office:value-type="float" office:value="3.437">
            <text:p>3.44E+000</text:p>
          </table:table-cell>
          <table:table-cell office:value-type="float" office:value="4.375">
            <text:p>4.38E+000</text:p>
          </table:table-cell>
          <table:table-cell table:number-columns-repeated="2" office:value-type="float" office:value="3.593">
            <text:p>3.59E+000</text:p>
          </table:table-cell>
          <table:table-cell table:number-columns-repeated="3"/>
          <table:table-cell table:formula="of:=[.I1299]+[.$G$2]" office:value-type="float" office:value="0.0000324249980752514">
            <text:p>0.000032425</text:p>
          </table:table-cell>
          <table:table-cell table:formula="of:=[.B1300]" office:value-type="float" office:value="3.437">
            <text:p>3.44E+000</text:p>
          </table:table-cell>
          <table:table-cell table:formula="of:=[.C1300]+5" office:value-type="float" office:value="9.375">
            <text:p>9.375</text:p>
          </table:table-cell>
          <table:table-cell table:formula="of:=[.D1300]+10" office:value-type="float" office:value="13.593">
            <text:p>13.593</text:p>
          </table:table-cell>
          <table:table-cell table:formula="of:=[.E1300]+15" office:value-type="float" office:value="18.593">
            <text:p>18.593</text:p>
          </table:table-cell>
        </table:table-row>
        <table:table-row table:style-name="ro2">
          <table:table-cell office:value-type="float" office:value="1298">
            <text:p>1298</text:p>
          </table:table-cell>
          <table:table-cell table:number-columns-repeated="2" office:value-type="float" office:value="3.437">
            <text:p>3.44E+000</text:p>
          </table:table-cell>
          <table:table-cell table:number-columns-repeated="2" office:value-type="float" office:value="3.593">
            <text:p>3.59E+000</text:p>
          </table:table-cell>
          <table:table-cell table:number-columns-repeated="3"/>
          <table:table-cell table:formula="of:=[.I1300]+[.$G$2]" office:value-type="float" office:value="0.0000324499980737674">
            <text:p>0.00003245</text:p>
          </table:table-cell>
          <table:table-cell table:formula="of:=[.B1301]" office:value-type="float" office:value="3.437">
            <text:p>3.44E+000</text:p>
          </table:table-cell>
          <table:table-cell table:formula="of:=[.C1301]+5" office:value-type="float" office:value="8.437">
            <text:p>8.437</text:p>
          </table:table-cell>
          <table:table-cell table:formula="of:=[.D1301]+10" office:value-type="float" office:value="13.593">
            <text:p>13.593</text:p>
          </table:table-cell>
          <table:table-cell table:formula="of:=[.E1301]+15" office:value-type="float" office:value="18.593">
            <text:p>18.593</text:p>
          </table:table-cell>
        </table:table-row>
        <table:table-row table:style-name="ro2">
          <table:table-cell office:value-type="float" office:value="1299">
            <text:p>1299</text:p>
          </table:table-cell>
          <table:table-cell office:value-type="float" office:value="-1.093">
            <text:p>-1.09E+000</text:p>
          </table:table-cell>
          <table:table-cell office:value-type="float" office:value="4.218">
            <text:p>4.22E+000</text:p>
          </table:table-cell>
          <table:table-cell office:value-type="float" office:value="2.968">
            <text:p>2.97E+000</text:p>
          </table:table-cell>
          <table:table-cell office:value-type="float" office:value="3.281">
            <text:p>3.28E+000</text:p>
          </table:table-cell>
          <table:table-cell table:number-columns-repeated="3"/>
          <table:table-cell table:formula="of:=[.I1301]+[.$G$2]" office:value-type="float" office:value="0.0000324749980722834">
            <text:p>0.000032475</text:p>
          </table:table-cell>
          <table:table-cell table:formula="of:=[.B1302]" office:value-type="float" office:value="-1.093">
            <text:p>-1.09E+000</text:p>
          </table:table-cell>
          <table:table-cell table:formula="of:=[.C1302]+5" office:value-type="float" office:value="9.218">
            <text:p>9.218</text:p>
          </table:table-cell>
          <table:table-cell table:formula="of:=[.D1302]+10" office:value-type="float" office:value="12.968">
            <text:p>12.968</text:p>
          </table:table-cell>
          <table:table-cell table:formula="of:=[.E1302]+15" office:value-type="float" office:value="18.281">
            <text:p>18.281</text:p>
          </table:table-cell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-0.1562">
            <text:p>-1.56E-001</text:p>
          </table:table-cell>
          <table:table-cell office:value-type="float" office:value="4.062">
            <text:p>4.06E+000</text:p>
          </table:table-cell>
          <table:table-cell office:value-type="float" office:value="2.968">
            <text:p>2.97E+000</text:p>
          </table:table-cell>
          <table:table-cell office:value-type="float" office:value="3.593">
            <text:p>3.59E+000</text:p>
          </table:table-cell>
          <table:table-cell table:number-columns-repeated="3"/>
          <table:table-cell table:formula="of:=[.I1302]+[.$G$2]" office:value-type="float" office:value="0.0000324999980707994">
            <text:p>0.0000325</text:p>
          </table:table-cell>
          <table:table-cell table:formula="of:=[.B1303]" office:value-type="float" office:value="-0.1562">
            <text:p>-1.56E-001</text:p>
          </table:table-cell>
          <table:table-cell table:formula="of:=[.C1303]+5" office:value-type="float" office:value="9.062">
            <text:p>9.062</text:p>
          </table:table-cell>
          <table:table-cell table:formula="of:=[.D1303]+10" office:value-type="float" office:value="12.968">
            <text:p>12.968</text:p>
          </table:table-cell>
          <table:table-cell table:formula="of:=[.E1303]+15" office:value-type="float" office:value="18.593">
            <text:p>18.593</text:p>
          </table:table-cell>
        </table:table-row>
        <table:table-row table:style-name="ro2">
          <table:table-cell office:value-type="float" office:value="1301">
            <text:p>1301</text:p>
          </table:table-cell>
          <table:table-cell office:value-type="float" office:value="-0.7812">
            <text:p>-7.81E-001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3.437">
            <text:p>3.44E+000</text:p>
          </table:table-cell>
          <table:table-cell table:number-columns-repeated="3"/>
          <table:table-cell table:formula="of:=[.I1303]+[.$G$2]" office:value-type="float" office:value="0.0000325249980693154">
            <text:p>0.000032525</text:p>
          </table:table-cell>
          <table:table-cell table:formula="of:=[.B1304]" office:value-type="float" office:value="-0.7812">
            <text:p>-7.81E-001</text:p>
          </table:table-cell>
          <table:table-cell table:formula="of:=[.C1304]+5" office:value-type="float" office:value="8.437">
            <text:p>8.437</text:p>
          </table:table-cell>
          <table:table-cell table:formula="of:=[.D1304]+10" office:value-type="float" office:value="13.593">
            <text:p>13.593</text:p>
          </table:table-cell>
          <table:table-cell table:formula="of:=[.E1304]+15" office:value-type="float" office:value="18.437">
            <text:p>18.437</text:p>
          </table:table-cell>
        </table:table-row>
        <table:table-row table:style-name="ro2">
          <table:table-cell office:value-type="float" office:value="1302">
            <text:p>1302</text:p>
          </table:table-cell>
          <table:table-cell office:value-type="float" office:value="-0.4687">
            <text:p>-4.69E-001</text:p>
          </table:table-cell>
          <table:table-cell table:number-columns-repeated="3" office:value-type="float" office:value="3.593">
            <text:p>3.59E+000</text:p>
          </table:table-cell>
          <table:table-cell table:number-columns-repeated="3"/>
          <table:table-cell table:formula="of:=[.I1304]+[.$G$2]" office:value-type="float" office:value="0.0000325499980678314">
            <text:p>0.00003255</text:p>
          </table:table-cell>
          <table:table-cell table:formula="of:=[.B1305]" office:value-type="float" office:value="-0.4687">
            <text:p>-4.69E-001</text:p>
          </table:table-cell>
          <table:table-cell table:formula="of:=[.C1305]+5" office:value-type="float" office:value="8.593">
            <text:p>8.593</text:p>
          </table:table-cell>
          <table:table-cell table:formula="of:=[.D1305]+10" office:value-type="float" office:value="13.593">
            <text:p>13.593</text:p>
          </table:table-cell>
          <table:table-cell table:formula="of:=[.E1305]+15" office:value-type="float" office:value="18.593">
            <text:p>18.593</text:p>
          </table:table-cell>
        </table:table-row>
        <table:table-row table:style-name="ro2">
          <table:table-cell office:value-type="float" office:value="1303">
            <text:p>1303</text:p>
          </table:table-cell>
          <table:table-cell office:value-type="float" office:value="0">
            <text:p>0.00E+000</text:p>
          </table:table-cell>
          <table:table-cell office:value-type="float" office:value="4.062">
            <text:p>4.06E+000</text:p>
          </table:table-cell>
          <table:table-cell office:value-type="float" office:value="2.968">
            <text:p>2.97E+000</text:p>
          </table:table-cell>
          <table:table-cell office:value-type="float" office:value="3.281">
            <text:p>3.28E+000</text:p>
          </table:table-cell>
          <table:table-cell table:number-columns-repeated="3"/>
          <table:table-cell table:formula="of:=[.I1305]+[.$G$2]" office:value-type="float" office:value="0.0000325749980663474">
            <text:p>0.000032575</text:p>
          </table:table-cell>
          <table:table-cell table:formula="of:=[.B1306]" office:value-type="float" office:value="0">
            <text:p>0.00E+000</text:p>
          </table:table-cell>
          <table:table-cell table:formula="of:=[.C1306]+5" office:value-type="float" office:value="9.062">
            <text:p>9.062</text:p>
          </table:table-cell>
          <table:table-cell table:formula="of:=[.D1306]+10" office:value-type="float" office:value="12.968">
            <text:p>12.968</text:p>
          </table:table-cell>
          <table:table-cell table:formula="of:=[.E1306]+15" office:value-type="float" office:value="18.281">
            <text:p>18.281</text:p>
          </table:table-cell>
        </table:table-row>
        <table:table-row table:style-name="ro2">
          <table:table-cell office:value-type="float" office:value="1304">
            <text:p>1304</text:p>
          </table:table-cell>
          <table:table-cell office:value-type="float" office:value="-0.625">
            <text:p>-6.25E-001</text:p>
          </table:table-cell>
          <table:table-cell office:value-type="float" office:value="3.437">
            <text:p>3.44E+000</text:p>
          </table:table-cell>
          <table:table-cell table:number-columns-repeated="2" office:value-type="float" office:value="3.593">
            <text:p>3.59E+000</text:p>
          </table:table-cell>
          <table:table-cell table:number-columns-repeated="3"/>
          <table:table-cell table:formula="of:=[.I1306]+[.$G$2]" office:value-type="float" office:value="0.0000325999980648634">
            <text:p>0.0000326</text:p>
          </table:table-cell>
          <table:table-cell table:formula="of:=[.B1307]" office:value-type="float" office:value="-0.625">
            <text:p>-6.25E-001</text:p>
          </table:table-cell>
          <table:table-cell table:formula="of:=[.C1307]+5" office:value-type="float" office:value="8.437">
            <text:p>8.437</text:p>
          </table:table-cell>
          <table:table-cell table:formula="of:=[.D1307]+10" office:value-type="float" office:value="13.593">
            <text:p>13.593</text:p>
          </table:table-cell>
          <table:table-cell table:formula="of:=[.E1307]+15" office:value-type="float" office:value="18.593">
            <text:p>18.593</text:p>
          </table:table-cell>
        </table:table-row>
        <table:table-row table:style-name="ro2">
          <table:table-cell office:value-type="float" office:value="1305">
            <text:p>1305</text:p>
          </table:table-cell>
          <table:table-cell office:value-type="float" office:value="0.1562">
            <text:p>1.56E-001</text:p>
          </table:table-cell>
          <table:table-cell office:value-type="float" office:value="4.062">
            <text:p>4.06E+000</text:p>
          </table:table-cell>
          <table:table-cell office:value-type="float" office:value="3.125">
            <text:p>3.13E+000</text:p>
          </table:table-cell>
          <table:table-cell office:value-type="float" office:value="3.437">
            <text:p>3.44E+000</text:p>
          </table:table-cell>
          <table:table-cell table:number-columns-repeated="3"/>
          <table:table-cell table:formula="of:=[.I1307]+[.$G$2]" office:value-type="float" office:value="0.0000326249980633794">
            <text:p>0.000032625</text:p>
          </table:table-cell>
          <table:table-cell table:formula="of:=[.B1308]" office:value-type="float" office:value="0.1562">
            <text:p>1.56E-001</text:p>
          </table:table-cell>
          <table:table-cell table:formula="of:=[.C1308]+5" office:value-type="float" office:value="9.062">
            <text:p>9.062</text:p>
          </table:table-cell>
          <table:table-cell table:formula="of:=[.D1308]+10" office:value-type="float" office:value="13.125">
            <text:p>13.125</text:p>
          </table:table-cell>
          <table:table-cell table:formula="of:=[.E1308]+15" office:value-type="float" office:value="18.437">
            <text:p>18.437</text:p>
          </table:table-cell>
        </table:table-row>
        <table:table-row table:style-name="ro2">
          <table:table-cell office:value-type="float" office:value="1306">
            <text:p>1306</text:p>
          </table:table-cell>
          <table:table-cell office:value-type="float" office:value="0.9375">
            <text:p>9.38E-001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3.281">
            <text:p>3.28E+000</text:p>
          </table:table-cell>
          <table:table-cell table:number-columns-repeated="3"/>
          <table:table-cell table:formula="of:=[.I1308]+[.$G$2]" office:value-type="float" office:value="0.0000326499980618954">
            <text:p>0.00003265</text:p>
          </table:table-cell>
          <table:table-cell table:formula="of:=[.B1309]" office:value-type="float" office:value="0.9375">
            <text:p>9.38E-001</text:p>
          </table:table-cell>
          <table:table-cell table:formula="of:=[.C1309]+5" office:value-type="float" office:value="8.437">
            <text:p>8.437</text:p>
          </table:table-cell>
          <table:table-cell table:formula="of:=[.D1309]+10" office:value-type="float" office:value="13.593">
            <text:p>13.593</text:p>
          </table:table-cell>
          <table:table-cell table:formula="of:=[.E1309]+15" office:value-type="float" office:value="18.281">
            <text:p>18.281</text:p>
          </table:table-cell>
        </table:table-row>
        <table:table-row table:style-name="ro2">
          <table:table-cell office:value-type="float" office:value="1307">
            <text:p>1307</text:p>
          </table:table-cell>
          <table:table-cell table:number-columns-repeated="2" office:value-type="float" office:value="4.062">
            <text:p>4.06E+000</text:p>
          </table:table-cell>
          <table:table-cell office:value-type="float" office:value="2.968">
            <text:p>2.97E+000</text:p>
          </table:table-cell>
          <table:table-cell office:value-type="float" office:value="3.75">
            <text:p>3.75E+000</text:p>
          </table:table-cell>
          <table:table-cell table:number-columns-repeated="3"/>
          <table:table-cell table:formula="of:=[.I1309]+[.$G$2]" office:value-type="float" office:value="0.0000326749980604114">
            <text:p>0.000032675</text:p>
          </table:table-cell>
          <table:table-cell table:formula="of:=[.B1310]" office:value-type="float" office:value="4.062">
            <text:p>4.06E+000</text:p>
          </table:table-cell>
          <table:table-cell table:formula="of:=[.C1310]+5" office:value-type="float" office:value="9.062">
            <text:p>9.062</text:p>
          </table:table-cell>
          <table:table-cell table:formula="of:=[.D1310]+10" office:value-type="float" office:value="12.968">
            <text:p>12.968</text:p>
          </table:table-cell>
          <table:table-cell table:formula="of:=[.E1310]+15" office:value-type="float" office:value="18.75">
            <text:p>18.75</text:p>
          </table:table-cell>
        </table:table-row>
        <table:table-row table:style-name="ro2">
          <table:table-cell office:value-type="float" office:value="1308">
            <text:p>1308</text:p>
          </table:table-cell>
          <table:table-cell office:value-type="float" office:value="3.281">
            <text:p>3.28E+000</text:p>
          </table:table-cell>
          <table:table-cell office:value-type="float" office:value="4.062">
            <text:p>4.06E+000</text:p>
          </table:table-cell>
          <table:table-cell office:value-type="float" office:value="3.125">
            <text:p>3.13E+000</text:p>
          </table:table-cell>
          <table:table-cell office:value-type="float" office:value="3.437">
            <text:p>3.44E+000</text:p>
          </table:table-cell>
          <table:table-cell table:number-columns-repeated="3"/>
          <table:table-cell table:formula="of:=[.I1310]+[.$G$2]" office:value-type="float" office:value="0.0000326999980589274">
            <text:p>0.0000327</text:p>
          </table:table-cell>
          <table:table-cell table:formula="of:=[.B1311]" office:value-type="float" office:value="3.281">
            <text:p>3.28E+000</text:p>
          </table:table-cell>
          <table:table-cell table:formula="of:=[.C1311]+5" office:value-type="float" office:value="9.062">
            <text:p>9.062</text:p>
          </table:table-cell>
          <table:table-cell table:formula="of:=[.D1311]+10" office:value-type="float" office:value="13.125">
            <text:p>13.125</text:p>
          </table:table-cell>
          <table:table-cell table:formula="of:=[.E1311]+15" office:value-type="float" office:value="18.437">
            <text:p>18.437</text:p>
          </table:table-cell>
        </table:table-row>
        <table:table-row table:style-name="ro2">
          <table:table-cell office:value-type="float" office:value="1309">
            <text:p>1309</text:p>
          </table:table-cell>
          <table:table-cell office:value-type="float" office:value="2.812">
            <text:p>2.81E+000</text:p>
          </table:table-cell>
          <table:table-cell table:number-columns-repeated="2" office:value-type="float" office:value="3.593">
            <text:p>3.59E+000</text:p>
          </table:table-cell>
          <table:table-cell office:value-type="float" office:value="3.75">
            <text:p>3.75E+000</text:p>
          </table:table-cell>
          <table:table-cell table:number-columns-repeated="3"/>
          <table:table-cell table:formula="of:=[.I1311]+[.$G$2]" office:value-type="float" office:value="0.0000327249980574434">
            <text:p>0.000032725</text:p>
          </table:table-cell>
          <table:table-cell table:formula="of:=[.B1312]" office:value-type="float" office:value="2.812">
            <text:p>2.81E+000</text:p>
          </table:table-cell>
          <table:table-cell table:formula="of:=[.C1312]+5" office:value-type="float" office:value="8.593">
            <text:p>8.593</text:p>
          </table:table-cell>
          <table:table-cell table:formula="of:=[.D1312]+10" office:value-type="float" office:value="13.593">
            <text:p>13.593</text:p>
          </table:table-cell>
          <table:table-cell table:formula="of:=[.E1312]+15" office:value-type="float" office:value="18.75">
            <text:p>18.75</text:p>
          </table:table-cell>
        </table:table-row>
        <table:table-row table:style-name="ro2">
          <table:table-cell office:value-type="float" office:value="1310">
            <text:p>1310</text:p>
          </table:table-cell>
          <table:table-cell office:value-type="float" office:value="2.812">
            <text:p>2.81E+000</text:p>
          </table:table-cell>
          <table:table-cell table:number-columns-repeated="2" office:value-type="float" office:value="3.593">
            <text:p>3.59E+000</text:p>
          </table:table-cell>
          <table:table-cell office:value-type="float" office:value="3.281">
            <text:p>3.28E+000</text:p>
          </table:table-cell>
          <table:table-cell table:number-columns-repeated="3"/>
          <table:table-cell table:formula="of:=[.I1312]+[.$G$2]" office:value-type="float" office:value="0.0000327499980559594">
            <text:p>0.00003275</text:p>
          </table:table-cell>
          <table:table-cell table:formula="of:=[.B1313]" office:value-type="float" office:value="2.812">
            <text:p>2.81E+000</text:p>
          </table:table-cell>
          <table:table-cell table:formula="of:=[.C1313]+5" office:value-type="float" office:value="8.593">
            <text:p>8.593</text:p>
          </table:table-cell>
          <table:table-cell table:formula="of:=[.D1313]+10" office:value-type="float" office:value="13.593">
            <text:p>13.593</text:p>
          </table:table-cell>
          <table:table-cell table:formula="of:=[.E1313]+15" office:value-type="float" office:value="18.281">
            <text:p>18.281</text:p>
          </table:table-cell>
        </table:table-row>
        <table:table-row table:style-name="ro2">
          <table:table-cell office:value-type="float" office:value="1311">
            <text:p>1311</text:p>
          </table:table-cell>
          <table:table-cell office:value-type="float" office:value="3.281">
            <text:p>3.28E+000</text:p>
          </table:table-cell>
          <table:table-cell office:value-type="float" office:value="4.062">
            <text:p>4.06E+000</text:p>
          </table:table-cell>
          <table:table-cell office:value-type="float" office:value="2.968">
            <text:p>2.97E+000</text:p>
          </table:table-cell>
          <table:table-cell office:value-type="float" office:value="3.75">
            <text:p>3.75E+000</text:p>
          </table:table-cell>
          <table:table-cell table:number-columns-repeated="3"/>
          <table:table-cell table:formula="of:=[.I1313]+[.$G$2]" office:value-type="float" office:value="0.0000327749980544754">
            <text:p>0.000032775</text:p>
          </table:table-cell>
          <table:table-cell table:formula="of:=[.B1314]" office:value-type="float" office:value="3.281">
            <text:p>3.28E+000</text:p>
          </table:table-cell>
          <table:table-cell table:formula="of:=[.C1314]+5" office:value-type="float" office:value="9.062">
            <text:p>9.062</text:p>
          </table:table-cell>
          <table:table-cell table:formula="of:=[.D1314]+10" office:value-type="float" office:value="12.968">
            <text:p>12.968</text:p>
          </table:table-cell>
          <table:table-cell table:formula="of:=[.E1314]+15" office:value-type="float" office:value="18.75">
            <text:p>18.75</text:p>
          </table:table-cell>
        </table:table-row>
        <table:table-row table:style-name="ro2">
          <table:table-cell office:value-type="float" office:value="1312">
            <text:p>1312</text:p>
          </table:table-cell>
          <table:table-cell office:value-type="float" office:value="3.281">
            <text:p>3.28E+000</text:p>
          </table:table-cell>
          <table:table-cell office:value-type="float" office:value="4.062">
            <text:p>4.06E+000</text:p>
          </table:table-cell>
          <table:table-cell office:value-type="float" office:value="3.75">
            <text:p>3.75E+000</text:p>
          </table:table-cell>
          <table:table-cell office:value-type="float" office:value="3.593">
            <text:p>3.59E+000</text:p>
          </table:table-cell>
          <table:table-cell table:number-columns-repeated="3"/>
          <table:table-cell table:formula="of:=[.I1314]+[.$G$2]" office:value-type="float" office:value="0.0000327999980529914">
            <text:p>0.0000328</text:p>
          </table:table-cell>
          <table:table-cell table:formula="of:=[.B1315]" office:value-type="float" office:value="3.281">
            <text:p>3.28E+000</text:p>
          </table:table-cell>
          <table:table-cell table:formula="of:=[.C1315]+5" office:value-type="float" office:value="9.062">
            <text:p>9.062</text:p>
          </table:table-cell>
          <table:table-cell table:formula="of:=[.D1315]+10" office:value-type="float" office:value="13.75">
            <text:p>13.75</text:p>
          </table:table-cell>
          <table:table-cell table:formula="of:=[.E1315]+15" office:value-type="float" office:value="18.593">
            <text:p>18.593</text:p>
          </table:table-cell>
        </table:table-row>
        <table:table-row table:style-name="ro2">
          <table:table-cell office:value-type="float" office:value="1313">
            <text:p>1313</text:p>
          </table:table-cell>
          <table:table-cell office:value-type="float" office:value="-1.093">
            <text:p>-1.09E+000</text:p>
          </table:table-cell>
          <table:table-cell office:value-type="float" office:value="3.281">
            <text:p>3.28E+000</text:p>
          </table:table-cell>
          <table:table-cell office:value-type="float" office:value="2.968">
            <text:p>2.97E+000</text:p>
          </table:table-cell>
          <table:table-cell office:value-type="float" office:value="3.281">
            <text:p>3.28E+000</text:p>
          </table:table-cell>
          <table:table-cell table:number-columns-repeated="3"/>
          <table:table-cell table:formula="of:=[.I1315]+[.$G$2]" office:value-type="float" office:value="0.0000328249980515074">
            <text:p>0.000032825</text:p>
          </table:table-cell>
          <table:table-cell table:formula="of:=[.B1316]" office:value-type="float" office:value="-1.093">
            <text:p>-1.09E+000</text:p>
          </table:table-cell>
          <table:table-cell table:formula="of:=[.C1316]+5" office:value-type="float" office:value="8.281">
            <text:p>8.281</text:p>
          </table:table-cell>
          <table:table-cell table:formula="of:=[.D1316]+10" office:value-type="float" office:value="12.968">
            <text:p>12.968</text:p>
          </table:table-cell>
          <table:table-cell table:formula="of:=[.E1316]+15" office:value-type="float" office:value="18.281">
            <text:p>18.281</text:p>
          </table:table-cell>
        </table:table-row>
        <table:table-row table:style-name="ro2">
          <table:table-cell office:value-type="float" office:value="1314">
            <text:p>1314</text:p>
          </table:table-cell>
          <table:table-cell office:value-type="float" office:value="0">
            <text:p>0.00E+000</text:p>
          </table:table-cell>
          <table:table-cell office:value-type="float" office:value="4.062">
            <text:p>4.06E+000</text:p>
          </table:table-cell>
          <table:table-cell office:value-type="float" office:value="3.125">
            <text:p>3.13E+000</text:p>
          </table:table-cell>
          <table:table-cell office:value-type="float" office:value="3.281">
            <text:p>3.28E+000</text:p>
          </table:table-cell>
          <table:table-cell table:number-columns-repeated="3"/>
          <table:table-cell table:formula="of:=[.I1316]+[.$G$2]" office:value-type="float" office:value="0.0000328499980500234">
            <text:p>0.00003285</text:p>
          </table:table-cell>
          <table:table-cell table:formula="of:=[.B1317]" office:value-type="float" office:value="0">
            <text:p>0.00E+000</text:p>
          </table:table-cell>
          <table:table-cell table:formula="of:=[.C1317]+5" office:value-type="float" office:value="9.062">
            <text:p>9.062</text:p>
          </table:table-cell>
          <table:table-cell table:formula="of:=[.D1317]+10" office:value-type="float" office:value="13.125">
            <text:p>13.125</text:p>
          </table:table-cell>
          <table:table-cell table:formula="of:=[.E1317]+15" office:value-type="float" office:value="18.281">
            <text:p>18.281</text:p>
          </table:table-cell>
        </table:table-row>
        <table:table-row table:style-name="ro2">
          <table:table-cell office:value-type="float" office:value="1315">
            <text:p>1315</text:p>
          </table:table-cell>
          <table:table-cell office:value-type="float" office:value="-0.625">
            <text:p>-6.25E-001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3.75">
            <text:p>3.75E+000</text:p>
          </table:table-cell>
          <table:table-cell table:number-columns-repeated="3"/>
          <table:table-cell table:formula="of:=[.I1317]+[.$G$2]" office:value-type="float" office:value="0.0000328749980485394">
            <text:p>0.000032875</text:p>
          </table:table-cell>
          <table:table-cell table:formula="of:=[.B1318]" office:value-type="float" office:value="-0.625">
            <text:p>-6.25E-001</text:p>
          </table:table-cell>
          <table:table-cell table:formula="of:=[.C1318]+5" office:value-type="float" office:value="8.437">
            <text:p>8.437</text:p>
          </table:table-cell>
          <table:table-cell table:formula="of:=[.D1318]+10" office:value-type="float" office:value="13.593">
            <text:p>13.593</text:p>
          </table:table-cell>
          <table:table-cell table:formula="of:=[.E1318]+15" office:value-type="float" office:value="18.75">
            <text:p>18.75</text:p>
          </table:table-cell>
        </table:table-row>
        <table:table-row table:style-name="ro2">
          <table:table-cell office:value-type="float" office:value="1316">
            <text:p>1316</text:p>
          </table:table-cell>
          <table:table-cell office:value-type="float" office:value="0">
            <text:p>0.00E+000</text:p>
          </table:table-cell>
          <table:table-cell office:value-type="float" office:value="4.062">
            <text:p>4.06E+000</text:p>
          </table:table-cell>
          <table:table-cell office:value-type="float" office:value="3.125">
            <text:p>3.13E+000</text:p>
          </table:table-cell>
          <table:table-cell office:value-type="float" office:value="3.593">
            <text:p>3.59E+000</text:p>
          </table:table-cell>
          <table:table-cell table:number-columns-repeated="3"/>
          <table:table-cell table:formula="of:=[.I1318]+[.$G$2]" office:value-type="float" office:value="0.0000328999980470554">
            <text:p>0.0000329</text:p>
          </table:table-cell>
          <table:table-cell table:formula="of:=[.B1319]" office:value-type="float" office:value="0">
            <text:p>0.00E+000</text:p>
          </table:table-cell>
          <table:table-cell table:formula="of:=[.C1319]+5" office:value-type="float" office:value="9.062">
            <text:p>9.062</text:p>
          </table:table-cell>
          <table:table-cell table:formula="of:=[.D1319]+10" office:value-type="float" office:value="13.125">
            <text:p>13.125</text:p>
          </table:table-cell>
          <table:table-cell table:formula="of:=[.E1319]+15" office:value-type="float" office:value="18.593">
            <text:p>18.593</text:p>
          </table:table-cell>
        </table:table-row>
        <table:table-row table:style-name="ro2">
          <table:table-cell office:value-type="float" office:value="1317">
            <text:p>1317</text:p>
          </table:table-cell>
          <table:table-cell office:value-type="float" office:value="-0.625">
            <text:p>-6.25E-001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3.125">
            <text:p>3.13E+000</text:p>
          </table:table-cell>
          <table:table-cell table:number-columns-repeated="3"/>
          <table:table-cell table:formula="of:=[.I1319]+[.$G$2]" office:value-type="float" office:value="0.0000329249980455714">
            <text:p>0.000032925</text:p>
          </table:table-cell>
          <table:table-cell table:formula="of:=[.B1320]" office:value-type="float" office:value="-0.625">
            <text:p>-6.25E-001</text:p>
          </table:table-cell>
          <table:table-cell table:formula="of:=[.C1320]+5" office:value-type="float" office:value="8.437">
            <text:p>8.437</text:p>
          </table:table-cell>
          <table:table-cell table:formula="of:=[.D1320]+10" office:value-type="float" office:value="13.593">
            <text:p>13.593</text:p>
          </table:table-cell>
          <table:table-cell table:formula="of:=[.E1320]+15" office:value-type="float" office:value="18.125">
            <text:p>18.125</text:p>
          </table:table-cell>
        </table:table-row>
        <table:table-row table:style-name="ro2">
          <table:table-cell office:value-type="float" office:value="1318">
            <text:p>1318</text:p>
          </table:table-cell>
          <table:table-cell office:value-type="float" office:value="-0.4687">
            <text:p>-4.69E-001</text:p>
          </table:table-cell>
          <table:table-cell office:value-type="float" office:value="3.281">
            <text:p>3.28E+000</text:p>
          </table:table-cell>
          <table:table-cell office:value-type="float" office:value="2.812">
            <text:p>2.81E+000</text:p>
          </table:table-cell>
          <table:table-cell office:value-type="float" office:value="3.75">
            <text:p>3.75E+000</text:p>
          </table:table-cell>
          <table:table-cell table:number-columns-repeated="3"/>
          <table:table-cell table:formula="of:=[.I1320]+[.$G$2]" office:value-type="float" office:value="0.0000329499980440874">
            <text:p>0.00003295</text:p>
          </table:table-cell>
          <table:table-cell table:formula="of:=[.B1321]" office:value-type="float" office:value="-0.4687">
            <text:p>-4.69E-001</text:p>
          </table:table-cell>
          <table:table-cell table:formula="of:=[.C1321]+5" office:value-type="float" office:value="8.281">
            <text:p>8.281</text:p>
          </table:table-cell>
          <table:table-cell table:formula="of:=[.D1321]+10" office:value-type="float" office:value="12.812">
            <text:p>12.812</text:p>
          </table:table-cell>
          <table:table-cell table:formula="of:=[.E1321]+15" office:value-type="float" office:value="18.75">
            <text:p>18.75</text:p>
          </table:table-cell>
        </table:table-row>
        <table:table-row table:style-name="ro2">
          <table:table-cell office:value-type="float" office:value="1319">
            <text:p>1319</text:p>
          </table:table-cell>
          <table:table-cell office:value-type="float" office:value="3.906">
            <text:p>3.91E+000</text:p>
          </table:table-cell>
          <table:table-cell office:value-type="float" office:value="4.218">
            <text:p>4.22E+000</text:p>
          </table:table-cell>
          <table:table-cell office:value-type="float" office:value="3.75">
            <text:p>3.75E+000</text:p>
          </table:table-cell>
          <table:table-cell office:value-type="float" office:value="3.281">
            <text:p>3.28E+000</text:p>
          </table:table-cell>
          <table:table-cell table:number-columns-repeated="3"/>
          <table:table-cell table:formula="of:=[.I1321]+[.$G$2]" office:value-type="float" office:value="0.0000329749980426034">
            <text:p>0.000032975</text:p>
          </table:table-cell>
          <table:table-cell table:formula="of:=[.B1322]" office:value-type="float" office:value="3.906">
            <text:p>3.91E+000</text:p>
          </table:table-cell>
          <table:table-cell table:formula="of:=[.C1322]+5" office:value-type="float" office:value="9.218">
            <text:p>9.218</text:p>
          </table:table-cell>
          <table:table-cell table:formula="of:=[.D1322]+10" office:value-type="float" office:value="13.75">
            <text:p>13.75</text:p>
          </table:table-cell>
          <table:table-cell table:formula="of:=[.E1322]+15" office:value-type="float" office:value="18.281">
            <text:p>18.281</text:p>
          </table:table-cell>
        </table:table-row>
        <table:table-row table:style-name="ro2">
          <table:table-cell office:value-type="float" office:value="1320">
            <text:p>1320</text:p>
          </table:table-cell>
          <table:table-cell office:value-type="float" office:value="2.812">
            <text:p>2.81E+000</text:p>
          </table:table-cell>
          <table:table-cell office:value-type="float" office:value="3.437">
            <text:p>3.44E+000</text:p>
          </table:table-cell>
          <table:table-cell office:value-type="float" office:value="3.75">
            <text:p>3.75E+000</text:p>
          </table:table-cell>
          <table:table-cell office:value-type="float" office:value="3.593">
            <text:p>3.59E+000</text:p>
          </table:table-cell>
          <table:table-cell table:number-columns-repeated="3"/>
          <table:table-cell table:formula="of:=[.I1322]+[.$G$2]" office:value-type="float" office:value="0.0000329999980411193">
            <text:p>0.000033</text:p>
          </table:table-cell>
          <table:table-cell table:formula="of:=[.B1323]" office:value-type="float" office:value="2.812">
            <text:p>2.81E+000</text:p>
          </table:table-cell>
          <table:table-cell table:formula="of:=[.C1323]+5" office:value-type="float" office:value="8.437">
            <text:p>8.437</text:p>
          </table:table-cell>
          <table:table-cell table:formula="of:=[.D1323]+10" office:value-type="float" office:value="13.75">
            <text:p>13.75</text:p>
          </table:table-cell>
          <table:table-cell table:formula="of:=[.E1323]+15" office:value-type="float" office:value="18.593">
            <text:p>18.593</text:p>
          </table:table-cell>
        </table:table-row>
        <table:table-row table:style-name="ro2">
          <table:table-cell office:value-type="float" office:value="1321">
            <text:p>1321</text:p>
          </table:table-cell>
          <table:table-cell office:value-type="float" office:value="3.437">
            <text:p>3.44E+000</text:p>
          </table:table-cell>
          <table:table-cell office:value-type="float" office:value="4.062">
            <text:p>4.06E+000</text:p>
          </table:table-cell>
          <table:table-cell office:value-type="float" office:value="2.968">
            <text:p>2.97E+000</text:p>
          </table:table-cell>
          <table:table-cell office:value-type="float" office:value="3.437">
            <text:p>3.44E+000</text:p>
          </table:table-cell>
          <table:table-cell table:number-columns-repeated="3"/>
          <table:table-cell table:formula="of:=[.I1323]+[.$G$2]" office:value-type="float" office:value="0.0000330249980396353">
            <text:p>0.000033025</text:p>
          </table:table-cell>
          <table:table-cell table:formula="of:=[.B1324]" office:value-type="float" office:value="3.437">
            <text:p>3.44E+000</text:p>
          </table:table-cell>
          <table:table-cell table:formula="of:=[.C1324]+5" office:value-type="float" office:value="9.062">
            <text:p>9.062</text:p>
          </table:table-cell>
          <table:table-cell table:formula="of:=[.D1324]+10" office:value-type="float" office:value="12.968">
            <text:p>12.968</text:p>
          </table:table-cell>
          <table:table-cell table:formula="of:=[.E1324]+15" office:value-type="float" office:value="18.437">
            <text:p>18.437</text:p>
          </table:table-cell>
        </table:table-row>
        <table:table-row table:style-name="ro2">
          <table:table-cell office:value-type="float" office:value="1322">
            <text:p>1322</text:p>
          </table:table-cell>
          <table:table-cell office:value-type="float" office:value="2.812">
            <text:p>2.81E+000</text:p>
          </table:table-cell>
          <table:table-cell office:value-type="float" office:value="4.375">
            <text:p>4.38E+000</text:p>
          </table:table-cell>
          <table:table-cell office:value-type="float" office:value="2.968">
            <text:p>2.97E+000</text:p>
          </table:table-cell>
          <table:table-cell office:value-type="float" office:value="3.75">
            <text:p>3.75E+000</text:p>
          </table:table-cell>
          <table:table-cell table:number-columns-repeated="3"/>
          <table:table-cell table:formula="of:=[.I1324]+[.$G$2]" office:value-type="float" office:value="0.0000330499980381513">
            <text:p>0.00003305</text:p>
          </table:table-cell>
          <table:table-cell table:formula="of:=[.B1325]" office:value-type="float" office:value="2.812">
            <text:p>2.81E+000</text:p>
          </table:table-cell>
          <table:table-cell table:formula="of:=[.C1325]+5" office:value-type="float" office:value="9.375">
            <text:p>9.375</text:p>
          </table:table-cell>
          <table:table-cell table:formula="of:=[.D1325]+10" office:value-type="float" office:value="12.968">
            <text:p>12.968</text:p>
          </table:table-cell>
          <table:table-cell table:formula="of:=[.E1325]+15" office:value-type="float" office:value="18.75">
            <text:p>18.75</text:p>
          </table:table-cell>
        </table:table-row>
        <table:table-row table:style-name="ro2">
          <table:table-cell office:value-type="float" office:value="1323">
            <text:p>1323</text:p>
          </table:table-cell>
          <table:table-cell office:value-type="float" office:value="3.593">
            <text:p>3.59E+000</text:p>
          </table:table-cell>
          <table:table-cell office:value-type="float" office:value="3.281">
            <text:p>3.28E+000</text:p>
          </table:table-cell>
          <table:table-cell office:value-type="float" office:value="3.75">
            <text:p>3.75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325]+[.$G$2]" office:value-type="float" office:value="0.0000330749980366673">
            <text:p>0.000033075</text:p>
          </table:table-cell>
          <table:table-cell table:formula="of:=[.B1326]" office:value-type="float" office:value="3.593">
            <text:p>3.59E+000</text:p>
          </table:table-cell>
          <table:table-cell table:formula="of:=[.C1326]+5" office:value-type="float" office:value="8.281">
            <text:p>8.281</text:p>
          </table:table-cell>
          <table:table-cell table:formula="of:=[.D1326]+10" office:value-type="float" office:value="13.75">
            <text:p>13.75</text:p>
          </table:table-cell>
          <table:table-cell table:formula="of:=[.E1326]+15" office:value-type="float" office:value="15.3125">
            <text:p>15.3125</text:p>
          </table:table-cell>
        </table:table-row>
        <table:table-row table:style-name="ro2">
          <table:table-cell office:value-type="float" office:value="1324">
            <text:p>1324</text:p>
          </table:table-cell>
          <table:table-cell office:value-type="float" office:value="3.281">
            <text:p>3.28E+000</text:p>
          </table:table-cell>
          <table:table-cell office:value-type="float" office:value="4.062">
            <text:p>4.06E+000</text:p>
          </table:table-cell>
          <table:table-cell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326]+[.$G$2]" office:value-type="float" office:value="0.0000330999980351833">
            <text:p>0.0000331</text:p>
          </table:table-cell>
          <table:table-cell table:formula="of:=[.B1327]" office:value-type="float" office:value="3.281">
            <text:p>3.28E+000</text:p>
          </table:table-cell>
          <table:table-cell table:formula="of:=[.C1327]+5" office:value-type="float" office:value="9.062">
            <text:p>9.062</text:p>
          </table:table-cell>
          <table:table-cell table:formula="of:=[.D1327]+10" office:value-type="float" office:value="13.437">
            <text:p>13.437</text:p>
          </table:table-cell>
          <table:table-cell table:formula="of:=[.E1327]+15" office:value-type="float" office:value="15.1562">
            <text:p>15.1562</text:p>
          </table:table-cell>
        </table:table-row>
        <table:table-row table:style-name="ro2">
          <table:table-cell office:value-type="float" office:value="1325">
            <text:p>1325</text:p>
          </table:table-cell>
          <table:table-cell office:value-type="float" office:value="2.656">
            <text:p>2.66E+000</text:p>
          </table:table-cell>
          <table:table-cell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327]+[.$G$2]" office:value-type="float" office:value="0.0000331249980336993">
            <text:p>0.000033125</text:p>
          </table:table-cell>
          <table:table-cell table:formula="of:=[.B1328]" office:value-type="float" office:value="2.656">
            <text:p>2.66E+000</text:p>
          </table:table-cell>
          <table:table-cell table:formula="of:=[.C1328]+5" office:value-type="float" office:value="8.437">
            <text:p>8.437</text:p>
          </table:table-cell>
          <table:table-cell table:formula="of:=[.D1328]+10" office:value-type="float" office:value="12.968">
            <text:p>12.968</text:p>
          </table:table-cell>
          <table:table-cell table:formula="of:=[.E1328]+15" office:value-type="float" office:value="15.4687">
            <text:p>15.4687</text:p>
          </table:table-cell>
        </table:table-row>
        <table:table-row table:style-name="ro2">
          <table:table-cell office:value-type="float" office:value="1326">
            <text:p>1326</text:p>
          </table:table-cell>
          <table:table-cell office:value-type="float" office:value="2.343">
            <text:p>2.34E+000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328]+[.$G$2]" office:value-type="float" office:value="0.0000331499980322153">
            <text:p>0.00003315</text:p>
          </table:table-cell>
          <table:table-cell table:formula="of:=[.B1329]" office:value-type="float" office:value="2.343">
            <text:p>2.34E+000</text:p>
          </table:table-cell>
          <table:table-cell table:formula="of:=[.C1329]+5" office:value-type="float" office:value="9.218">
            <text:p>9.218</text:p>
          </table:table-cell>
          <table:table-cell table:formula="of:=[.D1329]+10" office:value-type="float" office:value="13.593">
            <text:p>13.593</text:p>
          </table:table-cell>
          <table:table-cell table:formula="of:=[.E1329]+15" office:value-type="float" office:value="15.4687">
            <text:p>15.4687</text:p>
          </table:table-cell>
        </table:table-row>
        <table:table-row table:style-name="ro2">
          <table:table-cell office:value-type="float" office:value="1327">
            <text:p>1327</text:p>
          </table:table-cell>
          <table:table-cell office:value-type="float" office:value="-1.093">
            <text:p>-1.09E+000</text:p>
          </table:table-cell>
          <table:table-cell office:value-type="float" office:value="3.281">
            <text:p>3.28E+000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329]+[.$G$2]" office:value-type="float" office:value="0.0000331749980307313">
            <text:p>0.000033175</text:p>
          </table:table-cell>
          <table:table-cell table:formula="of:=[.B1330]" office:value-type="float" office:value="-1.093">
            <text:p>-1.09E+000</text:p>
          </table:table-cell>
          <table:table-cell table:formula="of:=[.C1330]+5" office:value-type="float" office:value="8.281">
            <text:p>8.281</text:p>
          </table:table-cell>
          <table:table-cell table:formula="of:=[.D1330]+10" office:value-type="float" office:value="12.968">
            <text:p>12.968</text:p>
          </table:table-cell>
          <table:table-cell table:formula="of:=[.E1330]+15" office:value-type="float" office:value="15.1562">
            <text:p>15.1562</text:p>
          </table:table-cell>
        </table:table-row>
        <table:table-row table:style-name="ro2">
          <table:table-cell office:value-type="float" office:value="1328">
            <text:p>1328</text:p>
          </table:table-cell>
          <table:table-cell office:value-type="float" office:value="-0.625">
            <text:p>-6.25E-001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330]+[.$G$2]" office:value-type="float" office:value="0.0000331999980292473">
            <text:p>0.0000332</text:p>
          </table:table-cell>
          <table:table-cell table:formula="of:=[.B1331]" office:value-type="float" office:value="-0.625">
            <text:p>-6.25E-001</text:p>
          </table:table-cell>
          <table:table-cell table:formula="of:=[.C1331]+5" office:value-type="float" office:value="8.437">
            <text:p>8.437</text:p>
          </table:table-cell>
          <table:table-cell table:formula="of:=[.D1331]+10" office:value-type="float" office:value="13.593">
            <text:p>13.593</text:p>
          </table:table-cell>
          <table:table-cell table:formula="of:=[.E1331]+15" office:value-type="float" office:value="15.4687">
            <text:p>15.4687</text:p>
          </table:table-cell>
        </table:table-row>
        <table:table-row table:style-name="ro2">
          <table:table-cell office:value-type="float" office:value="1329">
            <text:p>1329</text:p>
          </table:table-cell>
          <table:table-cell office:value-type="float" office:value="0">
            <text:p>0.00E+000</text:p>
          </table:table-cell>
          <table:table-cell office:value-type="float" office:value="4.062">
            <text:p>4.06E+000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331]+[.$G$2]" office:value-type="float" office:value="0.0000332249980277633">
            <text:p>0.000033225</text:p>
          </table:table-cell>
          <table:table-cell table:formula="of:=[.B1332]" office:value-type="float" office:value="0">
            <text:p>0.00E+000</text:p>
          </table:table-cell>
          <table:table-cell table:formula="of:=[.C1332]+5" office:value-type="float" office:value="9.062">
            <text:p>9.062</text:p>
          </table:table-cell>
          <table:table-cell table:formula="of:=[.D1332]+10" office:value-type="float" office:value="12.968">
            <text:p>12.968</text:p>
          </table:table-cell>
          <table:table-cell table:formula="of:=[.E1332]+15" office:value-type="float" office:value="15">
            <text:p>15</text:p>
          </table:table-cell>
        </table:table-row>
        <table:table-row table:style-name="ro2">
          <table:table-cell office:value-type="float" office:value="1330">
            <text:p>1330</text:p>
          </table:table-cell>
          <table:table-cell office:value-type="float" office:value="-0.625">
            <text:p>-6.25E-001</text:p>
          </table:table-cell>
          <table:table-cell office:value-type="float" office:value="3.906">
            <text:p>3.91E+000</text:p>
          </table:table-cell>
          <table:table-cell office:value-type="float" office:value="3.75">
            <text:p>3.75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332]+[.$G$2]" office:value-type="float" office:value="0.0000332499980262793">
            <text:p>0.00003325</text:p>
          </table:table-cell>
          <table:table-cell table:formula="of:=[.B1333]" office:value-type="float" office:value="-0.625">
            <text:p>-6.25E-001</text:p>
          </table:table-cell>
          <table:table-cell table:formula="of:=[.C1333]+5" office:value-type="float" office:value="8.906">
            <text:p>8.906</text:p>
          </table:table-cell>
          <table:table-cell table:formula="of:=[.D1333]+10" office:value-type="float" office:value="13.75">
            <text:p>13.75</text:p>
          </table:table-cell>
          <table:table-cell table:formula="of:=[.E1333]+15" office:value-type="float" office:value="15.3125">
            <text:p>15.3125</text:p>
          </table:table-cell>
        </table:table-row>
        <table:table-row table:style-name="ro2">
          <table:table-cell office:value-type="float" office:value="1331">
            <text:p>1331</text:p>
          </table:table-cell>
          <table:table-cell office:value-type="float" office:value="0.1562">
            <text:p>1.56E-001</text:p>
          </table:table-cell>
          <table:table-cell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333]+[.$G$2]" office:value-type="float" office:value="0.0000332749980247953">
            <text:p>0.000033275</text:p>
          </table:table-cell>
          <table:table-cell table:formula="of:=[.B1334]" office:value-type="float" office:value="0.1562">
            <text:p>1.56E-001</text:p>
          </table:table-cell>
          <table:table-cell table:formula="of:=[.C1334]+5" office:value-type="float" office:value="8.437">
            <text:p>8.437</text:p>
          </table:table-cell>
          <table:table-cell table:formula="of:=[.D1334]+10" office:value-type="float" office:value="12.968">
            <text:p>12.968</text:p>
          </table:table-cell>
          <table:table-cell table:formula="of:=[.E1334]+15" office:value-type="float" office:value="15.1562">
            <text:p>15.1562</text:p>
          </table:table-cell>
        </table:table-row>
        <table:table-row table:style-name="ro2">
          <table:table-cell office:value-type="float" office:value="1332">
            <text:p>1332</text:p>
          </table:table-cell>
          <table:table-cell office:value-type="float" office:value="-0.4687">
            <text:p>-4.69E-001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334]+[.$G$2]" office:value-type="float" office:value="0.0000332999980233113">
            <text:p>0.0000333</text:p>
          </table:table-cell>
          <table:table-cell table:formula="of:=[.B1335]" office:value-type="float" office:value="-0.4687">
            <text:p>-4.69E-001</text:p>
          </table:table-cell>
          <table:table-cell table:formula="of:=[.C1335]+5" office:value-type="float" office:value="8.437">
            <text:p>8.437</text:p>
          </table:table-cell>
          <table:table-cell table:formula="of:=[.D1335]+10" office:value-type="float" office:value="13.593">
            <text:p>13.593</text:p>
          </table:table-cell>
          <table:table-cell table:formula="of:=[.E1335]+15" office:value-type="float" office:value="15.4687">
            <text:p>15.4687</text:p>
          </table:table-cell>
        </table:table-row>
        <table:table-row table:style-name="ro2">
          <table:table-cell office:value-type="float" office:value="1333">
            <text:p>1333</text:p>
          </table:table-cell>
          <table:table-cell office:value-type="float" office:value="3.906">
            <text:p>3.91E+000</text:p>
          </table:table-cell>
          <table:table-cell office:value-type="float" office:value="4.218">
            <text:p>4.22E+000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335]+[.$G$2]" office:value-type="float" office:value="0.0000333249980218273">
            <text:p>0.000033325</text:p>
          </table:table-cell>
          <table:table-cell table:formula="of:=[.B1336]" office:value-type="float" office:value="3.906">
            <text:p>3.91E+000</text:p>
          </table:table-cell>
          <table:table-cell table:formula="of:=[.C1336]+5" office:value-type="float" office:value="9.218">
            <text:p>9.218</text:p>
          </table:table-cell>
          <table:table-cell table:formula="of:=[.D1336]+10" office:value-type="float" office:value="12.968">
            <text:p>12.968</text:p>
          </table:table-cell>
          <table:table-cell table:formula="of:=[.E1336]+15" office:value-type="float" office:value="15">
            <text:p>15</text:p>
          </table:table-cell>
        </table:table-row>
        <table:table-row table:style-name="ro2">
          <table:table-cell office:value-type="float" office:value="1334">
            <text:p>1334</text:p>
          </table:table-cell>
          <table:table-cell office:value-type="float" office:value="3.437">
            <text:p>3.44E+000</text:p>
          </table:table-cell>
          <table:table-cell office:value-type="float" office:value="4.062">
            <text:p>4.06E+000</text:p>
          </table:table-cell>
          <table:table-cell office:value-type="float" office:value="3.437">
            <text:p>3.44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336]+[.$G$2]" office:value-type="float" office:value="0.0000333499980203433">
            <text:p>0.00003335</text:p>
          </table:table-cell>
          <table:table-cell table:formula="of:=[.B1337]" office:value-type="float" office:value="3.437">
            <text:p>3.44E+000</text:p>
          </table:table-cell>
          <table:table-cell table:formula="of:=[.C1337]+5" office:value-type="float" office:value="9.062">
            <text:p>9.062</text:p>
          </table:table-cell>
          <table:table-cell table:formula="of:=[.D1337]+10" office:value-type="float" office:value="13.437">
            <text:p>13.437</text:p>
          </table:table-cell>
          <table:table-cell table:formula="of:=[.E1337]+15" office:value-type="float" office:value="15.3125">
            <text:p>15.3125</text:p>
          </table:table-cell>
        </table:table-row>
        <table:table-row table:style-name="ro2">
          <table:table-cell office:value-type="float" office:value="1335">
            <text:p>1335</text:p>
          </table:table-cell>
          <table:table-cell office:value-type="float" office:value="2.656">
            <text:p>2.66E+000</text:p>
          </table:table-cell>
          <table:table-cell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337]+[.$G$2]" office:value-type="float" office:value="0.0000333749980188593">
            <text:p>0.000033375</text:p>
          </table:table-cell>
          <table:table-cell table:formula="of:=[.B1338]" office:value-type="float" office:value="2.656">
            <text:p>2.66E+000</text:p>
          </table:table-cell>
          <table:table-cell table:formula="of:=[.C1338]+5" office:value-type="float" office:value="8.437">
            <text:p>8.437</text:p>
          </table:table-cell>
          <table:table-cell table:formula="of:=[.D1338]+10" office:value-type="float" office:value="12.968">
            <text:p>12.968</text:p>
          </table:table-cell>
          <table:table-cell table:formula="of:=[.E1338]+15" office:value-type="float" office:value="15.1562">
            <text:p>15.1562</text:p>
          </table:table-cell>
        </table:table-row>
        <table:table-row table:style-name="ro2">
          <table:table-cell office:value-type="float" office:value="1336">
            <text:p>1336</text:p>
          </table:table-cell>
          <table:table-cell office:value-type="float" office:value="2.812">
            <text:p>2.81E+000</text:p>
          </table:table-cell>
          <table:table-cell office:value-type="float" office:value="4.062">
            <text:p>4.06E+000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338]+[.$G$2]" office:value-type="float" office:value="0.0000333999980173753">
            <text:p>0.0000334</text:p>
          </table:table-cell>
          <table:table-cell table:formula="of:=[.B1339]" office:value-type="float" office:value="2.812">
            <text:p>2.81E+000</text:p>
          </table:table-cell>
          <table:table-cell table:formula="of:=[.C1339]+5" office:value-type="float" office:value="9.062">
            <text:p>9.062</text:p>
          </table:table-cell>
          <table:table-cell table:formula="of:=[.D1339]+10" office:value-type="float" office:value="13.125">
            <text:p>13.125</text:p>
          </table:table-cell>
          <table:table-cell table:formula="of:=[.E1339]+15" office:value-type="float" office:value="15.3125">
            <text:p>15.3125</text:p>
          </table:table-cell>
        </table:table-row>
        <table:table-row table:style-name="ro2">
          <table:table-cell office:value-type="float" office:value="1337">
            <text:p>1337</text:p>
          </table:table-cell>
          <table:table-cell table:number-columns-repeated="2"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339]+[.$G$2]" office:value-type="float" office:value="0.0000334249980158913">
            <text:p>0.000033425</text:p>
          </table:table-cell>
          <table:table-cell table:formula="of:=[.B1340]" office:value-type="float" office:value="3.437">
            <text:p>3.44E+000</text:p>
          </table:table-cell>
          <table:table-cell table:formula="of:=[.C1340]+5" office:value-type="float" office:value="8.437">
            <text:p>8.437</text:p>
          </table:table-cell>
          <table:table-cell table:formula="of:=[.D1340]+10" office:value-type="float" office:value="13.593">
            <text:p>13.593</text:p>
          </table:table-cell>
          <table:table-cell table:formula="of:=[.E1340]+15" office:value-type="float" office:value="15">
            <text:p>15</text:p>
          </table:table-cell>
        </table:table-row>
        <table:table-row table:style-name="ro2">
          <table:table-cell office:value-type="float" office:value="1338">
            <text:p>1338</text:p>
          </table:table-cell>
          <table:table-cell office:value-type="float" office:value="3.281">
            <text:p>3.28E+000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340]+[.$G$2]" office:value-type="float" office:value="0.0000334499980144073">
            <text:p>0.00003345</text:p>
          </table:table-cell>
          <table:table-cell table:formula="of:=[.B1341]" office:value-type="float" office:value="3.281">
            <text:p>3.28E+000</text:p>
          </table:table-cell>
          <table:table-cell table:formula="of:=[.C1341]+5" office:value-type="float" office:value="9.218">
            <text:p>9.218</text:p>
          </table:table-cell>
          <table:table-cell table:formula="of:=[.D1341]+10" office:value-type="float" office:value="13.593">
            <text:p>13.593</text:p>
          </table:table-cell>
          <table:table-cell table:formula="of:=[.E1341]+15" office:value-type="float" office:value="15">
            <text:p>15</text:p>
          </table:table-cell>
        </table:table-row>
        <table:table-row table:style-name="ro2">
          <table:table-cell office:value-type="float" office:value="1339">
            <text:p>1339</text:p>
          </table:table-cell>
          <table:table-cell office:value-type="float" office:value="-1.25">
            <text:p>-1.25E+000</text:p>
          </table:table-cell>
          <table:table-cell office:value-type="float" office:value="3.281">
            <text:p>3.28E+000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341]+[.$G$2]" office:value-type="float" office:value="0.0000334749980129233">
            <text:p>0.000033475</text:p>
          </table:table-cell>
          <table:table-cell table:formula="of:=[.B1342]" office:value-type="float" office:value="-1.25">
            <text:p>-1.25E+000</text:p>
          </table:table-cell>
          <table:table-cell table:formula="of:=[.C1342]+5" office:value-type="float" office:value="8.281">
            <text:p>8.281</text:p>
          </table:table-cell>
          <table:table-cell table:formula="of:=[.D1342]+10" office:value-type="float" office:value="12.968">
            <text:p>12.968</text:p>
          </table:table-cell>
          <table:table-cell table:formula="of:=[.E1342]+15" office:value-type="float" office:value="15.4687">
            <text:p>15.4687</text:p>
          </table:table-cell>
        </table:table-row>
        <table:table-row table:style-name="ro2">
          <table:table-cell office:value-type="float" office:value="1340">
            <text:p>1340</text:p>
          </table:table-cell>
          <table:table-cell office:value-type="float" office:value="0">
            <text:p>0.00E+000</text:p>
          </table:table-cell>
          <table:table-cell office:value-type="float" office:value="3.437">
            <text:p>3.44E+000</text:p>
          </table:table-cell>
          <table:table-cell office:value-type="float" office:value="3.125">
            <text:p>3.13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342]+[.$G$2]" office:value-type="float" office:value="0.0000334999980114393">
            <text:p>0.0000335</text:p>
          </table:table-cell>
          <table:table-cell table:formula="of:=[.B1343]" office:value-type="float" office:value="0">
            <text:p>0.00E+000</text:p>
          </table:table-cell>
          <table:table-cell table:formula="of:=[.C1343]+5" office:value-type="float" office:value="8.437">
            <text:p>8.437</text:p>
          </table:table-cell>
          <table:table-cell table:formula="of:=[.D1343]+10" office:value-type="float" office:value="13.125">
            <text:p>13.125</text:p>
          </table:table-cell>
          <table:table-cell table:formula="of:=[.E1343]+15" office:value-type="float" office:value="15">
            <text:p>15</text:p>
          </table:table-cell>
        </table:table-row>
        <table:table-row table:style-name="ro2">
          <table:table-cell office:value-type="float" office:value="1341">
            <text:p>1341</text:p>
          </table:table-cell>
          <table:table-cell office:value-type="float" office:value="-0.7812">
            <text:p>-7.81E-001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343]+[.$G$2]" office:value-type="float" office:value="0.0000335249980099553">
            <text:p>0.000033525</text:p>
          </table:table-cell>
          <table:table-cell table:formula="of:=[.B1344]" office:value-type="float" office:value="-0.7812">
            <text:p>-7.81E-001</text:p>
          </table:table-cell>
          <table:table-cell table:formula="of:=[.C1344]+5" office:value-type="float" office:value="9.062">
            <text:p>9.062</text:p>
          </table:table-cell>
          <table:table-cell table:formula="of:=[.D1344]+10" office:value-type="float" office:value="13.593">
            <text:p>13.593</text:p>
          </table:table-cell>
          <table:table-cell table:formula="of:=[.E1344]+15" office:value-type="float" office:value="15.3125">
            <text:p>15.3125</text:p>
          </table:table-cell>
        </table:table-row>
        <table:table-row table:style-name="ro2">
          <table:table-cell office:value-type="float" office:value="1342">
            <text:p>1342</text:p>
          </table:table-cell>
          <table:table-cell office:value-type="float" office:value="0">
            <text:p>0.00E+000</text:p>
          </table:table-cell>
          <table:table-cell office:value-type="float" office:value="4.062">
            <text:p>4.06E+000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344]+[.$G$2]" office:value-type="float" office:value="0.0000335499980084713">
            <text:p>0.00003355</text:p>
          </table:table-cell>
          <table:table-cell table:formula="of:=[.B1345]" office:value-type="float" office:value="0">
            <text:p>0.00E+000</text:p>
          </table:table-cell>
          <table:table-cell table:formula="of:=[.C1345]+5" office:value-type="float" office:value="9.062">
            <text:p>9.062</text:p>
          </table:table-cell>
          <table:table-cell table:formula="of:=[.D1345]+10" office:value-type="float" office:value="12.968">
            <text:p>12.968</text:p>
          </table:table-cell>
          <table:table-cell table:formula="of:=[.E1345]+15" office:value-type="float" office:value="15.3125">
            <text:p>15.3125</text:p>
          </table:table-cell>
        </table:table-row>
        <table:table-row table:style-name="ro2">
          <table:table-cell office:value-type="float" office:value="1343">
            <text:p>1343</text:p>
          </table:table-cell>
          <table:table-cell office:value-type="float" office:value="-0.625">
            <text:p>-6.25E-001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345]+[.$G$2]" office:value-type="float" office:value="0.0000335749980069873">
            <text:p>0.000033575</text:p>
          </table:table-cell>
          <table:table-cell table:formula="of:=[.B1346]" office:value-type="float" office:value="-0.625">
            <text:p>-6.25E-001</text:p>
          </table:table-cell>
          <table:table-cell table:formula="of:=[.C1346]+5" office:value-type="float" office:value="8.437">
            <text:p>8.437</text:p>
          </table:table-cell>
          <table:table-cell table:formula="of:=[.D1346]+10" office:value-type="float" office:value="13.593">
            <text:p>13.593</text:p>
          </table:table-cell>
          <table:table-cell table:formula="of:=[.E1346]+15" office:value-type="float" office:value="15">
            <text:p>15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-0.4687">
            <text:p>-4.69E-001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346]+[.$G$2]" office:value-type="float" office:value="0.0000335999980055033">
            <text:p>0.0000336</text:p>
          </table:table-cell>
          <table:table-cell table:formula="of:=[.B1347]" office:value-type="float" office:value="-0.4687">
            <text:p>-4.69E-001</text:p>
          </table:table-cell>
          <table:table-cell table:formula="of:=[.C1347]+5" office:value-type="float" office:value="9.062">
            <text:p>9.062</text:p>
          </table:table-cell>
          <table:table-cell table:formula="of:=[.D1347]+10" office:value-type="float" office:value="13.593">
            <text:p>13.593</text:p>
          </table:table-cell>
          <table:table-cell table:formula="of:=[.E1347]+15" office:value-type="float" office:value="15.1562">
            <text:p>15.1562</text:p>
          </table:table-cell>
        </table:table-row>
        <table:table-row table:style-name="ro2">
          <table:table-cell office:value-type="float" office:value="1345">
            <text:p>1345</text:p>
          </table:table-cell>
          <table:table-cell office:value-type="float" office:value="0.3125">
            <text:p>3.13E-001</text:p>
          </table:table-cell>
          <table:table-cell office:value-type="float" office:value="3.125">
            <text:p>3.13E+000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347]+[.$G$2]" office:value-type="float" office:value="0.0000336249980040193">
            <text:p>0.000033625</text:p>
          </table:table-cell>
          <table:table-cell table:formula="of:=[.B1348]" office:value-type="float" office:value="0.3125">
            <text:p>3.13E-001</text:p>
          </table:table-cell>
          <table:table-cell table:formula="of:=[.C1348]+5" office:value-type="float" office:value="8.125">
            <text:p>8.125</text:p>
          </table:table-cell>
          <table:table-cell table:formula="of:=[.D1348]+10" office:value-type="float" office:value="12.968">
            <text:p>12.968</text:p>
          </table:table-cell>
          <table:table-cell table:formula="of:=[.E1348]+15" office:value-type="float" office:value="15.4687">
            <text:p>15.4687</text:p>
          </table:table-cell>
        </table:table-row>
        <table:table-row table:style-name="ro2">
          <table:table-cell office:value-type="float" office:value="1346">
            <text:p>1346</text:p>
          </table:table-cell>
          <table:table-cell office:value-type="float" office:value="0.9375">
            <text:p>9.38E-001</text:p>
          </table:table-cell>
          <table:table-cell office:value-type="float" office:value="4.375">
            <text:p>4.38E+000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348]+[.$G$2]" office:value-type="float" office:value="0.0000336499980025353">
            <text:p>0.00003365</text:p>
          </table:table-cell>
          <table:table-cell table:formula="of:=[.B1349]" office:value-type="float" office:value="0.9375">
            <text:p>9.38E-001</text:p>
          </table:table-cell>
          <table:table-cell table:formula="of:=[.C1349]+5" office:value-type="float" office:value="9.375">
            <text:p>9.375</text:p>
          </table:table-cell>
          <table:table-cell table:formula="of:=[.D1349]+10" office:value-type="float" office:value="13.125">
            <text:p>13.125</text:p>
          </table:table-cell>
          <table:table-cell table:formula="of:=[.E1349]+15" office:value-type="float" office:value="15.1562">
            <text:p>15.1562</text:p>
          </table:table-cell>
        </table:table-row>
        <table:table-row table:style-name="ro2">
          <table:table-cell office:value-type="float" office:value="1347">
            <text:p>1347</text:p>
          </table:table-cell>
          <table:table-cell office:value-type="float" office:value="3.906">
            <text:p>3.91E+000</text:p>
          </table:table-cell>
          <table:table-cell office:value-type="float" office:value="3.281">
            <text:p>3.28E+000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349]+[.$G$2]" office:value-type="float" office:value="0.0000336749980010513">
            <text:p>0.000033675</text:p>
          </table:table-cell>
          <table:table-cell table:formula="of:=[.B1350]" office:value-type="float" office:value="3.906">
            <text:p>3.91E+000</text:p>
          </table:table-cell>
          <table:table-cell table:formula="of:=[.C1350]+5" office:value-type="float" office:value="8.281">
            <text:p>8.281</text:p>
          </table:table-cell>
          <table:table-cell table:formula="of:=[.D1350]+10" office:value-type="float" office:value="13.593">
            <text:p>13.593</text:p>
          </table:table-cell>
          <table:table-cell table:formula="of:=[.E1350]+15" office:value-type="float" office:value="15.4687">
            <text:p>15.4687</text:p>
          </table:table-cell>
        </table:table-row>
        <table:table-row table:style-name="ro2">
          <table:table-cell office:value-type="float" office:value="1348">
            <text:p>1348</text:p>
          </table:table-cell>
          <table:table-cell office:value-type="float" office:value="2.5">
            <text:p>2.50E+000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350]+[.$G$2]" office:value-type="float" office:value="0.0000336999979995673">
            <text:p>0.0000337</text:p>
          </table:table-cell>
          <table:table-cell table:formula="of:=[.B1351]" office:value-type="float" office:value="2.5">
            <text:p>2.50E+000</text:p>
          </table:table-cell>
          <table:table-cell table:formula="of:=[.C1351]+5" office:value-type="float" office:value="9.062">
            <text:p>9.062</text:p>
          </table:table-cell>
          <table:table-cell table:formula="of:=[.D1351]+10" office:value-type="float" office:value="13.593">
            <text:p>13.593</text:p>
          </table:table-cell>
          <table:table-cell table:formula="of:=[.E1351]+15" office:value-type="float" office:value="15.1562">
            <text:p>15.1562</text:p>
          </table:table-cell>
        </table:table-row>
        <table:table-row table:style-name="ro2">
          <table:table-cell office:value-type="float" office:value="1349">
            <text:p>1349</text:p>
          </table:table-cell>
          <table:table-cell office:value-type="float" office:value="3.437">
            <text:p>3.44E+000</text:p>
          </table:table-cell>
          <table:table-cell office:value-type="float" office:value="3.281">
            <text:p>3.28E+000</text:p>
          </table:table-cell>
          <table:table-cell table:number-columns-repeated="2" office:value-type="float" office:value="2.968">
            <text:p>2.97E+000</text:p>
          </table:table-cell>
          <table:table-cell table:number-columns-repeated="3"/>
          <table:table-cell table:formula="of:=[.I1351]+[.$G$2]" office:value-type="float" office:value="0.0000337249979980833">
            <text:p>0.000033725</text:p>
          </table:table-cell>
          <table:table-cell table:formula="of:=[.B1352]" office:value-type="float" office:value="3.437">
            <text:p>3.44E+000</text:p>
          </table:table-cell>
          <table:table-cell table:formula="of:=[.C1352]+5" office:value-type="float" office:value="8.281">
            <text:p>8.281</text:p>
          </table:table-cell>
          <table:table-cell table:formula="of:=[.D1352]+10" office:value-type="float" office:value="12.968">
            <text:p>12.968</text:p>
          </table:table-cell>
          <table:table-cell table:formula="of:=[.E1352]+15" office:value-type="float" office:value="17.968">
            <text:p>17.968</text:p>
          </table:table-cell>
        </table:table-row>
        <table:table-row table:style-name="ro2">
          <table:table-cell office:value-type="float" office:value="1350">
            <text:p>1350</text:p>
          </table:table-cell>
          <table:table-cell office:value-type="float" office:value="3.281">
            <text:p>3.28E+000</text:p>
          </table:table-cell>
          <table:table-cell office:value-type="float" office:value="3.906">
            <text:p>3.91E+000</text:p>
          </table:table-cell>
          <table:table-cell table:number-columns-repeated="2" office:value-type="float" office:value="2.968">
            <text:p>2.97E+000</text:p>
          </table:table-cell>
          <table:table-cell table:number-columns-repeated="3"/>
          <table:table-cell table:formula="of:=[.I1352]+[.$G$2]" office:value-type="float" office:value="0.0000337499979965993">
            <text:p>0.00003375</text:p>
          </table:table-cell>
          <table:table-cell table:formula="of:=[.B1353]" office:value-type="float" office:value="3.281">
            <text:p>3.28E+000</text:p>
          </table:table-cell>
          <table:table-cell table:formula="of:=[.C1353]+5" office:value-type="float" office:value="8.906">
            <text:p>8.906</text:p>
          </table:table-cell>
          <table:table-cell table:formula="of:=[.D1353]+10" office:value-type="float" office:value="12.968">
            <text:p>12.968</text:p>
          </table:table-cell>
          <table:table-cell table:formula="of:=[.E1353]+15" office:value-type="float" office:value="17.968">
            <text:p>17.968</text:p>
          </table:table-cell>
        </table:table-row>
        <table:table-row table:style-name="ro2">
          <table:table-cell office:value-type="float" office:value="1351">
            <text:p>1351</text:p>
          </table:table-cell>
          <table:table-cell office:value-type="float" office:value="2.812">
            <text:p>2.81E+000</text:p>
          </table:table-cell>
          <table:table-cell office:value-type="float" office:value="3.437">
            <text:p>3.44E+000</text:p>
          </table:table-cell>
          <table:table-cell table:number-columns-repeated="2" office:value-type="float" office:value="3.593">
            <text:p>3.59E+000</text:p>
          </table:table-cell>
          <table:table-cell table:number-columns-repeated="3"/>
          <table:table-cell table:formula="of:=[.I1353]+[.$G$2]" office:value-type="float" office:value="0.0000337749979951153">
            <text:p>0.000033775</text:p>
          </table:table-cell>
          <table:table-cell table:formula="of:=[.B1354]" office:value-type="float" office:value="2.812">
            <text:p>2.81E+000</text:p>
          </table:table-cell>
          <table:table-cell table:formula="of:=[.C1354]+5" office:value-type="float" office:value="8.437">
            <text:p>8.437</text:p>
          </table:table-cell>
          <table:table-cell table:formula="of:=[.D1354]+10" office:value-type="float" office:value="13.593">
            <text:p>13.593</text:p>
          </table:table-cell>
          <table:table-cell table:formula="of:=[.E1354]+15" office:value-type="float" office:value="18.593">
            <text:p>18.593</text:p>
          </table:table-cell>
        </table:table-row>
        <table:table-row table:style-name="ro2">
          <table:table-cell office:value-type="float" office:value="1352">
            <text:p>1352</text:p>
          </table:table-cell>
          <table:table-cell office:value-type="float" office:value="3.281">
            <text:p>3.28E+000</text:p>
          </table:table-cell>
          <table:table-cell office:value-type="float" office:value="4.218">
            <text:p>4.22E+000</text:p>
          </table:table-cell>
          <table:table-cell table:number-columns-repeated="2" office:value-type="float" office:value="3.593">
            <text:p>3.59E+000</text:p>
          </table:table-cell>
          <table:table-cell table:number-columns-repeated="3"/>
          <table:table-cell table:formula="of:=[.I1354]+[.$G$2]" office:value-type="float" office:value="0.0000337999979936313">
            <text:p>0.0000338</text:p>
          </table:table-cell>
          <table:table-cell table:formula="of:=[.B1355]" office:value-type="float" office:value="3.281">
            <text:p>3.28E+000</text:p>
          </table:table-cell>
          <table:table-cell table:formula="of:=[.C1355]+5" office:value-type="float" office:value="9.218">
            <text:p>9.218</text:p>
          </table:table-cell>
          <table:table-cell table:formula="of:=[.D1355]+10" office:value-type="float" office:value="13.593">
            <text:p>13.593</text:p>
          </table:table-cell>
          <table:table-cell table:formula="of:=[.E1355]+15" office:value-type="float" office:value="18.593">
            <text:p>18.593</text:p>
          </table:table-cell>
        </table:table-row>
        <table:table-row table:style-name="ro2">
          <table:table-cell office:value-type="float" office:value="1353">
            <text:p>1353</text:p>
          </table:table-cell>
          <table:table-cell office:value-type="float" office:value="-1.093">
            <text:p>-1.09E+000</text:p>
          </table:table-cell>
          <table:table-cell office:value-type="float" office:value="3.281">
            <text:p>3.28E+000</text:p>
          </table:table-cell>
          <table:table-cell office:value-type="float" office:value="2.968">
            <text:p>2.97E+000</text:p>
          </table:table-cell>
          <table:table-cell office:value-type="float" office:value="3.281">
            <text:p>3.28E+000</text:p>
          </table:table-cell>
          <table:table-cell table:number-columns-repeated="3"/>
          <table:table-cell table:formula="of:=[.I1355]+[.$G$2]" office:value-type="float" office:value="0.0000338249979921473">
            <text:p>0.000033825</text:p>
          </table:table-cell>
          <table:table-cell table:formula="of:=[.B1356]" office:value-type="float" office:value="-1.093">
            <text:p>-1.09E+000</text:p>
          </table:table-cell>
          <table:table-cell table:formula="of:=[.C1356]+5" office:value-type="float" office:value="8.281">
            <text:p>8.281</text:p>
          </table:table-cell>
          <table:table-cell table:formula="of:=[.D1356]+10" office:value-type="float" office:value="12.968">
            <text:p>12.968</text:p>
          </table:table-cell>
          <table:table-cell table:formula="of:=[.E1356]+15" office:value-type="float" office:value="18.281">
            <text:p>18.281</text:p>
          </table:table-cell>
        </table:table-row>
        <table:table-row table:style-name="ro2">
          <table:table-cell office:value-type="float" office:value="1354">
            <text:p>1354</text:p>
          </table:table-cell>
          <table:table-cell office:value-type="float" office:value="-0.625">
            <text:p>-6.25E-001</text:p>
          </table:table-cell>
          <table:table-cell office:value-type="float" office:value="4.062">
            <text:p>4.06E+000</text:p>
          </table:table-cell>
          <table:table-cell table:number-columns-repeated="2" office:value-type="float" office:value="3.593">
            <text:p>3.59E+000</text:p>
          </table:table-cell>
          <table:table-cell table:number-columns-repeated="3"/>
          <table:table-cell table:formula="of:=[.I1356]+[.$G$2]" office:value-type="float" office:value="0.0000338499979906633">
            <text:p>0.00003385</text:p>
          </table:table-cell>
          <table:table-cell table:formula="of:=[.B1357]" office:value-type="float" office:value="-0.625">
            <text:p>-6.25E-001</text:p>
          </table:table-cell>
          <table:table-cell table:formula="of:=[.C1357]+5" office:value-type="float" office:value="9.062">
            <text:p>9.062</text:p>
          </table:table-cell>
          <table:table-cell table:formula="of:=[.D1357]+10" office:value-type="float" office:value="13.593">
            <text:p>13.593</text:p>
          </table:table-cell>
          <table:table-cell table:formula="of:=[.E1357]+15" office:value-type="float" office:value="18.593">
            <text:p>18.593</text:p>
          </table:table-cell>
        </table:table-row>
        <table:table-row table:style-name="ro2">
          <table:table-cell office:value-type="float" office:value="1355">
            <text:p>1355</text:p>
          </table:table-cell>
          <table:table-cell office:value-type="float" office:value="0">
            <text:p>0.00E+000</text:p>
          </table:table-cell>
          <table:table-cell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3.281">
            <text:p>3.28E+000</text:p>
          </table:table-cell>
          <table:table-cell table:number-columns-repeated="3"/>
          <table:table-cell table:formula="of:=[.I1357]+[.$G$2]" office:value-type="float" office:value="0.0000338749979891793">
            <text:p>0.000033875</text:p>
          </table:table-cell>
          <table:table-cell table:formula="of:=[.B1358]" office:value-type="float" office:value="0">
            <text:p>0.00E+000</text:p>
          </table:table-cell>
          <table:table-cell table:formula="of:=[.C1358]+5" office:value-type="float" office:value="8.437">
            <text:p>8.437</text:p>
          </table:table-cell>
          <table:table-cell table:formula="of:=[.D1358]+10" office:value-type="float" office:value="12.968">
            <text:p>12.968</text:p>
          </table:table-cell>
          <table:table-cell table:formula="of:=[.E1358]+15" office:value-type="float" office:value="18.281">
            <text:p>18.281</text:p>
          </table:table-cell>
        </table:table-row>
        <table:table-row table:style-name="ro2">
          <table:table-cell office:value-type="float" office:value="1356">
            <text:p>1356</text:p>
          </table:table-cell>
          <table:table-cell office:value-type="float" office:value="-0.1562">
            <text:p>-1.56E-001</text:p>
          </table:table-cell>
          <table:table-cell office:value-type="float" office:value="4.062">
            <text:p>4.06E+000</text:p>
          </table:table-cell>
          <table:table-cell office:value-type="float" office:value="3.437">
            <text:p>3.44E+000</text:p>
          </table:table-cell>
          <table:table-cell office:value-type="float" office:value="3.281">
            <text:p>3.28E+000</text:p>
          </table:table-cell>
          <table:table-cell table:number-columns-repeated="3"/>
          <table:table-cell table:formula="of:=[.I1358]+[.$G$2]" office:value-type="float" office:value="0.0000338999979876953">
            <text:p>0.0000339</text:p>
          </table:table-cell>
          <table:table-cell table:formula="of:=[.B1359]" office:value-type="float" office:value="-0.1562">
            <text:p>-1.56E-001</text:p>
          </table:table-cell>
          <table:table-cell table:formula="of:=[.C1359]+5" office:value-type="float" office:value="9.062">
            <text:p>9.062</text:p>
          </table:table-cell>
          <table:table-cell table:formula="of:=[.D1359]+10" office:value-type="float" office:value="13.437">
            <text:p>13.437</text:p>
          </table:table-cell>
          <table:table-cell table:formula="of:=[.E1359]+15" office:value-type="float" office:value="18.281">
            <text:p>18.281</text:p>
          </table:table-cell>
        </table:table-row>
        <table:table-row table:style-name="ro2">
          <table:table-cell office:value-type="float" office:value="1357">
            <text:p>1357</text:p>
          </table:table-cell>
          <table:table-cell office:value-type="float" office:value="-0.625">
            <text:p>-6.25E-001</text:p>
          </table:table-cell>
          <table:table-cell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3.75">
            <text:p>3.75E+000</text:p>
          </table:table-cell>
          <table:table-cell table:number-columns-repeated="3"/>
          <table:table-cell table:formula="of:=[.I1359]+[.$G$2]" office:value-type="float" office:value="0.0000339249979862113">
            <text:p>0.000033925</text:p>
          </table:table-cell>
          <table:table-cell table:formula="of:=[.B1360]" office:value-type="float" office:value="-0.625">
            <text:p>-6.25E-001</text:p>
          </table:table-cell>
          <table:table-cell table:formula="of:=[.C1360]+5" office:value-type="float" office:value="8.437">
            <text:p>8.437</text:p>
          </table:table-cell>
          <table:table-cell table:formula="of:=[.D1360]+10" office:value-type="float" office:value="12.968">
            <text:p>12.968</text:p>
          </table:table-cell>
          <table:table-cell table:formula="of:=[.E1360]+15" office:value-type="float" office:value="18.75">
            <text:p>18.75</text:p>
          </table:table-cell>
        </table:table-row>
        <table:table-row table:style-name="ro2">
          <table:table-cell office:value-type="float" office:value="1358">
            <text:p>1358</text:p>
          </table:table-cell>
          <table:table-cell office:value-type="float" office:value="-0.4687">
            <text:p>-4.69E-001</text:p>
          </table:table-cell>
          <table:table-cell office:value-type="float" office:value="3.281">
            <text:p>3.28E+000</text:p>
          </table:table-cell>
          <table:table-cell office:value-type="float" office:value="2.968">
            <text:p>2.97E+000</text:p>
          </table:table-cell>
          <table:table-cell office:value-type="float" office:value="3.75">
            <text:p>3.75E+000</text:p>
          </table:table-cell>
          <table:table-cell table:number-columns-repeated="3"/>
          <table:table-cell table:formula="of:=[.I1360]+[.$G$2]" office:value-type="float" office:value="0.0000339499979847273">
            <text:p>0.00003395</text:p>
          </table:table-cell>
          <table:table-cell table:formula="of:=[.B1361]" office:value-type="float" office:value="-0.4687">
            <text:p>-4.69E-001</text:p>
          </table:table-cell>
          <table:table-cell table:formula="of:=[.C1361]+5" office:value-type="float" office:value="8.281">
            <text:p>8.281</text:p>
          </table:table-cell>
          <table:table-cell table:formula="of:=[.D1361]+10" office:value-type="float" office:value="12.968">
            <text:p>12.968</text:p>
          </table:table-cell>
          <table:table-cell table:formula="of:=[.E1361]+15" office:value-type="float" office:value="18.75">
            <text:p>18.75</text:p>
          </table:table-cell>
        </table:table-row>
        <table:table-row table:style-name="ro2">
          <table:table-cell office:value-type="float" office:value="1359">
            <text:p>1359</text:p>
          </table:table-cell>
          <table:table-cell office:value-type="float" office:value="3.906">
            <text:p>3.91E+000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3.281">
            <text:p>3.28E+000</text:p>
          </table:table-cell>
          <table:table-cell table:number-columns-repeated="3"/>
          <table:table-cell table:formula="of:=[.I1361]+[.$G$2]" office:value-type="float" office:value="0.0000339749979832433">
            <text:p>0.000033975</text:p>
          </table:table-cell>
          <table:table-cell table:formula="of:=[.B1362]" office:value-type="float" office:value="3.906">
            <text:p>3.91E+000</text:p>
          </table:table-cell>
          <table:table-cell table:formula="of:=[.C1362]+5" office:value-type="float" office:value="9.062">
            <text:p>9.062</text:p>
          </table:table-cell>
          <table:table-cell table:formula="of:=[.D1362]+10" office:value-type="float" office:value="13.593">
            <text:p>13.593</text:p>
          </table:table-cell>
          <table:table-cell table:formula="of:=[.E1362]+15" office:value-type="float" office:value="18.281">
            <text:p>18.281</text:p>
          </table:table-cell>
        </table:table-row>
        <table:table-row table:style-name="ro2">
          <table:table-cell office:value-type="float" office:value="1360">
            <text:p>1360</text:p>
          </table:table-cell>
          <table:table-cell office:value-type="float" office:value="2.812">
            <text:p>2.81E+000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3.281">
            <text:p>3.28E+000</text:p>
          </table:table-cell>
          <table:table-cell table:number-columns-repeated="3"/>
          <table:table-cell table:formula="of:=[.I1362]+[.$G$2]" office:value-type="float" office:value="0.0000339999979817593">
            <text:p>0.000034</text:p>
          </table:table-cell>
          <table:table-cell table:formula="of:=[.B1363]" office:value-type="float" office:value="2.812">
            <text:p>2.81E+000</text:p>
          </table:table-cell>
          <table:table-cell table:formula="of:=[.C1363]+5" office:value-type="float" office:value="9.062">
            <text:p>9.062</text:p>
          </table:table-cell>
          <table:table-cell table:formula="of:=[.D1363]+10" office:value-type="float" office:value="13.593">
            <text:p>13.593</text:p>
          </table:table-cell>
          <table:table-cell table:formula="of:=[.E1363]+15" office:value-type="float" office:value="18.281">
            <text:p>18.281</text:p>
          </table:table-cell>
        </table:table-row>
        <table:table-row table:style-name="ro2">
          <table:table-cell office:value-type="float" office:value="1361">
            <text:p>1361</text:p>
          </table:table-cell>
          <table:table-cell office:value-type="float" office:value="3.593">
            <text:p>3.59E+000</text:p>
          </table:table-cell>
          <table:table-cell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3.75">
            <text:p>3.75E+000</text:p>
          </table:table-cell>
          <table:table-cell table:number-columns-repeated="3"/>
          <table:table-cell table:formula="of:=[.I1363]+[.$G$2]" office:value-type="float" office:value="0.0000340249979802753">
            <text:p>0.000034025</text:p>
          </table:table-cell>
          <table:table-cell table:formula="of:=[.B1364]" office:value-type="float" office:value="3.593">
            <text:p>3.59E+000</text:p>
          </table:table-cell>
          <table:table-cell table:formula="of:=[.C1364]+5" office:value-type="float" office:value="8.437">
            <text:p>8.437</text:p>
          </table:table-cell>
          <table:table-cell table:formula="of:=[.D1364]+10" office:value-type="float" office:value="12.968">
            <text:p>12.968</text:p>
          </table:table-cell>
          <table:table-cell table:formula="of:=[.E1364]+15" office:value-type="float" office:value="18.75">
            <text:p>18.75</text:p>
          </table:table-cell>
        </table:table-row>
        <table:table-row table:style-name="ro2">
          <table:table-cell office:value-type="float" office:value="1362">
            <text:p>1362</text:p>
          </table:table-cell>
          <table:table-cell office:value-type="float" office:value="2.656">
            <text:p>2.66E+000</text:p>
          </table:table-cell>
          <table:table-cell office:value-type="float" office:value="4.062">
            <text:p>4.06E+000</text:p>
          </table:table-cell>
          <table:table-cell office:value-type="float" office:value="2.968">
            <text:p>2.97E+000</text:p>
          </table:table-cell>
          <table:table-cell office:value-type="float" office:value="3.437">
            <text:p>3.44E+000</text:p>
          </table:table-cell>
          <table:table-cell table:number-columns-repeated="3"/>
          <table:table-cell table:formula="of:=[.I1364]+[.$G$2]" office:value-type="float" office:value="0.0000340499979787913">
            <text:p>0.00003405</text:p>
          </table:table-cell>
          <table:table-cell table:formula="of:=[.B1365]" office:value-type="float" office:value="2.656">
            <text:p>2.66E+000</text:p>
          </table:table-cell>
          <table:table-cell table:formula="of:=[.C1365]+5" office:value-type="float" office:value="9.062">
            <text:p>9.062</text:p>
          </table:table-cell>
          <table:table-cell table:formula="of:=[.D1365]+10" office:value-type="float" office:value="12.968">
            <text:p>12.968</text:p>
          </table:table-cell>
          <table:table-cell table:formula="of:=[.E1365]+15" office:value-type="float" office:value="18.437">
            <text:p>18.437</text:p>
          </table:table-cell>
        </table:table-row>
        <table:table-row table:style-name="ro2">
          <table:table-cell office:value-type="float" office:value="1363">
            <text:p>1363</text:p>
          </table:table-cell>
          <table:table-cell table:number-columns-repeated="2"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3.75">
            <text:p>3.75E+000</text:p>
          </table:table-cell>
          <table:table-cell table:number-columns-repeated="3"/>
          <table:table-cell table:formula="of:=[.I1365]+[.$G$2]" office:value-type="float" office:value="0.0000340749979773073">
            <text:p>0.000034075</text:p>
          </table:table-cell>
          <table:table-cell table:formula="of:=[.B1366]" office:value-type="float" office:value="3.437">
            <text:p>3.44E+000</text:p>
          </table:table-cell>
          <table:table-cell table:formula="of:=[.C1366]+5" office:value-type="float" office:value="8.437">
            <text:p>8.437</text:p>
          </table:table-cell>
          <table:table-cell table:formula="of:=[.D1366]+10" office:value-type="float" office:value="13.593">
            <text:p>13.593</text:p>
          </table:table-cell>
          <table:table-cell table:formula="of:=[.E1366]+15" office:value-type="float" office:value="18.75">
            <text:p>18.75</text:p>
          </table:table-cell>
        </table:table-row>
        <table:table-row table:style-name="ro2">
          <table:table-cell office:value-type="float" office:value="1364">
            <text:p>1364</text:p>
          </table:table-cell>
          <table:table-cell office:value-type="float" office:value="3.437">
            <text:p>3.44E+000</text:p>
          </table:table-cell>
          <table:table-cell office:value-type="float" office:value="4.062">
            <text:p>4.06E+000</text:p>
          </table:table-cell>
          <table:table-cell office:value-type="float" office:value="3.125">
            <text:p>3.13E+000</text:p>
          </table:table-cell>
          <table:table-cell office:value-type="float" office:value="3.281">
            <text:p>3.28E+000</text:p>
          </table:table-cell>
          <table:table-cell table:number-columns-repeated="3"/>
          <table:table-cell table:formula="of:=[.I1366]+[.$G$2]" office:value-type="float" office:value="0.0000340999979758233">
            <text:p>0.0000341</text:p>
          </table:table-cell>
          <table:table-cell table:formula="of:=[.B1367]" office:value-type="float" office:value="3.437">
            <text:p>3.44E+000</text:p>
          </table:table-cell>
          <table:table-cell table:formula="of:=[.C1367]+5" office:value-type="float" office:value="9.062">
            <text:p>9.062</text:p>
          </table:table-cell>
          <table:table-cell table:formula="of:=[.D1367]+10" office:value-type="float" office:value="13.125">
            <text:p>13.125</text:p>
          </table:table-cell>
          <table:table-cell table:formula="of:=[.E1367]+15" office:value-type="float" office:value="18.281">
            <text:p>18.281</text:p>
          </table:table-cell>
        </table:table-row>
        <table:table-row table:style-name="ro2">
          <table:table-cell office:value-type="float" office:value="1365">
            <text:p>1365</text:p>
          </table:table-cell>
          <table:table-cell office:value-type="float" office:value="2.343">
            <text:p>2.34E+000</text:p>
          </table:table-cell>
          <table:table-cell office:value-type="float" office:value="3.437">
            <text:p>3.44E+000</text:p>
          </table:table-cell>
          <table:table-cell office:value-type="float" office:value="3.593">
            <text:p>3.59E+000</text:p>
          </table:table-cell>
          <table:table-cell office:value-type="float" office:value="3.75">
            <text:p>3.75E+000</text:p>
          </table:table-cell>
          <table:table-cell table:number-columns-repeated="3"/>
          <table:table-cell table:formula="of:=[.I1367]+[.$G$2]" office:value-type="float" office:value="0.0000341249979743393">
            <text:p>0.000034125</text:p>
          </table:table-cell>
          <table:table-cell table:formula="of:=[.B1368]" office:value-type="float" office:value="2.343">
            <text:p>2.34E+000</text:p>
          </table:table-cell>
          <table:table-cell table:formula="of:=[.C1368]+5" office:value-type="float" office:value="8.437">
            <text:p>8.437</text:p>
          </table:table-cell>
          <table:table-cell table:formula="of:=[.D1368]+10" office:value-type="float" office:value="13.593">
            <text:p>13.593</text:p>
          </table:table-cell>
          <table:table-cell table:formula="of:=[.E1368]+15" office:value-type="float" office:value="18.75">
            <text:p>18.75</text:p>
          </table:table-cell>
        </table:table-row>
        <table:table-row table:style-name="ro2">
          <table:table-cell office:value-type="float" office:value="1366">
            <text:p>1366</text:p>
          </table:table-cell>
          <table:table-cell office:value-type="float" office:value="2.031">
            <text:p>2.03E+000</text:p>
          </table:table-cell>
          <table:table-cell office:value-type="float" office:value="4.218">
            <text:p>4.22E+000</text:p>
          </table:table-cell>
          <table:table-cell office:value-type="float" office:value="3.593">
            <text:p>3.59E+000</text:p>
          </table:table-cell>
          <table:table-cell office:value-type="float" office:value="3.75">
            <text:p>3.75E+000</text:p>
          </table:table-cell>
          <table:table-cell table:number-columns-repeated="3"/>
          <table:table-cell table:formula="of:=[.I1368]+[.$G$2]" office:value-type="float" office:value="0.0000341499979728553">
            <text:p>0.00003415</text:p>
          </table:table-cell>
          <table:table-cell table:formula="of:=[.B1369]" office:value-type="float" office:value="2.031">
            <text:p>2.03E+000</text:p>
          </table:table-cell>
          <table:table-cell table:formula="of:=[.C1369]+5" office:value-type="float" office:value="9.218">
            <text:p>9.218</text:p>
          </table:table-cell>
          <table:table-cell table:formula="of:=[.D1369]+10" office:value-type="float" office:value="13.593">
            <text:p>13.593</text:p>
          </table:table-cell>
          <table:table-cell table:formula="of:=[.E1369]+15" office:value-type="float" office:value="18.75">
            <text:p>18.75</text:p>
          </table:table-cell>
        </table:table-row>
        <table:table-row table:style-name="ro2">
          <table:table-cell office:value-type="float" office:value="1367">
            <text:p>1367</text:p>
          </table:table-cell>
          <table:table-cell office:value-type="float" office:value="-1.093">
            <text:p>-1.09E+000</text:p>
          </table:table-cell>
          <table:table-cell office:value-type="float" office:value="3.281">
            <text:p>3.28E+000</text:p>
          </table:table-cell>
          <table:table-cell office:value-type="float" office:value="2.968">
            <text:p>2.97E+000</text:p>
          </table:table-cell>
          <table:table-cell office:value-type="float" office:value="3.281">
            <text:p>3.28E+000</text:p>
          </table:table-cell>
          <table:table-cell table:number-columns-repeated="3"/>
          <table:table-cell table:formula="of:=[.I1369]+[.$G$2]" office:value-type="float" office:value="0.0000341749979713713">
            <text:p>0.000034175</text:p>
          </table:table-cell>
          <table:table-cell table:formula="of:=[.B1370]" office:value-type="float" office:value="-1.093">
            <text:p>-1.09E+000</text:p>
          </table:table-cell>
          <table:table-cell table:formula="of:=[.C1370]+5" office:value-type="float" office:value="8.281">
            <text:p>8.281</text:p>
          </table:table-cell>
          <table:table-cell table:formula="of:=[.D1370]+10" office:value-type="float" office:value="12.968">
            <text:p>12.968</text:p>
          </table:table-cell>
          <table:table-cell table:formula="of:=[.E1370]+15" office:value-type="float" office:value="18.281">
            <text:p>18.281</text:p>
          </table:table-cell>
        </table:table-row>
        <table:table-row table:style-name="ro2">
          <table:table-cell office:value-type="float" office:value="1368">
            <text:p>1368</text:p>
          </table:table-cell>
          <table:table-cell office:value-type="float" office:value="-0.625">
            <text:p>-6.25E-001</text:p>
          </table:table-cell>
          <table:table-cell office:value-type="float" office:value="3.437">
            <text:p>3.44E+000</text:p>
          </table:table-cell>
          <table:table-cell office:value-type="float" office:value="3.125">
            <text:p>3.13E+000</text:p>
          </table:table-cell>
          <table:table-cell office:value-type="float" office:value="3.75">
            <text:p>3.75E+000</text:p>
          </table:table-cell>
          <table:table-cell table:number-columns-repeated="3"/>
          <table:table-cell table:formula="of:=[.I1370]+[.$G$2]" office:value-type="float" office:value="0.0000341999979698873">
            <text:p>0.0000342</text:p>
          </table:table-cell>
          <table:table-cell table:formula="of:=[.B1371]" office:value-type="float" office:value="-0.625">
            <text:p>-6.25E-001</text:p>
          </table:table-cell>
          <table:table-cell table:formula="of:=[.C1371]+5" office:value-type="float" office:value="8.437">
            <text:p>8.437</text:p>
          </table:table-cell>
          <table:table-cell table:formula="of:=[.D1371]+10" office:value-type="float" office:value="13.125">
            <text:p>13.125</text:p>
          </table:table-cell>
          <table:table-cell table:formula="of:=[.E1371]+15" office:value-type="float" office:value="18.75">
            <text:p>18.75</text:p>
          </table:table-cell>
        </table:table-row>
        <table:table-row table:style-name="ro2">
          <table:table-cell office:value-type="float" office:value="1369">
            <text:p>1369</text:p>
          </table:table-cell>
          <table:table-cell office:value-type="float" office:value="0">
            <text:p>0.00E+000</text:p>
          </table:table-cell>
          <table:table-cell office:value-type="float" office:value="4.062">
            <text:p>4.06E+000</text:p>
          </table:table-cell>
          <table:table-cell office:value-type="float" office:value="3.593">
            <text:p>3.59E+000</text:p>
          </table:table-cell>
          <table:table-cell office:value-type="float" office:value="3.281">
            <text:p>3.28E+000</text:p>
          </table:table-cell>
          <table:table-cell table:number-columns-repeated="3"/>
          <table:table-cell table:formula="of:=[.I1371]+[.$G$2]" office:value-type="float" office:value="0.0000342249979684033">
            <text:p>0.000034225</text:p>
          </table:table-cell>
          <table:table-cell table:formula="of:=[.B1372]" office:value-type="float" office:value="0">
            <text:p>0.00E+000</text:p>
          </table:table-cell>
          <table:table-cell table:formula="of:=[.C1372]+5" office:value-type="float" office:value="9.062">
            <text:p>9.062</text:p>
          </table:table-cell>
          <table:table-cell table:formula="of:=[.D1372]+10" office:value-type="float" office:value="13.593">
            <text:p>13.593</text:p>
          </table:table-cell>
          <table:table-cell table:formula="of:=[.E1372]+15" office:value-type="float" office:value="18.281">
            <text:p>18.281</text:p>
          </table:table-cell>
        </table:table-row>
        <table:table-row table:style-name="ro2">
          <table:table-cell office:value-type="float" office:value="1370">
            <text:p>1370</text:p>
          </table:table-cell>
          <table:table-cell office:value-type="float" office:value="0">
            <text:p>0.00E+000</text:p>
          </table:table-cell>
          <table:table-cell office:value-type="float" office:value="4.062">
            <text:p>4.06E+000</text:p>
          </table:table-cell>
          <table:table-cell table:number-columns-repeated="2" office:value-type="float" office:value="3.593">
            <text:p>3.59E+000</text:p>
          </table:table-cell>
          <table:table-cell table:number-columns-repeated="3"/>
          <table:table-cell table:formula="of:=[.I1372]+[.$G$2]" office:value-type="float" office:value="0.0000342499979669193">
            <text:p>0.00003425</text:p>
          </table:table-cell>
          <table:table-cell table:formula="of:=[.B1373]" office:value-type="float" office:value="0">
            <text:p>0.00E+000</text:p>
          </table:table-cell>
          <table:table-cell table:formula="of:=[.C1373]+5" office:value-type="float" office:value="9.062">
            <text:p>9.062</text:p>
          </table:table-cell>
          <table:table-cell table:formula="of:=[.D1373]+10" office:value-type="float" office:value="13.593">
            <text:p>13.593</text:p>
          </table:table-cell>
          <table:table-cell table:formula="of:=[.E1373]+15" office:value-type="float" office:value="18.593">
            <text:p>18.593</text:p>
          </table:table-cell>
        </table:table-row>
        <table:table-row table:style-name="ro2">
          <table:table-cell office:value-type="float" office:value="1371">
            <text:p>1371</text:p>
          </table:table-cell>
          <table:table-cell office:value-type="float" office:value="-0.625">
            <text:p>-6.25E-001</text:p>
          </table:table-cell>
          <table:table-cell office:value-type="float" office:value="3.437">
            <text:p>3.44E+000</text:p>
          </table:table-cell>
          <table:table-cell office:value-type="float" office:value="2.968">
            <text:p>2.97E+000</text:p>
          </table:table-cell>
          <table:table-cell office:value-type="float" office:value="3.281">
            <text:p>3.28E+000</text:p>
          </table:table-cell>
          <table:table-cell table:number-columns-repeated="3"/>
          <table:table-cell table:formula="of:=[.I1373]+[.$G$2]" office:value-type="float" office:value="0.0000342749979654353">
            <text:p>0.000034275</text:p>
          </table:table-cell>
          <table:table-cell table:formula="of:=[.B1374]" office:value-type="float" office:value="-0.625">
            <text:p>-6.25E-001</text:p>
          </table:table-cell>
          <table:table-cell table:formula="of:=[.C1374]+5" office:value-type="float" office:value="8.437">
            <text:p>8.437</text:p>
          </table:table-cell>
          <table:table-cell table:formula="of:=[.D1374]+10" office:value-type="float" office:value="12.968">
            <text:p>12.968</text:p>
          </table:table-cell>
          <table:table-cell table:formula="of:=[.E1374]+15" office:value-type="float" office:value="18.281">
            <text:p>18.281</text:p>
          </table:table-cell>
        </table:table-row>
        <table:table-row table:style-name="ro2">
          <table:table-cell office:value-type="float" office:value="1372">
            <text:p>1372</text:p>
          </table:table-cell>
          <table:table-cell office:value-type="float" office:value="-0.625">
            <text:p>-6.25E-001</text:p>
          </table:table-cell>
          <table:table-cell office:value-type="float" office:value="3.906">
            <text:p>3.91E+000</text:p>
          </table:table-cell>
          <table:table-cell office:value-type="float" office:value="2.968">
            <text:p>2.97E+000</text:p>
          </table:table-cell>
          <table:table-cell office:value-type="float" office:value="3.281">
            <text:p>3.28E+000</text:p>
          </table:table-cell>
          <table:table-cell table:number-columns-repeated="3"/>
          <table:table-cell table:formula="of:=[.I1374]+[.$G$2]" office:value-type="float" office:value="0.0000342999979639513">
            <text:p>0.0000343</text:p>
          </table:table-cell>
          <table:table-cell table:formula="of:=[.B1375]" office:value-type="float" office:value="-0.625">
            <text:p>-6.25E-001</text:p>
          </table:table-cell>
          <table:table-cell table:formula="of:=[.C1375]+5" office:value-type="float" office:value="8.906">
            <text:p>8.906</text:p>
          </table:table-cell>
          <table:table-cell table:formula="of:=[.D1375]+10" office:value-type="float" office:value="12.968">
            <text:p>12.968</text:p>
          </table:table-cell>
          <table:table-cell table:formula="of:=[.E1375]+15" office:value-type="float" office:value="18.281">
            <text:p>18.281</text:p>
          </table:table-cell>
        </table:table-row>
        <table:table-row table:style-name="ro2">
          <table:table-cell office:value-type="float" office:value="1373">
            <text:p>1373</text:p>
          </table:table-cell>
          <table:table-cell office:value-type="float" office:value="3.75">
            <text:p>3.75E+000</text:p>
          </table:table-cell>
          <table:table-cell office:value-type="float" office:value="-1.406">
            <text:p>-1.41E+000</text:p>
          </table:table-cell>
          <table:table-cell office:value-type="float" office:value="3.593">
            <text:p>3.59E+000</text:p>
          </table:table-cell>
          <table:table-cell office:value-type="float" office:value="3.75">
            <text:p>3.75E+000</text:p>
          </table:table-cell>
          <table:table-cell table:number-columns-repeated="3"/>
          <table:table-cell table:formula="of:=[.I1375]+[.$G$2]" office:value-type="float" office:value="0.0000343249979624673">
            <text:p>0.000034325</text:p>
          </table:table-cell>
          <table:table-cell table:formula="of:=[.B1376]" office:value-type="float" office:value="3.75">
            <text:p>3.75E+000</text:p>
          </table:table-cell>
          <table:table-cell table:formula="of:=[.C1376]+5" office:value-type="float" office:value="3.594">
            <text:p>3.594</text:p>
          </table:table-cell>
          <table:table-cell table:formula="of:=[.D1376]+10" office:value-type="float" office:value="13.593">
            <text:p>13.593</text:p>
          </table:table-cell>
          <table:table-cell table:formula="of:=[.E1376]+15" office:value-type="float" office:value="18.75">
            <text:p>18.75</text:p>
          </table:table-cell>
        </table:table-row>
        <table:table-row table:style-name="ro2">
          <table:table-cell office:value-type="float" office:value="1374">
            <text:p>1374</text:p>
          </table:table-cell>
          <table:table-cell office:value-type="float" office:value="2.656">
            <text:p>2.66E+000</text:p>
          </table:table-cell>
          <table:table-cell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3.75">
            <text:p>3.75E+000</text:p>
          </table:table-cell>
          <table:table-cell table:number-columns-repeated="3"/>
          <table:table-cell table:formula="of:=[.I1376]+[.$G$2]" office:value-type="float" office:value="0.0000343499979609833">
            <text:p>0.00003435</text:p>
          </table:table-cell>
          <table:table-cell table:formula="of:=[.B1377]" office:value-type="float" office:value="2.656">
            <text:p>2.66E+000</text:p>
          </table:table-cell>
          <table:table-cell table:formula="of:=[.C1377]+5" office:value-type="float" office:value="4.5313">
            <text:p>4.5313</text:p>
          </table:table-cell>
          <table:table-cell table:formula="of:=[.D1377]+10" office:value-type="float" office:value="12.968">
            <text:p>12.968</text:p>
          </table:table-cell>
          <table:table-cell table:formula="of:=[.E1377]+15" office:value-type="float" office:value="18.75">
            <text:p>18.75</text:p>
          </table:table-cell>
        </table:table-row>
        <table:table-row table:style-name="ro2">
          <table:table-cell office:value-type="float" office:value="1375">
            <text:p>1375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2.656">
            <text:p>2.66E+000</text:p>
          </table:table-cell>
          <table:table-cell table:number-columns-repeated="3"/>
          <table:table-cell table:formula="of:=[.I1377]+[.$G$2]" office:value-type="float" office:value="0.0000343749979594993">
            <text:p>0.000034375</text:p>
          </table:table-cell>
          <table:table-cell table:formula="of:=[.B1378]" office:value-type="float" office:value="3.593">
            <text:p>3.59E+000</text:p>
          </table:table-cell>
          <table:table-cell table:formula="of:=[.C1378]+5" office:value-type="float" office:value="5.1562">
            <text:p>5.1562</text:p>
          </table:table-cell>
          <table:table-cell table:formula="of:=[.D1378]+10" office:value-type="float" office:value="13.593">
            <text:p>13.593</text:p>
          </table:table-cell>
          <table:table-cell table:formula="of:=[.E1378]+15" office:value-type="float" office:value="17.656">
            <text:p>17.656</text:p>
          </table:table-cell>
        </table:table-row>
        <table:table-row table:style-name="ro2">
          <table:table-cell office:value-type="float" office:value="1376">
            <text:p>1376</text:p>
          </table:table-cell>
          <table:table-cell office:value-type="float" office:value="3.437">
            <text:p>3.44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2.656">
            <text:p>2.66E+000</text:p>
          </table:table-cell>
          <table:table-cell table:number-columns-repeated="3"/>
          <table:table-cell table:formula="of:=[.I1378]+[.$G$2]" office:value-type="float" office:value="0.0000343999979580153">
            <text:p>0.0000344</text:p>
          </table:table-cell>
          <table:table-cell table:formula="of:=[.B1379]" office:value-type="float" office:value="3.437">
            <text:p>3.44E+000</text:p>
          </table:table-cell>
          <table:table-cell table:formula="of:=[.C1379]+5" office:value-type="float" office:value="5.3125">
            <text:p>5.3125</text:p>
          </table:table-cell>
          <table:table-cell table:formula="of:=[.D1379]+10" office:value-type="float" office:value="13.593">
            <text:p>13.593</text:p>
          </table:table-cell>
          <table:table-cell table:formula="of:=[.E1379]+15" office:value-type="float" office:value="17.656">
            <text:p>17.656</text:p>
          </table:table-cell>
        </table:table-row>
        <table:table-row table:style-name="ro2">
          <table:table-cell office:value-type="float" office:value="1377">
            <text:p>1377</text:p>
          </table:table-cell>
          <table:table-cell office:value-type="float" office:value="2.656">
            <text:p>2.66E+000</text:p>
          </table:table-cell>
          <table:table-cell office:value-type="float" office:value="-0.625">
            <text:p>-6.25E-001</text:p>
          </table:table-cell>
          <table:table-cell office:value-type="float" office:value="2.968">
            <text:p>2.97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379]+[.$G$2]" office:value-type="float" office:value="0.0000344249979565313">
            <text:p>0.000034425</text:p>
          </table:table-cell>
          <table:table-cell table:formula="of:=[.B1380]" office:value-type="float" office:value="2.656">
            <text:p>2.66E+000</text:p>
          </table:table-cell>
          <table:table-cell table:formula="of:=[.C1380]+5" office:value-type="float" office:value="4.375">
            <text:p>4.375</text:p>
          </table:table-cell>
          <table:table-cell table:formula="of:=[.D1380]+10" office:value-type="float" office:value="12.968">
            <text:p>12.968</text:p>
          </table:table-cell>
          <table:table-cell table:formula="of:=[.E1380]+15" office:value-type="float" office:value="15.1562">
            <text:p>15.1562</text:p>
          </table:table-cell>
        </table:table-row>
        <table:table-row table:style-name="ro2">
          <table:table-cell office:value-type="float" office:value="1378">
            <text:p>1378</text:p>
          </table:table-cell>
          <table:table-cell office:value-type="float" office:value="3.281">
            <text:p>3.28E+000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380]+[.$G$2]" office:value-type="float" office:value="0.0000344499979550473">
            <text:p>0.00003445</text:p>
          </table:table-cell>
          <table:table-cell table:formula="of:=[.B1381]" office:value-type="float" office:value="3.281">
            <text:p>3.28E+000</text:p>
          </table:table-cell>
          <table:table-cell table:formula="of:=[.C1381]+5" office:value-type="float" office:value="5.1562">
            <text:p>5.1562</text:p>
          </table:table-cell>
          <table:table-cell table:formula="of:=[.D1381]+10" office:value-type="float" office:value="12.968">
            <text:p>12.968</text:p>
          </table:table-cell>
          <table:table-cell table:formula="of:=[.E1381]+15" office:value-type="float" office:value="15.3125">
            <text:p>15.3125</text:p>
          </table:table-cell>
        </table:table-row>
        <table:table-row table:style-name="ro2">
          <table:table-cell office:value-type="float" office:value="1379">
            <text:p>1379</text:p>
          </table:table-cell>
          <table:table-cell office:value-type="float" office:value="-1.093">
            <text:p>-1.09E+000</text:p>
          </table:table-cell>
          <table:table-cell office:value-type="float" office:value="-0.625">
            <text:p>-6.25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381]+[.$G$2]" office:value-type="float" office:value="0.0000344749979535633">
            <text:p>0.000034475</text:p>
          </table:table-cell>
          <table:table-cell table:formula="of:=[.B1382]" office:value-type="float" office:value="-1.093">
            <text:p>-1.09E+000</text:p>
          </table:table-cell>
          <table:table-cell table:formula="of:=[.C1382]+5" office:value-type="float" office:value="4.375">
            <text:p>4.375</text:p>
          </table:table-cell>
          <table:table-cell table:formula="of:=[.D1382]+10" office:value-type="float" office:value="13.593">
            <text:p>13.593</text:p>
          </table:table-cell>
          <table:table-cell table:formula="of:=[.E1382]+15" office:value-type="float" office:value="15.1562">
            <text:p>15.1562</text:p>
          </table:table-cell>
        </table:table-row>
        <table:table-row table:style-name="ro2">
          <table:table-cell office:value-type="float" office:value="1380">
            <text:p>1380</text:p>
          </table:table-cell>
          <table:table-cell office:value-type="float" office:value="0.1562">
            <text:p>1.56E-001</text:p>
          </table:table-cell>
          <table:table-cell office:value-type="float" office:value="-0.625">
            <text:p>-6.25E-001</text:p>
          </table:table-cell>
          <table:table-cell office:value-type="float" office:value="3.437">
            <text:p>3.44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382]+[.$G$2]" office:value-type="float" office:value="0.0000344999979520793">
            <text:p>0.0000345</text:p>
          </table:table-cell>
          <table:table-cell table:formula="of:=[.B1383]" office:value-type="float" office:value="0.1562">
            <text:p>1.56E-001</text:p>
          </table:table-cell>
          <table:table-cell table:formula="of:=[.C1383]+5" office:value-type="float" office:value="4.375">
            <text:p>4.375</text:p>
          </table:table-cell>
          <table:table-cell table:formula="of:=[.D1383]+10" office:value-type="float" office:value="13.437">
            <text:p>13.437</text:p>
          </table:table-cell>
          <table:table-cell table:formula="of:=[.E1383]+15" office:value-type="float" office:value="15">
            <text:p>15</text:p>
          </table:table-cell>
        </table:table-row>
        <table:table-row table:style-name="ro2">
          <table:table-cell office:value-type="float" office:value="1381">
            <text:p>1381</text:p>
          </table:table-cell>
          <table:table-cell office:value-type="float" office:value="-0.7812">
            <text:p>-7.81E-001</text:p>
          </table:table-cell>
          <table:table-cell office:value-type="float" office:value="0.3125">
            <text:p>3.13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383]+[.$G$2]" office:value-type="float" office:value="0.0000345249979505953">
            <text:p>0.000034525</text:p>
          </table:table-cell>
          <table:table-cell table:formula="of:=[.B1384]" office:value-type="float" office:value="-0.7812">
            <text:p>-7.81E-001</text:p>
          </table:table-cell>
          <table:table-cell table:formula="of:=[.C1384]+5" office:value-type="float" office:value="5.3125">
            <text:p>5.3125</text:p>
          </table:table-cell>
          <table:table-cell table:formula="of:=[.D1384]+10" office:value-type="float" office:value="12.968">
            <text:p>12.968</text:p>
          </table:table-cell>
          <table:table-cell table:formula="of:=[.E1384]+15" office:value-type="float" office:value="15.4687">
            <text:p>15.4687</text:p>
          </table:table-cell>
        </table:table-row>
        <table:table-row table:style-name="ro2">
          <table:table-cell office:value-type="float" office:value="1382">
            <text:p>138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3.437">
            <text:p>3.44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384]+[.$G$2]" office:value-type="float" office:value="0.0000345499979491113">
            <text:p>0.00003455</text:p>
          </table:table-cell>
          <table:table-cell table:formula="of:=[.B1385]" office:value-type="float" office:value="0">
            <text:p>0.00E+000</text:p>
          </table:table-cell>
          <table:table-cell table:formula="of:=[.C1385]+5" office:value-type="float" office:value="5">
            <text:p>5</text:p>
          </table:table-cell>
          <table:table-cell table:formula="of:=[.D1385]+10" office:value-type="float" office:value="13.437">
            <text:p>13.437</text:p>
          </table:table-cell>
          <table:table-cell table:formula="of:=[.E1385]+15" office:value-type="float" office:value="15.1562">
            <text:p>15.1562</text:p>
          </table:table-cell>
        </table:table-row>
        <table:table-row table:style-name="ro2">
          <table:table-cell office:value-type="float" office:value="1383">
            <text:p>1383</text:p>
          </table:table-cell>
          <table:table-cell office:value-type="float" office:value="-0.625">
            <text:p>-6.25E-001</text:p>
          </table:table-cell>
          <table:table-cell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385]+[.$G$2]" office:value-type="float" office:value="0.0000345749979476273">
            <text:p>0.000034575</text:p>
          </table:table-cell>
          <table:table-cell table:formula="of:=[.B1386]" office:value-type="float" office:value="-0.625">
            <text:p>-6.25E-001</text:p>
          </table:table-cell>
          <table:table-cell table:formula="of:=[.C1386]+5" office:value-type="float" office:value="4.5313">
            <text:p>4.5313</text:p>
          </table:table-cell>
          <table:table-cell table:formula="of:=[.D1386]+10" office:value-type="float" office:value="12.968">
            <text:p>12.968</text:p>
          </table:table-cell>
          <table:table-cell table:formula="of:=[.E1386]+15" office:value-type="float" office:value="15.3125">
            <text:p>15.3125</text:p>
          </table:table-cell>
        </table:table-row>
        <table:table-row table:style-name="ro2">
          <table:table-cell office:value-type="float" office:value="1384">
            <text:p>1384</text:p>
          </table:table-cell>
          <table:table-cell table:number-columns-repeated="2" office:value-type="float" office:value="-0.4687">
            <text:p>-4.69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386]+[.$G$2]" office:value-type="float" office:value="0.0000345999979461433">
            <text:p>0.0000346</text:p>
          </table:table-cell>
          <table:table-cell table:formula="of:=[.B1387]" office:value-type="float" office:value="-0.4687">
            <text:p>-4.69E-001</text:p>
          </table:table-cell>
          <table:table-cell table:formula="of:=[.C1387]+5" office:value-type="float" office:value="4.5313">
            <text:p>4.5313</text:p>
          </table:table-cell>
          <table:table-cell table:formula="of:=[.D1387]+10" office:value-type="float" office:value="13.593">
            <text:p>13.593</text:p>
          </table:table-cell>
          <table:table-cell table:formula="of:=[.E1387]+15" office:value-type="float" office:value="15.4687">
            <text:p>15.4687</text:p>
          </table:table-cell>
        </table:table-row>
        <table:table-row table:style-name="ro2">
          <table:table-cell office:value-type="float" office:value="1385">
            <text:p>1385</text:p>
          </table:table-cell>
          <table:table-cell office:value-type="float" office:value="0.3125">
            <text:p>3.13E-001</text:p>
          </table:table-cell>
          <table:table-cell office:value-type="float" office:value="0.1562">
            <text:p>1.56E-001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387]+[.$G$2]" office:value-type="float" office:value="0.0000346249979446593">
            <text:p>0.000034625</text:p>
          </table:table-cell>
          <table:table-cell table:formula="of:=[.B1388]" office:value-type="float" office:value="0.3125">
            <text:p>3.13E-001</text:p>
          </table:table-cell>
          <table:table-cell table:formula="of:=[.C1388]+5" office:value-type="float" office:value="5.1562">
            <text:p>5.1562</text:p>
          </table:table-cell>
          <table:table-cell table:formula="of:=[.D1388]+10" office:value-type="float" office:value="12.968">
            <text:p>12.968</text:p>
          </table:table-cell>
          <table:table-cell table:formula="of:=[.E1388]+15" office:value-type="float" office:value="15">
            <text:p>15</text:p>
          </table:table-cell>
        </table:table-row>
        <table:table-row table:style-name="ro2">
          <table:table-cell office:value-type="float" office:value="1386">
            <text:p>1386</text:p>
          </table:table-cell>
          <table:table-cell office:value-type="float" office:value="1.093">
            <text:p>1.09E+000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388]+[.$G$2]" office:value-type="float" office:value="0.0000346499979431753">
            <text:p>0.00003465</text:p>
          </table:table-cell>
          <table:table-cell table:formula="of:=[.B1389]" office:value-type="float" office:value="1.093">
            <text:p>1.09E+000</text:p>
          </table:table-cell>
          <table:table-cell table:formula="of:=[.C1389]+5" office:value-type="float" office:value="5.1562">
            <text:p>5.1562</text:p>
          </table:table-cell>
          <table:table-cell table:formula="of:=[.D1389]+10" office:value-type="float" office:value="13.593">
            <text:p>13.593</text:p>
          </table:table-cell>
          <table:table-cell table:formula="of:=[.E1389]+15" office:value-type="float" office:value="15">
            <text:p>15</text:p>
          </table:table-cell>
        </table:table-row>
        <table:table-row table:style-name="ro2">
          <table:table-cell office:value-type="float" office:value="1387">
            <text:p>1387</text:p>
          </table:table-cell>
          <table:table-cell office:value-type="float" office:value="4.062">
            <text:p>4.06E+000</text:p>
          </table:table-cell>
          <table:table-cell office:value-type="float" office:value="-0.625">
            <text:p>-6.25E-001</text:p>
          </table:table-cell>
          <table:table-cell office:value-type="float" office:value="2.968">
            <text:p>2.97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389]+[.$G$2]" office:value-type="float" office:value="0.0000346749979416913">
            <text:p>0.000034675</text:p>
          </table:table-cell>
          <table:table-cell table:formula="of:=[.B1390]" office:value-type="float" office:value="4.062">
            <text:p>4.06E+000</text:p>
          </table:table-cell>
          <table:table-cell table:formula="of:=[.C1390]+5" office:value-type="float" office:value="4.375">
            <text:p>4.375</text:p>
          </table:table-cell>
          <table:table-cell table:formula="of:=[.D1390]+10" office:value-type="float" office:value="12.968">
            <text:p>12.968</text:p>
          </table:table-cell>
          <table:table-cell table:formula="of:=[.E1390]+15" office:value-type="float" office:value="15.4687">
            <text:p>15.4687</text:p>
          </table:table-cell>
        </table:table-row>
        <table:table-row table:style-name="ro2">
          <table:table-cell office:value-type="float" office:value="1388">
            <text:p>1388</text:p>
          </table:table-cell>
          <table:table-cell office:value-type="float" office:value="2.812">
            <text:p>2.81E+000</text:p>
          </table:table-cell>
          <table:table-cell office:value-type="float" office:value="0">
            <text:p>0.00E+000</text:p>
          </table:table-cell>
          <table:table-cell office:value-type="float" office:value="3.125">
            <text:p>3.13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390]+[.$G$2]" office:value-type="float" office:value="0.0000346999979402073">
            <text:p>0.0000347</text:p>
          </table:table-cell>
          <table:table-cell table:formula="of:=[.B1391]" office:value-type="float" office:value="2.812">
            <text:p>2.81E+000</text:p>
          </table:table-cell>
          <table:table-cell table:formula="of:=[.C1391]+5" office:value-type="float" office:value="5">
            <text:p>5</text:p>
          </table:table-cell>
          <table:table-cell table:formula="of:=[.D1391]+10" office:value-type="float" office:value="13.125">
            <text:p>13.125</text:p>
          </table:table-cell>
          <table:table-cell table:formula="of:=[.E1391]+15" office:value-type="float" office:value="15.3125">
            <text:p>15.3125</text:p>
          </table:table-cell>
        </table:table-row>
        <table:table-row table:style-name="ro2">
          <table:table-cell office:value-type="float" office:value="1389">
            <text:p>1389</text:p>
          </table:table-cell>
          <table:table-cell office:value-type="float" office:value="3.437">
            <text:p>3.44E+000</text:p>
          </table:table-cell>
          <table:table-cell office:value-type="float" office:value="-0.4687">
            <text:p>-4.69E-001</text:p>
          </table:table-cell>
          <table:table-cell office:value-type="float" office:value="3.593">
            <text:p>3.59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391]+[.$G$2]" office:value-type="float" office:value="0.0000347249979387233">
            <text:p>0.000034725</text:p>
          </table:table-cell>
          <table:table-cell table:formula="of:=[.B1392]" office:value-type="float" office:value="3.437">
            <text:p>3.44E+000</text:p>
          </table:table-cell>
          <table:table-cell table:formula="of:=[.C1392]+5" office:value-type="float" office:value="4.5313">
            <text:p>4.5313</text:p>
          </table:table-cell>
          <table:table-cell table:formula="of:=[.D1392]+10" office:value-type="float" office:value="13.593">
            <text:p>13.593</text:p>
          </table:table-cell>
          <table:table-cell table:formula="of:=[.E1392]+15" office:value-type="float" office:value="15.1562">
            <text:p>15.1562</text:p>
          </table:table-cell>
        </table:table-row>
        <table:table-row table:style-name="ro2">
          <table:table-cell office:value-type="float" office:value="1390">
            <text:p>1390</text:p>
          </table:table-cell>
          <table:table-cell office:value-type="float" office:value="3.281">
            <text:p>3.28E+000</text:p>
          </table:table-cell>
          <table:table-cell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392]+[.$G$2]" office:value-type="float" office:value="0.0000347499979372393">
            <text:p>0.00003475</text:p>
          </table:table-cell>
          <table:table-cell table:formula="of:=[.B1393]" office:value-type="float" office:value="3.281">
            <text:p>3.28E+000</text:p>
          </table:table-cell>
          <table:table-cell table:formula="of:=[.C1393]+5" office:value-type="float" office:value="4.5313">
            <text:p>4.5313</text:p>
          </table:table-cell>
          <table:table-cell table:formula="of:=[.D1393]+10" office:value-type="float" office:value="12.968">
            <text:p>12.968</text:p>
          </table:table-cell>
          <table:table-cell table:formula="of:=[.E1393]+15" office:value-type="float" office:value="15.3125">
            <text:p>15.3125</text:p>
          </table:table-cell>
        </table:table-row>
        <table:table-row table:style-name="ro2">
          <table:table-cell office:value-type="float" office:value="1391">
            <text:p>1391</text:p>
          </table:table-cell>
          <table:table-cell office:value-type="float" office:value="2.812">
            <text:p>2.81E+000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393]+[.$G$2]" office:value-type="float" office:value="0.0000347749979357553">
            <text:p>0.000034775</text:p>
          </table:table-cell>
          <table:table-cell table:formula="of:=[.B1394]" office:value-type="float" office:value="2.812">
            <text:p>2.81E+000</text:p>
          </table:table-cell>
          <table:table-cell table:formula="of:=[.C1394]+5" office:value-type="float" office:value="5.1562">
            <text:p>5.1562</text:p>
          </table:table-cell>
          <table:table-cell table:formula="of:=[.D1394]+10" office:value-type="float" office:value="13.593">
            <text:p>13.593</text:p>
          </table:table-cell>
          <table:table-cell table:formula="of:=[.E1394]+15" office:value-type="float" office:value="15">
            <text:p>15</text:p>
          </table:table-cell>
        </table:table-row>
        <table:table-row table:style-name="ro2">
          <table:table-cell office:value-type="float" office:value="1392">
            <text:p>1392</text:p>
          </table:table-cell>
          <table:table-cell office:value-type="float" office:value="3.281">
            <text:p>3.28E+000</text:p>
          </table:table-cell>
          <table:table-cell office:value-type="float" office:value="0.3125">
            <text:p>3.13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394]+[.$G$2]" office:value-type="float" office:value="0.0000347999979342713">
            <text:p>0.0000348</text:p>
          </table:table-cell>
          <table:table-cell table:formula="of:=[.B1395]" office:value-type="float" office:value="3.281">
            <text:p>3.28E+000</text:p>
          </table:table-cell>
          <table:table-cell table:formula="of:=[.C1395]+5" office:value-type="float" office:value="5.3125">
            <text:p>5.3125</text:p>
          </table:table-cell>
          <table:table-cell table:formula="of:=[.D1395]+10" office:value-type="float" office:value="13.593">
            <text:p>13.593</text:p>
          </table:table-cell>
          <table:table-cell table:formula="of:=[.E1395]+15" office:value-type="float" office:value="15.4687">
            <text:p>15.4687</text:p>
          </table:table-cell>
        </table:table-row>
        <table:table-row table:style-name="ro2">
          <table:table-cell office:value-type="float" office:value="1393">
            <text:p>1393</text:p>
          </table:table-cell>
          <table:table-cell office:value-type="float" office:value="-1.093">
            <text:p>-1.09E+000</text:p>
          </table:table-cell>
          <table:table-cell office:value-type="float" office:value="-0.625">
            <text:p>-6.25E-001</text:p>
          </table:table-cell>
          <table:table-cell office:value-type="float" office:value="2.812">
            <text:p>2.81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395]+[.$G$2]" office:value-type="float" office:value="0.0000348249979327873">
            <text:p>0.000034825</text:p>
          </table:table-cell>
          <table:table-cell table:formula="of:=[.B1396]" office:value-type="float" office:value="-1.093">
            <text:p>-1.09E+000</text:p>
          </table:table-cell>
          <table:table-cell table:formula="of:=[.C1396]+5" office:value-type="float" office:value="4.375">
            <text:p>4.375</text:p>
          </table:table-cell>
          <table:table-cell table:formula="of:=[.D1396]+10" office:value-type="float" office:value="12.812">
            <text:p>12.812</text:p>
          </table:table-cell>
          <table:table-cell table:formula="of:=[.E1396]+15" office:value-type="float" office:value="15">
            <text:p>15</text:p>
          </table:table-cell>
        </table:table-row>
        <table:table-row table:style-name="ro2">
          <table:table-cell office:value-type="float" office:value="1394">
            <text:p>1394</text:p>
          </table:table-cell>
          <table:table-cell office:value-type="float" office:value="-0.4687">
            <text:p>-4.69E-001</text:p>
          </table:table-cell>
          <table:table-cell office:value-type="float" office:value="0">
            <text:p>0.00E+000</text:p>
          </table:table-cell>
          <table:table-cell office:value-type="float" office:value="3.125">
            <text:p>3.13E+000</text:p>
          </table:table-cell>
          <table:table-cell office:value-type="float" office:value="0.1562">
            <text:p>1.56E-001</text:p>
          </table:table-cell>
          <table:table-cell table:number-columns-repeated="3"/>
          <table:table-cell table:formula="of:=[.I1396]+[.$G$2]" office:value-type="float" office:value="0.0000348499979313033">
            <text:p>0.00003485</text:p>
          </table:table-cell>
          <table:table-cell table:formula="of:=[.B1397]" office:value-type="float" office:value="-0.4687">
            <text:p>-4.69E-001</text:p>
          </table:table-cell>
          <table:table-cell table:formula="of:=[.C1397]+5" office:value-type="float" office:value="5">
            <text:p>5</text:p>
          </table:table-cell>
          <table:table-cell table:formula="of:=[.D1397]+10" office:value-type="float" office:value="13.125">
            <text:p>13.125</text:p>
          </table:table-cell>
          <table:table-cell table:formula="of:=[.E1397]+15" office:value-type="float" office:value="15.1562">
            <text:p>15.1562</text:p>
          </table:table-cell>
        </table:table-row>
        <table:table-row table:style-name="ro2">
          <table:table-cell office:value-type="float" office:value="1395">
            <text:p>1395</text:p>
          </table:table-cell>
          <table:table-cell office:value-type="float" office:value="-0.1562">
            <text:p>-1.56E-001</text:p>
          </table:table-cell>
          <table:table-cell office:value-type="float" office:value="-0.625">
            <text:p>-6.25E-001</text:p>
          </table:table-cell>
          <table:table-cell office:value-type="float" office:value="3.593">
            <text:p>3.59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397]+[.$G$2]" office:value-type="float" office:value="0.0000348749979298193">
            <text:p>0.000034875</text:p>
          </table:table-cell>
          <table:table-cell table:formula="of:=[.B1398]" office:value-type="float" office:value="-0.1562">
            <text:p>-1.56E-001</text:p>
          </table:table-cell>
          <table:table-cell table:formula="of:=[.C1398]+5" office:value-type="float" office:value="4.375">
            <text:p>4.375</text:p>
          </table:table-cell>
          <table:table-cell table:formula="of:=[.D1398]+10" office:value-type="float" office:value="13.593">
            <text:p>13.593</text:p>
          </table:table-cell>
          <table:table-cell table:formula="of:=[.E1398]+15" office:value-type="float" office:value="15.4687">
            <text:p>15.4687</text:p>
          </table:table-cell>
        </table:table-row>
        <table:table-row table:style-name="ro2">
          <table:table-cell office:value-type="float" office:value="1396">
            <text:p>1396</text:p>
          </table:table-cell>
          <table:table-cell office:value-type="float" office:value="-0.4687">
            <text:p>-4.69E-001</text:p>
          </table:table-cell>
          <table:table-cell office:value-type="float" office:value="0.1562">
            <text:p>1.56E-001</text:p>
          </table:table-cell>
          <table:table-cell office:value-type="float" office:value="3.593">
            <text:p>3.59E+000</text:p>
          </table:table-cell>
          <table:table-cell office:value-type="float" office:value="0.3125">
            <text:p>3.13E-001</text:p>
          </table:table-cell>
          <table:table-cell table:number-columns-repeated="3"/>
          <table:table-cell table:formula="of:=[.I1398]+[.$G$2]" office:value-type="float" office:value="0.0000348999979283353">
            <text:p>0.0000349</text:p>
          </table:table-cell>
          <table:table-cell table:formula="of:=[.B1399]" office:value-type="float" office:value="-0.4687">
            <text:p>-4.69E-001</text:p>
          </table:table-cell>
          <table:table-cell table:formula="of:=[.C1399]+5" office:value-type="float" office:value="5.1562">
            <text:p>5.1562</text:p>
          </table:table-cell>
          <table:table-cell table:formula="of:=[.D1399]+10" office:value-type="float" office:value="13.593">
            <text:p>13.593</text:p>
          </table:table-cell>
          <table:table-cell table:formula="of:=[.E1399]+15" office:value-type="float" office:value="15.3125">
            <text:p>15.3125</text:p>
          </table:table-cell>
        </table:table-row>
        <table:table-row table:style-name="ro2">
          <table:table-cell office:value-type="float" office:value="1397">
            <text:p>1397</text:p>
          </table:table-cell>
          <table:table-cell office:value-type="float" office:value="0">
            <text:p>0.00E+000</text:p>
          </table:table-cell>
          <table:table-cell office:value-type="float" office:value="-0.4687">
            <text:p>-4.69E-001</text:p>
          </table:table-cell>
          <table:table-cell office:value-type="float" office:value="2.968">
            <text:p>2.97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399]+[.$G$2]" office:value-type="float" office:value="0.0000349249979268513">
            <text:p>0.000034925</text:p>
          </table:table-cell>
          <table:table-cell table:formula="of:=[.B1400]" office:value-type="float" office:value="0">
            <text:p>0.00E+000</text:p>
          </table:table-cell>
          <table:table-cell table:formula="of:=[.C1400]+5" office:value-type="float" office:value="4.5313">
            <text:p>4.5313</text:p>
          </table:table-cell>
          <table:table-cell table:formula="of:=[.D1400]+10" office:value-type="float" office:value="12.968">
            <text:p>12.968</text:p>
          </table:table-cell>
          <table:table-cell table:formula="of:=[.E1400]+15" office:value-type="float" office:value="15">
            <text:p>15</text:p>
          </table:table-cell>
        </table:table-row>
        <table:table-row table:style-name="ro2">
          <table:table-cell office:value-type="float" office:value="1398">
            <text:p>1398</text:p>
          </table:table-cell>
          <table:table-cell office:value-type="float" office:value="-0.4687">
            <text:p>-4.69E-001</text:p>
          </table:table-cell>
          <table:table-cell office:value-type="float" office:value="-0.625">
            <text:p>-6.25E-001</text:p>
          </table:table-cell>
          <table:table-cell office:value-type="float" office:value="3.125">
            <text:p>3.13E+000</text:p>
          </table:table-cell>
          <table:table-cell office:value-type="float" office:value="0">
            <text:p>0.00E+000</text:p>
          </table:table-cell>
          <table:table-cell table:number-columns-repeated="3"/>
          <table:table-cell table:formula="of:=[.I1400]+[.$G$2]" office:value-type="float" office:value="0.0000349499979253673">
            <text:p>0.00003495</text:p>
          </table:table-cell>
          <table:table-cell table:formula="of:=[.B1401]" office:value-type="float" office:value="-0.4687">
            <text:p>-4.69E-001</text:p>
          </table:table-cell>
          <table:table-cell table:formula="of:=[.C1401]+5" office:value-type="float" office:value="4.375">
            <text:p>4.375</text:p>
          </table:table-cell>
          <table:table-cell table:formula="of:=[.D1401]+10" office:value-type="float" office:value="13.125">
            <text:p>13.125</text:p>
          </table:table-cell>
          <table:table-cell table:formula="of:=[.E1401]+15" office:value-type="float" office:value="15">
            <text:p>15</text:p>
          </table:table-cell>
        </table:table-row>
        <table:table-row table:style-name="ro2">
          <table:table-cell office:value-type="float" office:value="1399">
            <text:p>1399</text:p>
          </table:table-cell>
          <table:table-cell office:value-type="float" office:value="3.906">
            <text:p>3.91E+000</text:p>
          </table:table-cell>
          <table:table-cell office:value-type="float" office:value="0.1562">
            <text:p>1.56E-001</text:p>
          </table:table-cell>
          <table:table-cell office:value-type="float" office:value="3.75">
            <text:p>3.75E+000</text:p>
          </table:table-cell>
          <table:table-cell office:value-type="float" office:value="0.4687">
            <text:p>4.69E-001</text:p>
          </table:table-cell>
          <table:table-cell table:number-columns-repeated="3"/>
          <table:table-cell table:formula="of:=[.I1401]+[.$G$2]" office:value-type="float" office:value="0.0000349749979238833">
            <text:p>0.000034975</text:p>
          </table:table-cell>
          <table:table-cell table:formula="of:=[.B1402]" office:value-type="float" office:value="3.906">
            <text:p>3.91E+000</text:p>
          </table:table-cell>
          <table:table-cell table:formula="of:=[.C1402]+5" office:value-type="float" office:value="5.1562">
            <text:p>5.1562</text:p>
          </table:table-cell>
          <table:table-cell table:formula="of:=[.D1402]+10" office:value-type="float" office:value="13.75">
            <text:p>13.75</text:p>
          </table:table-cell>
          <table:table-cell table:formula="of:=[.E1402]+15" office:value-type="float" office:value="15.4687">
            <text:p>15.468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01/30/2014</text:date>, <text:time>03:1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30T03:17:18.86</dc:date>
    <meta:document-statistic meta:table-count="1" meta:cell-count="14023" meta:object-count="1"/>
    <meta:generator>OpenOffice.org/3.4.1$Win32 OpenOffice.org_project/341m1$Build-959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4.026cm" svg:height="10.097cm" xlink:href=".." xlink:type="simple" chart:class="chart:scatter" chart:column-mapping="0 1 2" chart:style-name="ch1">
        <chart:title svg:x="14.773cm" svg:y="0.337cm" chart:style-name="ch2">
          <text:p>Timing of TCD1304AP</text:p>
        </chart:title>
        <chart:subtitle svg:x="14.919cm" svg:y="1.317cm" chart:style-name="ch3">
          <text:p>using Parallax Propeller</text:p>
        </chart:subtitle>
        <chart:legend svg:x="25.6cm" svg:y="0.207cm" style:legend-expansion="custom" chartooo:width="2.505cm" chartooo:height="2.196cm" style:legend-expansion-aspect-ratio="1.14071038251366" chart:style-name="ch4"/>
        <chart:plot-area chart:style-name="ch5" table:cell-range-address="Sheet1.I1:Sheet1.I1402 Sheet1.J1:Sheet1.M1 Sheet1.J3:Sheet1.M1402" chart:data-source-has-labels="both" svg:x="1.352cm" svg:y="2.401cm" svg:width="32.724cm" svg:height="7.481cm">
          <chartooo:coordinate-region svg:x="1.973cm" svg:y="2.614cm" svg:width="31.493cm" svg:height="7.056cm"/>
          <chart:axis chart:dimension="x" chart:name="primary-x" chart:style-name="ch6" chartooo:axis-type="auto">
            <chart:title svg:x="16.069cm" svg:y="9.51cm" chart:style-name="ch7">
              <text:p>Time in nanoseconds</text:p>
            </chart:title>
            <chart:categories table:cell-range-address="Sheet1.I1:Sheet1.I2"/>
          </chart:axis>
          <chart:axis chart:dimension="y" chart:name="primary-y" chart:style-name="ch6">
            <chart:title svg:x="0.085cm" svg:y="9.453cm" chart:style-name="ch8">
              <text:p>Voltage (upper plots offset by multiples of 5V)</text:p>
            </chart:title>
            <chart:grid chart:style-name="ch9" chart:class="major"/>
          </chart:axis>
          <chart:series chart:style-name="ch10" chart:values-cell-range-address="Sheet1.J3:Sheet1.J1402" chart:label-cell-address="Sheet1.J1:Sheet1.J1" chart:class="chart:scatter">
            <chart:domain table:cell-range-address="Sheet1.I3:Sheet1.I1402"/>
            <chart:data-point chart:repeated="1400"/>
          </chart:series>
          <chart:series chart:style-name="ch11" chart:values-cell-range-address="Sheet1.K3:Sheet1.K1402" chart:label-cell-address="Sheet1.K1:Sheet1.K1" chart:class="chart:scatter">
            <chart:data-point chart:repeated="1400"/>
          </chart:series>
          <chart:series chart:style-name="ch12" chart:values-cell-range-address="Sheet1.L3:Sheet1.L1402" chart:label-cell-address="Sheet1.L1:Sheet1.L1" chart:class="chart:scatter">
            <chart:data-point chart:repeated="1400"/>
          </chart:series>
          <chart:series chart:style-name="ch13" chart:values-cell-range-address="Sheet1.M3:Sheet1.M1402" chart:label-cell-address="Sheet1.M1:Sheet1.M1" chart:class="chart:scatter">
            <chart:data-point chart:repeated="14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CLK</text:p>
                <draw:g>
                  <svg:desc>Sheet1.J1:Sheet1.J1</svg:desc>
                </draw:g>
              </table:table-cell>
              <table:table-cell office:value-type="string">
                <text:p>SH</text:p>
                <draw:g>
                  <svg:desc>Sheet1.K1:Sheet1.K1</svg:desc>
                </draw:g>
              </table:table-cell>
              <table:table-cell office:value-type="string">
                <text:p>ICG</text:p>
                <draw:g>
                  <svg:desc>Sheet1.L1:Sheet1.L1</svg:desc>
                </draw:g>
              </table:table-cell>
              <table:table-cell office:value-type="string">
                <text:p>testPin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 in ns</text:p>
                <draw:g>
                  <svg:desc>Sheet1.I1:Sheet1.I2</svg:desc>
                </draw:g>
              </table:table-cell>
              <table:table-cell office:value-type="float" office:value="0">
                <text:p>0</text:p>
                <draw:g>
                  <svg:desc>Sheet1.I3:Sheet1.I1402</svg:desc>
                </draw:g>
              </table:table-cell>
              <table:table-cell office:value-type="float" office:value="-0.4687">
                <text:p>-0.4687</text:p>
                <draw:g>
                  <svg:desc>Sheet1.J3:Sheet1.J1402</svg:desc>
                </draw:g>
              </table:table-cell>
              <table:table-cell office:value-type="float" office:value="5.3125">
                <text:p>5.3125</text:p>
                <draw:g>
                  <svg:desc>Sheet1.K3:Sheet1.K1402</svg:desc>
                </draw:g>
              </table:table-cell>
              <table:table-cell office:value-type="float" office:value="10.1562">
                <text:p>10.1562</text:p>
                <draw:g>
                  <svg:desc>Sheet1.L3:Sheet1.L1402</svg:desc>
                </draw:g>
              </table:table-cell>
              <table:table-cell office:value-type="float" office:value="15">
                <text:p>15</text:p>
                <draw:g>
                  <svg:desc>Sheet1.M3:Sheet1.M140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000024999998516">
                <text:p>0.000000024999998516</text:p>
              </table:table-cell>
              <table:table-cell office:value-type="float" office:value="0">
                <text:p>0</text:p>
              </table:table-cell>
              <table:table-cell office:value-type="float" office:value="4.6875">
                <text:p>4.6875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0049999997032">
                <text:p>0.000000049999997032</text:p>
              </table:table-cell>
              <table:table-cell office:value-type="float" office:value="0">
                <text:p>0</text:p>
              </table:table-cell>
              <table:table-cell office:value-type="float" office:value="4.6875">
                <text:p>4.6875</text:p>
              </table:table-cell>
              <table:table-cell office:value-type="float" office:value="10.3125">
                <text:p>10.3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0074999995548">
                <text:p>0.000000074999995548</text:p>
              </table:table-cell>
              <table:table-cell office:value-type="float" office:value="-0.625">
                <text:p>-0.625</text:p>
              </table:table-cell>
              <table:table-cell office:value-type="float" office:value="5.3125">
                <text:p>5.3125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0099999994064">
                <text:p>0.000000099999994064</text:p>
              </table:table-cell>
              <table:table-cell office:value-type="float" office:value="-0.4687">
                <text:p>-0.4687</text:p>
              </table:table-cell>
              <table:table-cell office:value-type="float" office:value="5.1562">
                <text:p>5.1562</text:p>
              </table:table-cell>
              <table:table-cell office:value-type="float" office:value="9.8438">
                <text:p>9.843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012499999258">
                <text:p>0.00000012499999258</text:p>
              </table:table-cell>
              <table:table-cell office:value-type="float" office:value="0">
                <text:p>0</text:p>
              </table:table-cell>
              <table:table-cell office:value-type="float" office:value="4.6875">
                <text:p>4.6875</text:p>
              </table:table-cell>
              <table:table-cell office:value-type="float" office:value="10.3125">
                <text:p>10.3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0149999991096">
                <text:p>0.000000149999991096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0174999989612">
                <text:p>0.000000174999989612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10.3125">
                <text:p>10.3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0199999988128">
                <text:p>0.000000199999988128</text:p>
              </table:table-cell>
              <table:table-cell office:value-type="float" office:value="-0.625">
                <text:p>-0.625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0224999986644">
                <text:p>0.000000224999986644</text:p>
              </table:table-cell>
              <table:table-cell office:value-type="float" office:value="0">
                <text:p>0</text:p>
              </table:table-cell>
              <table:table-cell office:value-type="float" office:value="4.6875">
                <text:p>4.6875</text:p>
              </table:table-cell>
              <table:table-cell office:value-type="float" office:value="10.3125">
                <text:p>10.3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024999998516">
                <text:p>0.00000024999998516</text:p>
              </table:table-cell>
              <table:table-cell office:value-type="float" office:value="-0.4687">
                <text:p>-0.4687</text:p>
              </table:table-cell>
              <table:table-cell office:value-type="float" office:value="5.1562">
                <text:p>5.1562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0274999983676">
                <text:p>0.000000274999983676</text:p>
              </table:table-cell>
              <table:table-cell office:value-type="float" office:value="0">
                <text:p>0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0299999982192">
                <text:p>0.000000299999982192</text:p>
              </table:table-cell>
              <table:table-cell office:value-type="float" office:value="-0.4687">
                <text:p>-0.4687</text:p>
              </table:table-cell>
              <table:table-cell office:value-type="float" office:value="5.1562">
                <text:p>5.1562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0324999980708">
                <text:p>0.000000324999980708</text:p>
              </table:table-cell>
              <table:table-cell office:value-type="float" office:value="0">
                <text:p>0</text:p>
              </table:table-cell>
              <table:table-cell office:value-type="float" office:value="4.6875">
                <text:p>4.6875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0349999979224">
                <text:p>0.000000349999979224</text:p>
              </table:table-cell>
              <table:table-cell office:value-type="float" office:value="0">
                <text:p>0</text:p>
              </table:table-cell>
              <table:table-cell office:value-type="float" office:value="4.6875">
                <text:p>4.6875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037499997774">
                <text:p>0.00000037499997774</text:p>
              </table:table-cell>
              <table:table-cell office:value-type="float" office:value="-0.4687">
                <text:p>-0.4687</text:p>
              </table:table-cell>
              <table:table-cell office:value-type="float" office:value="5.3125">
                <text:p>5.3125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0399999976256">
                <text:p>0.000000399999976256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0424999974772">
                <text:p>0.000000424999974772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10.4687">
                <text:p>10.4687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0449999973288">
                <text:p>0.000000449999973288</text:p>
              </table:table-cell>
              <table:table-cell office:value-type="float" office:value="-0.625">
                <text:p>-0.625</text:p>
              </table:table-cell>
              <table:table-cell office:value-type="float" office:value="4.6875">
                <text:p>4.6875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0474999971804">
                <text:p>0.000000474999971804</text:p>
              </table:table-cell>
              <table:table-cell office:value-type="float" office:value="0.1562">
                <text:p>0.1562</text:p>
              </table:table-cell>
              <table:table-cell office:value-type="float" office:value="5.1562">
                <text:p>5.1562</text:p>
              </table:table-cell>
              <table:table-cell office:value-type="float" office:value="10.3125">
                <text:p>10.3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049999997032">
                <text:p>0.00000049999997032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9.5313">
                <text:p>9.531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0524999968836">
                <text:p>0.000000524999968836</text:p>
              </table:table-cell>
              <table:table-cell office:value-type="float" office:value="0">
                <text:p>0</text:p>
              </table:table-cell>
              <table:table-cell office:value-type="float" office:value="5.3125">
                <text:p>5.3125</text:p>
              </table:table-cell>
              <table:table-cell office:value-type="float" office:value="10.3125">
                <text:p>10.3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0549999967352">
                <text:p>0.000000549999967352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9.8438">
                <text:p>9.843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0574999965868">
                <text:p>0.000000574999965868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0.3125">
                <text:p>10.3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0599999964384">
                <text:p>0.000000599999964384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06249999629">
                <text:p>0.0000006249999629</text:p>
              </table:table-cell>
              <table:table-cell office:value-type="float" office:value="-0.625">
                <text:p>-0.625</text:p>
              </table:table-cell>
              <table:table-cell office:value-type="float" office:value="4.6875">
                <text:p>4.6875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0649999961416">
                <text:p>0.000000649999961416</text:p>
              </table:table-cell>
              <table:table-cell office:value-type="float" office:value="0">
                <text:p>0</text:p>
              </table:table-cell>
              <table:table-cell office:value-type="float" office:value="4.6875">
                <text:p>4.6875</text:p>
              </table:table-cell>
              <table:table-cell office:value-type="float" office:value="9.8438">
                <text:p>9.843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0674999959932">
                <text:p>0.000000674999959932</text:p>
              </table:table-cell>
              <table:table-cell office:value-type="float" office:value="-0.4687">
                <text:p>-0.4687</text:p>
              </table:table-cell>
              <table:table-cell office:value-type="float" office:value="5.3125">
                <text:p>5.3125</text:p>
              </table:table-cell>
              <table:table-cell office:value-type="float" office:value="10.3125">
                <text:p>10.3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0699999958448001">
                <text:p>0.000000699999958448001</text:p>
              </table:table-cell>
              <table:table-cell office:value-type="float" office:value="-0.4687">
                <text:p>-0.4687</text:p>
              </table:table-cell>
              <table:table-cell office:value-type="float" office:value="5.1562">
                <text:p>5.1562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0724999956964001">
                <text:p>0.000000724999956964001</text:p>
              </table:table-cell>
              <table:table-cell office:value-type="float" office:value="0">
                <text:p>0</text:p>
              </table:table-cell>
              <table:table-cell office:value-type="float" office:value="4.6875">
                <text:p>4.6875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0749999955480001">
                <text:p>0.000000749999955480001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10.3125">
                <text:p>10.3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0774999953996001">
                <text:p>0.000000774999953996001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0799999952512001">
                <text:p>0.000000799999952512001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0824999951028001">
                <text:p>0.000000824999951028001</text:p>
              </table:table-cell>
              <table:table-cell office:value-type="float" office:value="-0.625">
                <text:p>-0.625</text:p>
              </table:table-cell>
              <table:table-cell office:value-type="float" office:value="4.5313">
                <text:p>4.5313</text:p>
              </table:table-cell>
              <table:table-cell office:value-type="float" office:value="10.3125">
                <text:p>10.3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0849999949544001">
                <text:p>0.000000849999949544001</text:p>
              </table:table-cell>
              <table:table-cell office:value-type="float" office:value="0">
                <text:p>0</text:p>
              </table:table-cell>
              <table:table-cell office:value-type="float" office:value="4.6875">
                <text:p>4.6875</text:p>
              </table:table-cell>
              <table:table-cell office:value-type="float" office:value="10.1562">
                <text:p>10.156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0874999948060001">
                <text:p>0.000000874999948060001</text:p>
              </table:table-cell>
              <table:table-cell office:value-type="float" office:value="-0.625">
                <text:p>-0.625</text:p>
              </table:table-cell>
              <table:table-cell office:value-type="float" office:value="5.3125">
                <text:p>5.3125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0899999946576001">
                <text:p>0.000000899999946576001</text:p>
              </table:table-cell>
              <table:table-cell office:value-type="float" office:value="-0.4687">
                <text:p>-0.4687</text:p>
              </table:table-cell>
              <table:table-cell office:value-type="float" office:value="5.1562">
                <text:p>5.1562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0924999945092001">
                <text:p>0.000000924999945092001</text:p>
              </table:table-cell>
              <table:table-cell office:value-type="float" office:value="0.1562">
                <text:p>0.1562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0949999943608001">
                <text:p>0.000000949999943608001</text:p>
              </table:table-cell>
              <table:table-cell office:value-type="float" office:value="-0.4687">
                <text:p>-0.4687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0974999942124001">
                <text:p>0.000000974999942124001</text:p>
              </table:table-cell>
              <table:table-cell office:value-type="float" office:value="0">
                <text:p>0</text:p>
              </table:table-cell>
              <table:table-cell office:value-type="float" office:value="4.6875">
                <text:p>4.6875</text:p>
              </table:table-cell>
              <table:table-cell office:value-type="float" office:value="10.1562">
                <text:p>10.156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0999999940640001">
                <text:p>0.000000999999940640001</text:p>
              </table:table-cell>
              <table:table-cell office:value-type="float" office:value="-0.4687">
                <text:p>-0.4687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1024999939156">
                <text:p>0.000001024999939156</text:p>
              </table:table-cell>
              <table:table-cell office:value-type="float" office:value="0">
                <text:p>0</text:p>
              </table:table-cell>
              <table:table-cell office:value-type="float" office:value="5.3125">
                <text:p>5.3125</text:p>
              </table:table-cell>
              <table:table-cell office:value-type="float" office:value="10.3125">
                <text:p>10.3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1049999937672">
                <text:p>0.000001049999937672</text:p>
              </table:table-cell>
              <table:table-cell office:value-type="float" office:value="-0.4687">
                <text:p>-0.4687</text:p>
              </table:table-cell>
              <table:table-cell office:value-type="float" office:value="5.3125">
                <text:p>5.3125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1074999936188">
                <text:p>0.000001074999936188</text:p>
              </table:table-cell>
              <table:table-cell office:value-type="float" office:value="0.1562">
                <text:p>0.1562</text:p>
              </table:table-cell>
              <table:table-cell office:value-type="float" office:value="4.375">
                <text:p>4.375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1099999934704">
                <text:p>0.000001099999934704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112499993322">
                <text:p>0.00000112499993322</text:p>
              </table:table-cell>
              <table:table-cell office:value-type="float" office:value="0">
                <text:p>0</text:p>
              </table:table-cell>
              <table:table-cell office:value-type="float" office:value="5.3125">
                <text:p>5.3125</text:p>
              </table:table-cell>
              <table:table-cell office:value-type="float" office:value="10.1562">
                <text:p>10.156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1149999931736">
                <text:p>0.000001149999931736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1174999930252">
                <text:p>0.000001174999930252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1199999928768">
                <text:p>0.000001199999928768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0.1562">
                <text:p>10.15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1224999927284">
                <text:p>0.000001224999927284</text:p>
              </table:table-cell>
              <table:table-cell office:value-type="float" office:value="-0.4687">
                <text:p>-0.4687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12499999258">
                <text:p>0.0000012499999258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1274999924316">
                <text:p>0.000001274999924316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1299999922832">
                <text:p>0.000001299999922832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1324999921348">
                <text:p>0.000001324999921348</text:p>
              </table:table-cell>
              <table:table-cell office:value-type="float" office:value="-0.625">
                <text:p>-0.625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1349999919864">
                <text:p>0.000001349999919864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0.1562">
                <text:p>10.15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137499991838">
                <text:p>0.00000137499991838</text:p>
              </table:table-cell>
              <table:table-cell office:value-type="float" office:value="-0.4687">
                <text:p>-0.4687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1399999916896">
                <text:p>0.000001399999916896</text:p>
              </table:table-cell>
              <table:table-cell office:value-type="float" office:value="0">
                <text:p>0</text:p>
              </table:table-cell>
              <table:table-cell office:value-type="float" office:value="4.6875">
                <text:p>4.6875</text:p>
              </table:table-cell>
              <table:table-cell office:value-type="float" office:value="10.3125">
                <text:p>10.3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1424999915412">
                <text:p>0.000001424999915412</text:p>
              </table:table-cell>
              <table:table-cell office:value-type="float" office:value="-0.4687">
                <text:p>-0.4687</text:p>
              </table:table-cell>
              <table:table-cell office:value-type="float" office:value="5.3125">
                <text:p>5.3125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1449999913928">
                <text:p>0.000001449999913928</text:p>
              </table:table-cell>
              <table:table-cell office:value-type="float" office:value="0">
                <text:p>0</text:p>
              </table:table-cell>
              <table:table-cell office:value-type="float" office:value="4.6875">
                <text:p>4.6875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1474999912444">
                <text:p>0.000001474999912444</text:p>
              </table:table-cell>
              <table:table-cell office:value-type="float" office:value="-0.625">
                <text:p>-0.625</text:p>
              </table:table-cell>
              <table:table-cell office:value-type="float" office:value="5.1562">
                <text:p>5.1562</text:p>
              </table:table-cell>
              <table:table-cell office:value-type="float" office:value="10.1562">
                <text:p>10.156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149999991096">
                <text:p>0.00000149999991096</text:p>
              </table:table-cell>
              <table:table-cell office:value-type="float" office:value="-0.4687">
                <text:p>-0.4687</text:p>
              </table:table-cell>
              <table:table-cell office:value-type="float" office:value="5.3125">
                <text:p>5.3125</text:p>
              </table:table-cell>
              <table:table-cell office:value-type="float" office:value="10.3125">
                <text:p>10.3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1524999909476">
                <text:p>0.000001524999909476</text:p>
              </table:table-cell>
              <table:table-cell office:value-type="float" office:value="0">
                <text:p>0</text:p>
              </table:table-cell>
              <table:table-cell office:value-type="float" office:value="4.6875">
                <text:p>4.6875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1549999907992">
                <text:p>0.000001549999907992</text:p>
              </table:table-cell>
              <table:table-cell office:value-type="float" office:value="0">
                <text:p>0</text:p>
              </table:table-cell>
              <table:table-cell office:value-type="float" office:value="4.6875">
                <text:p>4.6875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1574999906508">
                <text:p>0.000001574999906508</text:p>
              </table:table-cell>
              <table:table-cell office:value-type="float" office:value="-0.4687">
                <text:p>-0.4687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1599999905024">
                <text:p>0.000001599999905024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162499990354">
                <text:p>0.00000162499990354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10.3125">
                <text:p>10.3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1649999902056">
                <text:p>0.000001649999902056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1674999900572">
                <text:p>0.000001674999900572</text:p>
              </table:table-cell>
              <table:table-cell office:value-type="float" office:value="0">
                <text:p>0</text:p>
              </table:table-cell>
              <table:table-cell office:value-type="float" office:value="5.3125">
                <text:p>5.3125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1699999899088">
                <text:p>0.000001699999899088</text:p>
              </table:table-cell>
              <table:table-cell office:value-type="float" office:value="-0.4687">
                <text:p>-0.4687</text:p>
              </table:table-cell>
              <table:table-cell office:value-type="float" office:value="5.3125">
                <text:p>5.3125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1724999897604">
                <text:p>0.000001724999897604</text:p>
              </table:table-cell>
              <table:table-cell office:value-type="float" office:value="0">
                <text:p>0</text:p>
              </table:table-cell>
              <table:table-cell office:value-type="float" office:value="4.6875">
                <text:p>4.6875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174999989612">
                <text:p>0.00000174999989612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1774999894636">
                <text:p>0.000001774999894636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0.1562">
                <text:p>10.156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1799999893152">
                <text:p>0.000001799999893152</text:p>
              </table:table-cell>
              <table:table-cell office:value-type="float" office:value="-0.625">
                <text:p>-0.625</text:p>
              </table:table-cell>
              <table:table-cell office:value-type="float" office:value="5.3125">
                <text:p>5.3125</text:p>
              </table:table-cell>
              <table:table-cell office:value-type="float" office:value="9.5313">
                <text:p>9.531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1824999891668">
                <text:p>0.000001824999891668</text:p>
              </table:table-cell>
              <table:table-cell office:value-type="float" office:value="0.1562">
                <text:p>0.1562</text:p>
              </table:table-cell>
              <table:table-cell office:value-type="float" office:value="4.5313">
                <text:p>4.5313</text:p>
              </table:table-cell>
              <table:table-cell office:value-type="float" office:value="14.218">
                <text:p>14.21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1849999890184">
                <text:p>0.000001849999890184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18749998887">
                <text:p>0.0000018749998887</text:p>
              </table:table-cell>
              <table:table-cell office:value-type="float" office:value="0">
                <text:p>0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1899999887216">
                <text:p>0.000001899999887216</text:p>
              </table:table-cell>
              <table:table-cell office:value-type="float" office:value="-0.625">
                <text:p>-0.625</text:p>
              </table:table-cell>
              <table:table-cell office:value-type="float" office:value="5.1562">
                <text:p>5.1562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1924999885732">
                <text:p>0.000001924999885732</text:p>
              </table:table-cell>
              <table:table-cell office:value-type="float" office:value="0.1562">
                <text:p>0.1562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1949999884248">
                <text:p>0.000001949999884248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1974999882764">
                <text:p>0.000001974999882764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199999988128">
                <text:p>0.00000199999988128</text:p>
              </table:table-cell>
              <table:table-cell office:value-type="float" office:value="-0.4687">
                <text:p>-0.4687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2024999879796">
                <text:p>0.000002024999879796</text:p>
              </table:table-cell>
              <table:table-cell office:value-type="float" office:value="0">
                <text:p>0</text:p>
              </table:table-cell>
              <table:table-cell office:value-type="float" office:value="4.6875">
                <text:p>4.6875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2049999878312">
                <text:p>0.000002049999878312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2074999876828">
                <text:p>0.000002074999876828</text:p>
              </table:table-cell>
              <table:table-cell office:value-type="float" office:value="-0.625">
                <text:p>-0.625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2099999875344">
                <text:p>0.000002099999875344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212499987386">
                <text:p>0.00000212499987386</text:p>
              </table:table-cell>
              <table:table-cell office:value-type="float" office:value="-0.625">
                <text:p>-0.625</text:p>
              </table:table-cell>
              <table:table-cell office:value-type="float" office:value="4.6875">
                <text:p>4.6875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2149999872376">
                <text:p>0.000002149999872376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2174999870892">
                <text:p>0.000002174999870892</text:p>
              </table:table-cell>
              <table:table-cell office:value-type="float" office:value="0.1562">
                <text:p>0.1562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2199999869408">
                <text:p>0.000002199999869408</text:p>
              </table:table-cell>
              <table:table-cell office:value-type="float" office:value="0">
                <text:p>0</text:p>
              </table:table-cell>
              <table:table-cell office:value-type="float" office:value="5.3125">
                <text:p>5.3125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2224999867924">
                <text:p>0.000002224999867924</text:p>
              </table:table-cell>
              <table:table-cell office:value-type="float" office:value="-0.625">
                <text:p>-0.625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224999986644">
                <text:p>0.00000224999986644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2274999864956">
                <text:p>0.000002274999864956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2299999863472">
                <text:p>0.000002299999863472</text:p>
              </table:table-cell>
              <table:table-cell office:value-type="float" office:value="-0.4687">
                <text:p>-0.4687</text:p>
              </table:table-cell>
              <table:table-cell office:value-type="float" office:value="5.3125">
                <text:p>5.3125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2324999861988">
                <text:p>0.000002324999861988</text:p>
              </table:table-cell>
              <table:table-cell office:value-type="float" office:value="3.75">
                <text:p>3.75</text:p>
              </table:table-cell>
              <table:table-cell office:value-type="float" office:value="4.5313">
                <text:p>4.5313</text:p>
              </table:table-cell>
              <table:table-cell office:value-type="float" office:value="13.906">
                <text:p>13.906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2349999860504">
                <text:p>0.000002349999860504</text:p>
              </table:table-cell>
              <table:table-cell office:value-type="float" office:value="3.281">
                <text:p>3.281</text:p>
              </table:table-cell>
              <table:table-cell office:value-type="float" office:value="5.1562">
                <text:p>5.1562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237499985902">
                <text:p>0.00000237499985902</text:p>
              </table:table-cell>
              <table:table-cell office:value-type="float" office:value="2.812">
                <text:p>2.812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2399999857536">
                <text:p>0.000002399999857536</text:p>
              </table:table-cell>
              <table:table-cell office:value-type="float" office:value="2.812">
                <text:p>2.812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2424999856052">
                <text:p>0.000002424999856052</text:p>
              </table:table-cell>
              <table:table-cell office:value-type="float" office:value="3.437">
                <text:p>3.437</text:p>
              </table:table-cell>
              <table:table-cell office:value-type="float" office:value="4.5313">
                <text:p>4.5313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2449999854568">
                <text:p>0.000002449999854568</text:p>
              </table:table-cell>
              <table:table-cell office:value-type="float" office:value="3.437">
                <text:p>3.437</text:p>
              </table:table-cell>
              <table:table-cell office:value-type="float" office:value="5.3125">
                <text:p>5.3125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2474999853084">
                <text:p>0.000002474999853084</text:p>
              </table:table-cell>
              <table:table-cell office:value-type="float" office:value="-1.093">
                <text:p>-1.093</text:p>
              </table:table-cell>
              <table:table-cell office:value-type="float" office:value="4.5313">
                <text:p>4.5313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24999998516">
                <text:p>0.0000024999998516</text:p>
              </table:table-cell>
              <table:table-cell office:value-type="float" office:value="0">
                <text:p>0</text:p>
              </table:table-cell>
              <table:table-cell office:value-type="float" office:value="5.3125">
                <text:p>5.3125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2524999850116">
                <text:p>0.000002524999850116</text:p>
              </table:table-cell>
              <table:table-cell office:value-type="float" office:value="-0.625">
                <text:p>-0.625</text:p>
              </table:table-cell>
              <table:table-cell office:value-type="float" office:value="4.5313">
                <text:p>4.5313</text:p>
              </table:table-cell>
              <table:table-cell office:value-type="float" office:value="13.75">
                <text:p>13.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2549999848632">
                <text:p>0.000002549999848632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2574999847148">
                <text:p>0.000002574999847148</text:p>
              </table:table-cell>
              <table:table-cell office:value-type="float" office:value="-0.625">
                <text:p>-0.625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2599999845664">
                <text:p>0.000002599999845664</text:p>
              </table:table-cell>
              <table:table-cell office:value-type="float" office:value="-0.625">
                <text:p>-0.625</text:p>
              </table:table-cell>
              <table:table-cell office:value-type="float" office:value="4.6875">
                <text:p>4.6875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262499984418">
                <text:p>0.00000262499984418</text:p>
              </table:table-cell>
              <table:table-cell office:value-type="float" office:value="0.1562">
                <text:p>0.1562</text:p>
              </table:table-cell>
              <table:table-cell office:value-type="float" office:value="5.1562">
                <text:p>5.1562</text:p>
              </table:table-cell>
              <table:table-cell office:value-type="float" office:value="13.75">
                <text:p>13.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2649999842696">
                <text:p>0.000002649999842696</text:p>
              </table:table-cell>
              <table:table-cell office:value-type="float" office:value="0.625">
                <text:p>0.625</text:p>
              </table:table-cell>
              <table:table-cell office:value-type="float" office:value="4.6875">
                <text:p>4.6875</text:p>
              </table:table-cell>
              <table:table-cell office:value-type="float" office:value="13.125">
                <text:p>13.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2674999841212">
                <text:p>0.000002674999841212</text:p>
              </table:table-cell>
              <table:table-cell office:value-type="float" office:value="3.906">
                <text:p>3.906</text:p>
              </table:table-cell>
              <table:table-cell office:value-type="float" office:value="5.4687">
                <text:p>5.4687</text:p>
              </table:table-cell>
              <table:table-cell office:value-type="float" office:value="13.75">
                <text:p>13.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2699999839728">
                <text:p>0.000002699999839728</text:p>
              </table:table-cell>
              <table:table-cell office:value-type="float" office:value="2.812">
                <text:p>2.812</text:p>
              </table:table-cell>
              <table:table-cell office:value-type="float" office:value="5.1562">
                <text:p>5.1562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2724999838244">
                <text:p>0.000002724999838244</text:p>
              </table:table-cell>
              <table:table-cell office:value-type="float" office:value="3.437">
                <text:p>3.437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274999983676">
                <text:p>0.00000274999983676</text:p>
              </table:table-cell>
              <table:table-cell office:value-type="float" office:value="2.812">
                <text:p>2.812</text:p>
              </table:table-cell>
              <table:table-cell office:value-type="float" office:value="5.3125">
                <text:p>5.3125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2774999835276">
                <text:p>0.000002774999835276</text:p>
              </table:table-cell>
              <table:table-cell office:value-type="float" office:value="3.281">
                <text:p>3.281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2799999833792">
                <text:p>0.000002799999833792</text:p>
              </table:table-cell>
              <table:table-cell office:value-type="float" office:value="3.281">
                <text:p>3.281</text:p>
              </table:table-cell>
              <table:table-cell office:value-type="float" office:value="5.4687">
                <text:p>5.4687</text:p>
              </table:table-cell>
              <table:table-cell office:value-type="float" office:value="13.75">
                <text:p>13.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2824999832308">
                <text:p>0.000002824999832308</text:p>
              </table:table-cell>
              <table:table-cell office:value-type="float" office:value="-1.25">
                <text:p>-1.25</text:p>
              </table:table-cell>
              <table:table-cell office:value-type="float" office:value="4.375">
                <text:p>4.375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2849999830824">
                <text:p>0.000002849999830824</text:p>
              </table:table-cell>
              <table:table-cell office:value-type="float" office:value="-0.625">
                <text:p>-0.625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287499982934">
                <text:p>0.00000287499982934</text:p>
              </table:table-cell>
              <table:table-cell office:value-type="float" office:value="0">
                <text:p>0</text:p>
              </table:table-cell>
              <table:table-cell office:value-type="float" office:value="4.6875">
                <text:p>4.6875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2899999827856">
                <text:p>0.000002899999827856</text:p>
              </table:table-cell>
              <table:table-cell office:value-type="float" office:value="-0.4687">
                <text:p>-0.4687</text:p>
              </table:table-cell>
              <table:table-cell office:value-type="float" office:value="5.1562">
                <text:p>5.1562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292499982637201">
                <text:p>0.00000292499982637201</text:p>
              </table:table-cell>
              <table:table-cell office:value-type="float" office:value="0">
                <text:p>0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294999982488801">
                <text:p>0.00000294999982488801</text:p>
              </table:table-cell>
              <table:table-cell office:value-type="float" office:value="-0.4687">
                <text:p>-0.4687</text:p>
              </table:table-cell>
              <table:table-cell office:value-type="float" office:value="5.3125">
                <text:p>5.3125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297499982340401">
                <text:p>0.00000297499982340401</text:p>
              </table:table-cell>
              <table:table-cell office:value-type="float" office:value="4.062">
                <text:p>4.062</text:p>
              </table:table-cell>
              <table:table-cell office:value-type="float" office:value="4.5313">
                <text:p>4.5313</text:p>
              </table:table-cell>
              <table:table-cell office:value-type="float" office:value="13.75">
                <text:p>13.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299999982192001">
                <text:p>0.00000299999982192001</text:p>
              </table:table-cell>
              <table:table-cell office:value-type="float" office:value="2.812">
                <text:p>2.812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302499982043601">
                <text:p>0.00000302499982043601</text:p>
              </table:table-cell>
              <table:table-cell office:value-type="float" office:value="3.593">
                <text:p>3.593</text:p>
              </table:table-cell>
              <table:table-cell office:value-type="float" office:value="5.3125">
                <text:p>5.3125</text:p>
              </table:table-cell>
              <table:table-cell office:value-type="float" office:value="13.125">
                <text:p>13.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304999981895201">
                <text:p>0.00000304999981895201</text:p>
              </table:table-cell>
              <table:table-cell office:value-type="float" office:value="2.812">
                <text:p>2.812</text:p>
              </table:table-cell>
              <table:table-cell office:value-type="float" office:value="4.6875">
                <text:p>4.6875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307499981746801">
                <text:p>0.00000307499981746801</text:p>
              </table:table-cell>
              <table:table-cell office:value-type="float" office:value="3.437">
                <text:p>3.437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309999981598401">
                <text:p>0.00000309999981598401</text:p>
              </table:table-cell>
              <table:table-cell office:value-type="float" office:value="2.812">
                <text:p>2.812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312499981450001">
                <text:p>0.00000312499981450001</text:p>
              </table:table-cell>
              <table:table-cell office:value-type="float" office:value="3.437">
                <text:p>3.437</text:p>
              </table:table-cell>
              <table:table-cell office:value-type="float" office:value="5.3125">
                <text:p>5.3125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314999981301601">
                <text:p>0.00000314999981301601</text:p>
              </table:table-cell>
              <table:table-cell office:value-type="float" office:value="2.031">
                <text:p>2.031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317499981153201">
                <text:p>0.00000317499981153201</text:p>
              </table:table-cell>
              <table:table-cell office:value-type="float" office:value="-1.25">
                <text:p>-1.25</text:p>
              </table:table-cell>
              <table:table-cell office:value-type="float" office:value="4.5313">
                <text:p>4.5313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319999981004801">
                <text:p>0.00000319999981004801</text:p>
              </table:table-cell>
              <table:table-cell office:value-type="float" office:value="-0.1562">
                <text:p>-0.1562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322499980856401">
                <text:p>0.00000322499980856401</text:p>
              </table:table-cell>
              <table:table-cell office:value-type="float" office:value="-0.4687">
                <text:p>-0.4687</text:p>
              </table:table-cell>
              <table:table-cell office:value-type="float" office:value="5.3125">
                <text:p>5.3125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324999980708001">
                <text:p>0.00000324999980708001</text:p>
              </table:table-cell>
              <table:table-cell office:value-type="float" office:value="-0.625">
                <text:p>-0.625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327499980559601">
                <text:p>0.00000327499980559601</text:p>
              </table:table-cell>
              <table:table-cell office:value-type="float" office:value="0.1562">
                <text:p>0.1562</text:p>
              </table:table-cell>
              <table:table-cell office:value-type="float" office:value="4.6875">
                <text:p>4.6875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329999980411201">
                <text:p>0.00000329999980411201</text:p>
              </table:table-cell>
              <table:table-cell office:value-type="float" office:value="-0.4687">
                <text:p>-0.4687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332499980262801">
                <text:p>0.00000332499980262801</text:p>
              </table:table-cell>
              <table:table-cell office:value-type="float" office:value="3.906">
                <text:p>3.906</text:p>
              </table:table-cell>
              <table:table-cell office:value-type="float" office:value="5.4687">
                <text:p>5.4687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334999980114401">
                <text:p>0.00000334999980114401</text:p>
              </table:table-cell>
              <table:table-cell office:value-type="float" office:value="3.437">
                <text:p>3.437</text:p>
              </table:table-cell>
              <table:table-cell office:value-type="float" office:value="5.3125">
                <text:p>5.3125</text:p>
              </table:table-cell>
              <table:table-cell office:value-type="float" office:value="13.125">
                <text:p>13.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337499979966001">
                <text:p>0.00000337499979966001</text:p>
              </table:table-cell>
              <table:table-cell office:value-type="float" office:value="2.812">
                <text:p>2.812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339999979817601">
                <text:p>0.00000339999979817601</text:p>
              </table:table-cell>
              <table:table-cell office:value-type="float" office:value="3.437">
                <text:p>3.437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342499979669201">
                <text:p>0.00000342499979669201</text:p>
              </table:table-cell>
              <table:table-cell office:value-type="float" office:value="2.812">
                <text:p>2.812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344999979520801">
                <text:p>0.00000344999979520801</text:p>
              </table:table-cell>
              <table:table-cell office:value-type="float" office:value="3.437">
                <text:p>3.437</text:p>
              </table:table-cell>
              <table:table-cell office:value-type="float" office:value="5.3125">
                <text:p>5.3125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347499979372401">
                <text:p>0.00000347499979372401</text:p>
              </table:table-cell>
              <table:table-cell office:value-type="float" office:value="-0.9375">
                <text:p>-0.9375</text:p>
              </table:table-cell>
              <table:table-cell office:value-type="float" office:value="4.5313">
                <text:p>4.5313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349999979224001">
                <text:p>0.00000349999979224001</text:p>
              </table:table-cell>
              <table:table-cell office:value-type="float" office:value="0">
                <text:p>0</text:p>
              </table:table-cell>
              <table:table-cell office:value-type="float" office:value="4.6875">
                <text:p>4.6875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352499979075601">
                <text:p>0.00000352499979075601</text:p>
              </table:table-cell>
              <table:table-cell office:value-type="float" office:value="-0.7812">
                <text:p>-0.7812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354999978927201">
                <text:p>0.00000354999978927201</text:p>
              </table:table-cell>
              <table:table-cell office:value-type="float" office:value="-0.4687">
                <text:p>-0.4687</text:p>
              </table:table-cell>
              <table:table-cell office:value-type="float" office:value="4.5313">
                <text:p>4.5313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357499978778801">
                <text:p>0.00000357499978778801</text:p>
              </table:table-cell>
              <table:table-cell office:value-type="float" office:value="0">
                <text:p>0</text:p>
              </table:table-cell>
              <table:table-cell office:value-type="float" office:value="5.3125">
                <text:p>5.3125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359999978630401">
                <text:p>0.00000359999978630401</text:p>
              </table:table-cell>
              <table:table-cell office:value-type="float" office:value="-0.4687">
                <text:p>-0.4687</text:p>
              </table:table-cell>
              <table:table-cell office:value-type="float" office:value="5.3125">
                <text:p>5.3125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362499978482001">
                <text:p>0.00000362499978482001</text:p>
              </table:table-cell>
              <table:table-cell office:value-type="float" office:value="0.3125">
                <text:p>0.3125</text:p>
              </table:table-cell>
              <table:table-cell office:value-type="float" office:value="4.5313">
                <text:p>4.5313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364999978333601">
                <text:p>0.00000364999978333601</text:p>
              </table:table-cell>
              <table:table-cell office:value-type="float" office:value="0.7812">
                <text:p>0.7812</text:p>
              </table:table-cell>
              <table:table-cell office:value-type="float" office:value="5.4687">
                <text:p>5.4687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367499978185201">
                <text:p>0.00000367499978185201</text:p>
              </table:table-cell>
              <table:table-cell office:value-type="float" office:value="4.062">
                <text:p>4.062</text:p>
              </table:table-cell>
              <table:table-cell office:value-type="float" office:value="4.5313">
                <text:p>4.5313</text:p>
              </table:table-cell>
              <table:table-cell office:value-type="float" office:value="13.75">
                <text:p>13.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369999978036801">
                <text:p>0.00000369999978036801</text:p>
              </table:table-cell>
              <table:table-cell office:value-type="float" office:value="3.281">
                <text:p>3.281</text:p>
              </table:table-cell>
              <table:table-cell office:value-type="float" office:value="5.1562">
                <text:p>5.1562</text:p>
              </table:table-cell>
              <table:table-cell office:value-type="float" office:value="13.437">
                <text:p>13.4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372499977888401">
                <text:p>0.00000372499977888401</text:p>
              </table:table-cell>
              <table:table-cell office:value-type="float" office:value="2.812">
                <text:p>2.812</text:p>
              </table:table-cell>
              <table:table-cell office:value-type="float" office:value="4.6875">
                <text:p>4.6875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374999977740001">
                <text:p>0.00000374999977740001</text:p>
              </table:table-cell>
              <table:table-cell office:value-type="float" office:value="2.812">
                <text:p>2.812</text:p>
              </table:table-cell>
              <table:table-cell office:value-type="float" office:value="4.6875">
                <text:p>4.6875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377499977591601">
                <text:p>0.00000377499977591601</text:p>
              </table:table-cell>
              <table:table-cell office:value-type="float" office:value="3.437">
                <text:p>3.437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379999977443201">
                <text:p>0.00000379999977443201</text:p>
              </table:table-cell>
              <table:table-cell office:value-type="float" office:value="3.281">
                <text:p>3.281</text:p>
              </table:table-cell>
              <table:table-cell office:value-type="float" office:value="5.4687">
                <text:p>5.4687</text:p>
              </table:table-cell>
              <table:table-cell office:value-type="float" office:value="13.75">
                <text:p>13.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382499977294801">
                <text:p>0.00000382499977294801</text:p>
              </table:table-cell>
              <table:table-cell office:value-type="float" office:value="-1.406">
                <text:p>-1.406</text:p>
              </table:table-cell>
              <table:table-cell office:value-type="float" office:value="4.375">
                <text:p>4.375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384999977146401">
                <text:p>0.00000384999977146401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387499976998001">
                <text:p>0.00000387499976998001</text:p>
              </table:table-cell>
              <table:table-cell office:value-type="float" office:value="0">
                <text:p>0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389999976849601">
                <text:p>0.00000389999976849601</text:p>
              </table:table-cell>
              <table:table-cell office:value-type="float" office:value="-0.4687">
                <text:p>-0.4687</text:p>
              </table:table-cell>
              <table:table-cell office:value-type="float" office:value="5.1562">
                <text:p>5.1562</text:p>
              </table:table-cell>
              <table:table-cell office:value-type="float" office:value="13.125">
                <text:p>13.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392499976701201">
                <text:p>0.00000392499976701201</text:p>
              </table:table-cell>
              <table:table-cell office:value-type="float" office:value="0">
                <text:p>0</text:p>
              </table:table-cell>
              <table:table-cell office:value-type="float" office:value="4.6875">
                <text:p>4.6875</text:p>
              </table:table-cell>
              <table:table-cell office:value-type="float" office:value="13.75">
                <text:p>13.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394999976552801">
                <text:p>0.00000394999976552801</text:p>
              </table:table-cell>
              <table:table-cell office:value-type="float" office:value="-0.4687">
                <text:p>-0.4687</text:p>
              </table:table-cell>
              <table:table-cell office:value-type="float" office:value="4.375">
                <text:p>4.375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397499976404401">
                <text:p>0.00000397499976404401</text:p>
              </table:table-cell>
              <table:table-cell office:value-type="float" office:value="3.906">
                <text:p>3.906</text:p>
              </table:table-cell>
              <table:table-cell office:value-type="float" office:value="5.3125">
                <text:p>5.3125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399999976256001">
                <text:p>0.00000399999976256001</text:p>
              </table:table-cell>
              <table:table-cell office:value-type="float" office:value="3.593">
                <text:p>3.593</text:p>
              </table:table-cell>
              <table:table-cell office:value-type="float" office:value="4.5313">
                <text:p>4.5313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402499976107601">
                <text:p>0.00000402499976107601</text:p>
              </table:table-cell>
              <table:table-cell office:value-type="float" office:value="2.812">
                <text:p>2.812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404999975959201">
                <text:p>0.00000404999975959201</text:p>
              </table:table-cell>
              <table:table-cell office:value-type="float" office:value="3.437">
                <text:p>3.437</text:p>
              </table:table-cell>
              <table:table-cell office:value-type="float" office:value="5.1562">
                <text:p>5.1562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407499975810801">
                <text:p>0.00000407499975810801</text:p>
              </table:table-cell>
              <table:table-cell office:value-type="float" office:value="2.812">
                <text:p>2.812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409999975662401">
                <text:p>0.00000409999975662401</text:p>
              </table:table-cell>
              <table:table-cell office:value-type="float" office:value="3.281">
                <text:p>3.281</text:p>
              </table:table-cell>
              <table:table-cell office:value-type="float" office:value="4.6875">
                <text:p>4.6875</text:p>
              </table:table-cell>
              <table:table-cell office:value-type="float" office:value="13.125">
                <text:p>13.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412499975514001">
                <text:p>0.00000412499975514001</text:p>
              </table:table-cell>
              <table:table-cell office:value-type="float" office:value="2.656">
                <text:p>2.656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414999975365601">
                <text:p>0.00000414999975365601</text:p>
              </table:table-cell>
              <table:table-cell office:value-type="float" office:value="2.031">
                <text:p>2.031</text:p>
              </table:table-cell>
              <table:table-cell office:value-type="float" office:value="5.4687">
                <text:p>5.4687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417499975217201">
                <text:p>0.00000417499975217201</text:p>
              </table:table-cell>
              <table:table-cell office:value-type="float" office:value="-1.25">
                <text:p>-1.25</text:p>
              </table:table-cell>
              <table:table-cell office:value-type="float" office:value="4.375">
                <text:p>4.375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419999975068801">
                <text:p>0.00000419999975068801</text:p>
              </table:table-cell>
              <table:table-cell office:value-type="float" office:value="0">
                <text:p>0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422499974920401">
                <text:p>0.00000422499974920401</text:p>
              </table:table-cell>
              <table:table-cell office:value-type="float" office:value="-0.625">
                <text:p>-0.625</text:p>
              </table:table-cell>
              <table:table-cell office:value-type="float" office:value="5.3125">
                <text:p>5.3125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424999974772001">
                <text:p>0.00000424999974772001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427499974623601">
                <text:p>0.00000427499974623601</text:p>
              </table:table-cell>
              <table:table-cell office:value-type="float" office:value="0">
                <text:p>0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429999974475201">
                <text:p>0.00000429999974475201</text:p>
              </table:table-cell>
              <table:table-cell office:value-type="float" office:value="-0.4687">
                <text:p>-0.4687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432499974326801">
                <text:p>0.00000432499974326801</text:p>
              </table:table-cell>
              <table:table-cell office:value-type="float" office:value="3.906">
                <text:p>3.906</text:p>
              </table:table-cell>
              <table:table-cell office:value-type="float" office:value="5.3125">
                <text:p>5.3125</text:p>
              </table:table-cell>
              <table:table-cell office:value-type="float" office:value="13.75">
                <text:p>13.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434999974178401">
                <text:p>0.00000434999974178401</text:p>
              </table:table-cell>
              <table:table-cell office:value-type="float" office:value="3.437">
                <text:p>3.437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437499974030001">
                <text:p>0.00000437499974030001</text:p>
              </table:table-cell>
              <table:table-cell office:value-type="float" office:value="2.812">
                <text:p>2.812</text:p>
              </table:table-cell>
              <table:table-cell office:value-type="float" office:value="4.6875">
                <text:p>4.6875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4399999738816">
                <text:p>0.000004399999738816</text:p>
              </table:table-cell>
              <table:table-cell office:value-type="float" office:value="2.968">
                <text:p>2.968</text:p>
              </table:table-cell>
              <table:table-cell office:value-type="float" office:value="5.1562">
                <text:p>5.1562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4424999737332">
                <text:p>0.000004424999737332</text:p>
              </table:table-cell>
              <table:table-cell office:value-type="float" office:value="3.437">
                <text:p>3.437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4449999735848">
                <text:p>0.000004449999735848</text:p>
              </table:table-cell>
              <table:table-cell office:value-type="float" office:value="3.281">
                <text:p>3.281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4474999734364">
                <text:p>0.000004474999734364</text:p>
              </table:table-cell>
              <table:table-cell office:value-type="float" office:value="-1.093">
                <text:p>-1.093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449999973288">
                <text:p>0.00000449999973288</text:p>
              </table:table-cell>
              <table:table-cell office:value-type="float" office:value="0.1562">
                <text:p>0.1562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4524999731396">
                <text:p>0.000004524999731396</text:p>
              </table:table-cell>
              <table:table-cell office:value-type="float" office:value="-0.7812">
                <text:p>-0.7812</text:p>
              </table:table-cell>
              <table:table-cell office:value-type="float" office:value="4.5313">
                <text:p>4.5313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4549999729912">
                <text:p>0.000004549999729912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4574999728428">
                <text:p>0.000004574999728428</text:p>
              </table:table-cell>
              <table:table-cell office:value-type="float" office:value="0">
                <text:p>0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4599999726944">
                <text:p>0.000004599999726944</text:p>
              </table:table-cell>
              <table:table-cell office:value-type="float" office:value="-0.625">
                <text:p>-0.625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462499972546">
                <text:p>0.00000462499972546</text:p>
              </table:table-cell>
              <table:table-cell office:value-type="float" office:value="0.3125">
                <text:p>0.3125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4649999723976">
                <text:p>0.000004649999723976</text:p>
              </table:table-cell>
              <table:table-cell office:value-type="float" office:value="1.093">
                <text:p>1.093</text:p>
              </table:table-cell>
              <table:table-cell office:value-type="float" office:value="5.4687">
                <text:p>5.4687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4674999722492">
                <text:p>0.000004674999722492</text:p>
              </table:table-cell>
              <table:table-cell office:value-type="float" office:value="3.906">
                <text:p>3.906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4699999721008">
                <text:p>0.000004699999721008</text:p>
              </table:table-cell>
              <table:table-cell office:value-type="float" office:value="2.812">
                <text:p>2.812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4724999719524">
                <text:p>0.000004724999719524</text:p>
              </table:table-cell>
              <table:table-cell office:value-type="float" office:value="3.281">
                <text:p>3.281</text:p>
              </table:table-cell>
              <table:table-cell office:value-type="float" office:value="4.6875">
                <text:p>4.6875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474999971804">
                <text:p>0.00000474999971804</text:p>
              </table:table-cell>
              <table:table-cell office:value-type="float" office:value="3.281">
                <text:p>3.281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4774999716556">
                <text:p>0.000004774999716556</text:p>
              </table:table-cell>
              <table:table-cell office:value-type="float" office:value="2.812">
                <text:p>2.812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4799999715072">
                <text:p>0.000004799999715072</text:p>
              </table:table-cell>
              <table:table-cell office:value-type="float" office:value="3.281">
                <text:p>3.281</text:p>
              </table:table-cell>
              <table:table-cell office:value-type="float" office:value="4.5313">
                <text:p>4.5313</text:p>
              </table:table-cell>
              <table:table-cell office:value-type="float" office:value="13.75">
                <text:p>13.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4824999713588">
                <text:p>0.000004824999713588</text:p>
              </table:table-cell>
              <table:table-cell office:value-type="float" office:value="-1.093">
                <text:p>-1.093</text:p>
              </table:table-cell>
              <table:table-cell office:value-type="float" office:value="5.3125">
                <text:p>5.3125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4849999712104">
                <text:p>0.000004849999712104</text:p>
              </table:table-cell>
              <table:table-cell office:value-type="float" office:value="0">
                <text:p>0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487499971062">
                <text:p>0.00000487499971062</text:p>
              </table:table-cell>
              <table:table-cell office:value-type="float" office:value="-0.625">
                <text:p>-0.625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4899999709136">
                <text:p>0.000004899999709136</text:p>
              </table:table-cell>
              <table:table-cell office:value-type="float" office:value="-0.4687">
                <text:p>-0.4687</text:p>
              </table:table-cell>
              <table:table-cell office:value-type="float" office:value="5.1562">
                <text:p>5.1562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4924999707652">
                <text:p>0.000004924999707652</text:p>
              </table:table-cell>
              <table:table-cell office:value-type="float" office:value="0">
                <text:p>0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4949999706168">
                <text:p>0.000004949999706168</text:p>
              </table:table-cell>
              <table:table-cell office:value-type="float" office:value="-0.4687">
                <text:p>-0.4687</text:p>
              </table:table-cell>
              <table:table-cell office:value-type="float" office:value="4.375">
                <text:p>4.375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4974999704684">
                <text:p>0.000004974999704684</text:p>
              </table:table-cell>
              <table:table-cell office:value-type="float" office:value="4.062">
                <text:p>4.062</text:p>
              </table:table-cell>
              <table:table-cell office:value-type="float" office:value="5.4687">
                <text:p>5.4687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49999997032">
                <text:p>0.0000049999997032</text:p>
              </table:table-cell>
              <table:table-cell office:value-type="float" office:value="2.812">
                <text:p>2.812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5024999701716">
                <text:p>0.000005024999701716</text:p>
              </table:table-cell>
              <table:table-cell office:value-type="float" office:value="3.593">
                <text:p>3.593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5049999700232">
                <text:p>0.000005049999700232</text:p>
              </table:table-cell>
              <table:table-cell office:value-type="float" office:value="3.437">
                <text:p>3.437</text:p>
              </table:table-cell>
              <table:table-cell office:value-type="float" office:value="5.1562">
                <text:p>5.1562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5074999698748">
                <text:p>0.000005074999698748</text:p>
              </table:table-cell>
              <table:table-cell office:value-type="float" office:value="2.812">
                <text:p>2.812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5099999697264">
                <text:p>0.000005099999697264</text:p>
              </table:table-cell>
              <table:table-cell office:value-type="float" office:value="2.812">
                <text:p>2.812</text:p>
              </table:table-cell>
              <table:table-cell office:value-type="float" office:value="4.6875">
                <text:p>4.6875</text:p>
              </table:table-cell>
              <table:table-cell office:value-type="float" office:value="13.125">
                <text:p>13.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512499969578">
                <text:p>0.00000512499969578</text:p>
              </table:table-cell>
              <table:table-cell office:value-type="float" office:value="3.437">
                <text:p>3.437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5149999694296">
                <text:p>0.000005149999694296</text:p>
              </table:table-cell>
              <table:table-cell office:value-type="float" office:value="2.343">
                <text:p>2.343</text:p>
              </table:table-cell>
              <table:table-cell office:value-type="float" office:value="5.4687">
                <text:p>5.4687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5174999692812">
                <text:p>0.000005174999692812</text:p>
              </table:table-cell>
              <table:table-cell office:value-type="float" office:value="-1.093">
                <text:p>-1.093</text:p>
              </table:table-cell>
              <table:table-cell office:value-type="float" office:value="4.5313">
                <text:p>4.5313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5199999691328">
                <text:p>0.000005199999691328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5224999689844">
                <text:p>0.000005224999689844</text:p>
              </table:table-cell>
              <table:table-cell office:value-type="float" office:value="0">
                <text:p>0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524999968836">
                <text:p>0.00000524999968836</text:p>
              </table:table-cell>
              <table:table-cell office:value-type="float" office:value="-0.4687">
                <text:p>-0.4687</text:p>
              </table:table-cell>
              <table:table-cell office:value-type="float" office:value="5.3125">
                <text:p>5.3125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5274999686876">
                <text:p>0.000005274999686876</text:p>
              </table:table-cell>
              <table:table-cell office:value-type="float" office:value="0">
                <text:p>0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5299999685392">
                <text:p>0.000005299999685392</text:p>
              </table:table-cell>
              <table:table-cell office:value-type="float" office:value="-0.4687">
                <text:p>-0.4687</text:p>
              </table:table-cell>
              <table:table-cell office:value-type="float" office:value="4.375">
                <text:p>4.375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532499968390799">
                <text:p>0.00000532499968390799</text:p>
              </table:table-cell>
              <table:table-cell office:value-type="float" office:value="3.906">
                <text:p>3.906</text:p>
              </table:table-cell>
              <table:table-cell office:value-type="float" office:value="5.4687">
                <text:p>5.4687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534999968242399">
                <text:p>0.00000534999968242399</text:p>
              </table:table-cell>
              <table:table-cell office:value-type="float" office:value="2.812">
                <text:p>2.812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537499968093999">
                <text:p>0.00000537499968093999</text:p>
              </table:table-cell>
              <table:table-cell office:value-type="float" office:value="3.437">
                <text:p>3.437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539999967945599">
                <text:p>0.00000539999967945599</text:p>
              </table:table-cell>
              <table:table-cell office:value-type="float" office:value="2.812">
                <text:p>2.812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542499967797199">
                <text:p>0.00000542499967797199</text:p>
              </table:table-cell>
              <table:table-cell office:value-type="float" office:value="3.437">
                <text:p>3.437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544999967648799">
                <text:p>0.00000544999967648799</text:p>
              </table:table-cell>
              <table:table-cell office:value-type="float" office:value="3.281">
                <text:p>3.281</text:p>
              </table:table-cell>
              <table:table-cell office:value-type="float" office:value="5.3125">
                <text:p>5.3125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547499967500399">
                <text:p>0.00000547499967500399</text:p>
              </table:table-cell>
              <table:table-cell office:value-type="float" office:value="-1.25">
                <text:p>-1.25</text:p>
              </table:table-cell>
              <table:table-cell office:value-type="float" office:value="4.375">
                <text:p>4.375</text:p>
              </table:table-cell>
              <table:table-cell office:value-type="float" office:value="13.75">
                <text:p>13.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549999967351999">
                <text:p>0.00000549999967351999</text:p>
              </table:table-cell>
              <table:table-cell office:value-type="float" office:value="-0.625">
                <text:p>-0.625</text:p>
              </table:table-cell>
              <table:table-cell office:value-type="float" office:value="4.6875">
                <text:p>4.6875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552499967203599">
                <text:p>0.00000552499967203599</text:p>
              </table:table-cell>
              <table:table-cell office:value-type="float" office:value="0.1562">
                <text:p>0.1562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554999967055199">
                <text:p>0.00000554999967055199</text:p>
              </table:table-cell>
              <table:table-cell office:value-type="float" office:value="-0.1562">
                <text:p>-0.1562</text:p>
              </table:table-cell>
              <table:table-cell office:value-type="float" office:value="4.6875">
                <text:p>4.6875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557499966906799">
                <text:p>0.00000557499966906799</text:p>
              </table:table-cell>
              <table:table-cell office:value-type="float" office:value="-0.625">
                <text:p>-0.625</text:p>
              </table:table-cell>
              <table:table-cell office:value-type="float" office:value="5.3125">
                <text:p>5.3125</text:p>
              </table:table-cell>
              <table:table-cell office:value-type="float" office:value="13.437">
                <text:p>13.4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559999966758399">
                <text:p>0.00000559999966758399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562499966609999">
                <text:p>0.00000562499966609999</text:p>
              </table:table-cell>
              <table:table-cell office:value-type="float" office:value="0">
                <text:p>0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564999966461599">
                <text:p>0.00000564999966461599</text:p>
              </table:table-cell>
              <table:table-cell office:value-type="float" office:value="0.7812">
                <text:p>0.7812</text:p>
              </table:table-cell>
              <table:table-cell office:value-type="float" office:value="4.5313">
                <text:p>4.5313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567499966313199">
                <text:p>0.00000567499966313199</text:p>
              </table:table-cell>
              <table:table-cell office:value-type="float" office:value="3.906">
                <text:p>3.906</text:p>
              </table:table-cell>
              <table:table-cell office:value-type="float" office:value="5.4687">
                <text:p>5.4687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569999966164799">
                <text:p>0.00000569999966164799</text:p>
              </table:table-cell>
              <table:table-cell office:value-type="float" office:value="2.812">
                <text:p>2.812</text:p>
              </table:table-cell>
              <table:table-cell office:value-type="float" office:value="4.5313">
                <text:p>4.5313</text:p>
              </table:table-cell>
              <table:table-cell office:value-type="float" office:value="13.125">
                <text:p>13.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572499966016399">
                <text:p>0.00000572499966016399</text:p>
              </table:table-cell>
              <table:table-cell office:value-type="float" office:value="3.437">
                <text:p>3.437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574999965867999">
                <text:p>0.00000574999965867999</text:p>
              </table:table-cell>
              <table:table-cell office:value-type="float" office:value="3.281">
                <text:p>3.281</text:p>
              </table:table-cell>
              <table:table-cell office:value-type="float" office:value="5.1562">
                <text:p>5.1562</text:p>
              </table:table-cell>
              <table:table-cell office:value-type="float" office:value="13.125">
                <text:p>13.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577499965719599">
                <text:p>0.00000577499965719599</text:p>
              </table:table-cell>
              <table:table-cell office:value-type="float" office:value="2.812">
                <text:p>2.812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579999965571199">
                <text:p>0.00000579999965571199</text:p>
              </table:table-cell>
              <table:table-cell office:value-type="float" office:value="3.281">
                <text:p>3.281</text:p>
              </table:table-cell>
              <table:table-cell office:value-type="float" office:value="5.4687">
                <text:p>5.4687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582499965422799">
                <text:p>0.00000582499965422799</text:p>
              </table:table-cell>
              <table:table-cell office:value-type="float" office:value="-1.25">
                <text:p>-1.25</text:p>
              </table:table-cell>
              <table:table-cell office:value-type="float" office:value="4.2188">
                <text:p>4.2188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584999965274399">
                <text:p>0.00000584999965274399</text:p>
              </table:table-cell>
              <table:table-cell office:value-type="float" office:value="-0.625">
                <text:p>-0.625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587499965125999">
                <text:p>0.00000587499965125999</text:p>
              </table:table-cell>
              <table:table-cell office:value-type="float" office:value="-0.1562">
                <text:p>-0.1562</text:p>
              </table:table-cell>
              <table:table-cell office:value-type="float" office:value="4.6875">
                <text:p>4.6875</text:p>
              </table:table-cell>
              <table:table-cell office:value-type="float" office:value="13.125">
                <text:p>13.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589999964977599">
                <text:p>0.00000589999964977599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592499964829199">
                <text:p>0.00000592499964829199</text:p>
              </table:table-cell>
              <table:table-cell office:value-type="float" office:value="-0.625">
                <text:p>-0.625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594999964680799">
                <text:p>0.00000594999964680799</text:p>
              </table:table-cell>
              <table:table-cell office:value-type="float" office:value="-0.625">
                <text:p>-0.625</text:p>
              </table:table-cell>
              <table:table-cell office:value-type="float" office:value="5.3125">
                <text:p>5.3125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597499964532399">
                <text:p>0.00000597499964532399</text:p>
              </table:table-cell>
              <table:table-cell office:value-type="float" office:value="3.906">
                <text:p>3.906</text:p>
              </table:table-cell>
              <table:table-cell office:value-type="float" office:value="4.5313">
                <text:p>4.5313</text:p>
              </table:table-cell>
              <table:table-cell office:value-type="float" office:value="13.75">
                <text:p>13.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599999964383999">
                <text:p>0.00000599999964383999</text:p>
              </table:table-cell>
              <table:table-cell office:value-type="float" office:value="3.593">
                <text:p>3.593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602499964235599">
                <text:p>0.00000602499964235599</text:p>
              </table:table-cell>
              <table:table-cell office:value-type="float" office:value="2.656">
                <text:p>2.656</text:p>
              </table:table-cell>
              <table:table-cell office:value-type="float" office:value="5.4687">
                <text:p>5.4687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604999964087199">
                <text:p>0.00000604999964087199</text:p>
              </table:table-cell>
              <table:table-cell office:value-type="float" office:value="3.437">
                <text:p>3.437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607499963938799">
                <text:p>0.00000607499963938799</text:p>
              </table:table-cell>
              <table:table-cell office:value-type="float" office:value="2.812">
                <text:p>2.812</text:p>
              </table:table-cell>
              <table:table-cell office:value-type="float" office:value="4.6875">
                <text:p>4.6875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609999963790399">
                <text:p>0.00000609999963790399</text:p>
              </table:table-cell>
              <table:table-cell office:value-type="float" office:value="2.812">
                <text:p>2.812</text:p>
              </table:table-cell>
              <table:table-cell office:value-type="float" office:value="5.1562">
                <text:p>5.1562</text:p>
              </table:table-cell>
              <table:table-cell office:value-type="float" office:value="13.437">
                <text:p>13.4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612499963641999">
                <text:p>0.00000612499963641999</text:p>
              </table:table-cell>
              <table:table-cell office:value-type="float" office:value="3.437">
                <text:p>3.437</text:p>
              </table:table-cell>
              <table:table-cell office:value-type="float" office:value="4.6875">
                <text:p>4.6875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614999963493599">
                <text:p>0.00000614999963493599</text:p>
              </table:table-cell>
              <table:table-cell office:value-type="float" office:value="2.343">
                <text:p>2.343</text:p>
              </table:table-cell>
              <table:table-cell office:value-type="float" office:value="5.4687">
                <text:p>5.4687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617499963345199">
                <text:p>0.00000617499963345199</text:p>
              </table:table-cell>
              <table:table-cell office:value-type="float" office:value="-1.25">
                <text:p>-1.25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619999963196799">
                <text:p>0.00000619999963196799</text:p>
              </table:table-cell>
              <table:table-cell office:value-type="float" office:value="0">
                <text:p>0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622499963048399">
                <text:p>0.00000622499963048399</text:p>
              </table:table-cell>
              <table:table-cell office:value-type="float" office:value="-0.625">
                <text:p>-0.625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624999962899998">
                <text:p>0.00000624999962899998</text:p>
              </table:table-cell>
              <table:table-cell office:value-type="float" office:value="-0.4687">
                <text:p>-0.4687</text:p>
              </table:table-cell>
              <table:table-cell office:value-type="float" office:value="5.1562">
                <text:p>5.1562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627499962751598">
                <text:p>0.00000627499962751598</text:p>
              </table:table-cell>
              <table:table-cell office:value-type="float" office:value="0.1562">
                <text:p>0.1562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629999962603198">
                <text:p>0.00000629999962603198</text:p>
              </table:table-cell>
              <table:table-cell office:value-type="float" office:value="-0.4687">
                <text:p>-0.4687</text:p>
              </table:table-cell>
              <table:table-cell office:value-type="float" office:value="4.375">
                <text:p>4.375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632499962454798">
                <text:p>0.00000632499962454798</text:p>
              </table:table-cell>
              <table:table-cell office:value-type="float" office:value="3.906">
                <text:p>3.906</text:p>
              </table:table-cell>
              <table:table-cell office:value-type="float" office:value="5.3125">
                <text:p>5.3125</text:p>
              </table:table-cell>
              <table:table-cell office:value-type="float" office:value="14.062">
                <text:p>14.06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634999962306398">
                <text:p>0.00000634999962306398</text:p>
              </table:table-cell>
              <table:table-cell office:value-type="float" office:value="2.812">
                <text:p>2.812</text:p>
              </table:table-cell>
              <table:table-cell office:value-type="float" office:value="5.1562">
                <text:p>5.1562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637499962157998">
                <text:p>0.00000637499962157998</text:p>
              </table:table-cell>
              <table:table-cell office:value-type="float" office:value="3.437">
                <text:p>3.437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639999962009598">
                <text:p>0.00000639999962009598</text:p>
              </table:table-cell>
              <table:table-cell office:value-type="float" office:value="3.437">
                <text:p>3.437</text:p>
              </table:table-cell>
              <table:table-cell office:value-type="float" office:value="5.1562">
                <text:p>5.1562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642499961861198">
                <text:p>0.00000642499961861198</text:p>
              </table:table-cell>
              <table:table-cell office:value-type="float" office:value="2.812">
                <text:p>2.812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644999961712798">
                <text:p>0.00000644999961712798</text:p>
              </table:table-cell>
              <table:table-cell office:value-type="float" office:value="3.281">
                <text:p>3.281</text:p>
              </table:table-cell>
              <table:table-cell office:value-type="float" office:value="4.5313">
                <text:p>4.5313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647499961564398">
                <text:p>0.00000647499961564398</text:p>
              </table:table-cell>
              <table:table-cell office:value-type="float" office:value="-1.093">
                <text:p>-1.093</text:p>
              </table:table-cell>
              <table:table-cell office:value-type="float" office:value="5.3125">
                <text:p>5.3125</text:p>
              </table:table-cell>
              <table:table-cell office:value-type="float" office:value="13.75">
                <text:p>13.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649999961415998">
                <text:p>0.00000649999961415998</text:p>
              </table:table-cell>
              <table:table-cell office:value-type="float" office:value="-0.7812">
                <text:p>-0.7812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652499961267598">
                <text:p>0.00000652499961267598</text:p>
              </table:table-cell>
              <table:table-cell office:value-type="float" office:value="0.1562">
                <text:p>0.1562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654999961119198">
                <text:p>0.00000654999961119198</text:p>
              </table:table-cell>
              <table:table-cell office:value-type="float" office:value="-0.625">
                <text:p>-0.625</text:p>
              </table:table-cell>
              <table:table-cell office:value-type="float" office:value="4.6875">
                <text:p>4.6875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657499960970798">
                <text:p>0.00000657499960970798</text:p>
              </table:table-cell>
              <table:table-cell office:value-type="float" office:value="0">
                <text:p>0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659999960822398">
                <text:p>0.00000659999960822398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662499960673998">
                <text:p>0.00000662499960673998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664999960525598">
                <text:p>0.00000664999960525598</text:p>
              </table:table-cell>
              <table:table-cell office:value-type="float" office:value="0.625">
                <text:p>0.625</text:p>
              </table:table-cell>
              <table:table-cell office:value-type="float" office:value="4.6875">
                <text:p>4.6875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667499960377198">
                <text:p>0.00000667499960377198</text:p>
              </table:table-cell>
              <table:table-cell office:value-type="float" office:value="3.906">
                <text:p>3.906</text:p>
              </table:table-cell>
              <table:table-cell office:value-type="float" office:value="5.4687">
                <text:p>5.4687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669999960228798">
                <text:p>0.00000669999960228798</text:p>
              </table:table-cell>
              <table:table-cell office:value-type="float" office:value="2.812">
                <text:p>2.812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672499960080398">
                <text:p>0.00000672499960080398</text:p>
              </table:table-cell>
              <table:table-cell office:value-type="float" office:value="3.437">
                <text:p>3.437</text:p>
              </table:table-cell>
              <table:table-cell office:value-type="float" office:value="4.6875">
                <text:p>4.6875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674999959931998">
                <text:p>0.00000674999959931998</text:p>
              </table:table-cell>
              <table:table-cell office:value-type="float" office:value="3.281">
                <text:p>3.281</text:p>
              </table:table-cell>
              <table:table-cell office:value-type="float" office:value="5.1562">
                <text:p>5.1562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677499959783598">
                <text:p>0.00000677499959783598</text:p>
              </table:table-cell>
              <table:table-cell office:value-type="float" office:value="2.812">
                <text:p>2.812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679999959635198">
                <text:p>0.00000679999959635198</text:p>
              </table:table-cell>
              <table:table-cell office:value-type="float" office:value="3.281">
                <text:p>3.281</text:p>
              </table:table-cell>
              <table:table-cell office:value-type="float" office:value="5.3125">
                <text:p>5.3125</text:p>
              </table:table-cell>
              <table:table-cell office:value-type="float" office:value="13.75">
                <text:p>13.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682499959486798">
                <text:p>0.00000682499959486798</text:p>
              </table:table-cell>
              <table:table-cell office:value-type="float" office:value="-1.093">
                <text:p>-1.093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684999959338398">
                <text:p>0.00000684999959338398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687499959189998">
                <text:p>0.00000687499959189998</text:p>
              </table:table-cell>
              <table:table-cell office:value-type="float" office:value="0">
                <text:p>0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689999959041598">
                <text:p>0.00000689999959041598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13.437">
                <text:p>13.4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692499958893198">
                <text:p>0.00000692499958893198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694999958744798">
                <text:p>0.00000694999958744798</text:p>
              </table:table-cell>
              <table:table-cell office:value-type="float" office:value="-0.4687">
                <text:p>-0.4687</text:p>
              </table:table-cell>
              <table:table-cell office:value-type="float" office:value="4.5313">
                <text:p>4.5313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697499958596398">
                <text:p>0.00000697499958596398</text:p>
              </table:table-cell>
              <table:table-cell office:value-type="float" office:value="4.062">
                <text:p>4.062</text:p>
              </table:table-cell>
              <table:table-cell office:value-type="float" office:value="5.4687">
                <text:p>5.4687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699999958447998">
                <text:p>0.00000699999958447998</text:p>
              </table:table-cell>
              <table:table-cell office:value-type="float" office:value="2.656">
                <text:p>2.656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702499958299598">
                <text:p>0.00000702499958299598</text:p>
              </table:table-cell>
              <table:table-cell office:value-type="float" office:value="3.75">
                <text:p>3.75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704999958151198">
                <text:p>0.00000704999958151198</text:p>
              </table:table-cell>
              <table:table-cell office:value-type="float" office:value="3.437">
                <text:p>3.437</text:p>
              </table:table-cell>
              <table:table-cell office:value-type="float" office:value="4.6875">
                <text:p>4.6875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707499958002798">
                <text:p>0.00000707499958002798</text:p>
              </table:table-cell>
              <table:table-cell office:value-type="float" office:value="2.812">
                <text:p>2.812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709999957854398">
                <text:p>0.00000709999957854398</text:p>
              </table:table-cell>
              <table:table-cell office:value-type="float" office:value="2.812">
                <text:p>2.812</text:p>
              </table:table-cell>
              <table:table-cell office:value-type="float" office:value="4.6875">
                <text:p>4.6875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712499957705998">
                <text:p>0.00000712499957705998</text:p>
              </table:table-cell>
              <table:table-cell office:value-type="float" office:value="3.437">
                <text:p>3.437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714999957557597">
                <text:p>0.00000714999957557597</text:p>
              </table:table-cell>
              <table:table-cell office:value-type="float" office:value="2.187">
                <text:p>2.187</text:p>
              </table:table-cell>
              <table:table-cell office:value-type="float" office:value="5.4687">
                <text:p>5.4687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717499957409197">
                <text:p>0.00000717499957409197</text:p>
              </table:table-cell>
              <table:table-cell office:value-type="float" office:value="-0.9375">
                <text:p>-0.9375</text:p>
              </table:table-cell>
              <table:table-cell office:value-type="float" office:value="4.6875">
                <text:p>4.6875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719999957260797">
                <text:p>0.00000719999957260797</text:p>
              </table:table-cell>
              <table:table-cell office:value-type="float" office:value="-0.1562">
                <text:p>-0.1562</text:p>
              </table:table-cell>
              <table:table-cell office:value-type="float" office:value="4.6875">
                <text:p>4.6875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722499957112397">
                <text:p>0.00000722499957112397</text:p>
              </table:table-cell>
              <table:table-cell office:value-type="float" office:value="-0.625">
                <text:p>-0.625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724999956963997">
                <text:p>0.00000724999956963997</text:p>
              </table:table-cell>
              <table:table-cell office:value-type="float" office:value="0">
                <text:p>0</text:p>
              </table:table-cell>
              <table:table-cell office:value-type="float" office:value="4.6875">
                <text:p>4.6875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727499956815597">
                <text:p>0.00000727499956815597</text:p>
              </table:table-cell>
              <table:table-cell office:value-type="float" office:value="-0.625">
                <text:p>-0.625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729999956667197">
                <text:p>0.00000729999956667197</text:p>
              </table:table-cell>
              <table:table-cell office:value-type="float" office:value="-0.4687">
                <text:p>-0.4687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732499956518797">
                <text:p>0.00000732499956518797</text:p>
              </table:table-cell>
              <table:table-cell office:value-type="float" office:value="3.906">
                <text:p>3.906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734999956370397">
                <text:p>0.00000734999956370397</text:p>
              </table:table-cell>
              <table:table-cell office:value-type="float" office:value="3.437">
                <text:p>3.437</text:p>
              </table:table-cell>
              <table:table-cell office:value-type="float" office:value="4.6875">
                <text:p>4.6875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737499956221997">
                <text:p>0.00000737499956221997</text:p>
              </table:table-cell>
              <table:table-cell office:value-type="float" office:value="2.812">
                <text:p>2.812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739999956073597">
                <text:p>0.00000739999956073597</text:p>
              </table:table-cell>
              <table:table-cell office:value-type="float" office:value="3.437">
                <text:p>3.437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742499955925197">
                <text:p>0.00000742499955925197</text:p>
              </table:table-cell>
              <table:table-cell office:value-type="float" office:value="2.812">
                <text:p>2.812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744999955776797">
                <text:p>0.00000744999955776797</text:p>
              </table:table-cell>
              <table:table-cell office:value-type="float" office:value="3.281">
                <text:p>3.281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747499955628397">
                <text:p>0.00000747499955628397</text:p>
              </table:table-cell>
              <table:table-cell office:value-type="float" office:value="-1.093">
                <text:p>-1.093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749999955479997">
                <text:p>0.00000749999955479997</text:p>
              </table:table-cell>
              <table:table-cell office:value-type="float" office:value="-0.7812">
                <text:p>-0.7812</text:p>
              </table:table-cell>
              <table:table-cell office:value-type="float" office:value="5.3125">
                <text:p>5.3125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752499955331597">
                <text:p>0.00000752499955331597</text:p>
              </table:table-cell>
              <table:table-cell office:value-type="float" office:value="0">
                <text:p>0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754999955183197">
                <text:p>0.00000754999955183197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757499955034797">
                <text:p>0.00000757499955034797</text:p>
              </table:table-cell>
              <table:table-cell office:value-type="float" office:value="-0.625">
                <text:p>-0.625</text:p>
              </table:table-cell>
              <table:table-cell office:value-type="float" office:value="4.6875">
                <text:p>4.6875</text:p>
              </table:table-cell>
              <table:table-cell office:value-type="float" office:value="13.75">
                <text:p>13.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759999954886397">
                <text:p>0.00000759999954886397</text:p>
              </table:table-cell>
              <table:table-cell office:value-type="float" office:value="0">
                <text:p>0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762499954737997">
                <text:p>0.00000762499954737997</text:p>
              </table:table-cell>
              <table:table-cell office:value-type="float" office:value="-0.625">
                <text:p>-0.625</text:p>
              </table:table-cell>
              <table:table-cell office:value-type="float" office:value="6.562">
                <text:p>6.562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764999954589597">
                <text:p>0.00000764999954589597</text:p>
              </table:table-cell>
              <table:table-cell office:value-type="float" office:value="0.7812">
                <text:p>0.7812</text:p>
              </table:table-cell>
              <table:table-cell office:value-type="float" office:value="7.187">
                <text:p>7.187</text:p>
              </table:table-cell>
              <table:table-cell office:value-type="float" office:value="12.656">
                <text:p>12.656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767499954441197">
                <text:p>0.00000767499954441197</text:p>
              </table:table-cell>
              <table:table-cell office:value-type="float" office:value="4.062">
                <text:p>4.062</text:p>
              </table:table-cell>
              <table:table-cell office:value-type="float" office:value="10.468">
                <text:p>10.468</text:p>
              </table:table-cell>
              <table:table-cell office:value-type="float" office:value="13.906">
                <text:p>13.906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769999954292797">
                <text:p>0.00000769999954292797</text:p>
              </table:table-cell>
              <table:table-cell office:value-type="float" office:value="2.812">
                <text:p>2.812</text:p>
              </table:table-cell>
              <table:table-cell office:value-type="float" office:value="8.593">
                <text:p>8.593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772499954144397">
                <text:p>0.00000772499954144397</text:p>
              </table:table-cell>
              <table:table-cell office:value-type="float" office:value="3.437">
                <text:p>3.437</text:p>
              </table:table-cell>
              <table:table-cell office:value-type="float" office:value="9.218">
                <text:p>9.218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774999953995997">
                <text:p>0.00000774999953995997</text:p>
              </table:table-cell>
              <table:table-cell office:value-type="float" office:value="3.281">
                <text:p>3.281</text:p>
              </table:table-cell>
              <table:table-cell office:value-type="float" office:value="9.062">
                <text:p>9.062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777499953847597">
                <text:p>0.00000777499953847597</text:p>
              </table:table-cell>
              <table:table-cell office:value-type="float" office:value="2.812">
                <text:p>2.812</text:p>
              </table:table-cell>
              <table:table-cell office:value-type="float" office:value="8.593">
                <text:p>8.593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779999953699197">
                <text:p>0.00000779999953699197</text:p>
              </table:table-cell>
              <table:table-cell office:value-type="float" office:value="3.281">
                <text:p>3.281</text:p>
              </table:table-cell>
              <table:table-cell office:value-type="float" office:value="9.218">
                <text:p>9.218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782499953550798">
                <text:p>0.00000782499953550798</text:p>
              </table:table-cell>
              <table:table-cell office:value-type="float" office:value="-1.093">
                <text:p>-1.093</text:p>
              </table:table-cell>
              <table:table-cell office:value-type="float" office:value="8.281">
                <text:p>8.281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784999953402398">
                <text:p>0.00000784999953402398</text:p>
              </table:table-cell>
              <table:table-cell office:value-type="float" office:value="0">
                <text:p>0</text:p>
              </table:table-cell>
              <table:table-cell office:value-type="float" office:value="8.593">
                <text:p>8.593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787499953253998">
                <text:p>0.00000787499953253998</text:p>
              </table:table-cell>
              <table:table-cell office:value-type="float" office:value="-0.625">
                <text:p>-0.625</text:p>
              </table:table-cell>
              <table:table-cell office:value-type="float" office:value="9.218">
                <text:p>9.218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789999953105598">
                <text:p>0.00000789999953105598</text:p>
              </table:table-cell>
              <table:table-cell office:value-type="float" office:value="-0.4687">
                <text:p>-0.4687</text:p>
              </table:table-cell>
              <table:table-cell office:value-type="float" office:value="8.593">
                <text:p>8.593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792499952957198">
                <text:p>0.00000792499952957198</text:p>
              </table:table-cell>
              <table:table-cell office:value-type="float" office:value="0">
                <text:p>0</text:p>
              </table:table-cell>
              <table:table-cell office:value-type="float" office:value="9.218">
                <text:p>9.218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794999952808798">
                <text:p>0.00000794999952808798</text:p>
              </table:table-cell>
              <table:table-cell office:value-type="float" office:value="-0.4687">
                <text:p>-0.4687</text:p>
              </table:table-cell>
              <table:table-cell office:value-type="float" office:value="8.593">
                <text:p>8.593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797499952660398">
                <text:p>0.00000797499952660398</text:p>
              </table:table-cell>
              <table:table-cell office:value-type="float" office:value="3.906">
                <text:p>3.906</text:p>
              </table:table-cell>
              <table:table-cell office:value-type="float" office:value="9.375">
                <text:p>9.375</text:p>
              </table:table-cell>
              <table:table-cell office:value-type="float" office:value="13.75">
                <text:p>13.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799999952511998">
                <text:p>0.00000799999952511998</text:p>
              </table:table-cell>
              <table:table-cell office:value-type="float" office:value="2.812">
                <text:p>2.812</text:p>
              </table:table-cell>
              <table:table-cell office:value-type="float" office:value="8.593">
                <text:p>8.593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802499952363598">
                <text:p>0.00000802499952363598</text:p>
              </table:table-cell>
              <table:table-cell office:value-type="float" office:value="3.75">
                <text:p>3.75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804999952215198">
                <text:p>0.00000804999952215198</text:p>
              </table:table-cell>
              <table:table-cell office:value-type="float" office:value="3.437">
                <text:p>3.437</text:p>
              </table:table-cell>
              <table:table-cell office:value-type="float" office:value="8.593">
                <text:p>8.593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807499952066798">
                <text:p>0.00000807499952066798</text:p>
              </table:table-cell>
              <table:table-cell office:value-type="float" office:value="2.812">
                <text:p>2.812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809999951918398">
                <text:p>0.00000809999951918398</text:p>
              </table:table-cell>
              <table:table-cell office:value-type="float" office:value="3.437">
                <text:p>3.437</text:p>
              </table:table-cell>
              <table:table-cell office:value-type="float" office:value="8.593">
                <text:p>8.593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812499951769998">
                <text:p>0.00000812499951769998</text:p>
              </table:table-cell>
              <table:table-cell office:value-type="float" office:value="2.656">
                <text:p>2.656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814999951621598">
                <text:p>0.00000814999951621598</text:p>
              </table:table-cell>
              <table:table-cell office:value-type="float" office:value="2.031">
                <text:p>2.031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817499951473198">
                <text:p>0.00000817499951473198</text:p>
              </table:table-cell>
              <table:table-cell office:value-type="float" office:value="-1.093">
                <text:p>-1.093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819999951324798">
                <text:p>0.00000819999951324798</text:p>
              </table:table-cell>
              <table:table-cell office:value-type="float" office:value="0">
                <text:p>0</text:p>
              </table:table-cell>
              <table:table-cell office:value-type="float" office:value="9.062">
                <text:p>9.062</text:p>
              </table:table-cell>
              <table:table-cell office:value-type="float" office:value="13.125">
                <text:p>13.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822499951176398">
                <text:p>0.00000822499951176398</text:p>
              </table:table-cell>
              <table:table-cell office:value-type="float" office:value="-0.625">
                <text:p>-0.625</text:p>
              </table:table-cell>
              <table:table-cell office:value-type="float" office:value="8.593">
                <text:p>8.593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824999951027998">
                <text:p>0.00000824999951027998</text:p>
              </table:table-cell>
              <table:table-cell office:value-type="float" office:value="-0.4687">
                <text:p>-0.4687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827499950879598">
                <text:p>0.00000827499950879598</text:p>
              </table:table-cell>
              <table:table-cell office:value-type="float" office:value="0">
                <text:p>0</text:p>
              </table:table-cell>
              <table:table-cell office:value-type="float" office:value="8.593">
                <text:p>8.593</text:p>
              </table:table-cell>
              <table:table-cell office:value-type="float" office:value="13.125">
                <text:p>13.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829999950731199">
                <text:p>0.00000829999950731199</text:p>
              </table:table-cell>
              <table:table-cell office:value-type="float" office:value="-0.4687">
                <text:p>-0.4687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832499950582799">
                <text:p>0.00000832499950582799</text:p>
              </table:table-cell>
              <table:table-cell office:value-type="float" office:value="3.906">
                <text:p>3.906</text:p>
              </table:table-cell>
              <table:table-cell office:value-type="float" office:value="9.375">
                <text:p>9.375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834999950434399">
                <text:p>0.00000834999950434399</text:p>
              </table:table-cell>
              <table:table-cell office:value-type="float" office:value="3.437">
                <text:p>3.437</text:p>
              </table:table-cell>
              <table:table-cell office:value-type="float" office:value="8.593">
                <text:p>8.593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837499950285999">
                <text:p>0.00000837499950285999</text:p>
              </table:table-cell>
              <table:table-cell office:value-type="float" office:value="2.812">
                <text:p>2.812</text:p>
              </table:table-cell>
              <table:table-cell office:value-type="float" office:value="9.218">
                <text:p>9.218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839999950137599">
                <text:p>0.00000839999950137599</text:p>
              </table:table-cell>
              <table:table-cell office:value-type="float" office:value="2.812">
                <text:p>2.812</text:p>
              </table:table-cell>
              <table:table-cell office:value-type="float" office:value="9.062">
                <text:p>9.062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842499949989199">
                <text:p>0.00000842499949989199</text:p>
              </table:table-cell>
              <table:table-cell office:value-type="float" office:value="3.437">
                <text:p>3.437</text:p>
              </table:table-cell>
              <table:table-cell office:value-type="float" office:value="8.593">
                <text:p>8.593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844999949840799">
                <text:p>0.00000844999949840799</text:p>
              </table:table-cell>
              <table:table-cell office:value-type="float" office:value="3.281">
                <text:p>3.281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847499949692399">
                <text:p>0.00000847499949692399</text:p>
              </table:table-cell>
              <table:table-cell office:value-type="float" office:value="-1.25">
                <text:p>-1.25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849999949543999">
                <text:p>0.00000849999949543999</text:p>
              </table:table-cell>
              <table:table-cell office:value-type="float" office:value="0">
                <text:p>0</text:p>
              </table:table-cell>
              <table:table-cell office:value-type="float" office:value="8.593">
                <text:p>8.593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852499949395599">
                <text:p>0.00000852499949395599</text:p>
              </table:table-cell>
              <table:table-cell office:value-type="float" office:value="-0.625">
                <text:p>-0.625</text:p>
              </table:table-cell>
              <table:table-cell office:value-type="float" office:value="9.218">
                <text:p>9.218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854999949247199">
                <text:p>0.00000854999949247199</text:p>
              </table:table-cell>
              <table:table-cell office:value-type="float" office:value="-0.625">
                <text:p>-0.625</text:p>
              </table:table-cell>
              <table:table-cell office:value-type="float" office:value="8.593">
                <text:p>8.593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857499949098799">
                <text:p>0.00000857499949098799</text:p>
              </table:table-cell>
              <table:table-cell office:value-type="float" office:value="0">
                <text:p>0</text:p>
              </table:table-cell>
              <table:table-cell office:value-type="float" office:value="9.218">
                <text:p>9.218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859999948950399">
                <text:p>0.00000859999948950399</text:p>
              </table:table-cell>
              <table:table-cell office:value-type="float" office:value="-0.4687">
                <text:p>-0.4687</text:p>
              </table:table-cell>
              <table:table-cell office:value-type="float" office:value="8.593">
                <text:p>8.593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862499948801999">
                <text:p>0.00000862499948801999</text:p>
              </table:table-cell>
              <table:table-cell office:value-type="float" office:value="0.1562">
                <text:p>0.1562</text:p>
              </table:table-cell>
              <table:table-cell office:value-type="float" office:value="9.218">
                <text:p>9.218</text:p>
              </table:table-cell>
              <table:table-cell office:value-type="float" office:value="13.125">
                <text:p>13.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864999948653599">
                <text:p>0.00000864999948653599</text:p>
              </table:table-cell>
              <table:table-cell office:value-type="float" office:value="0.7812">
                <text:p>0.7812</text:p>
              </table:table-cell>
              <table:table-cell office:value-type="float" office:value="8.593">
                <text:p>8.593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8674999485052">
                <text:p>0.000008674999485052</text:p>
              </table:table-cell>
              <table:table-cell office:value-type="float" office:value="3.906">
                <text:p>3.906</text:p>
              </table:table-cell>
              <table:table-cell office:value-type="float" office:value="9.375">
                <text:p>9.375</text:p>
              </table:table-cell>
              <table:table-cell office:value-type="float" office:value="13.75">
                <text:p>13.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869999948356799">
                <text:p>0.00000869999948356799</text:p>
              </table:table-cell>
              <table:table-cell office:value-type="float" office:value="3.281">
                <text:p>3.281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8724999482084">
                <text:p>0.000008724999482084</text:p>
              </table:table-cell>
              <table:table-cell office:value-type="float" office:value="2.812">
                <text:p>2.812</text:p>
              </table:table-cell>
              <table:table-cell office:value-type="float" office:value="8.437">
                <text:p>8.437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87499994806">
                <text:p>0.0000087499994806</text:p>
              </table:table-cell>
              <table:table-cell office:value-type="float" office:value="3.281">
                <text:p>3.281</text:p>
              </table:table-cell>
              <table:table-cell office:value-type="float" office:value="8.593">
                <text:p>8.593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8774999479116">
                <text:p>0.000008774999479116</text:p>
              </table:table-cell>
              <table:table-cell office:value-type="float" office:value="2.812">
                <text:p>2.812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8799999477632">
                <text:p>0.000008799999477632</text:p>
              </table:table-cell>
              <table:table-cell office:value-type="float" office:value="3.437">
                <text:p>3.437</text:p>
              </table:table-cell>
              <table:table-cell office:value-type="float" office:value="9.375">
                <text:p>9.375</text:p>
              </table:table-cell>
              <table:table-cell office:value-type="float" office:value="13.125">
                <text:p>13.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8824999476148">
                <text:p>0.000008824999476148</text:p>
              </table:table-cell>
              <table:table-cell office:value-type="float" office:value="-1.093">
                <text:p>-1.093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8849999474664">
                <text:p>0.000008849999474664</text:p>
              </table:table-cell>
              <table:table-cell office:value-type="float" office:value="-0.625">
                <text:p>-0.625</text:p>
              </table:table-cell>
              <table:table-cell office:value-type="float" office:value="8.437">
                <text:p>8.437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887499947318">
                <text:p>0.00000887499947318</text:p>
              </table:table-cell>
              <table:table-cell office:value-type="float" office:value="0">
                <text:p>0</text:p>
              </table:table-cell>
              <table:table-cell office:value-type="float" office:value="9.218">
                <text:p>9.218</text:p>
              </table:table-cell>
              <table:table-cell office:value-type="float" office:value="13.75">
                <text:p>13.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8899999471696">
                <text:p>0.000008899999471696</text:p>
              </table:table-cell>
              <table:table-cell office:value-type="float" office:value="0">
                <text:p>0</text:p>
              </table:table-cell>
              <table:table-cell office:value-type="float" office:value="8.593">
                <text:p>8.593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8924999470212">
                <text:p>0.000008924999470212</text:p>
              </table:table-cell>
              <table:table-cell office:value-type="float" office:value="-0.4687">
                <text:p>-0.4687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8949999468728">
                <text:p>0.000008949999468728</text:p>
              </table:table-cell>
              <table:table-cell office:value-type="float" office:value="-0.625">
                <text:p>-0.625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8974999467244">
                <text:p>0.000008974999467244</text:p>
              </table:table-cell>
              <table:table-cell office:value-type="float" office:value="3.906">
                <text:p>3.906</text:p>
              </table:table-cell>
              <table:table-cell office:value-type="float" office:value="9.375">
                <text:p>9.375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899999946576">
                <text:p>0.00000899999946576</text:p>
              </table:table-cell>
              <table:table-cell office:value-type="float" office:value="2.812">
                <text:p>2.812</text:p>
              </table:table-cell>
              <table:table-cell office:value-type="float" office:value="8.593">
                <text:p>8.593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9024999464276">
                <text:p>0.000009024999464276</text:p>
              </table:table-cell>
              <table:table-cell office:value-type="float" office:value="3.593">
                <text:p>3.593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9049999462792">
                <text:p>0.000009049999462792</text:p>
              </table:table-cell>
              <table:table-cell office:value-type="float" office:value="3.437">
                <text:p>3.437</text:p>
              </table:table-cell>
              <table:table-cell office:value-type="float" office:value="8.593">
                <text:p>8.593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9074999461308">
                <text:p>0.000009074999461308</text:p>
              </table:table-cell>
              <table:table-cell office:value-type="float" office:value="2.656">
                <text:p>2.656</text:p>
              </table:table-cell>
              <table:table-cell office:value-type="float" office:value="9.218">
                <text:p>9.218</text:p>
              </table:table-cell>
              <table:table-cell office:value-type="float" office:value="13.437">
                <text:p>13.4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909999945982401">
                <text:p>0.00000909999945982401</text:p>
              </table:table-cell>
              <table:table-cell office:value-type="float" office:value="2.812">
                <text:p>2.812</text:p>
              </table:table-cell>
              <table:table-cell office:value-type="float" office:value="8.593">
                <text:p>8.593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912499945834001">
                <text:p>0.00000912499945834001</text:p>
              </table:table-cell>
              <table:table-cell office:value-type="float" office:value="3.437">
                <text:p>3.437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914999945685601">
                <text:p>0.00000914999945685601</text:p>
              </table:table-cell>
              <table:table-cell office:value-type="float" office:value="2.343">
                <text:p>2.343</text:p>
              </table:table-cell>
              <table:table-cell office:value-type="float" office:value="9.218">
                <text:p>9.218</text:p>
              </table:table-cell>
              <table:table-cell office:value-type="float" office:value="13.75">
                <text:p>13.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917499945537201">
                <text:p>0.00000917499945537201</text:p>
              </table:table-cell>
              <table:table-cell office:value-type="float" office:value="-1.093">
                <text:p>-1.093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919999945388801">
                <text:p>0.00000919999945388801</text:p>
              </table:table-cell>
              <table:table-cell office:value-type="float" office:value="0">
                <text:p>0</text:p>
              </table:table-cell>
              <table:table-cell office:value-type="float" office:value="8.593">
                <text:p>8.593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922499945240401">
                <text:p>0.00000922499945240401</text:p>
              </table:table-cell>
              <table:table-cell office:value-type="float" office:value="-0.625">
                <text:p>-0.625</text:p>
              </table:table-cell>
              <table:table-cell office:value-type="float" office:value="9.062">
                <text:p>9.062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924999945092001">
                <text:p>0.00000924999945092001</text:p>
              </table:table-cell>
              <table:table-cell office:value-type="float" office:value="-0.4687">
                <text:p>-0.4687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927499944943601">
                <text:p>0.00000927499944943601</text:p>
              </table:table-cell>
              <table:table-cell office:value-type="float" office:value="0">
                <text:p>0</text:p>
              </table:table-cell>
              <table:table-cell office:value-type="float" office:value="8.593">
                <text:p>8.593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929999944795201">
                <text:p>0.00000929999944795201</text:p>
              </table:table-cell>
              <table:table-cell office:value-type="float" office:value="-0.4687">
                <text:p>-0.4687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932499944646801">
                <text:p>0.00000932499944646801</text:p>
              </table:table-cell>
              <table:table-cell office:value-type="float" office:value="3.75">
                <text:p>3.75</text:p>
              </table:table-cell>
              <table:table-cell office:value-type="float" office:value="9.375">
                <text:p>9.375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934999944498401">
                <text:p>0.00000934999944498401</text:p>
              </table:table-cell>
              <table:table-cell office:value-type="float" office:value="2.968">
                <text:p>2.968</text:p>
              </table:table-cell>
              <table:table-cell office:value-type="float" office:value="8.593">
                <text:p>8.593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937499944350001">
                <text:p>0.00000937499944350001</text:p>
              </table:table-cell>
              <table:table-cell office:value-type="float" office:value="3.437">
                <text:p>3.437</text:p>
              </table:table-cell>
              <table:table-cell office:value-type="float" office:value="9.218">
                <text:p>9.218</text:p>
              </table:table-cell>
              <table:table-cell office:value-type="float" office:value="13.437">
                <text:p>13.4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939999944201601">
                <text:p>0.00000939999944201601</text:p>
              </table:table-cell>
              <table:table-cell office:value-type="float" office:value="2.968">
                <text:p>2.968</text:p>
              </table:table-cell>
              <table:table-cell office:value-type="float" office:value="8.593">
                <text:p>8.593</text:p>
              </table:table-cell>
              <table:table-cell office:value-type="float" office:value="13.75">
                <text:p>13.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942499944053201">
                <text:p>0.00000942499944053201</text:p>
              </table:table-cell>
              <table:table-cell office:value-type="float" office:value="3.437">
                <text:p>3.437</text:p>
              </table:table-cell>
              <table:table-cell office:value-type="float" office:value="9.218">
                <text:p>9.218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944999943904801">
                <text:p>0.00000944999943904801</text:p>
              </table:table-cell>
              <table:table-cell office:value-type="float" office:value="3.281">
                <text:p>3.281</text:p>
              </table:table-cell>
              <table:table-cell office:value-type="float" office:value="9.218">
                <text:p>9.218</text:p>
              </table:table-cell>
              <table:table-cell office:value-type="float" office:value="13.75">
                <text:p>13.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947499943756401">
                <text:p>0.00000947499943756401</text:p>
              </table:table-cell>
              <table:table-cell office:value-type="float" office:value="-1.093">
                <text:p>-1.093</text:p>
              </table:table-cell>
              <table:table-cell office:value-type="float" office:value="8.281">
                <text:p>8.281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949999943608001">
                <text:p>0.00000949999943608001</text:p>
              </table:table-cell>
              <table:table-cell office:value-type="float" office:value="0">
                <text:p>0</text:p>
              </table:table-cell>
              <table:table-cell office:value-type="float" office:value="8.593">
                <text:p>8.593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952499943459601">
                <text:p>0.00000952499943459601</text:p>
              </table:table-cell>
              <table:table-cell office:value-type="float" office:value="-0.7812">
                <text:p>-0.7812</text:p>
              </table:table-cell>
              <table:table-cell office:value-type="float" office:value="9.218">
                <text:p>9.218</text:p>
              </table:table-cell>
              <table:table-cell office:value-type="float" office:value="13.437">
                <text:p>13.437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954999943311202">
                <text:p>0.00000954999943311202</text:p>
              </table:table-cell>
              <table:table-cell office:value-type="float" office:value="0">
                <text:p>0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957499943162802">
                <text:p>0.00000957499943162802</text:p>
              </table:table-cell>
              <table:table-cell office:value-type="float" office:value="-0.625">
                <text:p>-0.625</text:p>
              </table:table-cell>
              <table:table-cell office:value-type="float" office:value="8.593">
                <text:p>8.593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959999943014402">
                <text:p>0.00000959999943014402</text:p>
              </table:table-cell>
              <table:table-cell office:value-type="float" office:value="-0.4687">
                <text:p>-0.4687</text:p>
              </table:table-cell>
              <table:table-cell office:value-type="float" office:value="9.218">
                <text:p>9.218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962499942866002">
                <text:p>0.00000962499942866002</text:p>
              </table:table-cell>
              <table:table-cell office:value-type="float" office:value="0.1562">
                <text:p>0.1562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964999942717602">
                <text:p>0.00000964999942717602</text:p>
              </table:table-cell>
              <table:table-cell office:value-type="float" office:value="0.625">
                <text:p>0.625</text:p>
              </table:table-cell>
              <table:table-cell office:value-type="float" office:value="8.281">
                <text:p>8.281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967499942569202">
                <text:p>0.00000967499942569202</text:p>
              </table:table-cell>
              <table:table-cell office:value-type="float" office:value="3.906">
                <text:p>3.906</text:p>
              </table:table-cell>
              <table:table-cell office:value-type="float" office:value="9.218">
                <text:p>9.218</text:p>
              </table:table-cell>
              <table:table-cell office:value-type="float" office:value="13.75">
                <text:p>13.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969999942420802">
                <text:p>0.00000969999942420802</text:p>
              </table:table-cell>
              <table:table-cell office:value-type="float" office:value="3.437">
                <text:p>3.437</text:p>
              </table:table-cell>
              <table:table-cell office:value-type="float" office:value="9.218">
                <text:p>9.218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972499942272402">
                <text:p>0.00000972499942272402</text:p>
              </table:table-cell>
              <table:table-cell office:value-type="float" office:value="2.812">
                <text:p>2.812</text:p>
              </table:table-cell>
              <table:table-cell office:value-type="float" office:value="8.593">
                <text:p>8.593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974999942124002">
                <text:p>0.00000974999942124002</text:p>
              </table:table-cell>
              <table:table-cell office:value-type="float" office:value="2.812">
                <text:p>2.812</text:p>
              </table:table-cell>
              <table:table-cell office:value-type="float" office:value="9.218">
                <text:p>9.218</text:p>
              </table:table-cell>
              <table:table-cell office:value-type="float" office:value="13.125">
                <text:p>13.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977499941975602">
                <text:p>0.00000977499941975602</text:p>
              </table:table-cell>
              <table:table-cell office:value-type="float" office:value="3.437">
                <text:p>3.437</text:p>
              </table:table-cell>
              <table:table-cell office:value-type="float" office:value="8.593">
                <text:p>8.593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979999941827202">
                <text:p>0.00000979999941827202</text:p>
              </table:table-cell>
              <table:table-cell office:value-type="float" office:value="3.281">
                <text:p>3.281</text:p>
              </table:table-cell>
              <table:table-cell office:value-type="float" office:value="9.531">
                <text:p>9.531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0982499941678802">
                <text:p>0.00000982499941678802</text:p>
              </table:table-cell>
              <table:table-cell office:value-type="float" office:value="-1.093">
                <text:p>-1.093</text:p>
              </table:table-cell>
              <table:table-cell office:value-type="float" office:value="8.281">
                <text:p>8.281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984999941530402">
                <text:p>0.00000984999941530402</text:p>
              </table:table-cell>
              <table:table-cell office:value-type="float" office:value="0">
                <text:p>0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987499941382002">
                <text:p>0.00000987499941382002</text:p>
              </table:table-cell>
              <table:table-cell office:value-type="float" office:value="-0.625">
                <text:p>-0.625</text:p>
              </table:table-cell>
              <table:table-cell office:value-type="float" office:value="8.593">
                <text:p>8.593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989999941233602">
                <text:p>0.00000989999941233602</text:p>
              </table:table-cell>
              <table:table-cell office:value-type="float" office:value="-0.4687">
                <text:p>-0.4687</text:p>
              </table:table-cell>
              <table:table-cell office:value-type="float" office:value="8.437">
                <text:p>8.437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0992499941085202">
                <text:p>0.00000992499941085202</text:p>
              </table:table-cell>
              <table:table-cell office:value-type="float" office:value="0">
                <text:p>0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994999940936802">
                <text:p>0.00000994999940936802</text:p>
              </table:table-cell>
              <table:table-cell office:value-type="float" office:value="-0.4687">
                <text:p>-0.4687</text:p>
              </table:table-cell>
              <table:table-cell office:value-type="float" office:value="8.281">
                <text:p>8.281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0997499940788402">
                <text:p>0.00000997499940788402</text:p>
              </table:table-cell>
              <table:table-cell office:value-type="float" office:value="3.906">
                <text:p>3.906</text:p>
              </table:table-cell>
              <table:table-cell office:value-type="float" office:value="9.218">
                <text:p>9.218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0999999940640003">
                <text:p>0.00000999999940640003</text:p>
              </table:table-cell>
              <table:table-cell office:value-type="float" office:value="2.812">
                <text:p>2.812</text:p>
              </table:table-cell>
              <table:table-cell office:value-type="float" office:value="8.593">
                <text:p>8.593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0024999404916">
                <text:p>0.000010024999404916</text:p>
              </table:table-cell>
              <table:table-cell office:value-type="float" office:value="3.75">
                <text:p>3.75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0049999403432">
                <text:p>0.000010049999403432</text:p>
              </table:table-cell>
              <table:table-cell office:value-type="float" office:value="2.812">
                <text:p>2.812</text:p>
              </table:table-cell>
              <table:table-cell office:value-type="float" office:value="8.593">
                <text:p>8.593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0074999401948">
                <text:p>0.000010074999401948</text:p>
              </table:table-cell>
              <table:table-cell office:value-type="float" office:value="3.437">
                <text:p>3.437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0099999400464">
                <text:p>0.000010099999400464</text:p>
              </table:table-cell>
              <table:table-cell office:value-type="float" office:value="3.437">
                <text:p>3.437</text:p>
              </table:table-cell>
              <table:table-cell office:value-type="float" office:value="9.062">
                <text:p>9.062</text:p>
              </table:table-cell>
              <table:table-cell office:value-type="float" office:value="13.125">
                <text:p>13.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012499939898">
                <text:p>0.00001012499939898</text:p>
              </table:table-cell>
              <table:table-cell office:value-type="float" office:value="2.656">
                <text:p>2.656</text:p>
              </table:table-cell>
              <table:table-cell office:value-type="float" office:value="8.593">
                <text:p>8.593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0149999397496">
                <text:p>0.000010149999397496</text:p>
              </table:table-cell>
              <table:table-cell office:value-type="float" office:value="2.187">
                <text:p>2.187</text:p>
              </table:table-cell>
              <table:table-cell office:value-type="float" office:value="9.218">
                <text:p>9.218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0174999396012">
                <text:p>0.000010174999396012</text:p>
              </table:table-cell>
              <table:table-cell office:value-type="float" office:value="-1.093">
                <text:p>-1.093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0199999394528">
                <text:p>0.000010199999394528</text:p>
              </table:table-cell>
              <table:table-cell office:value-type="float" office:value="0">
                <text:p>0</text:p>
              </table:table-cell>
              <table:table-cell office:value-type="float" office:value="8.593">
                <text:p>8.593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0224999393044">
                <text:p>0.000010224999393044</text:p>
              </table:table-cell>
              <table:table-cell office:value-type="float" office:value="-0.625">
                <text:p>-0.625</text:p>
              </table:table-cell>
              <table:table-cell office:value-type="float" office:value="9.218">
                <text:p>9.218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024999939156">
                <text:p>0.00001024999939156</text:p>
              </table:table-cell>
              <table:table-cell office:value-type="float" office:value="-0.4687">
                <text:p>-0.4687</text:p>
              </table:table-cell>
              <table:table-cell office:value-type="float" office:value="9.062">
                <text:p>9.062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0274999390076">
                <text:p>0.000010274999390076</text:p>
              </table:table-cell>
              <table:table-cell office:value-type="float" office:value="0">
                <text:p>0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0299999388592">
                <text:p>0.000010299999388592</text:p>
              </table:table-cell>
              <table:table-cell office:value-type="float" office:value="-0.4687">
                <text:p>-0.4687</text:p>
              </table:table-cell>
              <table:table-cell office:value-type="float" office:value="8.437">
                <text:p>8.437</text:p>
              </table:table-cell>
              <table:table-cell office:value-type="float" office:value="13.75">
                <text:p>13.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0324999387108">
                <text:p>0.000010324999387108</text:p>
              </table:table-cell>
              <table:table-cell office:value-type="float" office:value="3.906">
                <text:p>3.906</text:p>
              </table:table-cell>
              <table:table-cell office:value-type="float" office:value="9.218">
                <text:p>9.218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0349999385624">
                <text:p>0.000010349999385624</text:p>
              </table:table-cell>
              <table:table-cell office:value-type="float" office:value="3.437">
                <text:p>3.437</text:p>
              </table:table-cell>
              <table:table-cell office:value-type="float" office:value="8.593">
                <text:p>8.593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037499938414">
                <text:p>0.00001037499938414</text:p>
              </table:table-cell>
              <table:table-cell office:value-type="float" office:value="2.812">
                <text:p>2.812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0399999382656">
                <text:p>0.000010399999382656</text:p>
              </table:table-cell>
              <table:table-cell office:value-type="float" office:value="2.656">
                <text:p>2.656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0424999381172">
                <text:p>0.000010424999381172</text:p>
              </table:table-cell>
              <table:table-cell office:value-type="float" office:value="3.281">
                <text:p>3.281</text:p>
              </table:table-cell>
              <table:table-cell office:value-type="float" office:value="8.593">
                <text:p>8.593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0449999379688">
                <text:p>0.000010449999379688</text:p>
              </table:table-cell>
              <table:table-cell office:value-type="float" office:value="3.281">
                <text:p>3.281</text:p>
              </table:table-cell>
              <table:table-cell office:value-type="float" office:value="9.218">
                <text:p>9.218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0474999378204">
                <text:p>0.000010474999378204</text:p>
              </table:table-cell>
              <table:table-cell office:value-type="float" office:value="-1.25">
                <text:p>-1.25</text:p>
              </table:table-cell>
              <table:table-cell office:value-type="float" office:value="8.437">
                <text:p>8.437</text:p>
              </table:table-cell>
              <table:table-cell office:value-type="float" office:value="13.75">
                <text:p>13.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049999937672">
                <text:p>0.00001049999937672</text:p>
              </table:table-cell>
              <table:table-cell office:value-type="float" office:value="0">
                <text:p>0</text:p>
              </table:table-cell>
              <table:table-cell office:value-type="float" office:value="8.437">
                <text:p>8.437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0524999375236">
                <text:p>0.000010524999375236</text:p>
              </table:table-cell>
              <table:table-cell office:value-type="float" office:value="-0.7812">
                <text:p>-0.7812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0549999373752">
                <text:p>0.000010549999373752</text:p>
              </table:table-cell>
              <table:table-cell office:value-type="float" office:value="0">
                <text:p>0</text:p>
              </table:table-cell>
              <table:table-cell office:value-type="float" office:value="9.062">
                <text:p>9.062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0574999372268">
                <text:p>0.000010574999372268</text:p>
              </table:table-cell>
              <table:table-cell office:value-type="float" office:value="-0.625">
                <text:p>-0.625</text:p>
              </table:table-cell>
              <table:table-cell office:value-type="float" office:value="8.593">
                <text:p>8.593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0599999370784">
                <text:p>0.000010599999370784</text:p>
              </table:table-cell>
              <table:table-cell office:value-type="float" office:value="0">
                <text:p>0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06249993693">
                <text:p>0.0000106249993693</text:p>
              </table:table-cell>
              <table:table-cell office:value-type="float" office:value="-0.625">
                <text:p>-0.625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0649999367816">
                <text:p>0.000010649999367816</text:p>
              </table:table-cell>
              <table:table-cell office:value-type="float" office:value="0.625">
                <text:p>0.625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0674999366332">
                <text:p>0.000010674999366332</text:p>
              </table:table-cell>
              <table:table-cell office:value-type="float" office:value="4.062">
                <text:p>4.062</text:p>
              </table:table-cell>
              <table:table-cell office:value-type="float" office:value="9.218">
                <text:p>9.218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0699999364848">
                <text:p>0.000010699999364848</text:p>
              </table:table-cell>
              <table:table-cell office:value-type="float" office:value="3.437">
                <text:p>3.437</text:p>
              </table:table-cell>
              <table:table-cell office:value-type="float" office:value="8.593">
                <text:p>8.593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0724999363364">
                <text:p>0.000010724999363364</text:p>
              </table:table-cell>
              <table:table-cell office:value-type="float" office:value="2.812">
                <text:p>2.812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074999936188">
                <text:p>0.00001074999936188</text:p>
              </table:table-cell>
              <table:table-cell office:value-type="float" office:value="2.812">
                <text:p>2.812</text:p>
              </table:table-cell>
              <table:table-cell office:value-type="float" office:value="9.218">
                <text:p>9.218</text:p>
              </table:table-cell>
              <table:table-cell office:value-type="float" office:value="13.125">
                <text:p>13.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0774999360396">
                <text:p>0.000010774999360396</text:p>
              </table:table-cell>
              <table:table-cell office:value-type="float" office:value="3.437">
                <text:p>3.437</text:p>
              </table:table-cell>
              <table:table-cell office:value-type="float" office:value="8.593">
                <text:p>8.593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0799999358912">
                <text:p>0.000010799999358912</text:p>
              </table:table-cell>
              <table:table-cell office:value-type="float" office:value="3.281">
                <text:p>3.281</text:p>
              </table:table-cell>
              <table:table-cell office:value-type="float" office:value="9.218">
                <text:p>9.218</text:p>
              </table:table-cell>
              <table:table-cell office:value-type="float" office:value="13.75">
                <text:p>13.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0824999357428">
                <text:p>0.000010824999357428</text:p>
              </table:table-cell>
              <table:table-cell office:value-type="float" office:value="-1.25">
                <text:p>-1.25</text:p>
              </table:table-cell>
              <table:table-cell office:value-type="float" office:value="8.281">
                <text:p>8.281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0849999355944">
                <text:p>0.000010849999355944</text:p>
              </table:table-cell>
              <table:table-cell office:value-type="float" office:value="-0.4687">
                <text:p>-0.4687</text:p>
              </table:table-cell>
              <table:table-cell office:value-type="float" office:value="8.593">
                <text:p>8.593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087499935446">
                <text:p>0.00001087499935446</text:p>
              </table:table-cell>
              <table:table-cell office:value-type="float" office:value="0">
                <text:p>0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0899999352976">
                <text:p>0.000010899999352976</text:p>
              </table:table-cell>
              <table:table-cell office:value-type="float" office:value="-0.4687">
                <text:p>-0.4687</text:p>
              </table:table-cell>
              <table:table-cell office:value-type="float" office:value="8.593">
                <text:p>8.593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0924999351492">
                <text:p>0.000010924999351492</text:p>
              </table:table-cell>
              <table:table-cell office:value-type="float" office:value="0">
                <text:p>0</text:p>
              </table:table-cell>
              <table:table-cell office:value-type="float" office:value="9.062">
                <text:p>9.062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0949999350008">
                <text:p>0.000010949999350008</text:p>
              </table:table-cell>
              <table:table-cell office:value-type="float" office:value="-0.4687">
                <text:p>-0.4687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0974999348524">
                <text:p>0.000010974999348524</text:p>
              </table:table-cell>
              <table:table-cell office:value-type="float" office:value="3.906">
                <text:p>3.906</text:p>
              </table:table-cell>
              <table:table-cell office:value-type="float" office:value="9.218">
                <text:p>9.218</text:p>
              </table:table-cell>
              <table:table-cell office:value-type="float" office:value="13.75">
                <text:p>13.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099999934704">
                <text:p>0.00001099999934704</text:p>
              </table:table-cell>
              <table:table-cell office:value-type="float" office:value="2.656">
                <text:p>2.656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1024999345556">
                <text:p>0.000011024999345556</text:p>
              </table:table-cell>
              <table:table-cell office:value-type="float" office:value="3.75">
                <text:p>3.75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1049999344072">
                <text:p>0.000011049999344072</text:p>
              </table:table-cell>
              <table:table-cell office:value-type="float" office:value="3.437">
                <text:p>3.437</text:p>
              </table:table-cell>
              <table:table-cell office:value-type="float" office:value="8.593">
                <text:p>8.593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1074999342588">
                <text:p>0.000011074999342588</text:p>
              </table:table-cell>
              <table:table-cell office:value-type="float" office:value="2.812">
                <text:p>2.812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10999993411041">
                <text:p>0.0000110999993411041</text:p>
              </table:table-cell>
              <table:table-cell office:value-type="float" office:value="3.437">
                <text:p>3.437</text:p>
              </table:table-cell>
              <table:table-cell office:value-type="float" office:value="9.062">
                <text:p>9.062</text:p>
              </table:table-cell>
              <table:table-cell office:value-type="float" office:value="13.437">
                <text:p>13.437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11249993396201">
                <text:p>0.0000111249993396201</text:p>
              </table:table-cell>
              <table:table-cell office:value-type="float" office:value="2.656">
                <text:p>2.656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11499993381361">
                <text:p>0.0000111499993381361</text:p>
              </table:table-cell>
              <table:table-cell office:value-type="float" office:value="2.187">
                <text:p>2.187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11749993366521">
                <text:p>0.0000111749993366521</text:p>
              </table:table-cell>
              <table:table-cell office:value-type="float" office:value="-1.093">
                <text:p>-1.093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11999993351681">
                <text:p>0.0000111999993351681</text:p>
              </table:table-cell>
              <table:table-cell office:value-type="float" office:value="-0.625">
                <text:p>-0.625</text:p>
              </table:table-cell>
              <table:table-cell office:value-type="float" office:value="8.593">
                <text:p>8.593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12249993336841">
                <text:p>0.0000112249993336841</text:p>
              </table:table-cell>
              <table:table-cell office:value-type="float" office:value="0">
                <text:p>0</text:p>
              </table:table-cell>
              <table:table-cell office:value-type="float" office:value="9.062">
                <text:p>9.062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12499993322001">
                <text:p>0.0000112499993322001</text:p>
              </table:table-cell>
              <table:table-cell office:value-type="float" office:value="-0.4687">
                <text:p>-0.4687</text:p>
              </table:table-cell>
              <table:table-cell office:value-type="float" office:value="8.593">
                <text:p>8.593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12749993307161">
                <text:p>0.0000112749993307161</text:p>
              </table:table-cell>
              <table:table-cell office:value-type="float" office:value="0">
                <text:p>0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12999993292321">
                <text:p>0.0000112999993292321</text:p>
              </table:table-cell>
              <table:table-cell office:value-type="float" office:value="-0.4687">
                <text:p>-0.4687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13249993277481">
                <text:p>0.0000113249993277481</text:p>
              </table:table-cell>
              <table:table-cell office:value-type="float" office:value="3.906">
                <text:p>3.906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13499993262641">
                <text:p>0.0000113499993262641</text:p>
              </table:table-cell>
              <table:table-cell office:value-type="float" office:value="2.812">
                <text:p>2.812</text:p>
              </table:table-cell>
              <table:table-cell office:value-type="float" office:value="9.062">
                <text:p>9.062</text:p>
              </table:table-cell>
              <table:table-cell office:value-type="float" office:value="13.437">
                <text:p>13.437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13749993247801">
                <text:p>0.0000113749993247801</text:p>
              </table:table-cell>
              <table:table-cell office:value-type="float" office:value="3.437">
                <text:p>3.437</text:p>
              </table:table-cell>
              <table:table-cell office:value-type="float" office:value="8.593">
                <text:p>8.593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13999993232961">
                <text:p>0.0000113999993232961</text:p>
              </table:table-cell>
              <table:table-cell office:value-type="float" office:value="2.812">
                <text:p>2.812</text:p>
              </table:table-cell>
              <table:table-cell office:value-type="float" office:value="8.593">
                <text:p>8.593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14249993218121">
                <text:p>0.0000114249993218121</text:p>
              </table:table-cell>
              <table:table-cell office:value-type="float" office:value="3.281">
                <text:p>3.281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14499993203281">
                <text:p>0.0000114499993203281</text:p>
              </table:table-cell>
              <table:table-cell office:value-type="float" office:value="3.281">
                <text:p>3.281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14749993188441">
                <text:p>0.0000114749993188441</text:p>
              </table:table-cell>
              <table:table-cell office:value-type="float" office:value="-1.093">
                <text:p>-1.093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14999993173601">
                <text:p>0.0000114999993173601</text:p>
              </table:table-cell>
              <table:table-cell office:value-type="float" office:value="0">
                <text:p>0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15249993158761">
                <text:p>0.0000115249993158761</text:p>
              </table:table-cell>
              <table:table-cell office:value-type="float" office:value="-0.9375">
                <text:p>-0.9375</text:p>
              </table:table-cell>
              <table:table-cell office:value-type="float" office:value="8.437">
                <text:p>8.437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15499993143921">
                <text:p>0.0000115499993143921</text:p>
              </table:table-cell>
              <table:table-cell office:value-type="float" office:value="0">
                <text:p>0</text:p>
              </table:table-cell>
              <table:table-cell office:value-type="float" office:value="9.062">
                <text:p>9.062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15749993129081">
                <text:p>0.0000115749993129081</text:p>
              </table:table-cell>
              <table:table-cell office:value-type="float" office:value="-0.625">
                <text:p>-0.625</text:p>
              </table:table-cell>
              <table:table-cell office:value-type="float" office:value="8.437">
                <text:p>8.437</text:p>
              </table:table-cell>
              <table:table-cell office:value-type="float" office:value="13.75">
                <text:p>13.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15999993114241">
                <text:p>0.0000115999993114241</text:p>
              </table:table-cell>
              <table:table-cell office:value-type="float" office:value="-0.4687">
                <text:p>-0.4687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16249993099401">
                <text:p>0.0000116249993099401</text:p>
              </table:table-cell>
              <table:table-cell office:value-type="float" office:value="0.3125">
                <text:p>0.3125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16499993084561">
                <text:p>0.0000116499993084561</text:p>
              </table:table-cell>
              <table:table-cell office:value-type="float" office:value="0.9375">
                <text:p>0.9375</text:p>
              </table:table-cell>
              <table:table-cell office:value-type="float" office:value="8.437">
                <text:p>8.437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16749993069721">
                <text:p>0.0000116749993069721</text:p>
              </table:table-cell>
              <table:table-cell office:value-type="float" office:value="4.062">
                <text:p>4.062</text:p>
              </table:table-cell>
              <table:table-cell office:value-type="float" office:value="9.375">
                <text:p>9.37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16999993054881">
                <text:p>0.0000116999993054881</text:p>
              </table:table-cell>
              <table:table-cell office:value-type="float" office:value="2.812">
                <text:p>2.812</text:p>
              </table:table-cell>
              <table:table-cell office:value-type="float" office:value="8.593">
                <text:p>8.593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17249993040041">
                <text:p>0.0000117249993040041</text:p>
              </table:table-cell>
              <table:table-cell office:value-type="float" office:value="3.437">
                <text:p>3.437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17499993025201">
                <text:p>0.0000117499993025201</text:p>
              </table:table-cell>
              <table:table-cell office:value-type="float" office:value="3.281">
                <text:p>3.281</text:p>
              </table:table-cell>
              <table:table-cell office:value-type="float" office:value="8.593">
                <text:p>8.593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17749993010361">
                <text:p>0.0000117749993010361</text:p>
              </table:table-cell>
              <table:table-cell office:value-type="float" office:value="2.812">
                <text:p>2.812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17999992995521">
                <text:p>0.0000117999992995521</text:p>
              </table:table-cell>
              <table:table-cell office:value-type="float" office:value="3.281">
                <text:p>3.281</text:p>
              </table:table-cell>
              <table:table-cell office:value-type="float" office:value="9.218">
                <text:p>9.218</text:p>
              </table:table-cell>
              <table:table-cell office:value-type="float" office:value="13.75">
                <text:p>13.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18249992980681">
                <text:p>0.0000118249992980681</text:p>
              </table:table-cell>
              <table:table-cell office:value-type="float" office:value="-1.406">
                <text:p>-1.406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18499992965841">
                <text:p>0.0000118499992965841</text:p>
              </table:table-cell>
              <table:table-cell office:value-type="float" office:value="-0.625">
                <text:p>-0.625</text:p>
              </table:table-cell>
              <table:table-cell office:value-type="float" office:value="8.593">
                <text:p>8.593</text:p>
              </table:table-cell>
              <table:table-cell office:value-type="float" office:value="13.437">
                <text:p>13.437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18749992951001">
                <text:p>0.0000118749992951001</text:p>
              </table:table-cell>
              <table:table-cell office:value-type="float" office:value="0">
                <text:p>0</text:p>
              </table:table-cell>
              <table:table-cell office:value-type="float" office:value="9.062">
                <text:p>9.062</text:p>
              </table:table-cell>
              <table:table-cell office:value-type="float" office:value="13.125">
                <text:p>13.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18999992936161">
                <text:p>0.0000118999992936161</text:p>
              </table:table-cell>
              <table:table-cell office:value-type="float" office:value="0">
                <text:p>0</text:p>
              </table:table-cell>
              <table:table-cell office:value-type="float" office:value="9.062">
                <text:p>9.062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19249992921321">
                <text:p>0.0000119249992921321</text:p>
              </table:table-cell>
              <table:table-cell office:value-type="float" office:value="-0.625">
                <text:p>-0.625</text:p>
              </table:table-cell>
              <table:table-cell office:value-type="float" office:value="8.593">
                <text:p>8.593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19499992906481">
                <text:p>0.0000119499992906481</text:p>
              </table:table-cell>
              <table:table-cell office:value-type="float" office:value="-0.625">
                <text:p>-0.625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19749992891641">
                <text:p>0.0000119749992891641</text:p>
              </table:table-cell>
              <table:table-cell office:value-type="float" office:value="3.906">
                <text:p>3.906</text:p>
              </table:table-cell>
              <table:table-cell office:value-type="float" office:value="8.281">
                <text:p>8.281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19999992876801">
                <text:p>0.0000119999992876801</text:p>
              </table:table-cell>
              <table:table-cell office:value-type="float" office:value="2.812">
                <text:p>2.812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20249992861961">
                <text:p>0.0000120249992861961</text:p>
              </table:table-cell>
              <table:table-cell office:value-type="float" office:value="3.75">
                <text:p>3.75</text:p>
              </table:table-cell>
              <table:table-cell office:value-type="float" office:value="9.218">
                <text:p>9.218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20499992847121">
                <text:p>0.0000120499992847121</text:p>
              </table:table-cell>
              <table:table-cell office:value-type="float" office:value="2.812">
                <text:p>2.812</text:p>
              </table:table-cell>
              <table:table-cell office:value-type="float" office:value="9.062">
                <text:p>9.062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20749992832281">
                <text:p>0.0000120749992832281</text:p>
              </table:table-cell>
              <table:table-cell office:value-type="float" office:value="3.281">
                <text:p>3.281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20999992817441">
                <text:p>0.0000120999992817441</text:p>
              </table:table-cell>
              <table:table-cell office:value-type="float" office:value="3.281">
                <text:p>3.281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21249992802601">
                <text:p>0.0000121249992802601</text:p>
              </table:table-cell>
              <table:table-cell office:value-type="float" office:value="2.5">
                <text:p>2.5</text:p>
              </table:table-cell>
              <table:table-cell office:value-type="float" office:value="9.218">
                <text:p>9.218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21499992787761">
                <text:p>0.0000121499992787761</text:p>
              </table:table-cell>
              <table:table-cell office:value-type="float" office:value="2.187">
                <text:p>2.187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21749992772921">
                <text:p>0.0000121749992772921</text:p>
              </table:table-cell>
              <table:table-cell office:value-type="float" office:value="-1.093">
                <text:p>-1.093</text:p>
              </table:table-cell>
              <table:table-cell office:value-type="float" office:value="8.281">
                <text:p>8.281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21999992758081">
                <text:p>0.0000121999992758081</text:p>
              </table:table-cell>
              <table:table-cell office:value-type="float" office:value="0">
                <text:p>0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22249992743241">
                <text:p>0.0000122249992743241</text:p>
              </table:table-cell>
              <table:table-cell office:value-type="float" office:value="-0.625">
                <text:p>-0.625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22499992728401">
                <text:p>0.0000122499992728401</text:p>
              </table:table-cell>
              <table:table-cell office:value-type="float" office:value="-0.4687">
                <text:p>-0.4687</text:p>
              </table:table-cell>
              <table:table-cell office:value-type="float" office:value="9.062">
                <text:p>9.062</text:p>
              </table:table-cell>
              <table:table-cell office:value-type="float" office:value="13.437">
                <text:p>13.437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22749992713561">
                <text:p>0.0000122749992713561</text:p>
              </table:table-cell>
              <table:table-cell office:value-type="float" office:value="0">
                <text:p>0</text:p>
              </table:table-cell>
              <table:table-cell office:value-type="float" office:value="8.437">
                <text:p>8.437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22999992698721">
                <text:p>0.0000122999992698721</text:p>
              </table:table-cell>
              <table:table-cell office:value-type="float" office:value="-0.4687">
                <text:p>-0.4687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23249992683881">
                <text:p>0.0000123249992683881</text:p>
              </table:table-cell>
              <table:table-cell office:value-type="float" office:value="3.906">
                <text:p>3.906</text:p>
              </table:table-cell>
              <table:table-cell office:value-type="float" office:value="9.218">
                <text:p>9.218</text:p>
              </table:table-cell>
              <table:table-cell office:value-type="float" office:value="12.812">
                <text:p>12.81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23499992669041">
                <text:p>0.0000123499992669041</text:p>
              </table:table-cell>
              <table:table-cell office:value-type="float" office:value="3.437">
                <text:p>3.437</text:p>
              </table:table-cell>
              <table:table-cell office:value-type="float" office:value="9.218">
                <text:p>9.218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23749992654201">
                <text:p>0.0000123749992654201</text:p>
              </table:table-cell>
              <table:table-cell office:value-type="float" office:value="2.812">
                <text:p>2.812</text:p>
              </table:table-cell>
              <table:table-cell office:value-type="float" office:value="8.593">
                <text:p>8.593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23999992639361">
                <text:p>0.0000123999992639361</text:p>
              </table:table-cell>
              <table:table-cell office:value-type="float" office:value="3.437">
                <text:p>3.437</text:p>
              </table:table-cell>
              <table:table-cell office:value-type="float" office:value="9.062">
                <text:p>9.062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24249992624521">
                <text:p>0.0000124249992624521</text:p>
              </table:table-cell>
              <table:table-cell office:value-type="float" office:value="2.812">
                <text:p>2.812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24499992609681">
                <text:p>0.0000124499992609681</text:p>
              </table:table-cell>
              <table:table-cell office:value-type="float" office:value="3.281">
                <text:p>3.281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24749992594841">
                <text:p>0.0000124749992594841</text:p>
              </table:table-cell>
              <table:table-cell office:value-type="float" office:value="-1.25">
                <text:p>-1.25</text:p>
              </table:table-cell>
              <table:table-cell office:value-type="float" office:value="9.218">
                <text:p>9.218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24999992580001">
                <text:p>0.0000124999992580001</text:p>
              </table:table-cell>
              <table:table-cell office:value-type="float" office:value="0">
                <text:p>0</text:p>
              </table:table-cell>
              <table:table-cell office:value-type="float" office:value="8.593">
                <text:p>8.593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25249992565161">
                <text:p>0.0000125249992565161</text:p>
              </table:table-cell>
              <table:table-cell office:value-type="float" office:value="-0.7812">
                <text:p>-0.7812</text:p>
              </table:table-cell>
              <table:table-cell office:value-type="float" office:value="9.218">
                <text:p>9.218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25499992550321">
                <text:p>0.0000125499992550321</text:p>
              </table:table-cell>
              <table:table-cell office:value-type="float" office:value="0">
                <text:p>0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25749992535481">
                <text:p>0.0000125749992535481</text:p>
              </table:table-cell>
              <table:table-cell office:value-type="float" office:value="-0.625">
                <text:p>-0.625</text:p>
              </table:table-cell>
              <table:table-cell office:value-type="float" office:value="8.593">
                <text:p>8.593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25999992520641">
                <text:p>0.0000125999992520641</text:p>
              </table:table-cell>
              <table:table-cell office:value-type="float" office:value="0">
                <text:p>0</text:p>
              </table:table-cell>
              <table:table-cell office:value-type="float" office:value="9.062">
                <text:p>9.062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26249992505801">
                <text:p>0.0000126249992505801</text:p>
              </table:table-cell>
              <table:table-cell office:value-type="float" office:value="-0.625">
                <text:p>-0.625</text:p>
              </table:table-cell>
              <table:table-cell office:value-type="float" office:value="8.281">
                <text:p>8.281</text:p>
              </table:table-cell>
              <table:table-cell office:value-type="float" office:value="13.75">
                <text:p>13.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26499992490961">
                <text:p>0.0000126499992490961</text:p>
              </table:table-cell>
              <table:table-cell office:value-type="float" office:value="0.7812">
                <text:p>0.7812</text:p>
              </table:table-cell>
              <table:table-cell office:value-type="float" office:value="8.437">
                <text:p>8.437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26749992476121">
                <text:p>0.0000126749992476121</text:p>
              </table:table-cell>
              <table:table-cell office:value-type="float" office:value="3.906">
                <text:p>3.906</text:p>
              </table:table-cell>
              <table:table-cell office:value-type="float" office:value="9.531">
                <text:p>9.531</text:p>
              </table:table-cell>
              <table:table-cell office:value-type="float" office:value="13.75">
                <text:p>13.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26999992461281">
                <text:p>0.0000126999992461281</text:p>
              </table:table-cell>
              <table:table-cell office:value-type="float" office:value="3.281">
                <text:p>3.281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27249992446441">
                <text:p>0.0000127249992446441</text:p>
              </table:table-cell>
              <table:table-cell office:value-type="float" office:value="2.812">
                <text:p>2.812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27499992431601">
                <text:p>0.0000127499992431601</text:p>
              </table:table-cell>
              <table:table-cell office:value-type="float" office:value="3.437">
                <text:p>3.437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27749992416761">
                <text:p>0.0000127749992416761</text:p>
              </table:table-cell>
              <table:table-cell office:value-type="float" office:value="2.812">
                <text:p>2.812</text:p>
              </table:table-cell>
              <table:table-cell office:value-type="float" office:value="8.593">
                <text:p>8.593</text:p>
              </table:table-cell>
              <table:table-cell office:value-type="float" office:value="13.125">
                <text:p>13.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27999992401921">
                <text:p>0.0000127999992401921</text:p>
              </table:table-cell>
              <table:table-cell office:value-type="float" office:value="3.281">
                <text:p>3.281</text:p>
              </table:table-cell>
              <table:table-cell office:value-type="float" office:value="8.593">
                <text:p>8.593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28249992387081">
                <text:p>0.0000128249992387081</text:p>
              </table:table-cell>
              <table:table-cell office:value-type="float" office:value="-1.093">
                <text:p>-1.093</text:p>
              </table:table-cell>
              <table:table-cell office:value-type="float" office:value="9.218">
                <text:p>9.218</text:p>
              </table:table-cell>
              <table:table-cell office:value-type="float" office:value="13.75">
                <text:p>13.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28499992372241">
                <text:p>0.0000128499992372241</text:p>
              </table:table-cell>
              <table:table-cell office:value-type="float" office:value="0">
                <text:p>0</text:p>
              </table:table-cell>
              <table:table-cell office:value-type="float" office:value="9.062">
                <text:p>9.062</text:p>
              </table:table-cell>
              <table:table-cell office:value-type="float" office:value="13.125">
                <text:p>13.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28749992357401">
                <text:p>0.0000128749992357401</text:p>
              </table:table-cell>
              <table:table-cell office:value-type="float" office:value="-0.625">
                <text:p>-0.625</text:p>
              </table:table-cell>
              <table:table-cell office:value-type="float" office:value="8.593">
                <text:p>8.593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28999992342561">
                <text:p>0.0000128999992342561</text:p>
              </table:table-cell>
              <table:table-cell office:value-type="float" office:value="0">
                <text:p>0</text:p>
              </table:table-cell>
              <table:table-cell office:value-type="float" office:value="9.062">
                <text:p>9.062</text:p>
              </table:table-cell>
              <table:table-cell office:value-type="float" office:value="13.437">
                <text:p>13.4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29249992327721">
                <text:p>0.0000129249992327721</text:p>
              </table:table-cell>
              <table:table-cell office:value-type="float" office:value="-0.625">
                <text:p>-0.625</text:p>
              </table:table-cell>
              <table:table-cell office:value-type="float" office:value="8.593">
                <text:p>8.593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29499992312881">
                <text:p>0.0000129499992312881</text:p>
              </table:table-cell>
              <table:table-cell office:value-type="float" office:value="-0.4687">
                <text:p>-0.4687</text:p>
              </table:table-cell>
              <table:table-cell office:value-type="float" office:value="9.062">
                <text:p>9.062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29749992298041">
                <text:p>0.0000129749992298041</text:p>
              </table:table-cell>
              <table:table-cell office:value-type="float" office:value="3.75">
                <text:p>3.75</text:p>
              </table:table-cell>
              <table:table-cell office:value-type="float" office:value="3.438">
                <text:p>3.438</text:p>
              </table:table-cell>
              <table:table-cell office:value-type="float" office:value="13.75">
                <text:p>13.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29999992283201">
                <text:p>0.0000129999992283201</text:p>
              </table:table-cell>
              <table:table-cell office:value-type="float" office:value="2.656">
                <text:p>2.656</text:p>
              </table:table-cell>
              <table:table-cell office:value-type="float" office:value="4.2188">
                <text:p>4.2188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30249992268361">
                <text:p>0.0000130249992268361</text:p>
              </table:table-cell>
              <table:table-cell office:value-type="float" office:value="3.75">
                <text:p>3.75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30499992253521">
                <text:p>0.0000130499992253521</text:p>
              </table:table-cell>
              <table:table-cell office:value-type="float" office:value="3.281">
                <text:p>3.281</text:p>
              </table:table-cell>
              <table:table-cell office:value-type="float" office:value="4.375">
                <text:p>4.37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30749992238681">
                <text:p>0.0000130749992238681</text:p>
              </table:table-cell>
              <table:table-cell office:value-type="float" office:value="2.812">
                <text:p>2.812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30999992223841">
                <text:p>0.0000130999992223841</text:p>
              </table:table-cell>
              <table:table-cell office:value-type="float" office:value="2.812">
                <text:p>2.812</text:p>
              </table:table-cell>
              <table:table-cell office:value-type="float" office:value="4.5313">
                <text:p>4.5313</text:p>
              </table:table-cell>
              <table:table-cell office:value-type="float" office:value="13.437">
                <text:p>13.437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31249992209001">
                <text:p>0.0000131249992209001</text:p>
              </table:table-cell>
              <table:table-cell office:value-type="float" office:value="3.281">
                <text:p>3.281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31499992194161">
                <text:p>0.0000131499992194161</text:p>
              </table:table-cell>
              <table:table-cell office:value-type="float" office:value="2.187">
                <text:p>2.187</text:p>
              </table:table-cell>
              <table:table-cell office:value-type="float" office:value="5.3125">
                <text:p>5.3125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31749992179321">
                <text:p>0.0000131749992179321</text:p>
              </table:table-cell>
              <table:table-cell office:value-type="float" office:value="-1.093">
                <text:p>-1.093</text:p>
              </table:table-cell>
              <table:table-cell office:value-type="float" office:value="4.375">
                <text:p>4.375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31999992164481">
                <text:p>0.0000131999992164481</text:p>
              </table:table-cell>
              <table:table-cell office:value-type="float" office:value="-0.4687">
                <text:p>-0.4687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32249992149641">
                <text:p>0.0000132249992149641</text:p>
              </table:table-cell>
              <table:table-cell office:value-type="float" office:value="0">
                <text:p>0</text:p>
              </table:table-cell>
              <table:table-cell office:value-type="float" office:value="4.5313">
                <text:p>4.5313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32499992134801">
                <text:p>0.0000132499992134801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3.437">
                <text:p>13.437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32749992119961">
                <text:p>0.0000132749992119961</text:p>
              </table:table-cell>
              <table:table-cell office:value-type="float" office:value="-0.625">
                <text:p>-0.625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32999992105121">
                <text:p>0.0000132999992105121</text:p>
              </table:table-cell>
              <table:table-cell office:value-type="float" office:value="-0.4687">
                <text:p>-0.4687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33249992090281">
                <text:p>0.0000133249992090281</text:p>
              </table:table-cell>
              <table:table-cell office:value-type="float" office:value="3.906">
                <text:p>3.906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33499992075441">
                <text:p>0.0000133499992075441</text:p>
              </table:table-cell>
              <table:table-cell office:value-type="float" office:value="2.812">
                <text:p>2.812</text:p>
              </table:table-cell>
              <table:table-cell office:value-type="float" office:value="4.6875">
                <text:p>4.6875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33749992060601">
                <text:p>0.0000133749992060601</text:p>
              </table:table-cell>
              <table:table-cell office:value-type="float" office:value="3.437">
                <text:p>3.437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33999992045761">
                <text:p>0.0000133999992045761</text:p>
              </table:table-cell>
              <table:table-cell office:value-type="float" office:value="2.812">
                <text:p>2.812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34249992030921">
                <text:p>0.0000134249992030921</text:p>
              </table:table-cell>
              <table:table-cell office:value-type="float" office:value="3.437">
                <text:p>3.437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34499992016081">
                <text:p>0.0000134499992016081</text:p>
              </table:table-cell>
              <table:table-cell office:value-type="float" office:value="3.281">
                <text:p>3.281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34749992001241">
                <text:p>0.0000134749992001241</text:p>
              </table:table-cell>
              <table:table-cell office:value-type="float" office:value="-1.093">
                <text:p>-1.093</text:p>
              </table:table-cell>
              <table:table-cell office:value-type="float" office:value="4.2188">
                <text:p>4.2188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34999991986401">
                <text:p>0.0000134999991986401</text:p>
              </table:table-cell>
              <table:table-cell office:value-type="float" office:value="-0.625">
                <text:p>-0.625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35249991971561">
                <text:p>0.0000135249991971561</text:p>
              </table:table-cell>
              <table:table-cell office:value-type="float" office:value="0.1562">
                <text:p>0.1562</text:p>
              </table:table-cell>
              <table:table-cell office:value-type="float" office:value="4.375">
                <text:p>4.375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35499991956721">
                <text:p>0.0000135499991956721</text:p>
              </table:table-cell>
              <table:table-cell office:value-type="float" office:value="-0.625">
                <text:p>-0.625</text:p>
              </table:table-cell>
              <table:table-cell office:value-type="float" office:value="5.1562">
                <text:p>5.1562</text:p>
              </table:table-cell>
              <table:table-cell office:value-type="float" office:value="13.437">
                <text:p>13.437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35749991941881">
                <text:p>0.0000135749991941881</text:p>
              </table:table-cell>
              <table:table-cell office:value-type="float" office:value="0">
                <text:p>0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35999991927041">
                <text:p>0.0000135999991927041</text:p>
              </table:table-cell>
              <table:table-cell office:value-type="float" office:value="0">
                <text:p>0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36249991912201">
                <text:p>0.0000136249991912201</text:p>
              </table:table-cell>
              <table:table-cell office:value-type="float" office:value="-0.4687">
                <text:p>-0.4687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36499991897361">
                <text:p>0.0000136499991897361</text:p>
              </table:table-cell>
              <table:table-cell office:value-type="float" office:value="0.4687">
                <text:p>0.4687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36749991882521">
                <text:p>0.0000136749991882521</text:p>
              </table:table-cell>
              <table:table-cell office:value-type="float" office:value="3.75">
                <text:p>3.75</text:p>
              </table:table-cell>
              <table:table-cell office:value-type="float" office:value="5.4687">
                <text:p>5.4687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36999991867681">
                <text:p>0.0000136999991867681</text:p>
              </table:table-cell>
              <table:table-cell office:value-type="float" office:value="2.812">
                <text:p>2.812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37249991852841">
                <text:p>0.0000137249991852841</text:p>
              </table:table-cell>
              <table:table-cell office:value-type="float" office:value="3.437">
                <text:p>3.437</text:p>
              </table:table-cell>
              <table:table-cell office:value-type="float" office:value="4.5313">
                <text:p>4.5313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37499991838001">
                <text:p>0.0000137499991838001</text:p>
              </table:table-cell>
              <table:table-cell office:value-type="float" office:value="3.281">
                <text:p>3.281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37749991823161">
                <text:p>0.0000137749991823161</text:p>
              </table:table-cell>
              <table:table-cell office:value-type="float" office:value="2.656">
                <text:p>2.656</text:p>
              </table:table-cell>
              <table:table-cell office:value-type="float" office:value="4.5313">
                <text:p>4.5313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37999991808321">
                <text:p>0.0000137999991808321</text:p>
              </table:table-cell>
              <table:table-cell office:value-type="float" office:value="3.281">
                <text:p>3.281</text:p>
              </table:table-cell>
              <table:table-cell office:value-type="float" office:value="4.375">
                <text:p>4.375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38249991793481">
                <text:p>0.0000138249991793481</text:p>
              </table:table-cell>
              <table:table-cell office:value-type="float" office:value="-1.25">
                <text:p>-1.25</text:p>
              </table:table-cell>
              <table:table-cell office:value-type="float" office:value="5.3125">
                <text:p>5.3125</text:p>
              </table:table-cell>
              <table:table-cell office:value-type="float" office:value="12.812">
                <text:p>12.81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38499991778641">
                <text:p>0.0000138499991778641</text:p>
              </table:table-cell>
              <table:table-cell office:value-type="float" office:value="0">
                <text:p>0</text:p>
              </table:table-cell>
              <table:table-cell office:value-type="float" office:value="4.5313">
                <text:p>4.5313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38749991763801">
                <text:p>0.0000138749991763801</text:p>
              </table:table-cell>
              <table:table-cell office:value-type="float" office:value="-0.625">
                <text:p>-0.625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38999991748961">
                <text:p>0.0000138999991748961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39249991734121">
                <text:p>0.0000139249991734121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39499991719281">
                <text:p>0.0000139499991719281</text:p>
              </table:table-cell>
              <table:table-cell office:value-type="float" office:value="-0.625">
                <text:p>-0.625</text:p>
              </table:table-cell>
              <table:table-cell office:value-type="float" office:value="4.5313">
                <text:p>4.5313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39749991704441">
                <text:p>0.0000139749991704441</text:p>
              </table:table-cell>
              <table:table-cell office:value-type="float" office:value="3.906">
                <text:p>3.906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39999991689601">
                <text:p>0.0000139999991689601</text:p>
              </table:table-cell>
              <table:table-cell office:value-type="float" office:value="2.656">
                <text:p>2.656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40249991674761">
                <text:p>0.0000140249991674761</text:p>
              </table:table-cell>
              <table:table-cell office:value-type="float" office:value="3.593">
                <text:p>3.593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40499991659921">
                <text:p>0.0000140499991659921</text:p>
              </table:table-cell>
              <table:table-cell office:value-type="float" office:value="3.281">
                <text:p>3.281</text:p>
              </table:table-cell>
              <table:table-cell office:value-type="float" office:value="5">
                <text:p>5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40749991645081">
                <text:p>0.0000140749991645081</text:p>
              </table:table-cell>
              <table:table-cell office:value-type="float" office:value="2.656">
                <text:p>2.656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40999991630241">
                <text:p>0.0000140999991630241</text:p>
              </table:table-cell>
              <table:table-cell office:value-type="float" office:value="2.812">
                <text:p>2.812</text:p>
              </table:table-cell>
              <table:table-cell office:value-type="float" office:value="4.5313">
                <text:p>4.5313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41249991615401">
                <text:p>0.0000141249991615401</text:p>
              </table:table-cell>
              <table:table-cell office:value-type="float" office:value="3.437">
                <text:p>3.437</text:p>
              </table:table-cell>
              <table:table-cell office:value-type="float" office:value="5.3125">
                <text:p>5.3125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41499991600561">
                <text:p>0.0000141499991600561</text:p>
              </table:table-cell>
              <table:table-cell office:value-type="float" office:value="2.656">
                <text:p>2.656</text:p>
              </table:table-cell>
              <table:table-cell office:value-type="float" office:value="4.2188">
                <text:p>4.2188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41749991585721">
                <text:p>0.0000141749991585721</text:p>
              </table:table-cell>
              <table:table-cell office:value-type="float" office:value="-1.093">
                <text:p>-1.093</text:p>
              </table:table-cell>
              <table:table-cell office:value-type="float" office:value="5.3125">
                <text:p>5.3125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41999991570881">
                <text:p>0.0000141999991570881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42249991556041">
                <text:p>0.0000142249991556041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42499991541201">
                <text:p>0.0000142499991541201</text:p>
              </table:table-cell>
              <table:table-cell office:value-type="float" office:value="0">
                <text:p>0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42749991526361">
                <text:p>0.0000142749991526361</text:p>
              </table:table-cell>
              <table:table-cell office:value-type="float" office:value="-0.625">
                <text:p>-0.625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42999991511521">
                <text:p>0.0000142999991511521</text:p>
              </table:table-cell>
              <table:table-cell office:value-type="float" office:value="-0.4687">
                <text:p>-0.4687</text:p>
              </table:table-cell>
              <table:table-cell office:value-type="float" office:value="4.375">
                <text:p>4.375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43249991496681">
                <text:p>0.0000143249991496681</text:p>
              </table:table-cell>
              <table:table-cell office:value-type="float" office:value="3.906">
                <text:p>3.906</text:p>
              </table:table-cell>
              <table:table-cell office:value-type="float" office:value="5.4687">
                <text:p>5.4687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43499991481841">
                <text:p>0.0000143499991481841</text:p>
              </table:table-cell>
              <table:table-cell office:value-type="float" office:value="3.281">
                <text:p>3.281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43749991467001">
                <text:p>0.0000143749991467001</text:p>
              </table:table-cell>
              <table:table-cell office:value-type="float" office:value="2.656">
                <text:p>2.656</text:p>
              </table:table-cell>
              <table:table-cell office:value-type="float" office:value="4.375">
                <text:p>4.37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43999991452161">
                <text:p>0.0000143999991452161</text:p>
              </table:table-cell>
              <table:table-cell office:value-type="float" office:value="3.281">
                <text:p>3.281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44249991437321">
                <text:p>0.0000144249991437321</text:p>
              </table:table-cell>
              <table:table-cell office:value-type="float" office:value="2.812">
                <text:p>2.812</text:p>
              </table:table-cell>
              <table:table-cell office:value-type="float" office:value="4.5313">
                <text:p>4.5313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44499991422481">
                <text:p>0.0000144499991422481</text:p>
              </table:table-cell>
              <table:table-cell office:value-type="float" office:value="3.281">
                <text:p>3.281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44749991407641">
                <text:p>0.0000144749991407641</text:p>
              </table:table-cell>
              <table:table-cell office:value-type="float" office:value="-1.25">
                <text:p>-1.25</text:p>
              </table:table-cell>
              <table:table-cell office:value-type="float" office:value="4.375">
                <text:p>4.375</text:p>
              </table:table-cell>
              <table:table-cell office:value-type="float" office:value="12.812">
                <text:p>12.81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44999991392801">
                <text:p>0.0000144999991392801</text:p>
              </table:table-cell>
              <table:table-cell office:value-type="float" office:value="0">
                <text:p>0</text:p>
              </table:table-cell>
              <table:table-cell office:value-type="float" office:value="4.5313">
                <text:p>4.5313</text:p>
              </table:table-cell>
              <table:table-cell office:value-type="float" office:value="13.437">
                <text:p>13.437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45249991377961">
                <text:p>0.0000145249991377961</text:p>
              </table:table-cell>
              <table:table-cell office:value-type="float" office:value="-0.7812">
                <text:p>-0.7812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45499991363121">
                <text:p>0.0000145499991363121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3.437">
                <text:p>13.4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45749991348281">
                <text:p>0.0000145749991348281</text:p>
              </table:table-cell>
              <table:table-cell office:value-type="float" office:value="-0.625">
                <text:p>-0.625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45999991333441">
                <text:p>0.0000145999991333441</text:p>
              </table:table-cell>
              <table:table-cell office:value-type="float" office:value="-0.4687">
                <text:p>-0.4687</text:p>
              </table:table-cell>
              <table:table-cell office:value-type="float" office:value="5.1562">
                <text:p>5.1562</text:p>
              </table:table-cell>
              <table:table-cell office:value-type="float" office:value="13.437">
                <text:p>13.437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46249991318601">
                <text:p>0.0000146249991318601</text:p>
              </table:table-cell>
              <table:table-cell office:value-type="float" office:value="0">
                <text:p>0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46499991303761">
                <text:p>0.0000146499991303761</text:p>
              </table:table-cell>
              <table:table-cell office:value-type="float" office:value="0.4687">
                <text:p>0.4687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46749991288921">
                <text:p>0.0000146749991288921</text:p>
              </table:table-cell>
              <table:table-cell office:value-type="float" office:value="3.906">
                <text:p>3.906</text:p>
              </table:table-cell>
              <table:table-cell office:value-type="float" office:value="5.3125">
                <text:p>5.3125</text:p>
              </table:table-cell>
              <table:table-cell office:value-type="float" office:value="13.75">
                <text:p>13.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46999991274081">
                <text:p>0.0000146999991274081</text:p>
              </table:table-cell>
              <table:table-cell office:value-type="float" office:value="2.812">
                <text:p>2.812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47249991259241">
                <text:p>0.0000147249991259241</text:p>
              </table:table-cell>
              <table:table-cell office:value-type="float" office:value="3.281">
                <text:p>3.281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47499991244401">
                <text:p>0.0000147499991244401</text:p>
              </table:table-cell>
              <table:table-cell office:value-type="float" office:value="3.437">
                <text:p>3.437</text:p>
              </table:table-cell>
              <table:table-cell office:value-type="float" office:value="4.6875">
                <text:p>4.6875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47749991229561">
                <text:p>0.0000147749991229561</text:p>
              </table:table-cell>
              <table:table-cell office:value-type="float" office:value="2.812">
                <text:p>2.812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47999991214721">
                <text:p>0.0000147999991214721</text:p>
              </table:table-cell>
              <table:table-cell office:value-type="float" office:value="3.281">
                <text:p>3.281</text:p>
              </table:table-cell>
              <table:table-cell office:value-type="float" office:value="5.3125">
                <text:p>5.3125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48249991199881">
                <text:p>0.0000148249991199881</text:p>
              </table:table-cell>
              <table:table-cell office:value-type="float" office:value="-1.093">
                <text:p>-1.093</text:p>
              </table:table-cell>
              <table:table-cell office:value-type="float" office:value="4.5313">
                <text:p>4.5313</text:p>
              </table:table-cell>
              <table:table-cell office:value-type="float" office:value="13.75">
                <text:p>13.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48499991185041">
                <text:p>0.0000148499991185041</text:p>
              </table:table-cell>
              <table:table-cell office:value-type="float" office:value="-0.4687">
                <text:p>-0.4687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48749991170201">
                <text:p>0.0000148749991170201</text:p>
              </table:table-cell>
              <table:table-cell office:value-type="float" office:value="0">
                <text:p>0</text:p>
              </table:table-cell>
              <table:table-cell office:value-type="float" office:value="4.5313">
                <text:p>4.5313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48999991155361">
                <text:p>0.0000148999991155361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49249991140521">
                <text:p>0.0000149249991140521</text:p>
              </table:table-cell>
              <table:table-cell office:value-type="float" office:value="-0.625">
                <text:p>-0.625</text:p>
              </table:table-cell>
              <table:table-cell office:value-type="float" office:value="4.6875">
                <text:p>4.6875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49499991125681">
                <text:p>0.0000149499991125681</text:p>
              </table:table-cell>
              <table:table-cell office:value-type="float" office:value="-0.625">
                <text:p>-0.625</text:p>
              </table:table-cell>
              <table:table-cell office:value-type="float" office:value="4.5313">
                <text:p>4.5313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49749991110841">
                <text:p>0.0000149749991110841</text:p>
              </table:table-cell>
              <table:table-cell office:value-type="float" office:value="4.062">
                <text:p>4.062</text:p>
              </table:table-cell>
              <table:table-cell office:value-type="float" office:value="5.3125">
                <text:p>5.3125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49999991096001">
                <text:p>0.0000149999991096001</text:p>
              </table:table-cell>
              <table:table-cell office:value-type="float" office:value="3.593">
                <text:p>3.593</text:p>
              </table:table-cell>
              <table:table-cell office:value-type="float" office:value="4.6875">
                <text:p>4.6875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50249991081161">
                <text:p>0.0000150249991081161</text:p>
              </table:table-cell>
              <table:table-cell office:value-type="float" office:value="2.656">
                <text:p>2.656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50499991066321">
                <text:p>0.0000150499991066321</text:p>
              </table:table-cell>
              <table:table-cell office:value-type="float" office:value="3.281">
                <text:p>3.281</text:p>
              </table:table-cell>
              <table:table-cell office:value-type="float" office:value="4.6875">
                <text:p>4.6875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50749991051481">
                <text:p>0.0000150749991051481</text:p>
              </table:table-cell>
              <table:table-cell office:value-type="float" office:value="2.812">
                <text:p>2.812</text:p>
              </table:table-cell>
              <table:table-cell office:value-type="float" office:value="5.1562">
                <text:p>5.1562</text:p>
              </table:table-cell>
              <table:table-cell office:value-type="float" office:value="13.437">
                <text:p>13.437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50999991036641">
                <text:p>0.0000150999991036641</text:p>
              </table:table-cell>
              <table:table-cell office:value-type="float" office:value="3.281">
                <text:p>3.281</text:p>
              </table:table-cell>
              <table:table-cell office:value-type="float" office:value="4.5313">
                <text:p>4.5313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51249991021801">
                <text:p>0.0000151249991021801</text:p>
              </table:table-cell>
              <table:table-cell office:value-type="float" office:value="2.812">
                <text:p>2.812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51499991006961">
                <text:p>0.0000151499991006961</text:p>
              </table:table-cell>
              <table:table-cell office:value-type="float" office:value="2.187">
                <text:p>2.187</text:p>
              </table:table-cell>
              <table:table-cell office:value-type="float" office:value="5.4687">
                <text:p>5.4687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51749990992121">
                <text:p>0.0000151749990992121</text:p>
              </table:table-cell>
              <table:table-cell office:value-type="float" office:value="-1.093">
                <text:p>-1.093</text:p>
              </table:table-cell>
              <table:table-cell office:value-type="float" office:value="4.5313">
                <text:p>4.5313</text:p>
              </table:table-cell>
              <table:table-cell office:value-type="float" office:value="12.812">
                <text:p>12.81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51999990977281">
                <text:p>0.0000151999990977281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52249990962441">
                <text:p>0.0000152249990962441</text:p>
              </table:table-cell>
              <table:table-cell office:value-type="float" office:value="-0.625">
                <text:p>-0.625</text:p>
              </table:table-cell>
              <table:table-cell office:value-type="float" office:value="4.5313">
                <text:p>4.5313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52499990947601">
                <text:p>0.0000152499990947601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52749990932761">
                <text:p>0.0000152749990932761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52999990917921">
                <text:p>0.0000152999990917921</text:p>
              </table:table-cell>
              <table:table-cell office:value-type="float" office:value="-0.4687">
                <text:p>-0.4687</text:p>
              </table:table-cell>
              <table:table-cell office:value-type="float" office:value="4.375">
                <text:p>4.375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53249990903081">
                <text:p>0.0000153249990903081</text:p>
              </table:table-cell>
              <table:table-cell office:value-type="float" office:value="3.906">
                <text:p>3.906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53499990888241">
                <text:p>0.0000153499990888241</text:p>
              </table:table-cell>
              <table:table-cell office:value-type="float" office:value="3.437">
                <text:p>3.437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53749990873401">
                <text:p>0.0000153749990873401</text:p>
              </table:table-cell>
              <table:table-cell office:value-type="float" office:value="2.656">
                <text:p>2.656</text:p>
              </table:table-cell>
              <table:table-cell office:value-type="float" office:value="4.5313">
                <text:p>4.5313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53999990858561">
                <text:p>0.0000153999990858561</text:p>
              </table:table-cell>
              <table:table-cell office:value-type="float" office:value="2.812">
                <text:p>2.812</text:p>
              </table:table-cell>
              <table:table-cell office:value-type="float" office:value="4.6875">
                <text:p>4.6875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54249990843721">
                <text:p>0.0000154249990843721</text:p>
              </table:table-cell>
              <table:table-cell office:value-type="float" office:value="3.281">
                <text:p>3.281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54499990828881">
                <text:p>0.0000154499990828881</text:p>
              </table:table-cell>
              <table:table-cell office:value-type="float" office:value="3.281">
                <text:p>3.281</text:p>
              </table:table-cell>
              <table:table-cell office:value-type="float" office:value="5.3125">
                <text:p>5.3125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54749990814041">
                <text:p>0.0000154749990814041</text:p>
              </table:table-cell>
              <table:table-cell office:value-type="float" office:value="-1.25">
                <text:p>-1.25</text:p>
              </table:table-cell>
              <table:table-cell office:value-type="float" office:value="4.375">
                <text:p>4.375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54999990799201">
                <text:p>0.0000154999990799201</text:p>
              </table:table-cell>
              <table:table-cell office:value-type="float" office:value="0">
                <text:p>0</text:p>
              </table:table-cell>
              <table:table-cell office:value-type="float" office:value="5.3125">
                <text:p>5.3125</text:p>
              </table:table-cell>
              <table:table-cell office:value-type="float" office:value="13.437">
                <text:p>13.437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55249990784361">
                <text:p>0.0000155249990784361</text:p>
              </table:table-cell>
              <table:table-cell office:value-type="float" office:value="-0.7812">
                <text:p>-0.7812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55499990769521">
                <text:p>0.0000155499990769521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13.75">
                <text:p>13.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55749990754681">
                <text:p>0.0000155749990754681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55999990739841">
                <text:p>0.0000155999990739841</text:p>
              </table:table-cell>
              <table:table-cell office:value-type="float" office:value="-0.4687">
                <text:p>-0.4687</text:p>
              </table:table-cell>
              <table:table-cell office:value-type="float" office:value="5.1562">
                <text:p>5.1562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56249990725001">
                <text:p>0.0000156249990725001</text:p>
              </table:table-cell>
              <table:table-cell office:value-type="float" office:value="0.1562">
                <text:p>0.1562</text:p>
              </table:table-cell>
              <table:table-cell office:value-type="float" office:value="4.5313">
                <text:p>4.5313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56499990710161">
                <text:p>0.0000156499990710161</text:p>
              </table:table-cell>
              <table:table-cell office:value-type="float" office:value="0.9375">
                <text:p>0.9375</text:p>
              </table:table-cell>
              <table:table-cell office:value-type="float" office:value="4.5313">
                <text:p>4.5313</text:p>
              </table:table-cell>
              <table:table-cell office:value-type="float" office:value="13.125">
                <text:p>13.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56749990695321">
                <text:p>0.0000156749990695321</text:p>
              </table:table-cell>
              <table:table-cell office:value-type="float" office:value="3.906">
                <text:p>3.906</text:p>
              </table:table-cell>
              <table:table-cell office:value-type="float" office:value="5.4687">
                <text:p>5.4687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56999990680481">
                <text:p>0.0000156999990680481</text:p>
              </table:table-cell>
              <table:table-cell office:value-type="float" office:value="2.812">
                <text:p>2.812</text:p>
              </table:table-cell>
              <table:table-cell office:value-type="float" office:value="4.6875">
                <text:p>4.6875</text:p>
              </table:table-cell>
              <table:table-cell office:value-type="float" office:value="12.812">
                <text:p>12.81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57249990665641">
                <text:p>0.0000157249990665641</text:p>
              </table:table-cell>
              <table:table-cell office:value-type="float" office:value="3.437">
                <text:p>3.437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57499990650801">
                <text:p>0.0000157499990650801</text:p>
              </table:table-cell>
              <table:table-cell office:value-type="float" office:value="3.281">
                <text:p>3.281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57749990635961">
                <text:p>0.0000157749990635961</text:p>
              </table:table-cell>
              <table:table-cell office:value-type="float" office:value="2.812">
                <text:p>2.812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57999990621121">
                <text:p>0.0000157999990621121</text:p>
              </table:table-cell>
              <table:table-cell office:value-type="float" office:value="3.281">
                <text:p>3.281</text:p>
              </table:table-cell>
              <table:table-cell office:value-type="float" office:value="4.5313">
                <text:p>4.5313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58249990606281">
                <text:p>0.0000158249990606281</text:p>
              </table:table-cell>
              <table:table-cell office:value-type="float" office:value="-1.093">
                <text:p>-1.093</text:p>
              </table:table-cell>
              <table:table-cell office:value-type="float" office:value="5.3125">
                <text:p>5.3125</text:p>
              </table:table-cell>
              <table:table-cell office:value-type="float" office:value="12.812">
                <text:p>12.81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58499990591441">
                <text:p>0.0000158499990591441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58749990576601">
                <text:p>0.0000158749990576601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58999990561761">
                <text:p>0.0000158999990561761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59249990546921">
                <text:p>0.0000159249990546921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59499990532081">
                <text:p>0.0000159499990532081</text:p>
              </table:table-cell>
              <table:table-cell office:value-type="float" office:value="-0.625">
                <text:p>-0.625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59749990517241">
                <text:p>0.0000159749990517241</text:p>
              </table:table-cell>
              <table:table-cell office:value-type="float" office:value="3.906">
                <text:p>3.906</text:p>
              </table:table-cell>
              <table:table-cell office:value-type="float" office:value="5.4687">
                <text:p>5.4687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59999990502401">
                <text:p>0.0000159999990502401</text:p>
              </table:table-cell>
              <table:table-cell office:value-type="float" office:value="3.593">
                <text:p>3.593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60249990487561">
                <text:p>0.0000160249990487561</text:p>
              </table:table-cell>
              <table:table-cell office:value-type="float" office:value="2.656">
                <text:p>2.656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60499990472721">
                <text:p>0.0000160499990472721</text:p>
              </table:table-cell>
              <table:table-cell office:value-type="float" office:value="3.437">
                <text:p>3.437</text:p>
              </table:table-cell>
              <table:table-cell office:value-type="float" office:value="4.6875">
                <text:p>4.6875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60749990457881">
                <text:p>0.0000160749990457881</text:p>
              </table:table-cell>
              <table:table-cell office:value-type="float" office:value="2.812">
                <text:p>2.812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60999990443041">
                <text:p>0.0000160999990443041</text:p>
              </table:table-cell>
              <table:table-cell office:value-type="float" office:value="3.437">
                <text:p>3.437</text:p>
              </table:table-cell>
              <table:table-cell office:value-type="float" office:value="4.6875">
                <text:p>4.6875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61249990428201">
                <text:p>0.0000161249990428201</text:p>
              </table:table-cell>
              <table:table-cell office:value-type="float" office:value="2.5">
                <text:p>2.5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61499990413361">
                <text:p>0.0000161499990413361</text:p>
              </table:table-cell>
              <table:table-cell office:value-type="float" office:value="2.031">
                <text:p>2.031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61749990398521">
                <text:p>0.0000161749990398521</text:p>
              </table:table-cell>
              <table:table-cell office:value-type="float" office:value="-1.093">
                <text:p>-1.093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61999990383681">
                <text:p>0.0000161999990383681</text:p>
              </table:table-cell>
              <table:table-cell office:value-type="float" office:value="0">
                <text:p>0</text:p>
              </table:table-cell>
              <table:table-cell office:value-type="float" office:value="4.5313">
                <text:p>4.5313</text:p>
              </table:table-cell>
              <table:table-cell office:value-type="float" office:value="13.437">
                <text:p>13.437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62249990368841">
                <text:p>0.0000162249990368841</text:p>
              </table:table-cell>
              <table:table-cell office:value-type="float" office:value="-0.625">
                <text:p>-0.625</text:p>
              </table:table-cell>
              <table:table-cell office:value-type="float" office:value="5.3125">
                <text:p>5.3125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62499990354001">
                <text:p>0.0000162499990354001</text:p>
              </table:table-cell>
              <table:table-cell office:value-type="float" office:value="-0.4687">
                <text:p>-0.4687</text:p>
              </table:table-cell>
              <table:table-cell office:value-type="float" office:value="5.1562">
                <text:p>5.1562</text:p>
              </table:table-cell>
              <table:table-cell office:value-type="float" office:value="13.437">
                <text:p>13.437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62749990339161">
                <text:p>0.0000162749990339161</text:p>
              </table:table-cell>
              <table:table-cell office:value-type="float" office:value="0">
                <text:p>0</text:p>
              </table:table-cell>
              <table:table-cell office:value-type="float" office:value="4.6875">
                <text:p>4.6875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62999990324321">
                <text:p>0.0000162999990324321</text:p>
              </table:table-cell>
              <table:table-cell office:value-type="float" office:value="-0.4687">
                <text:p>-0.4687</text:p>
              </table:table-cell>
              <table:table-cell office:value-type="float" office:value="4.5313">
                <text:p>4.5313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63249990309481">
                <text:p>0.0000163249990309481</text:p>
              </table:table-cell>
              <table:table-cell office:value-type="float" office:value="3.906">
                <text:p>3.906</text:p>
              </table:table-cell>
              <table:table-cell office:value-type="float" office:value="5.4687">
                <text:p>5.4687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63499990294641">
                <text:p>0.0000163499990294641</text:p>
              </table:table-cell>
              <table:table-cell office:value-type="float" office:value="3.437">
                <text:p>3.437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63749990279801">
                <text:p>0.0000163749990279801</text:p>
              </table:table-cell>
              <table:table-cell office:value-type="float" office:value="2.812">
                <text:p>2.812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63999990264961">
                <text:p>0.0000163999990264961</text:p>
              </table:table-cell>
              <table:table-cell office:value-type="float" office:value="2.812">
                <text:p>2.812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64249990250121">
                <text:p>0.0000164249990250121</text:p>
              </table:table-cell>
              <table:table-cell office:value-type="float" office:value="3.437">
                <text:p>3.437</text:p>
              </table:table-cell>
              <table:table-cell office:value-type="float" office:value="4.5313">
                <text:p>4.5313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64499990235281">
                <text:p>0.0000164499990235281</text:p>
              </table:table-cell>
              <table:table-cell office:value-type="float" office:value="3.281">
                <text:p>3.281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64749990220441">
                <text:p>0.0000164749990220441</text:p>
              </table:table-cell>
              <table:table-cell office:value-type="float" office:value="-1.093">
                <text:p>-1.093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64999990205601">
                <text:p>0.0000164999990205601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65249990190761">
                <text:p>0.0000165249990190761</text:p>
              </table:table-cell>
              <table:table-cell office:value-type="float" office:value="-0.7812">
                <text:p>-0.7812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65499990175921">
                <text:p>0.0000165499990175921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65749990161081">
                <text:p>0.0000165749990161081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65999990146241">
                <text:p>0.0000165999990146241</text:p>
              </table:table-cell>
              <table:table-cell office:value-type="float" office:value="-0.4687">
                <text:p>-0.4687</text:p>
              </table:table-cell>
              <table:table-cell office:value-type="float" office:value="5.1562">
                <text:p>5.1562</text:p>
              </table:table-cell>
              <table:table-cell office:value-type="float" office:value="13.437">
                <text:p>13.4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66249990131401">
                <text:p>0.0000166249990131401</text:p>
              </table:table-cell>
              <table:table-cell office:value-type="float" office:value="0">
                <text:p>0</text:p>
              </table:table-cell>
              <table:table-cell office:value-type="float" office:value="4.375">
                <text:p>4.375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66499990116561">
                <text:p>0.0000166499990116561</text:p>
              </table:table-cell>
              <table:table-cell office:value-type="float" office:value="0.9375">
                <text:p>0.9375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66749990101721">
                <text:p>0.0000166749990101721</text:p>
              </table:table-cell>
              <table:table-cell office:value-type="float" office:value="3.906">
                <text:p>3.906</text:p>
              </table:table-cell>
              <table:table-cell office:value-type="float" office:value="5.4687">
                <text:p>5.4687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66999990086881">
                <text:p>0.0000166999990086881</text:p>
              </table:table-cell>
              <table:table-cell office:value-type="float" office:value="3.281">
                <text:p>3.281</text:p>
              </table:table-cell>
              <table:table-cell office:value-type="float" office:value="4.6875">
                <text:p>4.6875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67249990072041">
                <text:p>0.0000167249990072041</text:p>
              </table:table-cell>
              <table:table-cell office:value-type="float" office:value="2.812">
                <text:p>2.812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67499990057201">
                <text:p>0.0000167499990057201</text:p>
              </table:table-cell>
              <table:table-cell office:value-type="float" office:value="3.281">
                <text:p>3.281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67749990042361">
                <text:p>0.0000167749990042361</text:p>
              </table:table-cell>
              <table:table-cell office:value-type="float" office:value="2.812">
                <text:p>2.812</text:p>
              </table:table-cell>
              <table:table-cell office:value-type="float" office:value="4.6875">
                <text:p>4.6875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67999990027521">
                <text:p>0.0000167999990027521</text:p>
              </table:table-cell>
              <table:table-cell office:value-type="float" office:value="3.281">
                <text:p>3.281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68249990012681">
                <text:p>0.0000168249990012681</text:p>
              </table:table-cell>
              <table:table-cell office:value-type="float" office:value="-1.093">
                <text:p>-1.093</text:p>
              </table:table-cell>
              <table:table-cell office:value-type="float" office:value="4.5313">
                <text:p>4.5313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68499989997841">
                <text:p>0.0000168499989997841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13.437">
                <text:p>13.437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68749989983001">
                <text:p>0.0000168749989983001</text:p>
              </table:table-cell>
              <table:table-cell office:value-type="float" office:value="0">
                <text:p>0</text:p>
              </table:table-cell>
              <table:table-cell office:value-type="float" office:value="5.3125">
                <text:p>5.3125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68999989968161">
                <text:p>0.0000168999989968161</text:p>
              </table:table-cell>
              <table:table-cell office:value-type="float" office:value="0">
                <text:p>0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69249989953321">
                <text:p>0.0000169249989953321</text:p>
              </table:table-cell>
              <table:table-cell office:value-type="float" office:value="-0.4687">
                <text:p>-0.4687</text:p>
              </table:table-cell>
              <table:table-cell office:value-type="float" office:value="5.3125">
                <text:p>5.3125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69499989938481">
                <text:p>0.0000169499989938481</text:p>
              </table:table-cell>
              <table:table-cell office:value-type="float" office:value="-0.625">
                <text:p>-0.625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69749989923641">
                <text:p>0.0000169749989923641</text:p>
              </table:table-cell>
              <table:table-cell office:value-type="float" office:value="3.75">
                <text:p>3.75</text:p>
              </table:table-cell>
              <table:table-cell office:value-type="float" office:value="5.3125">
                <text:p>5.3125</text:p>
              </table:table-cell>
              <table:table-cell office:value-type="float" office:value="13.75">
                <text:p>13.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69999989908801">
                <text:p>0.0000169999989908801</text:p>
              </table:table-cell>
              <table:table-cell office:value-type="float" office:value="2.656">
                <text:p>2.656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70249989893961">
                <text:p>0.0000170249989893961</text:p>
              </table:table-cell>
              <table:table-cell office:value-type="float" office:value="3.593">
                <text:p>3.593</text:p>
              </table:table-cell>
              <table:table-cell office:value-type="float" office:value="4.5313">
                <text:p>4.5313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70499989879121">
                <text:p>0.0000170499989879121</text:p>
              </table:table-cell>
              <table:table-cell office:value-type="float" office:value="3.437">
                <text:p>3.437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70749989864281">
                <text:p>0.0000170749989864281</text:p>
              </table:table-cell>
              <table:table-cell office:value-type="float" office:value="2.812">
                <text:p>2.812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70999989849441">
                <text:p>0.0000170999989849441</text:p>
              </table:table-cell>
              <table:table-cell office:value-type="float" office:value="2.812">
                <text:p>2.812</text:p>
              </table:table-cell>
              <table:table-cell office:value-type="float" office:value="4.6875">
                <text:p>4.6875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71249989834601">
                <text:p>0.0000171249989834601</text:p>
              </table:table-cell>
              <table:table-cell office:value-type="float" office:value="3.437">
                <text:p>3.437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71499989819761">
                <text:p>0.0000171499989819761</text:p>
              </table:table-cell>
              <table:table-cell office:value-type="float" office:value="2.187">
                <text:p>2.187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71749989804921">
                <text:p>0.0000171749989804921</text:p>
              </table:table-cell>
              <table:table-cell office:value-type="float" office:value="-1.093">
                <text:p>-1.093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71999989790081">
                <text:p>0.0000171999989790081</text:p>
              </table:table-cell>
              <table:table-cell office:value-type="float" office:value="-0.1562">
                <text:p>-0.1562</text:p>
              </table:table-cell>
              <table:table-cell office:value-type="float" office:value="5.3125">
                <text:p>5.3125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72249989775241">
                <text:p>0.0000172249989775241</text:p>
              </table:table-cell>
              <table:table-cell office:value-type="float" office:value="-0.625">
                <text:p>-0.625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72499989760401">
                <text:p>0.0000172499989760401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72749989745561">
                <text:p>0.0000172749989745561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72999989730721">
                <text:p>0.0000172999989730721</text:p>
              </table:table-cell>
              <table:table-cell office:value-type="float" office:value="-0.4687">
                <text:p>-0.4687</text:p>
              </table:table-cell>
              <table:table-cell office:value-type="float" office:value="4.375">
                <text:p>4.375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73249989715881">
                <text:p>0.0000173249989715881</text:p>
              </table:table-cell>
              <table:table-cell office:value-type="float" office:value="3.75">
                <text:p>3.75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73499989701041">
                <text:p>0.0000173499989701041</text:p>
              </table:table-cell>
              <table:table-cell office:value-type="float" office:value="2.812">
                <text:p>2.812</text:p>
              </table:table-cell>
              <table:table-cell office:value-type="float" office:value="4.6875">
                <text:p>4.6875</text:p>
              </table:table-cell>
              <table:table-cell office:value-type="float" office:value="13.437">
                <text:p>13.437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73749989686201">
                <text:p>0.0000173749989686201</text:p>
              </table:table-cell>
              <table:table-cell office:value-type="float" office:value="3.437">
                <text:p>3.437</text:p>
              </table:table-cell>
              <table:table-cell office:value-type="float" office:value="5.3125">
                <text:p>5.3125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7399998967136">
                <text:p>0.000017399998967136</text:p>
              </table:table-cell>
              <table:table-cell office:value-type="float" office:value="2.812">
                <text:p>2.812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7424998965652">
                <text:p>0.000017424998965652</text:p>
              </table:table-cell>
              <table:table-cell office:value-type="float" office:value="3.437">
                <text:p>3.437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7449998964168">
                <text:p>0.000017449998964168</text:p>
              </table:table-cell>
              <table:table-cell office:value-type="float" office:value="3.281">
                <text:p>3.281</text:p>
              </table:table-cell>
              <table:table-cell office:value-type="float" office:value="5.3125">
                <text:p>5.3125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7474998962684">
                <text:p>0.000017474998962684</text:p>
              </table:table-cell>
              <table:table-cell office:value-type="float" office:value="-1.093">
                <text:p>-1.093</text:p>
              </table:table-cell>
              <table:table-cell office:value-type="float" office:value="4.5313">
                <text:p>4.5313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74999989612">
                <text:p>0.0000174999989612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2.812">
                <text:p>12.81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7524998959716">
                <text:p>0.000017524998959716</text:p>
              </table:table-cell>
              <table:table-cell office:value-type="float" office:value="-0.9375">
                <text:p>-0.9375</text:p>
              </table:table-cell>
              <table:table-cell office:value-type="float" office:value="4.5313">
                <text:p>4.5313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7549998958232">
                <text:p>0.000017549998958232</text:p>
              </table:table-cell>
              <table:table-cell office:value-type="float" office:value="-0.625">
                <text:p>-0.625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7574998956748">
                <text:p>0.000017574998956748</text:p>
              </table:table-cell>
              <table:table-cell office:value-type="float" office:value="0">
                <text:p>0</text:p>
              </table:table-cell>
              <table:table-cell office:value-type="float" office:value="4.5313">
                <text:p>4.5313</text:p>
              </table:table-cell>
              <table:table-cell office:value-type="float" office:value="12.812">
                <text:p>12.8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7599998955264">
                <text:p>0.000017599998955264</text:p>
              </table:table-cell>
              <table:table-cell office:value-type="float" office:value="-0.625">
                <text:p>-0.625</text:p>
              </table:table-cell>
              <table:table-cell office:value-type="float" office:value="4.6875">
                <text:p>4.6875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762499895378">
                <text:p>0.00001762499895378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7649998952296">
                <text:p>0.000017649998952296</text:p>
              </table:table-cell>
              <table:table-cell office:value-type="float" office:value="0.625">
                <text:p>0.625</text:p>
              </table:table-cell>
              <table:table-cell office:value-type="float" office:value="5.3125">
                <text:p>5.3125</text:p>
              </table:table-cell>
              <table:table-cell office:value-type="float" office:value="12.812">
                <text:p>12.8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7674998950812">
                <text:p>0.000017674998950812</text:p>
              </table:table-cell>
              <table:table-cell office:value-type="float" office:value="4.062">
                <text:p>4.062</text:p>
              </table:table-cell>
              <table:table-cell office:value-type="float" office:value="4.5313">
                <text:p>4.5313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7699998949328">
                <text:p>0.000017699998949328</text:p>
              </table:table-cell>
              <table:table-cell office:value-type="float" office:value="3.281">
                <text:p>3.281</text:p>
              </table:table-cell>
              <table:table-cell office:value-type="float" office:value="5.1562">
                <text:p>5.1562</text:p>
              </table:table-cell>
              <table:table-cell office:value-type="float" office:value="13.437">
                <text:p>13.437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7724998947844">
                <text:p>0.000017724998947844</text:p>
              </table:table-cell>
              <table:table-cell office:value-type="float" office:value="2.812">
                <text:p>2.812</text:p>
              </table:table-cell>
              <table:table-cell office:value-type="float" office:value="4.6875">
                <text:p>4.6875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774999894636">
                <text:p>0.00001774999894636</text:p>
              </table:table-cell>
              <table:table-cell office:value-type="float" office:value="2.812">
                <text:p>2.812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7774998944876">
                <text:p>0.000017774998944876</text:p>
              </table:table-cell>
              <table:table-cell office:value-type="float" office:value="3.437">
                <text:p>3.437</text:p>
              </table:table-cell>
              <table:table-cell office:value-type="float" office:value="4.5313">
                <text:p>4.5313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7799998943392">
                <text:p>0.000017799998943392</text:p>
              </table:table-cell>
              <table:table-cell office:value-type="float" office:value="3.281">
                <text:p>3.281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7824998941908">
                <text:p>0.000017824998941908</text:p>
              </table:table-cell>
              <table:table-cell office:value-type="float" office:value="-0.9375">
                <text:p>-0.9375</text:p>
              </table:table-cell>
              <table:table-cell office:value-type="float" office:value="4.375">
                <text:p>4.375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7849998940424">
                <text:p>0.000017849998940424</text:p>
              </table:table-cell>
              <table:table-cell office:value-type="float" office:value="0">
                <text:p>0</text:p>
              </table:table-cell>
              <table:table-cell office:value-type="float" office:value="4.6875">
                <text:p>4.6875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787499893894">
                <text:p>0.00001787499893894</text:p>
              </table:table-cell>
              <table:table-cell office:value-type="float" office:value="-0.625">
                <text:p>-0.625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7899998937456">
                <text:p>0.000017899998937456</text:p>
              </table:table-cell>
              <table:table-cell office:value-type="float" office:value="-0.4687">
                <text:p>-0.4687</text:p>
              </table:table-cell>
              <table:table-cell office:value-type="float" office:value="5.1562">
                <text:p>5.1562</text:p>
              </table:table-cell>
              <table:table-cell office:value-type="float" office:value="13.437">
                <text:p>13.437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7924998935972">
                <text:p>0.000017924998935972</text:p>
              </table:table-cell>
              <table:table-cell office:value-type="float" office:value="0">
                <text:p>0</text:p>
              </table:table-cell>
              <table:table-cell office:value-type="float" office:value="4.6875">
                <text:p>4.6875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7949998934488">
                <text:p>0.000017949998934488</text:p>
              </table:table-cell>
              <table:table-cell office:value-type="float" office:value="-0.625">
                <text:p>-0.625</text:p>
              </table:table-cell>
              <table:table-cell office:value-type="float" office:value="4.375">
                <text:p>4.375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7974998933004">
                <text:p>0.000017974998933004</text:p>
              </table:table-cell>
              <table:table-cell office:value-type="float" office:value="3.906">
                <text:p>3.906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799999893152">
                <text:p>0.00001799999893152</text:p>
              </table:table-cell>
              <table:table-cell office:value-type="float" office:value="2.812">
                <text:p>2.812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8024998930036">
                <text:p>0.000018024998930036</text:p>
              </table:table-cell>
              <table:table-cell office:value-type="float" office:value="3.593">
                <text:p>3.593</text:p>
              </table:table-cell>
              <table:table-cell office:value-type="float" office:value="4.5313">
                <text:p>4.5313</text:p>
              </table:table-cell>
              <table:table-cell office:value-type="float" office:value="13.75">
                <text:p>13.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8049998928552">
                <text:p>0.000018049998928552</text:p>
              </table:table-cell>
              <table:table-cell office:value-type="float" office:value="2.812">
                <text:p>2.812</text:p>
              </table:table-cell>
              <table:table-cell office:value-type="float" office:value="4.6875">
                <text:p>4.6875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8074998927068">
                <text:p>0.000018074998927068</text:p>
              </table:table-cell>
              <table:table-cell office:value-type="float" office:value="3.437">
                <text:p>3.437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8099998925584">
                <text:p>0.000018099998925584</text:p>
              </table:table-cell>
              <table:table-cell office:value-type="float" office:value="2.812">
                <text:p>2.812</text:p>
              </table:table-cell>
              <table:table-cell office:value-type="float" office:value="4.6875">
                <text:p>4.6875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81249989241">
                <text:p>0.0000181249989241</text:p>
              </table:table-cell>
              <table:table-cell office:value-type="float" office:value="3.281">
                <text:p>3.281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8149998922616">
                <text:p>0.000018149998922616</text:p>
              </table:table-cell>
              <table:table-cell office:value-type="float" office:value="2.187">
                <text:p>2.187</text:p>
              </table:table-cell>
              <table:table-cell office:value-type="float" office:value="5.4687">
                <text:p>5.4687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8174998921132">
                <text:p>0.000018174998921132</text:p>
              </table:table-cell>
              <table:table-cell office:value-type="float" office:value="-1.093">
                <text:p>-1.093</text:p>
              </table:table-cell>
              <table:table-cell office:value-type="float" office:value="4.5313">
                <text:p>4.5313</text:p>
              </table:table-cell>
              <table:table-cell office:value-type="float" office:value="9.2188">
                <text:p>9.21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8199998919648">
                <text:p>0.000018199998919648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0.4687">
                <text:p>10.46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8224998918164">
                <text:p>0.000018224998918164</text:p>
              </table:table-cell>
              <table:table-cell office:value-type="float" office:value="-0.625">
                <text:p>-0.625</text:p>
              </table:table-cell>
              <table:table-cell office:value-type="float" office:value="4.6875">
                <text:p>4.6875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824999891668">
                <text:p>0.00001824999891668</text:p>
              </table:table-cell>
              <table:table-cell office:value-type="float" office:value="-0.4687">
                <text:p>-0.4687</text:p>
              </table:table-cell>
              <table:table-cell office:value-type="float" office:value="4.5313">
                <text:p>4.5313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8274998915196">
                <text:p>0.000018274998915196</text:p>
              </table:table-cell>
              <table:table-cell office:value-type="float" office:value="0">
                <text:p>0</text:p>
              </table:table-cell>
              <table:table-cell office:value-type="float" office:value="5.3125">
                <text:p>5.3125</text:p>
              </table:table-cell>
              <table:table-cell office:value-type="float" office:value="9.5313">
                <text:p>9.53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8299998913712">
                <text:p>0.000018299998913712</text:p>
              </table:table-cell>
              <table:table-cell office:value-type="float" office:value="-0.625">
                <text:p>-0.625</text:p>
              </table:table-cell>
              <table:table-cell office:value-type="float" office:value="4.6875">
                <text:p>4.6875</text:p>
              </table:table-cell>
              <table:table-cell office:value-type="float" office:value="9.375">
                <text:p>9.3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8324998912228">
                <text:p>0.000018324998912228</text:p>
              </table:table-cell>
              <table:table-cell office:value-type="float" office:value="4.062">
                <text:p>4.062</text:p>
              </table:table-cell>
              <table:table-cell office:value-type="float" office:value="10.468">
                <text:p>10.468</text:p>
              </table:table-cell>
              <table:table-cell office:value-type="float" office:value="10.4687">
                <text:p>10.4687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8349998910744">
                <text:p>0.000018349998910744</text:p>
              </table:table-cell>
              <table:table-cell office:value-type="float" office:value="2.812">
                <text:p>2.812</text:p>
              </table:table-cell>
              <table:table-cell office:value-type="float" office:value="9.062">
                <text:p>9.062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837499890926">
                <text:p>0.00001837499890926</text:p>
              </table:table-cell>
              <table:table-cell office:value-type="float" office:value="3.437">
                <text:p>3.437</text:p>
              </table:table-cell>
              <table:table-cell office:value-type="float" office:value="8.437">
                <text:p>8.437</text:p>
              </table:table-cell>
              <table:table-cell office:value-type="float" office:value="10.1562">
                <text:p>10.156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8399998907776">
                <text:p>0.000018399998907776</text:p>
              </table:table-cell>
              <table:table-cell office:value-type="float" office:value="2.812">
                <text:p>2.812</text:p>
              </table:table-cell>
              <table:table-cell office:value-type="float" office:value="8.593">
                <text:p>8.593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8424998906292">
                <text:p>0.000018424998906292</text:p>
              </table:table-cell>
              <table:table-cell office:value-type="float" office:value="3.437">
                <text:p>3.437</text:p>
              </table:table-cell>
              <table:table-cell office:value-type="float" office:value="9.218">
                <text:p>9.218</text:p>
              </table:table-cell>
              <table:table-cell office:value-type="float" office:value="10.1562">
                <text:p>10.156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8449998904808">
                <text:p>0.000018449998904808</text:p>
              </table:table-cell>
              <table:table-cell office:value-type="float" office:value="3.281">
                <text:p>3.281</text:p>
              </table:table-cell>
              <table:table-cell office:value-type="float" office:value="9.218">
                <text:p>9.218</text:p>
              </table:table-cell>
              <table:table-cell office:value-type="float" office:value="10.3125">
                <text:p>10.3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8474998903324">
                <text:p>0.000018474998903324</text:p>
              </table:table-cell>
              <table:table-cell office:value-type="float" office:value="-1.093">
                <text:p>-1.093</text:p>
              </table:table-cell>
              <table:table-cell office:value-type="float" office:value="8.281">
                <text:p>8.281</text:p>
              </table:table-cell>
              <table:table-cell office:value-type="float" office:value="9.5313">
                <text:p>9.531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849999890184">
                <text:p>0.00001849999890184</text:p>
              </table:table-cell>
              <table:table-cell office:value-type="float" office:value="0">
                <text:p>0</text:p>
              </table:table-cell>
              <table:table-cell office:value-type="float" office:value="9.062">
                <text:p>9.062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8524998900356">
                <text:p>0.000018524998900356</text:p>
              </table:table-cell>
              <table:table-cell office:value-type="float" office:value="-0.625">
                <text:p>-0.625</text:p>
              </table:table-cell>
              <table:table-cell office:value-type="float" office:value="8.593">
                <text:p>8.593</text:p>
              </table:table-cell>
              <table:table-cell office:value-type="float" office:value="9.6875">
                <text:p>9.68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8549998898872">
                <text:p>0.000018549998898872</text:p>
              </table:table-cell>
              <table:table-cell office:value-type="float" office:value="-0.4687">
                <text:p>-0.4687</text:p>
              </table:table-cell>
              <table:table-cell office:value-type="float" office:value="8.593">
                <text:p>8.593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8574998897388">
                <text:p>0.000018574998897388</text:p>
              </table:table-cell>
              <table:table-cell office:value-type="float" office:value="0">
                <text:p>0</text:p>
              </table:table-cell>
              <table:table-cell office:value-type="float" office:value="9.218">
                <text:p>9.218</text:p>
              </table:table-cell>
              <table:table-cell office:value-type="float" office:value="9.5313">
                <text:p>9.531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8599998895904">
                <text:p>0.000018599998895904</text:p>
              </table:table-cell>
              <table:table-cell office:value-type="float" office:value="-0.4687">
                <text:p>-0.4687</text:p>
              </table:table-cell>
              <table:table-cell office:value-type="float" office:value="9.218">
                <text:p>9.218</text:p>
              </table:table-cell>
              <table:table-cell office:value-type="float" office:value="9.5313">
                <text:p>9.531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862499889442">
                <text:p>0.00001862499889442</text:p>
              </table:table-cell>
              <table:table-cell office:value-type="float" office:value="0.3125">
                <text:p>0.3125</text:p>
              </table:table-cell>
              <table:table-cell office:value-type="float" office:value="8.593">
                <text:p>8.593</text:p>
              </table:table-cell>
              <table:table-cell office:value-type="float" office:value="10.3125">
                <text:p>10.3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8649998892936">
                <text:p>0.000018649998892936</text:p>
              </table:table-cell>
              <table:table-cell office:value-type="float" office:value="0.9375">
                <text:p>0.9375</text:p>
              </table:table-cell>
              <table:table-cell office:value-type="float" office:value="8.593">
                <text:p>8.593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8674998891452">
                <text:p>0.000018674998891452</text:p>
              </table:table-cell>
              <table:table-cell office:value-type="float" office:value="4.062">
                <text:p>4.062</text:p>
              </table:table-cell>
              <table:table-cell office:value-type="float" office:value="9.375">
                <text:p>9.375</text:p>
              </table:table-cell>
              <table:table-cell office:value-type="float" office:value="9.5313">
                <text:p>9.531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8699998889968">
                <text:p>0.000018699998889968</text:p>
              </table:table-cell>
              <table:table-cell office:value-type="float" office:value="2.812">
                <text:p>2.812</text:p>
              </table:table-cell>
              <table:table-cell office:value-type="float" office:value="8.593">
                <text:p>8.593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8724998888484">
                <text:p>0.000018724998888484</text:p>
              </table:table-cell>
              <table:table-cell office:value-type="float" office:value="3.593">
                <text:p>3.593</text:p>
              </table:table-cell>
              <table:table-cell office:value-type="float" office:value="9.218">
                <text:p>9.218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8749998887">
                <text:p>0.000018749998887</text:p>
              </table:table-cell>
              <table:table-cell office:value-type="float" office:value="3.281">
                <text:p>3.281</text:p>
              </table:table-cell>
              <table:table-cell office:value-type="float" office:value="9.062">
                <text:p>9.062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8774998885516">
                <text:p>0.000018774998885516</text:p>
              </table:table-cell>
              <table:table-cell office:value-type="float" office:value="2.968">
                <text:p>2.968</text:p>
              </table:table-cell>
              <table:table-cell office:value-type="float" office:value="8.593">
                <text:p>8.593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8799998884032">
                <text:p>0.000018799998884032</text:p>
              </table:table-cell>
              <table:table-cell office:value-type="float" office:value="3.281">
                <text:p>3.281</text:p>
              </table:table-cell>
              <table:table-cell office:value-type="float" office:value="9.375">
                <text:p>9.375</text:p>
              </table:table-cell>
              <table:table-cell office:value-type="float" office:value="9.5313">
                <text:p>9.531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8824998882548">
                <text:p>0.000018824998882548</text:p>
              </table:table-cell>
              <table:table-cell office:value-type="float" office:value="-1.406">
                <text:p>-1.406</text:p>
              </table:table-cell>
              <table:table-cell office:value-type="float" office:value="8.437">
                <text:p>8.437</text:p>
              </table:table-cell>
              <table:table-cell office:value-type="float" office:value="10.3125">
                <text:p>10.3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8849998881064">
                <text:p>0.000018849998881064</text:p>
              </table:table-cell>
              <table:table-cell office:value-type="float" office:value="0">
                <text:p>0</text:p>
              </table:table-cell>
              <table:table-cell office:value-type="float" office:value="8.437">
                <text:p>8.437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887499887958">
                <text:p>0.00001887499887958</text:p>
              </table:table-cell>
              <table:table-cell office:value-type="float" office:value="-0.625">
                <text:p>-0.625</text:p>
              </table:table-cell>
              <table:table-cell office:value-type="float" office:value="9.218">
                <text:p>9.218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8899998878096">
                <text:p>0.000018899998878096</text:p>
              </table:table-cell>
              <table:table-cell office:value-type="float" office:value="0">
                <text:p>0</text:p>
              </table:table-cell>
              <table:table-cell office:value-type="float" office:value="8.437">
                <text:p>8.437</text:p>
              </table:table-cell>
              <table:table-cell office:value-type="float" office:value="10.3125">
                <text:p>10.3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8924998876612">
                <text:p>0.000018924998876612</text:p>
              </table:table-cell>
              <table:table-cell office:value-type="float" office:value="-0.625">
                <text:p>-0.625</text:p>
              </table:table-cell>
              <table:table-cell office:value-type="float" office:value="9.218">
                <text:p>9.218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8949998875128">
                <text:p>0.000018949998875128</text:p>
              </table:table-cell>
              <table:table-cell office:value-type="float" office:value="-0.625">
                <text:p>-0.625</text:p>
              </table:table-cell>
              <table:table-cell office:value-type="float" office:value="9.218">
                <text:p>9.218</text:p>
              </table:table-cell>
              <table:table-cell office:value-type="float" office:value="10.1562">
                <text:p>10.15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8974998873644">
                <text:p>0.000018974998873644</text:p>
              </table:table-cell>
              <table:table-cell office:value-type="float" office:value="4.062">
                <text:p>4.062</text:p>
              </table:table-cell>
              <table:table-cell office:value-type="float" office:value="8.437">
                <text:p>8.437</text:p>
              </table:table-cell>
              <table:table-cell office:value-type="float" office:value="9.5313">
                <text:p>9.531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899999887216">
                <text:p>0.00001899999887216</text:p>
              </table:table-cell>
              <table:table-cell office:value-type="float" office:value="3.75">
                <text:p>3.75</text:p>
              </table:table-cell>
              <table:table-cell office:value-type="float" office:value="8.593">
                <text:p>8.593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9024998870676">
                <text:p>0.000019024998870676</text:p>
              </table:table-cell>
              <table:table-cell office:value-type="float" office:value="2.812">
                <text:p>2.812</text:p>
              </table:table-cell>
              <table:table-cell office:value-type="float" office:value="9.218">
                <text:p>9.218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9049998869192">
                <text:p>0.000019049998869192</text:p>
              </table:table-cell>
              <table:table-cell office:value-type="float" office:value="2.812">
                <text:p>2.812</text:p>
              </table:table-cell>
              <table:table-cell office:value-type="float" office:value="9.062">
                <text:p>9.062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9074998867708">
                <text:p>0.000019074998867708</text:p>
              </table:table-cell>
              <table:table-cell office:value-type="float" office:value="3.437">
                <text:p>3.437</text:p>
              </table:table-cell>
              <table:table-cell office:value-type="float" office:value="8.593">
                <text:p>8.593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9099998866224">
                <text:p>0.000019099998866224</text:p>
              </table:table-cell>
              <table:table-cell office:value-type="float" office:value="3.281">
                <text:p>3.281</text:p>
              </table:table-cell>
              <table:table-cell office:value-type="float" office:value="8.593">
                <text:p>8.593</text:p>
              </table:table-cell>
              <table:table-cell office:value-type="float" office:value="9.6875">
                <text:p>9.68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912499886474">
                <text:p>0.00001912499886474</text:p>
              </table:table-cell>
              <table:table-cell office:value-type="float" office:value="2.5">
                <text:p>2.5</text:p>
              </table:table-cell>
              <table:table-cell office:value-type="float" office:value="9.218">
                <text:p>9.218</text:p>
              </table:table-cell>
              <table:table-cell office:value-type="float" office:value="10.1562">
                <text:p>10.15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9149998863256">
                <text:p>0.000019149998863256</text:p>
              </table:table-cell>
              <table:table-cell office:value-type="float" office:value="2.031">
                <text:p>2.031</text:p>
              </table:table-cell>
              <table:table-cell office:value-type="float" office:value="9.218">
                <text:p>9.218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9174998861772">
                <text:p>0.000019174998861772</text:p>
              </table:table-cell>
              <table:table-cell office:value-type="float" office:value="-1.093">
                <text:p>-1.093</text:p>
              </table:table-cell>
              <table:table-cell office:value-type="float" office:value="8.281">
                <text:p>8.281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9199998860288">
                <text:p>0.000019199998860288</text:p>
              </table:table-cell>
              <table:table-cell office:value-type="float" office:value="-0.625">
                <text:p>-0.625</text:p>
              </table:table-cell>
              <table:table-cell office:value-type="float" office:value="9.062">
                <text:p>9.062</text:p>
              </table:table-cell>
              <table:table-cell office:value-type="float" office:value="9.6875">
                <text:p>9.68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9224998858804">
                <text:p>0.000019224998858804</text:p>
              </table:table-cell>
              <table:table-cell office:value-type="float" office:value="0">
                <text:p>0</text:p>
              </table:table-cell>
              <table:table-cell office:value-type="float" office:value="8.437">
                <text:p>8.437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924999885732">
                <text:p>0.00001924999885732</text:p>
              </table:table-cell>
              <table:table-cell office:value-type="float" office:value="-0.4687">
                <text:p>-0.4687</text:p>
              </table:table-cell>
              <table:table-cell office:value-type="float" office:value="9.062">
                <text:p>9.062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9274998855836">
                <text:p>0.000019274998855836</text:p>
              </table:table-cell>
              <table:table-cell office:value-type="float" office:value="0">
                <text:p>0</text:p>
              </table:table-cell>
              <table:table-cell office:value-type="float" office:value="8.593">
                <text:p>8.593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9299998854352">
                <text:p>0.000019299998854352</text:p>
              </table:table-cell>
              <table:table-cell office:value-type="float" office:value="-0.4687">
                <text:p>-0.4687</text:p>
              </table:table-cell>
              <table:table-cell office:value-type="float" office:value="9.218">
                <text:p>9.218</text:p>
              </table:table-cell>
              <table:table-cell office:value-type="float" office:value="9.5313">
                <text:p>9.531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9324998852868">
                <text:p>0.000019324998852868</text:p>
              </table:table-cell>
              <table:table-cell office:value-type="float" office:value="3.906">
                <text:p>3.906</text:p>
              </table:table-cell>
              <table:table-cell office:value-type="float" office:value="8.437">
                <text:p>8.437</text:p>
              </table:table-cell>
              <table:table-cell office:value-type="float" office:value="10.4687">
                <text:p>10.4687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9349998851384">
                <text:p>0.000019349998851384</text:p>
              </table:table-cell>
              <table:table-cell office:value-type="float" office:value="2.812">
                <text:p>2.812</text:p>
              </table:table-cell>
              <table:table-cell office:value-type="float" office:value="8.593">
                <text:p>8.593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93749988499">
                <text:p>0.0000193749988499</text:p>
              </table:table-cell>
              <table:table-cell office:value-type="float" office:value="3.437">
                <text:p>3.437</text:p>
              </table:table-cell>
              <table:table-cell office:value-type="float" office:value="9.218">
                <text:p>9.218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9399998848416">
                <text:p>0.000019399998848416</text:p>
              </table:table-cell>
              <table:table-cell office:value-type="float" office:value="2.812">
                <text:p>2.812</text:p>
              </table:table-cell>
              <table:table-cell office:value-type="float" office:value="8.593">
                <text:p>8.593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9424998846932">
                <text:p>0.000019424998846932</text:p>
              </table:table-cell>
              <table:table-cell office:value-type="float" office:value="3.281">
                <text:p>3.281</text:p>
              </table:table-cell>
              <table:table-cell office:value-type="float" office:value="9.062">
                <text:p>9.062</text:p>
              </table:table-cell>
              <table:table-cell office:value-type="float" office:value="9.5313">
                <text:p>9.531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9449998845448">
                <text:p>0.000019449998845448</text:p>
              </table:table-cell>
              <table:table-cell office:value-type="float" office:value="3.281">
                <text:p>3.281</text:p>
              </table:table-cell>
              <table:table-cell office:value-type="float" office:value="8.437">
                <text:p>8.437</text:p>
              </table:table-cell>
              <table:table-cell office:value-type="float" office:value="10.3125">
                <text:p>10.3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9474998843964">
                <text:p>0.000019474998843964</text:p>
              </table:table-cell>
              <table:table-cell office:value-type="float" office:value="-1.25">
                <text:p>-1.25</text:p>
              </table:table-cell>
              <table:table-cell office:value-type="float" office:value="9.218">
                <text:p>9.218</text:p>
              </table:table-cell>
              <table:table-cell office:value-type="float" office:value="9.5313">
                <text:p>9.53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949999884248">
                <text:p>0.00001949999884248</text:p>
              </table:table-cell>
              <table:table-cell office:value-type="float" office:value="-0.625">
                <text:p>-0.625</text:p>
              </table:table-cell>
              <table:table-cell office:value-type="float" office:value="9.062">
                <text:p>9.062</text:p>
              </table:table-cell>
              <table:table-cell office:value-type="float" office:value="10.1562">
                <text:p>10.156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9524998840996">
                <text:p>0.000019524998840996</text:p>
              </table:table-cell>
              <table:table-cell office:value-type="float" office:value="0.1562">
                <text:p>0.1562</text:p>
              </table:table-cell>
              <table:table-cell office:value-type="float" office:value="8.593">
                <text:p>8.593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9549998839512">
                <text:p>0.000019549998839512</text:p>
              </table:table-cell>
              <table:table-cell office:value-type="float" office:value="-0.625">
                <text:p>-0.625</text:p>
              </table:table-cell>
              <table:table-cell office:value-type="float" office:value="9.062">
                <text:p>9.062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9574998838028">
                <text:p>0.000019574998838028</text:p>
              </table:table-cell>
              <table:table-cell office:value-type="float" office:value="0">
                <text:p>0</text:p>
              </table:table-cell>
              <table:table-cell office:value-type="float" office:value="8.437">
                <text:p>8.437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9599998836544">
                <text:p>0.000019599998836544</text:p>
              </table:table-cell>
              <table:table-cell office:value-type="float" office:value="-0.4687">
                <text:p>-0.4687</text:p>
              </table:table-cell>
              <table:table-cell office:value-type="float" office:value="9.062">
                <text:p>9.062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96249988350599">
                <text:p>0.0000196249988350599</text:p>
              </table:table-cell>
              <table:table-cell office:value-type="float" office:value="0.4687">
                <text:p>0.4687</text:p>
              </table:table-cell>
              <table:table-cell office:value-type="float" office:value="8.437">
                <text:p>8.437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96499988335759">
                <text:p>0.0000196499988335759</text:p>
              </table:table-cell>
              <table:table-cell office:value-type="float" office:value="1.093">
                <text:p>1.093</text:p>
              </table:table-cell>
              <table:table-cell office:value-type="float" office:value="8.593">
                <text:p>8.593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196749988320919">
                <text:p>0.0000196749988320919</text:p>
              </table:table-cell>
              <table:table-cell office:value-type="float" office:value="3.906">
                <text:p>3.906</text:p>
              </table:table-cell>
              <table:table-cell office:value-type="float" office:value="9.375">
                <text:p>9.375</text:p>
              </table:table-cell>
              <table:table-cell office:value-type="float" office:value="10.3125">
                <text:p>10.3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96999988306079">
                <text:p>0.0000196999988306079</text:p>
              </table:table-cell>
              <table:table-cell office:value-type="float" office:value="3.437">
                <text:p>3.437</text:p>
              </table:table-cell>
              <table:table-cell office:value-type="float" office:value="8.593">
                <text:p>8.593</text:p>
              </table:table-cell>
              <table:table-cell office:value-type="float" office:value="10.1562">
                <text:p>10.15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97249988291239">
                <text:p>0.0000197249988291239</text:p>
              </table:table-cell>
              <table:table-cell office:value-type="float" office:value="2.812">
                <text:p>2.812</text:p>
              </table:table-cell>
              <table:table-cell office:value-type="float" office:value="9.218">
                <text:p>9.218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97499988276399">
                <text:p>0.0000197499988276399</text:p>
              </table:table-cell>
              <table:table-cell office:value-type="float" office:value="3.281">
                <text:p>3.281</text:p>
              </table:table-cell>
              <table:table-cell office:value-type="float" office:value="9.062">
                <text:p>9.062</text:p>
              </table:table-cell>
              <table:table-cell office:value-type="float" office:value="10.1562">
                <text:p>10.156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97749988261559">
                <text:p>0.0000197749988261559</text:p>
              </table:table-cell>
              <table:table-cell office:value-type="float" office:value="2.812">
                <text:p>2.812</text:p>
              </table:table-cell>
              <table:table-cell office:value-type="float" office:value="8.593">
                <text:p>8.593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97999988246719">
                <text:p>0.0000197999988246719</text:p>
              </table:table-cell>
              <table:table-cell office:value-type="float" office:value="3.281">
                <text:p>3.281</text:p>
              </table:table-cell>
              <table:table-cell office:value-type="float" office:value="9.218">
                <text:p>9.218</text:p>
              </table:table-cell>
              <table:table-cell office:value-type="float" office:value="10.3125">
                <text:p>10.3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98249988231879">
                <text:p>0.0000198249988231879</text:p>
              </table:table-cell>
              <table:table-cell office:value-type="float" office:value="-1.25">
                <text:p>-1.25</text:p>
              </table:table-cell>
              <table:table-cell office:value-type="float" office:value="8.437">
                <text:p>8.437</text:p>
              </table:table-cell>
              <table:table-cell office:value-type="float" office:value="9.5313">
                <text:p>9.53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98499988217039">
                <text:p>0.0000198499988217039</text:p>
              </table:table-cell>
              <table:table-cell office:value-type="float" office:value="-0.1562">
                <text:p>-0.1562</text:p>
              </table:table-cell>
              <table:table-cell office:value-type="float" office:value="8.593">
                <text:p>8.593</text:p>
              </table:table-cell>
              <table:table-cell office:value-type="float" office:value="9.6875">
                <text:p>9.68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98749988202199">
                <text:p>0.0000198749988202199</text:p>
              </table:table-cell>
              <table:table-cell office:value-type="float" office:value="-0.4687">
                <text:p>-0.4687</text:p>
              </table:table-cell>
              <table:table-cell office:value-type="float" office:value="9.062">
                <text:p>9.062</text:p>
              </table:table-cell>
              <table:table-cell office:value-type="float" office:value="10.1562">
                <text:p>10.15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98999988187359">
                <text:p>0.0000198999988187359</text:p>
              </table:table-cell>
              <table:table-cell office:value-type="float" office:value="0">
                <text:p>0</text:p>
              </table:table-cell>
              <table:table-cell office:value-type="float" office:value="9.062">
                <text:p>9.062</text:p>
              </table:table-cell>
              <table:table-cell office:value-type="float" office:value="9.6875">
                <text:p>9.68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199249988172519">
                <text:p>0.0000199249988172519</text:p>
              </table:table-cell>
              <table:table-cell office:value-type="float" office:value="-0.625">
                <text:p>-0.625</text:p>
              </table:table-cell>
              <table:table-cell office:value-type="float" office:value="8.593">
                <text:p>8.593</text:p>
              </table:table-cell>
              <table:table-cell office:value-type="float" office:value="10.1562">
                <text:p>10.15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99499988157679">
                <text:p>0.0000199499988157679</text:p>
              </table:table-cell>
              <table:table-cell office:value-type="float" office:value="-0.4687">
                <text:p>-0.4687</text:p>
              </table:table-cell>
              <table:table-cell office:value-type="float" office:value="8.437">
                <text:p>8.437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199749988142839">
                <text:p>0.0000199749988142839</text:p>
              </table:table-cell>
              <table:table-cell office:value-type="float" office:value="3.906">
                <text:p>3.906</text:p>
              </table:table-cell>
              <table:table-cell office:value-type="float" office:value="9.218">
                <text:p>9.218</text:p>
              </table:table-cell>
              <table:table-cell office:value-type="float" office:value="10.4687">
                <text:p>10.46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199999988127999">
                <text:p>0.0000199999988127999</text:p>
              </table:table-cell>
              <table:table-cell office:value-type="float" office:value="2.656">
                <text:p>2.656</text:p>
              </table:table-cell>
              <table:table-cell office:value-type="float" office:value="9.062">
                <text:p>9.062</text:p>
              </table:table-cell>
              <table:table-cell office:value-type="float" office:value="9.8438">
                <text:p>9.843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00249988113159">
                <text:p>0.0000200249988113159</text:p>
              </table:table-cell>
              <table:table-cell office:value-type="float" office:value="3.75">
                <text:p>3.75</text:p>
              </table:table-cell>
              <table:table-cell office:value-type="float" office:value="8.437">
                <text:p>8.437</text:p>
              </table:table-cell>
              <table:table-cell office:value-type="float" office:value="10.3125">
                <text:p>10.3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00499988098319">
                <text:p>0.0000200499988098319</text:p>
              </table:table-cell>
              <table:table-cell office:value-type="float" office:value="3.437">
                <text:p>3.437</text:p>
              </table:table-cell>
              <table:table-cell office:value-type="float" office:value="9.062">
                <text:p>9.062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00749988083479">
                <text:p>0.0000200749988083479</text:p>
              </table:table-cell>
              <table:table-cell office:value-type="float" office:value="2.968">
                <text:p>2.968</text:p>
              </table:table-cell>
              <table:table-cell office:value-type="float" office:value="8.593">
                <text:p>8.593</text:p>
              </table:table-cell>
              <table:table-cell office:value-type="float" office:value="10.1562">
                <text:p>10.156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00999988068639">
                <text:p>0.0000200999988068639</text:p>
              </table:table-cell>
              <table:table-cell office:value-type="float" office:value="3.281">
                <text:p>3.281</text:p>
              </table:table-cell>
              <table:table-cell office:value-type="float" office:value="9.218">
                <text:p>9.218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01249988053799">
                <text:p>0.0000201249988053799</text:p>
              </table:table-cell>
              <table:table-cell office:value-type="float" office:value="2.5">
                <text:p>2.5</text:p>
              </table:table-cell>
              <table:table-cell office:value-type="float" office:value="8.437">
                <text:p>8.437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01499988038959">
                <text:p>0.0000201499988038959</text:p>
              </table:table-cell>
              <table:table-cell office:value-type="float" office:value="2.031">
                <text:p>2.031</text:p>
              </table:table-cell>
              <table:table-cell office:value-type="float" office:value="9.218">
                <text:p>9.218</text:p>
              </table:table-cell>
              <table:table-cell office:value-type="float" office:value="10.3125">
                <text:p>10.3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01749988024119">
                <text:p>0.0000201749988024119</text:p>
              </table:table-cell>
              <table:table-cell office:value-type="float" office:value="-1.093">
                <text:p>-1.093</text:p>
              </table:table-cell>
              <table:table-cell office:value-type="float" office:value="8.437">
                <text:p>8.437</text:p>
              </table:table-cell>
              <table:table-cell office:value-type="float" office:value="9.5313">
                <text:p>9.53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01999988009279">
                <text:p>0.0000201999988009279</text:p>
              </table:table-cell>
              <table:table-cell office:value-type="float" office:value="-0.625">
                <text:p>-0.625</text:p>
              </table:table-cell>
              <table:table-cell office:value-type="float" office:value="9.062">
                <text:p>9.062</text:p>
              </table:table-cell>
              <table:table-cell office:value-type="float" office:value="9.6875">
                <text:p>9.68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02249987994439">
                <text:p>0.0000202249987994439</text:p>
              </table:table-cell>
              <table:table-cell office:value-type="float" office:value="0">
                <text:p>0</text:p>
              </table:table-cell>
              <table:table-cell office:value-type="float" office:value="8.437">
                <text:p>8.437</text:p>
              </table:table-cell>
              <table:table-cell office:value-type="float" office:value="10.3125">
                <text:p>10.3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02499987979599">
                <text:p>0.0000202499987979599</text:p>
              </table:table-cell>
              <table:table-cell office:value-type="float" office:value="-0.625">
                <text:p>-0.625</text:p>
              </table:table-cell>
              <table:table-cell office:value-type="float" office:value="8.593">
                <text:p>8.593</text:p>
              </table:table-cell>
              <table:table-cell office:value-type="float" office:value="9.6875">
                <text:p>9.68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02749987964759">
                <text:p>0.0000202749987964759</text:p>
              </table:table-cell>
              <table:table-cell office:value-type="float" office:value="0">
                <text:p>0</text:p>
              </table:table-cell>
              <table:table-cell office:value-type="float" office:value="9.062">
                <text:p>9.062</text:p>
              </table:table-cell>
              <table:table-cell office:value-type="float" office:value="10.1562">
                <text:p>10.15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02999987949919">
                <text:p>0.0000202999987949919</text:p>
              </table:table-cell>
              <table:table-cell office:value-type="float" office:value="-0.4687">
                <text:p>-0.4687</text:p>
              </table:table-cell>
              <table:table-cell office:value-type="float" office:value="8.437">
                <text:p>8.437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03249987935079">
                <text:p>0.0000203249987935079</text:p>
              </table:table-cell>
              <table:table-cell office:value-type="float" office:value="3.75">
                <text:p>3.75</text:p>
              </table:table-cell>
              <table:table-cell office:value-type="float" office:value="9.375">
                <text:p>9.375</text:p>
              </table:table-cell>
              <table:table-cell office:value-type="float" office:value="10.3125">
                <text:p>10.3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03499987920239">
                <text:p>0.0000203499987920239</text:p>
              </table:table-cell>
              <table:table-cell office:value-type="float" office:value="2.656">
                <text:p>2.656</text:p>
              </table:table-cell>
              <table:table-cell office:value-type="float" office:value="9.062">
                <text:p>9.062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03749987905399">
                <text:p>0.0000203749987905399</text:p>
              </table:table-cell>
              <table:table-cell office:value-type="float" office:value="3.437">
                <text:p>3.437</text:p>
              </table:table-cell>
              <table:table-cell office:value-type="float" office:value="8.437">
                <text:p>8.437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03999987890559">
                <text:p>0.0000203999987890559</text:p>
              </table:table-cell>
              <table:table-cell office:value-type="float" office:value="2.968">
                <text:p>2.968</text:p>
              </table:table-cell>
              <table:table-cell office:value-type="float" office:value="9.062">
                <text:p>9.062</text:p>
              </table:table-cell>
              <table:table-cell office:value-type="float" office:value="10.1562">
                <text:p>10.156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04249987875719">
                <text:p>0.0000204249987875719</text:p>
              </table:table-cell>
              <table:table-cell office:value-type="float" office:value="3.437">
                <text:p>3.437</text:p>
              </table:table-cell>
              <table:table-cell office:value-type="float" office:value="8.593">
                <text:p>8.593</text:p>
              </table:table-cell>
              <table:table-cell office:value-type="float" office:value="9.5313">
                <text:p>9.53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04499987860879">
                <text:p>0.0000204499987860879</text:p>
              </table:table-cell>
              <table:table-cell office:value-type="float" office:value="3.281">
                <text:p>3.281</text:p>
              </table:table-cell>
              <table:table-cell office:value-type="float" office:value="9.218">
                <text:p>9.218</text:p>
              </table:table-cell>
              <table:table-cell office:value-type="float" office:value="10.3125">
                <text:p>10.3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04749987846039">
                <text:p>0.0000204749987846039</text:p>
              </table:table-cell>
              <table:table-cell office:value-type="float" office:value="-1.25">
                <text:p>-1.25</text:p>
              </table:table-cell>
              <table:table-cell office:value-type="float" office:value="8.437">
                <text:p>8.437</text:p>
              </table:table-cell>
              <table:table-cell office:value-type="float" office:value="9.5313">
                <text:p>9.531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04999987831199">
                <text:p>0.0000204999987831199</text:p>
              </table:table-cell>
              <table:table-cell office:value-type="float" office:value="0.1562">
                <text:p>0.1562</text:p>
              </table:table-cell>
              <table:table-cell office:value-type="float" office:value="9.062">
                <text:p>9.062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05249987816359">
                <text:p>0.0000205249987816359</text:p>
              </table:table-cell>
              <table:table-cell office:value-type="float" office:value="-0.7812">
                <text:p>-0.7812</text:p>
              </table:table-cell>
              <table:table-cell office:value-type="float" office:value="8.437">
                <text:p>8.437</text:p>
              </table:table-cell>
              <table:table-cell office:value-type="float" office:value="10.1562">
                <text:p>10.156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05499987801519">
                <text:p>0.0000205499987801519</text:p>
              </table:table-cell>
              <table:table-cell office:value-type="float" office:value="-0.4687">
                <text:p>-0.4687</text:p>
              </table:table-cell>
              <table:table-cell office:value-type="float" office:value="9.062">
                <text:p>9.062</text:p>
              </table:table-cell>
              <table:table-cell office:value-type="float" office:value="10.3125">
                <text:p>10.3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05749987786679">
                <text:p>0.0000205749987786679</text:p>
              </table:table-cell>
              <table:table-cell office:value-type="float" office:value="-0.1562">
                <text:p>-0.1562</text:p>
              </table:table-cell>
              <table:table-cell office:value-type="float" office:value="8.437">
                <text:p>8.437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05999987771839">
                <text:p>0.0000205999987771839</text:p>
              </table:table-cell>
              <table:table-cell office:value-type="float" office:value="-0.4687">
                <text:p>-0.4687</text:p>
              </table:table-cell>
              <table:table-cell office:value-type="float" office:value="9.062">
                <text:p>9.062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06249987756999">
                <text:p>0.0000206249987756999</text:p>
              </table:table-cell>
              <table:table-cell office:value-type="float" office:value="0.1562">
                <text:p>0.1562</text:p>
              </table:table-cell>
              <table:table-cell office:value-type="float" office:value="8.281">
                <text:p>8.281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06499987742159">
                <text:p>0.0000206499987742159</text:p>
              </table:table-cell>
              <table:table-cell office:value-type="float" office:value="0.7812">
                <text:p>0.7812</text:p>
              </table:table-cell>
              <table:table-cell office:value-type="float" office:value="8.437">
                <text:p>8.437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06749987727319">
                <text:p>0.0000206749987727319</text:p>
              </table:table-cell>
              <table:table-cell office:value-type="float" office:value="3.906">
                <text:p>3.906</text:p>
              </table:table-cell>
              <table:table-cell office:value-type="float" office:value="9.218">
                <text:p>9.218</text:p>
              </table:table-cell>
              <table:table-cell office:value-type="float" office:value="10.3125">
                <text:p>10.3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06999987712479">
                <text:p>0.0000206999987712479</text:p>
              </table:table-cell>
              <table:table-cell office:value-type="float" office:value="2.968">
                <text:p>2.968</text:p>
              </table:table-cell>
              <table:table-cell office:value-type="float" office:value="8.593">
                <text:p>8.593</text:p>
              </table:table-cell>
              <table:table-cell office:value-type="float" office:value="10.1562">
                <text:p>10.156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07249987697639">
                <text:p>0.0000207249987697639</text:p>
              </table:table-cell>
              <table:table-cell office:value-type="float" office:value="3.281">
                <text:p>3.281</text:p>
              </table:table-cell>
              <table:table-cell office:value-type="float" office:value="9.218">
                <text:p>9.218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07499987682799">
                <text:p>0.0000207499987682799</text:p>
              </table:table-cell>
              <table:table-cell office:value-type="float" office:value="3.437">
                <text:p>3.437</text:p>
              </table:table-cell>
              <table:table-cell office:value-type="float" office:value="9.062">
                <text:p>9.062</text:p>
              </table:table-cell>
              <table:table-cell office:value-type="float" office:value="9.6875">
                <text:p>9.68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07749987667959">
                <text:p>0.0000207749987667959</text:p>
              </table:table-cell>
              <table:table-cell office:value-type="float" office:value="2.812">
                <text:p>2.812</text:p>
              </table:table-cell>
              <table:table-cell office:value-type="float" office:value="8.593">
                <text:p>8.593</text:p>
              </table:table-cell>
              <table:table-cell office:value-type="float" office:value="10.1562">
                <text:p>10.15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07999987653119">
                <text:p>0.0000207999987653119</text:p>
              </table:table-cell>
              <table:table-cell office:value-type="float" office:value="3.281">
                <text:p>3.281</text:p>
              </table:table-cell>
              <table:table-cell office:value-type="float" office:value="9.218">
                <text:p>9.218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08249987638279">
                <text:p>0.0000208249987638279</text:p>
              </table:table-cell>
              <table:table-cell office:value-type="float" office:value="-1.093">
                <text:p>-1.093</text:p>
              </table:table-cell>
              <table:table-cell office:value-type="float" office:value="8.437">
                <text:p>8.437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08499987623439">
                <text:p>0.0000208499987623439</text:p>
              </table:table-cell>
              <table:table-cell office:value-type="float" office:value="0">
                <text:p>0</text:p>
              </table:table-cell>
              <table:table-cell office:value-type="float" office:value="8.437">
                <text:p>8.437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08749987608599">
                <text:p>0.0000208749987608599</text:p>
              </table:table-cell>
              <table:table-cell office:value-type="float" office:value="-0.625">
                <text:p>-0.625</text:p>
              </table:table-cell>
              <table:table-cell office:value-type="float" office:value="9.218">
                <text:p>9.218</text:p>
              </table:table-cell>
              <table:table-cell office:value-type="float" office:value="10.3125">
                <text:p>10.3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08999987593759">
                <text:p>0.0000208999987593759</text:p>
              </table:table-cell>
              <table:table-cell office:value-type="float" office:value="0">
                <text:p>0</text:p>
              </table:table-cell>
              <table:table-cell office:value-type="float" office:value="9.062">
                <text:p>9.062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09249987578919">
                <text:p>0.0000209249987578919</text:p>
              </table:table-cell>
              <table:table-cell office:value-type="float" office:value="-0.4687">
                <text:p>-0.4687</text:p>
              </table:table-cell>
              <table:table-cell office:value-type="float" office:value="8.437">
                <text:p>8.437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09499987564079">
                <text:p>0.0000209499987564079</text:p>
              </table:table-cell>
              <table:table-cell office:value-type="float" office:value="-0.4687">
                <text:p>-0.4687</text:p>
              </table:table-cell>
              <table:table-cell office:value-type="float" office:value="9.218">
                <text:p>9.218</text:p>
              </table:table-cell>
              <table:table-cell office:value-type="float" office:value="9.6875">
                <text:p>9.68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09749987549239">
                <text:p>0.0000209749987549239</text:p>
              </table:table-cell>
              <table:table-cell office:value-type="float" office:value="3.906">
                <text:p>3.906</text:p>
              </table:table-cell>
              <table:table-cell office:value-type="float" office:value="8.437">
                <text:p>8.437</text:p>
              </table:table-cell>
              <table:table-cell office:value-type="float" office:value="10.3125">
                <text:p>10.3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09999987534399">
                <text:p>0.0000209999987534399</text:p>
              </table:table-cell>
              <table:table-cell office:value-type="float" office:value="3.75">
                <text:p>3.75</text:p>
              </table:table-cell>
              <table:table-cell office:value-type="float" office:value="9.062">
                <text:p>9.062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10249987519559">
                <text:p>0.0000210249987519559</text:p>
              </table:table-cell>
              <table:table-cell office:value-type="float" office:value="2.812">
                <text:p>2.812</text:p>
              </table:table-cell>
              <table:table-cell office:value-type="float" office:value="8.437">
                <text:p>8.437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10499987504719">
                <text:p>0.0000210499987504719</text:p>
              </table:table-cell>
              <table:table-cell office:value-type="float" office:value="3.281">
                <text:p>3.281</text:p>
              </table:table-cell>
              <table:table-cell office:value-type="float" office:value="9.062">
                <text:p>9.062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10749987489879">
                <text:p>0.0000210749987489879</text:p>
              </table:table-cell>
              <table:table-cell office:value-type="float" office:value="2.812">
                <text:p>2.812</text:p>
              </table:table-cell>
              <table:table-cell office:value-type="float" office:value="8.437">
                <text:p>8.437</text:p>
              </table:table-cell>
              <table:table-cell office:value-type="float" office:value="10.3125">
                <text:p>10.3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10999987475039">
                <text:p>0.0000210999987475039</text:p>
              </table:table-cell>
              <table:table-cell office:value-type="float" office:value="3.281">
                <text:p>3.281</text:p>
              </table:table-cell>
              <table:table-cell office:value-type="float" office:value="9.062">
                <text:p>9.062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11249987460199">
                <text:p>0.0000211249987460199</text:p>
              </table:table-cell>
              <table:table-cell office:value-type="float" office:value="2.656">
                <text:p>2.656</text:p>
              </table:table-cell>
              <table:table-cell office:value-type="float" office:value="8.593">
                <text:p>8.593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11499987445359">
                <text:p>0.0000211499987445359</text:p>
              </table:table-cell>
              <table:table-cell office:value-type="float" office:value="2.187">
                <text:p>2.187</text:p>
              </table:table-cell>
              <table:table-cell office:value-type="float" office:value="9.218">
                <text:p>9.218</text:p>
              </table:table-cell>
              <table:table-cell office:value-type="float" office:value="10.3125">
                <text:p>10.3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11749987430519">
                <text:p>0.0000211749987430519</text:p>
              </table:table-cell>
              <table:table-cell office:value-type="float" office:value="-1.093">
                <text:p>-1.093</text:p>
              </table:table-cell>
              <table:table-cell office:value-type="float" office:value="8.437">
                <text:p>8.437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11999987415679">
                <text:p>0.0000211999987415679</text:p>
              </table:table-cell>
              <table:table-cell office:value-type="float" office:value="-0.625">
                <text:p>-0.625</text:p>
              </table:table-cell>
              <table:table-cell office:value-type="float" office:value="9.062">
                <text:p>9.062</text:p>
              </table:table-cell>
              <table:table-cell office:value-type="float" office:value="9.6875">
                <text:p>9.68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12249987400839">
                <text:p>0.0000212249987400839</text:p>
              </table:table-cell>
              <table:table-cell office:value-type="float" office:value="0">
                <text:p>0</text:p>
              </table:table-cell>
              <table:table-cell office:value-type="float" office:value="8.437">
                <text:p>8.437</text:p>
              </table:table-cell>
              <table:table-cell office:value-type="float" office:value="10.3125">
                <text:p>10.3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12499987385999">
                <text:p>0.0000212499987385999</text:p>
              </table:table-cell>
              <table:table-cell office:value-type="float" office:value="0">
                <text:p>0</text:p>
              </table:table-cell>
              <table:table-cell office:value-type="float" office:value="8.593">
                <text:p>8.593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12749987371159">
                <text:p>0.0000212749987371159</text:p>
              </table:table-cell>
              <table:table-cell office:value-type="float" office:value="-0.625">
                <text:p>-0.625</text:p>
              </table:table-cell>
              <table:table-cell office:value-type="float" office:value="9.062">
                <text:p>9.062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12999987356319">
                <text:p>0.0000212999987356319</text:p>
              </table:table-cell>
              <table:table-cell office:value-type="float" office:value="-0.4687">
                <text:p>-0.4687</text:p>
              </table:table-cell>
              <table:table-cell office:value-type="float" office:value="9.062">
                <text:p>9.062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13249987341479">
                <text:p>0.0000213249987341479</text:p>
              </table:table-cell>
              <table:table-cell office:value-type="float" office:value="3.906">
                <text:p>3.906</text:p>
              </table:table-cell>
              <table:table-cell office:value-type="float" office:value="8.437">
                <text:p>8.437</text:p>
              </table:table-cell>
              <table:table-cell office:value-type="float" office:value="10.4687">
                <text:p>10.4687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13499987326639">
                <text:p>0.0000213499987326639</text:p>
              </table:table-cell>
              <table:table-cell office:value-type="float" office:value="2.812">
                <text:p>2.812</text:p>
              </table:table-cell>
              <table:table-cell office:value-type="float" office:value="9.062">
                <text:p>9.062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13749987311799">
                <text:p>0.0000213749987311799</text:p>
              </table:table-cell>
              <table:table-cell office:value-type="float" office:value="3.437">
                <text:p>3.437</text:p>
              </table:table-cell>
              <table:table-cell office:value-type="float" office:value="8.437">
                <text:p>8.437</text:p>
              </table:table-cell>
              <table:table-cell office:value-type="float" office:value="9.5313">
                <text:p>9.531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13999987296959">
                <text:p>0.0000213999987296959</text:p>
              </table:table-cell>
              <table:table-cell office:value-type="float" office:value="3.437">
                <text:p>3.437</text:p>
              </table:table-cell>
              <table:table-cell office:value-type="float" office:value="8.593">
                <text:p>8.593</text:p>
              </table:table-cell>
              <table:table-cell office:value-type="float" office:value="10.1562">
                <text:p>10.156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14249987282119">
                <text:p>0.0000214249987282119</text:p>
              </table:table-cell>
              <table:table-cell office:value-type="float" office:value="2.812">
                <text:p>2.812</text:p>
              </table:table-cell>
              <table:table-cell office:value-type="float" office:value="9.062">
                <text:p>9.062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14499987267279">
                <text:p>0.0000214499987267279</text:p>
              </table:table-cell>
              <table:table-cell office:value-type="float" office:value="3.281">
                <text:p>3.281</text:p>
              </table:table-cell>
              <table:table-cell office:value-type="float" office:value="9.218">
                <text:p>9.218</text:p>
              </table:table-cell>
              <table:table-cell office:value-type="float" office:value="10.3125">
                <text:p>10.3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14749987252439">
                <text:p>0.0000214749987252439</text:p>
              </table:table-cell>
              <table:table-cell office:value-type="float" office:value="-1.093">
                <text:p>-1.093</text:p>
              </table:table-cell>
              <table:table-cell office:value-type="float" office:value="8.437">
                <text:p>8.437</text:p>
              </table:table-cell>
              <table:table-cell office:value-type="float" office:value="9.5313">
                <text:p>9.531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14999987237599">
                <text:p>0.0000214999987237599</text:p>
              </table:table-cell>
              <table:table-cell office:value-type="float" office:value="-0.9375">
                <text:p>-0.9375</text:p>
              </table:table-cell>
              <table:table-cell office:value-type="float" office:value="9.062">
                <text:p>9.062</text:p>
              </table:table-cell>
              <table:table-cell office:value-type="float" office:value="10.1562">
                <text:p>10.156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15249987222759">
                <text:p>0.0000215249987222759</text:p>
              </table:table-cell>
              <table:table-cell office:value-type="float" office:value="0.1562">
                <text:p>0.1562</text:p>
              </table:table-cell>
              <table:table-cell office:value-type="float" office:value="8.437">
                <text:p>8.437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15499987207919">
                <text:p>0.0000215499987207919</text:p>
              </table:table-cell>
              <table:table-cell office:value-type="float" office:value="0">
                <text:p>0</text:p>
              </table:table-cell>
              <table:table-cell office:value-type="float" office:value="9.218">
                <text:p>9.218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15749987193079">
                <text:p>0.0000215749987193079</text:p>
              </table:table-cell>
              <table:table-cell office:value-type="float" office:value="-0.625">
                <text:p>-0.625</text:p>
              </table:table-cell>
              <table:table-cell office:value-type="float" office:value="8.593">
                <text:p>8.593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15999987178239">
                <text:p>0.0000215999987178239</text:p>
              </table:table-cell>
              <table:table-cell office:value-type="float" office:value="-0.625">
                <text:p>-0.625</text:p>
              </table:table-cell>
              <table:table-cell office:value-type="float" office:value="8.437">
                <text:p>8.437</text:p>
              </table:table-cell>
              <table:table-cell office:value-type="float" office:value="10.1562">
                <text:p>10.15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16249987163399">
                <text:p>0.0000216249987163399</text:p>
              </table:table-cell>
              <table:table-cell office:value-type="float" office:value="0.1562">
                <text:p>0.1562</text:p>
              </table:table-cell>
              <table:table-cell office:value-type="float" office:value="9.062">
                <text:p>9.062</text:p>
              </table:table-cell>
              <table:table-cell office:value-type="float" office:value="9.5313">
                <text:p>9.531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16499987148559">
                <text:p>0.0000216499987148559</text:p>
              </table:table-cell>
              <table:table-cell office:value-type="float" office:value="0.625">
                <text:p>0.625</text:p>
              </table:table-cell>
              <table:table-cell office:value-type="float" office:value="8.437">
                <text:p>8.437</text:p>
              </table:table-cell>
              <table:table-cell office:value-type="float" office:value="9.5313">
                <text:p>9.531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16749987133719">
                <text:p>0.0000216749987133719</text:p>
              </table:table-cell>
              <table:table-cell office:value-type="float" office:value="4.062">
                <text:p>4.062</text:p>
              </table:table-cell>
              <table:table-cell office:value-type="float" office:value="9.218">
                <text:p>9.218</text:p>
              </table:table-cell>
              <table:table-cell office:value-type="float" office:value="10.4687">
                <text:p>10.4687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16999987118879">
                <text:p>0.0000216999987118879</text:p>
              </table:table-cell>
              <table:table-cell office:value-type="float" office:value="2.968">
                <text:p>2.968</text:p>
              </table:table-cell>
              <table:table-cell office:value-type="float" office:value="8.437">
                <text:p>8.437</text:p>
              </table:table-cell>
              <table:table-cell office:value-type="float" office:value="9.8438">
                <text:p>9.843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17249987104039">
                <text:p>0.0000217249987104039</text:p>
              </table:table-cell>
              <table:table-cell office:value-type="float" office:value="3.281">
                <text:p>3.281</text:p>
              </table:table-cell>
              <table:table-cell office:value-type="float" office:value="9.062">
                <text:p>9.062</text:p>
              </table:table-cell>
              <table:table-cell office:value-type="float" office:value="10.1562">
                <text:p>10.156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17499987089199">
                <text:p>0.0000217499987089199</text:p>
              </table:table-cell>
              <table:table-cell office:value-type="float" office:value="2.812">
                <text:p>2.812</text:p>
              </table:table-cell>
              <table:table-cell office:value-type="float" office:value="8.437">
                <text:p>8.437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17749987074359">
                <text:p>0.0000217749987074359</text:p>
              </table:table-cell>
              <table:table-cell office:value-type="float" office:value="3.437">
                <text:p>3.437</text:p>
              </table:table-cell>
              <table:table-cell office:value-type="float" office:value="9.062">
                <text:p>9.062</text:p>
              </table:table-cell>
              <table:table-cell office:value-type="float" office:value="10.3125">
                <text:p>10.3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17999987059519">
                <text:p>0.0000217999987059519</text:p>
              </table:table-cell>
              <table:table-cell office:value-type="float" office:value="3.281">
                <text:p>3.281</text:p>
              </table:table-cell>
              <table:table-cell office:value-type="float" office:value="9.218">
                <text:p>9.218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18249987044679">
                <text:p>0.0000218249987044679</text:p>
              </table:table-cell>
              <table:table-cell office:value-type="float" office:value="-1.093">
                <text:p>-1.093</text:p>
              </table:table-cell>
              <table:table-cell office:value-type="float" office:value="8.281">
                <text:p>8.281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18499987029838">
                <text:p>0.0000218499987029838</text:p>
              </table:table-cell>
              <table:table-cell office:value-type="float" office:value="-0.4687">
                <text:p>-0.4687</text:p>
              </table:table-cell>
              <table:table-cell office:value-type="float" office:value="9.062">
                <text:p>9.062</text:p>
              </table:table-cell>
              <table:table-cell office:value-type="float" office:value="10.3125">
                <text:p>10.3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18749987014998">
                <text:p>0.0000218749987014998</text:p>
              </table:table-cell>
              <table:table-cell office:value-type="float" office:value="0">
                <text:p>0</text:p>
              </table:table-cell>
              <table:table-cell office:value-type="float" office:value="8.437">
                <text:p>8.437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18999987000158">
                <text:p>0.0000218999987000158</text:p>
              </table:table-cell>
              <table:table-cell office:value-type="float" office:value="-0.4687">
                <text:p>-0.4687</text:p>
              </table:table-cell>
              <table:table-cell office:value-type="float" office:value="8.437">
                <text:p>8.437</text:p>
              </table:table-cell>
              <table:table-cell office:value-type="float" office:value="9.5313">
                <text:p>9.531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19249986985318">
                <text:p>0.0000219249986985318</text:p>
              </table:table-cell>
              <table:table-cell office:value-type="float" office:value="0">
                <text:p>0</text:p>
              </table:table-cell>
              <table:table-cell office:value-type="float" office:value="9.062">
                <text:p>9.062</text:p>
              </table:table-cell>
              <table:table-cell office:value-type="float" office:value="10.3125">
                <text:p>10.3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19499986970478">
                <text:p>0.0000219499986970478</text:p>
              </table:table-cell>
              <table:table-cell office:value-type="float" office:value="-0.625">
                <text:p>-0.625</text:p>
              </table:table-cell>
              <table:table-cell office:value-type="float" office:value="8.437">
                <text:p>8.437</text:p>
              </table:table-cell>
              <table:table-cell office:value-type="float" office:value="10.3125">
                <text:p>10.3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19749986955638">
                <text:p>0.0000219749986955638</text:p>
              </table:table-cell>
              <table:table-cell office:value-type="float" office:value="3.906">
                <text:p>3.906</text:p>
              </table:table-cell>
              <table:table-cell office:value-type="float" office:value="9.218">
                <text:p>9.218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19999986940798">
                <text:p>0.0000219999986940798</text:p>
              </table:table-cell>
              <table:table-cell office:value-type="float" office:value="3.75">
                <text:p>3.75</text:p>
              </table:table-cell>
              <table:table-cell office:value-type="float" office:value="9.218">
                <text:p>9.218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20249986925958">
                <text:p>0.0000220249986925958</text:p>
              </table:table-cell>
              <table:table-cell office:value-type="float" office:value="2.812">
                <text:p>2.812</text:p>
              </table:table-cell>
              <table:table-cell office:value-type="float" office:value="8.281">
                <text:p>8.281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20499986911118">
                <text:p>0.0000220499986911118</text:p>
              </table:table-cell>
              <table:table-cell office:value-type="float" office:value="3.437">
                <text:p>3.437</text:p>
              </table:table-cell>
              <table:table-cell office:value-type="float" office:value="9.062">
                <text:p>9.062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20749986896278">
                <text:p>0.0000220749986896278</text:p>
              </table:table-cell>
              <table:table-cell office:value-type="float" office:value="2.812">
                <text:p>2.812</text:p>
              </table:table-cell>
              <table:table-cell office:value-type="float" office:value="8.437">
                <text:p>8.437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20999986881438">
                <text:p>0.0000220999986881438</text:p>
              </table:table-cell>
              <table:table-cell office:value-type="float" office:value="3.281">
                <text:p>3.281</text:p>
              </table:table-cell>
              <table:table-cell office:value-type="float" office:value="8.593">
                <text:p>8.593</text:p>
              </table:table-cell>
              <table:table-cell office:value-type="float" office:value="10.3125">
                <text:p>10.3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21249986866598">
                <text:p>0.0000221249986866598</text:p>
              </table:table-cell>
              <table:table-cell office:value-type="float" office:value="2.812">
                <text:p>2.812</text:p>
              </table:table-cell>
              <table:table-cell office:value-type="float" office:value="9.218">
                <text:p>9.218</text:p>
              </table:table-cell>
              <table:table-cell office:value-type="float" office:value="9.5313">
                <text:p>9.53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21499986851758">
                <text:p>0.0000221499986851758</text:p>
              </table:table-cell>
              <table:table-cell office:value-type="float" office:value="2.031">
                <text:p>2.031</text:p>
              </table:table-cell>
              <table:table-cell office:value-type="float" office:value="9.218">
                <text:p>9.218</text:p>
              </table:table-cell>
              <table:table-cell office:value-type="float" office:value="9.5313">
                <text:p>9.53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21749986836918">
                <text:p>0.0000221749986836918</text:p>
              </table:table-cell>
              <table:table-cell office:value-type="float" office:value="-1.25">
                <text:p>-1.25</text:p>
              </table:table-cell>
              <table:table-cell office:value-type="float" office:value="8.281">
                <text:p>8.281</text:p>
              </table:table-cell>
              <table:table-cell office:value-type="float" office:value="10.3125">
                <text:p>10.3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21999986822078">
                <text:p>0.0000221999986822078</text:p>
              </table:table-cell>
              <table:table-cell office:value-type="float" office:value="-0.625">
                <text:p>-0.625</text:p>
              </table:table-cell>
              <table:table-cell office:value-type="float" office:value="8.593">
                <text:p>8.593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22249986807238">
                <text:p>0.0000222249986807238</text:p>
              </table:table-cell>
              <table:table-cell office:value-type="float" office:value="0">
                <text:p>0</text:p>
              </table:table-cell>
              <table:table-cell office:value-type="float" office:value="9.062">
                <text:p>9.062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22499986792398">
                <text:p>0.0000222499986792398</text:p>
              </table:table-cell>
              <table:table-cell office:value-type="float" office:value="0">
                <text:p>0</text:p>
              </table:table-cell>
              <table:table-cell office:value-type="float" office:value="8.593">
                <text:p>8.593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22749986777558">
                <text:p>0.0000222749986777558</text:p>
              </table:table-cell>
              <table:table-cell office:value-type="float" office:value="-0.4687">
                <text:p>-0.4687</text:p>
              </table:table-cell>
              <table:table-cell office:value-type="float" office:value="9.062">
                <text:p>9.062</text:p>
              </table:table-cell>
              <table:table-cell office:value-type="float" office:value="10.3125">
                <text:p>10.3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22999986762718">
                <text:p>0.0000222999986762718</text:p>
              </table:table-cell>
              <table:table-cell office:value-type="float" office:value="-0.4687">
                <text:p>-0.4687</text:p>
              </table:table-cell>
              <table:table-cell office:value-type="float" office:value="8.281">
                <text:p>8.281</text:p>
              </table:table-cell>
              <table:table-cell office:value-type="float" office:value="9.6875">
                <text:p>9.68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23249986747878">
                <text:p>0.0000223249986747878</text:p>
              </table:table-cell>
              <table:table-cell office:value-type="float" office:value="3.906">
                <text:p>3.906</text:p>
              </table:table-cell>
              <table:table-cell office:value-type="float" office:value="9.375">
                <text:p>9.375</text:p>
              </table:table-cell>
              <table:table-cell office:value-type="float" office:value="10.3125">
                <text:p>10.3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23499986733038">
                <text:p>0.0000223499986733038</text:p>
              </table:table-cell>
              <table:table-cell office:value-type="float" office:value="3.437">
                <text:p>3.437</text:p>
              </table:table-cell>
              <table:table-cell office:value-type="float" office:value="9.062">
                <text:p>9.062</text:p>
              </table:table-cell>
              <table:table-cell office:value-type="float" office:value="10.1562">
                <text:p>10.156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23749986718198">
                <text:p>0.0000223749986718198</text:p>
              </table:table-cell>
              <table:table-cell office:value-type="float" office:value="2.812">
                <text:p>2.812</text:p>
              </table:table-cell>
              <table:table-cell office:value-type="float" office:value="8.437">
                <text:p>8.437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23999986703358">
                <text:p>0.0000223999986703358</text:p>
              </table:table-cell>
              <table:table-cell office:value-type="float" office:value="2.812">
                <text:p>2.812</text:p>
              </table:table-cell>
              <table:table-cell office:value-type="float" office:value="9.062">
                <text:p>9.062</text:p>
              </table:table-cell>
              <table:table-cell office:value-type="float" office:value="10.1562">
                <text:p>10.156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24249986688518">
                <text:p>0.0000224249986688518</text:p>
              </table:table-cell>
              <table:table-cell office:value-type="float" office:value="3.437">
                <text:p>3.437</text:p>
              </table:table-cell>
              <table:table-cell office:value-type="float" office:value="8.437">
                <text:p>8.437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24499986673678">
                <text:p>0.0000224499986673678</text:p>
              </table:table-cell>
              <table:table-cell office:value-type="float" office:value="3.281">
                <text:p>3.281</text:p>
              </table:table-cell>
              <table:table-cell office:value-type="float" office:value="9.218">
                <text:p>9.218</text:p>
              </table:table-cell>
              <table:table-cell office:value-type="float" office:value="9.6875">
                <text:p>9.68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24749986658838">
                <text:p>0.0000224749986658838</text:p>
              </table:table-cell>
              <table:table-cell office:value-type="float" office:value="-1.25">
                <text:p>-1.25</text:p>
              </table:table-cell>
              <table:table-cell office:value-type="float" office:value="8.125">
                <text:p>8.125</text:p>
              </table:table-cell>
              <table:table-cell office:value-type="float" office:value="10.3125">
                <text:p>10.3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24999986643998">
                <text:p>0.0000224999986643998</text:p>
              </table:table-cell>
              <table:table-cell office:value-type="float" office:value="0">
                <text:p>0</text:p>
              </table:table-cell>
              <table:table-cell office:value-type="float" office:value="9.218">
                <text:p>9.218</text:p>
              </table:table-cell>
              <table:table-cell office:value-type="float" office:value="10.1562">
                <text:p>10.15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25249986629158">
                <text:p>0.0000225249986629158</text:p>
              </table:table-cell>
              <table:table-cell office:value-type="float" office:value="-0.7812">
                <text:p>-0.7812</text:p>
              </table:table-cell>
              <table:table-cell office:value-type="float" office:value="8.437">
                <text:p>8.437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25499986614318">
                <text:p>0.0000225499986614318</text:p>
              </table:table-cell>
              <table:table-cell office:value-type="float" office:value="0">
                <text:p>0</text:p>
              </table:table-cell>
              <table:table-cell office:value-type="float" office:value="8.593">
                <text:p>8.593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25749986599478">
                <text:p>0.0000225749986599478</text:p>
              </table:table-cell>
              <table:table-cell office:value-type="float" office:value="-0.625">
                <text:p>-0.625</text:p>
              </table:table-cell>
              <table:table-cell office:value-type="float" office:value="9.062">
                <text:p>9.062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25999986584638">
                <text:p>0.0000225999986584638</text:p>
              </table:table-cell>
              <table:table-cell office:value-type="float" office:value="-0.4687">
                <text:p>-0.4687</text:p>
              </table:table-cell>
              <table:table-cell office:value-type="float" office:value="9.062">
                <text:p>9.062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26249986569798">
                <text:p>0.0000226249986569798</text:p>
              </table:table-cell>
              <table:table-cell office:value-type="float" office:value="0.1562">
                <text:p>0.1562</text:p>
              </table:table-cell>
              <table:table-cell office:value-type="float" office:value="8.437">
                <text:p>8.437</text:p>
              </table:table-cell>
              <table:table-cell office:value-type="float" office:value="10.3125">
                <text:p>10.3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26499986554958">
                <text:p>0.0000226499986554958</text:p>
              </table:table-cell>
              <table:table-cell office:value-type="float" office:value="0.9375">
                <text:p>0.9375</text:p>
              </table:table-cell>
              <table:table-cell office:value-type="float" office:value="8.437">
                <text:p>8.437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26749986540118">
                <text:p>0.0000226749986540118</text:p>
              </table:table-cell>
              <table:table-cell office:value-type="float" office:value="3.906">
                <text:p>3.906</text:p>
              </table:table-cell>
              <table:table-cell office:value-type="float" office:value="9.218">
                <text:p>9.218</text:p>
              </table:table-cell>
              <table:table-cell office:value-type="float" office:value="10.3125">
                <text:p>10.3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26999986525278">
                <text:p>0.0000226999986525278</text:p>
              </table:table-cell>
              <table:table-cell office:value-type="float" office:value="3.281">
                <text:p>3.281</text:p>
              </table:table-cell>
              <table:table-cell office:value-type="float" office:value="9.062">
                <text:p>9.062</text:p>
              </table:table-cell>
              <table:table-cell office:value-type="float" office:value="10.3125">
                <text:p>10.3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27249986510438">
                <text:p>0.0000227249986510438</text:p>
              </table:table-cell>
              <table:table-cell office:value-type="float" office:value="2.812">
                <text:p>2.812</text:p>
              </table:table-cell>
              <table:table-cell office:value-type="float" office:value="8.437">
                <text:p>8.437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27499986495598">
                <text:p>0.0000227499986495598</text:p>
              </table:table-cell>
              <table:table-cell office:value-type="float" office:value="2.812">
                <text:p>2.812</text:p>
              </table:table-cell>
              <table:table-cell office:value-type="float" office:value="9.062">
                <text:p>9.062</text:p>
              </table:table-cell>
              <table:table-cell office:value-type="float" office:value="10.4687">
                <text:p>10.4687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27749986480758">
                <text:p>0.0000227749986480758</text:p>
              </table:table-cell>
              <table:table-cell office:value-type="float" office:value="3.437">
                <text:p>3.437</text:p>
              </table:table-cell>
              <table:table-cell office:value-type="float" office:value="8.593">
                <text:p>8.593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27999986465918">
                <text:p>0.0000227999986465918</text:p>
              </table:table-cell>
              <table:table-cell office:value-type="float" office:value="3.281">
                <text:p>3.281</text:p>
              </table:table-cell>
              <table:table-cell office:value-type="float" office:value="9.218">
                <text:p>9.218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28249986451078">
                <text:p>0.0000228249986451078</text:p>
              </table:table-cell>
              <table:table-cell office:value-type="float" office:value="-1.25">
                <text:p>-1.25</text:p>
              </table:table-cell>
              <table:table-cell office:value-type="float" office:value="8.437">
                <text:p>8.437</text:p>
              </table:table-cell>
              <table:table-cell office:value-type="float" office:value="9.5313">
                <text:p>9.53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28499986436238">
                <text:p>0.0000228499986436238</text:p>
              </table:table-cell>
              <table:table-cell office:value-type="float" office:value="0">
                <text:p>0</text:p>
              </table:table-cell>
              <table:table-cell office:value-type="float" office:value="8.437">
                <text:p>8.437</text:p>
              </table:table-cell>
              <table:table-cell office:value-type="float" office:value="10.3125">
                <text:p>10.3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28749986421398">
                <text:p>0.0000228749986421398</text:p>
              </table:table-cell>
              <table:table-cell office:value-type="float" office:value="-0.625">
                <text:p>-0.625</text:p>
              </table:table-cell>
              <table:table-cell office:value-type="float" office:value="9.062">
                <text:p>9.062</text:p>
              </table:table-cell>
              <table:table-cell office:value-type="float" office:value="9.5313">
                <text:p>9.53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28999986406558">
                <text:p>0.0000228999986406558</text:p>
              </table:table-cell>
              <table:table-cell office:value-type="float" office:value="-0.625">
                <text:p>-0.625</text:p>
              </table:table-cell>
              <table:table-cell office:value-type="float" office:value="8.593">
                <text:p>8.593</text:p>
              </table:table-cell>
              <table:table-cell office:value-type="float" office:value="9.6875">
                <text:p>9.68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29249986391718">
                <text:p>0.0000229249986391718</text:p>
              </table:table-cell>
              <table:table-cell office:value-type="float" office:value="0">
                <text:p>0</text:p>
              </table:table-cell>
              <table:table-cell office:value-type="float" office:value="9.062">
                <text:p>9.062</text:p>
              </table:table-cell>
              <table:table-cell office:value-type="float" office:value="10.1562">
                <text:p>10.15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29499986376878">
                <text:p>0.0000229499986376878</text:p>
              </table:table-cell>
              <table:table-cell office:value-type="float" office:value="-0.625">
                <text:p>-0.625</text:p>
              </table:table-cell>
              <table:table-cell office:value-type="float" office:value="8.281">
                <text:p>8.281</text:p>
              </table:table-cell>
              <table:table-cell office:value-type="float" office:value="9.8438">
                <text:p>9.843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29749986362038">
                <text:p>0.0000229749986362038</text:p>
              </table:table-cell>
              <table:table-cell office:value-type="float" office:value="3.906">
                <text:p>3.906</text:p>
              </table:table-cell>
              <table:table-cell office:value-type="float" office:value="9.218">
                <text:p>9.218</text:p>
              </table:table-cell>
              <table:table-cell office:value-type="float" office:value="10.4687">
                <text:p>10.4687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29999986347198">
                <text:p>0.0000229999986347198</text:p>
              </table:table-cell>
              <table:table-cell office:value-type="float" office:value="3.593">
                <text:p>3.593</text:p>
              </table:table-cell>
              <table:table-cell office:value-type="float" office:value="8.437">
                <text:p>8.437</text:p>
              </table:table-cell>
              <table:table-cell office:value-type="float" office:value="10.3125">
                <text:p>10.3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30249986332358">
                <text:p>0.0000230249986332358</text:p>
              </table:table-cell>
              <table:table-cell office:value-type="float" office:value="2.656">
                <text:p>2.656</text:p>
              </table:table-cell>
              <table:table-cell office:value-type="float" office:value="9.062">
                <text:p>9.062</text:p>
              </table:table-cell>
              <table:table-cell office:value-type="float" office:value="9.8438">
                <text:p>9.843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30499986317518">
                <text:p>0.0000230499986317518</text:p>
              </table:table-cell>
              <table:table-cell office:value-type="float" office:value="3.281">
                <text:p>3.281</text:p>
              </table:table-cell>
              <table:table-cell office:value-type="float" office:value="8.437">
                <text:p>8.437</text:p>
              </table:table-cell>
              <table:table-cell office:value-type="float" office:value="9.8438">
                <text:p>9.84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30749986302678">
                <text:p>0.0000230749986302678</text:p>
              </table:table-cell>
              <table:table-cell office:value-type="float" office:value="2.812">
                <text:p>2.812</text:p>
              </table:table-cell>
              <table:table-cell office:value-type="float" office:value="9.062">
                <text:p>9.062</text:p>
              </table:table-cell>
              <table:table-cell office:value-type="float" office:value="10.1562">
                <text:p>10.156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30999986287838">
                <text:p>0.0000230999986287838</text:p>
              </table:table-cell>
              <table:table-cell office:value-type="float" office:value="3.281">
                <text:p>3.281</text:p>
              </table:table-cell>
              <table:table-cell office:value-type="float" office:value="9.062">
                <text:p>9.062</text:p>
              </table:table-cell>
              <table:table-cell office:value-type="float" office:value="10.3125">
                <text:p>10.3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31249986272998">
                <text:p>0.0000231249986272998</text:p>
              </table:table-cell>
              <table:table-cell office:value-type="float" office:value="2.5">
                <text:p>2.5</text:p>
              </table:table-cell>
              <table:table-cell office:value-type="float" office:value="8.437">
                <text:p>8.437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31499986258158">
                <text:p>0.0000231499986258158</text:p>
              </table:table-cell>
              <table:table-cell office:value-type="float" office:value="1.875">
                <text:p>1.875</text:p>
              </table:table-cell>
              <table:table-cell office:value-type="float" office:value="8.125">
                <text:p>8.125</text:p>
              </table:table-cell>
              <table:table-cell office:value-type="float" office:value="10.3125">
                <text:p>10.3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31749986243318">
                <text:p>0.0000231749986243318</text:p>
              </table:table-cell>
              <table:table-cell office:value-type="float" office:value="-1.093">
                <text:p>-1.093</text:p>
              </table:table-cell>
              <table:table-cell office:value-type="float" office:value="9.218">
                <text:p>9.218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31999986228478">
                <text:p>0.0000231999986228478</text:p>
              </table:table-cell>
              <table:table-cell office:value-type="float" office:value="0">
                <text:p>0</text:p>
              </table:table-cell>
              <table:table-cell office:value-type="float" office:value="9.062">
                <text:p>9.062</text:p>
              </table:table-cell>
              <table:table-cell office:value-type="float" office:value="9.6875">
                <text:p>9.68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32249986213638">
                <text:p>0.0000232249986213638</text:p>
              </table:table-cell>
              <table:table-cell office:value-type="float" office:value="-0.625">
                <text:p>-0.625</text:p>
              </table:table-cell>
              <table:table-cell office:value-type="float" office:value="8.437">
                <text:p>8.437</text:p>
              </table:table-cell>
              <table:table-cell office:value-type="float" office:value="10.3125">
                <text:p>10.3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32499986198798">
                <text:p>0.0000232499986198798</text:p>
              </table:table-cell>
              <table:table-cell office:value-type="float" office:value="-0.625">
                <text:p>-0.625</text:p>
              </table:table-cell>
              <table:table-cell office:value-type="float" office:value="8.593">
                <text:p>8.593</text:p>
              </table:table-cell>
              <table:table-cell office:value-type="float" office:value="10.3125">
                <text:p>10.3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32749986183958">
                <text:p>0.0000232749986183958</text:p>
              </table:table-cell>
              <table:table-cell office:value-type="float" office:value="0">
                <text:p>0</text:p>
              </table:table-cell>
              <table:table-cell office:value-type="float" office:value="9.218">
                <text:p>9.218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32999986169118">
                <text:p>0.0000232999986169118</text:p>
              </table:table-cell>
              <table:table-cell office:value-type="float" office:value="-0.4687">
                <text:p>-0.4687</text:p>
              </table:table-cell>
              <table:table-cell office:value-type="float" office:value="8.281">
                <text:p>8.281</text:p>
              </table:table-cell>
              <table:table-cell office:value-type="float" office:value="9.6875">
                <text:p>9.68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33249986154278">
                <text:p>0.0000233249986154278</text:p>
              </table:table-cell>
              <table:table-cell office:value-type="float" office:value="3.906">
                <text:p>3.906</text:p>
              </table:table-cell>
              <table:table-cell office:value-type="float" office:value="9.218">
                <text:p>9.218</text:p>
              </table:table-cell>
              <table:table-cell office:value-type="float" office:value="10.4687">
                <text:p>10.4687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33499986139438">
                <text:p>0.0000233499986139438</text:p>
              </table:table-cell>
              <table:table-cell office:value-type="float" office:value="3.437">
                <text:p>3.437</text:p>
              </table:table-cell>
              <table:table-cell office:value-type="float" office:value="9.062">
                <text:p>9.062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33749986124598">
                <text:p>0.0000233749986124598</text:p>
              </table:table-cell>
              <table:table-cell office:value-type="float" office:value="2.812">
                <text:p>2.812</text:p>
              </table:table-cell>
              <table:table-cell office:value-type="float" office:value="8.437">
                <text:p>8.437</text:p>
              </table:table-cell>
              <table:table-cell office:value-type="float" office:value="9.8438">
                <text:p>9.843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33999986109758">
                <text:p>0.0000233999986109758</text:p>
              </table:table-cell>
              <table:table-cell office:value-type="float" office:value="2.812">
                <text:p>2.812</text:p>
              </table:table-cell>
              <table:table-cell office:value-type="float" office:value="8.437">
                <text:p>8.437</text:p>
              </table:table-cell>
              <table:table-cell office:value-type="float" office:value="10.3125">
                <text:p>10.3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34249986094918">
                <text:p>0.0000234249986094918</text:p>
              </table:table-cell>
              <table:table-cell office:value-type="float" office:value="3.437">
                <text:p>3.437</text:p>
              </table:table-cell>
              <table:table-cell office:value-type="float" office:value="9.062">
                <text:p>9.062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34499986080078">
                <text:p>0.0000234499986080078</text:p>
              </table:table-cell>
              <table:table-cell office:value-type="float" office:value="3.281">
                <text:p>3.281</text:p>
              </table:table-cell>
              <table:table-cell office:value-type="float" office:value="9.218">
                <text:p>9.218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34749986065238">
                <text:p>0.0000234749986065238</text:p>
              </table:table-cell>
              <table:table-cell office:value-type="float" office:value="-1.093">
                <text:p>-1.093</text:p>
              </table:table-cell>
              <table:table-cell office:value-type="float" office:value="8.281">
                <text:p>8.281</text:p>
              </table:table-cell>
              <table:table-cell office:value-type="float" office:value="10.3125">
                <text:p>10.3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34999986050398">
                <text:p>0.0000234999986050398</text:p>
              </table:table-cell>
              <table:table-cell office:value-type="float" office:value="0">
                <text:p>0</text:p>
              </table:table-cell>
              <table:table-cell office:value-type="float" office:value="8.593">
                <text:p>8.593</text:p>
              </table:table-cell>
              <table:table-cell office:value-type="float" office:value="9.8438">
                <text:p>9.843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35249986035558">
                <text:p>0.0000235249986035558</text:p>
              </table:table-cell>
              <table:table-cell office:value-type="float" office:value="-0.7812">
                <text:p>-0.7812</text:p>
              </table:table-cell>
              <table:table-cell office:value-type="float" office:value="9.062">
                <text:p>9.062</text:p>
              </table:table-cell>
              <table:table-cell office:value-type="float" office:value="10.3125">
                <text:p>10.3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35499986020718">
                <text:p>0.0000235499986020718</text:p>
              </table:table-cell>
              <table:table-cell office:value-type="float" office:value="-0.625">
                <text:p>-0.625</text:p>
              </table:table-cell>
              <table:table-cell office:value-type="float" office:value="8.593">
                <text:p>8.593</text:p>
              </table:table-cell>
              <table:table-cell office:value-type="float" office:value="10.3125">
                <text:p>10.3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35749986005878">
                <text:p>0.0000235749986005878</text:p>
              </table:table-cell>
              <table:table-cell office:value-type="float" office:value="0">
                <text:p>0</text:p>
              </table:table-cell>
              <table:table-cell office:value-type="float" office:value="9.218">
                <text:p>9.218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35999985991038">
                <text:p>0.0000235999985991038</text:p>
              </table:table-cell>
              <table:table-cell office:value-type="float" office:value="-0.4687">
                <text:p>-0.4687</text:p>
              </table:table-cell>
              <table:table-cell office:value-type="float" office:value="9.062">
                <text:p>9.062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36249985976198">
                <text:p>0.0000236249985976198</text:p>
              </table:table-cell>
              <table:table-cell office:value-type="float" office:value="0.4687">
                <text:p>0.4687</text:p>
              </table:table-cell>
              <table:table-cell office:value-type="float" office:value="6.562">
                <text:p>6.562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36499985961358">
                <text:p>0.0000236499985961358</text:p>
              </table:table-cell>
              <table:table-cell office:value-type="float" office:value="1.406">
                <text:p>1.406</text:p>
              </table:table-cell>
              <table:table-cell office:value-type="float" office:value="6.093">
                <text:p>6.093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36749985946518">
                <text:p>0.0000236749985946518</text:p>
              </table:table-cell>
              <table:table-cell office:value-type="float" office:value="3.906">
                <text:p>3.906</text:p>
              </table:table-cell>
              <table:table-cell office:value-type="float" office:value="3.438">
                <text:p>3.438</text:p>
              </table:table-cell>
              <table:table-cell office:value-type="float" office:value="10.3125">
                <text:p>10.3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36999985931678">
                <text:p>0.0000236999985931678</text:p>
              </table:table-cell>
              <table:table-cell office:value-type="float" office:value="2.968">
                <text:p>2.968</text:p>
              </table:table-cell>
              <table:table-cell office:value-type="float" office:value="4.5313">
                <text:p>4.5313</text:p>
              </table:table-cell>
              <table:table-cell office:value-type="float" office:value="10.3125">
                <text:p>10.3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37249985916838">
                <text:p>0.0000237249985916838</text:p>
              </table:table-cell>
              <table:table-cell office:value-type="float" office:value="3.281">
                <text:p>3.281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37499985901998">
                <text:p>0.0000237499985901998</text:p>
              </table:table-cell>
              <table:table-cell office:value-type="float" office:value="3.281">
                <text:p>3.281</text:p>
              </table:table-cell>
              <table:table-cell office:value-type="float" office:value="5.1562">
                <text:p>5.1562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37749985887158">
                <text:p>0.0000237749985887158</text:p>
              </table:table-cell>
              <table:table-cell office:value-type="float" office:value="2.812">
                <text:p>2.812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37999985872318">
                <text:p>0.0000237999985872318</text:p>
              </table:table-cell>
              <table:table-cell office:value-type="float" office:value="3.437">
                <text:p>3.437</text:p>
              </table:table-cell>
              <table:table-cell office:value-type="float" office:value="5.3125">
                <text:p>5.3125</text:p>
              </table:table-cell>
              <table:table-cell office:value-type="float" office:value="10.3125">
                <text:p>10.3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38249985857478">
                <text:p>0.0000238249985857478</text:p>
              </table:table-cell>
              <table:table-cell office:value-type="float" office:value="-1.093">
                <text:p>-1.093</text:p>
              </table:table-cell>
              <table:table-cell office:value-type="float" office:value="4.375">
                <text:p>4.375</text:p>
              </table:table-cell>
              <table:table-cell office:value-type="float" office:value="9.5313">
                <text:p>9.53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38499985842638">
                <text:p>0.0000238499985842638</text:p>
              </table:table-cell>
              <table:table-cell office:value-type="float" office:value="-0.625">
                <text:p>-0.625</text:p>
              </table:table-cell>
              <table:table-cell office:value-type="float" office:value="4.5313">
                <text:p>4.5313</text:p>
              </table:table-cell>
              <table:table-cell office:value-type="float" office:value="10.3125">
                <text:p>10.3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38749985827798">
                <text:p>0.0000238749985827798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38999985812958">
                <text:p>0.0000238999985812958</text:p>
              </table:table-cell>
              <table:table-cell office:value-type="float" office:value="-0.4687">
                <text:p>-0.4687</text:p>
              </table:table-cell>
              <table:table-cell office:value-type="float" office:value="4.5313">
                <text:p>4.5313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39249985798118">
                <text:p>0.0000239249985798118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39499985783278">
                <text:p>0.0000239499985783278</text:p>
              </table:table-cell>
              <table:table-cell office:value-type="float" office:value="-0.4687">
                <text:p>-0.4687</text:p>
              </table:table-cell>
              <table:table-cell office:value-type="float" office:value="4.2188">
                <text:p>4.2188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39749985768438">
                <text:p>0.0000239749985768438</text:p>
              </table:table-cell>
              <table:table-cell office:value-type="float" office:value="3.906">
                <text:p>3.906</text:p>
              </table:table-cell>
              <table:table-cell office:value-type="float" office:value="5.1562">
                <text:p>5.1562</text:p>
              </table:table-cell>
              <table:table-cell office:value-type="float" office:value="10.4687">
                <text:p>10.4687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39999985753598">
                <text:p>0.0000239999985753598</text:p>
              </table:table-cell>
              <table:table-cell office:value-type="float" office:value="3.593">
                <text:p>3.593</text:p>
              </table:table-cell>
              <table:table-cell office:value-type="float" office:value="5.3125">
                <text:p>5.3125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40249985738758">
                <text:p>0.0000240249985738758</text:p>
              </table:table-cell>
              <table:table-cell office:value-type="float" office:value="2.656">
                <text:p>2.656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40499985723918">
                <text:p>0.0000240499985723918</text:p>
              </table:table-cell>
              <table:table-cell office:value-type="float" office:value="2.812">
                <text:p>2.812</text:p>
              </table:table-cell>
              <table:table-cell office:value-type="float" office:value="5.1562">
                <text:p>5.1562</text:p>
              </table:table-cell>
              <table:table-cell office:value-type="float" office:value="10.3125">
                <text:p>10.3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40749985709077">
                <text:p>0.0000240749985709077</text:p>
              </table:table-cell>
              <table:table-cell office:value-type="float" office:value="3.437">
                <text:p>3.437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40999985694237">
                <text:p>0.0000240999985694237</text:p>
              </table:table-cell>
              <table:table-cell office:value-type="float" office:value="3.281">
                <text:p>3.281</text:p>
              </table:table-cell>
              <table:table-cell office:value-type="float" office:value="5.1562">
                <text:p>5.1562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41249985679397">
                <text:p>0.0000241249985679397</text:p>
              </table:table-cell>
              <table:table-cell office:value-type="float" office:value="2.656">
                <text:p>2.656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41499985664557">
                <text:p>0.0000241499985664557</text:p>
              </table:table-cell>
              <table:table-cell office:value-type="float" office:value="2.031">
                <text:p>2.031</text:p>
              </table:table-cell>
              <table:table-cell office:value-type="float" office:value="4.375">
                <text:p>4.375</text:p>
              </table:table-cell>
              <table:table-cell office:value-type="float" office:value="10.3125">
                <text:p>10.3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41749985649717">
                <text:p>0.0000241749985649717</text:p>
              </table:table-cell>
              <table:table-cell office:value-type="float" office:value="-0.9375">
                <text:p>-0.9375</text:p>
              </table:table-cell>
              <table:table-cell office:value-type="float" office:value="5.3125">
                <text:p>5.3125</text:p>
              </table:table-cell>
              <table:table-cell office:value-type="float" office:value="9.5313">
                <text:p>9.531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41999985634877">
                <text:p>0.0000241999985634877</text:p>
              </table:table-cell>
              <table:table-cell office:value-type="float" office:value="-0.625">
                <text:p>-0.625</text:p>
              </table:table-cell>
              <table:table-cell office:value-type="float" office:value="4.5313">
                <text:p>4.5313</text:p>
              </table:table-cell>
              <table:table-cell office:value-type="float" office:value="10.3125">
                <text:p>10.3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42249985620037">
                <text:p>0.000024224998562003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42499985605197">
                <text:p>0.000024249998560519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9.6875">
                <text:p>9.68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42749985590357">
                <text:p>0.0000242749985590357</text:p>
              </table:table-cell>
              <table:table-cell office:value-type="float" office:value="-0.625">
                <text:p>-0.625</text:p>
              </table:table-cell>
              <table:table-cell office:value-type="float" office:value="4.5313">
                <text:p>4.5313</text:p>
              </table:table-cell>
              <table:table-cell office:value-type="float" office:value="10.3125">
                <text:p>10.3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42999985575517">
                <text:p>0.0000242999985575517</text:p>
              </table:table-cell>
              <table:table-cell office:value-type="float" office:value="-0.4687">
                <text:p>-0.4687</text:p>
              </table:table-cell>
              <table:table-cell office:value-type="float" office:value="4.375">
                <text:p>4.375</text:p>
              </table:table-cell>
              <table:table-cell office:value-type="float" office:value="9.5313">
                <text:p>9.531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43249985560677">
                <text:p>0.0000243249985560677</text:p>
              </table:table-cell>
              <table:table-cell office:value-type="float" office:value="3.906">
                <text:p>3.906</text:p>
              </table:table-cell>
              <table:table-cell office:value-type="float" office:value="5.3125">
                <text:p>5.3125</text:p>
              </table:table-cell>
              <table:table-cell office:value-type="float" office:value="10.3125">
                <text:p>10.3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43499985545837">
                <text:p>0.0000243499985545837</text:p>
              </table:table-cell>
              <table:table-cell office:value-type="float" office:value="3.281">
                <text:p>3.281</text:p>
              </table:table-cell>
              <table:table-cell office:value-type="float" office:value="5.1562">
                <text:p>5.1562</text:p>
              </table:table-cell>
              <table:table-cell office:value-type="float" office:value="10.3125">
                <text:p>10.3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43749985530997">
                <text:p>0.0000243749985530997</text:p>
              </table:table-cell>
              <table:table-cell office:value-type="float" office:value="2.812">
                <text:p>2.812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43999985516157">
                <text:p>0.0000243999985516157</text:p>
              </table:table-cell>
              <table:table-cell office:value-type="float" office:value="2.812">
                <text:p>2.812</text:p>
              </table:table-cell>
              <table:table-cell office:value-type="float" office:value="5.1562">
                <text:p>5.1562</text:p>
              </table:table-cell>
              <table:table-cell office:value-type="float" office:value="10.1562">
                <text:p>10.156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44249985501317">
                <text:p>0.0000244249985501317</text:p>
              </table:table-cell>
              <table:table-cell office:value-type="float" office:value="3.437">
                <text:p>3.437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44499985486477">
                <text:p>0.0000244499985486477</text:p>
              </table:table-cell>
              <table:table-cell office:value-type="float" office:value="3.281">
                <text:p>3.281</text:p>
              </table:table-cell>
              <table:table-cell office:value-type="float" office:value="5.3125">
                <text:p>5.3125</text:p>
              </table:table-cell>
              <table:table-cell office:value-type="float" office:value="10.3125">
                <text:p>10.3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44749985471637">
                <text:p>0.0000244749985471637</text:p>
              </table:table-cell>
              <table:table-cell office:value-type="float" office:value="-1.093">
                <text:p>-1.093</text:p>
              </table:table-cell>
              <table:table-cell office:value-type="float" office:value="4.375">
                <text:p>4.375</text:p>
              </table:table-cell>
              <table:table-cell office:value-type="float" office:value="9.5313">
                <text:p>9.53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44999985456797">
                <text:p>0.0000244999985456797</text:p>
              </table:table-cell>
              <table:table-cell office:value-type="float" office:value="0.1562">
                <text:p>0.1562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45249985441957">
                <text:p>0.0000245249985441957</text:p>
              </table:table-cell>
              <table:table-cell office:value-type="float" office:value="-0.7812">
                <text:p>-0.7812</text:p>
              </table:table-cell>
              <table:table-cell office:value-type="float" office:value="4.5313">
                <text:p>4.5313</text:p>
              </table:table-cell>
              <table:table-cell office:value-type="float" office:value="10.3125">
                <text:p>10.3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45499985427117">
                <text:p>0.000024549998542711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45749985412277">
                <text:p>0.0000245749985412277</text:p>
              </table:table-cell>
              <table:table-cell office:value-type="float" office:value="-0.4687">
                <text:p>-0.4687</text:p>
              </table:table-cell>
              <table:table-cell office:value-type="float" office:value="4.5313">
                <text:p>4.5313</text:p>
              </table:table-cell>
              <table:table-cell office:value-type="float" office:value="9.8438">
                <text:p>9.84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45999985397437">
                <text:p>0.0000245999985397437</text:p>
              </table:table-cell>
              <table:table-cell office:value-type="float" office:value="-0.4687">
                <text:p>-0.4687</text:p>
              </table:table-cell>
              <table:table-cell office:value-type="float" office:value="5.1562">
                <text:p>5.1562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46249985382597">
                <text:p>0.0000246249985382597</text:p>
              </table:table-cell>
              <table:table-cell office:value-type="float" office:value="0">
                <text:p>0</text:p>
              </table:table-cell>
              <table:table-cell office:value-type="float" office:value="4.375">
                <text:p>4.375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46499985367757">
                <text:p>0.0000246499985367757</text:p>
              </table:table-cell>
              <table:table-cell office:value-type="float" office:value="0.625">
                <text:p>0.625</text:p>
              </table:table-cell>
              <table:table-cell office:value-type="float" office:value="4.5313">
                <text:p>4.5313</text:p>
              </table:table-cell>
              <table:table-cell office:value-type="float" office:value="10.3125">
                <text:p>10.3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46749985352917">
                <text:p>0.0000246749985352917</text:p>
              </table:table-cell>
              <table:table-cell office:value-type="float" office:value="3.906">
                <text:p>3.906</text:p>
              </table:table-cell>
              <table:table-cell office:value-type="float" office:value="5.3125">
                <text:p>5.3125</text:p>
              </table:table-cell>
              <table:table-cell office:value-type="float" office:value="9.5313">
                <text:p>9.53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46999985338077">
                <text:p>0.0000246999985338077</text:p>
              </table:table-cell>
              <table:table-cell office:value-type="float" office:value="3.281">
                <text:p>3.281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47249985323237">
                <text:p>0.0000247249985323237</text:p>
              </table:table-cell>
              <table:table-cell office:value-type="float" office:value="2.656">
                <text:p>2.656</text:p>
              </table:table-cell>
              <table:table-cell office:value-type="float" office:value="4.5313">
                <text:p>4.5313</text:p>
              </table:table-cell>
              <table:table-cell office:value-type="float" office:value="10.3125">
                <text:p>10.3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47499985308397">
                <text:p>0.0000247499985308397</text:p>
              </table:table-cell>
              <table:table-cell office:value-type="float" office:value="3.437">
                <text:p>3.437</text:p>
              </table:table-cell>
              <table:table-cell office:value-type="float" office:value="4.5313">
                <text:p>4.5313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47749985293557">
                <text:p>0.0000247749985293557</text:p>
              </table:table-cell>
              <table:table-cell office:value-type="float" office:value="2.812">
                <text:p>2.812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47999985278717">
                <text:p>0.0000247999985278717</text:p>
              </table:table-cell>
              <table:table-cell office:value-type="float" office:value="3.281">
                <text:p>3.281</text:p>
              </table:table-cell>
              <table:table-cell office:value-type="float" office:value="5.3125">
                <text:p>5.3125</text:p>
              </table:table-cell>
              <table:table-cell office:value-type="float" office:value="10.3125">
                <text:p>10.3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48249985263877">
                <text:p>0.0000248249985263877</text:p>
              </table:table-cell>
              <table:table-cell office:value-type="float" office:value="-1.093">
                <text:p>-1.093</text:p>
              </table:table-cell>
              <table:table-cell office:value-type="float" office:value="4.375">
                <text:p>4.375</text:p>
              </table:table-cell>
              <table:table-cell office:value-type="float" office:value="9.5313">
                <text:p>9.53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48499985249037">
                <text:p>0.0000248499985249037</text:p>
              </table:table-cell>
              <table:table-cell office:value-type="float" office:value="-0.625">
                <text:p>-0.625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48749985234197">
                <text:p>0.0000248749985234197</text:p>
              </table:table-cell>
              <table:table-cell office:value-type="float" office:value="0">
                <text:p>0</text:p>
              </table:table-cell>
              <table:table-cell office:value-type="float" office:value="4.5313">
                <text:p>4.5313</text:p>
              </table:table-cell>
              <table:table-cell office:value-type="float" office:value="10.3125">
                <text:p>10.3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48999985219357">
                <text:p>0.0000248999985219357</text:p>
              </table:table-cell>
              <table:table-cell office:value-type="float" office:value="-0.4687">
                <text:p>-0.4687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49249985204517">
                <text:p>0.0000249249985204517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0.1562">
                <text:p>10.156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49499985189677">
                <text:p>0.0000249499985189677</text:p>
              </table:table-cell>
              <table:table-cell office:value-type="float" office:value="-0.4687">
                <text:p>-0.4687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49749985174837">
                <text:p>0.0000249749985174837</text:p>
              </table:table-cell>
              <table:table-cell office:value-type="float" office:value="3.906">
                <text:p>3.906</text:p>
              </table:table-cell>
              <table:table-cell office:value-type="float" office:value="5.4687">
                <text:p>5.4687</text:p>
              </table:table-cell>
              <table:table-cell office:value-type="float" office:value="10.3125">
                <text:p>10.3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49999985159997">
                <text:p>0.0000249999985159997</text:p>
              </table:table-cell>
              <table:table-cell office:value-type="float" office:value="3.593">
                <text:p>3.593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50249985145157">
                <text:p>0.0000250249985145157</text:p>
              </table:table-cell>
              <table:table-cell office:value-type="float" office:value="2.656">
                <text:p>2.656</text:p>
              </table:table-cell>
              <table:table-cell office:value-type="float" office:value="5.1562">
                <text:p>5.1562</text:p>
              </table:table-cell>
              <table:table-cell office:value-type="float" office:value="10.3125">
                <text:p>10.3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50499985130317">
                <text:p>0.0000250499985130317</text:p>
              </table:table-cell>
              <table:table-cell office:value-type="float" office:value="3.281">
                <text:p>3.281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50749985115477">
                <text:p>0.0000250749985115477</text:p>
              </table:table-cell>
              <table:table-cell office:value-type="float" office:value="2.812">
                <text:p>2.812</text:p>
              </table:table-cell>
              <table:table-cell office:value-type="float" office:value="4.5313">
                <text:p>4.5313</text:p>
              </table:table-cell>
              <table:table-cell office:value-type="float" office:value="10.3125">
                <text:p>10.3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50999985100637">
                <text:p>0.0000250999985100637</text:p>
              </table:table-cell>
              <table:table-cell office:value-type="float" office:value="3.281">
                <text:p>3.281</text:p>
              </table:table-cell>
              <table:table-cell office:value-type="float" office:value="4.6875">
                <text:p>4.6875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51249985085797">
                <text:p>0.0000251249985085797</text:p>
              </table:table-cell>
              <table:table-cell office:value-type="float" office:value="2.812">
                <text:p>2.812</text:p>
              </table:table-cell>
              <table:table-cell office:value-type="float" office:value="5.1562">
                <text:p>5.1562</text:p>
              </table:table-cell>
              <table:table-cell office:value-type="float" office:value="10.3125">
                <text:p>10.3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51499985070957">
                <text:p>0.0000251499985070957</text:p>
              </table:table-cell>
              <table:table-cell office:value-type="float" office:value="2.031">
                <text:p>2.031</text:p>
              </table:table-cell>
              <table:table-cell office:value-type="float" office:value="5.3125">
                <text:p>5.3125</text:p>
              </table:table-cell>
              <table:table-cell office:value-type="float" office:value="10.3125">
                <text:p>10.3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51749985056117">
                <text:p>0.0000251749985056117</text:p>
              </table:table-cell>
              <table:table-cell office:value-type="float" office:value="-1.093">
                <text:p>-1.093</text:p>
              </table:table-cell>
              <table:table-cell office:value-type="float" office:value="4.375">
                <text:p>4.375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51999985041277">
                <text:p>0.0000251999985041277</text:p>
              </table:table-cell>
              <table:table-cell office:value-type="float" office:value="0">
                <text:p>0</text:p>
              </table:table-cell>
              <table:table-cell office:value-type="float" office:value="4.5313">
                <text:p>4.5313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52249985026437">
                <text:p>0.0000252249985026437</text:p>
              </table:table-cell>
              <table:table-cell office:value-type="float" office:value="-0.625">
                <text:p>-0.625</text:p>
              </table:table-cell>
              <table:table-cell office:value-type="float" office:value="5.1562">
                <text:p>5.1562</text:p>
              </table:table-cell>
              <table:table-cell office:value-type="float" office:value="9.8438">
                <text:p>9.843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52499985011597">
                <text:p>0.0000252499985011597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52749984996757">
                <text:p>0.0000252749984996757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9.5313">
                <text:p>9.531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52999984981917">
                <text:p>0.0000252999984981917</text:p>
              </table:table-cell>
              <table:table-cell office:value-type="float" office:value="-0.4687">
                <text:p>-0.4687</text:p>
              </table:table-cell>
              <table:table-cell office:value-type="float" office:value="4.375">
                <text:p>4.375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53249984967077">
                <text:p>0.0000253249984967077</text:p>
              </table:table-cell>
              <table:table-cell office:value-type="float" office:value="3.906">
                <text:p>3.906</text:p>
              </table:table-cell>
              <table:table-cell office:value-type="float" office:value="5.3125">
                <text:p>5.3125</text:p>
              </table:table-cell>
              <table:table-cell office:value-type="float" office:value="10.3125">
                <text:p>10.3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53499984952237">
                <text:p>0.0000253499984952237</text:p>
              </table:table-cell>
              <table:table-cell office:value-type="float" office:value="3.281">
                <text:p>3.281</text:p>
              </table:table-cell>
              <table:table-cell office:value-type="float" office:value="5">
                <text:p>5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53749984937397">
                <text:p>0.0000253749984937397</text:p>
              </table:table-cell>
              <table:table-cell office:value-type="float" office:value="2.812">
                <text:p>2.812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53999984922557">
                <text:p>0.0000253999984922557</text:p>
              </table:table-cell>
              <table:table-cell office:value-type="float" office:value="3.281">
                <text:p>3.281</text:p>
              </table:table-cell>
              <table:table-cell office:value-type="float" office:value="4.5313">
                <text:p>4.5313</text:p>
              </table:table-cell>
              <table:table-cell office:value-type="float" office:value="10.3125">
                <text:p>10.3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54249984907717">
                <text:p>0.0000254249984907717</text:p>
              </table:table-cell>
              <table:table-cell office:value-type="float" office:value="2.812">
                <text:p>2.812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54499984892877">
                <text:p>0.0000254499984892877</text:p>
              </table:table-cell>
              <table:table-cell office:value-type="float" office:value="3.281">
                <text:p>3.281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54749984878037">
                <text:p>0.0000254749984878037</text:p>
              </table:table-cell>
              <table:table-cell office:value-type="float" office:value="-1.093">
                <text:p>-1.093</text:p>
              </table:table-cell>
              <table:table-cell office:value-type="float" office:value="4.5313">
                <text:p>4.5313</text:p>
              </table:table-cell>
              <table:table-cell office:value-type="float" office:value="10.4687">
                <text:p>10.4687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54999984863197">
                <text:p>0.0000254999984863197</text:p>
              </table:table-cell>
              <table:table-cell office:value-type="float" office:value="0.1562">
                <text:p>0.1562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55249984848357">
                <text:p>0.0000255249984848357</text:p>
              </table:table-cell>
              <table:table-cell office:value-type="float" office:value="-0.625">
                <text:p>-0.625</text:p>
              </table:table-cell>
              <table:table-cell office:value-type="float" office:value="5.1562">
                <text:p>5.1562</text:p>
              </table:table-cell>
              <table:table-cell office:value-type="float" office:value="10.3125">
                <text:p>10.3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55499984833517">
                <text:p>0.0000255499984833517</text:p>
              </table:table-cell>
              <table:table-cell office:value-type="float" office:value="-0.625">
                <text:p>-0.625</text:p>
              </table:table-cell>
              <table:table-cell office:value-type="float" office:value="5.1562">
                <text:p>5.1562</text:p>
              </table:table-cell>
              <table:table-cell office:value-type="float" office:value="9.5313">
                <text:p>9.531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55749984818677">
                <text:p>0.0000255749984818677</text:p>
              </table:table-cell>
              <table:table-cell office:value-type="float" office:value="0">
                <text:p>0</text:p>
              </table:table-cell>
              <table:table-cell office:value-type="float" office:value="4.5313">
                <text:p>4.5313</text:p>
              </table:table-cell>
              <table:table-cell office:value-type="float" office:value="10.3125">
                <text:p>10.3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55999984803837">
                <text:p>0.0000255999984803837</text:p>
              </table:table-cell>
              <table:table-cell office:value-type="float" office:value="-0.625">
                <text:p>-0.625</text:p>
              </table:table-cell>
              <table:table-cell office:value-type="float" office:value="5.1562">
                <text:p>5.1562</text:p>
              </table:table-cell>
              <table:table-cell office:value-type="float" office:value="10.1562">
                <text:p>10.15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56249984788997">
                <text:p>0.0000256249984788997</text:p>
              </table:table-cell>
              <table:table-cell office:value-type="float" office:value="0.1562">
                <text:p>0.1562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56499984774157">
                <text:p>0.0000256499984774157</text:p>
              </table:table-cell>
              <table:table-cell office:value-type="float" office:value="0.4687">
                <text:p>0.4687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56749984759317">
                <text:p>0.0000256749984759317</text:p>
              </table:table-cell>
              <table:table-cell office:value-type="float" office:value="3.906">
                <text:p>3.906</text:p>
              </table:table-cell>
              <table:table-cell office:value-type="float" office:value="5.3125">
                <text:p>5.3125</text:p>
              </table:table-cell>
              <table:table-cell office:value-type="float" office:value="10.3125">
                <text:p>10.3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56999984744477">
                <text:p>0.0000256999984744477</text:p>
              </table:table-cell>
              <table:table-cell office:value-type="float" office:value="2.812">
                <text:p>2.812</text:p>
              </table:table-cell>
              <table:table-cell office:value-type="float" office:value="5.1562">
                <text:p>5.1562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57249984729637">
                <text:p>0.0000257249984729637</text:p>
              </table:table-cell>
              <table:table-cell office:value-type="float" office:value="3.437">
                <text:p>3.437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57499984714797">
                <text:p>0.0000257499984714797</text:p>
              </table:table-cell>
              <table:table-cell office:value-type="float" office:value="3.281">
                <text:p>3.281</text:p>
              </table:table-cell>
              <table:table-cell office:value-type="float" office:value="4.5313">
                <text:p>4.5313</text:p>
              </table:table-cell>
              <table:table-cell office:value-type="float" office:value="10.1562">
                <text:p>10.15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57749984699957">
                <text:p>0.0000257749984699957</text:p>
              </table:table-cell>
              <table:table-cell office:value-type="float" office:value="2.812">
                <text:p>2.812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57999984685117">
                <text:p>0.0000257999984685117</text:p>
              </table:table-cell>
              <table:table-cell office:value-type="float" office:value="3.281">
                <text:p>3.281</text:p>
              </table:table-cell>
              <table:table-cell office:value-type="float" office:value="5.1562">
                <text:p>5.1562</text:p>
              </table:table-cell>
              <table:table-cell office:value-type="float" office:value="10.3125">
                <text:p>10.3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58249984670277">
                <text:p>0.0000258249984670277</text:p>
              </table:table-cell>
              <table:table-cell office:value-type="float" office:value="-1.093">
                <text:p>-1.093</text:p>
              </table:table-cell>
              <table:table-cell office:value-type="float" office:value="4.375">
                <text:p>4.375</text:p>
              </table:table-cell>
              <table:table-cell office:value-type="float" office:value="9.5313">
                <text:p>9.531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58499984655437">
                <text:p>0.0000258499984655437</text:p>
              </table:table-cell>
              <table:table-cell office:value-type="float" office:value="-0.4687">
                <text:p>-0.4687</text:p>
              </table:table-cell>
              <table:table-cell office:value-type="float" office:value="5.1562">
                <text:p>5.1562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58749984640597">
                <text:p>0.0000258749984640597</text:p>
              </table:table-cell>
              <table:table-cell office:value-type="float" office:value="0">
                <text:p>0</text:p>
              </table:table-cell>
              <table:table-cell office:value-type="float" office:value="4.5313">
                <text:p>4.5313</text:p>
              </table:table-cell>
              <table:table-cell office:value-type="float" office:value="9.5313">
                <text:p>9.53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58999984625757">
                <text:p>0.0000258999984625757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59249984610917">
                <text:p>0.0000259249984610917</text:p>
              </table:table-cell>
              <table:table-cell office:value-type="float" office:value="-0.4687">
                <text:p>-0.4687</text:p>
              </table:table-cell>
              <table:table-cell office:value-type="float" office:value="4.5313">
                <text:p>4.5313</text:p>
              </table:table-cell>
              <table:table-cell office:value-type="float" office:value="10.1562">
                <text:p>10.156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59499984596077">
                <text:p>0.0000259499984596077</text:p>
              </table:table-cell>
              <table:table-cell office:value-type="float" office:value="-0.4687">
                <text:p>-0.4687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59749984581237">
                <text:p>0.0000259749984581237</text:p>
              </table:table-cell>
              <table:table-cell office:value-type="float" office:value="3.906">
                <text:p>3.906</text:p>
              </table:table-cell>
              <table:table-cell office:value-type="float" office:value="5.3125">
                <text:p>5.3125</text:p>
              </table:table-cell>
              <table:table-cell office:value-type="float" office:value="10.3125">
                <text:p>10.3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59999984566397">
                <text:p>0.0000259999984566397</text:p>
              </table:table-cell>
              <table:table-cell office:value-type="float" office:value="3.593">
                <text:p>3.593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60249984551557">
                <text:p>0.0000260249984551557</text:p>
              </table:table-cell>
              <table:table-cell office:value-type="float" office:value="2.656">
                <text:p>2.656</text:p>
              </table:table-cell>
              <table:table-cell office:value-type="float" office:value="5.1562">
                <text:p>5.1562</text:p>
              </table:table-cell>
              <table:table-cell office:value-type="float" office:value="10.3125">
                <text:p>10.3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60499984536717">
                <text:p>0.0000260499984536717</text:p>
              </table:table-cell>
              <table:table-cell office:value-type="float" office:value="2.812">
                <text:p>2.812</text:p>
              </table:table-cell>
              <table:table-cell office:value-type="float" office:value="5.1562">
                <text:p>5.1562</text:p>
              </table:table-cell>
              <table:table-cell office:value-type="float" office:value="10.1562">
                <text:p>10.156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60749984521877">
                <text:p>0.0000260749984521877</text:p>
              </table:table-cell>
              <table:table-cell office:value-type="float" office:value="3.437">
                <text:p>3.437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60999984507037">
                <text:p>0.0000260999984507037</text:p>
              </table:table-cell>
              <table:table-cell office:value-type="float" office:value="3.281">
                <text:p>3.281</text:p>
              </table:table-cell>
              <table:table-cell office:value-type="float" office:value="5.3125">
                <text:p>5.3125</text:p>
              </table:table-cell>
              <table:table-cell office:value-type="float" office:value="10.3125">
                <text:p>10.3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61249984492197">
                <text:p>0.0000261249984492197</text:p>
              </table:table-cell>
              <table:table-cell office:value-type="float" office:value="2.656">
                <text:p>2.656</text:p>
              </table:table-cell>
              <table:table-cell office:value-type="float" office:value="4.6875">
                <text:p>4.6875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61499984477357">
                <text:p>0.0000261499984477357</text:p>
              </table:table-cell>
              <table:table-cell office:value-type="float" office:value="2.187">
                <text:p>2.187</text:p>
              </table:table-cell>
              <table:table-cell office:value-type="float" office:value="5.1562">
                <text:p>5.1562</text:p>
              </table:table-cell>
              <table:table-cell office:value-type="float" office:value="10.1562">
                <text:p>10.156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61749984462517">
                <text:p>0.0000261749984462517</text:p>
              </table:table-cell>
              <table:table-cell office:value-type="float" office:value="-1.093">
                <text:p>-1.093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61999984447677">
                <text:p>0.0000261999984447677</text:p>
              </table:table-cell>
              <table:table-cell office:value-type="float" office:value="-0.4687">
                <text:p>-0.4687</text:p>
              </table:table-cell>
              <table:table-cell office:value-type="float" office:value="5.1562">
                <text:p>5.1562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62249984432837">
                <text:p>0.0000262249984432837</text:p>
              </table:table-cell>
              <table:table-cell office:value-type="float" office:value="0">
                <text:p>0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62499984417997">
                <text:p>0.0000262499984417997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0.3125">
                <text:p>10.3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62749984403157">
                <text:p>0.0000262749984403157</text:p>
              </table:table-cell>
              <table:table-cell office:value-type="float" office:value="-0.4687">
                <text:p>-0.4687</text:p>
              </table:table-cell>
              <table:table-cell office:value-type="float" office:value="4.5313">
                <text:p>4.5313</text:p>
              </table:table-cell>
              <table:table-cell office:value-type="float" office:value="9.5313">
                <text:p>9.531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62999984388316">
                <text:p>0.0000262999984388316</text:p>
              </table:table-cell>
              <table:table-cell office:value-type="float" office:value="-0.4687">
                <text:p>-0.4687</text:p>
              </table:table-cell>
              <table:table-cell office:value-type="float" office:value="4.375">
                <text:p>4.375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63249984373476">
                <text:p>0.0000263249984373476</text:p>
              </table:table-cell>
              <table:table-cell office:value-type="float" office:value="3.906">
                <text:p>3.906</text:p>
              </table:table-cell>
              <table:table-cell office:value-type="float" office:value="5.3125">
                <text:p>5.3125</text:p>
              </table:table-cell>
              <table:table-cell office:value-type="float" office:value="10.3125">
                <text:p>10.3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63499984358636">
                <text:p>0.0000263499984358636</text:p>
              </table:table-cell>
              <table:table-cell office:value-type="float" office:value="2.812">
                <text:p>2.812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63749984343796">
                <text:p>0.0000263749984343796</text:p>
              </table:table-cell>
              <table:table-cell office:value-type="float" office:value="3.437">
                <text:p>3.437</text:p>
              </table:table-cell>
              <table:table-cell office:value-type="float" office:value="4.5313">
                <text:p>4.5313</text:p>
              </table:table-cell>
              <table:table-cell office:value-type="float" office:value="10.3125">
                <text:p>10.3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63999984328956">
                <text:p>0.0000263999984328956</text:p>
              </table:table-cell>
              <table:table-cell office:value-type="float" office:value="2.812">
                <text:p>2.812</text:p>
              </table:table-cell>
              <table:table-cell office:value-type="float" office:value="4.6875">
                <text:p>4.6875</text:p>
              </table:table-cell>
              <table:table-cell office:value-type="float" office:value="10.3125">
                <text:p>10.3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64249984314116">
                <text:p>0.0000264249984314116</text:p>
              </table:table-cell>
              <table:table-cell office:value-type="float" office:value="3.281">
                <text:p>3.281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64499984299276">
                <text:p>0.0000264499984299276</text:p>
              </table:table-cell>
              <table:table-cell office:value-type="float" office:value="3.437">
                <text:p>3.437</text:p>
              </table:table-cell>
              <table:table-cell office:value-type="float" office:value="5.1562">
                <text:p>5.1562</text:p>
              </table:table-cell>
              <table:table-cell office:value-type="float" office:value="10.3125">
                <text:p>10.3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64749984284436">
                <text:p>0.0000264749984284436</text:p>
              </table:table-cell>
              <table:table-cell office:value-type="float" office:value="-1.093">
                <text:p>-1.093</text:p>
              </table:table-cell>
              <table:table-cell office:value-type="float" office:value="4.375">
                <text:p>4.375</text:p>
              </table:table-cell>
              <table:table-cell office:value-type="float" office:value="9.5313">
                <text:p>9.53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64999984269596">
                <text:p>0.0000264999984269596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65249984254756">
                <text:p>0.0000265249984254756</text:p>
              </table:table-cell>
              <table:table-cell office:value-type="float" office:value="-0.7812">
                <text:p>-0.7812</text:p>
              </table:table-cell>
              <table:table-cell office:value-type="float" office:value="4.5313">
                <text:p>4.5313</text:p>
              </table:table-cell>
              <table:table-cell office:value-type="float" office:value="10.1562">
                <text:p>10.156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65499984239916">
                <text:p>0.0000265499984239916</text:p>
              </table:table-cell>
              <table:table-cell office:value-type="float" office:value="-0.625">
                <text:p>-0.625</text:p>
              </table:table-cell>
              <table:table-cell office:value-type="float" office:value="5.1562">
                <text:p>5.1562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65749984225076">
                <text:p>0.0000265749984225076</text:p>
              </table:table-cell>
              <table:table-cell office:value-type="float" office:value="0">
                <text:p>0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65999984210236">
                <text:p>0.0000265999984210236</text:p>
              </table:table-cell>
              <table:table-cell office:value-type="float" office:value="-0.4687">
                <text:p>-0.4687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66249984195396">
                <text:p>0.0000266249984195396</text:p>
              </table:table-cell>
              <table:table-cell office:value-type="float" office:value="0.3125">
                <text:p>0.3125</text:p>
              </table:table-cell>
              <table:table-cell office:value-type="float" office:value="5.1562">
                <text:p>5.1562</text:p>
              </table:table-cell>
              <table:table-cell office:value-type="float" office:value="10.3125">
                <text:p>10.3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66499984180556">
                <text:p>0.0000266499984180556</text:p>
              </table:table-cell>
              <table:table-cell office:value-type="float" office:value="0.9375">
                <text:p>0.9375</text:p>
              </table:table-cell>
              <table:table-cell office:value-type="float" office:value="4.375">
                <text:p>4.375</text:p>
              </table:table-cell>
              <table:table-cell office:value-type="float" office:value="10.3125">
                <text:p>10.3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66749984165716">
                <text:p>0.0000266749984165716</text:p>
              </table:table-cell>
              <table:table-cell office:value-type="float" office:value="3.906">
                <text:p>3.906</text:p>
              </table:table-cell>
              <table:table-cell office:value-type="float" office:value="5.3125">
                <text:p>5.3125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66999984150876">
                <text:p>0.0000266999984150876</text:p>
              </table:table-cell>
              <table:table-cell office:value-type="float" office:value="3.437">
                <text:p>3.437</text:p>
              </table:table-cell>
              <table:table-cell office:value-type="float" office:value="4.6875">
                <text:p>4.6875</text:p>
              </table:table-cell>
              <table:table-cell office:value-type="float" office:value="9.6875">
                <text:p>9.68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67249984136036">
                <text:p>0.0000267249984136036</text:p>
              </table:table-cell>
              <table:table-cell office:value-type="float" office:value="2.812">
                <text:p>2.812</text:p>
              </table:table-cell>
              <table:table-cell office:value-type="float" office:value="5.1562">
                <text:p>5.1562</text:p>
              </table:table-cell>
              <table:table-cell office:value-type="float" office:value="10.3125">
                <text:p>10.3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67499984121196">
                <text:p>0.0000267499984121196</text:p>
              </table:table-cell>
              <table:table-cell office:value-type="float" office:value="2.812">
                <text:p>2.812</text:p>
              </table:table-cell>
              <table:table-cell office:value-type="float" office:value="4.6875">
                <text:p>4.6875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67749984106356">
                <text:p>0.0000267749984106356</text:p>
              </table:table-cell>
              <table:table-cell office:value-type="float" office:value="3.437">
                <text:p>3.437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67999984091516">
                <text:p>0.0000267999984091516</text:p>
              </table:table-cell>
              <table:table-cell office:value-type="float" office:value="3.281">
                <text:p>3.281</text:p>
              </table:table-cell>
              <table:table-cell office:value-type="float" office:value="5.3125">
                <text:p>5.3125</text:p>
              </table:table-cell>
              <table:table-cell office:value-type="float" office:value="10.3125">
                <text:p>10.3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68249984076676">
                <text:p>0.0000268249984076676</text:p>
              </table:table-cell>
              <table:table-cell office:value-type="float" office:value="-1.093">
                <text:p>-1.093</text:p>
              </table:table-cell>
              <table:table-cell office:value-type="float" office:value="4.375">
                <text:p>4.375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68499984061836">
                <text:p>0.0000268499984061836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68749984046996">
                <text:p>0.0000268749984046996</text:p>
              </table:table-cell>
              <table:table-cell office:value-type="float" office:value="-0.625">
                <text:p>-0.625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68999984032156">
                <text:p>0.0000268999984032156</text:p>
              </table:table-cell>
              <table:table-cell office:value-type="float" office:value="-0.4687">
                <text:p>-0.4687</text:p>
              </table:table-cell>
              <table:table-cell office:value-type="float" office:value="5.1562">
                <text:p>5.1562</text:p>
              </table:table-cell>
              <table:table-cell office:value-type="float" office:value="10.3125">
                <text:p>10.3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69249984017316">
                <text:p>0.0000269249984017316</text:p>
              </table:table-cell>
              <table:table-cell office:value-type="float" office:value="0">
                <text:p>0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69499984002476">
                <text:p>0.0000269499984002476</text:p>
              </table:table-cell>
              <table:table-cell office:value-type="float" office:value="-0.4687">
                <text:p>-0.4687</text:p>
              </table:table-cell>
              <table:table-cell office:value-type="float" office:value="5.1562">
                <text:p>5.1562</text:p>
              </table:table-cell>
              <table:table-cell office:value-type="float" office:value="10.3125">
                <text:p>10.3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69749983987636">
                <text:p>0.0000269749983987636</text:p>
              </table:table-cell>
              <table:table-cell office:value-type="float" office:value="3.906">
                <text:p>3.906</text:p>
              </table:table-cell>
              <table:table-cell office:value-type="float" office:value="4.5313">
                <text:p>4.5313</text:p>
              </table:table-cell>
              <table:table-cell office:value-type="float" office:value="9.5313">
                <text:p>9.531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69999983972796">
                <text:p>0.0000269999983972796</text:p>
              </table:table-cell>
              <table:table-cell office:value-type="float" office:value="3.593">
                <text:p>3.593</text:p>
              </table:table-cell>
              <table:table-cell office:value-type="float" office:value="5.1562">
                <text:p>5.1562</text:p>
              </table:table-cell>
              <table:table-cell office:value-type="float" office:value="10.1562">
                <text:p>10.156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70249983957956">
                <text:p>0.0000270249983957956</text:p>
              </table:table-cell>
              <table:table-cell office:value-type="float" office:value="2.812">
                <text:p>2.812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70499983943116">
                <text:p>0.0000270499983943116</text:p>
              </table:table-cell>
              <table:table-cell office:value-type="float" office:value="3.437">
                <text:p>3.437</text:p>
              </table:table-cell>
              <table:table-cell office:value-type="float" office:value="5.1562">
                <text:p>5.1562</text:p>
              </table:table-cell>
              <table:table-cell office:value-type="float" office:value="10.3125">
                <text:p>10.3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70749983928276">
                <text:p>0.0000270749983928276</text:p>
              </table:table-cell>
              <table:table-cell office:value-type="float" office:value="2.812">
                <text:p>2.812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70999983913436">
                <text:p>0.0000270999983913436</text:p>
              </table:table-cell>
              <table:table-cell office:value-type="float" office:value="3.437">
                <text:p>3.437</text:p>
              </table:table-cell>
              <table:table-cell office:value-type="float" office:value="4.6875">
                <text:p>4.6875</text:p>
              </table:table-cell>
              <table:table-cell office:value-type="float" office:value="9.6875">
                <text:p>9.68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71249983898596">
                <text:p>0.0000271249983898596</text:p>
              </table:table-cell>
              <table:table-cell office:value-type="float" office:value="2.656">
                <text:p>2.656</text:p>
              </table:table-cell>
              <table:table-cell office:value-type="float" office:value="5.1562">
                <text:p>5.1562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71499983883756">
                <text:p>0.0000271499983883756</text:p>
              </table:table-cell>
              <table:table-cell office:value-type="float" office:value="2.031">
                <text:p>2.031</text:p>
              </table:table-cell>
              <table:table-cell office:value-type="float" office:value="5.3125">
                <text:p>5.3125</text:p>
              </table:table-cell>
              <table:table-cell office:value-type="float" office:value="10.3125">
                <text:p>10.3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71749983868916">
                <text:p>0.0000271749983868916</text:p>
              </table:table-cell>
              <table:table-cell office:value-type="float" office:value="-1.093">
                <text:p>-1.093</text:p>
              </table:table-cell>
              <table:table-cell office:value-type="float" office:value="4.2188">
                <text:p>4.2188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71999983854076">
                <text:p>0.0000271999983854076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72249983839236">
                <text:p>0.0000272249983839236</text:p>
              </table:table-cell>
              <table:table-cell office:value-type="float" office:value="-0.625">
                <text:p>-0.625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72499983824396">
                <text:p>0.0000272499983824396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72749983809556">
                <text:p>0.0000272749983809556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72999983794716">
                <text:p>0.0000272999983794716</text:p>
              </table:table-cell>
              <table:table-cell office:value-type="float" office:value="-0.4687">
                <text:p>-0.4687</text:p>
              </table:table-cell>
              <table:table-cell office:value-type="float" office:value="5.1562">
                <text:p>5.1562</text:p>
              </table:table-cell>
              <table:table-cell office:value-type="float" office:value="10.3125">
                <text:p>10.3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73249983779876">
                <text:p>0.0000273249983779876</text:p>
              </table:table-cell>
              <table:table-cell office:value-type="float" office:value="3.906">
                <text:p>3.906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73499983765036">
                <text:p>0.0000273499983765036</text:p>
              </table:table-cell>
              <table:table-cell office:value-type="float" office:value="2.812">
                <text:p>2.812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73749983750196">
                <text:p>0.0000273749983750196</text:p>
              </table:table-cell>
              <table:table-cell office:value-type="float" office:value="3.437">
                <text:p>3.437</text:p>
              </table:table-cell>
              <table:table-cell office:value-type="float" office:value="4.5313">
                <text:p>4.5313</text:p>
              </table:table-cell>
              <table:table-cell office:value-type="float" office:value="10.3125">
                <text:p>10.3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73999983735356">
                <text:p>0.0000273999983735356</text:p>
              </table:table-cell>
              <table:table-cell office:value-type="float" office:value="2.812">
                <text:p>2.812</text:p>
              </table:table-cell>
              <table:table-cell office:value-type="float" office:value="4.5313">
                <text:p>4.5313</text:p>
              </table:table-cell>
              <table:table-cell office:value-type="float" office:value="10.3125">
                <text:p>10.3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74249983720516">
                <text:p>0.0000274249983720516</text:p>
              </table:table-cell>
              <table:table-cell office:value-type="float" office:value="3.437">
                <text:p>3.437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74499983705676">
                <text:p>0.0000274499983705676</text:p>
              </table:table-cell>
              <table:table-cell office:value-type="float" office:value="3.437">
                <text:p>3.437</text:p>
              </table:table-cell>
              <table:table-cell office:value-type="float" office:value="5.1562">
                <text:p>5.1562</text:p>
              </table:table-cell>
              <table:table-cell office:value-type="float" office:value="10.1562">
                <text:p>10.156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74749983690836">
                <text:p>0.0000274749983690836</text:p>
              </table:table-cell>
              <table:table-cell office:value-type="float" office:value="-0.9375">
                <text:p>-0.9375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74999983675996">
                <text:p>0.0000274999983675996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10.1562">
                <text:p>10.15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75249983661156">
                <text:p>0.0000275249983661156</text:p>
              </table:table-cell>
              <table:table-cell office:value-type="float" office:value="-0.7812">
                <text:p>-0.7812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75499983646316">
                <text:p>0.0000275499983646316</text:p>
              </table:table-cell>
              <table:table-cell office:value-type="float" office:value="-0.4687">
                <text:p>-0.4687</text:p>
              </table:table-cell>
              <table:table-cell office:value-type="float" office:value="5">
                <text:p>5</text:p>
              </table:table-cell>
              <table:table-cell office:value-type="float" office:value="10.3125">
                <text:p>10.3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75749983631476">
                <text:p>0.0000275749983631476</text:p>
              </table:table-cell>
              <table:table-cell office:value-type="float" office:value="0">
                <text:p>0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75999983616636">
                <text:p>0.0000275999983616636</text:p>
              </table:table-cell>
              <table:table-cell office:value-type="float" office:value="-0.4687">
                <text:p>-0.4687</text:p>
              </table:table-cell>
              <table:table-cell office:value-type="float" office:value="5.1562">
                <text:p>5.1562</text:p>
              </table:table-cell>
              <table:table-cell office:value-type="float" office:value="10.1562">
                <text:p>10.15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76249983601796">
                <text:p>0.0000276249983601796</text:p>
              </table:table-cell>
              <table:table-cell office:value-type="float" office:value="0.4687">
                <text:p>0.4687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76499983586956">
                <text:p>0.0000276499983586956</text:p>
              </table:table-cell>
              <table:table-cell office:value-type="float" office:value="0.9375">
                <text:p>0.9375</text:p>
              </table:table-cell>
              <table:table-cell office:value-type="float" office:value="4.375">
                <text:p>4.375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76749983572116">
                <text:p>0.0000276749983572116</text:p>
              </table:table-cell>
              <table:table-cell office:value-type="float" office:value="3.906">
                <text:p>3.906</text:p>
              </table:table-cell>
              <table:table-cell office:value-type="float" office:value="5.3125">
                <text:p>5.3125</text:p>
              </table:table-cell>
              <table:table-cell office:value-type="float" office:value="10.3125">
                <text:p>10.3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76999983557276">
                <text:p>0.0000276999983557276</text:p>
              </table:table-cell>
              <table:table-cell office:value-type="float" office:value="2.656">
                <text:p>2.656</text:p>
              </table:table-cell>
              <table:table-cell office:value-type="float" office:value="4.5313">
                <text:p>4.5313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77249983542436">
                <text:p>0.0000277249983542436</text:p>
              </table:table-cell>
              <table:table-cell office:value-type="float" office:value="3.437">
                <text:p>3.437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77499983527596">
                <text:p>0.0000277499983527596</text:p>
              </table:table-cell>
              <table:table-cell office:value-type="float" office:value="3.437">
                <text:p>3.437</text:p>
              </table:table-cell>
              <table:table-cell office:value-type="float" office:value="4.5313">
                <text:p>4.5313</text:p>
              </table:table-cell>
              <table:table-cell office:value-type="float" office:value="10.1562">
                <text:p>10.156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77749983512756">
                <text:p>0.0000277749983512756</text:p>
              </table:table-cell>
              <table:table-cell office:value-type="float" office:value="2.656">
                <text:p>2.656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77999983497916">
                <text:p>0.0000277999983497916</text:p>
              </table:table-cell>
              <table:table-cell office:value-type="float" office:value="3.281">
                <text:p>3.281</text:p>
              </table:table-cell>
              <table:table-cell office:value-type="float" office:value="5.1562">
                <text:p>5.1562</text:p>
              </table:table-cell>
              <table:table-cell office:value-type="float" office:value="10.3125">
                <text:p>10.3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78249983483076">
                <text:p>0.0000278249983483076</text:p>
              </table:table-cell>
              <table:table-cell office:value-type="float" office:value="-1.093">
                <text:p>-1.093</text:p>
              </table:table-cell>
              <table:table-cell office:value-type="float" office:value="4.2188">
                <text:p>4.2188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78499983468236">
                <text:p>0.0000278499983468236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78749983453396">
                <text:p>0.0000278749983453396</text:p>
              </table:table-cell>
              <table:table-cell office:value-type="float" office:value="-0.625">
                <text:p>-0.625</text:p>
              </table:table-cell>
              <table:table-cell office:value-type="float" office:value="4.5313">
                <text:p>4.5313</text:p>
              </table:table-cell>
              <table:table-cell office:value-type="float" office:value="10.1562">
                <text:p>10.156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78999983438556">
                <text:p>0.0000278999983438556</text:p>
              </table:table-cell>
              <table:table-cell office:value-type="float" office:value="-0.4687">
                <text:p>-0.4687</text:p>
              </table:table-cell>
              <table:table-cell office:value-type="float" office:value="5.1562">
                <text:p>5.1562</text:p>
              </table:table-cell>
              <table:table-cell office:value-type="float" office:value="10.3125">
                <text:p>10.3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79249983423716">
                <text:p>0.0000279249983423716</text:p>
              </table:table-cell>
              <table:table-cell office:value-type="float" office:value="0">
                <text:p>0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79499983408876">
                <text:p>0.0000279499983408876</text:p>
              </table:table-cell>
              <table:table-cell office:value-type="float" office:value="-0.4687">
                <text:p>-0.4687</text:p>
              </table:table-cell>
              <table:table-cell office:value-type="float" office:value="4.5313">
                <text:p>4.5313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79749983394036">
                <text:p>0.0000279749983394036</text:p>
              </table:table-cell>
              <table:table-cell office:value-type="float" office:value="3.906">
                <text:p>3.906</text:p>
              </table:table-cell>
              <table:table-cell office:value-type="float" office:value="5.4687">
                <text:p>5.4687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79999983379196">
                <text:p>0.0000279999983379196</text:p>
              </table:table-cell>
              <table:table-cell office:value-type="float" office:value="3.593">
                <text:p>3.593</text:p>
              </table:table-cell>
              <table:table-cell office:value-type="float" office:value="5.3125">
                <text:p>5.3125</text:p>
              </table:table-cell>
              <table:table-cell office:value-type="float" office:value="9.8438">
                <text:p>9.843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80249983364356">
                <text:p>0.0000280249983364356</text:p>
              </table:table-cell>
              <table:table-cell office:value-type="float" office:value="2.656">
                <text:p>2.656</text:p>
              </table:table-cell>
              <table:table-cell office:value-type="float" office:value="4.5313">
                <text:p>4.5313</text:p>
              </table:table-cell>
              <table:table-cell office:value-type="float" office:value="10.3125">
                <text:p>10.3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80499983349516">
                <text:p>0.0000280499983349516</text:p>
              </table:table-cell>
              <table:table-cell office:value-type="float" office:value="2.812">
                <text:p>2.812</text:p>
              </table:table-cell>
              <table:table-cell office:value-type="float" office:value="4.6875">
                <text:p>4.6875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80749983334676">
                <text:p>0.0000280749983334676</text:p>
              </table:table-cell>
              <table:table-cell office:value-type="float" office:value="3.437">
                <text:p>3.437</text:p>
              </table:table-cell>
              <table:table-cell office:value-type="float" office:value="5.1562">
                <text:p>5.1562</text:p>
              </table:table-cell>
              <table:table-cell office:value-type="float" office:value="10.3125">
                <text:p>10.3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80999983319836">
                <text:p>0.0000280999983319836</text:p>
              </table:table-cell>
              <table:table-cell office:value-type="float" office:value="3.437">
                <text:p>3.437</text:p>
              </table:table-cell>
              <table:table-cell office:value-type="float" office:value="4.6875">
                <text:p>4.6875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81249983304996">
                <text:p>0.0000281249983304996</text:p>
              </table:table-cell>
              <table:table-cell office:value-type="float" office:value="2.656">
                <text:p>2.656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81499983290156">
                <text:p>0.0000281499983290156</text:p>
              </table:table-cell>
              <table:table-cell office:value-type="float" office:value="2.031">
                <text:p>2.031</text:p>
              </table:table-cell>
              <table:table-cell office:value-type="float" office:value="5.3125">
                <text:p>5.3125</text:p>
              </table:table-cell>
              <table:table-cell office:value-type="float" office:value="10.3125">
                <text:p>10.3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81749983275316">
                <text:p>0.0000281749983275316</text:p>
              </table:table-cell>
              <table:table-cell office:value-type="float" office:value="-1.093">
                <text:p>-1.093</text:p>
              </table:table-cell>
              <table:table-cell office:value-type="float" office:value="4.5313">
                <text:p>4.5313</text:p>
              </table:table-cell>
              <table:table-cell office:value-type="float" office:value="9.5313">
                <text:p>9.531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81999983260476">
                <text:p>0.0000281999983260476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10.3125">
                <text:p>10.3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82249983245636">
                <text:p>0.0000282249983245636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82499983230796">
                <text:p>0.0000282499983230796</text:p>
              </table:table-cell>
              <table:table-cell office:value-type="float" office:value="-0.4687">
                <text:p>-0.4687</text:p>
              </table:table-cell>
              <table:table-cell office:value-type="float" office:value="5">
                <text:p>5</text:p>
              </table:table-cell>
              <table:table-cell office:value-type="float" office:value="10.3125">
                <text:p>10.3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82749983215956">
                <text:p>0.0000282749983215956</text:p>
              </table:table-cell>
              <table:table-cell office:value-type="float" office:value="0">
                <text:p>0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82999983201116">
                <text:p>0.0000282999983201116</text:p>
              </table:table-cell>
              <table:table-cell office:value-type="float" office:value="-0.4687">
                <text:p>-0.4687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83249983186276">
                <text:p>0.0000283249983186276</text:p>
              </table:table-cell>
              <table:table-cell office:value-type="float" office:value="3.906">
                <text:p>3.906</text:p>
              </table:table-cell>
              <table:table-cell office:value-type="float" office:value="5.4687">
                <text:p>5.4687</text:p>
              </table:table-cell>
              <table:table-cell office:value-type="float" office:value="10.3125">
                <text:p>10.3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83499983171436">
                <text:p>0.0000283499983171436</text:p>
              </table:table-cell>
              <table:table-cell office:value-type="float" office:value="3.437">
                <text:p>3.437</text:p>
              </table:table-cell>
              <table:table-cell office:value-type="float" office:value="4.6875">
                <text:p>4.6875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83749983156596">
                <text:p>0.0000283749983156596</text:p>
              </table:table-cell>
              <table:table-cell office:value-type="float" office:value="2.812">
                <text:p>2.812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83999983141756">
                <text:p>0.0000283999983141756</text:p>
              </table:table-cell>
              <table:table-cell office:value-type="float" office:value="3.281">
                <text:p>3.281</text:p>
              </table:table-cell>
              <table:table-cell office:value-type="float" office:value="4.5313">
                <text:p>4.5313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84249983126916">
                <text:p>0.0000284249983126916</text:p>
              </table:table-cell>
              <table:table-cell office:value-type="float" office:value="2.812">
                <text:p>2.812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84499983112076">
                <text:p>0.0000284499983112076</text:p>
              </table:table-cell>
              <table:table-cell office:value-type="float" office:value="3.281">
                <text:p>3.281</text:p>
              </table:table-cell>
              <table:table-cell office:value-type="float" office:value="5.3125">
                <text:p>5.3125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84749983097236">
                <text:p>0.0000284749983097236</text:p>
              </table:table-cell>
              <table:table-cell office:value-type="float" office:value="-1.093">
                <text:p>-1.093</text:p>
              </table:table-cell>
              <table:table-cell office:value-type="float" office:value="4.2188">
                <text:p>4.2188</text:p>
              </table:table-cell>
              <table:table-cell office:value-type="float" office:value="10.3125">
                <text:p>10.3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84999983082396">
                <text:p>0.0000284999983082396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85249983067555">
                <text:p>0.0000285249983067555</text:p>
              </table:table-cell>
              <table:table-cell office:value-type="float" office:value="-0.7812">
                <text:p>-0.7812</text:p>
              </table:table-cell>
              <table:table-cell office:value-type="float" office:value="4.5313">
                <text:p>4.5313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85499983052715">
                <text:p>0.0000285499983052715</text:p>
              </table:table-cell>
              <table:table-cell office:value-type="float" office:value="-0.625">
                <text:p>-0.625</text:p>
              </table:table-cell>
              <table:table-cell office:value-type="float" office:value="5.1562">
                <text:p>5.1562</text:p>
              </table:table-cell>
              <table:table-cell office:value-type="float" office:value="10.1562">
                <text:p>10.1562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85749983037875">
                <text:p>0.0000285749983037875</text:p>
              </table:table-cell>
              <table:table-cell office:value-type="float" office:value="0">
                <text:p>0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85999983023035">
                <text:p>0.0000285999983023035</text:p>
              </table:table-cell>
              <table:table-cell office:value-type="float" office:value="-0.625">
                <text:p>-0.625</text:p>
              </table:table-cell>
              <table:table-cell office:value-type="float" office:value="5">
                <text:p>5</text:p>
              </table:table-cell>
              <table:table-cell office:value-type="float" office:value="9.8438">
                <text:p>9.843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86249983008195">
                <text:p>0.0000286249983008195</text:p>
              </table:table-cell>
              <table:table-cell office:value-type="float" office:value="0.1562">
                <text:p>0.1562</text:p>
              </table:table-cell>
              <table:table-cell office:value-type="float" office:value="4.375">
                <text:p>4.375</text:p>
              </table:table-cell>
              <table:table-cell office:value-type="float" office:value="10.1562">
                <text:p>10.156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86499982993355">
                <text:p>0.0000286499982993355</text:p>
              </table:table-cell>
              <table:table-cell office:value-type="float" office:value="0.7812">
                <text:p>0.7812</text:p>
              </table:table-cell>
              <table:table-cell office:value-type="float" office:value="5.3125">
                <text:p>5.3125</text:p>
              </table:table-cell>
              <table:table-cell office:value-type="float" office:value="9.6875">
                <text:p>9.68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86749982978515">
                <text:p>0.0000286749982978515</text:p>
              </table:table-cell>
              <table:table-cell office:value-type="float" office:value="3.906">
                <text:p>3.906</text:p>
              </table:table-cell>
              <table:table-cell office:value-type="float" office:value="4.375">
                <text:p>4.375</text:p>
              </table:table-cell>
              <table:table-cell office:value-type="float" office:value="10.3125">
                <text:p>10.3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86999982963675">
                <text:p>0.0000286999982963675</text:p>
              </table:table-cell>
              <table:table-cell office:value-type="float" office:value="2.812">
                <text:p>2.812</text:p>
              </table:table-cell>
              <table:table-cell office:value-type="float" office:value="4.5313">
                <text:p>4.5313</text:p>
              </table:table-cell>
              <table:table-cell office:value-type="float" office:value="10.3125">
                <text:p>10.3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87249982948835">
                <text:p>0.0000287249982948835</text:p>
              </table:table-cell>
              <table:table-cell office:value-type="float" office:value="3.281">
                <text:p>3.281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87499982933995">
                <text:p>0.0000287499982933995</text:p>
              </table:table-cell>
              <table:table-cell office:value-type="float" office:value="2.812">
                <text:p>2.812</text:p>
              </table:table-cell>
              <table:table-cell office:value-type="float" office:value="5.1562">
                <text:p>5.1562</text:p>
              </table:table-cell>
              <table:table-cell office:value-type="float" office:value="10.1562">
                <text:p>10.156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87749982919155">
                <text:p>0.0000287749982919155</text:p>
              </table:table-cell>
              <table:table-cell office:value-type="float" office:value="3.281">
                <text:p>3.281</text:p>
              </table:table-cell>
              <table:table-cell office:value-type="float" office:value="4.5313">
                <text:p>4.5313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87999982904315">
                <text:p>0.0000287999982904315</text:p>
              </table:table-cell>
              <table:table-cell office:value-type="float" office:value="3.281">
                <text:p>3.281</text:p>
              </table:table-cell>
              <table:table-cell office:value-type="float" office:value="5.3125">
                <text:p>5.3125</text:p>
              </table:table-cell>
              <table:table-cell office:value-type="float" office:value="10.1562">
                <text:p>10.1562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88249982889475">
                <text:p>0.0000288249982889475</text:p>
              </table:table-cell>
              <table:table-cell office:value-type="float" office:value="-1.093">
                <text:p>-1.093</text:p>
              </table:table-cell>
              <table:table-cell office:value-type="float" office:value="4.2188">
                <text:p>4.2188</text:p>
              </table:table-cell>
              <table:table-cell office:value-type="float" office:value="9.5313">
                <text:p>9.531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88499982874635">
                <text:p>0.0000288499982874635</text:p>
              </table:table-cell>
              <table:table-cell office:value-type="float" office:value="0">
                <text:p>0</text:p>
              </table:table-cell>
              <table:table-cell office:value-type="float" office:value="4.5313">
                <text:p>4.5313</text:p>
              </table:table-cell>
              <table:table-cell office:value-type="float" office:value="9.8438">
                <text:p>9.843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88749982859795">
                <text:p>0.0000288749982859795</text:p>
              </table:table-cell>
              <table:table-cell office:value-type="float" office:value="-0.625">
                <text:p>-0.625</text:p>
              </table:table-cell>
              <table:table-cell office:value-type="float" office:value="5.1562">
                <text:p>5.1562</text:p>
              </table:table-cell>
              <table:table-cell office:value-type="float" office:value="10.3125">
                <text:p>10.3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88999982844955">
                <text:p>0.0000288999982844955</text:p>
              </table:table-cell>
              <table:table-cell office:value-type="float" office:value="0">
                <text:p>0</text:p>
              </table:table-cell>
              <table:table-cell office:value-type="float" office:value="5.1562">
                <text:p>5.1562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89249982830115">
                <text:p>0.0000289249982830115</text:p>
              </table:table-cell>
              <table:table-cell office:value-type="float" office:value="-0.625">
                <text:p>-0.625</text:p>
              </table:table-cell>
              <table:table-cell office:value-type="float" office:value="4.5313">
                <text:p>4.5313</text:p>
              </table:table-cell>
              <table:table-cell office:value-type="float" office:value="10.3125">
                <text:p>10.3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89499982815275">
                <text:p>0.0000289499982815275</text:p>
              </table:table-cell>
              <table:table-cell office:value-type="float" office:value="-0.4687">
                <text:p>-0.4687</text:p>
              </table:table-cell>
              <table:table-cell office:value-type="float" office:value="4.6875">
                <text:p>4.6875</text:p>
              </table:table-cell>
              <table:table-cell office:value-type="float" office:value="9.5313">
                <text:p>9.531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89749982800435">
                <text:p>0.0000289749982800435</text:p>
              </table:table-cell>
              <table:table-cell office:value-type="float" office:value="4.062">
                <text:p>4.062</text:p>
              </table:table-cell>
              <table:table-cell office:value-type="float" office:value="10.312">
                <text:p>10.312</text:p>
              </table:table-cell>
              <table:table-cell office:value-type="float" office:value="10.4687">
                <text:p>10.46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89999982785595">
                <text:p>0.0000289999982785595</text:p>
              </table:table-cell>
              <table:table-cell office:value-type="float" office:value="2.812">
                <text:p>2.812</text:p>
              </table:table-cell>
              <table:table-cell office:value-type="float" office:value="8.593">
                <text:p>8.593</text:p>
              </table:table-cell>
              <table:table-cell office:value-type="float" office:value="9.6875">
                <text:p>9.68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90249982770755">
                <text:p>0.0000290249982770755</text:p>
              </table:table-cell>
              <table:table-cell office:value-type="float" office:value="3.437">
                <text:p>3.437</text:p>
              </table:table-cell>
              <table:table-cell office:value-type="float" office:value="9.375">
                <text:p>9.375</text:p>
              </table:table-cell>
              <table:table-cell office:value-type="float" office:value="14.218">
                <text:p>14.21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90499982755915">
                <text:p>0.0000290499982755915</text:p>
              </table:table-cell>
              <table:table-cell office:value-type="float" office:value="2.812">
                <text:p>2.812</text:p>
              </table:table-cell>
              <table:table-cell office:value-type="float" office:value="8.593">
                <text:p>8.593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90749982741075">
                <text:p>0.0000290749982741075</text:p>
              </table:table-cell>
              <table:table-cell office:value-type="float" office:value="3.281">
                <text:p>3.281</text:p>
              </table:table-cell>
              <table:table-cell office:value-type="float" office:value="9.062">
                <text:p>9.062</text:p>
              </table:table-cell>
              <table:table-cell office:value-type="float" office:value="13.75">
                <text:p>13.7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90999982726235">
                <text:p>0.0000290999982726235</text:p>
              </table:table-cell>
              <table:table-cell office:value-type="float" office:value="3.281">
                <text:p>3.281</text:p>
              </table:table-cell>
              <table:table-cell office:value-type="float" office:value="8.593">
                <text:p>8.593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91249982711395">
                <text:p>0.0000291249982711395</text:p>
              </table:table-cell>
              <table:table-cell office:value-type="float" office:value="2.812">
                <text:p>2.812</text:p>
              </table:table-cell>
              <table:table-cell office:value-type="float" office:value="9.218">
                <text:p>9.218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91499982696555">
                <text:p>0.0000291499982696555</text:p>
              </table:table-cell>
              <table:table-cell office:value-type="float" office:value="2.343">
                <text:p>2.343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91749982681715">
                <text:p>0.0000291749982681715</text:p>
              </table:table-cell>
              <table:table-cell office:value-type="float" office:value="-1.093">
                <text:p>-1.093</text:p>
              </table:table-cell>
              <table:table-cell office:value-type="float" office:value="8.437">
                <text:p>8.437</text:p>
              </table:table-cell>
              <table:table-cell office:value-type="float" office:value="13.125">
                <text:p>13.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91999982666875">
                <text:p>0.0000291999982666875</text:p>
              </table:table-cell>
              <table:table-cell office:value-type="float" office:value="0">
                <text:p>0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92249982652035">
                <text:p>0.0000292249982652035</text:p>
              </table:table-cell>
              <table:table-cell office:value-type="float" office:value="-0.625">
                <text:p>-0.625</text:p>
              </table:table-cell>
              <table:table-cell office:value-type="float" office:value="8.437">
                <text:p>8.437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92499982637195">
                <text:p>0.0000292499982637195</text:p>
              </table:table-cell>
              <table:table-cell office:value-type="float" office:value="0">
                <text:p>0</text:p>
              </table:table-cell>
              <table:table-cell office:value-type="float" office:value="9.218">
                <text:p>9.218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92749982622355">
                <text:p>0.0000292749982622355</text:p>
              </table:table-cell>
              <table:table-cell office:value-type="float" office:value="-0.4687">
                <text:p>-0.4687</text:p>
              </table:table-cell>
              <table:table-cell office:value-type="float" office:value="8.437">
                <text:p>8.437</text:p>
              </table:table-cell>
              <table:table-cell office:value-type="float" office:value="13.75">
                <text:p>13.7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92999982607515">
                <text:p>0.0000292999982607515</text:p>
              </table:table-cell>
              <table:table-cell office:value-type="float" office:value="-0.4687">
                <text:p>-0.4687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93249982592675">
                <text:p>0.0000293249982592675</text:p>
              </table:table-cell>
              <table:table-cell office:value-type="float" office:value="4.062">
                <text:p>4.062</text:p>
              </table:table-cell>
              <table:table-cell office:value-type="float" office:value="9.218">
                <text:p>9.218</text:p>
              </table:table-cell>
              <table:table-cell office:value-type="float" office:value="13.75">
                <text:p>13.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93499982577835">
                <text:p>0.0000293499982577835</text:p>
              </table:table-cell>
              <table:table-cell office:value-type="float" office:value="2.812">
                <text:p>2.812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93749982562995">
                <text:p>0.0000293749982562995</text:p>
              </table:table-cell>
              <table:table-cell office:value-type="float" office:value="3.437">
                <text:p>3.437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93999982548155">
                <text:p>0.0000293999982548155</text:p>
              </table:table-cell>
              <table:table-cell office:value-type="float" office:value="3.281">
                <text:p>3.281</text:p>
              </table:table-cell>
              <table:table-cell office:value-type="float" office:value="9.062">
                <text:p>9.062</text:p>
              </table:table-cell>
              <table:table-cell office:value-type="float" office:value="13.125">
                <text:p>13.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94249982533315">
                <text:p>0.0000294249982533315</text:p>
              </table:table-cell>
              <table:table-cell office:value-type="float" office:value="2.812">
                <text:p>2.812</text:p>
              </table:table-cell>
              <table:table-cell office:value-type="float" office:value="8.593">
                <text:p>8.593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94499982518475">
                <text:p>0.0000294499982518475</text:p>
              </table:table-cell>
              <table:table-cell office:value-type="float" office:value="3.281">
                <text:p>3.281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94749982503635">
                <text:p>0.0000294749982503635</text:p>
              </table:table-cell>
              <table:table-cell office:value-type="float" office:value="-0.9375">
                <text:p>-0.9375</text:p>
              </table:table-cell>
              <table:table-cell office:value-type="float" office:value="9.218">
                <text:p>9.218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94999982488795">
                <text:p>0.0000294999982488795</text:p>
              </table:table-cell>
              <table:table-cell office:value-type="float" office:value="0">
                <text:p>0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95249982473955">
                <text:p>0.0000295249982473955</text:p>
              </table:table-cell>
              <table:table-cell office:value-type="float" office:value="-0.7812">
                <text:p>-0.7812</text:p>
              </table:table-cell>
              <table:table-cell office:value-type="float" office:value="8.437">
                <text:p>8.437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95499982459115">
                <text:p>0.0000295499982459115</text:p>
              </table:table-cell>
              <table:table-cell office:value-type="float" office:value="-0.4687">
                <text:p>-0.4687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95749982444275">
                <text:p>0.0000295749982444275</text:p>
              </table:table-cell>
              <table:table-cell office:value-type="float" office:value="0">
                <text:p>0</text:p>
              </table:table-cell>
              <table:table-cell office:value-type="float" office:value="8.593">
                <text:p>8.593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95999982429435">
                <text:p>0.0000295999982429435</text:p>
              </table:table-cell>
              <table:table-cell office:value-type="float" office:value="-0.625">
                <text:p>-0.625</text:p>
              </table:table-cell>
              <table:table-cell office:value-type="float" office:value="9.218">
                <text:p>9.218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296249982414595">
                <text:p>0.0000296249982414595</text:p>
              </table:table-cell>
              <table:table-cell office:value-type="float" office:value="0.1562">
                <text:p>0.1562</text:p>
              </table:table-cell>
              <table:table-cell office:value-type="float" office:value="8.281">
                <text:p>8.281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296499982399755">
                <text:p>0.0000296499982399755</text:p>
              </table:table-cell>
              <table:table-cell office:value-type="float" office:value="1.093">
                <text:p>1.093</text:p>
              </table:table-cell>
              <table:table-cell office:value-type="float" office:value="8.281">
                <text:p>8.281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296749982384915">
                <text:p>0.0000296749982384915</text:p>
              </table:table-cell>
              <table:table-cell office:value-type="float" office:value="3.906">
                <text:p>3.906</text:p>
              </table:table-cell>
              <table:table-cell office:value-type="float" office:value="9.375">
                <text:p>9.375</text:p>
              </table:table-cell>
              <table:table-cell office:value-type="float" office:value="13.75">
                <text:p>13.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96999982370075">
                <text:p>0.0000296999982370075</text:p>
              </table:table-cell>
              <table:table-cell office:value-type="float" office:value="2.656">
                <text:p>2.656</text:p>
              </table:table-cell>
              <table:table-cell office:value-type="float" office:value="9.062">
                <text:p>9.062</text:p>
              </table:table-cell>
              <table:table-cell office:value-type="float" office:value="13.125">
                <text:p>13.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297249982355235">
                <text:p>0.0000297249982355235</text:p>
              </table:table-cell>
              <table:table-cell office:value-type="float" office:value="3.437">
                <text:p>3.437</text:p>
              </table:table-cell>
              <table:table-cell office:value-type="float" office:value="8.281">
                <text:p>8.281</text:p>
              </table:table-cell>
              <table:table-cell office:value-type="float" office:value="13.593">
                <text:p>13.593</text:p>
              </table:table-cell>
              <table:table-cell office:value-type="float" office:value="18.125">
                <text:p>18.125</text:p>
              </table:table-cell>
            </table:table-row>
            <table:table-row>
              <table:table-cell office:value-type="string"/>
              <table:table-cell office:value-type="float" office:value="0.0000297499982340395">
                <text:p>0.0000297499982340395</text:p>
              </table:table-cell>
              <table:table-cell office:value-type="float" office:value="3.281">
                <text:p>3.281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7.968">
                <text:p>17.968</text:p>
              </table:table-cell>
            </table:table-row>
            <table:table-row>
              <table:table-cell office:value-type="string"/>
              <table:table-cell office:value-type="float" office:value="0.0000297749982325555">
                <text:p>0.0000297749982325555</text:p>
              </table:table-cell>
              <table:table-cell office:value-type="float" office:value="2.656">
                <text:p>2.656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8.593">
                <text:p>18.593</text:p>
              </table:table-cell>
            </table:table-row>
            <table:table-row>
              <table:table-cell office:value-type="string"/>
              <table:table-cell office:value-type="float" office:value="0.0000297999982310715">
                <text:p>0.0000297999982310715</text:p>
              </table:table-cell>
              <table:table-cell office:value-type="float" office:value="3.437">
                <text:p>3.437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/>
              <table:table-cell office:value-type="float" office:value="0.0000298249982295875">
                <text:p>0.0000298249982295875</text:p>
              </table:table-cell>
              <table:table-cell office:value-type="float" office:value="-1.093">
                <text:p>-1.093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8.281">
                <text:p>18.281</text:p>
              </table:table-cell>
            </table:table-row>
            <table:table-row>
              <table:table-cell office:value-type="string"/>
              <table:table-cell office:value-type="float" office:value="0.0000298499982281035">
                <text:p>0.0000298499982281035</text:p>
              </table:table-cell>
              <table:table-cell office:value-type="float" office:value="0">
                <text:p>0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8.593">
                <text:p>18.593</text:p>
              </table:table-cell>
            </table:table-row>
            <table:table-row>
              <table:table-cell office:value-type="string"/>
              <table:table-cell office:value-type="float" office:value="0.0000298749982266195">
                <text:p>0.0000298749982266195</text:p>
              </table:table-cell>
              <table:table-cell office:value-type="float" office:value="-0.625">
                <text:p>-0.625</text:p>
              </table:table-cell>
              <table:table-cell office:value-type="float" office:value="8.437">
                <text:p>8.437</text:p>
              </table:table-cell>
              <table:table-cell office:value-type="float" office:value="13.125">
                <text:p>13.125</text:p>
              </table:table-cell>
              <table:table-cell office:value-type="float" office:value="18.281">
                <text:p>18.281</text:p>
              </table:table-cell>
            </table:table-row>
            <table:table-row>
              <table:table-cell office:value-type="string"/>
              <table:table-cell office:value-type="float" office:value="0.0000298999982251355">
                <text:p>0.0000298999982251355</text:p>
              </table:table-cell>
              <table:table-cell office:value-type="float" office:value="0">
                <text:p>0</text:p>
              </table:table-cell>
              <table:table-cell office:value-type="float" office:value="9.062">
                <text:p>9.062</text:p>
              </table:table-cell>
              <table:table-cell office:value-type="float" office:value="13.125">
                <text:p>13.125</text:p>
              </table:table-cell>
              <table:table-cell office:value-type="float" office:value="18.593">
                <text:p>18.593</text:p>
              </table:table-cell>
            </table:table-row>
            <table:table-row>
              <table:table-cell office:value-type="string"/>
              <table:table-cell office:value-type="float" office:value="0.0000299249982236515">
                <text:p>0.0000299249982236515</text:p>
              </table:table-cell>
              <table:table-cell office:value-type="float" office:value="-0.4687">
                <text:p>-0.4687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8.281">
                <text:p>18.281</text:p>
              </table:table-cell>
            </table:table-row>
            <table:table-row>
              <table:table-cell office:value-type="string"/>
              <table:table-cell office:value-type="float" office:value="0.0000299499982221675">
                <text:p>0.0000299499982221675</text:p>
              </table:table-cell>
              <table:table-cell office:value-type="float" office:value="-0.625">
                <text:p>-0.625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8.281">
                <text:p>18.281</text:p>
              </table:table-cell>
            </table:table-row>
            <table:table-row>
              <table:table-cell office:value-type="string"/>
              <table:table-cell office:value-type="float" office:value="0.0000299749982206835">
                <text:p>0.0000299749982206835</text:p>
              </table:table-cell>
              <table:table-cell office:value-type="float" office:value="3.906">
                <text:p>3.906</text:p>
              </table:table-cell>
              <table:table-cell office:value-type="float" office:value="9.218">
                <text:p>9.218</text:p>
              </table:table-cell>
              <table:table-cell office:value-type="float" office:value="13.125">
                <text:p>13.125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/>
              <table:table-cell office:value-type="float" office:value="0.0000299999982191995">
                <text:p>0.0000299999982191995</text:p>
              </table:table-cell>
              <table:table-cell office:value-type="float" office:value="2.656">
                <text:p>2.656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8.593">
                <text:p>18.593</text:p>
              </table:table-cell>
            </table:table-row>
            <table:table-row>
              <table:table-cell office:value-type="string"/>
              <table:table-cell office:value-type="float" office:value="0.0000300249982177155">
                <text:p>0.0000300249982177155</text:p>
              </table:table-cell>
              <table:table-cell office:value-type="float" office:value="3.593">
                <text:p>3.593</text:p>
              </table:table-cell>
              <table:table-cell office:value-type="float" office:value="9.218">
                <text:p>9.218</text:p>
              </table:table-cell>
              <table:table-cell office:value-type="float" office:value="13.125">
                <text:p>13.125</text:p>
              </table:table-cell>
              <table:table-cell office:value-type="float" office:value="18.437">
                <text:p>18.437</text:p>
              </table:table-cell>
            </table:table-row>
            <table:table-row>
              <table:table-cell office:value-type="string"/>
              <table:table-cell office:value-type="float" office:value="0.0000300499982162315">
                <text:p>0.0000300499982162315</text:p>
              </table:table-cell>
              <table:table-cell office:value-type="float" office:value="2.812">
                <text:p>2.812</text:p>
              </table:table-cell>
              <table:table-cell office:value-type="float" office:value="8.437">
                <text:p>8.437</text:p>
              </table:table-cell>
              <table:table-cell office:value-type="float" office:value="13.125">
                <text:p>13.125</text:p>
              </table:table-cell>
              <table:table-cell office:value-type="float" office:value="18.593">
                <text:p>18.593</text:p>
              </table:table-cell>
            </table:table-row>
            <table:table-row>
              <table:table-cell office:value-type="string"/>
              <table:table-cell office:value-type="float" office:value="0.0000300749982147475">
                <text:p>0.0000300749982147475</text:p>
              </table:table-cell>
              <table:table-cell office:value-type="float" office:value="3.437">
                <text:p>3.437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8.437">
                <text:p>18.437</text:p>
              </table:table-cell>
            </table:table-row>
            <table:table-row>
              <table:table-cell office:value-type="string"/>
              <table:table-cell office:value-type="float" office:value="0.0000300999982132635">
                <text:p>0.0000300999982132635</text:p>
              </table:table-cell>
              <table:table-cell office:value-type="float" office:value="3.437">
                <text:p>3.437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8.281">
                <text:p>18.281</text:p>
              </table:table-cell>
            </table:table-row>
            <table:table-row>
              <table:table-cell office:value-type="string"/>
              <table:table-cell office:value-type="float" office:value="0.0000301249982117795">
                <text:p>0.0000301249982117795</text:p>
              </table:table-cell>
              <table:table-cell office:value-type="float" office:value="2.343">
                <text:p>2.343</text:p>
              </table:table-cell>
              <table:table-cell office:value-type="float" office:value="8.437">
                <text:p>8.437</text:p>
              </table:table-cell>
              <table:table-cell office:value-type="float" office:value="13.125">
                <text:p>13.125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/>
              <table:table-cell office:value-type="float" office:value="0.0000301499982102955">
                <text:p>0.0000301499982102955</text:p>
              </table:table-cell>
              <table:table-cell office:value-type="float" office:value="1.562">
                <text:p>1.562</text:p>
              </table:table-cell>
              <table:table-cell office:value-type="float" office:value="9.218">
                <text:p>9.218</text:p>
              </table:table-cell>
              <table:table-cell office:value-type="float" office:value="13.75">
                <text:p>13.75</text:p>
              </table:table-cell>
              <table:table-cell office:value-type="float" office:value="18.281">
                <text:p>18.281</text:p>
              </table:table-cell>
            </table:table-row>
            <table:table-row>
              <table:table-cell office:value-type="string"/>
              <table:table-cell office:value-type="float" office:value="0.0000301749982088115">
                <text:p>0.0000301749982088115</text:p>
              </table:table-cell>
              <table:table-cell office:value-type="float" office:value="-1.093">
                <text:p>-1.093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/>
              <table:table-cell office:value-type="float" office:value="0.0000301999982073275">
                <text:p>0.0000301999982073275</text:p>
              </table:table-cell>
              <table:table-cell office:value-type="float" office:value="-0.1562">
                <text:p>-0.1562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8.593">
                <text:p>18.593</text:p>
              </table:table-cell>
            </table:table-row>
            <table:table-row>
              <table:table-cell office:value-type="string"/>
              <table:table-cell office:value-type="float" office:value="0.0000302249982058435">
                <text:p>0.0000302249982058435</text:p>
              </table:table-cell>
              <table:table-cell office:value-type="float" office:value="-0.625">
                <text:p>-0.625</text:p>
              </table:table-cell>
              <table:table-cell office:value-type="float" office:value="8.593">
                <text:p>8.593</text:p>
              </table:table-cell>
              <table:table-cell office:value-type="float" office:value="13.125">
                <text:p>13.125</text:p>
              </table:table-cell>
              <table:table-cell office:value-type="float" office:value="18.281">
                <text:p>18.281</text:p>
              </table:table-cell>
            </table:table-row>
            <table:table-row>
              <table:table-cell office:value-type="string"/>
              <table:table-cell office:value-type="float" office:value="0.0000302499982043595">
                <text:p>0.0000302499982043595</text:p>
              </table:table-cell>
              <table:table-cell office:value-type="float" office:value="-0.4687">
                <text:p>-0.4687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8.281">
                <text:p>18.281</text:p>
              </table:table-cell>
            </table:table-row>
            <table:table-row>
              <table:table-cell office:value-type="string"/>
              <table:table-cell office:value-type="float" office:value="0.0000302749982028755">
                <text:p>0.0000302749982028755</text:p>
              </table:table-cell>
              <table:table-cell office:value-type="float" office:value="0">
                <text:p>0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/>
              <table:table-cell office:value-type="float" office:value="0.0000302999982013915">
                <text:p>0.0000302999982013915</text:p>
              </table:table-cell>
              <table:table-cell office:value-type="float" office:value="-0.4687">
                <text:p>-0.4687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/>
              <table:table-cell office:value-type="float" office:value="0.0000303249981999075">
                <text:p>0.0000303249981999075</text:p>
              </table:table-cell>
              <table:table-cell office:value-type="float" office:value="3.906">
                <text:p>3.906</text:p>
              </table:table-cell>
              <table:table-cell office:value-type="float" office:value="9.218">
                <text:p>9.218</text:p>
              </table:table-cell>
              <table:table-cell office:value-type="float" office:value="13.75">
                <text:p>13.75</text:p>
              </table:table-cell>
              <table:table-cell office:value-type="float" office:value="18.437">
                <text:p>18.437</text:p>
              </table:table-cell>
            </table:table-row>
            <table:table-row>
              <table:table-cell office:value-type="string"/>
              <table:table-cell office:value-type="float" office:value="0.0000303499981984235">
                <text:p>0.0000303499981984235</text:p>
              </table:table-cell>
              <table:table-cell office:value-type="float" office:value="2.812">
                <text:p>2.812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/>
              <table:table-cell office:value-type="float" office:value="0.0000303749981969395">
                <text:p>0.0000303749981969395</text:p>
              </table:table-cell>
              <table:table-cell office:value-type="float" office:value="3.75">
                <text:p>3.75</text:p>
              </table:table-cell>
              <table:table-cell office:value-type="float" office:value="9.375">
                <text:p>9.375</text:p>
              </table:table-cell>
              <table:table-cell office:value-type="float" office:value="13.593">
                <text:p>13.593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/>
              <table:table-cell office:value-type="float" office:value="0.0000303999981954555">
                <text:p>0.0000303999981954555</text:p>
              </table:table-cell>
              <table:table-cell office:value-type="float" office:value="3.437">
                <text:p>3.437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/>
              <table:table-cell office:value-type="float" office:value="0.0000304249981939715">
                <text:p>0.0000304249981939715</text:p>
              </table:table-cell>
              <table:table-cell office:value-type="float" office:value="2.656">
                <text:p>2.656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304499981924875">
                <text:p>0.0000304499981924875</text:p>
              </table:table-cell>
              <table:table-cell office:value-type="float" office:value="3.281">
                <text:p>3.281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304749981910035">
                <text:p>0.0000304749981910035</text:p>
              </table:table-cell>
              <table:table-cell office:value-type="float" office:value="-1.093">
                <text:p>-1.093</text:p>
              </table:table-cell>
              <table:table-cell office:value-type="float" office:value="8.281">
                <text:p>8.281</text:p>
              </table:table-cell>
              <table:table-cell office:value-type="float" office:value="12.812">
                <text:p>12.812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304999981895195">
                <text:p>0.0000304999981895195</text:p>
              </table:table-cell>
              <table:table-cell office:value-type="float" office:value="-0.7812">
                <text:p>-0.7812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305249981880355">
                <text:p>0.0000305249981880355</text:p>
              </table:table-cell>
              <table:table-cell office:value-type="float" office:value="0.1562">
                <text:p>0.1562</text:p>
              </table:table-cell>
              <table:table-cell office:value-type="float" office:value="9.062">
                <text:p>9.062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305499981865515">
                <text:p>0.0000305499981865515</text:p>
              </table:table-cell>
              <table:table-cell office:value-type="float" office:value="0">
                <text:p>0</text:p>
              </table:table-cell>
              <table:table-cell office:value-type="float" office:value="9.062">
                <text:p>9.062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305749981850675">
                <text:p>0.0000305749981850675</text:p>
              </table:table-cell>
              <table:table-cell office:value-type="float" office:value="-0.625">
                <text:p>-0.625</text:p>
              </table:table-cell>
              <table:table-cell office:value-type="float" office:value="8.437">
                <text:p>8.437</text:p>
              </table:table-cell>
              <table:table-cell office:value-type="float" office:value="13.75">
                <text:p>13.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305999981835835">
                <text:p>0.0000305999981835835</text:p>
              </table:table-cell>
              <table:table-cell office:value-type="float" office:value="-0.4687">
                <text:p>-0.4687</text:p>
              </table:table-cell>
              <table:table-cell office:value-type="float" office:value="9.062">
                <text:p>9.062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306249981820995">
                <text:p>0.0000306249981820995</text:p>
              </table:table-cell>
              <table:table-cell office:value-type="float" office:value="0.625">
                <text:p>0.625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306499981806155">
                <text:p>0.0000306499981806155</text:p>
              </table:table-cell>
              <table:table-cell office:value-type="float" office:value="0.9375">
                <text:p>0.9375</text:p>
              </table:table-cell>
              <table:table-cell office:value-type="float" office:value="8.437">
                <text:p>8.437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306749981791315">
                <text:p>0.0000306749981791315</text:p>
              </table:table-cell>
              <table:table-cell office:value-type="float" office:value="3.75">
                <text:p>3.75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306999981776475">
                <text:p>0.0000306999981776475</text:p>
              </table:table-cell>
              <table:table-cell office:value-type="float" office:value="3.281">
                <text:p>3.281</text:p>
              </table:table-cell>
              <table:table-cell office:value-type="float" office:value="8.593">
                <text:p>8.593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307249981761635">
                <text:p>0.0000307249981761635</text:p>
              </table:table-cell>
              <table:table-cell office:value-type="float" office:value="2.812">
                <text:p>2.812</text:p>
              </table:table-cell>
              <table:table-cell office:value-type="float" office:value="9.062">
                <text:p>9.062</text:p>
              </table:table-cell>
              <table:table-cell office:value-type="float" office:value="13.125">
                <text:p>13.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307499981746795">
                <text:p>0.0000307499981746795</text:p>
              </table:table-cell>
              <table:table-cell office:value-type="float" office:value="2.812">
                <text:p>2.812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307749981731954">
                <text:p>0.0000307749981731954</text:p>
              </table:table-cell>
              <table:table-cell office:value-type="float" office:value="3.437">
                <text:p>3.437</text:p>
              </table:table-cell>
              <table:table-cell office:value-type="float" office:value="8.437">
                <text:p>8.437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307999981717114">
                <text:p>0.0000307999981717114</text:p>
              </table:table-cell>
              <table:table-cell office:value-type="float" office:value="3.281">
                <text:p>3.281</text:p>
              </table:table-cell>
              <table:table-cell office:value-type="float" office:value="8.281">
                <text:p>8.281</text:p>
              </table:table-cell>
              <table:table-cell office:value-type="float" office:value="13.75">
                <text:p>13.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308249981702274">
                <text:p>0.0000308249981702274</text:p>
              </table:table-cell>
              <table:table-cell office:value-type="float" office:value="-1.093">
                <text:p>-1.093</text:p>
              </table:table-cell>
              <table:table-cell office:value-type="float" office:value="9.218">
                <text:p>9.218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308499981687434">
                <text:p>0.0000308499981687434</text:p>
              </table:table-cell>
              <table:table-cell office:value-type="float" office:value="-0.1562">
                <text:p>-0.1562</text:p>
              </table:table-cell>
              <table:table-cell office:value-type="float" office:value="8.593">
                <text:p>8.593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308749981672594">
                <text:p>0.0000308749981672594</text:p>
              </table:table-cell>
              <table:table-cell office:value-type="float" office:value="-0.625">
                <text:p>-0.625</text:p>
              </table:table-cell>
              <table:table-cell office:value-type="float" office:value="9.062">
                <text:p>9.062</text:p>
              </table:table-cell>
              <table:table-cell office:value-type="float" office:value="13.125">
                <text:p>13.125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308999981657754">
                <text:p>0.0000308999981657754</text:p>
              </table:table-cell>
              <table:table-cell office:value-type="float" office:value="-0.4687">
                <text:p>-0.4687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309249981642914">
                <text:p>0.0000309249981642914</text:p>
              </table:table-cell>
              <table:table-cell office:value-type="float" office:value="0">
                <text:p>0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309499981628074">
                <text:p>0.0000309499981628074</text:p>
              </table:table-cell>
              <table:table-cell office:value-type="float" office:value="-0.4687">
                <text:p>-0.4687</text:p>
              </table:table-cell>
              <table:table-cell office:value-type="float" office:value="8.281">
                <text:p>8.281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309749981613234">
                <text:p>0.0000309749981613234</text:p>
              </table:table-cell>
              <table:table-cell office:value-type="float" office:value="3.906">
                <text:p>3.906</text:p>
              </table:table-cell>
              <table:table-cell office:value-type="float" office:value="9.218">
                <text:p>9.218</text:p>
              </table:table-cell>
              <table:table-cell office:value-type="float" office:value="12.812">
                <text:p>12.8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309999981598394">
                <text:p>0.0000309999981598394</text:p>
              </table:table-cell>
              <table:table-cell office:value-type="float" office:value="3.593">
                <text:p>3.593</text:p>
              </table:table-cell>
              <table:table-cell office:value-type="float" office:value="9.062">
                <text:p>9.062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310249981583554">
                <text:p>0.0000310249981583554</text:p>
              </table:table-cell>
              <table:table-cell office:value-type="float" office:value="2.656">
                <text:p>2.656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310499981568714">
                <text:p>0.0000310499981568714</text:p>
              </table:table-cell>
              <table:table-cell office:value-type="float" office:value="2.656">
                <text:p>2.656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310749981553874">
                <text:p>0.0000310749981553874</text:p>
              </table:table-cell>
              <table:table-cell office:value-type="float" office:value="3.437">
                <text:p>3.437</text:p>
              </table:table-cell>
              <table:table-cell office:value-type="float" office:value="8.281">
                <text:p>8.281</text:p>
              </table:table-cell>
              <table:table-cell office:value-type="float" office:value="12.968">
                <text:p>12.968</text:p>
              </table:table-cell>
              <table:table-cell office:value-type="float" office:value="18.437">
                <text:p>18.437</text:p>
              </table:table-cell>
            </table:table-row>
            <table:table-row>
              <table:table-cell office:value-type="string"/>
              <table:table-cell office:value-type="float" office:value="0.0000310999981539034">
                <text:p>0.0000310999981539034</text:p>
              </table:table-cell>
              <table:table-cell office:value-type="float" office:value="3.281">
                <text:p>3.281</text:p>
              </table:table-cell>
              <table:table-cell office:value-type="float" office:value="8.437">
                <text:p>8.437</text:p>
              </table:table-cell>
              <table:table-cell office:value-type="float" office:value="13.125">
                <text:p>13.125</text:p>
              </table:table-cell>
              <table:table-cell office:value-type="float" office:value="18.281">
                <text:p>18.281</text:p>
              </table:table-cell>
            </table:table-row>
            <table:table-row>
              <table:table-cell office:value-type="string"/>
              <table:table-cell office:value-type="float" office:value="0.0000311249981524194">
                <text:p>0.0000311249981524194</text:p>
              </table:table-cell>
              <table:table-cell office:value-type="float" office:value="2.5">
                <text:p>2.5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8.593">
                <text:p>18.593</text:p>
              </table:table-cell>
            </table:table-row>
            <table:table-row>
              <table:table-cell office:value-type="string"/>
              <table:table-cell office:value-type="float" office:value="0.0000311499981509354">
                <text:p>0.0000311499981509354</text:p>
              </table:table-cell>
              <table:table-cell office:value-type="float" office:value="2.187">
                <text:p>2.187</text:p>
              </table:table-cell>
              <table:table-cell office:value-type="float" office:value="8.281">
                <text:p>8.281</text:p>
              </table:table-cell>
              <table:table-cell office:value-type="float" office:value="13.593">
                <text:p>13.593</text:p>
              </table:table-cell>
              <table:table-cell office:value-type="float" office:value="18.593">
                <text:p>18.593</text:p>
              </table:table-cell>
            </table:table-row>
            <table:table-row>
              <table:table-cell office:value-type="string"/>
              <table:table-cell office:value-type="float" office:value="0.0000311749981494514">
                <text:p>0.0000311749981494514</text:p>
              </table:table-cell>
              <table:table-cell office:value-type="float" office:value="-1.093">
                <text:p>-1.093</text:p>
              </table:table-cell>
              <table:table-cell office:value-type="float" office:value="9.218">
                <text:p>9.218</text:p>
              </table:table-cell>
              <table:table-cell office:value-type="float" office:value="12.968">
                <text:p>12.968</text:p>
              </table:table-cell>
              <table:table-cell office:value-type="float" office:value="18.281">
                <text:p>18.281</text:p>
              </table:table-cell>
            </table:table-row>
            <table:table-row>
              <table:table-cell office:value-type="string"/>
              <table:table-cell office:value-type="float" office:value="0.0000311999981479674">
                <text:p>0.0000311999981479674</text:p>
              </table:table-cell>
              <table:table-cell office:value-type="float" office:value="-0.625">
                <text:p>-0.625</text:p>
              </table:table-cell>
              <table:table-cell office:value-type="float" office:value="8.593">
                <text:p>8.593</text:p>
              </table:table-cell>
              <table:table-cell office:value-type="float" office:value="12.968">
                <text:p>12.968</text:p>
              </table:table-cell>
              <table:table-cell office:value-type="float" office:value="18.593">
                <text:p>18.593</text:p>
              </table:table-cell>
            </table:table-row>
            <table:table-row>
              <table:table-cell office:value-type="string"/>
              <table:table-cell office:value-type="float" office:value="0.0000312249981464834">
                <text:p>0.0000312249981464834</text:p>
              </table:table-cell>
              <table:table-cell office:value-type="float" office:value="0">
                <text:p>0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8.281">
                <text:p>18.281</text:p>
              </table:table-cell>
            </table:table-row>
            <table:table-row>
              <table:table-cell office:value-type="string"/>
              <table:table-cell office:value-type="float" office:value="0.0000312499981449994">
                <text:p>0.0000312499981449994</text:p>
              </table:table-cell>
              <table:table-cell office:value-type="float" office:value="0">
                <text:p>0</text:p>
              </table:table-cell>
              <table:table-cell office:value-type="float" office:value="8.593">
                <text:p>8.593</text:p>
              </table:table-cell>
              <table:table-cell office:value-type="float" office:value="13.437">
                <text:p>13.437</text:p>
              </table:table-cell>
              <table:table-cell office:value-type="float" office:value="18.281">
                <text:p>18.281</text:p>
              </table:table-cell>
            </table:table-row>
            <table:table-row>
              <table:table-cell office:value-type="string"/>
              <table:table-cell office:value-type="float" office:value="0.0000312749981435154">
                <text:p>0.0000312749981435154</text:p>
              </table:table-cell>
              <table:table-cell office:value-type="float" office:value="-0.625">
                <text:p>-0.625</text:p>
              </table:table-cell>
              <table:table-cell office:value-type="float" office:value="9.062">
                <text:p>9.062</text:p>
              </table:table-cell>
              <table:table-cell office:value-type="float" office:value="12.968">
                <text:p>12.968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/>
              <table:table-cell office:value-type="float" office:value="0.0000312999981420314">
                <text:p>0.0000312999981420314</text:p>
              </table:table-cell>
              <table:table-cell office:value-type="float" office:value="-0.4687">
                <text:p>-0.4687</text:p>
              </table:table-cell>
              <table:table-cell office:value-type="float" office:value="8.281">
                <text:p>8.281</text:p>
              </table:table-cell>
              <table:table-cell office:value-type="float" office:value="12.968">
                <text:p>12.968</text:p>
              </table:table-cell>
              <table:table-cell office:value-type="float" office:value="18.281">
                <text:p>18.281</text:p>
              </table:table-cell>
            </table:table-row>
            <table:table-row>
              <table:table-cell office:value-type="string"/>
              <table:table-cell office:value-type="float" office:value="0.0000313249981405474">
                <text:p>0.0000313249981405474</text:p>
              </table:table-cell>
              <table:table-cell office:value-type="float" office:value="3.906">
                <text:p>3.906</text:p>
              </table:table-cell>
              <table:table-cell office:value-type="float" office:value="9.375">
                <text:p>9.375</text:p>
              </table:table-cell>
              <table:table-cell office:value-type="float" office:value="13.593">
                <text:p>13.593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/>
              <table:table-cell office:value-type="float" office:value="0.0000313499981390634">
                <text:p>0.0000313499981390634</text:p>
              </table:table-cell>
              <table:table-cell office:value-type="float" office:value="3.437">
                <text:p>3.437</text:p>
              </table:table-cell>
              <table:table-cell office:value-type="float" office:value="8.437">
                <text:p>8.437</text:p>
              </table:table-cell>
              <table:table-cell office:value-type="float" office:value="13.125">
                <text:p>13.125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/>
              <table:table-cell office:value-type="float" office:value="0.0000313749981375794">
                <text:p>0.0000313749981375794</text:p>
              </table:table-cell>
              <table:table-cell office:value-type="float" office:value="2.812">
                <text:p>2.812</text:p>
              </table:table-cell>
              <table:table-cell office:value-type="float" office:value="9.062">
                <text:p>9.062</text:p>
              </table:table-cell>
              <table:table-cell office:value-type="float" office:value="13.75">
                <text:p>13.75</text:p>
              </table:table-cell>
              <table:table-cell office:value-type="float" office:value="18.281">
                <text:p>18.281</text:p>
              </table:table-cell>
            </table:table-row>
            <table:table-row>
              <table:table-cell office:value-type="string"/>
              <table:table-cell office:value-type="float" office:value="0.0000313999981360954">
                <text:p>0.0000313999981360954</text:p>
              </table:table-cell>
              <table:table-cell office:value-type="float" office:value="2.812">
                <text:p>2.812</text:p>
              </table:table-cell>
              <table:table-cell office:value-type="float" office:value="8.593">
                <text:p>8.593</text:p>
              </table:table-cell>
              <table:table-cell office:value-type="float" office:value="13.125">
                <text:p>13.125</text:p>
              </table:table-cell>
              <table:table-cell office:value-type="float" office:value="18.593">
                <text:p>18.593</text:p>
              </table:table-cell>
            </table:table-row>
            <table:table-row>
              <table:table-cell office:value-type="string"/>
              <table:table-cell office:value-type="float" office:value="0.0000314249981346114">
                <text:p>0.0000314249981346114</text:p>
              </table:table-cell>
              <table:table-cell office:value-type="float" office:value="3.437">
                <text:p>3.437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8.281">
                <text:p>18.281</text:p>
              </table:table-cell>
            </table:table-row>
            <table:table-row>
              <table:table-cell office:value-type="string"/>
              <table:table-cell office:value-type="float" office:value="0.0000314499981331274">
                <text:p>0.0000314499981331274</text:p>
              </table:table-cell>
              <table:table-cell office:value-type="float" office:value="3.437">
                <text:p>3.437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8.437">
                <text:p>18.437</text:p>
              </table:table-cell>
            </table:table-row>
            <table:table-row>
              <table:table-cell office:value-type="string"/>
              <table:table-cell office:value-type="float" office:value="0.0000314749981316434">
                <text:p>0.0000314749981316434</text:p>
              </table:table-cell>
              <table:table-cell office:value-type="float" office:value="-1.093">
                <text:p>-1.093</text:p>
              </table:table-cell>
              <table:table-cell office:value-type="float" office:value="8.281">
                <text:p>8.281</text:p>
              </table:table-cell>
              <table:table-cell office:value-type="float" office:value="12.968">
                <text:p>12.968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/>
              <table:table-cell office:value-type="float" office:value="0.0000314999981301594">
                <text:p>0.0000314999981301594</text:p>
              </table:table-cell>
              <table:table-cell office:value-type="float" office:value="-0.9375">
                <text:p>-0.9375</text:p>
              </table:table-cell>
              <table:table-cell office:value-type="float" office:value="8.593">
                <text:p>8.593</text:p>
              </table:table-cell>
              <table:table-cell office:value-type="float" office:value="12.968">
                <text:p>12.968</text:p>
              </table:table-cell>
              <table:table-cell office:value-type="float" office:value="18.437">
                <text:p>18.437</text:p>
              </table:table-cell>
            </table:table-row>
            <table:table-row>
              <table:table-cell office:value-type="string"/>
              <table:table-cell office:value-type="float" office:value="0.0000315249981286754">
                <text:p>0.0000315249981286754</text:p>
              </table:table-cell>
              <table:table-cell office:value-type="float" office:value="0.1562">
                <text:p>0.1562</text:p>
              </table:table-cell>
              <table:table-cell office:value-type="float" office:value="9.062">
                <text:p>9.062</text:p>
              </table:table-cell>
              <table:table-cell office:value-type="float" office:value="13.75">
                <text:p>13.75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/>
              <table:table-cell office:value-type="float" office:value="0.0000315499981271914">
                <text:p>0.0000315499981271914</text:p>
              </table:table-cell>
              <table:table-cell office:value-type="float" office:value="-0.1562">
                <text:p>-0.1562</text:p>
              </table:table-cell>
              <table:table-cell office:value-type="float" office:value="8.593">
                <text:p>8.593</text:p>
              </table:table-cell>
              <table:table-cell office:value-type="float" office:value="13.593">
                <text:p>13.593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/>
              <table:table-cell office:value-type="float" office:value="0.0000315749981257074">
                <text:p>0.0000315749981257074</text:p>
              </table:table-cell>
              <table:table-cell office:value-type="float" office:value="-0.625">
                <text:p>-0.625</text:p>
              </table:table-cell>
              <table:table-cell office:value-type="float" office:value="9.062">
                <text:p>9.062</text:p>
              </table:table-cell>
              <table:table-cell office:value-type="float" office:value="12.968">
                <text:p>12.968</text:p>
              </table:table-cell>
              <table:table-cell office:value-type="float" office:value="18.281">
                <text:p>18.281</text:p>
              </table:table-cell>
            </table:table-row>
            <table:table-row>
              <table:table-cell office:value-type="string"/>
              <table:table-cell office:value-type="float" office:value="0.0000315999981242234">
                <text:p>0.0000315999981242234</text:p>
              </table:table-cell>
              <table:table-cell office:value-type="float" office:value="-0.625">
                <text:p>-0.625</text:p>
              </table:table-cell>
              <table:table-cell office:value-type="float" office:value="9.062">
                <text:p>9.062</text:p>
              </table:table-cell>
              <table:table-cell office:value-type="float" office:value="13.125">
                <text:p>13.125</text:p>
              </table:table-cell>
              <table:table-cell office:value-type="float" office:value="18.281">
                <text:p>18.281</text:p>
              </table:table-cell>
            </table:table-row>
            <table:table-row>
              <table:table-cell office:value-type="string"/>
              <table:table-cell office:value-type="float" office:value="0.0000316249981227394">
                <text:p>0.0000316249981227394</text:p>
              </table:table-cell>
              <table:table-cell office:value-type="float" office:value="0.1562">
                <text:p>0.1562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/>
              <table:table-cell office:value-type="float" office:value="0.0000316499981212554">
                <text:p>0.0000316499981212554</text:p>
              </table:table-cell>
              <table:table-cell office:value-type="float" office:value="0.7812">
                <text:p>0.7812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8.437">
                <text:p>18.437</text:p>
              </table:table-cell>
            </table:table-row>
            <table:table-row>
              <table:table-cell office:value-type="string"/>
              <table:table-cell office:value-type="float" office:value="0.0000316749981197714">
                <text:p>0.0000316749981197714</text:p>
              </table:table-cell>
              <table:table-cell office:value-type="float" office:value="3.906">
                <text:p>3.906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8.593">
                <text:p>18.593</text:p>
              </table:table-cell>
            </table:table-row>
            <table:table-row>
              <table:table-cell office:value-type="string"/>
              <table:table-cell office:value-type="float" office:value="0.0000316999981182874">
                <text:p>0.0000316999981182874</text:p>
              </table:table-cell>
              <table:table-cell office:value-type="float" office:value="2.812">
                <text:p>2.812</text:p>
              </table:table-cell>
              <table:table-cell office:value-type="float" office:value="9.218">
                <text:p>9.218</text:p>
              </table:table-cell>
              <table:table-cell office:value-type="float" office:value="13.125">
                <text:p>13.125</text:p>
              </table:table-cell>
              <table:table-cell office:value-type="float" office:value="18.593">
                <text:p>18.593</text:p>
              </table:table-cell>
            </table:table-row>
            <table:table-row>
              <table:table-cell office:value-type="string"/>
              <table:table-cell office:value-type="float" office:value="0.0000317249981168034">
                <text:p>0.0000317249981168034</text:p>
              </table:table-cell>
              <table:table-cell office:value-type="float" office:value="3.593">
                <text:p>3.593</text:p>
              </table:table-cell>
              <table:table-cell office:value-type="float" office:value="8.281">
                <text:p>8.281</text:p>
              </table:table-cell>
              <table:table-cell office:value-type="float" office:value="13.75">
                <text:p>13.75</text:p>
              </table:table-cell>
              <table:table-cell office:value-type="float" office:value="15.625">
                <text:p>15.625</text:p>
              </table:table-cell>
            </table:table-row>
            <table:table-row>
              <table:table-cell office:value-type="string"/>
              <table:table-cell office:value-type="float" office:value="0.0000317499981153194">
                <text:p>0.0000317499981153194</text:p>
              </table:table-cell>
              <table:table-cell office:value-type="float" office:value="2.812">
                <text:p>2.812</text:p>
              </table:table-cell>
              <table:table-cell office:value-type="float" office:value="8.437">
                <text:p>8.437</text:p>
              </table:table-cell>
              <table:table-cell office:value-type="float" office:value="13.437">
                <text:p>13.437</text:p>
              </table:table-cell>
              <table:table-cell office:value-type="float" office:value="15.7812">
                <text:p>15.7812</text:p>
              </table:table-cell>
            </table:table-row>
            <table:table-row>
              <table:table-cell office:value-type="string"/>
              <table:table-cell office:value-type="float" office:value="0.0000317749981138354">
                <text:p>0.0000317749981138354</text:p>
              </table:table-cell>
              <table:table-cell office:value-type="float" office:value="3.281">
                <text:p>3.281</text:p>
              </table:table-cell>
              <table:table-cell office:value-type="float" office:value="9.062">
                <text:p>9.062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317999981123514">
                <text:p>0.0000317999981123514</text:p>
              </table:table-cell>
              <table:table-cell office:value-type="float" office:value="3.281">
                <text:p>3.281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318249981108674">
                <text:p>0.0000318249981108674</text:p>
              </table:table-cell>
              <table:table-cell office:value-type="float" office:value="-1.093">
                <text:p>-1.093</text:p>
              </table:table-cell>
              <table:table-cell office:value-type="float" office:value="8.281">
                <text:p>8.281</text:p>
              </table:table-cell>
              <table:table-cell office:value-type="float" office:value="12.812">
                <text:p>12.8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318499981093834">
                <text:p>0.0000318499981093834</text:p>
              </table:table-cell>
              <table:table-cell office:value-type="float" office:value="-0.625">
                <text:p>-0.625</text:p>
              </table:table-cell>
              <table:table-cell office:value-type="float" office:value="8.437">
                <text:p>8.437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318749981078994">
                <text:p>0.0000318749981078994</text:p>
              </table:table-cell>
              <table:table-cell office:value-type="float" office:value="0">
                <text:p>0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318999981064154">
                <text:p>0.0000318999981064154</text:p>
              </table:table-cell>
              <table:table-cell office:value-type="float" office:value="0">
                <text:p>0</text:p>
              </table:table-cell>
              <table:table-cell office:value-type="float" office:value="8.437">
                <text:p>8.437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319249981049314">
                <text:p>0.0000319249981049314</text:p>
              </table:table-cell>
              <table:table-cell office:value-type="float" office:value="-0.625">
                <text:p>-0.625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319499981034474">
                <text:p>0.0000319499981034474</text:p>
              </table:table-cell>
              <table:table-cell office:value-type="float" office:value="-0.625">
                <text:p>-0.625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319749981019634">
                <text:p>0.0000319749981019634</text:p>
              </table:table-cell>
              <table:table-cell office:value-type="float" office:value="3.75">
                <text:p>3.75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319999981004794">
                <text:p>0.0000319999981004794</text:p>
              </table:table-cell>
              <table:table-cell office:value-type="float" office:value="2.812">
                <text:p>2.812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320249980989954">
                <text:p>0.0000320249980989954</text:p>
              </table:table-cell>
              <table:table-cell office:value-type="float" office:value="3.593">
                <text:p>3.593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320499980975114">
                <text:p>0.0000320499980975114</text:p>
              </table:table-cell>
              <table:table-cell office:value-type="float" office:value="3.437">
                <text:p>3.437</text:p>
              </table:table-cell>
              <table:table-cell office:value-type="float" office:value="9.062">
                <text:p>9.062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320749980960274">
                <text:p>0.0000320749980960274</text:p>
              </table:table-cell>
              <table:table-cell office:value-type="float" office:value="2.812">
                <text:p>2.812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320999980945434">
                <text:p>0.0000320999980945434</text:p>
              </table:table-cell>
              <table:table-cell office:value-type="float" office:value="2.812">
                <text:p>2.812</text:p>
              </table:table-cell>
              <table:table-cell office:value-type="float" office:value="9.218">
                <text:p>9.218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321249980930594">
                <text:p>0.0000321249980930594</text:p>
              </table:table-cell>
              <table:table-cell office:value-type="float" office:value="3.437">
                <text:p>3.437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321499980915754">
                <text:p>0.0000321499980915754</text:p>
              </table:table-cell>
              <table:table-cell office:value-type="float" office:value="2.031">
                <text:p>2.031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321749980900914">
                <text:p>0.0000321749980900914</text:p>
              </table:table-cell>
              <table:table-cell office:value-type="float" office:value="-1.25">
                <text:p>-1.25</text:p>
              </table:table-cell>
              <table:table-cell office:value-type="float" office:value="9.218">
                <text:p>9.218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321999980886074">
                <text:p>0.0000321999980886074</text:p>
              </table:table-cell>
              <table:table-cell office:value-type="float" office:value="-0.625">
                <text:p>-0.625</text:p>
              </table:table-cell>
              <table:table-cell office:value-type="float" office:value="9.062">
                <text:p>9.062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322249980871234">
                <text:p>0.0000322249980871234</text:p>
              </table:table-cell>
              <table:table-cell office:value-type="float" office:value="0">
                <text:p>0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322499980856394">
                <text:p>0.0000322499980856394</text:p>
              </table:table-cell>
              <table:table-cell office:value-type="float" office:value="-0.625">
                <text:p>-0.625</text:p>
              </table:table-cell>
              <table:table-cell office:value-type="float" office:value="9.062">
                <text:p>9.062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322749980841554">
                <text:p>0.0000322749980841554</text:p>
              </table:table-cell>
              <table:table-cell office:value-type="float" office:value="0">
                <text:p>0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322999980826714">
                <text:p>0.0000322999980826714</text:p>
              </table:table-cell>
              <table:table-cell office:value-type="float" office:value="-0.4687">
                <text:p>-0.4687</text:p>
              </table:table-cell>
              <table:table-cell office:value-type="float" office:value="8.281">
                <text:p>8.281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323249980811874">
                <text:p>0.0000323249980811874</text:p>
              </table:table-cell>
              <table:table-cell office:value-type="float" office:value="3.906">
                <text:p>3.906</text:p>
              </table:table-cell>
              <table:table-cell office:value-type="float" office:value="9.218">
                <text:p>9.218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323499980797034">
                <text:p>0.0000323499980797034</text:p>
              </table:table-cell>
              <table:table-cell office:value-type="float" office:value="2.812">
                <text:p>2.812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323749980782194">
                <text:p>0.0000323749980782194</text:p>
              </table:table-cell>
              <table:table-cell office:value-type="float" office:value="3.437">
                <text:p>3.437</text:p>
              </table:table-cell>
              <table:table-cell office:value-type="float" office:value="8.281">
                <text:p>8.281</text:p>
              </table:table-cell>
              <table:table-cell office:value-type="float" office:value="12.968">
                <text:p>12.968</text:p>
              </table:table-cell>
              <table:table-cell office:value-type="float" office:value="16.093">
                <text:p>16.093</text:p>
              </table:table-cell>
            </table:table-row>
            <table:table-row>
              <table:table-cell office:value-type="string"/>
              <table:table-cell office:value-type="float" office:value="0.0000323999980767354">
                <text:p>0.0000323999980767354</text:p>
              </table:table-cell>
              <table:table-cell office:value-type="float" office:value="2.656">
                <text:p>2.656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/>
              <table:table-cell office:value-type="float" office:value="0.0000324249980752514">
                <text:p>0.0000324249980752514</text:p>
              </table:table-cell>
              <table:table-cell office:value-type="float" office:value="3.437">
                <text:p>3.437</text:p>
              </table:table-cell>
              <table:table-cell office:value-type="float" office:value="9.375">
                <text:p>9.375</text:p>
              </table:table-cell>
              <table:table-cell office:value-type="float" office:value="13.593">
                <text:p>13.593</text:p>
              </table:table-cell>
              <table:table-cell office:value-type="float" office:value="18.593">
                <text:p>18.593</text:p>
              </table:table-cell>
            </table:table-row>
            <table:table-row>
              <table:table-cell office:value-type="string"/>
              <table:table-cell office:value-type="float" office:value="0.0000324499980737674">
                <text:p>0.0000324499980737674</text:p>
              </table:table-cell>
              <table:table-cell office:value-type="float" office:value="3.437">
                <text:p>3.437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8.593">
                <text:p>18.593</text:p>
              </table:table-cell>
            </table:table-row>
            <table:table-row>
              <table:table-cell office:value-type="string"/>
              <table:table-cell office:value-type="float" office:value="0.0000324749980722834">
                <text:p>0.0000324749980722834</text:p>
              </table:table-cell>
              <table:table-cell office:value-type="float" office:value="-1.093">
                <text:p>-1.093</text:p>
              </table:table-cell>
              <table:table-cell office:value-type="float" office:value="9.218">
                <text:p>9.218</text:p>
              </table:table-cell>
              <table:table-cell office:value-type="float" office:value="12.968">
                <text:p>12.968</text:p>
              </table:table-cell>
              <table:table-cell office:value-type="float" office:value="18.281">
                <text:p>18.281</text:p>
              </table:table-cell>
            </table:table-row>
            <table:table-row>
              <table:table-cell office:value-type="string"/>
              <table:table-cell office:value-type="float" office:value="0.0000324999980707994">
                <text:p>0.0000324999980707994</text:p>
              </table:table-cell>
              <table:table-cell office:value-type="float" office:value="-0.1562">
                <text:p>-0.1562</text:p>
              </table:table-cell>
              <table:table-cell office:value-type="float" office:value="9.062">
                <text:p>9.062</text:p>
              </table:table-cell>
              <table:table-cell office:value-type="float" office:value="12.968">
                <text:p>12.968</text:p>
              </table:table-cell>
              <table:table-cell office:value-type="float" office:value="18.593">
                <text:p>18.593</text:p>
              </table:table-cell>
            </table:table-row>
            <table:table-row>
              <table:table-cell office:value-type="string"/>
              <table:table-cell office:value-type="float" office:value="0.0000325249980693154">
                <text:p>0.0000325249980693154</text:p>
              </table:table-cell>
              <table:table-cell office:value-type="float" office:value="-0.7812">
                <text:p>-0.7812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8.437">
                <text:p>18.437</text:p>
              </table:table-cell>
            </table:table-row>
            <table:table-row>
              <table:table-cell office:value-type="string"/>
              <table:table-cell office:value-type="float" office:value="0.0000325499980678314">
                <text:p>0.0000325499980678314</text:p>
              </table:table-cell>
              <table:table-cell office:value-type="float" office:value="-0.4687">
                <text:p>-0.4687</text:p>
              </table:table-cell>
              <table:table-cell office:value-type="float" office:value="8.593">
                <text:p>8.593</text:p>
              </table:table-cell>
              <table:table-cell office:value-type="float" office:value="13.593">
                <text:p>13.593</text:p>
              </table:table-cell>
              <table:table-cell office:value-type="float" office:value="18.593">
                <text:p>18.593</text:p>
              </table:table-cell>
            </table:table-row>
            <table:table-row>
              <table:table-cell office:value-type="string"/>
              <table:table-cell office:value-type="float" office:value="0.0000325749980663474">
                <text:p>0.0000325749980663474</text:p>
              </table:table-cell>
              <table:table-cell office:value-type="float" office:value="0">
                <text:p>0</text:p>
              </table:table-cell>
              <table:table-cell office:value-type="float" office:value="9.062">
                <text:p>9.062</text:p>
              </table:table-cell>
              <table:table-cell office:value-type="float" office:value="12.968">
                <text:p>12.968</text:p>
              </table:table-cell>
              <table:table-cell office:value-type="float" office:value="18.281">
                <text:p>18.281</text:p>
              </table:table-cell>
            </table:table-row>
            <table:table-row>
              <table:table-cell office:value-type="string"/>
              <table:table-cell office:value-type="float" office:value="0.0000325999980648634">
                <text:p>0.0000325999980648634</text:p>
              </table:table-cell>
              <table:table-cell office:value-type="float" office:value="-0.625">
                <text:p>-0.625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8.593">
                <text:p>18.593</text:p>
              </table:table-cell>
            </table:table-row>
            <table:table-row>
              <table:table-cell office:value-type="string"/>
              <table:table-cell office:value-type="float" office:value="0.0000326249980633794">
                <text:p>0.0000326249980633794</text:p>
              </table:table-cell>
              <table:table-cell office:value-type="float" office:value="0.1562">
                <text:p>0.1562</text:p>
              </table:table-cell>
              <table:table-cell office:value-type="float" office:value="9.062">
                <text:p>9.062</text:p>
              </table:table-cell>
              <table:table-cell office:value-type="float" office:value="13.125">
                <text:p>13.125</text:p>
              </table:table-cell>
              <table:table-cell office:value-type="float" office:value="18.437">
                <text:p>18.437</text:p>
              </table:table-cell>
            </table:table-row>
            <table:table-row>
              <table:table-cell office:value-type="string"/>
              <table:table-cell office:value-type="float" office:value="0.0000326499980618954">
                <text:p>0.0000326499980618954</text:p>
              </table:table-cell>
              <table:table-cell office:value-type="float" office:value="0.9375">
                <text:p>0.9375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8.281">
                <text:p>18.281</text:p>
              </table:table-cell>
            </table:table-row>
            <table:table-row>
              <table:table-cell office:value-type="string"/>
              <table:table-cell office:value-type="float" office:value="0.0000326749980604114">
                <text:p>0.0000326749980604114</text:p>
              </table:table-cell>
              <table:table-cell office:value-type="float" office:value="4.062">
                <text:p>4.062</text:p>
              </table:table-cell>
              <table:table-cell office:value-type="float" office:value="9.062">
                <text:p>9.062</text:p>
              </table:table-cell>
              <table:table-cell office:value-type="float" office:value="12.968">
                <text:p>12.968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/>
              <table:table-cell office:value-type="float" office:value="0.0000326999980589274">
                <text:p>0.0000326999980589274</text:p>
              </table:table-cell>
              <table:table-cell office:value-type="float" office:value="3.281">
                <text:p>3.281</text:p>
              </table:table-cell>
              <table:table-cell office:value-type="float" office:value="9.062">
                <text:p>9.062</text:p>
              </table:table-cell>
              <table:table-cell office:value-type="float" office:value="13.125">
                <text:p>13.125</text:p>
              </table:table-cell>
              <table:table-cell office:value-type="float" office:value="18.437">
                <text:p>18.437</text:p>
              </table:table-cell>
            </table:table-row>
            <table:table-row>
              <table:table-cell office:value-type="string"/>
              <table:table-cell office:value-type="float" office:value="0.0000327249980574434">
                <text:p>0.0000327249980574434</text:p>
              </table:table-cell>
              <table:table-cell office:value-type="float" office:value="2.812">
                <text:p>2.812</text:p>
              </table:table-cell>
              <table:table-cell office:value-type="float" office:value="8.593">
                <text:p>8.593</text:p>
              </table:table-cell>
              <table:table-cell office:value-type="float" office:value="13.593">
                <text:p>13.593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/>
              <table:table-cell office:value-type="float" office:value="0.0000327499980559594">
                <text:p>0.0000327499980559594</text:p>
              </table:table-cell>
              <table:table-cell office:value-type="float" office:value="2.812">
                <text:p>2.812</text:p>
              </table:table-cell>
              <table:table-cell office:value-type="float" office:value="8.593">
                <text:p>8.593</text:p>
              </table:table-cell>
              <table:table-cell office:value-type="float" office:value="13.593">
                <text:p>13.593</text:p>
              </table:table-cell>
              <table:table-cell office:value-type="float" office:value="18.281">
                <text:p>18.281</text:p>
              </table:table-cell>
            </table:table-row>
            <table:table-row>
              <table:table-cell office:value-type="string"/>
              <table:table-cell office:value-type="float" office:value="0.0000327749980544754">
                <text:p>0.0000327749980544754</text:p>
              </table:table-cell>
              <table:table-cell office:value-type="float" office:value="3.281">
                <text:p>3.281</text:p>
              </table:table-cell>
              <table:table-cell office:value-type="float" office:value="9.062">
                <text:p>9.062</text:p>
              </table:table-cell>
              <table:table-cell office:value-type="float" office:value="12.968">
                <text:p>12.968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/>
              <table:table-cell office:value-type="float" office:value="0.0000327999980529914">
                <text:p>0.0000327999980529914</text:p>
              </table:table-cell>
              <table:table-cell office:value-type="float" office:value="3.281">
                <text:p>3.281</text:p>
              </table:table-cell>
              <table:table-cell office:value-type="float" office:value="9.062">
                <text:p>9.062</text:p>
              </table:table-cell>
              <table:table-cell office:value-type="float" office:value="13.75">
                <text:p>13.75</text:p>
              </table:table-cell>
              <table:table-cell office:value-type="float" office:value="18.593">
                <text:p>18.593</text:p>
              </table:table-cell>
            </table:table-row>
            <table:table-row>
              <table:table-cell office:value-type="string"/>
              <table:table-cell office:value-type="float" office:value="0.0000328249980515074">
                <text:p>0.0000328249980515074</text:p>
              </table:table-cell>
              <table:table-cell office:value-type="float" office:value="-1.093">
                <text:p>-1.093</text:p>
              </table:table-cell>
              <table:table-cell office:value-type="float" office:value="8.281">
                <text:p>8.281</text:p>
              </table:table-cell>
              <table:table-cell office:value-type="float" office:value="12.968">
                <text:p>12.968</text:p>
              </table:table-cell>
              <table:table-cell office:value-type="float" office:value="18.281">
                <text:p>18.281</text:p>
              </table:table-cell>
            </table:table-row>
            <table:table-row>
              <table:table-cell office:value-type="string"/>
              <table:table-cell office:value-type="float" office:value="0.0000328499980500234">
                <text:p>0.0000328499980500234</text:p>
              </table:table-cell>
              <table:table-cell office:value-type="float" office:value="0">
                <text:p>0</text:p>
              </table:table-cell>
              <table:table-cell office:value-type="float" office:value="9.062">
                <text:p>9.062</text:p>
              </table:table-cell>
              <table:table-cell office:value-type="float" office:value="13.125">
                <text:p>13.125</text:p>
              </table:table-cell>
              <table:table-cell office:value-type="float" office:value="18.281">
                <text:p>18.281</text:p>
              </table:table-cell>
            </table:table-row>
            <table:table-row>
              <table:table-cell office:value-type="string"/>
              <table:table-cell office:value-type="float" office:value="0.0000328749980485394">
                <text:p>0.0000328749980485394</text:p>
              </table:table-cell>
              <table:table-cell office:value-type="float" office:value="-0.625">
                <text:p>-0.625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/>
              <table:table-cell office:value-type="float" office:value="0.0000328999980470554">
                <text:p>0.0000328999980470554</text:p>
              </table:table-cell>
              <table:table-cell office:value-type="float" office:value="0">
                <text:p>0</text:p>
              </table:table-cell>
              <table:table-cell office:value-type="float" office:value="9.062">
                <text:p>9.062</text:p>
              </table:table-cell>
              <table:table-cell office:value-type="float" office:value="13.125">
                <text:p>13.125</text:p>
              </table:table-cell>
              <table:table-cell office:value-type="float" office:value="18.593">
                <text:p>18.593</text:p>
              </table:table-cell>
            </table:table-row>
            <table:table-row>
              <table:table-cell office:value-type="string"/>
              <table:table-cell office:value-type="float" office:value="0.0000329249980455714">
                <text:p>0.0000329249980455714</text:p>
              </table:table-cell>
              <table:table-cell office:value-type="float" office:value="-0.625">
                <text:p>-0.625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8.125">
                <text:p>18.125</text:p>
              </table:table-cell>
            </table:table-row>
            <table:table-row>
              <table:table-cell office:value-type="string"/>
              <table:table-cell office:value-type="float" office:value="0.0000329499980440874">
                <text:p>0.0000329499980440874</text:p>
              </table:table-cell>
              <table:table-cell office:value-type="float" office:value="-0.4687">
                <text:p>-0.4687</text:p>
              </table:table-cell>
              <table:table-cell office:value-type="float" office:value="8.281">
                <text:p>8.281</text:p>
              </table:table-cell>
              <table:table-cell office:value-type="float" office:value="12.812">
                <text:p>12.812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/>
              <table:table-cell office:value-type="float" office:value="0.0000329749980426034">
                <text:p>0.0000329749980426034</text:p>
              </table:table-cell>
              <table:table-cell office:value-type="float" office:value="3.906">
                <text:p>3.906</text:p>
              </table:table-cell>
              <table:table-cell office:value-type="float" office:value="9.218">
                <text:p>9.218</text:p>
              </table:table-cell>
              <table:table-cell office:value-type="float" office:value="13.75">
                <text:p>13.75</text:p>
              </table:table-cell>
              <table:table-cell office:value-type="float" office:value="18.281">
                <text:p>18.281</text:p>
              </table:table-cell>
            </table:table-row>
            <table:table-row>
              <table:table-cell office:value-type="string"/>
              <table:table-cell office:value-type="float" office:value="0.0000329999980411193">
                <text:p>0.0000329999980411193</text:p>
              </table:table-cell>
              <table:table-cell office:value-type="float" office:value="2.812">
                <text:p>2.812</text:p>
              </table:table-cell>
              <table:table-cell office:value-type="float" office:value="8.437">
                <text:p>8.437</text:p>
              </table:table-cell>
              <table:table-cell office:value-type="float" office:value="13.75">
                <text:p>13.75</text:p>
              </table:table-cell>
              <table:table-cell office:value-type="float" office:value="18.593">
                <text:p>18.593</text:p>
              </table:table-cell>
            </table:table-row>
            <table:table-row>
              <table:table-cell office:value-type="string"/>
              <table:table-cell office:value-type="float" office:value="0.0000330249980396353">
                <text:p>0.0000330249980396353</text:p>
              </table:table-cell>
              <table:table-cell office:value-type="float" office:value="3.437">
                <text:p>3.437</text:p>
              </table:table-cell>
              <table:table-cell office:value-type="float" office:value="9.062">
                <text:p>9.062</text:p>
              </table:table-cell>
              <table:table-cell office:value-type="float" office:value="12.968">
                <text:p>12.968</text:p>
              </table:table-cell>
              <table:table-cell office:value-type="float" office:value="18.437">
                <text:p>18.437</text:p>
              </table:table-cell>
            </table:table-row>
            <table:table-row>
              <table:table-cell office:value-type="string"/>
              <table:table-cell office:value-type="float" office:value="0.0000330499980381513">
                <text:p>0.0000330499980381513</text:p>
              </table:table-cell>
              <table:table-cell office:value-type="float" office:value="2.812">
                <text:p>2.812</text:p>
              </table:table-cell>
              <table:table-cell office:value-type="float" office:value="9.375">
                <text:p>9.375</text:p>
              </table:table-cell>
              <table:table-cell office:value-type="float" office:value="12.968">
                <text:p>12.968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/>
              <table:table-cell office:value-type="float" office:value="0.0000330749980366673">
                <text:p>0.0000330749980366673</text:p>
              </table:table-cell>
              <table:table-cell office:value-type="float" office:value="3.593">
                <text:p>3.593</text:p>
              </table:table-cell>
              <table:table-cell office:value-type="float" office:value="8.281">
                <text:p>8.281</text:p>
              </table:table-cell>
              <table:table-cell office:value-type="float" office:value="13.75">
                <text:p>13.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330999980351833">
                <text:p>0.0000330999980351833</text:p>
              </table:table-cell>
              <table:table-cell office:value-type="float" office:value="3.281">
                <text:p>3.281</text:p>
              </table:table-cell>
              <table:table-cell office:value-type="float" office:value="9.062">
                <text:p>9.062</text:p>
              </table:table-cell>
              <table:table-cell office:value-type="float" office:value="13.437">
                <text:p>13.437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331249980336993">
                <text:p>0.0000331249980336993</text:p>
              </table:table-cell>
              <table:table-cell office:value-type="float" office:value="2.656">
                <text:p>2.656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331499980322153">
                <text:p>0.0000331499980322153</text:p>
              </table:table-cell>
              <table:table-cell office:value-type="float" office:value="2.343">
                <text:p>2.343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331749980307313">
                <text:p>0.0000331749980307313</text:p>
              </table:table-cell>
              <table:table-cell office:value-type="float" office:value="-1.093">
                <text:p>-1.093</text:p>
              </table:table-cell>
              <table:table-cell office:value-type="float" office:value="8.281">
                <text:p>8.281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331999980292473">
                <text:p>0.0000331999980292473</text:p>
              </table:table-cell>
              <table:table-cell office:value-type="float" office:value="-0.625">
                <text:p>-0.625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332249980277633">
                <text:p>0.0000332249980277633</text:p>
              </table:table-cell>
              <table:table-cell office:value-type="float" office:value="0">
                <text:p>0</text:p>
              </table:table-cell>
              <table:table-cell office:value-type="float" office:value="9.062">
                <text:p>9.062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332499980262793">
                <text:p>0.0000332499980262793</text:p>
              </table:table-cell>
              <table:table-cell office:value-type="float" office:value="-0.625">
                <text:p>-0.625</text:p>
              </table:table-cell>
              <table:table-cell office:value-type="float" office:value="8.906">
                <text:p>8.906</text:p>
              </table:table-cell>
              <table:table-cell office:value-type="float" office:value="13.75">
                <text:p>13.7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332749980247953">
                <text:p>0.0000332749980247953</text:p>
              </table:table-cell>
              <table:table-cell office:value-type="float" office:value="0.1562">
                <text:p>0.1562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332999980233113">
                <text:p>0.0000332999980233113</text:p>
              </table:table-cell>
              <table:table-cell office:value-type="float" office:value="-0.4687">
                <text:p>-0.4687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333249980218273">
                <text:p>0.0000333249980218273</text:p>
              </table:table-cell>
              <table:table-cell office:value-type="float" office:value="3.906">
                <text:p>3.906</text:p>
              </table:table-cell>
              <table:table-cell office:value-type="float" office:value="9.218">
                <text:p>9.218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333499980203433">
                <text:p>0.0000333499980203433</text:p>
              </table:table-cell>
              <table:table-cell office:value-type="float" office:value="3.437">
                <text:p>3.437</text:p>
              </table:table-cell>
              <table:table-cell office:value-type="float" office:value="9.062">
                <text:p>9.062</text:p>
              </table:table-cell>
              <table:table-cell office:value-type="float" office:value="13.437">
                <text:p>13.437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333749980188593">
                <text:p>0.0000333749980188593</text:p>
              </table:table-cell>
              <table:table-cell office:value-type="float" office:value="2.656">
                <text:p>2.656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333999980173753">
                <text:p>0.0000333999980173753</text:p>
              </table:table-cell>
              <table:table-cell office:value-type="float" office:value="2.812">
                <text:p>2.812</text:p>
              </table:table-cell>
              <table:table-cell office:value-type="float" office:value="9.062">
                <text:p>9.062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334249980158913">
                <text:p>0.0000334249980158913</text:p>
              </table:table-cell>
              <table:table-cell office:value-type="float" office:value="3.437">
                <text:p>3.437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334499980144073">
                <text:p>0.0000334499980144073</text:p>
              </table:table-cell>
              <table:table-cell office:value-type="float" office:value="3.281">
                <text:p>3.281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334749980129233">
                <text:p>0.0000334749980129233</text:p>
              </table:table-cell>
              <table:table-cell office:value-type="float" office:value="-1.25">
                <text:p>-1.25</text:p>
              </table:table-cell>
              <table:table-cell office:value-type="float" office:value="8.281">
                <text:p>8.281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334999980114393">
                <text:p>0.0000334999980114393</text:p>
              </table:table-cell>
              <table:table-cell office:value-type="float" office:value="0">
                <text:p>0</text:p>
              </table:table-cell>
              <table:table-cell office:value-type="float" office:value="8.437">
                <text:p>8.437</text:p>
              </table:table-cell>
              <table:table-cell office:value-type="float" office:value="13.125">
                <text:p>13.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335249980099553">
                <text:p>0.0000335249980099553</text:p>
              </table:table-cell>
              <table:table-cell office:value-type="float" office:value="-0.7812">
                <text:p>-0.7812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335499980084713">
                <text:p>0.0000335499980084713</text:p>
              </table:table-cell>
              <table:table-cell office:value-type="float" office:value="0">
                <text:p>0</text:p>
              </table:table-cell>
              <table:table-cell office:value-type="float" office:value="9.062">
                <text:p>9.062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335749980069873">
                <text:p>0.0000335749980069873</text:p>
              </table:table-cell>
              <table:table-cell office:value-type="float" office:value="-0.625">
                <text:p>-0.625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335999980055033">
                <text:p>0.0000335999980055033</text:p>
              </table:table-cell>
              <table:table-cell office:value-type="float" office:value="-0.4687">
                <text:p>-0.4687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336249980040193">
                <text:p>0.0000336249980040193</text:p>
              </table:table-cell>
              <table:table-cell office:value-type="float" office:value="0.3125">
                <text:p>0.3125</text:p>
              </table:table-cell>
              <table:table-cell office:value-type="float" office:value="8.125">
                <text:p>8.125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336499980025353">
                <text:p>0.0000336499980025353</text:p>
              </table:table-cell>
              <table:table-cell office:value-type="float" office:value="0.9375">
                <text:p>0.9375</text:p>
              </table:table-cell>
              <table:table-cell office:value-type="float" office:value="9.375">
                <text:p>9.375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336749980010513">
                <text:p>0.0000336749980010513</text:p>
              </table:table-cell>
              <table:table-cell office:value-type="float" office:value="3.906">
                <text:p>3.906</text:p>
              </table:table-cell>
              <table:table-cell office:value-type="float" office:value="8.281">
                <text:p>8.281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336999979995673">
                <text:p>0.0000336999979995673</text:p>
              </table:table-cell>
              <table:table-cell office:value-type="float" office:value="2.5">
                <text:p>2.5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337249979980833">
                <text:p>0.0000337249979980833</text:p>
              </table:table-cell>
              <table:table-cell office:value-type="float" office:value="3.437">
                <text:p>3.437</text:p>
              </table:table-cell>
              <table:table-cell office:value-type="float" office:value="8.281">
                <text:p>8.281</text:p>
              </table:table-cell>
              <table:table-cell office:value-type="float" office:value="12.968">
                <text:p>12.968</text:p>
              </table:table-cell>
              <table:table-cell office:value-type="float" office:value="17.968">
                <text:p>17.968</text:p>
              </table:table-cell>
            </table:table-row>
            <table:table-row>
              <table:table-cell office:value-type="string"/>
              <table:table-cell office:value-type="float" office:value="0.0000337499979965993">
                <text:p>0.0000337499979965993</text:p>
              </table:table-cell>
              <table:table-cell office:value-type="float" office:value="3.281">
                <text:p>3.281</text:p>
              </table:table-cell>
              <table:table-cell office:value-type="float" office:value="8.906">
                <text:p>8.906</text:p>
              </table:table-cell>
              <table:table-cell office:value-type="float" office:value="12.968">
                <text:p>12.968</text:p>
              </table:table-cell>
              <table:table-cell office:value-type="float" office:value="17.968">
                <text:p>17.968</text:p>
              </table:table-cell>
            </table:table-row>
            <table:table-row>
              <table:table-cell office:value-type="string"/>
              <table:table-cell office:value-type="float" office:value="0.0000337749979951153">
                <text:p>0.0000337749979951153</text:p>
              </table:table-cell>
              <table:table-cell office:value-type="float" office:value="2.812">
                <text:p>2.812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8.593">
                <text:p>18.593</text:p>
              </table:table-cell>
            </table:table-row>
            <table:table-row>
              <table:table-cell office:value-type="string"/>
              <table:table-cell office:value-type="float" office:value="0.0000337999979936313">
                <text:p>0.0000337999979936313</text:p>
              </table:table-cell>
              <table:table-cell office:value-type="float" office:value="3.281">
                <text:p>3.281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8.593">
                <text:p>18.593</text:p>
              </table:table-cell>
            </table:table-row>
            <table:table-row>
              <table:table-cell office:value-type="string"/>
              <table:table-cell office:value-type="float" office:value="0.0000338249979921473">
                <text:p>0.0000338249979921473</text:p>
              </table:table-cell>
              <table:table-cell office:value-type="float" office:value="-1.093">
                <text:p>-1.093</text:p>
              </table:table-cell>
              <table:table-cell office:value-type="float" office:value="8.281">
                <text:p>8.281</text:p>
              </table:table-cell>
              <table:table-cell office:value-type="float" office:value="12.968">
                <text:p>12.968</text:p>
              </table:table-cell>
              <table:table-cell office:value-type="float" office:value="18.281">
                <text:p>18.281</text:p>
              </table:table-cell>
            </table:table-row>
            <table:table-row>
              <table:table-cell office:value-type="string"/>
              <table:table-cell office:value-type="float" office:value="0.0000338499979906633">
                <text:p>0.0000338499979906633</text:p>
              </table:table-cell>
              <table:table-cell office:value-type="float" office:value="-0.625">
                <text:p>-0.625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8.593">
                <text:p>18.593</text:p>
              </table:table-cell>
            </table:table-row>
            <table:table-row>
              <table:table-cell office:value-type="string"/>
              <table:table-cell office:value-type="float" office:value="0.0000338749979891793">
                <text:p>0.0000338749979891793</text:p>
              </table:table-cell>
              <table:table-cell office:value-type="float" office:value="0">
                <text:p>0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8.281">
                <text:p>18.281</text:p>
              </table:table-cell>
            </table:table-row>
            <table:table-row>
              <table:table-cell office:value-type="string"/>
              <table:table-cell office:value-type="float" office:value="0.0000338999979876953">
                <text:p>0.0000338999979876953</text:p>
              </table:table-cell>
              <table:table-cell office:value-type="float" office:value="-0.1562">
                <text:p>-0.1562</text:p>
              </table:table-cell>
              <table:table-cell office:value-type="float" office:value="9.062">
                <text:p>9.062</text:p>
              </table:table-cell>
              <table:table-cell office:value-type="float" office:value="13.437">
                <text:p>13.437</text:p>
              </table:table-cell>
              <table:table-cell office:value-type="float" office:value="18.281">
                <text:p>18.281</text:p>
              </table:table-cell>
            </table:table-row>
            <table:table-row>
              <table:table-cell office:value-type="string"/>
              <table:table-cell office:value-type="float" office:value="0.0000339249979862113">
                <text:p>0.0000339249979862113</text:p>
              </table:table-cell>
              <table:table-cell office:value-type="float" office:value="-0.625">
                <text:p>-0.625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/>
              <table:table-cell office:value-type="float" office:value="0.0000339499979847273">
                <text:p>0.0000339499979847273</text:p>
              </table:table-cell>
              <table:table-cell office:value-type="float" office:value="-0.4687">
                <text:p>-0.4687</text:p>
              </table:table-cell>
              <table:table-cell office:value-type="float" office:value="8.281">
                <text:p>8.281</text:p>
              </table:table-cell>
              <table:table-cell office:value-type="float" office:value="12.968">
                <text:p>12.968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/>
              <table:table-cell office:value-type="float" office:value="0.0000339749979832433">
                <text:p>0.0000339749979832433</text:p>
              </table:table-cell>
              <table:table-cell office:value-type="float" office:value="3.906">
                <text:p>3.906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8.281">
                <text:p>18.281</text:p>
              </table:table-cell>
            </table:table-row>
            <table:table-row>
              <table:table-cell office:value-type="string"/>
              <table:table-cell office:value-type="float" office:value="0.0000339999979817593">
                <text:p>0.0000339999979817593</text:p>
              </table:table-cell>
              <table:table-cell office:value-type="float" office:value="2.812">
                <text:p>2.812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8.281">
                <text:p>18.281</text:p>
              </table:table-cell>
            </table:table-row>
            <table:table-row>
              <table:table-cell office:value-type="string"/>
              <table:table-cell office:value-type="float" office:value="0.0000340249979802753">
                <text:p>0.0000340249979802753</text:p>
              </table:table-cell>
              <table:table-cell office:value-type="float" office:value="3.593">
                <text:p>3.593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/>
              <table:table-cell office:value-type="float" office:value="0.0000340499979787913">
                <text:p>0.0000340499979787913</text:p>
              </table:table-cell>
              <table:table-cell office:value-type="float" office:value="2.656">
                <text:p>2.656</text:p>
              </table:table-cell>
              <table:table-cell office:value-type="float" office:value="9.062">
                <text:p>9.062</text:p>
              </table:table-cell>
              <table:table-cell office:value-type="float" office:value="12.968">
                <text:p>12.968</text:p>
              </table:table-cell>
              <table:table-cell office:value-type="float" office:value="18.437">
                <text:p>18.437</text:p>
              </table:table-cell>
            </table:table-row>
            <table:table-row>
              <table:table-cell office:value-type="string"/>
              <table:table-cell office:value-type="float" office:value="0.0000340749979773073">
                <text:p>0.0000340749979773073</text:p>
              </table:table-cell>
              <table:table-cell office:value-type="float" office:value="3.437">
                <text:p>3.437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/>
              <table:table-cell office:value-type="float" office:value="0.0000340999979758233">
                <text:p>0.0000340999979758233</text:p>
              </table:table-cell>
              <table:table-cell office:value-type="float" office:value="3.437">
                <text:p>3.437</text:p>
              </table:table-cell>
              <table:table-cell office:value-type="float" office:value="9.062">
                <text:p>9.062</text:p>
              </table:table-cell>
              <table:table-cell office:value-type="float" office:value="13.125">
                <text:p>13.125</text:p>
              </table:table-cell>
              <table:table-cell office:value-type="float" office:value="18.281">
                <text:p>18.281</text:p>
              </table:table-cell>
            </table:table-row>
            <table:table-row>
              <table:table-cell office:value-type="string"/>
              <table:table-cell office:value-type="float" office:value="0.0000341249979743393">
                <text:p>0.0000341249979743393</text:p>
              </table:table-cell>
              <table:table-cell office:value-type="float" office:value="2.343">
                <text:p>2.343</text:p>
              </table:table-cell>
              <table:table-cell office:value-type="float" office:value="8.437">
                <text:p>8.437</text:p>
              </table:table-cell>
              <table:table-cell office:value-type="float" office:value="13.593">
                <text:p>13.593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/>
              <table:table-cell office:value-type="float" office:value="0.0000341499979728553">
                <text:p>0.0000341499979728553</text:p>
              </table:table-cell>
              <table:table-cell office:value-type="float" office:value="2.031">
                <text:p>2.031</text:p>
              </table:table-cell>
              <table:table-cell office:value-type="float" office:value="9.218">
                <text:p>9.218</text:p>
              </table:table-cell>
              <table:table-cell office:value-type="float" office:value="13.593">
                <text:p>13.593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/>
              <table:table-cell office:value-type="float" office:value="0.0000341749979713713">
                <text:p>0.0000341749979713713</text:p>
              </table:table-cell>
              <table:table-cell office:value-type="float" office:value="-1.093">
                <text:p>-1.093</text:p>
              </table:table-cell>
              <table:table-cell office:value-type="float" office:value="8.281">
                <text:p>8.281</text:p>
              </table:table-cell>
              <table:table-cell office:value-type="float" office:value="12.968">
                <text:p>12.968</text:p>
              </table:table-cell>
              <table:table-cell office:value-type="float" office:value="18.281">
                <text:p>18.281</text:p>
              </table:table-cell>
            </table:table-row>
            <table:table-row>
              <table:table-cell office:value-type="string"/>
              <table:table-cell office:value-type="float" office:value="0.0000341999979698873">
                <text:p>0.0000341999979698873</text:p>
              </table:table-cell>
              <table:table-cell office:value-type="float" office:value="-0.625">
                <text:p>-0.625</text:p>
              </table:table-cell>
              <table:table-cell office:value-type="float" office:value="8.437">
                <text:p>8.437</text:p>
              </table:table-cell>
              <table:table-cell office:value-type="float" office:value="13.125">
                <text:p>13.125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/>
              <table:table-cell office:value-type="float" office:value="0.0000342249979684033">
                <text:p>0.0000342249979684033</text:p>
              </table:table-cell>
              <table:table-cell office:value-type="float" office:value="0">
                <text:p>0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8.281">
                <text:p>18.281</text:p>
              </table:table-cell>
            </table:table-row>
            <table:table-row>
              <table:table-cell office:value-type="string"/>
              <table:table-cell office:value-type="float" office:value="0.0000342499979669193">
                <text:p>0.0000342499979669193</text:p>
              </table:table-cell>
              <table:table-cell office:value-type="float" office:value="0">
                <text:p>0</text:p>
              </table:table-cell>
              <table:table-cell office:value-type="float" office:value="9.062">
                <text:p>9.062</text:p>
              </table:table-cell>
              <table:table-cell office:value-type="float" office:value="13.593">
                <text:p>13.593</text:p>
              </table:table-cell>
              <table:table-cell office:value-type="float" office:value="18.593">
                <text:p>18.593</text:p>
              </table:table-cell>
            </table:table-row>
            <table:table-row>
              <table:table-cell office:value-type="string"/>
              <table:table-cell office:value-type="float" office:value="0.0000342749979654353">
                <text:p>0.0000342749979654353</text:p>
              </table:table-cell>
              <table:table-cell office:value-type="float" office:value="-0.625">
                <text:p>-0.625</text:p>
              </table:table-cell>
              <table:table-cell office:value-type="float" office:value="8.437">
                <text:p>8.437</text:p>
              </table:table-cell>
              <table:table-cell office:value-type="float" office:value="12.968">
                <text:p>12.968</text:p>
              </table:table-cell>
              <table:table-cell office:value-type="float" office:value="18.281">
                <text:p>18.281</text:p>
              </table:table-cell>
            </table:table-row>
            <table:table-row>
              <table:table-cell office:value-type="string"/>
              <table:table-cell office:value-type="float" office:value="0.0000342999979639513">
                <text:p>0.0000342999979639513</text:p>
              </table:table-cell>
              <table:table-cell office:value-type="float" office:value="-0.625">
                <text:p>-0.625</text:p>
              </table:table-cell>
              <table:table-cell office:value-type="float" office:value="8.906">
                <text:p>8.906</text:p>
              </table:table-cell>
              <table:table-cell office:value-type="float" office:value="12.968">
                <text:p>12.968</text:p>
              </table:table-cell>
              <table:table-cell office:value-type="float" office:value="18.281">
                <text:p>18.281</text:p>
              </table:table-cell>
            </table:table-row>
            <table:table-row>
              <table:table-cell office:value-type="string"/>
              <table:table-cell office:value-type="float" office:value="0.0000343249979624673">
                <text:p>0.0000343249979624673</text:p>
              </table:table-cell>
              <table:table-cell office:value-type="float" office:value="3.75">
                <text:p>3.75</text:p>
              </table:table-cell>
              <table:table-cell office:value-type="float" office:value="3.594">
                <text:p>3.594</text:p>
              </table:table-cell>
              <table:table-cell office:value-type="float" office:value="13.593">
                <text:p>13.593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/>
              <table:table-cell office:value-type="float" office:value="0.0000343499979609833">
                <text:p>0.0000343499979609833</text:p>
              </table:table-cell>
              <table:table-cell office:value-type="float" office:value="2.656">
                <text:p>2.656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/>
              <table:table-cell office:value-type="float" office:value="0.0000343749979594993">
                <text:p>0.0000343749979594993</text:p>
              </table:table-cell>
              <table:table-cell office:value-type="float" office:value="3.593">
                <text:p>3.593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7.656">
                <text:p>17.656</text:p>
              </table:table-cell>
            </table:table-row>
            <table:table-row>
              <table:table-cell office:value-type="string"/>
              <table:table-cell office:value-type="float" office:value="0.0000343999979580153">
                <text:p>0.0000343999979580153</text:p>
              </table:table-cell>
              <table:table-cell office:value-type="float" office:value="3.437">
                <text:p>3.437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7.656">
                <text:p>17.656</text:p>
              </table:table-cell>
            </table:table-row>
            <table:table-row>
              <table:table-cell office:value-type="string"/>
              <table:table-cell office:value-type="float" office:value="0.0000344249979565313">
                <text:p>0.0000344249979565313</text:p>
              </table:table-cell>
              <table:table-cell office:value-type="float" office:value="2.656">
                <text:p>2.656</text:p>
              </table:table-cell>
              <table:table-cell office:value-type="float" office:value="4.375">
                <text:p>4.375</text:p>
              </table:table-cell>
              <table:table-cell office:value-type="float" office:value="12.968">
                <text:p>12.968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344499979550473">
                <text:p>0.0000344499979550473</text:p>
              </table:table-cell>
              <table:table-cell office:value-type="float" office:value="3.281">
                <text:p>3.281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344749979535633">
                <text:p>0.0000344749979535633</text:p>
              </table:table-cell>
              <table:table-cell office:value-type="float" office:value="-1.093">
                <text:p>-1.093</text:p>
              </table:table-cell>
              <table:table-cell office:value-type="float" office:value="4.375">
                <text:p>4.375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344999979520793">
                <text:p>0.0000344999979520793</text:p>
              </table:table-cell>
              <table:table-cell office:value-type="float" office:value="0.1562">
                <text:p>0.1562</text:p>
              </table:table-cell>
              <table:table-cell office:value-type="float" office:value="4.375">
                <text:p>4.375</text:p>
              </table:table-cell>
              <table:table-cell office:value-type="float" office:value="13.437">
                <text:p>13.4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345249979505953">
                <text:p>0.0000345249979505953</text:p>
              </table:table-cell>
              <table:table-cell office:value-type="float" office:value="-0.7812">
                <text:p>-0.7812</text:p>
              </table:table-cell>
              <table:table-cell office:value-type="float" office:value="5.3125">
                <text:p>5.3125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345499979491113">
                <text:p>0.000034549997949111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3.437">
                <text:p>13.437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345749979476273">
                <text:p>0.0000345749979476273</text:p>
              </table:table-cell>
              <table:table-cell office:value-type="float" office:value="-0.625">
                <text:p>-0.625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345999979461433">
                <text:p>0.0000345999979461433</text:p>
              </table:table-cell>
              <table:table-cell office:value-type="float" office:value="-0.4687">
                <text:p>-0.4687</text:p>
              </table:table-cell>
              <table:table-cell office:value-type="float" office:value="4.5313">
                <text:p>4.5313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346249979446593">
                <text:p>0.0000346249979446593</text:p>
              </table:table-cell>
              <table:table-cell office:value-type="float" office:value="0.3125">
                <text:p>0.3125</text:p>
              </table:table-cell>
              <table:table-cell office:value-type="float" office:value="5.1562">
                <text:p>5.1562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346499979431753">
                <text:p>0.0000346499979431753</text:p>
              </table:table-cell>
              <table:table-cell office:value-type="float" office:value="1.093">
                <text:p>1.093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346749979416913">
                <text:p>0.0000346749979416913</text:p>
              </table:table-cell>
              <table:table-cell office:value-type="float" office:value="4.062">
                <text:p>4.062</text:p>
              </table:table-cell>
              <table:table-cell office:value-type="float" office:value="4.375">
                <text:p>4.375</text:p>
              </table:table-cell>
              <table:table-cell office:value-type="float" office:value="12.968">
                <text:p>12.968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346999979402073">
                <text:p>0.0000346999979402073</text:p>
              </table:table-cell>
              <table:table-cell office:value-type="float" office:value="2.812">
                <text:p>2.812</text:p>
              </table:table-cell>
              <table:table-cell office:value-type="float" office:value="5">
                <text:p>5</text:p>
              </table:table-cell>
              <table:table-cell office:value-type="float" office:value="13.125">
                <text:p>13.125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347249979387233">
                <text:p>0.0000347249979387233</text:p>
              </table:table-cell>
              <table:table-cell office:value-type="float" office:value="3.437">
                <text:p>3.437</text:p>
              </table:table-cell>
              <table:table-cell office:value-type="float" office:value="4.5313">
                <text:p>4.5313</text:p>
              </table:table-cell>
              <table:table-cell office:value-type="float" office:value="13.593">
                <text:p>13.593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347499979372393">
                <text:p>0.0000347499979372393</text:p>
              </table:table-cell>
              <table:table-cell office:value-type="float" office:value="3.281">
                <text:p>3.281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347749979357553">
                <text:p>0.0000347749979357553</text:p>
              </table:table-cell>
              <table:table-cell office:value-type="float" office:value="2.812">
                <text:p>2.812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347999979342713">
                <text:p>0.0000347999979342713</text:p>
              </table:table-cell>
              <table:table-cell office:value-type="float" office:value="3.281">
                <text:p>3.281</text:p>
              </table:table-cell>
              <table:table-cell office:value-type="float" office:value="5.3125">
                <text:p>5.312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348249979327873">
                <text:p>0.0000348249979327873</text:p>
              </table:table-cell>
              <table:table-cell office:value-type="float" office:value="-1.093">
                <text:p>-1.093</text:p>
              </table:table-cell>
              <table:table-cell office:value-type="float" office:value="4.375">
                <text:p>4.375</text:p>
              </table:table-cell>
              <table:table-cell office:value-type="float" office:value="12.812">
                <text:p>12.8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348499979313033">
                <text:p>0.0000348499979313033</text:p>
              </table:table-cell>
              <table:table-cell office:value-type="float" office:value="-0.4687">
                <text:p>-0.4687</text:p>
              </table:table-cell>
              <table:table-cell office:value-type="float" office:value="5">
                <text:p>5</text:p>
              </table:table-cell>
              <table:table-cell office:value-type="float" office:value="13.125">
                <text:p>13.125</text:p>
              </table:table-cell>
              <table:table-cell office:value-type="float" office:value="15.1562">
                <text:p>15.1562</text:p>
              </table:table-cell>
            </table:table-row>
            <table:table-row>
              <table:table-cell office:value-type="string"/>
              <table:table-cell office:value-type="float" office:value="0.0000348749979298193">
                <text:p>0.0000348749979298193</text:p>
              </table:table-cell>
              <table:table-cell office:value-type="float" office:value="-0.1562">
                <text:p>-0.1562</text:p>
              </table:table-cell>
              <table:table-cell office:value-type="float" office:value="4.375">
                <text:p>4.375</text:p>
              </table:table-cell>
              <table:table-cell office:value-type="float" office:value="13.593">
                <text:p>13.593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/>
              <table:table-cell office:value-type="float" office:value="0.0000348999979283353">
                <text:p>0.0000348999979283353</text:p>
              </table:table-cell>
              <table:table-cell office:value-type="float" office:value="-0.4687">
                <text:p>-0.4687</text:p>
              </table:table-cell>
              <table:table-cell office:value-type="float" office:value="5.1562">
                <text:p>5.1562</text:p>
              </table:table-cell>
              <table:table-cell office:value-type="float" office:value="13.593">
                <text:p>13.593</text:p>
              </table:table-cell>
              <table:table-cell office:value-type="float" office:value="15.3125">
                <text:p>15.3125</text:p>
              </table:table-cell>
            </table:table-row>
            <table:table-row>
              <table:table-cell office:value-type="string"/>
              <table:table-cell office:value-type="float" office:value="0.0000349249979268513">
                <text:p>0.0000349249979268513</text:p>
              </table:table-cell>
              <table:table-cell office:value-type="float" office:value="0">
                <text:p>0</text:p>
              </table:table-cell>
              <table:table-cell office:value-type="float" office:value="4.5313">
                <text:p>4.5313</text:p>
              </table:table-cell>
              <table:table-cell office:value-type="float" office:value="12.968">
                <text:p>12.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349499979253673">
                <text:p>0.0000349499979253673</text:p>
              </table:table-cell>
              <table:table-cell office:value-type="float" office:value="-0.4687">
                <text:p>-0.4687</text:p>
              </table:table-cell>
              <table:table-cell office:value-type="float" office:value="4.375">
                <text:p>4.375</text:p>
              </table:table-cell>
              <table:table-cell office:value-type="float" office:value="13.125">
                <text:p>13.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0000349749979238833">
                <text:p>0.0000349749979238833</text:p>
              </table:table-cell>
              <table:table-cell office:value-type="float" office:value="3.906">
                <text:p>3.906</text:p>
              </table:table-cell>
              <table:table-cell office:value-type="float" office:value="5.1562">
                <text:p>5.1562</text:p>
              </table:table-cell>
              <table:table-cell office:value-type="float" office:value="13.75">
                <text:p>13.75</text:p>
              </table:table-cell>
              <table:table-cell office:value-type="float" office:value="15.4687">
                <text:p>15.46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